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261in"/>
    </style:style>
    <style:style style:name="co6" style:family="table-column">
      <style:table-column-properties fo:break-before="auto" style:column-width="1.1055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0.5638in"/>
    </style:style>
    <style:style style:name="co9" style:family="table-column">
      <style:table-column-properties fo:break-before="auto" style:column-width="1.53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0.7701in"/>
    </style:style>
    <style:style style:name="co12" style:family="table-column">
      <style:table-column-properties fo:break-before="auto" style:column-width="0.6701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0.789in"/>
    </style:style>
    <style:style style:name="co16" style:family="table-column">
      <style:table-column-properties fo:break-before="auto" style:column-width="1.1201in"/>
    </style:style>
    <style:style style:name="co17" style:family="table-column">
      <style:table-column-properties fo:break-before="auto" style:column-width="2.7909in"/>
    </style:style>
    <style:style style:name="co18" style:family="table-column">
      <style:table-column-properties fo:break-before="auto" style:column-width="3.7028in"/>
    </style:style>
    <style:style style:name="co19" style:family="table-column">
      <style:table-column-properties fo:break-before="auto" style:column-width="0.4382in"/>
    </style:style>
    <style:style style:name="co20" style:family="table-column">
      <style:table-column-properties fo:break-before="auto" style:column-width="0.3957in"/>
    </style:style>
    <style:style style:name="co21" style:family="table-column">
      <style:table-column-properties fo:break-before="auto" style:column-width="1.8283in"/>
    </style:style>
    <style:style style:name="co22" style:family="table-column">
      <style:table-column-properties fo:break-before="auto" style:column-width="1.7925in"/>
    </style:style>
    <style:style style:name="co23" style:family="table-column">
      <style:table-column-properties fo:break-before="auto" style:column-width="2.2528in"/>
    </style:style>
    <style:style style:name="co24" style:family="table-column">
      <style:table-column-properties fo:break-before="auto" style:column-width="1.4854in"/>
    </style:style>
    <style:style style:name="co25" style:family="table-column">
      <style:table-column-properties fo:break-before="auto" style:column-width="0.8965in"/>
    </style:style>
    <style:style style:name="co26" style:family="table-column">
      <style:table-column-properties fo:break-before="auto" style:column-width="2.3319in"/>
    </style:style>
    <style:style style:name="co27" style:family="table-column">
      <style:table-column-properties fo:break-before="auto" style:column-width="1.0756in"/>
    </style:style>
    <style:style style:name="co28" style:family="table-column">
      <style:table-column-properties fo:break-before="auto" style:column-width="7.025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772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5772in" fo:break-before="auto" style:use-optimal-row-height="true"/>
    </style:style>
    <style:style style:name="ro9" style:family="table-row">
      <style:table-row-properties style:row-height="0.6043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ta1" style:family="table" style:master-page-name="PageStyle_5f_daily_5f_food_5f_intake">
      <style:table-properties table:display="true" style:writing-mode="lr-tb"/>
    </style:style>
    <style:style style:name="ta2" style:family="table" style:master-page-name="PageStyle_5f_food_5f_refdata">
      <style:table-properties table:display="true" style:writing-mode="lr-tb"/>
    </style:style>
    <style:style style:name="ta3" style:family="table" style:master-page-name="PageStyle_5f_daily_5f_summary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ta_5f_types">
      <style:table-properties table:display="true" style:writing-mode="lr-tb"/>
    </style:style>
    <style:style style:name="ta6" style:family="table" style:master-page-name="PageStyle_5f_volume_5f_conversion">
      <style:table-properties table:display="true" style:writing-mode="lr-tb"/>
    </style:style>
    <style:style style:name="ta7" style:family="table" style:master-page-name="PageStyle_5f_weight_5f_conversion">
      <style:table-properties table:display="true" style:writing-mode="lr-tb"/>
    </style:style>
    <style:style style:name="ta8" style:family="table" style:master-page-name="PageStyle_5f_guidelines">
      <style:table-properties table:display="true" style:writing-mode="lr-tb"/>
    </style:style>
    <style:style style:name="ta9" style:family="table" style:master-page-name="PageStyle_5f_food_20_inventory">
      <style:table-properties table:display="true" style:writing-mode="lr-tb"/>
    </style:style>
    <style:style style:name="ta10" style:family="table" style:master-page-name="PageStyle_5f_meals">
      <style:table-properties table:display="true" style:writing-mode="lr-tb"/>
    </style:style>
    <style:style style:name="ta11" style:family="table" style:master-page-name="PageStyle_5f_meal_5f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99ff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782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ff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8" style:family="table-cell" style:parent-style-name="Default">
      <style:table-cell-properties style:glyph-orientation-vertical="0" fo:background-color="#3300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950e" style:diagonal-bl-tr="none" style:diagonal-tl-br="none" style:text-align-source="fix" style:repeat-content="false" fo:wrap-option="wrap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ff950e" style:diagonal-bl-tr="none" style:diagonal-tl-br="none" fo:wrap-option="wrap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ccff00" style:diagonal-bl-tr="none" style:diagonal-tl-br="none" fo:border="0.06pt solid #000000" fo:padding="0.028in" style:rotation-align="none"/>
    </style:style>
    <style:style style:name="ce31" style:family="table-cell" style:parent-style-name="Default">
      <style:table-cell-properties style:glyph-orientation-vertical="0" fo:border-bottom="none" fo:background-color="#33ff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66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ff" style:diagonal-bl-tr="none" style:diagonal-tl-br="none" style:text-align-source="fix" style:repeat-content="false" fo:wrap-option="no-wrap" fo:border="0.06pt solid #ff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ackground-color="#ff950e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cc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99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9999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33ff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66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00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ff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3300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c3300" fo:padding="0.028in"/>
      <style:text-properties fo:color="#ff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007826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66cc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99ff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660066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9933ff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99ff66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33ff99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66ffff" style:diagonal-bl-tr="none" style:diagonal-tl-br="none" fo:border="0.06pt solid #000000" fo:padding="0.028in" style:rotation-align="none"/>
    </style:style>
    <style:style style:name="ce70" style:family="table-cell" style:parent-style-name="Default">
      <style:table-cell-properties fo:background-color="#00ccff" style:diagonal-bl-tr="none" style:diagonal-tl-br="none" fo:border="0.06pt solid #000000" fo:padding="0.028in" style:rotation-align="none"/>
    </style:style>
    <style:style style:name="ce71" style:family="table-cell" style:parent-style-name="Default">
      <style:table-cell-properties fo:background-color="#0000ff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ffccff" style:diagonal-bl-tr="none" style:diagonal-tl-br="none" fo:border="0.06pt solid #000000" fo:padding="0.028in" style:rotation-align="none"/>
    </style:style>
    <style:style style:name="ce73" style:family="table-cell" style:parent-style-name="Default">
      <style:table-cell-properties fo:background-color="#ffff00" style:diagonal-bl-tr="none" style:diagonal-tl-br="none" fo:border="0.06pt solid #000000" fo:padding="0.028in" style:rotation-align="none"/>
    </style:style>
    <style:style style:name="ce74" style:family="table-cell" style:parent-style-name="Default">
      <style:table-cell-properties fo:background-color="#808080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999966" fo:padding="0.028in"/>
    </style:style>
    <style:style style:name="ce76" style:family="table-cell" style:parent-style-name="Default">
      <style:table-cell-properties fo:background-color="#99ff33" fo:padding="0.028in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fo:padding="0.028in"/>
    </style:style>
    <style:style style:name="ce83" style:family="table-cell" style:parent-style-name="Default" style:data-style-name="N125">
      <style:table-cell-properties fo:padding="0.028in"/>
    </style:style>
    <style:style style:name="ce84" style:family="table-cell" style:parent-style-name="Default" style:data-style-name="N126">
      <style:table-cell-properties fo:padding="0.028in"/>
    </style:style>
    <style:style style:name="ce85" style:family="table-cell" style:parent-style-name="Default" style:data-style-name="N11">
      <style:table-cell-properties fo:padding="0.028in"/>
    </style:style>
    <style:style style:name="ce86" style:family="table-cell" style:parent-style-name="Default" style:data-style-name="N37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87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9999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glyph-orientation-vertical="0" fo:background-color="#66006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c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cc0000"/>
    </style:style>
    <style:style style:name="ce98" style:family="table-cell" style:parent-style-name="Default">
      <style:table-cell-properties fo:background-color="#ff3300" fo:padding="0.028in"/>
      <style:text-properties fo:color="#00ff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37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99cc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ackground-color="#ffd320"/>
    </style:style>
    <style:style style:name="ce102" style:family="table-cell" style:parent-style-name="Default">
      <style:table-cell-properties fo:background-color="#0000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66ff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ff3300" fo:padding="0.028in"/>
      <style:text-properties fo:color="#99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99cccc"/>
    </style:style>
    <style:style style:name="ce107" style:family="table-cell" style:parent-style-name="Default" style:data-style-name="N37"/>
    <style:style style:name="ce108" style:family="table-cell" style:parent-style-name="Default" style:data-style-name="N43"/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_types.$F$3:.$F$60])" table:allow-empty-cell="true" table:display-list="unsorted" table:base-cell-address="daily_food_intake.A3">
          <table:error-message table:message-type="stop" table:display="true"/>
        </table:content-validation>
        <table:content-validation table:name="val2" table:condition="of:cell-content-is-in-list([$data_types.$J$3:.$J$53])" table:allow-empty-cell="true" table:display-list="unsorted" table:base-cell-address="daily_food_intake.A8">
          <table:error-message table:message-type="stop" table:display="true"/>
        </table:content-validation>
        <table:content-validation table:name="val3" table:condition="of:cell-content-is-in-list([$data_types.$J$3:.$J$153])" table:allow-empty-cell="true" table:display-list="unsorted" table:base-cell-address="daily_food_intake.A176">
          <table:error-message table:message-type="stop" table:display="true"/>
        </table:content-validation>
        <table:content-validation table:name="val4" table:condition="of:cell-content-is-in-list([$data_types.$J$3:.$J$153])" table:allow-empty-cell="true" table:display-list="unsorted" table:base-cell-address="food_refdata.B60">
          <table:error-message table:message-type="stop" table:display="true"/>
        </table:content-validation>
        <table:content-validation table:name="val5" table:condition="of:cell-content-is-in-list(&quot;spinach&quot;;&quot;granny smiths&quot;;&quot;chicken breast&quot;;&quot;tomatoes&quot;;&quot;brocolli&quot;;&quot;raisins&quot;;&quot;Medjool dates&quot;;&quot;multi grain boule&quot;;&quot;hummus&quot;;&quot;rye bread&quot;;&quot;figs&quot;;&quot;frozen peas&quot;;&quot;frozen sweetcorn&quot;;&quot;wholewheat sliced&quot;;&quot;grape jelly&quot;;&quot;muesli&quot;;&quot;greek yoghurt&quot;;&quot;multi grain bagel&quot;;&quot;egg scrambled&quot;;&quot;spread&quot;;&quot;apricot bar&quot;;&quot;banana &quot;)" table:allow-empty-cell="true" table:display-list="unsorted" table:base-cell-address="daily_food_intake.A359">
          <table:error-message table:message-type="stop" table:display="true"/>
        </table:content-validation>
        <table:content-validation table:name="val6" table:condition="of:cell-content-is-in-list([$data_types.$T$3:.$T$12])" table:allow-empty-cell="true" table:display-list="unsorted" table:base-cell-address="daily_food_intake.G8">
          <table:error-message table:message-type="stop" table:display="true"/>
        </table:content-validation>
        <table:content-validation table:name="val7" table:condition="of:cell-content-is-in-list([$data_types.$F$1:.$F$72])" table:allow-empty-cell="true" table:display-list="unsorted" table:base-cell-address="'weekly summary'.F6">
          <table:error-message table:message-type="stop" table:display="true"/>
        </table:content-validation>
        <table:content-validation table:name="val8" table:condition="of:cell-content-is-in-list([$data_types.$F$3:.$F$60])" table:allow-empty-cell="true" table:display-list="unsorted" table:base-cell-address="food_refdata.A5">
          <table:error-message table:message-type="stop" table:display="true"/>
        </table:content-validation>
        <table:content-validation table:name="val9" table:condition="of:cell-content-is-whole-number() and cell-content-is-between(1,100)" table:allow-empty-cell="true" table:base-cell-address="food_refdata.A10">
          <table:error-message table:message-type="stop" table:display="true"/>
        </table:content-validation>
        <table:content-validation table:name="val10" table:condition="of:cell-content-is-whole-number() and cell-content-is-between(1,1000)" table:allow-empty-cell="true" table:base-cell-address="food_refdata.A107">
          <table:error-message table:message-type="stop" table:display="true"/>
        </table:content-validation>
        <table:content-validation table:name="val11" table:condition="of:cell-content-is-in-list([$data_types.$J$3:.$J$53])" table:allow-empty-cell="true" table:display-list="unsorted" table:base-cell-address="food_refdata.B10">
          <table:error-message table:message-type="stop" table:display="true"/>
        </table:content-validation>
        <table:content-validation table:name="val12" table:condition="of:cell-content-is-in-list([$data_types.$K$3:.$K$32])" table:allow-empty-cell="true" table:display-list="unsorted" table:base-cell-address="food_refdata.C10">
          <table:error-message table:message-type="stop" table:display="true"/>
        </table:content-validation>
        <table:content-validation table:name="val13" table:condition="of:cell-content-is-decimal-number() and cell-content-is-between(0,2000)" table:allow-empty-cell="true" table:base-cell-address="food_refdata.D10">
          <table:error-message table:message-type="stop" table:display="true"/>
        </table:content-validation>
        <table:content-validation table:name="val14" table:condition="of:cell-content-is-in-list([$data_types.$L$3:.$L$19])" table:allow-empty-cell="true" table:display-list="unsorted" table:base-cell-address="food_refdata.E10">
          <table:error-message table:message-type="stop" table:display="true"/>
        </table:content-validation>
        <table:content-validation table:name="val15" table:condition="of:cell-content-is-in-list([$data_types.$M$3:.$M$18])" table:allow-empty-cell="true" table:display-list="unsorted" table:base-cell-address="food_refdata.G10">
          <table:error-message table:message-type="stop" table:display="true"/>
        </table:content-validation>
        <table:content-validation table:name="val16" table:condition="of:cell-content-is-in-list([$data_types.$N$3:.$N$9])" table:allow-empty-cell="true" table:display-list="unsorted" table:base-cell-address="food_refdata.I10">
          <table:error-message table:message-type="stop" table:display="true"/>
        </table:content-validation>
        <table:content-validation table:name="val17" table:base-cell-address="food_refdata.L10">
          <table:error-message table:message-type="stop" table:display="true"/>
        </table:content-validation>
        <table:content-validation table:name="val18" table:condition="of:cell-content-is-in-list([$data_types.$F$3:.$F$60])" table:allow-empty-cell="true" table:display-list="unsorted" table:base-cell-address="daily_summary.K2">
          <table:error-message table:message-type="stop" table:display="true"/>
        </table:content-validation>
        <table:content-validation table:name="val19" table:condition="of:cell-content-is-in-list([$data_types.$F$1:.$F$100])" table:allow-empty-cell="true" table:display-list="unsorted" table:base-cell-address="'weekly summary'.F6">
          <table:error-message table:message-type="stop" table:display="true"/>
        </table:content-validation>
        <table:content-validation table:name="val20" table:condition="of:cell-content-is-in-list([$data_types.$T$3:.$T$12])" table:allow-empty-cell="true" table:display-list="unsorted" table:base-cell-address="daily_summary.N71">
          <table:error-message table:message-type="stop" table:display="true"/>
        </table:content-validation>
        <table:content-validation table:name="val21" table:condition="of:cell-content-is-in-list(&quot;1&quot;;&quot;2&quot;;&quot;3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intraday_summary.H2">
          <table:error-message table:message-type="stop" table:display="true"/>
        </table:content-validation>
        <table:content-validation table:name="val22" table:condition="of:cell-content-is-in-list([$data_types.$J$3:.$J$153])" table:allow-empty-cell="true" table:display-list="unsorted" table:base-cell-address="intraday_summary.I1">
          <table:error-message table:message-type="stop" table:display="true"/>
        </table:content-validation>
        <table:content-validation table:name="val23" table:condition="of:cell-content-is-in-list([$data_types.$K$3:.$K$32])" table:allow-empty-cell="true" table:display-list="unsorted" table:base-cell-address="intraday_summary.J1">
          <table:error-message table:message-type="stop" table:display="true"/>
        </table:content-validation>
        <table:content-validation table:name="val24" table:condition="of:cell-content-is-in-list([$data_types.$L$3:.$L$19])" table:allow-empty-cell="true" table:display-list="unsorted" table:base-cell-address="intraday_summary.K1">
          <table:error-message table:message-type="stop" table:display="true"/>
        </table:content-validation>
        <table:content-validation table:name="val25" table:condition="of:cell-content-is-in-list([$data_types.$M$3:.$M$18])" table:allow-empty-cell="true" table:display-list="unsorted" table:base-cell-address="intraday_summary.L1">
          <table:error-message table:message-type="stop" table:display="true"/>
        </table:content-validation>
        <table:content-validation table:name="val26" table:condition="of:cell-content-is-in-list([$data_types.$N$3:.$N$9])" table:allow-empty-cell="true" table:display-list="unsorted" table:base-cell-address="intraday_summary.M1">
          <table:error-message table:message-type="stop" table:display="true"/>
        </table:content-validation>
        <table:content-validation table:name="val27" table:condition="of:cell-content-is-date() and cell-content-is-between(42370,42736)" table:allow-empty-cell="true" table:base-cell-address="intraday_summary.O1">
          <table:error-message table:message-type="stop" table:display="true"/>
        </table:content-validation>
        <table:content-validation table:name="val28" table:condition="of:cell-content-is-decimal-number() and cell-content-is-between(0,100)" table:allow-empty-cell="true" table:base-cell-address="intraday_summary.P1">
          <table:error-message table:message-type="stop" table:display="true"/>
        </table:content-validation>
        <table:content-validation table:name="val29" table:condition="of:cell-content-text-length-is-between(0,20)" table:allow-empty-cell="true" table:base-cell-address="intraday_summary.Q1">
          <table:error-message table:message-type="stop" table:display="true"/>
        </table:content-validation>
        <table:content-validation table:name="val30" table:condition="of:cell-content-is-decimal-number() and cell-content-is-between(0,1)" table:allow-empty-cell="true" table:base-cell-address="intraday_summary.R1">
          <table:error-message table:message-type="stop" table:display="true"/>
        </table:content-validation>
        <table:content-validation table:name="val31" table:condition="of:cell-content-is-in-list([$data_types.$T$3:.$T$12])" table:allow-empty-cell="true" table:display-list="unsorted" table:base-cell-address="intraday_summary.S1">
          <table:error-message table:message-type="stop" table:display="true"/>
        </table:content-validation>
        <table:content-validation table:name="val32" table:condition="of:cell-content-is-in-list([$data_types.$F$3:.$F$60])" table:allow-empty-cell="true" table:display-list="unsorted" table:base-cell-address="weight_conversion.A2">
          <table:error-message table:message-type="stop" table:display="true"/>
        </table:content-validation>
        <table:content-validation table:name="val33" table:condition="of:cell-content-is-in-list([$data_types.$J$3:.$J$153])" table:allow-empty-cell="true" table:display-list="unsorted" table:base-cell-address="weight_conversion.A3">
          <table:error-message table:message-type="stop" table:display="true"/>
        </table:content-validation>
        <table:content-validation table:name="val34" table:condition="of:cell-content-is-in-list([$data_types.$K$3:.$K$32])" table:allow-empty-cell="true" table:display-list="unsorted" table:base-cell-address="weight_conversion.D3">
          <table:error-message table:message-type="stop" table:display="true"/>
        </table:content-validation>
        <table:content-validation table:name="val35" table:condition="of:cell-content-is-in-list([$data_types.$L$3:.$L$19])" table:allow-empty-cell="true" table:display-list="unsorted" table:base-cell-address="weight_conversion.F3">
          <table:error-message table:message-type="stop" table:display="true"/>
        </table:content-validation>
        <table:content-validation table:name="val36" table:condition="of:cell-content-is-in-list([$data_types.$M$3:.$M$18])" table:allow-empty-cell="true" table:display-list="unsorted" table:base-cell-address="weight_conversion.H14">
          <table:error-message table:message-type="stop" table:display="true"/>
        </table:content-validation>
        <table:content-validation table:name="val37" table:condition="of:cell-content-is-in-list([$data_types.$N$3:.$N$9])" table:allow-empty-cell="true" table:display-list="unsorted" table:base-cell-address="weight_conversion.J14">
          <table:error-message table:message-type="stop" table:display="true"/>
        </table:content-validation>
        <table:content-validation table:name="val38" table:condition="of:cell-content-is-in-list([$data_types.$J$3:.$J$53])" table:allow-empty-cell="true" table:display-list="unsorted" table:base-cell-address="weight_conversion.Q32">
          <table:error-message table:message-type="stop" table:display="true"/>
        </table:content-validation>
        <table:content-validation table:name="val39" table:condition="of:cell-content-is-in-list([$data_types.$F$3:.$F$60])" table:allow-empty-cell="true" table:display-list="unsorted" table:base-cell-address="guidelines.A3">
          <table:error-message table:message-type="stop" table:display="true"/>
        </table:content-validation>
        <table:content-validation table:name="val40" table:condition="of:cell-content-is-in-list([$data_types.$J$3:.$J$153])" table:allow-empty-cell="true" table:display-list="unsorted" table:base-cell-address="guidelines.A4">
          <table:error-message table:message-type="stop" table:display="true"/>
        </table:content-validation>
        <table:content-validation table:name="val41" table:condition="of:cell-content-is-in-list([$data_types.$F$3:.$F$60])" table:allow-empty-cell="true" table:display-list="unsorted" table:base-cell-address="'food inventory'.A3">
          <table:error-message table:message-type="stop" table:display="true"/>
        </table:content-validation>
        <table:content-validation table:name="val42" table:condition="of:cell-content-is-in-list([$drinks_data_types.$E$4:.$E$12])" table:allow-empty-cell="true" table:display-list="unsorted" table:base-cell-address="daily_drinks_intake.E2">
          <table:error-message table:message-type="stop" table:display="true"/>
        </table:content-validation>
        <table:content-validation table:name="val43" table:condition="of:cell-content-is-in-list([$drinks_data_types.$O$31:.$O$39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4" table:condition="of:cell-content-is-in-list([$drinks_data_types.$K$31:.$K$36])" table:allow-empty-cell="true" table:display-list="unsorted" table:base-cell-address="meal_summary.I31">
          <table:error-message table:message-type="stop" table:display="true"/>
        </table:content-validation>
        <table:content-validation table:name="val45" table:condition="of:cell-content-is-in-list([$drinks_data_types.$E$4:.$E$15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6" table:condition="of:cell-content-is-in-list([$drinks_data_types.$J$31:.$J$43])" table:allow-empty-cell="true" table:display-list="unsorted" table:base-cell-address="meal_summary.H31">
          <table:error-message table:message-type="stop" table:display="true"/>
        </table:content-validation>
        <table:content-validation table:name="val47" table:condition="of:cell-content-is-in-list([$drinks_data_types.$L$31:.$L$33])" table:allow-empty-cell="true" table:display-list="unsorted" table:base-cell-address="meal_summary.J32">
          <table:error-message table:message-type="stop" table:display="true"/>
        </table:content-validation>
        <table:content-validation table:name="val48" table:condition="of:cell-content-is-in-list([$drinks_data_types.$N$31:.$N$34])" table:allow-empty-cell="true" table:display-list="unsorted" table:base-cell-address="meal_summary.L32">
          <table:error-message table:message-type="stop" table:display="true"/>
        </table:content-validation>
      </table:content-validations>
      <table:table table:name="daily_food_intake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5" table:default-cell-style-name="ce8"/>
        <table:table-column table:style-name="co6" table:default-cell-style-name="ce8"/>
        <table:table-column table:style-name="co2" table:default-cell-style-name="ce8"/>
        <table:table-column table:style-name="co6" table:default-cell-style-name="ce8"/>
        <table:table-column table:style-name="co2" table:default-cell-style-name="ce8"/>
        <table:table-column table:style-name="co7" table:number-columns-repeated="5" table:default-cell-style-name="ce17"/>
        <table:table-column table:style-name="co2" table:number-columns-repeated="10" table:default-cell-style-name="ce17"/>
        <table:table-column table:style-name="co2" table:number-columns-repeated="227" table:default-cell-style-name="ce1"/>
        <table:table-column table:style-name="co2" table:number-columns-repeated="766" table:default-cell-style-name="Default"/>
        <table:table-row table:style-name="ro1">
          <table:table-cell table:style-name="ce1" table:number-columns-repeated="6"/>
          <table:table-cell/>
          <table:table-cell table:style-name="ce17" table:number-columns-repeated="9"/>
          <table:table-cell table:style-name="ce22" table:number-columns-repeated="15"/>
          <table:table-cell table:style-name="ce29"/>
          <table:table-cell table:number-columns-repeated="992"/>
        </table:table-row>
        <table:table-row table:style-name="ro1">
          <table:table-cell table:style-name="ce2" table:number-columns-repeated="6"/>
          <table:table-cell table:style-name="ce14"/>
          <table:table-cell table:style-name="ce14" table:formula="of:=MATCH([.H$3];column_title;0)" office:value-type="float" office:value="10" calcext:value-type="float">
            <text:p>10</text:p>
          </table:table-cell>
          <table:table-cell table:style-name="ce19"/>
          <table:table-cell table:style-name="ce14"/>
          <table:table-cell table:style-name="ce14" table:formula="of:=MATCH([.K$3];column_title;0)" office:value-type="float" office:value="11" calcext:value-type="float">
            <text:p>11</text:p>
          </table:table-cell>
          <table:table-cell table:style-name="ce14" table:formula="of:=MATCH([.L$3];column_title;0)" office:value-type="float" office:value="12" calcext:value-type="float">
            <text:p>12</text:p>
          </table:table-cell>
          <table:table-cell table:style-name="ce14" table:formula="of:=MATCH([.M$3];column_title;0)" office:value-type="float" office:value="16" calcext:value-type="float">
            <text:p>16</text:p>
          </table:table-cell>
          <table:table-cell table:style-name="ce14" table:formula="of:=MATCH([.N$3];column_title;0)" office:value-type="float" office:value="19" calcext:value-type="float">
            <text:p>19</text:p>
          </table:table-cell>
          <table:table-cell table:style-name="ce14" table:formula="of:=MATCH([.O$3];column_title;0)" office:value-type="float" office:value="17" calcext:value-type="float">
            <text:p>17</text:p>
          </table:table-cell>
          <table:table-cell table:style-name="ce14" table:formula="of:=MATCH([.P$3];column_title;0)" office:value-type="float" office:value="21" calcext:value-type="float">
            <text:p>21</text:p>
          </table:table-cell>
          <table:table-cell table:style-name="ce22" table:number-columns-repeated="15"/>
          <table:table-cell table:style-name="ce2" table:number-columns-repeated="993"/>
        </table:table-row>
        <table:table-row table:style-name="ro2">
          <table:table-cell table:style-name="ce3" table:content-validation-name="val1" office:value-type="string" calcext:value-type="string">
            <text:p>food_name</text:p>
          </table:table-cell>
          <table:table-cell table:style-name="ce3" table:content-validation-name="val1" office:value-type="string" calcext:value-type="string">
            <text:p>meal_id</text:p>
          </table:table-cell>
          <table:table-cell table:style-name="ce11" office:value-type="string" calcext:value-type="string">
            <text:p>food_refdata_row</text:p>
          </table:table-cell>
          <table:table-cell office:value-type="string" calcext:value-type="string">
            <text:p>meal_time</text:p>
          </table:table-cell>
          <table:table-cell office:value-type="string" calcext:value-type="string">
            <text:p>meal_day</text:p>
          </table:table-cell>
          <table:table-cell office:value-type="string" calcext:value-type="string">
            <text:p>meal_date</text:p>
          </table:table-cell>
          <table:table-cell table:style-name="ce3" table:content-validation-name="val1" office:value-type="string" calcext:value-type="string">
            <text:p>meal_type</text:p>
          </table:table-cell>
          <table:table-cell table:style-name="ce3" table:content-validation-name="val1" office:value-type="string" calcext:value-type="string">
            <text:p>serving_summary</text:p>
          </table:table-cell>
          <table:table-cell table:style-name="ce3" table:content-validation-name="val1" office:value-type="string" calcext:value-type="string">
            <text:p>serving_number</text:p>
          </table:table-cell>
          <table:table-cell table:style-name="ce3" table:content-validation-name="val1" office:value-type="string" calcext:value-type="string">
            <text:p>serving_eaten</text:p>
          </table:table-cell>
          <table:table-cell table:style-name="ce3" table:content-validation-name="val1" office:value-type="string" calcext:value-type="string">
            <text:p>nutrition_calories_kj</text:p>
          </table:table-cell>
          <table:table-cell table:style-name="ce3" table:content-validation-name="val1" office:value-type="string" calcext:value-type="string">
            <text:p>nutrition_fat_g_total</text:p>
          </table:table-cell>
          <table:table-cell table:style-name="ce3" table:content-validation-name="val1" office:value-type="string" calcext:value-type="string">
            <text:p>nutrition_carb_g_total</text:p>
          </table:table-cell>
          <table:table-cell table:style-name="ce3" table:content-validation-name="val1" office:value-type="string" calcext:value-type="string">
            <text:p>nutrition_carb_g_fibre</text:p>
          </table:table-cell>
          <table:table-cell table:style-name="ce3" table:content-validation-name="val1" office:value-type="string" calcext:value-type="string">
            <text:p>nutrition_carb_g_not_fibre</text:p>
          </table:table-cell>
          <table:table-cell table:style-name="ce3" table:content-validation-name="val1" office:value-type="string" calcext:value-type="string">
            <text:p>nutrition_protein_g</text:p>
          </table:table-cell>
          <table:table-cell table:style-name="ce23" table:content-validation-name="val7" office:value-type="string" calcext:value-type="string">
            <text:p>nutrition_compensated_fat_g_total</text:p>
          </table:table-cell>
          <table:table-cell table:style-name="ce23" table:content-validation-name="val7" office:value-type="string" calcext:value-type="string">
            <text:p>nutrition_compensated_carb_g_fibre</text:p>
          </table:table-cell>
          <table:table-cell table:style-name="ce23" table:content-validation-name="val7" office:value-type="string" calcext:value-type="string">
            <text:p>nutrition_compensated_carb_g_not_fibre</text:p>
          </table:table-cell>
          <table:table-cell table:style-name="ce23" table:content-validation-name="val7" office:value-type="string" calcext:value-type="string">
            <text:p>nutrition_compensated_protein_g</text:p>
          </table:table-cell>
          <table:table-cell table:style-name="ce23" table:content-validation-name="val7" office:value-type="string" calcext:value-type="string">
            <text:p>nutrition_compensated_total_g</text:p>
          </table:table-cell>
          <table:table-cell table:style-name="ce22" table:number-columns-repeated="2"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5" table:style-name="ce24" office:value-type="string" calcext:value-type="string">
            <text:p>comp</text:p>
          </table:table-cell>
          <table:table-cell/>
          <table:table-cell table:number-columns-repeated="9" table:style-name="ce26" office:value-type="string" calcext:value-type="string">
            <text:p>adj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5" table:style-name="ce22" office:value-type="string" calcext:value-type="string">
            <text:p>g</text:p>
          </table:table-cell>
          <table:table-cell table:style-name="ce19"/>
          <table:table-cell table:number-columns-repeated="5" table:style-name="ce22" office:value-type="string" calcext:value-type="string">
            <text:p>g</text:p>
          </table:table-cell>
          <table:table-cell table:number-columns-repeated="4" table:style-name="ce26" office:value-type="string" calcext:value-type="string">
            <text:p>%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carb_nf</text:p>
          </table:table-cell>
          <table:table-cell table:style-name="ce4" office:value-type="string" calcext:value-type="string">
            <text:p>protein</text:p>
          </table:table-cell>
          <table:table-cell table:number-columns-repeated="993"/>
        </table:table-row>
        <table:table-row table:style-name="ro1">
          <table:table-cell table:style-name="ce5" table:number-columns-repeated="21"/>
          <table:table-cell table:number-columns-repeated="2"/>
          <table:table-cell table:style-name="ce5" table:number-columns-repeated="8"/>
          <table:table-cell table:number-columns-repeated="993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" calcext:value-type="float">
            <text:p>1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read</text:p>
          </table:table-cell>
          <table:table-cell table:style-name="ce10" office:value-type="float" office:value="1" calcext:value-type="float">
            <text:p>1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1" calcext:value-type="float">
            <text:p>1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10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" calcext:value-type="float">
            <text:p>2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2.5" calcext:value-type="float">
            <text:p>2.5</text:p>
          </table:table-cell>
          <table:table-cell table:style-name="ce17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2" calcext:value-type="float">
            <text:p>2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2" calcext:value-type="float">
            <text:p>2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2" calcext:value-type="float">
            <text:p>2</text:p>
          </table:table-cell>
          <table:table-cell table:formula="of:=IF([.A11]&lt;&gt;&quot;&quot;;MATCH([.A11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1];[.K$2])*[.$I11]" office:value-type="float" office:value="850" calcext:value-type="float">
            <text:p>850</text:p>
          </table:table-cell>
          <table:table-cell table:formula="of:=INDEX(table;[.$C11];[.L$2])*[.$I11]" office:value-type="float" office:value="15" calcext:value-type="float">
            <text:p>15</text:p>
          </table:table-cell>
          <table:table-cell table:formula="of:=INDEX(table;[.$C11];[.M$2])*[.$I11]" office:value-type="float" office:value="175" calcext:value-type="float">
            <text:p>175</text:p>
          </table:table-cell>
          <table:table-cell table:formula="of:=INDEX(table;[.$C11];[.N$2])*[.$I11]" office:value-type="float" office:value="12.5" calcext:value-type="float">
            <text:p>12.5</text:p>
          </table:table-cell>
          <table:table-cell table:formula="of:=INDEX(table;[.$C11];[.O$2])*[.$I11]" office:value-type="float" office:value="162.5" calcext:value-type="float">
            <text:p>162.5</text:p>
          </table:table-cell>
          <table:table-cell table:formula="of:=INDEX(table;[.$C11];[.P$2])*[.$I11]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3" calcext:value-type="float">
            <text:p>3</text:p>
          </table:table-cell>
          <table:table-cell table:formula="of:=IF([.A12]&lt;&gt;&quot;&quot;;MATCH([.A12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2];[.H$2])" office:value-type="string" office:string-value="14g/" calcext:value-type="string">
            <text:p>1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2];[.K$2])*[.$I12]" office:value-type="float" office:value="150" calcext:value-type="float">
            <text:p>150</text:p>
          </table:table-cell>
          <table:table-cell table:formula="of:=INDEX(table;[.$C12];[.L$2])*[.$I12]" office:value-type="float" office:value="0" calcext:value-type="float">
            <text:p>0</text:p>
          </table:table-cell>
          <table:table-cell table:formula="of:=INDEX(table;[.$C12];[.M$2])*[.$I12]" office:value-type="float" office:value="0" calcext:value-type="float">
            <text:p>0</text:p>
          </table:table-cell>
          <table:table-cell table:formula="of:=INDEX(table;[.$C12];[.N$2])*[.$I12]" office:value-type="float" office:value="0" calcext:value-type="float">
            <text:p>0</text:p>
          </table:table-cell>
          <table:table-cell table:formula="of:=INDEX(table;[.$C12];[.O$2])*[.$I12]" office:value-type="float" office:value="0" calcext:value-type="float">
            <text:p>0</text:p>
          </table:table-cell>
          <table:table-cell table:formula="of:=INDEX(table;[.$C12];[.P$2])*[.$I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" calcext:value-type="float">
            <text:p>3</text:p>
          </table:table-cell>
          <table:table-cell table:formula="of:=IF([.A13]&lt;&gt;&quot;&quot;;MATCH([.A13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3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13];[.K$2])*[.$I13]" office:value-type="float" office:value="394" calcext:value-type="float">
            <text:p>394</text:p>
          </table:table-cell>
          <table:table-cell table:formula="of:=INDEX(table;[.$C13];[.L$2])*[.$I13]" office:value-type="float" office:value="30" calcext:value-type="float">
            <text:p>30</text:p>
          </table:table-cell>
          <table:table-cell table:formula="of:=INDEX(table;[.$C13];[.M$2])*[.$I13]" office:value-type="float" office:value="0" calcext:value-type="float">
            <text:p>0</text:p>
          </table:table-cell>
          <table:table-cell table:formula="of:=INDEX(table;[.$C13];[.N$2])*[.$I13]" office:value-type="float" office:value="0" calcext:value-type="float">
            <text:p>0</text:p>
          </table:table-cell>
          <table:table-cell table:formula="of:=INDEX(table;[.$C13];[.O$2])*[.$I13]" office:value-type="float" office:value="0" calcext:value-type="float">
            <text:p>0</text:p>
          </table:table-cell>
          <table:table-cell table:formula="of:=INDEX(table;[.$C13];[.P$2])*[.$I13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3" calcext:value-type="float">
            <text:p>3</text:p>
          </table:table-cell>
          <table:table-cell table:formula="of:=IF([.A14]&lt;&gt;&quot;&quot;;MATCH([.A14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4];[.K$2])*[.$I14]" office:value-type="float" office:value="300" calcext:value-type="float">
            <text:p>300</text:p>
          </table:table-cell>
          <table:table-cell table:formula="of:=INDEX(table;[.$C14];[.L$2])*[.$I14]" office:value-type="float" office:value="2" calcext:value-type="float">
            <text:p>2</text:p>
          </table:table-cell>
          <table:table-cell table:formula="of:=INDEX(table;[.$C14];[.M$2])*[.$I14]" office:value-type="float" office:value="60" calcext:value-type="float">
            <text:p>60</text:p>
          </table:table-cell>
          <table:table-cell table:formula="of:=INDEX(table;[.$C14];[.N$2])*[.$I14]" office:value-type="float" office:value="8" calcext:value-type="float">
            <text:p>8</text:p>
          </table:table-cell>
          <table:table-cell table:formula="of:=INDEX(table;[.$C14];[.O$2])*[.$I14]" office:value-type="float" office:value="52" calcext:value-type="float">
            <text:p>52</text:p>
          </table:table-cell>
          <table:table-cell table:formula="of:=INDEX(table;[.$C14];[.P$2])*[.$I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" calcext:value-type="float">
            <text:p>4</text:p>
          </table:table-cell>
          <table:table-cell table:formula="of:=IF([.A15]&lt;&gt;&quot;&quot;;MATCH([.A15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5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5];[.K$2])*[.$I15]" office:value-type="float" office:value="80" calcext:value-type="float">
            <text:p>80</text:p>
          </table:table-cell>
          <table:table-cell table:formula="of:=INDEX(table;[.$C15];[.L$2])*[.$I15]" office:value-type="float" office:value="6" calcext:value-type="float">
            <text:p>6</text:p>
          </table:table-cell>
          <table:table-cell table:formula="of:=INDEX(table;[.$C15];[.M$2])*[.$I15]" office:value-type="float" office:value="5" calcext:value-type="float">
            <text:p>5</text:p>
          </table:table-cell>
          <table:table-cell table:formula="of:=INDEX(table;[.$C15];[.N$2])*[.$I15]" office:value-type="float" office:value="1" calcext:value-type="float">
            <text:p>1</text:p>
          </table:table-cell>
          <table:table-cell table:formula="of:=INDEX(table;[.$C15];[.O$2])*[.$I15]" office:value-type="float" office:value="4" calcext:value-type="float">
            <text:p>4</text:p>
          </table:table-cell>
          <table:table-cell table:formula="of:=INDEX(table;[.$C15];[.P$2])*[.$I1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rozen peas</text:p>
          </table:table-cell>
          <table:table-cell table:style-name="ce10" office:value-type="float" office:value="4" calcext:value-type="float">
            <text:p>4</text:p>
          </table:table-cell>
          <table:table-cell table:formula="of:=IF([.A16]&lt;&gt;&quot;&quot;;MATCH([.A16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6];[.H$2])" office:value-type="string" office:string-value="90g/0/1fruit" calcext:value-type="string">
            <text:p>90g/0/1fruit</text:p>
          </table:table-cell>
          <table:table-cell table:style-name="ce17" table:number-columns-repeated="2"/>
          <table:table-cell table:formula="of:=INDEX(table;[.$C16];[.K$2])*[.$I16]" office:value-type="float" office:value="30" calcext:value-type="float">
            <text:p>30</text:p>
          </table:table-cell>
          <table:table-cell table:formula="of:=INDEX(table;[.$C16];[.L$2])*[.$I16]" office:value-type="float" office:value="0" calcext:value-type="float">
            <text:p>0</text:p>
          </table:table-cell>
          <table:table-cell table:formula="of:=INDEX(table;[.$C16];[.M$2])*[.$I16]" office:value-type="float" office:value="8" calcext:value-type="float">
            <text:p>8</text:p>
          </table:table-cell>
          <table:table-cell table:formula="of:=INDEX(table;[.$C16];[.N$2])*[.$I16]" office:value-type="float" office:value="2" calcext:value-type="float">
            <text:p>2</text:p>
          </table:table-cell>
          <table:table-cell table:formula="of:=INDEX(table;[.$C16];[.O$2])*[.$I16]" office:value-type="float" office:value="6" calcext:value-type="float">
            <text:p>6</text:p>
          </table:table-cell>
          <table:table-cell table:formula="of:=INDEX(table;[.$C16];[.P$2])*[.$I16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rozen sweetcorn</text:p>
          </table:table-cell>
          <table:table-cell table:style-name="ce10" office:value-type="float" office:value="4" calcext:value-type="float">
            <text:p>4</text:p>
          </table:table-cell>
          <table:table-cell table:formula="of:=IF([.A17]&lt;&gt;&quot;&quot;;MATCH([.A17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7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17];[.K$2])*[.$I17]" office:value-type="float" office:value="20" calcext:value-type="float">
            <text:p>20</text:p>
          </table:table-cell>
          <table:table-cell table:formula="of:=INDEX(table;[.$C17];[.L$2])*[.$I17]" office:value-type="float" office:value="0" calcext:value-type="float">
            <text:p>0</text:p>
          </table:table-cell>
          <table:table-cell table:formula="of:=INDEX(table;[.$C17];[.M$2])*[.$I17]" office:value-type="float" office:value="3.7" calcext:value-type="float">
            <text:p>3.7</text:p>
          </table:table-cell>
          <table:table-cell table:formula="of:=INDEX(table;[.$C17];[.N$2])*[.$I17]" office:value-type="float" office:value="2" calcext:value-type="float">
            <text:p>2</text:p>
          </table:table-cell>
          <table:table-cell table:formula="of:=INDEX(table;[.$C17];[.O$2])*[.$I17]" office:value-type="float" office:value="1.7" calcext:value-type="float">
            <text:p>1.7</text:p>
          </table:table-cell>
          <table:table-cell table:formula="of:=INDEX(table;[.$C17];[.P$2])*[.$I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5" calcext:value-type="float">
            <text:p>5</text:p>
          </table:table-cell>
          <table:table-cell table:formula="of:=IF([.A18]&lt;&gt;&quot;&quot;;MATCH([.A18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8];[.H$2])" office:value-type="string" office:string-value="1fruit" calcext:value-type="string">
            <text:p>1fruit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18];[.K$2])*[.$I18]" office:value-type="float" office:value="63" calcext:value-type="float">
            <text:p>63</text:p>
          </table:table-cell>
          <table:table-cell table:formula="of:=INDEX(table;[.$C18];[.L$2])*[.$I18]" office:value-type="float" office:value="0.2" calcext:value-type="float">
            <text:p>0.2</text:p>
          </table:table-cell>
          <table:table-cell table:formula="of:=INDEX(table;[.$C18];[.M$2])*[.$I18]" office:value-type="float" office:value="14.8" calcext:value-type="float">
            <text:p>14.8</text:p>
          </table:table-cell>
          <table:table-cell table:formula="of:=INDEX(table;[.$C18];[.N$2])*[.$I18]" office:value-type="float" office:value="3.1" calcext:value-type="float">
            <text:p>3.1</text:p>
          </table:table-cell>
          <table:table-cell table:formula="of:=INDEX(table;[.$C18];[.O$2])*[.$I18]" office:value-type="float" office:value="11.7" calcext:value-type="float">
            <text:p>11.7</text:p>
          </table:table-cell>
          <table:table-cell table:formula="of:=INDEX(table;[.$C18];[.P$2])*[.$I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5" calcext:value-type="float">
            <text:p>5</text:p>
          </table:table-cell>
          <table:table-cell table:formula="of:=IF([.A19]&lt;&gt;&quot;&quot;;MATCH([.A19];row_title;0);&quot;&quot;)" office:value-type="float" office:value="12" calcext:value-type="float">
            <text:p>12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9];[.K$2])*[.$I19]" office:value-type="float" office:value="0" calcext:value-type="float">
            <text:p>0</text:p>
          </table:table-cell>
          <table:table-cell table:formula="of:=INDEX(table;[.$C19];[.L$2])*[.$I19]" office:value-type="float" office:value="0" calcext:value-type="float">
            <text:p>0</text:p>
          </table:table-cell>
          <table:table-cell table:formula="of:=INDEX(table;[.$C19];[.M$2])*[.$I19]" office:value-type="float" office:value="0" calcext:value-type="float">
            <text:p>0</text:p>
          </table:table-cell>
          <table:table-cell table:formula="of:=INDEX(table;[.$C19];[.N$2])*[.$I19]" office:value-type="float" office:value="0" calcext:value-type="float">
            <text:p>0</text:p>
          </table:table-cell>
          <table:table-cell table:formula="of:=INDEX(table;[.$C19];[.O$2])*[.$I19]" office:value-type="float" office:value="0" calcext:value-type="float">
            <text:p>0</text:p>
          </table:table-cell>
          <table:table-cell table:formula="of:=INDEX(table;[.$C19];[.P$2])*[.$I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6" calcext:value-type="float">
            <text:p>6</text:p>
          </table:table-cell>
          <table:table-cell table:formula="of:=IF([.A20]&lt;&gt;&quot;&quot;;MATCH([.A20];row_title;0);&quot;&quot;)" office:value-type="float" office:value="13" calcext:value-type="float">
            <text:p>13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0];[.K$2])*[.$I20]" office:value-type="float" office:value="330" calcext:value-type="float">
            <text:p>330</text:p>
          </table:table-cell>
          <table:table-cell table:formula="of:=INDEX(table;[.$C20];[.L$2])*[.$I20]" office:value-type="float" office:value="0" calcext:value-type="float">
            <text:p>0</text:p>
          </table:table-cell>
          <table:table-cell table:formula="of:=INDEX(table;[.$C20];[.M$2])*[.$I20]" office:value-type="float" office:value="240" calcext:value-type="float">
            <text:p>240</text:p>
          </table:table-cell>
          <table:table-cell table:formula="of:=INDEX(table;[.$C20];[.N$2])*[.$I20]" office:value-type="float" office:value="177" calcext:value-type="float">
            <text:p>177</text:p>
          </table:table-cell>
          <table:table-cell table:formula="of:=INDEX(table;[.$C20];[.O$2])*[.$I20]" office:value-type="float" office:value="63" calcext:value-type="float">
            <text:p>63</text:p>
          </table:table-cell>
          <table:table-cell table:formula="of:=INDEX(table;[.$C20];[.P$2])*[.$I20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6" calcext:value-type="float">
            <text:p>6</text:p>
          </table:table-cell>
          <table:table-cell table:formula="of:=IF([.A21]&lt;&gt;&quot;&quot;;MATCH([.A21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1" calcext:value-type="date">
            <text:p>03/2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1];[.H$2])" office:value-type="string" office:string-value="0.7g/0/0" calcext:value-type="string">
            <text:p>0.7g/0/0</text:p>
          </table:table-cell>
          <table:table-cell table:formula="of:=2/3" office:value-type="float" office:value="0.666666666666667" calcext:value-type="float">
            <text:p>0.6666666667</text:p>
          </table:table-cell>
          <table:table-cell table:style-name="ce17"/>
          <table:table-cell table:formula="of:=INDEX(table;[.$C21];[.K$2])*[.$I21]" office:value-type="float" office:value="420" calcext:value-type="float">
            <text:p>420</text:p>
          </table:table-cell>
          <table:table-cell table:formula="of:=INDEX(table;[.$C21];[.L$2])*[.$I21]" office:value-type="float" office:value="0" calcext:value-type="float">
            <text:p>0</text:p>
          </table:table-cell>
          <table:table-cell table:formula="of:=INDEX(table;[.$C21];[.M$2])*[.$I21]" office:value-type="float" office:value="0" calcext:value-type="float">
            <text:p>0</text:p>
          </table:table-cell>
          <table:table-cell table:formula="of:=INDEX(table;[.$C21];[.N$2])*[.$I21]" office:value-type="float" office:value="0" calcext:value-type="float">
            <text:p>0</text:p>
          </table:table-cell>
          <table:table-cell table:formula="of:=INDEX(table;[.$C21];[.O$2])*[.$I21]" office:value-type="float" office:value="0" calcext:value-type="float">
            <text:p>0</text:p>
          </table:table-cell>
          <table:table-cell table:formula="of:=INDEX(table;[.$C21];[.P$2])*[.$I21]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7" calcext:value-type="float">
            <text:p>7</text:p>
          </table:table-cell>
          <table:table-cell table:formula="of:=IF([.A22]&lt;&gt;&quot;&quot;;MATCH([.A22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2];[.H$2])" office:value-type="string" office:string-value="89g/" calcext:value-type="string">
            <text:p>89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22];[.K$2])*[.$I22]" office:value-type="float" office:value="70" calcext:value-type="float">
            <text:p>70</text:p>
          </table:table-cell>
          <table:table-cell table:formula="of:=INDEX(table;[.$C22];[.L$2])*[.$I22]" office:value-type="float" office:value="0" calcext:value-type="float">
            <text:p>0</text:p>
          </table:table-cell>
          <table:table-cell table:formula="of:=INDEX(table;[.$C22];[.M$2])*[.$I22]" office:value-type="float" office:value="12" calcext:value-type="float">
            <text:p>12</text:p>
          </table:table-cell>
          <table:table-cell table:formula="of:=INDEX(table;[.$C22];[.N$2])*[.$I22]" office:value-type="float" office:value="4" calcext:value-type="float">
            <text:p>4</text:p>
          </table:table-cell>
          <table:table-cell table:formula="of:=INDEX(table;[.$C22];[.O$2])*[.$I22]" office:value-type="float" office:value="8" calcext:value-type="float">
            <text:p>8</text:p>
          </table:table-cell>
          <table:table-cell table:formula="of:=INDEX(table;[.$C22];[.P$2])*[.$I22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7" calcext:value-type="float">
            <text:p>7</text:p>
          </table:table-cell>
          <table:table-cell table:formula="of:=IF([.A23]&lt;&gt;&quot;&quot;;MATCH([.A23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3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3];[.K$2])*[.$I23]" office:value-type="float" office:value="0" calcext:value-type="float">
            <text:p>0</text:p>
          </table:table-cell>
          <table:table-cell table:formula="of:=INDEX(table;[.$C23];[.L$2])*[.$I23]" office:value-type="float" office:value="0" calcext:value-type="float">
            <text:p>0</text:p>
          </table:table-cell>
          <table:table-cell table:formula="of:=INDEX(table;[.$C23];[.M$2])*[.$I23]" office:value-type="float" office:value="0" calcext:value-type="float">
            <text:p>0</text:p>
          </table:table-cell>
          <table:table-cell table:formula="of:=INDEX(table;[.$C23];[.N$2])*[.$I23]" office:value-type="float" office:value="0" calcext:value-type="float">
            <text:p>0</text:p>
          </table:table-cell>
          <table:table-cell table:formula="of:=INDEX(table;[.$C23];[.O$2])*[.$I23]" office:value-type="float" office:value="0" calcext:value-type="float">
            <text:p>0</text:p>
          </table:table-cell>
          <table:table-cell table:formula="of:=INDEX(table;[.$C23];[.P$2])*[.$I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7" calcext:value-type="float">
            <text:p>7</text:p>
          </table:table-cell>
          <table:table-cell table:formula="of:=IF([.A24]&lt;&gt;&quot;&quot;;MATCH([.A24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NDEX(table;[.$C24];[.H$2]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4];[.K$2])*[.$I24]" office:value-type="float" office:value="106.666666666667" calcext:value-type="float">
            <text:p>106.6666666667</text:p>
          </table:table-cell>
          <table:table-cell table:formula="of:=INDEX(table;[.$C24];[.L$2])*[.$I24]" office:value-type="float" office:value="4" calcext:value-type="float">
            <text:p>4</text:p>
          </table:table-cell>
          <table:table-cell table:formula="of:=INDEX(table;[.$C24];[.M$2])*[.$I24]" office:value-type="float" office:value="16.6666666666667" calcext:value-type="float">
            <text:p>16.6666666667</text:p>
          </table:table-cell>
          <table:table-cell table:formula="of:=INDEX(table;[.$C24];[.N$2])*[.$I24]" office:value-type="float" office:value="2" calcext:value-type="float">
            <text:p>2</text:p>
          </table:table-cell>
          <table:table-cell table:formula="of:=INDEX(table;[.$C24];[.O$2])*[.$I24]" office:value-type="float" office:value="14.6666666666667" calcext:value-type="float">
            <text:p>14.6666666667</text:p>
          </table:table-cell>
          <table:table-cell table:formula="of:=INDEX(table;[.$C24];[.P$2])*[.$I24]" office:value-type="float" office:value="4.66666666666667" calcext:value-type="float">
            <text:p>4.666666666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8" calcext:value-type="float">
            <text:p>8</text:p>
          </table:table-cell>
          <table:table-cell table:formula="of:=IF([.A25]&lt;&gt;&quot;&quot;;MATCH([.A25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2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5];[.K$2])*[.$I25]" office:value-type="float" office:value="97.5" calcext:value-type="float">
            <text:p>97.5</text:p>
          </table:table-cell>
          <table:table-cell table:formula="of:=INDEX(table;[.$C25];[.L$2])*[.$I25]" office:value-type="float" office:value="0" calcext:value-type="float">
            <text:p>0</text:p>
          </table:table-cell>
          <table:table-cell table:formula="of:=INDEX(table;[.$C25];[.M$2])*[.$I25]" office:value-type="float" office:value="6.75" calcext:value-type="float">
            <text:p>6.75</text:p>
          </table:table-cell>
          <table:table-cell table:formula="of:=INDEX(table;[.$C25];[.N$2])*[.$I25]" office:value-type="float" office:value="0" calcext:value-type="float">
            <text:p>0</text:p>
          </table:table-cell>
          <table:table-cell table:formula="of:=INDEX(table;[.$C25];[.O$2])*[.$I25]" office:value-type="float" office:value="6.75" calcext:value-type="float">
            <text:p>6.75</text:p>
          </table:table-cell>
          <table:table-cell table:formula="of:=INDEX(table;[.$C25];[.P$2])*[.$I25]" office:value-type="float" office:value="17.25" calcext:value-type="float">
            <text:p>17.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9" calcext:value-type="float">
            <text:p>9</text:p>
          </table:table-cell>
          <table:table-cell table:formula="of:=IF([.A26]&lt;&gt;&quot;&quot;;MATCH([.A26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26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6];[.K$2])*[.$I26]" office:value-type="float" office:value="120" calcext:value-type="float">
            <text:p>120</text:p>
          </table:table-cell>
          <table:table-cell table:formula="of:=INDEX(table;[.$C26];[.L$2])*[.$I26]" office:value-type="float" office:value="2" calcext:value-type="float">
            <text:p>2</text:p>
          </table:table-cell>
          <table:table-cell table:formula="of:=INDEX(table;[.$C26];[.M$2])*[.$I26]" office:value-type="float" office:value="20" calcext:value-type="float">
            <text:p>20</text:p>
          </table:table-cell>
          <table:table-cell table:formula="of:=INDEX(table;[.$C26];[.N$2])*[.$I26]" office:value-type="float" office:value="3" calcext:value-type="float">
            <text:p>3</text:p>
          </table:table-cell>
          <table:table-cell table:formula="of:=INDEX(table;[.$C26];[.O$2])*[.$I26]" office:value-type="float" office:value="17" calcext:value-type="float">
            <text:p>17</text:p>
          </table:table-cell>
          <table:table-cell table:formula="of:=INDEX(table;[.$C26];[.P$2])*[.$I26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7]&lt;&gt;&quot;&quot;;MATCH([.A27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7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7];[.K$2])*[.$I27]" office:value-type="float" office:value="100" calcext:value-type="float">
            <text:p>100</text:p>
          </table:table-cell>
          <table:table-cell table:formula="of:=INDEX(table;[.$C27];[.L$2])*[.$I27]" office:value-type="float" office:value="0" calcext:value-type="float">
            <text:p>0</text:p>
          </table:table-cell>
          <table:table-cell table:formula="of:=INDEX(table;[.$C27];[.M$2])*[.$I27]" office:value-type="float" office:value="0" calcext:value-type="float">
            <text:p>0</text:p>
          </table:table-cell>
          <table:table-cell table:formula="of:=INDEX(table;[.$C27];[.N$2])*[.$I27]" office:value-type="float" office:value="0" calcext:value-type="float">
            <text:p>0</text:p>
          </table:table-cell>
          <table:table-cell table:formula="of:=INDEX(table;[.$C27];[.O$2])*[.$I27]" office:value-type="float" office:value="0" calcext:value-type="float">
            <text:p>0</text:p>
          </table:table-cell>
          <table:table-cell table:formula="of:=INDEX(table;[.$C27];[.P$2])*[.$I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8]&lt;&gt;&quot;&quot;;MATCH([.A28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8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28];[.K$2])*[.$I28]" office:value-type="float" office:value="150" calcext:value-type="float">
            <text:p>150</text:p>
          </table:table-cell>
          <table:table-cell table:formula="of:=INDEX(table;[.$C28];[.L$2])*[.$I28]" office:value-type="float" office:value="1" calcext:value-type="float">
            <text:p>1</text:p>
          </table:table-cell>
          <table:table-cell table:formula="of:=INDEX(table;[.$C28];[.M$2])*[.$I28]" office:value-type="float" office:value="30" calcext:value-type="float">
            <text:p>30</text:p>
          </table:table-cell>
          <table:table-cell table:formula="of:=INDEX(table;[.$C28];[.N$2])*[.$I28]" office:value-type="float" office:value="4" calcext:value-type="float">
            <text:p>4</text:p>
          </table:table-cell>
          <table:table-cell table:formula="of:=INDEX(table;[.$C28];[.O$2])*[.$I28]" office:value-type="float" office:value="26" calcext:value-type="float">
            <text:p>26</text:p>
          </table:table-cell>
          <table:table-cell table:formula="of:=INDEX(table;[.$C28];[.P$2])*[.$I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10" calcext:value-type="float">
            <text:p>10</text:p>
          </table:table-cell>
          <table:table-cell table:formula="of:=IF([.A29]&lt;&gt;&quot;&quot;;MATCH([.A29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9];[.H$2])">
            <text:p/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29];[.K$2])*[.$I29]" office:value-type="float" office:value="80" calcext:value-type="float">
            <text:p>80</text:p>
          </table:table-cell>
          <table:table-cell table:formula="of:=INDEX(table;[.$C29];[.L$2])*[.$I29]" office:value-type="float" office:value="6" calcext:value-type="float">
            <text:p>6</text:p>
          </table:table-cell>
          <table:table-cell table:formula="of:=INDEX(table;[.$C29];[.M$2])*[.$I29]" office:value-type="float" office:value="5" calcext:value-type="float">
            <text:p>5</text:p>
          </table:table-cell>
          <table:table-cell table:formula="of:=INDEX(table;[.$C29];[.N$2])*[.$I29]" office:value-type="float" office:value="1" calcext:value-type="float">
            <text:p>1</text:p>
          </table:table-cell>
          <table:table-cell table:formula="of:=INDEX(table;[.$C29];[.O$2])*[.$I29]" office:value-type="float" office:value="4" calcext:value-type="float">
            <text:p>4</text:p>
          </table:table-cell>
          <table:table-cell table:formula="of:=INDEX(table;[.$C29];[.P$2])*[.$I29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10" calcext:value-type="float">
            <text:p>10</text:p>
          </table:table-cell>
          <table:table-cell table:formula="of:=IF([.A30]&lt;&gt;&quot;&quot;;MATCH([.A3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30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0];[.K$2])*[.$I30]" office:value-type="float" office:value="78" calcext:value-type="float">
            <text:p>78</text:p>
          </table:table-cell>
          <table:table-cell table:formula="of:=INDEX(table;[.$C30];[.L$2])*[.$I30]" office:value-type="float" office:value="5" calcext:value-type="float">
            <text:p>5</text:p>
          </table:table-cell>
          <table:table-cell table:formula="of:=INDEX(table;[.$C30];[.M$2])*[.$I30]" office:value-type="float" office:value="0.6" calcext:value-type="float">
            <text:p>0.6</text:p>
          </table:table-cell>
          <table:table-cell table:formula="of:=INDEX(table;[.$C30];[.N$2])*[.$I30]" office:value-type="float" office:value="0" calcext:value-type="float">
            <text:p>0</text:p>
          </table:table-cell>
          <table:table-cell table:formula="of:=INDEX(table;[.$C30];[.O$2])*[.$I30]" office:value-type="float" office:value="0.6" calcext:value-type="float">
            <text:p>0.6</text:p>
          </table:table-cell>
          <table:table-cell table:formula="of:=INDEX(table;[.$C30];[.P$2])*[.$I30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11" calcext:value-type="float">
            <text:p>11</text:p>
          </table:table-cell>
          <table:table-cell table:formula="of:=IF([.A31]&lt;&gt;&quot;&quot;;MATCH([.A31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31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1];[.K$2])*[.$I31]" office:value-type="float" office:value="220" calcext:value-type="float">
            <text:p>220</text:p>
          </table:table-cell>
          <table:table-cell table:formula="of:=INDEX(table;[.$C31];[.L$2])*[.$I31]" office:value-type="float" office:value="7" calcext:value-type="float">
            <text:p>7</text:p>
          </table:table-cell>
          <table:table-cell table:formula="of:=INDEX(table;[.$C31];[.M$2])*[.$I31]" office:value-type="float" office:value="36" calcext:value-type="float">
            <text:p>36</text:p>
          </table:table-cell>
          <table:table-cell table:formula="of:=INDEX(table;[.$C31];[.N$2])*[.$I31]" office:value-type="float" office:value="7" calcext:value-type="float">
            <text:p>7</text:p>
          </table:table-cell>
          <table:table-cell table:formula="of:=INDEX(table;[.$C31];[.O$2])*[.$I31]" office:value-type="float" office:value="29" calcext:value-type="float">
            <text:p>29</text:p>
          </table:table-cell>
          <table:table-cell table:formula="of:=INDEX(table;[.$C31];[.P$2])*[.$I31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11" calcext:value-type="float">
            <text:p>11</text:p>
          </table:table-cell>
          <table:table-cell table:formula="of:=IF([.A32]&lt;&gt;&quot;&quot;;MATCH([.A32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32];[.H$2])" office:value-type="string" office:string-value="34g/1bar" calcext:value-type="string">
            <text:p>34g/1bar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2];[.K$2])*[.$I32]" office:value-type="float" office:value="380" calcext:value-type="float">
            <text:p>380</text:p>
          </table:table-cell>
          <table:table-cell table:formula="of:=INDEX(table;[.$C32];[.L$2])*[.$I32]" office:value-type="float" office:value="18" calcext:value-type="float">
            <text:p>18</text:p>
          </table:table-cell>
          <table:table-cell table:formula="of:=INDEX(table;[.$C32];[.M$2])*[.$I32]" office:value-type="float" office:value="50" calcext:value-type="float">
            <text:p>50</text:p>
          </table:table-cell>
          <table:table-cell table:formula="of:=INDEX(table;[.$C32];[.N$2])*[.$I32]" office:value-type="float" office:value="10" calcext:value-type="float">
            <text:p>10</text:p>
          </table:table-cell>
          <table:table-cell table:formula="of:=INDEX(table;[.$C32];[.O$2])*[.$I32]" office:value-type="float" office:value="40" calcext:value-type="float">
            <text:p>40</text:p>
          </table:table-cell>
          <table:table-cell table:formula="of:=INDEX(table;[.$C32];[.P$2])*[.$I32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ower bar</text:p>
          </table:table-cell>
          <table:table-cell table:style-name="ce10" office:value-type="float" office:value="12" calcext:value-type="float">
            <text:p>12</text:p>
          </table:table-cell>
          <table:table-cell table:formula="of:=IF([.A33]&lt;&gt;&quot;&quot;;MATCH([.A33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NDEX(table;[.$C33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3];[.K$2])*[.$I33]" office:value-type="float" office:value="560" calcext:value-type="float">
            <text:p>560</text:p>
          </table:table-cell>
          <table:table-cell table:formula="of:=INDEX(table;[.$C33];[.L$2])*[.$I33]" office:value-type="float" office:value="0" calcext:value-type="float">
            <text:p>0</text:p>
          </table:table-cell>
          <table:table-cell table:formula="of:=INDEX(table;[.$C33];[.M$2])*[.$I33]" office:value-type="float" office:value="0" calcext:value-type="float">
            <text:p>0</text:p>
          </table:table-cell>
          <table:table-cell table:formula="of:=INDEX(table;[.$C33];[.N$2])*[.$I33]" office:value-type="float" office:value="0" calcext:value-type="float">
            <text:p>0</text:p>
          </table:table-cell>
          <table:table-cell table:formula="of:=INDEX(table;[.$C33];[.O$2])*[.$I33]" office:value-type="float" office:value="0" calcext:value-type="float">
            <text:p>0</text:p>
          </table:table-cell>
          <table:table-cell table:formula="of:=INDEX(table;[.$C33];[.P$2])*[.$I33]"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4]&lt;&gt;&quot;&quot;;MATCH([.A34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4];[.K$2])*[.$I34]" office:value-type="float" office:value="300" calcext:value-type="float">
            <text:p>300</text:p>
          </table:table-cell>
          <table:table-cell table:formula="of:=INDEX(table;[.$C34];[.L$2])*[.$I34]" office:value-type="float" office:value="2" calcext:value-type="float">
            <text:p>2</text:p>
          </table:table-cell>
          <table:table-cell table:formula="of:=INDEX(table;[.$C34];[.M$2])*[.$I34]" office:value-type="float" office:value="60" calcext:value-type="float">
            <text:p>60</text:p>
          </table:table-cell>
          <table:table-cell table:formula="of:=INDEX(table;[.$C34];[.N$2])*[.$I34]" office:value-type="float" office:value="8" calcext:value-type="float">
            <text:p>8</text:p>
          </table:table-cell>
          <table:table-cell table:formula="of:=INDEX(table;[.$C34];[.O$2])*[.$I34]" office:value-type="float" office:value="52" calcext:value-type="float">
            <text:p>52</text:p>
          </table:table-cell>
          <table:table-cell table:formula="of:=INDEX(table;[.$C34];[.P$2])*[.$I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5]&lt;&gt;&quot;&quot;;MATCH([.A35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5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35];[.K$2])*[.$I35]" office:value-type="float" office:value="15" calcext:value-type="float">
            <text:p>15</text:p>
          </table:table-cell>
          <table:table-cell table:formula="of:=INDEX(table;[.$C35];[.L$2])*[.$I35]" office:value-type="float" office:value="0" calcext:value-type="float">
            <text:p>0</text:p>
          </table:table-cell>
          <table:table-cell table:formula="of:=INDEX(table;[.$C35];[.M$2])*[.$I35]" office:value-type="float" office:value="4" calcext:value-type="float">
            <text:p>4</text:p>
          </table:table-cell>
          <table:table-cell table:formula="of:=INDEX(table;[.$C35];[.N$2])*[.$I35]" office:value-type="float" office:value="1" calcext:value-type="float">
            <text:p>1</text:p>
          </table:table-cell>
          <table:table-cell table:formula="of:=INDEX(table;[.$C35];[.O$2])*[.$I35]" office:value-type="float" office:value="3" calcext:value-type="float">
            <text:p>3</text:p>
          </table:table-cell>
          <table:table-cell table:formula="of:=INDEX(table;[.$C35];[.P$2])*[.$I3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6]&lt;&gt;&quot;&quot;;MATCH([.A36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6];[.H$2]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6];[.K$2])*[.$I36]" office:value-type="float" office:value="20" calcext:value-type="float">
            <text:p>20</text:p>
          </table:table-cell>
          <table:table-cell table:formula="of:=INDEX(table;[.$C36];[.L$2])*[.$I36]" office:value-type="float" office:value="0" calcext:value-type="float">
            <text:p>0</text:p>
          </table:table-cell>
          <table:table-cell table:formula="of:=INDEX(table;[.$C36];[.M$2])*[.$I36]" office:value-type="float" office:value="3.7" calcext:value-type="float">
            <text:p>3.7</text:p>
          </table:table-cell>
          <table:table-cell table:formula="of:=INDEX(table;[.$C36];[.N$2])*[.$I36]" office:value-type="float" office:value="2" calcext:value-type="float">
            <text:p>2</text:p>
          </table:table-cell>
          <table:table-cell table:formula="of:=INDEX(table;[.$C36];[.O$2])*[.$I36]" office:value-type="float" office:value="1.7" calcext:value-type="float">
            <text:p>1.7</text:p>
          </table:table-cell>
          <table:table-cell table:formula="of:=INDEX(table;[.$C36];[.P$2])*[.$I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 ketchup</text:p>
          </table:table-cell>
          <table:table-cell table:style-name="ce10" office:value-type="float" office:value="13" calcext:value-type="float">
            <text:p>13</text:p>
          </table:table-cell>
          <table:table-cell table:formula="of:=IF([.A37]&lt;&gt;&quot;&quot;;MATCH([.A3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37];[.H$2])" office:value-type="string" office:string-value="0/" calcext:value-type="string">
            <text:p>0/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formula="of:=INDEX(table;[.$C37];[.K$2])*[.$I37]" office:value-type="float" office:value="66" calcext:value-type="float">
            <text:p>66</text:p>
          </table:table-cell>
          <table:table-cell table:formula="of:=INDEX(table;[.$C37];[.L$2])*[.$I37]" office:value-type="float" office:value="0" calcext:value-type="float">
            <text:p>0</text:p>
          </table:table-cell>
          <table:table-cell table:formula="of:=INDEX(table;[.$C37];[.M$2])*[.$I37]" office:value-type="float" office:value="20" calcext:value-type="float">
            <text:p>20</text:p>
          </table:table-cell>
          <table:table-cell table:formula="of:=INDEX(table;[.$C37];[.N$2])*[.$I37]" office:value-type="float" office:value="2" calcext:value-type="float">
            <text:p>2</text:p>
          </table:table-cell>
          <table:table-cell table:formula="of:=INDEX(table;[.$C37];[.O$2])*[.$I37]" office:value-type="float" office:value="18" calcext:value-type="float">
            <text:p>18</text:p>
          </table:table-cell>
          <table:table-cell table:formula="of:=INDEX(table;[.$C37];[.P$2])*[.$I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14" calcext:value-type="float">
            <text:p>14</text:p>
          </table:table-cell>
          <table:table-cell table:formula="of:=IF([.A38]&lt;&gt;&quot;&quot;;MATCH([.A38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38];[.H$2])" office:value-type="string" office:string-value="4g/" calcext:value-type="string">
            <text:p>4g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38];[.K$2])*[.$I38]" office:value-type="float" office:value="110" calcext:value-type="float">
            <text:p>110</text:p>
          </table:table-cell>
          <table:table-cell table:formula="of:=INDEX(table;[.$C38];[.L$2])*[.$I38]" office:value-type="float" office:value="0" calcext:value-type="float">
            <text:p>0</text:p>
          </table:table-cell>
          <table:table-cell table:formula="of:=INDEX(table;[.$C38];[.M$2])*[.$I38]" office:value-type="float" office:value="80" calcext:value-type="float">
            <text:p>80</text:p>
          </table:table-cell>
          <table:table-cell table:formula="of:=INDEX(table;[.$C38];[.N$2])*[.$I38]" office:value-type="float" office:value="59" calcext:value-type="float">
            <text:p>59</text:p>
          </table:table-cell>
          <table:table-cell table:formula="of:=INDEX(table;[.$C38];[.O$2])*[.$I38]" office:value-type="float" office:value="21" calcext:value-type="float">
            <text:p>21</text:p>
          </table:table-cell>
          <table:table-cell table:formula="of:=INDEX(table;[.$C38];[.P$2])*[.$I3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14" calcext:value-type="float">
            <text:p>14</text:p>
          </table:table-cell>
          <table:table-cell table:formula="of:=IF([.A39]&lt;&gt;&quot;&quot;;MATCH([.A39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39];[.H$2])" office:value-type="string" office:string-value="65g/1bar" calcext:value-type="string">
            <text:p>65g/1bar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39];[.K$2])*[.$I39]" office:value-type="float" office:value="480" calcext:value-type="float">
            <text:p>480</text:p>
          </table:table-cell>
          <table:table-cell table:formula="of:=INDEX(table;[.$C39];[.L$2])*[.$I39]" office:value-type="float" office:value="8" calcext:value-type="float">
            <text:p>8</text:p>
          </table:table-cell>
          <table:table-cell table:formula="of:=INDEX(table;[.$C39];[.M$2])*[.$I39]" office:value-type="float" office:value="80" calcext:value-type="float">
            <text:p>80</text:p>
          </table:table-cell>
          <table:table-cell table:formula="of:=INDEX(table;[.$C39];[.N$2])*[.$I39]" office:value-type="float" office:value="2" calcext:value-type="float">
            <text:p>2</text:p>
          </table:table-cell>
          <table:table-cell table:formula="of:=INDEX(table;[.$C39];[.O$2])*[.$I39]" office:value-type="float" office:value="78" calcext:value-type="float">
            <text:p>78</text:p>
          </table:table-cell>
          <table:table-cell table:formula="of:=INDEX(table;[.$C39];[.P$2])*[.$I39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14" calcext:value-type="float">
            <text:p>14</text:p>
          </table:table-cell>
          <table:table-cell table:formula="of:=IF([.A40]&lt;&gt;&quot;&quot;;MATCH([.A40];row_title;0);&quot;&quot;)" office:value-type="float" office:value="24" calcext:value-type="float">
            <text:p>24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4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0];[.K$2])*[.$I40]" office:value-type="float" office:value="1120" calcext:value-type="float">
            <text:p>1120</text:p>
          </table:table-cell>
          <table:table-cell table:formula="of:=INDEX(table;[.$C40];[.L$2])*[.$I40]" office:value-type="float" office:value="0" calcext:value-type="float">
            <text:p>0</text:p>
          </table:table-cell>
          <table:table-cell table:formula="of:=INDEX(table;[.$C40];[.M$2])*[.$I40]" office:value-type="float" office:value="0" calcext:value-type="float">
            <text:p>0</text:p>
          </table:table-cell>
          <table:table-cell table:formula="of:=INDEX(table;[.$C40];[.N$2])*[.$I40]" office:value-type="float" office:value="0" calcext:value-type="float">
            <text:p>0</text:p>
          </table:table-cell>
          <table:table-cell table:formula="of:=INDEX(table;[.$C40];[.O$2])*[.$I40]" office:value-type="float" office:value="0" calcext:value-type="float">
            <text:p>0</text:p>
          </table:table-cell>
          <table:table-cell table:formula="of:=INDEX(table;[.$C40];[.P$2])*[.$I40]"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14" calcext:value-type="float">
            <text:p>14</text:p>
          </table:table-cell>
          <table:table-cell table:formula="of:=IF([.A41]&lt;&gt;&quot;&quot;;MATCH([.A41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2" calcext:value-type="date">
            <text:p>03/22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41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1];[.K$2])*[.$I41]" office:value-type="float" office:value="150" calcext:value-type="float">
            <text:p>150</text:p>
          </table:table-cell>
          <table:table-cell table:formula="of:=INDEX(table;[.$C41];[.L$2])*[.$I41]" office:value-type="float" office:value="0" calcext:value-type="float">
            <text:p>0</text:p>
          </table:table-cell>
          <table:table-cell table:formula="of:=INDEX(table;[.$C41];[.M$2])*[.$I41]" office:value-type="float" office:value="28.8" calcext:value-type="float">
            <text:p>28.8</text:p>
          </table:table-cell>
          <table:table-cell table:formula="of:=INDEX(table;[.$C41];[.N$2])*[.$I41]" office:value-type="float" office:value="11.4" calcext:value-type="float">
            <text:p>11.4</text:p>
          </table:table-cell>
          <table:table-cell table:formula="of:=INDEX(table;[.$C41];[.O$2])*[.$I41]" office:value-type="float" office:value="17.4" calcext:value-type="float">
            <text:p>17.4</text:p>
          </table:table-cell>
          <table:table-cell table:formula="of:=INDEX(table;[.$C41];[.P$2])*[.$I41]" office:value-type="float" office:value="12.6" calcext:value-type="float">
            <text:p>12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2]&lt;&gt;&quot;&quot;;MATCH([.A42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42];[.H$2])" office:value-type="string" office:string-value="61g/" calcext:value-type="string">
            <text:p>61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42];[.K$2])*[.$I42]" office:value-type="float" office:value="50" calcext:value-type="float">
            <text:p>50</text:p>
          </table:table-cell>
          <table:table-cell table:formula="of:=INDEX(table;[.$C42];[.L$2])*[.$I42]" office:value-type="float" office:value="0.2" calcext:value-type="float">
            <text:p>0.2</text:p>
          </table:table-cell>
          <table:table-cell table:formula="of:=INDEX(table;[.$C42];[.M$2])*[.$I42]" office:value-type="float" office:value="12" calcext:value-type="float">
            <text:p>12</text:p>
          </table:table-cell>
          <table:table-cell table:formula="of:=INDEX(table;[.$C42];[.N$2])*[.$I42]" office:value-type="float" office:value="3.4" calcext:value-type="float">
            <text:p>3.4</text:p>
          </table:table-cell>
          <table:table-cell table:formula="of:=INDEX(table;[.$C42];[.O$2])*[.$I42]" office:value-type="float" office:value="8.6" calcext:value-type="float">
            <text:p>8.6</text:p>
          </table:table-cell>
          <table:table-cell table:formula="of:=INDEX(table;[.$C42];[.P$2])*[.$I42]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3]&lt;&gt;&quot;&quot;;MATCH([.A43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43];[.H$2])" office:value-type="string" office:string-value="17g/" calcext:value-type="string">
            <text:p>1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43];[.K$2])*[.$I43]" office:value-type="float" office:value="19" calcext:value-type="float">
            <text:p>19</text:p>
          </table:table-cell>
          <table:table-cell table:formula="of:=INDEX(table;[.$C43];[.L$2])*[.$I43]" office:value-type="float" office:value="0" calcext:value-type="float">
            <text:p>0</text:p>
          </table:table-cell>
          <table:table-cell table:formula="of:=INDEX(table;[.$C43];[.M$2])*[.$I43]" office:value-type="float" office:value="4.5" calcext:value-type="float">
            <text:p>4.5</text:p>
          </table:table-cell>
          <table:table-cell table:formula="of:=INDEX(table;[.$C43];[.N$2])*[.$I43]" office:value-type="float" office:value="0.1" calcext:value-type="float">
            <text:p>0.1</text:p>
          </table:table-cell>
          <table:table-cell table:formula="of:=INDEX(table;[.$C43];[.O$2])*[.$I43]" office:value-type="float" office:value="4.4" calcext:value-type="float">
            <text:p>4.4</text:p>
          </table:table-cell>
          <table:table-cell table:formula="of:=INDEX(table;[.$C43];[.P$2])*[.$I43]"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15" calcext:value-type="float">
            <text:p>15</text:p>
          </table:table-cell>
          <table:table-cell table:formula="of:=IF([.A44]&lt;&gt;&quot;&quot;;MATCH([.A44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44];[.H$2])">
            <text:p/>
          </table:table-cell>
          <table:table-cell office:value-type="float" office:value="0.25" calcext:value-type="float">
            <text:p>0.25</text:p>
          </table:table-cell>
          <table:table-cell table:style-name="ce17"/>
          <table:table-cell table:formula="of:=INDEX(table;[.$C44];[.K$2])*[.$I44]" office:value-type="float" office:value="120" calcext:value-type="float">
            <text:p>120</text:p>
          </table:table-cell>
          <table:table-cell table:formula="of:=INDEX(table;[.$C44];[.L$2])*[.$I44]" office:value-type="float" office:value="2" calcext:value-type="float">
            <text:p>2</text:p>
          </table:table-cell>
          <table:table-cell table:formula="of:=INDEX(table;[.$C44];[.M$2])*[.$I44]" office:value-type="float" office:value="20" calcext:value-type="float">
            <text:p>20</text:p>
          </table:table-cell>
          <table:table-cell table:formula="of:=INDEX(table;[.$C44];[.N$2])*[.$I44]" office:value-type="float" office:value="3" calcext:value-type="float">
            <text:p>3</text:p>
          </table:table-cell>
          <table:table-cell table:formula="of:=INDEX(table;[.$C44];[.O$2])*[.$I44]" office:value-type="float" office:value="17" calcext:value-type="float">
            <text:p>17</text:p>
          </table:table-cell>
          <table:table-cell table:formula="of:=INDEX(table;[.$C44];[.P$2])*[.$I4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5]&lt;&gt;&quot;&quot;;MATCH([.A45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5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5];[.K$2])*[.$I45]" office:value-type="float" office:value="37.5" calcext:value-type="float">
            <text:p>37.5</text:p>
          </table:table-cell>
          <table:table-cell table:formula="of:=INDEX(table;[.$C45];[.L$2])*[.$I45]" office:value-type="float" office:value="0" calcext:value-type="float">
            <text:p>0</text:p>
          </table:table-cell>
          <table:table-cell table:formula="of:=INDEX(table;[.$C45];[.M$2])*[.$I45]" office:value-type="float" office:value="0" calcext:value-type="float">
            <text:p>0</text:p>
          </table:table-cell>
          <table:table-cell table:formula="of:=INDEX(table;[.$C45];[.N$2])*[.$I45]" office:value-type="float" office:value="0" calcext:value-type="float">
            <text:p>0</text:p>
          </table:table-cell>
          <table:table-cell table:formula="of:=INDEX(table;[.$C45];[.O$2])*[.$I45]" office:value-type="float" office:value="0" calcext:value-type="float">
            <text:p>0</text:p>
          </table:table-cell>
          <table:table-cell table:formula="of:=INDEX(table;[.$C45];[.P$2])*[.$I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6]&lt;&gt;&quot;&quot;;MATCH([.A46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6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6];[.K$2])*[.$I46]" office:value-type="float" office:value="160" calcext:value-type="float">
            <text:p>160</text:p>
          </table:table-cell>
          <table:table-cell table:formula="of:=INDEX(table;[.$C46];[.L$2])*[.$I46]" office:value-type="float" office:value="6" calcext:value-type="float">
            <text:p>6</text:p>
          </table:table-cell>
          <table:table-cell table:formula="of:=INDEX(table;[.$C46];[.M$2])*[.$I46]" office:value-type="float" office:value="25" calcext:value-type="float">
            <text:p>25</text:p>
          </table:table-cell>
          <table:table-cell table:formula="of:=INDEX(table;[.$C46];[.N$2])*[.$I46]" office:value-type="float" office:value="3" calcext:value-type="float">
            <text:p>3</text:p>
          </table:table-cell>
          <table:table-cell table:formula="of:=INDEX(table;[.$C46];[.O$2])*[.$I46]" office:value-type="float" office:value="22" calcext:value-type="float">
            <text:p>22</text:p>
          </table:table-cell>
          <table:table-cell table:formula="of:=INDEX(table;[.$C46];[.P$2])*[.$I46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7]&lt;&gt;&quot;&quot;;MATCH([.A47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7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7];[.K$2])*[.$I47]" office:value-type="float" office:value="32.5" calcext:value-type="float">
            <text:p>32.5</text:p>
          </table:table-cell>
          <table:table-cell table:formula="of:=INDEX(table;[.$C47];[.L$2])*[.$I47]" office:value-type="float" office:value="0" calcext:value-type="float">
            <text:p>0</text:p>
          </table:table-cell>
          <table:table-cell table:formula="of:=INDEX(table;[.$C47];[.M$2])*[.$I47]" office:value-type="float" office:value="2.25" calcext:value-type="float">
            <text:p>2.25</text:p>
          </table:table-cell>
          <table:table-cell table:formula="of:=INDEX(table;[.$C47];[.N$2])*[.$I47]" office:value-type="float" office:value="0" calcext:value-type="float">
            <text:p>0</text:p>
          </table:table-cell>
          <table:table-cell table:formula="of:=INDEX(table;[.$C47];[.O$2])*[.$I47]" office:value-type="float" office:value="2.25" calcext:value-type="float">
            <text:p>2.25</text:p>
          </table:table-cell>
          <table:table-cell table:formula="of:=INDEX(table;[.$C47];[.P$2])*[.$I47]" office:value-type="float" office:value="5.75" calcext:value-type="float">
            <text:p>5.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48]&lt;&gt;&quot;&quot;;MATCH([.A48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48];[.K$2])*[.$I48]" office:value-type="float" office:value="340" calcext:value-type="float">
            <text:p>340</text:p>
          </table:table-cell>
          <table:table-cell table:formula="of:=INDEX(table;[.$C48];[.L$2])*[.$I48]" office:value-type="float" office:value="6" calcext:value-type="float">
            <text:p>6</text:p>
          </table:table-cell>
          <table:table-cell table:formula="of:=INDEX(table;[.$C48];[.M$2])*[.$I48]" office:value-type="float" office:value="70" calcext:value-type="float">
            <text:p>70</text:p>
          </table:table-cell>
          <table:table-cell table:formula="of:=INDEX(table;[.$C48];[.N$2])*[.$I48]" office:value-type="float" office:value="5" calcext:value-type="float">
            <text:p>5</text:p>
          </table:table-cell>
          <table:table-cell table:formula="of:=INDEX(table;[.$C48];[.O$2])*[.$I48]" office:value-type="float" office:value="65" calcext:value-type="float">
            <text:p>65</text:p>
          </table:table-cell>
          <table:table-cell table:formula="of:=INDEX(table;[.$C48];[.P$2])*[.$I4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49];[.H$2])">
            <text:p/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formula="of:=INDEX(table;[.$C49];[.K$2])*[.$I49]" office:value-type="float" office:value="197" calcext:value-type="float">
            <text:p>197</text:p>
          </table:table-cell>
          <table:table-cell table:formula="of:=INDEX(table;[.$C49];[.L$2])*[.$I49]" office:value-type="float" office:value="15" calcext:value-type="float">
            <text:p>15</text:p>
          </table:table-cell>
          <table:table-cell table:formula="of:=INDEX(table;[.$C49];[.M$2])*[.$I49]" office:value-type="float" office:value="0" calcext:value-type="float">
            <text:p>0</text:p>
          </table:table-cell>
          <table:table-cell table:formula="of:=INDEX(table;[.$C49];[.N$2])*[.$I49]" office:value-type="float" office:value="0" calcext:value-type="float">
            <text:p>0</text:p>
          </table:table-cell>
          <table:table-cell table:formula="of:=INDEX(table;[.$C49];[.O$2])*[.$I49]" office:value-type="float" office:value="0" calcext:value-type="float">
            <text:p>0</text:p>
          </table:table-cell>
          <table:table-cell table:formula="of:=INDEX(table;[.$C49];[.P$2])*[.$I4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3]&lt;&gt;&quot;&quot;;MATCH([.A53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0];[.H$2])" office:value-type="string" office:string-value="122g/" calcext:value-type="string">
            <text:p>122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50];[.K$2])*[.$I50]" office:value-type="float" office:value="340" calcext:value-type="float">
            <text:p>340</text:p>
          </table:table-cell>
          <table:table-cell table:formula="of:=INDEX(table;[.$C50];[.L$2])*[.$I50]" office:value-type="float" office:value="6" calcext:value-type="float">
            <text:p>6</text:p>
          </table:table-cell>
          <table:table-cell table:formula="of:=INDEX(table;[.$C50];[.M$2])*[.$I50]" office:value-type="float" office:value="70" calcext:value-type="float">
            <text:p>70</text:p>
          </table:table-cell>
          <table:table-cell table:formula="of:=INDEX(table;[.$C50];[.N$2])*[.$I50]" office:value-type="float" office:value="5" calcext:value-type="float">
            <text:p>5</text:p>
          </table:table-cell>
          <table:table-cell table:formula="of:=INDEX(table;[.$C50];[.O$2])*[.$I50]" office:value-type="float" office:value="65" calcext:value-type="float">
            <text:p>65</text:p>
          </table:table-cell>
          <table:table-cell table:formula="of:=INDEX(table;[.$C50];[.P$2])*[.$I5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4]&lt;&gt;&quot;&quot;;MATCH([.A54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1];[.H$2])">
            <text:p/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51];[.K$2])*[.$I51]" office:value-type="float" office:value="80" calcext:value-type="float">
            <text:p>80</text:p>
          </table:table-cell>
          <table:table-cell table:formula="of:=INDEX(table;[.$C51];[.L$2])*[.$I51]" office:value-type="float" office:value="6" calcext:value-type="float">
            <text:p>6</text:p>
          </table:table-cell>
          <table:table-cell table:formula="of:=INDEX(table;[.$C51];[.M$2])*[.$I51]" office:value-type="float" office:value="5" calcext:value-type="float">
            <text:p>5</text:p>
          </table:table-cell>
          <table:table-cell table:formula="of:=INDEX(table;[.$C51];[.N$2])*[.$I51]" office:value-type="float" office:value="1" calcext:value-type="float">
            <text:p>1</text:p>
          </table:table-cell>
          <table:table-cell table:formula="of:=INDEX(table;[.$C51];[.O$2])*[.$I51]" office:value-type="float" office:value="4" calcext:value-type="float">
            <text:p>4</text:p>
          </table:table-cell>
          <table:table-cell table:formula="of:=INDEX(table;[.$C51];[.P$2])*[.$I51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5]&lt;&gt;&quot;&quot;;MATCH([.A55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2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2];[.K$2])*[.$I52]" office:value-type="float" office:value="20" calcext:value-type="float">
            <text:p>20</text:p>
          </table:table-cell>
          <table:table-cell table:formula="of:=INDEX(table;[.$C52];[.L$2])*[.$I52]" office:value-type="float" office:value="0" calcext:value-type="float">
            <text:p>0</text:p>
          </table:table-cell>
          <table:table-cell table:formula="of:=INDEX(table;[.$C52];[.M$2])*[.$I52]" office:value-type="float" office:value="3.7" calcext:value-type="float">
            <text:p>3.7</text:p>
          </table:table-cell>
          <table:table-cell table:formula="of:=INDEX(table;[.$C52];[.N$2])*[.$I52]" office:value-type="float" office:value="2" calcext:value-type="float">
            <text:p>2</text:p>
          </table:table-cell>
          <table:table-cell table:formula="of:=INDEX(table;[.$C52];[.O$2])*[.$I52]" office:value-type="float" office:value="1.7" calcext:value-type="float">
            <text:p>1.7</text:p>
          </table:table-cell>
          <table:table-cell table:formula="of:=INDEX(table;[.$C52];[.P$2])*[.$I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6]&lt;&gt;&quot;&quot;;MATCH([.A56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3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3];[.K$2])*[.$I53]" office:value-type="float" office:value="112.5" calcext:value-type="float">
            <text:p>112.5</text:p>
          </table:table-cell>
          <table:table-cell table:formula="of:=INDEX(table;[.$C53];[.L$2])*[.$I53]" office:value-type="float" office:value="0.75" calcext:value-type="float">
            <text:p>0.75</text:p>
          </table:table-cell>
          <table:table-cell table:formula="of:=INDEX(table;[.$C53];[.M$2])*[.$I53]" office:value-type="float" office:value="22.5" calcext:value-type="float">
            <text:p>22.5</text:p>
          </table:table-cell>
          <table:table-cell table:formula="of:=INDEX(table;[.$C53];[.N$2])*[.$I53]" office:value-type="float" office:value="3" calcext:value-type="float">
            <text:p>3</text:p>
          </table:table-cell>
          <table:table-cell table:formula="of:=INDEX(table;[.$C53];[.O$2])*[.$I53]" office:value-type="float" office:value="19.5" calcext:value-type="float">
            <text:p>19.5</text:p>
          </table:table-cell>
          <table:table-cell table:formula="of:=INDEX(table;[.$C53];[.P$2])*[.$I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7]&lt;&gt;&quot;&quot;;MATCH([.A5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4];[.H$2])">
            <text:p/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4];[.K$2])*[.$I54]" office:value-type="float" office:value="40" calcext:value-type="float">
            <text:p>40</text:p>
          </table:table-cell>
          <table:table-cell table:formula="of:=INDEX(table;[.$C54];[.L$2])*[.$I54]" office:value-type="float" office:value="3" calcext:value-type="float">
            <text:p>3</text:p>
          </table:table-cell>
          <table:table-cell table:formula="of:=INDEX(table;[.$C54];[.M$2])*[.$I54]" office:value-type="float" office:value="2.5" calcext:value-type="float">
            <text:p>2.5</text:p>
          </table:table-cell>
          <table:table-cell table:formula="of:=INDEX(table;[.$C54];[.N$2])*[.$I54]" office:value-type="float" office:value="0.5" calcext:value-type="float">
            <text:p>0.5</text:p>
          </table:table-cell>
          <table:table-cell table:formula="of:=INDEX(table;[.$C54];[.O$2])*[.$I54]" office:value-type="float" office:value="2" calcext:value-type="float">
            <text:p>2</text:p>
          </table:table-cell>
          <table:table-cell table:formula="of:=INDEX(table;[.$C54];[.P$2])*[.$I54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16" calcext:value-type="float">
            <text:p>16</text:p>
          </table:table-cell>
          <table:table-cell table:formula="of:=IF([.A58]&lt;&gt;&quot;&quot;;MATCH([.A58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55];[.H$2])">
            <text:p/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5" calcext:value-type="percentage">
            <text:p>50.00%</text:p>
          </table:table-cell>
          <table:table-cell table:formula="of:=INDEX(table;[.$C55];[.K$2])*[.$I55]" office:value-type="float" office:value="80" calcext:value-type="float">
            <text:p>80</text:p>
          </table:table-cell>
          <table:table-cell table:formula="of:=INDEX(table;[.$C55];[.L$2])*[.$I55]" office:value-type="float" office:value="6" calcext:value-type="float">
            <text:p>6</text:p>
          </table:table-cell>
          <table:table-cell table:formula="of:=INDEX(table;[.$C55];[.M$2])*[.$I55]" office:value-type="float" office:value="5" calcext:value-type="float">
            <text:p>5</text:p>
          </table:table-cell>
          <table:table-cell table:formula="of:=INDEX(table;[.$C55];[.N$2])*[.$I55]" office:value-type="float" office:value="1" calcext:value-type="float">
            <text:p>1</text:p>
          </table:table-cell>
          <table:table-cell table:formula="of:=INDEX(table;[.$C55];[.O$2])*[.$I55]" office:value-type="float" office:value="4" calcext:value-type="float">
            <text:p>4</text:p>
          </table:table-cell>
          <table:table-cell table:formula="of:=INDEX(table;[.$C55];[.P$2])*[.$I5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17" calcext:value-type="float">
            <text:p>17</text:p>
          </table:table-cell>
          <table:table-cell table:formula="of:=IF([.A59]&lt;&gt;&quot;&quot;;MATCH([.A5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56];[.H$2]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56];[.K$2])*[.$I56]" office:value-type="float" office:value="50" calcext:value-type="float">
            <text:p>50</text:p>
          </table:table-cell>
          <table:table-cell table:formula="of:=INDEX(table;[.$C56];[.L$2])*[.$I56]" office:value-type="float" office:value="0" calcext:value-type="float">
            <text:p>0</text:p>
          </table:table-cell>
          <table:table-cell table:formula="of:=INDEX(table;[.$C56];[.M$2])*[.$I56]" office:value-type="float" office:value="9.6" calcext:value-type="float">
            <text:p>9.6</text:p>
          </table:table-cell>
          <table:table-cell table:formula="of:=INDEX(table;[.$C56];[.N$2])*[.$I56]" office:value-type="float" office:value="3.8" calcext:value-type="float">
            <text:p>3.8</text:p>
          </table:table-cell>
          <table:table-cell table:formula="of:=INDEX(table;[.$C56];[.O$2])*[.$I56]" office:value-type="float" office:value="5.8" calcext:value-type="float">
            <text:p>5.8</text:p>
          </table:table-cell>
          <table:table-cell table:formula="of:=INDEX(table;[.$C56];[.P$2])*[.$I56]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17" calcext:value-type="float">
            <text:p>17</text:p>
          </table:table-cell>
          <table:table-cell table:formula="of:=IF([.A60]&lt;&gt;&quot;&quot;;MATCH([.A6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57];[.K$2])*[.$I57]" office:value-type="float" office:value="280" calcext:value-type="float">
            <text:p>280</text:p>
          </table:table-cell>
          <table:table-cell table:formula="of:=INDEX(table;[.$C57];[.L$2])*[.$I57]" office:value-type="float" office:value="0" calcext:value-type="float">
            <text:p>0</text:p>
          </table:table-cell>
          <table:table-cell table:formula="of:=INDEX(table;[.$C57];[.M$2])*[.$I57]" office:value-type="float" office:value="0" calcext:value-type="float">
            <text:p>0</text:p>
          </table:table-cell>
          <table:table-cell table:formula="of:=INDEX(table;[.$C57];[.N$2])*[.$I57]" office:value-type="float" office:value="0" calcext:value-type="float">
            <text:p>0</text:p>
          </table:table-cell>
          <table:table-cell table:formula="of:=INDEX(table;[.$C57];[.O$2])*[.$I57]" office:value-type="float" office:value="0" calcext:value-type="float">
            <text:p>0</text:p>
          </table:table-cell>
          <table:table-cell table:formula="of:=INDEX(table;[.$C57];[.P$2])*[.$I57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1]&lt;&gt;&quot;&quot;;MATCH([.A61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58];[.H$2])" office:value-type="string" office:string-value="61g/" calcext:value-type="string">
            <text:p>61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58];[.K$2])*[.$I58]" office:value-type="float" office:value="25" calcext:value-type="float">
            <text:p>25</text:p>
          </table:table-cell>
          <table:table-cell table:formula="of:=INDEX(table;[.$C58];[.L$2])*[.$I58]" office:value-type="float" office:value="0.1" calcext:value-type="float">
            <text:p>0.1</text:p>
          </table:table-cell>
          <table:table-cell table:formula="of:=INDEX(table;[.$C58];[.M$2])*[.$I58]" office:value-type="float" office:value="6" calcext:value-type="float">
            <text:p>6</text:p>
          </table:table-cell>
          <table:table-cell table:formula="of:=INDEX(table;[.$C58];[.N$2])*[.$I58]" office:value-type="float" office:value="1.7" calcext:value-type="float">
            <text:p>1.7</text:p>
          </table:table-cell>
          <table:table-cell table:formula="of:=INDEX(table;[.$C58];[.O$2])*[.$I58]" office:value-type="float" office:value="4.3" calcext:value-type="float">
            <text:p>4.3</text:p>
          </table:table-cell>
          <table:table-cell table:formula="of:=INDEX(table;[.$C58];[.P$2])*[.$I58]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2]&lt;&gt;&quot;&quot;;MATCH([.A62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59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59];[.K$2])*[.$I59]" office:value-type="float" office:value="132" calcext:value-type="float">
            <text:p>132</text:p>
          </table:table-cell>
          <table:table-cell table:formula="of:=INDEX(table;[.$C59];[.L$2])*[.$I59]" office:value-type="float" office:value="0" calcext:value-type="float">
            <text:p>0</text:p>
          </table:table-cell>
          <table:table-cell table:formula="of:=INDEX(table;[.$C59];[.M$2])*[.$I59]" office:value-type="float" office:value="40" calcext:value-type="float">
            <text:p>40</text:p>
          </table:table-cell>
          <table:table-cell table:formula="of:=INDEX(table;[.$C59];[.N$2])*[.$I59]" office:value-type="float" office:value="4" calcext:value-type="float">
            <text:p>4</text:p>
          </table:table-cell>
          <table:table-cell table:formula="of:=INDEX(table;[.$C59];[.O$2])*[.$I59]" office:value-type="float" office:value="36" calcext:value-type="float">
            <text:p>36</text:p>
          </table:table-cell>
          <table:table-cell table:formula="of:=INDEX(table;[.$C59];[.P$2])*[.$I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holewheat sliced</text:p>
          </table:table-cell>
          <table:table-cell table:style-name="ce10" office:value-type="float" office:value="18" calcext:value-type="float">
            <text:p>18</text:p>
          </table:table-cell>
          <table:table-cell table:formula="of:=IF([.A63]&lt;&gt;&quot;&quot;;MATCH([.A63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60];[.K$2])*[.$I60]" office:value-type="float" office:value="110" calcext:value-type="float">
            <text:p>110</text:p>
          </table:table-cell>
          <table:table-cell table:formula="of:=INDEX(table;[.$C60];[.L$2])*[.$I60]" office:value-type="float" office:value="0" calcext:value-type="float">
            <text:p>0</text:p>
          </table:table-cell>
          <table:table-cell table:formula="of:=INDEX(table;[.$C60];[.M$2])*[.$I60]" office:value-type="float" office:value="80" calcext:value-type="float">
            <text:p>80</text:p>
          </table:table-cell>
          <table:table-cell table:formula="of:=INDEX(table;[.$C60];[.N$2])*[.$I60]" office:value-type="float" office:value="59" calcext:value-type="float">
            <text:p>59</text:p>
          </table:table-cell>
          <table:table-cell table:formula="of:=INDEX(table;[.$C60];[.O$2])*[.$I60]" office:value-type="float" office:value="21" calcext:value-type="float">
            <text:p>21</text:p>
          </table:table-cell>
          <table:table-cell table:formula="of:=INDEX(table;[.$C60];[.P$2])*[.$I6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read</text:p>
          </table:table-cell>
          <table:table-cell table:style-name="ce10" office:value-type="float" office:value="19" calcext:value-type="float">
            <text:p>19</text:p>
          </table:table-cell>
          <table:table-cell table:formula="of:=IF([.A64]&lt;&gt;&quot;&quot;;MATCH([.A64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1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61];[.K$2])*[.$I61]" office:value-type="float" office:value="140" calcext:value-type="float">
            <text:p>140</text:p>
          </table:table-cell>
          <table:table-cell table:formula="of:=INDEX(table;[.$C61];[.L$2])*[.$I61]" office:value-type="float" office:value="0" calcext:value-type="float">
            <text:p>0</text:p>
          </table:table-cell>
          <table:table-cell table:formula="of:=INDEX(table;[.$C61];[.M$2])*[.$I61]" office:value-type="float" office:value="0" calcext:value-type="float">
            <text:p>0</text:p>
          </table:table-cell>
          <table:table-cell table:formula="of:=INDEX(table;[.$C61];[.N$2])*[.$I61]" office:value-type="float" office:value="0" calcext:value-type="float">
            <text:p>0</text:p>
          </table:table-cell>
          <table:table-cell table:formula="of:=INDEX(table;[.$C61];[.O$2])*[.$I61]" office:value-type="float" office:value="0" calcext:value-type="float">
            <text:p>0</text:p>
          </table:table-cell>
          <table:table-cell table:formula="of:=INDEX(table;[.$C61];[.P$2])*[.$I61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5]&lt;&gt;&quot;&quot;;MATCH([.A65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2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2];[.K$2])*[.$I62]" office:value-type="float" office:value="30" calcext:value-type="float">
            <text:p>30</text:p>
          </table:table-cell>
          <table:table-cell table:formula="of:=INDEX(table;[.$C62];[.L$2])*[.$I62]" office:value-type="float" office:value="0" calcext:value-type="float">
            <text:p>0</text:p>
          </table:table-cell>
          <table:table-cell table:formula="of:=INDEX(table;[.$C62];[.M$2])*[.$I62]" office:value-type="float" office:value="8" calcext:value-type="float">
            <text:p>8</text:p>
          </table:table-cell>
          <table:table-cell table:formula="of:=INDEX(table;[.$C62];[.N$2])*[.$I62]" office:value-type="float" office:value="2" calcext:value-type="float">
            <text:p>2</text:p>
          </table:table-cell>
          <table:table-cell table:formula="of:=INDEX(table;[.$C62];[.O$2])*[.$I62]" office:value-type="float" office:value="6" calcext:value-type="float">
            <text:p>6</text:p>
          </table:table-cell>
          <table:table-cell table:formula="of:=INDEX(table;[.$C62];[.P$2])*[.$I62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6]&lt;&gt;&quot;&quot;;MATCH([.A66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3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3];[.K$2])*[.$I63]" office:value-type="float" office:value="240" calcext:value-type="float">
            <text:p>240</text:p>
          </table:table-cell>
          <table:table-cell table:formula="of:=INDEX(table;[.$C63];[.L$2])*[.$I63]" office:value-type="float" office:value="4" calcext:value-type="float">
            <text:p>4</text:p>
          </table:table-cell>
          <table:table-cell table:formula="of:=INDEX(table;[.$C63];[.M$2])*[.$I63]" office:value-type="float" office:value="40" calcext:value-type="float">
            <text:p>40</text:p>
          </table:table-cell>
          <table:table-cell table:formula="of:=INDEX(table;[.$C63];[.N$2])*[.$I63]" office:value-type="float" office:value="6" calcext:value-type="float">
            <text:p>6</text:p>
          </table:table-cell>
          <table:table-cell table:formula="of:=INDEX(table;[.$C63];[.O$2])*[.$I63]" office:value-type="float" office:value="34" calcext:value-type="float">
            <text:p>34</text:p>
          </table:table-cell>
          <table:table-cell table:formula="of:=INDEX(table;[.$C63];[.P$2])*[.$I63]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0" calcext:value-type="float">
            <text:p>20</text:p>
          </table:table-cell>
          <table:table-cell table:formula="of:=IF([.A67]&lt;&gt;&quot;&quot;;MATCH([.A67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4];[.H$2])" office:value-type="string" office:string-value="30g/1slice" calcext:value-type="string">
            <text:p>30g/1slice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4];[.K$2])*[.$I64]" office:value-type="float" office:value="200" calcext:value-type="float">
            <text:p>200</text:p>
          </table:table-cell>
          <table:table-cell table:formula="of:=INDEX(table;[.$C64];[.L$2])*[.$I64]" office:value-type="float" office:value="6.2" calcext:value-type="float">
            <text:p>6.2</text:p>
          </table:table-cell>
          <table:table-cell table:formula="of:=INDEX(table;[.$C64];[.M$2])*[.$I64]" office:value-type="float" office:value="32.6" calcext:value-type="float">
            <text:p>32.6</text:p>
          </table:table-cell>
          <table:table-cell table:formula="of:=INDEX(table;[.$C64];[.N$2])*[.$I64]" office:value-type="float" office:value="0.6" calcext:value-type="float">
            <text:p>0.6</text:p>
          </table:table-cell>
          <table:table-cell table:formula="of:=INDEX(table;[.$C64];[.O$2])*[.$I64]" office:value-type="float" office:value="32.6" calcext:value-type="float">
            <text:p>32.6</text:p>
          </table:table-cell>
          <table:table-cell table:formula="of:=INDEX(table;[.$C64];[.P$2])*[.$I64]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20" calcext:value-type="float">
            <text:p>20</text:p>
          </table:table-cell>
          <table:table-cell table:formula="of:=IF([.A68]&lt;&gt;&quot;&quot;;MATCH([.A68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65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5];[.K$2])*[.$I65]" office:value-type="float" office:value="160" calcext:value-type="float">
            <text:p>160</text:p>
          </table:table-cell>
          <table:table-cell table:formula="of:=INDEX(table;[.$C65];[.L$2])*[.$I65]" office:value-type="float" office:value="6" calcext:value-type="float">
            <text:p>6</text:p>
          </table:table-cell>
          <table:table-cell table:formula="of:=INDEX(table;[.$C65];[.M$2])*[.$I65]" office:value-type="float" office:value="25" calcext:value-type="float">
            <text:p>25</text:p>
          </table:table-cell>
          <table:table-cell table:formula="of:=INDEX(table;[.$C65];[.N$2])*[.$I65]" office:value-type="float" office:value="3" calcext:value-type="float">
            <text:p>3</text:p>
          </table:table-cell>
          <table:table-cell table:formula="of:=INDEX(table;[.$C65];[.O$2])*[.$I65]" office:value-type="float" office:value="22" calcext:value-type="float">
            <text:p>22</text:p>
          </table:table-cell>
          <table:table-cell table:formula="of:=INDEX(table;[.$C65];[.P$2])*[.$I65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21" calcext:value-type="float">
            <text:p>21</text:p>
          </table:table-cell>
          <table:table-cell table:formula="of:=IF([.A69]&lt;&gt;&quot;&quot;;MATCH([.A69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66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66];[.K$2])*[.$I66]" office:value-type="float" office:value="130" calcext:value-type="float">
            <text:p>130</text:p>
          </table:table-cell>
          <table:table-cell table:formula="of:=INDEX(table;[.$C66];[.L$2])*[.$I66]" office:value-type="float" office:value="0" calcext:value-type="float">
            <text:p>0</text:p>
          </table:table-cell>
          <table:table-cell table:formula="of:=INDEX(table;[.$C66];[.M$2])*[.$I66]" office:value-type="float" office:value="9" calcext:value-type="float">
            <text:p>9</text:p>
          </table:table-cell>
          <table:table-cell table:formula="of:=INDEX(table;[.$C66];[.N$2])*[.$I66]" office:value-type="float" office:value="0" calcext:value-type="float">
            <text:p>0</text:p>
          </table:table-cell>
          <table:table-cell table:formula="of:=INDEX(table;[.$C66];[.O$2])*[.$I66]" office:value-type="float" office:value="9" calcext:value-type="float">
            <text:p>9</text:p>
          </table:table-cell>
          <table:table-cell table:formula="of:=INDEX(table;[.$C66];[.P$2])*[.$I66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deli coffee</text:p>
          </table:table-cell>
          <table:table-cell table:style-name="ce10" office:value-type="float" office:value="22" calcext:value-type="float">
            <text:p>22</text:p>
          </table:table-cell>
          <table:table-cell table:formula="of:=IF([.A70]&lt;&gt;&quot;&quot;;MATCH([.A70];row_title;0);&quot;&quot;)" office:value-type="float" office:value="30" calcext:value-type="float">
            <text:p>30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7];[.H$2])" office:value-type="string" office:string-value="57g/" calcext:value-type="string">
            <text:p>57g/</text:p>
          </table:table-cell>
          <table:table-cell table:style-name="ce17" table:number-columns-repeated="8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23" calcext:value-type="float">
            <text:p>23</text:p>
          </table:table-cell>
          <table:table-cell table:formula="of:=IF([.A71]&lt;&gt;&quot;&quot;;MATCH([.A71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8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71];[.K$2])*[.$I71]" office:value-type="float" office:value="156" calcext:value-type="float">
            <text:p>156</text:p>
          </table:table-cell>
          <table:table-cell table:formula="of:=INDEX(table;[.$C71];[.L$2])*[.$I71]" office:value-type="float" office:value="10" calcext:value-type="float">
            <text:p>10</text:p>
          </table:table-cell>
          <table:table-cell table:formula="of:=INDEX(table;[.$C71];[.M$2])*[.$I71]" office:value-type="float" office:value="1.2" calcext:value-type="float">
            <text:p>1.2</text:p>
          </table:table-cell>
          <table:table-cell table:formula="of:=INDEX(table;[.$C71];[.N$2])*[.$I71]" office:value-type="float" office:value="0" calcext:value-type="float">
            <text:p>0</text:p>
          </table:table-cell>
          <table:table-cell table:formula="of:=INDEX(table;[.$C71];[.O$2])*[.$I71]" office:value-type="float" office:value="1.2" calcext:value-type="float">
            <text:p>1.2</text:p>
          </table:table-cell>
          <table:table-cell table:formula="of:=INDEX(table;[.$C71];[.P$2])*[.$I71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23" calcext:value-type="float">
            <text:p>23</text:p>
          </table:table-cell>
          <table:table-cell table:formula="of:=IF([.A72]&lt;&gt;&quot;&quot;;MATCH([.A72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69];[.H$2])" office:value-type="string" office:string-value="34g/1bar" calcext:value-type="string">
            <text:p>34g/1bar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72];[.K$2])*[.$I72]" office:value-type="float" office:value="255" calcext:value-type="float">
            <text:p>255</text:p>
          </table:table-cell>
          <table:table-cell table:formula="of:=INDEX(table;[.$C72];[.L$2])*[.$I72]" office:value-type="float" office:value="4.5" calcext:value-type="float">
            <text:p>4.5</text:p>
          </table:table-cell>
          <table:table-cell table:formula="of:=INDEX(table;[.$C72];[.M$2])*[.$I72]" office:value-type="float" office:value="52.5" calcext:value-type="float">
            <text:p>52.5</text:p>
          </table:table-cell>
          <table:table-cell table:formula="of:=INDEX(table;[.$C72];[.N$2])*[.$I72]" office:value-type="float" office:value="3.75" calcext:value-type="float">
            <text:p>3.75</text:p>
          </table:table-cell>
          <table:table-cell table:formula="of:=INDEX(table;[.$C72];[.O$2])*[.$I72]" office:value-type="float" office:value="48.75" calcext:value-type="float">
            <text:p>48.75</text:p>
          </table:table-cell>
          <table:table-cell table:formula="of:=INDEX(table;[.$C72];[.P$2])*[.$I72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25" calcext:value-type="float">
            <text:p>25</text:p>
          </table:table-cell>
          <table:table-cell table:formula="of:=IF([.A73]&lt;&gt;&quot;&quot;;MATCH([.A73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70];[.H$2])">
            <text:p/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73];[.K$2])*[.$I73]" office:value-type="float" office:value="170" calcext:value-type="float">
            <text:p>170</text:p>
          </table:table-cell>
          <table:table-cell table:formula="of:=INDEX(table;[.$C73];[.L$2])*[.$I73]" office:value-type="float" office:value="16" calcext:value-type="float">
            <text:p>16</text:p>
          </table:table-cell>
          <table:table-cell table:formula="of:=INDEX(table;[.$C73];[.M$2])*[.$I73]" office:value-type="float" office:value="5" calcext:value-type="float">
            <text:p>5</text:p>
          </table:table-cell>
          <table:table-cell table:formula="of:=INDEX(table;[.$C73];[.N$2])*[.$I73]" office:value-type="float" office:value="3" calcext:value-type="float">
            <text:p>3</text:p>
          </table:table-cell>
          <table:table-cell table:formula="of:=INDEX(table;[.$C73];[.O$2])*[.$I73]" office:value-type="float" office:value="2" calcext:value-type="float">
            <text:p>2</text:p>
          </table:table-cell>
          <table:table-cell table:formula="of:=INDEX(table;[.$C73];[.P$2])*[.$I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25" calcext:value-type="float">
            <text:p>25</text:p>
          </table:table-cell>
          <table:table-cell table:formula="of:=IF([.A74]&lt;&gt;&quot;&quot;;MATCH([.A74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71];[.H$2])" office:value-type="string" office:string-value="50g/1egg" calcext:value-type="string">
            <text:p>50g/1egg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74];[.K$2])*[.$I74]" office:value-type="float" office:value="60" calcext:value-type="float">
            <text:p>60</text:p>
          </table:table-cell>
          <table:table-cell table:formula="of:=INDEX(table;[.$C74];[.L$2])*[.$I74]" office:value-type="float" office:value="0" calcext:value-type="float">
            <text:p>0</text:p>
          </table:table-cell>
          <table:table-cell table:formula="of:=INDEX(table;[.$C74];[.M$2])*[.$I74]" office:value-type="float" office:value="14" calcext:value-type="float">
            <text:p>14</text:p>
          </table:table-cell>
          <table:table-cell table:formula="of:=INDEX(table;[.$C74];[.N$2])*[.$I74]" office:value-type="float" office:value="0" calcext:value-type="float">
            <text:p>0</text:p>
          </table:table-cell>
          <table:table-cell table:formula="of:=INDEX(table;[.$C74];[.O$2])*[.$I74]" office:value-type="float" office:value="3" calcext:value-type="float">
            <text:p>3</text:p>
          </table:table-cell>
          <table:table-cell table:formula="of:=INDEX(table;[.$C74];[.P$2])*[.$I74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5]&lt;&gt;&quot;&quot;;MATCH([.A7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2];[.H$2])" office:value-type="string" office:string-value="122g/" calcext:value-type="string">
            <text:p>122g/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5];[.K$2])*[.$I75]" office:value-type="float" office:value="121.03" calcext:value-type="float">
            <text:p>121.03</text:p>
          </table:table-cell>
          <table:table-cell table:formula="of:=INDEX(table;[.$C75];[.L$2])*[.$I75]" office:value-type="float" office:value="10.64" calcext:value-type="float">
            <text:p>10.64</text:p>
          </table:table-cell>
          <table:table-cell table:formula="of:=INDEX(table;[.$C75];[.M$2])*[.$I75]" office:value-type="float" office:value="6.65" calcext:value-type="float">
            <text:p>6.65</text:p>
          </table:table-cell>
          <table:table-cell table:formula="of:=INDEX(table;[.$C75];[.N$2])*[.$I75]" office:value-type="float" office:value="0" calcext:value-type="float">
            <text:p>0</text:p>
          </table:table-cell>
          <table:table-cell table:formula="of:=INDEX(table;[.$C75];[.O$2])*[.$I75]" office:value-type="float" office:value="0" calcext:value-type="float">
            <text:p>0</text:p>
          </table:table-cell>
          <table:table-cell table:formula="of:=INDEX(table;[.$C75];[.P$2])*[.$I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6]&lt;&gt;&quot;&quot;;MATCH([.A76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76];[.K$2])*[.$I76]" office:value-type="float" office:value="280" calcext:value-type="float">
            <text:p>280</text:p>
          </table:table-cell>
          <table:table-cell table:formula="of:=INDEX(table;[.$C76];[.L$2])*[.$I76]" office:value-type="float" office:value="0" calcext:value-type="float">
            <text:p>0</text:p>
          </table:table-cell>
          <table:table-cell table:formula="of:=INDEX(table;[.$C76];[.M$2])*[.$I76]" office:value-type="float" office:value="0" calcext:value-type="float">
            <text:p>0</text:p>
          </table:table-cell>
          <table:table-cell table:formula="of:=INDEX(table;[.$C76];[.N$2])*[.$I76]" office:value-type="float" office:value="0" calcext:value-type="float">
            <text:p>0</text:p>
          </table:table-cell>
          <table:table-cell table:formula="of:=INDEX(table;[.$C76];[.O$2])*[.$I76]" office:value-type="float" office:value="0" calcext:value-type="float">
            <text:p>0</text:p>
          </table:table-cell>
          <table:table-cell table:formula="of:=INDEX(table;[.$C76];[.P$2])*[.$I76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7]&lt;&gt;&quot;&quot;;MATCH([.A77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4];[.H$2])" office:value-type="string" office:string-value="40g/2pieces" calcext:value-type="string">
            <text:p>40g/2pieces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7];[.K$2])*[.$I77]" office:value-type="float" office:value="33.25" calcext:value-type="float">
            <text:p>33.2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8]&lt;&gt;&quot;&quot;;MATCH([.A78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5];[.H$2])" office:value-type="string" office:string-value="0.25cup/" calcext:value-type="string">
            <text:p>0.25cup/</text:p>
          </table:table-cell>
          <table:table-cell office:value-type="float" office:value="1.33" calcext:value-type="float">
            <text:p>1.33</text:p>
          </table:table-cell>
          <table:table-cell table:style-name="ce17"/>
          <table:table-cell table:formula="of:=INDEX(table;[.$C78];[.K$2])*[.$I78]" office:value-type="float" office:value="26.6" calcext:value-type="float">
            <text:p>26.6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oule</text:p>
          </table:table-cell>
          <table:table-cell table:style-name="ce10" office:value-type="float" office:value="24" calcext:value-type="float">
            <text:p>24</text:p>
          </table:table-cell>
          <table:table-cell table:formula="of:=IF([.A79]&lt;&gt;&quot;&quot;;MATCH([.A79];row_title;0);&quot;&quot;)" office:value-type="float" office:value="8" calcext:value-type="float">
            <text:p>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76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79];[.K$2])*[.$I79]" office:value-type="float" office:value="225" calcext:value-type="float">
            <text:p>225</text:p>
          </table:table-cell>
          <table:table-cell table:formula="of:=INDEX(table;[.$C79];[.L$2])*[.$I79]" office:value-type="float" office:value="1.5" calcext:value-type="float">
            <text:p>1.5</text:p>
          </table:table-cell>
          <table:table-cell table:formula="of:=INDEX(table;[.$C79];[.M$2])*[.$I79]" office:value-type="float" office:value="45" calcext:value-type="float">
            <text:p>45</text:p>
          </table:table-cell>
          <table:table-cell table:formula="of:=INDEX(table;[.$C79];[.N$2])*[.$I79]" office:value-type="float" office:value="6" calcext:value-type="float">
            <text:p>6</text:p>
          </table:table-cell>
          <table:table-cell table:formula="of:=INDEX(table;[.$C79];[.O$2])*[.$I79]" office:value-type="float" office:value="39" calcext:value-type="float">
            <text:p>39</text:p>
          </table:table-cell>
          <table:table-cell table:formula="of:=INDEX(table;[.$C79];[.P$2])*[.$I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0]&lt;&gt;&quot;&quot;;MATCH([.A80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7];[.H$2])" office:value-type="string" office:string-value="61g/" calcext:value-type="string">
            <text:p>61g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80];[.K$2])*[.$I80]" office:value-type="float" office:value="132" calcext:value-type="float">
            <text:p>132</text:p>
          </table:table-cell>
          <table:table-cell table:formula="of:=INDEX(table;[.$C80];[.L$2])*[.$I80]" office:value-type="float" office:value="0" calcext:value-type="float">
            <text:p>0</text:p>
          </table:table-cell>
          <table:table-cell table:formula="of:=INDEX(table;[.$C80];[.M$2])*[.$I80]" office:value-type="float" office:value="40" calcext:value-type="float">
            <text:p>40</text:p>
          </table:table-cell>
          <table:table-cell table:formula="of:=INDEX(table;[.$C80];[.N$2])*[.$I80]" office:value-type="float" office:value="4" calcext:value-type="float">
            <text:p>4</text:p>
          </table:table-cell>
          <table:table-cell table:formula="of:=INDEX(table;[.$C80];[.O$2])*[.$I80]" office:value-type="float" office:value="36" calcext:value-type="float">
            <text:p>36</text:p>
          </table:table-cell>
          <table:table-cell table:formula="of:=INDEX(table;[.$C80];[.P$2])*[.$I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1]&lt;&gt;&quot;&quot;;MATCH([.A81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8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1];[.K$2])*[.$I81]" office:value-type="float" office:value="110" calcext:value-type="float">
            <text:p>110</text:p>
          </table:table-cell>
          <table:table-cell table:formula="of:=INDEX(table;[.$C81];[.L$2])*[.$I81]" office:value-type="float" office:value="0" calcext:value-type="float">
            <text:p>0</text:p>
          </table:table-cell>
          <table:table-cell table:formula="of:=INDEX(table;[.$C81];[.M$2])*[.$I81]" office:value-type="float" office:value="80" calcext:value-type="float">
            <text:p>80</text:p>
          </table:table-cell>
          <table:table-cell table:formula="of:=INDEX(table;[.$C81];[.N$2])*[.$I81]" office:value-type="float" office:value="59" calcext:value-type="float">
            <text:p>59</text:p>
          </table:table-cell>
          <table:table-cell table:formula="of:=INDEX(table;[.$C81];[.O$2])*[.$I81]" office:value-type="float" office:value="21" calcext:value-type="float">
            <text:p>21</text:p>
          </table:table-cell>
          <table:table-cell table:formula="of:=INDEX(table;[.$C81];[.P$2])*[.$I8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26" calcext:value-type="float">
            <text:p>26</text:p>
          </table:table-cell>
          <table:table-cell table:formula="of:=IF([.A82]&lt;&gt;&quot;&quot;;MATCH([.A82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79];[.H$2])" office:value-type="string" office:string-value="57g/" calcext:value-type="string">
            <text:p>57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82];[.K$2])*[.$I82]" office:value-type="float" office:value="60" calcext:value-type="float">
            <text:p>60</text:p>
          </table:table-cell>
          <table:table-cell table:formula="of:=INDEX(table;[.$C82];[.L$2])*[.$I82]" office:value-type="float" office:value="0" calcext:value-type="float">
            <text:p>0</text:p>
          </table:table-cell>
          <table:table-cell table:formula="of:=INDEX(table;[.$C82];[.M$2])*[.$I82]" office:value-type="float" office:value="14" calcext:value-type="float">
            <text:p>14</text:p>
          </table:table-cell>
          <table:table-cell table:formula="of:=INDEX(table;[.$C82];[.N$2])*[.$I82]" office:value-type="float" office:value="0" calcext:value-type="float">
            <text:p>0</text:p>
          </table:table-cell>
          <table:table-cell table:formula="of:=INDEX(table;[.$C82];[.O$2])*[.$I82]" office:value-type="float" office:value="3" calcext:value-type="float">
            <text:p>3</text:p>
          </table:table-cell>
          <table:table-cell table:formula="of:=INDEX(table;[.$C82];[.P$2])*[.$I82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7" table:content-validation-name="val2" office:value-type="string" calcext:value-type="string">
            <text:p>burgers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3]&lt;&gt;&quot;&quot;;MATCH([.A83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0];[.H$2])" office:value-type="string" office:string-value="0/" calcext:value-type="string">
            <text:p>0/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83];[.K$2])*[.$I83]" office:value-type="float" office:value="364.5" calcext:value-type="float">
            <text:p>364.5</text:p>
          </table:table-cell>
          <table:table-cell table:formula="of:=INDEX(table;[.$C83];[.L$2])*[.$I83]" office:value-type="float" office:value="25.5" calcext:value-type="float">
            <text:p>25.5</text:p>
          </table:table-cell>
          <table:table-cell table:formula="of:=INDEX(table;[.$C83];[.M$2])*[.$I83]" office:value-type="float" office:value="0" calcext:value-type="float">
            <text:p>0</text:p>
          </table:table-cell>
          <table:table-cell table:formula="of:=INDEX(table;[.$C83];[.N$2])*[.$I83]" office:value-type="float" office:value="0" calcext:value-type="float">
            <text:p>0</text:p>
          </table:table-cell>
          <table:table-cell table:formula="of:=INDEX(table;[.$C83];[.O$2])*[.$I83]" office:value-type="float" office:value="0" calcext:value-type="float">
            <text:p>0</text:p>
          </table:table-cell>
          <table:table-cell table:formula="of:=INDEX(table;[.$C83];[.P$2])*[.$I83]" office:value-type="float" office:value="31.5" calcext:value-type="float">
            <text:p>3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4]&lt;&gt;&quot;&quot;;MATCH([.A84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1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4];[.K$2])*[.$I84]" office:value-type="float" office:value="160" calcext:value-type="float">
            <text:p>160</text:p>
          </table:table-cell>
          <table:table-cell table:formula="of:=INDEX(table;[.$C84];[.L$2])*[.$I84]" office:value-type="float" office:value="6" calcext:value-type="float">
            <text:p>6</text:p>
          </table:table-cell>
          <table:table-cell table:formula="of:=INDEX(table;[.$C84];[.M$2])*[.$I84]" office:value-type="float" office:value="25" calcext:value-type="float">
            <text:p>25</text:p>
          </table:table-cell>
          <table:table-cell table:formula="of:=INDEX(table;[.$C84];[.N$2])*[.$I84]" office:value-type="float" office:value="3" calcext:value-type="float">
            <text:p>3</text:p>
          </table:table-cell>
          <table:table-cell table:formula="of:=INDEX(table;[.$C84];[.O$2])*[.$I84]" office:value-type="float" office:value="22" calcext:value-type="float">
            <text:p>22</text:p>
          </table:table-cell>
          <table:table-cell table:formula="of:=INDEX(table;[.$C84];[.P$2])*[.$I84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27" calcext:value-type="float">
            <text:p>27</text:p>
          </table:table-cell>
          <table:table-cell table:formula="of:=IF([.A85]&lt;&gt;&quot;&quot;;MATCH([.A85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82];[.H$2])" office:value-type="string" office:string-value="40g/2pieces" calcext:value-type="string">
            <text:p>40g/2pieces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5];[.K$2])*[.$I85]" office:value-type="float" office:value="130" calcext:value-type="float">
            <text:p>130</text:p>
          </table:table-cell>
          <table:table-cell table:formula="of:=INDEX(table;[.$C85];[.L$2])*[.$I85]" office:value-type="float" office:value="0" calcext:value-type="float">
            <text:p>0</text:p>
          </table:table-cell>
          <table:table-cell table:formula="of:=INDEX(table;[.$C85];[.M$2])*[.$I85]" office:value-type="float" office:value="9" calcext:value-type="float">
            <text:p>9</text:p>
          </table:table-cell>
          <table:table-cell table:formula="of:=INDEX(table;[.$C85];[.N$2])*[.$I85]" office:value-type="float" office:value="0" calcext:value-type="float">
            <text:p>0</text:p>
          </table:table-cell>
          <table:table-cell table:formula="of:=INDEX(table;[.$C85];[.O$2])*[.$I85]" office:value-type="float" office:value="9" calcext:value-type="float">
            <text:p>9</text:p>
          </table:table-cell>
          <table:table-cell table:formula="of:=INDEX(table;[.$C85];[.P$2])*[.$I85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28" calcext:value-type="float">
            <text:p>28</text:p>
          </table:table-cell>
          <table:table-cell table:formula="of:=IF([.A86]&lt;&gt;&quot;&quot;;MATCH([.A86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83];[.H$2])" office:value-type="string" office:string-value="4oz/" calcext:value-type="string">
            <text:p>4oz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6];[.K$2])*[.$I86]" office:value-type="float" office:value="220" calcext:value-type="float">
            <text:p>220</text:p>
          </table:table-cell>
          <table:table-cell table:formula="of:=INDEX(table;[.$C86];[.L$2])*[.$I86]" office:value-type="float" office:value="7" calcext:value-type="float">
            <text:p>7</text:p>
          </table:table-cell>
          <table:table-cell table:formula="of:=INDEX(table;[.$C86];[.M$2])*[.$I86]" office:value-type="float" office:value="36" calcext:value-type="float">
            <text:p>36</text:p>
          </table:table-cell>
          <table:table-cell table:formula="of:=INDEX(table;[.$C86];[.N$2])*[.$I86]" office:value-type="float" office:value="7" calcext:value-type="float">
            <text:p>7</text:p>
          </table:table-cell>
          <table:table-cell table:formula="of:=INDEX(table;[.$C86];[.O$2])*[.$I86]" office:value-type="float" office:value="29" calcext:value-type="float">
            <text:p>29</text:p>
          </table:table-cell>
          <table:table-cell table:formula="of:=INDEX(table;[.$C86];[.P$2])*[.$I86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29" calcext:value-type="float">
            <text:p>29</text:p>
          </table:table-cell>
          <table:table-cell table:formula="of:=IF([.A87]&lt;&gt;&quot;&quot;;MATCH([.A87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84];[.H$2])" office:value-type="string" office:string-value="41g/" calcext:value-type="string">
            <text:p>41g/</text:p>
          </table:table-cell>
          <table:table-cell office:value-type="float" office:value="0.75" calcext:value-type="float">
            <text:p>0.75</text:p>
          </table:table-cell>
          <table:table-cell table:style-name="ce17"/>
          <table:table-cell table:formula="of:=INDEX(table;[.$C87];[.K$2])*[.$I87]" office:value-type="float" office:value="255" calcext:value-type="float">
            <text:p>255</text:p>
          </table:table-cell>
          <table:table-cell table:formula="of:=INDEX(table;[.$C87];[.L$2])*[.$I87]" office:value-type="float" office:value="4.5" calcext:value-type="float">
            <text:p>4.5</text:p>
          </table:table-cell>
          <table:table-cell table:formula="of:=INDEX(table;[.$C87];[.M$2])*[.$I87]" office:value-type="float" office:value="52.5" calcext:value-type="float">
            <text:p>52.5</text:p>
          </table:table-cell>
          <table:table-cell table:formula="of:=INDEX(table;[.$C87];[.N$2])*[.$I87]" office:value-type="float" office:value="3.75" calcext:value-type="float">
            <text:p>3.75</text:p>
          </table:table-cell>
          <table:table-cell table:formula="of:=INDEX(table;[.$C87];[.O$2])*[.$I87]" office:value-type="float" office:value="48.75" calcext:value-type="float">
            <text:p>48.75</text:p>
          </table:table-cell>
          <table:table-cell table:formula="of:=INDEX(table;[.$C87];[.P$2])*[.$I87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29" calcext:value-type="float">
            <text:p>29</text:p>
          </table:table-cell>
          <table:table-cell table:formula="of:=IF([.A88]&lt;&gt;&quot;&quot;;MATCH([.A88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8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88];[.K$2])*[.$I88]" office:value-type="float" office:value="197" calcext:value-type="float">
            <text:p>197</text:p>
          </table:table-cell>
          <table:table-cell table:formula="of:=INDEX(table;[.$C88];[.L$2])*[.$I88]" office:value-type="float" office:value="15" calcext:value-type="float">
            <text:p>15</text:p>
          </table:table-cell>
          <table:table-cell table:formula="of:=INDEX(table;[.$C88];[.M$2])*[.$I88]" office:value-type="float" office:value="0" calcext:value-type="float">
            <text:p>0</text:p>
          </table:table-cell>
          <table:table-cell table:formula="of:=INDEX(table;[.$C88];[.N$2])*[.$I88]" office:value-type="float" office:value="0" calcext:value-type="float">
            <text:p>0</text:p>
          </table:table-cell>
          <table:table-cell table:formula="of:=INDEX(table;[.$C88];[.O$2])*[.$I88]" office:value-type="float" office:value="0" calcext:value-type="float">
            <text:p>0</text:p>
          </table:table-cell>
          <table:table-cell table:formula="of:=INDEX(table;[.$C88];[.P$2])*[.$I88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89]&lt;&gt;&quot;&quot;;MATCH([.A89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6];[.H$2])" office:value-type="string" office:string-value="51g/1bar" calcext:value-type="string">
            <text:p>51g/1bar</text:p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89];[.K$2])*[.$I89]" office:value-type="float" office:value="60.06" calcext:value-type="float">
            <text:p>60.06</text:p>
          </table:table-cell>
          <table:table-cell table:formula="of:=INDEX(table;[.$C89];[.L$2])*[.$I89]" office:value-type="float" office:value="5.28" calcext:value-type="float">
            <text:p>5.28</text:p>
          </table:table-cell>
          <table:table-cell table:formula="of:=INDEX(table;[.$C89];[.M$2])*[.$I89]" office:value-type="float" office:value="3.3" calcext:value-type="float">
            <text:p>3.3</text:p>
          </table:table-cell>
          <table:table-cell table:formula="of:=INDEX(table;[.$C89];[.N$2])*[.$I89]" office:value-type="float" office:value="0" calcext:value-type="float">
            <text:p>0</text:p>
          </table:table-cell>
          <table:table-cell table:formula="of:=INDEX(table;[.$C89];[.O$2])*[.$I89]" office:value-type="float" office:value="0" calcext:value-type="float">
            <text:p>0</text:p>
          </table:table-cell>
          <table:table-cell table:formula="of:=INDEX(table;[.$C89];[.P$2])*[.$I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0]&lt;&gt;&quot;&quot;;MATCH([.A9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7];[.H$2])" office:value-type="string" office:string-value="122g/" calcext:value-type="string">
            <text:p>122g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90];[.K$2])*[.$I90]" office:value-type="float" office:value="140" calcext:value-type="float">
            <text:p>140</text:p>
          </table:table-cell>
          <table:table-cell table:formula="of:=INDEX(table;[.$C90];[.L$2])*[.$I90]" office:value-type="float" office:value="0" calcext:value-type="float">
            <text:p>0</text:p>
          </table:table-cell>
          <table:table-cell table:formula="of:=INDEX(table;[.$C90];[.M$2])*[.$I90]" office:value-type="float" office:value="0" calcext:value-type="float">
            <text:p>0</text:p>
          </table:table-cell>
          <table:table-cell table:formula="of:=INDEX(table;[.$C90];[.N$2])*[.$I90]" office:value-type="float" office:value="0" calcext:value-type="float">
            <text:p>0</text:p>
          </table:table-cell>
          <table:table-cell table:formula="of:=INDEX(table;[.$C90];[.O$2])*[.$I90]" office:value-type="float" office:value="0" calcext:value-type="float">
            <text:p>0</text:p>
          </table:table-cell>
          <table:table-cell table:formula="of:=INDEX(table;[.$C90];[.P$2])*[.$I90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1]&lt;&gt;&quot;&quot;;MATCH([.A91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8];[.H$2])">
            <text:p/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91];[.K$2])*[.$I91]" office:value-type="float" office:value="16.5" calcext:value-type="float">
            <text:p>16.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pinach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2]&lt;&gt;&quot;&quot;;MATCH([.A92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89];[.H$2])" office:value-type="string" office:string-value="0.25cup/" calcext:value-type="string">
            <text:p>0.25cup/</text:p>
          </table:table-cell>
          <table:table-cell office:value-type="float" office:value="0.66" calcext:value-type="float">
            <text:p>0.66</text:p>
          </table:table-cell>
          <table:table-cell table:style-name="ce17"/>
          <table:table-cell table:formula="of:=INDEX(table;[.$C92];[.K$2])*[.$I92]" office:value-type="float" office:value="13.2" calcext:value-type="float">
            <text:p>13.2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3]&lt;&gt;&quot;&quot;;MATCH([.A93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0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17"/>
          <table:table-cell table:formula="of:=INDEX(table;[.$C93];[.K$2])*[.$I93]" office:value-type="float" office:value="136.5" calcext:value-type="float">
            <text:p>136.5</text:p>
          </table:table-cell>
          <table:table-cell table:style-name="ce17" table:number-columns-repeated="5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4]&lt;&gt;&quot;&quot;;MATCH([.A94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1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4];[.K$2])*[.$I94]" office:value-type="float" office:value="78" calcext:value-type="float">
            <text:p>78</text:p>
          </table:table-cell>
          <table:table-cell table:formula="of:=INDEX(table;[.$C94];[.L$2])*[.$I94]" office:value-type="float" office:value="5" calcext:value-type="float">
            <text:p>5</text:p>
          </table:table-cell>
          <table:table-cell table:formula="of:=INDEX(table;[.$C94];[.M$2])*[.$I94]" office:value-type="float" office:value="0.6" calcext:value-type="float">
            <text:p>0.6</text:p>
          </table:table-cell>
          <table:table-cell table:formula="of:=INDEX(table;[.$C94];[.N$2])*[.$I94]" office:value-type="float" office:value="0" calcext:value-type="float">
            <text:p>0</text:p>
          </table:table-cell>
          <table:table-cell table:formula="of:=INDEX(table;[.$C94];[.O$2])*[.$I94]" office:value-type="float" office:value="0.6" calcext:value-type="float">
            <text:p>0.6</text:p>
          </table:table-cell>
          <table:table-cell table:formula="of:=INDEX(table;[.$C94];[.P$2])*[.$I94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5]&lt;&gt;&quot;&quot;;MATCH([.A95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2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formula="of:=INDEX(table;[.$C95];[.K$2])*[.$I95]" office:value-type="float" office:value="471" calcext:value-type="float">
            <text:p>471</text:p>
          </table:table-cell>
          <table:table-cell table:formula="of:=INDEX(table;[.$C95];[.L$2])*[.$I95]" office:value-type="float" office:value="3" calcext:value-type="float">
            <text:p>3</text:p>
          </table:table-cell>
          <table:table-cell table:formula="of:=INDEX(table;[.$C95];[.M$2])*[.$I95]" office:value-type="float" office:value="90" calcext:value-type="float">
            <text:p>90</text:p>
          </table:table-cell>
          <table:table-cell table:formula="of:=INDEX(table;[.$C95];[.N$2])*[.$I95]" office:value-type="float" office:value="12" calcext:value-type="float">
            <text:p>12</text:p>
          </table:table-cell>
          <table:table-cell table:formula="of:=INDEX(table;[.$C95];[.O$2])*[.$I95]" office:value-type="float" office:value="78" calcext:value-type="float">
            <text:p>78</text:p>
          </table:table-cell>
          <table:table-cell table:formula="of:=INDEX(table;[.$C95];[.P$2])*[.$I95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0" calcext:value-type="float">
            <text:p>30</text:p>
          </table:table-cell>
          <table:table-cell table:formula="of:=IF([.A96]&lt;&gt;&quot;&quot;;MATCH([.A96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9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6];[.K$2])*[.$I96]" office:value-type="float" office:value="120" calcext:value-type="float">
            <text:p>120</text:p>
          </table:table-cell>
          <table:table-cell table:formula="of:=INDEX(table;[.$C96];[.L$2])*[.$I96]" office:value-type="float" office:value="0" calcext:value-type="float">
            <text:p>0</text:p>
          </table:table-cell>
          <table:table-cell table:formula="of:=INDEX(table;[.$C96];[.M$2])*[.$I96]" office:value-type="float" office:value="30" calcext:value-type="float">
            <text:p>30</text:p>
          </table:table-cell>
          <table:table-cell table:formula="of:=INDEX(table;[.$C96];[.N$2])*[.$I96]" office:value-type="float" office:value="1" calcext:value-type="float">
            <text:p>1</text:p>
          </table:table-cell>
          <table:table-cell table:formula="of:=INDEX(table;[.$C96];[.O$2])*[.$I96]" office:value-type="float" office:value="29" calcext:value-type="float">
            <text:p>29</text:p>
          </table:table-cell>
          <table:table-cell table:formula="of:=INDEX(table;[.$C96];[.P$2])*[.$I9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7]&lt;&gt;&quot;&quot;;MATCH([.A97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4];[.H$2])" office:value-type="string" office:string-value="50g/1egg" calcext:value-type="string">
            <text:p>50g/1egg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7];[.K$2])*[.$I97]" office:value-type="float" office:value="63" calcext:value-type="float">
            <text:p>63</text:p>
          </table:table-cell>
          <table:table-cell table:formula="of:=INDEX(table;[.$C97];[.L$2])*[.$I97]" office:value-type="float" office:value="0.2" calcext:value-type="float">
            <text:p>0.2</text:p>
          </table:table-cell>
          <table:table-cell table:formula="of:=INDEX(table;[.$C97];[.M$2])*[.$I97]" office:value-type="float" office:value="14.8" calcext:value-type="float">
            <text:p>14.8</text:p>
          </table:table-cell>
          <table:table-cell table:formula="of:=INDEX(table;[.$C97];[.N$2])*[.$I97]" office:value-type="float" office:value="3.1" calcext:value-type="float">
            <text:p>3.1</text:p>
          </table:table-cell>
          <table:table-cell table:formula="of:=INDEX(table;[.$C97];[.O$2])*[.$I97]" office:value-type="float" office:value="11.7" calcext:value-type="float">
            <text:p>11.7</text:p>
          </table:table-cell>
          <table:table-cell table:formula="of:=INDEX(table;[.$C97];[.P$2])*[.$I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8]&lt;&gt;&quot;&quot;;MATCH([.A9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95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98];[.K$2])*[.$I98]" office:value-type="float" office:value="170" calcext:value-type="float">
            <text:p>170</text:p>
          </table:table-cell>
          <table:table-cell table:formula="of:=INDEX(table;[.$C98];[.L$2])*[.$I98]" office:value-type="float" office:value="16" calcext:value-type="float">
            <text:p>16</text:p>
          </table:table-cell>
          <table:table-cell table:formula="of:=INDEX(table;[.$C98];[.M$2])*[.$I98]" office:value-type="float" office:value="5" calcext:value-type="float">
            <text:p>5</text:p>
          </table:table-cell>
          <table:table-cell table:formula="of:=INDEX(table;[.$C98];[.N$2])*[.$I98]" office:value-type="float" office:value="3" calcext:value-type="float">
            <text:p>3</text:p>
          </table:table-cell>
          <table:table-cell table:formula="of:=INDEX(table;[.$C98];[.O$2])*[.$I98]" office:value-type="float" office:value="2" calcext:value-type="float">
            <text:p>2</text:p>
          </table:table-cell>
          <table:table-cell table:formula="of:=INDEX(table;[.$C98];[.P$2])*[.$I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99]&lt;&gt;&quot;&quot;;MATCH([.A9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6];[.H$2]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table:formula="of:=INDEX(table;[.$C99];[.K$2])*[.$I99]" office:value-type="float" office:value="132" calcext:value-type="float">
            <text:p>132</text:p>
          </table:table-cell>
          <table:table-cell table:formula="of:=INDEX(table;[.$C99];[.L$2])*[.$I99]" office:value-type="float" office:value="0" calcext:value-type="float">
            <text:p>0</text:p>
          </table:table-cell>
          <table:table-cell table:formula="of:=INDEX(table;[.$C99];[.M$2])*[.$I99]" office:value-type="float" office:value="40" calcext:value-type="float">
            <text:p>40</text:p>
          </table:table-cell>
          <table:table-cell table:formula="of:=INDEX(table;[.$C99];[.N$2])*[.$I99]" office:value-type="float" office:value="4" calcext:value-type="float">
            <text:p>4</text:p>
          </table:table-cell>
          <table:table-cell table:formula="of:=INDEX(table;[.$C99];[.O$2])*[.$I99]" office:value-type="float" office:value="36" calcext:value-type="float">
            <text:p>36</text:p>
          </table:table-cell>
          <table:table-cell table:formula="of:=INDEX(table;[.$C99];[.P$2])*[.$I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fig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100]&lt;&gt;&quot;&quot;;MATCH([.A10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97];[.H$2])" office:value-type="string" office:string-value="1fruit" calcext:value-type="string">
            <text:p>1fruit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0];[.K$2])*[.$I100]" office:value-type="float" office:value="110" calcext:value-type="float">
            <text:p>110</text:p>
          </table:table-cell>
          <table:table-cell table:formula="of:=INDEX(table;[.$C100];[.L$2])*[.$I100]" office:value-type="float" office:value="0" calcext:value-type="float">
            <text:p>0</text:p>
          </table:table-cell>
          <table:table-cell table:formula="of:=INDEX(table;[.$C100];[.M$2])*[.$I100]" office:value-type="float" office:value="80" calcext:value-type="float">
            <text:p>80</text:p>
          </table:table-cell>
          <table:table-cell table:formula="of:=INDEX(table;[.$C100];[.N$2])*[.$I100]" office:value-type="float" office:value="59" calcext:value-type="float">
            <text:p>59</text:p>
          </table:table-cell>
          <table:table-cell table:formula="of:=INDEX(table;[.$C100];[.O$2])*[.$I100]" office:value-type="float" office:value="21" calcext:value-type="float">
            <text:p>21</text:p>
          </table:table-cell>
          <table:table-cell table:formula="of:=INDEX(table;[.$C100];[.P$2])*[.$I10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ower bar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01]&lt;&gt;&quot;&quot;;MATCH([.A101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NDEX(table;[.$C98];[.H$2])" office:value-type="string" office:string-value="0.25cup/" calcext:value-type="string">
            <text:p>0.25cup/</text:p>
          </table:table-cell>
          <table:table-cell office:value-type="float" office:value="0.5" calcext:value-type="float">
            <text:p>0.5</text:p>
          </table:table-cell>
          <table:table-cell table:style-name="ce17"/>
          <table:table-cell table:formula="of:=INDEX(table;[.$C101];[.K$2])*[.$I101]" office:value-type="float" office:value="120" calcext:value-type="float">
            <text:p>120</text:p>
          </table:table-cell>
          <table:table-cell table:formula="of:=INDEX(table;[.$C101];[.L$2])*[.$I101]" office:value-type="float" office:value="2" calcext:value-type="float">
            <text:p>2</text:p>
          </table:table-cell>
          <table:table-cell table:formula="of:=INDEX(table;[.$C101];[.M$2])*[.$I101]" office:value-type="float" office:value="20" calcext:value-type="float">
            <text:p>20</text:p>
          </table:table-cell>
          <table:table-cell table:formula="of:=INDEX(table;[.$C101];[.N$2])*[.$I101]" office:value-type="float" office:value="0.5" calcext:value-type="float">
            <text:p>0.5</text:p>
          </table:table-cell>
          <table:table-cell table:formula="of:=INDEX(table;[.$C101];[.O$2])*[.$I101]" office:value-type="float" office:value="19.5" calcext:value-type="float">
            <text:p>19.5</text:p>
          </table:table-cell>
          <table:table-cell table:formula="of:=INDEX(table;[.$C101];[.P$2])*[.$I101]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2]&lt;&gt;&quot;&quot;;MATCH([.A102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9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2];[.K$2])*[.$I102]" office:value-type="float" office:value="25" calcext:value-type="float">
            <text:p>25</text:p>
          </table:table-cell>
          <table:table-cell table:style-name="ce17" table:number-columns-repeated="5"/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3]&lt;&gt;&quot;&quot;;MATCH([.A103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0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3];[.K$2])*[.$I103]" office:value-type="float" office:value="50" calcext:value-type="float">
            <text:p>50</text:p>
          </table:table-cell>
          <table:table-cell table:formula="of:=INDEX(table;[.$C103];[.L$2])*[.$I103]" office:value-type="float" office:value="0" calcext:value-type="float">
            <text:p>0</text:p>
          </table:table-cell>
          <table:table-cell table:formula="of:=INDEX(table;[.$C103];[.M$2])*[.$I103]" office:value-type="float" office:value="9.6" calcext:value-type="float">
            <text:p>9.6</text:p>
          </table:table-cell>
          <table:table-cell table:formula="of:=INDEX(table;[.$C103];[.N$2])*[.$I103]" office:value-type="float" office:value="3.8" calcext:value-type="float">
            <text:p>3.8</text:p>
          </table:table-cell>
          <table:table-cell table:formula="of:=INDEX(table;[.$C103];[.O$2])*[.$I103]" office:value-type="float" office:value="5.8" calcext:value-type="float">
            <text:p>5.8</text:p>
          </table:table-cell>
          <table:table-cell table:formula="of:=INDEX(table;[.$C103];[.P$2])*[.$I103]" office:value-type="float" office:value="4.2" calcext:value-type="float">
            <text:p>4.2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2" calcext:value-type="float">
            <text:p>32</text:p>
          </table:table-cell>
          <table:table-cell table:formula="of:=IF([.A104]&lt;&gt;&quot;&quot;;MATCH([.A104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1];[.H$2]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4];[.K$2])*[.$I104]" office:value-type="float" office:value="280" calcext:value-type="float">
            <text:p>280</text:p>
          </table:table-cell>
          <table:table-cell table:formula="of:=INDEX(table;[.$C104];[.L$2])*[.$I104]" office:value-type="float" office:value="0" calcext:value-type="float">
            <text:p>0</text:p>
          </table:table-cell>
          <table:table-cell table:formula="of:=INDEX(table;[.$C104];[.M$2])*[.$I104]" office:value-type="float" office:value="0" calcext:value-type="float">
            <text:p>0</text:p>
          </table:table-cell>
          <table:table-cell table:formula="of:=INDEX(table;[.$C104];[.N$2])*[.$I104]" office:value-type="float" office:value="0" calcext:value-type="float">
            <text:p>0</text:p>
          </table:table-cell>
          <table:table-cell table:formula="of:=INDEX(table;[.$C104];[.O$2])*[.$I104]" office:value-type="float" office:value="0" calcext:value-type="float">
            <text:p>0</text:p>
          </table:table-cell>
          <table:table-cell table:formula="of:=INDEX(table;[.$C104];[.P$2])*[.$I104]" office:value-type="float" office:value="54" calcext:value-type="float">
            <text:p>54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3" calcext:value-type="float">
            <text:p>33</text:p>
          </table:table-cell>
          <table:table-cell table:formula="of:=IF([.A105]&lt;&gt;&quot;&quot;;MATCH([.A105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02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5];[.K$2])*[.$I105]" office:value-type="float" office:value="170" calcext:value-type="float">
            <text:p>170</text:p>
          </table:table-cell>
          <table:table-cell table:formula="of:=INDEX(table;[.$C105];[.L$2])*[.$I105]" office:value-type="float" office:value="16" calcext:value-type="float">
            <text:p>16</text:p>
          </table:table-cell>
          <table:table-cell table:formula="of:=INDEX(table;[.$C105];[.M$2])*[.$I105]" office:value-type="float" office:value="5" calcext:value-type="float">
            <text:p>5</text:p>
          </table:table-cell>
          <table:table-cell table:formula="of:=INDEX(table;[.$C105];[.N$2])*[.$I105]" office:value-type="float" office:value="3" calcext:value-type="float">
            <text:p>3</text:p>
          </table:table-cell>
          <table:table-cell table:formula="of:=INDEX(table;[.$C105];[.O$2])*[.$I105]" office:value-type="float" office:value="2" calcext:value-type="float">
            <text:p>2</text:p>
          </table:table-cell>
          <table:table-cell table:formula="of:=INDEX(table;[.$C105];[.P$2])*[.$I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4" calcext:value-type="float">
            <text:p>34</text:p>
          </table:table-cell>
          <table:table-cell table:formula="of:=IF([.A106]&lt;&gt;&quot;&quot;;MATCH([.A106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03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6];[.K$2])*[.$I106]" office:value-type="float" office:value="157" calcext:value-type="float">
            <text:p>157</text:p>
          </table:table-cell>
          <table:table-cell table:formula="of:=INDEX(table;[.$C106];[.L$2])*[.$I106]" office:value-type="float" office:value="1" calcext:value-type="float">
            <text:p>1</text:p>
          </table:table-cell>
          <table:table-cell table:formula="of:=INDEX(table;[.$C106];[.M$2])*[.$I106]" office:value-type="float" office:value="30" calcext:value-type="float">
            <text:p>30</text:p>
          </table:table-cell>
          <table:table-cell table:formula="of:=INDEX(table;[.$C106];[.N$2])*[.$I106]" office:value-type="float" office:value="4" calcext:value-type="float">
            <text:p>4</text:p>
          </table:table-cell>
          <table:table-cell table:formula="of:=INDEX(table;[.$C106];[.O$2])*[.$I106]" office:value-type="float" office:value="26" calcext:value-type="float">
            <text:p>26</text:p>
          </table:table-cell>
          <table:table-cell table:formula="of:=INDEX(table;[.$C106];[.P$2])*[.$I106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7]&lt;&gt;&quot;&quot;;MATCH([.A107];row_title;0);&quot;&quot;)" office:value-type="float" office:value="22" calcext:value-type="float">
            <text:p>22</text:p>
          </table:table-cell>
          <table:table-cell table:style-name="ce12" office:value-type="string" calcext:value-type="string">
            <text:p>05:3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4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7];[.K$2])*[.$I107]" office:value-type="float" office:value="190" calcext:value-type="float">
            <text:p>190</text:p>
          </table:table-cell>
          <table:table-cell table:formula="of:=INDEX(table;[.$C107];[.L$2])*[.$I107]" office:value-type="float" office:value="9" calcext:value-type="float">
            <text:p>9</text:p>
          </table:table-cell>
          <table:table-cell table:formula="of:=INDEX(table;[.$C107];[.M$2])*[.$I107]" office:value-type="float" office:value="25" calcext:value-type="float">
            <text:p>25</text:p>
          </table:table-cell>
          <table:table-cell table:formula="of:=INDEX(table;[.$C107];[.N$2])*[.$I107]" office:value-type="float" office:value="5" calcext:value-type="float">
            <text:p>5</text:p>
          </table:table-cell>
          <table:table-cell table:formula="of:=INDEX(table;[.$C107];[.O$2])*[.$I107]" office:value-type="float" office:value="20" calcext:value-type="float">
            <text:p>20</text:p>
          </table:table-cell>
          <table:table-cell table:formula="of:=INDEX(table;[.$C107];[.P$2])*[.$I107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8]&lt;&gt;&quot;&quot;;MATCH([.A10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5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8];[.K$2])*[.$I108]" office:value-type="float" office:value="340" calcext:value-type="float">
            <text:p>340</text:p>
          </table:table-cell>
          <table:table-cell table:formula="of:=INDEX(table;[.$C108];[.L$2])*[.$I108]" office:value-type="float" office:value="6" calcext:value-type="float">
            <text:p>6</text:p>
          </table:table-cell>
          <table:table-cell table:formula="of:=INDEX(table;[.$C108];[.M$2])*[.$I108]" office:value-type="float" office:value="70" calcext:value-type="float">
            <text:p>70</text:p>
          </table:table-cell>
          <table:table-cell table:formula="of:=INDEX(table;[.$C108];[.N$2])*[.$I108]" office:value-type="float" office:value="5" calcext:value-type="float">
            <text:p>5</text:p>
          </table:table-cell>
          <table:table-cell table:formula="of:=INDEX(table;[.$C108];[.O$2])*[.$I108]" office:value-type="float" office:value="65" calcext:value-type="float">
            <text:p>65</text:p>
          </table:table-cell>
          <table:table-cell table:formula="of:=INDEX(table;[.$C108];[.P$2])*[.$I10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35" calcext:value-type="float">
            <text:p>35</text:p>
          </table:table-cell>
          <table:table-cell table:formula="of:=IF([.A109]&lt;&gt;&quot;&quot;;MATCH([.A10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06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formula="of:=INDEX(table;[.$C109];[.K$2])*[.$I109]" office:value-type="float" office:value="197" calcext:value-type="float">
            <text:p>197</text:p>
          </table:table-cell>
          <table:table-cell table:formula="of:=INDEX(table;[.$C109];[.L$2])*[.$I109]" office:value-type="float" office:value="15" calcext:value-type="float">
            <text:p>15</text:p>
          </table:table-cell>
          <table:table-cell table:formula="of:=INDEX(table;[.$C109];[.M$2])*[.$I109]" office:value-type="float" office:value="0" calcext:value-type="float">
            <text:p>0</text:p>
          </table:table-cell>
          <table:table-cell table:formula="of:=INDEX(table;[.$C109];[.N$2])*[.$I109]" office:value-type="float" office:value="0" calcext:value-type="float">
            <text:p>0</text:p>
          </table:table-cell>
          <table:table-cell table:formula="of:=INDEX(table;[.$C109];[.O$2])*[.$I109]" office:value-type="float" office:value="0" calcext:value-type="float">
            <text:p>0</text:p>
          </table:table-cell>
          <table:table-cell table:formula="of:=INDEX(table;[.$C109];[.P$2])*[.$I10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0]&lt;&gt;&quot;&quot;;MATCH([.A11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7];[.H$2])" office:value-type="string" office:string-value="34g/1bar" calcext:value-type="string">
            <text:p>34g/1ba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0];[.K$2])*[.$I110]*[.$J110]);&quot;&quot;;INDEX(table;[.$C110];[.K$2])*[.$I110]*[.$J110])" office:value-type="float" office:value="255" calcext:value-type="float">
            <text:p>255</text:p>
          </table:table-cell>
          <table:table-cell table:formula="of:=IF(ISERROR(INDEX(table;[.$C110];[.L$2])*[.$I110]*[.$J110]);&quot;&quot;;INDEX(table;[.$C110];[.L$2])*[.$I110]*[.$J110])" office:value-type="float" office:value="24" calcext:value-type="float">
            <text:p>24</text:p>
          </table:table-cell>
          <table:table-cell table:formula="of:=IF(ISERROR(INDEX(table;[.$C110];[.M$2])*[.$I110]*[.$J110]);&quot;&quot;;INDEX(table;[.$C110];[.M$2])*[.$I110]*[.$J110])" office:value-type="float" office:value="7.5" calcext:value-type="float">
            <text:p>7.5</text:p>
          </table:table-cell>
          <table:table-cell table:formula="of:=IF(ISERROR(INDEX(table;[.$C110];[.N$2])*[.$I110]*[.$J110]);&quot;&quot;;INDEX(table;[.$C110];[.N$2])*[.$I110]*[.$J110])" office:value-type="float" office:value="4.5" calcext:value-type="float">
            <text:p>4.5</text:p>
          </table:table-cell>
          <table:table-cell table:formula="of:=IF(ISERROR(INDEX(table;[.$C110];[.O$2])*[.$I110]*[.$J110]);&quot;&quot;;INDEX(table;[.$C110];[.O$2])*[.$I110]*[.$J110])" office:value-type="float" office:value="3" calcext:value-type="float">
            <text:p>3</text:p>
          </table:table-cell>
          <table:table-cell table:formula="of:=IF(ISERROR(INDEX(table;[.$C110];[.P$2])*[.$I110]*[.$J110]);&quot;&quot;;INDEX(table;[.$C110];[.P$2])*[.$I110]*[.$J1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1]&lt;&gt;&quot;&quot;;MATCH([.A111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8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1];[.K$2])*[.$I111]*[.$J111]);&quot;&quot;;INDEX(table;[.$C111];[.K$2])*[.$I111]*[.$J111])" office:value-type="float" office:value="180" calcext:value-type="float">
            <text:p>180</text:p>
          </table:table-cell>
          <table:table-cell table:formula="of:=IF(ISERROR(INDEX(table;[.$C111];[.L$2])*[.$I111]*[.$J111]);&quot;&quot;;INDEX(table;[.$C111];[.L$2])*[.$I111]*[.$J111])" office:value-type="float" office:value="0" calcext:value-type="float">
            <text:p>0</text:p>
          </table:table-cell>
          <table:table-cell table:formula="of:=IF(ISERROR(INDEX(table;[.$C111];[.M$2])*[.$I111]*[.$J111]);&quot;&quot;;INDEX(table;[.$C111];[.M$2])*[.$I111]*[.$J111])" office:value-type="float" office:value="45" calcext:value-type="float">
            <text:p>45</text:p>
          </table:table-cell>
          <table:table-cell table:formula="of:=IF(ISERROR(INDEX(table;[.$C111];[.N$2])*[.$I111]*[.$J111]);&quot;&quot;;INDEX(table;[.$C111];[.N$2])*[.$I111]*[.$J111])" office:value-type="float" office:value="1.5" calcext:value-type="float">
            <text:p>1.5</text:p>
          </table:table-cell>
          <table:table-cell table:formula="of:=IF(ISERROR(INDEX(table;[.$C111];[.O$2])*[.$I111]*[.$J111]);&quot;&quot;;INDEX(table;[.$C111];[.O$2])*[.$I111]*[.$J111])" office:value-type="float" office:value="43.5" calcext:value-type="float">
            <text:p>43.5</text:p>
          </table:table-cell>
          <table:table-cell table:formula="of:=IF(ISERROR(INDEX(table;[.$C111];[.P$2])*[.$I111]*[.$J111]);&quot;&quot;;INDEX(table;[.$C111];[.P$2])*[.$I111]*[.$J11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2]&lt;&gt;&quot;&quot;;MATCH([.A11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09];[.H$2]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2];[.K$2])*[.$I112]*[.$J112]);&quot;&quot;;INDEX(table;[.$C112];[.K$2])*[.$I112]*[.$J112])" office:value-type="float" office:value="210" calcext:value-type="float">
            <text:p>210</text:p>
          </table:table-cell>
          <table:table-cell table:formula="of:=IF(ISERROR(INDEX(table;[.$C112];[.L$2])*[.$I112]*[.$J112]);&quot;&quot;;INDEX(table;[.$C112];[.L$2])*[.$I112]*[.$J112])" office:value-type="float" office:value="0" calcext:value-type="float">
            <text:p>0</text:p>
          </table:table-cell>
          <table:table-cell table:formula="of:=IF(ISERROR(INDEX(table;[.$C112];[.M$2])*[.$I112]*[.$J112]);&quot;&quot;;INDEX(table;[.$C112];[.M$2])*[.$I112]*[.$J112])" office:value-type="float" office:value="0" calcext:value-type="float">
            <text:p>0</text:p>
          </table:table-cell>
          <table:table-cell table:formula="of:=IF(ISERROR(INDEX(table;[.$C112];[.N$2])*[.$I112]*[.$J112]);&quot;&quot;;INDEX(table;[.$C112];[.N$2])*[.$I112]*[.$J112])" office:value-type="float" office:value="0" calcext:value-type="float">
            <text:p>0</text:p>
          </table:table-cell>
          <table:table-cell table:formula="of:=IF(ISERROR(INDEX(table;[.$C112];[.O$2])*[.$I112]*[.$J112]);&quot;&quot;;INDEX(table;[.$C112];[.O$2])*[.$I112]*[.$J112])" office:value-type="float" office:value="0" calcext:value-type="float">
            <text:p>0</text:p>
          </table:table-cell>
          <table:table-cell table:formula="of:=IF(ISERROR(INDEX(table;[.$C112];[.P$2])*[.$I112]*[.$J112]);&quot;&quot;;INDEX(table;[.$C112];[.P$2])*[.$I112]*[.$J112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3]&lt;&gt;&quot;&quot;;MATCH([.A113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3];[.K$2])*[.$I113]*[.$J113]);&quot;&quot;;INDEX(table;[.$C113];[.K$2])*[.$I113]*[.$J113])" office:value-type="float" office:value="57.75" calcext:value-type="float">
            <text:p>57.75</text:p>
          </table:table-cell>
          <table:table-cell table:formula="of:=IF(ISERROR(INDEX(table;[.$C113];[.L$2])*[.$I113]*[.$J113]);&quot;&quot;;INDEX(table;[.$C113];[.L$2])*[.$I113]*[.$J113])" office:value-type="float" office:value="3.75" calcext:value-type="float">
            <text:p>3.75</text:p>
          </table:table-cell>
          <table:table-cell table:formula="of:=IF(ISERROR(INDEX(table;[.$C113];[.M$2])*[.$I113]*[.$J113]);&quot;&quot;;INDEX(table;[.$C113];[.M$2])*[.$I113]*[.$J113])" office:value-type="float" office:value="5.25" calcext:value-type="float">
            <text:p>5.25</text:p>
          </table:table-cell>
          <table:table-cell table:formula="of:=IF(ISERROR(INDEX(table;[.$C113];[.N$2])*[.$I113]*[.$J113]);&quot;&quot;;INDEX(table;[.$C113];[.N$2])*[.$I113]*[.$J113])" office:value-type="float" office:value="5.25" calcext:value-type="float">
            <text:p>5.25</text:p>
          </table:table-cell>
          <table:table-cell table:formula="of:=IF(ISERROR(INDEX(table;[.$C113];[.O$2])*[.$I113]*[.$J113]);&quot;&quot;;INDEX(table;[.$C113];[.O$2])*[.$I113]*[.$J113])" office:value-type="float" office:value="0" calcext:value-type="float">
            <text:p>0</text:p>
          </table:table-cell>
          <table:table-cell table:formula="of:=IF(ISERROR(INDEX(table;[.$C113];[.P$2])*[.$I113]*[.$J113]);&quot;&quot;;INDEX(table;[.$C113];[.P$2])*[.$I113]*[.$J113])" office:value-type="float" office:value="2.25" calcext:value-type="float">
            <text:p>2.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4]&lt;&gt;&quot;&quot;;MATCH([.A11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4];[.K$2])*[.$I114]*[.$J114]);&quot;&quot;;INDEX(table;[.$C114];[.K$2])*[.$I114]*[.$J114])" office:value-type="float" office:value="85.3125" calcext:value-type="float">
            <text:p>85.3125</text:p>
          </table:table-cell>
          <table:table-cell table:formula="of:=IF(ISERROR(INDEX(table;[.$C114];[.L$2])*[.$I114]*[.$J114]);&quot;&quot;;INDEX(table;[.$C114];[.L$2])*[.$I114]*[.$J114])" office:value-type="float" office:value="7.5" calcext:value-type="float">
            <text:p>7.5</text:p>
          </table:table-cell>
          <table:table-cell table:formula="of:=IF(ISERROR(INDEX(table;[.$C114];[.M$2])*[.$I114]*[.$J114]);&quot;&quot;;INDEX(table;[.$C114];[.M$2])*[.$I114]*[.$J114])" office:value-type="float" office:value="4.6875" calcext:value-type="float">
            <text:p>4.6875</text:p>
          </table:table-cell>
          <table:table-cell table:formula="of:=IF(ISERROR(INDEX(table;[.$C114];[.N$2])*[.$I114]*[.$J114]);&quot;&quot;;INDEX(table;[.$C114];[.N$2])*[.$I114]*[.$J114])" office:value-type="float" office:value="0" calcext:value-type="float">
            <text:p>0</text:p>
          </table:table-cell>
          <table:table-cell table:formula="of:=IF(ISERROR(INDEX(table;[.$C114];[.O$2])*[.$I114]*[.$J114]);&quot;&quot;;INDEX(table;[.$C114];[.O$2])*[.$I114]*[.$J114])" office:value-type="float" office:value="0" calcext:value-type="float">
            <text:p>0</text:p>
          </table:table-cell>
          <table:table-cell table:formula="of:=IF(ISERROR(INDEX(table;[.$C114];[.P$2])*[.$I114]*[.$J114]);&quot;&quot;;INDEX(table;[.$C114];[.P$2])*[.$I114]*[.$J1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5]&lt;&gt;&quot;&quot;;MATCH([.A115];row_title;0);&quot;&quot;)" office:value-type="float" office:value="37" calcext:value-type="float">
            <text:p>3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5];[.K$2])*[.$I115]*[.$J115]);&quot;&quot;;INDEX(table;[.$C115];[.K$2])*[.$I115]*[.$J115])" office:value-type="float" office:value="67.5" calcext:value-type="float">
            <text:p>67.5</text:p>
          </table:table-cell>
          <table:table-cell table:formula="of:=IF(ISERROR(INDEX(table;[.$C115];[.L$2])*[.$I115]*[.$J115]);&quot;&quot;;INDEX(table;[.$C115];[.L$2])*[.$I115]*[.$J115])" office:value-type="float" office:value="0.75" calcext:value-type="float">
            <text:p>0.75</text:p>
          </table:table-cell>
          <table:table-cell table:formula="of:=IF(ISERROR(INDEX(table;[.$C115];[.M$2])*[.$I115]*[.$J115]);&quot;&quot;;INDEX(table;[.$C115];[.M$2])*[.$I115]*[.$J115])" office:value-type="float" office:value="13.5" calcext:value-type="float">
            <text:p>13.5</text:p>
          </table:table-cell>
          <table:table-cell table:formula="of:=IF(ISERROR(INDEX(table;[.$C115];[.N$2])*[.$I115]*[.$J115]);&quot;&quot;;INDEX(table;[.$C115];[.N$2])*[.$I115]*[.$J115])" office:value-type="float" office:value="3" calcext:value-type="float">
            <text:p>3</text:p>
          </table:table-cell>
          <table:table-cell table:formula="of:=IF(ISERROR(INDEX(table;[.$C115];[.O$2])*[.$I115]*[.$J115]);&quot;&quot;;INDEX(table;[.$C115];[.O$2])*[.$I115]*[.$J115])" office:value-type="float" office:value="10.5" calcext:value-type="float">
            <text:p>10.5</text:p>
          </table:table-cell>
          <table:table-cell table:formula="of:=IF(ISERROR(INDEX(table;[.$C115];[.P$2])*[.$I115]*[.$J115]);&quot;&quot;;INDEX(table;[.$C115];[.P$2])*[.$I115]*[.$J115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6]&lt;&gt;&quot;&quot;;MATCH([.A116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6];[.K$2])*[.$I116]*[.$J116]);&quot;&quot;;INDEX(table;[.$C116];[.K$2])*[.$I116]*[.$J116])" office:value-type="float" office:value="45" calcext:value-type="float">
            <text:p>45</text:p>
          </table:table-cell>
          <table:table-cell table:formula="of:=IF(ISERROR(INDEX(table;[.$C116];[.L$2])*[.$I116]*[.$J116]);&quot;&quot;;INDEX(table;[.$C116];[.L$2])*[.$I116]*[.$J116])" office:value-type="float" office:value="0" calcext:value-type="float">
            <text:p>0</text:p>
          </table:table-cell>
          <table:table-cell table:formula="of:=IF(ISERROR(INDEX(table;[.$C116];[.M$2])*[.$I116]*[.$J116]);&quot;&quot;;INDEX(table;[.$C116];[.M$2])*[.$I116]*[.$J116])" office:value-type="float" office:value="12" calcext:value-type="float">
            <text:p>12</text:p>
          </table:table-cell>
          <table:table-cell table:formula="of:=IF(ISERROR(INDEX(table;[.$C116];[.N$2])*[.$I116]*[.$J116]);&quot;&quot;;INDEX(table;[.$C116];[.N$2])*[.$I116]*[.$J116])" office:value-type="float" office:value="3" calcext:value-type="float">
            <text:p>3</text:p>
          </table:table-cell>
          <table:table-cell table:formula="of:=IF(ISERROR(INDEX(table;[.$C116];[.O$2])*[.$I116]*[.$J116]);&quot;&quot;;INDEX(table;[.$C116];[.O$2])*[.$I116]*[.$J116])" office:value-type="float" office:value="9" calcext:value-type="float">
            <text:p>9</text:p>
          </table:table-cell>
          <table:table-cell table:formula="of:=IF(ISERROR(INDEX(table;[.$C116];[.P$2])*[.$I116]*[.$J116]);&quot;&quot;;INDEX(table;[.$C116];[.P$2])*[.$I116]*[.$J116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7]&lt;&gt;&quot;&quot;;MATCH([.A117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7];[.K$2])*[.$I117]*[.$J117]);&quot;&quot;;INDEX(table;[.$C117];[.K$2])*[.$I117]*[.$J117])" office:value-type="float" office:value="180" calcext:value-type="float">
            <text:p>180</text:p>
          </table:table-cell>
          <table:table-cell table:formula="of:=IF(ISERROR(INDEX(table;[.$C117];[.L$2])*[.$I117]*[.$J117]);&quot;&quot;;INDEX(table;[.$C117];[.L$2])*[.$I117]*[.$J117])" office:value-type="float" office:value="21" calcext:value-type="float">
            <text:p>21</text:p>
          </table:table-cell>
          <table:table-cell table:formula="of:=IF(ISERROR(INDEX(table;[.$C117];[.M$2])*[.$I117]*[.$J117]);&quot;&quot;;INDEX(table;[.$C117];[.M$2])*[.$I117]*[.$J117])" office:value-type="float" office:value="0" calcext:value-type="float">
            <text:p>0</text:p>
          </table:table-cell>
          <table:table-cell table:formula="of:=IF(ISERROR(INDEX(table;[.$C117];[.N$2])*[.$I117]*[.$J117]);&quot;&quot;;INDEX(table;[.$C117];[.N$2])*[.$I117]*[.$J117])" office:value-type="float" office:value="0" calcext:value-type="float">
            <text:p>0</text:p>
          </table:table-cell>
          <table:table-cell table:formula="of:=IF(ISERROR(INDEX(table;[.$C117];[.O$2])*[.$I117]*[.$J117]);&quot;&quot;;INDEX(table;[.$C117];[.O$2])*[.$I117]*[.$J117])" office:value-type="float" office:value="0" calcext:value-type="float">
            <text:p>0</text:p>
          </table:table-cell>
          <table:table-cell table:formula="of:=IF(ISERROR(INDEX(table;[.$C117];[.P$2])*[.$I117]*[.$J117]);&quot;&quot;;INDEX(table;[.$C117];[.P$2])*[.$I117]*[.$J1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18]&lt;&gt;&quot;&quot;;MATCH([.A118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1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8];[.K$2])*[.$I118]*[.$J118]);&quot;&quot;;INDEX(table;[.$C118];[.K$2])*[.$I118]*[.$J118])" office:value-type="float" office:value="30" calcext:value-type="float">
            <text:p>30</text:p>
          </table:table-cell>
          <table:table-cell table:formula="of:=IF(ISERROR(INDEX(table;[.$C118];[.L$2])*[.$I118]*[.$J118]);&quot;&quot;;INDEX(table;[.$C118];[.L$2])*[.$I118]*[.$J118])" office:value-type="float" office:value="0" calcext:value-type="float">
            <text:p>0</text:p>
          </table:table-cell>
          <table:table-cell table:formula="of:=IF(ISERROR(INDEX(table;[.$C118];[.M$2])*[.$I118]*[.$J118]);&quot;&quot;;INDEX(table;[.$C118];[.M$2])*[.$I118]*[.$J118])" office:value-type="float" office:value="6.6" calcext:value-type="float">
            <text:p>6.6</text:p>
          </table:table-cell>
          <table:table-cell table:formula="of:=IF(ISERROR(INDEX(table;[.$C118];[.N$2])*[.$I118]*[.$J118]);&quot;&quot;;INDEX(table;[.$C118];[.N$2])*[.$I118]*[.$J118])" office:value-type="float" office:value="2.4" calcext:value-type="float">
            <text:p>2.4</text:p>
          </table:table-cell>
          <table:table-cell table:formula="of:=IF(ISERROR(INDEX(table;[.$C118];[.O$2])*[.$I118]*[.$J118]);&quot;&quot;;INDEX(table;[.$C118];[.O$2])*[.$I118]*[.$J118])" office:value-type="float" office:value="1.8" calcext:value-type="float">
            <text:p>1.8</text:p>
          </table:table-cell>
          <table:table-cell table:formula="of:=IF(ISERROR(INDEX(table;[.$C118];[.P$2])*[.$I118]*[.$J118]);&quot;&quot;;INDEX(table;[.$C118];[.P$2])*[.$I118]*[.$J1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urger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19]&lt;&gt;&quot;&quot;;MATCH([.A119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6];[.H$2]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19];[.K$2])*[.$I119]*[.$J119]);&quot;&quot;;INDEX(table;[.$C119];[.K$2])*[.$I119]*[.$J119])" office:value-type="float" office:value="243" calcext:value-type="float">
            <text:p>243</text:p>
          </table:table-cell>
          <table:table-cell table:formula="of:=IF(ISERROR(INDEX(table;[.$C119];[.L$2])*[.$I119]*[.$J119]);&quot;&quot;;INDEX(table;[.$C119];[.L$2])*[.$I119]*[.$J119])" office:value-type="float" office:value="17" calcext:value-type="float">
            <text:p>17</text:p>
          </table:table-cell>
          <table:table-cell table:formula="of:=IF(ISERROR(INDEX(table;[.$C119];[.M$2])*[.$I119]*[.$J119]);&quot;&quot;;INDEX(table;[.$C119];[.M$2])*[.$I119]*[.$J119])" office:value-type="float" office:value="0" calcext:value-type="float">
            <text:p>0</text:p>
          </table:table-cell>
          <table:table-cell table:formula="of:=IF(ISERROR(INDEX(table;[.$C119];[.N$2])*[.$I119]*[.$J119]);&quot;&quot;;INDEX(table;[.$C119];[.N$2])*[.$I119]*[.$J119])" office:value-type="float" office:value="0" calcext:value-type="float">
            <text:p>0</text:p>
          </table:table-cell>
          <table:table-cell table:formula="of:=IF(ISERROR(INDEX(table;[.$C119];[.O$2])*[.$I119]*[.$J119]);&quot;&quot;;INDEX(table;[.$C119];[.O$2])*[.$I119]*[.$J119])" office:value-type="float" office:value="0" calcext:value-type="float">
            <text:p>0</text:p>
          </table:table-cell>
          <table:table-cell table:formula="of:=IF(ISERROR(INDEX(table;[.$C119];[.P$2])*[.$I119]*[.$J119]);&quot;&quot;;INDEX(table;[.$C119];[.P$2])*[.$I119]*[.$J119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eddar cheese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20]&lt;&gt;&quot;&quot;;MATCH([.A120];row_title;0);&quot;&quot;)" office:value-type="float" office:value="41" calcext:value-type="float">
            <text:p>41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7];[.H$2])" office:value-type="string" office:string-value="1tbsp/" calcext:value-type="string">
            <text:p>1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0];[.K$2])*[.$I120]*[.$J120]);&quot;&quot;;INDEX(table;[.$C120];[.K$2])*[.$I120]*[.$J120])" office:value-type="float" office:value="226" calcext:value-type="float">
            <text:p>226</text:p>
          </table:table-cell>
          <table:table-cell table:formula="of:=IF(ISERROR(INDEX(table;[.$C120];[.L$2])*[.$I120]*[.$J120]);&quot;&quot;;INDEX(table;[.$C120];[.L$2])*[.$I120]*[.$J120])" office:value-type="float" office:value="18" calcext:value-type="float">
            <text:p>18</text:p>
          </table:table-cell>
          <table:table-cell table:formula="of:=IF(ISERROR(INDEX(table;[.$C120];[.M$2])*[.$I120]*[.$J120]);&quot;&quot;;INDEX(table;[.$C120];[.M$2])*[.$I120]*[.$J120])" office:value-type="float" office:value="0" calcext:value-type="float">
            <text:p>0</text:p>
          </table:table-cell>
          <table:table-cell table:formula="of:=IF(ISERROR(INDEX(table;[.$C120];[.N$2])*[.$I120]*[.$J120]);&quot;&quot;;INDEX(table;[.$C120];[.N$2])*[.$I120]*[.$J120])" office:value-type="float" office:value="0" calcext:value-type="float">
            <text:p>0</text:p>
          </table:table-cell>
          <table:table-cell table:formula="of:=IF(ISERROR(INDEX(table;[.$C120];[.O$2])*[.$I120]*[.$J120]);&quot;&quot;;INDEX(table;[.$C120];[.O$2])*[.$I120]*[.$J120])" office:value-type="float" office:value="0" calcext:value-type="float">
            <text:p>0</text:p>
          </table:table-cell>
          <table:table-cell table:formula="of:=IF(ISERROR(INDEX(table;[.$C120];[.P$2])*[.$I120]*[.$J120]);&quot;&quot;;INDEX(table;[.$C120];[.P$2])*[.$I120]*[.$J12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 soup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21]&lt;&gt;&quot;&quot;;MATCH([.A121];row_title;0);&quot;&quot;)" office:value-type="float" office:value="42" calcext:value-type="float">
            <text:p>42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8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1];[.K$2])*[.$I121]*[.$J121]);&quot;&quot;;INDEX(table;[.$C121];[.K$2])*[.$I121]*[.$J121])" office:value-type="float" office:value="74" calcext:value-type="float">
            <text:p>74</text:p>
          </table:table-cell>
          <table:table-cell table:formula="of:=IF(ISERROR(INDEX(table;[.$C121];[.L$2])*[.$I121]*[.$J121]);&quot;&quot;;INDEX(table;[.$C121];[.L$2])*[.$I121]*[.$J121])" office:value-type="float" office:value="0" calcext:value-type="float">
            <text:p>0</text:p>
          </table:table-cell>
          <table:table-cell table:formula="of:=IF(ISERROR(INDEX(table;[.$C121];[.M$2])*[.$I121]*[.$J121]);&quot;&quot;;INDEX(table;[.$C121];[.M$2])*[.$I121]*[.$J121])" office:value-type="float" office:value="16" calcext:value-type="float">
            <text:p>16</text:p>
          </table:table-cell>
          <table:table-cell table:formula="of:=IF(ISERROR(INDEX(table;[.$C121];[.N$2])*[.$I121]*[.$J121]);&quot;&quot;;INDEX(table;[.$C121];[.N$2])*[.$I121]*[.$J121])" office:value-type="float" office:value="1.5" calcext:value-type="float">
            <text:p>1.5</text:p>
          </table:table-cell>
          <table:table-cell table:formula="of:=IF(ISERROR(INDEX(table;[.$C121];[.O$2])*[.$I121]*[.$J121]);&quot;&quot;;INDEX(table;[.$C121];[.O$2])*[.$I121]*[.$J121])" office:value-type="float" office:value="0" calcext:value-type="float">
            <text:p>0</text:p>
          </table:table-cell>
          <table:table-cell table:formula="of:=IF(ISERROR(INDEX(table;[.$C121];[.P$2])*[.$I121]*[.$J121]);&quot;&quot;;INDEX(table;[.$C121];[.P$2])*[.$I121]*[.$J12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1" calcext:value-type="float">
            <text:p>31</text:p>
          </table:table-cell>
          <table:table-cell table:formula="of:=IF([.A122]&lt;&gt;&quot;&quot;;MATCH([.A122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19];[.H$2])" office:value-type="string" office:string-value="4oz/" calcext:value-type="string">
            <text:p>4oz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22];[.K$2])*[.$I122]*[.$J122]);&quot;&quot;;INDEX(table;[.$C122];[.K$2])*[.$I122]*[.$J122])" office:value-type="float" office:value="198" calcext:value-type="float">
            <text:p>198</text:p>
          </table:table-cell>
          <table:table-cell table:formula="of:=IF(ISERROR(INDEX(table;[.$C122];[.L$2])*[.$I122]*[.$J122]);&quot;&quot;;INDEX(table;[.$C122];[.L$2])*[.$I122]*[.$J122])" office:value-type="float" office:value="0" calcext:value-type="float">
            <text:p>0</text:p>
          </table:table-cell>
          <table:table-cell table:formula="of:=IF(ISERROR(INDEX(table;[.$C122];[.M$2])*[.$I122]*[.$J122]);&quot;&quot;;INDEX(table;[.$C122];[.M$2])*[.$I122]*[.$J122])" office:value-type="float" office:value="60" calcext:value-type="float">
            <text:p>60</text:p>
          </table:table-cell>
          <table:table-cell table:formula="of:=IF(ISERROR(INDEX(table;[.$C122];[.N$2])*[.$I122]*[.$J122]);&quot;&quot;;INDEX(table;[.$C122];[.N$2])*[.$I122]*[.$J122])" office:value-type="float" office:value="6" calcext:value-type="float">
            <text:p>6</text:p>
          </table:table-cell>
          <table:table-cell table:formula="of:=IF(ISERROR(INDEX(table;[.$C122];[.O$2])*[.$I122]*[.$J122]);&quot;&quot;;INDEX(table;[.$C122];[.O$2])*[.$I122]*[.$J122])" office:value-type="float" office:value="54" calcext:value-type="float">
            <text:p>54</text:p>
          </table:table-cell>
          <table:table-cell table:formula="of:=IF(ISERROR(INDEX(table;[.$C122];[.P$2])*[.$I122]*[.$J122]);&quot;&quot;;INDEX(table;[.$C122];[.P$2])*[.$I122]*[.$J1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23]&lt;&gt;&quot;&quot;;MATCH([.A123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20];[.H$2])" office:value-type="string" office:string-value="28g/1slice" calcext:value-type="string">
            <text:p>28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3];[.K$2])*[.$I123]*[.$J123]);&quot;&quot;;INDEX(table;[.$C123];[.K$2])*[.$I123]*[.$J123])" office:value-type="float" office:value="320" calcext:value-type="float">
            <text:p>320</text:p>
          </table:table-cell>
          <table:table-cell table:formula="of:=IF(ISERROR(INDEX(table;[.$C123];[.L$2])*[.$I123]*[.$J123]);&quot;&quot;;INDEX(table;[.$C123];[.L$2])*[.$I123]*[.$J123])" office:value-type="float" office:value="12" calcext:value-type="float">
            <text:p>12</text:p>
          </table:table-cell>
          <table:table-cell table:formula="of:=IF(ISERROR(INDEX(table;[.$C123];[.M$2])*[.$I123]*[.$J123]);&quot;&quot;;INDEX(table;[.$C123];[.M$2])*[.$I123]*[.$J123])" office:value-type="float" office:value="50" calcext:value-type="float">
            <text:p>50</text:p>
          </table:table-cell>
          <table:table-cell table:formula="of:=IF(ISERROR(INDEX(table;[.$C123];[.N$2])*[.$I123]*[.$J123]);&quot;&quot;;INDEX(table;[.$C123];[.N$2])*[.$I123]*[.$J123])" office:value-type="float" office:value="6" calcext:value-type="float">
            <text:p>6</text:p>
          </table:table-cell>
          <table:table-cell table:formula="of:=IF(ISERROR(INDEX(table;[.$C123];[.O$2])*[.$I123]*[.$J123]);&quot;&quot;;INDEX(table;[.$C123];[.O$2])*[.$I123]*[.$J123])" office:value-type="float" office:value="44" calcext:value-type="float">
            <text:p>44</text:p>
          </table:table-cell>
          <table:table-cell table:formula="of:=IF(ISERROR(INDEX(table;[.$C123];[.P$2])*[.$I123]*[.$J123]);&quot;&quot;;INDEX(table;[.$C123];[.P$2])*[.$I123]*[.$J123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eek yoghurt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24]&lt;&gt;&quot;&quot;;MATCH([.A124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21];[.H$2])" office:value-type="string" office:string-value="1cup/" calcext:value-type="string">
            <text:p>1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4];[.K$2])*[.$I124]*[.$J124]);&quot;&quot;;INDEX(table;[.$C124];[.K$2])*[.$I124]*[.$J124])" office:value-type="float" office:value="195" calcext:value-type="float">
            <text:p>195</text:p>
          </table:table-cell>
          <table:table-cell table:formula="of:=IF(ISERROR(INDEX(table;[.$C124];[.L$2])*[.$I124]*[.$J124]);&quot;&quot;;INDEX(table;[.$C124];[.L$2])*[.$I124]*[.$J124])" office:value-type="float" office:value="0" calcext:value-type="float">
            <text:p>0</text:p>
          </table:table-cell>
          <table:table-cell table:formula="of:=IF(ISERROR(INDEX(table;[.$C124];[.M$2])*[.$I124]*[.$J124]);&quot;&quot;;INDEX(table;[.$C124];[.M$2])*[.$I124]*[.$J124])" office:value-type="float" office:value="13.5" calcext:value-type="float">
            <text:p>13.5</text:p>
          </table:table-cell>
          <table:table-cell table:formula="of:=IF(ISERROR(INDEX(table;[.$C124];[.N$2])*[.$I124]*[.$J124]);&quot;&quot;;INDEX(table;[.$C124];[.N$2])*[.$I124]*[.$J124])" office:value-type="float" office:value="0" calcext:value-type="float">
            <text:p>0</text:p>
          </table:table-cell>
          <table:table-cell table:formula="of:=IF(ISERROR(INDEX(table;[.$C124];[.O$2])*[.$I124]*[.$J124]);&quot;&quot;;INDEX(table;[.$C124];[.O$2])*[.$I124]*[.$J124])" office:value-type="float" office:value="13.5" calcext:value-type="float">
            <text:p>13.5</text:p>
          </table:table-cell>
          <table:table-cell table:formula="of:=IF(ISERROR(INDEX(table;[.$C124];[.P$2])*[.$I124]*[.$J124]);&quot;&quot;;INDEX(table;[.$C124];[.P$2])*[.$I124]*[.$J124])" office:value-type="float" office:value="34.5" calcext:value-type="float">
            <text:p>3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5]&lt;&gt;&quot;&quot;;MATCH([.A125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2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5];[.K$2])*[.$I125]*[.$J125]);&quot;&quot;;INDEX(table;[.$C125];[.K$2])*[.$I125]*[.$J125])" office:value-type="float" office:value="156" calcext:value-type="float">
            <text:p>156</text:p>
          </table:table-cell>
          <table:table-cell table:formula="of:=IF(ISERROR(INDEX(table;[.$C125];[.L$2])*[.$I125]*[.$J125]);&quot;&quot;;INDEX(table;[.$C125];[.L$2])*[.$I125]*[.$J125])" office:value-type="float" office:value="10" calcext:value-type="float">
            <text:p>10</text:p>
          </table:table-cell>
          <table:table-cell table:formula="of:=IF(ISERROR(INDEX(table;[.$C125];[.M$2])*[.$I125]*[.$J125]);&quot;&quot;;INDEX(table;[.$C125];[.M$2])*[.$I125]*[.$J125])" office:value-type="float" office:value="1.2" calcext:value-type="float">
            <text:p>1.2</text:p>
          </table:table-cell>
          <table:table-cell table:formula="of:=IF(ISERROR(INDEX(table;[.$C125];[.N$2])*[.$I125]*[.$J125]);&quot;&quot;;INDEX(table;[.$C125];[.N$2])*[.$I125]*[.$J125])" office:value-type="float" office:value="0" calcext:value-type="float">
            <text:p>0</text:p>
          </table:table-cell>
          <table:table-cell table:formula="of:=IF(ISERROR(INDEX(table;[.$C125];[.O$2])*[.$I125]*[.$J125]);&quot;&quot;;INDEX(table;[.$C125];[.O$2])*[.$I125]*[.$J125])" office:value-type="float" office:value="1.2" calcext:value-type="float">
            <text:p>1.2</text:p>
          </table:table-cell>
          <table:table-cell table:formula="of:=IF(ISERROR(INDEX(table;[.$C125];[.P$2])*[.$I125]*[.$J125]);&quot;&quot;;INDEX(table;[.$C125];[.P$2])*[.$I125]*[.$J125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6]&lt;&gt;&quot;&quot;;MATCH([.A12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3];[.H$2])" office:value-type="string" office:string-value="41g/" calcext:value-type="string">
            <text:p>41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126];[.K$2])*[.$I126]*[.$J126]);&quot;&quot;;INDEX(table;[.$C126];[.K$2])*[.$I126]*[.$J126])" office:value-type="float" office:value="170" calcext:value-type="float">
            <text:p>170</text:p>
          </table:table-cell>
          <table:table-cell table:formula="of:=IF(ISERROR(INDEX(table;[.$C126];[.L$2])*[.$I126]*[.$J126]);&quot;&quot;;INDEX(table;[.$C126];[.L$2])*[.$I126]*[.$J126])" office:value-type="float" office:value="3" calcext:value-type="float">
            <text:p>3</text:p>
          </table:table-cell>
          <table:table-cell table:formula="of:=IF(ISERROR(INDEX(table;[.$C126];[.M$2])*[.$I126]*[.$J126]);&quot;&quot;;INDEX(table;[.$C126];[.M$2])*[.$I126]*[.$J126])" office:value-type="float" office:value="35" calcext:value-type="float">
            <text:p>35</text:p>
          </table:table-cell>
          <table:table-cell table:formula="of:=IF(ISERROR(INDEX(table;[.$C126];[.N$2])*[.$I126]*[.$J126]);&quot;&quot;;INDEX(table;[.$C126];[.N$2])*[.$I126]*[.$J126])" office:value-type="float" office:value="2.5" calcext:value-type="float">
            <text:p>2.5</text:p>
          </table:table-cell>
          <table:table-cell table:formula="of:=IF(ISERROR(INDEX(table;[.$C126];[.O$2])*[.$I126]*[.$J126]);&quot;&quot;;INDEX(table;[.$C126];[.O$2])*[.$I126]*[.$J126])" office:value-type="float" office:value="32.5" calcext:value-type="float">
            <text:p>32.5</text:p>
          </table:table-cell>
          <table:table-cell table:formula="of:=IF(ISERROR(INDEX(table;[.$C126];[.P$2])*[.$I126]*[.$J126]);&quot;&quot;;INDEX(table;[.$C126];[.P$2])*[.$I126]*[.$J12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27]&lt;&gt;&quot;&quot;;MATCH([.A127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24];[.H$2])" office:value-type="string" office:string-value="227g/" calcext:value-type="string">
            <text:p>227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7];[.K$2])*[.$I127]*[.$J127]);&quot;&quot;;INDEX(table;[.$C127];[.K$2])*[.$I127]*[.$J127])" office:value-type="float" office:value="120" calcext:value-type="float">
            <text:p>120</text:p>
          </table:table-cell>
          <table:table-cell table:formula="of:=IF(ISERROR(INDEX(table;[.$C127];[.L$2])*[.$I127]*[.$J127]);&quot;&quot;;INDEX(table;[.$C127];[.L$2])*[.$I127]*[.$J127])" office:value-type="float" office:value="9" calcext:value-type="float">
            <text:p>9</text:p>
          </table:table-cell>
          <table:table-cell table:formula="of:=IF(ISERROR(INDEX(table;[.$C127];[.M$2])*[.$I127]*[.$J127]);&quot;&quot;;INDEX(table;[.$C127];[.M$2])*[.$I127]*[.$J127])" office:value-type="float" office:value="7.5" calcext:value-type="float">
            <text:p>7.5</text:p>
          </table:table-cell>
          <table:table-cell table:formula="of:=IF(ISERROR(INDEX(table;[.$C127];[.N$2])*[.$I127]*[.$J127]);&quot;&quot;;INDEX(table;[.$C127];[.N$2])*[.$I127]*[.$J127])" office:value-type="float" office:value="1.5" calcext:value-type="float">
            <text:p>1.5</text:p>
          </table:table-cell>
          <table:table-cell table:formula="of:=IF(ISERROR(INDEX(table;[.$C127];[.O$2])*[.$I127]*[.$J127]);&quot;&quot;;INDEX(table;[.$C127];[.O$2])*[.$I127]*[.$J127])" office:value-type="float" office:value="6" calcext:value-type="float">
            <text:p>6</text:p>
          </table:table-cell>
          <table:table-cell table:formula="of:=IF(ISERROR(INDEX(table;[.$C127];[.P$2])*[.$I127]*[.$J127]);&quot;&quot;;INDEX(table;[.$C127];[.P$2])*[.$I127]*[.$J12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41" calcext:value-type="float">
            <text:p>41</text:p>
          </table:table-cell>
          <table:table-cell table:formula="of:=IF([.A128]&lt;&gt;&quot;&quot;;MATCH([.A128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25];[.H$2]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8];[.K$2])*[.$I128]*[.$J128]);&quot;&quot;;INDEX(table;[.$C128];[.K$2])*[.$I128]*[.$J128])" office:value-type="float" office:value="220" calcext:value-type="float">
            <text:p>220</text:p>
          </table:table-cell>
          <table:table-cell table:formula="of:=IF(ISERROR(INDEX(table;[.$C128];[.L$2])*[.$I128]*[.$J128]);&quot;&quot;;INDEX(table;[.$C128];[.L$2])*[.$I128]*[.$J128])" office:value-type="float" office:value="7" calcext:value-type="float">
            <text:p>7</text:p>
          </table:table-cell>
          <table:table-cell table:formula="of:=IF(ISERROR(INDEX(table;[.$C128];[.M$2])*[.$I128]*[.$J128]);&quot;&quot;;INDEX(table;[.$C128];[.M$2])*[.$I128]*[.$J128])" office:value-type="float" office:value="36" calcext:value-type="float">
            <text:p>36</text:p>
          </table:table-cell>
          <table:table-cell table:formula="of:=IF(ISERROR(INDEX(table;[.$C128];[.N$2])*[.$I128]*[.$J128]);&quot;&quot;;INDEX(table;[.$C128];[.N$2])*[.$I128]*[.$J128])" office:value-type="float" office:value="7" calcext:value-type="float">
            <text:p>7</text:p>
          </table:table-cell>
          <table:table-cell table:formula="of:=IF(ISERROR(INDEX(table;[.$C128];[.O$2])*[.$I128]*[.$J128]);&quot;&quot;;INDEX(table;[.$C128];[.O$2])*[.$I128]*[.$J128])" office:value-type="float" office:value="29" calcext:value-type="float">
            <text:p>29</text:p>
          </table:table-cell>
          <table:table-cell table:formula="of:=IF(ISERROR(INDEX(table;[.$C128];[.P$2])*[.$I128]*[.$J128]);&quot;&quot;;INDEX(table;[.$C128];[.P$2])*[.$I128]*[.$J128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ixed nuts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29]&lt;&gt;&quot;&quot;;MATCH([.A129];row_title;0);&quot;&quot;)" office:value-type="float" office:value="43" calcext:value-type="float">
            <text:p>43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2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9];[.K$2])*[.$I129]*[.$J129]);&quot;&quot;;INDEX(table;[.$C129];[.K$2])*[.$I129]*[.$J129])" office:value-type="float" office:value="180" calcext:value-type="float">
            <text:p>180</text:p>
          </table:table-cell>
          <table:table-cell table:formula="of:=IF(ISERROR(INDEX(table;[.$C129];[.L$2])*[.$I129]*[.$J129]);&quot;&quot;;INDEX(table;[.$C129];[.L$2])*[.$I129]*[.$J129])" office:value-type="float" office:value="16" calcext:value-type="float">
            <text:p>16</text:p>
          </table:table-cell>
          <table:table-cell table:formula="of:=IF(ISERROR(INDEX(table;[.$C129];[.M$2])*[.$I129]*[.$J129]);&quot;&quot;;INDEX(table;[.$C129];[.M$2])*[.$I129]*[.$J129])" office:value-type="float" office:value="7" calcext:value-type="float">
            <text:p>7</text:p>
          </table:table-cell>
          <table:table-cell table:formula="of:=IF(ISERROR(INDEX(table;[.$C129];[.N$2])*[.$I129]*[.$J129]);&quot;&quot;;INDEX(table;[.$C129];[.N$2])*[.$I129]*[.$J129])" office:value-type="float" office:value="1" calcext:value-type="float">
            <text:p>1</text:p>
          </table:table-cell>
          <table:table-cell table:formula="of:=IF(ISERROR(INDEX(table;[.$C129];[.O$2])*[.$I129]*[.$J129]);&quot;&quot;;INDEX(table;[.$C129];[.O$2])*[.$I129]*[.$J129])" office:value-type="float" office:value="5" calcext:value-type="float">
            <text:p>5</text:p>
          </table:table-cell>
          <table:table-cell table:formula="of:=IF(ISERROR(INDEX(table;[.$C129];[.P$2])*[.$I129]*[.$J129]);&quot;&quot;;INDEX(table;[.$C129];[.P$2])*[.$I129]*[.$J129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0]&lt;&gt;&quot;&quot;;MATCH([.A13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7];[.H$2]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0];[.K$2])*[.$I130]*[.$J130]);&quot;&quot;;INDEX(table;[.$C130];[.K$2])*[.$I130]*[.$J130])" office:value-type="float" office:value="85" calcext:value-type="float">
            <text:p>85</text:p>
          </table:table-cell>
          <table:table-cell table:formula="of:=IF(ISERROR(INDEX(table;[.$C130];[.L$2])*[.$I130]*[.$J130]);&quot;&quot;;INDEX(table;[.$C130];[.L$2])*[.$I130]*[.$J130])" office:value-type="float" office:value="8" calcext:value-type="float">
            <text:p>8</text:p>
          </table:table-cell>
          <table:table-cell table:formula="of:=IF(ISERROR(INDEX(table;[.$C130];[.M$2])*[.$I130]*[.$J130]);&quot;&quot;;INDEX(table;[.$C130];[.M$2])*[.$I130]*[.$J130])" office:value-type="float" office:value="2.5" calcext:value-type="float">
            <text:p>2.5</text:p>
          </table:table-cell>
          <table:table-cell table:formula="of:=IF(ISERROR(INDEX(table;[.$C130];[.N$2])*[.$I130]*[.$J130]);&quot;&quot;;INDEX(table;[.$C130];[.N$2])*[.$I130]*[.$J130])" office:value-type="float" office:value="1.5" calcext:value-type="float">
            <text:p>1.5</text:p>
          </table:table-cell>
          <table:table-cell table:formula="of:=IF(ISERROR(INDEX(table;[.$C130];[.O$2])*[.$I130]*[.$J130]);&quot;&quot;;INDEX(table;[.$C130];[.O$2])*[.$I130]*[.$J130])" office:value-type="float" office:value="1" calcext:value-type="float">
            <text:p>1</text:p>
          </table:table-cell>
          <table:table-cell table:formula="of:=IF(ISERROR(INDEX(table;[.$C130];[.P$2])*[.$I130]*[.$J130]);&quot;&quot;;INDEX(table;[.$C130];[.P$2])*[.$I130]*[.$J13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1]&lt;&gt;&quot;&quot;;MATCH([.A131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8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1];[.K$2])*[.$I131]*[.$J131]);&quot;&quot;;INDEX(table;[.$C131];[.K$2])*[.$I131]*[.$J131])" office:value-type="float" office:value="60" calcext:value-type="float">
            <text:p>60</text:p>
          </table:table-cell>
          <table:table-cell table:formula="of:=IF(ISERROR(INDEX(table;[.$C131];[.L$2])*[.$I131]*[.$J131]);&quot;&quot;;INDEX(table;[.$C131];[.L$2])*[.$I131]*[.$J131])" office:value-type="float" office:value="0" calcext:value-type="float">
            <text:p>0</text:p>
          </table:table-cell>
          <table:table-cell table:formula="of:=IF(ISERROR(INDEX(table;[.$C131];[.M$2])*[.$I131]*[.$J131]);&quot;&quot;;INDEX(table;[.$C131];[.M$2])*[.$I131]*[.$J131])" office:value-type="float" office:value="15" calcext:value-type="float">
            <text:p>15</text:p>
          </table:table-cell>
          <table:table-cell table:formula="of:=IF(ISERROR(INDEX(table;[.$C131];[.N$2])*[.$I131]*[.$J131]);&quot;&quot;;INDEX(table;[.$C131];[.N$2])*[.$I131]*[.$J131])" office:value-type="float" office:value="0.5" calcext:value-type="float">
            <text:p>0.5</text:p>
          </table:table-cell>
          <table:table-cell table:formula="of:=IF(ISERROR(INDEX(table;[.$C131];[.O$2])*[.$I131]*[.$J131]);&quot;&quot;;INDEX(table;[.$C131];[.O$2])*[.$I131]*[.$J131])" office:value-type="float" office:value="14.5" calcext:value-type="float">
            <text:p>14.5</text:p>
          </table:table-cell>
          <table:table-cell table:formula="of:=IF(ISERROR(INDEX(table;[.$C131];[.P$2])*[.$I131]*[.$J131]);&quot;&quot;;INDEX(table;[.$C131];[.P$2])*[.$I131]*[.$J131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2]&lt;&gt;&quot;&quot;;MATCH([.A13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29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2];[.K$2])*[.$I132]*[.$J132]);&quot;&quot;;INDEX(table;[.$C132];[.K$2])*[.$I132]*[.$J132])" office:value-type="float" office:value="70" calcext:value-type="float">
            <text:p>70</text:p>
          </table:table-cell>
          <table:table-cell table:formula="of:=IF(ISERROR(INDEX(table;[.$C132];[.L$2])*[.$I132]*[.$J132]);&quot;&quot;;INDEX(table;[.$C132];[.L$2])*[.$I132]*[.$J132])" office:value-type="float" office:value="0" calcext:value-type="float">
            <text:p>0</text:p>
          </table:table-cell>
          <table:table-cell table:formula="of:=IF(ISERROR(INDEX(table;[.$C132];[.M$2])*[.$I132]*[.$J132]);&quot;&quot;;INDEX(table;[.$C132];[.M$2])*[.$I132]*[.$J132])" office:value-type="float" office:value="0" calcext:value-type="float">
            <text:p>0</text:p>
          </table:table-cell>
          <table:table-cell table:formula="of:=IF(ISERROR(INDEX(table;[.$C132];[.N$2])*[.$I132]*[.$J132]);&quot;&quot;;INDEX(table;[.$C132];[.N$2])*[.$I132]*[.$J132])" office:value-type="float" office:value="0" calcext:value-type="float">
            <text:p>0</text:p>
          </table:table-cell>
          <table:table-cell table:formula="of:=IF(ISERROR(INDEX(table;[.$C132];[.O$2])*[.$I132]*[.$J132]);&quot;&quot;;INDEX(table;[.$C132];[.O$2])*[.$I132]*[.$J132])" office:value-type="float" office:value="0" calcext:value-type="float">
            <text:p>0</text:p>
          </table:table-cell>
          <table:table-cell table:formula="of:=IF(ISERROR(INDEX(table;[.$C132];[.P$2])*[.$I132]*[.$J132]);&quot;&quot;;INDEX(table;[.$C132];[.P$2])*[.$I132]*[.$J132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3]&lt;&gt;&quot;&quot;;MATCH([.A133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3];[.K$2])*[.$I133]*[.$J133]);&quot;&quot;;INDEX(table;[.$C133];[.K$2])*[.$I133]*[.$J133])" office:value-type="float" office:value="19.25" calcext:value-type="float">
            <text:p>19.25</text:p>
          </table:table-cell>
          <table:table-cell table:formula="of:=IF(ISERROR(INDEX(table;[.$C133];[.L$2])*[.$I133]*[.$J133]);&quot;&quot;;INDEX(table;[.$C133];[.L$2])*[.$I133]*[.$J133])" office:value-type="float" office:value="1.25" calcext:value-type="float">
            <text:p>1.25</text:p>
          </table:table-cell>
          <table:table-cell table:formula="of:=IF(ISERROR(INDEX(table;[.$C133];[.M$2])*[.$I133]*[.$J133]);&quot;&quot;;INDEX(table;[.$C133];[.M$2])*[.$I133]*[.$J133])" office:value-type="float" office:value="1.75" calcext:value-type="float">
            <text:p>1.75</text:p>
          </table:table-cell>
          <table:table-cell table:formula="of:=IF(ISERROR(INDEX(table;[.$C133];[.N$2])*[.$I133]*[.$J133]);&quot;&quot;;INDEX(table;[.$C133];[.N$2])*[.$I133]*[.$J133])" office:value-type="float" office:value="1.75" calcext:value-type="float">
            <text:p>1.75</text:p>
          </table:table-cell>
          <table:table-cell table:formula="of:=IF(ISERROR(INDEX(table;[.$C133];[.O$2])*[.$I133]*[.$J133]);&quot;&quot;;INDEX(table;[.$C133];[.O$2])*[.$I133]*[.$J133])" office:value-type="float" office:value="0" calcext:value-type="float">
            <text:p>0</text:p>
          </table:table-cell>
          <table:table-cell table:formula="of:=IF(ISERROR(INDEX(table;[.$C133];[.P$2])*[.$I133]*[.$J133]);&quot;&quot;;INDEX(table;[.$C133];[.P$2])*[.$I133]*[.$J133])"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4]&lt;&gt;&quot;&quot;;MATCH([.A13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4];[.K$2])*[.$I134]*[.$J134]);&quot;&quot;;INDEX(table;[.$C134];[.K$2])*[.$I134]*[.$J134])" office:value-type="float" office:value="28.4375" calcext:value-type="float">
            <text:p>28.4375</text:p>
          </table:table-cell>
          <table:table-cell table:formula="of:=IF(ISERROR(INDEX(table;[.$C134];[.L$2])*[.$I134]*[.$J134]);&quot;&quot;;INDEX(table;[.$C134];[.L$2])*[.$I134]*[.$J134])" office:value-type="float" office:value="2.5" calcext:value-type="float">
            <text:p>2.5</text:p>
          </table:table-cell>
          <table:table-cell table:formula="of:=IF(ISERROR(INDEX(table;[.$C134];[.M$2])*[.$I134]*[.$J134]);&quot;&quot;;INDEX(table;[.$C134];[.M$2])*[.$I134]*[.$J134])" office:value-type="float" office:value="1.5625" calcext:value-type="float">
            <text:p>1.5625</text:p>
          </table:table-cell>
          <table:table-cell table:formula="of:=IF(ISERROR(INDEX(table;[.$C134];[.N$2])*[.$I134]*[.$J134]);&quot;&quot;;INDEX(table;[.$C134];[.N$2])*[.$I134]*[.$J134])" office:value-type="float" office:value="0" calcext:value-type="float">
            <text:p>0</text:p>
          </table:table-cell>
          <table:table-cell table:formula="of:=IF(ISERROR(INDEX(table;[.$C134];[.O$2])*[.$I134]*[.$J134]);&quot;&quot;;INDEX(table;[.$C134];[.O$2])*[.$I134]*[.$J134])" office:value-type="float" office:value="0" calcext:value-type="float">
            <text:p>0</text:p>
          </table:table-cell>
          <table:table-cell table:formula="of:=IF(ISERROR(INDEX(table;[.$C134];[.P$2])*[.$I134]*[.$J134]);&quot;&quot;;INDEX(table;[.$C134];[.P$2])*[.$I134]*[.$J13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5]&lt;&gt;&quot;&quot;;MATCH([.A135];row_title;0);&quot;&quot;)" office:value-type="float" office:value="37" calcext:value-type="float">
            <text:p>3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5];[.K$2])*[.$I135]*[.$J135]);&quot;&quot;;INDEX(table;[.$C135];[.K$2])*[.$I135]*[.$J135])" office:value-type="float" office:value="22.5" calcext:value-type="float">
            <text:p>22.5</text:p>
          </table:table-cell>
          <table:table-cell table:formula="of:=IF(ISERROR(INDEX(table;[.$C135];[.L$2])*[.$I135]*[.$J135]);&quot;&quot;;INDEX(table;[.$C135];[.L$2])*[.$I135]*[.$J135])" office:value-type="float" office:value="0.25" calcext:value-type="float">
            <text:p>0.25</text:p>
          </table:table-cell>
          <table:table-cell table:formula="of:=IF(ISERROR(INDEX(table;[.$C135];[.M$2])*[.$I135]*[.$J135]);&quot;&quot;;INDEX(table;[.$C135];[.M$2])*[.$I135]*[.$J135])" office:value-type="float" office:value="4.5" calcext:value-type="float">
            <text:p>4.5</text:p>
          </table:table-cell>
          <table:table-cell table:formula="of:=IF(ISERROR(INDEX(table;[.$C135];[.N$2])*[.$I135]*[.$J135]);&quot;&quot;;INDEX(table;[.$C135];[.N$2])*[.$I135]*[.$J135])" office:value-type="float" office:value="1" calcext:value-type="float">
            <text:p>1</text:p>
          </table:table-cell>
          <table:table-cell table:formula="of:=IF(ISERROR(INDEX(table;[.$C135];[.O$2])*[.$I135]*[.$J135]);&quot;&quot;;INDEX(table;[.$C135];[.O$2])*[.$I135]*[.$J135])" office:value-type="float" office:value="3.5" calcext:value-type="float">
            <text:p>3.5</text:p>
          </table:table-cell>
          <table:table-cell table:formula="of:=IF(ISERROR(INDEX(table;[.$C135];[.P$2])*[.$I135]*[.$J135]);&quot;&quot;;INDEX(table;[.$C135];[.P$2])*[.$I135]*[.$J135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6]&lt;&gt;&quot;&quot;;MATCH([.A136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6];[.K$2])*[.$I136]*[.$J136]);&quot;&quot;;INDEX(table;[.$C136];[.K$2])*[.$I136]*[.$J136])" office:value-type="float" office:value="15" calcext:value-type="float">
            <text:p>15</text:p>
          </table:table-cell>
          <table:table-cell table:formula="of:=IF(ISERROR(INDEX(table;[.$C136];[.L$2])*[.$I136]*[.$J136]);&quot;&quot;;INDEX(table;[.$C136];[.L$2])*[.$I136]*[.$J136])" office:value-type="float" office:value="0" calcext:value-type="float">
            <text:p>0</text:p>
          </table:table-cell>
          <table:table-cell table:formula="of:=IF(ISERROR(INDEX(table;[.$C136];[.M$2])*[.$I136]*[.$J136]);&quot;&quot;;INDEX(table;[.$C136];[.M$2])*[.$I136]*[.$J136])" office:value-type="float" office:value="4" calcext:value-type="float">
            <text:p>4</text:p>
          </table:table-cell>
          <table:table-cell table:formula="of:=IF(ISERROR(INDEX(table;[.$C136];[.N$2])*[.$I136]*[.$J136]);&quot;&quot;;INDEX(table;[.$C136];[.N$2])*[.$I136]*[.$J136])" office:value-type="float" office:value="1" calcext:value-type="float">
            <text:p>1</text:p>
          </table:table-cell>
          <table:table-cell table:formula="of:=IF(ISERROR(INDEX(table;[.$C136];[.O$2])*[.$I136]*[.$J136]);&quot;&quot;;INDEX(table;[.$C136];[.O$2])*[.$I136]*[.$J136])" office:value-type="float" office:value="3" calcext:value-type="float">
            <text:p>3</text:p>
          </table:table-cell>
          <table:table-cell table:formula="of:=IF(ISERROR(INDEX(table;[.$C136];[.P$2])*[.$I136]*[.$J136]);&quot;&quot;;INDEX(table;[.$C136];[.P$2])*[.$I136]*[.$J13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7]&lt;&gt;&quot;&quot;;MATCH([.A137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7];[.K$2])*[.$I137]*[.$J137]);&quot;&quot;;INDEX(table;[.$C137];[.K$2])*[.$I137]*[.$J137])" office:value-type="float" office:value="60" calcext:value-type="float">
            <text:p>60</text:p>
          </table:table-cell>
          <table:table-cell table:formula="of:=IF(ISERROR(INDEX(table;[.$C137];[.L$2])*[.$I137]*[.$J137]);&quot;&quot;;INDEX(table;[.$C137];[.L$2])*[.$I137]*[.$J137])" office:value-type="float" office:value="7" calcext:value-type="float">
            <text:p>7</text:p>
          </table:table-cell>
          <table:table-cell table:formula="of:=IF(ISERROR(INDEX(table;[.$C137];[.M$2])*[.$I137]*[.$J137]);&quot;&quot;;INDEX(table;[.$C137];[.M$2])*[.$I137]*[.$J137])" office:value-type="float" office:value="0" calcext:value-type="float">
            <text:p>0</text:p>
          </table:table-cell>
          <table:table-cell table:formula="of:=IF(ISERROR(INDEX(table;[.$C137];[.N$2])*[.$I137]*[.$J137]);&quot;&quot;;INDEX(table;[.$C137];[.N$2])*[.$I137]*[.$J137])" office:value-type="float" office:value="0" calcext:value-type="float">
            <text:p>0</text:p>
          </table:table-cell>
          <table:table-cell table:formula="of:=IF(ISERROR(INDEX(table;[.$C137];[.O$2])*[.$I137]*[.$J137]);&quot;&quot;;INDEX(table;[.$C137];[.O$2])*[.$I137]*[.$J137])" office:value-type="float" office:value="0" calcext:value-type="float">
            <text:p>0</text:p>
          </table:table-cell>
          <table:table-cell table:formula="of:=IF(ISERROR(INDEX(table;[.$C137];[.P$2])*[.$I137]*[.$J137]);&quot;&quot;;INDEX(table;[.$C137];[.P$2])*[.$I137]*[.$J1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36" calcext:value-type="float">
            <text:p>36</text:p>
          </table:table-cell>
          <table:table-cell table:formula="of:=IF([.A138]&lt;&gt;&quot;&quot;;MATCH([.A138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8];[.K$2])*[.$I138]*[.$J138]);&quot;&quot;;INDEX(table;[.$C138];[.K$2])*[.$I138]*[.$J138])" office:value-type="float" office:value="10" calcext:value-type="float">
            <text:p>10</text:p>
          </table:table-cell>
          <table:table-cell table:formula="of:=IF(ISERROR(INDEX(table;[.$C138];[.L$2])*[.$I138]*[.$J138]);&quot;&quot;;INDEX(table;[.$C138];[.L$2])*[.$I138]*[.$J138])" office:value-type="float" office:value="0" calcext:value-type="float">
            <text:p>0</text:p>
          </table:table-cell>
          <table:table-cell table:formula="of:=IF(ISERROR(INDEX(table;[.$C138];[.M$2])*[.$I138]*[.$J138]);&quot;&quot;;INDEX(table;[.$C138];[.M$2])*[.$I138]*[.$J138])" office:value-type="float" office:value="2.2" calcext:value-type="float">
            <text:p>2.2</text:p>
          </table:table-cell>
          <table:table-cell table:formula="of:=IF(ISERROR(INDEX(table;[.$C138];[.N$2])*[.$I138]*[.$J138]);&quot;&quot;;INDEX(table;[.$C138];[.N$2])*[.$I138]*[.$J138])" office:value-type="float" office:value="0.8" calcext:value-type="float">
            <text:p>0.8</text:p>
          </table:table-cell>
          <table:table-cell table:formula="of:=IF(ISERROR(INDEX(table;[.$C138];[.O$2])*[.$I138]*[.$J138]);&quot;&quot;;INDEX(table;[.$C138];[.O$2])*[.$I138]*[.$J138])" office:value-type="float" office:value="0.6" calcext:value-type="float">
            <text:p>0.6</text:p>
          </table:table-cell>
          <table:table-cell table:formula="of:=IF(ISERROR(INDEX(table;[.$C138];[.P$2])*[.$I138]*[.$J138]);&quot;&quot;;INDEX(table;[.$C138];[.P$2])*[.$I138]*[.$J13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edjool date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39]&lt;&gt;&quot;&quot;;MATCH([.A139];row_title;0);&quot;&quot;)" office:value-type="float" office:value="7" calcext:value-type="float">
            <text:p>7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6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39];[.K$2])*[.$I139]*[.$J139]);&quot;&quot;;INDEX(table;[.$C139];[.K$2])*[.$I139]*[.$J139])" office:value-type="float" office:value="132" calcext:value-type="float">
            <text:p>132</text:p>
          </table:table-cell>
          <table:table-cell table:formula="of:=IF(ISERROR(INDEX(table;[.$C139];[.L$2])*[.$I139]*[.$J139]);&quot;&quot;;INDEX(table;[.$C139];[.L$2])*[.$I139]*[.$J139])" office:value-type="float" office:value="0" calcext:value-type="float">
            <text:p>0</text:p>
          </table:table-cell>
          <table:table-cell table:formula="of:=IF(ISERROR(INDEX(table;[.$C139];[.M$2])*[.$I139]*[.$J139]);&quot;&quot;;INDEX(table;[.$C139];[.M$2])*[.$I139]*[.$J139])" office:value-type="float" office:value="40" calcext:value-type="float">
            <text:p>40</text:p>
          </table:table-cell>
          <table:table-cell table:formula="of:=IF(ISERROR(INDEX(table;[.$C139];[.N$2])*[.$I139]*[.$J139]);&quot;&quot;;INDEX(table;[.$C139];[.N$2])*[.$I139]*[.$J139])" office:value-type="float" office:value="4" calcext:value-type="float">
            <text:p>4</text:p>
          </table:table-cell>
          <table:table-cell table:formula="of:=IF(ISERROR(INDEX(table;[.$C139];[.O$2])*[.$I139]*[.$J139]);&quot;&quot;;INDEX(table;[.$C139];[.O$2])*[.$I139]*[.$J139])" office:value-type="float" office:value="36" calcext:value-type="float">
            <text:p>36</text:p>
          </table:table-cell>
          <table:table-cell table:formula="of:=IF(ISERROR(INDEX(table;[.$C139];[.P$2])*[.$I139]*[.$J139]);&quot;&quot;;INDEX(table;[.$C139];[.P$2])*[.$I139]*[.$J13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40]&lt;&gt;&quot;&quot;;MATCH([.A140];row_title;0);&quot;&quot;)" office:value-type="float" office:value="4" calcext:value-type="float">
            <text:p>4</text:p>
          </table:table-cell>
          <table:table-cell table:style-name="ce12" office:value-type="string" calcext:value-type="string">
            <text:p>13:00</text:p>
          </table:table-cell>
          <table:table-cell table:style-name="ce1"/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7];[.H$2])" office:value-type="string" office:string-value="1tbsp/" calcext:value-type="string">
            <text:p>1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0];[.K$2])*[.$I140]*[.$J140]);&quot;&quot;;INDEX(table;[.$C140];[.K$2])*[.$I140]*[.$J140])" office:value-type="float" office:value="15" calcext:value-type="float">
            <text:p>15</text:p>
          </table:table-cell>
          <table:table-cell table:formula="of:=IF(ISERROR(INDEX(table;[.$C140];[.L$2])*[.$I140]*[.$J140]);&quot;&quot;;INDEX(table;[.$C140];[.L$2])*[.$I140]*[.$J140])" office:value-type="float" office:value="0" calcext:value-type="float">
            <text:p>0</text:p>
          </table:table-cell>
          <table:table-cell table:formula="of:=IF(ISERROR(INDEX(table;[.$C140];[.M$2])*[.$I140]*[.$J140]);&quot;&quot;;INDEX(table;[.$C140];[.M$2])*[.$I140]*[.$J140])" office:value-type="float" office:value="4" calcext:value-type="float">
            <text:p>4</text:p>
          </table:table-cell>
          <table:table-cell table:formula="of:=IF(ISERROR(INDEX(table;[.$C140];[.N$2])*[.$I140]*[.$J140]);&quot;&quot;;INDEX(table;[.$C140];[.N$2])*[.$I140]*[.$J140])" office:value-type="float" office:value="1" calcext:value-type="float">
            <text:p>1</text:p>
          </table:table-cell>
          <table:table-cell table:formula="of:=IF(ISERROR(INDEX(table;[.$C140];[.O$2])*[.$I140]*[.$J140]);&quot;&quot;;INDEX(table;[.$C140];[.O$2])*[.$I140]*[.$J140])" office:value-type="float" office:value="3" calcext:value-type="float">
            <text:p>3</text:p>
          </table:table-cell>
          <table:table-cell table:formula="of:=IF(ISERROR(INDEX(table;[.$C140];[.P$2])*[.$I140]*[.$J140]);&quot;&quot;;INDEX(table;[.$C140];[.P$2])*[.$I140]*[.$J14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7" calcext:value-type="float">
            <text:p>37</text:p>
          </table:table-cell>
          <table:table-cell table:formula="of:=IF([.A141]&lt;&gt;&quot;&quot;;MATCH([.A141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8];[.H$2]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1];[.K$2])*[.$I141]*[.$J141]);&quot;&quot;;INDEX(table;[.$C141];[.K$2])*[.$I141]*[.$J141])" office:value-type="float" office:value="235.5" calcext:value-type="float">
            <text:p>235.5</text:p>
          </table:table-cell>
          <table:table-cell table:formula="of:=IF(ISERROR(INDEX(table;[.$C141];[.L$2])*[.$I141]*[.$J141]);&quot;&quot;;INDEX(table;[.$C141];[.L$2])*[.$I141]*[.$J141])" office:value-type="float" office:value="1.5" calcext:value-type="float">
            <text:p>1.5</text:p>
          </table:table-cell>
          <table:table-cell table:formula="of:=IF(ISERROR(INDEX(table;[.$C141];[.M$2])*[.$I141]*[.$J141]);&quot;&quot;;INDEX(table;[.$C141];[.M$2])*[.$I141]*[.$J141])" office:value-type="float" office:value="45" calcext:value-type="float">
            <text:p>45</text:p>
          </table:table-cell>
          <table:table-cell table:formula="of:=IF(ISERROR(INDEX(table;[.$C141];[.N$2])*[.$I141]*[.$J141]);&quot;&quot;;INDEX(table;[.$C141];[.N$2])*[.$I141]*[.$J141])" office:value-type="float" office:value="6" calcext:value-type="float">
            <text:p>6</text:p>
          </table:table-cell>
          <table:table-cell table:formula="of:=IF(ISERROR(INDEX(table;[.$C141];[.O$2])*[.$I141]*[.$J141]);&quot;&quot;;INDEX(table;[.$C141];[.O$2])*[.$I141]*[.$J141])" office:value-type="float" office:value="39" calcext:value-type="float">
            <text:p>39</text:p>
          </table:table-cell>
          <table:table-cell table:formula="of:=IF(ISERROR(INDEX(table;[.$C141];[.P$2])*[.$I141]*[.$J141]);&quot;&quot;;INDEX(table;[.$C141];[.P$2])*[.$I141]*[.$J14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2]&lt;&gt;&quot;&quot;;MATCH([.A14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3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2];[.K$2])*[.$I142]*[.$J142]);&quot;&quot;;INDEX(table;[.$C142];[.K$2])*[.$I142]*[.$J142])" office:value-type="float" office:value="140" calcext:value-type="float">
            <text:p>140</text:p>
          </table:table-cell>
          <table:table-cell table:formula="of:=IF(ISERROR(INDEX(table;[.$C142];[.L$2])*[.$I142]*[.$J142]);&quot;&quot;;INDEX(table;[.$C142];[.L$2])*[.$I142]*[.$J142])" office:value-type="float" office:value="0" calcext:value-type="float">
            <text:p>0</text:p>
          </table:table-cell>
          <table:table-cell table:formula="of:=IF(ISERROR(INDEX(table;[.$C142];[.M$2])*[.$I142]*[.$J142]);&quot;&quot;;INDEX(table;[.$C142];[.M$2])*[.$I142]*[.$J142])" office:value-type="float" office:value="0" calcext:value-type="float">
            <text:p>0</text:p>
          </table:table-cell>
          <table:table-cell table:formula="of:=IF(ISERROR(INDEX(table;[.$C142];[.N$2])*[.$I142]*[.$J142]);&quot;&quot;;INDEX(table;[.$C142];[.N$2])*[.$I142]*[.$J142])" office:value-type="float" office:value="0" calcext:value-type="float">
            <text:p>0</text:p>
          </table:table-cell>
          <table:table-cell table:formula="of:=IF(ISERROR(INDEX(table;[.$C142];[.O$2])*[.$I142]*[.$J142]);&quot;&quot;;INDEX(table;[.$C142];[.O$2])*[.$I142]*[.$J142])" office:value-type="float" office:value="0" calcext:value-type="float">
            <text:p>0</text:p>
          </table:table-cell>
          <table:table-cell table:formula="of:=IF(ISERROR(INDEX(table;[.$C142];[.P$2])*[.$I142]*[.$J142]);&quot;&quot;;INDEX(table;[.$C142];[.P$2])*[.$I142]*[.$J142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3]&lt;&gt;&quot;&quot;;MATCH([.A143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0];[.H$2])" office:value-type="string" office:string-value="90g/0/1fruit" calcext:value-type="string">
            <text:p>90g/0/1fruit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IF(ISERROR(INDEX(table;[.$C143];[.K$2])*[.$I143]*[.$J143]);&quot;&quot;;INDEX(table;[.$C143];[.K$2])*[.$I143]*[.$J143])" office:value-type="float" office:value="85" calcext:value-type="float">
            <text:p>85</text:p>
          </table:table-cell>
          <table:table-cell table:formula="of:=IF(ISERROR(INDEX(table;[.$C143];[.L$2])*[.$I143]*[.$J143]);&quot;&quot;;INDEX(table;[.$C143];[.L$2])*[.$I143]*[.$J143])" office:value-type="float" office:value="1.5" calcext:value-type="float">
            <text:p>1.5</text:p>
          </table:table-cell>
          <table:table-cell table:formula="of:=IF(ISERROR(INDEX(table;[.$C143];[.M$2])*[.$I143]*[.$J143]);&quot;&quot;;INDEX(table;[.$C143];[.M$2])*[.$I143]*[.$J143])" office:value-type="float" office:value="17.5" calcext:value-type="float">
            <text:p>17.5</text:p>
          </table:table-cell>
          <table:table-cell table:formula="of:=IF(ISERROR(INDEX(table;[.$C143];[.N$2])*[.$I143]*[.$J143]);&quot;&quot;;INDEX(table;[.$C143];[.N$2])*[.$I143]*[.$J143])" office:value-type="float" office:value="1.25" calcext:value-type="float">
            <text:p>1.25</text:p>
          </table:table-cell>
          <table:table-cell table:formula="of:=IF(ISERROR(INDEX(table;[.$C143];[.O$2])*[.$I143]*[.$J143]);&quot;&quot;;INDEX(table;[.$C143];[.O$2])*[.$I143]*[.$J143])" office:value-type="float" office:value="16.25" calcext:value-type="float">
            <text:p>16.25</text:p>
          </table:table-cell>
          <table:table-cell table:formula="of:=IF(ISERROR(INDEX(table;[.$C143];[.P$2])*[.$I143]*[.$J143]);&quot;&quot;;INDEX(table;[.$C143];[.P$2])*[.$I143]*[.$J14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38" calcext:value-type="float">
            <text:p>38</text:p>
          </table:table-cell>
          <table:table-cell table:formula="of:=IF([.A144]&lt;&gt;&quot;&quot;;MATCH([.A144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41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4];[.K$2])*[.$I144]*[.$J144]);&quot;&quot;;INDEX(table;[.$C144];[.K$2])*[.$I144]*[.$J144])" office:value-type="float" office:value="91" calcext:value-type="float">
            <text:p>91</text:p>
          </table:table-cell>
          <table:table-cell table:formula="of:=IF(ISERROR(INDEX(table;[.$C144];[.L$2])*[.$I144]*[.$J144]);&quot;&quot;;INDEX(table;[.$C144];[.L$2])*[.$I144]*[.$J144])" office:value-type="float" office:value="8" calcext:value-type="float">
            <text:p>8</text:p>
          </table:table-cell>
          <table:table-cell table:formula="of:=IF(ISERROR(INDEX(table;[.$C144];[.M$2])*[.$I144]*[.$J144]);&quot;&quot;;INDEX(table;[.$C144];[.M$2])*[.$I144]*[.$J144])" office:value-type="float" office:value="5" calcext:value-type="float">
            <text:p>5</text:p>
          </table:table-cell>
          <table:table-cell table:formula="of:=IF(ISERROR(INDEX(table;[.$C144];[.N$2])*[.$I144]*[.$J144]);&quot;&quot;;INDEX(table;[.$C144];[.N$2])*[.$I144]*[.$J144])" office:value-type="float" office:value="0" calcext:value-type="float">
            <text:p>0</text:p>
          </table:table-cell>
          <table:table-cell table:formula="of:=IF(ISERROR(INDEX(table;[.$C144];[.O$2])*[.$I144]*[.$J144]);&quot;&quot;;INDEX(table;[.$C144];[.O$2])*[.$I144]*[.$J144])" office:value-type="float" office:value="0" calcext:value-type="float">
            <text:p>0</text:p>
          </table:table-cell>
          <table:table-cell table:formula="of:=IF(ISERROR(INDEX(table;[.$C144];[.P$2])*[.$I144]*[.$J144]);&quot;&quot;;INDEX(table;[.$C144];[.P$2])*[.$I144]*[.$J14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wf hearth boule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5]&lt;&gt;&quot;&quot;;MATCH([.A145];row_title;0);&quot;&quot;)" office:value-type="float" office:value="36" calcext:value-type="float">
            <text:p>36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2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5];[.K$2])*[.$I145]*[.$J145]);&quot;&quot;;INDEX(table;[.$C145];[.K$2])*[.$I145]*[.$J145])" office:value-type="float" office:value="235.5" calcext:value-type="float">
            <text:p>235.5</text:p>
          </table:table-cell>
          <table:table-cell table:formula="of:=IF(ISERROR(INDEX(table;[.$C145];[.L$2])*[.$I145]*[.$J145]);&quot;&quot;;INDEX(table;[.$C145];[.L$2])*[.$I145]*[.$J145])" office:value-type="float" office:value="1.5" calcext:value-type="float">
            <text:p>1.5</text:p>
          </table:table-cell>
          <table:table-cell table:formula="of:=IF(ISERROR(INDEX(table;[.$C145];[.M$2])*[.$I145]*[.$J145]);&quot;&quot;;INDEX(table;[.$C145];[.M$2])*[.$I145]*[.$J145])" office:value-type="float" office:value="45" calcext:value-type="float">
            <text:p>45</text:p>
          </table:table-cell>
          <table:table-cell table:formula="of:=IF(ISERROR(INDEX(table;[.$C145];[.N$2])*[.$I145]*[.$J145]);&quot;&quot;;INDEX(table;[.$C145];[.N$2])*[.$I145]*[.$J145])" office:value-type="float" office:value="6" calcext:value-type="float">
            <text:p>6</text:p>
          </table:table-cell>
          <table:table-cell table:formula="of:=IF(ISERROR(INDEX(table;[.$C145];[.O$2])*[.$I145]*[.$J145]);&quot;&quot;;INDEX(table;[.$C145];[.O$2])*[.$I145]*[.$J145])" office:value-type="float" office:value="39" calcext:value-type="float">
            <text:p>39</text:p>
          </table:table-cell>
          <table:table-cell table:formula="of:=IF(ISERROR(INDEX(table;[.$C145];[.P$2])*[.$I145]*[.$J145]);&quot;&quot;;INDEX(table;[.$C145];[.P$2])*[.$I145]*[.$J14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6]&lt;&gt;&quot;&quot;;MATCH([.A146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6];[.K$2])*[.$I146]*[.$J146]);&quot;&quot;;INDEX(table;[.$C146];[.K$2])*[.$I146]*[.$J146])" office:value-type="float" office:value="80" calcext:value-type="float">
            <text:p>80</text:p>
          </table:table-cell>
          <table:table-cell table:formula="of:=IF(ISERROR(INDEX(table;[.$C146];[.L$2])*[.$I146]*[.$J146]);&quot;&quot;;INDEX(table;[.$C146];[.L$2])*[.$I146]*[.$J146])" office:value-type="float" office:value="6" calcext:value-type="float">
            <text:p>6</text:p>
          </table:table-cell>
          <table:table-cell table:formula="of:=IF(ISERROR(INDEX(table;[.$C146];[.M$2])*[.$I146]*[.$J146]);&quot;&quot;;INDEX(table;[.$C146];[.M$2])*[.$I146]*[.$J146])" office:value-type="float" office:value="5" calcext:value-type="float">
            <text:p>5</text:p>
          </table:table-cell>
          <table:table-cell table:formula="of:=IF(ISERROR(INDEX(table;[.$C146];[.N$2])*[.$I146]*[.$J146]);&quot;&quot;;INDEX(table;[.$C146];[.N$2])*[.$I146]*[.$J146])" office:value-type="float" office:value="1" calcext:value-type="float">
            <text:p>1</text:p>
          </table:table-cell>
          <table:table-cell table:formula="of:=IF(ISERROR(INDEX(table;[.$C146];[.O$2])*[.$I146]*[.$J146]);&quot;&quot;;INDEX(table;[.$C146];[.O$2])*[.$I146]*[.$J146])" office:value-type="float" office:value="4" calcext:value-type="float">
            <text:p>4</text:p>
          </table:table-cell>
          <table:table-cell table:formula="of:=IF(ISERROR(INDEX(table;[.$C146];[.P$2])*[.$I146]*[.$J146]);&quot;&quot;;INDEX(table;[.$C146];[.P$2])*[.$I146]*[.$J14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7]&lt;&gt;&quot;&quot;;MATCH([.A147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7];[.K$2])*[.$I147]*[.$J147]);&quot;&quot;;INDEX(table;[.$C147];[.K$2])*[.$I147]*[.$J147])" office:value-type="float" office:value="142.5" calcext:value-type="float">
            <text:p>142.5</text:p>
          </table:table-cell>
          <table:table-cell table:formula="of:=IF(ISERROR(INDEX(table;[.$C147];[.L$2])*[.$I147]*[.$J147]);&quot;&quot;;INDEX(table;[.$C147];[.L$2])*[.$I147]*[.$J147])" office:value-type="float" office:value="6.15" calcext:value-type="float">
            <text:p>6.15</text:p>
          </table:table-cell>
          <table:table-cell table:formula="of:=IF(ISERROR(INDEX(table;[.$C147];[.M$2])*[.$I147]*[.$J147]);&quot;&quot;;INDEX(table;[.$C147];[.M$2])*[.$I147]*[.$J147])" office:value-type="float" office:value="17" calcext:value-type="float">
            <text:p>17</text:p>
          </table:table-cell>
          <table:table-cell table:formula="of:=IF(ISERROR(INDEX(table;[.$C147];[.N$2])*[.$I147]*[.$J147]);&quot;&quot;;INDEX(table;[.$C147];[.N$2])*[.$I147]*[.$J147])" office:value-type="float" office:value="6" calcext:value-type="float">
            <text:p>6</text:p>
          </table:table-cell>
          <table:table-cell table:formula="of:=IF(ISERROR(INDEX(table;[.$C147];[.O$2])*[.$I147]*[.$J147]);&quot;&quot;;INDEX(table;[.$C147];[.O$2])*[.$I147]*[.$J147])" office:value-type="float" office:value="11" calcext:value-type="float">
            <text:p>11</text:p>
          </table:table-cell>
          <table:table-cell table:formula="of:=IF(ISERROR(INDEX(table;[.$C147];[.P$2])*[.$I147]*[.$J147]);&quot;&quot;;INDEX(table;[.$C147];[.P$2])*[.$I147]*[.$J14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39" calcext:value-type="float">
            <text:p>39</text:p>
          </table:table-cell>
          <table:table-cell table:formula="of:=IF([.A148]&lt;&gt;&quot;&quot;;MATCH([.A148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2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45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8];[.K$2])*[.$I148]*[.$J148]);&quot;&quot;;INDEX(table;[.$C148];[.K$2])*[.$I148]*[.$J148])" office:value-type="float" office:value="120" calcext:value-type="float">
            <text:p>120</text:p>
          </table:table-cell>
          <table:table-cell table:formula="of:=IF(ISERROR(INDEX(table;[.$C148];[.L$2])*[.$I148]*[.$J148]);&quot;&quot;;INDEX(table;[.$C148];[.L$2])*[.$I148]*[.$J148])" office:value-type="float" office:value="0" calcext:value-type="float">
            <text:p>0</text:p>
          </table:table-cell>
          <table:table-cell table:formula="of:=IF(ISERROR(INDEX(table;[.$C148];[.M$2])*[.$I148]*[.$J148]);&quot;&quot;;INDEX(table;[.$C148];[.M$2])*[.$I148]*[.$J148])" office:value-type="float" office:value="28" calcext:value-type="float">
            <text:p>28</text:p>
          </table:table-cell>
          <table:table-cell table:formula="of:=IF(ISERROR(INDEX(table;[.$C148];[.N$2])*[.$I148]*[.$J148]);&quot;&quot;;INDEX(table;[.$C148];[.N$2])*[.$I148]*[.$J148])" office:value-type="float" office:value="0" calcext:value-type="float">
            <text:p>0</text:p>
          </table:table-cell>
          <table:table-cell table:formula="of:=IF(ISERROR(INDEX(table;[.$C148];[.O$2])*[.$I148]*[.$J148]);&quot;&quot;;INDEX(table;[.$C148];[.O$2])*[.$I148]*[.$J148])" office:value-type="float" office:value="6" calcext:value-type="float">
            <text:p>6</text:p>
          </table:table-cell>
          <table:table-cell table:formula="of:=IF(ISERROR(INDEX(table;[.$C148];[.P$2])*[.$I148]*[.$J148]);&quot;&quot;;INDEX(table;[.$C148];[.P$2])*[.$I148]*[.$J14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 bar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49]&lt;&gt;&quot;&quot;;MATCH([.A149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style-name="ce17" table:number-columns-repeated="9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0]&lt;&gt;&quot;&quot;;MATCH([.A150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0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0];[.K$2])*[.$I150]*[.$J150]);&quot;&quot;;INDEX(table;[.$C150];[.K$2])*[.$I150]*[.$J150])" office:value-type="float" office:value="340" calcext:value-type="float">
            <text:p>340</text:p>
          </table:table-cell>
          <table:table-cell table:formula="of:=IF(ISERROR(INDEX(table;[.$C150];[.L$2])*[.$I150]*[.$J150]);&quot;&quot;;INDEX(table;[.$C150];[.L$2])*[.$I150]*[.$J150])" office:value-type="float" office:value="6" calcext:value-type="float">
            <text:p>6</text:p>
          </table:table-cell>
          <table:table-cell table:formula="of:=IF(ISERROR(INDEX(table;[.$C150];[.M$2])*[.$I150]*[.$J150]);&quot;&quot;;INDEX(table;[.$C150];[.M$2])*[.$I150]*[.$J150])" office:value-type="float" office:value="70" calcext:value-type="float">
            <text:p>70</text:p>
          </table:table-cell>
          <table:table-cell table:formula="of:=IF(ISERROR(INDEX(table;[.$C150];[.N$2])*[.$I150]*[.$J150]);&quot;&quot;;INDEX(table;[.$C150];[.N$2])*[.$I150]*[.$J150])" office:value-type="float" office:value="5" calcext:value-type="float">
            <text:p>5</text:p>
          </table:table-cell>
          <table:table-cell table:formula="of:=IF(ISERROR(INDEX(table;[.$C150];[.O$2])*[.$I150]*[.$J150]);&quot;&quot;;INDEX(table;[.$C150];[.O$2])*[.$I150]*[.$J150])" office:value-type="float" office:value="65" calcext:value-type="float">
            <text:p>65</text:p>
          </table:table-cell>
          <table:table-cell table:formula="of:=IF(ISERROR(INDEX(table;[.$C150];[.P$2])*[.$I150]*[.$J150]);&quot;&quot;;INDEX(table;[.$C150];[.P$2])*[.$I150]*[.$J15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1]&lt;&gt;&quot;&quot;;MATCH([.A151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1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1];[.K$2])*[.$I151]*[.$J151]);&quot;&quot;;INDEX(table;[.$C151];[.K$2])*[.$I151]*[.$J151])" office:value-type="float" office:value="80" calcext:value-type="float">
            <text:p>80</text:p>
          </table:table-cell>
          <table:table-cell table:formula="of:=IF(ISERROR(INDEX(table;[.$C151];[.L$2])*[.$I151]*[.$J151]);&quot;&quot;;INDEX(table;[.$C151];[.L$2])*[.$I151]*[.$J151])" office:value-type="float" office:value="6" calcext:value-type="float">
            <text:p>6</text:p>
          </table:table-cell>
          <table:table-cell table:formula="of:=IF(ISERROR(INDEX(table;[.$C151];[.M$2])*[.$I151]*[.$J151]);&quot;&quot;;INDEX(table;[.$C151];[.M$2])*[.$I151]*[.$J151])" office:value-type="float" office:value="5" calcext:value-type="float">
            <text:p>5</text:p>
          </table:table-cell>
          <table:table-cell table:formula="of:=IF(ISERROR(INDEX(table;[.$C151];[.N$2])*[.$I151]*[.$J151]);&quot;&quot;;INDEX(table;[.$C151];[.N$2])*[.$I151]*[.$J151])" office:value-type="float" office:value="1" calcext:value-type="float">
            <text:p>1</text:p>
          </table:table-cell>
          <table:table-cell table:formula="of:=IF(ISERROR(INDEX(table;[.$C151];[.O$2])*[.$I151]*[.$J151]);&quot;&quot;;INDEX(table;[.$C151];[.O$2])*[.$I151]*[.$J151])" office:value-type="float" office:value="4" calcext:value-type="float">
            <text:p>4</text:p>
          </table:table-cell>
          <table:table-cell table:formula="of:=IF(ISERROR(INDEX(table;[.$C151];[.P$2])*[.$I151]*[.$J151]);&quot;&quot;;INDEX(table;[.$C151];[.P$2])*[.$I151]*[.$J15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armite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2]&lt;&gt;&quot;&quot;;MATCH([.A152];row_title;0);&quot;&quot;)" office:value-type="float" office:value="45" calcext:value-type="float">
            <text:p>4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2];[.H$2])" office:value-type="string" office:string-value="1tsp/" calcext:value-type="string">
            <text:p>1t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2];[.K$2])*[.$I152]*[.$J152]);&quot;&quot;;INDEX(table;[.$C152];[.K$2])*[.$I152]*[.$J152])" office:value-type="float" office:value="9" calcext:value-type="float">
            <text:p>9</text:p>
          </table:table-cell>
          <table:table-cell table:formula="of:=IF(ISERROR(INDEX(table;[.$C152];[.L$2])*[.$I152]*[.$J152]);&quot;&quot;;INDEX(table;[.$C152];[.L$2])*[.$I152]*[.$J152])" office:value-type="float" office:value="0" calcext:value-type="float">
            <text:p>0</text:p>
          </table:table-cell>
          <table:table-cell table:formula="of:=IF(ISERROR(INDEX(table;[.$C152];[.M$2])*[.$I152]*[.$J152]);&quot;&quot;;INDEX(table;[.$C152];[.M$2])*[.$I152]*[.$J152])" office:value-type="float" office:value="1" calcext:value-type="float">
            <text:p>1</text:p>
          </table:table-cell>
          <table:table-cell table:formula="of:=IF(ISERROR(INDEX(table;[.$C152];[.N$2])*[.$I152]*[.$J152]);&quot;&quot;;INDEX(table;[.$C152];[.N$2])*[.$I152]*[.$J152])" office:value-type="float" office:value="0" calcext:value-type="float">
            <text:p>0</text:p>
          </table:table-cell>
          <table:table-cell table:formula="of:=IF(ISERROR(INDEX(table;[.$C152];[.O$2])*[.$I152]*[.$J152]);&quot;&quot;;INDEX(table;[.$C152];[.O$2])*[.$I152]*[.$J152])" office:value-type="float" office:value="0" calcext:value-type="float">
            <text:p>0</text:p>
          </table:table-cell>
          <table:table-cell table:formula="of:=IF(ISERROR(INDEX(table;[.$C152];[.P$2])*[.$I152]*[.$J152]);&quot;&quot;;INDEX(table;[.$C152];[.P$2])*[.$I152]*[.$J15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oiled egg</text:p>
          </table:table-cell>
          <table:table-cell table:style-name="ce10" office:value-type="float" office:value="40" calcext:value-type="float">
            <text:p>40</text:p>
          </table:table-cell>
          <table:table-cell table:formula="of:=IF([.A153]&lt;&gt;&quot;&quot;;MATCH([.A153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53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53];[.K$2])*[.$I153]*[.$J153]);&quot;&quot;;INDEX(table;[.$C153];[.K$2])*[.$I153]*[.$J153])" office:value-type="float" office:value="156" calcext:value-type="float">
            <text:p>156</text:p>
          </table:table-cell>
          <table:table-cell table:formula="of:=IF(ISERROR(INDEX(table;[.$C153];[.L$2])*[.$I153]*[.$J153]);&quot;&quot;;INDEX(table;[.$C153];[.L$2])*[.$I153]*[.$J153])" office:value-type="float" office:value="10" calcext:value-type="float">
            <text:p>10</text:p>
          </table:table-cell>
          <table:table-cell table:formula="of:=IF(ISERROR(INDEX(table;[.$C153];[.M$2])*[.$I153]*[.$J153]);&quot;&quot;;INDEX(table;[.$C153];[.M$2])*[.$I153]*[.$J153])" office:value-type="float" office:value="1.2" calcext:value-type="float">
            <text:p>1.2</text:p>
          </table:table-cell>
          <table:table-cell table:formula="of:=IF(ISERROR(INDEX(table;[.$C153];[.N$2])*[.$I153]*[.$J153]);&quot;&quot;;INDEX(table;[.$C153];[.N$2])*[.$I153]*[.$J153])" office:value-type="float" office:value="0" calcext:value-type="float">
            <text:p>0</text:p>
          </table:table-cell>
          <table:table-cell table:formula="of:=IF(ISERROR(INDEX(table;[.$C153];[.O$2])*[.$I153]*[.$J153]);&quot;&quot;;INDEX(table;[.$C153];[.O$2])*[.$I153]*[.$J153])" office:value-type="float" office:value="1.2" calcext:value-type="float">
            <text:p>1.2</text:p>
          </table:table-cell>
          <table:table-cell table:formula="of:=IF(ISERROR(INDEX(table;[.$C153];[.P$2])*[.$I153]*[.$J153]);&quot;&quot;;INDEX(table;[.$C153];[.P$2])*[.$I153]*[.$J1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dd old fashioned donut</text:p>
          </table:table-cell>
          <table:table-cell table:style-name="ce10" office:value-type="float" office:value="41" calcext:value-type="float">
            <text:p>41</text:p>
          </table:table-cell>
          <table:table-cell table:formula="of:=IF([.A154]&lt;&gt;&quot;&quot;;MATCH([.A154];row_title;0);&quot;&quot;)" office:value-type="float" office:value="47" calcext:value-type="float">
            <text:p>47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54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4];[.K$2])*[.$I154]*[.$J154]);&quot;&quot;;INDEX(table;[.$C154];[.K$2])*[.$I154]*[.$J154])" office:value-type="float" office:value="320" calcext:value-type="float">
            <text:p>320</text:p>
          </table:table-cell>
          <table:table-cell table:formula="of:=IF(ISERROR(INDEX(table;[.$C154];[.L$2])*[.$I154]*[.$J154]);&quot;&quot;;INDEX(table;[.$C154];[.L$2])*[.$I154]*[.$J154])" office:value-type="float" office:value="22" calcext:value-type="float">
            <text:p>22</text:p>
          </table:table-cell>
          <table:table-cell table:formula="of:=IF(ISERROR(INDEX(table;[.$C154];[.M$2])*[.$I154]*[.$J154]);&quot;&quot;;INDEX(table;[.$C154];[.M$2])*[.$I154]*[.$J154])" office:value-type="float" office:value="33" calcext:value-type="float">
            <text:p>33</text:p>
          </table:table-cell>
          <table:table-cell table:formula="of:=IF(ISERROR(INDEX(table;[.$C154];[.N$2])*[.$I154]*[.$J154]);&quot;&quot;;INDEX(table;[.$C154];[.N$2])*[.$I154]*[.$J154])" office:value-type="float" office:value="1" calcext:value-type="float">
            <text:p>1</text:p>
          </table:table-cell>
          <table:table-cell table:formula="of:=IF(ISERROR(INDEX(table;[.$C154];[.O$2])*[.$I154]*[.$J154]);&quot;&quot;;INDEX(table;[.$C154];[.O$2])*[.$I154]*[.$J154])" office:value-type="float" office:value="9" calcext:value-type="float">
            <text:p>9</text:p>
          </table:table-cell>
          <table:table-cell table:formula="of:=IF(ISERROR(INDEX(table;[.$C154];[.P$2])*[.$I154]*[.$J154]);&quot;&quot;;INDEX(table;[.$C154];[.P$2])*[.$I154]*[.$J154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5]&lt;&gt;&quot;&quot;;MATCH([.A155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5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5];[.K$2])*[.$I155]*[.$J155]);&quot;&quot;;INDEX(table;[.$C155];[.K$2])*[.$I155]*[.$J155])" office:value-type="float" office:value="225" calcext:value-type="float">
            <text:p>225</text:p>
          </table:table-cell>
          <table:table-cell table:formula="of:=IF(ISERROR(INDEX(table;[.$C155];[.L$2])*[.$I155]*[.$J155]);&quot;&quot;;INDEX(table;[.$C155];[.L$2])*[.$I155]*[.$J155])" office:value-type="float" office:value="3.75" calcext:value-type="float">
            <text:p>3.75</text:p>
          </table:table-cell>
          <table:table-cell table:formula="of:=IF(ISERROR(INDEX(table;[.$C155];[.M$2])*[.$I155]*[.$J155]);&quot;&quot;;INDEX(table;[.$C155];[.M$2])*[.$I155]*[.$J155])" office:value-type="float" office:value="50.625" calcext:value-type="float">
            <text:p>50.625</text:p>
          </table:table-cell>
          <table:table-cell table:formula="of:=IF(ISERROR(INDEX(table;[.$C155];[.N$2])*[.$I155]*[.$J155]);&quot;&quot;;INDEX(table;[.$C155];[.N$2])*[.$I155]*[.$J155])" office:value-type="float" office:value="0" calcext:value-type="float">
            <text:p>0</text:p>
          </table:table-cell>
          <table:table-cell table:formula="of:=IF(ISERROR(INDEX(table;[.$C155];[.O$2])*[.$I155]*[.$J155]);&quot;&quot;;INDEX(table;[.$C155];[.O$2])*[.$I155]*[.$J155])" office:value-type="float" office:value="0" calcext:value-type="float">
            <text:p>0</text:p>
          </table:table-cell>
          <table:table-cell table:formula="of:=IF(ISERROR(INDEX(table;[.$C155];[.P$2])*[.$I155]*[.$J155]);&quot;&quot;;INDEX(table;[.$C155];[.P$2])*[.$I155]*[.$J155])" office:value-type="float" office:value="9.375" calcext:value-type="float">
            <text:p>9.3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6]&lt;&gt;&quot;&quot;;MATCH([.A156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6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6];[.K$2])*[.$I156]*[.$J156]);&quot;&quot;;INDEX(table;[.$C156];[.K$2])*[.$I156]*[.$J156])" office:value-type="float" office:value="75" calcext:value-type="float">
            <text:p>75</text:p>
          </table:table-cell>
          <table:table-cell table:formula="of:=IF(ISERROR(INDEX(table;[.$C156];[.L$2])*[.$I156]*[.$J156]);&quot;&quot;;INDEX(table;[.$C156];[.L$2])*[.$I156]*[.$J156])" office:value-type="float" office:value="0.3" calcext:value-type="float">
            <text:p>0.3</text:p>
          </table:table-cell>
          <table:table-cell table:formula="of:=IF(ISERROR(INDEX(table;[.$C156];[.M$2])*[.$I156]*[.$J156]);&quot;&quot;;INDEX(table;[.$C156];[.M$2])*[.$I156]*[.$J156])" office:value-type="float" office:value="18" calcext:value-type="float">
            <text:p>18</text:p>
          </table:table-cell>
          <table:table-cell table:formula="of:=IF(ISERROR(INDEX(table;[.$C156];[.N$2])*[.$I156]*[.$J156]);&quot;&quot;;INDEX(table;[.$C156];[.N$2])*[.$I156]*[.$J156])" office:value-type="float" office:value="5.1" calcext:value-type="float">
            <text:p>5.1</text:p>
          </table:table-cell>
          <table:table-cell table:formula="of:=IF(ISERROR(INDEX(table;[.$C156];[.O$2])*[.$I156]*[.$J156]);&quot;&quot;;INDEX(table;[.$C156];[.O$2])*[.$I156]*[.$J156])" office:value-type="float" office:value="12.9" calcext:value-type="float">
            <text:p>12.9</text:p>
          </table:table-cell>
          <table:table-cell table:formula="of:=IF(ISERROR(INDEX(table;[.$C156];[.P$2])*[.$I156]*[.$J156]);&quot;&quot;;INDEX(table;[.$C156];[.P$2])*[.$I156]*[.$J156])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7]&lt;&gt;&quot;&quot;;MATCH([.A15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7];[.K$2])*[.$I157]*[.$J157]);&quot;&quot;;INDEX(table;[.$C157];[.K$2])*[.$I157]*[.$J157])" office:value-type="float" office:value="210" calcext:value-type="float">
            <text:p>210</text:p>
          </table:table-cell>
          <table:table-cell table:formula="of:=IF(ISERROR(INDEX(table;[.$C157];[.L$2])*[.$I157]*[.$J157]);&quot;&quot;;INDEX(table;[.$C157];[.L$2])*[.$I157]*[.$J157])" office:value-type="float" office:value="0" calcext:value-type="float">
            <text:p>0</text:p>
          </table:table-cell>
          <table:table-cell table:formula="of:=IF(ISERROR(INDEX(table;[.$C157];[.M$2])*[.$I157]*[.$J157]);&quot;&quot;;INDEX(table;[.$C157];[.M$2])*[.$I157]*[.$J157])" office:value-type="float" office:value="0" calcext:value-type="float">
            <text:p>0</text:p>
          </table:table-cell>
          <table:table-cell table:formula="of:=IF(ISERROR(INDEX(table;[.$C157];[.N$2])*[.$I157]*[.$J157]);&quot;&quot;;INDEX(table;[.$C157];[.N$2])*[.$I157]*[.$J157])" office:value-type="float" office:value="0" calcext:value-type="float">
            <text:p>0</text:p>
          </table:table-cell>
          <table:table-cell table:formula="of:=IF(ISERROR(INDEX(table;[.$C157];[.O$2])*[.$I157]*[.$J157]);&quot;&quot;;INDEX(table;[.$C157];[.O$2])*[.$I157]*[.$J157])" office:value-type="float" office:value="0" calcext:value-type="float">
            <text:p>0</text:p>
          </table:table-cell>
          <table:table-cell table:formula="of:=IF(ISERROR(INDEX(table;[.$C157];[.P$2])*[.$I157]*[.$J157]);&quot;&quot;;INDEX(table;[.$C157];[.P$2])*[.$I157]*[.$J157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8]&lt;&gt;&quot;&quot;;MATCH([.A158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8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8];[.K$2])*[.$I158]*[.$J158]);&quot;&quot;;INDEX(table;[.$C158];[.K$2])*[.$I158]*[.$J158])" office:value-type="float" office:value="115.5" calcext:value-type="float">
            <text:p>115.5</text:p>
          </table:table-cell>
          <table:table-cell table:formula="of:=IF(ISERROR(INDEX(table;[.$C158];[.L$2])*[.$I158]*[.$J158]);&quot;&quot;;INDEX(table;[.$C158];[.L$2])*[.$I158]*[.$J158])" office:value-type="float" office:value="7.5" calcext:value-type="float">
            <text:p>7.5</text:p>
          </table:table-cell>
          <table:table-cell table:formula="of:=IF(ISERROR(INDEX(table;[.$C158];[.M$2])*[.$I158]*[.$J158]);&quot;&quot;;INDEX(table;[.$C158];[.M$2])*[.$I158]*[.$J158])" office:value-type="float" office:value="10.5" calcext:value-type="float">
            <text:p>10.5</text:p>
          </table:table-cell>
          <table:table-cell table:formula="of:=IF(ISERROR(INDEX(table;[.$C158];[.N$2])*[.$I158]*[.$J158]);&quot;&quot;;INDEX(table;[.$C158];[.N$2])*[.$I158]*[.$J158])" office:value-type="float" office:value="10.5" calcext:value-type="float">
            <text:p>10.5</text:p>
          </table:table-cell>
          <table:table-cell table:formula="of:=IF(ISERROR(INDEX(table;[.$C158];[.O$2])*[.$I158]*[.$J158]);&quot;&quot;;INDEX(table;[.$C158];[.O$2])*[.$I158]*[.$J158])" office:value-type="float" office:value="0" calcext:value-type="float">
            <text:p>0</text:p>
          </table:table-cell>
          <table:table-cell table:formula="of:=IF(ISERROR(INDEX(table;[.$C158];[.P$2])*[.$I158]*[.$J158]);&quot;&quot;;INDEX(table;[.$C158];[.P$2])*[.$I158]*[.$J158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59]&lt;&gt;&quot;&quot;;MATCH([.A159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59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9];[.K$2])*[.$I159]*[.$J159]);&quot;&quot;;INDEX(table;[.$C159];[.K$2])*[.$I159]*[.$J159])" office:value-type="float" office:value="255" calcext:value-type="float">
            <text:p>255</text:p>
          </table:table-cell>
          <table:table-cell table:formula="of:=IF(ISERROR(INDEX(table;[.$C159];[.L$2])*[.$I159]*[.$J159]);&quot;&quot;;INDEX(table;[.$C159];[.L$2])*[.$I159]*[.$J159])" office:value-type="float" office:value="24" calcext:value-type="float">
            <text:p>24</text:p>
          </table:table-cell>
          <table:table-cell table:formula="of:=IF(ISERROR(INDEX(table;[.$C159];[.M$2])*[.$I159]*[.$J159]);&quot;&quot;;INDEX(table;[.$C159];[.M$2])*[.$I159]*[.$J159])" office:value-type="float" office:value="7.5" calcext:value-type="float">
            <text:p>7.5</text:p>
          </table:table-cell>
          <table:table-cell table:formula="of:=IF(ISERROR(INDEX(table;[.$C159];[.N$2])*[.$I159]*[.$J159]);&quot;&quot;;INDEX(table;[.$C159];[.N$2])*[.$I159]*[.$J159])" office:value-type="float" office:value="4.5" calcext:value-type="float">
            <text:p>4.5</text:p>
          </table:table-cell>
          <table:table-cell table:formula="of:=IF(ISERROR(INDEX(table;[.$C159];[.O$2])*[.$I159]*[.$J159]);&quot;&quot;;INDEX(table;[.$C159];[.O$2])*[.$I159]*[.$J159])" office:value-type="float" office:value="3" calcext:value-type="float">
            <text:p>3</text:p>
          </table:table-cell>
          <table:table-cell table:formula="of:=IF(ISERROR(INDEX(table;[.$C159];[.P$2])*[.$I159]*[.$J159]);&quot;&quot;;INDEX(table;[.$C159];[.P$2])*[.$I159]*[.$J15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42" calcext:value-type="float">
            <text:p>42</text:p>
          </table:table-cell>
          <table:table-cell table:formula="of:=IF([.A160]&lt;&gt;&quot;&quot;;MATCH([.A160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60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60];[.K$2])*[.$I160]*[.$J160]);&quot;&quot;;INDEX(table;[.$C160];[.K$2])*[.$I160]*[.$J160])" office:value-type="float" office:value="45" calcext:value-type="float">
            <text:p>45</text:p>
          </table:table-cell>
          <table:table-cell table:formula="of:=IF(ISERROR(INDEX(table;[.$C160];[.L$2])*[.$I160]*[.$J160]);&quot;&quot;;INDEX(table;[.$C160];[.L$2])*[.$I160]*[.$J160])" office:value-type="float" office:value="5.25" calcext:value-type="float">
            <text:p>5.25</text:p>
          </table:table-cell>
          <table:table-cell table:formula="of:=IF(ISERROR(INDEX(table;[.$C160];[.M$2])*[.$I160]*[.$J160]);&quot;&quot;;INDEX(table;[.$C160];[.M$2])*[.$I160]*[.$J160])" office:value-type="float" office:value="0" calcext:value-type="float">
            <text:p>0</text:p>
          </table:table-cell>
          <table:table-cell table:formula="of:=IF(ISERROR(INDEX(table;[.$C160];[.N$2])*[.$I160]*[.$J160]);&quot;&quot;;INDEX(table;[.$C160];[.N$2])*[.$I160]*[.$J160])" office:value-type="float" office:value="0" calcext:value-type="float">
            <text:p>0</text:p>
          </table:table-cell>
          <table:table-cell table:formula="of:=IF(ISERROR(INDEX(table;[.$C160];[.O$2])*[.$I160]*[.$J160]);&quot;&quot;;INDEX(table;[.$C160];[.O$2])*[.$I160]*[.$J160])" office:value-type="float" office:value="0" calcext:value-type="float">
            <text:p>0</text:p>
          </table:table-cell>
          <table:table-cell table:formula="of:=IF(ISERROR(INDEX(table;[.$C160];[.P$2])*[.$I160]*[.$J160]);&quot;&quot;;INDEX(table;[.$C160];[.P$2])*[.$I160]*[.$J16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each</text:p>
          </table:table-cell>
          <table:table-cell table:style-name="ce10" office:value-type="float" office:value="43" calcext:value-type="float">
            <text:p>43</text:p>
          </table:table-cell>
          <table:table-cell table:formula="of:=IF([.A161]&lt;&gt;&quot;&quot;;MATCH([.A161];row_title;0);&quot;&quot;)" office:value-type="float" office:value="48" calcext:value-type="float">
            <text:p>48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1];[.K$2])*[.$I161]*[.$J161]);&quot;&quot;;INDEX(table;[.$C161];[.K$2])*[.$I161]*[.$J161])" office:value-type="float" office:value="88.5" calcext:value-type="float">
            <text:p>88.5</text:p>
          </table:table-cell>
          <table:table-cell table:formula="of:=IF(ISERROR(INDEX(table;[.$C161];[.L$2])*[.$I161]*[.$J161]);&quot;&quot;;INDEX(table;[.$C161];[.L$2])*[.$I161]*[.$J161])" office:value-type="float" office:value="0" calcext:value-type="float">
            <text:p>0</text:p>
          </table:table-cell>
          <table:table-cell table:formula="of:=IF(ISERROR(INDEX(table;[.$C161];[.M$2])*[.$I161]*[.$J161]);&quot;&quot;;INDEX(table;[.$C161];[.M$2])*[.$I161]*[.$J161])" office:value-type="float" office:value="0" calcext:value-type="float">
            <text:p>0</text:p>
          </table:table-cell>
          <table:table-cell table:formula="of:=IF(ISERROR(INDEX(table;[.$C161];[.N$2])*[.$I161]*[.$J161]);&quot;&quot;;INDEX(table;[.$C161];[.N$2])*[.$I161]*[.$J161])" office:value-type="float" office:value="0" calcext:value-type="float">
            <text:p>0</text:p>
          </table:table-cell>
          <table:table-cell table:formula="of:=IF(ISERROR(INDEX(table;[.$C161];[.O$2])*[.$I161]*[.$J161]);&quot;&quot;;INDEX(table;[.$C161];[.O$2])*[.$I161]*[.$J161])" office:value-type="float" office:value="0" calcext:value-type="float">
            <text:p>0</text:p>
          </table:table-cell>
          <table:table-cell table:formula="of:=IF(ISERROR(INDEX(table;[.$C161];[.P$2])*[.$I161]*[.$J161]);&quot;&quot;;INDEX(table;[.$C161];[.P$2])*[.$I161]*[.$J1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ear</text:p>
          </table:table-cell>
          <table:table-cell table:style-name="ce10" office:value-type="float" office:value="43" calcext:value-type="float">
            <text:p>43</text:p>
          </table:table-cell>
          <table:table-cell table:formula="of:=IF([.A162]&lt;&gt;&quot;&quot;;MATCH([.A162];row_title;0);&quot;&quot;)" office:value-type="float" office:value="49" calcext:value-type="float">
            <text:p>49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2];[.K$2])*[.$I162]*[.$J162]);&quot;&quot;;INDEX(table;[.$C162];[.K$2])*[.$I162]*[.$J162])" office:value-type="float" office:value="153" calcext:value-type="float">
            <text:p>153</text:p>
          </table:table-cell>
          <table:table-cell table:formula="of:=IF(ISERROR(INDEX(table;[.$C162];[.L$2])*[.$I162]*[.$J162]);&quot;&quot;;INDEX(table;[.$C162];[.L$2])*[.$I162]*[.$J162])" office:value-type="float" office:value="0" calcext:value-type="float">
            <text:p>0</text:p>
          </table:table-cell>
          <table:table-cell table:formula="of:=IF(ISERROR(INDEX(table;[.$C162];[.M$2])*[.$I162]*[.$J162]);&quot;&quot;;INDEX(table;[.$C162];[.M$2])*[.$I162]*[.$J162])" office:value-type="float" office:value="0" calcext:value-type="float">
            <text:p>0</text:p>
          </table:table-cell>
          <table:table-cell table:formula="of:=IF(ISERROR(INDEX(table;[.$C162];[.N$2])*[.$I162]*[.$J162]);&quot;&quot;;INDEX(table;[.$C162];[.N$2])*[.$I162]*[.$J162])" office:value-type="float" office:value="0" calcext:value-type="float">
            <text:p>0</text:p>
          </table:table-cell>
          <table:table-cell table:formula="of:=IF(ISERROR(INDEX(table;[.$C162];[.O$2])*[.$I162]*[.$J162]);&quot;&quot;;INDEX(table;[.$C162];[.O$2])*[.$I162]*[.$J162])" office:value-type="float" office:value="0" calcext:value-type="float">
            <text:p>0</text:p>
          </table:table-cell>
          <table:table-cell table:formula="of:=IF(ISERROR(INDEX(table;[.$C162];[.P$2])*[.$I162]*[.$J162]);&quot;&quot;;INDEX(table;[.$C162];[.P$2])*[.$I162]*[.$J1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3]&lt;&gt;&quot;&quot;;MATCH([.A163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3];[.K$2])*[.$I163]*[.$J163]);&quot;&quot;;INDEX(table;[.$C163];[.K$2])*[.$I163]*[.$J163])" office:value-type="float" office:value="240" calcext:value-type="float">
            <text:p>240</text:p>
          </table:table-cell>
          <table:table-cell table:formula="of:=IF(ISERROR(INDEX(table;[.$C163];[.L$2])*[.$I163]*[.$J163]);&quot;&quot;;INDEX(table;[.$C163];[.L$2])*[.$I163]*[.$J163])" office:value-type="float" office:value="0" calcext:value-type="float">
            <text:p>0</text:p>
          </table:table-cell>
          <table:table-cell table:formula="of:=IF(ISERROR(INDEX(table;[.$C163];[.M$2])*[.$I163]*[.$J163]);&quot;&quot;;INDEX(table;[.$C163];[.M$2])*[.$I163]*[.$J163])" office:value-type="float" office:value="56" calcext:value-type="float">
            <text:p>56</text:p>
          </table:table-cell>
          <table:table-cell table:formula="of:=IF(ISERROR(INDEX(table;[.$C163];[.N$2])*[.$I163]*[.$J163]);&quot;&quot;;INDEX(table;[.$C163];[.N$2])*[.$I163]*[.$J163])" office:value-type="float" office:value="0" calcext:value-type="float">
            <text:p>0</text:p>
          </table:table-cell>
          <table:table-cell table:formula="of:=IF(ISERROR(INDEX(table;[.$C163];[.O$2])*[.$I163]*[.$J163]);&quot;&quot;;INDEX(table;[.$C163];[.O$2])*[.$I163]*[.$J163])" office:value-type="float" office:value="12" calcext:value-type="float">
            <text:p>12</text:p>
          </table:table-cell>
          <table:table-cell table:formula="of:=IF(ISERROR(INDEX(table;[.$C163];[.P$2])*[.$I163]*[.$J163]);&quot;&quot;;INDEX(table;[.$C163];[.P$2])*[.$I163]*[.$J16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thighs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4]&lt;&gt;&quot;&quot;;MATCH([.A164];row_title;0);&quot;&quot;)" office:value-type="float" office:value="50" calcext:value-type="float">
            <text:p>50</text:p>
          </table:table-cell>
          <table:table-cell table:style-name="ce1" table:number-columns-repeated="2"/>
          <table:table-cell table:style-name="ce13" office:value-type="date" office:date-value="2016-03-28" calcext:value-type="date">
            <text:p>03/28/16</text:p>
          </table:table-cell>
          <table:table-cell/>
          <table:table-cell table:style-name="ce1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64];[.K$2])*[.$I164]*[.$J164]);&quot;&quot;;INDEX(table;[.$C164];[.K$2])*[.$I164]*[.$J164])" office:value-type="float" office:value="618" calcext:value-type="float">
            <text:p>618</text:p>
          </table:table-cell>
          <table:table-cell table:formula="of:=IF(ISERROR(INDEX(table;[.$C164];[.L$2])*[.$I164]*[.$J164]);&quot;&quot;;INDEX(table;[.$C164];[.L$2])*[.$I164]*[.$J164])" office:value-type="float" office:value="0" calcext:value-type="float">
            <text:p>0</text:p>
          </table:table-cell>
          <table:table-cell table:formula="of:=IF(ISERROR(INDEX(table;[.$C164];[.M$2])*[.$I164]*[.$J164]);&quot;&quot;;INDEX(table;[.$C164];[.M$2])*[.$I164]*[.$J164])" office:value-type="float" office:value="0" calcext:value-type="float">
            <text:p>0</text:p>
          </table:table-cell>
          <table:table-cell table:formula="of:=IF(ISERROR(INDEX(table;[.$C164];[.N$2])*[.$I164]*[.$J164]);&quot;&quot;;INDEX(table;[.$C164];[.N$2])*[.$I164]*[.$J164])" office:value-type="float" office:value="0" calcext:value-type="float">
            <text:p>0</text:p>
          </table:table-cell>
          <table:table-cell table:formula="of:=IF(ISERROR(INDEX(table;[.$C164];[.O$2])*[.$I164]*[.$J164]);&quot;&quot;;INDEX(table;[.$C164];[.O$2])*[.$I164]*[.$J164])" office:value-type="float" office:value="0" calcext:value-type="float">
            <text:p>0</text:p>
          </table:table-cell>
          <table:table-cell table:formula="of:=IF(ISERROR(INDEX(table;[.$C164];[.P$2])*[.$I164]*[.$J164]);&quot;&quot;;INDEX(table;[.$C164];[.P$2])*[.$I164]*[.$J1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rocolli</text:p>
          </table:table-cell>
          <table:table-cell table:style-name="ce10" office:value-type="float" office:value="44" calcext:value-type="float">
            <text:p>44</text:p>
          </table:table-cell>
          <table:table-cell table:formula="of:=IF([.A165]&lt;&gt;&quot;&quot;;MATCH([.A165];row_title;0);&quot;&quot;)" office:value-type="float" office:value="5" calcext:value-type="float">
            <text:p>5</text:p>
          </table:table-cell>
          <table:table-cell table:style-name="ce1" table:number-columns-repeated="2"/>
          <table:table-cell table:style-name="ce13" office:value-type="date" office:date-value="2016-03-28" calcext:value-type="date">
            <text:p>03/28/16</text:p>
          </table:table-cell>
          <table:table-cell/>
          <table:table-cell table:style-name="ce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5];[.K$2])*[.$I165]*[.$J165]);&quot;&quot;;INDEX(table;[.$C165];[.K$2])*[.$I165]*[.$J165])" office:value-type="float" office:value="100" calcext:value-type="float">
            <text:p>100</text:p>
          </table:table-cell>
          <table:table-cell table:formula="of:=IF(ISERROR(INDEX(table;[.$C165];[.L$2])*[.$I165]*[.$J165]);&quot;&quot;;INDEX(table;[.$C165];[.L$2])*[.$I165]*[.$J165])" office:value-type="float" office:value="0" calcext:value-type="float">
            <text:p>0</text:p>
          </table:table-cell>
          <table:table-cell table:formula="of:=IF(ISERROR(INDEX(table;[.$C165];[.M$2])*[.$I165]*[.$J165]);&quot;&quot;;INDEX(table;[.$C165];[.M$2])*[.$I165]*[.$J165])" office:value-type="float" office:value="19.2" calcext:value-type="float">
            <text:p>19.2</text:p>
          </table:table-cell>
          <table:table-cell table:formula="of:=IF(ISERROR(INDEX(table;[.$C165];[.N$2])*[.$I165]*[.$J165]);&quot;&quot;;INDEX(table;[.$C165];[.N$2])*[.$I165]*[.$J165])" office:value-type="float" office:value="7.6" calcext:value-type="float">
            <text:p>7.6</text:p>
          </table:table-cell>
          <table:table-cell table:formula="of:=IF(ISERROR(INDEX(table;[.$C165];[.O$2])*[.$I165]*[.$J165]);&quot;&quot;;INDEX(table;[.$C165];[.O$2])*[.$I165]*[.$J165])" office:value-type="float" office:value="11.6" calcext:value-type="float">
            <text:p>11.6</text:p>
          </table:table-cell>
          <table:table-cell table:formula="of:=IF(ISERROR(INDEX(table;[.$C165];[.P$2])*[.$I165]*[.$J165]);&quot;&quot;;INDEX(table;[.$C165];[.P$2])*[.$I165]*[.$J165])"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5" calcext:value-type="float">
            <text:p>45</text:p>
          </table:table-cell>
          <table:table-cell table:formula="of:=IF([.A166]&lt;&gt;&quot;&quot;;MATCH([.A16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6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6];[.K$2])*[.$I166]" office:value-type="float" office:value="340" calcext:value-type="float">
            <text:p>340</text:p>
          </table:table-cell>
          <table:table-cell table:formula="of:=INDEX(table;[.$C166];[.L$2])*[.$I166]" office:value-type="float" office:value="6" calcext:value-type="float">
            <text:p>6</text:p>
          </table:table-cell>
          <table:table-cell table:formula="of:=INDEX(table;[.$C166];[.M$2])*[.$I166]" office:value-type="float" office:value="70" calcext:value-type="float">
            <text:p>70</text:p>
          </table:table-cell>
          <table:table-cell table:formula="of:=INDEX(table;[.$C166];[.N$2])*[.$I166]" office:value-type="float" office:value="5" calcext:value-type="float">
            <text:p>5</text:p>
          </table:table-cell>
          <table:table-cell table:formula="of:=INDEX(table;[.$C166];[.O$2])*[.$I166]" office:value-type="float" office:value="65" calcext:value-type="float">
            <text:p>65</text:p>
          </table:table-cell>
          <table:table-cell table:formula="of:=INDEX(table;[.$C166];[.P$2])*[.$I166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45" calcext:value-type="float">
            <text:p>45</text:p>
          </table:table-cell>
          <table:table-cell table:formula="of:=IF([.A167]&lt;&gt;&quot;&quot;;MATCH([.A167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67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7];[.K$2])*[.$I167]" office:value-type="float" office:value="197" calcext:value-type="float">
            <text:p>197</text:p>
          </table:table-cell>
          <table:table-cell table:formula="of:=INDEX(table;[.$C167];[.L$2])*[.$I167]" office:value-type="float" office:value="15" calcext:value-type="float">
            <text:p>15</text:p>
          </table:table-cell>
          <table:table-cell table:formula="of:=INDEX(table;[.$C167];[.M$2])*[.$I167]" office:value-type="float" office:value="0" calcext:value-type="float">
            <text:p>0</text:p>
          </table:table-cell>
          <table:table-cell table:formula="of:=INDEX(table;[.$C167];[.N$2])*[.$I167]" office:value-type="float" office:value="0" calcext:value-type="float">
            <text:p>0</text:p>
          </table:table-cell>
          <table:table-cell table:formula="of:=INDEX(table;[.$C167];[.O$2])*[.$I167]" office:value-type="float" office:value="0" calcext:value-type="float">
            <text:p>0</text:p>
          </table:table-cell>
          <table:table-cell table:formula="of:=INDEX(table;[.$C167];[.P$2])*[.$I167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68]&lt;&gt;&quot;&quot;;MATCH([.A168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68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8];[.K$2])*[.$I168]*[.$J168]);&quot;&quot;;INDEX(table;[.$C168];[.K$2])*[.$I168]*[.$J168])" office:value-type="float" office:value="75" calcext:value-type="float">
            <text:p>75</text:p>
          </table:table-cell>
          <table:table-cell table:formula="of:=IF(ISERROR(INDEX(table;[.$C168];[.L$2])*[.$I168]*[.$J168]);&quot;&quot;;INDEX(table;[.$C168];[.L$2])*[.$I168]*[.$J168])" office:value-type="float" office:value="1.25" calcext:value-type="float">
            <text:p>1.25</text:p>
          </table:table-cell>
          <table:table-cell table:formula="of:=IF(ISERROR(INDEX(table;[.$C168];[.M$2])*[.$I168]*[.$J168]);&quot;&quot;;INDEX(table;[.$C168];[.M$2])*[.$I168]*[.$J168])" office:value-type="float" office:value="16.875" calcext:value-type="float">
            <text:p>16.875</text:p>
          </table:table-cell>
          <table:table-cell table:formula="of:=IF(ISERROR(INDEX(table;[.$C168];[.N$2])*[.$I168]*[.$J168]);&quot;&quot;;INDEX(table;[.$C168];[.N$2])*[.$I168]*[.$J168])" office:value-type="float" office:value="0" calcext:value-type="float">
            <text:p>0</text:p>
          </table:table-cell>
          <table:table-cell table:formula="of:=IF(ISERROR(INDEX(table;[.$C168];[.O$2])*[.$I168]*[.$J168]);&quot;&quot;;INDEX(table;[.$C168];[.O$2])*[.$I168]*[.$J168])" office:value-type="float" office:value="0" calcext:value-type="float">
            <text:p>0</text:p>
          </table:table-cell>
          <table:table-cell table:formula="of:=IF(ISERROR(INDEX(table;[.$C168];[.P$2])*[.$I168]*[.$J168]);&quot;&quot;;INDEX(table;[.$C168];[.P$2])*[.$I168]*[.$J168])" office:value-type="float" office:value="3.125" calcext:value-type="float">
            <text:p>3.12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arrot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69]&lt;&gt;&quot;&quot;;MATCH([.A169];row_title;0);&quot;&quot;)" office:value-type="float" office:value="25" calcext:value-type="float">
            <text:p>25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69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9];[.K$2])*[.$I169]*[.$J169]);&quot;&quot;;INDEX(table;[.$C169];[.K$2])*[.$I169]*[.$J169])" office:value-type="float" office:value="25" calcext:value-type="float">
            <text:p>25</text:p>
          </table:table-cell>
          <table:table-cell table:formula="of:=IF(ISERROR(INDEX(table;[.$C169];[.L$2])*[.$I169]*[.$J169]);&quot;&quot;;INDEX(table;[.$C169];[.L$2])*[.$I169]*[.$J169])" office:value-type="float" office:value="0.1" calcext:value-type="float">
            <text:p>0.1</text:p>
          </table:table-cell>
          <table:table-cell table:formula="of:=IF(ISERROR(INDEX(table;[.$C169];[.M$2])*[.$I169]*[.$J169]);&quot;&quot;;INDEX(table;[.$C169];[.M$2])*[.$I169]*[.$J169])" office:value-type="float" office:value="6" calcext:value-type="float">
            <text:p>6</text:p>
          </table:table-cell>
          <table:table-cell table:formula="of:=IF(ISERROR(INDEX(table;[.$C169];[.N$2])*[.$I169]*[.$J169]);&quot;&quot;;INDEX(table;[.$C169];[.N$2])*[.$I169]*[.$J169])" office:value-type="float" office:value="1.7" calcext:value-type="float">
            <text:p>1.7</text:p>
          </table:table-cell>
          <table:table-cell table:formula="of:=IF(ISERROR(INDEX(table;[.$C169];[.O$2])*[.$I169]*[.$J169]);&quot;&quot;;INDEX(table;[.$C169];[.O$2])*[.$I169]*[.$J169])" office:value-type="float" office:value="4.3" calcext:value-type="float">
            <text:p>4.3</text:p>
          </table:table-cell>
          <table:table-cell table:formula="of:=IF(ISERROR(INDEX(table;[.$C169];[.P$2])*[.$I169]*[.$J169]);&quot;&quot;;INDEX(table;[.$C169];[.P$2])*[.$I169]*[.$J169])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0]&lt;&gt;&quot;&quot;;MATCH([.A170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0];[.K$2])*[.$I170]*[.$J170]);&quot;&quot;;INDEX(table;[.$C170];[.K$2])*[.$I170]*[.$J170])" office:value-type="float" office:value="70" calcext:value-type="float">
            <text:p>70</text:p>
          </table:table-cell>
          <table:table-cell table:formula="of:=IF(ISERROR(INDEX(table;[.$C170];[.L$2])*[.$I170]*[.$J170]);&quot;&quot;;INDEX(table;[.$C170];[.L$2])*[.$I170]*[.$J170])" office:value-type="float" office:value="0" calcext:value-type="float">
            <text:p>0</text:p>
          </table:table-cell>
          <table:table-cell table:formula="of:=IF(ISERROR(INDEX(table;[.$C170];[.M$2])*[.$I170]*[.$J170]);&quot;&quot;;INDEX(table;[.$C170];[.M$2])*[.$I170]*[.$J170])" office:value-type="float" office:value="0" calcext:value-type="float">
            <text:p>0</text:p>
          </table:table-cell>
          <table:table-cell table:formula="of:=IF(ISERROR(INDEX(table;[.$C170];[.N$2])*[.$I170]*[.$J170]);&quot;&quot;;INDEX(table;[.$C170];[.N$2])*[.$I170]*[.$J170])" office:value-type="float" office:value="0" calcext:value-type="float">
            <text:p>0</text:p>
          </table:table-cell>
          <table:table-cell table:formula="of:=IF(ISERROR(INDEX(table;[.$C170];[.O$2])*[.$I170]*[.$J170]);&quot;&quot;;INDEX(table;[.$C170];[.O$2])*[.$I170]*[.$J170])" office:value-type="float" office:value="0" calcext:value-type="float">
            <text:p>0</text:p>
          </table:table-cell>
          <table:table-cell table:formula="of:=IF(ISERROR(INDEX(table;[.$C170];[.P$2])*[.$I170]*[.$J170]);&quot;&quot;;INDEX(table;[.$C170];[.P$2])*[.$I170]*[.$J170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a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1]&lt;&gt;&quot;&quot;;MATCH([.A171];row_title;0);&quot;&quot;)" office:value-type="float" office:value="38" calcext:value-type="float">
            <text:p>38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1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1];[.K$2])*[.$I171]*[.$J171]);&quot;&quot;;INDEX(table;[.$C171];[.K$2])*[.$I171]*[.$J171])" office:value-type="float" office:value="38.5" calcext:value-type="float">
            <text:p>38.5</text:p>
          </table:table-cell>
          <table:table-cell table:formula="of:=IF(ISERROR(INDEX(table;[.$C171];[.L$2])*[.$I171]*[.$J171]);&quot;&quot;;INDEX(table;[.$C171];[.L$2])*[.$I171]*[.$J171])" office:value-type="float" office:value="2.5" calcext:value-type="float">
            <text:p>2.5</text:p>
          </table:table-cell>
          <table:table-cell table:formula="of:=IF(ISERROR(INDEX(table;[.$C171];[.M$2])*[.$I171]*[.$J171]);&quot;&quot;;INDEX(table;[.$C171];[.M$2])*[.$I171]*[.$J171])" office:value-type="float" office:value="3.5" calcext:value-type="float">
            <text:p>3.5</text:p>
          </table:table-cell>
          <table:table-cell table:formula="of:=IF(ISERROR(INDEX(table;[.$C171];[.N$2])*[.$I171]*[.$J171]);&quot;&quot;;INDEX(table;[.$C171];[.N$2])*[.$I171]*[.$J171])" office:value-type="float" office:value="3.5" calcext:value-type="float">
            <text:p>3.5</text:p>
          </table:table-cell>
          <table:table-cell table:formula="of:=IF(ISERROR(INDEX(table;[.$C171];[.O$2])*[.$I171]*[.$J171]);&quot;&quot;;INDEX(table;[.$C171];[.O$2])*[.$I171]*[.$J171])" office:value-type="float" office:value="0" calcext:value-type="float">
            <text:p>0</text:p>
          </table:table-cell>
          <table:table-cell table:formula="of:=IF(ISERROR(INDEX(table;[.$C171];[.P$2])*[.$I171]*[.$J171]);&quot;&quot;;INDEX(table;[.$C171];[.P$2])*[.$I171]*[.$J17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2]&lt;&gt;&quot;&quot;;MATCH([.A172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2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2];[.K$2])*[.$I172]*[.$J172]);&quot;&quot;;INDEX(table;[.$C172];[.K$2])*[.$I172]*[.$J172])" office:value-type="float" office:value="85" calcext:value-type="float">
            <text:p>85</text:p>
          </table:table-cell>
          <table:table-cell table:formula="of:=IF(ISERROR(INDEX(table;[.$C172];[.L$2])*[.$I172]*[.$J172]);&quot;&quot;;INDEX(table;[.$C172];[.L$2])*[.$I172]*[.$J172])" office:value-type="float" office:value="8" calcext:value-type="float">
            <text:p>8</text:p>
          </table:table-cell>
          <table:table-cell table:formula="of:=IF(ISERROR(INDEX(table;[.$C172];[.M$2])*[.$I172]*[.$J172]);&quot;&quot;;INDEX(table;[.$C172];[.M$2])*[.$I172]*[.$J172])" office:value-type="float" office:value="2.5" calcext:value-type="float">
            <text:p>2.5</text:p>
          </table:table-cell>
          <table:table-cell table:formula="of:=IF(ISERROR(INDEX(table;[.$C172];[.N$2])*[.$I172]*[.$J172]);&quot;&quot;;INDEX(table;[.$C172];[.N$2])*[.$I172]*[.$J172])" office:value-type="float" office:value="1.5" calcext:value-type="float">
            <text:p>1.5</text:p>
          </table:table-cell>
          <table:table-cell table:formula="of:=IF(ISERROR(INDEX(table;[.$C172];[.O$2])*[.$I172]*[.$J172]);&quot;&quot;;INDEX(table;[.$C172];[.O$2])*[.$I172]*[.$J172])" office:value-type="float" office:value="1" calcext:value-type="float">
            <text:p>1</text:p>
          </table:table-cell>
          <table:table-cell table:formula="of:=IF(ISERROR(INDEX(table;[.$C172];[.P$2])*[.$I172]*[.$J172]);&quot;&quot;;INDEX(table;[.$C172];[.P$2])*[.$I172]*[.$J17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olive oil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3]&lt;&gt;&quot;&quot;;MATCH([.A173];row_title;0);&quot;&quot;)" office:value-type="float" office:value="39" calcext:value-type="float">
            <text:p>39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3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3];[.K$2])*[.$I173]*[.$J173]);&quot;&quot;;INDEX(table;[.$C173];[.K$2])*[.$I173]*[.$J173])" office:value-type="float" office:value="15" calcext:value-type="float">
            <text:p>15</text:p>
          </table:table-cell>
          <table:table-cell table:formula="of:=IF(ISERROR(INDEX(table;[.$C173];[.L$2])*[.$I173]*[.$J173]);&quot;&quot;;INDEX(table;[.$C173];[.L$2])*[.$I173]*[.$J173])" office:value-type="float" office:value="1.75" calcext:value-type="float">
            <text:p>1.75</text:p>
          </table:table-cell>
          <table:table-cell table:formula="of:=IF(ISERROR(INDEX(table;[.$C173];[.M$2])*[.$I173]*[.$J173]);&quot;&quot;;INDEX(table;[.$C173];[.M$2])*[.$I173]*[.$J173])" office:value-type="float" office:value="0" calcext:value-type="float">
            <text:p>0</text:p>
          </table:table-cell>
          <table:table-cell table:formula="of:=IF(ISERROR(INDEX(table;[.$C173];[.N$2])*[.$I173]*[.$J173]);&quot;&quot;;INDEX(table;[.$C173];[.N$2])*[.$I173]*[.$J173])" office:value-type="float" office:value="0" calcext:value-type="float">
            <text:p>0</text:p>
          </table:table-cell>
          <table:table-cell table:formula="of:=IF(ISERROR(INDEX(table;[.$C173];[.O$2])*[.$I173]*[.$J173]);&quot;&quot;;INDEX(table;[.$C173];[.O$2])*[.$I173]*[.$J173])" office:value-type="float" office:value="0" calcext:value-type="float">
            <text:p>0</text:p>
          </table:table-cell>
          <table:table-cell table:formula="of:=IF(ISERROR(INDEX(table;[.$C173];[.P$2])*[.$I173]*[.$J173]);&quot;&quot;;INDEX(table;[.$C173];[.P$2])*[.$I173]*[.$J1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6" calcext:value-type="float">
            <text:p>46</text:p>
          </table:table-cell>
          <table:table-cell table:formula="of:=IF([.A174]&lt;&gt;&quot;&quot;;MATCH([.A174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4];[.K$2])*[.$I174]*[.$J174]);&quot;&quot;;INDEX(table;[.$C174];[.K$2])*[.$I174]*[.$J174])" office:value-type="float" office:value="42.5" calcext:value-type="float">
            <text:p>42.5</text:p>
          </table:table-cell>
          <table:table-cell table:formula="of:=IF(ISERROR(INDEX(table;[.$C174];[.L$2])*[.$I174]*[.$J174]);&quot;&quot;;INDEX(table;[.$C174];[.L$2])*[.$I174]*[.$J174])" office:value-type="float" office:value="4" calcext:value-type="float">
            <text:p>4</text:p>
          </table:table-cell>
          <table:table-cell table:formula="of:=IF(ISERROR(INDEX(table;[.$C174];[.M$2])*[.$I174]*[.$J174]);&quot;&quot;;INDEX(table;[.$C174];[.M$2])*[.$I174]*[.$J174])" office:value-type="float" office:value="1.25" calcext:value-type="float">
            <text:p>1.25</text:p>
          </table:table-cell>
          <table:table-cell table:formula="of:=IF(ISERROR(INDEX(table;[.$C174];[.N$2])*[.$I174]*[.$J174]);&quot;&quot;;INDEX(table;[.$C174];[.N$2])*[.$I174]*[.$J174])" office:value-type="float" office:value="0.75" calcext:value-type="float">
            <text:p>0.75</text:p>
          </table:table-cell>
          <table:table-cell table:formula="of:=IF(ISERROR(INDEX(table;[.$C174];[.O$2])*[.$I174]*[.$J174]);&quot;&quot;;INDEX(table;[.$C174];[.O$2])*[.$I174]*[.$J174])" office:value-type="float" office:value="0.5" calcext:value-type="float">
            <text:p>0.5</text:p>
          </table:table-cell>
          <table:table-cell table:formula="of:=IF(ISERROR(INDEX(table;[.$C174];[.P$2])*[.$I174]*[.$J174]);&quot;&quot;;INDEX(table;[.$C174];[.P$2])*[.$I174]*[.$J17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47" calcext:value-type="float">
            <text:p>47</text:p>
          </table:table-cell>
          <table:table-cell table:formula="of:=IF([.A175]&lt;&gt;&quot;&quot;;MATCH([.A175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75];[.H$2])" office:value-type="string" office:string-value="1cup/" calcext:value-type="string">
            <text:p>1cup/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175];[.K$2])*[.$I175]*[.$J175]);&quot;&quot;;INDEX(table;[.$C175];[.K$2])*[.$I175]*[.$J175])" office:value-type="float" office:value="85.5" calcext:value-type="float">
            <text:p>85.5</text:p>
          </table:table-cell>
          <table:table-cell table:formula="of:=IF(ISERROR(INDEX(table;[.$C175];[.L$2])*[.$I175]*[.$J175]);&quot;&quot;;INDEX(table;[.$C175];[.L$2])*[.$I175]*[.$J175])" office:value-type="float" office:value="3.69" calcext:value-type="float">
            <text:p>3.69</text:p>
          </table:table-cell>
          <table:table-cell table:formula="of:=IF(ISERROR(INDEX(table;[.$C175];[.M$2])*[.$I175]*[.$J175]);&quot;&quot;;INDEX(table;[.$C175];[.M$2])*[.$I175]*[.$J175])" office:value-type="float" office:value="10.2" calcext:value-type="float">
            <text:p>10.2</text:p>
          </table:table-cell>
          <table:table-cell table:formula="of:=IF(ISERROR(INDEX(table;[.$C175];[.N$2])*[.$I175]*[.$J175]);&quot;&quot;;INDEX(table;[.$C175];[.N$2])*[.$I175]*[.$J175])" office:value-type="float" office:value="3.6" calcext:value-type="float">
            <text:p>3.6</text:p>
          </table:table-cell>
          <table:table-cell table:formula="of:=IF(ISERROR(INDEX(table;[.$C175];[.O$2])*[.$I175]*[.$J175]);&quot;&quot;;INDEX(table;[.$C175];[.O$2])*[.$I175]*[.$J175])" office:value-type="float" office:value="6.6" calcext:value-type="float">
            <text:p>6.6</text:p>
          </table:table-cell>
          <table:table-cell table:formula="of:=IF(ISERROR(INDEX(table;[.$C175];[.P$2])*[.$I175]*[.$J175]);&quot;&quot;;INDEX(table;[.$C175];[.P$2])*[.$I175]*[.$J175])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6]&lt;&gt;&quot;&quot;;MATCH([.A176];row_title;0);&quot;&quot;)" office:value-type="float" office:value="51" calcext:value-type="float">
            <text:p>5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6];[.H$2])" office:value-type="string" office:string-value="43g/" calcext:value-type="string">
            <text:p>43g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76];[.K$2])*[.$I176]*[.$J176]);&quot;&quot;;INDEX(table;[.$C176];[.K$2])*[.$I176]*[.$J176])" office:value-type="float" office:value="300" calcext:value-type="float">
            <text:p>300</text:p>
          </table:table-cell>
          <table:table-cell table:formula="of:=IF(ISERROR(INDEX(table;[.$C176];[.L$2])*[.$I176]*[.$J176]);&quot;&quot;;INDEX(table;[.$C176];[.L$2])*[.$I176]*[.$J176])" office:value-type="float" office:value="3" calcext:value-type="float">
            <text:p>3</text:p>
          </table:table-cell>
          <table:table-cell table:formula="of:=IF(ISERROR(INDEX(table;[.$C176];[.M$2])*[.$I176]*[.$J176]);&quot;&quot;;INDEX(table;[.$C176];[.M$2])*[.$I176]*[.$J176])" office:value-type="float" office:value="60" calcext:value-type="float">
            <text:p>60</text:p>
          </table:table-cell>
          <table:table-cell table:formula="of:=IF(ISERROR(INDEX(table;[.$C176];[.N$2])*[.$I176]*[.$J176]);&quot;&quot;;INDEX(table;[.$C176];[.N$2])*[.$I176]*[.$J176])" office:value-type="float" office:value="0" calcext:value-type="float">
            <text:p>0</text:p>
          </table:table-cell>
          <table:table-cell table:formula="of:=IF(ISERROR(INDEX(table;[.$C176];[.O$2])*[.$I176]*[.$J176]);&quot;&quot;;INDEX(table;[.$C176];[.O$2])*[.$I176]*[.$J176])" office:value-type="float" office:value="0" calcext:value-type="float">
            <text:p>0</text:p>
          </table:table-cell>
          <table:table-cell table:formula="of:=IF(ISERROR(INDEX(table;[.$C176];[.P$2])*[.$I176]*[.$J176]);&quot;&quot;;INDEX(table;[.$C176];[.P$2])*[.$I176]*[.$J17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7]&lt;&gt;&quot;&quot;;MATCH([.A177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7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77];[.K$2])*[.$I177]*[.$J177]);&quot;&quot;;INDEX(table;[.$C177];[.K$2])*[.$I177]*[.$J177])" office:value-type="float" office:value="100" calcext:value-type="float">
            <text:p>100</text:p>
          </table:table-cell>
          <table:table-cell table:formula="of:=IF(ISERROR(INDEX(table;[.$C177];[.L$2])*[.$I177]*[.$J177]);&quot;&quot;;INDEX(table;[.$C177];[.L$2])*[.$I177]*[.$J177])" office:value-type="float" office:value="0" calcext:value-type="float">
            <text:p>0</text:p>
          </table:table-cell>
          <table:table-cell table:formula="of:=IF(ISERROR(INDEX(table;[.$C177];[.M$2])*[.$I177]*[.$J177]);&quot;&quot;;INDEX(table;[.$C177];[.M$2])*[.$I177]*[.$J177])" office:value-type="float" office:value="0" calcext:value-type="float">
            <text:p>0</text:p>
          </table:table-cell>
          <table:table-cell table:formula="of:=IF(ISERROR(INDEX(table;[.$C177];[.N$2])*[.$I177]*[.$J177]);&quot;&quot;;INDEX(table;[.$C177];[.N$2])*[.$I177]*[.$J177])" office:value-type="float" office:value="0" calcext:value-type="float">
            <text:p>0</text:p>
          </table:table-cell>
          <table:table-cell table:formula="of:=IF(ISERROR(INDEX(table;[.$C177];[.O$2])*[.$I177]*[.$J177]);&quot;&quot;;INDEX(table;[.$C177];[.O$2])*[.$I177]*[.$J177])" office:value-type="float" office:value="0" calcext:value-type="float">
            <text:p>0</text:p>
          </table:table-cell>
          <table:table-cell table:formula="of:=IF(ISERROR(INDEX(table;[.$C177];[.P$2])*[.$I177]*[.$J177]);&quot;&quot;;INDEX(table;[.$C177];[.P$2])*[.$I177]*[.$J17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78]&lt;&gt;&quot;&quot;;MATCH([.A178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78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8];[.K$2])*[.$I178]*[.$J178]);&quot;&quot;;INDEX(table;[.$C178];[.K$2])*[.$I178]*[.$J178])" office:value-type="float" office:value="120" calcext:value-type="float">
            <text:p>120</text:p>
          </table:table-cell>
          <table:table-cell table:formula="of:=IF(ISERROR(INDEX(table;[.$C178];[.L$2])*[.$I178]*[.$J178]);&quot;&quot;;INDEX(table;[.$C178];[.L$2])*[.$I178]*[.$J178])" office:value-type="float" office:value="0" calcext:value-type="float">
            <text:p>0</text:p>
          </table:table-cell>
          <table:table-cell table:formula="of:=IF(ISERROR(INDEX(table;[.$C178];[.M$2])*[.$I178]*[.$J178]);&quot;&quot;;INDEX(table;[.$C178];[.M$2])*[.$I178]*[.$J178])" office:value-type="float" office:value="30" calcext:value-type="float">
            <text:p>30</text:p>
          </table:table-cell>
          <table:table-cell table:formula="of:=IF(ISERROR(INDEX(table;[.$C178];[.N$2])*[.$I178]*[.$J178]);&quot;&quot;;INDEX(table;[.$C178];[.N$2])*[.$I178]*[.$J178])" office:value-type="float" office:value="1" calcext:value-type="float">
            <text:p>1</text:p>
          </table:table-cell>
          <table:table-cell table:formula="of:=IF(ISERROR(INDEX(table;[.$C178];[.O$2])*[.$I178]*[.$J178]);&quot;&quot;;INDEX(table;[.$C178];[.O$2])*[.$I178]*[.$J178])" office:value-type="float" office:value="29" calcext:value-type="float">
            <text:p>29</text:p>
          </table:table-cell>
          <table:table-cell table:formula="of:=IF(ISERROR(INDEX(table;[.$C178];[.P$2])*[.$I178]*[.$J178]);&quot;&quot;;INDEX(table;[.$C178];[.P$2])*[.$I178]*[.$J17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urkish fig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79]&lt;&gt;&quot;&quot;;MATCH([.A179];row_title;0);&quot;&quot;)" office:value-type="float" office:value="34" calcext:value-type="float">
            <text:p>34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79];[.H$2])" office:value-type="string" office:string-value="40g/2pieces" calcext:value-type="string">
            <text:p>40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9];[.K$2])*[.$I179]*[.$J179]);&quot;&quot;;INDEX(table;[.$C179];[.K$2])*[.$I179]*[.$J179])" office:value-type="float" office:value="120" calcext:value-type="float">
            <text:p>120</text:p>
          </table:table-cell>
          <table:table-cell table:formula="of:=IF(ISERROR(INDEX(table;[.$C179];[.L$2])*[.$I179]*[.$J179]);&quot;&quot;;INDEX(table;[.$C179];[.L$2])*[.$I179]*[.$J179])" office:value-type="float" office:value="0" calcext:value-type="float">
            <text:p>0</text:p>
          </table:table-cell>
          <table:table-cell table:formula="of:=IF(ISERROR(INDEX(table;[.$C179];[.M$2])*[.$I179]*[.$J179]);&quot;&quot;;INDEX(table;[.$C179];[.M$2])*[.$I179]*[.$J179])" office:value-type="float" office:value="28" calcext:value-type="float">
            <text:p>28</text:p>
          </table:table-cell>
          <table:table-cell table:formula="of:=IF(ISERROR(INDEX(table;[.$C179];[.N$2])*[.$I179]*[.$J179]);&quot;&quot;;INDEX(table;[.$C179];[.N$2])*[.$I179]*[.$J179])" office:value-type="float" office:value="0" calcext:value-type="float">
            <text:p>0</text:p>
          </table:table-cell>
          <table:table-cell table:formula="of:=IF(ISERROR(INDEX(table;[.$C179];[.O$2])*[.$I179]*[.$J179]);&quot;&quot;;INDEX(table;[.$C179];[.O$2])*[.$I179]*[.$J179])" office:value-type="float" office:value="6" calcext:value-type="float">
            <text:p>6</text:p>
          </table:table-cell>
          <table:table-cell table:formula="of:=IF(ISERROR(INDEX(table;[.$C179];[.P$2])*[.$I179]*[.$J179]);&quot;&quot;;INDEX(table;[.$C179];[.P$2])*[.$I179]*[.$J17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nny smith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0]&lt;&gt;&quot;&quot;;MATCH([.A180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80];[.H$2]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0];[.K$2])*[.$I180]*[.$J180]);&quot;&quot;;INDEX(table;[.$C180];[.K$2])*[.$I180]*[.$J180])" office:value-type="float" office:value="63" calcext:value-type="float">
            <text:p>63</text:p>
          </table:table-cell>
          <table:table-cell table:formula="of:=IF(ISERROR(INDEX(table;[.$C180];[.L$2])*[.$I180]*[.$J180]);&quot;&quot;;INDEX(table;[.$C180];[.L$2])*[.$I180]*[.$J180])" office:value-type="float" office:value="0.2" calcext:value-type="float">
            <text:p>0.2</text:p>
          </table:table-cell>
          <table:table-cell table:formula="of:=IF(ISERROR(INDEX(table;[.$C180];[.M$2])*[.$I180]*[.$J180]);&quot;&quot;;INDEX(table;[.$C180];[.M$2])*[.$I180]*[.$J180])" office:value-type="float" office:value="14.8" calcext:value-type="float">
            <text:p>14.8</text:p>
          </table:table-cell>
          <table:table-cell table:formula="of:=IF(ISERROR(INDEX(table;[.$C180];[.N$2])*[.$I180]*[.$J180]);&quot;&quot;;INDEX(table;[.$C180];[.N$2])*[.$I180]*[.$J180])" office:value-type="float" office:value="3.1" calcext:value-type="float">
            <text:p>3.1</text:p>
          </table:table-cell>
          <table:table-cell table:formula="of:=IF(ISERROR(INDEX(table;[.$C180];[.O$2])*[.$I180]*[.$J180]);&quot;&quot;;INDEX(table;[.$C180];[.O$2])*[.$I180]*[.$J180])" office:value-type="float" office:value="11.7" calcext:value-type="float">
            <text:p>11.7</text:p>
          </table:table-cell>
          <table:table-cell table:formula="of:=IF(ISERROR(INDEX(table;[.$C180];[.P$2])*[.$I180]*[.$J180]);&quot;&quot;;INDEX(table;[.$C180];[.P$2])*[.$I180]*[.$J1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1]&lt;&gt;&quot;&quot;;MATCH([.A18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NDEX(table;[.$C181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1];[.K$2])*[.$I181]*[.$J181]);&quot;&quot;;INDEX(table;[.$C181];[.K$2])*[.$I181]*[.$J181])" office:value-type="float" office:value="170" calcext:value-type="float">
            <text:p>170</text:p>
          </table:table-cell>
          <table:table-cell table:formula="of:=IF(ISERROR(INDEX(table;[.$C181];[.L$2])*[.$I181]*[.$J181]);&quot;&quot;;INDEX(table;[.$C181];[.L$2])*[.$I181]*[.$J181])" office:value-type="float" office:value="16" calcext:value-type="float">
            <text:p>16</text:p>
          </table:table-cell>
          <table:table-cell table:formula="of:=IF(ISERROR(INDEX(table;[.$C181];[.M$2])*[.$I181]*[.$J181]);&quot;&quot;;INDEX(table;[.$C181];[.M$2])*[.$I181]*[.$J181])" office:value-type="float" office:value="5" calcext:value-type="float">
            <text:p>5</text:p>
          </table:table-cell>
          <table:table-cell table:formula="of:=IF(ISERROR(INDEX(table;[.$C181];[.N$2])*[.$I181]*[.$J181]);&quot;&quot;;INDEX(table;[.$C181];[.N$2])*[.$I181]*[.$J181])" office:value-type="float" office:value="3" calcext:value-type="float">
            <text:p>3</text:p>
          </table:table-cell>
          <table:table-cell table:formula="of:=IF(ISERROR(INDEX(table;[.$C181];[.O$2])*[.$I181]*[.$J181]);&quot;&quot;;INDEX(table;[.$C181];[.O$2])*[.$I181]*[.$J181])" office:value-type="float" office:value="2" calcext:value-type="float">
            <text:p>2</text:p>
          </table:table-cell>
          <table:table-cell table:formula="of:=IF(ISERROR(INDEX(table;[.$C181];[.P$2])*[.$I181]*[.$J181]);&quot;&quot;;INDEX(table;[.$C181];[.P$2])*[.$I181]*[.$J18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glet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82]&lt;&gt;&quot;&quot;;MATCH([.A182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table:style-name="ce17"/>
          <table:table-cell table:formula="of:=IF(ISERROR(INDEX(table;[.$C182];[.K$2])*[.$I182]*[.$J182]);&quot;&quot;;INDEX(table;[.$C182];[.K$2])*[.$I182]*[.$J182])">
            <text:p/>
          </table:table-cell>
          <table:table-cell table:formula="of:=IF(ISERROR(INDEX(table;[.$C182];[.L$2])*[.$I182]*[.$J182]);&quot;&quot;;INDEX(table;[.$C182];[.L$2])*[.$I182]*[.$J182])">
            <text:p/>
          </table:table-cell>
          <table:table-cell table:formula="of:=IF(ISERROR(INDEX(table;[.$C182];[.M$2])*[.$I182]*[.$J182]);&quot;&quot;;INDEX(table;[.$C182];[.M$2])*[.$I182]*[.$J182])">
            <text:p/>
          </table:table-cell>
          <table:table-cell table:formula="of:=IF(ISERROR(INDEX(table;[.$C182];[.N$2])*[.$I182]*[.$J182]);&quot;&quot;;INDEX(table;[.$C182];[.N$2])*[.$I182]*[.$J182])">
            <text:p/>
          </table:table-cell>
          <table:table-cell table:formula="of:=IF(ISERROR(INDEX(table;[.$C182];[.O$2])*[.$I182]*[.$J182]);&quot;&quot;;INDEX(table;[.$C182];[.O$2])*[.$I182]*[.$J182])">
            <text:p/>
          </table:table-cell>
          <table:table-cell table:formula="of:=IF(ISERROR(INDEX(table;[.$C182];[.P$2])*[.$I182]*[.$J182]);&quot;&quot;;INDEX(table;[.$C182];[.P$2])*[.$I182]*[.$J182])">
            <text:p/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chicken breast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3]&lt;&gt;&quot;&quot;;MATCH([.A183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3];[.H$2]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3];[.K$2])*[.$I183]*[.$J183]);&quot;&quot;;INDEX(table;[.$C183];[.K$2])*[.$I183]*[.$J183])" office:value-type="float" office:value="280" calcext:value-type="float">
            <text:p>280</text:p>
          </table:table-cell>
          <table:table-cell table:formula="of:=IF(ISERROR(INDEX(table;[.$C183];[.L$2])*[.$I183]*[.$J183]);&quot;&quot;;INDEX(table;[.$C183];[.L$2])*[.$I183]*[.$J183])" office:value-type="float" office:value="0" calcext:value-type="float">
            <text:p>0</text:p>
          </table:table-cell>
          <table:table-cell table:formula="of:=IF(ISERROR(INDEX(table;[.$C183];[.M$2])*[.$I183]*[.$J183]);&quot;&quot;;INDEX(table;[.$C183];[.M$2])*[.$I183]*[.$J183])" office:value-type="float" office:value="0" calcext:value-type="float">
            <text:p>0</text:p>
          </table:table-cell>
          <table:table-cell table:formula="of:=IF(ISERROR(INDEX(table;[.$C183];[.N$2])*[.$I183]*[.$J183]);&quot;&quot;;INDEX(table;[.$C183];[.N$2])*[.$I183]*[.$J183])" office:value-type="float" office:value="0" calcext:value-type="float">
            <text:p>0</text:p>
          </table:table-cell>
          <table:table-cell table:formula="of:=IF(ISERROR(INDEX(table;[.$C183];[.O$2])*[.$I183]*[.$J183]);&quot;&quot;;INDEX(table;[.$C183];[.O$2])*[.$I183]*[.$J183])" office:value-type="float" office:value="0" calcext:value-type="float">
            <text:p>0</text:p>
          </table:table-cell>
          <table:table-cell table:formula="of:=IF(ISERROR(INDEX(table;[.$C183];[.P$2])*[.$I183]*[.$J183]);&quot;&quot;;INDEX(table;[.$C183];[.P$2])*[.$I183]*[.$J18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own rice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4]&lt;&gt;&quot;&quot;;MATCH([.A184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1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weetcorn &amp; tomato salad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5]&lt;&gt;&quot;&quot;;MATCH([.A185];row_title;0);&quot;&quot;)" office:value-type="float" office:value="46" calcext:value-type="float">
            <text:p>4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5];[.H$2]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85];[.K$2])*[.$I185]*[.$J185]);&quot;&quot;;INDEX(table;[.$C185];[.K$2])*[.$I185]*[.$J185])" office:value-type="float" office:value="240" calcext:value-type="float">
            <text:p>240</text:p>
          </table:table-cell>
          <table:table-cell table:formula="of:=IF(ISERROR(INDEX(table;[.$C185];[.L$2])*[.$I185]*[.$J185]);&quot;&quot;;INDEX(table;[.$C185];[.L$2])*[.$I185]*[.$J185])" office:value-type="float" office:value="4" calcext:value-type="float">
            <text:p>4</text:p>
          </table:table-cell>
          <table:table-cell table:formula="of:=IF(ISERROR(INDEX(table;[.$C185];[.M$2])*[.$I185]*[.$J185]);&quot;&quot;;INDEX(table;[.$C185];[.M$2])*[.$I185]*[.$J185])" office:value-type="float" office:value="54" calcext:value-type="float">
            <text:p>54</text:p>
          </table:table-cell>
          <table:table-cell table:formula="of:=IF(ISERROR(INDEX(table;[.$C185];[.N$2])*[.$I185]*[.$J185]);&quot;&quot;;INDEX(table;[.$C185];[.N$2])*[.$I185]*[.$J185])" office:value-type="float" office:value="0" calcext:value-type="float">
            <text:p>0</text:p>
          </table:table-cell>
          <table:table-cell table:formula="of:=IF(ISERROR(INDEX(table;[.$C185];[.O$2])*[.$I185]*[.$J185]);&quot;&quot;;INDEX(table;[.$C185];[.O$2])*[.$I185]*[.$J185])" office:value-type="float" office:value="0" calcext:value-type="float">
            <text:p>0</text:p>
          </table:table-cell>
          <table:table-cell table:formula="of:=IF(ISERROR(INDEX(table;[.$C185];[.P$2])*[.$I185]*[.$J185]);&quot;&quot;;INDEX(table;[.$C185];[.P$2])*[.$I185]*[.$J185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k chow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86]&lt;&gt;&quot;&quot;;MATCH([.A186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2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full fat greek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87]&lt;&gt;&quot;&quot;;MATCH([.A187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style-name="ce17"/>
          <table:table-cell office:value-type="string" calcext:value-type="string">
            <text:p>1 cup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esli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88]&lt;&gt;&quot;&quot;;MATCH([.A188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NDEX(table;[.$C188];[.H$2])" office:value-type="string" office:string-value="41g/" calcext:value-type="string">
            <text:p>41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8];[.K$2])*[.$I188]*[.$J188]);&quot;&quot;;INDEX(table;[.$C188];[.K$2])*[.$I188]*[.$J188])" office:value-type="float" office:value="160" calcext:value-type="float">
            <text:p>160</text:p>
          </table:table-cell>
          <table:table-cell table:formula="of:=IF(ISERROR(INDEX(table;[.$C188];[.L$2])*[.$I188]*[.$J188]);&quot;&quot;;INDEX(table;[.$C188];[.L$2])*[.$I188]*[.$J188])" office:value-type="float" office:value="6" calcext:value-type="float">
            <text:p>6</text:p>
          </table:table-cell>
          <table:table-cell table:formula="of:=IF(ISERROR(INDEX(table;[.$C188];[.M$2])*[.$I188]*[.$J188]);&quot;&quot;;INDEX(table;[.$C188];[.M$2])*[.$I188]*[.$J188])" office:value-type="float" office:value="25" calcext:value-type="float">
            <text:p>25</text:p>
          </table:table-cell>
          <table:table-cell table:formula="of:=IF(ISERROR(INDEX(table;[.$C188];[.N$2])*[.$I188]*[.$J188]);&quot;&quot;;INDEX(table;[.$C188];[.N$2])*[.$I188]*[.$J188])" office:value-type="float" office:value="3" calcext:value-type="float">
            <text:p>3</text:p>
          </table:table-cell>
          <table:table-cell table:formula="of:=IF(ISERROR(INDEX(table;[.$C188];[.O$2])*[.$I188]*[.$J188]);&quot;&quot;;INDEX(table;[.$C188];[.O$2])*[.$I188]*[.$J188])" office:value-type="float" office:value="22" calcext:value-type="float">
            <text:p>22</text:p>
          </table:table-cell>
          <table:table-cell table:formula="of:=IF(ISERROR(INDEX(table;[.$C188];[.P$2])*[.$I188]*[.$J188]);&quot;&quot;;INDEX(table;[.$C188];[.P$2])*[.$I188]*[.$J188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89]&lt;&gt;&quot;&quot;;MATCH([.A189];row_title;0);&quot;&quot;)" office:value-type="float" office:value="6" calcext:value-type="float">
            <text:p>6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89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9];[.K$2])*[.$I189]*[.$J189]);&quot;&quot;;INDEX(table;[.$C189];[.K$2])*[.$I189]*[.$J189])" office:value-type="float" office:value="120" calcext:value-type="float">
            <text:p>120</text:p>
          </table:table-cell>
          <table:table-cell table:formula="of:=IF(ISERROR(INDEX(table;[.$C189];[.L$2])*[.$I189]*[.$J189]);&quot;&quot;;INDEX(table;[.$C189];[.L$2])*[.$I189]*[.$J189])" office:value-type="float" office:value="0" calcext:value-type="float">
            <text:p>0</text:p>
          </table:table-cell>
          <table:table-cell table:formula="of:=IF(ISERROR(INDEX(table;[.$C189];[.M$2])*[.$I189]*[.$J189]);&quot;&quot;;INDEX(table;[.$C189];[.M$2])*[.$I189]*[.$J189])" office:value-type="float" office:value="30" calcext:value-type="float">
            <text:p>30</text:p>
          </table:table-cell>
          <table:table-cell table:formula="of:=IF(ISERROR(INDEX(table;[.$C189];[.N$2])*[.$I189]*[.$J189]);&quot;&quot;;INDEX(table;[.$C189];[.N$2])*[.$I189]*[.$J189])" office:value-type="float" office:value="1" calcext:value-type="float">
            <text:p>1</text:p>
          </table:table-cell>
          <table:table-cell table:formula="of:=IF(ISERROR(INDEX(table;[.$C189];[.O$2])*[.$I189]*[.$J189]);&quot;&quot;;INDEX(table;[.$C189];[.O$2])*[.$I189]*[.$J189])" office:value-type="float" office:value="29" calcext:value-type="float">
            <text:p>29</text:p>
          </table:table-cell>
          <table:table-cell table:formula="of:=IF(ISERROR(INDEX(table;[.$C189];[.P$2])*[.$I189]*[.$J189]);&quot;&quot;;INDEX(table;[.$C189];[.P$2])*[.$I189]*[.$J18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0]&lt;&gt;&quot;&quot;;MATCH([.A190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0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0];[.K$2])*[.$I190]*[.$J190]);&quot;&quot;;INDEX(table;[.$C190];[.K$2])*[.$I190]*[.$J190])" office:value-type="float" office:value="170" calcext:value-type="float">
            <text:p>170</text:p>
          </table:table-cell>
          <table:table-cell table:formula="of:=IF(ISERROR(INDEX(table;[.$C190];[.L$2])*[.$I190]*[.$J190]);&quot;&quot;;INDEX(table;[.$C190];[.L$2])*[.$I190]*[.$J190])" office:value-type="float" office:value="16" calcext:value-type="float">
            <text:p>16</text:p>
          </table:table-cell>
          <table:table-cell table:formula="of:=IF(ISERROR(INDEX(table;[.$C190];[.M$2])*[.$I190]*[.$J190]);&quot;&quot;;INDEX(table;[.$C190];[.M$2])*[.$I190]*[.$J190])" office:value-type="float" office:value="5" calcext:value-type="float">
            <text:p>5</text:p>
          </table:table-cell>
          <table:table-cell table:formula="of:=IF(ISERROR(INDEX(table;[.$C190];[.N$2])*[.$I190]*[.$J190]);&quot;&quot;;INDEX(table;[.$C190];[.N$2])*[.$I190]*[.$J190])" office:value-type="float" office:value="3" calcext:value-type="float">
            <text:p>3</text:p>
          </table:table-cell>
          <table:table-cell table:formula="of:=IF(ISERROR(INDEX(table;[.$C190];[.O$2])*[.$I190]*[.$J190]);&quot;&quot;;INDEX(table;[.$C190];[.O$2])*[.$I190]*[.$J190])" office:value-type="float" office:value="2" calcext:value-type="float">
            <text:p>2</text:p>
          </table:table-cell>
          <table:table-cell table:formula="of:=IF(ISERROR(INDEX(table;[.$C190];[.P$2])*[.$I190]*[.$J190]);&quot;&quot;;INDEX(table;[.$C190];[.P$2])*[.$I190]*[.$J19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91]&lt;&gt;&quot;&quot;;MATCH([.A191];row_title;0);&quot;&quot;)" office:value-type="float" office:value="51" calcext:value-type="float">
            <text:p>5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1];[.H$2]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1];[.K$2])*[.$I191]*[.$J191]);&quot;&quot;;INDEX(table;[.$C191];[.K$2])*[.$I191]*[.$J191])" office:value-type="float" office:value="200" calcext:value-type="float">
            <text:p>200</text:p>
          </table:table-cell>
          <table:table-cell table:formula="of:=IF(ISERROR(INDEX(table;[.$C191];[.L$2])*[.$I191]*[.$J191]);&quot;&quot;;INDEX(table;[.$C191];[.L$2])*[.$I191]*[.$J191])" office:value-type="float" office:value="2" calcext:value-type="float">
            <text:p>2</text:p>
          </table:table-cell>
          <table:table-cell table:formula="of:=IF(ISERROR(INDEX(table;[.$C191];[.M$2])*[.$I191]*[.$J191]);&quot;&quot;;INDEX(table;[.$C191];[.M$2])*[.$I191]*[.$J191])" office:value-type="float" office:value="40" calcext:value-type="float">
            <text:p>40</text:p>
          </table:table-cell>
          <table:table-cell table:formula="of:=IF(ISERROR(INDEX(table;[.$C191];[.N$2])*[.$I191]*[.$J191]);&quot;&quot;;INDEX(table;[.$C191];[.N$2])*[.$I191]*[.$J191])" office:value-type="float" office:value="0" calcext:value-type="float">
            <text:p>0</text:p>
          </table:table-cell>
          <table:table-cell table:formula="of:=IF(ISERROR(INDEX(table;[.$C191];[.O$2])*[.$I191]*[.$J191]);&quot;&quot;;INDEX(table;[.$C191];[.O$2])*[.$I191]*[.$J191])" office:value-type="float" office:value="0" calcext:value-type="float">
            <text:p>0</text:p>
          </table:table-cell>
          <table:table-cell table:formula="of:=IF(ISERROR(INDEX(table;[.$C191];[.P$2])*[.$I191]*[.$J191]);&quot;&quot;;INDEX(table;[.$C191];[.P$2])*[.$I191]*[.$J19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48" calcext:value-type="float">
            <text:p>48</text:p>
          </table:table-cell>
          <table:table-cell table:formula="of:=IF([.A192]&lt;&gt;&quot;&quot;;MATCH([.A192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192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2];[.K$2])*[.$I192]*[.$J192]);&quot;&quot;;INDEX(table;[.$C192];[.K$2])*[.$I192]*[.$J192])" office:value-type="float" office:value="100" calcext:value-type="float">
            <text:p>100</text:p>
          </table:table-cell>
          <table:table-cell table:formula="of:=IF(ISERROR(INDEX(table;[.$C192];[.L$2])*[.$I192]*[.$J192]);&quot;&quot;;INDEX(table;[.$C192];[.L$2])*[.$I192]*[.$J192])" office:value-type="float" office:value="0" calcext:value-type="float">
            <text:p>0</text:p>
          </table:table-cell>
          <table:table-cell table:formula="of:=IF(ISERROR(INDEX(table;[.$C192];[.M$2])*[.$I192]*[.$J192]);&quot;&quot;;INDEX(table;[.$C192];[.M$2])*[.$I192]*[.$J192])" office:value-type="float" office:value="0" calcext:value-type="float">
            <text:p>0</text:p>
          </table:table-cell>
          <table:table-cell table:formula="of:=IF(ISERROR(INDEX(table;[.$C192];[.N$2])*[.$I192]*[.$J192]);&quot;&quot;;INDEX(table;[.$C192];[.N$2])*[.$I192]*[.$J192])" office:value-type="float" office:value="0" calcext:value-type="float">
            <text:p>0</text:p>
          </table:table-cell>
          <table:table-cell table:formula="of:=IF(ISERROR(INDEX(table;[.$C192];[.O$2])*[.$I192]*[.$J192]);&quot;&quot;;INDEX(table;[.$C192];[.O$2])*[.$I192]*[.$J192])" office:value-type="float" office:value="0" calcext:value-type="float">
            <text:p>0</text:p>
          </table:table-cell>
          <table:table-cell table:formula="of:=IF(ISERROR(INDEX(table;[.$C192];[.P$2])*[.$I192]*[.$J192]);&quot;&quot;;INDEX(table;[.$C192];[.P$2])*[.$I192]*[.$J19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3]&lt;&gt;&quot;&quot;;MATCH([.A193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9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3];[.K$2])*[.$I193]*[.$J193]);&quot;&quot;;INDEX(table;[.$C193];[.K$2])*[.$I193]*[.$J193])" office:value-type="float" office:value="340" calcext:value-type="float">
            <text:p>340</text:p>
          </table:table-cell>
          <table:table-cell table:formula="of:=IF(ISERROR(INDEX(table;[.$C193];[.L$2])*[.$I193]*[.$J193]);&quot;&quot;;INDEX(table;[.$C193];[.L$2])*[.$I193]*[.$J193])" office:value-type="float" office:value="6" calcext:value-type="float">
            <text:p>6</text:p>
          </table:table-cell>
          <table:table-cell table:formula="of:=IF(ISERROR(INDEX(table;[.$C193];[.M$2])*[.$I193]*[.$J193]);&quot;&quot;;INDEX(table;[.$C193];[.M$2])*[.$I193]*[.$J193])" office:value-type="float" office:value="70" calcext:value-type="float">
            <text:p>70</text:p>
          </table:table-cell>
          <table:table-cell table:formula="of:=IF(ISERROR(INDEX(table;[.$C193];[.N$2])*[.$I193]*[.$J193]);&quot;&quot;;INDEX(table;[.$C193];[.N$2])*[.$I193]*[.$J193])" office:value-type="float" office:value="5" calcext:value-type="float">
            <text:p>5</text:p>
          </table:table-cell>
          <table:table-cell table:formula="of:=IF(ISERROR(INDEX(table;[.$C193];[.O$2])*[.$I193]*[.$J193]);&quot;&quot;;INDEX(table;[.$C193];[.O$2])*[.$I193]*[.$J193])" office:value-type="float" office:value="65" calcext:value-type="float">
            <text:p>65</text:p>
          </table:table-cell>
          <table:table-cell table:formula="of:=IF(ISERROR(INDEX(table;[.$C193];[.P$2])*[.$I193]*[.$J193]);&quot;&quot;;INDEX(table;[.$C193];[.P$2])*[.$I193]*[.$J19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49" calcext:value-type="float">
            <text:p>49</text:p>
          </table:table-cell>
          <table:table-cell table:formula="of:=IF([.A194]&lt;&gt;&quot;&quot;;MATCH([.A194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NDEX(table;[.$C194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4];[.K$2])*[.$I194]*[.$J194]);&quot;&quot;;INDEX(table;[.$C194];[.K$2])*[.$I194]*[.$J194])" office:value-type="float" office:value="197" calcext:value-type="float">
            <text:p>197</text:p>
          </table:table-cell>
          <table:table-cell table:formula="of:=IF(ISERROR(INDEX(table;[.$C194];[.L$2])*[.$I194]*[.$J194]);&quot;&quot;;INDEX(table;[.$C194];[.L$2])*[.$I194]*[.$J194])" office:value-type="float" office:value="15" calcext:value-type="float">
            <text:p>15</text:p>
          </table:table-cell>
          <table:table-cell table:formula="of:=IF(ISERROR(INDEX(table;[.$C194];[.M$2])*[.$I194]*[.$J194]);&quot;&quot;;INDEX(table;[.$C194];[.M$2])*[.$I194]*[.$J194])" office:value-type="float" office:value="0" calcext:value-type="float">
            <text:p>0</text:p>
          </table:table-cell>
          <table:table-cell table:formula="of:=IF(ISERROR(INDEX(table;[.$C194];[.N$2])*[.$I194]*[.$J194]);&quot;&quot;;INDEX(table;[.$C194];[.N$2])*[.$I194]*[.$J194])" office:value-type="float" office:value="0" calcext:value-type="float">
            <text:p>0</text:p>
          </table:table-cell>
          <table:table-cell table:formula="of:=IF(ISERROR(INDEX(table;[.$C194];[.O$2])*[.$I194]*[.$J194]);&quot;&quot;;INDEX(table;[.$C194];[.O$2])*[.$I194]*[.$J194])" office:value-type="float" office:value="0" calcext:value-type="float">
            <text:p>0</text:p>
          </table:table-cell>
          <table:table-cell table:formula="of:=IF(ISERROR(INDEX(table;[.$C194];[.P$2])*[.$I194]*[.$J194]);&quot;&quot;;INDEX(table;[.$C194];[.P$2])*[.$I194]*[.$J194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banana bar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95]&lt;&gt;&quot;&quot;;MATCH([.A195];row_title;0);&quot;&quot;)" office:value-type="float" office:value="22" calcext:value-type="float">
            <text:p>2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95];[.H$2])" office:value-type="string" office:string-value="34g/1bar" calcext:value-type="string">
            <text:p>34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5];[.K$2])*[.$I195]*[.$J195]);&quot;&quot;;INDEX(table;[.$C195];[.K$2])*[.$I195]*[.$J195])" office:value-type="float" office:value="190" calcext:value-type="float">
            <text:p>190</text:p>
          </table:table-cell>
          <table:table-cell table:formula="of:=IF(ISERROR(INDEX(table;[.$C195];[.L$2])*[.$I195]*[.$J195]);&quot;&quot;;INDEX(table;[.$C195];[.L$2])*[.$I195]*[.$J195])" office:value-type="float" office:value="9" calcext:value-type="float">
            <text:p>9</text:p>
          </table:table-cell>
          <table:table-cell table:formula="of:=IF(ISERROR(INDEX(table;[.$C195];[.M$2])*[.$I195]*[.$J195]);&quot;&quot;;INDEX(table;[.$C195];[.M$2])*[.$I195]*[.$J195])" office:value-type="float" office:value="25" calcext:value-type="float">
            <text:p>25</text:p>
          </table:table-cell>
          <table:table-cell table:formula="of:=IF(ISERROR(INDEX(table;[.$C195];[.N$2])*[.$I195]*[.$J195]);&quot;&quot;;INDEX(table;[.$C195];[.N$2])*[.$I195]*[.$J195])" office:value-type="float" office:value="5" calcext:value-type="float">
            <text:p>5</text:p>
          </table:table-cell>
          <table:table-cell table:formula="of:=IF(ISERROR(INDEX(table;[.$C195];[.O$2])*[.$I195]*[.$J195]);&quot;&quot;;INDEX(table;[.$C195];[.O$2])*[.$I195]*[.$J195])" office:value-type="float" office:value="20" calcext:value-type="float">
            <text:p>20</text:p>
          </table:table-cell>
          <table:table-cell table:formula="of:=IF(ISERROR(INDEX(table;[.$C195];[.P$2])*[.$I195]*[.$J195]);&quot;&quot;;INDEX(table;[.$C195];[.P$2])*[.$I195]*[.$J19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50" calcext:value-type="float">
            <text:p>50</text:p>
          </table:table-cell>
          <table:table-cell table:formula="of:=IF([.A196]&lt;&gt;&quot;&quot;;MATCH([.A196];row_title;0);&quot;&quot;)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NDEX(table;[.$C196];[.H$2]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6];[.K$2])*[.$I196]*[.$J196]);&quot;&quot;;INDEX(table;[.$C196];[.K$2])*[.$I196]*[.$J196])" office:value-type="float" office:value="220" calcext:value-type="float">
            <text:p>220</text:p>
          </table:table-cell>
          <table:table-cell table:formula="of:=IF(ISERROR(INDEX(table;[.$C196];[.L$2])*[.$I196]*[.$J196]);&quot;&quot;;INDEX(table;[.$C196];[.L$2])*[.$I196]*[.$J196])" office:value-type="float" office:value="7" calcext:value-type="float">
            <text:p>7</text:p>
          </table:table-cell>
          <table:table-cell table:formula="of:=IF(ISERROR(INDEX(table;[.$C196];[.M$2])*[.$I196]*[.$J196]);&quot;&quot;;INDEX(table;[.$C196];[.M$2])*[.$I196]*[.$J196])" office:value-type="float" office:value="36" calcext:value-type="float">
            <text:p>36</text:p>
          </table:table-cell>
          <table:table-cell table:formula="of:=IF(ISERROR(INDEX(table;[.$C196];[.N$2])*[.$I196]*[.$J196]);&quot;&quot;;INDEX(table;[.$C196];[.N$2])*[.$I196]*[.$J196])" office:value-type="float" office:value="7" calcext:value-type="float">
            <text:p>7</text:p>
          </table:table-cell>
          <table:table-cell table:formula="of:=IF(ISERROR(INDEX(table;[.$C196];[.O$2])*[.$I196]*[.$J196]);&quot;&quot;;INDEX(table;[.$C196];[.O$2])*[.$I196]*[.$J196])" office:value-type="float" office:value="29" calcext:value-type="float">
            <text:p>29</text:p>
          </table:table-cell>
          <table:table-cell table:formula="of:=IF(ISERROR(INDEX(table;[.$C196];[.P$2])*[.$I196]*[.$J196]);&quot;&quot;;INDEX(table;[.$C196];[.P$2])*[.$I196]*[.$J19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7]&lt;&gt;&quot;&quot;;MATCH([.A197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7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7];[.K$2])*[.$I197]*[.$J197]);&quot;&quot;;INDEX(table;[.$C197];[.K$2])*[.$I197]*[.$J197])" office:value-type="float" office:value="19.8" calcext:value-type="float">
            <text:p>19.8</text:p>
          </table:table-cell>
          <table:table-cell table:formula="of:=IF(ISERROR(INDEX(table;[.$C197];[.L$2])*[.$I197]*[.$J197]);&quot;&quot;;INDEX(table;[.$C197];[.L$2])*[.$I197]*[.$J197])" office:value-type="float" office:value="0" calcext:value-type="float">
            <text:p>0</text:p>
          </table:table-cell>
          <table:table-cell table:formula="of:=IF(ISERROR(INDEX(table;[.$C197];[.M$2])*[.$I197]*[.$J197]);&quot;&quot;;INDEX(table;[.$C197];[.M$2])*[.$I197]*[.$J197])" office:value-type="float" office:value="5.28" calcext:value-type="float">
            <text:p>5.28</text:p>
          </table:table-cell>
          <table:table-cell table:formula="of:=IF(ISERROR(INDEX(table;[.$C197];[.N$2])*[.$I197]*[.$J197]);&quot;&quot;;INDEX(table;[.$C197];[.N$2])*[.$I197]*[.$J197])" office:value-type="float" office:value="1.32" calcext:value-type="float">
            <text:p>1.32</text:p>
          </table:table-cell>
          <table:table-cell table:formula="of:=IF(ISERROR(INDEX(table;[.$C197];[.O$2])*[.$I197]*[.$J197]);&quot;&quot;;INDEX(table;[.$C197];[.O$2])*[.$I197]*[.$J197])" office:value-type="float" office:value="3.96" calcext:value-type="float">
            <text:p>3.96</text:p>
          </table:table-cell>
          <table:table-cell table:formula="of:=IF(ISERROR(INDEX(table;[.$C197];[.P$2])*[.$I197]*[.$J197]);&quot;&quot;;INDEX(table;[.$C197];[.P$2])*[.$I197]*[.$J197])" office:value-type="float" office:value="1.32" calcext:value-type="float">
            <text:p>1.3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8]&lt;&gt;&quot;&quot;;MATCH([.A198];row_title;0);&quot;&quot;)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8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8];[.K$2])*[.$I198]*[.$J198]);&quot;&quot;;INDEX(table;[.$C198];[.K$2])*[.$I198]*[.$J198])" office:value-type="float" office:value="29.7" calcext:value-type="float">
            <text:p>29.7</text:p>
          </table:table-cell>
          <table:table-cell table:formula="of:=IF(ISERROR(INDEX(table;[.$C198];[.L$2])*[.$I198]*[.$J198]);&quot;&quot;;INDEX(table;[.$C198];[.L$2])*[.$I198]*[.$J198])" office:value-type="float" office:value="0.33" calcext:value-type="float">
            <text:p>0.33</text:p>
          </table:table-cell>
          <table:table-cell table:formula="of:=IF(ISERROR(INDEX(table;[.$C198];[.M$2])*[.$I198]*[.$J198]);&quot;&quot;;INDEX(table;[.$C198];[.M$2])*[.$I198]*[.$J198])" office:value-type="float" office:value="5.94" calcext:value-type="float">
            <text:p>5.94</text:p>
          </table:table-cell>
          <table:table-cell table:formula="of:=IF(ISERROR(INDEX(table;[.$C198];[.N$2])*[.$I198]*[.$J198]);&quot;&quot;;INDEX(table;[.$C198];[.N$2])*[.$I198]*[.$J198])" office:value-type="float" office:value="1.32" calcext:value-type="float">
            <text:p>1.32</text:p>
          </table:table-cell>
          <table:table-cell table:formula="of:=IF(ISERROR(INDEX(table;[.$C198];[.O$2])*[.$I198]*[.$J198]);&quot;&quot;;INDEX(table;[.$C198];[.O$2])*[.$I198]*[.$J198])" office:value-type="float" office:value="4.62" calcext:value-type="float">
            <text:p>4.62</text:p>
          </table:table-cell>
          <table:table-cell table:formula="of:=IF(ISERROR(INDEX(table;[.$C198];[.P$2])*[.$I198]*[.$J198]);&quot;&quot;;INDEX(table;[.$C198];[.P$2])*[.$I198]*[.$J198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199]&lt;&gt;&quot;&quot;;MATCH([.A199];row_title;0);&quot;&quot;)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199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9];[.K$2])*[.$I199]*[.$J199]);&quot;&quot;;INDEX(table;[.$C199];[.K$2])*[.$I199]*[.$J199])" office:value-type="float" office:value="33" calcext:value-type="float">
            <text:p>33</text:p>
          </table:table-cell>
          <table:table-cell table:formula="of:=IF(ISERROR(INDEX(table;[.$C199];[.L$2])*[.$I199]*[.$J199]);&quot;&quot;;INDEX(table;[.$C199];[.L$2])*[.$I199]*[.$J199])" office:value-type="float" office:value="0" calcext:value-type="float">
            <text:p>0</text:p>
          </table:table-cell>
          <table:table-cell table:formula="of:=IF(ISERROR(INDEX(table;[.$C199];[.M$2])*[.$I199]*[.$J199]);&quot;&quot;;INDEX(table;[.$C199];[.M$2])*[.$I199]*[.$J199])" office:value-type="float" office:value="7.26" calcext:value-type="float">
            <text:p>7.26</text:p>
          </table:table-cell>
          <table:table-cell table:formula="of:=IF(ISERROR(INDEX(table;[.$C199];[.N$2])*[.$I199]*[.$J199]);&quot;&quot;;INDEX(table;[.$C199];[.N$2])*[.$I199]*[.$J199])" office:value-type="float" office:value="2.64" calcext:value-type="float">
            <text:p>2.64</text:p>
          </table:table-cell>
          <table:table-cell table:formula="of:=IF(ISERROR(INDEX(table;[.$C199];[.O$2])*[.$I199]*[.$J199]);&quot;&quot;;INDEX(table;[.$C199];[.O$2])*[.$I199]*[.$J199])" office:value-type="float" office:value="1.98" calcext:value-type="float">
            <text:p>1.98</text:p>
          </table:table-cell>
          <table:table-cell table:formula="of:=IF(ISERROR(INDEX(table;[.$C199];[.P$2])*[.$I199]*[.$J199]);&quot;&quot;;INDEX(table;[.$C199];[.P$2])*[.$I199]*[.$J1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0]&lt;&gt;&quot;&quot;;MATCH([.A200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0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0];[.K$2])*[.$I200]*[.$J200]);&quot;&quot;;INDEX(table;[.$C200];[.K$2])*[.$I200]*[.$J200])" office:value-type="float" office:value="448.8" calcext:value-type="float">
            <text:p>448.8</text:p>
          </table:table-cell>
          <table:table-cell table:formula="of:=IF(ISERROR(INDEX(table;[.$C200];[.L$2])*[.$I200]*[.$J200]);&quot;&quot;;INDEX(table;[.$C200];[.L$2])*[.$I200]*[.$J200])" office:value-type="float" office:value="42.24" calcext:value-type="float">
            <text:p>42.24</text:p>
          </table:table-cell>
          <table:table-cell table:formula="of:=IF(ISERROR(INDEX(table;[.$C200];[.M$2])*[.$I200]*[.$J200]);&quot;&quot;;INDEX(table;[.$C200];[.M$2])*[.$I200]*[.$J200])" office:value-type="float" office:value="13.2" calcext:value-type="float">
            <text:p>13.2</text:p>
          </table:table-cell>
          <table:table-cell table:formula="of:=IF(ISERROR(INDEX(table;[.$C200];[.N$2])*[.$I200]*[.$J200]);&quot;&quot;;INDEX(table;[.$C200];[.N$2])*[.$I200]*[.$J200])" office:value-type="float" office:value="7.92" calcext:value-type="float">
            <text:p>7.92</text:p>
          </table:table-cell>
          <table:table-cell table:formula="of:=IF(ISERROR(INDEX(table;[.$C200];[.O$2])*[.$I200]*[.$J200]);&quot;&quot;;INDEX(table;[.$C200];[.O$2])*[.$I200]*[.$J200])" office:value-type="float" office:value="5.28" calcext:value-type="float">
            <text:p>5.28</text:p>
          </table:table-cell>
          <table:table-cell table:formula="of:=IF(ISERROR(INDEX(table;[.$C200];[.P$2])*[.$I200]*[.$J200]);&quot;&quot;;INDEX(table;[.$C200];[.P$2])*[.$I200]*[.$J20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1]&lt;&gt;&quot;&quot;;MATCH([.A201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1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1];[.K$2])*[.$I201]*[.$J201]);&quot;&quot;;INDEX(table;[.$C201];[.K$2])*[.$I201]*[.$J201])" office:value-type="float" office:value="188.1" calcext:value-type="float">
            <text:p>188.1</text:p>
          </table:table-cell>
          <table:table-cell table:formula="of:=IF(ISERROR(INDEX(table;[.$C201];[.L$2])*[.$I201]*[.$J201]);&quot;&quot;;INDEX(table;[.$C201];[.L$2])*[.$I201]*[.$J201])" office:value-type="float" office:value="8.118" calcext:value-type="float">
            <text:p>8.118</text:p>
          </table:table-cell>
          <table:table-cell table:formula="of:=IF(ISERROR(INDEX(table;[.$C201];[.M$2])*[.$I201]*[.$J201]);&quot;&quot;;INDEX(table;[.$C201];[.M$2])*[.$I201]*[.$J201])" office:value-type="float" office:value="22.44" calcext:value-type="float">
            <text:p>22.44</text:p>
          </table:table-cell>
          <table:table-cell table:formula="of:=IF(ISERROR(INDEX(table;[.$C201];[.N$2])*[.$I201]*[.$J201]);&quot;&quot;;INDEX(table;[.$C201];[.N$2])*[.$I201]*[.$J201])" office:value-type="float" office:value="7.92" calcext:value-type="float">
            <text:p>7.92</text:p>
          </table:table-cell>
          <table:table-cell table:formula="of:=IF(ISERROR(INDEX(table;[.$C201];[.O$2])*[.$I201]*[.$J201]);&quot;&quot;;INDEX(table;[.$C201];[.O$2])*[.$I201]*[.$J201])" office:value-type="float" office:value="14.52" calcext:value-type="float">
            <text:p>14.52</text:p>
          </table:table-cell>
          <table:table-cell table:formula="of:=IF(ISERROR(INDEX(table;[.$C201];[.P$2])*[.$I201]*[.$J201]);&quot;&quot;;INDEX(table;[.$C201];[.P$2])*[.$I201]*[.$J201])" office:value-type="float" office:value="7.92" calcext:value-type="float">
            <text:p>7.9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02]&lt;&gt;&quot;&quot;;MATCH([.A202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2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2];[.K$2])*[.$I202]*[.$J202]);&quot;&quot;;INDEX(table;[.$C202];[.K$2])*[.$I202]*[.$J202])" office:value-type="float" office:value="240.24" calcext:value-type="float">
            <text:p>240.24</text:p>
          </table:table-cell>
          <table:table-cell table:formula="of:=IF(ISERROR(INDEX(table;[.$C202];[.L$2])*[.$I202]*[.$J202]);&quot;&quot;;INDEX(table;[.$C202];[.L$2])*[.$I202]*[.$J202])" office:value-type="float" office:value="21.12" calcext:value-type="float">
            <text:p>21.12</text:p>
          </table:table-cell>
          <table:table-cell table:formula="of:=IF(ISERROR(INDEX(table;[.$C202];[.M$2])*[.$I202]*[.$J202]);&quot;&quot;;INDEX(table;[.$C202];[.M$2])*[.$I202]*[.$J202])" office:value-type="float" office:value="13.2" calcext:value-type="float">
            <text:p>13.2</text:p>
          </table:table-cell>
          <table:table-cell table:formula="of:=IF(ISERROR(INDEX(table;[.$C202];[.N$2])*[.$I202]*[.$J202]);&quot;&quot;;INDEX(table;[.$C202];[.N$2])*[.$I202]*[.$J202])" office:value-type="float" office:value="0" calcext:value-type="float">
            <text:p>0</text:p>
          </table:table-cell>
          <table:table-cell table:formula="of:=IF(ISERROR(INDEX(table;[.$C202];[.O$2])*[.$I202]*[.$J202]);&quot;&quot;;INDEX(table;[.$C202];[.O$2])*[.$I202]*[.$J202])" office:value-type="float" office:value="0" calcext:value-type="float">
            <text:p>0</text:p>
          </table:table-cell>
          <table:table-cell table:formula="of:=IF(ISERROR(INDEX(table;[.$C202];[.P$2])*[.$I202]*[.$J202]);&quot;&quot;;INDEX(table;[.$C202];[.P$2])*[.$I202]*[.$J20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lassic smash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3]&lt;&gt;&quot;&quot;;MATCH([.A203];row_title;0);&quot;&quot;)" office:value-type="float" office:value="59" calcext:value-type="float">
            <text:p>5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3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3];[.K$2])*[.$I203]*[.$J203]);&quot;&quot;;INDEX(table;[.$C203];[.K$2])*[.$I203]*[.$J203])" office:value-type="float" office:value="840" calcext:value-type="float">
            <text:p>840</text:p>
          </table:table-cell>
          <table:table-cell table:formula="of:=IF(ISERROR(INDEX(table;[.$C203];[.L$2])*[.$I203]*[.$J203]);&quot;&quot;;INDEX(table;[.$C203];[.L$2])*[.$I203]*[.$J203])" office:value-type="float" office:value="56" calcext:value-type="float">
            <text:p>56</text:p>
          </table:table-cell>
          <table:table-cell table:formula="of:=IF(ISERROR(INDEX(table;[.$C203];[.M$2])*[.$I203]*[.$J203]);&quot;&quot;;INDEX(table;[.$C203];[.M$2])*[.$I203]*[.$J203])" office:value-type="float" office:value="45" calcext:value-type="float">
            <text:p>45</text:p>
          </table:table-cell>
          <table:table-cell table:formula="of:=IF(ISERROR(INDEX(table;[.$C203];[.N$2])*[.$I203]*[.$J203]);&quot;&quot;;INDEX(table;[.$C203];[.N$2])*[.$I203]*[.$J203])" office:value-type="float" office:value="2" calcext:value-type="float">
            <text:p>2</text:p>
          </table:table-cell>
          <table:table-cell table:formula="of:=IF(ISERROR(INDEX(table;[.$C203];[.O$2])*[.$I203]*[.$J203]);&quot;&quot;;INDEX(table;[.$C203];[.O$2])*[.$I203]*[.$J203])" office:value-type="float" office:value="43" calcext:value-type="float">
            <text:p>43</text:p>
          </table:table-cell>
          <table:table-cell table:formula="of:=IF(ISERROR(INDEX(table;[.$C203];[.P$2])*[.$I203]*[.$J203]);&quot;&quot;;INDEX(table;[.$C203];[.P$2])*[.$I203]*[.$J203])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ash chicken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4]&lt;&gt;&quot;&quot;;MATCH([.A204];row_title;0);&quot;&quot;)" office:value-type="float" office:value="61" calcext:value-type="float">
            <text:p>6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4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204];[.K$2])*[.$I204]*[.$J204]);&quot;&quot;;INDEX(table;[.$C204];[.K$2])*[.$I204]*[.$J204])" office:value-type="float" office:value="107.5" calcext:value-type="float">
            <text:p>107.5</text:p>
          </table:table-cell>
          <table:table-cell table:formula="of:=IF(ISERROR(INDEX(table;[.$C204];[.L$2])*[.$I204]*[.$J204]);&quot;&quot;;INDEX(table;[.$C204];[.L$2])*[.$I204]*[.$J204])" office:value-type="float" office:value="4.5" calcext:value-type="float">
            <text:p>4.5</text:p>
          </table:table-cell>
          <table:table-cell table:formula="of:=IF(ISERROR(INDEX(table;[.$C204];[.M$2])*[.$I204]*[.$J204]);&quot;&quot;;INDEX(table;[.$C204];[.M$2])*[.$I204]*[.$J204])" office:value-type="float" office:value="9.5" calcext:value-type="float">
            <text:p>9.5</text:p>
          </table:table-cell>
          <table:table-cell table:formula="of:=IF(ISERROR(INDEX(table;[.$C204];[.N$2])*[.$I204]*[.$J204]);&quot;&quot;;INDEX(table;[.$C204];[.N$2])*[.$I204]*[.$J204])" office:value-type="float" office:value="0.75" calcext:value-type="float">
            <text:p>0.75</text:p>
          </table:table-cell>
          <table:table-cell table:formula="of:=IF(ISERROR(INDEX(table;[.$C204];[.O$2])*[.$I204]*[.$J204]);&quot;&quot;;INDEX(table;[.$C204];[.O$2])*[.$I204]*[.$J204])" office:value-type="float" office:value="8.75" calcext:value-type="float">
            <text:p>8.75</text:p>
          </table:table-cell>
          <table:table-cell table:formula="of:=IF(ISERROR(INDEX(table;[.$C204];[.P$2])*[.$I204]*[.$J204]);&quot;&quot;;INDEX(table;[.$C204];[.P$2])*[.$I204]*[.$J204])" office:value-type="float" office:value="7.25" calcext:value-type="float">
            <text:p>7.2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ashfries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5]&lt;&gt;&quot;&quot;;MATCH([.A205];row_title;0);&quot;&quot;)" office:value-type="float" office:value="58" calcext:value-type="float">
            <text:p>5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5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5];[.K$2])*[.$I205]*[.$J205]);&quot;&quot;;INDEX(table;[.$C205];[.K$2])*[.$I205]*[.$J205])" office:value-type="float" office:value="340" calcext:value-type="float">
            <text:p>340</text:p>
          </table:table-cell>
          <table:table-cell table:formula="of:=IF(ISERROR(INDEX(table;[.$C205];[.L$2])*[.$I205]*[.$J205]);&quot;&quot;;INDEX(table;[.$C205];[.L$2])*[.$I205]*[.$J205])" office:value-type="float" office:value="17" calcext:value-type="float">
            <text:p>17</text:p>
          </table:table-cell>
          <table:table-cell table:formula="of:=IF(ISERROR(INDEX(table;[.$C205];[.M$2])*[.$I205]*[.$J205]);&quot;&quot;;INDEX(table;[.$C205];[.M$2])*[.$I205]*[.$J205])" office:value-type="float" office:value="43" calcext:value-type="float">
            <text:p>43</text:p>
          </table:table-cell>
          <table:table-cell table:formula="of:=IF(ISERROR(INDEX(table;[.$C205];[.N$2])*[.$I205]*[.$J205]);&quot;&quot;;INDEX(table;[.$C205];[.N$2])*[.$I205]*[.$J205])" office:value-type="float" office:value="2.5" calcext:value-type="float">
            <text:p>2.5</text:p>
          </table:table-cell>
          <table:table-cell table:formula="of:=IF(ISERROR(INDEX(table;[.$C205];[.O$2])*[.$I205]*[.$J205]);&quot;&quot;;INDEX(table;[.$C205];[.O$2])*[.$I205]*[.$J205])" office:value-type="float" office:value="40.5" calcext:value-type="float">
            <text:p>40.5</text:p>
          </table:table-cell>
          <table:table-cell table:formula="of:=IF(ISERROR(INDEX(table;[.$C205];[.P$2])*[.$I205]*[.$J205]);&quot;&quot;;INDEX(table;[.$C205];[.P$2])*[.$I205]*[.$J20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askin kids</text:p>
          </table:table-cell>
          <table:table-cell table:style-name="ce10" office:value-type="float" office:value="52" calcext:value-type="float">
            <text:p>52</text:p>
          </table:table-cell>
          <table:table-cell table:formula="of:=IF([.A206]&lt;&gt;&quot;&quot;;MATCH([.A206];row_title;0);&quot;&quot;)" office:value-type="float" office:value="60" calcext:value-type="float">
            <text:p>60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/>
          <table:table-cell table:formula="of:=INDEX(table;[.$C206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IF(ISERROR(INDEX(table;[.$C206];[.K$2])*[.$I206]*[.$J206]);&quot;&quot;;INDEX(table;[.$C206];[.K$2])*[.$I206]*[.$J206])" office:value-type="float" office:value="137.5" calcext:value-type="float">
            <text:p>137.5</text:p>
          </table:table-cell>
          <table:table-cell table:formula="of:=IF(ISERROR(INDEX(table;[.$C206];[.L$2])*[.$I206]*[.$J206]);&quot;&quot;;INDEX(table;[.$C206];[.L$2])*[.$I206]*[.$J206])" office:value-type="float" office:value="0" calcext:value-type="float">
            <text:p>0</text:p>
          </table:table-cell>
          <table:table-cell table:formula="of:=IF(ISERROR(INDEX(table;[.$C206];[.M$2])*[.$I206]*[.$J206]);&quot;&quot;;INDEX(table;[.$C206];[.M$2])*[.$I206]*[.$J206])" office:value-type="float" office:value="0" calcext:value-type="float">
            <text:p>0</text:p>
          </table:table-cell>
          <table:table-cell table:formula="of:=IF(ISERROR(INDEX(table;[.$C206];[.N$2])*[.$I206]*[.$J206]);&quot;&quot;;INDEX(table;[.$C206];[.N$2])*[.$I206]*[.$J206])" office:value-type="float" office:value="0" calcext:value-type="float">
            <text:p>0</text:p>
          </table:table-cell>
          <table:table-cell table:formula="of:=IF(ISERROR(INDEX(table;[.$C206];[.O$2])*[.$I206]*[.$J206]);&quot;&quot;;INDEX(table;[.$C206];[.O$2])*[.$I206]*[.$J206])" office:value-type="float" office:value="0" calcext:value-type="float">
            <text:p>0</text:p>
          </table:table-cell>
          <table:table-cell table:formula="of:=IF(ISERROR(INDEX(table;[.$C206];[.P$2])*[.$I206]*[.$J206]);&quot;&quot;;INDEX(table;[.$C206];[.P$2])*[.$I206]*[.$J20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7]&lt;&gt;&quot;&quot;;MATCH([.A207];row_title;0);&quot;&quot;)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NDEX(table;[.$C207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7];[.K$2])*[.$I207]*[.$J207]);&quot;&quot;;INDEX(table;[.$C207];[.K$2])*[.$I207]*[.$J207])" office:value-type="float" office:value="170" calcext:value-type="float">
            <text:p>170</text:p>
          </table:table-cell>
          <table:table-cell table:formula="of:=IF(ISERROR(INDEX(table;[.$C207];[.L$2])*[.$I207]*[.$J207]);&quot;&quot;;INDEX(table;[.$C207];[.L$2])*[.$I207]*[.$J207])" office:value-type="float" office:value="3" calcext:value-type="float">
            <text:p>3</text:p>
          </table:table-cell>
          <table:table-cell table:formula="of:=IF(ISERROR(INDEX(table;[.$C207];[.M$2])*[.$I207]*[.$J207]);&quot;&quot;;INDEX(table;[.$C207];[.M$2])*[.$I207]*[.$J207])" office:value-type="float" office:value="35" calcext:value-type="float">
            <text:p>35</text:p>
          </table:table-cell>
          <table:table-cell table:formula="of:=IF(ISERROR(INDEX(table;[.$C207];[.N$2])*[.$I207]*[.$J207]);&quot;&quot;;INDEX(table;[.$C207];[.N$2])*[.$I207]*[.$J207])" office:value-type="float" office:value="2.5" calcext:value-type="float">
            <text:p>2.5</text:p>
          </table:table-cell>
          <table:table-cell table:formula="of:=IF(ISERROR(INDEX(table;[.$C207];[.O$2])*[.$I207]*[.$J207]);&quot;&quot;;INDEX(table;[.$C207];[.O$2])*[.$I207]*[.$J207])" office:value-type="float" office:value="32.5" calcext:value-type="float">
            <text:p>32.5</text:p>
          </table:table-cell>
          <table:table-cell table:formula="of:=IF(ISERROR(INDEX(table;[.$C207];[.P$2])*[.$I207]*[.$J207]);&quot;&quot;;INDEX(table;[.$C207];[.P$2])*[.$I207]*[.$J20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rape jelly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8]&lt;&gt;&quot;&quot;;MATCH([.A208];row_title;0);&quot;&quot;)" office:value-type="float" office:value="15" calcext:value-type="float">
            <text:p>15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08];[.H$2]));&quot;&quot;;INDEX(table;[.$C208];[.H$2])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08];[.K$2])*[.$I208]*[.$J208]);&quot;&quot;;INDEX(table;[.$C208];[.K$2])*[.$I208]*[.$J208])" office:value-type="float" office:value="100" calcext:value-type="float">
            <text:p>100</text:p>
          </table:table-cell>
          <table:table-cell table:formula="of:=IF(ISERROR(INDEX(table;[.$C208];[.L$2])*[.$I208]*[.$J208]);&quot;&quot;;INDEX(table;[.$C208];[.L$2])*[.$I208]*[.$J208])" office:value-type="float" office:value="0" calcext:value-type="float">
            <text:p>0</text:p>
          </table:table-cell>
          <table:table-cell table:formula="of:=IF(ISERROR(INDEX(table;[.$C208];[.M$2])*[.$I208]*[.$J208]);&quot;&quot;;INDEX(table;[.$C208];[.M$2])*[.$I208]*[.$J208])" office:value-type="float" office:value="0" calcext:value-type="float">
            <text:p>0</text:p>
          </table:table-cell>
          <table:table-cell table:formula="of:=IF(ISERROR(INDEX(table;[.$C208];[.N$2])*[.$I208]*[.$J208]);&quot;&quot;;INDEX(table;[.$C208];[.N$2])*[.$I208]*[.$J208])" office:value-type="float" office:value="0" calcext:value-type="float">
            <text:p>0</text:p>
          </table:table-cell>
          <table:table-cell table:formula="of:=IF(ISERROR(INDEX(table;[.$C208];[.O$2])*[.$I208]*[.$J208]);&quot;&quot;;INDEX(table;[.$C208];[.O$2])*[.$I208]*[.$J208])" office:value-type="float" office:value="0" calcext:value-type="float">
            <text:p>0</text:p>
          </table:table-cell>
          <table:table-cell table:formula="of:=IF(ISERROR(INDEX(table;[.$C208];[.P$2])*[.$I208]*[.$J208]);&quot;&quot;;INDEX(table;[.$C208];[.P$2])*[.$I208]*[.$J2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53" calcext:value-type="float">
            <text:p>53</text:p>
          </table:table-cell>
          <table:table-cell table:formula="of:=IF([.A209]&lt;&gt;&quot;&quot;;MATCH([.A209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09];[.H$2]));&quot;&quot;;INDEX(table;[.$C209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9];[.K$2])*[.$I209]*[.$J209]);&quot;&quot;;INDEX(table;[.$C209];[.K$2])*[.$I209]*[.$J209])" office:value-type="float" office:value="200" calcext:value-type="float">
            <text:p>200</text:p>
          </table:table-cell>
          <table:table-cell table:formula="of:=IF(ISERROR(INDEX(table;[.$C209];[.L$2])*[.$I209]*[.$J209]);&quot;&quot;;INDEX(table;[.$C209];[.L$2])*[.$I209]*[.$J209])" office:value-type="float" office:value="7" calcext:value-type="float">
            <text:p>7</text:p>
          </table:table-cell>
          <table:table-cell table:formula="of:=IF(ISERROR(INDEX(table;[.$C209];[.M$2])*[.$I209]*[.$J209]);&quot;&quot;;INDEX(table;[.$C209];[.M$2])*[.$I209]*[.$J209])" office:value-type="float" office:value="29" calcext:value-type="float">
            <text:p>29</text:p>
          </table:table-cell>
          <table:table-cell table:formula="of:=IF(ISERROR(INDEX(table;[.$C209];[.N$2])*[.$I209]*[.$J209]);&quot;&quot;;INDEX(table;[.$C209];[.N$2])*[.$I209]*[.$J209])" office:value-type="float" office:value="1" calcext:value-type="float">
            <text:p>1</text:p>
          </table:table-cell>
          <table:table-cell table:formula="of:=IF(ISERROR(INDEX(table;[.$C209];[.O$2])*[.$I209]*[.$J209]);&quot;&quot;;INDEX(table;[.$C209];[.O$2])*[.$I209]*[.$J209])" office:value-type="float" office:value="28" calcext:value-type="float">
            <text:p>28</text:p>
          </table:table-cell>
          <table:table-cell table:formula="of:=IF(ISERROR(INDEX(table;[.$C209];[.P$2])*[.$I209]*[.$J209]);&quot;&quot;;INDEX(table;[.$C209];[.P$2])*[.$I209]*[.$J2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4" calcext:value-type="float">
            <text:p>54</text:p>
          </table:table-cell>
          <table:table-cell table:formula="of:=IF([.A210]&lt;&gt;&quot;&quot;;MATCH([.A210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10];[.H$2]));&quot;&quot;;INDEX(table;[.$C21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10];[.K$2])*[.$I210]" office:value-type="float" office:value="340" calcext:value-type="float">
            <text:p>340</text:p>
          </table:table-cell>
          <table:table-cell table:formula="of:=INDEX(table;[.$C210];[.L$2])*[.$I210]" office:value-type="float" office:value="6" calcext:value-type="float">
            <text:p>6</text:p>
          </table:table-cell>
          <table:table-cell table:formula="of:=INDEX(table;[.$C210];[.M$2])*[.$I210]" office:value-type="float" office:value="70" calcext:value-type="float">
            <text:p>70</text:p>
          </table:table-cell>
          <table:table-cell table:formula="of:=INDEX(table;[.$C210];[.N$2])*[.$I210]" office:value-type="float" office:value="5" calcext:value-type="float">
            <text:p>5</text:p>
          </table:table-cell>
          <table:table-cell table:formula="of:=INDEX(table;[.$C210];[.O$2])*[.$I210]" office:value-type="float" office:value="65" calcext:value-type="float">
            <text:p>65</text:p>
          </table:table-cell>
          <table:table-cell table:formula="of:=INDEX(table;[.$C210];[.P$2])*[.$I21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54" calcext:value-type="float">
            <text:p>54</text:p>
          </table:table-cell>
          <table:table-cell table:formula="of:=IF([.A211]&lt;&gt;&quot;&quot;;MATCH([.A211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11];[.H$2]));&quot;&quot;;INDEX(table;[.$C211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11];[.K$2])*[.$I211]*[.$J211]);&quot;&quot;;INDEX(table;[.$C211];[.K$2])*[.$I211]*[.$J211])" office:value-type="float" office:value="246.25" calcext:value-type="float">
            <text:p>246.25</text:p>
          </table:table-cell>
          <table:table-cell table:formula="of:=INDEX(table;[.$C211];[.L$2])*[.$I211]" office:value-type="float" office:value="18.75" calcext:value-type="float">
            <text:p>18.75</text:p>
          </table:table-cell>
          <table:table-cell table:formula="of:=INDEX(table;[.$C211];[.M$2])*[.$I211]" office:value-type="float" office:value="0" calcext:value-type="float">
            <text:p>0</text:p>
          </table:table-cell>
          <table:table-cell table:formula="of:=INDEX(table;[.$C211];[.N$2])*[.$I211]" office:value-type="float" office:value="0" calcext:value-type="float">
            <text:p>0</text:p>
          </table:table-cell>
          <table:table-cell table:formula="of:=INDEX(table;[.$C211];[.O$2])*[.$I211]" office:value-type="float" office:value="0" calcext:value-type="float">
            <text:p>0</text:p>
          </table:table-cell>
          <table:table-cell table:formula="of:=INDEX(table;[.$C211];[.P$2])*[.$I211]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2]&lt;&gt;&quot;&quot;;MATCH([.A212];row_title;0);&quot;&quot;)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2];[.H$2]));&quot;&quot;;INDEX(table;[.$C212];[.H$2])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2];[.K$2])*[.$I212]*[.$J212]);&quot;&quot;;INDEX(table;[.$C212];[.K$2])*[.$I212]*[.$J212])" office:value-type="float" office:value="120" calcext:value-type="float">
            <text:p>120</text:p>
          </table:table-cell>
          <table:table-cell table:formula="of:=IF(ISERROR(INDEX(table;[.$C212];[.L$2])*[.$I212]*[.$J212]);&quot;&quot;;INDEX(table;[.$C212];[.L$2])*[.$I212]*[.$J212])" office:value-type="float" office:value="0" calcext:value-type="float">
            <text:p>0</text:p>
          </table:table-cell>
          <table:table-cell table:formula="of:=IF(ISERROR(INDEX(table;[.$C212];[.M$2])*[.$I212]*[.$J212]);&quot;&quot;;INDEX(table;[.$C212];[.M$2])*[.$I212]*[.$J212])" office:value-type="float" office:value="30" calcext:value-type="float">
            <text:p>30</text:p>
          </table:table-cell>
          <table:table-cell table:formula="of:=IF(ISERROR(INDEX(table;[.$C212];[.N$2])*[.$I212]*[.$J212]);&quot;&quot;;INDEX(table;[.$C212];[.N$2])*[.$I212]*[.$J212])" office:value-type="float" office:value="1" calcext:value-type="float">
            <text:p>1</text:p>
          </table:table-cell>
          <table:table-cell table:formula="of:=IF(ISERROR(INDEX(table;[.$C212];[.O$2])*[.$I212]*[.$J212]);&quot;&quot;;INDEX(table;[.$C212];[.O$2])*[.$I212]*[.$J212])" office:value-type="float" office:value="29" calcext:value-type="float">
            <text:p>29</text:p>
          </table:table-cell>
          <table:table-cell table:formula="of:=IF(ISERROR(INDEX(table;[.$C212];[.P$2])*[.$I212]*[.$J212]);&quot;&quot;;INDEX(table;[.$C212];[.P$2])*[.$I212]*[.$J21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3]&lt;&gt;&quot;&quot;;MATCH([.A21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3];[.H$2]));&quot;&quot;;INDEX(table;[.$C21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3];[.K$2])*[.$I213]*[.$J213]);&quot;&quot;;INDEX(table;[.$C213];[.K$2])*[.$I213]*[.$J213])" office:value-type="float" office:value="170" calcext:value-type="float">
            <text:p>170</text:p>
          </table:table-cell>
          <table:table-cell table:formula="of:=IF(ISERROR(INDEX(table;[.$C213];[.L$2])*[.$I213]*[.$J213]);&quot;&quot;;INDEX(table;[.$C213];[.L$2])*[.$I213]*[.$J213])" office:value-type="float" office:value="16" calcext:value-type="float">
            <text:p>16</text:p>
          </table:table-cell>
          <table:table-cell table:formula="of:=IF(ISERROR(INDEX(table;[.$C213];[.M$2])*[.$I213]*[.$J213]);&quot;&quot;;INDEX(table;[.$C213];[.M$2])*[.$I213]*[.$J213])" office:value-type="float" office:value="5" calcext:value-type="float">
            <text:p>5</text:p>
          </table:table-cell>
          <table:table-cell table:formula="of:=IF(ISERROR(INDEX(table;[.$C213];[.N$2])*[.$I213]*[.$J213]);&quot;&quot;;INDEX(table;[.$C213];[.N$2])*[.$I213]*[.$J213])" office:value-type="float" office:value="3" calcext:value-type="float">
            <text:p>3</text:p>
          </table:table-cell>
          <table:table-cell table:formula="of:=IF(ISERROR(INDEX(table;[.$C213];[.O$2])*[.$I213]*[.$J213]);&quot;&quot;;INDEX(table;[.$C213];[.O$2])*[.$I213]*[.$J213])" office:value-type="float" office:value="2" calcext:value-type="float">
            <text:p>2</text:p>
          </table:table-cell>
          <table:table-cell table:formula="of:=IF(ISERROR(INDEX(table;[.$C213];[.P$2])*[.$I213]*[.$J213]);&quot;&quot;;INDEX(table;[.$C213];[.P$2])*[.$I213]*[.$J21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pricot bar</text:p>
          </table:table-cell>
          <table:table-cell table:style-name="ce10" office:value-type="float" office:value="55" calcext:value-type="float">
            <text:p>55</text:p>
          </table:table-cell>
          <table:table-cell table:formula="of:=IF([.A214]&lt;&gt;&quot;&quot;;MATCH([.A214];row_title;0);&quot;&quot;)" office:value-type="float" office:value="21" calcext:value-type="float">
            <text:p>2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4];[.H$2]));&quot;&quot;;INDEX(table;[.$C214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4];[.K$2])*[.$I214]*[.$J214]);&quot;&quot;;INDEX(table;[.$C214];[.K$2])*[.$I214]*[.$J214])" office:value-type="float" office:value="220" calcext:value-type="float">
            <text:p>220</text:p>
          </table:table-cell>
          <table:table-cell table:formula="of:=IF(ISERROR(INDEX(table;[.$C214];[.L$2])*[.$I214]*[.$J214]);&quot;&quot;;INDEX(table;[.$C214];[.L$2])*[.$I214]*[.$J214])" office:value-type="float" office:value="7" calcext:value-type="float">
            <text:p>7</text:p>
          </table:table-cell>
          <table:table-cell table:formula="of:=IF(ISERROR(INDEX(table;[.$C214];[.M$2])*[.$I214]*[.$J214]);&quot;&quot;;INDEX(table;[.$C214];[.M$2])*[.$I214]*[.$J214])" office:value-type="float" office:value="36" calcext:value-type="float">
            <text:p>36</text:p>
          </table:table-cell>
          <table:table-cell table:formula="of:=IF(ISERROR(INDEX(table;[.$C214];[.N$2])*[.$I214]*[.$J214]);&quot;&quot;;INDEX(table;[.$C214];[.N$2])*[.$I214]*[.$J214])" office:value-type="float" office:value="7" calcext:value-type="float">
            <text:p>7</text:p>
          </table:table-cell>
          <table:table-cell table:formula="of:=IF(ISERROR(INDEX(table;[.$C214];[.O$2])*[.$I214]*[.$J214]);&quot;&quot;;INDEX(table;[.$C214];[.O$2])*[.$I214]*[.$J214])" office:value-type="float" office:value="29" calcext:value-type="float">
            <text:p>29</text:p>
          </table:table-cell>
          <table:table-cell table:formula="of:=IF(ISERROR(INDEX(table;[.$C214];[.P$2])*[.$I214]*[.$J214]);&quot;&quot;;INDEX(table;[.$C214];[.P$2])*[.$I214]*[.$J214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akiniku</text:p>
          </table:table-cell>
          <table:table-cell table:style-name="ce10" office:value-type="float" office:value="56" calcext:value-type="float">
            <text:p>56</text:p>
          </table:table-cell>
          <table:table-cell table:formula="of:=IF([.A215]&lt;&gt;&quot;&quot;;MATCH([.A215];row_title;0);&quot;&quot;)" office:value-type="float" office:value="55" calcext:value-type="float">
            <text:p>5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5];[.H$2]));&quot;&quot;;INDEX(table;[.$C215];[.H$2]))" office:value-type="string" office:string-value="5oz/" calcext:value-type="string">
            <text:p>5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5];[.K$2])*[.$I215]*[.$J215]);&quot;&quot;;INDEX(table;[.$C215];[.K$2])*[.$I215]*[.$J215])" office:value-type="float" office:value="275" calcext:value-type="float">
            <text:p>275</text:p>
          </table:table-cell>
          <table:table-cell table:formula="of:=IF(ISERROR(INDEX(table;[.$C215];[.L$2])*[.$I215]*[.$J215]);&quot;&quot;;INDEX(table;[.$C215];[.L$2])*[.$I215]*[.$J215])" office:value-type="float" office:value="13" calcext:value-type="float">
            <text:p>13</text:p>
          </table:table-cell>
          <table:table-cell table:formula="of:=IF(ISERROR(INDEX(table;[.$C215];[.M$2])*[.$I215]*[.$J215]);&quot;&quot;;INDEX(table;[.$C215];[.M$2])*[.$I215]*[.$J215])" office:value-type="float" office:value="0" calcext:value-type="float">
            <text:p>0</text:p>
          </table:table-cell>
          <table:table-cell table:formula="of:=IF(ISERROR(INDEX(table;[.$C215];[.N$2])*[.$I215]*[.$J215]);&quot;&quot;;INDEX(table;[.$C215];[.N$2])*[.$I215]*[.$J215])" office:value-type="float" office:value="0" calcext:value-type="float">
            <text:p>0</text:p>
          </table:table-cell>
          <table:table-cell table:formula="of:=IF(ISERROR(INDEX(table;[.$C215];[.O$2])*[.$I215]*[.$J215]);&quot;&quot;;INDEX(table;[.$C215];[.O$2])*[.$I215]*[.$J215])" office:value-type="float" office:value="0" calcext:value-type="float">
            <text:p>0</text:p>
          </table:table-cell>
          <table:table-cell table:formula="of:=IF(ISERROR(INDEX(table;[.$C215];[.P$2])*[.$I215]*[.$J215]);&quot;&quot;;INDEX(table;[.$C215];[.P$2])*[.$I215]*[.$J215]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rocoli tempura</text:p>
          </table:table-cell>
          <table:table-cell table:style-name="ce10" office:value-type="float" office:value="56" calcext:value-type="float">
            <text:p>56</text:p>
          </table:table-cell>
          <table:table-cell table:formula="of:=IF([.A216]&lt;&gt;&quot;&quot;;MATCH([.A216];row_title;0);&quot;&quot;)" office:value-type="float" office:value="56" calcext:value-type="float">
            <text:p>5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6];[.H$2]));&quot;&quot;;INDEX(table;[.$C2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6];[.K$2])*[.$I216]*[.$J216]);&quot;&quot;;INDEX(table;[.$C216];[.K$2])*[.$I216]*[.$J216])" office:value-type="float" office:value="348" calcext:value-type="float">
            <text:p>348</text:p>
          </table:table-cell>
          <table:table-cell table:formula="of:=IF(ISERROR(INDEX(table;[.$C216];[.L$2])*[.$I216]*[.$J216]);&quot;&quot;;INDEX(table;[.$C216];[.L$2])*[.$I216]*[.$J216])" office:value-type="float" office:value="0.2" calcext:value-type="float">
            <text:p>0.2</text:p>
          </table:table-cell>
          <table:table-cell table:formula="of:=IF(ISERROR(INDEX(table;[.$C216];[.M$2])*[.$I216]*[.$J216]);&quot;&quot;;INDEX(table;[.$C216];[.M$2])*[.$I216]*[.$J216])" office:value-type="float" office:value="3.5" calcext:value-type="float">
            <text:p>3.5</text:p>
          </table:table-cell>
          <table:table-cell table:formula="of:=IF(ISERROR(INDEX(table;[.$C216];[.N$2])*[.$I216]*[.$J216]);&quot;&quot;;INDEX(table;[.$C216];[.N$2])*[.$I216]*[.$J216])" office:value-type="float" office:value="0" calcext:value-type="float">
            <text:p>0</text:p>
          </table:table-cell>
          <table:table-cell table:formula="of:=IF(ISERROR(INDEX(table;[.$C216];[.O$2])*[.$I216]*[.$J216]);&quot;&quot;;INDEX(table;[.$C216];[.O$2])*[.$I216]*[.$J216])" office:value-type="float" office:value="0" calcext:value-type="float">
            <text:p>0</text:p>
          </table:table-cell>
          <table:table-cell table:formula="of:=IF(ISERROR(INDEX(table;[.$C216];[.P$2])*[.$I216]*[.$J216]);&quot;&quot;;INDEX(table;[.$C216];[.P$2])*[.$I216]*[.$J21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multigrain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7]&lt;&gt;&quot;&quot;;MATCH([.A217];row_title;0);&quot;&quot;)" office:value-type="float" office:value="51" calcext:value-type="float">
            <text:p>5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7];[.H$2]));&quot;&quot;;INDEX(table;[.$C217];[.H$2])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7];[.K$2])*[.$I217]*[.$J217]);&quot;&quot;;INDEX(table;[.$C217];[.K$2])*[.$I217]*[.$J217])" office:value-type="float" office:value="200" calcext:value-type="float">
            <text:p>200</text:p>
          </table:table-cell>
          <table:table-cell table:formula="of:=IF(ISERROR(INDEX(table;[.$C217];[.L$2])*[.$I217]*[.$J217]);&quot;&quot;;INDEX(table;[.$C217];[.L$2])*[.$I217]*[.$J217])" office:value-type="float" office:value="2" calcext:value-type="float">
            <text:p>2</text:p>
          </table:table-cell>
          <table:table-cell table:formula="of:=IF(ISERROR(INDEX(table;[.$C217];[.M$2])*[.$I217]*[.$J217]);&quot;&quot;;INDEX(table;[.$C217];[.M$2])*[.$I217]*[.$J217])" office:value-type="float" office:value="40" calcext:value-type="float">
            <text:p>40</text:p>
          </table:table-cell>
          <table:table-cell table:formula="of:=IF(ISERROR(INDEX(table;[.$C217];[.N$2])*[.$I217]*[.$J217]);&quot;&quot;;INDEX(table;[.$C217];[.N$2])*[.$I217]*[.$J217])" office:value-type="float" office:value="0" calcext:value-type="float">
            <text:p>0</text:p>
          </table:table-cell>
          <table:table-cell table:formula="of:=IF(ISERROR(INDEX(table;[.$C217];[.O$2])*[.$I217]*[.$J217]);&quot;&quot;;INDEX(table;[.$C217];[.O$2])*[.$I217]*[.$J217])" office:value-type="float" office:value="0" calcext:value-type="float">
            <text:p>0</text:p>
          </table:table-cell>
          <table:table-cell table:formula="of:=IF(ISERROR(INDEX(table;[.$C217];[.P$2])*[.$I217]*[.$J217]);&quot;&quot;;INDEX(table;[.$C217];[.P$2])*[.$I217]*[.$J21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hredded sharp cheddar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8]&lt;&gt;&quot;&quot;;MATCH([.A218];row_title;0);&quot;&quot;)" office:value-type="float" office:value="52" calcext:value-type="float">
            <text:p>5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8];[.H$2]));&quot;&quot;;INDEX(table;[.$C218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18];[.K$2])*[.$I218]*[.$J218]);&quot;&quot;;INDEX(table;[.$C218];[.K$2])*[.$I218]*[.$J218])" office:value-type="float" office:value="330" calcext:value-type="float">
            <text:p>330</text:p>
          </table:table-cell>
          <table:table-cell table:formula="of:=IF(ISERROR(INDEX(table;[.$C218];[.L$2])*[.$I218]*[.$J218]);&quot;&quot;;INDEX(table;[.$C218];[.L$2])*[.$I218]*[.$J218])" office:value-type="float" office:value="27" calcext:value-type="float">
            <text:p>27</text:p>
          </table:table-cell>
          <table:table-cell table:formula="of:=IF(ISERROR(INDEX(table;[.$C218];[.M$2])*[.$I218]*[.$J218]);&quot;&quot;;INDEX(table;[.$C218];[.M$2])*[.$I218]*[.$J218])" office:value-type="float" office:value="3" calcext:value-type="float">
            <text:p>3</text:p>
          </table:table-cell>
          <table:table-cell table:formula="of:=IF(ISERROR(INDEX(table;[.$C218];[.N$2])*[.$I218]*[.$J218]);&quot;&quot;;INDEX(table;[.$C218];[.N$2])*[.$I218]*[.$J218])" office:value-type="float" office:value="3" calcext:value-type="float">
            <text:p>3</text:p>
          </table:table-cell>
          <table:table-cell table:formula="of:=IF(ISERROR(INDEX(table;[.$C218];[.O$2])*[.$I218]*[.$J218]);&quot;&quot;;INDEX(table;[.$C218];[.O$2])*[.$I218]*[.$J218])" office:value-type="float" office:value="0" calcext:value-type="float">
            <text:p>0</text:p>
          </table:table-cell>
          <table:table-cell table:formula="of:=IF(ISERROR(INDEX(table;[.$C218];[.P$2])*[.$I218]*[.$J218]);&quot;&quot;;INDEX(table;[.$C218];[.P$2])*[.$I218]*[.$J218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19]&lt;&gt;&quot;&quot;;MATCH([.A219];row_title;0);&quot;&quot;)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19];[.H$2]));&quot;&quot;;INDEX(table;[.$C219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9];[.K$2])*[.$I219]*[.$J219]);&quot;&quot;;INDEX(table;[.$C219];[.K$2])*[.$I219]*[.$J219])" office:value-type="float" office:value="100" calcext:value-type="float">
            <text:p>100</text:p>
          </table:table-cell>
          <table:table-cell table:formula="of:=IF(ISERROR(INDEX(table;[.$C219];[.L$2])*[.$I219]*[.$J219]);&quot;&quot;;INDEX(table;[.$C219];[.L$2])*[.$I219]*[.$J219])" office:value-type="float" office:value="3" calcext:value-type="float">
            <text:p>3</text:p>
          </table:table-cell>
          <table:table-cell table:formula="of:=IF(ISERROR(INDEX(table;[.$C219];[.M$2])*[.$I219]*[.$J219]);&quot;&quot;;INDEX(table;[.$C219];[.M$2])*[.$I219]*[.$J219])" office:value-type="float" office:value="2" calcext:value-type="float">
            <text:p>2</text:p>
          </table:table-cell>
          <table:table-cell table:formula="of:=IF(ISERROR(INDEX(table;[.$C219];[.N$2])*[.$I219]*[.$J219]);&quot;&quot;;INDEX(table;[.$C219];[.N$2])*[.$I219]*[.$J219])" office:value-type="float" office:value="0" calcext:value-type="float">
            <text:p>0</text:p>
          </table:table-cell>
          <table:table-cell table:formula="of:=IF(ISERROR(INDEX(table;[.$C219];[.O$2])*[.$I219]*[.$J219]);&quot;&quot;;INDEX(table;[.$C219];[.O$2])*[.$I219]*[.$J219])" office:value-type="float" office:value="0" calcext:value-type="float">
            <text:p>0</text:p>
          </table:table-cell>
          <table:table-cell table:formula="of:=IF(ISERROR(INDEX(table;[.$C219];[.P$2])*[.$I219]*[.$J219]);&quot;&quot;;INDEX(table;[.$C219];[.P$2])*[.$I219]*[.$J219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rozen sweetcorn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20]&lt;&gt;&quot;&quot;;MATCH([.A220];row_title;0);&quot;&quot;)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/>
          <table:table-cell table:formula="of:=IF(ISERROR(INDEX(table;[.$C220];[.H$2]));&quot;&quot;;INDEX(table;[.$C22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0];[.K$2])*[.$I220]*[.$J220]);&quot;&quot;;INDEX(table;[.$C220];[.K$2])*[.$I220]*[.$J220])" office:value-type="float" office:value="0" calcext:value-type="float">
            <text:p>0</text:p>
          </table:table-cell>
          <table:table-cell table:formula="of:=IF(ISERROR(INDEX(table;[.$C220];[.L$2])*[.$I220]*[.$J220]);&quot;&quot;;INDEX(table;[.$C220];[.L$2])*[.$I220]*[.$J220])" office:value-type="float" office:value="0" calcext:value-type="float">
            <text:p>0</text:p>
          </table:table-cell>
          <table:table-cell table:formula="of:=IF(ISERROR(INDEX(table;[.$C220];[.M$2])*[.$I220]*[.$J220]);&quot;&quot;;INDEX(table;[.$C220];[.M$2])*[.$I220]*[.$J220])" office:value-type="float" office:value="0" calcext:value-type="float">
            <text:p>0</text:p>
          </table:table-cell>
          <table:table-cell table:formula="of:=IF(ISERROR(INDEX(table;[.$C220];[.N$2])*[.$I220]*[.$J220]);&quot;&quot;;INDEX(table;[.$C220];[.N$2])*[.$I220]*[.$J220])" office:value-type="float" office:value="0" calcext:value-type="float">
            <text:p>0</text:p>
          </table:table-cell>
          <table:table-cell table:formula="of:=IF(ISERROR(INDEX(table;[.$C220];[.O$2])*[.$I220]*[.$J220]);&quot;&quot;;INDEX(table;[.$C220];[.O$2])*[.$I220]*[.$J220])" office:value-type="float" office:value="0" calcext:value-type="float">
            <text:p>0</text:p>
          </table:table-cell>
          <table:table-cell table:formula="of:=IF(ISERROR(INDEX(table;[.$C220];[.P$2])*[.$I220]*[.$J220]);&quot;&quot;;INDEX(table;[.$C220];[.P$2])*[.$I220]*[.$J2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57" calcext:value-type="float">
            <text:p>57</text:p>
          </table:table-cell>
          <table:table-cell table:formula="of:=IF([.A221]&lt;&gt;&quot;&quot;;MATCH([.A221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21];[.H$2]));&quot;&quot;;INDEX(table;[.$C221];[.H$2]))" office:value-type="string" office:string-value="7pieces" calcext:value-type="string">
            <text:p>7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21];[.K$2])*[.$I221]*[.$J221]);&quot;&quot;;INDEX(table;[.$C221];[.K$2])*[.$I221]*[.$J221])" office:value-type="float" office:value="100" calcext:value-type="float">
            <text:p>100</text:p>
          </table:table-cell>
          <table:table-cell table:formula="of:=IF(ISERROR(INDEX(table;[.$C221];[.L$2])*[.$I221]*[.$J221]);&quot;&quot;;INDEX(table;[.$C221];[.L$2])*[.$I221]*[.$J221])" office:value-type="float" office:value="3.5" calcext:value-type="float">
            <text:p>3.5</text:p>
          </table:table-cell>
          <table:table-cell table:formula="of:=IF(ISERROR(INDEX(table;[.$C221];[.M$2])*[.$I221]*[.$J221]);&quot;&quot;;INDEX(table;[.$C221];[.M$2])*[.$I221]*[.$J221])" office:value-type="float" office:value="14.5" calcext:value-type="float">
            <text:p>14.5</text:p>
          </table:table-cell>
          <table:table-cell table:formula="of:=IF(ISERROR(INDEX(table;[.$C221];[.N$2])*[.$I221]*[.$J221]);&quot;&quot;;INDEX(table;[.$C221];[.N$2])*[.$I221]*[.$J221])" office:value-type="float" office:value="0.5" calcext:value-type="float">
            <text:p>0.5</text:p>
          </table:table-cell>
          <table:table-cell table:formula="of:=IF(ISERROR(INDEX(table;[.$C221];[.O$2])*[.$I221]*[.$J221]);&quot;&quot;;INDEX(table;[.$C221];[.O$2])*[.$I221]*[.$J221])" office:value-type="float" office:value="14" calcext:value-type="float">
            <text:p>14</text:p>
          </table:table-cell>
          <table:table-cell table:formula="of:=IF(ISERROR(INDEX(table;[.$C221];[.P$2])*[.$I221]*[.$J221]);&quot;&quot;;INDEX(table;[.$C221];[.P$2])*[.$I221]*[.$J22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8" calcext:value-type="float">
            <text:p>58</text:p>
          </table:table-cell>
          <table:table-cell table:formula="of:=IF([.A222]&lt;&gt;&quot;&quot;;MATCH([.A222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22];[.H$2]));&quot;&quot;;INDEX(table;[.$C222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22];[.K$2])*[.$I222]" office:value-type="float" office:value="340" calcext:value-type="float">
            <text:p>340</text:p>
          </table:table-cell>
          <table:table-cell table:formula="of:=INDEX(table;[.$C222];[.L$2])*[.$I222]" office:value-type="float" office:value="6" calcext:value-type="float">
            <text:p>6</text:p>
          </table:table-cell>
          <table:table-cell table:formula="of:=INDEX(table;[.$C222];[.M$2])*[.$I222]" office:value-type="float" office:value="70" calcext:value-type="float">
            <text:p>70</text:p>
          </table:table-cell>
          <table:table-cell table:formula="of:=INDEX(table;[.$C222];[.N$2])*[.$I222]" office:value-type="float" office:value="5" calcext:value-type="float">
            <text:p>5</text:p>
          </table:table-cell>
          <table:table-cell table:formula="of:=INDEX(table;[.$C222];[.O$2])*[.$I222]" office:value-type="float" office:value="65" calcext:value-type="float">
            <text:p>65</text:p>
          </table:table-cell>
          <table:table-cell table:formula="of:=INDEX(table;[.$C222];[.P$2])*[.$I222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egg scrambled</text:p>
          </table:table-cell>
          <table:table-cell table:style-name="ce10" office:value-type="float" office:value="58" calcext:value-type="float">
            <text:p>58</text:p>
          </table:table-cell>
          <table:table-cell table:formula="of:=IF([.A223]&lt;&gt;&quot;&quot;;MATCH([.A223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23];[.H$2]));&quot;&quot;;INDEX(table;[.$C22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3];[.K$2])*[.$I223]*[.$J223]);&quot;&quot;;INDEX(table;[.$C223];[.K$2])*[.$I223]*[.$J223])" office:value-type="float" office:value="197" calcext:value-type="float">
            <text:p>197</text:p>
          </table:table-cell>
          <table:table-cell table:formula="of:=INDEX(table;[.$C223];[.L$2])*[.$I223]" office:value-type="float" office:value="15" calcext:value-type="float">
            <text:p>15</text:p>
          </table:table-cell>
          <table:table-cell table:formula="of:=INDEX(table;[.$C223];[.M$2])*[.$I223]" office:value-type="float" office:value="0" calcext:value-type="float">
            <text:p>0</text:p>
          </table:table-cell>
          <table:table-cell table:formula="of:=INDEX(table;[.$C223];[.N$2])*[.$I223]" office:value-type="float" office:value="0" calcext:value-type="float">
            <text:p>0</text:p>
          </table:table-cell>
          <table:table-cell table:formula="of:=INDEX(table;[.$C223];[.O$2])*[.$I223]" office:value-type="float" office:value="0" calcext:value-type="float">
            <text:p>0</text:p>
          </table:table-cell>
          <table:table-cell table:formula="of:=INDEX(table;[.$C223];[.P$2])*[.$I223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4]&lt;&gt;&quot;&quot;;MATCH([.A224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4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4];[.K$2])*[.$I224]*[.$J224]);&quot;&quot;;INDEX(table;[.$C224];[.K$2])*[.$I224]*[.$J224])" office:value-type="float" office:value="9.9" calcext:value-type="float">
            <text:p>9.9</text:p>
          </table:table-cell>
          <table:table-cell table:formula="of:=IF(ISERROR(INDEX(table;[.$C224];[.L$2])*[.$I224]*[.$J224]);&quot;&quot;;INDEX(table;[.$C224];[.L$2])*[.$I224]*[.$J224])" office:value-type="float" office:value="0" calcext:value-type="float">
            <text:p>0</text:p>
          </table:table-cell>
          <table:table-cell table:formula="of:=IF(ISERROR(INDEX(table;[.$C224];[.M$2])*[.$I224]*[.$J224]);&quot;&quot;;INDEX(table;[.$C224];[.M$2])*[.$I224]*[.$J224])" office:value-type="float" office:value="2.64" calcext:value-type="float">
            <text:p>2.64</text:p>
          </table:table-cell>
          <table:table-cell table:formula="of:=IF(ISERROR(INDEX(table;[.$C224];[.N$2])*[.$I224]*[.$J224]);&quot;&quot;;INDEX(table;[.$C224];[.N$2])*[.$I224]*[.$J224])" office:value-type="float" office:value="0.66" calcext:value-type="float">
            <text:p>0.66</text:p>
          </table:table-cell>
          <table:table-cell table:formula="of:=IF(ISERROR(INDEX(table;[.$C224];[.O$2])*[.$I224]*[.$J224]);&quot;&quot;;INDEX(table;[.$C224];[.O$2])*[.$I224]*[.$J224])" office:value-type="float" office:value="1.98" calcext:value-type="float">
            <text:p>1.98</text:p>
          </table:table-cell>
          <table:table-cell table:formula="of:=IF(ISERROR(INDEX(table;[.$C224];[.P$2])*[.$I224]*[.$J224]);&quot;&quot;;INDEX(table;[.$C224];[.P$2])*[.$I224]*[.$J224])" office:value-type="float" office:value="0.66" calcext:value-type="float">
            <text:p>0.6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ka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5]&lt;&gt;&quot;&quot;;MATCH([.A225];row_title;0);&quot;&quot;)" office:value-type="float" office:value="37" calcext:value-type="float">
            <text:p>37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5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5];[.K$2])*[.$I225]*[.$J225]);&quot;&quot;;INDEX(table;[.$C225];[.K$2])*[.$I225]*[.$J225])" office:value-type="float" office:value="14.85" calcext:value-type="float">
            <text:p>14.85</text:p>
          </table:table-cell>
          <table:table-cell table:formula="of:=IF(ISERROR(INDEX(table;[.$C225];[.L$2])*[.$I225]*[.$J225]);&quot;&quot;;INDEX(table;[.$C225];[.L$2])*[.$I225]*[.$J225])" office:value-type="float" office:value="0.165" calcext:value-type="float">
            <text:p>0.165</text:p>
          </table:table-cell>
          <table:table-cell table:formula="of:=IF(ISERROR(INDEX(table;[.$C225];[.M$2])*[.$I225]*[.$J225]);&quot;&quot;;INDEX(table;[.$C225];[.M$2])*[.$I225]*[.$J225])" office:value-type="float" office:value="2.97" calcext:value-type="float">
            <text:p>2.97</text:p>
          </table:table-cell>
          <table:table-cell table:formula="of:=IF(ISERROR(INDEX(table;[.$C225];[.N$2])*[.$I225]*[.$J225]);&quot;&quot;;INDEX(table;[.$C225];[.N$2])*[.$I225]*[.$J225])" office:value-type="float" office:value="0.66" calcext:value-type="float">
            <text:p>0.66</text:p>
          </table:table-cell>
          <table:table-cell table:formula="of:=IF(ISERROR(INDEX(table;[.$C225];[.O$2])*[.$I225]*[.$J225]);&quot;&quot;;INDEX(table;[.$C225];[.O$2])*[.$I225]*[.$J225])" office:value-type="float" office:value="2.31" calcext:value-type="float">
            <text:p>2.31</text:p>
          </table:table-cell>
          <table:table-cell table:formula="of:=IF(ISERROR(INDEX(table;[.$C225];[.P$2])*[.$I225]*[.$J225]);&quot;&quot;;INDEX(table;[.$C225];[.P$2])*[.$I225]*[.$J225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scalion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6]&lt;&gt;&quot;&quot;;MATCH([.A226];row_title;0);&quot;&quot;)" office:value-type="float" office:value="40" calcext:value-type="float">
            <text:p>40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NDEX(table;[.$C226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6];[.K$2])*[.$I226]*[.$J226]);&quot;&quot;;INDEX(table;[.$C226];[.K$2])*[.$I226]*[.$J226])" office:value-type="float" office:value="16.5" calcext:value-type="float">
            <text:p>16.5</text:p>
          </table:table-cell>
          <table:table-cell table:formula="of:=IF(ISERROR(INDEX(table;[.$C226];[.L$2])*[.$I226]*[.$J226]);&quot;&quot;;INDEX(table;[.$C226];[.L$2])*[.$I226]*[.$J226])" office:value-type="float" office:value="0" calcext:value-type="float">
            <text:p>0</text:p>
          </table:table-cell>
          <table:table-cell table:formula="of:=IF(ISERROR(INDEX(table;[.$C226];[.M$2])*[.$I226]*[.$J226]);&quot;&quot;;INDEX(table;[.$C226];[.M$2])*[.$I226]*[.$J226])" office:value-type="float" office:value="3.63" calcext:value-type="float">
            <text:p>3.63</text:p>
          </table:table-cell>
          <table:table-cell table:formula="of:=IF(ISERROR(INDEX(table;[.$C226];[.N$2])*[.$I226]*[.$J226]);&quot;&quot;;INDEX(table;[.$C226];[.N$2])*[.$I226]*[.$J226])" office:value-type="float" office:value="1.32" calcext:value-type="float">
            <text:p>1.32</text:p>
          </table:table-cell>
          <table:table-cell table:formula="of:=IF(ISERROR(INDEX(table;[.$C226];[.O$2])*[.$I226]*[.$J226]);&quot;&quot;;INDEX(table;[.$C226];[.O$2])*[.$I226]*[.$J226])" office:value-type="float" office:value="0.99" calcext:value-type="float">
            <text:p>0.99</text:p>
          </table:table-cell>
          <table:table-cell table:formula="of:=IF(ISERROR(INDEX(table;[.$C226];[.P$2])*[.$I226]*[.$J226]);&quot;&quot;;INDEX(table;[.$C226];[.P$2])*[.$I226]*[.$J22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almon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7]&lt;&gt;&quot;&quot;;MATCH([.A227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7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7];[.K$2])*[.$I227]*[.$J227]);&quot;&quot;;INDEX(table;[.$C227];[.K$2])*[.$I227]*[.$J227])" office:value-type="float" office:value="224.4" calcext:value-type="float">
            <text:p>224.4</text:p>
          </table:table-cell>
          <table:table-cell table:formula="of:=IF(ISERROR(INDEX(table;[.$C227];[.L$2])*[.$I227]*[.$J227]);&quot;&quot;;INDEX(table;[.$C227];[.L$2])*[.$I227]*[.$J227])" office:value-type="float" office:value="21.12" calcext:value-type="float">
            <text:p>21.12</text:p>
          </table:table-cell>
          <table:table-cell table:formula="of:=IF(ISERROR(INDEX(table;[.$C227];[.M$2])*[.$I227]*[.$J227]);&quot;&quot;;INDEX(table;[.$C227];[.M$2])*[.$I227]*[.$J227])" office:value-type="float" office:value="6.6" calcext:value-type="float">
            <text:p>6.6</text:p>
          </table:table-cell>
          <table:table-cell table:formula="of:=IF(ISERROR(INDEX(table;[.$C227];[.N$2])*[.$I227]*[.$J227]);&quot;&quot;;INDEX(table;[.$C227];[.N$2])*[.$I227]*[.$J227])" office:value-type="float" office:value="3.96" calcext:value-type="float">
            <text:p>3.96</text:p>
          </table:table-cell>
          <table:table-cell table:formula="of:=IF(ISERROR(INDEX(table;[.$C227];[.O$2])*[.$I227]*[.$J227]);&quot;&quot;;INDEX(table;[.$C227];[.O$2])*[.$I227]*[.$J227])" office:value-type="float" office:value="2.64" calcext:value-type="float">
            <text:p>2.64</text:p>
          </table:table-cell>
          <table:table-cell table:formula="of:=IF(ISERROR(INDEX(table;[.$C227];[.P$2])*[.$I227]*[.$J227]);&quot;&quot;;INDEX(table;[.$C227];[.P$2])*[.$I227]*[.$J22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pumpkin seeds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8]&lt;&gt;&quot;&quot;;MATCH([.A228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8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8];[.K$2])*[.$I228]*[.$J228]);&quot;&quot;;INDEX(table;[.$C228];[.K$2])*[.$I228]*[.$J228])" office:value-type="float" office:value="94.05" calcext:value-type="float">
            <text:p>94.05</text:p>
          </table:table-cell>
          <table:table-cell table:formula="of:=IF(ISERROR(INDEX(table;[.$C228];[.L$2])*[.$I228]*[.$J228]);&quot;&quot;;INDEX(table;[.$C228];[.L$2])*[.$I228]*[.$J228])" office:value-type="float" office:value="4.059" calcext:value-type="float">
            <text:p>4.059</text:p>
          </table:table-cell>
          <table:table-cell table:formula="of:=IF(ISERROR(INDEX(table;[.$C228];[.M$2])*[.$I228]*[.$J228]);&quot;&quot;;INDEX(table;[.$C228];[.M$2])*[.$I228]*[.$J228])" office:value-type="float" office:value="11.22" calcext:value-type="float">
            <text:p>11.22</text:p>
          </table:table-cell>
          <table:table-cell table:formula="of:=IF(ISERROR(INDEX(table;[.$C228];[.N$2])*[.$I228]*[.$J228]);&quot;&quot;;INDEX(table;[.$C228];[.N$2])*[.$I228]*[.$J228])" office:value-type="float" office:value="3.96" calcext:value-type="float">
            <text:p>3.96</text:p>
          </table:table-cell>
          <table:table-cell table:formula="of:=IF(ISERROR(INDEX(table;[.$C228];[.O$2])*[.$I228]*[.$J228]);&quot;&quot;;INDEX(table;[.$C228];[.O$2])*[.$I228]*[.$J228])" office:value-type="float" office:value="7.26" calcext:value-type="float">
            <text:p>7.26</text:p>
          </table:table-cell>
          <table:table-cell table:formula="of:=IF(ISERROR(INDEX(table;[.$C228];[.P$2])*[.$I228]*[.$J228]);&quot;&quot;;INDEX(table;[.$C228];[.P$2])*[.$I228]*[.$J228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guacamole</text:p>
          </table:table-cell>
          <table:table-cell table:style-name="ce10" office:value-type="float" office:value="51" calcext:value-type="float">
            <text:p>51</text:p>
          </table:table-cell>
          <table:table-cell table:formula="of:=IF([.A229]&lt;&gt;&quot;&quot;;MATCH([.A229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NDEX(table;[.$C229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9];[.K$2])*[.$I229]*[.$J229]);&quot;&quot;;INDEX(table;[.$C229];[.K$2])*[.$I229]*[.$J229])" office:value-type="float" office:value="120.12" calcext:value-type="float">
            <text:p>120.12</text:p>
          </table:table-cell>
          <table:table-cell table:formula="of:=IF(ISERROR(INDEX(table;[.$C229];[.L$2])*[.$I229]*[.$J229]);&quot;&quot;;INDEX(table;[.$C229];[.L$2])*[.$I229]*[.$J229])" office:value-type="float" office:value="10.56" calcext:value-type="float">
            <text:p>10.56</text:p>
          </table:table-cell>
          <table:table-cell table:formula="of:=IF(ISERROR(INDEX(table;[.$C229];[.M$2])*[.$I229]*[.$J229]);&quot;&quot;;INDEX(table;[.$C229];[.M$2])*[.$I229]*[.$J229])" office:value-type="float" office:value="6.6" calcext:value-type="float">
            <text:p>6.6</text:p>
          </table:table-cell>
          <table:table-cell table:formula="of:=IF(ISERROR(INDEX(table;[.$C229];[.N$2])*[.$I229]*[.$J229]);&quot;&quot;;INDEX(table;[.$C229];[.N$2])*[.$I229]*[.$J229])" office:value-type="float" office:value="0" calcext:value-type="float">
            <text:p>0</text:p>
          </table:table-cell>
          <table:table-cell table:formula="of:=IF(ISERROR(INDEX(table;[.$C229];[.O$2])*[.$I229]*[.$J229]);&quot;&quot;;INDEX(table;[.$C229];[.O$2])*[.$I229]*[.$J229])" office:value-type="float" office:value="0" calcext:value-type="float">
            <text:p>0</text:p>
          </table:table-cell>
          <table:table-cell table:formula="of:=IF(ISERROR(INDEX(table;[.$C229];[.P$2])*[.$I229]*[.$J229]);&quot;&quot;;INDEX(table;[.$C229];[.P$2])*[.$I229]*[.$J22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multi grain bagel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0]&lt;&gt;&quot;&quot;;MATCH([.A230];row_title;0);&quot;&quot;)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0];[.H$2]));&quot;&quot;;INDEX(table;[.$C23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0];[.K$2])*[.$I230]*[.$J230]);&quot;&quot;;INDEX(table;[.$C230];[.K$2])*[.$I230]*[.$J230])" office:value-type="float" office:value="340" calcext:value-type="float">
            <text:p>340</text:p>
          </table:table-cell>
          <table:table-cell table:formula="of:=IF(ISERROR(INDEX(table;[.$C230];[.L$2])*[.$I230]*[.$J230]);&quot;&quot;;INDEX(table;[.$C230];[.L$2])*[.$I230]*[.$J230])" office:value-type="float" office:value="6" calcext:value-type="float">
            <text:p>6</text:p>
          </table:table-cell>
          <table:table-cell table:formula="of:=IF(ISERROR(INDEX(table;[.$C230];[.M$2])*[.$I230]*[.$J230]);&quot;&quot;;INDEX(table;[.$C230];[.M$2])*[.$I230]*[.$J230])" office:value-type="float" office:value="70" calcext:value-type="float">
            <text:p>70</text:p>
          </table:table-cell>
          <table:table-cell table:formula="of:=IF(ISERROR(INDEX(table;[.$C230];[.N$2])*[.$I230]*[.$J230]);&quot;&quot;;INDEX(table;[.$C230];[.N$2])*[.$I230]*[.$J230])" office:value-type="float" office:value="5" calcext:value-type="float">
            <text:p>5</text:p>
          </table:table-cell>
          <table:table-cell table:formula="of:=IF(ISERROR(INDEX(table;[.$C230];[.O$2])*[.$I230]*[.$J230]);&quot;&quot;;INDEX(table;[.$C230];[.O$2])*[.$I230]*[.$J230])" office:value-type="float" office:value="65" calcext:value-type="float">
            <text:p>65</text:p>
          </table:table-cell>
          <table:table-cell table:formula="of:=IF(ISERROR(INDEX(table;[.$C230];[.P$2])*[.$I230]*[.$J230]);&quot;&quot;;INDEX(table;[.$C230];[.P$2])*[.$I230]*[.$J23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hummus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1]&lt;&gt;&quot;&quot;;MATCH([.A231];row_title;0);&quot;&quot;)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1];[.H$2]));&quot;&quot;;INDEX(table;[.$C231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1];[.K$2])*[.$I231]*[.$J231]);&quot;&quot;;INDEX(table;[.$C231];[.K$2])*[.$I231]*[.$J231])" office:value-type="float" office:value="80" calcext:value-type="float">
            <text:p>80</text:p>
          </table:table-cell>
          <table:table-cell table:formula="of:=IF(ISERROR(INDEX(table;[.$C231];[.L$2])*[.$I231]*[.$J231]);&quot;&quot;;INDEX(table;[.$C231];[.L$2])*[.$I231]*[.$J231])" office:value-type="float" office:value="6" calcext:value-type="float">
            <text:p>6</text:p>
          </table:table-cell>
          <table:table-cell table:formula="of:=IF(ISERROR(INDEX(table;[.$C231];[.M$2])*[.$I231]*[.$J231]);&quot;&quot;;INDEX(table;[.$C231];[.M$2])*[.$I231]*[.$J231])" office:value-type="float" office:value="5" calcext:value-type="float">
            <text:p>5</text:p>
          </table:table-cell>
          <table:table-cell table:formula="of:=IF(ISERROR(INDEX(table;[.$C231];[.N$2])*[.$I231]*[.$J231]);&quot;&quot;;INDEX(table;[.$C231];[.N$2])*[.$I231]*[.$J231])" office:value-type="float" office:value="1" calcext:value-type="float">
            <text:p>1</text:p>
          </table:table-cell>
          <table:table-cell table:formula="of:=IF(ISERROR(INDEX(table;[.$C231];[.O$2])*[.$I231]*[.$J231]);&quot;&quot;;INDEX(table;[.$C231];[.O$2])*[.$I231]*[.$J231])" office:value-type="float" office:value="4" calcext:value-type="float">
            <text:p>4</text:p>
          </table:table-cell>
          <table:table-cell table:formula="of:=IF(ISERROR(INDEX(table;[.$C231];[.P$2])*[.$I231]*[.$J231]);&quot;&quot;;INDEX(table;[.$C231];[.P$2])*[.$I231]*[.$J23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tomatoes</text:p>
          </table:table-cell>
          <table:table-cell table:style-name="ce10" office:value-type="float" office:value="59" calcext:value-type="float">
            <text:p>59</text:p>
          </table:table-cell>
          <table:table-cell table:formula="of:=IF([.A232]&lt;&gt;&quot;&quot;;MATCH([.A232];row_title;0);&quot;&quot;)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2];[.H$2]));&quot;&quot;;INDEX(table;[.$C232];[.H$2])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2];[.K$2])*[.$I232]*[.$J232]);&quot;&quot;;INDEX(table;[.$C232];[.K$2])*[.$I232]*[.$J232])" office:value-type="float" office:value="15" calcext:value-type="float">
            <text:p>15</text:p>
          </table:table-cell>
          <table:table-cell table:formula="of:=IF(ISERROR(INDEX(table;[.$C232];[.L$2])*[.$I232]*[.$J232]);&quot;&quot;;INDEX(table;[.$C232];[.L$2])*[.$I232]*[.$J232])" office:value-type="float" office:value="0" calcext:value-type="float">
            <text:p>0</text:p>
          </table:table-cell>
          <table:table-cell table:formula="of:=IF(ISERROR(INDEX(table;[.$C232];[.M$2])*[.$I232]*[.$J232]);&quot;&quot;;INDEX(table;[.$C232];[.M$2])*[.$I232]*[.$J232])" office:value-type="float" office:value="4" calcext:value-type="float">
            <text:p>4</text:p>
          </table:table-cell>
          <table:table-cell table:formula="of:=IF(ISERROR(INDEX(table;[.$C232];[.N$2])*[.$I232]*[.$J232]);&quot;&quot;;INDEX(table;[.$C232];[.N$2])*[.$I232]*[.$J232])" office:value-type="float" office:value="1" calcext:value-type="float">
            <text:p>1</text:p>
          </table:table-cell>
          <table:table-cell table:formula="of:=IF(ISERROR(INDEX(table;[.$C232];[.O$2])*[.$I232]*[.$J232]);&quot;&quot;;INDEX(table;[.$C232];[.O$2])*[.$I232]*[.$J232])" office:value-type="float" office:value="3" calcext:value-type="float">
            <text:p>3</text:p>
          </table:table-cell>
          <table:table-cell table:formula="of:=IF(ISERROR(INDEX(table;[.$C232];[.P$2])*[.$I232]*[.$J232]);&quot;&quot;;INDEX(table;[.$C232];[.P$2])*[.$I232]*[.$J23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2" office:value-type="string" calcext:value-type="string">
            <text:p>raisin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3]&lt;&gt;&quot;&quot;;MATCH([.A233];row_title;0);&quot;&quot;)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3];[.H$2]));&quot;&quot;;INDEX(table;[.$C233];[.H$2])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3];[.K$2])*[.$I233]*[.$J233]);&quot;&quot;;INDEX(table;[.$C233];[.K$2])*[.$I233]*[.$J233])" office:value-type="float" office:value="240" calcext:value-type="float">
            <text:p>240</text:p>
          </table:table-cell>
          <table:table-cell table:formula="of:=IF(ISERROR(INDEX(table;[.$C233];[.L$2])*[.$I233]*[.$J233]);&quot;&quot;;INDEX(table;[.$C233];[.L$2])*[.$I233]*[.$J233])" office:value-type="float" office:value="0" calcext:value-type="float">
            <text:p>0</text:p>
          </table:table-cell>
          <table:table-cell table:formula="of:=IF(ISERROR(INDEX(table;[.$C233];[.M$2])*[.$I233]*[.$J233]);&quot;&quot;;INDEX(table;[.$C233];[.M$2])*[.$I233]*[.$J233])" office:value-type="float" office:value="60" calcext:value-type="float">
            <text:p>60</text:p>
          </table:table-cell>
          <table:table-cell table:formula="of:=IF(ISERROR(INDEX(table;[.$C233];[.N$2])*[.$I233]*[.$J233]);&quot;&quot;;INDEX(table;[.$C233];[.N$2])*[.$I233]*[.$J233])" office:value-type="float" office:value="2" calcext:value-type="float">
            <text:p>2</text:p>
          </table:table-cell>
          <table:table-cell table:formula="of:=IF(ISERROR(INDEX(table;[.$C233];[.O$2])*[.$I233]*[.$J233]);&quot;&quot;;INDEX(table;[.$C233];[.O$2])*[.$I233]*[.$J233])" office:value-type="float" office:value="58" calcext:value-type="float">
            <text:p>58</text:p>
          </table:table-cell>
          <table:table-cell table:formula="of:=IF(ISERROR(INDEX(table;[.$C233];[.P$2])*[.$I233]*[.$J233]);&quot;&quot;;INDEX(table;[.$C233];[.P$2])*[.$I233]*[.$J23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deglet date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4]&lt;&gt;&quot;&quot;;MATCH([.A234];row_title;0);&quot;&quot;)" office:value-type="float" office:value="57" calcext:value-type="float">
            <text:p>57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4];[.H$2]));&quot;&quot;;INDEX(table;[.$C234];[.H$2]))" office:value-type="string" office:string-value="6pieces" calcext:value-type="string">
            <text:p>6piec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234];[.K$2])*[.$I234]*[.$J234]);&quot;&quot;;INDEX(table;[.$C234];[.K$2])*[.$I234]*[.$J234])" office:value-type="float" office:value="36" calcext:value-type="float">
            <text:p>36</text:p>
          </table:table-cell>
          <table:table-cell table:formula="of:=IF(ISERROR(INDEX(table;[.$C234];[.L$2])*[.$I234]*[.$J234]);&quot;&quot;;INDEX(table;[.$C234];[.L$2])*[.$I234]*[.$J234])" office:value-type="float" office:value="0" calcext:value-type="float">
            <text:p>0</text:p>
          </table:table-cell>
          <table:table-cell table:formula="of:=IF(ISERROR(INDEX(table;[.$C234];[.M$2])*[.$I234]*[.$J234]);&quot;&quot;;INDEX(table;[.$C234];[.M$2])*[.$I234]*[.$J234])" office:value-type="float" office:value="9" calcext:value-type="float">
            <text:p>9</text:p>
          </table:table-cell>
          <table:table-cell table:formula="of:=IF(ISERROR(INDEX(table;[.$C234];[.N$2])*[.$I234]*[.$J234]);&quot;&quot;;INDEX(table;[.$C234];[.N$2])*[.$I234]*[.$J234])" office:value-type="float" office:value="0" calcext:value-type="float">
            <text:p>0</text:p>
          </table:table-cell>
          <table:table-cell table:formula="of:=IF(ISERROR(INDEX(table;[.$C234];[.O$2])*[.$I234]*[.$J234]);&quot;&quot;;INDEX(table;[.$C234];[.O$2])*[.$I234]*[.$J234])" office:value-type="float" office:value="0" calcext:value-type="float">
            <text:p>0</text:p>
          </table:table-cell>
          <table:table-cell table:formula="of:=IF(ISERROR(INDEX(table;[.$C234];[.P$2])*[.$I234]*[.$J234]);&quot;&quot;;INDEX(table;[.$C234];[.P$2])*[.$I234]*[.$J234])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0" calcext:value-type="float">
            <text:p>60</text:p>
          </table:table-cell>
          <table:table-cell table:formula="of:=IF([.A235]&lt;&gt;&quot;&quot;;MATCH([.A235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fri</text:p>
          </table:table-cell>
          <table:table-cell table:style-name="ce13" office:value-type="date" office:date-value="2016-04-01" calcext:value-type="date">
            <text:p>04/01/16</text:p>
          </table:table-cell>
          <table:table-cell/>
          <table:table-cell table:formula="of:=IF(ISERROR(INDEX(table;[.$C235];[.H$2]));&quot;&quot;;INDEX(table;[.$C235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5];[.K$2])*[.$I235]*[.$J235]);&quot;&quot;;INDEX(table;[.$C235];[.K$2])*[.$I235]*[.$J235])" office:value-type="float" office:value="200" calcext:value-type="float">
            <text:p>200</text:p>
          </table:table-cell>
          <table:table-cell table:formula="of:=IF(ISERROR(INDEX(table;[.$C235];[.L$2])*[.$I235]*[.$J235]);&quot;&quot;;INDEX(table;[.$C235];[.L$2])*[.$I235]*[.$J235])" office:value-type="float" office:value="7" calcext:value-type="float">
            <text:p>7</text:p>
          </table:table-cell>
          <table:table-cell table:formula="of:=IF(ISERROR(INDEX(table;[.$C235];[.M$2])*[.$I235]*[.$J235]);&quot;&quot;;INDEX(table;[.$C235];[.M$2])*[.$I235]*[.$J235])" office:value-type="float" office:value="29" calcext:value-type="float">
            <text:p>29</text:p>
          </table:table-cell>
          <table:table-cell table:formula="of:=IF(ISERROR(INDEX(table;[.$C235];[.N$2])*[.$I235]*[.$J235]);&quot;&quot;;INDEX(table;[.$C235];[.N$2])*[.$I235]*[.$J235])" office:value-type="float" office:value="1" calcext:value-type="float">
            <text:p>1</text:p>
          </table:table-cell>
          <table:table-cell table:formula="of:=IF(ISERROR(INDEX(table;[.$C235];[.O$2])*[.$I235]*[.$J235]);&quot;&quot;;INDEX(table;[.$C235];[.O$2])*[.$I235]*[.$J235])" office:value-type="float" office:value="28" calcext:value-type="float">
            <text:p>28</text:p>
          </table:table-cell>
          <table:table-cell table:formula="of:=IF(ISERROR(INDEX(table;[.$C235];[.P$2])*[.$I235]*[.$J235]);&quot;&quot;;INDEX(table;[.$C235];[.P$2])*[.$I235]*[.$J23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6]&lt;&gt;&quot;&quot;;MATCH([.A236];row_title;0);&quot;&quot;)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6];[.H$2]));&quot;&quot;;INDEX(table;[.$C236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36];[.K$2])*[.$I236]*[.$J236]);&quot;&quot;;INDEX(table;[.$C236];[.K$2])*[.$I236]*[.$J236])" office:value-type="float" office:value="246.25" calcext:value-type="float">
            <text:p>246.25</text:p>
          </table:table-cell>
          <table:table-cell table:formula="of:=IF(ISERROR(INDEX(table;[.$C236];[.L$2])*[.$I236]*[.$J236]);&quot;&quot;;INDEX(table;[.$C236];[.L$2])*[.$I236]*[.$J236])" office:value-type="float" office:value="18.75" calcext:value-type="float">
            <text:p>18.75</text:p>
          </table:table-cell>
          <table:table-cell table:formula="of:=IF(ISERROR(INDEX(table;[.$C236];[.M$2])*[.$I236]*[.$J236]);&quot;&quot;;INDEX(table;[.$C236];[.M$2])*[.$I236]*[.$J236])" office:value-type="float" office:value="0" calcext:value-type="float">
            <text:p>0</text:p>
          </table:table-cell>
          <table:table-cell table:formula="of:=IF(ISERROR(INDEX(table;[.$C236];[.N$2])*[.$I236]*[.$J236]);&quot;&quot;;INDEX(table;[.$C236];[.N$2])*[.$I236]*[.$J236])" office:value-type="float" office:value="0" calcext:value-type="float">
            <text:p>0</text:p>
          </table:table-cell>
          <table:table-cell table:formula="of:=IF(ISERROR(INDEX(table;[.$C236];[.O$2])*[.$I236]*[.$J236]);&quot;&quot;;INDEX(table;[.$C236];[.O$2])*[.$I236]*[.$J236])" office:value-type="float" office:value="0" calcext:value-type="float">
            <text:p>0</text:p>
          </table:table-cell>
          <table:table-cell table:formula="of:=IF(ISERROR(INDEX(table;[.$C236];[.P$2])*[.$I236]*[.$J236]);&quot;&quot;;INDEX(table;[.$C236];[.P$2])*[.$I236]*[.$J236])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7]&lt;&gt;&quot;&quot;;MATCH([.A237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7];[.H$2]));&quot;&quot;;INDEX(table;[.$C237];[.H$2]))" office:value-type="string" office:string-value="85g/3cup/" calcext:value-type="string">
            <text:p>85g/3cup/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formula="of:=IF(ISERROR(INDEX(table;[.$C237];[.K$2])*[.$I237]*[.$J237]);&quot;&quot;;INDEX(table;[.$C237];[.K$2])*[.$I237]*[.$J237])" office:value-type="float" office:value="13.2" calcext:value-type="float">
            <text:p>13.2</text:p>
          </table:table-cell>
          <table:table-cell table:formula="of:=IF(ISERROR(INDEX(table;[.$C237];[.L$2])*[.$I237]*[.$J237]);&quot;&quot;;INDEX(table;[.$C237];[.L$2])*[.$I237]*[.$J237])" office:value-type="float" office:value="0" calcext:value-type="float">
            <text:p>0</text:p>
          </table:table-cell>
          <table:table-cell table:formula="of:=IF(ISERROR(INDEX(table;[.$C237];[.M$2])*[.$I237]*[.$J237]);&quot;&quot;;INDEX(table;[.$C237];[.M$2])*[.$I237]*[.$J237])" office:value-type="float" office:value="2.442" calcext:value-type="float">
            <text:p>2.442</text:p>
          </table:table-cell>
          <table:table-cell table:formula="of:=IF(ISERROR(INDEX(table;[.$C237];[.N$2])*[.$I237]*[.$J237]);&quot;&quot;;INDEX(table;[.$C237];[.N$2])*[.$I237]*[.$J237])" office:value-type="float" office:value="1.32" calcext:value-type="float">
            <text:p>1.32</text:p>
          </table:table-cell>
          <table:table-cell table:formula="of:=IF(ISERROR(INDEX(table;[.$C237];[.O$2])*[.$I237]*[.$J237]);&quot;&quot;;INDEX(table;[.$C237];[.O$2])*[.$I237]*[.$J237])" office:value-type="float" office:value="1.122" calcext:value-type="float">
            <text:p>1.122</text:p>
          </table:table-cell>
          <table:table-cell table:formula="of:=IF(ISERROR(INDEX(table;[.$C237];[.P$2])*[.$I237]*[.$J237]);&quot;&quot;;INDEX(table;[.$C237];[.P$2])*[.$I237]*[.$J2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1" calcext:value-type="float">
            <text:p>61</text:p>
          </table:table-cell>
          <table:table-cell table:formula="of:=IF([.A238]&lt;&gt;&quot;&quot;;MATCH([.A238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38];[.H$2]));&quot;&quot;;INDEX(table;[.$C23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38];[.K$2])*[.$I238]*[.$J238]);&quot;&quot;;INDEX(table;[.$C238];[.K$2])*[.$I238]*[.$J238])" office:value-type="float" office:value="150" calcext:value-type="float">
            <text:p>150</text:p>
          </table:table-cell>
          <table:table-cell table:formula="of:=IF(ISERROR(INDEX(table;[.$C238];[.L$2])*[.$I238]*[.$J238]);&quot;&quot;;INDEX(table;[.$C238];[.L$2])*[.$I238]*[.$J238])" office:value-type="float" office:value="0.735" calcext:value-type="float">
            <text:p>0.735</text:p>
          </table:table-cell>
          <table:table-cell table:formula="of:=IF(ISERROR(INDEX(table;[.$C238];[.M$2])*[.$I238]*[.$J238]);&quot;&quot;;INDEX(table;[.$C238];[.M$2])*[.$I238]*[.$J238])" office:value-type="float" office:value="30.665" calcext:value-type="float">
            <text:p>30.665</text:p>
          </table:table-cell>
          <table:table-cell table:formula="of:=IF(ISERROR(INDEX(table;[.$C238];[.N$2])*[.$I238]*[.$J238]);&quot;&quot;;INDEX(table;[.$C238];[.N$2])*[.$I238]*[.$J238])" office:value-type="float" office:value="0" calcext:value-type="float">
            <text:p>0</text:p>
          </table:table-cell>
          <table:table-cell table:formula="of:=IF(ISERROR(INDEX(table;[.$C238];[.O$2])*[.$I238]*[.$J238]);&quot;&quot;;INDEX(table;[.$C238];[.O$2])*[.$I238]*[.$J238])" office:value-type="float" office:value="30.665" calcext:value-type="float">
            <text:p>30.665</text:p>
          </table:table-cell>
          <table:table-cell table:formula="of:=IF(ISERROR(INDEX(table;[.$C238];[.P$2])*[.$I238]*[.$J238]);&quot;&quot;;INDEX(table;[.$C238];[.P$2])*[.$I238]*[.$J238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62" calcext:value-type="float">
            <text:p>62</text:p>
          </table:table-cell>
          <table:table-cell table:formula="of:=IF([.A239]&lt;&gt;&quot;&quot;;MATCH([.A239];row_title;0);&quot;&quot;)" office:value-type="float" office:value="69" calcext:value-type="float">
            <text:p>69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39];[.H$2]));&quot;&quot;;INDEX(table;[.$C239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9];[.K$2])*[.$I239]*[.$J239]);&quot;&quot;;INDEX(table;[.$C239];[.K$2])*[.$I239]*[.$J239])" office:value-type="float" office:value="196" calcext:value-type="float">
            <text:p>196</text:p>
          </table:table-cell>
          <table:table-cell table:formula="of:=IF(ISERROR(INDEX(table;[.$C239];[.L$2])*[.$I239]*[.$J239]);&quot;&quot;;INDEX(table;[.$C239];[.L$2])*[.$I239]*[.$J239])" office:value-type="float" office:value="15" calcext:value-type="float">
            <text:p>15</text:p>
          </table:table-cell>
          <table:table-cell table:formula="of:=IF(ISERROR(INDEX(table;[.$C239];[.M$2])*[.$I239]*[.$J239]);&quot;&quot;;INDEX(table;[.$C239];[.M$2])*[.$I239]*[.$J239])" office:value-type="float" office:value="1.2" calcext:value-type="float">
            <text:p>1.2</text:p>
          </table:table-cell>
          <table:table-cell table:formula="of:=IF(ISERROR(INDEX(table;[.$C239];[.N$2])*[.$I239]*[.$J239]);&quot;&quot;;INDEX(table;[.$C239];[.N$2])*[.$I239]*[.$J239])" office:value-type="float" office:value="0" calcext:value-type="float">
            <text:p>0</text:p>
          </table:table-cell>
          <table:table-cell table:formula="of:=IF(ISERROR(INDEX(table;[.$C239];[.O$2])*[.$I239]*[.$J239]);&quot;&quot;;INDEX(table;[.$C239];[.O$2])*[.$I239]*[.$J239])" office:value-type="float" office:value="0" calcext:value-type="float">
            <text:p>0</text:p>
          </table:table-cell>
          <table:table-cell table:formula="of:=IF(ISERROR(INDEX(table;[.$C239];[.P$2])*[.$I239]*[.$J239]);&quot;&quot;;INDEX(table;[.$C239];[.P$2])*[.$I239]*[.$J239])" office:value-type="float" office:value="14.4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2" calcext:value-type="float">
            <text:p>62</text:p>
          </table:table-cell>
          <table:table-cell table:formula="of:=IF([.A240]&lt;&gt;&quot;&quot;;MATCH([.A240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40];[.H$2]));&quot;&quot;;INDEX(table;[.$C24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0];[.K$2])*[.$I240]*[.$J240]);&quot;&quot;;INDEX(table;[.$C240];[.K$2])*[.$I240]*[.$J240])" office:value-type="float" office:value="150" calcext:value-type="float">
            <text:p>150</text:p>
          </table:table-cell>
          <table:table-cell table:formula="of:=IF(ISERROR(INDEX(table;[.$C240];[.L$2])*[.$I240]*[.$J240]);&quot;&quot;;INDEX(table;[.$C240];[.L$2])*[.$I240]*[.$J240])" office:value-type="float" office:value="0.735" calcext:value-type="float">
            <text:p>0.735</text:p>
          </table:table-cell>
          <table:table-cell table:formula="of:=IF(ISERROR(INDEX(table;[.$C240];[.M$2])*[.$I240]*[.$J240]);&quot;&quot;;INDEX(table;[.$C240];[.M$2])*[.$I240]*[.$J240])" office:value-type="float" office:value="30.665" calcext:value-type="float">
            <text:p>30.665</text:p>
          </table:table-cell>
          <table:table-cell table:formula="of:=IF(ISERROR(INDEX(table;[.$C240];[.N$2])*[.$I240]*[.$J240]);&quot;&quot;;INDEX(table;[.$C240];[.N$2])*[.$I240]*[.$J240])" office:value-type="float" office:value="0" calcext:value-type="float">
            <text:p>0</text:p>
          </table:table-cell>
          <table:table-cell table:formula="of:=IF(ISERROR(INDEX(table;[.$C240];[.O$2])*[.$I240]*[.$J240]);&quot;&quot;;INDEX(table;[.$C240];[.O$2])*[.$I240]*[.$J240])" office:value-type="float" office:value="30.665" calcext:value-type="float">
            <text:p>30.665</text:p>
          </table:table-cell>
          <table:table-cell table:formula="of:=IF(ISERROR(INDEX(table;[.$C240];[.P$2])*[.$I240]*[.$J240]);&quot;&quot;;INDEX(table;[.$C240];[.P$2])*[.$I240]*[.$J240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3" calcext:value-type="float">
            <text:p>63</text:p>
          </table:table-cell>
          <table:table-cell table:formula="of:=IF([.A241]&lt;&gt;&quot;&quot;;MATCH([.A241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41];[.H$2]));&quot;&quot;;INDEX(table;[.$C24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1];[.K$2])*[.$I241]*[.$J241]);&quot;&quot;;INDEX(table;[.$C241];[.K$2])*[.$I241]*[.$J241])" office:value-type="float" office:value="170" calcext:value-type="float">
            <text:p>170</text:p>
          </table:table-cell>
          <table:table-cell table:formula="of:=IF(ISERROR(INDEX(table;[.$C241];[.L$2])*[.$I241]*[.$J241]);&quot;&quot;;INDEX(table;[.$C241];[.L$2])*[.$I241]*[.$J241])" office:value-type="float" office:value="16" calcext:value-type="float">
            <text:p>16</text:p>
          </table:table-cell>
          <table:table-cell table:formula="of:=IF(ISERROR(INDEX(table;[.$C241];[.M$2])*[.$I241]*[.$J241]);&quot;&quot;;INDEX(table;[.$C241];[.M$2])*[.$I241]*[.$J241])" office:value-type="float" office:value="5" calcext:value-type="float">
            <text:p>5</text:p>
          </table:table-cell>
          <table:table-cell table:formula="of:=IF(ISERROR(INDEX(table;[.$C241];[.N$2])*[.$I241]*[.$J241]);&quot;&quot;;INDEX(table;[.$C241];[.N$2])*[.$I241]*[.$J241])" office:value-type="float" office:value="3" calcext:value-type="float">
            <text:p>3</text:p>
          </table:table-cell>
          <table:table-cell table:formula="of:=IF(ISERROR(INDEX(table;[.$C241];[.O$2])*[.$I241]*[.$J241]);&quot;&quot;;INDEX(table;[.$C241];[.O$2])*[.$I241]*[.$J241])" office:value-type="float" office:value="2" calcext:value-type="float">
            <text:p>2</text:p>
          </table:table-cell>
          <table:table-cell table:formula="of:=IF(ISERROR(INDEX(table;[.$C241];[.P$2])*[.$I241]*[.$J241]);&quot;&quot;;INDEX(table;[.$C241];[.P$2])*[.$I241]*[.$J24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2]&lt;&gt;&quot;&quot;;MATCH([.A242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2];[.H$2]));&quot;&quot;;INDEX(table;[.$C242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2];[.K$2])*[.$I242]*[.$J242]);&quot;&quot;;INDEX(table;[.$C242];[.K$2])*[.$I242]*[.$J242])" office:value-type="float" office:value="100" calcext:value-type="float">
            <text:p>100</text:p>
          </table:table-cell>
          <table:table-cell table:formula="of:=IF(ISERROR(INDEX(table;[.$C242];[.L$2])*[.$I242]*[.$J242]);&quot;&quot;;INDEX(table;[.$C242];[.L$2])*[.$I242]*[.$J242])" office:value-type="float" office:value="3.5" calcext:value-type="float">
            <text:p>3.5</text:p>
          </table:table-cell>
          <table:table-cell table:formula="of:=IF(ISERROR(INDEX(table;[.$C242];[.M$2])*[.$I242]*[.$J242]);&quot;&quot;;INDEX(table;[.$C242];[.M$2])*[.$I242]*[.$J242])" office:value-type="float" office:value="14.5" calcext:value-type="float">
            <text:p>14.5</text:p>
          </table:table-cell>
          <table:table-cell table:formula="of:=IF(ISERROR(INDEX(table;[.$C242];[.N$2])*[.$I242]*[.$J242]);&quot;&quot;;INDEX(table;[.$C242];[.N$2])*[.$I242]*[.$J242])" office:value-type="float" office:value="0.5" calcext:value-type="float">
            <text:p>0.5</text:p>
          </table:table-cell>
          <table:table-cell table:formula="of:=IF(ISERROR(INDEX(table;[.$C242];[.O$2])*[.$I242]*[.$J242]);&quot;&quot;;INDEX(table;[.$C242];[.O$2])*[.$I242]*[.$J242])" office:value-type="float" office:value="14" calcext:value-type="float">
            <text:p>14</text:p>
          </table:table-cell>
          <table:table-cell table:formula="of:=IF(ISERROR(INDEX(table;[.$C242];[.P$2])*[.$I242]*[.$J242]);&quot;&quot;;INDEX(table;[.$C242];[.P$2])*[.$I242]*[.$J242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3]&lt;&gt;&quot;&quot;;MATCH([.A24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3];[.H$2]));&quot;&quot;;INDEX(table;[.$C24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3];[.K$2])*[.$I243]*[.$J243]);&quot;&quot;;INDEX(table;[.$C243];[.K$2])*[.$I243]*[.$J243])" office:value-type="float" office:value="170" calcext:value-type="float">
            <text:p>170</text:p>
          </table:table-cell>
          <table:table-cell table:formula="of:=IF(ISERROR(INDEX(table;[.$C243];[.L$2])*[.$I243]*[.$J243]);&quot;&quot;;INDEX(table;[.$C243];[.L$2])*[.$I243]*[.$J243])" office:value-type="float" office:value="16" calcext:value-type="float">
            <text:p>16</text:p>
          </table:table-cell>
          <table:table-cell table:formula="of:=IF(ISERROR(INDEX(table;[.$C243];[.M$2])*[.$I243]*[.$J243]);&quot;&quot;;INDEX(table;[.$C243];[.M$2])*[.$I243]*[.$J243])" office:value-type="float" office:value="5" calcext:value-type="float">
            <text:p>5</text:p>
          </table:table-cell>
          <table:table-cell table:formula="of:=IF(ISERROR(INDEX(table;[.$C243];[.N$2])*[.$I243]*[.$J243]);&quot;&quot;;INDEX(table;[.$C243];[.N$2])*[.$I243]*[.$J243])" office:value-type="float" office:value="3" calcext:value-type="float">
            <text:p>3</text:p>
          </table:table-cell>
          <table:table-cell table:formula="of:=IF(ISERROR(INDEX(table;[.$C243];[.O$2])*[.$I243]*[.$J243]);&quot;&quot;;INDEX(table;[.$C243];[.O$2])*[.$I243]*[.$J243])" office:value-type="float" office:value="2" calcext:value-type="float">
            <text:p>2</text:p>
          </table:table-cell>
          <table:table-cell table:formula="of:=IF(ISERROR(INDEX(table;[.$C243];[.P$2])*[.$I243]*[.$J243]);&quot;&quot;;INDEX(table;[.$C243];[.P$2])*[.$I243]*[.$J24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dr turkey baguette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4]&lt;&gt;&quot;&quot;;MATCH([.A244];row_title;0);&quot;&quot;)" office:value-type="float" office:value="66" calcext:value-type="float">
            <text:p>66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44];[.H$2]));&quot;&quot;;INDEX(table;[.$C24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4];[.K$2])*[.$I244]*[.$J244]);&quot;&quot;;INDEX(table;[.$C244];[.K$2])*[.$I244]*[.$J244])" office:value-type="float" office:value="440" calcext:value-type="float">
            <text:p>440</text:p>
          </table:table-cell>
          <table:table-cell table:formula="of:=IF(ISERROR(INDEX(table;[.$C244];[.L$2])*[.$I244]*[.$J244]);&quot;&quot;;INDEX(table;[.$C244];[.L$2])*[.$I244]*[.$J244])" office:value-type="float" office:value="14" calcext:value-type="float">
            <text:p>14</text:p>
          </table:table-cell>
          <table:table-cell table:formula="of:=IF(ISERROR(INDEX(table;[.$C244];[.M$2])*[.$I244]*[.$J244]);&quot;&quot;;INDEX(table;[.$C244];[.M$2])*[.$I244]*[.$J244])" office:value-type="float" office:value="49" calcext:value-type="float">
            <text:p>49</text:p>
          </table:table-cell>
          <table:table-cell table:formula="of:=IF(ISERROR(INDEX(table;[.$C244];[.N$2])*[.$I244]*[.$J244]);&quot;&quot;;INDEX(table;[.$C244];[.N$2])*[.$I244]*[.$J244])" office:value-type="float" office:value="0" calcext:value-type="float">
            <text:p>0</text:p>
          </table:table-cell>
          <table:table-cell table:formula="of:=IF(ISERROR(INDEX(table;[.$C244];[.O$2])*[.$I244]*[.$J244]);&quot;&quot;;INDEX(table;[.$C244];[.O$2])*[.$I244]*[.$J244])" office:value-type="float" office:value="49" calcext:value-type="float">
            <text:p>49</text:p>
          </table:table-cell>
          <table:table-cell table:formula="of:=IF(ISERROR(INDEX(table;[.$C244];[.P$2])*[.$I244]*[.$J244]);&quot;&quot;;INDEX(table;[.$C244];[.P$2])*[.$I244]*[.$J244]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63" calcext:value-type="float">
            <text:p>63</text:p>
          </table:table-cell>
          <table:table-cell table:formula="of:=IF([.A245]&lt;&gt;&quot;&quot;;MATCH([.A245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45];[.H$2]));&quot;&quot;;INDEX(table;[.$C24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5];[.K$2])*[.$I245]*[.$J245]);&quot;&quot;;INDEX(table;[.$C245];[.K$2])*[.$I245]*[.$J245])" office:value-type="float" office:value="170" calcext:value-type="float">
            <text:p>170</text:p>
          </table:table-cell>
          <table:table-cell table:formula="of:=IF(ISERROR(INDEX(table;[.$C245];[.L$2])*[.$I245]*[.$J245]);&quot;&quot;;INDEX(table;[.$C245];[.L$2])*[.$I245]*[.$J245])" office:value-type="float" office:value="16" calcext:value-type="float">
            <text:p>16</text:p>
          </table:table-cell>
          <table:table-cell table:formula="of:=IF(ISERROR(INDEX(table;[.$C245];[.M$2])*[.$I245]*[.$J245]);&quot;&quot;;INDEX(table;[.$C245];[.M$2])*[.$I245]*[.$J245])" office:value-type="float" office:value="5" calcext:value-type="float">
            <text:p>5</text:p>
          </table:table-cell>
          <table:table-cell table:formula="of:=IF(ISERROR(INDEX(table;[.$C245];[.N$2])*[.$I245]*[.$J245]);&quot;&quot;;INDEX(table;[.$C245];[.N$2])*[.$I245]*[.$J245])" office:value-type="float" office:value="3" calcext:value-type="float">
            <text:p>3</text:p>
          </table:table-cell>
          <table:table-cell table:formula="of:=IF(ISERROR(INDEX(table;[.$C245];[.O$2])*[.$I245]*[.$J245]);&quot;&quot;;INDEX(table;[.$C245];[.O$2])*[.$I245]*[.$J245])" office:value-type="float" office:value="2" calcext:value-type="float">
            <text:p>2</text:p>
          </table:table-cell>
          <table:table-cell table:formula="of:=IF(ISERROR(INDEX(table;[.$C245];[.P$2])*[.$I245]*[.$J245]);&quot;&quot;;INDEX(table;[.$C245];[.P$2])*[.$I245]*[.$J2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64" calcext:value-type="float">
            <text:p>64</text:p>
          </table:table-cell>
          <table:table-cell table:formula="of:=IF([.A246]&lt;&gt;&quot;&quot;;MATCH([.A246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46];[.H$2]));&quot;&quot;;INDEX(table;[.$C246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6];[.K$2])*[.$I246]*[.$J246]);&quot;&quot;;INDEX(table;[.$C246];[.K$2])*[.$I246]*[.$J246])" office:value-type="float" office:value="100" calcext:value-type="float">
            <text:p>100</text:p>
          </table:table-cell>
          <table:table-cell table:formula="of:=IF(ISERROR(INDEX(table;[.$C246];[.L$2])*[.$I246]*[.$J246]);&quot;&quot;;INDEX(table;[.$C246];[.L$2])*[.$I246]*[.$J246])" office:value-type="float" office:value="3.5" calcext:value-type="float">
            <text:p>3.5</text:p>
          </table:table-cell>
          <table:table-cell table:formula="of:=IF(ISERROR(INDEX(table;[.$C246];[.M$2])*[.$I246]*[.$J246]);&quot;&quot;;INDEX(table;[.$C246];[.M$2])*[.$I246]*[.$J246])" office:value-type="float" office:value="14.5" calcext:value-type="float">
            <text:p>14.5</text:p>
          </table:table-cell>
          <table:table-cell table:formula="of:=IF(ISERROR(INDEX(table;[.$C246];[.N$2])*[.$I246]*[.$J246]);&quot;&quot;;INDEX(table;[.$C246];[.N$2])*[.$I246]*[.$J246])" office:value-type="float" office:value="0.5" calcext:value-type="float">
            <text:p>0.5</text:p>
          </table:table-cell>
          <table:table-cell table:formula="of:=IF(ISERROR(INDEX(table;[.$C246];[.O$2])*[.$I246]*[.$J246]);&quot;&quot;;INDEX(table;[.$C246];[.O$2])*[.$I246]*[.$J246])" office:value-type="float" office:value="14" calcext:value-type="float">
            <text:p>14</text:p>
          </table:table-cell>
          <table:table-cell table:formula="of:=IF(ISERROR(INDEX(table;[.$C246];[.P$2])*[.$I246]*[.$J246]);&quot;&quot;;INDEX(table;[.$C246];[.P$2])*[.$I246]*[.$J246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7]&lt;&gt;&quot;&quot;;MATCH([.A247];row_title;0);&quot;&quot;)"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7];[.H$2]));&quot;&quot;;INDEX(table;[.$C247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7];[.K$2])*[.$I247]*[.$J247]);&quot;&quot;;INDEX(table;[.$C247];[.K$2])*[.$I247]*[.$J247])" office:value-type="float" office:value="105.6" calcext:value-type="float">
            <text:p>105.6</text:p>
          </table:table-cell>
          <table:table-cell table:formula="of:=IF(ISERROR(INDEX(table;[.$C247];[.L$2])*[.$I247]*[.$J247]);&quot;&quot;;INDEX(table;[.$C247];[.L$2])*[.$I247]*[.$J247])" office:value-type="float" office:value="6.6" calcext:value-type="float">
            <text:p>6.6</text:p>
          </table:table-cell>
          <table:table-cell table:formula="of:=IF(ISERROR(INDEX(table;[.$C247];[.M$2])*[.$I247]*[.$J247]);&quot;&quot;;INDEX(table;[.$C247];[.M$2])*[.$I247]*[.$J247])" office:value-type="float" office:value="0" calcext:value-type="float">
            <text:p>0</text:p>
          </table:table-cell>
          <table:table-cell table:formula="of:=IF(ISERROR(INDEX(table;[.$C247];[.N$2])*[.$I247]*[.$J247]);&quot;&quot;;INDEX(table;[.$C247];[.N$2])*[.$I247]*[.$J247])" office:value-type="float" office:value="0" calcext:value-type="float">
            <text:p>0</text:p>
          </table:table-cell>
          <table:table-cell table:formula="of:=IF(ISERROR(INDEX(table;[.$C247];[.O$2])*[.$I247]*[.$J247]);&quot;&quot;;INDEX(table;[.$C247];[.O$2])*[.$I247]*[.$J247])" office:value-type="float" office:value="0" calcext:value-type="float">
            <text:p>0</text:p>
          </table:table-cell>
          <table:table-cell table:formula="of:=IF(ISERROR(INDEX(table;[.$C247];[.P$2])*[.$I247]*[.$J247]);&quot;&quot;;INDEX(table;[.$C247];[.P$2])*[.$I247]*[.$J247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8]&lt;&gt;&quot;&quot;;MATCH([.A248];row_title;0);&quot;&quot;)" office:value-type="float" office:value="63" calcext:value-type="float">
            <text:p>63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8];[.H$2]));&quot;&quot;;INDEX(table;[.$C248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8];[.K$2])*[.$I248]*[.$J248]);&quot;&quot;;INDEX(table;[.$C248];[.K$2])*[.$I248]*[.$J248])" office:value-type="float" office:value="76.56" calcext:value-type="float">
            <text:p>76.56</text:p>
          </table:table-cell>
          <table:table-cell table:formula="of:=IF(ISERROR(INDEX(table;[.$C248];[.L$2])*[.$I248]*[.$J248]);&quot;&quot;;INDEX(table;[.$C248];[.L$2])*[.$I248]*[.$J248])" office:value-type="float" office:value="5.28" calcext:value-type="float">
            <text:p>5.28</text:p>
          </table:table-cell>
          <table:table-cell table:formula="of:=IF(ISERROR(INDEX(table;[.$C248];[.M$2])*[.$I248]*[.$J248]);&quot;&quot;;INDEX(table;[.$C248];[.M$2])*[.$I248]*[.$J248])" office:value-type="float" office:value="1.32" calcext:value-type="float">
            <text:p>1.32</text:p>
          </table:table-cell>
          <table:table-cell table:formula="of:=IF(ISERROR(INDEX(table;[.$C248];[.N$2])*[.$I248]*[.$J248]);&quot;&quot;;INDEX(table;[.$C248];[.N$2])*[.$I248]*[.$J248])" office:value-type="float" office:value="0" calcext:value-type="float">
            <text:p>0</text:p>
          </table:table-cell>
          <table:table-cell table:formula="of:=IF(ISERROR(INDEX(table;[.$C248];[.O$2])*[.$I248]*[.$J248]);&quot;&quot;;INDEX(table;[.$C248];[.O$2])*[.$I248]*[.$J248])" office:value-type="float" office:value="0" calcext:value-type="float">
            <text:p>0</text:p>
          </table:table-cell>
          <table:table-cell table:formula="of:=IF(ISERROR(INDEX(table;[.$C248];[.P$2])*[.$I248]*[.$J248]);&quot;&quot;;INDEX(table;[.$C248];[.P$2])*[.$I248]*[.$J248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49]&lt;&gt;&quot;&quot;;MATCH([.A249];row_title;0);&quot;&quot;)" office:value-type="float" office:value="62" calcext:value-type="float">
            <text:p>6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49];[.H$2]));&quot;&quot;;INDEX(table;[.$C249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9];[.K$2])*[.$I249]*[.$J249]);&quot;&quot;;INDEX(table;[.$C249];[.K$2])*[.$I249]*[.$J249])" office:value-type="float" office:value="198" calcext:value-type="float">
            <text:p>198</text:p>
          </table:table-cell>
          <table:table-cell table:formula="of:=IF(ISERROR(INDEX(table;[.$C249];[.L$2])*[.$I249]*[.$J249]);&quot;&quot;;INDEX(table;[.$C249];[.L$2])*[.$I249]*[.$J249])" office:value-type="float" office:value="14.52" calcext:value-type="float">
            <text:p>14.52</text:p>
          </table:table-cell>
          <table:table-cell table:formula="of:=IF(ISERROR(INDEX(table;[.$C249];[.M$2])*[.$I249]*[.$J249]);&quot;&quot;;INDEX(table;[.$C249];[.M$2])*[.$I249]*[.$J249])" office:value-type="float" office:value="0.66" calcext:value-type="float">
            <text:p>0.66</text:p>
          </table:table-cell>
          <table:table-cell table:formula="of:=IF(ISERROR(INDEX(table;[.$C249];[.N$2])*[.$I249]*[.$J249]);&quot;&quot;;INDEX(table;[.$C249];[.N$2])*[.$I249]*[.$J249])" office:value-type="float" office:value="0" calcext:value-type="float">
            <text:p>0</text:p>
          </table:table-cell>
          <table:table-cell table:formula="of:=IF(ISERROR(INDEX(table;[.$C249];[.O$2])*[.$I249]*[.$J249]);&quot;&quot;;INDEX(table;[.$C249];[.O$2])*[.$I249]*[.$J249])" office:value-type="float" office:value="0" calcext:value-type="float">
            <text:p>0</text:p>
          </table:table-cell>
          <table:table-cell table:formula="of:=IF(ISERROR(INDEX(table;[.$C249];[.P$2])*[.$I249]*[.$J249]);&quot;&quot;;INDEX(table;[.$C249];[.P$2])*[.$I249]*[.$J249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0]&lt;&gt;&quot;&quot;;MATCH([.A250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0];[.H$2]));&quot;&quot;;INDEX(table;[.$C250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0];[.K$2])*[.$I250]*[.$J250]);&quot;&quot;;INDEX(table;[.$C250];[.K$2])*[.$I250]*[.$J250])" office:value-type="float" office:value="20" calcext:value-type="float">
            <text:p>20</text:p>
          </table:table-cell>
          <table:table-cell table:formula="of:=IF(ISERROR(INDEX(table;[.$C250];[.L$2])*[.$I250]*[.$J250]);&quot;&quot;;INDEX(table;[.$C250];[.L$2])*[.$I250]*[.$J250])" office:value-type="float" office:value="0" calcext:value-type="float">
            <text:p>0</text:p>
          </table:table-cell>
          <table:table-cell table:formula="of:=IF(ISERROR(INDEX(table;[.$C250];[.M$2])*[.$I250]*[.$J250]);&quot;&quot;;INDEX(table;[.$C250];[.M$2])*[.$I250]*[.$J250])" office:value-type="float" office:value="3.7" calcext:value-type="float">
            <text:p>3.7</text:p>
          </table:table-cell>
          <table:table-cell table:formula="of:=IF(ISERROR(INDEX(table;[.$C250];[.N$2])*[.$I250]*[.$J250]);&quot;&quot;;INDEX(table;[.$C250];[.N$2])*[.$I250]*[.$J250])" office:value-type="float" office:value="2" calcext:value-type="float">
            <text:p>2</text:p>
          </table:table-cell>
          <table:table-cell table:formula="of:=IF(ISERROR(INDEX(table;[.$C250];[.O$2])*[.$I250]*[.$J250]);&quot;&quot;;INDEX(table;[.$C250];[.O$2])*[.$I250]*[.$J250])" office:value-type="float" office:value="1.7" calcext:value-type="float">
            <text:p>1.7</text:p>
          </table:table-cell>
          <table:table-cell table:formula="of:=IF(ISERROR(INDEX(table;[.$C250];[.P$2])*[.$I250]*[.$J250]);&quot;&quot;;INDEX(table;[.$C250];[.P$2])*[.$I250]*[.$J2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1]&lt;&gt;&quot;&quot;;MATCH([.A251];row_title;0);&quot;&quot;)" office:value-type="float" office:value="65" calcext:value-type="float">
            <text:p>65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1];[.H$2]));&quot;&quot;;INDEX(table;[.$C251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1];[.K$2])*[.$I252]*[.$J251]);&quot;&quot;;INDEX(table;[.$C251];[.K$2])*[.$I252]*[.$J251])" office:value-type="float" office:value="105.6" calcext:value-type="float">
            <text:p>105.6</text:p>
          </table:table-cell>
          <table:table-cell table:formula="of:=IF(ISERROR(INDEX(table;[.$C251];[.L$2])*[.$I252]*[.$J251]);&quot;&quot;;INDEX(table;[.$C251];[.L$2])*[.$I252]*[.$J251])" office:value-type="float" office:value="1.32" calcext:value-type="float">
            <text:p>1.32</text:p>
          </table:table-cell>
          <table:table-cell table:formula="of:=IF(ISERROR(INDEX(table;[.$C251];[.M$2])*[.$I252]*[.$J251]);&quot;&quot;;INDEX(table;[.$C251];[.M$2])*[.$I252]*[.$J251])" office:value-type="float" office:value="17.16" calcext:value-type="float">
            <text:p>17.16</text:p>
          </table:table-cell>
          <table:table-cell table:formula="of:=IF(ISERROR(INDEX(table;[.$C251];[.N$2])*[.$I252]*[.$J251]);&quot;&quot;;INDEX(table;[.$C251];[.N$2])*[.$I252]*[.$J251])" office:value-type="float" office:value="0" calcext:value-type="float">
            <text:p>0</text:p>
          </table:table-cell>
          <table:table-cell table:formula="of:=IF(ISERROR(INDEX(table;[.$C251];[.O$2])*[.$I252]*[.$J251]);&quot;&quot;;INDEX(table;[.$C251];[.O$2])*[.$I252]*[.$J251])" office:value-type="float" office:value="17.16" calcext:value-type="float">
            <text:p>17.16</text:p>
          </table:table-cell>
          <table:table-cell table:formula="of:=IF(ISERROR(INDEX(table;[.$C251];[.P$2])*[.$I252]*[.$J251]);&quot;&quot;;INDEX(table;[.$C251];[.P$2])*[.$I252]*[.$J251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5" calcext:value-type="float">
            <text:p>65</text:p>
          </table:table-cell>
          <table:table-cell table:formula="of:=IF([.A252]&lt;&gt;&quot;&quot;;MATCH([.A252];row_title;0);&quot;&quot;)" office:value-type="float" office:value="71" calcext:value-type="float">
            <text:p>71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52];[.H$2]));&quot;&quot;;INDEX(table;[.$C252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2];[.K$2])*[.$I253]*[.$J252]);&quot;&quot;;INDEX(table;[.$C252];[.K$2])*[.$I253]*[.$J252])" office:value-type="float" office:value="66" calcext:value-type="float">
            <text:p>66</text:p>
          </table:table-cell>
          <table:table-cell table:formula="of:=IF(ISERROR(INDEX(table;[.$C252];[.L$2])*[.$I253]*[.$J252]);&quot;&quot;;INDEX(table;[.$C252];[.L$2])*[.$I253]*[.$J252])" office:value-type="float" office:value="0.33" calcext:value-type="float">
            <text:p>0.33</text:p>
          </table:table-cell>
          <table:table-cell table:formula="of:=IF(ISERROR(INDEX(table;[.$C252];[.M$2])*[.$I253]*[.$J252]);&quot;&quot;;INDEX(table;[.$C252];[.M$2])*[.$I253]*[.$J252])" office:value-type="float" office:value="13.53" calcext:value-type="float">
            <text:p>13.53</text:p>
          </table:table-cell>
          <table:table-cell table:formula="of:=IF(ISERROR(INDEX(table;[.$C252];[.N$2])*[.$I253]*[.$J252]);&quot;&quot;;INDEX(table;[.$C252];[.N$2])*[.$I253]*[.$J252])" office:value-type="float" office:value="0.66" calcext:value-type="float">
            <text:p>0.66</text:p>
          </table:table-cell>
          <table:table-cell table:formula="of:=IF(ISERROR(INDEX(table;[.$C252];[.O$2])*[.$I253]*[.$J252]);&quot;&quot;;INDEX(table;[.$C252];[.O$2])*[.$I253]*[.$J252])" office:value-type="float" office:value="12.54" calcext:value-type="float">
            <text:p>12.54</text:p>
          </table:table-cell>
          <table:table-cell table:formula="of:=IF(ISERROR(INDEX(table;[.$C252];[.P$2])*[.$I253]*[.$J252]);&quot;&quot;;INDEX(table;[.$C252];[.P$2])*[.$I253]*[.$J252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66" calcext:value-type="float">
            <text:p>66</text:p>
          </table:table-cell>
          <table:table-cell table:formula="of:=IF([.A253]&lt;&gt;&quot;&quot;;MATCH([.A253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53];[.H$2]));&quot;&quot;;INDEX(table;[.$C253];[.H$2]))" office:value-type="string" office:string-value="1cup/" calcext:value-type="string">
            <text:p>1cup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53];[.K$2])*[.$I253]*[.$J253]);&quot;&quot;;INDEX(table;[.$C253];[.K$2])*[.$I253]*[.$J253])" office:value-type="float" office:value="142.5" calcext:value-type="float">
            <text:p>142.5</text:p>
          </table:table-cell>
          <table:table-cell table:formula="of:=IF(ISERROR(INDEX(table;[.$C253];[.L$2])*[.$I253]*[.$J253]);&quot;&quot;;INDEX(table;[.$C253];[.L$2])*[.$I253]*[.$J253])" office:value-type="float" office:value="6.15" calcext:value-type="float">
            <text:p>6.15</text:p>
          </table:table-cell>
          <table:table-cell table:formula="of:=IF(ISERROR(INDEX(table;[.$C253];[.M$2])*[.$I253]*[.$J253]);&quot;&quot;;INDEX(table;[.$C253];[.M$2])*[.$I253]*[.$J253])" office:value-type="float" office:value="17" calcext:value-type="float">
            <text:p>17</text:p>
          </table:table-cell>
          <table:table-cell table:formula="of:=IF(ISERROR(INDEX(table;[.$C253];[.N$2])*[.$I253]*[.$J253]);&quot;&quot;;INDEX(table;[.$C253];[.N$2])*[.$I253]*[.$J253])" office:value-type="float" office:value="6" calcext:value-type="float">
            <text:p>6</text:p>
          </table:table-cell>
          <table:table-cell table:formula="of:=IF(ISERROR(INDEX(table;[.$C253];[.O$2])*[.$I253]*[.$J253]);&quot;&quot;;INDEX(table;[.$C253];[.O$2])*[.$I253]*[.$J253])" office:value-type="float" office:value="11" calcext:value-type="float">
            <text:p>11</text:p>
          </table:table-cell>
          <table:table-cell table:formula="of:=IF(ISERROR(INDEX(table;[.$C253];[.P$2])*[.$I253]*[.$J253]);&quot;&quot;;INDEX(table;[.$C253];[.P$2])*[.$I253]*[.$J25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66" calcext:value-type="float">
            <text:p>66</text:p>
          </table:table-cell>
          <table:table-cell table:formula="of:=IF([.A254]&lt;&gt;&quot;&quot;;MATCH([.A254];row_title;0);&quot;&quot;)" office:value-type="float" office:value="72" calcext:value-type="float">
            <text:p>72</text:p>
          </table:table-cell>
          <table:table-cell table:style-name="ce1"/>
          <table:table-cell office:value-type="string" calcext:value-type="string">
            <text:p>wed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254];[.H$2]));&quot;&quot;;INDEX(table;[.$C25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4];[.K$2])*[.$I254]*[.$J254]);&quot;&quot;;INDEX(table;[.$C254];[.K$2])*[.$I254]*[.$J254])" office:value-type="float" office:value="56" calcext:value-type="float">
            <text:p>56</text:p>
          </table:table-cell>
          <table:table-cell table:formula="of:=IF(ISERROR(INDEX(table;[.$C254];[.L$2])*[.$I254]*[.$J254]);&quot;&quot;;INDEX(table;[.$C254];[.L$2])*[.$I254]*[.$J254])" office:value-type="float" office:value="0" calcext:value-type="float">
            <text:p>0</text:p>
          </table:table-cell>
          <table:table-cell table:formula="of:=IF(ISERROR(INDEX(table;[.$C254];[.M$2])*[.$I254]*[.$J254]);&quot;&quot;;INDEX(table;[.$C254];[.M$2])*[.$I254]*[.$J254])" office:value-type="float" office:value="14" calcext:value-type="float">
            <text:p>14</text:p>
          </table:table-cell>
          <table:table-cell table:formula="of:=IF(ISERROR(INDEX(table;[.$C254];[.N$2])*[.$I254]*[.$J254]);&quot;&quot;;INDEX(table;[.$C254];[.N$2])*[.$I254]*[.$J254])" office:value-type="float" office:value="2.5" calcext:value-type="float">
            <text:p>2.5</text:p>
          </table:table-cell>
          <table:table-cell table:formula="of:=IF(ISERROR(INDEX(table;[.$C254];[.O$2])*[.$I254]*[.$J254]);&quot;&quot;;INDEX(table;[.$C254];[.O$2])*[.$I254]*[.$J254])" office:value-type="float" office:value="11.5" calcext:value-type="float">
            <text:p>11.5</text:p>
          </table:table-cell>
          <table:table-cell table:formula="of:=IF(ISERROR(INDEX(table;[.$C254];[.P$2])*[.$I254]*[.$J254]);&quot;&quot;;INDEX(table;[.$C254];[.P$2])*[.$I254]*[.$J25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5]&lt;&gt;&quot;&quot;;MATCH([.A255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5];[.H$2]));&quot;&quot;;INDEX(table;[.$C255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55];[.K$2])*[.$I255]*[.$J255]);&quot;&quot;;INDEX(table;[.$C255];[.K$2])*[.$I255]*[.$J255])" office:value-type="float" office:value="99" calcext:value-type="float">
            <text:p>99</text:p>
          </table:table-cell>
          <table:table-cell table:formula="of:=IF(ISERROR(INDEX(table;[.$C255];[.L$2])*[.$I255]*[.$J255]);&quot;&quot;;INDEX(table;[.$C255];[.L$2])*[.$I255]*[.$J255])" office:value-type="float" office:value="0.4851" calcext:value-type="float">
            <text:p>0.4851</text:p>
          </table:table-cell>
          <table:table-cell table:formula="of:=IF(ISERROR(INDEX(table;[.$C255];[.M$2])*[.$I255]*[.$J255]);&quot;&quot;;INDEX(table;[.$C255];[.M$2])*[.$I255]*[.$J255])" office:value-type="float" office:value="20.2389" calcext:value-type="float">
            <text:p>20.2389</text:p>
          </table:table-cell>
          <table:table-cell table:formula="of:=IF(ISERROR(INDEX(table;[.$C255];[.N$2])*[.$I255]*[.$J255]);&quot;&quot;;INDEX(table;[.$C255];[.N$2])*[.$I255]*[.$J255])" office:value-type="float" office:value="0" calcext:value-type="float">
            <text:p>0</text:p>
          </table:table-cell>
          <table:table-cell table:formula="of:=IF(ISERROR(INDEX(table;[.$C255];[.O$2])*[.$I255]*[.$J255]);&quot;&quot;;INDEX(table;[.$C255];[.O$2])*[.$I255]*[.$J255])" office:value-type="float" office:value="20.2389" calcext:value-type="float">
            <text:p>20.2389</text:p>
          </table:table-cell>
          <table:table-cell table:formula="of:=IF(ISERROR(INDEX(table;[.$C255];[.P$2])*[.$I255]*[.$J255]);&quot;&quot;;INDEX(table;[.$C255];[.P$2])*[.$I255]*[.$J255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6]&lt;&gt;&quot;&quot;;MATCH([.A256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6];[.H$2]));&quot;&quot;;INDEX(table;[.$C256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6];[.K$2])*[.$I256]*[.$J256]);&quot;&quot;;INDEX(table;[.$C256];[.K$2])*[.$I256]*[.$J256])" office:value-type="float" office:value="91" calcext:value-type="float">
            <text:p>91</text:p>
          </table:table-cell>
          <table:table-cell table:formula="of:=IF(ISERROR(INDEX(table;[.$C256];[.L$2])*[.$I256]*[.$J256]);&quot;&quot;;INDEX(table;[.$C256];[.L$2])*[.$I256]*[.$J256])" office:value-type="float" office:value="8" calcext:value-type="float">
            <text:p>8</text:p>
          </table:table-cell>
          <table:table-cell table:formula="of:=IF(ISERROR(INDEX(table;[.$C256];[.M$2])*[.$I256]*[.$J256]);&quot;&quot;;INDEX(table;[.$C256];[.M$2])*[.$I256]*[.$J256])" office:value-type="float" office:value="5" calcext:value-type="float">
            <text:p>5</text:p>
          </table:table-cell>
          <table:table-cell table:formula="of:=IF(ISERROR(INDEX(table;[.$C256];[.N$2])*[.$I256]*[.$J256]);&quot;&quot;;INDEX(table;[.$C256];[.N$2])*[.$I256]*[.$J256])" office:value-type="float" office:value="0" calcext:value-type="float">
            <text:p>0</text:p>
          </table:table-cell>
          <table:table-cell table:formula="of:=IF(ISERROR(INDEX(table;[.$C256];[.O$2])*[.$I256]*[.$J256]);&quot;&quot;;INDEX(table;[.$C256];[.O$2])*[.$I256]*[.$J256])" office:value-type="float" office:value="0" calcext:value-type="float">
            <text:p>0</text:p>
          </table:table-cell>
          <table:table-cell table:formula="of:=IF(ISERROR(INDEX(table;[.$C256];[.P$2])*[.$I256]*[.$J256]);&quot;&quot;;INDEX(table;[.$C256];[.P$2])*[.$I256]*[.$J25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7]&lt;&gt;&quot;&quot;;MATCH([.A257];row_title;0);&quot;&quot;)" office:value-type="float" office:value="23" calcext:value-type="float">
            <text:p>2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7];[.H$2]));&quot;&quot;;INDEX(table;[.$C25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7];[.K$2])*[.$I257]*[.$J257]);&quot;&quot;;INDEX(table;[.$C257];[.K$2])*[.$I257]*[.$J257])" office:value-type="float" office:value="78" calcext:value-type="float">
            <text:p>78</text:p>
          </table:table-cell>
          <table:table-cell table:formula="of:=IF(ISERROR(INDEX(table;[.$C257];[.L$2])*[.$I257]*[.$J257]);&quot;&quot;;INDEX(table;[.$C257];[.L$2])*[.$I257]*[.$J257])" office:value-type="float" office:value="5" calcext:value-type="float">
            <text:p>5</text:p>
          </table:table-cell>
          <table:table-cell table:formula="of:=IF(ISERROR(INDEX(table;[.$C257];[.M$2])*[.$I257]*[.$J257]);&quot;&quot;;INDEX(table;[.$C257];[.M$2])*[.$I257]*[.$J257])" office:value-type="float" office:value="0.6" calcext:value-type="float">
            <text:p>0.6</text:p>
          </table:table-cell>
          <table:table-cell table:formula="of:=IF(ISERROR(INDEX(table;[.$C257];[.N$2])*[.$I257]*[.$J257]);&quot;&quot;;INDEX(table;[.$C257];[.N$2])*[.$I257]*[.$J257])" office:value-type="float" office:value="0" calcext:value-type="float">
            <text:p>0</text:p>
          </table:table-cell>
          <table:table-cell table:formula="of:=IF(ISERROR(INDEX(table;[.$C257];[.O$2])*[.$I257]*[.$J257]);&quot;&quot;;INDEX(table;[.$C257];[.O$2])*[.$I257]*[.$J257])" office:value-type="float" office:value="0.6" calcext:value-type="float">
            <text:p>0.6</text:p>
          </table:table-cell>
          <table:table-cell table:formula="of:=IF(ISERROR(INDEX(table;[.$C257];[.P$2])*[.$I257]*[.$J257]);&quot;&quot;;INDEX(table;[.$C257];[.P$2])*[.$I257]*[.$J25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8]&lt;&gt;&quot;&quot;;MATCH([.A258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8];[.H$2]));&quot;&quot;;INDEX(table;[.$C25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58];[.K$2])*[.$I258]*[.$J258]);&quot;&quot;;INDEX(table;[.$C258];[.K$2])*[.$I258]*[.$J258])" office:value-type="float" office:value="99" calcext:value-type="float">
            <text:p>99</text:p>
          </table:table-cell>
          <table:table-cell table:formula="of:=IF(ISERROR(INDEX(table;[.$C258];[.L$2])*[.$I258]*[.$J258]);&quot;&quot;;INDEX(table;[.$C258];[.L$2])*[.$I258]*[.$J258])" office:value-type="float" office:value="0.4851" calcext:value-type="float">
            <text:p>0.4851</text:p>
          </table:table-cell>
          <table:table-cell table:formula="of:=IF(ISERROR(INDEX(table;[.$C258];[.M$2])*[.$I258]*[.$J258]);&quot;&quot;;INDEX(table;[.$C258];[.M$2])*[.$I258]*[.$J258])" office:value-type="float" office:value="20.2389" calcext:value-type="float">
            <text:p>20.2389</text:p>
          </table:table-cell>
          <table:table-cell table:formula="of:=IF(ISERROR(INDEX(table;[.$C258];[.N$2])*[.$I258]*[.$J258]);&quot;&quot;;INDEX(table;[.$C258];[.N$2])*[.$I258]*[.$J258])" office:value-type="float" office:value="0" calcext:value-type="float">
            <text:p>0</text:p>
          </table:table-cell>
          <table:table-cell table:formula="of:=IF(ISERROR(INDEX(table;[.$C258];[.O$2])*[.$I258]*[.$J258]);&quot;&quot;;INDEX(table;[.$C258];[.O$2])*[.$I258]*[.$J258])" office:value-type="float" office:value="20.2389" calcext:value-type="float">
            <text:p>20.2389</text:p>
          </table:table-cell>
          <table:table-cell table:formula="of:=IF(ISERROR(INDEX(table;[.$C258];[.P$2])*[.$I258]*[.$J258]);&quot;&quot;;INDEX(table;[.$C258];[.P$2])*[.$I258]*[.$J258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59]&lt;&gt;&quot;&quot;;MATCH([.A259];row_title;0);&quot;&quot;)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59];[.H$2]));&quot;&quot;;INDEX(table;[.$C259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9];[.K$2])*[.$I259]*[.$J259]);&quot;&quot;;INDEX(table;[.$C259];[.K$2])*[.$I259]*[.$J259])" office:value-type="float" office:value="80" calcext:value-type="float">
            <text:p>80</text:p>
          </table:table-cell>
          <table:table-cell table:formula="of:=IF(ISERROR(INDEX(table;[.$C259];[.L$2])*[.$I259]*[.$J259]);&quot;&quot;;INDEX(table;[.$C259];[.L$2])*[.$I259]*[.$J259])" office:value-type="float" office:value="6" calcext:value-type="float">
            <text:p>6</text:p>
          </table:table-cell>
          <table:table-cell table:formula="of:=IF(ISERROR(INDEX(table;[.$C259];[.M$2])*[.$I259]*[.$J259]);&quot;&quot;;INDEX(table;[.$C259];[.M$2])*[.$I259]*[.$J259])" office:value-type="float" office:value="5" calcext:value-type="float">
            <text:p>5</text:p>
          </table:table-cell>
          <table:table-cell table:formula="of:=IF(ISERROR(INDEX(table;[.$C259];[.N$2])*[.$I259]*[.$J259]);&quot;&quot;;INDEX(table;[.$C259];[.N$2])*[.$I259]*[.$J259])" office:value-type="float" office:value="1" calcext:value-type="float">
            <text:p>1</text:p>
          </table:table-cell>
          <table:table-cell table:formula="of:=IF(ISERROR(INDEX(table;[.$C259];[.O$2])*[.$I259]*[.$J259]);&quot;&quot;;INDEX(table;[.$C259];[.O$2])*[.$I259]*[.$J259])" office:value-type="float" office:value="4" calcext:value-type="float">
            <text:p>4</text:p>
          </table:table-cell>
          <table:table-cell table:formula="of:=IF(ISERROR(INDEX(table;[.$C259];[.P$2])*[.$I259]*[.$J259]);&quot;&quot;;INDEX(table;[.$C259];[.P$2])*[.$I259]*[.$J25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0]&lt;&gt;&quot;&quot;;MATCH([.A260];row_title;0);&quot;&quot;)"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0];[.H$2]));&quot;&quot;;INDEX(table;[.$C26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33" calcext:value-type="float">
            <text:p>0.33</text:p>
          </table:table-cell>
          <table:table-cell table:formula="of:=IF(ISERROR(INDEX(table;[.$C260];[.K$2])*[.$I260]*[.$J260]);&quot;&quot;;INDEX(table;[.$C260];[.K$2])*[.$I260]*[.$J260])" office:value-type="float" office:value="99" calcext:value-type="float">
            <text:p>99</text:p>
          </table:table-cell>
          <table:table-cell table:formula="of:=IF(ISERROR(INDEX(table;[.$C260];[.L$2])*[.$I260]*[.$J260]);&quot;&quot;;INDEX(table;[.$C260];[.L$2])*[.$I260]*[.$J260])" office:value-type="float" office:value="0.4851" calcext:value-type="float">
            <text:p>0.4851</text:p>
          </table:table-cell>
          <table:table-cell table:formula="of:=IF(ISERROR(INDEX(table;[.$C260];[.M$2])*[.$I260]*[.$J260]);&quot;&quot;;INDEX(table;[.$C260];[.M$2])*[.$I260]*[.$J260])" office:value-type="float" office:value="20.2389" calcext:value-type="float">
            <text:p>20.2389</text:p>
          </table:table-cell>
          <table:table-cell table:formula="of:=IF(ISERROR(INDEX(table;[.$C260];[.N$2])*[.$I260]*[.$J260]);&quot;&quot;;INDEX(table;[.$C260];[.N$2])*[.$I260]*[.$J260])" office:value-type="float" office:value="0" calcext:value-type="float">
            <text:p>0</text:p>
          </table:table-cell>
          <table:table-cell table:formula="of:=IF(ISERROR(INDEX(table;[.$C260];[.O$2])*[.$I260]*[.$J260]);&quot;&quot;;INDEX(table;[.$C260];[.O$2])*[.$I260]*[.$J260])" office:value-type="float" office:value="20.2389" calcext:value-type="float">
            <text:p>20.2389</text:p>
          </table:table-cell>
          <table:table-cell table:formula="of:=IF(ISERROR(INDEX(table;[.$C260];[.P$2])*[.$I260]*[.$J260]);&quot;&quot;;INDEX(table;[.$C260];[.P$2])*[.$I260]*[.$J260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1]&lt;&gt;&quot;&quot;;MATCH([.A261];row_title;0);&quot;&quot;)" office:value-type="float" office:value="33" calcext:value-type="float">
            <text:p>3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1];[.H$2]));&quot;&quot;;INDEX(table;[.$C26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1];[.K$2])*[.$I261]*[.$J261]);&quot;&quot;;INDEX(table;[.$C261];[.K$2])*[.$I261]*[.$J261])" office:value-type="float" office:value="91" calcext:value-type="float">
            <text:p>91</text:p>
          </table:table-cell>
          <table:table-cell table:formula="of:=IF(ISERROR(INDEX(table;[.$C261];[.L$2])*[.$I261]*[.$J261]);&quot;&quot;;INDEX(table;[.$C261];[.L$2])*[.$I261]*[.$J261])" office:value-type="float" office:value="8" calcext:value-type="float">
            <text:p>8</text:p>
          </table:table-cell>
          <table:table-cell table:formula="of:=IF(ISERROR(INDEX(table;[.$C261];[.M$2])*[.$I261]*[.$J261]);&quot;&quot;;INDEX(table;[.$C261];[.M$2])*[.$I261]*[.$J261])" office:value-type="float" office:value="5" calcext:value-type="float">
            <text:p>5</text:p>
          </table:table-cell>
          <table:table-cell table:formula="of:=IF(ISERROR(INDEX(table;[.$C261];[.N$2])*[.$I261]*[.$J261]);&quot;&quot;;INDEX(table;[.$C261];[.N$2])*[.$I261]*[.$J261])" office:value-type="float" office:value="0" calcext:value-type="float">
            <text:p>0</text:p>
          </table:table-cell>
          <table:table-cell table:formula="of:=IF(ISERROR(INDEX(table;[.$C261];[.O$2])*[.$I261]*[.$J261]);&quot;&quot;;INDEX(table;[.$C261];[.O$2])*[.$I261]*[.$J261])" office:value-type="float" office:value="0" calcext:value-type="float">
            <text:p>0</text:p>
          </table:table-cell>
          <table:table-cell table:formula="of:=IF(ISERROR(INDEX(table;[.$C261];[.P$2])*[.$I261]*[.$J261]);&quot;&quot;;INDEX(table;[.$C261];[.P$2])*[.$I261]*[.$J2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8" calcext:value-type="float">
            <text:p>68</text:p>
          </table:table-cell>
          <table:table-cell table:formula="of:=IF([.A262]&lt;&gt;&quot;&quot;;MATCH([.A262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62];[.H$2]));&quot;&quot;;INDEX(table;[.$C262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2];[.K$2])*[.$I262]*[.$J262]);&quot;&quot;;INDEX(table;[.$C262];[.K$2])*[.$I262]*[.$J262])" office:value-type="float" office:value="20" calcext:value-type="float">
            <text:p>20</text:p>
          </table:table-cell>
          <table:table-cell table:formula="of:=IF(ISERROR(INDEX(table;[.$C262];[.L$2])*[.$I262]*[.$J262]);&quot;&quot;;INDEX(table;[.$C262];[.L$2])*[.$I262]*[.$J262])" office:value-type="float" office:value="0" calcext:value-type="float">
            <text:p>0</text:p>
          </table:table-cell>
          <table:table-cell table:formula="of:=IF(ISERROR(INDEX(table;[.$C262];[.M$2])*[.$I262]*[.$J262]);&quot;&quot;;INDEX(table;[.$C262];[.M$2])*[.$I262]*[.$J262])" office:value-type="float" office:value="3.7" calcext:value-type="float">
            <text:p>3.7</text:p>
          </table:table-cell>
          <table:table-cell table:formula="of:=IF(ISERROR(INDEX(table;[.$C262];[.N$2])*[.$I262]*[.$J262]);&quot;&quot;;INDEX(table;[.$C262];[.N$2])*[.$I262]*[.$J262])" office:value-type="float" office:value="2" calcext:value-type="float">
            <text:p>2</text:p>
          </table:table-cell>
          <table:table-cell table:formula="of:=IF(ISERROR(INDEX(table;[.$C262];[.O$2])*[.$I262]*[.$J262]);&quot;&quot;;INDEX(table;[.$C262];[.O$2])*[.$I262]*[.$J262])" office:value-type="float" office:value="1.7" calcext:value-type="float">
            <text:p>1.7</text:p>
          </table:table-cell>
          <table:table-cell table:formula="of:=IF(ISERROR(INDEX(table;[.$C262];[.P$2])*[.$I262]*[.$J262]);&quot;&quot;;INDEX(table;[.$C262];[.P$2])*[.$I262]*[.$J2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68" calcext:value-type="float">
            <text:p>68</text:p>
          </table:table-cell>
          <table:table-cell table:formula="of:=IF([.A263]&lt;&gt;&quot;&quot;;MATCH([.A263];row_title;0);&quot;&quot;)" office:value-type="float" office:value="70" calcext:value-type="float">
            <text:p>70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am snack</text:p>
          </table:table-cell>
          <table:table-cell table:formula="of:=IF(ISERROR(INDEX(table;[.$C263];[.H$2]));&quot;&quot;;INDEX(table;[.$C263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3];[.K$2])*[.$I263]*[.$J263]);&quot;&quot;;INDEX(table;[.$C263];[.K$2])*[.$I263]*[.$J263])" office:value-type="float" office:value="220" calcext:value-type="float">
            <text:p>220</text:p>
          </table:table-cell>
          <table:table-cell table:formula="of:=IF(ISERROR(INDEX(table;[.$C263];[.L$2])*[.$I263]*[.$J263]);&quot;&quot;;INDEX(table;[.$C263];[.L$2])*[.$I263]*[.$J263])" office:value-type="float" office:value="0" calcext:value-type="float">
            <text:p>0</text:p>
          </table:table-cell>
          <table:table-cell table:formula="of:=IF(ISERROR(INDEX(table;[.$C263];[.M$2])*[.$I263]*[.$J263]);&quot;&quot;;INDEX(table;[.$C263];[.M$2])*[.$I263]*[.$J263])" office:value-type="float" office:value="56" calcext:value-type="float">
            <text:p>56</text:p>
          </table:table-cell>
          <table:table-cell table:formula="of:=IF(ISERROR(INDEX(table;[.$C263];[.N$2])*[.$I263]*[.$J263]);&quot;&quot;;INDEX(table;[.$C263];[.N$2])*[.$I263]*[.$J263])" office:value-type="float" office:value="8" calcext:value-type="float">
            <text:p>8</text:p>
          </table:table-cell>
          <table:table-cell table:formula="of:=IF(ISERROR(INDEX(table;[.$C263];[.O$2])*[.$I263]*[.$J263]);&quot;&quot;;INDEX(table;[.$C263];[.O$2])*[.$I263]*[.$J263])" office:value-type="float" office:value="48" calcext:value-type="float">
            <text:p>48</text:p>
          </table:table-cell>
          <table:table-cell table:formula="of:=IF(ISERROR(INDEX(table;[.$C263];[.P$2])*[.$I263]*[.$J263]);&quot;&quot;;INDEX(table;[.$C263];[.P$2])*[.$I263]*[.$J263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67" calcext:value-type="float">
            <text:p>67</text:p>
          </table:table-cell>
          <table:table-cell table:formula="of:=IF([.A264]&lt;&gt;&quot;&quot;;MATCH([.A264];row_title;0);&quot;&quot;)" office:value-type="float" office:value="72" calcext:value-type="float">
            <text:p>7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64];[.H$2]));&quot;&quot;;INDEX(table;[.$C264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4];[.K$2])*[.$I264]*[.$J264]);&quot;&quot;;INDEX(table;[.$C264];[.K$2])*[.$I264]*[.$J264])" office:value-type="float" office:value="112" calcext:value-type="float">
            <text:p>112</text:p>
          </table:table-cell>
          <table:table-cell table:formula="of:=IF(ISERROR(INDEX(table;[.$C264];[.L$2])*[.$I264]*[.$J264]);&quot;&quot;;INDEX(table;[.$C264];[.L$2])*[.$I264]*[.$J264])" office:value-type="float" office:value="0" calcext:value-type="float">
            <text:p>0</text:p>
          </table:table-cell>
          <table:table-cell table:formula="of:=IF(ISERROR(INDEX(table;[.$C264];[.M$2])*[.$I264]*[.$J264]);&quot;&quot;;INDEX(table;[.$C264];[.M$2])*[.$I264]*[.$J264])" office:value-type="float" office:value="28" calcext:value-type="float">
            <text:p>28</text:p>
          </table:table-cell>
          <table:table-cell table:formula="of:=IF(ISERROR(INDEX(table;[.$C264];[.N$2])*[.$I264]*[.$J264]);&quot;&quot;;INDEX(table;[.$C264];[.N$2])*[.$I264]*[.$J264])" office:value-type="float" office:value="5" calcext:value-type="float">
            <text:p>5</text:p>
          </table:table-cell>
          <table:table-cell table:formula="of:=IF(ISERROR(INDEX(table;[.$C264];[.O$2])*[.$I264]*[.$J264]);&quot;&quot;;INDEX(table;[.$C264];[.O$2])*[.$I264]*[.$J264])" office:value-type="float" office:value="23" calcext:value-type="float">
            <text:p>23</text:p>
          </table:table-cell>
          <table:table-cell table:formula="of:=IF(ISERROR(INDEX(table;[.$C264];[.P$2])*[.$I264]*[.$J264]);&quot;&quot;;INDEX(table;[.$C264];[.P$2])*[.$I264]*[.$J2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5]&lt;&gt;&quot;&quot;;MATCH([.A265];row_title;0);&quot;&quot;)"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5];[.H$2]));&quot;&quot;;INDEX(table;[.$C26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5];[.K$2])*[.$I265]*[.$J265]);&quot;&quot;;INDEX(table;[.$C265];[.K$2])*[.$I265]*[.$J265])" office:value-type="float" office:value="52.8" calcext:value-type="float">
            <text:p>52.8</text:p>
          </table:table-cell>
          <table:table-cell table:formula="of:=IF(ISERROR(INDEX(table;[.$C265];[.L$2])*[.$I265]*[.$J265]);&quot;&quot;;INDEX(table;[.$C265];[.L$2])*[.$I265]*[.$J265])" office:value-type="float" office:value="3.3" calcext:value-type="float">
            <text:p>3.3</text:p>
          </table:table-cell>
          <table:table-cell table:formula="of:=IF(ISERROR(INDEX(table;[.$C265];[.M$2])*[.$I265]*[.$J265]);&quot;&quot;;INDEX(table;[.$C265];[.M$2])*[.$I265]*[.$J265])" office:value-type="float" office:value="0" calcext:value-type="float">
            <text:p>0</text:p>
          </table:table-cell>
          <table:table-cell table:formula="of:=IF(ISERROR(INDEX(table;[.$C265];[.N$2])*[.$I265]*[.$J265]);&quot;&quot;;INDEX(table;[.$C265];[.N$2])*[.$I265]*[.$J265])" office:value-type="float" office:value="0" calcext:value-type="float">
            <text:p>0</text:p>
          </table:table-cell>
          <table:table-cell table:formula="of:=IF(ISERROR(INDEX(table;[.$C265];[.O$2])*[.$I265]*[.$J265]);&quot;&quot;;INDEX(table;[.$C265];[.O$2])*[.$I265]*[.$J265])" office:value-type="float" office:value="0" calcext:value-type="float">
            <text:p>0</text:p>
          </table:table-cell>
          <table:table-cell table:formula="of:=IF(ISERROR(INDEX(table;[.$C265];[.P$2])*[.$I265]*[.$J265]);&quot;&quot;;INDEX(table;[.$C265];[.P$2])*[.$I265]*[.$J265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6]&lt;&gt;&quot;&quot;;MATCH([.A266];row_title;0);&quot;&quot;)" office:value-type="float" office:value="63" calcext:value-type="float">
            <text:p>6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6];[.H$2]));&quot;&quot;;INDEX(table;[.$C26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6];[.K$2])*[.$I266]*[.$J266]);&quot;&quot;;INDEX(table;[.$C266];[.K$2])*[.$I266]*[.$J266])" office:value-type="float" office:value="38.28" calcext:value-type="float">
            <text:p>38.28</text:p>
          </table:table-cell>
          <table:table-cell table:formula="of:=IF(ISERROR(INDEX(table;[.$C266];[.L$2])*[.$I266]*[.$J266]);&quot;&quot;;INDEX(table;[.$C266];[.L$2])*[.$I266]*[.$J266])" office:value-type="float" office:value="2.64" calcext:value-type="float">
            <text:p>2.64</text:p>
          </table:table-cell>
          <table:table-cell table:formula="of:=IF(ISERROR(INDEX(table;[.$C266];[.M$2])*[.$I266]*[.$J266]);&quot;&quot;;INDEX(table;[.$C266];[.M$2])*[.$I266]*[.$J266])" office:value-type="float" office:value="0.66" calcext:value-type="float">
            <text:p>0.66</text:p>
          </table:table-cell>
          <table:table-cell table:formula="of:=IF(ISERROR(INDEX(table;[.$C266];[.N$2])*[.$I266]*[.$J266]);&quot;&quot;;INDEX(table;[.$C266];[.N$2])*[.$I266]*[.$J266])" office:value-type="float" office:value="0" calcext:value-type="float">
            <text:p>0</text:p>
          </table:table-cell>
          <table:table-cell table:formula="of:=IF(ISERROR(INDEX(table;[.$C266];[.O$2])*[.$I266]*[.$J266]);&quot;&quot;;INDEX(table;[.$C266];[.O$2])*[.$I266]*[.$J266])" office:value-type="float" office:value="0" calcext:value-type="float">
            <text:p>0</text:p>
          </table:table-cell>
          <table:table-cell table:formula="of:=IF(ISERROR(INDEX(table;[.$C266];[.P$2])*[.$I266]*[.$J266]);&quot;&quot;;INDEX(table;[.$C266];[.P$2])*[.$I266]*[.$J266])" office:value-type="float" office:value="2.64" calcext:value-type="float">
            <text:p>2.6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7]&lt;&gt;&quot;&quot;;MATCH([.A267];row_title;0);&quot;&quot;)" office:value-type="float" office:value="62" calcext:value-type="float">
            <text:p>6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7];[.H$2]));&quot;&quot;;INDEX(table;[.$C26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7];[.K$2])*[.$I267]*[.$J267]);&quot;&quot;;INDEX(table;[.$C267];[.K$2])*[.$I267]*[.$J267])" office:value-type="float" office:value="99" calcext:value-type="float">
            <text:p>99</text:p>
          </table:table-cell>
          <table:table-cell table:formula="of:=IF(ISERROR(INDEX(table;[.$C267];[.L$2])*[.$I267]*[.$J267]);&quot;&quot;;INDEX(table;[.$C267];[.L$2])*[.$I267]*[.$J267])" office:value-type="float" office:value="7.26" calcext:value-type="float">
            <text:p>7.26</text:p>
          </table:table-cell>
          <table:table-cell table:formula="of:=IF(ISERROR(INDEX(table;[.$C267];[.M$2])*[.$I267]*[.$J267]);&quot;&quot;;INDEX(table;[.$C267];[.M$2])*[.$I267]*[.$J267])" office:value-type="float" office:value="0.33" calcext:value-type="float">
            <text:p>0.33</text:p>
          </table:table-cell>
          <table:table-cell table:formula="of:=IF(ISERROR(INDEX(table;[.$C267];[.N$2])*[.$I267]*[.$J267]);&quot;&quot;;INDEX(table;[.$C267];[.N$2])*[.$I267]*[.$J267])" office:value-type="float" office:value="0" calcext:value-type="float">
            <text:p>0</text:p>
          </table:table-cell>
          <table:table-cell table:formula="of:=IF(ISERROR(INDEX(table;[.$C267];[.O$2])*[.$I267]*[.$J267]);&quot;&quot;;INDEX(table;[.$C267];[.O$2])*[.$I267]*[.$J267])" office:value-type="float" office:value="0" calcext:value-type="float">
            <text:p>0</text:p>
          </table:table-cell>
          <table:table-cell table:formula="of:=IF(ISERROR(INDEX(table;[.$C267];[.P$2])*[.$I267]*[.$J267]);&quot;&quot;;INDEX(table;[.$C267];[.P$2])*[.$I267]*[.$J267])" office:value-type="float" office:value="5.94" calcext:value-type="float">
            <text:p>5.9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8]&lt;&gt;&quot;&quot;;MATCH([.A268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8];[.H$2]));&quot;&quot;;INDEX(table;[.$C26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8];[.K$2])*[.$I268]*[.$J268]);&quot;&quot;;INDEX(table;[.$C268];[.K$2])*[.$I268]*[.$J268])" office:value-type="float" office:value="6.6" calcext:value-type="float">
            <text:p>6.6</text:p>
          </table:table-cell>
          <table:table-cell table:formula="of:=IF(ISERROR(INDEX(table;[.$C268];[.L$2])*[.$I268]*[.$J268]);&quot;&quot;;INDEX(table;[.$C268];[.L$2])*[.$I268]*[.$J268])" office:value-type="float" office:value="0" calcext:value-type="float">
            <text:p>0</text:p>
          </table:table-cell>
          <table:table-cell table:formula="of:=IF(ISERROR(INDEX(table;[.$C268];[.M$2])*[.$I268]*[.$J268]);&quot;&quot;;INDEX(table;[.$C268];[.M$2])*[.$I268]*[.$J268])" office:value-type="float" office:value="1.221" calcext:value-type="float">
            <text:p>1.221</text:p>
          </table:table-cell>
          <table:table-cell table:formula="of:=IF(ISERROR(INDEX(table;[.$C268];[.N$2])*[.$I268]*[.$J268]);&quot;&quot;;INDEX(table;[.$C268];[.N$2])*[.$I268]*[.$J268])" office:value-type="float" office:value="0.66" calcext:value-type="float">
            <text:p>0.66</text:p>
          </table:table-cell>
          <table:table-cell table:formula="of:=IF(ISERROR(INDEX(table;[.$C268];[.O$2])*[.$I268]*[.$J268]);&quot;&quot;;INDEX(table;[.$C268];[.O$2])*[.$I268]*[.$J268])" office:value-type="float" office:value="0.561" calcext:value-type="float">
            <text:p>0.561</text:p>
          </table:table-cell>
          <table:table-cell table:formula="of:=IF(ISERROR(INDEX(table;[.$C268];[.P$2])*[.$I268]*[.$J268]);&quot;&quot;;INDEX(table;[.$C268];[.P$2])*[.$I268]*[.$J26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69]&lt;&gt;&quot;&quot;;MATCH([.A269];row_title;0);&quot;&quot;)" office:value-type="float" office:value="65" calcext:value-type="float">
            <text:p>6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69];[.H$2]));&quot;&quot;;INDEX(table;[.$C26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9];[.K$2])*[.$I269]*[.$J269]);&quot;&quot;;INDEX(table;[.$C269];[.K$2])*[.$I269]*[.$J269])" office:value-type="float" office:value="52.8" calcext:value-type="float">
            <text:p>52.8</text:p>
          </table:table-cell>
          <table:table-cell table:formula="of:=IF(ISERROR(INDEX(table;[.$C269];[.L$2])*[.$I269]*[.$J269]);&quot;&quot;;INDEX(table;[.$C269];[.L$2])*[.$I269]*[.$J269])" office:value-type="float" office:value="0.66" calcext:value-type="float">
            <text:p>0.66</text:p>
          </table:table-cell>
          <table:table-cell table:formula="of:=IF(ISERROR(INDEX(table;[.$C269];[.M$2])*[.$I269]*[.$J269]);&quot;&quot;;INDEX(table;[.$C269];[.M$2])*[.$I269]*[.$J269])" office:value-type="float" office:value="8.58" calcext:value-type="float">
            <text:p>8.58</text:p>
          </table:table-cell>
          <table:table-cell table:formula="of:=IF(ISERROR(INDEX(table;[.$C269];[.N$2])*[.$I269]*[.$J269]);&quot;&quot;;INDEX(table;[.$C269];[.N$2])*[.$I269]*[.$J269])" office:value-type="float" office:value="0" calcext:value-type="float">
            <text:p>0</text:p>
          </table:table-cell>
          <table:table-cell table:formula="of:=IF(ISERROR(INDEX(table;[.$C269];[.O$2])*[.$I269]*[.$J269]);&quot;&quot;;INDEX(table;[.$C269];[.O$2])*[.$I269]*[.$J269])" office:value-type="float" office:value="8.58" calcext:value-type="float">
            <text:p>8.58</text:p>
          </table:table-cell>
          <table:table-cell table:formula="of:=IF(ISERROR(INDEX(table;[.$C269];[.P$2])*[.$I269]*[.$J269]);&quot;&quot;;INDEX(table;[.$C269];[.P$2])*[.$I269]*[.$J269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70]&lt;&gt;&quot;&quot;;MATCH([.A270];row_title;0);&quot;&quot;)" office:value-type="float" office:value="71" calcext:value-type="float">
            <text:p>7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70];[.H$2]));&quot;&quot;;INDEX(table;[.$C27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70];[.K$2])*[.$I270]*[.$J270]);&quot;&quot;;INDEX(table;[.$C270];[.K$2])*[.$I270]*[.$J270])" office:value-type="float" office:value="66" calcext:value-type="float">
            <text:p>66</text:p>
          </table:table-cell>
          <table:table-cell table:formula="of:=IF(ISERROR(INDEX(table;[.$C270];[.L$2])*[.$I270]*[.$J270]);&quot;&quot;;INDEX(table;[.$C270];[.L$2])*[.$I270]*[.$J270])" office:value-type="float" office:value="0.33" calcext:value-type="float">
            <text:p>0.33</text:p>
          </table:table-cell>
          <table:table-cell table:formula="of:=IF(ISERROR(INDEX(table;[.$C270];[.M$2])*[.$I270]*[.$J270]);&quot;&quot;;INDEX(table;[.$C270];[.M$2])*[.$I270]*[.$J270])" office:value-type="float" office:value="13.53" calcext:value-type="float">
            <text:p>13.53</text:p>
          </table:table-cell>
          <table:table-cell table:formula="of:=IF(ISERROR(INDEX(table;[.$C270];[.N$2])*[.$I270]*[.$J270]);&quot;&quot;;INDEX(table;[.$C270];[.N$2])*[.$I270]*[.$J270])" office:value-type="float" office:value="0.66" calcext:value-type="float">
            <text:p>0.66</text:p>
          </table:table-cell>
          <table:table-cell table:formula="of:=IF(ISERROR(INDEX(table;[.$C270];[.O$2])*[.$I270]*[.$J270]);&quot;&quot;;INDEX(table;[.$C270];[.O$2])*[.$I270]*[.$J270])" office:value-type="float" office:value="12.54" calcext:value-type="float">
            <text:p>12.54</text:p>
          </table:table-cell>
          <table:table-cell table:formula="of:=IF(ISERROR(INDEX(table;[.$C270];[.P$2])*[.$I270]*[.$J270]);&quot;&quot;;INDEX(table;[.$C270];[.P$2])*[.$I270]*[.$J27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71]&lt;&gt;&quot;&quot;;MATCH([.A271];row_title;0);&quot;&quot;)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71];[.H$2]));&quot;&quot;;INDEX(table;[.$C271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1];[.K$2])*[.$I271]*[.$J271]);&quot;&quot;;INDEX(table;[.$C271];[.K$2])*[.$I271]*[.$J271])" office:value-type="float" office:value="40" calcext:value-type="float">
            <text:p>40</text:p>
          </table:table-cell>
          <table:table-cell table:formula="of:=IF(ISERROR(INDEX(table;[.$C271];[.L$2])*[.$I271]*[.$J271]);&quot;&quot;;INDEX(table;[.$C271];[.L$2])*[.$I271]*[.$J271])" office:value-type="float" office:value="0" calcext:value-type="float">
            <text:p>0</text:p>
          </table:table-cell>
          <table:table-cell table:formula="of:=IF(ISERROR(INDEX(table;[.$C271];[.M$2])*[.$I271]*[.$J271]);&quot;&quot;;INDEX(table;[.$C271];[.M$2])*[.$I271]*[.$J271])" office:value-type="float" office:value="7.4" calcext:value-type="float">
            <text:p>7.4</text:p>
          </table:table-cell>
          <table:table-cell table:formula="of:=IF(ISERROR(INDEX(table;[.$C271];[.N$2])*[.$I271]*[.$J271]);&quot;&quot;;INDEX(table;[.$C271];[.N$2])*[.$I271]*[.$J271])" office:value-type="float" office:value="4" calcext:value-type="float">
            <text:p>4</text:p>
          </table:table-cell>
          <table:table-cell table:formula="of:=IF(ISERROR(INDEX(table;[.$C271];[.O$2])*[.$I271]*[.$J271]);&quot;&quot;;INDEX(table;[.$C271];[.O$2])*[.$I271]*[.$J271])" office:value-type="float" office:value="3.4" calcext:value-type="float">
            <text:p>3.4</text:p>
          </table:table-cell>
          <table:table-cell table:formula="of:=IF(ISERROR(INDEX(table;[.$C271];[.P$2])*[.$I271]*[.$J271]);&quot;&quot;;INDEX(table;[.$C271];[.P$2])*[.$I271]*[.$J2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70" calcext:value-type="float">
            <text:p>70</text:p>
          </table:table-cell>
          <table:table-cell table:formula="of:=IF([.A272]&lt;&gt;&quot;&quot;;MATCH([.A272];row_title;0);&quot;&quot;)" office:value-type="float" office:value="44" calcext:value-type="float">
            <text:p>4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2];[.H$2]));&quot;&quot;;INDEX(table;[.$C272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72];[.K$2])*[.$I272]*[.$J272]);&quot;&quot;;INDEX(table;[.$C272];[.K$2])*[.$I272]*[.$J272])" office:value-type="float" office:value="142.5" calcext:value-type="float">
            <text:p>142.5</text:p>
          </table:table-cell>
          <table:table-cell table:formula="of:=IF(ISERROR(INDEX(table;[.$C272];[.L$2])*[.$I272]*[.$J272]);&quot;&quot;;INDEX(table;[.$C272];[.L$2])*[.$I272]*[.$J272])" office:value-type="float" office:value="6.15" calcext:value-type="float">
            <text:p>6.15</text:p>
          </table:table-cell>
          <table:table-cell table:formula="of:=IF(ISERROR(INDEX(table;[.$C272];[.M$2])*[.$I272]*[.$J272]);&quot;&quot;;INDEX(table;[.$C272];[.M$2])*[.$I272]*[.$J272])" office:value-type="float" office:value="17" calcext:value-type="float">
            <text:p>17</text:p>
          </table:table-cell>
          <table:table-cell table:formula="of:=IF(ISERROR(INDEX(table;[.$C272];[.N$2])*[.$I272]*[.$J272]);&quot;&quot;;INDEX(table;[.$C272];[.N$2])*[.$I272]*[.$J272])" office:value-type="float" office:value="6" calcext:value-type="float">
            <text:p>6</text:p>
          </table:table-cell>
          <table:table-cell table:formula="of:=IF(ISERROR(INDEX(table;[.$C272];[.O$2])*[.$I272]*[.$J272]);&quot;&quot;;INDEX(table;[.$C272];[.O$2])*[.$I272]*[.$J272])" office:value-type="float" office:value="11" calcext:value-type="float">
            <text:p>11</text:p>
          </table:table-cell>
          <table:table-cell table:formula="of:=IF(ISERROR(INDEX(table;[.$C272];[.P$2])*[.$I272]*[.$J272]);&quot;&quot;;INDEX(table;[.$C272];[.P$2])*[.$I272]*[.$J27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70" calcext:value-type="float">
            <text:p>70</text:p>
          </table:table-cell>
          <table:table-cell table:formula="of:=IF([.A273]&lt;&gt;&quot;&quot;;MATCH([.A273];row_title;0);&quot;&quot;)" office:value-type="float" office:value="32" calcext:value-type="float">
            <text:p>32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3];[.H$2]));&quot;&quot;;INDEX(table;[.$C27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73];[.K$2])*[.$I273]*[.$J273]);&quot;&quot;;INDEX(table;[.$C273];[.K$2])*[.$I273]*[.$J273])" office:value-type="float" office:value="170" calcext:value-type="float">
            <text:p>170</text:p>
          </table:table-cell>
          <table:table-cell table:formula="of:=IF(ISERROR(INDEX(table;[.$C273];[.L$2])*[.$I273]*[.$J273]);&quot;&quot;;INDEX(table;[.$C273];[.L$2])*[.$I273]*[.$J273])" office:value-type="float" office:value="16" calcext:value-type="float">
            <text:p>16</text:p>
          </table:table-cell>
          <table:table-cell table:formula="of:=IF(ISERROR(INDEX(table;[.$C273];[.M$2])*[.$I273]*[.$J273]);&quot;&quot;;INDEX(table;[.$C273];[.M$2])*[.$I273]*[.$J273])" office:value-type="float" office:value="5" calcext:value-type="float">
            <text:p>5</text:p>
          </table:table-cell>
          <table:table-cell table:formula="of:=IF(ISERROR(INDEX(table;[.$C273];[.N$2])*[.$I273]*[.$J273]);&quot;&quot;;INDEX(table;[.$C273];[.N$2])*[.$I273]*[.$J273])" office:value-type="float" office:value="3" calcext:value-type="float">
            <text:p>3</text:p>
          </table:table-cell>
          <table:table-cell table:formula="of:=IF(ISERROR(INDEX(table;[.$C273];[.O$2])*[.$I273]*[.$J273]);&quot;&quot;;INDEX(table;[.$C273];[.O$2])*[.$I273]*[.$J273])" office:value-type="float" office:value="2" calcext:value-type="float">
            <text:p>2</text:p>
          </table:table-cell>
          <table:table-cell table:formula="of:=IF(ISERROR(INDEX(table;[.$C273];[.P$2])*[.$I273]*[.$J273]);&quot;&quot;;INDEX(table;[.$C273];[.P$2])*[.$I273]*[.$J2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eef franks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4]&lt;&gt;&quot;&quot;;MATCH([.A274];row_title;0);&quot;&quot;)" office:value-type="float" office:value="74" calcext:value-type="float">
            <text:p>7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4];[.H$2]));&quot;&quot;;INDEX(table;[.$C274];[.H$2]))" office:value-type="string" office:string-value="1pieces" calcext:value-type="string">
            <text:p>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74];[.K$2])*[.$I274]*[.$J274]);&quot;&quot;;INDEX(table;[.$C274];[.K$2])*[.$I274]*[.$J274])" office:value-type="float" office:value="480" calcext:value-type="float">
            <text:p>480</text:p>
          </table:table-cell>
          <table:table-cell table:formula="of:=IF(ISERROR(INDEX(table;[.$C274];[.L$2])*[.$I274]*[.$J274]);&quot;&quot;;INDEX(table;[.$C274];[.L$2])*[.$I274]*[.$J274])" office:value-type="float" office:value="45" calcext:value-type="float">
            <text:p>45</text:p>
          </table:table-cell>
          <table:table-cell table:formula="of:=IF(ISERROR(INDEX(table;[.$C274];[.M$2])*[.$I274]*[.$J274]);&quot;&quot;;INDEX(table;[.$C274];[.M$2])*[.$I274]*[.$J274])" office:value-type="float" office:value="0" calcext:value-type="float">
            <text:p>0</text:p>
          </table:table-cell>
          <table:table-cell table:formula="of:=IF(ISERROR(INDEX(table;[.$C274];[.N$2])*[.$I274]*[.$J274]);&quot;&quot;;INDEX(table;[.$C274];[.N$2])*[.$I274]*[.$J274])" office:value-type="float" office:value="0" calcext:value-type="float">
            <text:p>0</text:p>
          </table:table-cell>
          <table:table-cell table:formula="of:=IF(ISERROR(INDEX(table;[.$C274];[.O$2])*[.$I274]*[.$J274]);&quot;&quot;;INDEX(table;[.$C274];[.O$2])*[.$I274]*[.$J274])" office:value-type="float" office:value="0" calcext:value-type="float">
            <text:p>0</text:p>
          </table:table-cell>
          <table:table-cell table:formula="of:=IF(ISERROR(INDEX(table;[.$C274];[.P$2])*[.$I274]*[.$J274]);&quot;&quot;;INDEX(table;[.$C274];[.P$2])*[.$I274]*[.$J274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5]&lt;&gt;&quot;&quot;;MATCH([.A275];row_title;0);&quot;&quot;)" office:value-type="float" office:value="75" calcext:value-type="float">
            <text:p>75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5];[.H$2]));&quot;&quot;;INDEX(table;[.$C275];[.H$2]))" office:value-type="string" office:string-value="0.66cup/" calcext:value-type="string">
            <text:p>0.66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5];[.K$2])*[.$I275]*[.$J275]);&quot;&quot;;INDEX(table;[.$C275];[.K$2])*[.$I275]*[.$J275])" office:value-type="float" office:value="200" calcext:value-type="float">
            <text:p>200</text:p>
          </table:table-cell>
          <table:table-cell table:formula="of:=IF(ISERROR(INDEX(table;[.$C275];[.L$2])*[.$I275]*[.$J275]);&quot;&quot;;INDEX(table;[.$C275];[.L$2])*[.$I275]*[.$J275])" office:value-type="float" office:value="2" calcext:value-type="float">
            <text:p>2</text:p>
          </table:table-cell>
          <table:table-cell table:formula="of:=IF(ISERROR(INDEX(table;[.$C275];[.M$2])*[.$I275]*[.$J275]);&quot;&quot;;INDEX(table;[.$C275];[.M$2])*[.$I275]*[.$J275])" office:value-type="float" office:value="42" calcext:value-type="float">
            <text:p>42</text:p>
          </table:table-cell>
          <table:table-cell table:formula="of:=IF(ISERROR(INDEX(table;[.$C275];[.N$2])*[.$I275]*[.$J275]);&quot;&quot;;INDEX(table;[.$C275];[.N$2])*[.$I275]*[.$J275])" office:value-type="float" office:value="2" calcext:value-type="float">
            <text:p>2</text:p>
          </table:table-cell>
          <table:table-cell table:formula="of:=IF(ISERROR(INDEX(table;[.$C275];[.O$2])*[.$I275]*[.$J275]);&quot;&quot;;INDEX(table;[.$C275];[.O$2])*[.$I275]*[.$J275])" office:value-type="float" office:value="40" calcext:value-type="float">
            <text:p>40</text:p>
          </table:table-cell>
          <table:table-cell table:formula="of:=IF(ISERROR(INDEX(table;[.$C275];[.P$2])*[.$I275]*[.$J275]);&quot;&quot;;INDEX(table;[.$C275];[.P$2])*[.$I275]*[.$J2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6]&lt;&gt;&quot;&quot;;MATCH([.A276];row_title;0);&quot;&quot;)" office:value-type="float" office:value="73" calcext:value-type="float">
            <text:p>7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6];[.H$2]));&quot;&quot;;INDEX(table;[.$C276];[.H$2]))" office:value-type="string" office:string-value="1pieces" calcext:value-type="string">
            <text:p>1piece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IF(ISERROR(INDEX(table;[.$C276];[.K$2])*[.$I276]*[.$J276]);&quot;&quot;;INDEX(table;[.$C276];[.K$2])*[.$I276]*[.$J276])" office:value-type="float" office:value="75" calcext:value-type="float">
            <text:p>75</text:p>
          </table:table-cell>
          <table:table-cell table:formula="of:=IF(ISERROR(INDEX(table;[.$C276];[.L$2])*[.$I276]*[.$J276]);&quot;&quot;;INDEX(table;[.$C276];[.L$2])*[.$I276]*[.$J276])" office:value-type="float" office:value="3" calcext:value-type="float">
            <text:p>3</text:p>
          </table:table-cell>
          <table:table-cell table:formula="of:=IF(ISERROR(INDEX(table;[.$C276];[.M$2])*[.$I276]*[.$J276]);&quot;&quot;;INDEX(table;[.$C276];[.M$2])*[.$I276]*[.$J276])" office:value-type="float" office:value="27" calcext:value-type="float">
            <text:p>27</text:p>
          </table:table-cell>
          <table:table-cell table:formula="of:=IF(ISERROR(INDEX(table;[.$C276];[.N$2])*[.$I276]*[.$J276]);&quot;&quot;;INDEX(table;[.$C276];[.N$2])*[.$I276]*[.$J276])" office:value-type="float" office:value="2" calcext:value-type="float">
            <text:p>2</text:p>
          </table:table-cell>
          <table:table-cell table:formula="of:=IF(ISERROR(INDEX(table;[.$C276];[.O$2])*[.$I276]*[.$J276]);&quot;&quot;;INDEX(table;[.$C276];[.O$2])*[.$I276]*[.$J276])" office:value-type="float" office:value="25" calcext:value-type="float">
            <text:p>25</text:p>
          </table:table-cell>
          <table:table-cell table:formula="of:=IF(ISERROR(INDEX(table;[.$C276];[.P$2])*[.$I276]*[.$J276]);&quot;&quot;;INDEX(table;[.$C276];[.P$2])*[.$I276]*[.$J27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ineapple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7]&lt;&gt;&quot;&quot;;MATCH([.A277];row_title;0);&quot;&quot;)" office:value-type="float" office:value="76" calcext:value-type="float">
            <text:p>76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7];[.H$2]));&quot;&quot;;INDEX(table;[.$C27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7];[.K$2])*[.$I277]*[.$J277]);&quot;&quot;;INDEX(table;[.$C277];[.K$2])*[.$I277]*[.$J277])" office:value-type="float" office:value="100" calcext:value-type="float">
            <text:p>100</text:p>
          </table:table-cell>
          <table:table-cell table:formula="of:=IF(ISERROR(INDEX(table;[.$C277];[.L$2])*[.$I277]*[.$J277]);&quot;&quot;;INDEX(table;[.$C277];[.L$2])*[.$I277]*[.$J277])" office:value-type="float" office:value="0" calcext:value-type="float">
            <text:p>0</text:p>
          </table:table-cell>
          <table:table-cell table:formula="of:=IF(ISERROR(INDEX(table;[.$C277];[.M$2])*[.$I277]*[.$J277]);&quot;&quot;;INDEX(table;[.$C277];[.M$2])*[.$I277]*[.$J277])" office:value-type="float" office:value="26" calcext:value-type="float">
            <text:p>26</text:p>
          </table:table-cell>
          <table:table-cell table:formula="of:=IF(ISERROR(INDEX(table;[.$C277];[.N$2])*[.$I277]*[.$J277]);&quot;&quot;;INDEX(table;[.$C277];[.N$2])*[.$I277]*[.$J277])" office:value-type="float" office:value="2.8" calcext:value-type="float">
            <text:p>2.8</text:p>
          </table:table-cell>
          <table:table-cell table:formula="of:=IF(ISERROR(INDEX(table;[.$C277];[.O$2])*[.$I277]*[.$J277]);&quot;&quot;;INDEX(table;[.$C277];[.O$2])*[.$I277]*[.$J277])" office:value-type="float" office:value="23" calcext:value-type="float">
            <text:p>23</text:p>
          </table:table-cell>
          <table:table-cell table:formula="of:=IF(ISERROR(INDEX(table;[.$C277];[.P$2])*[.$I277]*[.$J277]);&quot;&quot;;INDEX(table;[.$C277];[.P$2])*[.$I277]*[.$J2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71" calcext:value-type="float">
            <text:p>71</text:p>
          </table:table-cell>
          <table:table-cell table:formula="of:=IF([.A278]&lt;&gt;&quot;&quot;;MATCH([.A278];row_title;0);&quot;&quot;)" office:value-type="float" office:value="53" calcext:value-type="float">
            <text:p>5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78];[.H$2]));&quot;&quot;;INDEX(table;[.$C278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8];[.K$2])*[.$I278]*[.$J278]);&quot;&quot;;INDEX(table;[.$C278];[.K$2])*[.$I278]*[.$J278])" office:value-type="float" office:value="100" calcext:value-type="float">
            <text:p>100</text:p>
          </table:table-cell>
          <table:table-cell table:formula="of:=IF(ISERROR(INDEX(table;[.$C278];[.L$2])*[.$I278]*[.$J278]);&quot;&quot;;INDEX(table;[.$C278];[.L$2])*[.$I278]*[.$J278])" office:value-type="float" office:value="3" calcext:value-type="float">
            <text:p>3</text:p>
          </table:table-cell>
          <table:table-cell table:formula="of:=IF(ISERROR(INDEX(table;[.$C278];[.M$2])*[.$I278]*[.$J278]);&quot;&quot;;INDEX(table;[.$C278];[.M$2])*[.$I278]*[.$J278])" office:value-type="float" office:value="2" calcext:value-type="float">
            <text:p>2</text:p>
          </table:table-cell>
          <table:table-cell table:formula="of:=IF(ISERROR(INDEX(table;[.$C278];[.N$2])*[.$I278]*[.$J278]);&quot;&quot;;INDEX(table;[.$C278];[.N$2])*[.$I278]*[.$J278])" office:value-type="float" office:value="0" calcext:value-type="float">
            <text:p>0</text:p>
          </table:table-cell>
          <table:table-cell table:formula="of:=IF(ISERROR(INDEX(table;[.$C278];[.O$2])*[.$I278]*[.$J278]);&quot;&quot;;INDEX(table;[.$C278];[.O$2])*[.$I278]*[.$J278])" office:value-type="float" office:value="0" calcext:value-type="float">
            <text:p>0</text:p>
          </table:table-cell>
          <table:table-cell table:formula="of:=IF(ISERROR(INDEX(table;[.$C278];[.P$2])*[.$I278]*[.$J278]);&quot;&quot;;INDEX(table;[.$C278];[.P$2])*[.$I278]*[.$J278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79]&lt;&gt;&quot;&quot;;MATCH([.A279];row_title;0);&quot;&quot;)" office:value-type="float" office:value="73" calcext:value-type="float">
            <text:p>73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79];[.H$2]));&quot;&quot;;INDEX(table;[.$C27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9];[.K$2])*[.$I279]*[.$J279]);&quot;&quot;;INDEX(table;[.$C279];[.K$2])*[.$I279]*[.$J279])" office:value-type="float" office:value="150" calcext:value-type="float">
            <text:p>150</text:p>
          </table:table-cell>
          <table:table-cell table:formula="of:=IF(ISERROR(INDEX(table;[.$C279];[.L$2])*[.$I279]*[.$J279]);&quot;&quot;;INDEX(table;[.$C279];[.L$2])*[.$I279]*[.$J279])" office:value-type="float" office:value="6" calcext:value-type="float">
            <text:p>6</text:p>
          </table:table-cell>
          <table:table-cell table:formula="of:=IF(ISERROR(INDEX(table;[.$C279];[.M$2])*[.$I279]*[.$J279]);&quot;&quot;;INDEX(table;[.$C279];[.M$2])*[.$I279]*[.$J279])" office:value-type="float" office:value="54" calcext:value-type="float">
            <text:p>54</text:p>
          </table:table-cell>
          <table:table-cell table:formula="of:=IF(ISERROR(INDEX(table;[.$C279];[.N$2])*[.$I279]*[.$J279]);&quot;&quot;;INDEX(table;[.$C279];[.N$2])*[.$I279]*[.$J279])" office:value-type="float" office:value="4" calcext:value-type="float">
            <text:p>4</text:p>
          </table:table-cell>
          <table:table-cell table:formula="of:=IF(ISERROR(INDEX(table;[.$C279];[.O$2])*[.$I279]*[.$J279]);&quot;&quot;;INDEX(table;[.$C279];[.O$2])*[.$I279]*[.$J279])" office:value-type="float" office:value="50" calcext:value-type="float">
            <text:p>50</text:p>
          </table:table-cell>
          <table:table-cell table:formula="of:=IF(ISERROR(INDEX(table;[.$C279];[.P$2])*[.$I279]*[.$J279]);&quot;&quot;;INDEX(table;[.$C279];[.P$2])*[.$I279]*[.$J279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read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0]&lt;&gt;&quot;&quot;;MATCH([.A280];row_title;0);&quot;&quot;)"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0];[.H$2]));&quot;&quot;;INDEX(table;[.$C280];[.H$2]))" office:value-type="string" office:string-value="14g/" calcext:value-type="string">
            <text:p>1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0];[.K$2])*[.$I280]*[.$J280]);&quot;&quot;;INDEX(table;[.$C280];[.K$2])*[.$I280]*[.$J280])" office:value-type="float" office:value="100" calcext:value-type="float">
            <text:p>100</text:p>
          </table:table-cell>
          <table:table-cell table:formula="of:=IF(ISERROR(INDEX(table;[.$C280];[.L$2])*[.$I280]*[.$J280]);&quot;&quot;;INDEX(table;[.$C280];[.L$2])*[.$I280]*[.$J280])" office:value-type="float" office:value="0" calcext:value-type="float">
            <text:p>0</text:p>
          </table:table-cell>
          <table:table-cell table:formula="of:=IF(ISERROR(INDEX(table;[.$C280];[.M$2])*[.$I280]*[.$J280]);&quot;&quot;;INDEX(table;[.$C280];[.M$2])*[.$I280]*[.$J280])" office:value-type="float" office:value="0" calcext:value-type="float">
            <text:p>0</text:p>
          </table:table-cell>
          <table:table-cell table:formula="of:=IF(ISERROR(INDEX(table;[.$C280];[.N$2])*[.$I280]*[.$J280]);&quot;&quot;;INDEX(table;[.$C280];[.N$2])*[.$I280]*[.$J280])" office:value-type="float" office:value="0" calcext:value-type="float">
            <text:p>0</text:p>
          </table:table-cell>
          <table:table-cell table:formula="of:=IF(ISERROR(INDEX(table;[.$C280];[.O$2])*[.$I280]*[.$J280]);&quot;&quot;;INDEX(table;[.$C280];[.O$2])*[.$I280]*[.$J280])" office:value-type="float" office:value="0" calcext:value-type="float">
            <text:p>0</text:p>
          </table:table-cell>
          <table:table-cell table:formula="of:=IF(ISERROR(INDEX(table;[.$C280];[.P$2])*[.$I280]*[.$J280]);&quot;&quot;;INDEX(table;[.$C280];[.P$2])*[.$I280]*[.$J2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1]&lt;&gt;&quot;&quot;;MATCH([.A281];row_title;0);&quot;&quot;)" office:value-type="float" office:value="54" calcext:value-type="float">
            <text:p>54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1];[.H$2]));&quot;&quot;;INDEX(table;[.$C281];[.H$2]))" office:value-type="string" office:string-value="7pieces" calcext:value-type="string">
            <text:p>7pieces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IF(ISERROR(INDEX(table;[.$C281];[.K$2])*[.$I281]*[.$J281]);&quot;&quot;;INDEX(table;[.$C281];[.K$2])*[.$I281]*[.$J281])" office:value-type="float" office:value="66" calcext:value-type="float">
            <text:p>66</text:p>
          </table:table-cell>
          <table:table-cell table:formula="of:=IF(ISERROR(INDEX(table;[.$C281];[.L$2])*[.$I281]*[.$J281]);&quot;&quot;;INDEX(table;[.$C281];[.L$2])*[.$I281]*[.$J281])" office:value-type="float" office:value="2.31" calcext:value-type="float">
            <text:p>2.31</text:p>
          </table:table-cell>
          <table:table-cell table:formula="of:=IF(ISERROR(INDEX(table;[.$C281];[.M$2])*[.$I281]*[.$J281]);&quot;&quot;;INDEX(table;[.$C281];[.M$2])*[.$I281]*[.$J281])" office:value-type="float" office:value="9.57" calcext:value-type="float">
            <text:p>9.57</text:p>
          </table:table-cell>
          <table:table-cell table:formula="of:=IF(ISERROR(INDEX(table;[.$C281];[.N$2])*[.$I281]*[.$J281]);&quot;&quot;;INDEX(table;[.$C281];[.N$2])*[.$I281]*[.$J281])" office:value-type="float" office:value="0.33" calcext:value-type="float">
            <text:p>0.33</text:p>
          </table:table-cell>
          <table:table-cell table:formula="of:=IF(ISERROR(INDEX(table;[.$C281];[.O$2])*[.$I281]*[.$J281]);&quot;&quot;;INDEX(table;[.$C281];[.O$2])*[.$I281]*[.$J281])" office:value-type="float" office:value="9.24" calcext:value-type="float">
            <text:p>9.24</text:p>
          </table:table-cell>
          <table:table-cell table:formula="of:=IF(ISERROR(INDEX(table;[.$C281];[.P$2])*[.$I281]*[.$J281]);&quot;&quot;;INDEX(table;[.$C281];[.P$2])*[.$I281]*[.$J281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72" calcext:value-type="float">
            <text:p>72</text:p>
          </table:table-cell>
          <table:table-cell table:formula="of:=IF([.A282]&lt;&gt;&quot;&quot;;MATCH([.A282];row_title;0);&quot;&quot;)" office:value-type="float" office:value="17" calcext:value-type="float">
            <text:p>17</text:p>
          </table:table-cell>
          <table:table-cell table:style-name="ce1"/>
          <table:table-cell office:value-type="string" calcext:value-type="string">
            <text:p>thur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82];[.H$2]));&quot;&quot;;INDEX(table;[.$C282];[.H$2]))" office:value-type="string" office:string-value="227g/" calcext:value-type="string">
            <text:p>227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2];[.K$2])*[.$I282]*[.$J282]);&quot;&quot;;INDEX(table;[.$C282];[.K$2])*[.$I282]*[.$J282])" office:value-type="float" office:value="65" calcext:value-type="float">
            <text:p>65</text:p>
          </table:table-cell>
          <table:table-cell table:formula="of:=IF(ISERROR(INDEX(table;[.$C282];[.L$2])*[.$I282]*[.$J282]);&quot;&quot;;INDEX(table;[.$C282];[.L$2])*[.$I282]*[.$J282])" office:value-type="float" office:value="0" calcext:value-type="float">
            <text:p>0</text:p>
          </table:table-cell>
          <table:table-cell table:formula="of:=IF(ISERROR(INDEX(table;[.$C282];[.M$2])*[.$I282]*[.$J282]);&quot;&quot;;INDEX(table;[.$C282];[.M$2])*[.$I282]*[.$J282])" office:value-type="float" office:value="4.5" calcext:value-type="float">
            <text:p>4.5</text:p>
          </table:table-cell>
          <table:table-cell table:formula="of:=IF(ISERROR(INDEX(table;[.$C282];[.N$2])*[.$I282]*[.$J282]);&quot;&quot;;INDEX(table;[.$C282];[.N$2])*[.$I282]*[.$J282])" office:value-type="float" office:value="0" calcext:value-type="float">
            <text:p>0</text:p>
          </table:table-cell>
          <table:table-cell table:formula="of:=IF(ISERROR(INDEX(table;[.$C282];[.O$2])*[.$I282]*[.$J282]);&quot;&quot;;INDEX(table;[.$C282];[.O$2])*[.$I282]*[.$J282])" office:value-type="float" office:value="4.5" calcext:value-type="float">
            <text:p>4.5</text:p>
          </table:table-cell>
          <table:table-cell table:formula="of:=IF(ISERROR(INDEX(table;[.$C282];[.P$2])*[.$I282]*[.$J282]);&quot;&quot;;INDEX(table;[.$C282];[.P$2])*[.$I282]*[.$J282])" office:value-type="float" office:value="11.5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lkidiki lives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3]&lt;&gt;&quot;&quot;;MATCH([.A283];row_title;0);&quot;&quot;)" office:value-type="float" office:value="77" calcext:value-type="float">
            <text:p>77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3];[.H$2]));&quot;&quot;;INDEX(table;[.$C283];[.H$2]))" office:value-type="string" office:string-value="3pieces" calcext:value-type="string">
            <text:p>3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83];[.K$2])*[.$I283]*[.$J283]);&quot;&quot;;INDEX(table;[.$C283];[.K$2])*[.$I283]*[.$J283])" office:value-type="float" office:value="15" calcext:value-type="float">
            <text:p>15</text:p>
          </table:table-cell>
          <table:table-cell table:formula="of:=IF(ISERROR(INDEX(table;[.$C283];[.L$2])*[.$I283]*[.$J283]);&quot;&quot;;INDEX(table;[.$C283];[.L$2])*[.$I283]*[.$J283])" office:value-type="float" office:value="7.5" calcext:value-type="float">
            <text:p>7.5</text:p>
          </table:table-cell>
          <table:table-cell table:formula="of:=IF(ISERROR(INDEX(table;[.$C283];[.M$2])*[.$I283]*[.$J283]);&quot;&quot;;INDEX(table;[.$C283];[.M$2])*[.$I283]*[.$J283])" office:value-type="float" office:value="0" calcext:value-type="float">
            <text:p>0</text:p>
          </table:table-cell>
          <table:table-cell table:formula="of:=IF(ISERROR(INDEX(table;[.$C283];[.N$2])*[.$I283]*[.$J283]);&quot;&quot;;INDEX(table;[.$C283];[.N$2])*[.$I283]*[.$J283])" office:value-type="float" office:value="0" calcext:value-type="float">
            <text:p>0</text:p>
          </table:table-cell>
          <table:table-cell table:formula="of:=IF(ISERROR(INDEX(table;[.$C283];[.O$2])*[.$I283]*[.$J283]);&quot;&quot;;INDEX(table;[.$C283];[.O$2])*[.$I283]*[.$J283])" office:value-type="float" office:value="0" calcext:value-type="float">
            <text:p>0</text:p>
          </table:table-cell>
          <table:table-cell table:formula="of:=IF(ISERROR(INDEX(table;[.$C283];[.P$2])*[.$I283]*[.$J283]);&quot;&quot;;INDEX(table;[.$C283];[.P$2])*[.$I283]*[.$J28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4]&lt;&gt;&quot;&quot;;MATCH([.A284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4];[.H$2]));&quot;&quot;;INDEX(table;[.$C284];[.H$2]))">
            <text:p/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284];[.K$2])*[.$I284]*[.$J284]);&quot;&quot;;INDEX(table;[.$C284];[.K$2])*[.$I284]*[.$J284])" office:value-type="float" office:value="295.5" calcext:value-type="float">
            <text:p>295.5</text:p>
          </table:table-cell>
          <table:table-cell table:formula="of:=IF(ISERROR(INDEX(table;[.$C284];[.L$2])*[.$I284]*[.$J284]);&quot;&quot;;INDEX(table;[.$C284];[.L$2])*[.$I284]*[.$J284])" office:value-type="float" office:value="22.5" calcext:value-type="float">
            <text:p>22.5</text:p>
          </table:table-cell>
          <table:table-cell table:formula="of:=IF(ISERROR(INDEX(table;[.$C284];[.M$2])*[.$I284]*[.$J284]);&quot;&quot;;INDEX(table;[.$C284];[.M$2])*[.$I284]*[.$J284])" office:value-type="float" office:value="0" calcext:value-type="float">
            <text:p>0</text:p>
          </table:table-cell>
          <table:table-cell table:formula="of:=IF(ISERROR(INDEX(table;[.$C284];[.N$2])*[.$I284]*[.$J284]);&quot;&quot;;INDEX(table;[.$C284];[.N$2])*[.$I284]*[.$J284])" office:value-type="float" office:value="0" calcext:value-type="float">
            <text:p>0</text:p>
          </table:table-cell>
          <table:table-cell table:formula="of:=IF(ISERROR(INDEX(table;[.$C284];[.O$2])*[.$I284]*[.$J284]);&quot;&quot;;INDEX(table;[.$C284];[.O$2])*[.$I284]*[.$J284])" office:value-type="float" office:value="0" calcext:value-type="float">
            <text:p>0</text:p>
          </table:table-cell>
          <table:table-cell table:formula="of:=IF(ISERROR(INDEX(table;[.$C284];[.P$2])*[.$I284]*[.$J284]);&quot;&quot;;INDEX(table;[.$C284];[.P$2])*[.$I284]*[.$J284])" office:value-type="float" office:value="20.25" calcext:value-type="float">
            <text:p>20.2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5]&lt;&gt;&quot;&quot;;MATCH([.A28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5];[.H$2]));&quot;&quot;;INDEX(table;[.$C28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5];[.K$2])*[.$I285]*[.$J285]);&quot;&quot;;INDEX(table;[.$C285];[.K$2])*[.$I285]*[.$J285])" office:value-type="float" office:value="44" calcext:value-type="float">
            <text:p>44</text:p>
          </table:table-cell>
          <table:table-cell table:formula="of:=IF(ISERROR(INDEX(table;[.$C285];[.L$2])*[.$I285]*[.$J285]);&quot;&quot;;INDEX(table;[.$C285];[.L$2])*[.$I285]*[.$J285])" office:value-type="float" office:value="0.4" calcext:value-type="float">
            <text:p>0.4</text:p>
          </table:table-cell>
          <table:table-cell table:formula="of:=IF(ISERROR(INDEX(table;[.$C285];[.M$2])*[.$I285]*[.$J285]);&quot;&quot;;INDEX(table;[.$C285];[.M$2])*[.$I285]*[.$J285])" office:value-type="float" office:value="10" calcext:value-type="float">
            <text:p>10</text:p>
          </table:table-cell>
          <table:table-cell table:formula="of:=IF(ISERROR(INDEX(table;[.$C285];[.N$2])*[.$I285]*[.$J285]);&quot;&quot;;INDEX(table;[.$C285];[.N$2])*[.$I285]*[.$J285])" office:value-type="float" office:value="3" calcext:value-type="float">
            <text:p>3</text:p>
          </table:table-cell>
          <table:table-cell table:formula="of:=IF(ISERROR(INDEX(table;[.$C285];[.O$2])*[.$I285]*[.$J285]);&quot;&quot;;INDEX(table;[.$C285];[.O$2])*[.$I285]*[.$J285])" office:value-type="float" office:value="7" calcext:value-type="float">
            <text:p>7</text:p>
          </table:table-cell>
          <table:table-cell table:formula="of:=IF(ISERROR(INDEX(table;[.$C285];[.P$2])*[.$I285]*[.$J285]);&quot;&quot;;INDEX(table;[.$C285];[.P$2])*[.$I285]*[.$J28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3" calcext:value-type="float">
            <text:p>73</text:p>
          </table:table-cell>
          <table:table-cell table:formula="of:=IF([.A286]&lt;&gt;&quot;&quot;;MATCH([.A286];row_title;0);&quot;&quot;)" office:value-type="float" office:value="73" calcext:value-type="float">
            <text:p>7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286];[.H$2]));&quot;&quot;;INDEX(table;[.$C28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6];[.K$2])*[.$I286]*[.$J286]);&quot;&quot;;INDEX(table;[.$C286];[.K$2])*[.$I286]*[.$J286])" office:value-type="float" office:value="75" calcext:value-type="float">
            <text:p>75</text:p>
          </table:table-cell>
          <table:table-cell table:formula="of:=IF(ISERROR(INDEX(table;[.$C286];[.L$2])*[.$I286]*[.$J286]);&quot;&quot;;INDEX(table;[.$C286];[.L$2])*[.$I286]*[.$J286])" office:value-type="float" office:value="3" calcext:value-type="float">
            <text:p>3</text:p>
          </table:table-cell>
          <table:table-cell table:formula="of:=IF(ISERROR(INDEX(table;[.$C286];[.M$2])*[.$I286]*[.$J286]);&quot;&quot;;INDEX(table;[.$C286];[.M$2])*[.$I286]*[.$J286])" office:value-type="float" office:value="27" calcext:value-type="float">
            <text:p>27</text:p>
          </table:table-cell>
          <table:table-cell table:formula="of:=IF(ISERROR(INDEX(table;[.$C286];[.N$2])*[.$I286]*[.$J286]);&quot;&quot;;INDEX(table;[.$C286];[.N$2])*[.$I286]*[.$J286])" office:value-type="float" office:value="2" calcext:value-type="float">
            <text:p>2</text:p>
          </table:table-cell>
          <table:table-cell table:formula="of:=IF(ISERROR(INDEX(table;[.$C286];[.O$2])*[.$I286]*[.$J286]);&quot;&quot;;INDEX(table;[.$C286];[.O$2])*[.$I286]*[.$J286])" office:value-type="float" office:value="25" calcext:value-type="float">
            <text:p>25</text:p>
          </table:table-cell>
          <table:table-cell table:formula="of:=IF(ISERROR(INDEX(table;[.$C286];[.P$2])*[.$I286]*[.$J286]);&quot;&quot;;INDEX(table;[.$C286];[.P$2])*[.$I286]*[.$J28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even grain demi loaf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7]&lt;&gt;&quot;&quot;;MATCH([.A287];row_title;0);&quot;&quot;)" office:value-type="float" office:value="73" calcext:value-type="float">
            <text:p>73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7];[.H$2]));&quot;&quot;;INDEX(table;[.$C287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7];[.K$2])*[.$I287]*[.$J287]);&quot;&quot;;INDEX(table;[.$C287];[.K$2])*[.$I287]*[.$J287])" office:value-type="float" office:value="150" calcext:value-type="float">
            <text:p>150</text:p>
          </table:table-cell>
          <table:table-cell table:formula="of:=IF(ISERROR(INDEX(table;[.$C287];[.L$2])*[.$I287]*[.$J287]);&quot;&quot;;INDEX(table;[.$C287];[.L$2])*[.$I287]*[.$J287])" office:value-type="float" office:value="6" calcext:value-type="float">
            <text:p>6</text:p>
          </table:table-cell>
          <table:table-cell table:formula="of:=IF(ISERROR(INDEX(table;[.$C287];[.M$2])*[.$I287]*[.$J287]);&quot;&quot;;INDEX(table;[.$C287];[.M$2])*[.$I287]*[.$J287])" office:value-type="float" office:value="54" calcext:value-type="float">
            <text:p>54</text:p>
          </table:table-cell>
          <table:table-cell table:formula="of:=IF(ISERROR(INDEX(table;[.$C287];[.N$2])*[.$I287]*[.$J287]);&quot;&quot;;INDEX(table;[.$C287];[.N$2])*[.$I287]*[.$J287])" office:value-type="float" office:value="4" calcext:value-type="float">
            <text:p>4</text:p>
          </table:table-cell>
          <table:table-cell table:formula="of:=IF(ISERROR(INDEX(table;[.$C287];[.O$2])*[.$I287]*[.$J287]);&quot;&quot;;INDEX(table;[.$C287];[.O$2])*[.$I287]*[.$J287])" office:value-type="float" office:value="50" calcext:value-type="float">
            <text:p>50</text:p>
          </table:table-cell>
          <table:table-cell table:formula="of:=IF(ISERROR(INDEX(table;[.$C287];[.P$2])*[.$I287]*[.$J287]);&quot;&quot;;INDEX(table;[.$C287];[.P$2])*[.$I287]*[.$J287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8]&lt;&gt;&quot;&quot;;MATCH([.A28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8];[.H$2]));&quot;&quot;;INDEX(table;[.$C28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8];[.K$2])*[.$I288]*[.$J288]);&quot;&quot;;INDEX(table;[.$C288];[.K$2])*[.$I288]*[.$J288])" office:value-type="float" office:value="44" calcext:value-type="float">
            <text:p>44</text:p>
          </table:table-cell>
          <table:table-cell table:formula="of:=IF(ISERROR(INDEX(table;[.$C288];[.L$2])*[.$I288]*[.$J288]);&quot;&quot;;INDEX(table;[.$C288];[.L$2])*[.$I288]*[.$J288])" office:value-type="float" office:value="0.4" calcext:value-type="float">
            <text:p>0.4</text:p>
          </table:table-cell>
          <table:table-cell table:formula="of:=IF(ISERROR(INDEX(table;[.$C288];[.M$2])*[.$I288]*[.$J288]);&quot;&quot;;INDEX(table;[.$C288];[.M$2])*[.$I288]*[.$J288])" office:value-type="float" office:value="10" calcext:value-type="float">
            <text:p>10</text:p>
          </table:table-cell>
          <table:table-cell table:formula="of:=IF(ISERROR(INDEX(table;[.$C288];[.N$2])*[.$I288]*[.$J288]);&quot;&quot;;INDEX(table;[.$C288];[.N$2])*[.$I288]*[.$J288])" office:value-type="float" office:value="3" calcext:value-type="float">
            <text:p>3</text:p>
          </table:table-cell>
          <table:table-cell table:formula="of:=IF(ISERROR(INDEX(table;[.$C288];[.O$2])*[.$I288]*[.$J288]);&quot;&quot;;INDEX(table;[.$C288];[.O$2])*[.$I288]*[.$J288])" office:value-type="float" office:value="7" calcext:value-type="float">
            <text:p>7</text:p>
          </table:table-cell>
          <table:table-cell table:formula="of:=IF(ISERROR(INDEX(table;[.$C288];[.P$2])*[.$I288]*[.$J288]);&quot;&quot;;INDEX(table;[.$C288];[.P$2])*[.$I288]*[.$J288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89]&lt;&gt;&quot;&quot;;MATCH([.A289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89];[.H$2]));&quot;&quot;;INDEX(table;[.$C289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9];[.K$2])*[.$I289]*[.$J289]);&quot;&quot;;INDEX(table;[.$C289];[.K$2])*[.$I289]*[.$J289])" office:value-type="float" office:value="98.5" calcext:value-type="float">
            <text:p>98.5</text:p>
          </table:table-cell>
          <table:table-cell table:formula="of:=IF(ISERROR(INDEX(table;[.$C289];[.L$2])*[.$I289]*[.$J289]);&quot;&quot;;INDEX(table;[.$C289];[.L$2])*[.$I289]*[.$J289])" office:value-type="float" office:value="7.5" calcext:value-type="float">
            <text:p>7.5</text:p>
          </table:table-cell>
          <table:table-cell table:formula="of:=IF(ISERROR(INDEX(table;[.$C289];[.M$2])*[.$I289]*[.$J289]);&quot;&quot;;INDEX(table;[.$C289];[.M$2])*[.$I289]*[.$J289])" office:value-type="float" office:value="0" calcext:value-type="float">
            <text:p>0</text:p>
          </table:table-cell>
          <table:table-cell table:formula="of:=IF(ISERROR(INDEX(table;[.$C289];[.N$2])*[.$I289]*[.$J289]);&quot;&quot;;INDEX(table;[.$C289];[.N$2])*[.$I289]*[.$J289])" office:value-type="float" office:value="0" calcext:value-type="float">
            <text:p>0</text:p>
          </table:table-cell>
          <table:table-cell table:formula="of:=IF(ISERROR(INDEX(table;[.$C289];[.O$2])*[.$I289]*[.$J289]);&quot;&quot;;INDEX(table;[.$C289];[.O$2])*[.$I289]*[.$J289])" office:value-type="float" office:value="0" calcext:value-type="float">
            <text:p>0</text:p>
          </table:table-cell>
          <table:table-cell table:formula="of:=IF(ISERROR(INDEX(table;[.$C289];[.P$2])*[.$I289]*[.$J289]);&quot;&quot;;INDEX(table;[.$C289];[.P$2])*[.$I289]*[.$J289])" office:value-type="float" office:value="6.75" calcext:value-type="float">
            <text:p>6.7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lkidiki lives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90]&lt;&gt;&quot;&quot;;MATCH([.A290];row_title;0);&quot;&quot;)" office:value-type="float" office:value="77" calcext:value-type="float">
            <text:p>77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90];[.H$2]));&quot;&quot;;INDEX(table;[.$C290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0];[.K$2])*[.$I290]*[.$J290]);&quot;&quot;;INDEX(table;[.$C290];[.K$2])*[.$I290]*[.$J290])" office:value-type="float" office:value="5" calcext:value-type="float">
            <text:p>5</text:p>
          </table:table-cell>
          <table:table-cell table:formula="of:=IF(ISERROR(INDEX(table;[.$C290];[.L$2])*[.$I290]*[.$J290]);&quot;&quot;;INDEX(table;[.$C290];[.L$2])*[.$I290]*[.$J290])" office:value-type="float" office:value="2.5" calcext:value-type="float">
            <text:p>2.5</text:p>
          </table:table-cell>
          <table:table-cell table:formula="of:=IF(ISERROR(INDEX(table;[.$C290];[.M$2])*[.$I290]*[.$J290]);&quot;&quot;;INDEX(table;[.$C290];[.M$2])*[.$I290]*[.$J290])" office:value-type="float" office:value="0" calcext:value-type="float">
            <text:p>0</text:p>
          </table:table-cell>
          <table:table-cell table:formula="of:=IF(ISERROR(INDEX(table;[.$C290];[.N$2])*[.$I290]*[.$J290]);&quot;&quot;;INDEX(table;[.$C290];[.N$2])*[.$I290]*[.$J290])" office:value-type="float" office:value="0" calcext:value-type="float">
            <text:p>0</text:p>
          </table:table-cell>
          <table:table-cell table:formula="of:=IF(ISERROR(INDEX(table;[.$C290];[.O$2])*[.$I290]*[.$J290]);&quot;&quot;;INDEX(table;[.$C290];[.O$2])*[.$I290]*[.$J290])" office:value-type="float" office:value="0" calcext:value-type="float">
            <text:p>0</text:p>
          </table:table-cell>
          <table:table-cell table:formula="of:=IF(ISERROR(INDEX(table;[.$C290];[.P$2])*[.$I290]*[.$J290]);&quot;&quot;;INDEX(table;[.$C290];[.P$2])*[.$I290]*[.$J29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4" calcext:value-type="float">
            <text:p>74</text:p>
          </table:table-cell>
          <table:table-cell table:formula="of:=IF([.A291]&lt;&gt;&quot;&quot;;MATCH([.A291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291];[.H$2]));&quot;&quot;;INDEX(table;[.$C29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1];[.K$2])*[.$I291]*[.$J291]);&quot;&quot;;INDEX(table;[.$C291];[.K$2])*[.$I291]*[.$J291])" office:value-type="float" office:value="200" calcext:value-type="float">
            <text:p>200</text:p>
          </table:table-cell>
          <table:table-cell table:formula="of:=IF(ISERROR(INDEX(table;[.$C291];[.L$2])*[.$I291]*[.$J291]);&quot;&quot;;INDEX(table;[.$C291];[.L$2])*[.$I291]*[.$J291])" office:value-type="float" office:value="18" calcext:value-type="float">
            <text:p>18</text:p>
          </table:table-cell>
          <table:table-cell table:formula="of:=IF(ISERROR(INDEX(table;[.$C291];[.M$2])*[.$I291]*[.$J291]);&quot;&quot;;INDEX(table;[.$C291];[.M$2])*[.$I291]*[.$J291])" office:value-type="float" office:value="6" calcext:value-type="float">
            <text:p>6</text:p>
          </table:table-cell>
          <table:table-cell table:formula="of:=IF(ISERROR(INDEX(table;[.$C291];[.N$2])*[.$I291]*[.$J291]);&quot;&quot;;INDEX(table;[.$C291];[.N$2])*[.$I291]*[.$J291])" office:value-type="float" office:value="2" calcext:value-type="float">
            <text:p>2</text:p>
          </table:table-cell>
          <table:table-cell table:formula="of:=IF(ISERROR(INDEX(table;[.$C291];[.O$2])*[.$I291]*[.$J291]);&quot;&quot;;INDEX(table;[.$C291];[.O$2])*[.$I291]*[.$J291])" office:value-type="float" office:value="4" calcext:value-type="float">
            <text:p>4</text:p>
          </table:table-cell>
          <table:table-cell table:formula="of:=IF(ISERROR(INDEX(table;[.$C291];[.P$2])*[.$I291]*[.$J291]);&quot;&quot;;INDEX(table;[.$C291];[.P$2])*[.$I291]*[.$J29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76" calcext:value-type="float">
            <text:p>76</text:p>
          </table:table-cell>
          <table:table-cell table:formula="of:=IF([.A292]&lt;&gt;&quot;&quot;;MATCH([.A292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workout</text:p>
          </table:table-cell>
          <table:table-cell table:formula="of:=IF(ISERROR(INDEX(table;[.$C292];[.H$2]));&quot;&quot;;INDEX(table;[.$C292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92];[.K$2])*[.$I292]*[.$J292]);&quot;&quot;;INDEX(table;[.$C292];[.K$2])*[.$I292]*[.$J292])" office:value-type="float" office:value="120" calcext:value-type="float">
            <text:p>120</text:p>
          </table:table-cell>
          <table:table-cell table:formula="of:=IF(ISERROR(INDEX(table;[.$C292];[.L$2])*[.$I292]*[.$J292]);&quot;&quot;;INDEX(table;[.$C292];[.L$2])*[.$I292]*[.$J292])" office:value-type="float" office:value="2" calcext:value-type="float">
            <text:p>2</text:p>
          </table:table-cell>
          <table:table-cell table:formula="of:=IF(ISERROR(INDEX(table;[.$C292];[.M$2])*[.$I292]*[.$J292]);&quot;&quot;;INDEX(table;[.$C292];[.M$2])*[.$I292]*[.$J292])" office:value-type="float" office:value="20" calcext:value-type="float">
            <text:p>20</text:p>
          </table:table-cell>
          <table:table-cell table:formula="of:=IF(ISERROR(INDEX(table;[.$C292];[.N$2])*[.$I292]*[.$J292]);&quot;&quot;;INDEX(table;[.$C292];[.N$2])*[.$I292]*[.$J292])" office:value-type="float" office:value="0.5" calcext:value-type="float">
            <text:p>0.5</text:p>
          </table:table-cell>
          <table:table-cell table:formula="of:=IF(ISERROR(INDEX(table;[.$C292];[.O$2])*[.$I292]*[.$J292]);&quot;&quot;;INDEX(table;[.$C292];[.O$2])*[.$I292]*[.$J292])" office:value-type="float" office:value="19.5" calcext:value-type="float">
            <text:p>19.5</text:p>
          </table:table-cell>
          <table:table-cell table:formula="of:=IF(ISERROR(INDEX(table;[.$C292];[.P$2])*[.$I292]*[.$J292]);&quot;&quot;;INDEX(table;[.$C292];[.P$2])*[.$I292]*[.$J292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293]&lt;&gt;&quot;&quot;;MATCH([.A293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93];[.H$2]));&quot;&quot;;INDEX(table;[.$C293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93];[.K$2])*[.$I293]*[.$J293]);&quot;&quot;;INDEX(table;[.$C293];[.K$2])*[.$I293]*[.$J293])" office:value-type="float" office:value="94.05" calcext:value-type="float">
            <text:p>94.05</text:p>
          </table:table-cell>
          <table:table-cell table:formula="of:=IF(ISERROR(INDEX(table;[.$C293];[.L$2])*[.$I293]*[.$J293]);&quot;&quot;;INDEX(table;[.$C293];[.L$2])*[.$I293]*[.$J293])" office:value-type="float" office:value="4.059" calcext:value-type="float">
            <text:p>4.059</text:p>
          </table:table-cell>
          <table:table-cell table:formula="of:=IF(ISERROR(INDEX(table;[.$C293];[.M$2])*[.$I293]*[.$J293]);&quot;&quot;;INDEX(table;[.$C293];[.M$2])*[.$I293]*[.$J293])" office:value-type="float" office:value="11.22" calcext:value-type="float">
            <text:p>11.22</text:p>
          </table:table-cell>
          <table:table-cell table:formula="of:=IF(ISERROR(INDEX(table;[.$C293];[.N$2])*[.$I293]*[.$J293]);&quot;&quot;;INDEX(table;[.$C293];[.N$2])*[.$I293]*[.$J293])" office:value-type="float" office:value="3.96" calcext:value-type="float">
            <text:p>3.96</text:p>
          </table:table-cell>
          <table:table-cell table:formula="of:=IF(ISERROR(INDEX(table;[.$C293];[.O$2])*[.$I293]*[.$J293]);&quot;&quot;;INDEX(table;[.$C293];[.O$2])*[.$I293]*[.$J293])" office:value-type="float" office:value="7.26" calcext:value-type="float">
            <text:p>7.26</text:p>
          </table:table-cell>
          <table:table-cell table:formula="of:=IF(ISERROR(INDEX(table;[.$C293];[.P$2])*[.$I293]*[.$J293]);&quot;&quot;;INDEX(table;[.$C293];[.P$2])*[.$I293]*[.$J293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294]&lt;&gt;&quot;&quot;;MATCH([.A294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pm snack</text:p>
          </table:table-cell>
          <table:table-cell table:formula="of:=IF(ISERROR(INDEX(table;[.$C294];[.H$2]));&quot;&quot;;INDEX(table;[.$C294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4];[.K$2])*[.$I294]*[.$J294]);&quot;&quot;;INDEX(table;[.$C294];[.K$2])*[.$I294]*[.$J294])" office:value-type="float" office:value="110" calcext:value-type="float">
            <text:p>110</text:p>
          </table:table-cell>
          <table:table-cell table:formula="of:=IF(ISERROR(INDEX(table;[.$C294];[.L$2])*[.$I294]*[.$J294]);&quot;&quot;;INDEX(table;[.$C294];[.L$2])*[.$I294]*[.$J294])" office:value-type="float" office:value="0" calcext:value-type="float">
            <text:p>0</text:p>
          </table:table-cell>
          <table:table-cell table:formula="of:=IF(ISERROR(INDEX(table;[.$C294];[.M$2])*[.$I294]*[.$J294]);&quot;&quot;;INDEX(table;[.$C294];[.M$2])*[.$I294]*[.$J294])" office:value-type="float" office:value="26" calcext:value-type="float">
            <text:p>26</text:p>
          </table:table-cell>
          <table:table-cell table:formula="of:=IF(ISERROR(INDEX(table;[.$C294];[.N$2])*[.$I294]*[.$J294]);&quot;&quot;;INDEX(table;[.$C294];[.N$2])*[.$I294]*[.$J294])" office:value-type="float" office:value="6" calcext:value-type="float">
            <text:p>6</text:p>
          </table:table-cell>
          <table:table-cell table:formula="of:=IF(ISERROR(INDEX(table;[.$C294];[.O$2])*[.$I294]*[.$J294]);&quot;&quot;;INDEX(table;[.$C294];[.O$2])*[.$I294]*[.$J294])" office:value-type="float" office:value="26" calcext:value-type="float">
            <text:p>26</text:p>
          </table:table-cell>
          <table:table-cell table:formula="of:=IF(ISERROR(INDEX(table;[.$C294];[.P$2])*[.$I294]*[.$J294]);&quot;&quot;;INDEX(table;[.$C294];[.P$2])*[.$I294]*[.$J294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ozarell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5]&lt;&gt;&quot;&quot;;MATCH([.A295];row_title;0);&quot;&quot;)" office:value-type="float" office:value="64" calcext:value-type="float">
            <text:p>64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5];[.H$2]));&quot;&quot;;INDEX(table;[.$C29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5];[.K$2])*[.$I295]*[.$J295]);&quot;&quot;;INDEX(table;[.$C295];[.K$2])*[.$I295]*[.$J295])" office:value-type="float" office:value="105.6" calcext:value-type="float">
            <text:p>105.6</text:p>
          </table:table-cell>
          <table:table-cell table:formula="of:=IF(ISERROR(INDEX(table;[.$C295];[.L$2])*[.$I295]*[.$J295]);&quot;&quot;;INDEX(table;[.$C295];[.L$2])*[.$I295]*[.$J295])" office:value-type="float" office:value="6.6" calcext:value-type="float">
            <text:p>6.6</text:p>
          </table:table-cell>
          <table:table-cell table:formula="of:=IF(ISERROR(INDEX(table;[.$C295];[.M$2])*[.$I295]*[.$J295]);&quot;&quot;;INDEX(table;[.$C295];[.M$2])*[.$I295]*[.$J295])" office:value-type="float" office:value="0" calcext:value-type="float">
            <text:p>0</text:p>
          </table:table-cell>
          <table:table-cell table:formula="of:=IF(ISERROR(INDEX(table;[.$C295];[.N$2])*[.$I295]*[.$J295]);&quot;&quot;;INDEX(table;[.$C295];[.N$2])*[.$I295]*[.$J295])" office:value-type="float" office:value="0" calcext:value-type="float">
            <text:p>0</text:p>
          </table:table-cell>
          <table:table-cell table:formula="of:=IF(ISERROR(INDEX(table;[.$C295];[.O$2])*[.$I295]*[.$J295]);&quot;&quot;;INDEX(table;[.$C295];[.O$2])*[.$I295]*[.$J295])" office:value-type="float" office:value="0" calcext:value-type="float">
            <text:p>0</text:p>
          </table:table-cell>
          <table:table-cell table:formula="of:=IF(ISERROR(INDEX(table;[.$C295];[.P$2])*[.$I295]*[.$J295]);&quot;&quot;;INDEX(table;[.$C295];[.P$2])*[.$I295]*[.$J295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icotta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6]&lt;&gt;&quot;&quot;;MATCH([.A296];row_title;0);&quot;&quot;)" office:value-type="float" office:value="63" calcext:value-type="float">
            <text:p>6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6];[.H$2]));&quot;&quot;;INDEX(table;[.$C29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6];[.K$2])*[.$I296]*[.$J296]);&quot;&quot;;INDEX(table;[.$C296];[.K$2])*[.$I296]*[.$J296])" office:value-type="float" office:value="76.56" calcext:value-type="float">
            <text:p>76.56</text:p>
          </table:table-cell>
          <table:table-cell table:formula="of:=IF(ISERROR(INDEX(table;[.$C296];[.L$2])*[.$I296]*[.$J296]);&quot;&quot;;INDEX(table;[.$C296];[.L$2])*[.$I296]*[.$J296])" office:value-type="float" office:value="5.28" calcext:value-type="float">
            <text:p>5.28</text:p>
          </table:table-cell>
          <table:table-cell table:formula="of:=IF(ISERROR(INDEX(table;[.$C296];[.M$2])*[.$I296]*[.$J296]);&quot;&quot;;INDEX(table;[.$C296];[.M$2])*[.$I296]*[.$J296])" office:value-type="float" office:value="1.32" calcext:value-type="float">
            <text:p>1.32</text:p>
          </table:table-cell>
          <table:table-cell table:formula="of:=IF(ISERROR(INDEX(table;[.$C296];[.N$2])*[.$I296]*[.$J296]);&quot;&quot;;INDEX(table;[.$C296];[.N$2])*[.$I296]*[.$J296])" office:value-type="float" office:value="0" calcext:value-type="float">
            <text:p>0</text:p>
          </table:table-cell>
          <table:table-cell table:formula="of:=IF(ISERROR(INDEX(table;[.$C296];[.O$2])*[.$I296]*[.$J296]);&quot;&quot;;INDEX(table;[.$C296];[.O$2])*[.$I296]*[.$J296])" office:value-type="float" office:value="0" calcext:value-type="float">
            <text:p>0</text:p>
          </table:table-cell>
          <table:table-cell table:formula="of:=IF(ISERROR(INDEX(table;[.$C296];[.P$2])*[.$I296]*[.$J296]);&quot;&quot;;INDEX(table;[.$C296];[.P$2])*[.$I296]*[.$J296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f italian sausag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7]&lt;&gt;&quot;&quot;;MATCH([.A297];row_title;0);&quot;&quot;)" office:value-type="float" office:value="62" calcext:value-type="float">
            <text:p>6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7];[.H$2]));&quot;&quot;;INDEX(table;[.$C29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7];[.K$2])*[.$I297]*[.$J297]);&quot;&quot;;INDEX(table;[.$C297];[.K$2])*[.$I297]*[.$J297])" office:value-type="float" office:value="198" calcext:value-type="float">
            <text:p>198</text:p>
          </table:table-cell>
          <table:table-cell table:formula="of:=IF(ISERROR(INDEX(table;[.$C297];[.L$2])*[.$I297]*[.$J297]);&quot;&quot;;INDEX(table;[.$C297];[.L$2])*[.$I297]*[.$J297])" office:value-type="float" office:value="14.52" calcext:value-type="float">
            <text:p>14.52</text:p>
          </table:table-cell>
          <table:table-cell table:formula="of:=IF(ISERROR(INDEX(table;[.$C297];[.M$2])*[.$I297]*[.$J297]);&quot;&quot;;INDEX(table;[.$C297];[.M$2])*[.$I297]*[.$J297])" office:value-type="float" office:value="0.66" calcext:value-type="float">
            <text:p>0.66</text:p>
          </table:table-cell>
          <table:table-cell table:formula="of:=IF(ISERROR(INDEX(table;[.$C297];[.N$2])*[.$I297]*[.$J297]);&quot;&quot;;INDEX(table;[.$C297];[.N$2])*[.$I297]*[.$J297])" office:value-type="float" office:value="0" calcext:value-type="float">
            <text:p>0</text:p>
          </table:table-cell>
          <table:table-cell table:formula="of:=IF(ISERROR(INDEX(table;[.$C297];[.O$2])*[.$I297]*[.$J297]);&quot;&quot;;INDEX(table;[.$C297];[.O$2])*[.$I297]*[.$J297])" office:value-type="float" office:value="0" calcext:value-type="float">
            <text:p>0</text:p>
          </table:table-cell>
          <table:table-cell table:formula="of:=IF(ISERROR(INDEX(table;[.$C297];[.P$2])*[.$I297]*[.$J297]);&quot;&quot;;INDEX(table;[.$C297];[.P$2])*[.$I297]*[.$J297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8]&lt;&gt;&quot;&quot;;MATCH([.A298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8];[.H$2]));&quot;&quot;;INDEX(table;[.$C29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8];[.K$2])*[.$I298]*[.$J298]);&quot;&quot;;INDEX(table;[.$C298];[.K$2])*[.$I298]*[.$J298])" office:value-type="float" office:value="13.2" calcext:value-type="float">
            <text:p>13.2</text:p>
          </table:table-cell>
          <table:table-cell table:formula="of:=IF(ISERROR(INDEX(table;[.$C298];[.L$2])*[.$I298]*[.$J298]);&quot;&quot;;INDEX(table;[.$C298];[.L$2])*[.$I298]*[.$J298])" office:value-type="float" office:value="0" calcext:value-type="float">
            <text:p>0</text:p>
          </table:table-cell>
          <table:table-cell table:formula="of:=IF(ISERROR(INDEX(table;[.$C298];[.M$2])*[.$I298]*[.$J298]);&quot;&quot;;INDEX(table;[.$C298];[.M$2])*[.$I298]*[.$J298])" office:value-type="float" office:value="2.442" calcext:value-type="float">
            <text:p>2.442</text:p>
          </table:table-cell>
          <table:table-cell table:formula="of:=IF(ISERROR(INDEX(table;[.$C298];[.N$2])*[.$I298]*[.$J298]);&quot;&quot;;INDEX(table;[.$C298];[.N$2])*[.$I298]*[.$J298])" office:value-type="float" office:value="1.32" calcext:value-type="float">
            <text:p>1.32</text:p>
          </table:table-cell>
          <table:table-cell table:formula="of:=IF(ISERROR(INDEX(table;[.$C298];[.O$2])*[.$I298]*[.$J298]);&quot;&quot;;INDEX(table;[.$C298];[.O$2])*[.$I298]*[.$J298])" office:value-type="float" office:value="1.122" calcext:value-type="float">
            <text:p>1.122</text:p>
          </table:table-cell>
          <table:table-cell table:formula="of:=IF(ISERROR(INDEX(table;[.$C298];[.P$2])*[.$I298]*[.$J298]);&quot;&quot;;INDEX(table;[.$C298];[.P$2])*[.$I298]*[.$J2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 pasta sa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299]&lt;&gt;&quot;&quot;;MATCH([.A299];row_title;0);&quot;&quot;)" office:value-type="float" office:value="65" calcext:value-type="float">
            <text:p>6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299];[.H$2]));&quot;&quot;;INDEX(table;[.$C29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9];[.K$2])*[.$I299]*[.$J299]);&quot;&quot;;INDEX(table;[.$C299];[.K$2])*[.$I299]*[.$J299])" office:value-type="float" office:value="105.6" calcext:value-type="float">
            <text:p>105.6</text:p>
          </table:table-cell>
          <table:table-cell table:formula="of:=IF(ISERROR(INDEX(table;[.$C299];[.L$2])*[.$I299]*[.$J299]);&quot;&quot;;INDEX(table;[.$C299];[.L$2])*[.$I299]*[.$J299])" office:value-type="float" office:value="1.32" calcext:value-type="float">
            <text:p>1.32</text:p>
          </table:table-cell>
          <table:table-cell table:formula="of:=IF(ISERROR(INDEX(table;[.$C299];[.M$2])*[.$I299]*[.$J299]);&quot;&quot;;INDEX(table;[.$C299];[.M$2])*[.$I299]*[.$J299])" office:value-type="float" office:value="17.16" calcext:value-type="float">
            <text:p>17.16</text:p>
          </table:table-cell>
          <table:table-cell table:formula="of:=IF(ISERROR(INDEX(table;[.$C299];[.N$2])*[.$I299]*[.$J299]);&quot;&quot;;INDEX(table;[.$C299];[.N$2])*[.$I299]*[.$J299])" office:value-type="float" office:value="0" calcext:value-type="float">
            <text:p>0</text:p>
          </table:table-cell>
          <table:table-cell table:formula="of:=IF(ISERROR(INDEX(table;[.$C299];[.O$2])*[.$I299]*[.$J299]);&quot;&quot;;INDEX(table;[.$C299];[.O$2])*[.$I299]*[.$J299])" office:value-type="float" office:value="17.16" calcext:value-type="float">
            <text:p>17.16</text:p>
          </table:table-cell>
          <table:table-cell table:formula="of:=IF(ISERROR(INDEX(table;[.$C299];[.P$2])*[.$I299]*[.$J299]);&quot;&quot;;INDEX(table;[.$C299];[.P$2])*[.$I299]*[.$J299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asta sheets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0]&lt;&gt;&quot;&quot;;MATCH([.A300];row_title;0);&quot;&quot;)" office:value-type="float" office:value="71" calcext:value-type="float">
            <text:p>71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0];[.H$2]));&quot;&quot;;INDEX(table;[.$C30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300];[.K$2])*[.$I300]*[.$J300]);&quot;&quot;;INDEX(table;[.$C300];[.K$2])*[.$I300]*[.$J300])" office:value-type="float" office:value="66" calcext:value-type="float">
            <text:p>66</text:p>
          </table:table-cell>
          <table:table-cell table:formula="of:=IF(ISERROR(INDEX(table;[.$C300];[.L$2])*[.$I300]*[.$J300]);&quot;&quot;;INDEX(table;[.$C300];[.L$2])*[.$I300]*[.$J300])" office:value-type="float" office:value="0.33" calcext:value-type="float">
            <text:p>0.33</text:p>
          </table:table-cell>
          <table:table-cell table:formula="of:=IF(ISERROR(INDEX(table;[.$C300];[.M$2])*[.$I300]*[.$J300]);&quot;&quot;;INDEX(table;[.$C300];[.M$2])*[.$I300]*[.$J300])" office:value-type="float" office:value="13.53" calcext:value-type="float">
            <text:p>13.53</text:p>
          </table:table-cell>
          <table:table-cell table:formula="of:=IF(ISERROR(INDEX(table;[.$C300];[.N$2])*[.$I300]*[.$J300]);&quot;&quot;;INDEX(table;[.$C300];[.N$2])*[.$I300]*[.$J300])" office:value-type="float" office:value="0.66" calcext:value-type="float">
            <text:p>0.66</text:p>
          </table:table-cell>
          <table:table-cell table:formula="of:=IF(ISERROR(INDEX(table;[.$C300];[.O$2])*[.$I300]*[.$J300]);&quot;&quot;;INDEX(table;[.$C300];[.O$2])*[.$I300]*[.$J300])" office:value-type="float" office:value="12.54" calcext:value-type="float">
            <text:p>12.54</text:p>
          </table:table-cell>
          <table:table-cell table:formula="of:=IF(ISERROR(INDEX(table;[.$C300];[.P$2])*[.$I300]*[.$J300]);&quot;&quot;;INDEX(table;[.$C300];[.P$2])*[.$I300]*[.$J30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1]&lt;&gt;&quot;&quot;;MATCH([.A301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1];[.H$2]));&quot;&quot;;INDEX(table;[.$C301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1];[.K$2])*[.$I301]*[.$J301]);&quot;&quot;;INDEX(table;[.$C301];[.K$2])*[.$I301]*[.$J301])" office:value-type="float" office:value="15" calcext:value-type="float">
            <text:p>15</text:p>
          </table:table-cell>
          <table:table-cell table:formula="of:=IF(ISERROR(INDEX(table;[.$C301];[.L$2])*[.$I301]*[.$J301]);&quot;&quot;;INDEX(table;[.$C301];[.L$2])*[.$I301]*[.$J301])" office:value-type="float" office:value="0" calcext:value-type="float">
            <text:p>0</text:p>
          </table:table-cell>
          <table:table-cell table:formula="of:=IF(ISERROR(INDEX(table;[.$C301];[.M$2])*[.$I301]*[.$J301]);&quot;&quot;;INDEX(table;[.$C301];[.M$2])*[.$I301]*[.$J301])" office:value-type="float" office:value="3" calcext:value-type="float">
            <text:p>3</text:p>
          </table:table-cell>
          <table:table-cell table:formula="of:=IF(ISERROR(INDEX(table;[.$C301];[.N$2])*[.$I301]*[.$J301]);&quot;&quot;;INDEX(table;[.$C301];[.N$2])*[.$I301]*[.$J301])" office:value-type="float" office:value="2" calcext:value-type="float">
            <text:p>2</text:p>
          </table:table-cell>
          <table:table-cell table:formula="of:=IF(ISERROR(INDEX(table;[.$C301];[.O$2])*[.$I301]*[.$J301]);&quot;&quot;;INDEX(table;[.$C301];[.O$2])*[.$I301]*[.$J301])" office:value-type="float" office:value="1" calcext:value-type="float">
            <text:p>1</text:p>
          </table:table-cell>
          <table:table-cell table:formula="of:=IF(ISERROR(INDEX(table;[.$C301];[.P$2])*[.$I301]*[.$J301]);&quot;&quot;;INDEX(table;[.$C301];[.P$2])*[.$I301]*[.$J301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69" calcext:value-type="float">
            <text:p>69</text:p>
          </table:table-cell>
          <table:table-cell table:formula="of:=IF([.A302]&lt;&gt;&quot;&quot;;MATCH([.A302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02];[.H$2]));&quot;&quot;;INDEX(table;[.$C302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02];[.K$2])*[.$I302]*[.$J302]);&quot;&quot;;INDEX(table;[.$C302];[.K$2])*[.$I302]*[.$J302])" office:value-type="float" office:value="50" calcext:value-type="float">
            <text:p>50</text:p>
          </table:table-cell>
          <table:table-cell table:formula="of:=IF(ISERROR(INDEX(table;[.$C302];[.L$2])*[.$I302]*[.$J302]);&quot;&quot;;INDEX(table;[.$C302];[.L$2])*[.$I302]*[.$J302])" office:value-type="float" office:value="0" calcext:value-type="float">
            <text:p>0</text:p>
          </table:table-cell>
          <table:table-cell table:formula="of:=IF(ISERROR(INDEX(table;[.$C302];[.M$2])*[.$I302]*[.$J302]);&quot;&quot;;INDEX(table;[.$C302];[.M$2])*[.$I302]*[.$J302])" office:value-type="float" office:value="10" calcext:value-type="float">
            <text:p>10</text:p>
          </table:table-cell>
          <table:table-cell table:formula="of:=IF(ISERROR(INDEX(table;[.$C302];[.N$2])*[.$I302]*[.$J302]);&quot;&quot;;INDEX(table;[.$C302];[.N$2])*[.$I302]*[.$J302])" office:value-type="float" office:value="2" calcext:value-type="float">
            <text:p>2</text:p>
          </table:table-cell>
          <table:table-cell table:formula="of:=IF(ISERROR(INDEX(table;[.$C302];[.O$2])*[.$I302]*[.$J302]);&quot;&quot;;INDEX(table;[.$C302];[.O$2])*[.$I302]*[.$J302])" office:value-type="float" office:value="0" calcext:value-type="float">
            <text:p>0</text:p>
          </table:table-cell>
          <table:table-cell table:formula="of:=IF(ISERROR(INDEX(table;[.$C302];[.P$2])*[.$I302]*[.$J302]);&quot;&quot;;INDEX(table;[.$C302];[.P$2])*[.$I302]*[.$J30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3]&lt;&gt;&quot;&quot;;MATCH([.A303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3];[.H$2]));&quot;&quot;;INDEX(table;[.$C303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3];[.K$2])*[.$I303]*[.$J303]);&quot;&quot;;INDEX(table;[.$C303];[.K$2])*[.$I303]*[.$J303])" office:value-type="float" office:value="130" calcext:value-type="float">
            <text:p>130</text:p>
          </table:table-cell>
          <table:table-cell table:formula="of:=IF(ISERROR(INDEX(table;[.$C303];[.L$2])*[.$I303]*[.$J303]);&quot;&quot;;INDEX(table;[.$C303];[.L$2])*[.$I303]*[.$J303])" office:value-type="float" office:value="0" calcext:value-type="float">
            <text:p>0</text:p>
          </table:table-cell>
          <table:table-cell table:formula="of:=IF(ISERROR(INDEX(table;[.$C303];[.M$2])*[.$I303]*[.$J303]);&quot;&quot;;INDEX(table;[.$C303];[.M$2])*[.$I303]*[.$J303])" office:value-type="float" office:value="9" calcext:value-type="float">
            <text:p>9</text:p>
          </table:table-cell>
          <table:table-cell table:formula="of:=IF(ISERROR(INDEX(table;[.$C303];[.N$2])*[.$I303]*[.$J303]);&quot;&quot;;INDEX(table;[.$C303];[.N$2])*[.$I303]*[.$J303])" office:value-type="float" office:value="0" calcext:value-type="float">
            <text:p>0</text:p>
          </table:table-cell>
          <table:table-cell table:formula="of:=IF(ISERROR(INDEX(table;[.$C303];[.O$2])*[.$I303]*[.$J303]);&quot;&quot;;INDEX(table;[.$C303];[.O$2])*[.$I303]*[.$J303])" office:value-type="float" office:value="9" calcext:value-type="float">
            <text:p>9</text:p>
          </table:table-cell>
          <table:table-cell table:formula="of:=IF(ISERROR(INDEX(table;[.$C303];[.P$2])*[.$I303]*[.$J303]);&quot;&quot;;INDEX(table;[.$C303];[.P$2])*[.$I303]*[.$J303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4]&lt;&gt;&quot;&quot;;MATCH([.A304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4];[.H$2]));&quot;&quot;;INDEX(table;[.$C30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4];[.K$2])*[.$I304]*[.$J304]);&quot;&quot;;INDEX(table;[.$C304];[.K$2])*[.$I304]*[.$J304])" office:value-type="float" office:value="56" calcext:value-type="float">
            <text:p>56</text:p>
          </table:table-cell>
          <table:table-cell table:formula="of:=IF(ISERROR(INDEX(table;[.$C304];[.L$2])*[.$I304]*[.$J304]);&quot;&quot;;INDEX(table;[.$C304];[.L$2])*[.$I304]*[.$J304])" office:value-type="float" office:value="0" calcext:value-type="float">
            <text:p>0</text:p>
          </table:table-cell>
          <table:table-cell table:formula="of:=IF(ISERROR(INDEX(table;[.$C304];[.M$2])*[.$I304]*[.$J304]);&quot;&quot;;INDEX(table;[.$C304];[.M$2])*[.$I304]*[.$J304])" office:value-type="float" office:value="14" calcext:value-type="float">
            <text:p>14</text:p>
          </table:table-cell>
          <table:table-cell table:formula="of:=IF(ISERROR(INDEX(table;[.$C304];[.N$2])*[.$I304]*[.$J304]);&quot;&quot;;INDEX(table;[.$C304];[.N$2])*[.$I304]*[.$J304])" office:value-type="float" office:value="2.5" calcext:value-type="float">
            <text:p>2.5</text:p>
          </table:table-cell>
          <table:table-cell table:formula="of:=IF(ISERROR(INDEX(table;[.$C304];[.O$2])*[.$I304]*[.$J304]);&quot;&quot;;INDEX(table;[.$C304];[.O$2])*[.$I304]*[.$J304])" office:value-type="float" office:value="11.5" calcext:value-type="float">
            <text:p>11.5</text:p>
          </table:table-cell>
          <table:table-cell table:formula="of:=IF(ISERROR(INDEX(table;[.$C304];[.P$2])*[.$I304]*[.$J304]);&quot;&quot;;INDEX(table;[.$C304];[.P$2])*[.$I304]*[.$J30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70" calcext:value-type="float">
            <text:p>70</text:p>
          </table:table-cell>
          <table:table-cell table:formula="of:=IF([.A305]&lt;&gt;&quot;&quot;;MATCH([.A305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evening snack</text:p>
          </table:table-cell>
          <table:table-cell table:formula="of:=IF(ISERROR(INDEX(table;[.$C305];[.H$2]));&quot;&quot;;INDEX(table;[.$C305];[.H$2]))" office:value-type="string" office:string-value="41g/" calcext:value-type="string">
            <text:p>41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05];[.K$2])*[.$I305]*[.$J305]);&quot;&quot;;INDEX(table;[.$C305];[.K$2])*[.$I305]*[.$J305])" office:value-type="float" office:value="240" calcext:value-type="float">
            <text:p>240</text:p>
          </table:table-cell>
          <table:table-cell table:formula="of:=IF(ISERROR(INDEX(table;[.$C305];[.L$2])*[.$I305]*[.$J305]);&quot;&quot;;INDEX(table;[.$C305];[.L$2])*[.$I305]*[.$J305])" office:value-type="float" office:value="9" calcext:value-type="float">
            <text:p>9</text:p>
          </table:table-cell>
          <table:table-cell table:formula="of:=IF(ISERROR(INDEX(table;[.$C305];[.M$2])*[.$I305]*[.$J305]);&quot;&quot;;INDEX(table;[.$C305];[.M$2])*[.$I305]*[.$J305])" office:value-type="float" office:value="37.5" calcext:value-type="float">
            <text:p>37.5</text:p>
          </table:table-cell>
          <table:table-cell table:formula="of:=IF(ISERROR(INDEX(table;[.$C305];[.N$2])*[.$I305]*[.$J305]);&quot;&quot;;INDEX(table;[.$C305];[.N$2])*[.$I305]*[.$J305])" office:value-type="float" office:value="4.5" calcext:value-type="float">
            <text:p>4.5</text:p>
          </table:table-cell>
          <table:table-cell table:formula="of:=IF(ISERROR(INDEX(table;[.$C305];[.O$2])*[.$I305]*[.$J305]);&quot;&quot;;INDEX(table;[.$C305];[.O$2])*[.$I305]*[.$J305])" office:value-type="float" office:value="33" calcext:value-type="float">
            <text:p>33</text:p>
          </table:table-cell>
          <table:table-cell table:formula="of:=IF(ISERROR(INDEX(table;[.$C305];[.P$2])*[.$I305]*[.$J305]);&quot;&quot;;INDEX(table;[.$C305];[.P$2])*[.$I305]*[.$J305])" office:value-type="float" office:value="10.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306]&lt;&gt;&quot;&quot;;MATCH([.A30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6];[.H$2]));&quot;&quot;;INDEX(table;[.$C30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6];[.K$2])*[.$I306]*[.$J306]);&quot;&quot;;INDEX(table;[.$C306];[.K$2])*[.$I306]*[.$J306])" office:value-type="float" office:value="110" calcext:value-type="float">
            <text:p>110</text:p>
          </table:table-cell>
          <table:table-cell table:formula="of:=IF(ISERROR(INDEX(table;[.$C306];[.L$2])*[.$I306]*[.$J306]);&quot;&quot;;INDEX(table;[.$C306];[.L$2])*[.$I306]*[.$J306])" office:value-type="float" office:value="0" calcext:value-type="float">
            <text:p>0</text:p>
          </table:table-cell>
          <table:table-cell table:formula="of:=IF(ISERROR(INDEX(table;[.$C306];[.M$2])*[.$I306]*[.$J306]);&quot;&quot;;INDEX(table;[.$C306];[.M$2])*[.$I306]*[.$J306])" office:value-type="float" office:value="28" calcext:value-type="float">
            <text:p>28</text:p>
          </table:table-cell>
          <table:table-cell table:formula="of:=IF(ISERROR(INDEX(table;[.$C306];[.N$2])*[.$I306]*[.$J306]);&quot;&quot;;INDEX(table;[.$C306];[.N$2])*[.$I306]*[.$J306])" office:value-type="float" office:value="4" calcext:value-type="float">
            <text:p>4</text:p>
          </table:table-cell>
          <table:table-cell table:formula="of:=IF(ISERROR(INDEX(table;[.$C306];[.O$2])*[.$I306]*[.$J306]);&quot;&quot;;INDEX(table;[.$C306];[.O$2])*[.$I306]*[.$J306])" office:value-type="float" office:value="24" calcext:value-type="float">
            <text:p>24</text:p>
          </table:table-cell>
          <table:table-cell table:formula="of:=IF(ISERROR(INDEX(table;[.$C306];[.P$2])*[.$I306]*[.$J306]);&quot;&quot;;INDEX(table;[.$C306];[.P$2])*[.$I306]*[.$J30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72" calcext:value-type="float">
            <text:p>72</text:p>
          </table:table-cell>
          <table:table-cell table:formula="of:=IF([.A307]&lt;&gt;&quot;&quot;;MATCH([.A307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7];[.H$2]));&quot;&quot;;INDEX(table;[.$C30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7];[.K$2])*[.$I307]*[.$J307]);&quot;&quot;;INDEX(table;[.$C307];[.K$2])*[.$I307]*[.$J307])" office:value-type="float" office:value="170" calcext:value-type="float">
            <text:p>170</text:p>
          </table:table-cell>
          <table:table-cell table:formula="of:=IF(ISERROR(INDEX(table;[.$C307];[.L$2])*[.$I307]*[.$J307]);&quot;&quot;;INDEX(table;[.$C307];[.L$2])*[.$I307]*[.$J307])" office:value-type="float" office:value="16" calcext:value-type="float">
            <text:p>16</text:p>
          </table:table-cell>
          <table:table-cell table:formula="of:=IF(ISERROR(INDEX(table;[.$C307];[.M$2])*[.$I307]*[.$J307]);&quot;&quot;;INDEX(table;[.$C307];[.M$2])*[.$I307]*[.$J307])" office:value-type="float" office:value="5" calcext:value-type="float">
            <text:p>5</text:p>
          </table:table-cell>
          <table:table-cell table:formula="of:=IF(ISERROR(INDEX(table;[.$C307];[.N$2])*[.$I307]*[.$J307]);&quot;&quot;;INDEX(table;[.$C307];[.N$2])*[.$I307]*[.$J307])" office:value-type="float" office:value="3" calcext:value-type="float">
            <text:p>3</text:p>
          </table:table-cell>
          <table:table-cell table:formula="of:=IF(ISERROR(INDEX(table;[.$C307];[.O$2])*[.$I307]*[.$J307]);&quot;&quot;;INDEX(table;[.$C307];[.O$2])*[.$I307]*[.$J307])" office:value-type="float" office:value="2" calcext:value-type="float">
            <text:p>2</text:p>
          </table:table-cell>
          <table:table-cell table:formula="of:=IF(ISERROR(INDEX(table;[.$C307];[.P$2])*[.$I307]*[.$J307]);&quot;&quot;;INDEX(table;[.$C307];[.P$2])*[.$I307]*[.$J30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73" calcext:value-type="float">
            <text:p>73</text:p>
          </table:table-cell>
          <table:table-cell table:formula="of:=IF([.A308]&lt;&gt;&quot;&quot;;MATCH([.A308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8];[.H$2]));&quot;&quot;;INDEX(table;[.$C308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8];[.K$2])*[.$I308]*[.$J308]);&quot;&quot;;INDEX(table;[.$C308];[.K$2])*[.$I308]*[.$J308])" office:value-type="float" office:value="120" calcext:value-type="float">
            <text:p>120</text:p>
          </table:table-cell>
          <table:table-cell table:formula="of:=IF(ISERROR(INDEX(table;[.$C308];[.L$2])*[.$I308]*[.$J308]);&quot;&quot;;INDEX(table;[.$C308];[.L$2])*[.$I308]*[.$J308])" office:value-type="float" office:value="4.5" calcext:value-type="float">
            <text:p>4.5</text:p>
          </table:table-cell>
          <table:table-cell table:formula="of:=IF(ISERROR(INDEX(table;[.$C308];[.M$2])*[.$I308]*[.$J308]);&quot;&quot;;INDEX(table;[.$C308];[.M$2])*[.$I308]*[.$J308])" office:value-type="float" office:value="19" calcext:value-type="float">
            <text:p>19</text:p>
          </table:table-cell>
          <table:table-cell table:formula="of:=IF(ISERROR(INDEX(table;[.$C308];[.N$2])*[.$I308]*[.$J308]);&quot;&quot;;INDEX(table;[.$C308];[.N$2])*[.$I308]*[.$J308])" office:value-type="float" office:value="3" calcext:value-type="float">
            <text:p>3</text:p>
          </table:table-cell>
          <table:table-cell table:formula="of:=IF(ISERROR(INDEX(table;[.$C308];[.O$2])*[.$I308]*[.$J308]);&quot;&quot;;INDEX(table;[.$C308];[.O$2])*[.$I308]*[.$J308])" office:value-type="float" office:value="16" calcext:value-type="float">
            <text:p>16</text:p>
          </table:table-cell>
          <table:table-cell table:formula="of:=IF(ISERROR(INDEX(table;[.$C308];[.P$2])*[.$I308]*[.$J308]);&quot;&quot;;INDEX(table;[.$C308];[.P$2])*[.$I308]*[.$J30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3" calcext:value-type="float">
            <text:p>73</text:p>
          </table:table-cell>
          <table:table-cell table:formula="of:=IF([.A309]&lt;&gt;&quot;&quot;;MATCH([.A309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09];[.H$2]));&quot;&quot;;INDEX(table;[.$C309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9];[.K$2])*[.$I309]*[.$J309]);&quot;&quot;;INDEX(table;[.$C309];[.K$2])*[.$I309]*[.$J309])" office:value-type="float" office:value="200" calcext:value-type="float">
            <text:p>200</text:p>
          </table:table-cell>
          <table:table-cell table:formula="of:=IF(ISERROR(INDEX(table;[.$C309];[.L$2])*[.$I309]*[.$J309]);&quot;&quot;;INDEX(table;[.$C309];[.L$2])*[.$I309]*[.$J309])" office:value-type="float" office:value="18" calcext:value-type="float">
            <text:p>18</text:p>
          </table:table-cell>
          <table:table-cell table:formula="of:=IF(ISERROR(INDEX(table;[.$C309];[.M$2])*[.$I309]*[.$J309]);&quot;&quot;;INDEX(table;[.$C309];[.M$2])*[.$I309]*[.$J309])" office:value-type="float" office:value="6" calcext:value-type="float">
            <text:p>6</text:p>
          </table:table-cell>
          <table:table-cell table:formula="of:=IF(ISERROR(INDEX(table;[.$C309];[.N$2])*[.$I309]*[.$J309]);&quot;&quot;;INDEX(table;[.$C309];[.N$2])*[.$I309]*[.$J309])" office:value-type="float" office:value="2" calcext:value-type="float">
            <text:p>2</text:p>
          </table:table-cell>
          <table:table-cell table:formula="of:=IF(ISERROR(INDEX(table;[.$C309];[.O$2])*[.$I309]*[.$J309]);&quot;&quot;;INDEX(table;[.$C309];[.O$2])*[.$I309]*[.$J309])" office:value-type="float" office:value="4" calcext:value-type="float">
            <text:p>4</text:p>
          </table:table-cell>
          <table:table-cell table:formula="of:=IF(ISERROR(INDEX(table;[.$C309];[.P$2])*[.$I309]*[.$J309]);&quot;&quot;;INDEX(table;[.$C309];[.P$2])*[.$I309]*[.$J309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0]&lt;&gt;&quot;&quot;;MATCH([.A310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0];[.H$2]));&quot;&quot;;INDEX(table;[.$C310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ISERROR(INDEX(table;[.$C310];[.K$2])*[.$I310]*[.$J310]);&quot;&quot;;INDEX(table;[.$C310];[.K$2])*[.$I310]*[.$J310])" office:value-type="float" office:value="6.66" calcext:value-type="float">
            <text:p>6.66</text:p>
          </table:table-cell>
          <table:table-cell table:formula="of:=IF(ISERROR(INDEX(table;[.$C310];[.L$2])*[.$I310]*[.$J310]);&quot;&quot;;INDEX(table;[.$C310];[.L$2])*[.$I310]*[.$J310])" office:value-type="float" office:value="0" calcext:value-type="float">
            <text:p>0</text:p>
          </table:table-cell>
          <table:table-cell table:formula="of:=IF(ISERROR(INDEX(table;[.$C310];[.M$2])*[.$I310]*[.$J310]);&quot;&quot;;INDEX(table;[.$C310];[.M$2])*[.$I310]*[.$J310])" office:value-type="float" office:value="1.2321" calcext:value-type="float">
            <text:p>1.2321</text:p>
          </table:table-cell>
          <table:table-cell table:formula="of:=IF(ISERROR(INDEX(table;[.$C310];[.N$2])*[.$I310]*[.$J310]);&quot;&quot;;INDEX(table;[.$C310];[.N$2])*[.$I310]*[.$J310])" office:value-type="float" office:value="0.666" calcext:value-type="float">
            <text:p>0.666</text:p>
          </table:table-cell>
          <table:table-cell table:formula="of:=IF(ISERROR(INDEX(table;[.$C310];[.O$2])*[.$I310]*[.$J310]);&quot;&quot;;INDEX(table;[.$C310];[.O$2])*[.$I310]*[.$J310])" office:value-type="float" office:value="0.5661" calcext:value-type="float">
            <text:p>0.5661</text:p>
          </table:table-cell>
          <table:table-cell table:formula="of:=IF(ISERROR(INDEX(table;[.$C310];[.P$2])*[.$I310]*[.$J310]);&quot;&quot;;INDEX(table;[.$C310];[.P$2])*[.$I310]*[.$J3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1]&lt;&gt;&quot;&quot;;MATCH([.A311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1];[.H$2]));&quot;&quot;;INDEX(table;[.$C311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1];[.K$2])*[.$I311]*[.$J311]);&quot;&quot;;INDEX(table;[.$C311];[.K$2])*[.$I311]*[.$J311])" office:value-type="float" office:value="78" calcext:value-type="float">
            <text:p>78</text:p>
          </table:table-cell>
          <table:table-cell table:formula="of:=IF(ISERROR(INDEX(table;[.$C311];[.L$2])*[.$I311]*[.$J311]);&quot;&quot;;INDEX(table;[.$C311];[.L$2])*[.$I311]*[.$J311])" office:value-type="float" office:value="5" calcext:value-type="float">
            <text:p>5</text:p>
          </table:table-cell>
          <table:table-cell table:formula="of:=IF(ISERROR(INDEX(table;[.$C311];[.M$2])*[.$I311]*[.$J311]);&quot;&quot;;INDEX(table;[.$C311];[.M$2])*[.$I311]*[.$J311])" office:value-type="float" office:value="0.6" calcext:value-type="float">
            <text:p>0.6</text:p>
          </table:table-cell>
          <table:table-cell table:formula="of:=IF(ISERROR(INDEX(table;[.$C311];[.N$2])*[.$I311]*[.$J311]);&quot;&quot;;INDEX(table;[.$C311];[.N$2])*[.$I311]*[.$J311])" office:value-type="float" office:value="0" calcext:value-type="float">
            <text:p>0</text:p>
          </table:table-cell>
          <table:table-cell table:formula="of:=IF(ISERROR(INDEX(table;[.$C311];[.O$2])*[.$I311]*[.$J311]);&quot;&quot;;INDEX(table;[.$C311];[.O$2])*[.$I311]*[.$J311])" office:value-type="float" office:value="0.6" calcext:value-type="float">
            <text:p>0.6</text:p>
          </table:table-cell>
          <table:table-cell table:formula="of:=IF(ISERROR(INDEX(table;[.$C311];[.P$2])*[.$I311]*[.$J311]);&quot;&quot;;INDEX(table;[.$C311];[.P$2])*[.$I311]*[.$J31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aby kale, chard, spin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2]&lt;&gt;&quot;&quot;;MATCH([.A312];row_title;0);&quot;&quot;)" office:value-type="float" office:value="81" calcext:value-type="float">
            <text:p>8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2];[.H$2]));&quot;&quot;;INDEX(table;[.$C31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2];[.K$2])*[.$I312]*[.$J312]);&quot;&quot;;INDEX(table;[.$C312];[.K$2])*[.$I312]*[.$J312])" office:value-type="float" office:value="50" calcext:value-type="float">
            <text:p>50</text:p>
          </table:table-cell>
          <table:table-cell table:formula="of:=IF(ISERROR(INDEX(table;[.$C312];[.L$2])*[.$I312]*[.$J312]);&quot;&quot;;INDEX(table;[.$C312];[.L$2])*[.$I312]*[.$J312])" office:value-type="float" office:value="0" calcext:value-type="float">
            <text:p>0</text:p>
          </table:table-cell>
          <table:table-cell table:formula="of:=IF(ISERROR(INDEX(table;[.$C312];[.M$2])*[.$I312]*[.$J312]);&quot;&quot;;INDEX(table;[.$C312];[.M$2])*[.$I312]*[.$J312])" office:value-type="float" office:value="9" calcext:value-type="float">
            <text:p>9</text:p>
          </table:table-cell>
          <table:table-cell table:formula="of:=IF(ISERROR(INDEX(table;[.$C312];[.N$2])*[.$I312]*[.$J312]);&quot;&quot;;INDEX(table;[.$C312];[.N$2])*[.$I312]*[.$J312])" office:value-type="float" office:value="3" calcext:value-type="float">
            <text:p>3</text:p>
          </table:table-cell>
          <table:table-cell table:formula="of:=IF(ISERROR(INDEX(table;[.$C312];[.O$2])*[.$I312]*[.$J312]);&quot;&quot;;INDEX(table;[.$C312];[.O$2])*[.$I312]*[.$J312])" office:value-type="float" office:value="6" calcext:value-type="float">
            <text:p>6</text:p>
          </table:table-cell>
          <table:table-cell table:formula="of:=IF(ISERROR(INDEX(table;[.$C312];[.P$2])*[.$I312]*[.$J312]);&quot;&quot;;INDEX(table;[.$C312];[.P$2])*[.$I312]*[.$J312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3]&lt;&gt;&quot;&quot;;MATCH([.A313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3];[.H$2]));&quot;&quot;;INDEX(table;[.$C313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3];[.K$2])*[.$I313]*[.$J313]);&quot;&quot;;INDEX(table;[.$C313];[.K$2])*[.$I313]*[.$J313])" office:value-type="float" office:value="100" calcext:value-type="float">
            <text:p>100</text:p>
          </table:table-cell>
          <table:table-cell table:formula="of:=IF(ISERROR(INDEX(table;[.$C313];[.L$2])*[.$I313]*[.$J313]);&quot;&quot;;INDEX(table;[.$C313];[.L$2])*[.$I313]*[.$J313])" office:value-type="float" office:value="2" calcext:value-type="float">
            <text:p>2</text:p>
          </table:table-cell>
          <table:table-cell table:formula="of:=IF(ISERROR(INDEX(table;[.$C313];[.M$2])*[.$I313]*[.$J313]);&quot;&quot;;INDEX(table;[.$C313];[.M$2])*[.$I313]*[.$J313])" office:value-type="float" office:value="18" calcext:value-type="float">
            <text:p>18</text:p>
          </table:table-cell>
          <table:table-cell table:formula="of:=IF(ISERROR(INDEX(table;[.$C313];[.N$2])*[.$I313]*[.$J313]);&quot;&quot;;INDEX(table;[.$C313];[.N$2])*[.$I313]*[.$J313])" office:value-type="float" office:value="5" calcext:value-type="float">
            <text:p>5</text:p>
          </table:table-cell>
          <table:table-cell table:formula="of:=IF(ISERROR(INDEX(table;[.$C313];[.O$2])*[.$I313]*[.$J313]);&quot;&quot;;INDEX(table;[.$C313];[.O$2])*[.$I313]*[.$J313])" office:value-type="float" office:value="13" calcext:value-type="float">
            <text:p>13</text:p>
          </table:table-cell>
          <table:table-cell table:formula="of:=IF(ISERROR(INDEX(table;[.$C313];[.P$2])*[.$I313]*[.$J313]);&quot;&quot;;INDEX(table;[.$C313];[.P$2])*[.$I313]*[.$J31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calions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4]&lt;&gt;&quot;&quot;;MATCH([.A314];row_title;0);&quot;&quot;)" office:value-type="float" office:value="40" calcext:value-type="float">
            <text:p>4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4];[.H$2]));&quot;&quot;;INDEX(table;[.$C314];[.H$2]))" office:value-type="string" office:string-value="1pieces" calcext:value-type="string">
            <text:p>1piec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ISERROR(INDEX(table;[.$C314];[.K$2])*[.$I314]*[.$J314]);&quot;&quot;;INDEX(table;[.$C314];[.K$2])*[.$I314]*[.$J314])" office:value-type="float" office:value="40" calcext:value-type="float">
            <text:p>40</text:p>
          </table:table-cell>
          <table:table-cell table:formula="of:=IF(ISERROR(INDEX(table;[.$C314];[.L$2])*[.$I314]*[.$J314]);&quot;&quot;;INDEX(table;[.$C314];[.L$2])*[.$I314]*[.$J314])" office:value-type="float" office:value="0" calcext:value-type="float">
            <text:p>0</text:p>
          </table:table-cell>
          <table:table-cell table:formula="of:=IF(ISERROR(INDEX(table;[.$C314];[.M$2])*[.$I314]*[.$J314]);&quot;&quot;;INDEX(table;[.$C314];[.M$2])*[.$I314]*[.$J314])" office:value-type="float" office:value="8.8" calcext:value-type="float">
            <text:p>8.8</text:p>
          </table:table-cell>
          <table:table-cell table:formula="of:=IF(ISERROR(INDEX(table;[.$C314];[.N$2])*[.$I314]*[.$J314]);&quot;&quot;;INDEX(table;[.$C314];[.N$2])*[.$I314]*[.$J314])" office:value-type="float" office:value="3.2" calcext:value-type="float">
            <text:p>3.2</text:p>
          </table:table-cell>
          <table:table-cell table:formula="of:=IF(ISERROR(INDEX(table;[.$C314];[.O$2])*[.$I314]*[.$J314]);&quot;&quot;;INDEX(table;[.$C314];[.O$2])*[.$I314]*[.$J314])" office:value-type="float" office:value="2.4" calcext:value-type="float">
            <text:p>2.4</text:p>
          </table:table-cell>
          <table:table-cell table:formula="of:=IF(ISERROR(INDEX(table;[.$C314];[.P$2])*[.$I314]*[.$J314]);&quot;&quot;;INDEX(table;[.$C314];[.P$2])*[.$I314]*[.$J3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shroom</text:p>
          </table:table-cell>
          <table:table-cell table:style-name="ce10" office:value-type="float" office:value="74" calcext:value-type="float">
            <text:p>74</text:p>
          </table:table-cell>
          <table:table-cell table:formula="of:=IF([.A315]&lt;&gt;&quot;&quot;;MATCH([.A315];row_title;0);&quot;&quot;)" office:value-type="float" office:value="96" calcext:value-type="float">
            <text:p>9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breakfast</text:p>
          </table:table-cell>
          <table:table-cell table:formula="of:=IF(ISERROR(INDEX(table;[.$C315];[.H$2]));&quot;&quot;;INDEX(table;[.$C315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5];[.K$2])*[.$I315]*[.$J315]);&quot;&quot;;INDEX(table;[.$C315];[.K$2])*[.$I315]*[.$J315])" office:value-type="float" office:value="15" calcext:value-type="float">
            <text:p>15</text:p>
          </table:table-cell>
          <table:table-cell table:formula="of:=IF(ISERROR(INDEX(table;[.$C315];[.L$2])*[.$I315]*[.$J315]);&quot;&quot;;INDEX(table;[.$C315];[.L$2])*[.$I315]*[.$J315])" office:value-type="float" office:value="0.2" calcext:value-type="float">
            <text:p>0.2</text:p>
          </table:table-cell>
          <table:table-cell table:formula="of:=IF(ISERROR(INDEX(table;[.$C315];[.M$2])*[.$I315]*[.$J315]);&quot;&quot;;INDEX(table;[.$C315];[.M$2])*[.$I315]*[.$J315])" office:value-type="float" office:value="2.3" calcext:value-type="float">
            <text:p>2.3</text:p>
          </table:table-cell>
          <table:table-cell table:formula="of:=IF(ISERROR(INDEX(table;[.$C315];[.N$2])*[.$I315]*[.$J315]);&quot;&quot;;INDEX(table;[.$C315];[.N$2])*[.$I315]*[.$J315])" office:value-type="float" office:value="0.7" calcext:value-type="float">
            <text:p>0.7</text:p>
          </table:table-cell>
          <table:table-cell table:formula="of:=IF(ISERROR(INDEX(table;[.$C315];[.O$2])*[.$I315]*[.$J315]);&quot;&quot;;INDEX(table;[.$C315];[.O$2])*[.$I315]*[.$J315])" office:value-type="float" office:value="1.6" calcext:value-type="float">
            <text:p>1.6</text:p>
          </table:table-cell>
          <table:table-cell table:formula="of:=IF(ISERROR(INDEX(table;[.$C315];[.P$2])*[.$I315]*[.$J315]);&quot;&quot;;INDEX(table;[.$C315];[.P$2])*[.$I315]*[.$J31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urger – louies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6]&lt;&gt;&quot;&quot;;MATCH([.A316];row_title;0);&quot;&quot;)" office:value-type="float" office:value="87" calcext:value-type="float">
            <text:p>87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6];[.H$2]));&quot;&quot;;INDEX(table;[.$C3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6];[.K$2])*[.$I316]*[.$J316]);&quot;&quot;;INDEX(table;[.$C316];[.K$2])*[.$I316]*[.$J316])" office:value-type="float" office:value="130" calcext:value-type="float">
            <text:p>130</text:p>
          </table:table-cell>
          <table:table-cell table:formula="of:=IF(ISERROR(INDEX(table;[.$C316];[.L$2])*[.$I316]*[.$J316]);&quot;&quot;;INDEX(table;[.$C316];[.L$2])*[.$I316]*[.$J316])" office:value-type="float" office:value="13" calcext:value-type="float">
            <text:p>13</text:p>
          </table:table-cell>
          <table:table-cell table:formula="of:=IF(ISERROR(INDEX(table;[.$C316];[.M$2])*[.$I316]*[.$J316]);&quot;&quot;;INDEX(table;[.$C316];[.M$2])*[.$I316]*[.$J316])" office:value-type="float" office:value="7" calcext:value-type="float">
            <text:p>7</text:p>
          </table:table-cell>
          <table:table-cell table:formula="of:=IF(ISERROR(INDEX(table;[.$C316];[.N$2])*[.$I316]*[.$J316]);&quot;&quot;;INDEX(table;[.$C316];[.N$2])*[.$I316]*[.$J316])" office:value-type="float" office:value="0" calcext:value-type="float">
            <text:p>0</text:p>
          </table:table-cell>
          <table:table-cell table:formula="of:=IF(ISERROR(INDEX(table;[.$C316];[.O$2])*[.$I316]*[.$J316]);&quot;&quot;;INDEX(table;[.$C316];[.O$2])*[.$I316]*[.$J316])" office:value-type="float" office:value="6" calcext:value-type="float">
            <text:p>6</text:p>
          </table:table-cell>
          <table:table-cell table:formula="of:=IF(ISERROR(INDEX(table;[.$C316];[.P$2])*[.$I316]*[.$J316]);&quot;&quot;;INDEX(table;[.$C316];[.P$2])*[.$I316]*[.$J316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p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7]&lt;&gt;&quot;&quot;;MATCH([.A317];row_title;0);&quot;&quot;)" office:value-type="float" office:value="95" calcext:value-type="float">
            <text:p>9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7];[.H$2]));&quot;&quot;;INDEX(table;[.$C31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7];[.K$2])*[.$I317]*[.$J317]);&quot;&quot;;INDEX(table;[.$C317];[.K$2])*[.$I317]*[.$J317])" office:value-type="float" office:value="114" calcext:value-type="float">
            <text:p>114</text:p>
          </table:table-cell>
          <table:table-cell table:formula="of:=IF(ISERROR(INDEX(table;[.$C317];[.L$2])*[.$I317]*[.$J317]);&quot;&quot;;INDEX(table;[.$C317];[.L$2])*[.$I317]*[.$J317])" office:value-type="float" office:value="2" calcext:value-type="float">
            <text:p>2</text:p>
          </table:table-cell>
          <table:table-cell table:formula="of:=IF(ISERROR(INDEX(table;[.$C317];[.M$2])*[.$I317]*[.$J317]);&quot;&quot;;INDEX(table;[.$C317];[.M$2])*[.$I317]*[.$J317])" office:value-type="float" office:value="22" calcext:value-type="float">
            <text:p>22</text:p>
          </table:table-cell>
          <table:table-cell table:formula="of:=IF(ISERROR(INDEX(table;[.$C317];[.N$2])*[.$I317]*[.$J317]);&quot;&quot;;INDEX(table;[.$C317];[.N$2])*[.$I317]*[.$J317])" office:value-type="float" office:value="3.2" calcext:value-type="float">
            <text:p>3.2</text:p>
          </table:table-cell>
          <table:table-cell table:formula="of:=IF(ISERROR(INDEX(table;[.$C317];[.O$2])*[.$I317]*[.$J317]);&quot;&quot;;INDEX(table;[.$C317];[.O$2])*[.$I317]*[.$J317])" office:value-type="float" office:value="19" calcext:value-type="float">
            <text:p>19</text:p>
          </table:table-cell>
          <table:table-cell table:formula="of:=IF(ISERROR(INDEX(table;[.$C317];[.P$2])*[.$I317]*[.$J317]);&quot;&quot;;INDEX(table;[.$C317];[.P$2])*[.$I317]*[.$J317])"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8]&lt;&gt;&quot;&quot;;MATCH([.A31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8];[.H$2]));&quot;&quot;;INDEX(table;[.$C31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8];[.K$2])*[.$I318]*[.$J318]);&quot;&quot;;INDEX(table;[.$C318];[.K$2])*[.$I318]*[.$J318])" office:value-type="float" office:value="22" calcext:value-type="float">
            <text:p>22</text:p>
          </table:table-cell>
          <table:table-cell table:formula="of:=IF(ISERROR(INDEX(table;[.$C318];[.L$2])*[.$I318]*[.$J318]);&quot;&quot;;INDEX(table;[.$C318];[.L$2])*[.$I318]*[.$J318])" office:value-type="float" office:value="0.2" calcext:value-type="float">
            <text:p>0.2</text:p>
          </table:table-cell>
          <table:table-cell table:formula="of:=IF(ISERROR(INDEX(table;[.$C318];[.M$2])*[.$I318]*[.$J318]);&quot;&quot;;INDEX(table;[.$C318];[.M$2])*[.$I318]*[.$J318])" office:value-type="float" office:value="5" calcext:value-type="float">
            <text:p>5</text:p>
          </table:table-cell>
          <table:table-cell table:formula="of:=IF(ISERROR(INDEX(table;[.$C318];[.N$2])*[.$I318]*[.$J318]);&quot;&quot;;INDEX(table;[.$C318];[.N$2])*[.$I318]*[.$J318])" office:value-type="float" office:value="1.5" calcext:value-type="float">
            <text:p>1.5</text:p>
          </table:table-cell>
          <table:table-cell table:formula="of:=IF(ISERROR(INDEX(table;[.$C318];[.O$2])*[.$I318]*[.$J318]);&quot;&quot;;INDEX(table;[.$C318];[.O$2])*[.$I318]*[.$J318])" office:value-type="float" office:value="3.5" calcext:value-type="float">
            <text:p>3.5</text:p>
          </table:table-cell>
          <table:table-cell table:formula="of:=IF(ISERROR(INDEX(table;[.$C318];[.P$2])*[.$I318]*[.$J318]);&quot;&quot;;INDEX(table;[.$C318];[.P$2])*[.$I318]*[.$J318]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75" calcext:value-type="float">
            <text:p>75</text:p>
          </table:table-cell>
          <table:table-cell table:formula="of:=IF([.A319]&lt;&gt;&quot;&quot;;MATCH([.A319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lunch</text:p>
          </table:table-cell>
          <table:table-cell table:formula="of:=IF(ISERROR(INDEX(table;[.$C319];[.H$2]));&quot;&quot;;INDEX(table;[.$C319];[.H$2]))" office:value-type="string" office:string-value="6pieces" calcext:value-type="string">
            <text:p>6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19];[.K$2])*[.$I319]*[.$J319]);&quot;&quot;;INDEX(table;[.$C319];[.K$2])*[.$I319]*[.$J319])" office:value-type="float" office:value="7.5" calcext:value-type="float">
            <text:p>7.5</text:p>
          </table:table-cell>
          <table:table-cell table:formula="of:=IF(ISERROR(INDEX(table;[.$C319];[.L$2])*[.$I319]*[.$J319]);&quot;&quot;;INDEX(table;[.$C319];[.L$2])*[.$I319]*[.$J319])" office:value-type="float" office:value="0" calcext:value-type="float">
            <text:p>0</text:p>
          </table:table-cell>
          <table:table-cell table:formula="of:=IF(ISERROR(INDEX(table;[.$C319];[.M$2])*[.$I319]*[.$J319]);&quot;&quot;;INDEX(table;[.$C319];[.M$2])*[.$I319]*[.$J319])" office:value-type="float" office:value="1.5" calcext:value-type="float">
            <text:p>1.5</text:p>
          </table:table-cell>
          <table:table-cell table:formula="of:=IF(ISERROR(INDEX(table;[.$C319];[.N$2])*[.$I319]*[.$J319]);&quot;&quot;;INDEX(table;[.$C319];[.N$2])*[.$I319]*[.$J319])" office:value-type="float" office:value="1" calcext:value-type="float">
            <text:p>1</text:p>
          </table:table-cell>
          <table:table-cell table:formula="of:=IF(ISERROR(INDEX(table;[.$C319];[.O$2])*[.$I319]*[.$J319]);&quot;&quot;;INDEX(table;[.$C319];[.O$2])*[.$I319]*[.$J319])" office:value-type="float" office:value="0.5" calcext:value-type="float">
            <text:p>0.5</text:p>
          </table:table-cell>
          <table:table-cell table:formula="of:=IF(ISERROR(INDEX(table;[.$C319];[.P$2])*[.$I319]*[.$J319]);&quot;&quot;;INDEX(table;[.$C319];[.P$2])*[.$I319]*[.$J319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etzels – Mini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0]&lt;&gt;&quot;&quot;;MATCH([.A320];row_title;0);&quot;&quot;)" office:value-type="float" office:value="91" calcext:value-type="float">
            <text:p>91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0];[.H$2]));&quot;&quot;;INDEX(table;[.$C320];[.H$2]))" office:value-type="string" office:string-value="20pieces" calcext:value-type="string">
            <text:p>20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0];[.K$2])*[.$I320]*[.$J320]);&quot;&quot;;INDEX(table;[.$C320];[.K$2])*[.$I320]*[.$J320])" office:value-type="float" office:value="110" calcext:value-type="float">
            <text:p>110</text:p>
          </table:table-cell>
          <table:table-cell table:formula="of:=IF(ISERROR(INDEX(table;[.$C320];[.L$2])*[.$I320]*[.$J320]);&quot;&quot;;INDEX(table;[.$C320];[.L$2])*[.$I320]*[.$J320])" office:value-type="float" office:value="0" calcext:value-type="float">
            <text:p>0</text:p>
          </table:table-cell>
          <table:table-cell table:formula="of:=IF(ISERROR(INDEX(table;[.$C320];[.M$2])*[.$I320]*[.$J320]);&quot;&quot;;INDEX(table;[.$C320];[.M$2])*[.$I320]*[.$J320])" office:value-type="float" office:value="25" calcext:value-type="float">
            <text:p>25</text:p>
          </table:table-cell>
          <table:table-cell table:formula="of:=IF(ISERROR(INDEX(table;[.$C320];[.N$2])*[.$I320]*[.$J320]);&quot;&quot;;INDEX(table;[.$C320];[.N$2])*[.$I320]*[.$J320])" office:value-type="float" office:value="1" calcext:value-type="float">
            <text:p>1</text:p>
          </table:table-cell>
          <table:table-cell table:formula="of:=IF(ISERROR(INDEX(table;[.$C320];[.O$2])*[.$I320]*[.$J320]);&quot;&quot;;INDEX(table;[.$C320];[.O$2])*[.$I320]*[.$J320])" office:value-type="float" office:value="24" calcext:value-type="float">
            <text:p>24</text:p>
          </table:table-cell>
          <table:table-cell table:formula="of:=IF(ISERROR(INDEX(table;[.$C320];[.P$2])*[.$I320]*[.$J320]);&quot;&quot;;INDEX(table;[.$C320];[.P$2])*[.$I320]*[.$J320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aguette – Deli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1]&lt;&gt;&quot;&quot;;MATCH([.A321];row_title;0);&quot;&quot;)" office:value-type="float" office:value="93" calcext:value-type="float">
            <text:p>93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1];[.H$2]));&quot;&quot;;INDEX(table;[.$C321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1];[.K$2])*[.$I321]*[.$J321]);&quot;&quot;;INDEX(table;[.$C321];[.K$2])*[.$I321]*[.$J321])" office:value-type="float" office:value="500" calcext:value-type="float">
            <text:p>500</text:p>
          </table:table-cell>
          <table:table-cell table:formula="of:=IF(ISERROR(INDEX(table;[.$C321];[.L$2])*[.$I321]*[.$J321]);&quot;&quot;;INDEX(table;[.$C321];[.L$2])*[.$I321]*[.$J321])" office:value-type="float" office:value="24" calcext:value-type="float">
            <text:p>24</text:p>
          </table:table-cell>
          <table:table-cell table:formula="of:=IF(ISERROR(INDEX(table;[.$C321];[.M$2])*[.$I321]*[.$J321]);&quot;&quot;;INDEX(table;[.$C321];[.M$2])*[.$I321]*[.$J321])" office:value-type="float" office:value="0" calcext:value-type="float">
            <text:p>0</text:p>
          </table:table-cell>
          <table:table-cell table:formula="of:=IF(ISERROR(INDEX(table;[.$C321];[.N$2])*[.$I321]*[.$J321]);&quot;&quot;;INDEX(table;[.$C321];[.N$2])*[.$I321]*[.$J321])" office:value-type="float" office:value="0" calcext:value-type="float">
            <text:p>0</text:p>
          </table:table-cell>
          <table:table-cell table:formula="of:=IF(ISERROR(INDEX(table;[.$C321];[.O$2])*[.$I321]*[.$J321]);&quot;&quot;;INDEX(table;[.$C321];[.O$2])*[.$I321]*[.$J321])" office:value-type="float" office:value="0" calcext:value-type="float">
            <text:p>0</text:p>
          </table:table-cell>
          <table:table-cell table:formula="of:=IF(ISERROR(INDEX(table;[.$C321];[.P$2])*[.$I321]*[.$J321]);&quot;&quot;;INDEX(table;[.$C321];[.P$2])*[.$I321]*[.$J32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izza – margharita – NY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2]&lt;&gt;&quot;&quot;;MATCH([.A322];row_title;0);&quot;&quot;)" office:value-type="float" office:value="88" calcext:value-type="float">
            <text:p>88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2];[.H$2]));&quot;&quot;;INDEX(table;[.$C322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2];[.K$2])*[.$I322]*[.$J322]);&quot;&quot;;INDEX(table;[.$C322];[.K$2])*[.$I322]*[.$J322])" office:value-type="float" office:value="225" calcext:value-type="float">
            <text:p>225</text:p>
          </table:table-cell>
          <table:table-cell table:formula="of:=IF(ISERROR(INDEX(table;[.$C322];[.L$2])*[.$I322]*[.$J322]);&quot;&quot;;INDEX(table;[.$C322];[.L$2])*[.$I322]*[.$J322])" office:value-type="float" office:value="6.75" calcext:value-type="float">
            <text:p>6.75</text:p>
          </table:table-cell>
          <table:table-cell table:formula="of:=IF(ISERROR(INDEX(table;[.$C322];[.M$2])*[.$I322]*[.$J322]);&quot;&quot;;INDEX(table;[.$C322];[.M$2])*[.$I322]*[.$J322])" office:value-type="float" office:value="0" calcext:value-type="float">
            <text:p>0</text:p>
          </table:table-cell>
          <table:table-cell table:formula="of:=IF(ISERROR(INDEX(table;[.$C322];[.N$2])*[.$I322]*[.$J322]);&quot;&quot;;INDEX(table;[.$C322];[.N$2])*[.$I322]*[.$J322])" office:value-type="float" office:value="0" calcext:value-type="float">
            <text:p>0</text:p>
          </table:table-cell>
          <table:table-cell table:formula="of:=IF(ISERROR(INDEX(table;[.$C322];[.O$2])*[.$I322]*[.$J322]);&quot;&quot;;INDEX(table;[.$C322];[.O$2])*[.$I322]*[.$J322])" office:value-type="float" office:value="0" calcext:value-type="float">
            <text:p>0</text:p>
          </table:table-cell>
          <table:table-cell table:formula="of:=IF(ISERROR(INDEX(table;[.$C322];[.P$2])*[.$I322]*[.$J322]);&quot;&quot;;INDEX(table;[.$C322];[.P$2])*[.$I322]*[.$J3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day cake – Stop and Shop</text:p>
          </table:table-cell>
          <table:table-cell table:style-name="ce10" office:value-type="float" office:value="76" calcext:value-type="float">
            <text:p>76</text:p>
          </table:table-cell>
          <table:table-cell table:formula="of:=IF([.A323]&lt;&gt;&quot;&quot;;MATCH([.A323];row_title;0);&quot;&quot;)" office:value-type="float" office:value="89" calcext:value-type="float">
            <text:p>89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3];[.H$2]));&quot;&quot;;INDEX(table;[.$C323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3];[.K$2])*[.$I323]*[.$J323]);&quot;&quot;;INDEX(table;[.$C323];[.K$2])*[.$I323]*[.$J323])" office:value-type="float" office:value="225" calcext:value-type="float">
            <text:p>225</text:p>
          </table:table-cell>
          <table:table-cell table:formula="of:=IF(ISERROR(INDEX(table;[.$C323];[.L$2])*[.$I323]*[.$J323]);&quot;&quot;;INDEX(table;[.$C323];[.L$2])*[.$I323]*[.$J323])" office:value-type="float" office:value="11.25" calcext:value-type="float">
            <text:p>11.25</text:p>
          </table:table-cell>
          <table:table-cell table:formula="of:=IF(ISERROR(INDEX(table;[.$C323];[.M$2])*[.$I323]*[.$J323]);&quot;&quot;;INDEX(table;[.$C323];[.M$2])*[.$I323]*[.$J323])" office:value-type="float" office:value="30.75" calcext:value-type="float">
            <text:p>30.75</text:p>
          </table:table-cell>
          <table:table-cell table:formula="of:=IF(ISERROR(INDEX(table;[.$C323];[.N$2])*[.$I323]*[.$J323]);&quot;&quot;;INDEX(table;[.$C323];[.N$2])*[.$I323]*[.$J323])" office:value-type="float" office:value="0" calcext:value-type="float">
            <text:p>0</text:p>
          </table:table-cell>
          <table:table-cell table:formula="of:=IF(ISERROR(INDEX(table;[.$C323];[.O$2])*[.$I323]*[.$J323]);&quot;&quot;;INDEX(table;[.$C323];[.O$2])*[.$I323]*[.$J323])" office:value-type="float" office:value="30.75" calcext:value-type="float">
            <text:p>30.75</text:p>
          </table:table-cell>
          <table:table-cell table:formula="of:=IF(ISERROR(INDEX(table;[.$C323];[.P$2])*[.$I323]*[.$J323]);&quot;&quot;;INDEX(table;[.$C323];[.P$2])*[.$I323]*[.$J323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77" calcext:value-type="float">
            <text:p>77</text:p>
          </table:table-cell>
          <table:table-cell table:formula="of:=IF([.A324]&lt;&gt;&quot;&quot;;MATCH([.A324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4];[.H$2]));&quot;&quot;;INDEX(table;[.$C3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4];[.K$2])*[.$I324]*[.$J324]);&quot;&quot;;INDEX(table;[.$C324];[.K$2])*[.$I324]*[.$J324])" office:value-type="float" office:value="56" calcext:value-type="float">
            <text:p>56</text:p>
          </table:table-cell>
          <table:table-cell table:formula="of:=IF(ISERROR(INDEX(table;[.$C324];[.L$2])*[.$I324]*[.$J324]);&quot;&quot;;INDEX(table;[.$C324];[.L$2])*[.$I324]*[.$J324])" office:value-type="float" office:value="0" calcext:value-type="float">
            <text:p>0</text:p>
          </table:table-cell>
          <table:table-cell table:formula="of:=IF(ISERROR(INDEX(table;[.$C324];[.M$2])*[.$I324]*[.$J324]);&quot;&quot;;INDEX(table;[.$C324];[.M$2])*[.$I324]*[.$J324])" office:value-type="float" office:value="14" calcext:value-type="float">
            <text:p>14</text:p>
          </table:table-cell>
          <table:table-cell table:formula="of:=IF(ISERROR(INDEX(table;[.$C324];[.N$2])*[.$I324]*[.$J324]);&quot;&quot;;INDEX(table;[.$C324];[.N$2])*[.$I324]*[.$J324])" office:value-type="float" office:value="2.5" calcext:value-type="float">
            <text:p>2.5</text:p>
          </table:table-cell>
          <table:table-cell table:formula="of:=IF(ISERROR(INDEX(table;[.$C324];[.O$2])*[.$I324]*[.$J324]);&quot;&quot;;INDEX(table;[.$C324];[.O$2])*[.$I324]*[.$J324])" office:value-type="float" office:value="11.5" calcext:value-type="float">
            <text:p>11.5</text:p>
          </table:table-cell>
          <table:table-cell table:formula="of:=IF(ISERROR(INDEX(table;[.$C324];[.P$2])*[.$I324]*[.$J324]);&quot;&quot;;INDEX(table;[.$C324];[.P$2])*[.$I324]*[.$J32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77" calcext:value-type="float">
            <text:p>77</text:p>
          </table:table-cell>
          <table:table-cell table:formula="of:=IF([.A325]&lt;&gt;&quot;&quot;;MATCH([.A32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dinner</text:p>
          </table:table-cell>
          <table:table-cell table:formula="of:=IF(ISERROR(INDEX(table;[.$C325];[.H$2]));&quot;&quot;;INDEX(table;[.$C32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5];[.K$2])*[.$I325]*[.$J325]);&quot;&quot;;INDEX(table;[.$C325];[.K$2])*[.$I325]*[.$J325])" office:value-type="float" office:value="96" calcext:value-type="float">
            <text:p>96</text:p>
          </table:table-cell>
          <table:table-cell table:formula="of:=IF(ISERROR(INDEX(table;[.$C325];[.L$2])*[.$I325]*[.$J325]);&quot;&quot;;INDEX(table;[.$C325];[.L$2])*[.$I325]*[.$J325])" office:value-type="float" office:value="0" calcext:value-type="float">
            <text:p>0</text:p>
          </table:table-cell>
          <table:table-cell table:formula="of:=IF(ISERROR(INDEX(table;[.$C325];[.M$2])*[.$I325]*[.$J325]);&quot;&quot;;INDEX(table;[.$C325];[.M$2])*[.$I325]*[.$J325])" office:value-type="float" office:value="22" calcext:value-type="float">
            <text:p>22</text:p>
          </table:table-cell>
          <table:table-cell table:formula="of:=IF(ISERROR(INDEX(table;[.$C325];[.N$2])*[.$I325]*[.$J325]);&quot;&quot;;INDEX(table;[.$C325];[.N$2])*[.$I325]*[.$J325])" office:value-type="float" office:value="4" calcext:value-type="float">
            <text:p>4</text:p>
          </table:table-cell>
          <table:table-cell table:formula="of:=IF(ISERROR(INDEX(table;[.$C325];[.O$2])*[.$I325]*[.$J325]);&quot;&quot;;INDEX(table;[.$C325];[.O$2])*[.$I325]*[.$J325])" office:value-type="float" office:value="17" calcext:value-type="float">
            <text:p>17</text:p>
          </table:table-cell>
          <table:table-cell table:formula="of:=IF(ISERROR(INDEX(table;[.$C325];[.P$2])*[.$I325]*[.$J325]);&quot;&quot;;INDEX(table;[.$C325];[.P$2])*[.$I325]*[.$J325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6]&lt;&gt;&quot;&quot;;MATCH([.A326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6];[.H$2]));&quot;&quot;;INDEX(table;[.$C326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6];[.K$2])*[.$I326]*[.$J326]);&quot;&quot;;INDEX(table;[.$C326];[.K$2])*[.$I326]*[.$J326])" office:value-type="float" office:value="200" calcext:value-type="float">
            <text:p>200</text:p>
          </table:table-cell>
          <table:table-cell table:formula="of:=IF(ISERROR(INDEX(table;[.$C326];[.L$2])*[.$I326]*[.$J326]);&quot;&quot;;INDEX(table;[.$C326];[.L$2])*[.$I326]*[.$J326])" office:value-type="float" office:value="4" calcext:value-type="float">
            <text:p>4</text:p>
          </table:table-cell>
          <table:table-cell table:formula="of:=IF(ISERROR(INDEX(table;[.$C326];[.M$2])*[.$I326]*[.$J326]);&quot;&quot;;INDEX(table;[.$C326];[.M$2])*[.$I326]*[.$J326])" office:value-type="float" office:value="36" calcext:value-type="float">
            <text:p>36</text:p>
          </table:table-cell>
          <table:table-cell table:formula="of:=IF(ISERROR(INDEX(table;[.$C326];[.N$2])*[.$I326]*[.$J326]);&quot;&quot;;INDEX(table;[.$C326];[.N$2])*[.$I326]*[.$J326])" office:value-type="float" office:value="10" calcext:value-type="float">
            <text:p>10</text:p>
          </table:table-cell>
          <table:table-cell table:formula="of:=IF(ISERROR(INDEX(table;[.$C326];[.O$2])*[.$I326]*[.$J326]);&quot;&quot;;INDEX(table;[.$C326];[.O$2])*[.$I326]*[.$J326])" office:value-type="float" office:value="26" calcext:value-type="float">
            <text:p>26</text:p>
          </table:table-cell>
          <table:table-cell table:formula="of:=IF(ISERROR(INDEX(table;[.$C326];[.P$2])*[.$I326]*[.$J326]);&quot;&quot;;INDEX(table;[.$C326];[.P$2])*[.$I326]*[.$J32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7]&lt;&gt;&quot;&quot;;MATCH([.A327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7];[.H$2]));&quot;&quot;;INDEX(table;[.$C327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7];[.K$2])*[.$I327]*[.$J327]);&quot;&quot;;INDEX(table;[.$C327];[.K$2])*[.$I327]*[.$J327])" office:value-type="float" office:value="200" calcext:value-type="float">
            <text:p>200</text:p>
          </table:table-cell>
          <table:table-cell table:formula="of:=IF(ISERROR(INDEX(table;[.$C327];[.L$2])*[.$I327]*[.$J327]);&quot;&quot;;INDEX(table;[.$C327];[.L$2])*[.$I327]*[.$J327])" office:value-type="float" office:value="18" calcext:value-type="float">
            <text:p>18</text:p>
          </table:table-cell>
          <table:table-cell table:formula="of:=IF(ISERROR(INDEX(table;[.$C327];[.M$2])*[.$I327]*[.$J327]);&quot;&quot;;INDEX(table;[.$C327];[.M$2])*[.$I327]*[.$J327])" office:value-type="float" office:value="6" calcext:value-type="float">
            <text:p>6</text:p>
          </table:table-cell>
          <table:table-cell table:formula="of:=IF(ISERROR(INDEX(table;[.$C327];[.N$2])*[.$I327]*[.$J327]);&quot;&quot;;INDEX(table;[.$C327];[.N$2])*[.$I327]*[.$J327])" office:value-type="float" office:value="2" calcext:value-type="float">
            <text:p>2</text:p>
          </table:table-cell>
          <table:table-cell table:formula="of:=IF(ISERROR(INDEX(table;[.$C327];[.O$2])*[.$I327]*[.$J327]);&quot;&quot;;INDEX(table;[.$C327];[.O$2])*[.$I327]*[.$J327])" office:value-type="float" office:value="4" calcext:value-type="float">
            <text:p>4</text:p>
          </table:table-cell>
          <table:table-cell table:formula="of:=IF(ISERROR(INDEX(table;[.$C327];[.P$2])*[.$I327]*[.$J327]);&quot;&quot;;INDEX(table;[.$C327];[.P$2])*[.$I327]*[.$J327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28]&lt;&gt;&quot;&quot;;MATCH([.A328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8];[.H$2]));&quot;&quot;;INDEX(table;[.$C328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8];[.K$2])*[.$I328]*[.$J328]);&quot;&quot;;INDEX(table;[.$C328];[.K$2])*[.$I328]*[.$J328])" office:value-type="float" office:value="320" calcext:value-type="float">
            <text:p>320</text:p>
          </table:table-cell>
          <table:table-cell table:formula="of:=IF(ISERROR(INDEX(table;[.$C328];[.L$2])*[.$I328]*[.$J328]);&quot;&quot;;INDEX(table;[.$C328];[.L$2])*[.$I328]*[.$J328])" office:value-type="float" office:value="12" calcext:value-type="float">
            <text:p>12</text:p>
          </table:table-cell>
          <table:table-cell table:formula="of:=IF(ISERROR(INDEX(table;[.$C328];[.M$2])*[.$I328]*[.$J328]);&quot;&quot;;INDEX(table;[.$C328];[.M$2])*[.$I328]*[.$J328])" office:value-type="float" office:value="50" calcext:value-type="float">
            <text:p>50</text:p>
          </table:table-cell>
          <table:table-cell table:formula="of:=IF(ISERROR(INDEX(table;[.$C328];[.N$2])*[.$I328]*[.$J328]);&quot;&quot;;INDEX(table;[.$C328];[.N$2])*[.$I328]*[.$J328])" office:value-type="float" office:value="6" calcext:value-type="float">
            <text:p>6</text:p>
          </table:table-cell>
          <table:table-cell table:formula="of:=IF(ISERROR(INDEX(table;[.$C328];[.O$2])*[.$I328]*[.$J328]);&quot;&quot;;INDEX(table;[.$C328];[.O$2])*[.$I328]*[.$J328])" office:value-type="float" office:value="44" calcext:value-type="float">
            <text:p>44</text:p>
          </table:table-cell>
          <table:table-cell table:formula="of:=IF(ISERROR(INDEX(table;[.$C328];[.P$2])*[.$I328]*[.$J328]);&quot;&quot;;INDEX(table;[.$C328];[.P$2])*[.$I328]*[.$J328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29]&lt;&gt;&quot;&quot;;MATCH([.A329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29];[.H$2]));&quot;&quot;;INDEX(table;[.$C32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9];[.K$2])*[.$I329]*[.$J329]);&quot;&quot;;INDEX(table;[.$C329];[.K$2])*[.$I329]*[.$J329])" office:value-type="float" office:value="110" calcext:value-type="float">
            <text:p>110</text:p>
          </table:table-cell>
          <table:table-cell table:formula="of:=IF(ISERROR(INDEX(table;[.$C329];[.L$2])*[.$I329]*[.$J329]);&quot;&quot;;INDEX(table;[.$C329];[.L$2])*[.$I329]*[.$J329])" office:value-type="float" office:value="0" calcext:value-type="float">
            <text:p>0</text:p>
          </table:table-cell>
          <table:table-cell table:formula="of:=IF(ISERROR(INDEX(table;[.$C329];[.M$2])*[.$I329]*[.$J329]);&quot;&quot;;INDEX(table;[.$C329];[.M$2])*[.$I329]*[.$J329])" office:value-type="float" office:value="28" calcext:value-type="float">
            <text:p>28</text:p>
          </table:table-cell>
          <table:table-cell table:formula="of:=IF(ISERROR(INDEX(table;[.$C329];[.N$2])*[.$I329]*[.$J329]);&quot;&quot;;INDEX(table;[.$C329];[.N$2])*[.$I329]*[.$J329])" office:value-type="float" office:value="4" calcext:value-type="float">
            <text:p>4</text:p>
          </table:table-cell>
          <table:table-cell table:formula="of:=IF(ISERROR(INDEX(table;[.$C329];[.O$2])*[.$I329]*[.$J329]);&quot;&quot;;INDEX(table;[.$C329];[.O$2])*[.$I329]*[.$J329])" office:value-type="float" office:value="24" calcext:value-type="float">
            <text:p>24</text:p>
          </table:table-cell>
          <table:table-cell table:formula="of:=IF(ISERROR(INDEX(table;[.$C329];[.P$2])*[.$I329]*[.$J329]);&quot;&quot;;INDEX(table;[.$C329];[.P$2])*[.$I329]*[.$J32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ome made cookie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0]&lt;&gt;&quot;&quot;;MATCH([.A330];row_title;0);&quot;&quot;)" office:value-type="float" office:value="94" calcext:value-type="float">
            <text:p>94</text:p>
          </table:table-cell>
          <table:table-cell table:style-name="ce12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16" table:content-validation-name="val6" office:value-type="string" calcext:value-type="string">
            <text:p>midnight snack</text:p>
          </table:table-cell>
          <table:table-cell table:formula="of:=IF(ISERROR(INDEX(table;[.$C330];[.H$2]));&quot;&quot;;INDEX(table;[.$C330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0];[.K$2])*[.$I330]*[.$J330]);&quot;&quot;;INDEX(table;[.$C330];[.K$2])*[.$I330]*[.$J330])" office:value-type="float" office:value="90" calcext:value-type="float">
            <text:p>90</text:p>
          </table:table-cell>
          <table:table-cell table:formula="of:=IF(ISERROR(INDEX(table;[.$C330];[.L$2])*[.$I330]*[.$J330]);&quot;&quot;;INDEX(table;[.$C330];[.L$2])*[.$I330]*[.$J330])" office:value-type="float" office:value="5" calcext:value-type="float">
            <text:p>5</text:p>
          </table:table-cell>
          <table:table-cell table:formula="of:=IF(ISERROR(INDEX(table;[.$C330];[.M$2])*[.$I330]*[.$J330]);&quot;&quot;;INDEX(table;[.$C330];[.M$2])*[.$I330]*[.$J330])" office:value-type="float" office:value="12" calcext:value-type="float">
            <text:p>12</text:p>
          </table:table-cell>
          <table:table-cell table:formula="of:=IF(ISERROR(INDEX(table;[.$C330];[.N$2])*[.$I330]*[.$J330]);&quot;&quot;;INDEX(table;[.$C330];[.N$2])*[.$I330]*[.$J330])" office:value-type="float" office:value="0" calcext:value-type="float">
            <text:p>0</text:p>
          </table:table-cell>
          <table:table-cell table:formula="of:=IF(ISERROR(INDEX(table;[.$C330];[.O$2])*[.$I330]*[.$J330]);&quot;&quot;;INDEX(table;[.$C330];[.O$2])*[.$I330]*[.$J330])" office:value-type="float" office:value="0" calcext:value-type="float">
            <text:p>0</text:p>
          </table:table-cell>
          <table:table-cell table:formula="of:=IF(ISERROR(INDEX(table;[.$C330];[.P$2])*[.$I330]*[.$J330]);&quot;&quot;;INDEX(table;[.$C330];[.P$2])*[.$I330]*[.$J33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1]&lt;&gt;&quot;&quot;;MATCH([.A331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F(ISERROR(INDEX(table;[.$C331];[.H$2]));&quot;&quot;;INDEX(table;[.$C331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1];[.K$2])*[.$I331]*[.$J331]);&quot;&quot;;INDEX(table;[.$C331];[.K$2])*[.$I331]*[.$J331])" office:value-type="float" office:value="340" calcext:value-type="float">
            <text:p>340</text:p>
          </table:table-cell>
          <table:table-cell table:formula="of:=IF(ISERROR(INDEX(table;[.$C331];[.L$2])*[.$I331]*[.$J331]);&quot;&quot;;INDEX(table;[.$C331];[.L$2])*[.$I331]*[.$J331])" office:value-type="float" office:value="6" calcext:value-type="float">
            <text:p>6</text:p>
          </table:table-cell>
          <table:table-cell table:formula="of:=IF(ISERROR(INDEX(table;[.$C331];[.M$2])*[.$I331]*[.$J331]);&quot;&quot;;INDEX(table;[.$C331];[.M$2])*[.$I331]*[.$J331])" office:value-type="float" office:value="70" calcext:value-type="float">
            <text:p>70</text:p>
          </table:table-cell>
          <table:table-cell table:formula="of:=IF(ISERROR(INDEX(table;[.$C331];[.N$2])*[.$I331]*[.$J331]);&quot;&quot;;INDEX(table;[.$C331];[.N$2])*[.$I331]*[.$J331])" office:value-type="float" office:value="5" calcext:value-type="float">
            <text:p>5</text:p>
          </table:table-cell>
          <table:table-cell table:formula="of:=IF(ISERROR(INDEX(table;[.$C331];[.O$2])*[.$I331]*[.$J331]);&quot;&quot;;INDEX(table;[.$C331];[.O$2])*[.$I331]*[.$J331])" office:value-type="float" office:value="65" calcext:value-type="float">
            <text:p>65</text:p>
          </table:table-cell>
          <table:table-cell table:formula="of:=IF(ISERROR(INDEX(table;[.$C331];[.P$2])*[.$I331]*[.$J331]);&quot;&quot;;INDEX(table;[.$C331];[.P$2])*[.$I331]*[.$J33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78" calcext:value-type="float">
            <text:p>78</text:p>
          </table:table-cell>
          <table:table-cell table:formula="of:=IF([.A332]&lt;&gt;&quot;&quot;;MATCH([.A33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formula="of:=IF(ISERROR(INDEX(table;[.$C332];[.H$2]));&quot;&quot;;INDEX(table;[.$C332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32];[.K$2])*[.$I332]*[.$J332]);&quot;&quot;;INDEX(table;[.$C332];[.K$2])*[.$I332]*[.$J332])" office:value-type="float" office:value="400" calcext:value-type="float">
            <text:p>400</text:p>
          </table:table-cell>
          <table:table-cell table:formula="of:=IF(ISERROR(INDEX(table;[.$C332];[.L$2])*[.$I332]*[.$J332]);&quot;&quot;;INDEX(table;[.$C332];[.L$2])*[.$I332]*[.$J332])" office:value-type="float" office:value="36" calcext:value-type="float">
            <text:p>36</text:p>
          </table:table-cell>
          <table:table-cell table:formula="of:=IF(ISERROR(INDEX(table;[.$C332];[.M$2])*[.$I332]*[.$J332]);&quot;&quot;;INDEX(table;[.$C332];[.M$2])*[.$I332]*[.$J332])" office:value-type="float" office:value="12" calcext:value-type="float">
            <text:p>12</text:p>
          </table:table-cell>
          <table:table-cell table:formula="of:=IF(ISERROR(INDEX(table;[.$C332];[.N$2])*[.$I332]*[.$J332]);&quot;&quot;;INDEX(table;[.$C332];[.N$2])*[.$I332]*[.$J332])" office:value-type="float" office:value="4" calcext:value-type="float">
            <text:p>4</text:p>
          </table:table-cell>
          <table:table-cell table:formula="of:=IF(ISERROR(INDEX(table;[.$C332];[.O$2])*[.$I332]*[.$J332]);&quot;&quot;;INDEX(table;[.$C332];[.O$2])*[.$I332]*[.$J332])" office:value-type="float" office:value="8" calcext:value-type="float">
            <text:p>8</text:p>
          </table:table-cell>
          <table:table-cell table:formula="of:=IF(ISERROR(INDEX(table;[.$C332];[.P$2])*[.$I332]*[.$J332]);&quot;&quot;;INDEX(table;[.$C332];[.P$2])*[.$I332]*[.$J332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yoghurt pretzels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33]&lt;&gt;&quot;&quot;;MATCH([.A333];row_title;0);&quot;&quot;)" office:value-type="float" office:value="54" calcext:value-type="float">
            <text:p>54</text:p>
          </table:table-cell>
          <table:table-cell table:style-name="ce12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formula="of:=IF(ISERROR(INDEX(table;[.$C333];[.H$2]));&quot;&quot;;INDEX(table;[.$C333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3];[.K$2])*[.$I333]*[.$J333]);&quot;&quot;;INDEX(table;[.$C333];[.K$2])*[.$I333]*[.$J333])" office:value-type="float" office:value="200" calcext:value-type="float">
            <text:p>200</text:p>
          </table:table-cell>
          <table:table-cell table:formula="of:=IF(ISERROR(INDEX(table;[.$C333];[.L$2])*[.$I333]*[.$J333]);&quot;&quot;;INDEX(table;[.$C333];[.L$2])*[.$I333]*[.$J333])" office:value-type="float" office:value="7" calcext:value-type="float">
            <text:p>7</text:p>
          </table:table-cell>
          <table:table-cell table:formula="of:=IF(ISERROR(INDEX(table;[.$C333];[.M$2])*[.$I333]*[.$J333]);&quot;&quot;;INDEX(table;[.$C333];[.M$2])*[.$I333]*[.$J333])" office:value-type="float" office:value="29" calcext:value-type="float">
            <text:p>29</text:p>
          </table:table-cell>
          <table:table-cell table:formula="of:=IF(ISERROR(INDEX(table;[.$C333];[.N$2])*[.$I333]*[.$J333]);&quot;&quot;;INDEX(table;[.$C333];[.N$2])*[.$I333]*[.$J333])" office:value-type="float" office:value="1" calcext:value-type="float">
            <text:p>1</text:p>
          </table:table-cell>
          <table:table-cell table:formula="of:=IF(ISERROR(INDEX(table;[.$C333];[.O$2])*[.$I333]*[.$J333]);&quot;&quot;;INDEX(table;[.$C333];[.O$2])*[.$I333]*[.$J333])" office:value-type="float" office:value="28" calcext:value-type="float">
            <text:p>28</text:p>
          </table:table-cell>
          <table:table-cell table:formula="of:=IF(ISERROR(INDEX(table;[.$C333];[.P$2])*[.$I333]*[.$J333]);&quot;&quot;;INDEX(table;[.$C333];[.P$2])*[.$I333]*[.$J33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79" calcext:value-type="float">
            <text:p>79</text:p>
          </table:table-cell>
          <table:table-cell table:formula="of:=IF([.A334]&lt;&gt;&quot;&quot;;MATCH([.A334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formula="of:=IF(ISERROR(INDEX(table;[.$C334];[.H$2]));&quot;&quot;;INDEX(table;[.$C334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34];[.K$2])*[.$I334]*[.$J334]);&quot;&quot;;INDEX(table;[.$C334];[.K$2])*[.$I334]*[.$J334])" office:value-type="float" office:value="120" calcext:value-type="float">
            <text:p>120</text:p>
          </table:table-cell>
          <table:table-cell table:formula="of:=IF(ISERROR(INDEX(table;[.$C334];[.L$2])*[.$I334]*[.$J334]);&quot;&quot;;INDEX(table;[.$C334];[.L$2])*[.$I334]*[.$J334])" office:value-type="float" office:value="2" calcext:value-type="float">
            <text:p>2</text:p>
          </table:table-cell>
          <table:table-cell table:formula="of:=IF(ISERROR(INDEX(table;[.$C334];[.M$2])*[.$I334]*[.$J334]);&quot;&quot;;INDEX(table;[.$C334];[.M$2])*[.$I334]*[.$J334])" office:value-type="float" office:value="20" calcext:value-type="float">
            <text:p>20</text:p>
          </table:table-cell>
          <table:table-cell table:formula="of:=IF(ISERROR(INDEX(table;[.$C334];[.N$2])*[.$I334]*[.$J334]);&quot;&quot;;INDEX(table;[.$C334];[.N$2])*[.$I334]*[.$J334])" office:value-type="float" office:value="0.5" calcext:value-type="float">
            <text:p>0.5</text:p>
          </table:table-cell>
          <table:table-cell table:formula="of:=IF(ISERROR(INDEX(table;[.$C334];[.O$2])*[.$I334]*[.$J334]);&quot;&quot;;INDEX(table;[.$C334];[.O$2])*[.$I334]*[.$J334])" office:value-type="float" office:value="19.5" calcext:value-type="float">
            <text:p>19.5</text:p>
          </table:table-cell>
          <table:table-cell table:formula="of:=IF(ISERROR(INDEX(table;[.$C334];[.P$2])*[.$I334]*[.$J334]);&quot;&quot;;INDEX(table;[.$C334];[.P$2])*[.$I334]*[.$J334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5]&lt;&gt;&quot;&quot;;MATCH([.A33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5];[.H$2]));&quot;&quot;;INDEX(table;[.$C335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35];[.K$2])*[.$I335]*[.$J335]);&quot;&quot;;INDEX(table;[.$C335];[.K$2])*[.$I335]*[.$J335])" office:value-type="float" office:value="273" calcext:value-type="float">
            <text:p>273</text:p>
          </table:table-cell>
          <table:table-cell table:formula="of:=IF(ISERROR(INDEX(table;[.$C335];[.L$2])*[.$I335]*[.$J335]);&quot;&quot;;INDEX(table;[.$C335];[.L$2])*[.$I335]*[.$J335])" office:value-type="float" office:value="24" calcext:value-type="float">
            <text:p>24</text:p>
          </table:table-cell>
          <table:table-cell table:formula="of:=IF(ISERROR(INDEX(table;[.$C335];[.M$2])*[.$I335]*[.$J335]);&quot;&quot;;INDEX(table;[.$C335];[.M$2])*[.$I335]*[.$J335])" office:value-type="float" office:value="15" calcext:value-type="float">
            <text:p>15</text:p>
          </table:table-cell>
          <table:table-cell table:formula="of:=IF(ISERROR(INDEX(table;[.$C335];[.N$2])*[.$I335]*[.$J335]);&quot;&quot;;INDEX(table;[.$C335];[.N$2])*[.$I335]*[.$J335])" office:value-type="float" office:value="0" calcext:value-type="float">
            <text:p>0</text:p>
          </table:table-cell>
          <table:table-cell table:formula="of:=IF(ISERROR(INDEX(table;[.$C335];[.O$2])*[.$I335]*[.$J335]);&quot;&quot;;INDEX(table;[.$C335];[.O$2])*[.$I335]*[.$J335])" office:value-type="float" office:value="0" calcext:value-type="float">
            <text:p>0</text:p>
          </table:table-cell>
          <table:table-cell table:formula="of:=IF(ISERROR(INDEX(table;[.$C335];[.P$2])*[.$I335]*[.$J335]);&quot;&quot;;INDEX(table;[.$C335];[.P$2])*[.$I335]*[.$J33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6]&lt;&gt;&quot;&quot;;MATCH([.A336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6];[.H$2]));&quot;&quot;;INDEX(table;[.$C336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6];[.K$2])*[.$I336]*[.$J336]);&quot;&quot;;INDEX(table;[.$C336];[.K$2])*[.$I336]*[.$J336])" office:value-type="float" office:value="340" calcext:value-type="float">
            <text:p>340</text:p>
          </table:table-cell>
          <table:table-cell table:formula="of:=IF(ISERROR(INDEX(table;[.$C336];[.L$2])*[.$I336]*[.$J336]);&quot;&quot;;INDEX(table;[.$C336];[.L$2])*[.$I336]*[.$J336])" office:value-type="float" office:value="6" calcext:value-type="float">
            <text:p>6</text:p>
          </table:table-cell>
          <table:table-cell table:formula="of:=IF(ISERROR(INDEX(table;[.$C336];[.M$2])*[.$I336]*[.$J336]);&quot;&quot;;INDEX(table;[.$C336];[.M$2])*[.$I336]*[.$J336])" office:value-type="float" office:value="70" calcext:value-type="float">
            <text:p>70</text:p>
          </table:table-cell>
          <table:table-cell table:formula="of:=IF(ISERROR(INDEX(table;[.$C336];[.N$2])*[.$I336]*[.$J336]);&quot;&quot;;INDEX(table;[.$C336];[.N$2])*[.$I336]*[.$J336])" office:value-type="float" office:value="5" calcext:value-type="float">
            <text:p>5</text:p>
          </table:table-cell>
          <table:table-cell table:formula="of:=IF(ISERROR(INDEX(table;[.$C336];[.O$2])*[.$I336]*[.$J336]);&quot;&quot;;INDEX(table;[.$C336];[.O$2])*[.$I336]*[.$J336])" office:value-type="float" office:value="65" calcext:value-type="float">
            <text:p>65</text:p>
          </table:table-cell>
          <table:table-cell table:formula="of:=IF(ISERROR(INDEX(table;[.$C336];[.P$2])*[.$I336]*[.$J336]);&quot;&quot;;INDEX(table;[.$C336];[.P$2])*[.$I336]*[.$J33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oiled egg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7]&lt;&gt;&quot;&quot;;MATCH([.A337];row_title;0);&quot;&quot;)" office:value-type="float" office:value="23" calcext:value-type="float">
            <text:p>2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7];[.H$2]));&quot;&quot;;INDEX(table;[.$C33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7];[.K$2])*[.$I337]*[.$J337]);&quot;&quot;;INDEX(table;[.$C337];[.K$2])*[.$I337]*[.$J337])" office:value-type="float" office:value="78" calcext:value-type="float">
            <text:p>78</text:p>
          </table:table-cell>
          <table:table-cell table:formula="of:=IF(ISERROR(INDEX(table;[.$C337];[.L$2])*[.$I337]*[.$J337]);&quot;&quot;;INDEX(table;[.$C337];[.L$2])*[.$I337]*[.$J337])" office:value-type="float" office:value="5" calcext:value-type="float">
            <text:p>5</text:p>
          </table:table-cell>
          <table:table-cell table:formula="of:=IF(ISERROR(INDEX(table;[.$C337];[.M$2])*[.$I337]*[.$J337]);&quot;&quot;;INDEX(table;[.$C337];[.M$2])*[.$I337]*[.$J337])" office:value-type="float" office:value="0.6" calcext:value-type="float">
            <text:p>0.6</text:p>
          </table:table-cell>
          <table:table-cell table:formula="of:=IF(ISERROR(INDEX(table;[.$C337];[.N$2])*[.$I337]*[.$J337]);&quot;&quot;;INDEX(table;[.$C337];[.N$2])*[.$I337]*[.$J337])" office:value-type="float" office:value="0" calcext:value-type="float">
            <text:p>0</text:p>
          </table:table-cell>
          <table:table-cell table:formula="of:=IF(ISERROR(INDEX(table;[.$C337];[.O$2])*[.$I337]*[.$J337]);&quot;&quot;;INDEX(table;[.$C337];[.O$2])*[.$I337]*[.$J337])" office:value-type="float" office:value="0.6" calcext:value-type="float">
            <text:p>0.6</text:p>
          </table:table-cell>
          <table:table-cell table:formula="of:=IF(ISERROR(INDEX(table;[.$C337];[.P$2])*[.$I337]*[.$J337]);&quot;&quot;;INDEX(table;[.$C337];[.P$2])*[.$I337]*[.$J33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8]&lt;&gt;&quot;&quot;;MATCH([.A338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8];[.H$2]));&quot;&quot;;INDEX(table;[.$C338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8];[.K$2])*[.$I338]*[.$J338]);&quot;&quot;;INDEX(table;[.$C338];[.K$2])*[.$I338]*[.$J338])" office:value-type="float" office:value="25" calcext:value-type="float">
            <text:p>25</text:p>
          </table:table-cell>
          <table:table-cell table:formula="of:=IF(ISERROR(INDEX(table;[.$C338];[.L$2])*[.$I338]*[.$J338]);&quot;&quot;;INDEX(table;[.$C338];[.L$2])*[.$I338]*[.$J338])" office:value-type="float" office:value="0" calcext:value-type="float">
            <text:p>0</text:p>
          </table:table-cell>
          <table:table-cell table:formula="of:=IF(ISERROR(INDEX(table;[.$C338];[.M$2])*[.$I338]*[.$J338]);&quot;&quot;;INDEX(table;[.$C338];[.M$2])*[.$I338]*[.$J338])" office:value-type="float" office:value="5" calcext:value-type="float">
            <text:p>5</text:p>
          </table:table-cell>
          <table:table-cell table:formula="of:=IF(ISERROR(INDEX(table;[.$C338];[.N$2])*[.$I338]*[.$J338]);&quot;&quot;;INDEX(table;[.$C338];[.N$2])*[.$I338]*[.$J338])" office:value-type="float" office:value="1" calcext:value-type="float">
            <text:p>1</text:p>
          </table:table-cell>
          <table:table-cell table:formula="of:=IF(ISERROR(INDEX(table;[.$C338];[.O$2])*[.$I338]*[.$J338]);&quot;&quot;;INDEX(table;[.$C338];[.O$2])*[.$I338]*[.$J338])" office:value-type="float" office:value="0" calcext:value-type="float">
            <text:p>0</text:p>
          </table:table-cell>
          <table:table-cell table:formula="of:=IF(ISERROR(INDEX(table;[.$C338];[.P$2])*[.$I338]*[.$J338]);&quot;&quot;;INDEX(table;[.$C338];[.P$2])*[.$I338]*[.$J33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39]&lt;&gt;&quot;&quot;;MATCH([.A339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39];[.H$2]));&quot;&quot;;INDEX(table;[.$C33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9];[.K$2])*[.$I339]*[.$J339]);&quot;&quot;;INDEX(table;[.$C339];[.K$2])*[.$I339]*[.$J339])" office:value-type="float" office:value="15" calcext:value-type="float">
            <text:p>15</text:p>
          </table:table-cell>
          <table:table-cell table:formula="of:=IF(ISERROR(INDEX(table;[.$C339];[.L$2])*[.$I339]*[.$J339]);&quot;&quot;;INDEX(table;[.$C339];[.L$2])*[.$I339]*[.$J339])" office:value-type="float" office:value="0" calcext:value-type="float">
            <text:p>0</text:p>
          </table:table-cell>
          <table:table-cell table:formula="of:=IF(ISERROR(INDEX(table;[.$C339];[.M$2])*[.$I339]*[.$J339]);&quot;&quot;;INDEX(table;[.$C339];[.M$2])*[.$I339]*[.$J339])" office:value-type="float" office:value="3" calcext:value-type="float">
            <text:p>3</text:p>
          </table:table-cell>
          <table:table-cell table:formula="of:=IF(ISERROR(INDEX(table;[.$C339];[.N$2])*[.$I339]*[.$J339]);&quot;&quot;;INDEX(table;[.$C339];[.N$2])*[.$I339]*[.$J339])" office:value-type="float" office:value="2" calcext:value-type="float">
            <text:p>2</text:p>
          </table:table-cell>
          <table:table-cell table:formula="of:=IF(ISERROR(INDEX(table;[.$C339];[.O$2])*[.$I339]*[.$J339]);&quot;&quot;;INDEX(table;[.$C339];[.O$2])*[.$I339]*[.$J339])" office:value-type="float" office:value="1" calcext:value-type="float">
            <text:p>1</text:p>
          </table:table-cell>
          <table:table-cell table:formula="of:=IF(ISERROR(INDEX(table;[.$C339];[.P$2])*[.$I339]*[.$J339]);&quot;&quot;;INDEX(table;[.$C339];[.P$2])*[.$I339]*[.$J33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40]&lt;&gt;&quot;&quot;;MATCH([.A340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40];[.H$2]));&quot;&quot;;INDEX(table;[.$C340];[.H$2]))" office:value-type="string" office:string-value="8pieces" calcext:value-type="string">
            <text:p>8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40];[.K$2])*[.$I340]*[.$J340]);&quot;&quot;;INDEX(table;[.$C340];[.K$2])*[.$I340]*[.$J340])" office:value-type="float" office:value="55" calcext:value-type="float">
            <text:p>55</text:p>
          </table:table-cell>
          <table:table-cell table:formula="of:=IF(ISERROR(INDEX(table;[.$C340];[.L$2])*[.$I340]*[.$J340]);&quot;&quot;;INDEX(table;[.$C340];[.L$2])*[.$I340]*[.$J340])" office:value-type="float" office:value="0" calcext:value-type="float">
            <text:p>0</text:p>
          </table:table-cell>
          <table:table-cell table:formula="of:=IF(ISERROR(INDEX(table;[.$C340];[.M$2])*[.$I340]*[.$J340]);&quot;&quot;;INDEX(table;[.$C340];[.M$2])*[.$I340]*[.$J340])" office:value-type="float" office:value="13" calcext:value-type="float">
            <text:p>13</text:p>
          </table:table-cell>
          <table:table-cell table:formula="of:=IF(ISERROR(INDEX(table;[.$C340];[.N$2])*[.$I340]*[.$J340]);&quot;&quot;;INDEX(table;[.$C340];[.N$2])*[.$I340]*[.$J340])" office:value-type="float" office:value="3" calcext:value-type="float">
            <text:p>3</text:p>
          </table:table-cell>
          <table:table-cell table:formula="of:=IF(ISERROR(INDEX(table;[.$C340];[.O$2])*[.$I340]*[.$J340]);&quot;&quot;;INDEX(table;[.$C340];[.O$2])*[.$I340]*[.$J340])" office:value-type="float" office:value="13" calcext:value-type="float">
            <text:p>13</text:p>
          </table:table-cell>
          <table:table-cell table:formula="of:=IF(ISERROR(INDEX(table;[.$C340];[.P$2])*[.$I340]*[.$J340]);&quot;&quot;;INDEX(table;[.$C340];[.P$2])*[.$I340]*[.$J340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80" calcext:value-type="float">
            <text:p>80</text:p>
          </table:table-cell>
          <table:table-cell table:formula="of:=IF([.A341]&lt;&gt;&quot;&quot;;MATCH([.A341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formula="of:=IF(ISERROR(INDEX(table;[.$C341];[.H$2]));&quot;&quot;;INDEX(table;[.$C341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1];[.K$2])*[.$I341]*[.$J341]);&quot;&quot;;INDEX(table;[.$C341];[.K$2])*[.$I341]*[.$J341])" office:value-type="float" office:value="100" calcext:value-type="float">
            <text:p>100</text:p>
          </table:table-cell>
          <table:table-cell table:formula="of:=IF(ISERROR(INDEX(table;[.$C341];[.L$2])*[.$I341]*[.$J341]);&quot;&quot;;INDEX(table;[.$C341];[.L$2])*[.$I341]*[.$J341])" office:value-type="float" office:value="3" calcext:value-type="float">
            <text:p>3</text:p>
          </table:table-cell>
          <table:table-cell table:formula="of:=IF(ISERROR(INDEX(table;[.$C341];[.M$2])*[.$I341]*[.$J341]);&quot;&quot;;INDEX(table;[.$C341];[.M$2])*[.$I341]*[.$J341])" office:value-type="float" office:value="2" calcext:value-type="float">
            <text:p>2</text:p>
          </table:table-cell>
          <table:table-cell table:formula="of:=IF(ISERROR(INDEX(table;[.$C341];[.N$2])*[.$I341]*[.$J341]);&quot;&quot;;INDEX(table;[.$C341];[.N$2])*[.$I341]*[.$J341])" office:value-type="float" office:value="0" calcext:value-type="float">
            <text:p>0</text:p>
          </table:table-cell>
          <table:table-cell table:formula="of:=IF(ISERROR(INDEX(table;[.$C341];[.O$2])*[.$I341]*[.$J341]);&quot;&quot;;INDEX(table;[.$C341];[.O$2])*[.$I341]*[.$J341])" office:value-type="float" office:value="0" calcext:value-type="float">
            <text:p>0</text:p>
          </table:table-cell>
          <table:table-cell table:formula="of:=IF(ISERROR(INDEX(table;[.$C341];[.P$2])*[.$I341]*[.$J341]);&quot;&quot;;INDEX(table;[.$C341];[.P$2])*[.$I341]*[.$J341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teak grille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2]&lt;&gt;&quot;&quot;;MATCH([.A342];row_title;0);&quot;&quot;)" office:value-type="float" office:value="97" calcext:value-type="float">
            <text:p>97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formula="of:=IF(ISERROR(INDEX(table;[.$C342];[.H$2]));&quot;&quot;;INDEX(table;[.$C342];[.H$2]))" office:value-type="string" office:string-value="8oz/" calcext:value-type="string">
            <text:p>8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2];[.K$2])*[.$I342]*[.$J342]);&quot;&quot;;INDEX(table;[.$C342];[.K$2])*[.$I342]*[.$J342])" office:value-type="float" office:value="392" calcext:value-type="float">
            <text:p>392</text:p>
          </table:table-cell>
          <table:table-cell table:formula="of:=IF(ISERROR(INDEX(table;[.$C342];[.L$2])*[.$I342]*[.$J342]);&quot;&quot;;INDEX(table;[.$C342];[.L$2])*[.$I342]*[.$J342])" office:value-type="float" office:value="16" calcext:value-type="float">
            <text:p>16</text:p>
          </table:table-cell>
          <table:table-cell table:formula="of:=IF(ISERROR(INDEX(table;[.$C342];[.M$2])*[.$I342]*[.$J342]);&quot;&quot;;INDEX(table;[.$C342];[.M$2])*[.$I342]*[.$J342])" office:value-type="float" office:value="0" calcext:value-type="float">
            <text:p>0</text:p>
          </table:table-cell>
          <table:table-cell table:formula="of:=IF(ISERROR(INDEX(table;[.$C342];[.N$2])*[.$I342]*[.$J342]);&quot;&quot;;INDEX(table;[.$C342];[.N$2])*[.$I342]*[.$J342])" office:value-type="float" office:value="0" calcext:value-type="float">
            <text:p>0</text:p>
          </table:table-cell>
          <table:table-cell table:formula="of:=IF(ISERROR(INDEX(table;[.$C342];[.O$2])*[.$I342]*[.$J342]);&quot;&quot;;INDEX(table;[.$C342];[.O$2])*[.$I342]*[.$J342])" office:value-type="float" office:value="0" calcext:value-type="float">
            <text:p>0</text:p>
          </table:table-cell>
          <table:table-cell table:formula="of:=IF(ISERROR(INDEX(table;[.$C342];[.P$2])*[.$I342]*[.$J342]);&quot;&quot;;INDEX(table;[.$C342];[.P$2])*[.$I342]*[.$J342])" office:value-type="float" office:value="58.4" calcext:value-type="float">
            <text:p>58.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urkey breast grille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3]&lt;&gt;&quot;&quot;;MATCH([.A343];row_title;0);&quot;&quot;)" office:value-type="float" office:value="98" calcext:value-type="float">
            <text:p>98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formula="of:=IF(ISERROR(INDEX(table;[.$C343];[.H$2]));&quot;&quot;;INDEX(table;[.$C343];[.H$2]))" office:value-type="string" office:string-value="13oz/" calcext:value-type="string">
            <text:p>13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3];[.K$2])*[.$I343]*[.$J343]);&quot;&quot;;INDEX(table;[.$C343];[.K$2])*[.$I343]*[.$J343])" office:value-type="float" office:value="413" calcext:value-type="float">
            <text:p>413</text:p>
          </table:table-cell>
          <table:table-cell table:formula="of:=IF(ISERROR(INDEX(table;[.$C343];[.L$2])*[.$I343]*[.$J343]);&quot;&quot;;INDEX(table;[.$C343];[.L$2])*[.$I343]*[.$J343])" office:value-type="float" office:value="2.3" calcext:value-type="float">
            <text:p>2.3</text:p>
          </table:table-cell>
          <table:table-cell table:formula="of:=IF(ISERROR(INDEX(table;[.$C343];[.M$2])*[.$I343]*[.$J343]);&quot;&quot;;INDEX(table;[.$C343];[.M$2])*[.$I343]*[.$J343])" office:value-type="float" office:value="0" calcext:value-type="float">
            <text:p>0</text:p>
          </table:table-cell>
          <table:table-cell table:formula="of:=IF(ISERROR(INDEX(table;[.$C343];[.N$2])*[.$I343]*[.$J343]);&quot;&quot;;INDEX(table;[.$C343];[.N$2])*[.$I343]*[.$J343])" office:value-type="float" office:value="0" calcext:value-type="float">
            <text:p>0</text:p>
          </table:table-cell>
          <table:table-cell table:formula="of:=IF(ISERROR(INDEX(table;[.$C343];[.O$2])*[.$I343]*[.$J343]);&quot;&quot;;INDEX(table;[.$C343];[.O$2])*[.$I343]*[.$J343])" office:value-type="float" office:value="0" calcext:value-type="float">
            <text:p>0</text:p>
          </table:table-cell>
          <table:table-cell table:formula="of:=IF(ISERROR(INDEX(table;[.$C343];[.P$2])*[.$I343]*[.$J343]);&quot;&quot;;INDEX(table;[.$C343];[.P$2])*[.$I343]*[.$J343])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rtilla chips thin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4]&lt;&gt;&quot;&quot;;MATCH([.A344];row_title;0);&quot;&quot;)" office:value-type="float" office:value="99" calcext:value-type="float">
            <text:p>99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4];[.H$2]));&quot;&quot;;INDEX(table;[.$C344];[.H$2]))" office:value-type="string" office:string-value="15pieces" calcext:value-type="string">
            <text:p>15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4];[.K$2])*[.$I344]*[.$J344]);&quot;&quot;;INDEX(table;[.$C344];[.K$2])*[.$I344]*[.$J344])" office:value-type="float" office:value="150" calcext:value-type="float">
            <text:p>150</text:p>
          </table:table-cell>
          <table:table-cell table:formula="of:=IF(ISERROR(INDEX(table;[.$C344];[.L$2])*[.$I344]*[.$J344]);&quot;&quot;;INDEX(table;[.$C344];[.L$2])*[.$I344]*[.$J344])" office:value-type="float" office:value="8" calcext:value-type="float">
            <text:p>8</text:p>
          </table:table-cell>
          <table:table-cell table:formula="of:=IF(ISERROR(INDEX(table;[.$C344];[.M$2])*[.$I344]*[.$J344]);&quot;&quot;;INDEX(table;[.$C344];[.M$2])*[.$I344]*[.$J344])" office:value-type="float" office:value="18" calcext:value-type="float">
            <text:p>18</text:p>
          </table:table-cell>
          <table:table-cell table:formula="of:=IF(ISERROR(INDEX(table;[.$C344];[.N$2])*[.$I344]*[.$J344]);&quot;&quot;;INDEX(table;[.$C344];[.N$2])*[.$I344]*[.$J344])" office:value-type="float" office:value="2" calcext:value-type="float">
            <text:p>2</text:p>
          </table:table-cell>
          <table:table-cell table:formula="of:=IF(ISERROR(INDEX(table;[.$C344];[.O$2])*[.$I344]*[.$J344]);&quot;&quot;;INDEX(table;[.$C344];[.O$2])*[.$I344]*[.$J344])" office:value-type="float" office:value="16" calcext:value-type="float">
            <text:p>16</text:p>
          </table:table-cell>
          <table:table-cell table:formula="of:=IF(ISERROR(INDEX(table;[.$C344];[.P$2])*[.$I344]*[.$J344]);&quot;&quot;;INDEX(table;[.$C344];[.P$2])*[.$I344]*[.$J34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5]&lt;&gt;&quot;&quot;;MATCH([.A345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5];[.H$2]));&quot;&quot;;INDEX(table;[.$C345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5];[.K$2])*[.$I345]*[.$J345]);&quot;&quot;;INDEX(table;[.$C345];[.K$2])*[.$I345]*[.$J345])" office:value-type="float" office:value="182" calcext:value-type="float">
            <text:p>182</text:p>
          </table:table-cell>
          <table:table-cell table:formula="of:=IF(ISERROR(INDEX(table;[.$C345];[.L$2])*[.$I345]*[.$J345]);&quot;&quot;;INDEX(table;[.$C345];[.L$2])*[.$I345]*[.$J345])" office:value-type="float" office:value="16" calcext:value-type="float">
            <text:p>16</text:p>
          </table:table-cell>
          <table:table-cell table:formula="of:=IF(ISERROR(INDEX(table;[.$C345];[.M$2])*[.$I345]*[.$J345]);&quot;&quot;;INDEX(table;[.$C345];[.M$2])*[.$I345]*[.$J345])" office:value-type="float" office:value="10" calcext:value-type="float">
            <text:p>10</text:p>
          </table:table-cell>
          <table:table-cell table:formula="of:=IF(ISERROR(INDEX(table;[.$C345];[.N$2])*[.$I345]*[.$J345]);&quot;&quot;;INDEX(table;[.$C345];[.N$2])*[.$I345]*[.$J345])" office:value-type="float" office:value="0" calcext:value-type="float">
            <text:p>0</text:p>
          </table:table-cell>
          <table:table-cell table:formula="of:=IF(ISERROR(INDEX(table;[.$C345];[.O$2])*[.$I345]*[.$J345]);&quot;&quot;;INDEX(table;[.$C345];[.O$2])*[.$I345]*[.$J345])" office:value-type="float" office:value="0" calcext:value-type="float">
            <text:p>0</text:p>
          </table:table-cell>
          <table:table-cell table:formula="of:=IF(ISERROR(INDEX(table;[.$C345];[.P$2])*[.$I345]*[.$J345]);&quot;&quot;;INDEX(table;[.$C345];[.P$2])*[.$I345]*[.$J3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otato salad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6]&lt;&gt;&quot;&quot;;MATCH([.A346];row_title;0);&quot;&quot;)" office:value-type="float" office:value="100" calcext:value-type="float">
            <text:p>100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6];[.H$2]));&quot;&quot;;INDEX(table;[.$C346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6];[.K$2])*[.$I346]*[.$J346]);&quot;&quot;;INDEX(table;[.$C346];[.K$2])*[.$I346]*[.$J346])" office:value-type="float" office:value="358" calcext:value-type="float">
            <text:p>358</text:p>
          </table:table-cell>
          <table:table-cell table:formula="of:=IF(ISERROR(INDEX(table;[.$C346];[.L$2])*[.$I346]*[.$J346]);&quot;&quot;;INDEX(table;[.$C346];[.L$2])*[.$I346]*[.$J346])" office:value-type="float" office:value="20.5" calcext:value-type="float">
            <text:p>20.5</text:p>
          </table:table-cell>
          <table:table-cell table:formula="of:=IF(ISERROR(INDEX(table;[.$C346];[.M$2])*[.$I346]*[.$J346]);&quot;&quot;;INDEX(table;[.$C346];[.M$2])*[.$I346]*[.$J346])" office:value-type="float" office:value="27.9" calcext:value-type="float">
            <text:p>27.9</text:p>
          </table:table-cell>
          <table:table-cell table:formula="of:=IF(ISERROR(INDEX(table;[.$C346];[.N$2])*[.$I346]*[.$J346]);&quot;&quot;;INDEX(table;[.$C346];[.N$2])*[.$I346]*[.$J346])" office:value-type="float" office:value="3.3" calcext:value-type="float">
            <text:p>3.3</text:p>
          </table:table-cell>
          <table:table-cell table:formula="of:=IF(ISERROR(INDEX(table;[.$C346];[.O$2])*[.$I346]*[.$J346]);&quot;&quot;;INDEX(table;[.$C346];[.O$2])*[.$I346]*[.$J346])" office:value-type="float" office:value="24.6" calcext:value-type="float">
            <text:p>24.6</text:p>
          </table:table-cell>
          <table:table-cell table:formula="of:=IF(ISERROR(INDEX(table;[.$C346];[.P$2])*[.$I346]*[.$J346]);&quot;&quot;;INDEX(table;[.$C346];[.P$2])*[.$I346]*[.$J346])" office:value-type="float" office:value="6.7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key lime pie</text:p>
          </table:table-cell>
          <table:table-cell table:style-name="ce10" office:value-type="float" office:value="81" calcext:value-type="float">
            <text:p>81</text:p>
          </table:table-cell>
          <table:table-cell table:formula="of:=IF([.A347]&lt;&gt;&quot;&quot;;MATCH([.A347];row_title;0);&quot;&quot;)" office:value-type="float" office:value="101" calcext:value-type="float">
            <text:p>10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47];[.H$2]));&quot;&quot;;INDEX(table;[.$C347];[.H$2]))" office:value-type="string" office:string-value="1slice" calcext:value-type="string">
            <text:p>1slic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47];[.K$2])*[.$I347]*[.$J347]);&quot;&quot;;INDEX(table;[.$C347];[.K$2])*[.$I347]*[.$J347])" office:value-type="float" office:value="226" calcext:value-type="float">
            <text:p>226</text:p>
          </table:table-cell>
          <table:table-cell table:formula="of:=IF(ISERROR(INDEX(table;[.$C347];[.L$2])*[.$I347]*[.$J347]);&quot;&quot;;INDEX(table;[.$C347];[.L$2])*[.$I347]*[.$J347])" office:value-type="float" office:value="6.55" calcext:value-type="float">
            <text:p>6.55</text:p>
          </table:table-cell>
          <table:table-cell table:formula="of:=IF(ISERROR(INDEX(table;[.$C347];[.M$2])*[.$I347]*[.$J347]);&quot;&quot;;INDEX(table;[.$C347];[.M$2])*[.$I347]*[.$J347])" office:value-type="float" office:value="26.1" calcext:value-type="float">
            <text:p>26.1</text:p>
          </table:table-cell>
          <table:table-cell table:formula="of:=IF(ISERROR(INDEX(table;[.$C347];[.N$2])*[.$I347]*[.$J347]);&quot;&quot;;INDEX(table;[.$C347];[.N$2])*[.$I347]*[.$J347])" office:value-type="float" office:value="0" calcext:value-type="float">
            <text:p>0</text:p>
          </table:table-cell>
          <table:table-cell table:formula="of:=IF(ISERROR(INDEX(table;[.$C347];[.O$2])*[.$I347]*[.$J347]);&quot;&quot;;INDEX(table;[.$C347];[.O$2])*[.$I347]*[.$J347])" office:value-type="float" office:value="0" calcext:value-type="float">
            <text:p>0</text:p>
          </table:table-cell>
          <table:table-cell table:formula="of:=IF(ISERROR(INDEX(table;[.$C347];[.P$2])*[.$I347]*[.$J347]);&quot;&quot;;INDEX(table;[.$C347];[.P$2])*[.$I347]*[.$J34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lti grain bagel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48]&lt;&gt;&quot;&quot;;MATCH([.A348];row_title;0);&quot;&quot;)" office:value-type="float" office:value="18" calcext:value-type="float">
            <text:p>18</text:p>
          </table:table-cell>
          <table:table-cell table:style-name="ce12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48];[.H$2]));&quot;&quot;;INDEX(table;[.$C348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8];[.K$2])*[.$I348]*[.$J348]);&quot;&quot;;INDEX(table;[.$C348];[.K$2])*[.$I348]*[.$J348])" office:value-type="float" office:value="340" calcext:value-type="float">
            <text:p>340</text:p>
          </table:table-cell>
          <table:table-cell table:formula="of:=IF(ISERROR(INDEX(table;[.$C348];[.L$2])*[.$I348]*[.$J348]);&quot;&quot;;INDEX(table;[.$C348];[.L$2])*[.$I348]*[.$J348])" office:value-type="float" office:value="6" calcext:value-type="float">
            <text:p>6</text:p>
          </table:table-cell>
          <table:table-cell table:formula="of:=IF(ISERROR(INDEX(table;[.$C348];[.M$2])*[.$I348]*[.$J348]);&quot;&quot;;INDEX(table;[.$C348];[.M$2])*[.$I348]*[.$J348])" office:value-type="float" office:value="70" calcext:value-type="float">
            <text:p>70</text:p>
          </table:table-cell>
          <table:table-cell table:formula="of:=IF(ISERROR(INDEX(table;[.$C348];[.N$2])*[.$I348]*[.$J348]);&quot;&quot;;INDEX(table;[.$C348];[.N$2])*[.$I348]*[.$J348])" office:value-type="float" office:value="5" calcext:value-type="float">
            <text:p>5</text:p>
          </table:table-cell>
          <table:table-cell table:formula="of:=IF(ISERROR(INDEX(table;[.$C348];[.O$2])*[.$I348]*[.$J348]);&quot;&quot;;INDEX(table;[.$C348];[.O$2])*[.$I348]*[.$J348])" office:value-type="float" office:value="65" calcext:value-type="float">
            <text:p>65</text:p>
          </table:table-cell>
          <table:table-cell table:formula="of:=IF(ISERROR(INDEX(table;[.$C348];[.P$2])*[.$I348]*[.$J348]);&quot;&quot;;INDEX(table;[.$C348];[.P$2])*[.$I348]*[.$J348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49]&lt;&gt;&quot;&quot;;MATCH([.A349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49];[.H$2]));&quot;&quot;;INDEX(table;[.$C349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9];[.K$2])*[.$I349]*[.$J349]);&quot;&quot;;INDEX(table;[.$C349];[.K$2])*[.$I349]*[.$J349])" office:value-type="float" office:value="400" calcext:value-type="float">
            <text:p>400</text:p>
          </table:table-cell>
          <table:table-cell table:formula="of:=IF(ISERROR(INDEX(table;[.$C349];[.L$2])*[.$I349]*[.$J349]);&quot;&quot;;INDEX(table;[.$C349];[.L$2])*[.$I349]*[.$J349])" office:value-type="float" office:value="36" calcext:value-type="float">
            <text:p>36</text:p>
          </table:table-cell>
          <table:table-cell table:formula="of:=IF(ISERROR(INDEX(table;[.$C349];[.M$2])*[.$I349]*[.$J349]);&quot;&quot;;INDEX(table;[.$C349];[.M$2])*[.$I349]*[.$J349])" office:value-type="float" office:value="12" calcext:value-type="float">
            <text:p>12</text:p>
          </table:table-cell>
          <table:table-cell table:formula="of:=IF(ISERROR(INDEX(table;[.$C349];[.N$2])*[.$I349]*[.$J349]);&quot;&quot;;INDEX(table;[.$C349];[.N$2])*[.$I349]*[.$J349])" office:value-type="float" office:value="4" calcext:value-type="float">
            <text:p>4</text:p>
          </table:table-cell>
          <table:table-cell table:formula="of:=IF(ISERROR(INDEX(table;[.$C349];[.O$2])*[.$I349]*[.$J349]);&quot;&quot;;INDEX(table;[.$C349];[.O$2])*[.$I349]*[.$J349])" office:value-type="float" office:value="8" calcext:value-type="float">
            <text:p>8</text:p>
          </table:table-cell>
          <table:table-cell table:formula="of:=IF(ISERROR(INDEX(table;[.$C349];[.P$2])*[.$I349]*[.$J349]);&quot;&quot;;INDEX(table;[.$C349];[.P$2])*[.$I349]*[.$J349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0]&lt;&gt;&quot;&quot;;MATCH([.A350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0];[.H$2]));&quot;&quot;;INDEX(table;[.$C350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0];[.K$2])*[.$I350]*[.$J350]);&quot;&quot;;INDEX(table;[.$C350];[.K$2])*[.$I350]*[.$J350])" office:value-type="float" office:value="182" calcext:value-type="float">
            <text:p>182</text:p>
          </table:table-cell>
          <table:table-cell table:formula="of:=IF(ISERROR(INDEX(table;[.$C350];[.L$2])*[.$I350]*[.$J350]);&quot;&quot;;INDEX(table;[.$C350];[.L$2])*[.$I350]*[.$J350])" office:value-type="float" office:value="16" calcext:value-type="float">
            <text:p>16</text:p>
          </table:table-cell>
          <table:table-cell table:formula="of:=IF(ISERROR(INDEX(table;[.$C350];[.M$2])*[.$I350]*[.$J350]);&quot;&quot;;INDEX(table;[.$C350];[.M$2])*[.$I350]*[.$J350])" office:value-type="float" office:value="10" calcext:value-type="float">
            <text:p>10</text:p>
          </table:table-cell>
          <table:table-cell table:formula="of:=IF(ISERROR(INDEX(table;[.$C350];[.N$2])*[.$I350]*[.$J350]);&quot;&quot;;INDEX(table;[.$C350];[.N$2])*[.$I350]*[.$J350])" office:value-type="float" office:value="0" calcext:value-type="float">
            <text:p>0</text:p>
          </table:table-cell>
          <table:table-cell table:formula="of:=IF(ISERROR(INDEX(table;[.$C350];[.O$2])*[.$I350]*[.$J350]);&quot;&quot;;INDEX(table;[.$C350];[.O$2])*[.$I350]*[.$J350])" office:value-type="float" office:value="0" calcext:value-type="float">
            <text:p>0</text:p>
          </table:table-cell>
          <table:table-cell table:formula="of:=IF(ISERROR(INDEX(table;[.$C350];[.P$2])*[.$I350]*[.$J350]);&quot;&quot;;INDEX(table;[.$C350];[.P$2])*[.$I350]*[.$J3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1]&lt;&gt;&quot;&quot;;MATCH([.A351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1];[.H$2]));&quot;&quot;;INDEX(table;[.$C351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1];[.K$2])*[.$I351]*[.$J351]);&quot;&quot;;INDEX(table;[.$C351];[.K$2])*[.$I351]*[.$J351])" office:value-type="float" office:value="394" calcext:value-type="float">
            <text:p>394</text:p>
          </table:table-cell>
          <table:table-cell table:formula="of:=IF(ISERROR(INDEX(table;[.$C351];[.L$2])*[.$I351]*[.$J351]);&quot;&quot;;INDEX(table;[.$C351];[.L$2])*[.$I351]*[.$J351])" office:value-type="float" office:value="30" calcext:value-type="float">
            <text:p>30</text:p>
          </table:table-cell>
          <table:table-cell table:formula="of:=IF(ISERROR(INDEX(table;[.$C351];[.M$2])*[.$I351]*[.$J351]);&quot;&quot;;INDEX(table;[.$C351];[.M$2])*[.$I351]*[.$J351])" office:value-type="float" office:value="0" calcext:value-type="float">
            <text:p>0</text:p>
          </table:table-cell>
          <table:table-cell table:formula="of:=IF(ISERROR(INDEX(table;[.$C351];[.N$2])*[.$I351]*[.$J351]);&quot;&quot;;INDEX(table;[.$C351];[.N$2])*[.$I351]*[.$J351])" office:value-type="float" office:value="0" calcext:value-type="float">
            <text:p>0</text:p>
          </table:table-cell>
          <table:table-cell table:formula="of:=IF(ISERROR(INDEX(table;[.$C351];[.O$2])*[.$I351]*[.$J351]);&quot;&quot;;INDEX(table;[.$C351];[.O$2])*[.$I351]*[.$J351])" office:value-type="float" office:value="0" calcext:value-type="float">
            <text:p>0</text:p>
          </table:table-cell>
          <table:table-cell table:formula="of:=IF(ISERROR(INDEX(table;[.$C351];[.P$2])*[.$I351]*[.$J351]);&quot;&quot;;INDEX(table;[.$C351];[.P$2])*[.$I351]*[.$J351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82" calcext:value-type="float">
            <text:p>82</text:p>
          </table:table-cell>
          <table:table-cell table:formula="of:=IF([.A352]&lt;&gt;&quot;&quot;;MATCH([.A352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52];[.H$2]));&quot;&quot;;INDEX(table;[.$C352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2];[.K$2])*[.$I352]*[.$J352]);&quot;&quot;;INDEX(table;[.$C352];[.K$2])*[.$I352]*[.$J352])" office:value-type="float" office:value="112" calcext:value-type="float">
            <text:p>112</text:p>
          </table:table-cell>
          <table:table-cell table:formula="of:=IF(ISERROR(INDEX(table;[.$C352];[.L$2])*[.$I352]*[.$J352]);&quot;&quot;;INDEX(table;[.$C352];[.L$2])*[.$I352]*[.$J352])" office:value-type="float" office:value="0" calcext:value-type="float">
            <text:p>0</text:p>
          </table:table-cell>
          <table:table-cell table:formula="of:=IF(ISERROR(INDEX(table;[.$C352];[.M$2])*[.$I352]*[.$J352]);&quot;&quot;;INDEX(table;[.$C352];[.M$2])*[.$I352]*[.$J352])" office:value-type="float" office:value="28" calcext:value-type="float">
            <text:p>28</text:p>
          </table:table-cell>
          <table:table-cell table:formula="of:=IF(ISERROR(INDEX(table;[.$C352];[.N$2])*[.$I352]*[.$J352]);&quot;&quot;;INDEX(table;[.$C352];[.N$2])*[.$I352]*[.$J352])" office:value-type="float" office:value="5" calcext:value-type="float">
            <text:p>5</text:p>
          </table:table-cell>
          <table:table-cell table:formula="of:=IF(ISERROR(INDEX(table;[.$C352];[.O$2])*[.$I352]*[.$J352]);&quot;&quot;;INDEX(table;[.$C352];[.O$2])*[.$I352]*[.$J352])" office:value-type="float" office:value="23" calcext:value-type="float">
            <text:p>23</text:p>
          </table:table-cell>
          <table:table-cell table:formula="of:=IF(ISERROR(INDEX(table;[.$C352];[.P$2])*[.$I352]*[.$J352]);&quot;&quot;;INDEX(table;[.$C352];[.P$2])*[.$I352]*[.$J35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3]&lt;&gt;&quot;&quot;;MATCH([.A353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3];[.H$2]));&quot;&quot;;INDEX(table;[.$C353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3];[.K$2])*[.$I353]*[.$J353]);&quot;&quot;;INDEX(table;[.$C353];[.K$2])*[.$I353]*[.$J353])" office:value-type="float" office:value="200" calcext:value-type="float">
            <text:p>200</text:p>
          </table:table-cell>
          <table:table-cell table:formula="of:=IF(ISERROR(INDEX(table;[.$C353];[.L$2])*[.$I353]*[.$J353]);&quot;&quot;;INDEX(table;[.$C353];[.L$2])*[.$I353]*[.$J353])" office:value-type="float" office:value="4" calcext:value-type="float">
            <text:p>4</text:p>
          </table:table-cell>
          <table:table-cell table:formula="of:=IF(ISERROR(INDEX(table;[.$C353];[.M$2])*[.$I353]*[.$J353]);&quot;&quot;;INDEX(table;[.$C353];[.M$2])*[.$I353]*[.$J353])" office:value-type="float" office:value="36" calcext:value-type="float">
            <text:p>36</text:p>
          </table:table-cell>
          <table:table-cell table:formula="of:=IF(ISERROR(INDEX(table;[.$C353];[.N$2])*[.$I353]*[.$J353]);&quot;&quot;;INDEX(table;[.$C353];[.N$2])*[.$I353]*[.$J353])" office:value-type="float" office:value="10" calcext:value-type="float">
            <text:p>10</text:p>
          </table:table-cell>
          <table:table-cell table:formula="of:=IF(ISERROR(INDEX(table;[.$C353];[.O$2])*[.$I353]*[.$J353]);&quot;&quot;;INDEX(table;[.$C353];[.O$2])*[.$I353]*[.$J353])" office:value-type="float" office:value="26" calcext:value-type="float">
            <text:p>26</text:p>
          </table:table-cell>
          <table:table-cell table:formula="of:=IF(ISERROR(INDEX(table;[.$C353];[.P$2])*[.$I353]*[.$J353]);&quot;&quot;;INDEX(table;[.$C353];[.P$2])*[.$I353]*[.$J3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4]&lt;&gt;&quot;&quot;;MATCH([.A354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4];[.H$2]));&quot;&quot;;INDEX(table;[.$C354];[.H$2]))" office:value-type="string" office:string-value="1oz/1pieces" calcext:value-type="string">
            <text:p>1oz/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4];[.K$2])*[.$I354]*[.$J354]);&quot;&quot;;INDEX(table;[.$C354];[.K$2])*[.$I354]*[.$J354])" office:value-type="float" office:value="294" calcext:value-type="float">
            <text:p>294</text:p>
          </table:table-cell>
          <table:table-cell table:formula="of:=IF(ISERROR(INDEX(table;[.$C354];[.L$2])*[.$I354]*[.$J354]);&quot;&quot;;INDEX(table;[.$C354];[.L$2])*[.$I354]*[.$J354])" office:value-type="float" office:value="22.5" calcext:value-type="float">
            <text:p>22.5</text:p>
          </table:table-cell>
          <table:table-cell table:formula="of:=IF(ISERROR(INDEX(table;[.$C354];[.M$2])*[.$I354]*[.$J354]);&quot;&quot;;INDEX(table;[.$C354];[.M$2])*[.$I354]*[.$J354])" office:value-type="float" office:value="1.8" calcext:value-type="float">
            <text:p>1.8</text:p>
          </table:table-cell>
          <table:table-cell table:formula="of:=IF(ISERROR(INDEX(table;[.$C354];[.N$2])*[.$I354]*[.$J354]);&quot;&quot;;INDEX(table;[.$C354];[.N$2])*[.$I354]*[.$J354])" office:value-type="float" office:value="0" calcext:value-type="float">
            <text:p>0</text:p>
          </table:table-cell>
          <table:table-cell table:formula="of:=IF(ISERROR(INDEX(table;[.$C354];[.O$2])*[.$I354]*[.$J354]);&quot;&quot;;INDEX(table;[.$C354];[.O$2])*[.$I354]*[.$J354])" office:value-type="float" office:value="0" calcext:value-type="float">
            <text:p>0</text:p>
          </table:table-cell>
          <table:table-cell table:formula="of:=IF(ISERROR(INDEX(table;[.$C354];[.P$2])*[.$I354]*[.$J354]);&quot;&quot;;INDEX(table;[.$C354];[.P$2])*[.$I354]*[.$J354])" office:value-type="float" office:value="21.6" calcext:value-type="float">
            <text:p>21.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5]&lt;&gt;&quot;&quot;;MATCH([.A355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5];[.H$2]));&quot;&quot;;INDEX(table;[.$C355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5];[.K$2])*[.$I355]*[.$J355]);&quot;&quot;;INDEX(table;[.$C355];[.K$2])*[.$I355]*[.$J355])" office:value-type="float" office:value="240" calcext:value-type="float">
            <text:p>240</text:p>
          </table:table-cell>
          <table:table-cell table:formula="of:=IF(ISERROR(INDEX(table;[.$C355];[.L$2])*[.$I355]*[.$J355]);&quot;&quot;;INDEX(table;[.$C355];[.L$2])*[.$I355]*[.$J355])" office:value-type="float" office:value="18" calcext:value-type="float">
            <text:p>18</text:p>
          </table:table-cell>
          <table:table-cell table:formula="of:=IF(ISERROR(INDEX(table;[.$C355];[.M$2])*[.$I355]*[.$J355]);&quot;&quot;;INDEX(table;[.$C355];[.M$2])*[.$I355]*[.$J355])" office:value-type="float" office:value="15" calcext:value-type="float">
            <text:p>15</text:p>
          </table:table-cell>
          <table:table-cell table:formula="of:=IF(ISERROR(INDEX(table;[.$C355];[.N$2])*[.$I355]*[.$J355]);&quot;&quot;;INDEX(table;[.$C355];[.N$2])*[.$I355]*[.$J355])" office:value-type="float" office:value="3" calcext:value-type="float">
            <text:p>3</text:p>
          </table:table-cell>
          <table:table-cell table:formula="of:=IF(ISERROR(INDEX(table;[.$C355];[.O$2])*[.$I355]*[.$J355]);&quot;&quot;;INDEX(table;[.$C355];[.O$2])*[.$I355]*[.$J355])" office:value-type="float" office:value="12" calcext:value-type="float">
            <text:p>12</text:p>
          </table:table-cell>
          <table:table-cell table:formula="of:=IF(ISERROR(INDEX(table;[.$C355];[.P$2])*[.$I355]*[.$J355]);&quot;&quot;;INDEX(table;[.$C355];[.P$2])*[.$I355]*[.$J35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lettuce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6]&lt;&gt;&quot;&quot;;MATCH([.A356];row_title;0);&quot;&quot;)" office:value-type="float" office:value="82" calcext:value-type="float">
            <text:p>8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6];[.H$2]));&quot;&quot;;INDEX(table;[.$C356];[.H$2]))" office:value-type="string" office:string-value="6pieces" calcext:value-type="string">
            <text:p>6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56];[.K$2])*[.$I356]*[.$J356]);&quot;&quot;;INDEX(table;[.$C356];[.K$2])*[.$I356]*[.$J356])" office:value-type="float" office:value="7.5" calcext:value-type="float">
            <text:p>7.5</text:p>
          </table:table-cell>
          <table:table-cell table:formula="of:=IF(ISERROR(INDEX(table;[.$C356];[.L$2])*[.$I356]*[.$J356]);&quot;&quot;;INDEX(table;[.$C356];[.L$2])*[.$I356]*[.$J356])" office:value-type="float" office:value="0" calcext:value-type="float">
            <text:p>0</text:p>
          </table:table-cell>
          <table:table-cell table:formula="of:=IF(ISERROR(INDEX(table;[.$C356];[.M$2])*[.$I356]*[.$J356]);&quot;&quot;;INDEX(table;[.$C356];[.M$2])*[.$I356]*[.$J356])" office:value-type="float" office:value="1.5" calcext:value-type="float">
            <text:p>1.5</text:p>
          </table:table-cell>
          <table:table-cell table:formula="of:=IF(ISERROR(INDEX(table;[.$C356];[.N$2])*[.$I356]*[.$J356]);&quot;&quot;;INDEX(table;[.$C356];[.N$2])*[.$I356]*[.$J356])" office:value-type="float" office:value="1" calcext:value-type="float">
            <text:p>1</text:p>
          </table:table-cell>
          <table:table-cell table:formula="of:=IF(ISERROR(INDEX(table;[.$C356];[.O$2])*[.$I356]*[.$J356]);&quot;&quot;;INDEX(table;[.$C356];[.O$2])*[.$I356]*[.$J356])" office:value-type="float" office:value="0.5" calcext:value-type="float">
            <text:p>0.5</text:p>
          </table:table-cell>
          <table:table-cell table:formula="of:=IF(ISERROR(INDEX(table;[.$C356];[.P$2])*[.$I356]*[.$J356]);&quot;&quot;;INDEX(table;[.$C356];[.P$2])*[.$I356]*[.$J356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ppers mini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7]&lt;&gt;&quot;&quot;;MATCH([.A357];row_title;0);&quot;&quot;)" office:value-type="float" office:value="86" calcext:value-type="float">
            <text:p>8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7];[.H$2]));&quot;&quot;;INDEX(table;[.$C357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7];[.K$2])*[.$I357]*[.$J357]);&quot;&quot;;INDEX(table;[.$C357];[.K$2])*[.$I357]*[.$J357])" office:value-type="float" office:value="25" calcext:value-type="float">
            <text:p>25</text:p>
          </table:table-cell>
          <table:table-cell table:formula="of:=IF(ISERROR(INDEX(table;[.$C357];[.L$2])*[.$I357]*[.$J357]);&quot;&quot;;INDEX(table;[.$C357];[.L$2])*[.$I357]*[.$J357])" office:value-type="float" office:value="0" calcext:value-type="float">
            <text:p>0</text:p>
          </table:table-cell>
          <table:table-cell table:formula="of:=IF(ISERROR(INDEX(table;[.$C357];[.M$2])*[.$I357]*[.$J357]);&quot;&quot;;INDEX(table;[.$C357];[.M$2])*[.$I357]*[.$J357])" office:value-type="float" office:value="5" calcext:value-type="float">
            <text:p>5</text:p>
          </table:table-cell>
          <table:table-cell table:formula="of:=IF(ISERROR(INDEX(table;[.$C357];[.N$2])*[.$I357]*[.$J357]);&quot;&quot;;INDEX(table;[.$C357];[.N$2])*[.$I357]*[.$J357])" office:value-type="float" office:value="1" calcext:value-type="float">
            <text:p>1</text:p>
          </table:table-cell>
          <table:table-cell table:formula="of:=IF(ISERROR(INDEX(table;[.$C357];[.O$2])*[.$I357]*[.$J357]);&quot;&quot;;INDEX(table;[.$C357];[.O$2])*[.$I357]*[.$J357])" office:value-type="float" office:value="0" calcext:value-type="float">
            <text:p>0</text:p>
          </table:table-cell>
          <table:table-cell table:formula="of:=IF(ISERROR(INDEX(table;[.$C357];[.P$2])*[.$I357]*[.$J357]);&quot;&quot;;INDEX(table;[.$C357];[.P$2])*[.$I357]*[.$J35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83" calcext:value-type="float">
            <text:p>83</text:p>
          </table:table-cell>
          <table:table-cell table:formula="of:=IF([.A358]&lt;&gt;&quot;&quot;;MATCH([.A35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58];[.H$2]));&quot;&quot;;INDEX(table;[.$C35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8];[.K$2])*[.$I358]*[.$J358]);&quot;&quot;;INDEX(table;[.$C358];[.K$2])*[.$I358]*[.$J358])" office:value-type="float" office:value="340" calcext:value-type="float">
            <text:p>340</text:p>
          </table:table-cell>
          <table:table-cell table:formula="of:=IF(ISERROR(INDEX(table;[.$C358];[.L$2])*[.$I358]*[.$J358]);&quot;&quot;;INDEX(table;[.$C358];[.L$2])*[.$I358]*[.$J358])" office:value-type="float" office:value="32" calcext:value-type="float">
            <text:p>32</text:p>
          </table:table-cell>
          <table:table-cell table:formula="of:=IF(ISERROR(INDEX(table;[.$C358];[.M$2])*[.$I358]*[.$J358]);&quot;&quot;;INDEX(table;[.$C358];[.M$2])*[.$I358]*[.$J358])" office:value-type="float" office:value="10" calcext:value-type="float">
            <text:p>10</text:p>
          </table:table-cell>
          <table:table-cell table:formula="of:=IF(ISERROR(INDEX(table;[.$C358];[.N$2])*[.$I358]*[.$J358]);&quot;&quot;;INDEX(table;[.$C358];[.N$2])*[.$I358]*[.$J358])" office:value-type="float" office:value="6" calcext:value-type="float">
            <text:p>6</text:p>
          </table:table-cell>
          <table:table-cell table:formula="of:=IF(ISERROR(INDEX(table;[.$C358];[.O$2])*[.$I358]*[.$J358]);&quot;&quot;;INDEX(table;[.$C358];[.O$2])*[.$I358]*[.$J358])" office:value-type="float" office:value="4" calcext:value-type="float">
            <text:p>4</text:p>
          </table:table-cell>
          <table:table-cell table:formula="of:=IF(ISERROR(INDEX(table;[.$C358];[.P$2])*[.$I358]*[.$J358]);&quot;&quot;;INDEX(table;[.$C358];[.P$2])*[.$I358]*[.$J35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84" calcext:value-type="float">
            <text:p>84</text:p>
          </table:table-cell>
          <table:table-cell table:formula="of:=IF([.A359]&lt;&gt;&quot;&quot;;MATCH([.A359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59];[.H$2]));&quot;&quot;;INDEX(table;[.$C359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9];[.K$2])*[.$I359]*[.$J359]);&quot;&quot;;INDEX(table;[.$C359];[.K$2])*[.$I359]*[.$J359])" office:value-type="float" office:value="346.285714285714" calcext:value-type="float">
            <text:p>346.2857142857</text:p>
          </table:table-cell>
          <table:table-cell table:formula="of:=IF(ISERROR(INDEX(table;[.$C359];[.L$2])*[.$I359]*[.$J359]);&quot;&quot;;INDEX(table;[.$C359];[.L$2])*[.$I359]*[.$J359])" office:value-type="float" office:value="10.8285714285714" calcext:value-type="float">
            <text:p>10.8285714286</text:p>
          </table:table-cell>
          <table:table-cell table:formula="of:=IF(ISERROR(INDEX(table;[.$C359];[.M$2])*[.$I359]*[.$J359]);&quot;&quot;;INDEX(table;[.$C359];[.M$2])*[.$I359]*[.$J359])" office:value-type="float" office:value="63.9428571428571" calcext:value-type="float">
            <text:p>63.9428571429</text:p>
          </table:table-cell>
          <table:table-cell table:formula="of:=IF(ISERROR(INDEX(table;[.$C359];[.N$2])*[.$I359]*[.$J359]);&quot;&quot;;INDEX(table;[.$C359];[.N$2])*[.$I359]*[.$J359])" office:value-type="float" office:value="20.9714285714286" calcext:value-type="float">
            <text:p>20.9714285714</text:p>
          </table:table-cell>
          <table:table-cell table:formula="of:=IF(ISERROR(INDEX(table;[.$C359];[.O$2])*[.$I359]*[.$J359]);&quot;&quot;;INDEX(table;[.$C359];[.O$2])*[.$I359]*[.$J359])" office:value-type="float" office:value="42.4" calcext:value-type="float">
            <text:p>42.4</text:p>
          </table:table-cell>
          <table:table-cell table:formula="of:=IF(ISERROR(INDEX(table;[.$C359];[.P$2])*[.$I359]*[.$J359]);&quot;&quot;;INDEX(table;[.$C359];[.P$2])*[.$I359]*[.$J359])" office:value-type="float" office:value="19.5142857142857" calcext:value-type="float">
            <text:p>19.514285714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0]&lt;&gt;&quot;&quot;;MATCH([.A360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0];[.H$2]));&quot;&quot;;INDEX(table;[.$C360];[.H$2]))" office:value-type="string" office:string-value="2cup/" calcext:value-type="string">
            <text:p>2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60];[.K$2])*[.$I360]*[.$J360]);&quot;&quot;;INDEX(table;[.$C360];[.K$2])*[.$I360]*[.$J360])" office:value-type="float" office:value="519.428571428572" calcext:value-type="float">
            <text:p>519.4285714286</text:p>
          </table:table-cell>
          <table:table-cell table:formula="of:=IF(ISERROR(INDEX(table;[.$C360];[.L$2])*[.$I360]*[.$J360]);&quot;&quot;;INDEX(table;[.$C360];[.L$2])*[.$I360]*[.$J360])" office:value-type="float" office:value="16.2428571428571" calcext:value-type="float">
            <text:p>16.2428571429</text:p>
          </table:table-cell>
          <table:table-cell table:formula="of:=IF(ISERROR(INDEX(table;[.$C360];[.M$2])*[.$I360]*[.$J360]);&quot;&quot;;INDEX(table;[.$C360];[.M$2])*[.$I360]*[.$J360])" office:value-type="float" office:value="95.9142857142857" calcext:value-type="float">
            <text:p>95.9142857143</text:p>
          </table:table-cell>
          <table:table-cell table:formula="of:=IF(ISERROR(INDEX(table;[.$C360];[.N$2])*[.$I360]*[.$J360]);&quot;&quot;;INDEX(table;[.$C360];[.N$2])*[.$I360]*[.$J360])" office:value-type="float" office:value="31.4571428571429" calcext:value-type="float">
            <text:p>31.4571428571</text:p>
          </table:table-cell>
          <table:table-cell table:formula="of:=IF(ISERROR(INDEX(table;[.$C360];[.O$2])*[.$I360]*[.$J360]);&quot;&quot;;INDEX(table;[.$C360];[.O$2])*[.$I360]*[.$J360])" office:value-type="float" office:value="63.6" calcext:value-type="float">
            <text:p>63.6</text:p>
          </table:table-cell>
          <table:table-cell table:formula="of:=IF(ISERROR(INDEX(table;[.$C360];[.P$2])*[.$I360]*[.$J360]);&quot;&quot;;INDEX(table;[.$C360];[.P$2])*[.$I360]*[.$J360])" office:value-type="float" office:value="29.2714285714286" calcext:value-type="float">
            <text:p>29.27142857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1]&lt;&gt;&quot;&quot;;MATCH([.A361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1];[.H$2]));&quot;&quot;;INDEX(table;[.$C361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1];[.K$2])*[.$I361]*[.$J361]);&quot;&quot;;INDEX(table;[.$C361];[.K$2])*[.$I361]*[.$J361])" office:value-type="float" office:value="320" calcext:value-type="float">
            <text:p>320</text:p>
          </table:table-cell>
          <table:table-cell table:formula="of:=IF(ISERROR(INDEX(table;[.$C361];[.L$2])*[.$I361]*[.$J361]);&quot;&quot;;INDEX(table;[.$C361];[.L$2])*[.$I361]*[.$J361])" office:value-type="float" office:value="12" calcext:value-type="float">
            <text:p>12</text:p>
          </table:table-cell>
          <table:table-cell table:formula="of:=IF(ISERROR(INDEX(table;[.$C361];[.M$2])*[.$I361]*[.$J361]);&quot;&quot;;INDEX(table;[.$C361];[.M$2])*[.$I361]*[.$J361])" office:value-type="float" office:value="50" calcext:value-type="float">
            <text:p>50</text:p>
          </table:table-cell>
          <table:table-cell table:formula="of:=IF(ISERROR(INDEX(table;[.$C361];[.N$2])*[.$I361]*[.$J361]);&quot;&quot;;INDEX(table;[.$C361];[.N$2])*[.$I361]*[.$J361])" office:value-type="float" office:value="6" calcext:value-type="float">
            <text:p>6</text:p>
          </table:table-cell>
          <table:table-cell table:formula="of:=IF(ISERROR(INDEX(table;[.$C361];[.O$2])*[.$I361]*[.$J361]);&quot;&quot;;INDEX(table;[.$C361];[.O$2])*[.$I361]*[.$J361])" office:value-type="float" office:value="44" calcext:value-type="float">
            <text:p>44</text:p>
          </table:table-cell>
          <table:table-cell table:formula="of:=IF(ISERROR(INDEX(table;[.$C361];[.P$2])*[.$I361]*[.$J361]);&quot;&quot;;INDEX(table;[.$C361];[.P$2])*[.$I361]*[.$J361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85" calcext:value-type="float">
            <text:p>85</text:p>
          </table:table-cell>
          <table:table-cell table:formula="of:=IF([.A362]&lt;&gt;&quot;&quot;;MATCH([.A362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62];[.H$2]));&quot;&quot;;INDEX(table;[.$C362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2];[.K$2])*[.$I362]*[.$J362]);&quot;&quot;;INDEX(table;[.$C362];[.K$2])*[.$I362]*[.$J362])" office:value-type="float" office:value="130" calcext:value-type="float">
            <text:p>130</text:p>
          </table:table-cell>
          <table:table-cell table:formula="of:=IF(ISERROR(INDEX(table;[.$C362];[.L$2])*[.$I362]*[.$J362]);&quot;&quot;;INDEX(table;[.$C362];[.L$2])*[.$I362]*[.$J362])" office:value-type="float" office:value="0" calcext:value-type="float">
            <text:p>0</text:p>
          </table:table-cell>
          <table:table-cell table:formula="of:=IF(ISERROR(INDEX(table;[.$C362];[.M$2])*[.$I362]*[.$J362]);&quot;&quot;;INDEX(table;[.$C362];[.M$2])*[.$I362]*[.$J362])" office:value-type="float" office:value="9" calcext:value-type="float">
            <text:p>9</text:p>
          </table:table-cell>
          <table:table-cell table:formula="of:=IF(ISERROR(INDEX(table;[.$C362];[.N$2])*[.$I362]*[.$J362]);&quot;&quot;;INDEX(table;[.$C362];[.N$2])*[.$I362]*[.$J362])" office:value-type="float" office:value="0" calcext:value-type="float">
            <text:p>0</text:p>
          </table:table-cell>
          <table:table-cell table:formula="of:=IF(ISERROR(INDEX(table;[.$C362];[.O$2])*[.$I362]*[.$J362]);&quot;&quot;;INDEX(table;[.$C362];[.O$2])*[.$I362]*[.$J362])" office:value-type="float" office:value="9" calcext:value-type="float">
            <text:p>9</text:p>
          </table:table-cell>
          <table:table-cell table:formula="of:=IF(ISERROR(INDEX(table;[.$C362];[.P$2])*[.$I362]*[.$J362]);&quot;&quot;;INDEX(table;[.$C362];[.P$2])*[.$I362]*[.$J362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3]&lt;&gt;&quot;&quot;;MATCH([.A363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3];[.H$2]));&quot;&quot;;INDEX(table;[.$C363];[.H$2]))" office:value-type="string" office:string-value="6pieces" calcext:value-type="string">
            <text:p>6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63];[.K$2])*[.$I363]*[.$J363]);&quot;&quot;;INDEX(table;[.$C363];[.K$2])*[.$I363]*[.$J363])" office:value-type="float" office:value="360" calcext:value-type="float">
            <text:p>360</text:p>
          </table:table-cell>
          <table:table-cell table:formula="of:=IF(ISERROR(INDEX(table;[.$C363];[.L$2])*[.$I363]*[.$J363]);&quot;&quot;;INDEX(table;[.$C363];[.L$2])*[.$I363]*[.$J363])" office:value-type="float" office:value="13.5" calcext:value-type="float">
            <text:p>13.5</text:p>
          </table:table-cell>
          <table:table-cell table:formula="of:=IF(ISERROR(INDEX(table;[.$C363];[.M$2])*[.$I363]*[.$J363]);&quot;&quot;;INDEX(table;[.$C363];[.M$2])*[.$I363]*[.$J363])" office:value-type="float" office:value="57" calcext:value-type="float">
            <text:p>57</text:p>
          </table:table-cell>
          <table:table-cell table:formula="of:=IF(ISERROR(INDEX(table;[.$C363];[.N$2])*[.$I363]*[.$J363]);&quot;&quot;;INDEX(table;[.$C363];[.N$2])*[.$I363]*[.$J363])" office:value-type="float" office:value="9" calcext:value-type="float">
            <text:p>9</text:p>
          </table:table-cell>
          <table:table-cell table:formula="of:=IF(ISERROR(INDEX(table;[.$C363];[.O$2])*[.$I363]*[.$J363]);&quot;&quot;;INDEX(table;[.$C363];[.O$2])*[.$I363]*[.$J363])" office:value-type="float" office:value="48" calcext:value-type="float">
            <text:p>48</text:p>
          </table:table-cell>
          <table:table-cell table:formula="of:=IF(ISERROR(INDEX(table;[.$C363];[.P$2])*[.$I363]*[.$J363]);&quot;&quot;;INDEX(table;[.$C363];[.P$2])*[.$I363]*[.$J363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4]&lt;&gt;&quot;&quot;;MATCH([.A364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4];[.H$2]));&quot;&quot;;INDEX(table;[.$C3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4];[.K$2])*[.$I364]*[.$J364]);&quot;&quot;;INDEX(table;[.$C364];[.K$2])*[.$I364]*[.$J364])" office:value-type="float" office:value="80" calcext:value-type="float">
            <text:p>80</text:p>
          </table:table-cell>
          <table:table-cell table:formula="of:=IF(ISERROR(INDEX(table;[.$C364];[.L$2])*[.$I364]*[.$J364]);&quot;&quot;;INDEX(table;[.$C364];[.L$2])*[.$I364]*[.$J364])" office:value-type="float" office:value="6" calcext:value-type="float">
            <text:p>6</text:p>
          </table:table-cell>
          <table:table-cell table:formula="of:=IF(ISERROR(INDEX(table;[.$C364];[.M$2])*[.$I364]*[.$J364]);&quot;&quot;;INDEX(table;[.$C364];[.M$2])*[.$I364]*[.$J364])" office:value-type="float" office:value="5" calcext:value-type="float">
            <text:p>5</text:p>
          </table:table-cell>
          <table:table-cell table:formula="of:=IF(ISERROR(INDEX(table;[.$C364];[.N$2])*[.$I364]*[.$J364]);&quot;&quot;;INDEX(table;[.$C364];[.N$2])*[.$I364]*[.$J364])" office:value-type="float" office:value="1" calcext:value-type="float">
            <text:p>1</text:p>
          </table:table-cell>
          <table:table-cell table:formula="of:=IF(ISERROR(INDEX(table;[.$C364];[.O$2])*[.$I364]*[.$J364]);&quot;&quot;;INDEX(table;[.$C364];[.O$2])*[.$I364]*[.$J364])" office:value-type="float" office:value="4" calcext:value-type="float">
            <text:p>4</text:p>
          </table:table-cell>
          <table:table-cell table:formula="of:=IF(ISERROR(INDEX(table;[.$C364];[.P$2])*[.$I364]*[.$J364]);&quot;&quot;;INDEX(table;[.$C364];[.P$2])*[.$I364]*[.$J36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86" calcext:value-type="float">
            <text:p>86</text:p>
          </table:table-cell>
          <table:table-cell table:formula="of:=IF([.A365]&lt;&gt;&quot;&quot;;MATCH([.A365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65];[.H$2]));&quot;&quot;;INDEX(table;[.$C36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5];[.K$2])*[.$I365]*[.$J365]);&quot;&quot;;INDEX(table;[.$C365];[.K$2])*[.$I365]*[.$J365])" office:value-type="float" office:value="200" calcext:value-type="float">
            <text:p>200</text:p>
          </table:table-cell>
          <table:table-cell table:formula="of:=IF(ISERROR(INDEX(table;[.$C365];[.L$2])*[.$I365]*[.$J365]);&quot;&quot;;INDEX(table;[.$C365];[.L$2])*[.$I365]*[.$J365])" office:value-type="float" office:value="18" calcext:value-type="float">
            <text:p>18</text:p>
          </table:table-cell>
          <table:table-cell table:formula="of:=IF(ISERROR(INDEX(table;[.$C365];[.M$2])*[.$I365]*[.$J365]);&quot;&quot;;INDEX(table;[.$C365];[.M$2])*[.$I365]*[.$J365])" office:value-type="float" office:value="6" calcext:value-type="float">
            <text:p>6</text:p>
          </table:table-cell>
          <table:table-cell table:formula="of:=IF(ISERROR(INDEX(table;[.$C365];[.N$2])*[.$I365]*[.$J365]);&quot;&quot;;INDEX(table;[.$C365];[.N$2])*[.$I365]*[.$J365])" office:value-type="float" office:value="2" calcext:value-type="float">
            <text:p>2</text:p>
          </table:table-cell>
          <table:table-cell table:formula="of:=IF(ISERROR(INDEX(table;[.$C365];[.O$2])*[.$I365]*[.$J365]);&quot;&quot;;INDEX(table;[.$C365];[.O$2])*[.$I365]*[.$J365])" office:value-type="float" office:value="4" calcext:value-type="float">
            <text:p>4</text:p>
          </table:table-cell>
          <table:table-cell table:formula="of:=IF(ISERROR(INDEX(table;[.$C365];[.P$2])*[.$I365]*[.$J365]);&quot;&quot;;INDEX(table;[.$C365];[.P$2])*[.$I365]*[.$J365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6]&lt;&gt;&quot;&quot;;MATCH([.A366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6];[.H$2]));&quot;&quot;;INDEX(table;[.$C366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6];[.K$2])*[.$I366]*[.$J366]);&quot;&quot;;INDEX(table;[.$C366];[.K$2])*[.$I366]*[.$J366])" office:value-type="float" office:value="400" calcext:value-type="float">
            <text:p>400</text:p>
          </table:table-cell>
          <table:table-cell table:formula="of:=IF(ISERROR(INDEX(table;[.$C366];[.L$2])*[.$I366]*[.$J366]);&quot;&quot;;INDEX(table;[.$C366];[.L$2])*[.$I366]*[.$J366])" office:value-type="float" office:value="2" calcext:value-type="float">
            <text:p>2</text:p>
          </table:table-cell>
          <table:table-cell table:formula="of:=IF(ISERROR(INDEX(table;[.$C366];[.M$2])*[.$I366]*[.$J366]);&quot;&quot;;INDEX(table;[.$C366];[.M$2])*[.$I366]*[.$J366])" office:value-type="float" office:value="80" calcext:value-type="float">
            <text:p>80</text:p>
          </table:table-cell>
          <table:table-cell table:formula="of:=IF(ISERROR(INDEX(table;[.$C366];[.N$2])*[.$I366]*[.$J366]);&quot;&quot;;INDEX(table;[.$C366];[.N$2])*[.$I366]*[.$J366])" office:value-type="float" office:value="12" calcext:value-type="float">
            <text:p>12</text:p>
          </table:table-cell>
          <table:table-cell table:formula="of:=IF(ISERROR(INDEX(table;[.$C366];[.O$2])*[.$I366]*[.$J366]);&quot;&quot;;INDEX(table;[.$C366];[.O$2])*[.$I366]*[.$J366])" office:value-type="float" office:value="68" calcext:value-type="float">
            <text:p>68</text:p>
          </table:table-cell>
          <table:table-cell table:formula="of:=IF(ISERROR(INDEX(table;[.$C366];[.P$2])*[.$I366]*[.$J366]);&quot;&quot;;INDEX(table;[.$C366];[.P$2])*[.$I366]*[.$J36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7]&lt;&gt;&quot;&quot;;MATCH([.A367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7];[.H$2]));&quot;&quot;;INDEX(table;[.$C3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7];[.K$2])*[.$I367]*[.$J367]);&quot;&quot;;INDEX(table;[.$C367];[.K$2])*[.$I367]*[.$J367])" office:value-type="float" office:value="182" calcext:value-type="float">
            <text:p>182</text:p>
          </table:table-cell>
          <table:table-cell table:formula="of:=IF(ISERROR(INDEX(table;[.$C367];[.L$2])*[.$I367]*[.$J367]);&quot;&quot;;INDEX(table;[.$C367];[.L$2])*[.$I367]*[.$J367])" office:value-type="float" office:value="16" calcext:value-type="float">
            <text:p>16</text:p>
          </table:table-cell>
          <table:table-cell table:formula="of:=IF(ISERROR(INDEX(table;[.$C367];[.M$2])*[.$I367]*[.$J367]);&quot;&quot;;INDEX(table;[.$C367];[.M$2])*[.$I367]*[.$J367])" office:value-type="float" office:value="10" calcext:value-type="float">
            <text:p>10</text:p>
          </table:table-cell>
          <table:table-cell table:formula="of:=IF(ISERROR(INDEX(table;[.$C367];[.N$2])*[.$I367]*[.$J367]);&quot;&quot;;INDEX(table;[.$C367];[.N$2])*[.$I367]*[.$J367])" office:value-type="float" office:value="0" calcext:value-type="float">
            <text:p>0</text:p>
          </table:table-cell>
          <table:table-cell table:formula="of:=IF(ISERROR(INDEX(table;[.$C367];[.O$2])*[.$I367]*[.$J367]);&quot;&quot;;INDEX(table;[.$C367];[.O$2])*[.$I367]*[.$J367])" office:value-type="float" office:value="0" calcext:value-type="float">
            <text:p>0</text:p>
          </table:table-cell>
          <table:table-cell table:formula="of:=IF(ISERROR(INDEX(table;[.$C367];[.P$2])*[.$I367]*[.$J367]);&quot;&quot;;INDEX(table;[.$C367];[.P$2])*[.$I367]*[.$J36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87" calcext:value-type="float">
            <text:p>87</text:p>
          </table:table-cell>
          <table:table-cell table:formula="of:=IF([.A368]&lt;&gt;&quot;&quot;;MATCH([.A368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68];[.H$2]));&quot;&quot;;INDEX(table;[.$C368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8];[.K$2])*[.$I368]*[.$J368]);&quot;&quot;;INDEX(table;[.$C368];[.K$2])*[.$I368]*[.$J368])" office:value-type="float" office:value="200" calcext:value-type="float">
            <text:p>200</text:p>
          </table:table-cell>
          <table:table-cell table:formula="of:=IF(ISERROR(INDEX(table;[.$C368];[.L$2])*[.$I368]*[.$J368]);&quot;&quot;;INDEX(table;[.$C368];[.L$2])*[.$I368]*[.$J368])" office:value-type="float" office:value="6" calcext:value-type="float">
            <text:p>6</text:p>
          </table:table-cell>
          <table:table-cell table:formula="of:=IF(ISERROR(INDEX(table;[.$C368];[.M$2])*[.$I368]*[.$J368]);&quot;&quot;;INDEX(table;[.$C368];[.M$2])*[.$I368]*[.$J368])" office:value-type="float" office:value="4" calcext:value-type="float">
            <text:p>4</text:p>
          </table:table-cell>
          <table:table-cell table:formula="of:=IF(ISERROR(INDEX(table;[.$C368];[.N$2])*[.$I368]*[.$J368]);&quot;&quot;;INDEX(table;[.$C368];[.N$2])*[.$I368]*[.$J368])" office:value-type="float" office:value="0" calcext:value-type="float">
            <text:p>0</text:p>
          </table:table-cell>
          <table:table-cell table:formula="of:=IF(ISERROR(INDEX(table;[.$C368];[.O$2])*[.$I368]*[.$J368]);&quot;&quot;;INDEX(table;[.$C368];[.O$2])*[.$I368]*[.$J368])" office:value-type="float" office:value="0" calcext:value-type="float">
            <text:p>0</text:p>
          </table:table-cell>
          <table:table-cell table:formula="of:=IF(ISERROR(INDEX(table;[.$C368];[.P$2])*[.$I368]*[.$J368]);&quot;&quot;;INDEX(table;[.$C368];[.P$2])*[.$I368]*[.$J368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roasted chicken</text:p>
          </table:table-cell>
          <table:table-cell table:style-name="ce10" office:value-type="float" office:value="88" calcext:value-type="float">
            <text:p>88</text:p>
          </table:table-cell>
          <table:table-cell/>
          <table:table-cell table:style-name="ce12"/>
          <table:table-cell/>
          <table:table-cell table:style-name="ce13"/>
          <table:table-cell table:style-name="ce15" table:content-validation-name="val6"/>
          <table:table-cell table:style-name="ce18"/>
          <table:table-cell table:number-columns-repeated="1016"/>
        </table:table-row>
        <table:table-row table:style-name="ro1">
          <table:table-cell table:style-name="ce6" table:content-validation-name="val3" office:value-type="string" calcext:value-type="string">
            <text:p>figs</text:p>
          </table:table-cell>
          <table:table-cell table:style-name="ce10" office:value-type="float" office:value="89" calcext:value-type="float">
            <text:p>89</text:p>
          </table:table-cell>
          <table:table-cell table:formula="of:=IF([.A370]&lt;&gt;&quot;&quot;;MATCH([.A370];row_title;0);&quot;&quot;)" office:value-type="float" office:value="11" calcext:value-type="float">
            <text:p>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70];[.H$2]));&quot;&quot;;INDEX(table;[.$C370];[.H$2]))" office:value-type="string" office:string-value="4g/" calcext:value-type="string">
            <text:p>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70];[.K$2])*[.$I370]*[.$J370]);&quot;&quot;;INDEX(table;[.$C370];[.K$2])*[.$I370]*[.$J370])" office:value-type="float" office:value="110" calcext:value-type="float">
            <text:p>110</text:p>
          </table:table-cell>
          <table:table-cell table:formula="of:=IF(ISERROR(INDEX(table;[.$C370];[.L$2])*[.$I370]*[.$J370]);&quot;&quot;;INDEX(table;[.$C370];[.L$2])*[.$I370]*[.$J370])" office:value-type="float" office:value="0" calcext:value-type="float">
            <text:p>0</text:p>
          </table:table-cell>
          <table:table-cell table:formula="of:=IF(ISERROR(INDEX(table;[.$C370];[.M$2])*[.$I370]*[.$J370]);&quot;&quot;;INDEX(table;[.$C370];[.M$2])*[.$I370]*[.$J370])" office:value-type="float" office:value="80" calcext:value-type="float">
            <text:p>80</text:p>
          </table:table-cell>
          <table:table-cell table:formula="of:=IF(ISERROR(INDEX(table;[.$C370];[.N$2])*[.$I370]*[.$J370]);&quot;&quot;;INDEX(table;[.$C370];[.N$2])*[.$I370]*[.$J370])" office:value-type="float" office:value="59" calcext:value-type="float">
            <text:p>59</text:p>
          </table:table-cell>
          <table:table-cell table:formula="of:=IF(ISERROR(INDEX(table;[.$C370];[.O$2])*[.$I370]*[.$J370]);&quot;&quot;;INDEX(table;[.$C370];[.O$2])*[.$I370]*[.$J370])" office:value-type="float" office:value="21" calcext:value-type="float">
            <text:p>21</text:p>
          </table:table-cell>
          <table:table-cell table:formula="of:=IF(ISERROR(INDEX(table;[.$C370];[.P$2])*[.$I370]*[.$J370]);&quot;&quot;;INDEX(table;[.$C370];[.P$2])*[.$I370]*[.$J37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89" calcext:value-type="float">
            <text:p>89</text:p>
          </table:table-cell>
          <table:table-cell table:formula="of:=IF([.A371]&lt;&gt;&quot;&quot;;MATCH([.A37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71];[.H$2]));&quot;&quot;;INDEX(table;[.$C371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71];[.K$2])*[.$I371]*[.$J371]);&quot;&quot;;INDEX(table;[.$C371];[.K$2])*[.$I371]*[.$J371])" office:value-type="float" office:value="340" calcext:value-type="float">
            <text:p>340</text:p>
          </table:table-cell>
          <table:table-cell table:formula="of:=IF(ISERROR(INDEX(table;[.$C371];[.L$2])*[.$I371]*[.$J371]);&quot;&quot;;INDEX(table;[.$C371];[.L$2])*[.$I371]*[.$J371])" office:value-type="float" office:value="32" calcext:value-type="float">
            <text:p>32</text:p>
          </table:table-cell>
          <table:table-cell table:formula="of:=IF(ISERROR(INDEX(table;[.$C371];[.M$2])*[.$I371]*[.$J371]);&quot;&quot;;INDEX(table;[.$C371];[.M$2])*[.$I371]*[.$J371])" office:value-type="float" office:value="10" calcext:value-type="float">
            <text:p>10</text:p>
          </table:table-cell>
          <table:table-cell table:formula="of:=IF(ISERROR(INDEX(table;[.$C371];[.N$2])*[.$I371]*[.$J371]);&quot;&quot;;INDEX(table;[.$C371];[.N$2])*[.$I371]*[.$J371])" office:value-type="float" office:value="6" calcext:value-type="float">
            <text:p>6</text:p>
          </table:table-cell>
          <table:table-cell table:formula="of:=IF(ISERROR(INDEX(table;[.$C371];[.O$2])*[.$I371]*[.$J371]);&quot;&quot;;INDEX(table;[.$C371];[.O$2])*[.$I371]*[.$J371])" office:value-type="float" office:value="4" calcext:value-type="float">
            <text:p>4</text:p>
          </table:table-cell>
          <table:table-cell table:formula="of:=IF(ISERROR(INDEX(table;[.$C371];[.P$2])*[.$I371]*[.$J371]);&quot;&quot;;INDEX(table;[.$C371];[.P$2])*[.$I371]*[.$J3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90" calcext:value-type="float">
            <text:p>90</text:p>
          </table:table-cell>
          <table:table-cell table:formula="of:=IF([.A372]&lt;&gt;&quot;&quot;;MATCH([.A372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2];[.H$2]));&quot;&quot;;INDEX(table;[.$C372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2];[.K$2])*[.$I372]*[.$J372]);&quot;&quot;;INDEX(table;[.$C372];[.K$2])*[.$I372]*[.$J372])" office:value-type="float" office:value="346.285714285714" calcext:value-type="float">
            <text:p>346</text:p>
          </table:table-cell>
          <table:table-cell table:style-name="ce21" table:formula="of:=IF(ISERROR(INDEX(table;[.$C372];[.L$2])*[.$I372]*[.$J372]);&quot;&quot;;INDEX(table;[.$C372];[.L$2])*[.$I372]*[.$J372])" office:value-type="float" office:value="10.8285714285714" calcext:value-type="float">
            <text:p>11</text:p>
          </table:table-cell>
          <table:table-cell table:style-name="ce21" table:formula="of:=IF(ISERROR(INDEX(table;[.$C372];[.M$2])*[.$I372]*[.$J372]);&quot;&quot;;INDEX(table;[.$C372];[.M$2])*[.$I372]*[.$J372])" office:value-type="float" office:value="63.9428571428571" calcext:value-type="float">
            <text:p>64</text:p>
          </table:table-cell>
          <table:table-cell table:style-name="ce21" table:formula="of:=IF(ISERROR(INDEX(table;[.$C372];[.N$2])*[.$I372]*[.$J372]);&quot;&quot;;INDEX(table;[.$C372];[.N$2])*[.$I372]*[.$J372])" office:value-type="float" office:value="20.9714285714286" calcext:value-type="float">
            <text:p>21</text:p>
          </table:table-cell>
          <table:table-cell table:style-name="ce21" table:formula="of:=IF(ISERROR(INDEX(table;[.$C372];[.O$2])*[.$I372]*[.$J372]);&quot;&quot;;INDEX(table;[.$C372];[.O$2])*[.$I372]*[.$J372])" office:value-type="float" office:value="42.4" calcext:value-type="float">
            <text:p>42</text:p>
          </table:table-cell>
          <table:table-cell table:style-name="ce21" table:formula="of:=IF(ISERROR(INDEX(table;[.$C372];[.P$2])*[.$I372]*[.$J372]);&quot;&quot;;INDEX(table;[.$C372];[.P$2])*[.$I372]*[.$J372])" office:value-type="float" office:value="19.5142857142857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90" calcext:value-type="float">
            <text:p>90</text:p>
          </table:table-cell>
          <table:table-cell table:formula="of:=IF([.A373]&lt;&gt;&quot;&quot;;MATCH([.A373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3];[.H$2]));&quot;&quot;;INDEX(table;[.$C373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3];[.K$2])*[.$I373]*[.$J373]);&quot;&quot;;INDEX(table;[.$C373];[.K$2])*[.$I373]*[.$J373])" office:value-type="float" office:value="280" calcext:value-type="float">
            <text:p>280</text:p>
          </table:table-cell>
          <table:table-cell table:style-name="ce21" table:formula="of:=IF(ISERROR(INDEX(table;[.$C373];[.L$2])*[.$I373]*[.$J373]);&quot;&quot;;INDEX(table;[.$C373];[.L$2])*[.$I373]*[.$J373])" office:value-type="float" office:value="0" calcext:value-type="float">
            <text:p>0</text:p>
          </table:table-cell>
          <table:table-cell table:style-name="ce21" table:formula="of:=IF(ISERROR(INDEX(table;[.$C373];[.M$2])*[.$I373]*[.$J373]);&quot;&quot;;INDEX(table;[.$C373];[.M$2])*[.$I373]*[.$J373])" office:value-type="float" office:value="0" calcext:value-type="float">
            <text:p>0</text:p>
          </table:table-cell>
          <table:table-cell table:style-name="ce21" table:formula="of:=IF(ISERROR(INDEX(table;[.$C373];[.N$2])*[.$I373]*[.$J373]);&quot;&quot;;INDEX(table;[.$C373];[.N$2])*[.$I373]*[.$J373])" office:value-type="float" office:value="0" calcext:value-type="float">
            <text:p>0</text:p>
          </table:table-cell>
          <table:table-cell table:style-name="ce21" table:formula="of:=IF(ISERROR(INDEX(table;[.$C373];[.O$2])*[.$I373]*[.$J373]);&quot;&quot;;INDEX(table;[.$C373];[.O$2])*[.$I373]*[.$J373])" office:value-type="float" office:value="0" calcext:value-type="float">
            <text:p>0</text:p>
          </table:table-cell>
          <table:table-cell table:style-name="ce21" table:formula="of:=IF(ISERROR(INDEX(table;[.$C373];[.P$2])*[.$I373]*[.$J373]);&quot;&quot;;INDEX(table;[.$C373];[.P$2])*[.$I373]*[.$J37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74]&lt;&gt;&quot;&quot;;MATCH([.A374];row_title;0);&quot;&quot;)" office:value-type="string" office:string-value="" calcext:value-type="error">
            <text:p>#N/A</text:p>
          </table:table-cell>
          <table:table-cell table:formula="of:=IF([.B374]&lt;&gt;&quot;&quot;;MATCH([.B374];row_title;0);&quot;&quot;)">
            <text:p/>
          </table:table-cell>
          <table:table-cell table:formula="of:=IF([.C374]&lt;&gt;&quot;&quot;;MATCH([.C374];row_title;0);&quot;&quot;)" office:value-type="string" office:string-value="" calcext:value-type="error">
            <text:p>#N/A</text:p>
          </table:table-cell>
          <table:table-cell table:formula="of:=IF([.D374]&lt;&gt;&quot;&quot;;MATCH([.D374];row_title;0);&quot;&quot;)">
            <text:p/>
          </table:table-cell>
          <table:table-cell table:formula="of:=IF([.E374]&lt;&gt;&quot;&quot;;MATCH([.E374];row_title;0);&quot;&quot;)" office:value-type="string" office:string-value="" calcext:value-type="error">
            <text:p>#N/A</text:p>
          </table:table-cell>
          <table:table-cell table:formula="of:=IF([.F374]&lt;&gt;&quot;&quot;;MATCH([.F374];row_title;0);&quot;&quot;)">
            <text:p/>
          </table:table-cell>
          <table:table-cell table:formula="of:=IF([.G374]&lt;&gt;&quot;&quot;;MATCH([.G374];row_title;0);&quot;&quot;)" office:value-type="string" office:string-value="" calcext:value-type="error">
            <text:p>#N/A</text:p>
          </table:table-cell>
          <table:table-cell table:formula="of:=IF([.H374]&lt;&gt;&quot;&quot;;MATCH([.H374];row_title;0);&quot;&quot;)">
            <text:p/>
          </table:table-cell>
          <table:table-cell table:formula="of:=IF(ISERROR(INDEX(table;[.$C374];[.K$2])*[.$I374]*[.$J374]);&quot;&quot;;INDEX(table;[.$C374];[.K$2])*[.$I374]*[.$J374])">
            <text:p/>
          </table:table-cell>
          <table:table-cell table:formula="of:=IF(ISERROR(INDEX(table;[.$C374];[.L$2])*[.$I374]*[.$J374]);&quot;&quot;;INDEX(table;[.$C374];[.L$2])*[.$I374]*[.$J374])">
            <text:p/>
          </table:table-cell>
          <table:table-cell table:formula="of:=IF(ISERROR(INDEX(table;[.$C374];[.M$2])*[.$I374]*[.$J374]);&quot;&quot;;INDEX(table;[.$C374];[.M$2])*[.$I374]*[.$J374])">
            <text:p/>
          </table:table-cell>
          <table:table-cell table:formula="of:=IF(ISERROR(INDEX(table;[.$C374];[.N$2])*[.$I374]*[.$J374]);&quot;&quot;;INDEX(table;[.$C374];[.N$2])*[.$I374]*[.$J374])">
            <text:p/>
          </table:table-cell>
          <table:table-cell table:formula="of:=IF(ISERROR(INDEX(table;[.$C374];[.O$2])*[.$I374]*[.$J374]);&quot;&quot;;INDEX(table;[.$C374];[.O$2])*[.$I374]*[.$J374])">
            <text:p/>
          </table:table-cell>
          <table:table-cell table:formula="of:=IF(ISERROR(INDEX(table;[.$C374];[.P$2])*[.$I374]*[.$J374]);&quot;&quot;;INDEX(table;[.$C374];[.P$2])*[.$I374]*[.$J374])">
            <text:p/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1" calcext:value-type="float">
            <text:p>91</text:p>
          </table:table-cell>
          <table:table-cell table:formula="of:=IF([.A375]&lt;&gt;&quot;&quot;;MATCH([.A375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5];[.H$2]));&quot;&quot;;INDEX(table;[.$C375];[.H$2]))" office:value-type="string" office:string-value="41g/1pieces" calcext:value-type="string">
            <text:p>41g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5];[.K$2])*[.$I375]*[.$J375]);&quot;&quot;;INDEX(table;[.$C375];[.K$2])*[.$I375]*[.$J375])" office:value-type="float" office:value="200" calcext:value-type="float">
            <text:p>200</text:p>
          </table:table-cell>
          <table:table-cell table:style-name="ce21" table:formula="of:=IF(ISERROR(INDEX(table;[.$C375];[.L$2])*[.$I375]*[.$J375]);&quot;&quot;;INDEX(table;[.$C375];[.L$2])*[.$I375]*[.$J375])" office:value-type="float" office:value="1" calcext:value-type="float">
            <text:p>1</text:p>
          </table:table-cell>
          <table:table-cell table:style-name="ce21" table:formula="of:=IF(ISERROR(INDEX(table;[.$C375];[.M$2])*[.$I375]*[.$J375]);&quot;&quot;;INDEX(table;[.$C375];[.M$2])*[.$I375]*[.$J375])" office:value-type="float" office:value="40" calcext:value-type="float">
            <text:p>40</text:p>
          </table:table-cell>
          <table:table-cell table:style-name="ce21" table:formula="of:=IF(ISERROR(INDEX(table;[.$C375];[.N$2])*[.$I375]*[.$J375]);&quot;&quot;;INDEX(table;[.$C375];[.N$2])*[.$I375]*[.$J375])" office:value-type="float" office:value="6" calcext:value-type="float">
            <text:p>6</text:p>
          </table:table-cell>
          <table:table-cell table:style-name="ce21" table:formula="of:=IF(ISERROR(INDEX(table;[.$C375];[.O$2])*[.$I375]*[.$J375]);&quot;&quot;;INDEX(table;[.$C375];[.O$2])*[.$I375]*[.$J375])" office:value-type="float" office:value="34" calcext:value-type="float">
            <text:p>34</text:p>
          </table:table-cell>
          <table:table-cell table:style-name="ce21" table:formula="of:=IF(ISERROR(INDEX(table;[.$C375];[.P$2])*[.$I375]*[.$J375]);&quot;&quot;;INDEX(table;[.$C375];[.P$2])*[.$I375]*[.$J3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1" calcext:value-type="float">
            <text:p>91</text:p>
          </table:table-cell>
          <table:table-cell table:formula="of:=IF([.A376]&lt;&gt;&quot;&quot;;MATCH([.A376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76];[.H$2]));&quot;&quot;;INDEX(table;[.$C376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6];[.K$2])*[.$I376]*[.$J376]);&quot;&quot;;INDEX(table;[.$C376];[.K$2])*[.$I376]*[.$J376])" office:value-type="float" office:value="400" calcext:value-type="float">
            <text:p>400</text:p>
          </table:table-cell>
          <table:table-cell table:style-name="ce21" table:formula="of:=IF(ISERROR(INDEX(table;[.$C376];[.L$2])*[.$I376]*[.$J376]);&quot;&quot;;INDEX(table;[.$C376];[.L$2])*[.$I376]*[.$J376])" office:value-type="float" office:value="36" calcext:value-type="float">
            <text:p>36</text:p>
          </table:table-cell>
          <table:table-cell table:style-name="ce21" table:formula="of:=IF(ISERROR(INDEX(table;[.$C376];[.M$2])*[.$I376]*[.$J376]);&quot;&quot;;INDEX(table;[.$C376];[.M$2])*[.$I376]*[.$J376])" office:value-type="float" office:value="12" calcext:value-type="float">
            <text:p>12</text:p>
          </table:table-cell>
          <table:table-cell table:style-name="ce21" table:formula="of:=IF(ISERROR(INDEX(table;[.$C376];[.N$2])*[.$I376]*[.$J376]);&quot;&quot;;INDEX(table;[.$C376];[.N$2])*[.$I376]*[.$J376])" office:value-type="float" office:value="4" calcext:value-type="float">
            <text:p>4</text:p>
          </table:table-cell>
          <table:table-cell table:style-name="ce21" table:formula="of:=IF(ISERROR(INDEX(table;[.$C376];[.O$2])*[.$I376]*[.$J376]);&quot;&quot;;INDEX(table;[.$C376];[.O$2])*[.$I376]*[.$J376])" office:value-type="float" office:value="8" calcext:value-type="float">
            <text:p>8</text:p>
          </table:table-cell>
          <table:table-cell table:style-name="ce21" table:formula="of:=IF(ISERROR(INDEX(table;[.$C376];[.P$2])*[.$I376]*[.$J376]);&quot;&quot;;INDEX(table;[.$C376];[.P$2])*[.$I376]*[.$J376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92" calcext:value-type="float">
            <text:p>92</text:p>
          </table:table-cell>
          <table:table-cell table:formula="of:=IF([.A377]&lt;&gt;&quot;&quot;;MATCH([.A377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7];[.H$2]));&quot;&quot;;INDEX(table;[.$C37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7];[.K$2])*[.$I377]*[.$J377]);&quot;&quot;;INDEX(table;[.$C377];[.K$2])*[.$I377]*[.$J377])" office:value-type="float" office:value="110" calcext:value-type="float">
            <text:p>110</text:p>
          </table:table-cell>
          <table:table-cell table:style-name="ce21" table:formula="of:=IF(ISERROR(INDEX(table;[.$C377];[.L$2])*[.$I377]*[.$J377]);&quot;&quot;;INDEX(table;[.$C377];[.L$2])*[.$I377]*[.$J377])" office:value-type="float" office:value="0" calcext:value-type="float">
            <text:p>0</text:p>
          </table:table-cell>
          <table:table-cell table:style-name="ce21" table:formula="of:=IF(ISERROR(INDEX(table;[.$C377];[.M$2])*[.$I377]*[.$J377]);&quot;&quot;;INDEX(table;[.$C377];[.M$2])*[.$I377]*[.$J377])" office:value-type="float" office:value="26" calcext:value-type="float">
            <text:p>26</text:p>
          </table:table-cell>
          <table:table-cell table:style-name="ce21" table:formula="of:=IF(ISERROR(INDEX(table;[.$C377];[.N$2])*[.$I377]*[.$J377]);&quot;&quot;;INDEX(table;[.$C377];[.N$2])*[.$I377]*[.$J377])" office:value-type="float" office:value="6" calcext:value-type="float">
            <text:p>6</text:p>
          </table:table-cell>
          <table:table-cell table:style-name="ce21" table:formula="of:=IF(ISERROR(INDEX(table;[.$C377];[.O$2])*[.$I377]*[.$J377]);&quot;&quot;;INDEX(table;[.$C377];[.O$2])*[.$I377]*[.$J377])" office:value-type="float" office:value="26" calcext:value-type="float">
            <text:p>26</text:p>
          </table:table-cell>
          <table:table-cell table:style-name="ce21" table:formula="of:=IF(ISERROR(INDEX(table;[.$C377];[.P$2])*[.$I377]*[.$J377]);&quot;&quot;;INDEX(table;[.$C377];[.P$2])*[.$I377]*[.$J3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92" calcext:value-type="float">
            <text:p>92</text:p>
          </table:table-cell>
          <table:table-cell table:formula="of:=IF([.A378]&lt;&gt;&quot;&quot;;MATCH([.A37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8];[.H$2]));&quot;&quot;;INDEX(table;[.$C37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78];[.K$2])*[.$I378]*[.$J378]);&quot;&quot;;INDEX(table;[.$C378];[.K$2])*[.$I378]*[.$J378])" office:value-type="float" office:value="170" calcext:value-type="float">
            <text:p>170</text:p>
          </table:table-cell>
          <table:table-cell table:style-name="ce21" table:formula="of:=IF(ISERROR(INDEX(table;[.$C378];[.L$2])*[.$I378]*[.$J378]);&quot;&quot;;INDEX(table;[.$C378];[.L$2])*[.$I378]*[.$J378])" office:value-type="float" office:value="16" calcext:value-type="float">
            <text:p>16</text:p>
          </table:table-cell>
          <table:table-cell table:style-name="ce21" table:formula="of:=IF(ISERROR(INDEX(table;[.$C378];[.M$2])*[.$I378]*[.$J378]);&quot;&quot;;INDEX(table;[.$C378];[.M$2])*[.$I378]*[.$J378])" office:value-type="float" office:value="5" calcext:value-type="float">
            <text:p>5</text:p>
          </table:table-cell>
          <table:table-cell table:style-name="ce21" table:formula="of:=IF(ISERROR(INDEX(table;[.$C378];[.N$2])*[.$I378]*[.$J378]);&quot;&quot;;INDEX(table;[.$C378];[.N$2])*[.$I378]*[.$J378])" office:value-type="float" office:value="3" calcext:value-type="float">
            <text:p>3</text:p>
          </table:table-cell>
          <table:table-cell table:style-name="ce21" table:formula="of:=IF(ISERROR(INDEX(table;[.$C378];[.O$2])*[.$I378]*[.$J378]);&quot;&quot;;INDEX(table;[.$C378];[.O$2])*[.$I378]*[.$J378])" office:value-type="float" office:value="2" calcext:value-type="float">
            <text:p>2</text:p>
          </table:table-cell>
          <table:table-cell table:style-name="ce21" table:formula="of:=IF(ISERROR(INDEX(table;[.$C378];[.P$2])*[.$I378]*[.$J378]);&quot;&quot;;INDEX(table;[.$C378];[.P$2])*[.$I378]*[.$J37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79]&lt;&gt;&quot;&quot;;MATCH([.A379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79];[.H$2]));&quot;&quot;;INDEX(table;[.$C379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79];[.K$2])*[.$I379]*[.$J379]);&quot;&quot;;INDEX(table;[.$C379];[.K$2])*[.$I379]*[.$J379])" office:value-type="float" office:value="400" calcext:value-type="float">
            <text:p>400</text:p>
          </table:table-cell>
          <table:table-cell table:style-name="ce21" table:formula="of:=IF(ISERROR(INDEX(table;[.$C379];[.L$2])*[.$I379]*[.$J379]);&quot;&quot;;INDEX(table;[.$C379];[.L$2])*[.$I379]*[.$J379])" office:value-type="float" office:value="2" calcext:value-type="float">
            <text:p>2</text:p>
          </table:table-cell>
          <table:table-cell table:style-name="ce21" table:formula="of:=IF(ISERROR(INDEX(table;[.$C379];[.M$2])*[.$I379]*[.$J379]);&quot;&quot;;INDEX(table;[.$C379];[.M$2])*[.$I379]*[.$J379])" office:value-type="float" office:value="80" calcext:value-type="float">
            <text:p>80</text:p>
          </table:table-cell>
          <table:table-cell table:style-name="ce21" table:formula="of:=IF(ISERROR(INDEX(table;[.$C379];[.N$2])*[.$I379]*[.$J379]);&quot;&quot;;INDEX(table;[.$C379];[.N$2])*[.$I379]*[.$J379])" office:value-type="float" office:value="12" calcext:value-type="float">
            <text:p>12</text:p>
          </table:table-cell>
          <table:table-cell table:style-name="ce21" table:formula="of:=IF(ISERROR(INDEX(table;[.$C379];[.O$2])*[.$I379]*[.$J379]);&quot;&quot;;INDEX(table;[.$C379];[.O$2])*[.$I379]*[.$J379])" office:value-type="float" office:value="68" calcext:value-type="float">
            <text:p>68</text:p>
          </table:table-cell>
          <table:table-cell table:style-name="ce21" table:formula="of:=IF(ISERROR(INDEX(table;[.$C379];[.P$2])*[.$I379]*[.$J379]);&quot;&quot;;INDEX(table;[.$C379];[.P$2])*[.$I379]*[.$J379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0]&lt;&gt;&quot;&quot;;MATCH([.A380];row_title;0);&quot;&quot;)" office:value-type="float" office:value="9" calcext:value-type="float">
            <text:p>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0];[.H$2]));&quot;&quot;;INDEX(table;[.$C380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0];[.K$2])*[.$I380]*[.$J380]);&quot;&quot;;INDEX(table;[.$C380];[.K$2])*[.$I380]*[.$J380])" office:value-type="float" office:value="160" calcext:value-type="float">
            <text:p>160</text:p>
          </table:table-cell>
          <table:table-cell table:style-name="ce21" table:formula="of:=IF(ISERROR(INDEX(table;[.$C380];[.L$2])*[.$I380]*[.$J380]);&quot;&quot;;INDEX(table;[.$C380];[.L$2])*[.$I380]*[.$J380])" office:value-type="float" office:value="12" calcext:value-type="float">
            <text:p>12</text:p>
          </table:table-cell>
          <table:table-cell table:style-name="ce21" table:formula="of:=IF(ISERROR(INDEX(table;[.$C380];[.M$2])*[.$I380]*[.$J380]);&quot;&quot;;INDEX(table;[.$C380];[.M$2])*[.$I380]*[.$J380])" office:value-type="float" office:value="10" calcext:value-type="float">
            <text:p>10</text:p>
          </table:table-cell>
          <table:table-cell table:style-name="ce21" table:formula="of:=IF(ISERROR(INDEX(table;[.$C380];[.N$2])*[.$I380]*[.$J380]);&quot;&quot;;INDEX(table;[.$C380];[.N$2])*[.$I380]*[.$J380])" office:value-type="float" office:value="2" calcext:value-type="float">
            <text:p>2</text:p>
          </table:table-cell>
          <table:table-cell table:style-name="ce21" table:formula="of:=IF(ISERROR(INDEX(table;[.$C380];[.O$2])*[.$I380]*[.$J380]);&quot;&quot;;INDEX(table;[.$C380];[.O$2])*[.$I380]*[.$J380])" office:value-type="float" office:value="8" calcext:value-type="float">
            <text:p>8</text:p>
          </table:table-cell>
          <table:table-cell table:style-name="ce21" table:formula="of:=IF(ISERROR(INDEX(table;[.$C380];[.P$2])*[.$I380]*[.$J380]);&quot;&quot;;INDEX(table;[.$C380];[.P$2])*[.$I380]*[.$J380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1]&lt;&gt;&quot;&quot;;MATCH([.A381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1];[.H$2]));&quot;&quot;;INDEX(table;[.$C381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1];[.K$2])*[.$I381]*[.$J381]);&quot;&quot;;INDEX(table;[.$C381];[.K$2])*[.$I381]*[.$J381])" office:value-type="float" office:value="196" calcext:value-type="float">
            <text:p>196</text:p>
          </table:table-cell>
          <table:table-cell table:style-name="ce21" table:formula="of:=IF(ISERROR(INDEX(table;[.$C381];[.L$2])*[.$I381]*[.$J381]);&quot;&quot;;INDEX(table;[.$C381];[.L$2])*[.$I381]*[.$J381])" office:value-type="float" office:value="15" calcext:value-type="float">
            <text:p>15</text:p>
          </table:table-cell>
          <table:table-cell table:style-name="ce21" table:formula="of:=IF(ISERROR(INDEX(table;[.$C381];[.M$2])*[.$I381]*[.$J381]);&quot;&quot;;INDEX(table;[.$C381];[.M$2])*[.$I381]*[.$J381])" office:value-type="float" office:value="1.2" calcext:value-type="float">
            <text:p>1</text:p>
          </table:table-cell>
          <table:table-cell table:style-name="ce21" table:formula="of:=IF(ISERROR(INDEX(table;[.$C381];[.N$2])*[.$I381]*[.$J381]);&quot;&quot;;INDEX(table;[.$C381];[.N$2])*[.$I381]*[.$J381])" office:value-type="float" office:value="0" calcext:value-type="float">
            <text:p>0</text:p>
          </table:table-cell>
          <table:table-cell table:style-name="ce21" table:formula="of:=IF(ISERROR(INDEX(table;[.$C381];[.O$2])*[.$I381]*[.$J381]);&quot;&quot;;INDEX(table;[.$C381];[.O$2])*[.$I381]*[.$J381])" office:value-type="float" office:value="0" calcext:value-type="float">
            <text:p>0</text:p>
          </table:table-cell>
          <table:table-cell table:style-name="ce21" table:formula="of:=IF(ISERROR(INDEX(table;[.$C381];[.P$2])*[.$I381]*[.$J381]);&quot;&quot;;INDEX(table;[.$C381];[.P$2])*[.$I381]*[.$J381])" office:value-type="float" office:value="14.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93" calcext:value-type="float">
            <text:p>93</text:p>
          </table:table-cell>
          <table:table-cell table:formula="of:=IF([.A382]&lt;&gt;&quot;&quot;;MATCH([.A382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82];[.H$2]));&quot;&quot;;INDEX(table;[.$C382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82];[.K$2])*[.$I382]*[.$J382]);&quot;&quot;;INDEX(table;[.$C382];[.K$2])*[.$I382]*[.$J382])" office:value-type="float" office:value="200" calcext:value-type="float">
            <text:p>200</text:p>
          </table:table-cell>
          <table:table-cell table:style-name="ce21" table:formula="of:=IF(ISERROR(INDEX(table;[.$C382];[.L$2])*[.$I382]*[.$J382]);&quot;&quot;;INDEX(table;[.$C382];[.L$2])*[.$I382]*[.$J382])" office:value-type="float" office:value="6" calcext:value-type="float">
            <text:p>6</text:p>
          </table:table-cell>
          <table:table-cell table:style-name="ce21" table:formula="of:=IF(ISERROR(INDEX(table;[.$C382];[.M$2])*[.$I382]*[.$J382]);&quot;&quot;;INDEX(table;[.$C382];[.M$2])*[.$I382]*[.$J382])" office:value-type="float" office:value="4" calcext:value-type="float">
            <text:p>4</text:p>
          </table:table-cell>
          <table:table-cell table:style-name="ce21" table:formula="of:=IF(ISERROR(INDEX(table;[.$C382];[.N$2])*[.$I382]*[.$J382]);&quot;&quot;;INDEX(table;[.$C382];[.N$2])*[.$I382]*[.$J382])" office:value-type="float" office:value="0" calcext:value-type="float">
            <text:p>0</text:p>
          </table:table-cell>
          <table:table-cell table:style-name="ce21" table:formula="of:=IF(ISERROR(INDEX(table;[.$C382];[.O$2])*[.$I382]*[.$J382]);&quot;&quot;;INDEX(table;[.$C382];[.O$2])*[.$I382]*[.$J382])" office:value-type="float" office:value="0" calcext:value-type="float">
            <text:p>0</text:p>
          </table:table-cell>
          <table:table-cell table:style-name="ce21" table:formula="of:=IF(ISERROR(INDEX(table;[.$C382];[.P$2])*[.$I382]*[.$J382]);&quot;&quot;;INDEX(table;[.$C382];[.P$2])*[.$I382]*[.$J382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lt – starbucks</text:p>
          </table:table-cell>
          <table:table-cell table:style-name="ce10" office:value-type="float" office:value="94" calcext:value-type="float">
            <text:p>94</text:p>
          </table:table-cell>
          <table:table-cell table:formula="of:=IF([.A383]&lt;&gt;&quot;&quot;;MATCH([.A383];row_title;0);&quot;&quot;)" office:value-type="float" office:value="109" calcext:value-type="float">
            <text:p>10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83];[.H$2]));&quot;&quot;;INDEX(table;[.$C38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3];[.K$2])*[.$I383]*[.$J383]);&quot;&quot;;INDEX(table;[.$C383];[.K$2])*[.$I383]*[.$J383])" office:value-type="float" office:value="470" calcext:value-type="float">
            <text:p>470</text:p>
          </table:table-cell>
          <table:table-cell table:style-name="ce21" table:formula="of:=IF(ISERROR(INDEX(table;[.$C383];[.L$2])*[.$I383]*[.$J383]);&quot;&quot;;INDEX(table;[.$C383];[.L$2])*[.$I383]*[.$J383])" office:value-type="float" office:value="25" calcext:value-type="float">
            <text:p>25</text:p>
          </table:table-cell>
          <table:table-cell table:style-name="ce21" table:formula="of:=IF(ISERROR(INDEX(table;[.$C383];[.M$2])*[.$I383]*[.$J383]);&quot;&quot;;INDEX(table;[.$C383];[.M$2])*[.$I383]*[.$J383])" office:value-type="float" office:value="35" calcext:value-type="float">
            <text:p>35</text:p>
          </table:table-cell>
          <table:table-cell table:style-name="ce21" table:formula="of:=IF(ISERROR(INDEX(table;[.$C383];[.N$2])*[.$I383]*[.$J383]);&quot;&quot;;INDEX(table;[.$C383];[.N$2])*[.$I383]*[.$J383])" office:value-type="float" office:value="3" calcext:value-type="float">
            <text:p>3</text:p>
          </table:table-cell>
          <table:table-cell table:style-name="ce21" table:formula="of:=IF(ISERROR(INDEX(table;[.$C383];[.O$2])*[.$I383]*[.$J383]);&quot;&quot;;INDEX(table;[.$C383];[.O$2])*[.$I383]*[.$J383])" office:value-type="float" office:value="32" calcext:value-type="float">
            <text:p>32</text:p>
          </table:table-cell>
          <table:table-cell table:style-name="ce21" table:formula="of:=IF(ISERROR(INDEX(table;[.$C383];[.P$2])*[.$I383]*[.$J383]);&quot;&quot;;INDEX(table;[.$C383];[.P$2])*[.$I383]*[.$J383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urkey provolone – starbucks</text:p>
          </table:table-cell>
          <table:table-cell table:style-name="ce10" office:value-type="float" office:value="94" calcext:value-type="float">
            <text:p>94</text:p>
          </table:table-cell>
          <table:table-cell table:formula="of:=IF([.A384]&lt;&gt;&quot;&quot;;MATCH([.A384];row_title;0);&quot;&quot;)" office:value-type="float" office:value="110" calcext:value-type="float">
            <text:p>110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384];[.H$2]));&quot;&quot;;INDEX(table;[.$C38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4];[.K$2])*[.$I384]*[.$J384]);&quot;&quot;;INDEX(table;[.$C384];[.K$2])*[.$I384]*[.$J384])" office:value-type="float" office:value="460" calcext:value-type="float">
            <text:p>460</text:p>
          </table:table-cell>
          <table:table-cell table:style-name="ce21" table:formula="of:=IF(ISERROR(INDEX(table;[.$C384];[.L$2])*[.$I384]*[.$J384]);&quot;&quot;;INDEX(table;[.$C384];[.L$2])*[.$I384]*[.$J384])" office:value-type="float" office:value="21" calcext:value-type="float">
            <text:p>21</text:p>
          </table:table-cell>
          <table:table-cell table:style-name="ce21" table:formula="of:=IF(ISERROR(INDEX(table;[.$C384];[.M$2])*[.$I384]*[.$J384]);&quot;&quot;;INDEX(table;[.$C384];[.M$2])*[.$I384]*[.$J384])" office:value-type="float" office:value="31" calcext:value-type="float">
            <text:p>31</text:p>
          </table:table-cell>
          <table:table-cell table:style-name="ce21" table:formula="of:=IF(ISERROR(INDEX(table;[.$C384];[.N$2])*[.$I384]*[.$J384]);&quot;&quot;;INDEX(table;[.$C384];[.N$2])*[.$I384]*[.$J384])" office:value-type="float" office:value="2" calcext:value-type="float">
            <text:p>2</text:p>
          </table:table-cell>
          <table:table-cell table:style-name="ce21" table:formula="of:=IF(ISERROR(INDEX(table;[.$C384];[.O$2])*[.$I384]*[.$J384]);&quot;&quot;;INDEX(table;[.$C384];[.O$2])*[.$I384]*[.$J384])" office:value-type="float" office:value="29" calcext:value-type="float">
            <text:p>29</text:p>
          </table:table-cell>
          <table:table-cell table:style-name="ce21" table:formula="of:=IF(ISERROR(INDEX(table;[.$C384];[.P$2])*[.$I384]*[.$J384]);&quot;&quot;;INDEX(table;[.$C384];[.P$2])*[.$I384]*[.$J384]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 – raw</text:p>
          </table:table-cell>
          <table:table-cell table:style-name="ce10" office:value-type="float" office:value="95" calcext:value-type="float">
            <text:p>95</text:p>
          </table:table-cell>
          <table:table-cell table:formula="of:=IF([.A385]&lt;&gt;&quot;&quot;;MATCH([.A385];row_title;0);&quot;&quot;)" office:value-type="float" office:value="111" calcext:value-type="float">
            <text:p>111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85];[.H$2]));&quot;&quot;;INDEX(table;[.$C38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5];[.K$2])*[.$I385]*[.$J385]);&quot;&quot;;INDEX(table;[.$C385];[.K$2])*[.$I385]*[.$J385])" office:value-type="float" office:value="170" calcext:value-type="float">
            <text:p>170</text:p>
          </table:table-cell>
          <table:table-cell table:style-name="ce21" table:formula="of:=IF(ISERROR(INDEX(table;[.$C385];[.L$2])*[.$I385]*[.$J385]);&quot;&quot;;INDEX(table;[.$C385];[.L$2])*[.$I385]*[.$J385])" office:value-type="float" office:value="15" calcext:value-type="float">
            <text:p>15</text:p>
          </table:table-cell>
          <table:table-cell table:style-name="ce21" table:formula="of:=IF(ISERROR(INDEX(table;[.$C385];[.M$2])*[.$I385]*[.$J385]);&quot;&quot;;INDEX(table;[.$C385];[.M$2])*[.$I385]*[.$J385])" office:value-type="float" office:value="3" calcext:value-type="float">
            <text:p>3</text:p>
          </table:table-cell>
          <table:table-cell table:style-name="ce21" table:formula="of:=IF(ISERROR(INDEX(table;[.$C385];[.N$2])*[.$I385]*[.$J385]);&quot;&quot;;INDEX(table;[.$C385];[.N$2])*[.$I385]*[.$J385])" office:value-type="float" office:value="2" calcext:value-type="float">
            <text:p>2</text:p>
          </table:table-cell>
          <table:table-cell table:style-name="ce21" table:formula="of:=IF(ISERROR(INDEX(table;[.$C385];[.O$2])*[.$I385]*[.$J385]);&quot;&quot;;INDEX(table;[.$C385];[.O$2])*[.$I385]*[.$J385])" office:value-type="float" office:value="1" calcext:value-type="float">
            <text:p>1</text:p>
          </table:table-cell>
          <table:table-cell table:style-name="ce21" table:formula="of:=IF(ISERROR(INDEX(table;[.$C385];[.P$2])*[.$I385]*[.$J385]);&quot;&quot;;INDEX(table;[.$C385];[.P$2])*[.$I385]*[.$J38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5" calcext:value-type="float">
            <text:p>95</text:p>
          </table:table-cell>
          <table:table-cell table:formula="of:=IF([.A386]&lt;&gt;&quot;&quot;;MATCH([.A38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386];[.H$2]));&quot;&quot;;INDEX(table;[.$C38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6];[.K$2])*[.$I386]*[.$J386]);&quot;&quot;;INDEX(table;[.$C386];[.K$2])*[.$I386]*[.$J386])" office:value-type="float" office:value="110" calcext:value-type="float">
            <text:p>110</text:p>
          </table:table-cell>
          <table:table-cell table:style-name="ce21" table:formula="of:=IF(ISERROR(INDEX(table;[.$C386];[.L$2])*[.$I386]*[.$J386]);&quot;&quot;;INDEX(table;[.$C386];[.L$2])*[.$I386]*[.$J386])" office:value-type="float" office:value="0" calcext:value-type="float">
            <text:p>0</text:p>
          </table:table-cell>
          <table:table-cell table:style-name="ce21" table:formula="of:=IF(ISERROR(INDEX(table;[.$C386];[.M$2])*[.$I386]*[.$J386]);&quot;&quot;;INDEX(table;[.$C386];[.M$2])*[.$I386]*[.$J386])" office:value-type="float" office:value="28" calcext:value-type="float">
            <text:p>28</text:p>
          </table:table-cell>
          <table:table-cell table:style-name="ce21" table:formula="of:=IF(ISERROR(INDEX(table;[.$C386];[.N$2])*[.$I386]*[.$J386]);&quot;&quot;;INDEX(table;[.$C386];[.N$2])*[.$I386]*[.$J386])" office:value-type="float" office:value="4" calcext:value-type="float">
            <text:p>4</text:p>
          </table:table-cell>
          <table:table-cell table:style-name="ce21" table:formula="of:=IF(ISERROR(INDEX(table;[.$C386];[.O$2])*[.$I386]*[.$J386]);&quot;&quot;;INDEX(table;[.$C386];[.O$2])*[.$I386]*[.$J386])" office:value-type="float" office:value="24" calcext:value-type="float">
            <text:p>24</text:p>
          </table:table-cell>
          <table:table-cell table:style-name="ce21" table:formula="of:=IF(ISERROR(INDEX(table;[.$C386];[.P$2])*[.$I386]*[.$J386]);&quot;&quot;;INDEX(table;[.$C386];[.P$2])*[.$I386]*[.$J38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87]&lt;&gt;&quot;&quot;;MATCH([.A387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87];[.H$2]));&quot;&quot;;INDEX(table;[.$C387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7];[.K$2])*[.$I387]*[.$J387]);&quot;&quot;;INDEX(table;[.$C387];[.K$2])*[.$I387]*[.$J387])" office:value-type="float" office:value="280" calcext:value-type="float">
            <text:p>280</text:p>
          </table:table-cell>
          <table:table-cell table:style-name="ce21" table:formula="of:=IF(ISERROR(INDEX(table;[.$C387];[.L$2])*[.$I387]*[.$J387]);&quot;&quot;;INDEX(table;[.$C387];[.L$2])*[.$I387]*[.$J387])" office:value-type="float" office:value="0" calcext:value-type="float">
            <text:p>0</text:p>
          </table:table-cell>
          <table:table-cell table:style-name="ce21" table:formula="of:=IF(ISERROR(INDEX(table;[.$C387];[.M$2])*[.$I387]*[.$J387]);&quot;&quot;;INDEX(table;[.$C387];[.M$2])*[.$I387]*[.$J387])" office:value-type="float" office:value="0" calcext:value-type="float">
            <text:p>0</text:p>
          </table:table-cell>
          <table:table-cell table:style-name="ce21" table:formula="of:=IF(ISERROR(INDEX(table;[.$C387];[.N$2])*[.$I387]*[.$J387]);&quot;&quot;;INDEX(table;[.$C387];[.N$2])*[.$I387]*[.$J387])" office:value-type="float" office:value="0" calcext:value-type="float">
            <text:p>0</text:p>
          </table:table-cell>
          <table:table-cell table:style-name="ce21" table:formula="of:=IF(ISERROR(INDEX(table;[.$C387];[.O$2])*[.$I387]*[.$J387]);&quot;&quot;;INDEX(table;[.$C387];[.O$2])*[.$I387]*[.$J387])" office:value-type="float" office:value="0" calcext:value-type="float">
            <text:p>0</text:p>
          </table:table-cell>
          <table:table-cell table:style-name="ce21" table:formula="of:=IF(ISERROR(INDEX(table;[.$C387];[.P$2])*[.$I387]*[.$J387]);&quot;&quot;;INDEX(table;[.$C387];[.P$2])*[.$I387]*[.$J387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88]&lt;&gt;&quot;&quot;;MATCH([.A388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6" table:content-validation-name="val3" office:value-type="string" calcext:value-type="string">
            <text:p>brocolli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89]&lt;&gt;&quot;&quot;;MATCH([.A389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89];[.H$2]));&quot;&quot;;INDEX(table;[.$C389];[.H$2]))" office:value-type="string" office:string-value="148g/" calcext:value-type="string">
            <text:p>148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89];[.K$2])*[.$I389]*[.$J389]);&quot;&quot;;INDEX(table;[.$C389];[.K$2])*[.$I389]*[.$J389])" office:value-type="float" office:value="50" calcext:value-type="float">
            <text:p>50</text:p>
          </table:table-cell>
          <table:table-cell table:style-name="ce21" table:formula="of:=IF(ISERROR(INDEX(table;[.$C389];[.L$2])*[.$I389]*[.$J389]);&quot;&quot;;INDEX(table;[.$C389];[.L$2])*[.$I389]*[.$J389])" office:value-type="float" office:value="0" calcext:value-type="float">
            <text:p>0</text:p>
          </table:table-cell>
          <table:table-cell table:style-name="ce21" table:formula="of:=IF(ISERROR(INDEX(table;[.$C389];[.M$2])*[.$I389]*[.$J389]);&quot;&quot;;INDEX(table;[.$C389];[.M$2])*[.$I389]*[.$J389])" office:value-type="float" office:value="9.6" calcext:value-type="float">
            <text:p>10</text:p>
          </table:table-cell>
          <table:table-cell table:style-name="ce21" table:formula="of:=IF(ISERROR(INDEX(table;[.$C389];[.N$2])*[.$I389]*[.$J389]);&quot;&quot;;INDEX(table;[.$C389];[.N$2])*[.$I389]*[.$J389])" office:value-type="float" office:value="3.8" calcext:value-type="float">
            <text:p>4</text:p>
          </table:table-cell>
          <table:table-cell table:style-name="ce21" table:formula="of:=IF(ISERROR(INDEX(table;[.$C389];[.O$2])*[.$I389]*[.$J389]);&quot;&quot;;INDEX(table;[.$C389];[.O$2])*[.$I389]*[.$J389])" office:value-type="float" office:value="5.8" calcext:value-type="float">
            <text:p>6</text:p>
          </table:table-cell>
          <table:table-cell table:style-name="ce21" table:formula="of:=IF(ISERROR(INDEX(table;[.$C389];[.P$2])*[.$I389]*[.$J389]);&quot;&quot;;INDEX(table;[.$C389];[.P$2])*[.$I389]*[.$J389])" office:value-type="float" office:value="4.2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tatoes new</text:p>
          </table:table-cell>
          <table:table-cell/>
          <table:table-cell table:formula="of:=IF([.A390]&lt;&gt;&quot;&quot;;MATCH([.A390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1]&lt;&gt;&quot;&quot;;MATCH([.A391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1];[.H$2]));&quot;&quot;;INDEX(table;[.$C391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1];[.K$2])*[.$I391]*[.$J391]);&quot;&quot;;INDEX(table;[.$C391];[.K$2])*[.$I391]*[.$J391])" office:value-type="float" office:value="150" calcext:value-type="float">
            <text:p>150</text:p>
          </table:table-cell>
          <table:table-cell table:style-name="ce21" table:formula="of:=IF(ISERROR(INDEX(table;[.$C391];[.L$2])*[.$I391]*[.$J391]);&quot;&quot;;INDEX(table;[.$C391];[.L$2])*[.$I391]*[.$J391])" office:value-type="float" office:value="0.735" calcext:value-type="float">
            <text:p>1</text:p>
          </table:table-cell>
          <table:table-cell table:style-name="ce21" table:formula="of:=IF(ISERROR(INDEX(table;[.$C391];[.M$2])*[.$I391]*[.$J391]);&quot;&quot;;INDEX(table;[.$C391];[.M$2])*[.$I391]*[.$J391])" office:value-type="float" office:value="30.665" calcext:value-type="float">
            <text:p>31</text:p>
          </table:table-cell>
          <table:table-cell table:style-name="ce21" table:formula="of:=IF(ISERROR(INDEX(table;[.$C391];[.N$2])*[.$I391]*[.$J391]);&quot;&quot;;INDEX(table;[.$C391];[.N$2])*[.$I391]*[.$J391])" office:value-type="float" office:value="0" calcext:value-type="float">
            <text:p>0</text:p>
          </table:table-cell>
          <table:table-cell table:style-name="ce21" table:formula="of:=IF(ISERROR(INDEX(table;[.$C391];[.O$2])*[.$I391]*[.$J391]);&quot;&quot;;INDEX(table;[.$C391];[.O$2])*[.$I391]*[.$J391])" office:value-type="float" office:value="30.665" calcext:value-type="float">
            <text:p>31</text:p>
          </table:table-cell>
          <table:table-cell table:style-name="ce21" table:formula="of:=IF(ISERROR(INDEX(table;[.$C391];[.P$2])*[.$I391]*[.$J391]);&quot;&quot;;INDEX(table;[.$C391];[.P$2])*[.$I391]*[.$J391])" office:value-type="float" office:value="5.4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2]&lt;&gt;&quot;&quot;;MATCH([.A39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2];[.H$2]));&quot;&quot;;INDEX(table;[.$C39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2];[.K$2])*[.$I392]*[.$J392]);&quot;&quot;;INDEX(table;[.$C392];[.K$2])*[.$I392]*[.$J392])" office:value-type="float" office:value="200" calcext:value-type="float">
            <text:p>200</text:p>
          </table:table-cell>
          <table:table-cell table:style-name="ce21" table:formula="of:=IF(ISERROR(INDEX(table;[.$C392];[.L$2])*[.$I392]*[.$J392]);&quot;&quot;;INDEX(table;[.$C392];[.L$2])*[.$I392]*[.$J392])" office:value-type="float" office:value="18" calcext:value-type="float">
            <text:p>18</text:p>
          </table:table-cell>
          <table:table-cell table:style-name="ce21" table:formula="of:=IF(ISERROR(INDEX(table;[.$C392];[.M$2])*[.$I392]*[.$J392]);&quot;&quot;;INDEX(table;[.$C392];[.M$2])*[.$I392]*[.$J392])" office:value-type="float" office:value="6" calcext:value-type="float">
            <text:p>6</text:p>
          </table:table-cell>
          <table:table-cell table:style-name="ce21" table:formula="of:=IF(ISERROR(INDEX(table;[.$C392];[.N$2])*[.$I392]*[.$J392]);&quot;&quot;;INDEX(table;[.$C392];[.N$2])*[.$I392]*[.$J392])" office:value-type="float" office:value="2" calcext:value-type="float">
            <text:p>2</text:p>
          </table:table-cell>
          <table:table-cell table:style-name="ce21" table:formula="of:=IF(ISERROR(INDEX(table;[.$C392];[.O$2])*[.$I392]*[.$J392]);&quot;&quot;;INDEX(table;[.$C392];[.O$2])*[.$I392]*[.$J392])" office:value-type="float" office:value="4" calcext:value-type="float">
            <text:p>4</text:p>
          </table:table-cell>
          <table:table-cell table:style-name="ce21" table:formula="of:=IF(ISERROR(INDEX(table;[.$C392];[.P$2])*[.$I392]*[.$J392]);&quot;&quot;;INDEX(table;[.$C392];[.P$2])*[.$I392]*[.$J39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3]&lt;&gt;&quot;&quot;;MATCH([.A393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393];[.H$2]));&quot;&quot;;INDEX(table;[.$C393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3];[.K$2])*[.$I393]*[.$J393]);&quot;&quot;;INDEX(table;[.$C393];[.K$2])*[.$I393]*[.$J393])" office:value-type="float" office:value="120" calcext:value-type="float">
            <text:p>120</text:p>
          </table:table-cell>
          <table:table-cell table:style-name="ce21" table:formula="of:=IF(ISERROR(INDEX(table;[.$C393];[.L$2])*[.$I393]*[.$J393]);&quot;&quot;;INDEX(table;[.$C393];[.L$2])*[.$I393]*[.$J393])" office:value-type="float" office:value="4.5" calcext:value-type="float">
            <text:p>5</text:p>
          </table:table-cell>
          <table:table-cell table:style-name="ce21" table:formula="of:=IF(ISERROR(INDEX(table;[.$C393];[.M$2])*[.$I393]*[.$J393]);&quot;&quot;;INDEX(table;[.$C393];[.M$2])*[.$I393]*[.$J393])" office:value-type="float" office:value="19" calcext:value-type="float">
            <text:p>19</text:p>
          </table:table-cell>
          <table:table-cell table:style-name="ce21" table:formula="of:=IF(ISERROR(INDEX(table;[.$C393];[.N$2])*[.$I393]*[.$J393]);&quot;&quot;;INDEX(table;[.$C393];[.N$2])*[.$I393]*[.$J393])" office:value-type="float" office:value="3" calcext:value-type="float">
            <text:p>3</text:p>
          </table:table-cell>
          <table:table-cell table:style-name="ce21" table:formula="of:=IF(ISERROR(INDEX(table;[.$C393];[.O$2])*[.$I393]*[.$J393]);&quot;&quot;;INDEX(table;[.$C393];[.O$2])*[.$I393]*[.$J393])" office:value-type="float" office:value="16" calcext:value-type="float">
            <text:p>16</text:p>
          </table:table-cell>
          <table:table-cell table:style-name="ce21" table:formula="of:=IF(ISERROR(INDEX(table;[.$C393];[.P$2])*[.$I393]*[.$J393]);&quot;&quot;;INDEX(table;[.$C393];[.P$2])*[.$I393]*[.$J39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muesli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4]&lt;&gt;&quot;&quot;;MATCH([.A394];row_title;0);&quot;&quot;)" office:value-type="float" office:value="16" calcext:value-type="float">
            <text:p>16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4];[.H$2]));&quot;&quot;;INDEX(table;[.$C394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4];[.K$2])*[.$I394]*[.$J394]);&quot;&quot;;INDEX(table;[.$C394];[.K$2])*[.$I394]*[.$J394])" office:value-type="float" office:value="320" calcext:value-type="float">
            <text:p>320</text:p>
          </table:table-cell>
          <table:table-cell table:style-name="ce21" table:formula="of:=IF(ISERROR(INDEX(table;[.$C394];[.L$2])*[.$I394]*[.$J394]);&quot;&quot;;INDEX(table;[.$C394];[.L$2])*[.$I394]*[.$J394])" office:value-type="float" office:value="12" calcext:value-type="float">
            <text:p>12</text:p>
          </table:table-cell>
          <table:table-cell table:style-name="ce21" table:formula="of:=IF(ISERROR(INDEX(table;[.$C394];[.M$2])*[.$I394]*[.$J394]);&quot;&quot;;INDEX(table;[.$C394];[.M$2])*[.$I394]*[.$J394])" office:value-type="float" office:value="50" calcext:value-type="float">
            <text:p>50</text:p>
          </table:table-cell>
          <table:table-cell table:style-name="ce21" table:formula="of:=IF(ISERROR(INDEX(table;[.$C394];[.N$2])*[.$I394]*[.$J394]);&quot;&quot;;INDEX(table;[.$C394];[.N$2])*[.$I394]*[.$J394])" office:value-type="float" office:value="6" calcext:value-type="float">
            <text:p>6</text:p>
          </table:table-cell>
          <table:table-cell table:style-name="ce21" table:formula="of:=IF(ISERROR(INDEX(table;[.$C394];[.O$2])*[.$I394]*[.$J394]);&quot;&quot;;INDEX(table;[.$C394];[.O$2])*[.$I394]*[.$J394])" office:value-type="float" office:value="44" calcext:value-type="float">
            <text:p>44</text:p>
          </table:table-cell>
          <table:table-cell table:style-name="ce21" table:formula="of:=IF(ISERROR(INDEX(table;[.$C394];[.P$2])*[.$I394]*[.$J394]);&quot;&quot;;INDEX(table;[.$C394];[.P$2])*[.$I394]*[.$J394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reek yoghurt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5]&lt;&gt;&quot;&quot;;MATCH([.A395];row_title;0);&quot;&quot;)" office:value-type="float" office:value="17" calcext:value-type="float">
            <text:p>17</text:p>
          </table:table-cell>
          <table:table-cell table:style-name="ce12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5];[.H$2]));&quot;&quot;;INDEX(table;[.$C395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5];[.K$2])*[.$I395]*[.$J395]);&quot;&quot;;INDEX(table;[.$C395];[.K$2])*[.$I395]*[.$J395])" office:value-type="float" office:value="130" calcext:value-type="float">
            <text:p>130</text:p>
          </table:table-cell>
          <table:table-cell table:style-name="ce21" table:formula="of:=IF(ISERROR(INDEX(table;[.$C395];[.L$2])*[.$I395]*[.$J395]);&quot;&quot;;INDEX(table;[.$C395];[.L$2])*[.$I395]*[.$J395])" office:value-type="float" office:value="0" calcext:value-type="float">
            <text:p>0</text:p>
          </table:table-cell>
          <table:table-cell table:style-name="ce21" table:formula="of:=IF(ISERROR(INDEX(table;[.$C395];[.M$2])*[.$I395]*[.$J395]);&quot;&quot;;INDEX(table;[.$C395];[.M$2])*[.$I395]*[.$J395])" office:value-type="float" office:value="9" calcext:value-type="float">
            <text:p>9</text:p>
          </table:table-cell>
          <table:table-cell table:style-name="ce21" table:formula="of:=IF(ISERROR(INDEX(table;[.$C395];[.N$2])*[.$I395]*[.$J395]);&quot;&quot;;INDEX(table;[.$C395];[.N$2])*[.$I395]*[.$J395])" office:value-type="float" office:value="0" calcext:value-type="float">
            <text:p>0</text:p>
          </table:table-cell>
          <table:table-cell table:style-name="ce21" table:formula="of:=IF(ISERROR(INDEX(table;[.$C395];[.O$2])*[.$I395]*[.$J395]);&quot;&quot;;INDEX(table;[.$C395];[.O$2])*[.$I395]*[.$J395])" office:value-type="float" office:value="9" calcext:value-type="float">
            <text:p>9</text:p>
          </table:table-cell>
          <table:table-cell table:style-name="ce21" table:formula="of:=IF(ISERROR(INDEX(table;[.$C395];[.P$2])*[.$I395]*[.$J395]);&quot;&quot;;INDEX(table;[.$C395];[.P$2])*[.$I395]*[.$J395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6]&lt;&gt;&quot;&quot;;MATCH([.A39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396];[.H$2]));&quot;&quot;;INDEX(table;[.$C39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396];[.K$2])*[.$I396]*[.$J396]);&quot;&quot;;INDEX(table;[.$C396];[.K$2])*[.$I396]*[.$J396])" office:value-type="float" office:value="110" calcext:value-type="float">
            <text:p>110</text:p>
          </table:table-cell>
          <table:table-cell table:style-name="ce21" table:formula="of:=IF(ISERROR(INDEX(table;[.$C396];[.L$2])*[.$I396]*[.$J396]);&quot;&quot;;INDEX(table;[.$C396];[.L$2])*[.$I396]*[.$J396])" office:value-type="float" office:value="0" calcext:value-type="float">
            <text:p>0</text:p>
          </table:table-cell>
          <table:table-cell table:style-name="ce21" table:formula="of:=IF(ISERROR(INDEX(table;[.$C396];[.M$2])*[.$I396]*[.$J396]);&quot;&quot;;INDEX(table;[.$C396];[.M$2])*[.$I396]*[.$J396])" office:value-type="float" office:value="28" calcext:value-type="float">
            <text:p>28</text:p>
          </table:table-cell>
          <table:table-cell table:style-name="ce21" table:formula="of:=IF(ISERROR(INDEX(table;[.$C396];[.N$2])*[.$I396]*[.$J396]);&quot;&quot;;INDEX(table;[.$C396];[.N$2])*[.$I396]*[.$J396])" office:value-type="float" office:value="4" calcext:value-type="float">
            <text:p>4</text:p>
          </table:table-cell>
          <table:table-cell table:style-name="ce21" table:formula="of:=IF(ISERROR(INDEX(table;[.$C396];[.O$2])*[.$I396]*[.$J396]);&quot;&quot;;INDEX(table;[.$C396];[.O$2])*[.$I396]*[.$J396])" office:value-type="float" office:value="24" calcext:value-type="float">
            <text:p>24</text:p>
          </table:table-cell>
          <table:table-cell table:style-name="ce21" table:formula="of:=IF(ISERROR(INDEX(table;[.$C396];[.P$2])*[.$I396]*[.$J396]);&quot;&quot;;INDEX(table;[.$C396];[.P$2])*[.$I396]*[.$J39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7]&lt;&gt;&quot;&quot;;MATCH([.A397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7];[.H$2]));&quot;&quot;;INDEX(table;[.$C397];[.H$2]))" office:value-type="string" office:string-value="1pieces" calcext:value-type="string">
            <text:p>1pieces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7];[.K$2])*[.$I397]*[.$J397]);&quot;&quot;;INDEX(table;[.$C397];[.K$2])*[.$I397]*[.$J397])" office:value-type="float" office:value="225" calcext:value-type="float">
            <text:p>225</text:p>
          </table:table-cell>
          <table:table-cell table:style-name="ce21" table:formula="of:=IF(ISERROR(INDEX(table;[.$C397];[.L$2])*[.$I397]*[.$J397]);&quot;&quot;;INDEX(table;[.$C397];[.L$2])*[.$I397]*[.$J397])" office:value-type="float" office:value="1.1025" calcext:value-type="float">
            <text:p>1</text:p>
          </table:table-cell>
          <table:table-cell table:style-name="ce21" table:formula="of:=IF(ISERROR(INDEX(table;[.$C397];[.M$2])*[.$I397]*[.$J397]);&quot;&quot;;INDEX(table;[.$C397];[.M$2])*[.$I397]*[.$J397])" office:value-type="float" office:value="45.9975" calcext:value-type="float">
            <text:p>46</text:p>
          </table:table-cell>
          <table:table-cell table:style-name="ce21" table:formula="of:=IF(ISERROR(INDEX(table;[.$C397];[.N$2])*[.$I397]*[.$J397]);&quot;&quot;;INDEX(table;[.$C397];[.N$2])*[.$I397]*[.$J397])" office:value-type="float" office:value="0" calcext:value-type="float">
            <text:p>0</text:p>
          </table:table-cell>
          <table:table-cell table:style-name="ce21" table:formula="of:=IF(ISERROR(INDEX(table;[.$C397];[.O$2])*[.$I397]*[.$J397]);&quot;&quot;;INDEX(table;[.$C397];[.O$2])*[.$I397]*[.$J397])" office:value-type="float" office:value="45.9975" calcext:value-type="float">
            <text:p>46</text:p>
          </table:table-cell>
          <table:table-cell table:style-name="ce21" table:formula="of:=IF(ISERROR(INDEX(table;[.$C397];[.P$2])*[.$I397]*[.$J397]);&quot;&quot;;INDEX(table;[.$C397];[.P$2])*[.$I397]*[.$J397])" office:value-type="float" office:value="8.175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guacamole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8]&lt;&gt;&quot;&quot;;MATCH([.A398];row_title;0);&quot;&quot;)" office:value-type="float" office:value="33" calcext:value-type="float">
            <text:p>33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8];[.H$2]));&quot;&quot;;INDEX(table;[.$C39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8];[.K$2])*[.$I398]*[.$J398]);&quot;&quot;;INDEX(table;[.$C398];[.K$2])*[.$I398]*[.$J398])" office:value-type="float" office:value="182" calcext:value-type="float">
            <text:p>182</text:p>
          </table:table-cell>
          <table:table-cell table:style-name="ce21" table:formula="of:=IF(ISERROR(INDEX(table;[.$C398];[.L$2])*[.$I398]*[.$J398]);&quot;&quot;;INDEX(table;[.$C398];[.L$2])*[.$I398]*[.$J398])" office:value-type="float" office:value="16" calcext:value-type="float">
            <text:p>16</text:p>
          </table:table-cell>
          <table:table-cell table:style-name="ce21" table:formula="of:=IF(ISERROR(INDEX(table;[.$C398];[.M$2])*[.$I398]*[.$J398]);&quot;&quot;;INDEX(table;[.$C398];[.M$2])*[.$I398]*[.$J398])" office:value-type="float" office:value="10" calcext:value-type="float">
            <text:p>10</text:p>
          </table:table-cell>
          <table:table-cell table:style-name="ce21" table:formula="of:=IF(ISERROR(INDEX(table;[.$C398];[.N$2])*[.$I398]*[.$J398]);&quot;&quot;;INDEX(table;[.$C398];[.N$2])*[.$I398]*[.$J398])" office:value-type="float" office:value="0" calcext:value-type="float">
            <text:p>0</text:p>
          </table:table-cell>
          <table:table-cell table:style-name="ce21" table:formula="of:=IF(ISERROR(INDEX(table;[.$C398];[.O$2])*[.$I398]*[.$J398]);&quot;&quot;;INDEX(table;[.$C398];[.O$2])*[.$I398]*[.$J398])" office:value-type="float" office:value="0" calcext:value-type="float">
            <text:p>0</text:p>
          </table:table-cell>
          <table:table-cell table:style-name="ce21" table:formula="of:=IF(ISERROR(INDEX(table;[.$C398];[.P$2])*[.$I398]*[.$J398]);&quot;&quot;;INDEX(table;[.$C398];[.P$2])*[.$I398]*[.$J3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96" calcext:value-type="float">
            <text:p>96</text:p>
          </table:table-cell>
          <table:table-cell table:formula="of:=IF([.A399]&lt;&gt;&quot;&quot;;MATCH([.A399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399];[.H$2]));&quot;&quot;;INDEX(table;[.$C39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399];[.K$2])*[.$I399]*[.$J399]);&quot;&quot;;INDEX(table;[.$C399];[.K$2])*[.$I399]*[.$J399])" office:value-type="float" office:value="44" calcext:value-type="float">
            <text:p>44</text:p>
          </table:table-cell>
          <table:table-cell table:style-name="ce21" table:formula="of:=IF(ISERROR(INDEX(table;[.$C399];[.L$2])*[.$I399]*[.$J399]);&quot;&quot;;INDEX(table;[.$C399];[.L$2])*[.$I399]*[.$J399])" office:value-type="float" office:value="0.4" calcext:value-type="float">
            <text:p>0</text:p>
          </table:table-cell>
          <table:table-cell table:style-name="ce21" table:formula="of:=IF(ISERROR(INDEX(table;[.$C399];[.M$2])*[.$I399]*[.$J399]);&quot;&quot;;INDEX(table;[.$C399];[.M$2])*[.$I399]*[.$J399])" office:value-type="float" office:value="10" calcext:value-type="float">
            <text:p>10</text:p>
          </table:table-cell>
          <table:table-cell table:style-name="ce21" table:formula="of:=IF(ISERROR(INDEX(table;[.$C399];[.N$2])*[.$I399]*[.$J399]);&quot;&quot;;INDEX(table;[.$C399];[.N$2])*[.$I399]*[.$J399])" office:value-type="float" office:value="3" calcext:value-type="float">
            <text:p>3</text:p>
          </table:table-cell>
          <table:table-cell table:style-name="ce21" table:formula="of:=IF(ISERROR(INDEX(table;[.$C399];[.O$2])*[.$I399]*[.$J399]);&quot;&quot;;INDEX(table;[.$C399];[.O$2])*[.$I399]*[.$J399])" office:value-type="float" office:value="7" calcext:value-type="float">
            <text:p>7</text:p>
          </table:table-cell>
          <table:table-cell table:style-name="ce21" table:formula="of:=IF(ISERROR(INDEX(table;[.$C399];[.P$2])*[.$I399]*[.$J399]);&quot;&quot;;INDEX(table;[.$C399];[.P$2])*[.$I399]*[.$J399])" office:value-type="float" office:value="2.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96" calcext:value-type="float">
            <text:p>96</text:p>
          </table:table-cell>
          <table:table-cell table:formula="of:=IF([.A400]&lt;&gt;&quot;&quot;;MATCH([.A40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00];[.H$2]));&quot;&quot;;INDEX(table;[.$C400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0];[.K$2])*[.$I400]*[.$J400]);&quot;&quot;;INDEX(table;[.$C400];[.K$2])*[.$I400]*[.$J400])" office:value-type="float" office:value="98.5" calcext:value-type="float">
            <text:p>99</text:p>
          </table:table-cell>
          <table:table-cell table:style-name="ce21" table:formula="of:=IF(ISERROR(INDEX(table;[.$C400];[.L$2])*[.$I400]*[.$J400]);&quot;&quot;;INDEX(table;[.$C400];[.L$2])*[.$I400]*[.$J400])" office:value-type="float" office:value="7.5" calcext:value-type="float">
            <text:p>8</text:p>
          </table:table-cell>
          <table:table-cell table:style-name="ce21" table:formula="of:=IF(ISERROR(INDEX(table;[.$C400];[.M$2])*[.$I400]*[.$J400]);&quot;&quot;;INDEX(table;[.$C400];[.M$2])*[.$I400]*[.$J400])" office:value-type="float" office:value="0" calcext:value-type="float">
            <text:p>0</text:p>
          </table:table-cell>
          <table:table-cell table:style-name="ce21" table:formula="of:=IF(ISERROR(INDEX(table;[.$C400];[.N$2])*[.$I400]*[.$J400]);&quot;&quot;;INDEX(table;[.$C400];[.N$2])*[.$I400]*[.$J400])" office:value-type="float" office:value="0" calcext:value-type="float">
            <text:p>0</text:p>
          </table:table-cell>
          <table:table-cell table:style-name="ce21" table:formula="of:=IF(ISERROR(INDEX(table;[.$C400];[.O$2])*[.$I400]*[.$J400]);&quot;&quot;;INDEX(table;[.$C400];[.O$2])*[.$I400]*[.$J400])" office:value-type="float" office:value="0" calcext:value-type="float">
            <text:p>0</text:p>
          </table:table-cell>
          <table:table-cell table:style-name="ce21" table:formula="of:=IF(ISERROR(INDEX(table;[.$C400];[.P$2])*[.$I400]*[.$J400]);&quot;&quot;;INDEX(table;[.$C400];[.P$2])*[.$I400]*[.$J400])" office:value-type="float" office:value="6.75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ye pumpernickle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1]&lt;&gt;&quot;&quot;;MATCH([.A401];row_title;0);&quot;&quot;)" office:value-type="float" office:value="79" calcext:value-type="float">
            <text:p>7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1];[.H$2]));&quot;&quot;;INDEX(table;[.$C401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1];[.K$2])*[.$I401]*[.$J401]);&quot;&quot;;INDEX(table;[.$C401];[.K$2])*[.$I401]*[.$J401])" office:value-type="float" office:value="400" calcext:value-type="float">
            <text:p>400</text:p>
          </table:table-cell>
          <table:table-cell table:style-name="ce21" table:formula="of:=IF(ISERROR(INDEX(table;[.$C401];[.L$2])*[.$I401]*[.$J401]);&quot;&quot;;INDEX(table;[.$C401];[.L$2])*[.$I401]*[.$J401])" office:value-type="float" office:value="2" calcext:value-type="float">
            <text:p>2</text:p>
          </table:table-cell>
          <table:table-cell table:style-name="ce21" table:formula="of:=IF(ISERROR(INDEX(table;[.$C401];[.M$2])*[.$I401]*[.$J401]);&quot;&quot;;INDEX(table;[.$C401];[.M$2])*[.$I401]*[.$J401])" office:value-type="float" office:value="80" calcext:value-type="float">
            <text:p>80</text:p>
          </table:table-cell>
          <table:table-cell table:style-name="ce21" table:formula="of:=IF(ISERROR(INDEX(table;[.$C401];[.N$2])*[.$I401]*[.$J401]);&quot;&quot;;INDEX(table;[.$C401];[.N$2])*[.$I401]*[.$J401])" office:value-type="float" office:value="12" calcext:value-type="float">
            <text:p>12</text:p>
          </table:table-cell>
          <table:table-cell table:style-name="ce21" table:formula="of:=IF(ISERROR(INDEX(table;[.$C401];[.O$2])*[.$I401]*[.$J401]);&quot;&quot;;INDEX(table;[.$C401];[.O$2])*[.$I401]*[.$J401])" office:value-type="float" office:value="68" calcext:value-type="float">
            <text:p>68</text:p>
          </table:table-cell>
          <table:table-cell table:style-name="ce21" table:formula="of:=IF(ISERROR(INDEX(table;[.$C401];[.P$2])*[.$I401]*[.$J401]);&quot;&quot;;INDEX(table;[.$C401];[.P$2])*[.$I401]*[.$J40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omaine heart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2]&lt;&gt;&quot;&quot;;MATCH([.A402];row_title;0);&quot;&quot;)" office:value-type="float" office:value="115" calcext:value-type="float">
            <text:p>11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2];[.H$2]));&quot;&quot;;INDEX(table;[.$C402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2];[.K$2])*[.$I402]*[.$J402]);&quot;&quot;;INDEX(table;[.$C402];[.K$2])*[.$I402]*[.$J402])" office:value-type="float" office:value="15" calcext:value-type="float">
            <text:p>15</text:p>
          </table:table-cell>
          <table:table-cell table:style-name="ce21" table:formula="of:=IF(ISERROR(INDEX(table;[.$C402];[.L$2])*[.$I402]*[.$J402]);&quot;&quot;;INDEX(table;[.$C402];[.L$2])*[.$I402]*[.$J402])" office:value-type="float" office:value="0.5" calcext:value-type="float">
            <text:p>1</text:p>
          </table:table-cell>
          <table:table-cell table:style-name="ce21" table:formula="of:=IF(ISERROR(INDEX(table;[.$C402];[.M$2])*[.$I402]*[.$J402]);&quot;&quot;;INDEX(table;[.$C402];[.M$2])*[.$I402]*[.$J402])" office:value-type="float" office:value="3" calcext:value-type="float">
            <text:p>3</text:p>
          </table:table-cell>
          <table:table-cell table:style-name="ce21" table:formula="of:=IF(ISERROR(INDEX(table;[.$C402];[.N$2])*[.$I402]*[.$J402]);&quot;&quot;;INDEX(table;[.$C402];[.N$2])*[.$I402]*[.$J402])" office:value-type="float" office:value="2" calcext:value-type="float">
            <text:p>2</text:p>
          </table:table-cell>
          <table:table-cell table:style-name="ce21" table:formula="of:=IF(ISERROR(INDEX(table;[.$C402];[.O$2])*[.$I402]*[.$J402]);&quot;&quot;;INDEX(table;[.$C402];[.O$2])*[.$I402]*[.$J402])" office:value-type="float" office:value="1" calcext:value-type="float">
            <text:p>1</text:p>
          </table:table-cell>
          <table:table-cell table:style-name="ce21" table:formula="of:=IF(ISERROR(INDEX(table;[.$C402];[.P$2])*[.$I402]*[.$J402]);&quot;&quot;;INDEX(table;[.$C402];[.P$2])*[.$I402]*[.$J40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pinach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3]&lt;&gt;&quot;&quot;;MATCH([.A403];row_title;0);&quot;&quot;)" office:value-type="float" office:value="1" calcext:value-type="float">
            <text:p>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3];[.H$2]));&quot;&quot;;INDEX(table;[.$C403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3];[.K$2])*[.$I403]*[.$J403]);&quot;&quot;;INDEX(table;[.$C403];[.K$2])*[.$I403]*[.$J403])" office:value-type="float" office:value="40" calcext:value-type="float">
            <text:p>40</text:p>
          </table:table-cell>
          <table:table-cell table:style-name="ce21" table:formula="of:=IF(ISERROR(INDEX(table;[.$C403];[.L$2])*[.$I403]*[.$J403]);&quot;&quot;;INDEX(table;[.$C403];[.L$2])*[.$I403]*[.$J403])" office:value-type="float" office:value="0" calcext:value-type="float">
            <text:p>0</text:p>
          </table:table-cell>
          <table:table-cell table:style-name="ce21" table:formula="of:=IF(ISERROR(INDEX(table;[.$C403];[.M$2])*[.$I403]*[.$J403]);&quot;&quot;;INDEX(table;[.$C403];[.M$2])*[.$I403]*[.$J403])" office:value-type="float" office:value="7.4" calcext:value-type="float">
            <text:p>7</text:p>
          </table:table-cell>
          <table:table-cell table:style-name="ce21" table:formula="of:=IF(ISERROR(INDEX(table;[.$C403];[.N$2])*[.$I403]*[.$J403]);&quot;&quot;;INDEX(table;[.$C403];[.N$2])*[.$I403]*[.$J403])" office:value-type="float" office:value="4" calcext:value-type="float">
            <text:p>4</text:p>
          </table:table-cell>
          <table:table-cell table:style-name="ce21" table:formula="of:=IF(ISERROR(INDEX(table;[.$C403];[.O$2])*[.$I403]*[.$J403]);&quot;&quot;;INDEX(table;[.$C403];[.O$2])*[.$I403]*[.$J403])" office:value-type="float" office:value="3.4" calcext:value-type="float">
            <text:p>3</text:p>
          </table:table-cell>
          <table:table-cell table:style-name="ce21" table:formula="of:=IF(ISERROR(INDEX(table;[.$C403];[.P$2])*[.$I403]*[.$J403]);&quot;&quot;;INDEX(table;[.$C403];[.P$2])*[.$I403]*[.$J40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4]&lt;&gt;&quot;&quot;;MATCH([.A404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4];[.H$2]));&quot;&quot;;INDEX(table;[.$C404];[.H$2]))" office:value-type="string" office:string-value="2tbsp/" calcext:value-type="string">
            <text:p>2tbsp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04];[.K$2])*[.$I404]*[.$J404]);&quot;&quot;;INDEX(table;[.$C404];[.K$2])*[.$I404]*[.$J404])" office:value-type="float" office:value="240" calcext:value-type="float">
            <text:p>240</text:p>
          </table:table-cell>
          <table:table-cell table:style-name="ce21" table:formula="of:=IF(ISERROR(INDEX(table;[.$C404];[.L$2])*[.$I404]*[.$J404]);&quot;&quot;;INDEX(table;[.$C404];[.L$2])*[.$I404]*[.$J404])" office:value-type="float" office:value="18" calcext:value-type="float">
            <text:p>18</text:p>
          </table:table-cell>
          <table:table-cell table:style-name="ce21" table:formula="of:=IF(ISERROR(INDEX(table;[.$C404];[.M$2])*[.$I404]*[.$J404]);&quot;&quot;;INDEX(table;[.$C404];[.M$2])*[.$I404]*[.$J404])" office:value-type="float" office:value="12" calcext:value-type="float">
            <text:p>12</text:p>
          </table:table-cell>
          <table:table-cell table:style-name="ce21" table:formula="of:=IF(ISERROR(INDEX(table;[.$C404];[.N$2])*[.$I404]*[.$J404]);&quot;&quot;;INDEX(table;[.$C404];[.N$2])*[.$I404]*[.$J404])" office:value-type="float" office:value="4" calcext:value-type="float">
            <text:p>4</text:p>
          </table:table-cell>
          <table:table-cell table:style-name="ce21" table:formula="of:=IF(ISERROR(INDEX(table;[.$C404];[.O$2])*[.$I404]*[.$J404]);&quot;&quot;;INDEX(table;[.$C404];[.O$2])*[.$I404]*[.$J404])" office:value-type="float" office:value="8" calcext:value-type="float">
            <text:p>8</text:p>
          </table:table-cell>
          <table:table-cell table:style-name="ce21" table:formula="of:=IF(ISERROR(INDEX(table;[.$C404];[.P$2])*[.$I404]*[.$J404]);&quot;&quot;;INDEX(table;[.$C404];[.P$2])*[.$I404]*[.$J404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5]&lt;&gt;&quot;&quot;;MATCH([.A40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5];[.H$2]));&quot;&quot;;INDEX(table;[.$C405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5];[.K$2])*[.$I405]*[.$J405]);&quot;&quot;;INDEX(table;[.$C405];[.K$2])*[.$I405]*[.$J405])" office:value-type="float" office:value="22" calcext:value-type="float">
            <text:p>22</text:p>
          </table:table-cell>
          <table:table-cell table:style-name="ce21" table:formula="of:=IF(ISERROR(INDEX(table;[.$C405];[.L$2])*[.$I405]*[.$J405]);&quot;&quot;;INDEX(table;[.$C405];[.L$2])*[.$I405]*[.$J405])" office:value-type="float" office:value="0.2" calcext:value-type="float">
            <text:p>0</text:p>
          </table:table-cell>
          <table:table-cell table:style-name="ce21" table:formula="of:=IF(ISERROR(INDEX(table;[.$C405];[.M$2])*[.$I405]*[.$J405]);&quot;&quot;;INDEX(table;[.$C405];[.M$2])*[.$I405]*[.$J405])" office:value-type="float" office:value="5" calcext:value-type="float">
            <text:p>5</text:p>
          </table:table-cell>
          <table:table-cell table:style-name="ce21" table:formula="of:=IF(ISERROR(INDEX(table;[.$C405];[.N$2])*[.$I405]*[.$J405]);&quot;&quot;;INDEX(table;[.$C405];[.N$2])*[.$I405]*[.$J405])" office:value-type="float" office:value="1.5" calcext:value-type="float">
            <text:p>2</text:p>
          </table:table-cell>
          <table:table-cell table:style-name="ce21" table:formula="of:=IF(ISERROR(INDEX(table;[.$C405];[.O$2])*[.$I405]*[.$J405]);&quot;&quot;;INDEX(table;[.$C405];[.O$2])*[.$I405]*[.$J405])" office:value-type="float" office:value="3.5" calcext:value-type="float">
            <text:p>4</text:p>
          </table:table-cell>
          <table:table-cell table:style-name="ce21" table:formula="of:=IF(ISERROR(INDEX(table;[.$C405];[.P$2])*[.$I405]*[.$J405]);&quot;&quot;;INDEX(table;[.$C405];[.P$2])*[.$I405]*[.$J405])" office:value-type="float" office:value="1.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elery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6]&lt;&gt;&quot;&quot;;MATCH([.A406];row_title;0);&quot;&quot;)" office:value-type="float" office:value="103" calcext:value-type="float">
            <text:p>10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6];[.H$2]));&quot;&quot;;INDEX(table;[.$C40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6];[.K$2])*[.$I406]*[.$J406]);&quot;&quot;;INDEX(table;[.$C406];[.K$2])*[.$I406]*[.$J406])" office:value-type="float" office:value="10" calcext:value-type="float">
            <text:p>10</text:p>
          </table:table-cell>
          <table:table-cell table:style-name="ce21" table:formula="of:=IF(ISERROR(INDEX(table;[.$C406];[.L$2])*[.$I406]*[.$J406]);&quot;&quot;;INDEX(table;[.$C406];[.L$2])*[.$I406]*[.$J406])" office:value-type="float" office:value="0.1" calcext:value-type="float">
            <text:p>0</text:p>
          </table:table-cell>
          <table:table-cell table:style-name="ce21" table:formula="of:=IF(ISERROR(INDEX(table;[.$C406];[.M$2])*[.$I406]*[.$J406]);&quot;&quot;;INDEX(table;[.$C406];[.M$2])*[.$I406]*[.$J406])" office:value-type="float" office:value="2.2" calcext:value-type="float">
            <text:p>2</text:p>
          </table:table-cell>
          <table:table-cell table:style-name="ce21" table:formula="of:=IF(ISERROR(INDEX(table;[.$C406];[.N$2])*[.$I406]*[.$J406]);&quot;&quot;;INDEX(table;[.$C406];[.N$2])*[.$I406]*[.$J406])" office:value-type="float" office:value="1" calcext:value-type="float">
            <text:p>1</text:p>
          </table:table-cell>
          <table:table-cell table:style-name="ce21" table:formula="of:=IF(ISERROR(INDEX(table;[.$C406];[.O$2])*[.$I406]*[.$J406]);&quot;&quot;;INDEX(table;[.$C406];[.O$2])*[.$I406]*[.$J406])" office:value-type="float" office:value="1.2" calcext:value-type="float">
            <text:p>1</text:p>
          </table:table-cell>
          <table:table-cell table:style-name="ce21" table:formula="of:=IF(ISERROR(INDEX(table;[.$C406];[.P$2])*[.$I406]*[.$J406]);&quot;&quot;;INDEX(table;[.$C406];[.P$2])*[.$I406]*[.$J406])" office:value-type="float" office:value="0.4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umpkin seed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7]&lt;&gt;&quot;&quot;;MATCH([.A407];row_title;0);&quot;&quot;)" office:value-type="float" office:value="44" calcext:value-type="float">
            <text:p>44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7];[.H$2]));&quot;&quot;;INDEX(table;[.$C407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7];[.K$2])*[.$I407]*[.$J407]);&quot;&quot;;INDEX(table;[.$C407];[.K$2])*[.$I407]*[.$J407])" office:value-type="float" office:value="285" calcext:value-type="float">
            <text:p>285</text:p>
          </table:table-cell>
          <table:table-cell table:style-name="ce21" table:formula="of:=IF(ISERROR(INDEX(table;[.$C407];[.L$2])*[.$I407]*[.$J407]);&quot;&quot;;INDEX(table;[.$C407];[.L$2])*[.$I407]*[.$J407])" office:value-type="float" office:value="12.3" calcext:value-type="float">
            <text:p>12</text:p>
          </table:table-cell>
          <table:table-cell table:style-name="ce21" table:formula="of:=IF(ISERROR(INDEX(table;[.$C407];[.M$2])*[.$I407]*[.$J407]);&quot;&quot;;INDEX(table;[.$C407];[.M$2])*[.$I407]*[.$J407])" office:value-type="float" office:value="34" calcext:value-type="float">
            <text:p>34</text:p>
          </table:table-cell>
          <table:table-cell table:style-name="ce21" table:formula="of:=IF(ISERROR(INDEX(table;[.$C407];[.N$2])*[.$I407]*[.$J407]);&quot;&quot;;INDEX(table;[.$C407];[.N$2])*[.$I407]*[.$J407])" office:value-type="float" office:value="12" calcext:value-type="float">
            <text:p>12</text:p>
          </table:table-cell>
          <table:table-cell table:style-name="ce21" table:formula="of:=IF(ISERROR(INDEX(table;[.$C407];[.O$2])*[.$I407]*[.$J407]);&quot;&quot;;INDEX(table;[.$C407];[.O$2])*[.$I407]*[.$J407])" office:value-type="float" office:value="22" calcext:value-type="float">
            <text:p>22</text:p>
          </table:table-cell>
          <table:table-cell table:style-name="ce21" table:formula="of:=IF(ISERROR(INDEX(table;[.$C407];[.P$2])*[.$I407]*[.$J407]);&quot;&quot;;INDEX(table;[.$C407];[.P$2])*[.$I407]*[.$J407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97" calcext:value-type="float">
            <text:p>97</text:p>
          </table:table-cell>
          <table:table-cell table:formula="of:=IF([.A408]&lt;&gt;&quot;&quot;;MATCH([.A408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08];[.H$2]));&quot;&quot;;INDEX(table;[.$C40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8];[.K$2])*[.$I408]*[.$J408]);&quot;&quot;;INDEX(table;[.$C408];[.K$2])*[.$I408]*[.$J408])" office:value-type="float" office:value="170" calcext:value-type="float">
            <text:p>170</text:p>
          </table:table-cell>
          <table:table-cell table:style-name="ce21" table:formula="of:=IF(ISERROR(INDEX(table;[.$C408];[.L$2])*[.$I408]*[.$J408]);&quot;&quot;;INDEX(table;[.$C408];[.L$2])*[.$I408]*[.$J408])" office:value-type="float" office:value="16" calcext:value-type="float">
            <text:p>16</text:p>
          </table:table-cell>
          <table:table-cell table:style-name="ce21" table:formula="of:=IF(ISERROR(INDEX(table;[.$C408];[.M$2])*[.$I408]*[.$J408]);&quot;&quot;;INDEX(table;[.$C408];[.M$2])*[.$I408]*[.$J408])" office:value-type="float" office:value="5" calcext:value-type="float">
            <text:p>5</text:p>
          </table:table-cell>
          <table:table-cell table:style-name="ce21" table:formula="of:=IF(ISERROR(INDEX(table;[.$C408];[.N$2])*[.$I408]*[.$J408]);&quot;&quot;;INDEX(table;[.$C408];[.N$2])*[.$I408]*[.$J408])" office:value-type="float" office:value="3" calcext:value-type="float">
            <text:p>3</text:p>
          </table:table-cell>
          <table:table-cell table:style-name="ce21" table:formula="of:=IF(ISERROR(INDEX(table;[.$C408];[.O$2])*[.$I408]*[.$J408]);&quot;&quot;;INDEX(table;[.$C408];[.O$2])*[.$I408]*[.$J408])" office:value-type="float" office:value="2" calcext:value-type="float">
            <text:p>2</text:p>
          </table:table-cell>
          <table:table-cell table:style-name="ce21" table:formula="of:=IF(ISERROR(INDEX(table;[.$C408];[.P$2])*[.$I408]*[.$J408]);&quot;&quot;;INDEX(table;[.$C408];[.P$2])*[.$I408]*[.$J4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98" calcext:value-type="float">
            <text:p>98</text:p>
          </table:table-cell>
          <table:table-cell table:formula="of:=IF([.A409]&lt;&gt;&quot;&quot;;MATCH([.A409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09];[.H$2]));&quot;&quot;;INDEX(table;[.$C40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09];[.K$2])*[.$I409]*[.$J409]);&quot;&quot;;INDEX(table;[.$C409];[.K$2])*[.$I409]*[.$J409])" office:value-type="float" office:value="120" calcext:value-type="float">
            <text:p>120</text:p>
          </table:table-cell>
          <table:table-cell table:style-name="ce21" table:formula="of:=IF(ISERROR(INDEX(table;[.$C409];[.L$2])*[.$I409]*[.$J409]);&quot;&quot;;INDEX(table;[.$C409];[.L$2])*[.$I409]*[.$J409])" office:value-type="float" office:value="4.5" calcext:value-type="float">
            <text:p>5</text:p>
          </table:table-cell>
          <table:table-cell table:style-name="ce21" table:formula="of:=IF(ISERROR(INDEX(table;[.$C409];[.M$2])*[.$I409]*[.$J409]);&quot;&quot;;INDEX(table;[.$C409];[.M$2])*[.$I409]*[.$J409])" office:value-type="float" office:value="19" calcext:value-type="float">
            <text:p>19</text:p>
          </table:table-cell>
          <table:table-cell table:style-name="ce21" table:formula="of:=IF(ISERROR(INDEX(table;[.$C409];[.N$2])*[.$I409]*[.$J409]);&quot;&quot;;INDEX(table;[.$C409];[.N$2])*[.$I409]*[.$J409])" office:value-type="float" office:value="3" calcext:value-type="float">
            <text:p>3</text:p>
          </table:table-cell>
          <table:table-cell table:style-name="ce21" table:formula="of:=IF(ISERROR(INDEX(table;[.$C409];[.O$2])*[.$I409]*[.$J409]);&quot;&quot;;INDEX(table;[.$C409];[.O$2])*[.$I409]*[.$J409])" office:value-type="float" office:value="16" calcext:value-type="float">
            <text:p>16</text:p>
          </table:table-cell>
          <table:table-cell table:style-name="ce21" table:formula="of:=IF(ISERROR(INDEX(table;[.$C409];[.P$2])*[.$I409]*[.$J409]);&quot;&quot;;INDEX(table;[.$C409];[.P$2])*[.$I409]*[.$J4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98" calcext:value-type="float">
            <text:p>98</text:p>
          </table:table-cell>
          <table:table-cell table:formula="of:=IF([.A410]&lt;&gt;&quot;&quot;;MATCH([.A410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10];[.H$2]));&quot;&quot;;INDEX(table;[.$C410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10];[.K$2])*[.$I410]*[.$J410]);&quot;&quot;;INDEX(table;[.$C410];[.K$2])*[.$I410]*[.$J410])" office:value-type="float" office:value="400" calcext:value-type="float">
            <text:p>400</text:p>
          </table:table-cell>
          <table:table-cell table:style-name="ce21" table:formula="of:=IF(ISERROR(INDEX(table;[.$C410];[.L$2])*[.$I410]*[.$J410]);&quot;&quot;;INDEX(table;[.$C410];[.L$2])*[.$I410]*[.$J410])" office:value-type="float" office:value="36" calcext:value-type="float">
            <text:p>36</text:p>
          </table:table-cell>
          <table:table-cell table:style-name="ce21" table:formula="of:=IF(ISERROR(INDEX(table;[.$C410];[.M$2])*[.$I410]*[.$J410]);&quot;&quot;;INDEX(table;[.$C410];[.M$2])*[.$I410]*[.$J410])" office:value-type="float" office:value="12" calcext:value-type="float">
            <text:p>12</text:p>
          </table:table-cell>
          <table:table-cell table:style-name="ce21" table:formula="of:=IF(ISERROR(INDEX(table;[.$C410];[.N$2])*[.$I410]*[.$J410]);&quot;&quot;;INDEX(table;[.$C410];[.N$2])*[.$I410]*[.$J410])" office:value-type="float" office:value="4" calcext:value-type="float">
            <text:p>4</text:p>
          </table:table-cell>
          <table:table-cell table:style-name="ce21" table:formula="of:=IF(ISERROR(INDEX(table;[.$C410];[.O$2])*[.$I410]*[.$J410]);&quot;&quot;;INDEX(table;[.$C410];[.O$2])*[.$I410]*[.$J410])" office:value-type="float" office:value="8" calcext:value-type="float">
            <text:p>8</text:p>
          </table:table-cell>
          <table:table-cell table:style-name="ce21" table:formula="of:=IF(ISERROR(INDEX(table;[.$C410];[.P$2])*[.$I410]*[.$J410]);&quot;&quot;;INDEX(table;[.$C410];[.P$2])*[.$I410]*[.$J41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apricot ba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11]&lt;&gt;&quot;&quot;;MATCH([.A411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11];[.H$2]));&quot;&quot;;INDEX(table;[.$C411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1];[.K$2])*[.$I411]*[.$J411]);&quot;&quot;;INDEX(table;[.$C411];[.K$2])*[.$I411]*[.$J411])" office:value-type="float" office:value="220" calcext:value-type="float">
            <text:p>220</text:p>
          </table:table-cell>
          <table:table-cell table:style-name="ce21" table:formula="of:=IF(ISERROR(INDEX(table;[.$C411];[.L$2])*[.$I411]*[.$J411]);&quot;&quot;;INDEX(table;[.$C411];[.L$2])*[.$I411]*[.$J411])" office:value-type="float" office:value="7" calcext:value-type="float">
            <text:p>7</text:p>
          </table:table-cell>
          <table:table-cell table:style-name="ce21" table:formula="of:=IF(ISERROR(INDEX(table;[.$C411];[.M$2])*[.$I411]*[.$J411]);&quot;&quot;;INDEX(table;[.$C411];[.M$2])*[.$I411]*[.$J411])" office:value-type="float" office:value="36" calcext:value-type="float">
            <text:p>36</text:p>
          </table:table-cell>
          <table:table-cell table:style-name="ce21" table:formula="of:=IF(ISERROR(INDEX(table;[.$C411];[.N$2])*[.$I411]*[.$J411]);&quot;&quot;;INDEX(table;[.$C411];[.N$2])*[.$I411]*[.$J411])" office:value-type="float" office:value="7" calcext:value-type="float">
            <text:p>7</text:p>
          </table:table-cell>
          <table:table-cell table:style-name="ce21" table:formula="of:=IF(ISERROR(INDEX(table;[.$C411];[.O$2])*[.$I411]*[.$J411]);&quot;&quot;;INDEX(table;[.$C411];[.O$2])*[.$I411]*[.$J411])" office:value-type="float" office:value="29" calcext:value-type="float">
            <text:p>29</text:p>
          </table:table-cell>
          <table:table-cell table:style-name="ce21" table:formula="of:=IF(ISERROR(INDEX(table;[.$C411];[.P$2])*[.$I411]*[.$J411]);&quot;&quot;;INDEX(table;[.$C411];[.P$2])*[.$I411]*[.$J41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table:content-validation-name="val4" office:value-type="string" calcext:value-type="string">
            <text:p>tortilla chips – multigrai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2]&lt;&gt;&quot;&quot;;MATCH([.A412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4:00</text:p>
          </table:table-cell>
          <table:table-cell/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2];[.H$2]));&quot;&quot;;INDEX(table;[.$C412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2];[.K$2])*[.$I412]*[.$J412]);&quot;&quot;;INDEX(table;[.$C412];[.K$2])*[.$I412]*[.$J412])" office:value-type="float" office:value="130" calcext:value-type="float">
            <text:p>130</text:p>
          </table:table-cell>
          <table:table-cell table:style-name="ce21" table:formula="of:=IF(ISERROR(INDEX(table;[.$C412];[.L$2])*[.$I412]*[.$J412]);&quot;&quot;;INDEX(table;[.$C412];[.L$2])*[.$I412]*[.$J412])" office:value-type="float" office:value="7" calcext:value-type="float">
            <text:p>7</text:p>
          </table:table-cell>
          <table:table-cell table:style-name="ce21" table:formula="of:=IF(ISERROR(INDEX(table;[.$C412];[.M$2])*[.$I412]*[.$J412]);&quot;&quot;;INDEX(table;[.$C412];[.M$2])*[.$I412]*[.$J412])" office:value-type="float" office:value="16" calcext:value-type="float">
            <text:p>16</text:p>
          </table:table-cell>
          <table:table-cell table:style-name="ce21" table:formula="of:=IF(ISERROR(INDEX(table;[.$C412];[.N$2])*[.$I412]*[.$J412]);&quot;&quot;;INDEX(table;[.$C412];[.N$2])*[.$I412]*[.$J412])" office:value-type="float" office:value="2" calcext:value-type="float">
            <text:p>2</text:p>
          </table:table-cell>
          <table:table-cell table:style-name="ce21" table:formula="of:=IF(ISERROR(INDEX(table;[.$C412];[.O$2])*[.$I412]*[.$J412]);&quot;&quot;;INDEX(table;[.$C412];[.O$2])*[.$I412]*[.$J412])" office:value-type="float" office:value="13" calcext:value-type="float">
            <text:p>13</text:p>
          </table:table-cell>
          <table:table-cell table:style-name="ce21" table:formula="of:=IF(ISERROR(INDEX(table;[.$C412];[.P$2])*[.$I412]*[.$J412]);&quot;&quot;;INDEX(table;[.$C412];[.P$2])*[.$I412]*[.$J41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refried beans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3]&lt;&gt;&quot;&quot;;MATCH([.A413];row_title;0);&quot;&quot;)" office:value-type="float" office:value="113" calcext:value-type="float">
            <text:p>113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3];[.H$2]));&quot;&quot;;INDEX(table;[.$C413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13];[.K$2])*[.$I413]*[.$J413]);&quot;&quot;;INDEX(table;[.$C413];[.K$2])*[.$I413]*[.$J413])" office:value-type="float" office:value="240" calcext:value-type="float">
            <text:p>240</text:p>
          </table:table-cell>
          <table:table-cell table:style-name="ce21" table:formula="of:=IF(ISERROR(INDEX(table;[.$C413];[.L$2])*[.$I413]*[.$J413]);&quot;&quot;;INDEX(table;[.$C413];[.L$2])*[.$I413]*[.$J413])" office:value-type="float" office:value="1" calcext:value-type="float">
            <text:p>1</text:p>
          </table:table-cell>
          <table:table-cell table:style-name="ce21" table:formula="of:=IF(ISERROR(INDEX(table;[.$C413];[.M$2])*[.$I413]*[.$J413]);&quot;&quot;;INDEX(table;[.$C413];[.M$2])*[.$I413]*[.$J413])" office:value-type="float" office:value="44" calcext:value-type="float">
            <text:p>44</text:p>
          </table:table-cell>
          <table:table-cell table:style-name="ce21" table:formula="of:=IF(ISERROR(INDEX(table;[.$C413];[.N$2])*[.$I413]*[.$J413]);&quot;&quot;;INDEX(table;[.$C413];[.N$2])*[.$I413]*[.$J413])" office:value-type="float" office:value="14" calcext:value-type="float">
            <text:p>14</text:p>
          </table:table-cell>
          <table:table-cell table:style-name="ce21" table:formula="of:=IF(ISERROR(INDEX(table;[.$C413];[.O$2])*[.$I413]*[.$J413]);&quot;&quot;;INDEX(table;[.$C413];[.O$2])*[.$I413]*[.$J413])" office:value-type="float" office:value="30" calcext:value-type="float">
            <text:p>30</text:p>
          </table:table-cell>
          <table:table-cell table:style-name="ce21" table:formula="of:=IF(ISERROR(INDEX(table;[.$C413];[.P$2])*[.$I413]*[.$J413]);&quot;&quot;;INDEX(table;[.$C413];[.P$2])*[.$I413]*[.$J413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ddar cheese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4]&lt;&gt;&quot;&quot;;MATCH([.A414];row_title;0);&quot;&quot;)" office:value-type="float" office:value="41" calcext:value-type="float">
            <text:p>41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etcor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5]&lt;&gt;&quot;&quot;;MATCH([.A415];row_title;0);&quot;&quot;)" office:value-type="float" office:value="75" calcext:value-type="float">
            <text:p>75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en sausage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6]&lt;&gt;&quot;&quot;;MATCH([.A416];row_title;0);&quot;&quot;)" office:value-type="string" office:string-value="" calcext:value-type="error">
            <text:p>#N/A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/>
          <table:table-cell table:formula="of:=IF([.A417]&lt;&gt;&quot;&quot;;MATCH([.A417];row_title;0);&quot;&quot;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number-columns-repeated="1018"/>
        </table:table-row>
        <table:table-row table:style-name="ro1">
          <table:table-cell table:style-name="ce6" table:content-validation-name="val4" office:value-type="string" calcext:value-type="string">
            <text:p>tortilla chips – multigrain</text:p>
          </table:table-cell>
          <table:table-cell table:style-name="ce10" office:value-type="float" office:value="99" calcext:value-type="float">
            <text:p>99</text:p>
          </table:table-cell>
          <table:table-cell table:formula="of:=IF([.A418]&lt;&gt;&quot;&quot;;MATCH([.A418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8:00</text:p>
          </table:table-cell>
          <table:table-cell/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18];[.H$2]));&quot;&quot;;INDEX(table;[.$C418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8];[.K$2])*[.$I418]*[.$J418]);&quot;&quot;;INDEX(table;[.$C418];[.K$2])*[.$I418]*[.$J418])" office:value-type="float" office:value="130" calcext:value-type="float">
            <text:p>130</text:p>
          </table:table-cell>
          <table:table-cell table:style-name="ce21" table:formula="of:=IF(ISERROR(INDEX(table;[.$C418];[.L$2])*[.$I418]*[.$J418]);&quot;&quot;;INDEX(table;[.$C418];[.L$2])*[.$I418]*[.$J418])" office:value-type="float" office:value="7" calcext:value-type="float">
            <text:p>7</text:p>
          </table:table-cell>
          <table:table-cell table:style-name="ce21" table:formula="of:=IF(ISERROR(INDEX(table;[.$C418];[.M$2])*[.$I418]*[.$J418]);&quot;&quot;;INDEX(table;[.$C418];[.M$2])*[.$I418]*[.$J418])" office:value-type="float" office:value="16" calcext:value-type="float">
            <text:p>16</text:p>
          </table:table-cell>
          <table:table-cell table:style-name="ce21" table:formula="of:=IF(ISERROR(INDEX(table;[.$C418];[.N$2])*[.$I418]*[.$J418]);&quot;&quot;;INDEX(table;[.$C418];[.N$2])*[.$I418]*[.$J418])" office:value-type="float" office:value="2" calcext:value-type="float">
            <text:p>2</text:p>
          </table:table-cell>
          <table:table-cell table:style-name="ce21" table:formula="of:=IF(ISERROR(INDEX(table;[.$C418];[.O$2])*[.$I418]*[.$J418]);&quot;&quot;;INDEX(table;[.$C418];[.O$2])*[.$I418]*[.$J418])" office:value-type="float" office:value="13" calcext:value-type="float">
            <text:p>13</text:p>
          </table:table-cell>
          <table:table-cell table:style-name="ce21" table:formula="of:=IF(ISERROR(INDEX(table;[.$C418];[.P$2])*[.$I418]*[.$J418]);&quot;&quot;;INDEX(table;[.$C418];[.P$2])*[.$I418]*[.$J418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96" calcext:value-type="float">
            <text:p>96</text:p>
          </table:table-cell>
          <table:table-cell table:formula="of:=IF([.A419]&lt;&gt;&quot;&quot;;MATCH([.A419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19];[.H$2]));&quot;&quot;;INDEX(table;[.$C41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19];[.K$2])*[.$I419]*[.$J419]);&quot;&quot;;INDEX(table;[.$C419];[.K$2])*[.$I419]*[.$J419])" office:value-type="float" office:value="110" calcext:value-type="float">
            <text:p>110</text:p>
          </table:table-cell>
          <table:table-cell table:style-name="ce21" table:formula="of:=IF(ISERROR(INDEX(table;[.$C419];[.L$2])*[.$I419]*[.$J419]);&quot;&quot;;INDEX(table;[.$C419];[.L$2])*[.$I419]*[.$J419])" office:value-type="float" office:value="0" calcext:value-type="float">
            <text:p>0</text:p>
          </table:table-cell>
          <table:table-cell table:style-name="ce21" table:formula="of:=IF(ISERROR(INDEX(table;[.$C419];[.M$2])*[.$I419]*[.$J419]);&quot;&quot;;INDEX(table;[.$C419];[.M$2])*[.$I419]*[.$J419])" office:value-type="float" office:value="28" calcext:value-type="float">
            <text:p>28</text:p>
          </table:table-cell>
          <table:table-cell table:style-name="ce21" table:formula="of:=IF(ISERROR(INDEX(table;[.$C419];[.N$2])*[.$I419]*[.$J419]);&quot;&quot;;INDEX(table;[.$C419];[.N$2])*[.$I419]*[.$J419])" office:value-type="float" office:value="4" calcext:value-type="float">
            <text:p>4</text:p>
          </table:table-cell>
          <table:table-cell table:style-name="ce21" table:formula="of:=IF(ISERROR(INDEX(table;[.$C419];[.O$2])*[.$I419]*[.$J419]);&quot;&quot;;INDEX(table;[.$C419];[.O$2])*[.$I419]*[.$J419])" office:value-type="float" office:value="24" calcext:value-type="float">
            <text:p>24</text:p>
          </table:table-cell>
          <table:table-cell table:style-name="ce21" table:formula="of:=IF(ISERROR(INDEX(table;[.$C419];[.P$2])*[.$I419]*[.$J419]);&quot;&quot;;INDEX(table;[.$C419];[.P$2])*[.$I419]*[.$J41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table:content-validation-name="val5"/>
          <table:table-cell/>
          <table:table-cell table:formula="of:=IF([.A420]&lt;&gt;&quot;&quot;;MATCH([.A42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21]&lt;&gt;&quot;&quot;;MATCH([.A42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22]&lt;&gt;&quot;&quot;;MATCH([.A422];row_title;0);&quot;&quot;)">
            <text:p/>
          </table:table-cell>
          <table:table-cell table:number-columns-repeated="1021"/>
        </table:table-row>
        <table:table-row table:style-name="ro1">
          <table:table-cell table:style-name="ce6" table:content-validation-name="val4" office:value-type="string" calcext:value-type="string">
            <text:p>guacamole – spicy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3]&lt;&gt;&quot;&quot;;MATCH([.A423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3];[.H$2]));&quot;&quot;;INDEX(table;[.$C423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23];[.K$2])*[.$I423]*[.$J423]);&quot;&quot;;INDEX(table;[.$C423];[.K$2])*[.$I423]*[.$J423])" office:value-type="float" office:value="120" calcext:value-type="float">
            <text:p>120</text:p>
          </table:table-cell>
          <table:table-cell table:style-name="ce21" table:formula="of:=IF(ISERROR(INDEX(table;[.$C423];[.L$2])*[.$I423]*[.$J423]);&quot;&quot;;INDEX(table;[.$C423];[.L$2])*[.$I423]*[.$J423])" office:value-type="float" office:value="12" calcext:value-type="float">
            <text:p>12</text:p>
          </table:table-cell>
          <table:table-cell table:style-name="ce21" table:formula="of:=IF(ISERROR(INDEX(table;[.$C423];[.M$2])*[.$I423]*[.$J423]);&quot;&quot;;INDEX(table;[.$C423];[.M$2])*[.$I423]*[.$J423])" office:value-type="float" office:value="9" calcext:value-type="float">
            <text:p>9</text:p>
          </table:table-cell>
          <table:table-cell table:style-name="ce21" table:formula="of:=IF(ISERROR(INDEX(table;[.$C423];[.N$2])*[.$I423]*[.$J423]);&quot;&quot;;INDEX(table;[.$C423];[.N$2])*[.$I423]*[.$J423])" office:value-type="float" office:value="6" calcext:value-type="float">
            <text:p>6</text:p>
          </table:table-cell>
          <table:table-cell table:style-name="ce21" table:formula="of:=IF(ISERROR(INDEX(table;[.$C423];[.O$2])*[.$I423]*[.$J423]);&quot;&quot;;INDEX(table;[.$C423];[.O$2])*[.$I423]*[.$J423])" office:value-type="float" office:value="3" calcext:value-type="float">
            <text:p>3</text:p>
          </table:table-cell>
          <table:table-cell table:style-name="ce21" table:formula="of:=IF(ISERROR(INDEX(table;[.$C423];[.P$2])*[.$I423]*[.$J423]);&quot;&quot;;INDEX(table;[.$C423];[.P$2])*[.$I423]*[.$J423])" office:value-type="float" office:value="3" calcext:value-type="float">
            <text:p>3</text:p>
          </table:table-cell>
          <table:table-cell table:style-name="ce21" table:formula="of:=[.L423]*9" office:value-type="float" office:value="108" calcext:value-type="float">
            <text:p>108</text:p>
          </table:table-cell>
          <table:table-cell table:style-name="ce21" table:formula="of:=[.N423]*4" office:value-type="float" office:value="24" calcext:value-type="float">
            <text:p>24</text:p>
          </table:table-cell>
          <table:table-cell table:style-name="ce21" table:formula="of:=[.O423]*4" office:value-type="float" office:value="12" calcext:value-type="float">
            <text:p>12</text:p>
          </table:table-cell>
          <table:table-cell table:style-name="ce21" table:formula="of:=[.P423]*4" office:value-type="float" office:value="12" calcext:value-type="float">
            <text:p>12</text:p>
          </table:table-cell>
          <table:table-cell table:style-name="ce21" table:formula="of:=SUM([.Q423:.T423])" office:value-type="float" office:value="156" calcext:value-type="float">
            <text:p>156</text:p>
          </table:table-cell>
          <table:table-cell table:style-name="ce25" table:formula="of:=(([.K423]-[.U423])/[.U423])+1" office:value-type="percentage" office:value="0.769230769230769" calcext:value-type="percentage">
            <text:p>77%</text:p>
          </table:table-cell>
          <table:table-cell table:style-name="ce27" table:formula="of:=SUM([.X423:.AA423])" office:value-type="float" office:value="120" calcext:value-type="float">
            <text:p>120</text:p>
          </table:table-cell>
          <table:table-cell table:style-name="ce21" table:formula="of:=[.Q423]*[.$V423]" office:value-type="float" office:value="83.0769230769231" calcext:value-type="float">
            <text:p>83</text:p>
          </table:table-cell>
          <table:table-cell table:style-name="ce21" table:formula="of:=[.R423]*[.$V423]" office:value-type="float" office:value="18.4615384615385" calcext:value-type="float">
            <text:p>18</text:p>
          </table:table-cell>
          <table:table-cell table:style-name="ce21" table:formula="of:=[.S423]*[.$V423]" office:value-type="float" office:value="9.23076923076923" calcext:value-type="float">
            <text:p>9</text:p>
          </table:table-cell>
          <table:table-cell table:style-name="ce21" table:formula="of:=[.T423]*[.$V423]" office:value-type="float" office:value="9.23076923076923" calcext:value-type="float">
            <text:p>9</text:p>
          </table:table-cell>
          <table:table-cell table:style-name="ce25" table:formula="of:=[.X423]/[.$W423]" office:value-type="percentage" office:value="0.692307692307692" calcext:value-type="percentage">
            <text:p>69%</text:p>
          </table:table-cell>
          <table:table-cell table:style-name="ce25" table:formula="of:=[.Y423]/[.$W423]" office:value-type="percentage" office:value="0.153846153846154" calcext:value-type="percentage">
            <text:p>15%</text:p>
          </table:table-cell>
          <table:table-cell table:style-name="ce25" table:formula="of:=[.Z423]/[.$W423]" office:value-type="percentage" office:value="0.0769230769230769" calcext:value-type="percentage">
            <text:p>8%</text:p>
          </table:table-cell>
          <table:table-cell table:style-name="ce25" table:formula="of:=[.AA423]/[.$W423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4]&lt;&gt;&quot;&quot;;MATCH([.A424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4];[.H$2]));&quot;&quot;;INDEX(table;[.$C4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4];[.K$2])*[.$I424]*[.$J424]);&quot;&quot;;INDEX(table;[.$C424];[.K$2])*[.$I424]*[.$J424])" office:value-type="float" office:value="300" calcext:value-type="float">
            <text:p>300</text:p>
          </table:table-cell>
          <table:table-cell table:style-name="ce21" table:formula="of:=IF(ISERROR(INDEX(table;[.$C424];[.L$2])*[.$I424]*[.$J424]);&quot;&quot;;INDEX(table;[.$C424];[.L$2])*[.$I424]*[.$J424])" office:value-type="float" office:value="1.47" calcext:value-type="float">
            <text:p>1</text:p>
          </table:table-cell>
          <table:table-cell table:style-name="ce21" table:formula="of:=IF(ISERROR(INDEX(table;[.$C424];[.M$2])*[.$I424]*[.$J424]);&quot;&quot;;INDEX(table;[.$C424];[.M$2])*[.$I424]*[.$J424])" office:value-type="float" office:value="61.33" calcext:value-type="float">
            <text:p>61</text:p>
          </table:table-cell>
          <table:table-cell table:style-name="ce21" table:formula="of:=IF(ISERROR(INDEX(table;[.$C424];[.N$2])*[.$I424]*[.$J424]);&quot;&quot;;INDEX(table;[.$C424];[.N$2])*[.$I424]*[.$J424])" office:value-type="float" office:value="0" calcext:value-type="float">
            <text:p>0</text:p>
          </table:table-cell>
          <table:table-cell table:style-name="ce21" table:formula="of:=IF(ISERROR(INDEX(table;[.$C424];[.O$2])*[.$I424]*[.$J424]);&quot;&quot;;INDEX(table;[.$C424];[.O$2])*[.$I424]*[.$J424])" office:value-type="float" office:value="61.33" calcext:value-type="float">
            <text:p>61</text:p>
          </table:table-cell>
          <table:table-cell table:style-name="ce21" table:formula="of:=IF(ISERROR(INDEX(table;[.$C424];[.P$2])*[.$I424]*[.$J424]);&quot;&quot;;INDEX(table;[.$C424];[.P$2])*[.$I424]*[.$J424])" office:value-type="float" office:value="10.9" calcext:value-type="float">
            <text:p>11</text:p>
          </table:table-cell>
          <table:table-cell table:style-name="ce21" table:formula="of:=[.L424]*9" office:value-type="float" office:value="13.23" calcext:value-type="float">
            <text:p>13</text:p>
          </table:table-cell>
          <table:table-cell table:style-name="ce21" table:formula="of:=[.N424]*4" office:value-type="float" office:value="0" calcext:value-type="float">
            <text:p>0</text:p>
          </table:table-cell>
          <table:table-cell table:style-name="ce21" table:formula="of:=[.O424]*4" office:value-type="float" office:value="245.32" calcext:value-type="float">
            <text:p>245</text:p>
          </table:table-cell>
          <table:table-cell table:style-name="ce21" table:formula="of:=[.P424]*4" office:value-type="float" office:value="43.6" calcext:value-type="float">
            <text:p>44</text:p>
          </table:table-cell>
          <table:table-cell table:style-name="ce21" table:formula="of:=SUM([.Q424:.T424])" office:value-type="float" office:value="302.15" calcext:value-type="float">
            <text:p>302</text:p>
          </table:table-cell>
          <table:table-cell table:style-name="ce25" table:formula="of:=(([.K424]-[.U424])/[.U424])+1" office:value-type="percentage" office:value="0.992884328975674" calcext:value-type="percentage">
            <text:p>99%</text:p>
          </table:table-cell>
          <table:table-cell table:style-name="ce27" table:formula="of:=SUM([.X424:.AA424])" office:value-type="float" office:value="300" calcext:value-type="float">
            <text:p>300</text:p>
          </table:table-cell>
          <table:table-cell table:style-name="ce21" table:formula="of:=[.Q424]*[.$V424]" office:value-type="float" office:value="13.1358596723482" calcext:value-type="float">
            <text:p>13</text:p>
          </table:table-cell>
          <table:table-cell table:style-name="ce21" table:formula="of:=[.R424]*[.$V424]" office:value-type="float" office:value="0" calcext:value-type="float">
            <text:p>0</text:p>
          </table:table-cell>
          <table:table-cell table:style-name="ce21" table:formula="of:=[.S424]*[.$V424]" office:value-type="float" office:value="243.574383584312" calcext:value-type="float">
            <text:p>244</text:p>
          </table:table-cell>
          <table:table-cell table:style-name="ce21" table:formula="of:=[.T424]*[.$V424]" office:value-type="float" office:value="43.2897567433394" calcext:value-type="float">
            <text:p>43</text:p>
          </table:table-cell>
          <table:table-cell table:style-name="ce25" table:formula="of:=[.X424]/[.$W424]" office:value-type="percentage" office:value="0.0437861989078272" calcext:value-type="percentage">
            <text:p>4%</text:p>
          </table:table-cell>
          <table:table-cell table:style-name="ce25" table:formula="of:=[.Y424]/[.$W424]" office:value-type="percentage" office:value="0" calcext:value-type="percentage">
            <text:p>0%</text:p>
          </table:table-cell>
          <table:table-cell table:style-name="ce25" table:formula="of:=[.Z424]/[.$W424]" office:value-type="percentage" office:value="0.811914611947708" calcext:value-type="percentage">
            <text:p>81%</text:p>
          </table:table-cell>
          <table:table-cell table:style-name="ce25" table:formula="of:=[.AA424]/[.$W42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5]&lt;&gt;&quot;&quot;;MATCH([.A425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5];[.H$2]));&quot;&quot;;INDEX(table;[.$C42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25];[.K$2])*[.$I425]*[.$J425]);&quot;&quot;;INDEX(table;[.$C425];[.K$2])*[.$I425]*[.$J425])" office:value-type="float" office:value="44" calcext:value-type="float">
            <text:p>44</text:p>
          </table:table-cell>
          <table:table-cell table:style-name="ce21" table:formula="of:=IF(ISERROR(INDEX(table;[.$C425];[.L$2])*[.$I425]*[.$J425]);&quot;&quot;;INDEX(table;[.$C425];[.L$2])*[.$I425]*[.$J425])" office:value-type="float" office:value="0.4" calcext:value-type="float">
            <text:p>0</text:p>
          </table:table-cell>
          <table:table-cell table:style-name="ce21" table:formula="of:=IF(ISERROR(INDEX(table;[.$C425];[.M$2])*[.$I425]*[.$J425]);&quot;&quot;;INDEX(table;[.$C425];[.M$2])*[.$I425]*[.$J425])" office:value-type="float" office:value="10" calcext:value-type="float">
            <text:p>10</text:p>
          </table:table-cell>
          <table:table-cell table:style-name="ce21" table:formula="of:=IF(ISERROR(INDEX(table;[.$C425];[.N$2])*[.$I425]*[.$J425]);&quot;&quot;;INDEX(table;[.$C425];[.N$2])*[.$I425]*[.$J425])" office:value-type="float" office:value="3" calcext:value-type="float">
            <text:p>3</text:p>
          </table:table-cell>
          <table:table-cell table:style-name="ce21" table:formula="of:=IF(ISERROR(INDEX(table;[.$C425];[.O$2])*[.$I425]*[.$J425]);&quot;&quot;;INDEX(table;[.$C425];[.O$2])*[.$I425]*[.$J425])" office:value-type="float" office:value="7" calcext:value-type="float">
            <text:p>7</text:p>
          </table:table-cell>
          <table:table-cell table:style-name="ce21" table:formula="of:=IF(ISERROR(INDEX(table;[.$C425];[.P$2])*[.$I425]*[.$J425]);&quot;&quot;;INDEX(table;[.$C425];[.P$2])*[.$I425]*[.$J425])" office:value-type="float" office:value="2.2" calcext:value-type="float">
            <text:p>2</text:p>
          </table:table-cell>
          <table:table-cell table:style-name="ce21" table:formula="of:=[.L425]*9" office:value-type="float" office:value="3.6" calcext:value-type="float">
            <text:p>4</text:p>
          </table:table-cell>
          <table:table-cell table:style-name="ce21" table:formula="of:=[.N425]*4" office:value-type="float" office:value="12" calcext:value-type="float">
            <text:p>12</text:p>
          </table:table-cell>
          <table:table-cell table:style-name="ce21" table:formula="of:=[.O425]*4" office:value-type="float" office:value="28" calcext:value-type="float">
            <text:p>28</text:p>
          </table:table-cell>
          <table:table-cell table:style-name="ce21" table:formula="of:=[.P425]*4" office:value-type="float" office:value="8.8" calcext:value-type="float">
            <text:p>9</text:p>
          </table:table-cell>
          <table:table-cell table:style-name="ce21" table:formula="of:=SUM([.Q425:.T425])" office:value-type="float" office:value="52.4" calcext:value-type="float">
            <text:p>52</text:p>
          </table:table-cell>
          <table:table-cell table:style-name="ce25" table:formula="of:=(([.K425]-[.U425])/[.U425])+1" office:value-type="percentage" office:value="0.839694656488549" calcext:value-type="percentage">
            <text:p>84%</text:p>
          </table:table-cell>
          <table:table-cell table:style-name="ce27" table:formula="of:=SUM([.X425:.AA425])" office:value-type="float" office:value="44" calcext:value-type="float">
            <text:p>44</text:p>
          </table:table-cell>
          <table:table-cell table:style-name="ce21" table:formula="of:=[.Q425]*[.$V425]" office:value-type="float" office:value="3.02290076335878" calcext:value-type="float">
            <text:p>3</text:p>
          </table:table-cell>
          <table:table-cell table:style-name="ce21" table:formula="of:=[.R425]*[.$V425]" office:value-type="float" office:value="10.0763358778626" calcext:value-type="float">
            <text:p>10</text:p>
          </table:table-cell>
          <table:table-cell table:style-name="ce21" table:formula="of:=[.S425]*[.$V425]" office:value-type="float" office:value="23.5114503816794" calcext:value-type="float">
            <text:p>24</text:p>
          </table:table-cell>
          <table:table-cell table:style-name="ce21" table:formula="of:=[.T425]*[.$V425]" office:value-type="float" office:value="7.38931297709924" calcext:value-type="float">
            <text:p>7</text:p>
          </table:table-cell>
          <table:table-cell table:style-name="ce25" table:formula="of:=[.X425]/[.$W425]" office:value-type="percentage" office:value="0.0687022900763359" calcext:value-type="percentage">
            <text:p>7%</text:p>
          </table:table-cell>
          <table:table-cell table:style-name="ce25" table:formula="of:=[.Y425]/[.$W425]" office:value-type="percentage" office:value="0.229007633587786" calcext:value-type="percentage">
            <text:p>23%</text:p>
          </table:table-cell>
          <table:table-cell table:style-name="ce25" table:formula="of:=[.Z425]/[.$W425]" office:value-type="percentage" office:value="0.534351145038168" calcext:value-type="percentage">
            <text:p>53%</text:p>
          </table:table-cell>
          <table:table-cell table:style-name="ce25" table:formula="of:=[.AA425]/[.$W425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26]&lt;&gt;&quot;&quot;;MATCH([.A426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26];[.H$2]));&quot;&quot;;INDEX(table;[.$C426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6];[.K$2])*[.$I426]*[.$J426]);&quot;&quot;;INDEX(table;[.$C426];[.K$2])*[.$I426]*[.$J426])" office:value-type="float" office:value="197" calcext:value-type="float">
            <text:p>197</text:p>
          </table:table-cell>
          <table:table-cell table:style-name="ce21" table:formula="of:=IF(ISERROR(INDEX(table;[.$C426];[.L$2])*[.$I426]*[.$J426]);&quot;&quot;;INDEX(table;[.$C426];[.L$2])*[.$I426]*[.$J426])" office:value-type="float" office:value="15" calcext:value-type="float">
            <text:p>15</text:p>
          </table:table-cell>
          <table:table-cell table:style-name="ce21" table:formula="of:=IF(ISERROR(INDEX(table;[.$C426];[.M$2])*[.$I426]*[.$J426]);&quot;&quot;;INDEX(table;[.$C426];[.M$2])*[.$I426]*[.$J426])" office:value-type="float" office:value="0" calcext:value-type="float">
            <text:p>0</text:p>
          </table:table-cell>
          <table:table-cell table:style-name="ce21" table:formula="of:=IF(ISERROR(INDEX(table;[.$C426];[.N$2])*[.$I426]*[.$J426]);&quot;&quot;;INDEX(table;[.$C426];[.N$2])*[.$I426]*[.$J426])" office:value-type="float" office:value="0" calcext:value-type="float">
            <text:p>0</text:p>
          </table:table-cell>
          <table:table-cell table:style-name="ce21" table:formula="of:=IF(ISERROR(INDEX(table;[.$C426];[.O$2])*[.$I426]*[.$J426]);&quot;&quot;;INDEX(table;[.$C426];[.O$2])*[.$I426]*[.$J426])" office:value-type="float" office:value="0" calcext:value-type="float">
            <text:p>0</text:p>
          </table:table-cell>
          <table:table-cell table:style-name="ce21" table:formula="of:=IF(ISERROR(INDEX(table;[.$C426];[.P$2])*[.$I426]*[.$J426]);&quot;&quot;;INDEX(table;[.$C426];[.P$2])*[.$I426]*[.$J426])" office:value-type="float" office:value="13.5" calcext:value-type="float">
            <text:p>14</text:p>
          </table:table-cell>
          <table:table-cell table:style-name="ce21" table:formula="of:=[.L426]*9" office:value-type="float" office:value="135" calcext:value-type="float">
            <text:p>135</text:p>
          </table:table-cell>
          <table:table-cell table:style-name="ce21" table:formula="of:=[.N426]*4" office:value-type="float" office:value="0" calcext:value-type="float">
            <text:p>0</text:p>
          </table:table-cell>
          <table:table-cell table:style-name="ce21" table:formula="of:=[.O426]*4" office:value-type="float" office:value="0" calcext:value-type="float">
            <text:p>0</text:p>
          </table:table-cell>
          <table:table-cell table:style-name="ce21" table:formula="of:=[.P426]*4" office:value-type="float" office:value="54" calcext:value-type="float">
            <text:p>54</text:p>
          </table:table-cell>
          <table:table-cell table:style-name="ce21" table:formula="of:=SUM([.Q426:.T426])" office:value-type="float" office:value="189" calcext:value-type="float">
            <text:p>189</text:p>
          </table:table-cell>
          <table:table-cell table:style-name="ce25" table:formula="of:=(([.K426]-[.U426])/[.U426])+1" office:value-type="percentage" office:value="1.04232804232804" calcext:value-type="percentage">
            <text:p>104%</text:p>
          </table:table-cell>
          <table:table-cell table:style-name="ce27" table:formula="of:=SUM([.X426:.AA426])" office:value-type="float" office:value="197" calcext:value-type="float">
            <text:p>197</text:p>
          </table:table-cell>
          <table:table-cell table:style-name="ce21" table:formula="of:=[.Q426]*[.$V426]" office:value-type="float" office:value="140.714285714286" calcext:value-type="float">
            <text:p>141</text:p>
          </table:table-cell>
          <table:table-cell table:style-name="ce21" table:formula="of:=[.R426]*[.$V426]" office:value-type="float" office:value="0" calcext:value-type="float">
            <text:p>0</text:p>
          </table:table-cell>
          <table:table-cell table:style-name="ce21" table:formula="of:=[.S426]*[.$V426]" office:value-type="float" office:value="0" calcext:value-type="float">
            <text:p>0</text:p>
          </table:table-cell>
          <table:table-cell table:style-name="ce21" table:formula="of:=[.T426]*[.$V426]" office:value-type="float" office:value="56.2857142857143" calcext:value-type="float">
            <text:p>56</text:p>
          </table:table-cell>
          <table:table-cell table:style-name="ce25" table:formula="of:=[.X426]/[.$W426]" office:value-type="percentage" office:value="0.714285714285714" calcext:value-type="percentage">
            <text:p>71%</text:p>
          </table:table-cell>
          <table:table-cell table:style-name="ce25" table:formula="of:=[.Y426]/[.$W426]" office:value-type="percentage" office:value="0" calcext:value-type="percentage">
            <text:p>0%</text:p>
          </table:table-cell>
          <table:table-cell table:style-name="ce25" table:formula="of:=[.Z426]/[.$W426]" office:value-type="percentage" office:value="0" calcext:value-type="percentage">
            <text:p>0%</text:p>
          </table:table-cell>
          <table:table-cell table:style-name="ce25" table:formula="of:=[.AA426]/[.$W426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7]&lt;&gt;&quot;&quot;;MATCH([.A427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0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7];[.H$2]));&quot;&quot;;INDEX(table;[.$C42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7];[.K$2])*[.$I427]*[.$J427]);&quot;&quot;;INDEX(table;[.$C427];[.K$2])*[.$I427]*[.$J427])" office:value-type="float" office:value="110" calcext:value-type="float">
            <text:p>110</text:p>
          </table:table-cell>
          <table:table-cell table:style-name="ce21" table:formula="of:=IF(ISERROR(INDEX(table;[.$C427];[.L$2])*[.$I427]*[.$J427]);&quot;&quot;;INDEX(table;[.$C427];[.L$2])*[.$I427]*[.$J427])" office:value-type="float" office:value="0" calcext:value-type="float">
            <text:p>0</text:p>
          </table:table-cell>
          <table:table-cell table:style-name="ce21" table:formula="of:=IF(ISERROR(INDEX(table;[.$C427];[.M$2])*[.$I427]*[.$J427]);&quot;&quot;;INDEX(table;[.$C427];[.M$2])*[.$I427]*[.$J427])" office:value-type="float" office:value="26" calcext:value-type="float">
            <text:p>26</text:p>
          </table:table-cell>
          <table:table-cell table:style-name="ce21" table:formula="of:=IF(ISERROR(INDEX(table;[.$C427];[.N$2])*[.$I427]*[.$J427]);&quot;&quot;;INDEX(table;[.$C427];[.N$2])*[.$I427]*[.$J427])" office:value-type="float" office:value="6" calcext:value-type="float">
            <text:p>6</text:p>
          </table:table-cell>
          <table:table-cell table:style-name="ce21" table:formula="of:=IF(ISERROR(INDEX(table;[.$C427];[.O$2])*[.$I427]*[.$J427]);&quot;&quot;;INDEX(table;[.$C427];[.O$2])*[.$I427]*[.$J427])" office:value-type="float" office:value="26" calcext:value-type="float">
            <text:p>26</text:p>
          </table:table-cell>
          <table:table-cell table:style-name="ce21" table:formula="of:=IF(ISERROR(INDEX(table;[.$C427];[.P$2])*[.$I427]*[.$J427]);&quot;&quot;;INDEX(table;[.$C427];[.P$2])*[.$I427]*[.$J427])" office:value-type="float" office:value="1" calcext:value-type="float">
            <text:p>1</text:p>
          </table:table-cell>
          <table:table-cell table:style-name="ce21" table:formula="of:=[.L427]*9" office:value-type="float" office:value="0" calcext:value-type="float">
            <text:p>0</text:p>
          </table:table-cell>
          <table:table-cell table:style-name="ce21" table:formula="of:=[.N427]*4" office:value-type="float" office:value="24" calcext:value-type="float">
            <text:p>24</text:p>
          </table:table-cell>
          <table:table-cell table:style-name="ce21" table:formula="of:=[.O427]*4" office:value-type="float" office:value="104" calcext:value-type="float">
            <text:p>104</text:p>
          </table:table-cell>
          <table:table-cell table:style-name="ce21" table:formula="of:=[.P427]*4" office:value-type="float" office:value="4" calcext:value-type="float">
            <text:p>4</text:p>
          </table:table-cell>
          <table:table-cell table:style-name="ce21" table:formula="of:=SUM([.Q427:.T427])" office:value-type="float" office:value="132" calcext:value-type="float">
            <text:p>132</text:p>
          </table:table-cell>
          <table:table-cell table:style-name="ce25" table:formula="of:=(([.K427]-[.U427])/[.U427])+1" office:value-type="percentage" office:value="0.833333333333333" calcext:value-type="percentage">
            <text:p>83%</text:p>
          </table:table-cell>
          <table:table-cell table:style-name="ce27" table:formula="of:=SUM([.X427:.AA427])" office:value-type="float" office:value="110" calcext:value-type="float">
            <text:p>110</text:p>
          </table:table-cell>
          <table:table-cell table:style-name="ce21" table:formula="of:=[.Q427]*[.$V427]" office:value-type="float" office:value="0" calcext:value-type="float">
            <text:p>0</text:p>
          </table:table-cell>
          <table:table-cell table:style-name="ce21" table:formula="of:=[.R427]*[.$V427]" office:value-type="float" office:value="20" calcext:value-type="float">
            <text:p>20</text:p>
          </table:table-cell>
          <table:table-cell table:style-name="ce21" table:formula="of:=[.S427]*[.$V427]" office:value-type="float" office:value="86.6666666666667" calcext:value-type="float">
            <text:p>87</text:p>
          </table:table-cell>
          <table:table-cell table:style-name="ce21" table:formula="of:=[.T427]*[.$V427]" office:value-type="float" office:value="3.33333333333333" calcext:value-type="float">
            <text:p>3</text:p>
          </table:table-cell>
          <table:table-cell table:style-name="ce25" table:formula="of:=[.X427]/[.$W427]" office:value-type="percentage" office:value="0" calcext:value-type="percentage">
            <text:p>0%</text:p>
          </table:table-cell>
          <table:table-cell table:style-name="ce25" table:formula="of:=[.Y427]/[.$W427]" office:value-type="percentage" office:value="0.181818181818182" calcext:value-type="percentage">
            <text:p>18%</text:p>
          </table:table-cell>
          <table:table-cell table:style-name="ce25" table:formula="of:=[.Z427]/[.$W427]" office:value-type="percentage" office:value="0.787878787878788" calcext:value-type="percentage">
            <text:p>79%</text:p>
          </table:table-cell>
          <table:table-cell table:style-name="ce25" table:formula="of:=[.AA427]/[.$W427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nny smith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8]&lt;&gt;&quot;&quot;;MATCH([.A428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8];[.H$2]));&quot;&quot;;INDEX(table;[.$C428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8];[.K$2])*[.$I428]*[.$J428]);&quot;&quot;;INDEX(table;[.$C428];[.K$2])*[.$I428]*[.$J428])" office:value-type="float" office:value="63" calcext:value-type="float">
            <text:p>63</text:p>
          </table:table-cell>
          <table:table-cell table:style-name="ce21" table:formula="of:=IF(ISERROR(INDEX(table;[.$C428];[.L$2])*[.$I428]*[.$J428]);&quot;&quot;;INDEX(table;[.$C428];[.L$2])*[.$I428]*[.$J428])" office:value-type="float" office:value="0.2" calcext:value-type="float">
            <text:p>0</text:p>
          </table:table-cell>
          <table:table-cell table:style-name="ce21" table:formula="of:=IF(ISERROR(INDEX(table;[.$C428];[.M$2])*[.$I428]*[.$J428]);&quot;&quot;;INDEX(table;[.$C428];[.M$2])*[.$I428]*[.$J428])" office:value-type="float" office:value="14.8" calcext:value-type="float">
            <text:p>15</text:p>
          </table:table-cell>
          <table:table-cell table:style-name="ce21" table:formula="of:=IF(ISERROR(INDEX(table;[.$C428];[.N$2])*[.$I428]*[.$J428]);&quot;&quot;;INDEX(table;[.$C428];[.N$2])*[.$I428]*[.$J428])" office:value-type="float" office:value="3.1" calcext:value-type="float">
            <text:p>3</text:p>
          </table:table-cell>
          <table:table-cell table:style-name="ce21" table:formula="of:=IF(ISERROR(INDEX(table;[.$C428];[.O$2])*[.$I428]*[.$J428]);&quot;&quot;;INDEX(table;[.$C428];[.O$2])*[.$I428]*[.$J428])" office:value-type="float" office:value="11.7" calcext:value-type="float">
            <text:p>12</text:p>
          </table:table-cell>
          <table:table-cell table:style-name="ce21" table:formula="of:=IF(ISERROR(INDEX(table;[.$C428];[.P$2])*[.$I428]*[.$J428]);&quot;&quot;;INDEX(table;[.$C428];[.P$2])*[.$I428]*[.$J428])" office:value-type="float" office:value="0" calcext:value-type="float">
            <text:p>0</text:p>
          </table:table-cell>
          <table:table-cell table:style-name="ce21" table:formula="of:=[.L428]*9" office:value-type="float" office:value="1.8" calcext:value-type="float">
            <text:p>2</text:p>
          </table:table-cell>
          <table:table-cell table:style-name="ce21" table:formula="of:=[.N428]*4" office:value-type="float" office:value="12.4" calcext:value-type="float">
            <text:p>12</text:p>
          </table:table-cell>
          <table:table-cell table:style-name="ce21" table:formula="of:=[.O428]*4" office:value-type="float" office:value="46.8" calcext:value-type="float">
            <text:p>47</text:p>
          </table:table-cell>
          <table:table-cell table:style-name="ce21" table:formula="of:=[.P428]*4" office:value-type="float" office:value="0" calcext:value-type="float">
            <text:p>0</text:p>
          </table:table-cell>
          <table:table-cell table:style-name="ce21" table:formula="of:=SUM([.Q428:.T428])" office:value-type="float" office:value="61" calcext:value-type="float">
            <text:p>61</text:p>
          </table:table-cell>
          <table:table-cell table:style-name="ce25" table:formula="of:=(([.K428]-[.U428])/[.U428])+1" office:value-type="percentage" office:value="1.0327868852459" calcext:value-type="percentage">
            <text:p>103%</text:p>
          </table:table-cell>
          <table:table-cell table:style-name="ce27" table:formula="of:=SUM([.X428:.AA428])" office:value-type="float" office:value="63" calcext:value-type="float">
            <text:p>63</text:p>
          </table:table-cell>
          <table:table-cell table:style-name="ce21" table:formula="of:=[.Q428]*[.$V428]" office:value-type="float" office:value="1.85901639344262" calcext:value-type="float">
            <text:p>2</text:p>
          </table:table-cell>
          <table:table-cell table:style-name="ce21" table:formula="of:=[.R428]*[.$V428]" office:value-type="float" office:value="12.8065573770492" calcext:value-type="float">
            <text:p>13</text:p>
          </table:table-cell>
          <table:table-cell table:style-name="ce21" table:formula="of:=[.S428]*[.$V428]" office:value-type="float" office:value="48.3344262295082" calcext:value-type="float">
            <text:p>48</text:p>
          </table:table-cell>
          <table:table-cell table:style-name="ce21" table:formula="of:=[.T428]*[.$V428]" office:value-type="float" office:value="0" calcext:value-type="float">
            <text:p>0</text:p>
          </table:table-cell>
          <table:table-cell table:style-name="ce25" table:formula="of:=[.X428]/[.$W428]" office:value-type="percentage" office:value="0.0295081967213115" calcext:value-type="percentage">
            <text:p>3%</text:p>
          </table:table-cell>
          <table:table-cell table:style-name="ce25" table:formula="of:=[.Y428]/[.$W428]" office:value-type="percentage" office:value="0.20327868852459" calcext:value-type="percentage">
            <text:p>20%</text:p>
          </table:table-cell>
          <table:table-cell table:style-name="ce25" table:formula="of:=[.Z428]/[.$W428]" office:value-type="percentage" office:value="0.767213114754098" calcext:value-type="percentage">
            <text:p>77%</text:p>
          </table:table-cell>
          <table:table-cell table:style-name="ce25" table:formula="of:=[.AA428]/[.$W42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01" calcext:value-type="float">
            <text:p>101</text:p>
          </table:table-cell>
          <table:table-cell table:formula="of:=IF([.A429]&lt;&gt;&quot;&quot;;MATCH([.A429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29];[.H$2]));&quot;&quot;;INDEX(table;[.$C429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29];[.K$2])*[.$I429]*[.$J429]);&quot;&quot;;INDEX(table;[.$C429];[.K$2])*[.$I429]*[.$J429])" office:value-type="float" office:value="170" calcext:value-type="float">
            <text:p>170</text:p>
          </table:table-cell>
          <table:table-cell table:style-name="ce21" table:formula="of:=IF(ISERROR(INDEX(table;[.$C429];[.L$2])*[.$I429]*[.$J429]);&quot;&quot;;INDEX(table;[.$C429];[.L$2])*[.$I429]*[.$J429])" office:value-type="float" office:value="16" calcext:value-type="float">
            <text:p>16</text:p>
          </table:table-cell>
          <table:table-cell table:style-name="ce21" table:formula="of:=IF(ISERROR(INDEX(table;[.$C429];[.M$2])*[.$I429]*[.$J429]);&quot;&quot;;INDEX(table;[.$C429];[.M$2])*[.$I429]*[.$J429])" office:value-type="float" office:value="5" calcext:value-type="float">
            <text:p>5</text:p>
          </table:table-cell>
          <table:table-cell table:style-name="ce21" table:formula="of:=IF(ISERROR(INDEX(table;[.$C429];[.N$2])*[.$I429]*[.$J429]);&quot;&quot;;INDEX(table;[.$C429];[.N$2])*[.$I429]*[.$J429])" office:value-type="float" office:value="3" calcext:value-type="float">
            <text:p>3</text:p>
          </table:table-cell>
          <table:table-cell table:style-name="ce21" table:formula="of:=IF(ISERROR(INDEX(table;[.$C429];[.O$2])*[.$I429]*[.$J429]);&quot;&quot;;INDEX(table;[.$C429];[.O$2])*[.$I429]*[.$J429])" office:value-type="float" office:value="2" calcext:value-type="float">
            <text:p>2</text:p>
          </table:table-cell>
          <table:table-cell table:style-name="ce21" table:formula="of:=IF(ISERROR(INDEX(table;[.$C429];[.P$2])*[.$I429]*[.$J429]);&quot;&quot;;INDEX(table;[.$C429];[.P$2])*[.$I429]*[.$J429])" office:value-type="float" office:value="0" calcext:value-type="float">
            <text:p>0</text:p>
          </table:table-cell>
          <table:table-cell table:style-name="ce21" table:formula="of:=[.L429]*9" office:value-type="float" office:value="144" calcext:value-type="float">
            <text:p>144</text:p>
          </table:table-cell>
          <table:table-cell table:style-name="ce21" table:formula="of:=[.N429]*4" office:value-type="float" office:value="12" calcext:value-type="float">
            <text:p>12</text:p>
          </table:table-cell>
          <table:table-cell table:style-name="ce21" table:formula="of:=[.O429]*4" office:value-type="float" office:value="8" calcext:value-type="float">
            <text:p>8</text:p>
          </table:table-cell>
          <table:table-cell table:style-name="ce21" table:formula="of:=[.P429]*4" office:value-type="float" office:value="0" calcext:value-type="float">
            <text:p>0</text:p>
          </table:table-cell>
          <table:table-cell table:style-name="ce21" table:formula="of:=SUM([.Q429:.T429])" office:value-type="float" office:value="164" calcext:value-type="float">
            <text:p>164</text:p>
          </table:table-cell>
          <table:table-cell table:style-name="ce25" table:formula="of:=(([.K429]-[.U429])/[.U429])+1" office:value-type="percentage" office:value="1.03658536585366" calcext:value-type="percentage">
            <text:p>104%</text:p>
          </table:table-cell>
          <table:table-cell table:style-name="ce27" table:formula="of:=SUM([.X429:.AA429])" office:value-type="float" office:value="170" calcext:value-type="float">
            <text:p>170</text:p>
          </table:table-cell>
          <table:table-cell table:style-name="ce21" table:formula="of:=[.Q429]*[.$V429]" office:value-type="float" office:value="149.268292682927" calcext:value-type="float">
            <text:p>149</text:p>
          </table:table-cell>
          <table:table-cell table:style-name="ce21" table:formula="of:=[.R429]*[.$V429]" office:value-type="float" office:value="12.4390243902439" calcext:value-type="float">
            <text:p>12</text:p>
          </table:table-cell>
          <table:table-cell table:style-name="ce21" table:formula="of:=[.S429]*[.$V429]" office:value-type="float" office:value="8.29268292682927" calcext:value-type="float">
            <text:p>8</text:p>
          </table:table-cell>
          <table:table-cell table:style-name="ce21" table:formula="of:=[.T429]*[.$V429]" office:value-type="float" office:value="0" calcext:value-type="float">
            <text:p>0</text:p>
          </table:table-cell>
          <table:table-cell table:style-name="ce25" table:formula="of:=[.X429]/[.$W429]" office:value-type="percentage" office:value="0.878048780487805" calcext:value-type="percentage">
            <text:p>88%</text:p>
          </table:table-cell>
          <table:table-cell table:style-name="ce25" table:formula="of:=[.Y429]/[.$W429]" office:value-type="percentage" office:value="0.0731707317073171" calcext:value-type="percentage">
            <text:p>7%</text:p>
          </table:table-cell>
          <table:table-cell table:style-name="ce25" table:formula="of:=[.Z429]/[.$W429]" office:value-type="percentage" office:value="0.0487804878048781" calcext:value-type="percentage">
            <text:p>5%</text:p>
          </table:table-cell>
          <table:table-cell table:style-name="ce25" table:formula="of:=[.AA429]/[.$W42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lentil quinoa soup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0]&lt;&gt;&quot;&quot;;MATCH([.A430];row_title;0);&quot;&quot;)" office:value-type="float" office:value="108" calcext:value-type="float">
            <text:p>108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30];[.H$2]));&quot;&quot;;INDEX(table;[.$C430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0];[.K$2])*[.$I430]*[.$J430]);&quot;&quot;;INDEX(table;[.$C430];[.K$2])*[.$I430]*[.$J430])" office:value-type="float" office:value="346.285714285714" calcext:value-type="float">
            <text:p>346</text:p>
          </table:table-cell>
          <table:table-cell table:style-name="ce21" table:formula="of:=IF(ISERROR(INDEX(table;[.$C430];[.L$2])*[.$I430]*[.$J430]);&quot;&quot;;INDEX(table;[.$C430];[.L$2])*[.$I430]*[.$J430])" office:value-type="float" office:value="10.8285714285714" calcext:value-type="float">
            <text:p>11</text:p>
          </table:table-cell>
          <table:table-cell table:style-name="ce21" table:formula="of:=IF(ISERROR(INDEX(table;[.$C430];[.M$2])*[.$I430]*[.$J430]);&quot;&quot;;INDEX(table;[.$C430];[.M$2])*[.$I430]*[.$J430])" office:value-type="float" office:value="63.9428571428571" calcext:value-type="float">
            <text:p>64</text:p>
          </table:table-cell>
          <table:table-cell table:style-name="ce21" table:formula="of:=IF(ISERROR(INDEX(table;[.$C430];[.N$2])*[.$I430]*[.$J430]);&quot;&quot;;INDEX(table;[.$C430];[.N$2])*[.$I430]*[.$J430])" office:value-type="float" office:value="20.9714285714286" calcext:value-type="float">
            <text:p>21</text:p>
          </table:table-cell>
          <table:table-cell table:style-name="ce21" table:formula="of:=IF(ISERROR(INDEX(table;[.$C430];[.O$2])*[.$I430]*[.$J430]);&quot;&quot;;INDEX(table;[.$C430];[.O$2])*[.$I430]*[.$J430])" office:value-type="float" office:value="42.4" calcext:value-type="float">
            <text:p>42</text:p>
          </table:table-cell>
          <table:table-cell table:style-name="ce21" table:formula="of:=IF(ISERROR(INDEX(table;[.$C430];[.P$2])*[.$I430]*[.$J430]);&quot;&quot;;INDEX(table;[.$C430];[.P$2])*[.$I430]*[.$J430])" office:value-type="float" office:value="19.5142857142857" calcext:value-type="float">
            <text:p>20</text:p>
          </table:table-cell>
          <table:table-cell table:style-name="ce21" table:formula="of:=[.L430]*9" office:value-type="float" office:value="97.4571428571428" calcext:value-type="float">
            <text:p>97</text:p>
          </table:table-cell>
          <table:table-cell table:style-name="ce21" table:formula="of:=[.N430]*4" office:value-type="float" office:value="83.8857142857143" calcext:value-type="float">
            <text:p>84</text:p>
          </table:table-cell>
          <table:table-cell table:style-name="ce21" table:formula="of:=[.O430]*4" office:value-type="float" office:value="169.6" calcext:value-type="float">
            <text:p>170</text:p>
          </table:table-cell>
          <table:table-cell table:style-name="ce21" table:formula="of:=[.P430]*4" office:value-type="float" office:value="78.0571428571429" calcext:value-type="float">
            <text:p>78</text:p>
          </table:table-cell>
          <table:table-cell table:style-name="ce21" table:formula="of:=SUM([.Q430:.T430])" office:value-type="float" office:value="429" calcext:value-type="float">
            <text:p>429</text:p>
          </table:table-cell>
          <table:table-cell table:style-name="ce25" table:formula="of:=(([.K430]-[.U430])/[.U430])+1" office:value-type="percentage" office:value="0.807192807192807" calcext:value-type="percentage">
            <text:p>81%</text:p>
          </table:table-cell>
          <table:table-cell table:style-name="ce27" table:formula="of:=SUM([.X430:.AA430])" office:value-type="float" office:value="346.285714285714" calcext:value-type="float">
            <text:p>346.2857142857</text:p>
          </table:table-cell>
          <table:table-cell table:style-name="ce21" table:formula="of:=[.Q430]*[.$V430]" office:value-type="float" office:value="78.6667047238476" calcext:value-type="float">
            <text:p>79</text:p>
          </table:table-cell>
          <table:table-cell table:style-name="ce21" table:formula="of:=[.R430]*[.$V430]" office:value-type="float" office:value="67.7119451976595" calcext:value-type="float">
            <text:p>68</text:p>
          </table:table-cell>
          <table:table-cell table:style-name="ce21" table:formula="of:=[.S430]*[.$V430]" office:value-type="float" office:value="136.8999000999" calcext:value-type="float">
            <text:p>137</text:p>
          </table:table-cell>
          <table:table-cell table:style-name="ce21" table:formula="of:=[.T430]*[.$V430]" office:value-type="float" office:value="63.0071642643071" calcext:value-type="float">
            <text:p>63</text:p>
          </table:table-cell>
          <table:table-cell table:style-name="ce25" table:formula="of:=[.X430]/[.$W430]" office:value-type="percentage" office:value="0.227172827172827" calcext:value-type="percentage">
            <text:p>23%</text:p>
          </table:table-cell>
          <table:table-cell table:style-name="ce25" table:formula="of:=[.Y430]/[.$W430]" office:value-type="percentage" office:value="0.195537795537796" calcext:value-type="percentage">
            <text:p>20%</text:p>
          </table:table-cell>
          <table:table-cell table:style-name="ce25" table:formula="of:=[.Z430]/[.$W430]" office:value-type="percentage" office:value="0.395337995337995" calcext:value-type="percentage">
            <text:p>40%</text:p>
          </table:table-cell>
          <table:table-cell table:style-name="ce25" table:formula="of:=[.AA430]/[.$W430]" office:value-type="percentage" office:value="0.181951381951382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1]&lt;&gt;&quot;&quot;;MATCH([.A431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31];[.H$2]));&quot;&quot;;INDEX(table;[.$C431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1];[.K$2])*[.$I431]*[.$J431]);&quot;&quot;;INDEX(table;[.$C431];[.K$2])*[.$I431]*[.$J431])" office:value-type="float" office:value="130" calcext:value-type="float">
            <text:p>130</text:p>
          </table:table-cell>
          <table:table-cell table:style-name="ce21" table:formula="of:=IF(ISERROR(INDEX(table;[.$C431];[.L$2])*[.$I431]*[.$J431]);&quot;&quot;;INDEX(table;[.$C431];[.L$2])*[.$I431]*[.$J431])" office:value-type="float" office:value="7" calcext:value-type="float">
            <text:p>7</text:p>
          </table:table-cell>
          <table:table-cell table:style-name="ce21" table:formula="of:=IF(ISERROR(INDEX(table;[.$C431];[.M$2])*[.$I431]*[.$J431]);&quot;&quot;;INDEX(table;[.$C431];[.M$2])*[.$I431]*[.$J431])" office:value-type="float" office:value="16" calcext:value-type="float">
            <text:p>16</text:p>
          </table:table-cell>
          <table:table-cell table:style-name="ce21" table:formula="of:=IF(ISERROR(INDEX(table;[.$C431];[.N$2])*[.$I431]*[.$J431]);&quot;&quot;;INDEX(table;[.$C431];[.N$2])*[.$I431]*[.$J431])" office:value-type="float" office:value="2" calcext:value-type="float">
            <text:p>2</text:p>
          </table:table-cell>
          <table:table-cell table:style-name="ce21" table:formula="of:=IF(ISERROR(INDEX(table;[.$C431];[.O$2])*[.$I431]*[.$J431]);&quot;&quot;;INDEX(table;[.$C431];[.O$2])*[.$I431]*[.$J431])" office:value-type="float" office:value="13" calcext:value-type="float">
            <text:p>13</text:p>
          </table:table-cell>
          <table:table-cell table:style-name="ce21" table:formula="of:=IF(ISERROR(INDEX(table;[.$C431];[.P$2])*[.$I431]*[.$J431]);&quot;&quot;;INDEX(table;[.$C431];[.P$2])*[.$I431]*[.$J431])" office:value-type="float" office:value="2" calcext:value-type="float">
            <text:p>2</text:p>
          </table:table-cell>
          <table:table-cell table:style-name="ce21" table:formula="of:=[.L431]*9" office:value-type="float" office:value="63" calcext:value-type="float">
            <text:p>63</text:p>
          </table:table-cell>
          <table:table-cell table:style-name="ce21" table:formula="of:=[.N431]*4" office:value-type="float" office:value="8" calcext:value-type="float">
            <text:p>8</text:p>
          </table:table-cell>
          <table:table-cell table:style-name="ce21" table:formula="of:=[.O431]*4" office:value-type="float" office:value="52" calcext:value-type="float">
            <text:p>52</text:p>
          </table:table-cell>
          <table:table-cell table:style-name="ce21" table:formula="of:=[.P431]*4" office:value-type="float" office:value="8" calcext:value-type="float">
            <text:p>8</text:p>
          </table:table-cell>
          <table:table-cell table:style-name="ce21" table:formula="of:=SUM([.Q431:.T431])" office:value-type="float" office:value="131" calcext:value-type="float">
            <text:p>131</text:p>
          </table:table-cell>
          <table:table-cell table:style-name="ce25" table:formula="of:=(([.K431]-[.U431])/[.U431])+1" office:value-type="percentage" office:value="0.992366412213741" calcext:value-type="percentage">
            <text:p>99%</text:p>
          </table:table-cell>
          <table:table-cell table:style-name="ce27" table:formula="of:=SUM([.X431:.AA431])" office:value-type="float" office:value="130" calcext:value-type="float">
            <text:p>130</text:p>
          </table:table-cell>
          <table:table-cell table:style-name="ce21" table:formula="of:=[.Q431]*[.$V431]" office:value-type="float" office:value="62.5190839694657" calcext:value-type="float">
            <text:p>63</text:p>
          </table:table-cell>
          <table:table-cell table:style-name="ce21" table:formula="of:=[.R431]*[.$V431]" office:value-type="float" office:value="7.93893129770992" calcext:value-type="float">
            <text:p>8</text:p>
          </table:table-cell>
          <table:table-cell table:style-name="ce21" table:formula="of:=[.S431]*[.$V431]" office:value-type="float" office:value="51.6030534351145" calcext:value-type="float">
            <text:p>52</text:p>
          </table:table-cell>
          <table:table-cell table:style-name="ce21" table:formula="of:=[.T431]*[.$V431]" office:value-type="float" office:value="7.93893129770992" calcext:value-type="float">
            <text:p>8</text:p>
          </table:table-cell>
          <table:table-cell table:style-name="ce25" table:formula="of:=[.X431]/[.$W431]" office:value-type="percentage" office:value="0.480916030534351" calcext:value-type="percentage">
            <text:p>48%</text:p>
          </table:table-cell>
          <table:table-cell table:style-name="ce25" table:formula="of:=[.Y431]/[.$W431]" office:value-type="percentage" office:value="0.0610687022900763" calcext:value-type="percentage">
            <text:p>6%</text:p>
          </table:table-cell>
          <table:table-cell table:style-name="ce25" table:formula="of:=[.Z431]/[.$W431]" office:value-type="percentage" office:value="0.396946564885496" calcext:value-type="percentage">
            <text:p>40%</text:p>
          </table:table-cell>
          <table:table-cell table:style-name="ce25" table:formula="of:=[.AA431]/[.$W431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2]&lt;&gt;&quot;&quot;;MATCH([.A432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2];[.H$2]));&quot;&quot;;INDEX(table;[.$C43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2];[.K$2])*[.$I432]*[.$J432]);&quot;&quot;;INDEX(table;[.$C432];[.K$2])*[.$I432]*[.$J432])" office:value-type="float" office:value="200" calcext:value-type="float">
            <text:p>200</text:p>
          </table:table-cell>
          <table:table-cell table:style-name="ce21" table:formula="of:=IF(ISERROR(INDEX(table;[.$C432];[.L$2])*[.$I432]*[.$J432]);&quot;&quot;;INDEX(table;[.$C432];[.L$2])*[.$I432]*[.$J432])" office:value-type="float" office:value="18" calcext:value-type="float">
            <text:p>18</text:p>
          </table:table-cell>
          <table:table-cell table:style-name="ce21" table:formula="of:=IF(ISERROR(INDEX(table;[.$C432];[.M$2])*[.$I432]*[.$J432]);&quot;&quot;;INDEX(table;[.$C432];[.M$2])*[.$I432]*[.$J432])" office:value-type="float" office:value="6" calcext:value-type="float">
            <text:p>6</text:p>
          </table:table-cell>
          <table:table-cell table:style-name="ce21" table:formula="of:=IF(ISERROR(INDEX(table;[.$C432];[.N$2])*[.$I432]*[.$J432]);&quot;&quot;;INDEX(table;[.$C432];[.N$2])*[.$I432]*[.$J432])" office:value-type="float" office:value="2" calcext:value-type="float">
            <text:p>2</text:p>
          </table:table-cell>
          <table:table-cell table:style-name="ce21" table:formula="of:=IF(ISERROR(INDEX(table;[.$C432];[.O$2])*[.$I432]*[.$J432]);&quot;&quot;;INDEX(table;[.$C432];[.O$2])*[.$I432]*[.$J432])" office:value-type="float" office:value="4" calcext:value-type="float">
            <text:p>4</text:p>
          </table:table-cell>
          <table:table-cell table:style-name="ce21" table:formula="of:=IF(ISERROR(INDEX(table;[.$C432];[.P$2])*[.$I432]*[.$J432]);&quot;&quot;;INDEX(table;[.$C432];[.P$2])*[.$I432]*[.$J432])" office:value-type="float" office:value="7" calcext:value-type="float">
            <text:p>7</text:p>
          </table:table-cell>
          <table:table-cell table:style-name="ce21" table:formula="of:=[.L432]*9" office:value-type="float" office:value="162" calcext:value-type="float">
            <text:p>162</text:p>
          </table:table-cell>
          <table:table-cell table:style-name="ce21" table:formula="of:=[.N432]*4" office:value-type="float" office:value="8" calcext:value-type="float">
            <text:p>8</text:p>
          </table:table-cell>
          <table:table-cell table:style-name="ce21" table:formula="of:=[.O432]*4" office:value-type="float" office:value="16" calcext:value-type="float">
            <text:p>16</text:p>
          </table:table-cell>
          <table:table-cell table:style-name="ce21" table:formula="of:=[.P432]*4" office:value-type="float" office:value="28" calcext:value-type="float">
            <text:p>28</text:p>
          </table:table-cell>
          <table:table-cell table:style-name="ce21" table:formula="of:=SUM([.Q432:.T432])" office:value-type="float" office:value="214" calcext:value-type="float">
            <text:p>214</text:p>
          </table:table-cell>
          <table:table-cell table:style-name="ce25" table:formula="of:=(([.K432]-[.U432])/[.U432])+1" office:value-type="percentage" office:value="0.934579439252336" calcext:value-type="percentage">
            <text:p>93%</text:p>
          </table:table-cell>
          <table:table-cell table:style-name="ce27" table:formula="of:=SUM([.X432:.AA432])" office:value-type="float" office:value="200" calcext:value-type="float">
            <text:p>200</text:p>
          </table:table-cell>
          <table:table-cell table:style-name="ce21" table:formula="of:=[.Q432]*[.$V432]" office:value-type="float" office:value="151.401869158879" calcext:value-type="float">
            <text:p>151</text:p>
          </table:table-cell>
          <table:table-cell table:style-name="ce21" table:formula="of:=[.R432]*[.$V432]" office:value-type="float" office:value="7.47663551401869" calcext:value-type="float">
            <text:p>7</text:p>
          </table:table-cell>
          <table:table-cell table:style-name="ce21" table:formula="of:=[.S432]*[.$V432]" office:value-type="float" office:value="14.9532710280374" calcext:value-type="float">
            <text:p>15</text:p>
          </table:table-cell>
          <table:table-cell table:style-name="ce21" table:formula="of:=[.T432]*[.$V432]" office:value-type="float" office:value="26.1682242990654" calcext:value-type="float">
            <text:p>26</text:p>
          </table:table-cell>
          <table:table-cell table:style-name="ce25" table:formula="of:=[.X432]/[.$W432]" office:value-type="percentage" office:value="0.757009345794392" calcext:value-type="percentage">
            <text:p>76%</text:p>
          </table:table-cell>
          <table:table-cell table:style-name="ce25" table:formula="of:=[.Y432]/[.$W432]" office:value-type="percentage" office:value="0.0373831775700935" calcext:value-type="percentage">
            <text:p>4%</text:p>
          </table:table-cell>
          <table:table-cell table:style-name="ce25" table:formula="of:=[.Z432]/[.$W432]" office:value-type="percentage" office:value="0.0747663551401869" calcext:value-type="percentage">
            <text:p>7%</text:p>
          </table:table-cell>
          <table:table-cell table:style-name="ce25" table:formula="of:=[.AA432]/[.$W432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0" calcext:value-type="float">
            <text:p>100</text:p>
          </table:table-cell>
          <table:table-cell table:formula="of:=IF([.A433]&lt;&gt;&quot;&quot;;MATCH([.A433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3];[.H$2]));&quot;&quot;;INDEX(table;[.$C433];[.H$2]))" office:value-type="string" office:string-value="1pieces" calcext:value-type="string">
            <text:p>1pieces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3];[.K$2])*[.$I433]*[.$J433]);&quot;&quot;;INDEX(table;[.$C433];[.K$2])*[.$I433]*[.$J433])" office:value-type="float" office:value="120" calcext:value-type="float">
            <text:p>120</text:p>
          </table:table-cell>
          <table:table-cell table:style-name="ce21" table:formula="of:=IF(ISERROR(INDEX(table;[.$C433];[.L$2])*[.$I433]*[.$J433]);&quot;&quot;;INDEX(table;[.$C433];[.L$2])*[.$I433]*[.$J433])" office:value-type="float" office:value="0.588" calcext:value-type="float">
            <text:p>1</text:p>
          </table:table-cell>
          <table:table-cell table:style-name="ce21" table:formula="of:=IF(ISERROR(INDEX(table;[.$C433];[.M$2])*[.$I433]*[.$J433]);&quot;&quot;;INDEX(table;[.$C433];[.M$2])*[.$I433]*[.$J433])" office:value-type="float" office:value="24.532" calcext:value-type="float">
            <text:p>25</text:p>
          </table:table-cell>
          <table:table-cell table:style-name="ce21" table:formula="of:=IF(ISERROR(INDEX(table;[.$C433];[.N$2])*[.$I433]*[.$J433]);&quot;&quot;;INDEX(table;[.$C433];[.N$2])*[.$I433]*[.$J433])" office:value-type="float" office:value="0" calcext:value-type="float">
            <text:p>0</text:p>
          </table:table-cell>
          <table:table-cell table:style-name="ce21" table:formula="of:=IF(ISERROR(INDEX(table;[.$C433];[.O$2])*[.$I433]*[.$J433]);&quot;&quot;;INDEX(table;[.$C433];[.O$2])*[.$I433]*[.$J433])" office:value-type="float" office:value="24.532" calcext:value-type="float">
            <text:p>25</text:p>
          </table:table-cell>
          <table:table-cell table:style-name="ce21" table:formula="of:=IF(ISERROR(INDEX(table;[.$C433];[.P$2])*[.$I433]*[.$J433]);&quot;&quot;;INDEX(table;[.$C433];[.P$2])*[.$I433]*[.$J433])" office:value-type="float" office:value="4.36" calcext:value-type="float">
            <text:p>4</text:p>
          </table:table-cell>
          <table:table-cell table:style-name="ce21" table:formula="of:=[.L433]*9" office:value-type="float" office:value="5.292" calcext:value-type="float">
            <text:p>5</text:p>
          </table:table-cell>
          <table:table-cell table:style-name="ce21" table:formula="of:=[.N433]*4" office:value-type="float" office:value="0" calcext:value-type="float">
            <text:p>0</text:p>
          </table:table-cell>
          <table:table-cell table:style-name="ce21" table:formula="of:=[.O433]*4" office:value-type="float" office:value="98.128" calcext:value-type="float">
            <text:p>98</text:p>
          </table:table-cell>
          <table:table-cell table:style-name="ce21" table:formula="of:=[.P433]*4" office:value-type="float" office:value="17.44" calcext:value-type="float">
            <text:p>17</text:p>
          </table:table-cell>
          <table:table-cell table:style-name="ce21" table:formula="of:=SUM([.Q433:.T433])" office:value-type="float" office:value="120.86" calcext:value-type="float">
            <text:p>121</text:p>
          </table:table-cell>
          <table:table-cell table:style-name="ce25" table:formula="of:=(([.K433]-[.U433])/[.U433])+1" office:value-type="percentage" office:value="0.992884328975674" calcext:value-type="percentage">
            <text:p>99%</text:p>
          </table:table-cell>
          <table:table-cell table:style-name="ce27" table:formula="of:=SUM([.X433:.AA433])" office:value-type="float" office:value="120" calcext:value-type="float">
            <text:p>120</text:p>
          </table:table-cell>
          <table:table-cell table:style-name="ce21" table:formula="of:=[.Q433]*[.$V433]" office:value-type="float" office:value="5.25434386893927" calcext:value-type="float">
            <text:p>5</text:p>
          </table:table-cell>
          <table:table-cell table:style-name="ce21" table:formula="of:=[.R433]*[.$V433]" office:value-type="float" office:value="0" calcext:value-type="float">
            <text:p>0</text:p>
          </table:table-cell>
          <table:table-cell table:style-name="ce21" table:formula="of:=[.S433]*[.$V433]" office:value-type="float" office:value="97.429753433725" calcext:value-type="float">
            <text:p>97</text:p>
          </table:table-cell>
          <table:table-cell table:style-name="ce21" table:formula="of:=[.T433]*[.$V433]" office:value-type="float" office:value="17.3159026973358" calcext:value-type="float">
            <text:p>17</text:p>
          </table:table-cell>
          <table:table-cell table:style-name="ce25" table:formula="of:=[.X433]/[.$W433]" office:value-type="percentage" office:value="0.0437861989078272" calcext:value-type="percentage">
            <text:p>4%</text:p>
          </table:table-cell>
          <table:table-cell table:style-name="ce25" table:formula="of:=[.Y433]/[.$W433]" office:value-type="percentage" office:value="0" calcext:value-type="percentage">
            <text:p>0%</text:p>
          </table:table-cell>
          <table:table-cell table:style-name="ce25" table:formula="of:=[.Z433]/[.$W433]" office:value-type="percentage" office:value="0.811914611947708" calcext:value-type="percentage">
            <text:p>81%</text:p>
          </table:table-cell>
          <table:table-cell table:style-name="ce25" table:formula="of:=[.AA433]/[.$W43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4]&lt;&gt;&quot;&quot;;MATCH([.A434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4];[.H$2]));&quot;&quot;;INDEX(table;[.$C434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4];[.K$2])*[.$I434]*[.$J434]);&quot;&quot;;INDEX(table;[.$C434];[.K$2])*[.$I434]*[.$J434])" office:value-type="float" office:value="200" calcext:value-type="float">
            <text:p>200</text:p>
          </table:table-cell>
          <table:table-cell table:style-name="ce21" table:formula="of:=IF(ISERROR(INDEX(table;[.$C434];[.L$2])*[.$I434]*[.$J434]);&quot;&quot;;INDEX(table;[.$C434];[.L$2])*[.$I434]*[.$J434])" office:value-type="float" office:value="18" calcext:value-type="float">
            <text:p>18</text:p>
          </table:table-cell>
          <table:table-cell table:style-name="ce21" table:formula="of:=IF(ISERROR(INDEX(table;[.$C434];[.M$2])*[.$I434]*[.$J434]);&quot;&quot;;INDEX(table;[.$C434];[.M$2])*[.$I434]*[.$J434])" office:value-type="float" office:value="6" calcext:value-type="float">
            <text:p>6</text:p>
          </table:table-cell>
          <table:table-cell table:style-name="ce21" table:formula="of:=IF(ISERROR(INDEX(table;[.$C434];[.N$2])*[.$I434]*[.$J434]);&quot;&quot;;INDEX(table;[.$C434];[.N$2])*[.$I434]*[.$J434])" office:value-type="float" office:value="2" calcext:value-type="float">
            <text:p>2</text:p>
          </table:table-cell>
          <table:table-cell table:style-name="ce21" table:formula="of:=IF(ISERROR(INDEX(table;[.$C434];[.O$2])*[.$I434]*[.$J434]);&quot;&quot;;INDEX(table;[.$C434];[.O$2])*[.$I434]*[.$J434])" office:value-type="float" office:value="4" calcext:value-type="float">
            <text:p>4</text:p>
          </table:table-cell>
          <table:table-cell table:style-name="ce21" table:formula="of:=IF(ISERROR(INDEX(table;[.$C434];[.P$2])*[.$I434]*[.$J434]);&quot;&quot;;INDEX(table;[.$C434];[.P$2])*[.$I434]*[.$J434])" office:value-type="float" office:value="7" calcext:value-type="float">
            <text:p>7</text:p>
          </table:table-cell>
          <table:table-cell table:style-name="ce21" table:formula="of:=[.L434]*9" office:value-type="float" office:value="162" calcext:value-type="float">
            <text:p>162</text:p>
          </table:table-cell>
          <table:table-cell table:style-name="ce21" table:formula="of:=[.N434]*4" office:value-type="float" office:value="8" calcext:value-type="float">
            <text:p>8</text:p>
          </table:table-cell>
          <table:table-cell table:style-name="ce21" table:formula="of:=[.O434]*4" office:value-type="float" office:value="16" calcext:value-type="float">
            <text:p>16</text:p>
          </table:table-cell>
          <table:table-cell table:style-name="ce21" table:formula="of:=[.P434]*4" office:value-type="float" office:value="28" calcext:value-type="float">
            <text:p>28</text:p>
          </table:table-cell>
          <table:table-cell table:style-name="ce21" table:formula="of:=SUM([.Q434:.T434])" office:value-type="float" office:value="214" calcext:value-type="float">
            <text:p>214</text:p>
          </table:table-cell>
          <table:table-cell table:style-name="ce25" table:formula="of:=(([.K434]-[.U434])/[.U434])+1" office:value-type="percentage" office:value="0.934579439252336" calcext:value-type="percentage">
            <text:p>93%</text:p>
          </table:table-cell>
          <table:table-cell table:style-name="ce27" table:formula="of:=SUM([.X434:.AA434])" office:value-type="float" office:value="200" calcext:value-type="float">
            <text:p>200</text:p>
          </table:table-cell>
          <table:table-cell table:style-name="ce21" table:formula="of:=[.Q434]*[.$V434]" office:value-type="float" office:value="151.401869158879" calcext:value-type="float">
            <text:p>151</text:p>
          </table:table-cell>
          <table:table-cell table:style-name="ce21" table:formula="of:=[.R434]*[.$V434]" office:value-type="float" office:value="7.47663551401869" calcext:value-type="float">
            <text:p>7</text:p>
          </table:table-cell>
          <table:table-cell table:style-name="ce21" table:formula="of:=[.S434]*[.$V434]" office:value-type="float" office:value="14.9532710280374" calcext:value-type="float">
            <text:p>15</text:p>
          </table:table-cell>
          <table:table-cell table:style-name="ce21" table:formula="of:=[.T434]*[.$V434]" office:value-type="float" office:value="26.1682242990654" calcext:value-type="float">
            <text:p>26</text:p>
          </table:table-cell>
          <table:table-cell table:style-name="ce25" table:formula="of:=[.X434]/[.$W434]" office:value-type="percentage" office:value="0.757009345794392" calcext:value-type="percentage">
            <text:p>76%</text:p>
          </table:table-cell>
          <table:table-cell table:style-name="ce25" table:formula="of:=[.Y434]/[.$W434]" office:value-type="percentage" office:value="0.0373831775700935" calcext:value-type="percentage">
            <text:p>4%</text:p>
          </table:table-cell>
          <table:table-cell table:style-name="ce25" table:formula="of:=[.Z434]/[.$W434]" office:value-type="percentage" office:value="0.0747663551401869" calcext:value-type="percentage">
            <text:p>7%</text:p>
          </table:table-cell>
          <table:table-cell table:style-name="ce25" table:formula="of:=[.AA434]/[.$W434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5]&lt;&gt;&quot;&quot;;MATCH([.A435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pm snack</text:p>
          </table:table-cell>
          <table:table-cell table:style-name="ce18" table:formula="of:=IF(ISERROR(INDEX(table;[.$C435];[.H$2]));&quot;&quot;;INDEX(table;[.$C435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5];[.K$2])*[.$I435]*[.$J435]);&quot;&quot;;INDEX(table;[.$C435];[.K$2])*[.$I435]*[.$J435])" office:value-type="float" office:value="130" calcext:value-type="float">
            <text:p>130</text:p>
          </table:table-cell>
          <table:table-cell table:style-name="ce21" table:formula="of:=IF(ISERROR(INDEX(table;[.$C435];[.L$2])*[.$I435]*[.$J435]);&quot;&quot;;INDEX(table;[.$C435];[.L$2])*[.$I435]*[.$J435])" office:value-type="float" office:value="7" calcext:value-type="float">
            <text:p>7</text:p>
          </table:table-cell>
          <table:table-cell table:style-name="ce21" table:formula="of:=IF(ISERROR(INDEX(table;[.$C435];[.M$2])*[.$I435]*[.$J435]);&quot;&quot;;INDEX(table;[.$C435];[.M$2])*[.$I435]*[.$J435])" office:value-type="float" office:value="16" calcext:value-type="float">
            <text:p>16</text:p>
          </table:table-cell>
          <table:table-cell table:style-name="ce21" table:formula="of:=IF(ISERROR(INDEX(table;[.$C435];[.N$2])*[.$I435]*[.$J435]);&quot;&quot;;INDEX(table;[.$C435];[.N$2])*[.$I435]*[.$J435])" office:value-type="float" office:value="2" calcext:value-type="float">
            <text:p>2</text:p>
          </table:table-cell>
          <table:table-cell table:style-name="ce21" table:formula="of:=IF(ISERROR(INDEX(table;[.$C435];[.O$2])*[.$I435]*[.$J435]);&quot;&quot;;INDEX(table;[.$C435];[.O$2])*[.$I435]*[.$J435])" office:value-type="float" office:value="13" calcext:value-type="float">
            <text:p>13</text:p>
          </table:table-cell>
          <table:table-cell table:style-name="ce21" table:formula="of:=IF(ISERROR(INDEX(table;[.$C435];[.P$2])*[.$I435]*[.$J435]);&quot;&quot;;INDEX(table;[.$C435];[.P$2])*[.$I435]*[.$J435])" office:value-type="float" office:value="2" calcext:value-type="float">
            <text:p>2</text:p>
          </table:table-cell>
          <table:table-cell table:style-name="ce21" table:formula="of:=[.L435]*9" office:value-type="float" office:value="63" calcext:value-type="float">
            <text:p>63</text:p>
          </table:table-cell>
          <table:table-cell table:style-name="ce21" table:formula="of:=[.N435]*4" office:value-type="float" office:value="8" calcext:value-type="float">
            <text:p>8</text:p>
          </table:table-cell>
          <table:table-cell table:style-name="ce21" table:formula="of:=[.O435]*4" office:value-type="float" office:value="52" calcext:value-type="float">
            <text:p>52</text:p>
          </table:table-cell>
          <table:table-cell table:style-name="ce21" table:formula="of:=[.P435]*4" office:value-type="float" office:value="8" calcext:value-type="float">
            <text:p>8</text:p>
          </table:table-cell>
          <table:table-cell table:style-name="ce21" table:formula="of:=SUM([.Q435:.T435])" office:value-type="float" office:value="131" calcext:value-type="float">
            <text:p>131</text:p>
          </table:table-cell>
          <table:table-cell table:style-name="ce25" table:formula="of:=(([.K435]-[.U435])/[.U435])+1" office:value-type="percentage" office:value="0.992366412213741" calcext:value-type="percentage">
            <text:p>99%</text:p>
          </table:table-cell>
          <table:table-cell table:style-name="ce27" table:formula="of:=SUM([.X435:.AA435])" office:value-type="float" office:value="130" calcext:value-type="float">
            <text:p>130</text:p>
          </table:table-cell>
          <table:table-cell table:style-name="ce21" table:formula="of:=[.Q435]*[.$V435]" office:value-type="float" office:value="62.5190839694657" calcext:value-type="float">
            <text:p>63</text:p>
          </table:table-cell>
          <table:table-cell table:style-name="ce21" table:formula="of:=[.R435]*[.$V435]" office:value-type="float" office:value="7.93893129770992" calcext:value-type="float">
            <text:p>8</text:p>
          </table:table-cell>
          <table:table-cell table:style-name="ce21" table:formula="of:=[.S435]*[.$V435]" office:value-type="float" office:value="51.6030534351145" calcext:value-type="float">
            <text:p>52</text:p>
          </table:table-cell>
          <table:table-cell table:style-name="ce21" table:formula="of:=[.T435]*[.$V435]" office:value-type="float" office:value="7.93893129770992" calcext:value-type="float">
            <text:p>8</text:p>
          </table:table-cell>
          <table:table-cell table:style-name="ce25" table:formula="of:=[.X435]/[.$W435]" office:value-type="percentage" office:value="0.480916030534351" calcext:value-type="percentage">
            <text:p>48%</text:p>
          </table:table-cell>
          <table:table-cell table:style-name="ce25" table:formula="of:=[.Y435]/[.$W435]" office:value-type="percentage" office:value="0.0610687022900763" calcext:value-type="percentage">
            <text:p>6%</text:p>
          </table:table-cell>
          <table:table-cell table:style-name="ce25" table:formula="of:=[.Z435]/[.$W435]" office:value-type="percentage" office:value="0.396946564885496" calcext:value-type="percentage">
            <text:p>40%</text:p>
          </table:table-cell>
          <table:table-cell table:style-name="ce25" table:formula="of:=[.AA435]/[.$W435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pricot bar</text:p>
          </table:table-cell>
          <table:table-cell table:style-name="ce10" office:value-type="float" office:value="102" calcext:value-type="float">
            <text:p>102</text:p>
          </table:table-cell>
          <table:table-cell table:formula="of:=IF([.A436]&lt;&gt;&quot;&quot;;MATCH([.A436];row_title;0);&quot;&quot;)" office:value-type="float" office:value="21" calcext:value-type="float">
            <text:p>21</text:p>
          </table:table-cell>
          <table:table-cell table:style-name="ce12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 table:formula="of:=IF(ISERROR(INDEX(table;[.$C436];[.H$2]));&quot;&quot;;INDEX(table;[.$C436];[.H$2]))" office:value-type="string" office:string-value="51g/1bar" calcext:value-type="string">
            <text:p>51g/1bar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1" table:formula="of:=IF(ISERROR(INDEX(table;[.$C436];[.K$2])*[.$I436]*[.$J436]);&quot;&quot;;INDEX(table;[.$C436];[.K$2])*[.$I436]*[.$J436])" office:value-type="float" office:value="165" calcext:value-type="float">
            <text:p>165</text:p>
          </table:table-cell>
          <table:table-cell table:style-name="ce21" table:formula="of:=IF(ISERROR(INDEX(table;[.$C436];[.L$2])*[.$I436]*[.$J436]);&quot;&quot;;INDEX(table;[.$C436];[.L$2])*[.$I436]*[.$J436])" office:value-type="float" office:value="5.25" calcext:value-type="float">
            <text:p>5</text:p>
          </table:table-cell>
          <table:table-cell table:style-name="ce21" table:formula="of:=IF(ISERROR(INDEX(table;[.$C436];[.M$2])*[.$I436]*[.$J436]);&quot;&quot;;INDEX(table;[.$C436];[.M$2])*[.$I436]*[.$J436])" office:value-type="float" office:value="27" calcext:value-type="float">
            <text:p>27</text:p>
          </table:table-cell>
          <table:table-cell table:style-name="ce21" table:formula="of:=IF(ISERROR(INDEX(table;[.$C436];[.N$2])*[.$I436]*[.$J436]);&quot;&quot;;INDEX(table;[.$C436];[.N$2])*[.$I436]*[.$J436])" office:value-type="float" office:value="5.25" calcext:value-type="float">
            <text:p>5</text:p>
          </table:table-cell>
          <table:table-cell table:style-name="ce21" table:formula="of:=IF(ISERROR(INDEX(table;[.$C436];[.O$2])*[.$I436]*[.$J436]);&quot;&quot;;INDEX(table;[.$C436];[.O$2])*[.$I436]*[.$J436])" office:value-type="float" office:value="21.75" calcext:value-type="float">
            <text:p>22</text:p>
          </table:table-cell>
          <table:table-cell table:style-name="ce21" table:formula="of:=IF(ISERROR(INDEX(table;[.$C436];[.P$2])*[.$I436]*[.$J436]);&quot;&quot;;INDEX(table;[.$C436];[.P$2])*[.$I436]*[.$J436])" office:value-type="float" office:value="3.75" calcext:value-type="float">
            <text:p>4</text:p>
          </table:table-cell>
          <table:table-cell table:style-name="ce21" table:formula="of:=[.L436]*9" office:value-type="float" office:value="47.25" calcext:value-type="float">
            <text:p>47</text:p>
          </table:table-cell>
          <table:table-cell table:style-name="ce21" table:formula="of:=[.N436]*4" office:value-type="float" office:value="21" calcext:value-type="float">
            <text:p>21</text:p>
          </table:table-cell>
          <table:table-cell table:style-name="ce21" table:formula="of:=[.O436]*4" office:value-type="float" office:value="87" calcext:value-type="float">
            <text:p>87</text:p>
          </table:table-cell>
          <table:table-cell table:style-name="ce21" table:formula="of:=[.P436]*4" office:value-type="float" office:value="15" calcext:value-type="float">
            <text:p>15</text:p>
          </table:table-cell>
          <table:table-cell table:style-name="ce21" table:formula="of:=SUM([.Q436:.T436])" office:value-type="float" office:value="170.25" calcext:value-type="float">
            <text:p>170</text:p>
          </table:table-cell>
          <table:table-cell table:style-name="ce25" table:formula="of:=(([.K436]-[.U436])/[.U436])+1" office:value-type="percentage" office:value="0.969162995594714" calcext:value-type="percentage">
            <text:p>97%</text:p>
          </table:table-cell>
          <table:table-cell table:style-name="ce27" table:formula="of:=SUM([.X436:.AA436])" office:value-type="float" office:value="165" calcext:value-type="float">
            <text:p>165</text:p>
          </table:table-cell>
          <table:table-cell table:style-name="ce21" table:formula="of:=[.Q436]*[.$V436]" office:value-type="float" office:value="45.7929515418502" calcext:value-type="float">
            <text:p>46</text:p>
          </table:table-cell>
          <table:table-cell table:style-name="ce21" table:formula="of:=[.R436]*[.$V436]" office:value-type="float" office:value="20.352422907489" calcext:value-type="float">
            <text:p>20</text:p>
          </table:table-cell>
          <table:table-cell table:style-name="ce21" table:formula="of:=[.S436]*[.$V436]" office:value-type="float" office:value="84.3171806167401" calcext:value-type="float">
            <text:p>84</text:p>
          </table:table-cell>
          <table:table-cell table:style-name="ce21" table:formula="of:=[.T436]*[.$V436]" office:value-type="float" office:value="14.5374449339207" calcext:value-type="float">
            <text:p>15</text:p>
          </table:table-cell>
          <table:table-cell table:style-name="ce25" table:formula="of:=[.X436]/[.$W436]" office:value-type="percentage" office:value="0.277533039647577" calcext:value-type="percentage">
            <text:p>28%</text:p>
          </table:table-cell>
          <table:table-cell table:style-name="ce25" table:formula="of:=[.Y436]/[.$W436]" office:value-type="percentage" office:value="0.123348017621145" calcext:value-type="percentage">
            <text:p>12%</text:p>
          </table:table-cell>
          <table:table-cell table:style-name="ce25" table:formula="of:=[.Z436]/[.$W436]" office:value-type="percentage" office:value="0.511013215859031" calcext:value-type="percentage">
            <text:p>51%</text:p>
          </table:table-cell>
          <table:table-cell table:style-name="ce25" table:formula="of:=[.AA436]/[.$W436]" office:value-type="percentage" office:value="0.0881057268722467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picy baha smash</text:p>
          </table:table-cell>
          <table:table-cell table:style-name="ce10" office:value-type="float" office:value="103" calcext:value-type="float">
            <text:p>103</text:p>
          </table:table-cell>
          <table:table-cell table:formula="of:=IF([.A437]&lt;&gt;&quot;&quot;;MATCH([.A437];row_title;0);&quot;&quot;)" office:value-type="float" office:value="117" calcext:value-type="float">
            <text:p>117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37];[.H$2]));&quot;&quot;;INDEX(table;[.$C43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37];[.K$2])*[.$I437]*[.$J437]);&quot;&quot;;INDEX(table;[.$C437];[.K$2])*[.$I437]*[.$J437])" office:value-type="float" office:value="880" calcext:value-type="float">
            <text:p>880</text:p>
          </table:table-cell>
          <table:table-cell table:style-name="ce21" table:formula="of:=IF(ISERROR(INDEX(table;[.$C437];[.L$2])*[.$I437]*[.$J437]);&quot;&quot;;INDEX(table;[.$C437];[.L$2])*[.$I437]*[.$J437])" office:value-type="float" office:value="62" calcext:value-type="float">
            <text:p>62</text:p>
          </table:table-cell>
          <table:table-cell table:style-name="ce21" table:formula="of:=IF(ISERROR(INDEX(table;[.$C437];[.M$2])*[.$I437]*[.$J437]);&quot;&quot;;INDEX(table;[.$C437];[.M$2])*[.$I437]*[.$J437])" office:value-type="float" office:value="41" calcext:value-type="float">
            <text:p>41</text:p>
          </table:table-cell>
          <table:table-cell table:style-name="ce21" table:formula="of:=IF(ISERROR(INDEX(table;[.$C437];[.N$2])*[.$I437]*[.$J437]);&quot;&quot;;INDEX(table;[.$C437];[.N$2])*[.$I437]*[.$J437])" office:value-type="float" office:value="4" calcext:value-type="float">
            <text:p>4</text:p>
          </table:table-cell>
          <table:table-cell table:style-name="ce21" table:formula="of:=IF(ISERROR(INDEX(table;[.$C437];[.O$2])*[.$I437]*[.$J437]);&quot;&quot;;INDEX(table;[.$C437];[.O$2])*[.$I437]*[.$J437])" office:value-type="float" office:value="37" calcext:value-type="float">
            <text:p>37</text:p>
          </table:table-cell>
          <table:table-cell table:style-name="ce21" table:formula="of:=IF(ISERROR(INDEX(table;[.$C437];[.P$2])*[.$I437]*[.$J437]);&quot;&quot;;INDEX(table;[.$C437];[.P$2])*[.$I437]*[.$J437])" office:value-type="float" office:value="40" calcext:value-type="float">
            <text:p>40</text:p>
          </table:table-cell>
          <table:table-cell table:style-name="ce21" table:formula="of:=[.L437]*9" office:value-type="float" office:value="558" calcext:value-type="float">
            <text:p>558</text:p>
          </table:table-cell>
          <table:table-cell table:style-name="ce21" table:formula="of:=[.N437]*4" office:value-type="float" office:value="16" calcext:value-type="float">
            <text:p>16</text:p>
          </table:table-cell>
          <table:table-cell table:style-name="ce21" table:formula="of:=[.O437]*4" office:value-type="float" office:value="148" calcext:value-type="float">
            <text:p>148</text:p>
          </table:table-cell>
          <table:table-cell table:style-name="ce21" table:formula="of:=[.P437]*4" office:value-type="float" office:value="160" calcext:value-type="float">
            <text:p>160</text:p>
          </table:table-cell>
          <table:table-cell table:style-name="ce21" table:formula="of:=SUM([.Q437:.T437])" office:value-type="float" office:value="882" calcext:value-type="float">
            <text:p>882</text:p>
          </table:table-cell>
          <table:table-cell table:style-name="ce25" table:formula="of:=(([.K437]-[.U437])/[.U437])+1" office:value-type="percentage" office:value="0.997732426303855" calcext:value-type="percentage">
            <text:p>100%</text:p>
          </table:table-cell>
          <table:table-cell table:style-name="ce27" table:formula="of:=SUM([.X437:.AA437])" office:value-type="float" office:value="880" calcext:value-type="float">
            <text:p>880</text:p>
          </table:table-cell>
          <table:table-cell table:style-name="ce21" table:formula="of:=[.Q437]*[.$V437]" office:value-type="float" office:value="556.734693877551" calcext:value-type="float">
            <text:p>557</text:p>
          </table:table-cell>
          <table:table-cell table:style-name="ce21" table:formula="of:=[.R437]*[.$V437]" office:value-type="float" office:value="15.9637188208617" calcext:value-type="float">
            <text:p>16</text:p>
          </table:table-cell>
          <table:table-cell table:style-name="ce21" table:formula="of:=[.S437]*[.$V437]" office:value-type="float" office:value="147.664399092971" calcext:value-type="float">
            <text:p>148</text:p>
          </table:table-cell>
          <table:table-cell table:style-name="ce21" table:formula="of:=[.T437]*[.$V437]" office:value-type="float" office:value="159.637188208617" calcext:value-type="float">
            <text:p>160</text:p>
          </table:table-cell>
          <table:table-cell table:style-name="ce25" table:formula="of:=[.X437]/[.$W437]" office:value-type="percentage" office:value="0.63265306122449" calcext:value-type="percentage">
            <text:p>63%</text:p>
          </table:table-cell>
          <table:table-cell table:style-name="ce25" table:formula="of:=[.Y437]/[.$W437]" office:value-type="percentage" office:value="0.018140589569161" calcext:value-type="percentage">
            <text:p>2%</text:p>
          </table:table-cell>
          <table:table-cell table:style-name="ce25" table:formula="of:=[.Z437]/[.$W437]" office:value-type="percentage" office:value="0.167800453514739" calcext:value-type="percentage">
            <text:p>17%</text:p>
          </table:table-cell>
          <table:table-cell table:style-name="ce25" table:formula="of:=[.AA437]/[.$W437]" office:value-type="percentage" office:value="0.18140589569161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skin kids</text:p>
          </table:table-cell>
          <table:table-cell table:style-name="ce10" office:value-type="float" office:value="103" calcext:value-type="float">
            <text:p>103</text:p>
          </table:table-cell>
          <table:table-cell table:formula="of:=IF([.A438]&lt;&gt;&quot;&quot;;MATCH([.A438];row_title;0);&quot;&quot;)" office:value-type="float" office:value="60" calcext:value-type="float">
            <text:p>6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38];[.H$2]));&quot;&quot;;INDEX(table;[.$C438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8];[.K$2])*[.$I438]*[.$J438]);&quot;&quot;;INDEX(table;[.$C438];[.K$2])*[.$I438]*[.$J438])" office:value-type="float" office:value="165" calcext:value-type="float">
            <text:p>165</text:p>
          </table:table-cell>
          <table:table-cell table:style-name="ce21" table:formula="of:=IF(ISERROR(INDEX(table;[.$C438];[.L$2])*[.$I438]*[.$J438]);&quot;&quot;;INDEX(table;[.$C438];[.L$2])*[.$I438]*[.$J438])" office:value-type="float" office:value="0" calcext:value-type="float">
            <text:p>0</text:p>
          </table:table-cell>
          <table:table-cell table:style-name="ce21" table:formula="of:=IF(ISERROR(INDEX(table;[.$C438];[.M$2])*[.$I438]*[.$J438]);&quot;&quot;;INDEX(table;[.$C438];[.M$2])*[.$I438]*[.$J438])" office:value-type="float" office:value="0" calcext:value-type="float">
            <text:p>0</text:p>
          </table:table-cell>
          <table:table-cell table:style-name="ce21" table:formula="of:=IF(ISERROR(INDEX(table;[.$C438];[.N$2])*[.$I438]*[.$J438]);&quot;&quot;;INDEX(table;[.$C438];[.N$2])*[.$I438]*[.$J438])" office:value-type="float" office:value="0" calcext:value-type="float">
            <text:p>0</text:p>
          </table:table-cell>
          <table:table-cell table:style-name="ce21" table:formula="of:=IF(ISERROR(INDEX(table;[.$C438];[.O$2])*[.$I438]*[.$J438]);&quot;&quot;;INDEX(table;[.$C438];[.O$2])*[.$I438]*[.$J438])" office:value-type="float" office:value="0" calcext:value-type="float">
            <text:p>0</text:p>
          </table:table-cell>
          <table:table-cell table:style-name="ce21" table:formula="of:=IF(ISERROR(INDEX(table;[.$C438];[.P$2])*[.$I438]*[.$J438]);&quot;&quot;;INDEX(table;[.$C438];[.P$2])*[.$I438]*[.$J438])" office:value-type="float" office:value="0" calcext:value-type="float">
            <text:p>0</text:p>
          </table:table-cell>
          <table:table-cell table:style-name="ce21" table:formula="of:=[.L438]*9" office:value-type="float" office:value="0" calcext:value-type="float">
            <text:p>0</text:p>
          </table:table-cell>
          <table:table-cell table:style-name="ce21" table:formula="of:=[.N438]*4" office:value-type="float" office:value="0" calcext:value-type="float">
            <text:p>0</text:p>
          </table:table-cell>
          <table:table-cell table:style-name="ce21" table:formula="of:=[.O438]*4" office:value-type="float" office:value="0" calcext:value-type="float">
            <text:p>0</text:p>
          </table:table-cell>
          <table:table-cell table:style-name="ce21" table:formula="of:=[.P438]*4" office:value-type="float" office:value="0" calcext:value-type="float">
            <text:p>0</text:p>
          </table:table-cell>
          <table:table-cell table:style-name="ce21" table:formula="of:=SUM([.Q438:.T438])" office:value-type="float" office:value="0" calcext:value-type="float">
            <text:p>0</text:p>
          </table:table-cell>
          <table:table-cell table:style-name="ce25" table:formula="of:=(([.K438]-[.U438])/[.U438])+1" office:value-type="string" office:string-value="" calcext:value-type="error">
            <text:p>#DIV/0!</text:p>
          </table:table-cell>
          <table:table-cell table:style-name="ce27" table:formula="of:=SUM([.X438:.AA438])" office:value-type="string" office:string-value="" calcext:value-type="error">
            <text:p>#DIV/0!</text:p>
          </table:table-cell>
          <table:table-cell table:style-name="ce21" table:formula="of:=[.Q438]*[.$V438]" office:value-type="string" office:string-value="" calcext:value-type="error">
            <text:p>#DIV/0!</text:p>
          </table:table-cell>
          <table:table-cell table:style-name="ce21" table:formula="of:=[.R438]*[.$V438]" office:value-type="string" office:string-value="" calcext:value-type="error">
            <text:p>#DIV/0!</text:p>
          </table:table-cell>
          <table:table-cell table:style-name="ce21" table:formula="of:=[.S438]*[.$V438]" office:value-type="string" office:string-value="" calcext:value-type="error">
            <text:p>#DIV/0!</text:p>
          </table:table-cell>
          <table:table-cell table:style-name="ce21" table:formula="of:=[.T438]*[.$V438]" office:value-type="string" office:string-value="" calcext:value-type="error">
            <text:p>#DIV/0!</text:p>
          </table:table-cell>
          <table:table-cell table:style-name="ce25" table:formula="of:=[.X438]/[.$W438]" office:value-type="string" office:string-value="" calcext:value-type="error">
            <text:p>#DIV/0!</text:p>
          </table:table-cell>
          <table:table-cell table:style-name="ce25" table:formula="of:=[.Y438]/[.$W438]" office:value-type="string" office:string-value="" calcext:value-type="error">
            <text:p>#DIV/0!</text:p>
          </table:table-cell>
          <table:table-cell table:style-name="ce25" table:formula="of:=[.Z438]/[.$W438]" office:value-type="string" office:string-value="" calcext:value-type="error">
            <text:p>#DIV/0!</text:p>
          </table:table-cell>
          <table:table-cell table:style-name="ce25" table:formula="of:=[.AA438]/[.$W43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rackers-nature</text:p>
          </table:table-cell>
          <table:table-cell table:style-name="ce10" office:value-type="float" office:value="104" calcext:value-type="float">
            <text:p>104</text:p>
          </table:table-cell>
          <table:table-cell table:formula="of:=IF([.A439]&lt;&gt;&quot;&quot;;MATCH([.A439];row_title;0);&quot;&quot;)" office:value-type="float" office:value="92" calcext:value-type="float">
            <text:p>92</text:p>
          </table:table-cell>
          <table:table-cell table:style-name="ce12" office:value-type="string" calcext:value-type="string">
            <text:p>03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39];[.H$2]));&quot;&quot;;INDEX(table;[.$C439];[.H$2]))" office:value-type="string" office:string-value="6pieces" calcext:value-type="string">
            <text:p>6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39];[.K$2])*[.$I439]*[.$J439]);&quot;&quot;;INDEX(table;[.$C439];[.K$2])*[.$I439]*[.$J439])" office:value-type="float" office:value="180" calcext:value-type="float">
            <text:p>180</text:p>
          </table:table-cell>
          <table:table-cell table:style-name="ce21" table:formula="of:=IF(ISERROR(INDEX(table;[.$C439];[.L$2])*[.$I439]*[.$J439]);&quot;&quot;;INDEX(table;[.$C439];[.L$2])*[.$I439]*[.$J439])" office:value-type="float" office:value="6.75" calcext:value-type="float">
            <text:p>7</text:p>
          </table:table-cell>
          <table:table-cell table:style-name="ce21" table:formula="of:=IF(ISERROR(INDEX(table;[.$C439];[.M$2])*[.$I439]*[.$J439]);&quot;&quot;;INDEX(table;[.$C439];[.M$2])*[.$I439]*[.$J439])" office:value-type="float" office:value="28.5" calcext:value-type="float">
            <text:p>29</text:p>
          </table:table-cell>
          <table:table-cell table:style-name="ce21" table:formula="of:=IF(ISERROR(INDEX(table;[.$C439];[.N$2])*[.$I439]*[.$J439]);&quot;&quot;;INDEX(table;[.$C439];[.N$2])*[.$I439]*[.$J439])" office:value-type="float" office:value="4.5" calcext:value-type="float">
            <text:p>5</text:p>
          </table:table-cell>
          <table:table-cell table:style-name="ce21" table:formula="of:=IF(ISERROR(INDEX(table;[.$C439];[.O$2])*[.$I439]*[.$J439]);&quot;&quot;;INDEX(table;[.$C439];[.O$2])*[.$I439]*[.$J439])" office:value-type="float" office:value="24" calcext:value-type="float">
            <text:p>24</text:p>
          </table:table-cell>
          <table:table-cell table:style-name="ce21" table:formula="of:=IF(ISERROR(INDEX(table;[.$C439];[.P$2])*[.$I439]*[.$J439]);&quot;&quot;;INDEX(table;[.$C439];[.P$2])*[.$I439]*[.$J439])" office:value-type="float" office:value="4.5" calcext:value-type="float">
            <text:p>5</text:p>
          </table:table-cell>
          <table:table-cell table:style-name="ce21" table:formula="of:=[.L439]*9" office:value-type="float" office:value="60.75" calcext:value-type="float">
            <text:p>61</text:p>
          </table:table-cell>
          <table:table-cell table:style-name="ce21" table:formula="of:=[.N439]*4" office:value-type="float" office:value="18" calcext:value-type="float">
            <text:p>18</text:p>
          </table:table-cell>
          <table:table-cell table:style-name="ce21" table:formula="of:=[.O439]*4" office:value-type="float" office:value="96" calcext:value-type="float">
            <text:p>96</text:p>
          </table:table-cell>
          <table:table-cell table:style-name="ce21" table:formula="of:=[.P439]*4" office:value-type="float" office:value="18" calcext:value-type="float">
            <text:p>18</text:p>
          </table:table-cell>
          <table:table-cell table:style-name="ce21" table:formula="of:=SUM([.Q439:.T439])" office:value-type="float" office:value="192.75" calcext:value-type="float">
            <text:p>193</text:p>
          </table:table-cell>
          <table:table-cell table:style-name="ce25" table:formula="of:=(([.K439]-[.U439])/[.U439])+1" office:value-type="percentage" office:value="0.933852140077821" calcext:value-type="percentage">
            <text:p>93%</text:p>
          </table:table-cell>
          <table:table-cell table:style-name="ce27" table:formula="of:=SUM([.X439:.AA439])" office:value-type="float" office:value="180" calcext:value-type="float">
            <text:p>180</text:p>
          </table:table-cell>
          <table:table-cell table:style-name="ce21" table:formula="of:=[.Q439]*[.$V439]" office:value-type="float" office:value="56.7315175097276" calcext:value-type="float">
            <text:p>57</text:p>
          </table:table-cell>
          <table:table-cell table:style-name="ce21" table:formula="of:=[.R439]*[.$V439]" office:value-type="float" office:value="16.8093385214008" calcext:value-type="float">
            <text:p>17</text:p>
          </table:table-cell>
          <table:table-cell table:style-name="ce21" table:formula="of:=[.S439]*[.$V439]" office:value-type="float" office:value="89.6498054474708" calcext:value-type="float">
            <text:p>90</text:p>
          </table:table-cell>
          <table:table-cell table:style-name="ce21" table:formula="of:=[.T439]*[.$V439]" office:value-type="float" office:value="16.8093385214008" calcext:value-type="float">
            <text:p>17</text:p>
          </table:table-cell>
          <table:table-cell table:style-name="ce25" table:formula="of:=[.X439]/[.$W439]" office:value-type="percentage" office:value="0.315175097276265" calcext:value-type="percentage">
            <text:p>32%</text:p>
          </table:table-cell>
          <table:table-cell table:style-name="ce25" table:formula="of:=[.Y439]/[.$W439]" office:value-type="percentage" office:value="0.0933852140077821" calcext:value-type="percentage">
            <text:p>9%</text:p>
          </table:table-cell>
          <table:table-cell table:style-name="ce25" table:formula="of:=[.Z439]/[.$W439]" office:value-type="percentage" office:value="0.498054474708171" calcext:value-type="percentage">
            <text:p>50%</text:p>
          </table:table-cell>
          <table:table-cell table:style-name="ce25" table:formula="of:=[.AA439]/[.$W439]" office:value-type="percentage" office:value="0.0933852140077821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4" office:value-type="string" calcext:value-type="string">
            <text:p>guacamole – spicy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0]&lt;&gt;&quot;&quot;;MATCH([.A440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0];[.H$2]));&quot;&quot;;INDEX(table;[.$C440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0];[.K$2])*[.$I440]*[.$J440]);&quot;&quot;;INDEX(table;[.$C440];[.K$2])*[.$I440]*[.$J440])" office:value-type="float" office:value="120" calcext:value-type="float">
            <text:p>120</text:p>
          </table:table-cell>
          <table:table-cell table:style-name="ce21" table:formula="of:=IF(ISERROR(INDEX(table;[.$C440];[.L$2])*[.$I440]*[.$J440]);&quot;&quot;;INDEX(table;[.$C440];[.L$2])*[.$I440]*[.$J440])" office:value-type="float" office:value="12" calcext:value-type="float">
            <text:p>12</text:p>
          </table:table-cell>
          <table:table-cell table:style-name="ce21" table:formula="of:=IF(ISERROR(INDEX(table;[.$C440];[.M$2])*[.$I440]*[.$J440]);&quot;&quot;;INDEX(table;[.$C440];[.M$2])*[.$I440]*[.$J440])" office:value-type="float" office:value="9" calcext:value-type="float">
            <text:p>9</text:p>
          </table:table-cell>
          <table:table-cell table:style-name="ce21" table:formula="of:=IF(ISERROR(INDEX(table;[.$C440];[.N$2])*[.$I440]*[.$J440]);&quot;&quot;;INDEX(table;[.$C440];[.N$2])*[.$I440]*[.$J440])" office:value-type="float" office:value="6" calcext:value-type="float">
            <text:p>6</text:p>
          </table:table-cell>
          <table:table-cell table:style-name="ce21" table:formula="of:=IF(ISERROR(INDEX(table;[.$C440];[.O$2])*[.$I440]*[.$J440]);&quot;&quot;;INDEX(table;[.$C440];[.O$2])*[.$I440]*[.$J440])" office:value-type="float" office:value="3" calcext:value-type="float">
            <text:p>3</text:p>
          </table:table-cell>
          <table:table-cell table:style-name="ce21" table:formula="of:=IF(ISERROR(INDEX(table;[.$C440];[.P$2])*[.$I440]*[.$J440]);&quot;&quot;;INDEX(table;[.$C440];[.P$2])*[.$I440]*[.$J440])" office:value-type="float" office:value="3" calcext:value-type="float">
            <text:p>3</text:p>
          </table:table-cell>
          <table:table-cell table:style-name="ce21" table:formula="of:=[.L440]*9" office:value-type="float" office:value="108" calcext:value-type="float">
            <text:p>108</text:p>
          </table:table-cell>
          <table:table-cell table:style-name="ce21" table:formula="of:=[.N440]*4" office:value-type="float" office:value="24" calcext:value-type="float">
            <text:p>24</text:p>
          </table:table-cell>
          <table:table-cell table:style-name="ce21" table:formula="of:=[.O440]*4" office:value-type="float" office:value="12" calcext:value-type="float">
            <text:p>12</text:p>
          </table:table-cell>
          <table:table-cell table:style-name="ce21" table:formula="of:=[.P440]*4" office:value-type="float" office:value="12" calcext:value-type="float">
            <text:p>12</text:p>
          </table:table-cell>
          <table:table-cell table:style-name="ce21" table:formula="of:=SUM([.Q440:.T440])" office:value-type="float" office:value="156" calcext:value-type="float">
            <text:p>156</text:p>
          </table:table-cell>
          <table:table-cell table:style-name="ce25" table:formula="of:=(([.K440]-[.U440])/[.U440])+1" office:value-type="percentage" office:value="0.769230769230769" calcext:value-type="percentage">
            <text:p>77%</text:p>
          </table:table-cell>
          <table:table-cell table:style-name="ce27" table:formula="of:=SUM([.X440:.AA440])" office:value-type="float" office:value="120" calcext:value-type="float">
            <text:p>120</text:p>
          </table:table-cell>
          <table:table-cell table:style-name="ce21" table:formula="of:=[.Q440]*[.$V440]" office:value-type="float" office:value="83.0769230769231" calcext:value-type="float">
            <text:p>83</text:p>
          </table:table-cell>
          <table:table-cell table:style-name="ce21" table:formula="of:=[.R440]*[.$V440]" office:value-type="float" office:value="18.4615384615385" calcext:value-type="float">
            <text:p>18</text:p>
          </table:table-cell>
          <table:table-cell table:style-name="ce21" table:formula="of:=[.S440]*[.$V440]" office:value-type="float" office:value="9.23076923076923" calcext:value-type="float">
            <text:p>9</text:p>
          </table:table-cell>
          <table:table-cell table:style-name="ce21" table:formula="of:=[.T440]*[.$V440]" office:value-type="float" office:value="9.23076923076923" calcext:value-type="float">
            <text:p>9</text:p>
          </table:table-cell>
          <table:table-cell table:style-name="ce25" table:formula="of:=[.X440]/[.$W440]" office:value-type="percentage" office:value="0.692307692307692" calcext:value-type="percentage">
            <text:p>69%</text:p>
          </table:table-cell>
          <table:table-cell table:style-name="ce25" table:formula="of:=[.Y440]/[.$W440]" office:value-type="percentage" office:value="0.153846153846154" calcext:value-type="percentage">
            <text:p>15%</text:p>
          </table:table-cell>
          <table:table-cell table:style-name="ce25" table:formula="of:=[.Z440]/[.$W440]" office:value-type="percentage" office:value="0.0769230769230769" calcext:value-type="percentage">
            <text:p>8%</text:p>
          </table:table-cell>
          <table:table-cell table:style-name="ce25" table:formula="of:=[.AA440]/[.$W440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1]&lt;&gt;&quot;&quot;;MATCH([.A441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1];[.H$2]));&quot;&quot;;INDEX(table;[.$C441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1];[.K$2])*[.$I441]*[.$J441]);&quot;&quot;;INDEX(table;[.$C441];[.K$2])*[.$I441]*[.$J441])" office:value-type="float" office:value="300" calcext:value-type="float">
            <text:p>300</text:p>
          </table:table-cell>
          <table:table-cell table:style-name="ce21" table:formula="of:=IF(ISERROR(INDEX(table;[.$C441];[.L$2])*[.$I441]*[.$J441]);&quot;&quot;;INDEX(table;[.$C441];[.L$2])*[.$I441]*[.$J441])" office:value-type="float" office:value="1.47" calcext:value-type="float">
            <text:p>1</text:p>
          </table:table-cell>
          <table:table-cell table:style-name="ce21" table:formula="of:=IF(ISERROR(INDEX(table;[.$C441];[.M$2])*[.$I441]*[.$J441]);&quot;&quot;;INDEX(table;[.$C441];[.M$2])*[.$I441]*[.$J441])" office:value-type="float" office:value="61.33" calcext:value-type="float">
            <text:p>61</text:p>
          </table:table-cell>
          <table:table-cell table:style-name="ce21" table:formula="of:=IF(ISERROR(INDEX(table;[.$C441];[.N$2])*[.$I441]*[.$J441]);&quot;&quot;;INDEX(table;[.$C441];[.N$2])*[.$I441]*[.$J441])" office:value-type="float" office:value="0" calcext:value-type="float">
            <text:p>0</text:p>
          </table:table-cell>
          <table:table-cell table:style-name="ce21" table:formula="of:=IF(ISERROR(INDEX(table;[.$C441];[.O$2])*[.$I441]*[.$J441]);&quot;&quot;;INDEX(table;[.$C441];[.O$2])*[.$I441]*[.$J441])" office:value-type="float" office:value="61.33" calcext:value-type="float">
            <text:p>61</text:p>
          </table:table-cell>
          <table:table-cell table:style-name="ce21" table:formula="of:=IF(ISERROR(INDEX(table;[.$C441];[.P$2])*[.$I441]*[.$J441]);&quot;&quot;;INDEX(table;[.$C441];[.P$2])*[.$I441]*[.$J441])" office:value-type="float" office:value="10.9" calcext:value-type="float">
            <text:p>11</text:p>
          </table:table-cell>
          <table:table-cell table:style-name="ce21" table:formula="of:=[.L441]*9" office:value-type="float" office:value="13.23" calcext:value-type="float">
            <text:p>13</text:p>
          </table:table-cell>
          <table:table-cell table:style-name="ce21" table:formula="of:=[.N441]*4" office:value-type="float" office:value="0" calcext:value-type="float">
            <text:p>0</text:p>
          </table:table-cell>
          <table:table-cell table:style-name="ce21" table:formula="of:=[.O441]*4" office:value-type="float" office:value="245.32" calcext:value-type="float">
            <text:p>245</text:p>
          </table:table-cell>
          <table:table-cell table:style-name="ce21" table:formula="of:=[.P441]*4" office:value-type="float" office:value="43.6" calcext:value-type="float">
            <text:p>44</text:p>
          </table:table-cell>
          <table:table-cell table:style-name="ce21" table:formula="of:=SUM([.Q441:.T441])" office:value-type="float" office:value="302.15" calcext:value-type="float">
            <text:p>302</text:p>
          </table:table-cell>
          <table:table-cell table:style-name="ce25" table:formula="of:=(([.K441]-[.U441])/[.U441])+1" office:value-type="percentage" office:value="0.992884328975674" calcext:value-type="percentage">
            <text:p>99%</text:p>
          </table:table-cell>
          <table:table-cell table:style-name="ce27" table:formula="of:=SUM([.X441:.AA441])" office:value-type="float" office:value="300" calcext:value-type="float">
            <text:p>300</text:p>
          </table:table-cell>
          <table:table-cell table:style-name="ce21" table:formula="of:=[.Q441]*[.$V441]" office:value-type="float" office:value="13.1358596723482" calcext:value-type="float">
            <text:p>13</text:p>
          </table:table-cell>
          <table:table-cell table:style-name="ce21" table:formula="of:=[.R441]*[.$V441]" office:value-type="float" office:value="0" calcext:value-type="float">
            <text:p>0</text:p>
          </table:table-cell>
          <table:table-cell table:style-name="ce21" table:formula="of:=[.S441]*[.$V441]" office:value-type="float" office:value="243.574383584312" calcext:value-type="float">
            <text:p>244</text:p>
          </table:table-cell>
          <table:table-cell table:style-name="ce21" table:formula="of:=[.T441]*[.$V441]" office:value-type="float" office:value="43.2897567433394" calcext:value-type="float">
            <text:p>43</text:p>
          </table:table-cell>
          <table:table-cell table:style-name="ce25" table:formula="of:=[.X441]/[.$W441]" office:value-type="percentage" office:value="0.0437861989078272" calcext:value-type="percentage">
            <text:p>4%</text:p>
          </table:table-cell>
          <table:table-cell table:style-name="ce25" table:formula="of:=[.Y441]/[.$W441]" office:value-type="percentage" office:value="0" calcext:value-type="percentage">
            <text:p>0%</text:p>
          </table:table-cell>
          <table:table-cell table:style-name="ce25" table:formula="of:=[.Z441]/[.$W441]" office:value-type="percentage" office:value="0.811914611947708" calcext:value-type="percentage">
            <text:p>81%</text:p>
          </table:table-cell>
          <table:table-cell table:style-name="ce25" table:formula="of:=[.AA441]/[.$W441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rocolli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2]&lt;&gt;&quot;&quot;;MATCH([.A442];row_title;0);&quot;&quot;)" office:value-type="float" office:value="5" calcext:value-type="float">
            <text:p>5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2];[.H$2]));&quot;&quot;;INDEX(table;[.$C442];[.H$2])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2];[.K$2])*[.$I442]*[.$J442]);&quot;&quot;;INDEX(table;[.$C442];[.K$2])*[.$I442]*[.$J442])" office:value-type="float" office:value="100" calcext:value-type="float">
            <text:p>100</text:p>
          </table:table-cell>
          <table:table-cell table:style-name="ce21" table:formula="of:=IF(ISERROR(INDEX(table;[.$C442];[.L$2])*[.$I442]*[.$J442]);&quot;&quot;;INDEX(table;[.$C442];[.L$2])*[.$I442]*[.$J442])" office:value-type="float" office:value="0" calcext:value-type="float">
            <text:p>0</text:p>
          </table:table-cell>
          <table:table-cell table:style-name="ce21" table:formula="of:=IF(ISERROR(INDEX(table;[.$C442];[.M$2])*[.$I442]*[.$J442]);&quot;&quot;;INDEX(table;[.$C442];[.M$2])*[.$I442]*[.$J442])" office:value-type="float" office:value="19.2" calcext:value-type="float">
            <text:p>19</text:p>
          </table:table-cell>
          <table:table-cell table:style-name="ce21" table:formula="of:=IF(ISERROR(INDEX(table;[.$C442];[.N$2])*[.$I442]*[.$J442]);&quot;&quot;;INDEX(table;[.$C442];[.N$2])*[.$I442]*[.$J442])" office:value-type="float" office:value="7.6" calcext:value-type="float">
            <text:p>8</text:p>
          </table:table-cell>
          <table:table-cell table:style-name="ce21" table:formula="of:=IF(ISERROR(INDEX(table;[.$C442];[.O$2])*[.$I442]*[.$J442]);&quot;&quot;;INDEX(table;[.$C442];[.O$2])*[.$I442]*[.$J442])" office:value-type="float" office:value="11.6" calcext:value-type="float">
            <text:p>12</text:p>
          </table:table-cell>
          <table:table-cell table:style-name="ce21" table:formula="of:=IF(ISERROR(INDEX(table;[.$C442];[.P$2])*[.$I442]*[.$J442]);&quot;&quot;;INDEX(table;[.$C442];[.P$2])*[.$I442]*[.$J442])" office:value-type="float" office:value="8.4" calcext:value-type="float">
            <text:p>8</text:p>
          </table:table-cell>
          <table:table-cell table:style-name="ce21" table:formula="of:=[.L442]*9" office:value-type="float" office:value="0" calcext:value-type="float">
            <text:p>0</text:p>
          </table:table-cell>
          <table:table-cell table:style-name="ce21" table:formula="of:=[.N442]*4" office:value-type="float" office:value="30.4" calcext:value-type="float">
            <text:p>30</text:p>
          </table:table-cell>
          <table:table-cell table:style-name="ce21" table:formula="of:=[.O442]*4" office:value-type="float" office:value="46.4" calcext:value-type="float">
            <text:p>46</text:p>
          </table:table-cell>
          <table:table-cell table:style-name="ce21" table:formula="of:=[.P442]*4" office:value-type="float" office:value="33.6" calcext:value-type="float">
            <text:p>34</text:p>
          </table:table-cell>
          <table:table-cell table:style-name="ce21" table:formula="of:=SUM([.Q442:.T442])" office:value-type="float" office:value="110.4" calcext:value-type="float">
            <text:p>110</text:p>
          </table:table-cell>
          <table:table-cell table:style-name="ce25" table:formula="of:=(([.K442]-[.U442])/[.U442])+1" office:value-type="percentage" office:value="0.905797101449275" calcext:value-type="percentage">
            <text:p>91%</text:p>
          </table:table-cell>
          <table:table-cell table:style-name="ce27" table:formula="of:=SUM([.X442:.AA442])" office:value-type="float" office:value="100" calcext:value-type="float">
            <text:p>100</text:p>
          </table:table-cell>
          <table:table-cell table:style-name="ce21" table:formula="of:=[.Q442]*[.$V442]" office:value-type="float" office:value="0" calcext:value-type="float">
            <text:p>0</text:p>
          </table:table-cell>
          <table:table-cell table:style-name="ce21" table:formula="of:=[.R442]*[.$V442]" office:value-type="float" office:value="27.536231884058" calcext:value-type="float">
            <text:p>28</text:p>
          </table:table-cell>
          <table:table-cell table:style-name="ce21" table:formula="of:=[.S442]*[.$V442]" office:value-type="float" office:value="42.0289855072464" calcext:value-type="float">
            <text:p>42</text:p>
          </table:table-cell>
          <table:table-cell table:style-name="ce21" table:formula="of:=[.T442]*[.$V442]" office:value-type="float" office:value="30.4347826086957" calcext:value-type="float">
            <text:p>30</text:p>
          </table:table-cell>
          <table:table-cell table:style-name="ce25" table:formula="of:=[.X442]/[.$W442]" office:value-type="percentage" office:value="0" calcext:value-type="percentage">
            <text:p>0%</text:p>
          </table:table-cell>
          <table:table-cell table:style-name="ce25" table:formula="of:=[.Y442]/[.$W442]" office:value-type="percentage" office:value="0.27536231884058" calcext:value-type="percentage">
            <text:p>28%</text:p>
          </table:table-cell>
          <table:table-cell table:style-name="ce25" table:formula="of:=[.Z442]/[.$W442]" office:value-type="percentage" office:value="0.420289855072464" calcext:value-type="percentage">
            <text:p>42%</text:p>
          </table:table-cell>
          <table:table-cell table:style-name="ce25" table:formula="of:=[.AA442]/[.$W442]" office:value-type="percentage" office:value="0.304347826086957" calcext:value-type="percentage">
            <text:p>3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5" calcext:value-type="float">
            <text:p>105</text:p>
          </table:table-cell>
          <table:table-cell table:formula="of:=IF([.A443]&lt;&gt;&quot;&quot;;MATCH([.A443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43];[.H$2]));&quot;&quot;;INDEX(table;[.$C44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3];[.K$2])*[.$I443]*[.$J443]);&quot;&quot;;INDEX(table;[.$C443];[.K$2])*[.$I443]*[.$J443])" office:value-type="float" office:value="197" calcext:value-type="float">
            <text:p>197</text:p>
          </table:table-cell>
          <table:table-cell table:style-name="ce21" table:formula="of:=IF(ISERROR(INDEX(table;[.$C443];[.L$2])*[.$I443]*[.$J443]);&quot;&quot;;INDEX(table;[.$C443];[.L$2])*[.$I443]*[.$J443])" office:value-type="float" office:value="15" calcext:value-type="float">
            <text:p>15</text:p>
          </table:table-cell>
          <table:table-cell table:style-name="ce21" table:formula="of:=IF(ISERROR(INDEX(table;[.$C443];[.M$2])*[.$I443]*[.$J443]);&quot;&quot;;INDEX(table;[.$C443];[.M$2])*[.$I443]*[.$J443])" office:value-type="float" office:value="0" calcext:value-type="float">
            <text:p>0</text:p>
          </table:table-cell>
          <table:table-cell table:style-name="ce21" table:formula="of:=IF(ISERROR(INDEX(table;[.$C443];[.N$2])*[.$I443]*[.$J443]);&quot;&quot;;INDEX(table;[.$C443];[.N$2])*[.$I443]*[.$J443])" office:value-type="float" office:value="0" calcext:value-type="float">
            <text:p>0</text:p>
          </table:table-cell>
          <table:table-cell table:style-name="ce21" table:formula="of:=IF(ISERROR(INDEX(table;[.$C443];[.O$2])*[.$I443]*[.$J443]);&quot;&quot;;INDEX(table;[.$C443];[.O$2])*[.$I443]*[.$J443])" office:value-type="float" office:value="0" calcext:value-type="float">
            <text:p>0</text:p>
          </table:table-cell>
          <table:table-cell table:style-name="ce21" table:formula="of:=IF(ISERROR(INDEX(table;[.$C443];[.P$2])*[.$I443]*[.$J443]);&quot;&quot;;INDEX(table;[.$C443];[.P$2])*[.$I443]*[.$J443])" office:value-type="float" office:value="13.5" calcext:value-type="float">
            <text:p>14</text:p>
          </table:table-cell>
          <table:table-cell table:style-name="ce21" table:formula="of:=[.L443]*9" office:value-type="float" office:value="135" calcext:value-type="float">
            <text:p>135</text:p>
          </table:table-cell>
          <table:table-cell table:style-name="ce21" table:formula="of:=[.N443]*4" office:value-type="float" office:value="0" calcext:value-type="float">
            <text:p>0</text:p>
          </table:table-cell>
          <table:table-cell table:style-name="ce21" table:formula="of:=[.O443]*4" office:value-type="float" office:value="0" calcext:value-type="float">
            <text:p>0</text:p>
          </table:table-cell>
          <table:table-cell table:style-name="ce21" table:formula="of:=[.P443]*4" office:value-type="float" office:value="54" calcext:value-type="float">
            <text:p>54</text:p>
          </table:table-cell>
          <table:table-cell table:style-name="ce21" table:formula="of:=SUM([.Q443:.T443])" office:value-type="float" office:value="189" calcext:value-type="float">
            <text:p>189</text:p>
          </table:table-cell>
          <table:table-cell table:style-name="ce25" table:formula="of:=(([.K443]-[.U443])/[.U443])+1" office:value-type="percentage" office:value="1.04232804232804" calcext:value-type="percentage">
            <text:p>104%</text:p>
          </table:table-cell>
          <table:table-cell table:style-name="ce27" table:formula="of:=SUM([.X443:.AA443])" office:value-type="float" office:value="197" calcext:value-type="float">
            <text:p>197</text:p>
          </table:table-cell>
          <table:table-cell table:style-name="ce21" table:formula="of:=[.Q443]*[.$V443]" office:value-type="float" office:value="140.714285714286" calcext:value-type="float">
            <text:p>141</text:p>
          </table:table-cell>
          <table:table-cell table:style-name="ce21" table:formula="of:=[.R443]*[.$V443]" office:value-type="float" office:value="0" calcext:value-type="float">
            <text:p>0</text:p>
          </table:table-cell>
          <table:table-cell table:style-name="ce21" table:formula="of:=[.S443]*[.$V443]" office:value-type="float" office:value="0" calcext:value-type="float">
            <text:p>0</text:p>
          </table:table-cell>
          <table:table-cell table:style-name="ce21" table:formula="of:=[.T443]*[.$V443]" office:value-type="float" office:value="56.2857142857143" calcext:value-type="float">
            <text:p>56</text:p>
          </table:table-cell>
          <table:table-cell table:style-name="ce25" table:formula="of:=[.X443]/[.$W443]" office:value-type="percentage" office:value="0.714285714285714" calcext:value-type="percentage">
            <text:p>71%</text:p>
          </table:table-cell>
          <table:table-cell table:style-name="ce25" table:formula="of:=[.Y443]/[.$W443]" office:value-type="percentage" office:value="0" calcext:value-type="percentage">
            <text:p>0%</text:p>
          </table:table-cell>
          <table:table-cell table:style-name="ce25" table:formula="of:=[.Z443]/[.$W443]" office:value-type="percentage" office:value="0" calcext:value-type="percentage">
            <text:p>0%</text:p>
          </table:table-cell>
          <table:table-cell table:style-name="ce25" table:formula="of:=[.AA443]/[.$W443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4]&lt;&gt;&quot;&quot;;MATCH([.A444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4];[.H$2]));&quot;&quot;;INDEX(table;[.$C444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4];[.K$2])*[.$I444]*[.$J444]);&quot;&quot;;INDEX(table;[.$C444];[.K$2])*[.$I444]*[.$J444])" office:value-type="float" office:value="150" calcext:value-type="float">
            <text:p>150</text:p>
          </table:table-cell>
          <table:table-cell table:style-name="ce21" table:formula="of:=IF(ISERROR(INDEX(table;[.$C444];[.L$2])*[.$I444]*[.$J444]);&quot;&quot;;INDEX(table;[.$C444];[.L$2])*[.$I444]*[.$J444])" office:value-type="float" office:value="0.735" calcext:value-type="float">
            <text:p>1</text:p>
          </table:table-cell>
          <table:table-cell table:style-name="ce21" table:formula="of:=IF(ISERROR(INDEX(table;[.$C444];[.M$2])*[.$I444]*[.$J444]);&quot;&quot;;INDEX(table;[.$C444];[.M$2])*[.$I444]*[.$J444])" office:value-type="float" office:value="30.665" calcext:value-type="float">
            <text:p>31</text:p>
          </table:table-cell>
          <table:table-cell table:style-name="ce21" table:formula="of:=IF(ISERROR(INDEX(table;[.$C444];[.N$2])*[.$I444]*[.$J444]);&quot;&quot;;INDEX(table;[.$C444];[.N$2])*[.$I444]*[.$J444])" office:value-type="float" office:value="0" calcext:value-type="float">
            <text:p>0</text:p>
          </table:table-cell>
          <table:table-cell table:style-name="ce21" table:formula="of:=IF(ISERROR(INDEX(table;[.$C444];[.O$2])*[.$I444]*[.$J444]);&quot;&quot;;INDEX(table;[.$C444];[.O$2])*[.$I444]*[.$J444])" office:value-type="float" office:value="30.665" calcext:value-type="float">
            <text:p>31</text:p>
          </table:table-cell>
          <table:table-cell table:style-name="ce21" table:formula="of:=IF(ISERROR(INDEX(table;[.$C444];[.P$2])*[.$I444]*[.$J444]);&quot;&quot;;INDEX(table;[.$C444];[.P$2])*[.$I444]*[.$J444])" office:value-type="float" office:value="5.45" calcext:value-type="float">
            <text:p>5</text:p>
          </table:table-cell>
          <table:table-cell table:style-name="ce21" table:formula="of:=[.L444]*9" office:value-type="float" office:value="6.615" calcext:value-type="float">
            <text:p>7</text:p>
          </table:table-cell>
          <table:table-cell table:style-name="ce21" table:formula="of:=[.N444]*4" office:value-type="float" office:value="0" calcext:value-type="float">
            <text:p>0</text:p>
          </table:table-cell>
          <table:table-cell table:style-name="ce21" table:formula="of:=[.O444]*4" office:value-type="float" office:value="122.66" calcext:value-type="float">
            <text:p>123</text:p>
          </table:table-cell>
          <table:table-cell table:style-name="ce21" table:formula="of:=[.P444]*4" office:value-type="float" office:value="21.8" calcext:value-type="float">
            <text:p>22</text:p>
          </table:table-cell>
          <table:table-cell table:style-name="ce21" table:formula="of:=SUM([.Q444:.T444])" office:value-type="float" office:value="151.075" calcext:value-type="float">
            <text:p>151</text:p>
          </table:table-cell>
          <table:table-cell table:style-name="ce25" table:formula="of:=(([.K444]-[.U444])/[.U444])+1" office:value-type="percentage" office:value="0.992884328975674" calcext:value-type="percentage">
            <text:p>99%</text:p>
          </table:table-cell>
          <table:table-cell table:style-name="ce27" table:formula="of:=SUM([.X444:.AA444])" office:value-type="float" office:value="150" calcext:value-type="float">
            <text:p>150</text:p>
          </table:table-cell>
          <table:table-cell table:style-name="ce21" table:formula="of:=[.Q444]*[.$V444]" office:value-type="float" office:value="6.56792983617409" calcext:value-type="float">
            <text:p>7</text:p>
          </table:table-cell>
          <table:table-cell table:style-name="ce21" table:formula="of:=[.R444]*[.$V444]" office:value-type="float" office:value="0" calcext:value-type="float">
            <text:p>0</text:p>
          </table:table-cell>
          <table:table-cell table:style-name="ce21" table:formula="of:=[.S444]*[.$V444]" office:value-type="float" office:value="121.787191792156" calcext:value-type="float">
            <text:p>122</text:p>
          </table:table-cell>
          <table:table-cell table:style-name="ce21" table:formula="of:=[.T444]*[.$V444]" office:value-type="float" office:value="21.6448783716697" calcext:value-type="float">
            <text:p>22</text:p>
          </table:table-cell>
          <table:table-cell table:style-name="ce25" table:formula="of:=[.X444]/[.$W444]" office:value-type="percentage" office:value="0.0437861989078272" calcext:value-type="percentage">
            <text:p>4%</text:p>
          </table:table-cell>
          <table:table-cell table:style-name="ce25" table:formula="of:=[.Y444]/[.$W444]" office:value-type="percentage" office:value="0" calcext:value-type="percentage">
            <text:p>0%</text:p>
          </table:table-cell>
          <table:table-cell table:style-name="ce25" table:formula="of:=[.Z444]/[.$W444]" office:value-type="percentage" office:value="0.811914611947708" calcext:value-type="percentage">
            <text:p>81%</text:p>
          </table:table-cell>
          <table:table-cell table:style-name="ce25" table:formula="of:=[.AA444]/[.$W44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5]&lt;&gt;&quot;&quot;;MATCH([.A445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5];[.H$2]));&quot;&quot;;INDEX(table;[.$C44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5];[.K$2])*[.$I445]*[.$J445]);&quot;&quot;;INDEX(table;[.$C445];[.K$2])*[.$I445]*[.$J445])" office:value-type="float" office:value="60" calcext:value-type="float">
            <text:p>60</text:p>
          </table:table-cell>
          <table:table-cell table:style-name="ce21" table:formula="of:=IF(ISERROR(INDEX(table;[.$C445];[.L$2])*[.$I445]*[.$J445]);&quot;&quot;;INDEX(table;[.$C445];[.L$2])*[.$I445]*[.$J445])" office:value-type="float" office:value="4.5" calcext:value-type="float">
            <text:p>5</text:p>
          </table:table-cell>
          <table:table-cell table:style-name="ce21" table:formula="of:=IF(ISERROR(INDEX(table;[.$C445];[.M$2])*[.$I445]*[.$J445]);&quot;&quot;;INDEX(table;[.$C445];[.M$2])*[.$I445]*[.$J445])" office:value-type="float" office:value="3" calcext:value-type="float">
            <text:p>3</text:p>
          </table:table-cell>
          <table:table-cell table:style-name="ce21" table:formula="of:=IF(ISERROR(INDEX(table;[.$C445];[.N$2])*[.$I445]*[.$J445]);&quot;&quot;;INDEX(table;[.$C445];[.N$2])*[.$I445]*[.$J445])" office:value-type="float" office:value="1" calcext:value-type="float">
            <text:p>1</text:p>
          </table:table-cell>
          <table:table-cell table:style-name="ce21" table:formula="of:=IF(ISERROR(INDEX(table;[.$C445];[.O$2])*[.$I445]*[.$J445]);&quot;&quot;;INDEX(table;[.$C445];[.O$2])*[.$I445]*[.$J445])" office:value-type="float" office:value="2" calcext:value-type="float">
            <text:p>2</text:p>
          </table:table-cell>
          <table:table-cell table:style-name="ce21" table:formula="of:=IF(ISERROR(INDEX(table;[.$C445];[.P$2])*[.$I445]*[.$J445]);&quot;&quot;;INDEX(table;[.$C445];[.P$2])*[.$I445]*[.$J445])" office:value-type="float" office:value="2" calcext:value-type="float">
            <text:p>2</text:p>
          </table:table-cell>
          <table:table-cell table:style-name="ce21" table:formula="of:=[.L445]*9" office:value-type="float" office:value="40.5" calcext:value-type="float">
            <text:p>41</text:p>
          </table:table-cell>
          <table:table-cell table:style-name="ce21" table:formula="of:=[.N445]*4" office:value-type="float" office:value="4" calcext:value-type="float">
            <text:p>4</text:p>
          </table:table-cell>
          <table:table-cell table:style-name="ce21" table:formula="of:=[.O445]*4" office:value-type="float" office:value="8" calcext:value-type="float">
            <text:p>8</text:p>
          </table:table-cell>
          <table:table-cell table:style-name="ce21" table:formula="of:=[.P445]*4" office:value-type="float" office:value="8" calcext:value-type="float">
            <text:p>8</text:p>
          </table:table-cell>
          <table:table-cell table:style-name="ce21" table:formula="of:=SUM([.Q445:.T445])" office:value-type="float" office:value="60.5" calcext:value-type="float">
            <text:p>61</text:p>
          </table:table-cell>
          <table:table-cell table:style-name="ce25" table:formula="of:=(([.K445]-[.U445])/[.U445])+1" office:value-type="percentage" office:value="0.991735537190083" calcext:value-type="percentage">
            <text:p>99%</text:p>
          </table:table-cell>
          <table:table-cell table:style-name="ce27" table:formula="of:=SUM([.X445:.AA445])" office:value-type="float" office:value="60" calcext:value-type="float">
            <text:p>60</text:p>
          </table:table-cell>
          <table:table-cell table:style-name="ce21" table:formula="of:=[.Q445]*[.$V445]" office:value-type="float" office:value="40.1652892561984" calcext:value-type="float">
            <text:p>40</text:p>
          </table:table-cell>
          <table:table-cell table:style-name="ce21" table:formula="of:=[.R445]*[.$V445]" office:value-type="float" office:value="3.96694214876033" calcext:value-type="float">
            <text:p>4</text:p>
          </table:table-cell>
          <table:table-cell table:style-name="ce21" table:formula="of:=[.S445]*[.$V445]" office:value-type="float" office:value="7.93388429752066" calcext:value-type="float">
            <text:p>8</text:p>
          </table:table-cell>
          <table:table-cell table:style-name="ce21" table:formula="of:=[.T445]*[.$V445]" office:value-type="float" office:value="7.93388429752066" calcext:value-type="float">
            <text:p>8</text:p>
          </table:table-cell>
          <table:table-cell table:style-name="ce25" table:formula="of:=[.X445]/[.$W445]" office:value-type="percentage" office:value="0.669421487603306" calcext:value-type="percentage">
            <text:p>67%</text:p>
          </table:table-cell>
          <table:table-cell table:style-name="ce25" table:formula="of:=[.Y445]/[.$W445]" office:value-type="percentage" office:value="0.0661157024793388" calcext:value-type="percentage">
            <text:p>7%</text:p>
          </table:table-cell>
          <table:table-cell table:style-name="ce25" table:formula="of:=[.Z445]/[.$W445]" office:value-type="percentage" office:value="0.132231404958678" calcext:value-type="percentage">
            <text:p>13%</text:p>
          </table:table-cell>
          <table:table-cell table:style-name="ce25" table:formula="of:=[.AA445]/[.$W445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nny smiths</text:p>
          </table:table-cell>
          <table:table-cell table:style-name="ce10" office:value-type="float" office:value="106" calcext:value-type="float">
            <text:p>106</text:p>
          </table:table-cell>
          <table:table-cell table:formula="of:=IF([.A446]&lt;&gt;&quot;&quot;;MATCH([.A446];row_title;0);&quot;&quot;)" office:value-type="float" office:value="2" calcext:value-type="float">
            <text:p>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46];[.H$2]));&quot;&quot;;INDEX(table;[.$C446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6];[.K$2])*[.$I446]*[.$J446]);&quot;&quot;;INDEX(table;[.$C446];[.K$2])*[.$I446]*[.$J446])" office:value-type="float" office:value="63" calcext:value-type="float">
            <text:p>63</text:p>
          </table:table-cell>
          <table:table-cell table:style-name="ce21" table:formula="of:=IF(ISERROR(INDEX(table;[.$C446];[.L$2])*[.$I446]*[.$J446]);&quot;&quot;;INDEX(table;[.$C446];[.L$2])*[.$I446]*[.$J446])" office:value-type="float" office:value="0.2" calcext:value-type="float">
            <text:p>0</text:p>
          </table:table-cell>
          <table:table-cell table:style-name="ce21" table:formula="of:=IF(ISERROR(INDEX(table;[.$C446];[.M$2])*[.$I446]*[.$J446]);&quot;&quot;;INDEX(table;[.$C446];[.M$2])*[.$I446]*[.$J446])" office:value-type="float" office:value="14.8" calcext:value-type="float">
            <text:p>15</text:p>
          </table:table-cell>
          <table:table-cell table:style-name="ce21" table:formula="of:=IF(ISERROR(INDEX(table;[.$C446];[.N$2])*[.$I446]*[.$J446]);&quot;&quot;;INDEX(table;[.$C446];[.N$2])*[.$I446]*[.$J446])" office:value-type="float" office:value="3.1" calcext:value-type="float">
            <text:p>3</text:p>
          </table:table-cell>
          <table:table-cell table:style-name="ce21" table:formula="of:=IF(ISERROR(INDEX(table;[.$C446];[.O$2])*[.$I446]*[.$J446]);&quot;&quot;;INDEX(table;[.$C446];[.O$2])*[.$I446]*[.$J446])" office:value-type="float" office:value="11.7" calcext:value-type="float">
            <text:p>12</text:p>
          </table:table-cell>
          <table:table-cell table:style-name="ce21" table:formula="of:=IF(ISERROR(INDEX(table;[.$C446];[.P$2])*[.$I446]*[.$J446]);&quot;&quot;;INDEX(table;[.$C446];[.P$2])*[.$I446]*[.$J446])" office:value-type="float" office:value="0" calcext:value-type="float">
            <text:p>0</text:p>
          </table:table-cell>
          <table:table-cell table:style-name="ce21" table:formula="of:=[.L446]*9" office:value-type="float" office:value="1.8" calcext:value-type="float">
            <text:p>2</text:p>
          </table:table-cell>
          <table:table-cell table:style-name="ce21" table:formula="of:=[.N446]*4" office:value-type="float" office:value="12.4" calcext:value-type="float">
            <text:p>12</text:p>
          </table:table-cell>
          <table:table-cell table:style-name="ce21" table:formula="of:=[.O446]*4" office:value-type="float" office:value="46.8" calcext:value-type="float">
            <text:p>47</text:p>
          </table:table-cell>
          <table:table-cell table:style-name="ce21" table:formula="of:=[.P446]*4" office:value-type="float" office:value="0" calcext:value-type="float">
            <text:p>0</text:p>
          </table:table-cell>
          <table:table-cell table:style-name="ce21" table:formula="of:=SUM([.Q446:.T446])" office:value-type="float" office:value="61" calcext:value-type="float">
            <text:p>61</text:p>
          </table:table-cell>
          <table:table-cell table:style-name="ce25" table:formula="of:=(([.K446]-[.U446])/[.U446])+1" office:value-type="percentage" office:value="1.0327868852459" calcext:value-type="percentage">
            <text:p>103%</text:p>
          </table:table-cell>
          <table:table-cell table:style-name="ce27" table:formula="of:=SUM([.X446:.AA446])" office:value-type="float" office:value="63" calcext:value-type="float">
            <text:p>63</text:p>
          </table:table-cell>
          <table:table-cell table:style-name="ce21" table:formula="of:=[.Q446]*[.$V446]" office:value-type="float" office:value="1.85901639344262" calcext:value-type="float">
            <text:p>2</text:p>
          </table:table-cell>
          <table:table-cell table:style-name="ce21" table:formula="of:=[.R446]*[.$V446]" office:value-type="float" office:value="12.8065573770492" calcext:value-type="float">
            <text:p>13</text:p>
          </table:table-cell>
          <table:table-cell table:style-name="ce21" table:formula="of:=[.S446]*[.$V446]" office:value-type="float" office:value="48.3344262295082" calcext:value-type="float">
            <text:p>48</text:p>
          </table:table-cell>
          <table:table-cell table:style-name="ce21" table:formula="of:=[.T446]*[.$V446]" office:value-type="float" office:value="0" calcext:value-type="float">
            <text:p>0</text:p>
          </table:table-cell>
          <table:table-cell table:style-name="ce25" table:formula="of:=[.X446]/[.$W446]" office:value-type="percentage" office:value="0.0295081967213115" calcext:value-type="percentage">
            <text:p>3%</text:p>
          </table:table-cell>
          <table:table-cell table:style-name="ce25" table:formula="of:=[.Y446]/[.$W446]" office:value-type="percentage" office:value="0.20327868852459" calcext:value-type="percentage">
            <text:p>20%</text:p>
          </table:table-cell>
          <table:table-cell table:style-name="ce25" table:formula="of:=[.Z446]/[.$W446]" office:value-type="percentage" office:value="0.767213114754098" calcext:value-type="percentage">
            <text:p>77%</text:p>
          </table:table-cell>
          <table:table-cell table:style-name="ce25" table:formula="of:=[.AA446]/[.$W446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refried beans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7]&lt;&gt;&quot;&quot;;MATCH([.A447];row_title;0);&quot;&quot;)" office:value-type="float" office:value="113" calcext:value-type="float">
            <text:p>11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7];[.H$2]));&quot;&quot;;INDEX(table;[.$C44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47];[.K$2])*[.$I447]*[.$J447]);&quot;&quot;;INDEX(table;[.$C447];[.K$2])*[.$I447]*[.$J447])" office:value-type="float" office:value="240" calcext:value-type="float">
            <text:p>240</text:p>
          </table:table-cell>
          <table:table-cell table:style-name="ce21" table:formula="of:=IF(ISERROR(INDEX(table;[.$C447];[.L$2])*[.$I447]*[.$J447]);&quot;&quot;;INDEX(table;[.$C447];[.L$2])*[.$I447]*[.$J447])" office:value-type="float" office:value="1" calcext:value-type="float">
            <text:p>1</text:p>
          </table:table-cell>
          <table:table-cell table:style-name="ce21" table:formula="of:=IF(ISERROR(INDEX(table;[.$C447];[.M$2])*[.$I447]*[.$J447]);&quot;&quot;;INDEX(table;[.$C447];[.M$2])*[.$I447]*[.$J447])" office:value-type="float" office:value="44" calcext:value-type="float">
            <text:p>44</text:p>
          </table:table-cell>
          <table:table-cell table:style-name="ce21" table:formula="of:=IF(ISERROR(INDEX(table;[.$C447];[.N$2])*[.$I447]*[.$J447]);&quot;&quot;;INDEX(table;[.$C447];[.N$2])*[.$I447]*[.$J447])" office:value-type="float" office:value="14" calcext:value-type="float">
            <text:p>14</text:p>
          </table:table-cell>
          <table:table-cell table:style-name="ce21" table:formula="of:=IF(ISERROR(INDEX(table;[.$C447];[.O$2])*[.$I447]*[.$J447]);&quot;&quot;;INDEX(table;[.$C447];[.O$2])*[.$I447]*[.$J447])" office:value-type="float" office:value="30" calcext:value-type="float">
            <text:p>30</text:p>
          </table:table-cell>
          <table:table-cell table:style-name="ce21" table:formula="of:=IF(ISERROR(INDEX(table;[.$C447];[.P$2])*[.$I447]*[.$J447]);&quot;&quot;;INDEX(table;[.$C447];[.P$2])*[.$I447]*[.$J447])" office:value-type="float" office:value="16" calcext:value-type="float">
            <text:p>16</text:p>
          </table:table-cell>
          <table:table-cell table:style-name="ce21" table:formula="of:=[.L447]*9" office:value-type="float" office:value="9" calcext:value-type="float">
            <text:p>9</text:p>
          </table:table-cell>
          <table:table-cell table:style-name="ce21" table:formula="of:=[.N447]*4" office:value-type="float" office:value="56" calcext:value-type="float">
            <text:p>56</text:p>
          </table:table-cell>
          <table:table-cell table:style-name="ce21" table:formula="of:=[.O447]*4" office:value-type="float" office:value="120" calcext:value-type="float">
            <text:p>120</text:p>
          </table:table-cell>
          <table:table-cell table:style-name="ce21" table:formula="of:=[.P447]*4" office:value-type="float" office:value="64" calcext:value-type="float">
            <text:p>64</text:p>
          </table:table-cell>
          <table:table-cell table:style-name="ce21" table:formula="of:=SUM([.Q447:.T447])" office:value-type="float" office:value="249" calcext:value-type="float">
            <text:p>249</text:p>
          </table:table-cell>
          <table:table-cell table:style-name="ce25" table:formula="of:=(([.K447]-[.U447])/[.U447])+1" office:value-type="percentage" office:value="0.963855421686747" calcext:value-type="percentage">
            <text:p>96%</text:p>
          </table:table-cell>
          <table:table-cell table:style-name="ce27" table:formula="of:=SUM([.X447:.AA447])" office:value-type="float" office:value="240" calcext:value-type="float">
            <text:p>240</text:p>
          </table:table-cell>
          <table:table-cell table:style-name="ce21" table:formula="of:=[.Q447]*[.$V447]" office:value-type="float" office:value="8.67469879518072" calcext:value-type="float">
            <text:p>9</text:p>
          </table:table-cell>
          <table:table-cell table:style-name="ce21" table:formula="of:=[.R447]*[.$V447]" office:value-type="float" office:value="53.9759036144578" calcext:value-type="float">
            <text:p>54</text:p>
          </table:table-cell>
          <table:table-cell table:style-name="ce21" table:formula="of:=[.S447]*[.$V447]" office:value-type="float" office:value="115.66265060241" calcext:value-type="float">
            <text:p>116</text:p>
          </table:table-cell>
          <table:table-cell table:style-name="ce21" table:formula="of:=[.T447]*[.$V447]" office:value-type="float" office:value="61.6867469879518" calcext:value-type="float">
            <text:p>62</text:p>
          </table:table-cell>
          <table:table-cell table:style-name="ce25" table:formula="of:=[.X447]/[.$W447]" office:value-type="percentage" office:value="0.036144578313253" calcext:value-type="percentage">
            <text:p>4%</text:p>
          </table:table-cell>
          <table:table-cell table:style-name="ce25" table:formula="of:=[.Y447]/[.$W447]" office:value-type="percentage" office:value="0.224899598393574" calcext:value-type="percentage">
            <text:p>22%</text:p>
          </table:table-cell>
          <table:table-cell table:style-name="ce25" table:formula="of:=[.Z447]/[.$W447]" office:value-type="percentage" office:value="0.481927710843373" calcext:value-type="percentage">
            <text:p>48%</text:p>
          </table:table-cell>
          <table:table-cell table:style-name="ce25" table:formula="of:=[.AA447]/[.$W447]" office:value-type="percentage" office:value="0.257028112449799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8]&lt;&gt;&quot;&quot;;MATCH([.A448];row_title;0);&quot;&quot;)" office:value-type="float" office:value="75" calcext:value-type="float">
            <text:p>7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8];[.H$2]));&quot;&quot;;INDEX(table;[.$C448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8];[.K$2])*[.$I448]*[.$J448]);&quot;&quot;;INDEX(table;[.$C448];[.K$2])*[.$I448]*[.$J448])" office:value-type="float" office:value="100" calcext:value-type="float">
            <text:p>100</text:p>
          </table:table-cell>
          <table:table-cell table:style-name="ce21" table:formula="of:=IF(ISERROR(INDEX(table;[.$C448];[.L$2])*[.$I448]*[.$J448]);&quot;&quot;;INDEX(table;[.$C448];[.L$2])*[.$I448]*[.$J448])" office:value-type="float" office:value="1" calcext:value-type="float">
            <text:p>1</text:p>
          </table:table-cell>
          <table:table-cell table:style-name="ce21" table:formula="of:=IF(ISERROR(INDEX(table;[.$C448];[.M$2])*[.$I448]*[.$J448]);&quot;&quot;;INDEX(table;[.$C448];[.M$2])*[.$I448]*[.$J448])" office:value-type="float" office:value="21" calcext:value-type="float">
            <text:p>21</text:p>
          </table:table-cell>
          <table:table-cell table:style-name="ce21" table:formula="of:=IF(ISERROR(INDEX(table;[.$C448];[.N$2])*[.$I448]*[.$J448]);&quot;&quot;;INDEX(table;[.$C448];[.N$2])*[.$I448]*[.$J448])" office:value-type="float" office:value="1" calcext:value-type="float">
            <text:p>1</text:p>
          </table:table-cell>
          <table:table-cell table:style-name="ce21" table:formula="of:=IF(ISERROR(INDEX(table;[.$C448];[.O$2])*[.$I448]*[.$J448]);&quot;&quot;;INDEX(table;[.$C448];[.O$2])*[.$I448]*[.$J448])" office:value-type="float" office:value="20" calcext:value-type="float">
            <text:p>20</text:p>
          </table:table-cell>
          <table:table-cell table:style-name="ce21" table:formula="of:=IF(ISERROR(INDEX(table;[.$C448];[.P$2])*[.$I448]*[.$J448]);&quot;&quot;;INDEX(table;[.$C448];[.P$2])*[.$I448]*[.$J448])" office:value-type="float" office:value="3" calcext:value-type="float">
            <text:p>3</text:p>
          </table:table-cell>
          <table:table-cell table:style-name="ce21" table:formula="of:=[.L448]*9" office:value-type="float" office:value="9" calcext:value-type="float">
            <text:p>9</text:p>
          </table:table-cell>
          <table:table-cell table:style-name="ce21" table:formula="of:=[.N448]*4" office:value-type="float" office:value="4" calcext:value-type="float">
            <text:p>4</text:p>
          </table:table-cell>
          <table:table-cell table:style-name="ce21" table:formula="of:=[.O448]*4" office:value-type="float" office:value="80" calcext:value-type="float">
            <text:p>80</text:p>
          </table:table-cell>
          <table:table-cell table:style-name="ce21" table:formula="of:=[.P448]*4" office:value-type="float" office:value="12" calcext:value-type="float">
            <text:p>12</text:p>
          </table:table-cell>
          <table:table-cell table:style-name="ce21" table:formula="of:=SUM([.Q448:.T448])" office:value-type="float" office:value="105" calcext:value-type="float">
            <text:p>105</text:p>
          </table:table-cell>
          <table:table-cell table:style-name="ce25" table:formula="of:=(([.K448]-[.U448])/[.U448])+1" office:value-type="percentage" office:value="0.952380952380952" calcext:value-type="percentage">
            <text:p>95%</text:p>
          </table:table-cell>
          <table:table-cell table:style-name="ce27" table:formula="of:=SUM([.X448:.AA448])" office:value-type="float" office:value="100" calcext:value-type="float">
            <text:p>100</text:p>
          </table:table-cell>
          <table:table-cell table:style-name="ce21" table:formula="of:=[.Q448]*[.$V448]" office:value-type="float" office:value="8.57142857142857" calcext:value-type="float">
            <text:p>9</text:p>
          </table:table-cell>
          <table:table-cell table:style-name="ce21" table:formula="of:=[.R448]*[.$V448]" office:value-type="float" office:value="3.80952380952381" calcext:value-type="float">
            <text:p>4</text:p>
          </table:table-cell>
          <table:table-cell table:style-name="ce21" table:formula="of:=[.S448]*[.$V448]" office:value-type="float" office:value="76.1904761904762" calcext:value-type="float">
            <text:p>76</text:p>
          </table:table-cell>
          <table:table-cell table:style-name="ce21" table:formula="of:=[.T448]*[.$V448]" office:value-type="float" office:value="11.4285714285714" calcext:value-type="float">
            <text:p>11</text:p>
          </table:table-cell>
          <table:table-cell table:style-name="ce25" table:formula="of:=[.X448]/[.$W448]" office:value-type="percentage" office:value="0.0857142857142857" calcext:value-type="percentage">
            <text:p>9%</text:p>
          </table:table-cell>
          <table:table-cell table:style-name="ce25" table:formula="of:=[.Y448]/[.$W448]" office:value-type="percentage" office:value="0.0380952380952381" calcext:value-type="percentage">
            <text:p>4%</text:p>
          </table:table-cell>
          <table:table-cell table:style-name="ce25" table:formula="of:=[.Z448]/[.$W448]" office:value-type="percentage" office:value="0.761904761904762" calcext:value-type="percentage">
            <text:p>76%</text:p>
          </table:table-cell>
          <table:table-cell table:style-name="ce25" table:formula="of:=[.AA448]/[.$W448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rtilla chips – multigrain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49]&lt;&gt;&quot;&quot;;MATCH([.A449];row_title;0);&quot;&quot;)" office:value-type="float" office:value="114" calcext:value-type="float">
            <text:p>114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49];[.H$2]));&quot;&quot;;INDEX(table;[.$C449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49];[.K$2])*[.$I449]*[.$J449]);&quot;&quot;;INDEX(table;[.$C449];[.K$2])*[.$I449]*[.$J449])" office:value-type="float" office:value="130" calcext:value-type="float">
            <text:p>130</text:p>
          </table:table-cell>
          <table:table-cell table:style-name="ce21" table:formula="of:=IF(ISERROR(INDEX(table;[.$C449];[.L$2])*[.$I449]*[.$J449]);&quot;&quot;;INDEX(table;[.$C449];[.L$2])*[.$I449]*[.$J449])" office:value-type="float" office:value="7" calcext:value-type="float">
            <text:p>7</text:p>
          </table:table-cell>
          <table:table-cell table:style-name="ce21" table:formula="of:=IF(ISERROR(INDEX(table;[.$C449];[.M$2])*[.$I449]*[.$J449]);&quot;&quot;;INDEX(table;[.$C449];[.M$2])*[.$I449]*[.$J449])" office:value-type="float" office:value="16" calcext:value-type="float">
            <text:p>16</text:p>
          </table:table-cell>
          <table:table-cell table:style-name="ce21" table:formula="of:=IF(ISERROR(INDEX(table;[.$C449];[.N$2])*[.$I449]*[.$J449]);&quot;&quot;;INDEX(table;[.$C449];[.N$2])*[.$I449]*[.$J449])" office:value-type="float" office:value="2" calcext:value-type="float">
            <text:p>2</text:p>
          </table:table-cell>
          <table:table-cell table:style-name="ce21" table:formula="of:=IF(ISERROR(INDEX(table;[.$C449];[.O$2])*[.$I449]*[.$J449]);&quot;&quot;;INDEX(table;[.$C449];[.O$2])*[.$I449]*[.$J449])" office:value-type="float" office:value="13" calcext:value-type="float">
            <text:p>13</text:p>
          </table:table-cell>
          <table:table-cell table:style-name="ce21" table:formula="of:=IF(ISERROR(INDEX(table;[.$C449];[.P$2])*[.$I449]*[.$J449]);&quot;&quot;;INDEX(table;[.$C449];[.P$2])*[.$I449]*[.$J449])" office:value-type="float" office:value="2" calcext:value-type="float">
            <text:p>2</text:p>
          </table:table-cell>
          <table:table-cell table:style-name="ce21" table:formula="of:=[.L449]*9" office:value-type="float" office:value="63" calcext:value-type="float">
            <text:p>63</text:p>
          </table:table-cell>
          <table:table-cell table:style-name="ce21" table:formula="of:=[.N449]*4" office:value-type="float" office:value="8" calcext:value-type="float">
            <text:p>8</text:p>
          </table:table-cell>
          <table:table-cell table:style-name="ce21" table:formula="of:=[.O449]*4" office:value-type="float" office:value="52" calcext:value-type="float">
            <text:p>52</text:p>
          </table:table-cell>
          <table:table-cell table:style-name="ce21" table:formula="of:=[.P449]*4" office:value-type="float" office:value="8" calcext:value-type="float">
            <text:p>8</text:p>
          </table:table-cell>
          <table:table-cell table:style-name="ce21" table:formula="of:=SUM([.Q449:.T449])" office:value-type="float" office:value="131" calcext:value-type="float">
            <text:p>131</text:p>
          </table:table-cell>
          <table:table-cell table:style-name="ce25" table:formula="of:=(([.K449]-[.U449])/[.U449])+1" office:value-type="percentage" office:value="0.992366412213741" calcext:value-type="percentage">
            <text:p>99%</text:p>
          </table:table-cell>
          <table:table-cell table:style-name="ce27" table:formula="of:=SUM([.X449:.AA449])" office:value-type="float" office:value="130" calcext:value-type="float">
            <text:p>130</text:p>
          </table:table-cell>
          <table:table-cell table:style-name="ce21" table:formula="of:=[.Q449]*[.$V449]" office:value-type="float" office:value="62.5190839694657" calcext:value-type="float">
            <text:p>63</text:p>
          </table:table-cell>
          <table:table-cell table:style-name="ce21" table:formula="of:=[.R449]*[.$V449]" office:value-type="float" office:value="7.93893129770992" calcext:value-type="float">
            <text:p>8</text:p>
          </table:table-cell>
          <table:table-cell table:style-name="ce21" table:formula="of:=[.S449]*[.$V449]" office:value-type="float" office:value="51.6030534351145" calcext:value-type="float">
            <text:p>52</text:p>
          </table:table-cell>
          <table:table-cell table:style-name="ce21" table:formula="of:=[.T449]*[.$V449]" office:value-type="float" office:value="7.93893129770992" calcext:value-type="float">
            <text:p>8</text:p>
          </table:table-cell>
          <table:table-cell table:style-name="ce25" table:formula="of:=[.X449]/[.$W449]" office:value-type="percentage" office:value="0.480916030534351" calcext:value-type="percentage">
            <text:p>48%</text:p>
          </table:table-cell>
          <table:table-cell table:style-name="ce25" table:formula="of:=[.Y449]/[.$W449]" office:value-type="percentage" office:value="0.0610687022900763" calcext:value-type="percentage">
            <text:p>6%</text:p>
          </table:table-cell>
          <table:table-cell table:style-name="ce25" table:formula="of:=[.Z449]/[.$W449]" office:value-type="percentage" office:value="0.396946564885496" calcext:value-type="percentage">
            <text:p>40%</text:p>
          </table:table-cell>
          <table:table-cell table:style-name="ce25" table:formula="of:=[.AA449]/[.$W449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50]&lt;&gt;&quot;&quot;;MATCH([.A450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50];[.H$2]));&quot;&quot;;INDEX(table;[.$C450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0];[.K$2])*[.$I450]*[.$J450]);&quot;&quot;;INDEX(table;[.$C450];[.K$2])*[.$I450]*[.$J450])" office:value-type="float" office:value="200" calcext:value-type="float">
            <text:p>200</text:p>
          </table:table-cell>
          <table:table-cell table:style-name="ce21" table:formula="of:=IF(ISERROR(INDEX(table;[.$C450];[.L$2])*[.$I450]*[.$J450]);&quot;&quot;;INDEX(table;[.$C450];[.L$2])*[.$I450]*[.$J450])" office:value-type="float" office:value="18" calcext:value-type="float">
            <text:p>18</text:p>
          </table:table-cell>
          <table:table-cell table:style-name="ce21" table:formula="of:=IF(ISERROR(INDEX(table;[.$C450];[.M$2])*[.$I450]*[.$J450]);&quot;&quot;;INDEX(table;[.$C450];[.M$2])*[.$I450]*[.$J450])" office:value-type="float" office:value="6" calcext:value-type="float">
            <text:p>6</text:p>
          </table:table-cell>
          <table:table-cell table:style-name="ce21" table:formula="of:=IF(ISERROR(INDEX(table;[.$C450];[.N$2])*[.$I450]*[.$J450]);&quot;&quot;;INDEX(table;[.$C450];[.N$2])*[.$I450]*[.$J450])" office:value-type="float" office:value="2" calcext:value-type="float">
            <text:p>2</text:p>
          </table:table-cell>
          <table:table-cell table:style-name="ce21" table:formula="of:=IF(ISERROR(INDEX(table;[.$C450];[.O$2])*[.$I450]*[.$J450]);&quot;&quot;;INDEX(table;[.$C450];[.O$2])*[.$I450]*[.$J450])" office:value-type="float" office:value="4" calcext:value-type="float">
            <text:p>4</text:p>
          </table:table-cell>
          <table:table-cell table:style-name="ce21" table:formula="of:=IF(ISERROR(INDEX(table;[.$C450];[.P$2])*[.$I450]*[.$J450]);&quot;&quot;;INDEX(table;[.$C450];[.P$2])*[.$I450]*[.$J450])" office:value-type="float" office:value="7" calcext:value-type="float">
            <text:p>7</text:p>
          </table:table-cell>
          <table:table-cell table:style-name="ce21" table:formula="of:=[.L450]*9" office:value-type="float" office:value="162" calcext:value-type="float">
            <text:p>162</text:p>
          </table:table-cell>
          <table:table-cell table:style-name="ce21" table:formula="of:=[.N450]*4" office:value-type="float" office:value="8" calcext:value-type="float">
            <text:p>8</text:p>
          </table:table-cell>
          <table:table-cell table:style-name="ce21" table:formula="of:=[.O450]*4" office:value-type="float" office:value="16" calcext:value-type="float">
            <text:p>16</text:p>
          </table:table-cell>
          <table:table-cell table:style-name="ce21" table:formula="of:=[.P450]*4" office:value-type="float" office:value="28" calcext:value-type="float">
            <text:p>28</text:p>
          </table:table-cell>
          <table:table-cell table:style-name="ce21" table:formula="of:=SUM([.Q450:.T450])" office:value-type="float" office:value="214" calcext:value-type="float">
            <text:p>214</text:p>
          </table:table-cell>
          <table:table-cell table:style-name="ce25" table:formula="of:=(([.K450]-[.U450])/[.U450])+1" office:value-type="percentage" office:value="0.934579439252336" calcext:value-type="percentage">
            <text:p>93%</text:p>
          </table:table-cell>
          <table:table-cell table:style-name="ce27" table:formula="of:=SUM([.X450:.AA450])" office:value-type="float" office:value="200" calcext:value-type="float">
            <text:p>200</text:p>
          </table:table-cell>
          <table:table-cell table:style-name="ce21" table:formula="of:=[.Q450]*[.$V450]" office:value-type="float" office:value="151.401869158879" calcext:value-type="float">
            <text:p>151</text:p>
          </table:table-cell>
          <table:table-cell table:style-name="ce21" table:formula="of:=[.R450]*[.$V450]" office:value-type="float" office:value="7.47663551401869" calcext:value-type="float">
            <text:p>7</text:p>
          </table:table-cell>
          <table:table-cell table:style-name="ce21" table:formula="of:=[.S450]*[.$V450]" office:value-type="float" office:value="14.9532710280374" calcext:value-type="float">
            <text:p>15</text:p>
          </table:table-cell>
          <table:table-cell table:style-name="ce21" table:formula="of:=[.T450]*[.$V450]" office:value-type="float" office:value="26.1682242990654" calcext:value-type="float">
            <text:p>26</text:p>
          </table:table-cell>
          <table:table-cell table:style-name="ce25" table:formula="of:=[.X450]/[.$W450]" office:value-type="percentage" office:value="0.757009345794392" calcext:value-type="percentage">
            <text:p>76%</text:p>
          </table:table-cell>
          <table:table-cell table:style-name="ce25" table:formula="of:=[.Y450]/[.$W450]" office:value-type="percentage" office:value="0.0373831775700935" calcext:value-type="percentage">
            <text:p>4%</text:p>
          </table:table-cell>
          <table:table-cell table:style-name="ce25" table:formula="of:=[.Z450]/[.$W450]" office:value-type="percentage" office:value="0.0747663551401869" calcext:value-type="percentage">
            <text:p>7%</text:p>
          </table:table-cell>
          <table:table-cell table:style-name="ce25" table:formula="of:=[.AA450]/[.$W450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07" calcext:value-type="float">
            <text:p>107</text:p>
          </table:table-cell>
          <table:table-cell table:formula="of:=IF([.A451]&lt;&gt;&quot;&quot;;MATCH([.A451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51];[.H$2]));&quot;&quot;;INDEX(table;[.$C45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1];[.K$2])*[.$I451]*[.$J451]);&quot;&quot;;INDEX(table;[.$C451];[.K$2])*[.$I451]*[.$J451])" office:value-type="float" office:value="170" calcext:value-type="float">
            <text:p>170</text:p>
          </table:table-cell>
          <table:table-cell table:style-name="ce21" table:formula="of:=IF(ISERROR(INDEX(table;[.$C451];[.L$2])*[.$I451]*[.$J451]);&quot;&quot;;INDEX(table;[.$C451];[.L$2])*[.$I451]*[.$J451])" office:value-type="float" office:value="16" calcext:value-type="float">
            <text:p>16</text:p>
          </table:table-cell>
          <table:table-cell table:style-name="ce21" table:formula="of:=IF(ISERROR(INDEX(table;[.$C451];[.M$2])*[.$I451]*[.$J451]);&quot;&quot;;INDEX(table;[.$C451];[.M$2])*[.$I451]*[.$J451])" office:value-type="float" office:value="5" calcext:value-type="float">
            <text:p>5</text:p>
          </table:table-cell>
          <table:table-cell table:style-name="ce21" table:formula="of:=IF(ISERROR(INDEX(table;[.$C451];[.N$2])*[.$I451]*[.$J451]);&quot;&quot;;INDEX(table;[.$C451];[.N$2])*[.$I451]*[.$J451])" office:value-type="float" office:value="3" calcext:value-type="float">
            <text:p>3</text:p>
          </table:table-cell>
          <table:table-cell table:style-name="ce21" table:formula="of:=IF(ISERROR(INDEX(table;[.$C451];[.O$2])*[.$I451]*[.$J451]);&quot;&quot;;INDEX(table;[.$C451];[.O$2])*[.$I451]*[.$J451])" office:value-type="float" office:value="2" calcext:value-type="float">
            <text:p>2</text:p>
          </table:table-cell>
          <table:table-cell table:style-name="ce21" table:formula="of:=IF(ISERROR(INDEX(table;[.$C451];[.P$2])*[.$I451]*[.$J451]);&quot;&quot;;INDEX(table;[.$C451];[.P$2])*[.$I451]*[.$J451])" office:value-type="float" office:value="0" calcext:value-type="float">
            <text:p>0</text:p>
          </table:table-cell>
          <table:table-cell table:style-name="ce21" table:formula="of:=[.L451]*9" office:value-type="float" office:value="144" calcext:value-type="float">
            <text:p>144</text:p>
          </table:table-cell>
          <table:table-cell table:style-name="ce21" table:formula="of:=[.N451]*4" office:value-type="float" office:value="12" calcext:value-type="float">
            <text:p>12</text:p>
          </table:table-cell>
          <table:table-cell table:style-name="ce21" table:formula="of:=[.O451]*4" office:value-type="float" office:value="8" calcext:value-type="float">
            <text:p>8</text:p>
          </table:table-cell>
          <table:table-cell table:style-name="ce21" table:formula="of:=[.P451]*4" office:value-type="float" office:value="0" calcext:value-type="float">
            <text:p>0</text:p>
          </table:table-cell>
          <table:table-cell table:style-name="ce21" table:formula="of:=SUM([.Q451:.T451])" office:value-type="float" office:value="164" calcext:value-type="float">
            <text:p>164</text:p>
          </table:table-cell>
          <table:table-cell table:style-name="ce25" table:formula="of:=(([.K451]-[.U451])/[.U451])+1" office:value-type="percentage" office:value="1.03658536585366" calcext:value-type="percentage">
            <text:p>104%</text:p>
          </table:table-cell>
          <table:table-cell table:style-name="ce27" table:formula="of:=SUM([.X451:.AA451])" office:value-type="float" office:value="170" calcext:value-type="float">
            <text:p>170</text:p>
          </table:table-cell>
          <table:table-cell table:style-name="ce21" table:formula="of:=[.Q451]*[.$V451]" office:value-type="float" office:value="149.268292682927" calcext:value-type="float">
            <text:p>149</text:p>
          </table:table-cell>
          <table:table-cell table:style-name="ce21" table:formula="of:=[.R451]*[.$V451]" office:value-type="float" office:value="12.4390243902439" calcext:value-type="float">
            <text:p>12</text:p>
          </table:table-cell>
          <table:table-cell table:style-name="ce21" table:formula="of:=[.S451]*[.$V451]" office:value-type="float" office:value="8.29268292682927" calcext:value-type="float">
            <text:p>8</text:p>
          </table:table-cell>
          <table:table-cell table:style-name="ce21" table:formula="of:=[.T451]*[.$V451]" office:value-type="float" office:value="0" calcext:value-type="float">
            <text:p>0</text:p>
          </table:table-cell>
          <table:table-cell table:style-name="ce25" table:formula="of:=[.X451]/[.$W451]" office:value-type="percentage" office:value="0.878048780487805" calcext:value-type="percentage">
            <text:p>88%</text:p>
          </table:table-cell>
          <table:table-cell table:style-name="ce25" table:formula="of:=[.Y451]/[.$W451]" office:value-type="percentage" office:value="0.0731707317073171" calcext:value-type="percentage">
            <text:p>7%</text:p>
          </table:table-cell>
          <table:table-cell table:style-name="ce25" table:formula="of:=[.Z451]/[.$W451]" office:value-type="percentage" office:value="0.0487804878048781" calcext:value-type="percentage">
            <text:p>5%</text:p>
          </table:table-cell>
          <table:table-cell table:style-name="ce25" table:formula="of:=[.AA451]/[.$W451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urgers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2]&lt;&gt;&quot;&quot;;MATCH([.A452];row_title;0);&quot;&quot;)" office:value-type="float" office:value="35" calcext:value-type="float">
            <text:p>3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2];[.H$2]));&quot;&quot;;INDEX(table;[.$C452];[.H$2]))" office:value-type="string" office:string-value="4oz/" calcext:value-type="string">
            <text:p>4oz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2];[.K$2])*[.$I452]*[.$J452]);&quot;&quot;;INDEX(table;[.$C452];[.K$2])*[.$I452]*[.$J452])" office:value-type="float" office:value="486" calcext:value-type="float">
            <text:p>486</text:p>
          </table:table-cell>
          <table:table-cell table:style-name="ce21" table:formula="of:=IF(ISERROR(INDEX(table;[.$C452];[.L$2])*[.$I452]*[.$J452]);&quot;&quot;;INDEX(table;[.$C452];[.L$2])*[.$I452]*[.$J452])" office:value-type="float" office:value="34" calcext:value-type="float">
            <text:p>34</text:p>
          </table:table-cell>
          <table:table-cell table:style-name="ce21" table:formula="of:=IF(ISERROR(INDEX(table;[.$C452];[.M$2])*[.$I452]*[.$J452]);&quot;&quot;;INDEX(table;[.$C452];[.M$2])*[.$I452]*[.$J452])" office:value-type="float" office:value="0" calcext:value-type="float">
            <text:p>0</text:p>
          </table:table-cell>
          <table:table-cell table:style-name="ce21" table:formula="of:=IF(ISERROR(INDEX(table;[.$C452];[.N$2])*[.$I452]*[.$J452]);&quot;&quot;;INDEX(table;[.$C452];[.N$2])*[.$I452]*[.$J452])" office:value-type="float" office:value="0" calcext:value-type="float">
            <text:p>0</text:p>
          </table:table-cell>
          <table:table-cell table:style-name="ce21" table:formula="of:=IF(ISERROR(INDEX(table;[.$C452];[.O$2])*[.$I452]*[.$J452]);&quot;&quot;;INDEX(table;[.$C452];[.O$2])*[.$I452]*[.$J452])" office:value-type="float" office:value="0" calcext:value-type="float">
            <text:p>0</text:p>
          </table:table-cell>
          <table:table-cell table:style-name="ce21" table:formula="of:=IF(ISERROR(INDEX(table;[.$C452];[.P$2])*[.$I452]*[.$J452]);&quot;&quot;;INDEX(table;[.$C452];[.P$2])*[.$I452]*[.$J452])" office:value-type="float" office:value="42" calcext:value-type="float">
            <text:p>42</text:p>
          </table:table-cell>
          <table:table-cell table:style-name="ce21" table:formula="of:=[.L452]*9" office:value-type="float" office:value="306" calcext:value-type="float">
            <text:p>306</text:p>
          </table:table-cell>
          <table:table-cell table:style-name="ce21" table:formula="of:=[.N452]*4" office:value-type="float" office:value="0" calcext:value-type="float">
            <text:p>0</text:p>
          </table:table-cell>
          <table:table-cell table:style-name="ce21" table:formula="of:=[.O452]*4" office:value-type="float" office:value="0" calcext:value-type="float">
            <text:p>0</text:p>
          </table:table-cell>
          <table:table-cell table:style-name="ce21" table:formula="of:=[.P452]*4" office:value-type="float" office:value="168" calcext:value-type="float">
            <text:p>168</text:p>
          </table:table-cell>
          <table:table-cell table:style-name="ce21" table:formula="of:=SUM([.Q452:.T452])" office:value-type="float" office:value="474" calcext:value-type="float">
            <text:p>474</text:p>
          </table:table-cell>
          <table:table-cell table:style-name="ce25" table:formula="of:=(([.K452]-[.U452])/[.U452])+1" office:value-type="percentage" office:value="1.0253164556962" calcext:value-type="percentage">
            <text:p>103%</text:p>
          </table:table-cell>
          <table:table-cell table:style-name="ce27" table:formula="of:=SUM([.X452:.AA452])" office:value-type="float" office:value="486" calcext:value-type="float">
            <text:p>486</text:p>
          </table:table-cell>
          <table:table-cell table:style-name="ce21" table:formula="of:=[.Q452]*[.$V452]" office:value-type="float" office:value="313.746835443038" calcext:value-type="float">
            <text:p>314</text:p>
          </table:table-cell>
          <table:table-cell table:style-name="ce21" table:formula="of:=[.R452]*[.$V452]" office:value-type="float" office:value="0" calcext:value-type="float">
            <text:p>0</text:p>
          </table:table-cell>
          <table:table-cell table:style-name="ce21" table:formula="of:=[.S452]*[.$V452]" office:value-type="float" office:value="0" calcext:value-type="float">
            <text:p>0</text:p>
          </table:table-cell>
          <table:table-cell table:style-name="ce21" table:formula="of:=[.T452]*[.$V452]" office:value-type="float" office:value="172.253164556962" calcext:value-type="float">
            <text:p>172</text:p>
          </table:table-cell>
          <table:table-cell table:style-name="ce25" table:formula="of:=[.X452]/[.$W452]" office:value-type="percentage" office:value="0.645569620253165" calcext:value-type="percentage">
            <text:p>65%</text:p>
          </table:table-cell>
          <table:table-cell table:style-name="ce25" table:formula="of:=[.Y452]/[.$W452]" office:value-type="percentage" office:value="0" calcext:value-type="percentage">
            <text:p>0%</text:p>
          </table:table-cell>
          <table:table-cell table:style-name="ce25" table:formula="of:=[.Z452]/[.$W452]" office:value-type="percentage" office:value="0" calcext:value-type="percentage">
            <text:p>0%</text:p>
          </table:table-cell>
          <table:table-cell table:style-name="ce25" table:formula="of:=[.AA452]/[.$W452]" office:value-type="percentage" office:value="0.354430379746835" calcext:value-type="percentage">
            <text:p>3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3]&lt;&gt;&quot;&quot;;MATCH([.A453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3];[.H$2]));&quot;&quot;;INDEX(table;[.$C453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3];[.K$2])*[.$I453]*[.$J453]);&quot;&quot;;INDEX(table;[.$C453];[.K$2])*[.$I453]*[.$J453])" office:value-type="float" office:value="44" calcext:value-type="float">
            <text:p>44</text:p>
          </table:table-cell>
          <table:table-cell table:style-name="ce21" table:formula="of:=IF(ISERROR(INDEX(table;[.$C453];[.L$2])*[.$I453]*[.$J453]);&quot;&quot;;INDEX(table;[.$C453];[.L$2])*[.$I453]*[.$J453])" office:value-type="float" office:value="0.4" calcext:value-type="float">
            <text:p>0</text:p>
          </table:table-cell>
          <table:table-cell table:style-name="ce21" table:formula="of:=IF(ISERROR(INDEX(table;[.$C453];[.M$2])*[.$I453]*[.$J453]);&quot;&quot;;INDEX(table;[.$C453];[.M$2])*[.$I453]*[.$J453])" office:value-type="float" office:value="10" calcext:value-type="float">
            <text:p>10</text:p>
          </table:table-cell>
          <table:table-cell table:style-name="ce21" table:formula="of:=IF(ISERROR(INDEX(table;[.$C453];[.N$2])*[.$I453]*[.$J453]);&quot;&quot;;INDEX(table;[.$C453];[.N$2])*[.$I453]*[.$J453])" office:value-type="float" office:value="3" calcext:value-type="float">
            <text:p>3</text:p>
          </table:table-cell>
          <table:table-cell table:style-name="ce21" table:formula="of:=IF(ISERROR(INDEX(table;[.$C453];[.O$2])*[.$I453]*[.$J453]);&quot;&quot;;INDEX(table;[.$C453];[.O$2])*[.$I453]*[.$J453])" office:value-type="float" office:value="7" calcext:value-type="float">
            <text:p>7</text:p>
          </table:table-cell>
          <table:table-cell table:style-name="ce21" table:formula="of:=IF(ISERROR(INDEX(table;[.$C453];[.P$2])*[.$I453]*[.$J453]);&quot;&quot;;INDEX(table;[.$C453];[.P$2])*[.$I453]*[.$J453])" office:value-type="float" office:value="2.2" calcext:value-type="float">
            <text:p>2</text:p>
          </table:table-cell>
          <table:table-cell table:style-name="ce21" table:formula="of:=[.L453]*9" office:value-type="float" office:value="3.6" calcext:value-type="float">
            <text:p>4</text:p>
          </table:table-cell>
          <table:table-cell table:style-name="ce21" table:formula="of:=[.N453]*4" office:value-type="float" office:value="12" calcext:value-type="float">
            <text:p>12</text:p>
          </table:table-cell>
          <table:table-cell table:style-name="ce21" table:formula="of:=[.O453]*4" office:value-type="float" office:value="28" calcext:value-type="float">
            <text:p>28</text:p>
          </table:table-cell>
          <table:table-cell table:style-name="ce21" table:formula="of:=[.P453]*4" office:value-type="float" office:value="8.8" calcext:value-type="float">
            <text:p>9</text:p>
          </table:table-cell>
          <table:table-cell table:style-name="ce21" table:formula="of:=SUM([.Q453:.T453])" office:value-type="float" office:value="52.4" calcext:value-type="float">
            <text:p>52</text:p>
          </table:table-cell>
          <table:table-cell table:style-name="ce25" table:formula="of:=(([.K453]-[.U453])/[.U453])+1" office:value-type="percentage" office:value="0.839694656488549" calcext:value-type="percentage">
            <text:p>84%</text:p>
          </table:table-cell>
          <table:table-cell table:style-name="ce27" table:formula="of:=SUM([.X453:.AA453])" office:value-type="float" office:value="44" calcext:value-type="float">
            <text:p>44</text:p>
          </table:table-cell>
          <table:table-cell table:style-name="ce21" table:formula="of:=[.Q453]*[.$V453]" office:value-type="float" office:value="3.02290076335878" calcext:value-type="float">
            <text:p>3</text:p>
          </table:table-cell>
          <table:table-cell table:style-name="ce21" table:formula="of:=[.R453]*[.$V453]" office:value-type="float" office:value="10.0763358778626" calcext:value-type="float">
            <text:p>10</text:p>
          </table:table-cell>
          <table:table-cell table:style-name="ce21" table:formula="of:=[.S453]*[.$V453]" office:value-type="float" office:value="23.5114503816794" calcext:value-type="float">
            <text:p>24</text:p>
          </table:table-cell>
          <table:table-cell table:style-name="ce21" table:formula="of:=[.T453]*[.$V453]" office:value-type="float" office:value="7.38931297709924" calcext:value-type="float">
            <text:p>7</text:p>
          </table:table-cell>
          <table:table-cell table:style-name="ce25" table:formula="of:=[.X453]/[.$W453]" office:value-type="percentage" office:value="0.0687022900763359" calcext:value-type="percentage">
            <text:p>7%</text:p>
          </table:table-cell>
          <table:table-cell table:style-name="ce25" table:formula="of:=[.Y453]/[.$W453]" office:value-type="percentage" office:value="0.229007633587786" calcext:value-type="percentage">
            <text:p>23%</text:p>
          </table:table-cell>
          <table:table-cell table:style-name="ce25" table:formula="of:=[.Z453]/[.$W453]" office:value-type="percentage" office:value="0.534351145038168" calcext:value-type="percentage">
            <text:p>53%</text:p>
          </table:table-cell>
          <table:table-cell table:style-name="ce25" table:formula="of:=[.AA453]/[.$W453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weetcorn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4]&lt;&gt;&quot;&quot;;MATCH([.A454];row_title;0);&quot;&quot;)" office:value-type="float" office:value="75" calcext:value-type="float">
            <text:p>75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4];[.H$2]));&quot;&quot;;INDEX(table;[.$C454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4];[.K$2])*[.$I454]*[.$J454]);&quot;&quot;;INDEX(table;[.$C454];[.K$2])*[.$I454]*[.$J454])" office:value-type="float" office:value="100" calcext:value-type="float">
            <text:p>100</text:p>
          </table:table-cell>
          <table:table-cell table:style-name="ce21" table:formula="of:=IF(ISERROR(INDEX(table;[.$C454];[.L$2])*[.$I454]*[.$J454]);&quot;&quot;;INDEX(table;[.$C454];[.L$2])*[.$I454]*[.$J454])" office:value-type="float" office:value="1" calcext:value-type="float">
            <text:p>1</text:p>
          </table:table-cell>
          <table:table-cell table:style-name="ce21" table:formula="of:=IF(ISERROR(INDEX(table;[.$C454];[.M$2])*[.$I454]*[.$J454]);&quot;&quot;;INDEX(table;[.$C454];[.M$2])*[.$I454]*[.$J454])" office:value-type="float" office:value="21" calcext:value-type="float">
            <text:p>21</text:p>
          </table:table-cell>
          <table:table-cell table:style-name="ce21" table:formula="of:=IF(ISERROR(INDEX(table;[.$C454];[.N$2])*[.$I454]*[.$J454]);&quot;&quot;;INDEX(table;[.$C454];[.N$2])*[.$I454]*[.$J454])" office:value-type="float" office:value="1" calcext:value-type="float">
            <text:p>1</text:p>
          </table:table-cell>
          <table:table-cell table:style-name="ce21" table:formula="of:=IF(ISERROR(INDEX(table;[.$C454];[.O$2])*[.$I454]*[.$J454]);&quot;&quot;;INDEX(table;[.$C454];[.O$2])*[.$I454]*[.$J454])" office:value-type="float" office:value="20" calcext:value-type="float">
            <text:p>20</text:p>
          </table:table-cell>
          <table:table-cell table:style-name="ce21" table:formula="of:=IF(ISERROR(INDEX(table;[.$C454];[.P$2])*[.$I454]*[.$J454]);&quot;&quot;;INDEX(table;[.$C454];[.P$2])*[.$I454]*[.$J454])" office:value-type="float" office:value="3" calcext:value-type="float">
            <text:p>3</text:p>
          </table:table-cell>
          <table:table-cell table:style-name="ce21" table:formula="of:=[.L454]*9" office:value-type="float" office:value="9" calcext:value-type="float">
            <text:p>9</text:p>
          </table:table-cell>
          <table:table-cell table:style-name="ce21" table:formula="of:=[.N454]*4" office:value-type="float" office:value="4" calcext:value-type="float">
            <text:p>4</text:p>
          </table:table-cell>
          <table:table-cell table:style-name="ce21" table:formula="of:=[.O454]*4" office:value-type="float" office:value="80" calcext:value-type="float">
            <text:p>80</text:p>
          </table:table-cell>
          <table:table-cell table:style-name="ce21" table:formula="of:=[.P454]*4" office:value-type="float" office:value="12" calcext:value-type="float">
            <text:p>12</text:p>
          </table:table-cell>
          <table:table-cell table:style-name="ce21" table:formula="of:=SUM([.Q454:.T454])" office:value-type="float" office:value="105" calcext:value-type="float">
            <text:p>105</text:p>
          </table:table-cell>
          <table:table-cell table:style-name="ce25" table:formula="of:=(([.K454]-[.U454])/[.U454])+1" office:value-type="percentage" office:value="0.952380952380952" calcext:value-type="percentage">
            <text:p>95%</text:p>
          </table:table-cell>
          <table:table-cell table:style-name="ce27" table:formula="of:=SUM([.X454:.AA454])" office:value-type="float" office:value="100" calcext:value-type="float">
            <text:p>100</text:p>
          </table:table-cell>
          <table:table-cell table:style-name="ce21" table:formula="of:=[.Q454]*[.$V454]" office:value-type="float" office:value="8.57142857142857" calcext:value-type="float">
            <text:p>9</text:p>
          </table:table-cell>
          <table:table-cell table:style-name="ce21" table:formula="of:=[.R454]*[.$V454]" office:value-type="float" office:value="3.80952380952381" calcext:value-type="float">
            <text:p>4</text:p>
          </table:table-cell>
          <table:table-cell table:style-name="ce21" table:formula="of:=[.S454]*[.$V454]" office:value-type="float" office:value="76.1904761904762" calcext:value-type="float">
            <text:p>76</text:p>
          </table:table-cell>
          <table:table-cell table:style-name="ce21" table:formula="of:=[.T454]*[.$V454]" office:value-type="float" office:value="11.4285714285714" calcext:value-type="float">
            <text:p>11</text:p>
          </table:table-cell>
          <table:table-cell table:style-name="ce25" table:formula="of:=[.X454]/[.$W454]" office:value-type="percentage" office:value="0.0857142857142857" calcext:value-type="percentage">
            <text:p>9%</text:p>
          </table:table-cell>
          <table:table-cell table:style-name="ce25" table:formula="of:=[.Y454]/[.$W454]" office:value-type="percentage" office:value="0.0380952380952381" calcext:value-type="percentage">
            <text:p>4%</text:p>
          </table:table-cell>
          <table:table-cell table:style-name="ce25" table:formula="of:=[.Z454]/[.$W454]" office:value-type="percentage" office:value="0.761904761904762" calcext:value-type="percentage">
            <text:p>76%</text:p>
          </table:table-cell>
          <table:table-cell table:style-name="ce25" table:formula="of:=[.AA454]/[.$W454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5]&lt;&gt;&quot;&quot;;MATCH([.A45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5];[.H$2]));&quot;&quot;;INDEX(table;[.$C45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5];[.K$2])*[.$I455]*[.$J455]);&quot;&quot;;INDEX(table;[.$C455];[.K$2])*[.$I455]*[.$J455])" office:value-type="float" office:value="96" calcext:value-type="float">
            <text:p>96</text:p>
          </table:table-cell>
          <table:table-cell table:style-name="ce21" table:formula="of:=IF(ISERROR(INDEX(table;[.$C455];[.L$2])*[.$I455]*[.$J455]);&quot;&quot;;INDEX(table;[.$C455];[.L$2])*[.$I455]*[.$J455])" office:value-type="float" office:value="0" calcext:value-type="float">
            <text:p>0</text:p>
          </table:table-cell>
          <table:table-cell table:style-name="ce21" table:formula="of:=IF(ISERROR(INDEX(table;[.$C455];[.M$2])*[.$I455]*[.$J455]);&quot;&quot;;INDEX(table;[.$C455];[.M$2])*[.$I455]*[.$J455])" office:value-type="float" office:value="22" calcext:value-type="float">
            <text:p>22</text:p>
          </table:table-cell>
          <table:table-cell table:style-name="ce21" table:formula="of:=IF(ISERROR(INDEX(table;[.$C455];[.N$2])*[.$I455]*[.$J455]);&quot;&quot;;INDEX(table;[.$C455];[.N$2])*[.$I455]*[.$J455])" office:value-type="float" office:value="4" calcext:value-type="float">
            <text:p>4</text:p>
          </table:table-cell>
          <table:table-cell table:style-name="ce21" table:formula="of:=IF(ISERROR(INDEX(table;[.$C455];[.O$2])*[.$I455]*[.$J455]);&quot;&quot;;INDEX(table;[.$C455];[.O$2])*[.$I455]*[.$J455])" office:value-type="float" office:value="17" calcext:value-type="float">
            <text:p>17</text:p>
          </table:table-cell>
          <table:table-cell table:style-name="ce21" table:formula="of:=IF(ISERROR(INDEX(table;[.$C455];[.P$2])*[.$I455]*[.$J455]);&quot;&quot;;INDEX(table;[.$C455];[.P$2])*[.$I455]*[.$J455])" office:value-type="float" office:value="2" calcext:value-type="float">
            <text:p>2</text:p>
          </table:table-cell>
          <table:table-cell table:style-name="ce21" table:formula="of:=[.L455]*9" office:value-type="float" office:value="0" calcext:value-type="float">
            <text:p>0</text:p>
          </table:table-cell>
          <table:table-cell table:style-name="ce21" table:formula="of:=[.N455]*4" office:value-type="float" office:value="16" calcext:value-type="float">
            <text:p>16</text:p>
          </table:table-cell>
          <table:table-cell table:style-name="ce21" table:formula="of:=[.O455]*4" office:value-type="float" office:value="68" calcext:value-type="float">
            <text:p>68</text:p>
          </table:table-cell>
          <table:table-cell table:style-name="ce21" table:formula="of:=[.P455]*4" office:value-type="float" office:value="8" calcext:value-type="float">
            <text:p>8</text:p>
          </table:table-cell>
          <table:table-cell table:style-name="ce21" table:formula="of:=SUM([.Q455:.T455])" office:value-type="float" office:value="92" calcext:value-type="float">
            <text:p>92</text:p>
          </table:table-cell>
          <table:table-cell table:style-name="ce25" table:formula="of:=(([.K455]-[.U455])/[.U455])+1" office:value-type="percentage" office:value="1.04347826086957" calcext:value-type="percentage">
            <text:p>104%</text:p>
          </table:table-cell>
          <table:table-cell table:style-name="ce27" table:formula="of:=SUM([.X455:.AA455])" office:value-type="float" office:value="96" calcext:value-type="float">
            <text:p>96</text:p>
          </table:table-cell>
          <table:table-cell table:style-name="ce21" table:formula="of:=[.Q455]*[.$V455]" office:value-type="float" office:value="0" calcext:value-type="float">
            <text:p>0</text:p>
          </table:table-cell>
          <table:table-cell table:style-name="ce21" table:formula="of:=[.R455]*[.$V455]" office:value-type="float" office:value="16.695652173913" calcext:value-type="float">
            <text:p>17</text:p>
          </table:table-cell>
          <table:table-cell table:style-name="ce21" table:formula="of:=[.S455]*[.$V455]" office:value-type="float" office:value="70.9565217391304" calcext:value-type="float">
            <text:p>71</text:p>
          </table:table-cell>
          <table:table-cell table:style-name="ce21" table:formula="of:=[.T455]*[.$V455]" office:value-type="float" office:value="8.34782608695652" calcext:value-type="float">
            <text:p>8</text:p>
          </table:table-cell>
          <table:table-cell table:style-name="ce25" table:formula="of:=[.X455]/[.$W455]" office:value-type="percentage" office:value="0" calcext:value-type="percentage">
            <text:p>0%</text:p>
          </table:table-cell>
          <table:table-cell table:style-name="ce25" table:formula="of:=[.Y455]/[.$W455]" office:value-type="percentage" office:value="0.173913043478261" calcext:value-type="percentage">
            <text:p>17%</text:p>
          </table:table-cell>
          <table:table-cell table:style-name="ce25" table:formula="of:=[.Z455]/[.$W455]" office:value-type="percentage" office:value="0.739130434782609" calcext:value-type="percentage">
            <text:p>74%</text:p>
          </table:table-cell>
          <table:table-cell table:style-name="ce25" table:formula="of:=[.AA455]/[.$W45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108" calcext:value-type="float">
            <text:p>108</text:p>
          </table:table-cell>
          <table:table-cell table:formula="of:=IF([.A456]&lt;&gt;&quot;&quot;;MATCH([.A45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56];[.H$2]));&quot;&quot;;INDEX(table;[.$C456];[.H$2]))" office:value-type="string" office:string-value="3pieces" calcext:value-type="string">
            <text:p>3piec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6];[.K$2])*[.$I456]*[.$J456]);&quot;&quot;;INDEX(table;[.$C456];[.K$2])*[.$I456]*[.$J456])" office:value-type="float" office:value="143" calcext:value-type="float">
            <text:p>143</text:p>
          </table:table-cell>
          <table:table-cell table:style-name="ce21" table:formula="of:=IF(ISERROR(INDEX(table;[.$C456];[.L$2])*[.$I456]*[.$J456]);&quot;&quot;;INDEX(table;[.$C456];[.L$2])*[.$I456]*[.$J456])" office:value-type="float" office:value="0" calcext:value-type="float">
            <text:p>0</text:p>
          </table:table-cell>
          <table:table-cell table:style-name="ce21" table:formula="of:=IF(ISERROR(INDEX(table;[.$C456];[.M$2])*[.$I456]*[.$J456]);&quot;&quot;;INDEX(table;[.$C456];[.M$2])*[.$I456]*[.$J456])" office:value-type="float" office:value="36.4" calcext:value-type="float">
            <text:p>36</text:p>
          </table:table-cell>
          <table:table-cell table:style-name="ce21" table:formula="of:=IF(ISERROR(INDEX(table;[.$C456];[.N$2])*[.$I456]*[.$J456]);&quot;&quot;;INDEX(table;[.$C456];[.N$2])*[.$I456]*[.$J456])" office:value-type="float" office:value="5.2" calcext:value-type="float">
            <text:p>5</text:p>
          </table:table-cell>
          <table:table-cell table:style-name="ce21" table:formula="of:=IF(ISERROR(INDEX(table;[.$C456];[.O$2])*[.$I456]*[.$J456]);&quot;&quot;;INDEX(table;[.$C456];[.O$2])*[.$I456]*[.$J456])" office:value-type="float" office:value="31.2" calcext:value-type="float">
            <text:p>31</text:p>
          </table:table-cell>
          <table:table-cell table:style-name="ce21" table:formula="of:=IF(ISERROR(INDEX(table;[.$C456];[.P$2])*[.$I456]*[.$J456]);&quot;&quot;;INDEX(table;[.$C456];[.P$2])*[.$I456]*[.$J456])" office:value-type="float" office:value="2.6" calcext:value-type="float">
            <text:p>3</text:p>
          </table:table-cell>
          <table:table-cell table:style-name="ce21" table:formula="of:=[.L456]*9" office:value-type="float" office:value="0" calcext:value-type="float">
            <text:p>0</text:p>
          </table:table-cell>
          <table:table-cell table:style-name="ce21" table:formula="of:=[.N456]*4" office:value-type="float" office:value="20.8" calcext:value-type="float">
            <text:p>21</text:p>
          </table:table-cell>
          <table:table-cell table:style-name="ce21" table:formula="of:=[.O456]*4" office:value-type="float" office:value="124.8" calcext:value-type="float">
            <text:p>125</text:p>
          </table:table-cell>
          <table:table-cell table:style-name="ce21" table:formula="of:=[.P456]*4" office:value-type="float" office:value="10.4" calcext:value-type="float">
            <text:p>10</text:p>
          </table:table-cell>
          <table:table-cell table:style-name="ce21" table:formula="of:=SUM([.Q456:.T456])" office:value-type="float" office:value="156" calcext:value-type="float">
            <text:p>156</text:p>
          </table:table-cell>
          <table:table-cell table:style-name="ce25" table:formula="of:=(([.K456]-[.U456])/[.U456])+1" office:value-type="percentage" office:value="0.916666666666666" calcext:value-type="percentage">
            <text:p>92%</text:p>
          </table:table-cell>
          <table:table-cell table:style-name="ce27" table:formula="of:=SUM([.X456:.AA456])" office:value-type="float" office:value="143" calcext:value-type="float">
            <text:p>143</text:p>
          </table:table-cell>
          <table:table-cell table:style-name="ce21" table:formula="of:=[.Q456]*[.$V456]" office:value-type="float" office:value="0" calcext:value-type="float">
            <text:p>0</text:p>
          </table:table-cell>
          <table:table-cell table:style-name="ce21" table:formula="of:=[.R456]*[.$V456]" office:value-type="float" office:value="19.0666666666667" calcext:value-type="float">
            <text:p>19</text:p>
          </table:table-cell>
          <table:table-cell table:style-name="ce21" table:formula="of:=[.S456]*[.$V456]" office:value-type="float" office:value="114.4" calcext:value-type="float">
            <text:p>114</text:p>
          </table:table-cell>
          <table:table-cell table:style-name="ce21" table:formula="of:=[.T456]*[.$V456]" office:value-type="float" office:value="9.53333333333333" calcext:value-type="float">
            <text:p>10</text:p>
          </table:table-cell>
          <table:table-cell table:style-name="ce25" table:formula="of:=[.X456]/[.$W456]" office:value-type="percentage" office:value="0" calcext:value-type="percentage">
            <text:p>0%</text:p>
          </table:table-cell>
          <table:table-cell table:style-name="ce25" table:formula="of:=[.Y456]/[.$W456]" office:value-type="percentage" office:value="0.133333333333333" calcext:value-type="percentage">
            <text:p>13%</text:p>
          </table:table-cell>
          <table:table-cell table:style-name="ce25" table:formula="of:=[.Z456]/[.$W456]" office:value-type="percentage" office:value="0.8" calcext:value-type="percentage">
            <text:p>80%</text:p>
          </table:table-cell>
          <table:table-cell table:style-name="ce25" table:formula="of:=[.AA456]/[.$W45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ummus – edamame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7]&lt;&gt;&quot;&quot;;MATCH([.A457];row_title;0);&quot;&quot;)" office:value-type="float" office:value="112" calcext:value-type="float">
            <text:p>112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7];[.H$2]));&quot;&quot;;INDEX(table;[.$C457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7];[.K$2])*[.$I457]*[.$J457]);&quot;&quot;;INDEX(table;[.$C457];[.K$2])*[.$I457]*[.$J457])" office:value-type="float" office:value="120" calcext:value-type="float">
            <text:p>120</text:p>
          </table:table-cell>
          <table:table-cell table:style-name="ce21" table:formula="of:=IF(ISERROR(INDEX(table;[.$C457];[.L$2])*[.$I457]*[.$J457]);&quot;&quot;;INDEX(table;[.$C457];[.L$2])*[.$I457]*[.$J457])" office:value-type="float" office:value="9" calcext:value-type="float">
            <text:p>9</text:p>
          </table:table-cell>
          <table:table-cell table:style-name="ce21" table:formula="of:=IF(ISERROR(INDEX(table;[.$C457];[.M$2])*[.$I457]*[.$J457]);&quot;&quot;;INDEX(table;[.$C457];[.M$2])*[.$I457]*[.$J457])" office:value-type="float" office:value="6" calcext:value-type="float">
            <text:p>6</text:p>
          </table:table-cell>
          <table:table-cell table:style-name="ce21" table:formula="of:=IF(ISERROR(INDEX(table;[.$C457];[.N$2])*[.$I457]*[.$J457]);&quot;&quot;;INDEX(table;[.$C457];[.N$2])*[.$I457]*[.$J457])" office:value-type="float" office:value="2" calcext:value-type="float">
            <text:p>2</text:p>
          </table:table-cell>
          <table:table-cell table:style-name="ce21" table:formula="of:=IF(ISERROR(INDEX(table;[.$C457];[.O$2])*[.$I457]*[.$J457]);&quot;&quot;;INDEX(table;[.$C457];[.O$2])*[.$I457]*[.$J457])" office:value-type="float" office:value="4" calcext:value-type="float">
            <text:p>4</text:p>
          </table:table-cell>
          <table:table-cell table:style-name="ce21" table:formula="of:=IF(ISERROR(INDEX(table;[.$C457];[.P$2])*[.$I457]*[.$J457]);&quot;&quot;;INDEX(table;[.$C457];[.P$2])*[.$I457]*[.$J457])" office:value-type="float" office:value="4" calcext:value-type="float">
            <text:p>4</text:p>
          </table:table-cell>
          <table:table-cell table:style-name="ce21" table:formula="of:=[.L457]*9" office:value-type="float" office:value="81" calcext:value-type="float">
            <text:p>81</text:p>
          </table:table-cell>
          <table:table-cell table:style-name="ce21" table:formula="of:=[.N457]*4" office:value-type="float" office:value="8" calcext:value-type="float">
            <text:p>8</text:p>
          </table:table-cell>
          <table:table-cell table:style-name="ce21" table:formula="of:=[.O457]*4" office:value-type="float" office:value="16" calcext:value-type="float">
            <text:p>16</text:p>
          </table:table-cell>
          <table:table-cell table:style-name="ce21" table:formula="of:=[.P457]*4" office:value-type="float" office:value="16" calcext:value-type="float">
            <text:p>16</text:p>
          </table:table-cell>
          <table:table-cell table:style-name="ce21" table:formula="of:=SUM([.Q457:.T457])" office:value-type="float" office:value="121" calcext:value-type="float">
            <text:p>121</text:p>
          </table:table-cell>
          <table:table-cell table:style-name="ce25" table:formula="of:=(([.K457]-[.U457])/[.U457])+1" office:value-type="percentage" office:value="0.991735537190083" calcext:value-type="percentage">
            <text:p>99%</text:p>
          </table:table-cell>
          <table:table-cell table:style-name="ce27" table:formula="of:=SUM([.X457:.AA457])" office:value-type="float" office:value="120" calcext:value-type="float">
            <text:p>120</text:p>
          </table:table-cell>
          <table:table-cell table:style-name="ce21" table:formula="of:=[.Q457]*[.$V457]" office:value-type="float" office:value="80.3305785123967" calcext:value-type="float">
            <text:p>80</text:p>
          </table:table-cell>
          <table:table-cell table:style-name="ce21" table:formula="of:=[.R457]*[.$V457]" office:value-type="float" office:value="7.93388429752066" calcext:value-type="float">
            <text:p>8</text:p>
          </table:table-cell>
          <table:table-cell table:style-name="ce21" table:formula="of:=[.S457]*[.$V457]" office:value-type="float" office:value="15.8677685950413" calcext:value-type="float">
            <text:p>16</text:p>
          </table:table-cell>
          <table:table-cell table:style-name="ce21" table:formula="of:=[.T457]*[.$V457]" office:value-type="float" office:value="15.8677685950413" calcext:value-type="float">
            <text:p>16</text:p>
          </table:table-cell>
          <table:table-cell table:style-name="ce25" table:formula="of:=[.X457]/[.$W457]" office:value-type="percentage" office:value="0.669421487603306" calcext:value-type="percentage">
            <text:p>67%</text:p>
          </table:table-cell>
          <table:table-cell table:style-name="ce25" table:formula="of:=[.Y457]/[.$W457]" office:value-type="percentage" office:value="0.0661157024793388" calcext:value-type="percentage">
            <text:p>7%</text:p>
          </table:table-cell>
          <table:table-cell table:style-name="ce25" table:formula="of:=[.Z457]/[.$W457]" office:value-type="percentage" office:value="0.132231404958678" calcext:value-type="percentage">
            <text:p>13%</text:p>
          </table:table-cell>
          <table:table-cell table:style-name="ce25" table:formula="of:=[.AA457]/[.$W457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8]&lt;&gt;&quot;&quot;;MATCH([.A458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8];[.H$2]));&quot;&quot;;INDEX(table;[.$C45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58];[.K$2])*[.$I458]*[.$J458]);&quot;&quot;;INDEX(table;[.$C458];[.K$2])*[.$I458]*[.$J458])" office:value-type="float" office:value="44" calcext:value-type="float">
            <text:p>44</text:p>
          </table:table-cell>
          <table:table-cell table:style-name="ce21" table:formula="of:=IF(ISERROR(INDEX(table;[.$C458];[.L$2])*[.$I458]*[.$J458]);&quot;&quot;;INDEX(table;[.$C458];[.L$2])*[.$I458]*[.$J458])" office:value-type="float" office:value="0.4" calcext:value-type="float">
            <text:p>0</text:p>
          </table:table-cell>
          <table:table-cell table:style-name="ce21" table:formula="of:=IF(ISERROR(INDEX(table;[.$C458];[.M$2])*[.$I458]*[.$J458]);&quot;&quot;;INDEX(table;[.$C458];[.M$2])*[.$I458]*[.$J458])" office:value-type="float" office:value="10" calcext:value-type="float">
            <text:p>10</text:p>
          </table:table-cell>
          <table:table-cell table:style-name="ce21" table:formula="of:=IF(ISERROR(INDEX(table;[.$C458];[.N$2])*[.$I458]*[.$J458]);&quot;&quot;;INDEX(table;[.$C458];[.N$2])*[.$I458]*[.$J458])" office:value-type="float" office:value="3" calcext:value-type="float">
            <text:p>3</text:p>
          </table:table-cell>
          <table:table-cell table:style-name="ce21" table:formula="of:=IF(ISERROR(INDEX(table;[.$C458];[.O$2])*[.$I458]*[.$J458]);&quot;&quot;;INDEX(table;[.$C458];[.O$2])*[.$I458]*[.$J458])" office:value-type="float" office:value="7" calcext:value-type="float">
            <text:p>7</text:p>
          </table:table-cell>
          <table:table-cell table:style-name="ce21" table:formula="of:=IF(ISERROR(INDEX(table;[.$C458];[.P$2])*[.$I458]*[.$J458]);&quot;&quot;;INDEX(table;[.$C458];[.P$2])*[.$I458]*[.$J458])" office:value-type="float" office:value="2.2" calcext:value-type="float">
            <text:p>2</text:p>
          </table:table-cell>
          <table:table-cell table:style-name="ce21" table:formula="of:=[.L458]*9" office:value-type="float" office:value="3.6" calcext:value-type="float">
            <text:p>4</text:p>
          </table:table-cell>
          <table:table-cell table:style-name="ce21" table:formula="of:=[.N458]*4" office:value-type="float" office:value="12" calcext:value-type="float">
            <text:p>12</text:p>
          </table:table-cell>
          <table:table-cell table:style-name="ce21" table:formula="of:=[.O458]*4" office:value-type="float" office:value="28" calcext:value-type="float">
            <text:p>28</text:p>
          </table:table-cell>
          <table:table-cell table:style-name="ce21" table:formula="of:=[.P458]*4" office:value-type="float" office:value="8.8" calcext:value-type="float">
            <text:p>9</text:p>
          </table:table-cell>
          <table:table-cell table:style-name="ce21" table:formula="of:=SUM([.Q458:.T458])" office:value-type="float" office:value="52.4" calcext:value-type="float">
            <text:p>52</text:p>
          </table:table-cell>
          <table:table-cell table:style-name="ce25" table:formula="of:=(([.K458]-[.U458])/[.U458])+1" office:value-type="percentage" office:value="0.839694656488549" calcext:value-type="percentage">
            <text:p>84%</text:p>
          </table:table-cell>
          <table:table-cell table:style-name="ce27" table:formula="of:=SUM([.X458:.AA458])" office:value-type="float" office:value="44" calcext:value-type="float">
            <text:p>44</text:p>
          </table:table-cell>
          <table:table-cell table:style-name="ce21" table:formula="of:=[.Q458]*[.$V458]" office:value-type="float" office:value="3.02290076335878" calcext:value-type="float">
            <text:p>3</text:p>
          </table:table-cell>
          <table:table-cell table:style-name="ce21" table:formula="of:=[.R458]*[.$V458]" office:value-type="float" office:value="10.0763358778626" calcext:value-type="float">
            <text:p>10</text:p>
          </table:table-cell>
          <table:table-cell table:style-name="ce21" table:formula="of:=[.S458]*[.$V458]" office:value-type="float" office:value="23.5114503816794" calcext:value-type="float">
            <text:p>24</text:p>
          </table:table-cell>
          <table:table-cell table:style-name="ce21" table:formula="of:=[.T458]*[.$V458]" office:value-type="float" office:value="7.38931297709924" calcext:value-type="float">
            <text:p>7</text:p>
          </table:table-cell>
          <table:table-cell table:style-name="ce25" table:formula="of:=[.X458]/[.$W458]" office:value-type="percentage" office:value="0.0687022900763359" calcext:value-type="percentage">
            <text:p>7%</text:p>
          </table:table-cell>
          <table:table-cell table:style-name="ce25" table:formula="of:=[.Y458]/[.$W458]" office:value-type="percentage" office:value="0.229007633587786" calcext:value-type="percentage">
            <text:p>23%</text:p>
          </table:table-cell>
          <table:table-cell table:style-name="ce25" table:formula="of:=[.Z458]/[.$W458]" office:value-type="percentage" office:value="0.534351145038168" calcext:value-type="percentage">
            <text:p>53%</text:p>
          </table:table-cell>
          <table:table-cell table:style-name="ce25" table:formula="of:=[.AA458]/[.$W458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59]&lt;&gt;&quot;&quot;;MATCH([.A459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59];[.H$2]));&quot;&quot;;INDEX(table;[.$C459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59];[.K$2])*[.$I459]*[.$J459]);&quot;&quot;;INDEX(table;[.$C459];[.K$2])*[.$I459]*[.$J459])" office:value-type="float" office:value="300" calcext:value-type="float">
            <text:p>300</text:p>
          </table:table-cell>
          <table:table-cell table:style-name="ce21" table:formula="of:=IF(ISERROR(INDEX(table;[.$C459];[.L$2])*[.$I459]*[.$J459]);&quot;&quot;;INDEX(table;[.$C459];[.L$2])*[.$I459]*[.$J459])" office:value-type="float" office:value="1.47" calcext:value-type="float">
            <text:p>1</text:p>
          </table:table-cell>
          <table:table-cell table:style-name="ce21" table:formula="of:=IF(ISERROR(INDEX(table;[.$C459];[.M$2])*[.$I459]*[.$J459]);&quot;&quot;;INDEX(table;[.$C459];[.M$2])*[.$I459]*[.$J459])" office:value-type="float" office:value="61.33" calcext:value-type="float">
            <text:p>61</text:p>
          </table:table-cell>
          <table:table-cell table:style-name="ce21" table:formula="of:=IF(ISERROR(INDEX(table;[.$C459];[.N$2])*[.$I459]*[.$J459]);&quot;&quot;;INDEX(table;[.$C459];[.N$2])*[.$I459]*[.$J459])" office:value-type="float" office:value="0" calcext:value-type="float">
            <text:p>0</text:p>
          </table:table-cell>
          <table:table-cell table:style-name="ce21" table:formula="of:=IF(ISERROR(INDEX(table;[.$C459];[.O$2])*[.$I459]*[.$J459]);&quot;&quot;;INDEX(table;[.$C459];[.O$2])*[.$I459]*[.$J459])" office:value-type="float" office:value="61.33" calcext:value-type="float">
            <text:p>61</text:p>
          </table:table-cell>
          <table:table-cell table:style-name="ce21" table:formula="of:=IF(ISERROR(INDEX(table;[.$C459];[.P$2])*[.$I459]*[.$J459]);&quot;&quot;;INDEX(table;[.$C459];[.P$2])*[.$I459]*[.$J459])" office:value-type="float" office:value="10.9" calcext:value-type="float">
            <text:p>11</text:p>
          </table:table-cell>
          <table:table-cell table:style-name="ce21" table:formula="of:=[.L459]*9" office:value-type="float" office:value="13.23" calcext:value-type="float">
            <text:p>13</text:p>
          </table:table-cell>
          <table:table-cell table:style-name="ce21" table:formula="of:=[.N459]*4" office:value-type="float" office:value="0" calcext:value-type="float">
            <text:p>0</text:p>
          </table:table-cell>
          <table:table-cell table:style-name="ce21" table:formula="of:=[.O459]*4" office:value-type="float" office:value="245.32" calcext:value-type="float">
            <text:p>245</text:p>
          </table:table-cell>
          <table:table-cell table:style-name="ce21" table:formula="of:=[.P459]*4" office:value-type="float" office:value="43.6" calcext:value-type="float">
            <text:p>44</text:p>
          </table:table-cell>
          <table:table-cell table:style-name="ce21" table:formula="of:=SUM([.Q459:.T459])" office:value-type="float" office:value="302.15" calcext:value-type="float">
            <text:p>302</text:p>
          </table:table-cell>
          <table:table-cell table:style-name="ce25" table:formula="of:=(([.K459]-[.U459])/[.U459])+1" office:value-type="percentage" office:value="0.992884328975674" calcext:value-type="percentage">
            <text:p>99%</text:p>
          </table:table-cell>
          <table:table-cell table:style-name="ce27" table:formula="of:=SUM([.X459:.AA459])" office:value-type="float" office:value="300" calcext:value-type="float">
            <text:p>300</text:p>
          </table:table-cell>
          <table:table-cell table:style-name="ce21" table:formula="of:=[.Q459]*[.$V459]" office:value-type="float" office:value="13.1358596723482" calcext:value-type="float">
            <text:p>13</text:p>
          </table:table-cell>
          <table:table-cell table:style-name="ce21" table:formula="of:=[.R459]*[.$V459]" office:value-type="float" office:value="0" calcext:value-type="float">
            <text:p>0</text:p>
          </table:table-cell>
          <table:table-cell table:style-name="ce21" table:formula="of:=[.S459]*[.$V459]" office:value-type="float" office:value="243.574383584312" calcext:value-type="float">
            <text:p>244</text:p>
          </table:table-cell>
          <table:table-cell table:style-name="ce21" table:formula="of:=[.T459]*[.$V459]" office:value-type="float" office:value="43.2897567433394" calcext:value-type="float">
            <text:p>43</text:p>
          </table:table-cell>
          <table:table-cell table:style-name="ce25" table:formula="of:=[.X459]/[.$W459]" office:value-type="percentage" office:value="0.0437861989078272" calcext:value-type="percentage">
            <text:p>4%</text:p>
          </table:table-cell>
          <table:table-cell table:style-name="ce25" table:formula="of:=[.Y459]/[.$W459]" office:value-type="percentage" office:value="0" calcext:value-type="percentage">
            <text:p>0%</text:p>
          </table:table-cell>
          <table:table-cell table:style-name="ce25" table:formula="of:=[.Z459]/[.$W459]" office:value-type="percentage" office:value="0.811914611947708" calcext:value-type="percentage">
            <text:p>81%</text:p>
          </table:table-cell>
          <table:table-cell table:style-name="ce25" table:formula="of:=[.AA459]/[.$W459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09" calcext:value-type="float">
            <text:p>109</text:p>
          </table:table-cell>
          <table:table-cell table:formula="of:=IF([.A460]&lt;&gt;&quot;&quot;;MATCH([.A46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60];[.H$2]));&quot;&quot;;INDEX(table;[.$C46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0];[.K$2])*[.$I460]*[.$J460]);&quot;&quot;;INDEX(table;[.$C460];[.K$2])*[.$I460]*[.$J460])" office:value-type="float" office:value="197" calcext:value-type="float">
            <text:p>197</text:p>
          </table:table-cell>
          <table:table-cell table:style-name="ce21" table:formula="of:=IF(ISERROR(INDEX(table;[.$C460];[.L$2])*[.$I460]*[.$J460]);&quot;&quot;;INDEX(table;[.$C460];[.L$2])*[.$I460]*[.$J460])" office:value-type="float" office:value="15" calcext:value-type="float">
            <text:p>15</text:p>
          </table:table-cell>
          <table:table-cell table:style-name="ce21" table:formula="of:=IF(ISERROR(INDEX(table;[.$C460];[.M$2])*[.$I460]*[.$J460]);&quot;&quot;;INDEX(table;[.$C460];[.M$2])*[.$I460]*[.$J460])" office:value-type="float" office:value="0" calcext:value-type="float">
            <text:p>0</text:p>
          </table:table-cell>
          <table:table-cell table:style-name="ce21" table:formula="of:=IF(ISERROR(INDEX(table;[.$C460];[.N$2])*[.$I460]*[.$J460]);&quot;&quot;;INDEX(table;[.$C460];[.N$2])*[.$I460]*[.$J460])" office:value-type="float" office:value="0" calcext:value-type="float">
            <text:p>0</text:p>
          </table:table-cell>
          <table:table-cell table:style-name="ce21" table:formula="of:=IF(ISERROR(INDEX(table;[.$C460];[.O$2])*[.$I460]*[.$J460]);&quot;&quot;;INDEX(table;[.$C460];[.O$2])*[.$I460]*[.$J460])" office:value-type="float" office:value="0" calcext:value-type="float">
            <text:p>0</text:p>
          </table:table-cell>
          <table:table-cell table:style-name="ce21" table:formula="of:=IF(ISERROR(INDEX(table;[.$C460];[.P$2])*[.$I460]*[.$J460]);&quot;&quot;;INDEX(table;[.$C460];[.P$2])*[.$I460]*[.$J460])" office:value-type="float" office:value="13.5" calcext:value-type="float">
            <text:p>14</text:p>
          </table:table-cell>
          <table:table-cell table:style-name="ce21" table:formula="of:=[.L460]*9" office:value-type="float" office:value="135" calcext:value-type="float">
            <text:p>135</text:p>
          </table:table-cell>
          <table:table-cell table:style-name="ce21" table:formula="of:=[.N460]*4" office:value-type="float" office:value="0" calcext:value-type="float">
            <text:p>0</text:p>
          </table:table-cell>
          <table:table-cell table:style-name="ce21" table:formula="of:=[.O460]*4" office:value-type="float" office:value="0" calcext:value-type="float">
            <text:p>0</text:p>
          </table:table-cell>
          <table:table-cell table:style-name="ce21" table:formula="of:=[.P460]*4" office:value-type="float" office:value="54" calcext:value-type="float">
            <text:p>54</text:p>
          </table:table-cell>
          <table:table-cell table:style-name="ce21" table:formula="of:=SUM([.Q460:.T460])" office:value-type="float" office:value="189" calcext:value-type="float">
            <text:p>189</text:p>
          </table:table-cell>
          <table:table-cell table:style-name="ce25" table:formula="of:=(([.K460]-[.U460])/[.U460])+1" office:value-type="percentage" office:value="1.04232804232804" calcext:value-type="percentage">
            <text:p>104%</text:p>
          </table:table-cell>
          <table:table-cell table:style-name="ce27" table:formula="of:=SUM([.X460:.AA460])" office:value-type="float" office:value="197" calcext:value-type="float">
            <text:p>197</text:p>
          </table:table-cell>
          <table:table-cell table:style-name="ce21" table:formula="of:=[.Q460]*[.$V460]" office:value-type="float" office:value="140.714285714286" calcext:value-type="float">
            <text:p>141</text:p>
          </table:table-cell>
          <table:table-cell table:style-name="ce21" table:formula="of:=[.R460]*[.$V460]" office:value-type="float" office:value="0" calcext:value-type="float">
            <text:p>0</text:p>
          </table:table-cell>
          <table:table-cell table:style-name="ce21" table:formula="of:=[.S460]*[.$V460]" office:value-type="float" office:value="0" calcext:value-type="float">
            <text:p>0</text:p>
          </table:table-cell>
          <table:table-cell table:style-name="ce21" table:formula="of:=[.T460]*[.$V460]" office:value-type="float" office:value="56.2857142857143" calcext:value-type="float">
            <text:p>56</text:p>
          </table:table-cell>
          <table:table-cell table:style-name="ce25" table:formula="of:=[.X460]/[.$W460]" office:value-type="percentage" office:value="0.714285714285714" calcext:value-type="percentage">
            <text:p>71%</text:p>
          </table:table-cell>
          <table:table-cell table:style-name="ce25" table:formula="of:=[.Y460]/[.$W460]" office:value-type="percentage" office:value="0" calcext:value-type="percentage">
            <text:p>0%</text:p>
          </table:table-cell>
          <table:table-cell table:style-name="ce25" table:formula="of:=[.Z460]/[.$W460]" office:value-type="percentage" office:value="0" calcext:value-type="percentage">
            <text:p>0%</text:p>
          </table:table-cell>
          <table:table-cell table:style-name="ce25" table:formula="of:=[.AA460]/[.$W46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1]&lt;&gt;&quot;&quot;;MATCH([.A461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1];[.H$2]));&quot;&quot;;INDEX(table;[.$C461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1];[.K$2])*[.$I461]*[.$J461]);&quot;&quot;;INDEX(table;[.$C461];[.K$2])*[.$I461]*[.$J461])" office:value-type="float" office:value="100" calcext:value-type="float">
            <text:p>100</text:p>
          </table:table-cell>
          <table:table-cell table:style-name="ce21" table:formula="of:=IF(ISERROR(INDEX(table;[.$C461];[.L$2])*[.$I461]*[.$J461]);&quot;&quot;;INDEX(table;[.$C461];[.L$2])*[.$I461]*[.$J461])" office:value-type="float" office:value="2" calcext:value-type="float">
            <text:p>2</text:p>
          </table:table-cell>
          <table:table-cell table:style-name="ce21" table:formula="of:=IF(ISERROR(INDEX(table;[.$C461];[.M$2])*[.$I461]*[.$J461]);&quot;&quot;;INDEX(table;[.$C461];[.M$2])*[.$I461]*[.$J461])" office:value-type="float" office:value="18" calcext:value-type="float">
            <text:p>18</text:p>
          </table:table-cell>
          <table:table-cell table:style-name="ce21" table:formula="of:=IF(ISERROR(INDEX(table;[.$C461];[.N$2])*[.$I461]*[.$J461]);&quot;&quot;;INDEX(table;[.$C461];[.N$2])*[.$I461]*[.$J461])" office:value-type="float" office:value="5" calcext:value-type="float">
            <text:p>5</text:p>
          </table:table-cell>
          <table:table-cell table:style-name="ce21" table:formula="of:=IF(ISERROR(INDEX(table;[.$C461];[.O$2])*[.$I461]*[.$J461]);&quot;&quot;;INDEX(table;[.$C461];[.O$2])*[.$I461]*[.$J461])" office:value-type="float" office:value="13" calcext:value-type="float">
            <text:p>13</text:p>
          </table:table-cell>
          <table:table-cell table:style-name="ce21" table:formula="of:=IF(ISERROR(INDEX(table;[.$C461];[.P$2])*[.$I461]*[.$J461]);&quot;&quot;;INDEX(table;[.$C461];[.P$2])*[.$I461]*[.$J461])" office:value-type="float" office:value="6" calcext:value-type="float">
            <text:p>6</text:p>
          </table:table-cell>
          <table:table-cell table:style-name="ce21" table:formula="of:=[.L461]*9" office:value-type="float" office:value="18" calcext:value-type="float">
            <text:p>18</text:p>
          </table:table-cell>
          <table:table-cell table:style-name="ce21" table:formula="of:=[.N461]*4" office:value-type="float" office:value="20" calcext:value-type="float">
            <text:p>20</text:p>
          </table:table-cell>
          <table:table-cell table:style-name="ce21" table:formula="of:=[.O461]*4" office:value-type="float" office:value="52" calcext:value-type="float">
            <text:p>52</text:p>
          </table:table-cell>
          <table:table-cell table:style-name="ce21" table:formula="of:=[.P461]*4" office:value-type="float" office:value="24" calcext:value-type="float">
            <text:p>24</text:p>
          </table:table-cell>
          <table:table-cell table:style-name="ce21" table:formula="of:=SUM([.Q461:.T461])" office:value-type="float" office:value="114" calcext:value-type="float">
            <text:p>114</text:p>
          </table:table-cell>
          <table:table-cell table:style-name="ce25" table:formula="of:=(([.K461]-[.U461])/[.U461])+1" office:value-type="percentage" office:value="0.87719298245614" calcext:value-type="percentage">
            <text:p>88%</text:p>
          </table:table-cell>
          <table:table-cell table:style-name="ce27" table:formula="of:=SUM([.X461:.AA461])" office:value-type="float" office:value="100" calcext:value-type="float">
            <text:p>100</text:p>
          </table:table-cell>
          <table:table-cell table:style-name="ce21" table:formula="of:=[.Q461]*[.$V461]" office:value-type="float" office:value="15.7894736842105" calcext:value-type="float">
            <text:p>16</text:p>
          </table:table-cell>
          <table:table-cell table:style-name="ce21" table:formula="of:=[.R461]*[.$V461]" office:value-type="float" office:value="17.5438596491228" calcext:value-type="float">
            <text:p>18</text:p>
          </table:table-cell>
          <table:table-cell table:style-name="ce21" table:formula="of:=[.S461]*[.$V461]" office:value-type="float" office:value="45.6140350877193" calcext:value-type="float">
            <text:p>46</text:p>
          </table:table-cell>
          <table:table-cell table:style-name="ce21" table:formula="of:=[.T461]*[.$V461]" office:value-type="float" office:value="21.0526315789474" calcext:value-type="float">
            <text:p>21</text:p>
          </table:table-cell>
          <table:table-cell table:style-name="ce25" table:formula="of:=[.X461]/[.$W461]" office:value-type="percentage" office:value="0.157894736842105" calcext:value-type="percentage">
            <text:p>16%</text:p>
          </table:table-cell>
          <table:table-cell table:style-name="ce25" table:formula="of:=[.Y461]/[.$W461]" office:value-type="percentage" office:value="0.175438596491228" calcext:value-type="percentage">
            <text:p>18%</text:p>
          </table:table-cell>
          <table:table-cell table:style-name="ce25" table:formula="of:=[.Z461]/[.$W461]" office:value-type="percentage" office:value="0.456140350877193" calcext:value-type="percentage">
            <text:p>46%</text:p>
          </table:table-cell>
          <table:table-cell table:style-name="ce25" table:formula="of:=[.AA461]/[.$W461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icken breast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2]&lt;&gt;&quot;&quot;;MATCH([.A462];row_title;0);&quot;&quot;)" office:value-type="float" office:value="3" calcext:value-type="float">
            <text:p>3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2];[.H$2]));&quot;&quot;;INDEX(table;[.$C462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2];[.K$2])*[.$I462]*[.$J462]);&quot;&quot;;INDEX(table;[.$C462];[.K$2])*[.$I462]*[.$J462])" office:value-type="float" office:value="280" calcext:value-type="float">
            <text:p>280</text:p>
          </table:table-cell>
          <table:table-cell table:style-name="ce21" table:formula="of:=IF(ISERROR(INDEX(table;[.$C462];[.L$2])*[.$I462]*[.$J462]);&quot;&quot;;INDEX(table;[.$C462];[.L$2])*[.$I462]*[.$J462])" office:value-type="float" office:value="0" calcext:value-type="float">
            <text:p>0</text:p>
          </table:table-cell>
          <table:table-cell table:style-name="ce21" table:formula="of:=IF(ISERROR(INDEX(table;[.$C462];[.M$2])*[.$I462]*[.$J462]);&quot;&quot;;INDEX(table;[.$C462];[.M$2])*[.$I462]*[.$J462])" office:value-type="float" office:value="0" calcext:value-type="float">
            <text:p>0</text:p>
          </table:table-cell>
          <table:table-cell table:style-name="ce21" table:formula="of:=IF(ISERROR(INDEX(table;[.$C462];[.N$2])*[.$I462]*[.$J462]);&quot;&quot;;INDEX(table;[.$C462];[.N$2])*[.$I462]*[.$J462])" office:value-type="float" office:value="0" calcext:value-type="float">
            <text:p>0</text:p>
          </table:table-cell>
          <table:table-cell table:style-name="ce21" table:formula="of:=IF(ISERROR(INDEX(table;[.$C462];[.O$2])*[.$I462]*[.$J462]);&quot;&quot;;INDEX(table;[.$C462];[.O$2])*[.$I462]*[.$J462])" office:value-type="float" office:value="0" calcext:value-type="float">
            <text:p>0</text:p>
          </table:table-cell>
          <table:table-cell table:style-name="ce21" table:formula="of:=IF(ISERROR(INDEX(table;[.$C462];[.P$2])*[.$I462]*[.$J462]);&quot;&quot;;INDEX(table;[.$C462];[.P$2])*[.$I462]*[.$J462])" office:value-type="float" office:value="54" calcext:value-type="float">
            <text:p>54</text:p>
          </table:table-cell>
          <table:table-cell table:style-name="ce21" table:formula="of:=[.L462]*9" office:value-type="float" office:value="0" calcext:value-type="float">
            <text:p>0</text:p>
          </table:table-cell>
          <table:table-cell table:style-name="ce21" table:formula="of:=[.N462]*4" office:value-type="float" office:value="0" calcext:value-type="float">
            <text:p>0</text:p>
          </table:table-cell>
          <table:table-cell table:style-name="ce21" table:formula="of:=[.O462]*4" office:value-type="float" office:value="0" calcext:value-type="float">
            <text:p>0</text:p>
          </table:table-cell>
          <table:table-cell table:style-name="ce21" table:formula="of:=[.P462]*4" office:value-type="float" office:value="216" calcext:value-type="float">
            <text:p>216</text:p>
          </table:table-cell>
          <table:table-cell table:style-name="ce21" table:formula="of:=SUM([.Q462:.T462])" office:value-type="float" office:value="216" calcext:value-type="float">
            <text:p>216</text:p>
          </table:table-cell>
          <table:table-cell table:style-name="ce25" table:formula="of:=(([.K462]-[.U462])/[.U462])+1" office:value-type="percentage" office:value="1.2962962962963" calcext:value-type="percentage">
            <text:p>130%</text:p>
          </table:table-cell>
          <table:table-cell table:style-name="ce27" table:formula="of:=SUM([.X462:.AA462])" office:value-type="float" office:value="280" calcext:value-type="float">
            <text:p>280</text:p>
          </table:table-cell>
          <table:table-cell table:style-name="ce21" table:formula="of:=[.Q462]*[.$V462]" office:value-type="float" office:value="0" calcext:value-type="float">
            <text:p>0</text:p>
          </table:table-cell>
          <table:table-cell table:style-name="ce21" table:formula="of:=[.R462]*[.$V462]" office:value-type="float" office:value="0" calcext:value-type="float">
            <text:p>0</text:p>
          </table:table-cell>
          <table:table-cell table:style-name="ce21" table:formula="of:=[.S462]*[.$V462]" office:value-type="float" office:value="0" calcext:value-type="float">
            <text:p>0</text:p>
          </table:table-cell>
          <table:table-cell table:style-name="ce21" table:formula="of:=[.T462]*[.$V462]" office:value-type="float" office:value="280" calcext:value-type="float">
            <text:p>280</text:p>
          </table:table-cell>
          <table:table-cell table:style-name="ce25" table:formula="of:=[.X462]/[.$W462]" office:value-type="percentage" office:value="0" calcext:value-type="percentage">
            <text:p>0%</text:p>
          </table:table-cell>
          <table:table-cell table:style-name="ce25" table:formula="of:=[.Y462]/[.$W462]" office:value-type="percentage" office:value="0" calcext:value-type="percentage">
            <text:p>0%</text:p>
          </table:table-cell>
          <table:table-cell table:style-name="ce25" table:formula="of:=[.Z462]/[.$W462]" office:value-type="percentage" office:value="0" calcext:value-type="percentage">
            <text:p>0%</text:p>
          </table:table-cell>
          <table:table-cell table:style-name="ce25" table:formula="of:=[.AA462]/[.$W462]" office:value-type="percentage" office:value="1" calcext:value-type="percentage">
            <text:p>10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rovolon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3]&lt;&gt;&quot;&quot;;MATCH([.A463];row_title;0);&quot;&quot;)" office:value-type="float" office:value="69" calcext:value-type="float">
            <text:p>69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3];[.H$2]));&quot;&quot;;INDEX(table;[.$C463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3];[.K$2])*[.$I463]*[.$J463]);&quot;&quot;;INDEX(table;[.$C463];[.K$2])*[.$I463]*[.$J463])" office:value-type="float" office:value="196" calcext:value-type="float">
            <text:p>196</text:p>
          </table:table-cell>
          <table:table-cell table:style-name="ce21" table:formula="of:=IF(ISERROR(INDEX(table;[.$C463];[.L$2])*[.$I463]*[.$J463]);&quot;&quot;;INDEX(table;[.$C463];[.L$2])*[.$I463]*[.$J463])" office:value-type="float" office:value="15" calcext:value-type="float">
            <text:p>15</text:p>
          </table:table-cell>
          <table:table-cell table:style-name="ce21" table:formula="of:=IF(ISERROR(INDEX(table;[.$C463];[.M$2])*[.$I463]*[.$J463]);&quot;&quot;;INDEX(table;[.$C463];[.M$2])*[.$I463]*[.$J463])" office:value-type="float" office:value="1.2" calcext:value-type="float">
            <text:p>1</text:p>
          </table:table-cell>
          <table:table-cell table:style-name="ce21" table:formula="of:=IF(ISERROR(INDEX(table;[.$C463];[.N$2])*[.$I463]*[.$J463]);&quot;&quot;;INDEX(table;[.$C463];[.N$2])*[.$I463]*[.$J463])" office:value-type="float" office:value="0" calcext:value-type="float">
            <text:p>0</text:p>
          </table:table-cell>
          <table:table-cell table:style-name="ce21" table:formula="of:=IF(ISERROR(INDEX(table;[.$C463];[.O$2])*[.$I463]*[.$J463]);&quot;&quot;;INDEX(table;[.$C463];[.O$2])*[.$I463]*[.$J463])" office:value-type="float" office:value="0" calcext:value-type="float">
            <text:p>0</text:p>
          </table:table-cell>
          <table:table-cell table:style-name="ce21" table:formula="of:=IF(ISERROR(INDEX(table;[.$C463];[.P$2])*[.$I463]*[.$J463]);&quot;&quot;;INDEX(table;[.$C463];[.P$2])*[.$I463]*[.$J463])" office:value-type="float" office:value="14.4" calcext:value-type="float">
            <text:p>14</text:p>
          </table:table-cell>
          <table:table-cell table:style-name="ce21" table:formula="of:=[.L463]*9" office:value-type="float" office:value="135" calcext:value-type="float">
            <text:p>135</text:p>
          </table:table-cell>
          <table:table-cell table:style-name="ce21" table:formula="of:=[.N463]*4" office:value-type="float" office:value="0" calcext:value-type="float">
            <text:p>0</text:p>
          </table:table-cell>
          <table:table-cell table:style-name="ce21" table:formula="of:=[.O463]*4" office:value-type="float" office:value="0" calcext:value-type="float">
            <text:p>0</text:p>
          </table:table-cell>
          <table:table-cell table:style-name="ce21" table:formula="of:=[.P463]*4" office:value-type="float" office:value="57.6" calcext:value-type="float">
            <text:p>58</text:p>
          </table:table-cell>
          <table:table-cell table:style-name="ce21" table:formula="of:=SUM([.Q463:.T463])" office:value-type="float" office:value="192.6" calcext:value-type="float">
            <text:p>193</text:p>
          </table:table-cell>
          <table:table-cell table:style-name="ce25" table:formula="of:=(([.K463]-[.U463])/[.U463])+1" office:value-type="percentage" office:value="1.01765316718588" calcext:value-type="percentage">
            <text:p>102%</text:p>
          </table:table-cell>
          <table:table-cell table:style-name="ce27" table:formula="of:=SUM([.X463:.AA463])" office:value-type="float" office:value="196" calcext:value-type="float">
            <text:p>196</text:p>
          </table:table-cell>
          <table:table-cell table:style-name="ce21" table:formula="of:=[.Q463]*[.$V463]" office:value-type="float" office:value="137.383177570093" calcext:value-type="float">
            <text:p>137</text:p>
          </table:table-cell>
          <table:table-cell table:style-name="ce21" table:formula="of:=[.R463]*[.$V463]" office:value-type="float" office:value="0" calcext:value-type="float">
            <text:p>0</text:p>
          </table:table-cell>
          <table:table-cell table:style-name="ce21" table:formula="of:=[.S463]*[.$V463]" office:value-type="float" office:value="0" calcext:value-type="float">
            <text:p>0</text:p>
          </table:table-cell>
          <table:table-cell table:style-name="ce21" table:formula="of:=[.T463]*[.$V463]" office:value-type="float" office:value="58.6168224299066" calcext:value-type="float">
            <text:p>59</text:p>
          </table:table-cell>
          <table:table-cell table:style-name="ce25" table:formula="of:=[.X463]/[.$W463]" office:value-type="percentage" office:value="0.700934579439252" calcext:value-type="percentage">
            <text:p>70%</text:p>
          </table:table-cell>
          <table:table-cell table:style-name="ce25" table:formula="of:=[.Y463]/[.$W463]" office:value-type="percentage" office:value="0" calcext:value-type="percentage">
            <text:p>0%</text:p>
          </table:table-cell>
          <table:table-cell table:style-name="ce25" table:formula="of:=[.Z463]/[.$W463]" office:value-type="percentage" office:value="0" calcext:value-type="percentage">
            <text:p>0%</text:p>
          </table:table-cell>
          <table:table-cell table:style-name="ce25" table:formula="of:=[.AA463]/[.$W463]" office:value-type="percentage" office:value="0.299065420560748" calcext:value-type="percentage">
            <text:p>3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k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4]&lt;&gt;&quot;&quot;;MATCH([.A464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4];[.H$2]));&quot;&quot;;INDEX(table;[.$C4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4];[.K$2])*[.$I464]*[.$J464]);&quot;&quot;;INDEX(table;[.$C464];[.K$2])*[.$I464]*[.$J464])">
            <text:p/>
          </table:table-cell>
          <table:table-cell table:style-name="ce21" table:formula="of:=IF(ISERROR(INDEX(table;[.$C464];[.L$2])*[.$I464]*[.$J464]);&quot;&quot;;INDEX(table;[.$C464];[.L$2])*[.$I464]*[.$J464])">
            <text:p/>
          </table:table-cell>
          <table:table-cell table:style-name="ce21" table:formula="of:=IF(ISERROR(INDEX(table;[.$C464];[.M$2])*[.$I464]*[.$J464]);&quot;&quot;;INDEX(table;[.$C464];[.M$2])*[.$I464]*[.$J464])">
            <text:p/>
          </table:table-cell>
          <table:table-cell table:style-name="ce21" table:formula="of:=IF(ISERROR(INDEX(table;[.$C464];[.N$2])*[.$I464]*[.$J464]);&quot;&quot;;INDEX(table;[.$C464];[.N$2])*[.$I464]*[.$J464])">
            <text:p/>
          </table:table-cell>
          <table:table-cell table:style-name="ce21" table:formula="of:=IF(ISERROR(INDEX(table;[.$C464];[.O$2])*[.$I464]*[.$J464]);&quot;&quot;;INDEX(table;[.$C464];[.O$2])*[.$I464]*[.$J464])">
            <text:p/>
          </table:table-cell>
          <table:table-cell table:style-name="ce21" table:formula="of:=IF(ISERROR(INDEX(table;[.$C464];[.P$2])*[.$I464]*[.$J464]);&quot;&quot;;INDEX(table;[.$C464];[.P$2])*[.$I464]*[.$J464])">
            <text:p/>
          </table:table-cell>
          <table:table-cell table:style-name="ce21" table:formula="of:=[.L464]*9" office:value-type="string" office:string-value="" calcext:value-type="error">
            <text:p>#VALUE!</text:p>
          </table:table-cell>
          <table:table-cell table:style-name="ce21" table:formula="of:=[.N464]*4" office:value-type="string" office:string-value="" calcext:value-type="error">
            <text:p>#VALUE!</text:p>
          </table:table-cell>
          <table:table-cell table:style-name="ce21" table:formula="of:=[.O464]*4" office:value-type="string" office:string-value="" calcext:value-type="error">
            <text:p>#VALUE!</text:p>
          </table:table-cell>
          <table:table-cell table:style-name="ce21" table:formula="of:=[.P464]*4" office:value-type="string" office:string-value="" calcext:value-type="error">
            <text:p>#VALUE!</text:p>
          </table:table-cell>
          <table:table-cell table:style-name="ce21" table:formula="of:=SUM([.Q464:.T464])" office:value-type="string" office:string-value="" calcext:value-type="error">
            <text:p>#VALUE!</text:p>
          </table:table-cell>
          <table:table-cell table:style-name="ce25" table:formula="of:=(([.K464]-[.U464])/[.U464])+1" office:value-type="string" office:string-value="" calcext:value-type="error">
            <text:p>#VALUE!</text:p>
          </table:table-cell>
          <table:table-cell table:style-name="ce27" table:formula="of:=SUM([.X464:.AA464])" office:value-type="string" office:string-value="" calcext:value-type="error">
            <text:p>#VALUE!</text:p>
          </table:table-cell>
          <table:table-cell table:style-name="ce21" table:formula="of:=[.Q464]*[.$V464]" office:value-type="string" office:string-value="" calcext:value-type="error">
            <text:p>#VALUE!</text:p>
          </table:table-cell>
          <table:table-cell table:style-name="ce21" table:formula="of:=[.R464]*[.$V464]" office:value-type="string" office:string-value="" calcext:value-type="error">
            <text:p>#VALUE!</text:p>
          </table:table-cell>
          <table:table-cell table:style-name="ce21" table:formula="of:=[.S464]*[.$V464]" office:value-type="string" office:string-value="" calcext:value-type="error">
            <text:p>#VALUE!</text:p>
          </table:table-cell>
          <table:table-cell table:style-name="ce21" table:formula="of:=[.T464]*[.$V464]" office:value-type="string" office:string-value="" calcext:value-type="error">
            <text:p>#VALUE!</text:p>
          </table:table-cell>
          <table:table-cell table:style-name="ce25" table:formula="of:=[.X464]/[.$W464]" office:value-type="string" office:string-value="" calcext:value-type="error">
            <text:p>#VALUE!</text:p>
          </table:table-cell>
          <table:table-cell table:style-name="ce25" table:formula="of:=[.Y464]/[.$W464]" office:value-type="string" office:string-value="" calcext:value-type="error">
            <text:p>#VALUE!</text:p>
          </table:table-cell>
          <table:table-cell table:style-name="ce25" table:formula="of:=[.Z464]/[.$W464]" office:value-type="string" office:string-value="" calcext:value-type="error">
            <text:p>#VALUE!</text:p>
          </table:table-cell>
          <table:table-cell table:style-name="ce25" table:formula="of:=[.AA464]/[.$W464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ower bar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65]&lt;&gt;&quot;&quot;;MATCH([.A465];row_title;0);&quot;&quot;)" office:value-type="float" office:value="26" calcext:value-type="float">
            <text:p>26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1" table:formula="of:=IF(ISERROR(INDEX(table;[.$C465];[.K$2])*[.$I465]*[.$J465]);&quot;&quot;;INDEX(table;[.$C465];[.K$2])*[.$I465]*[.$J465])" office:value-type="float" office:value="180" calcext:value-type="float">
            <text:p>180</text:p>
          </table:table-cell>
          <table:table-cell table:style-name="ce21" table:formula="of:=IF(ISERROR(INDEX(table;[.$C465];[.L$2])*[.$I465]*[.$J465]);&quot;&quot;;INDEX(table;[.$C465];[.L$2])*[.$I465]*[.$J465])" office:value-type="float" office:value="3" calcext:value-type="float">
            <text:p>3</text:p>
          </table:table-cell>
          <table:table-cell table:style-name="ce21" table:formula="of:=IF(ISERROR(INDEX(table;[.$C465];[.M$2])*[.$I465]*[.$J465]);&quot;&quot;;INDEX(table;[.$C465];[.M$2])*[.$I465]*[.$J465])" office:value-type="float" office:value="30" calcext:value-type="float">
            <text:p>30</text:p>
          </table:table-cell>
          <table:table-cell table:style-name="ce21" table:formula="of:=IF(ISERROR(INDEX(table;[.$C465];[.N$2])*[.$I465]*[.$J465]);&quot;&quot;;INDEX(table;[.$C465];[.N$2])*[.$I465]*[.$J465])" office:value-type="float" office:value="0.75" calcext:value-type="float">
            <text:p>1</text:p>
          </table:table-cell>
          <table:table-cell table:style-name="ce21" table:formula="of:=IF(ISERROR(INDEX(table;[.$C465];[.O$2])*[.$I465]*[.$J465]);&quot;&quot;;INDEX(table;[.$C465];[.O$2])*[.$I465]*[.$J465])" office:value-type="float" office:value="29.25" calcext:value-type="float">
            <text:p>29</text:p>
          </table:table-cell>
          <table:table-cell table:style-name="ce21" table:formula="of:=IF(ISERROR(INDEX(table;[.$C465];[.P$2])*[.$I465]*[.$J465]);&quot;&quot;;INDEX(table;[.$C465];[.P$2])*[.$I465]*[.$J465])" office:value-type="float" office:value="6.75" calcext:value-type="float">
            <text:p>7</text:p>
          </table:table-cell>
          <table:table-cell table:style-name="ce21" table:formula="of:=[.L465]*9" office:value-type="float" office:value="27" calcext:value-type="float">
            <text:p>27</text:p>
          </table:table-cell>
          <table:table-cell table:style-name="ce21" table:formula="of:=[.N465]*4" office:value-type="float" office:value="3" calcext:value-type="float">
            <text:p>3</text:p>
          </table:table-cell>
          <table:table-cell table:style-name="ce21" table:formula="of:=[.O465]*4" office:value-type="float" office:value="117" calcext:value-type="float">
            <text:p>117</text:p>
          </table:table-cell>
          <table:table-cell table:style-name="ce21" table:formula="of:=[.P465]*4" office:value-type="float" office:value="27" calcext:value-type="float">
            <text:p>27</text:p>
          </table:table-cell>
          <table:table-cell table:style-name="ce21" table:formula="of:=SUM([.Q465:.T465])" office:value-type="float" office:value="174" calcext:value-type="float">
            <text:p>174</text:p>
          </table:table-cell>
          <table:table-cell table:style-name="ce25" table:formula="of:=(([.K465]-[.U465])/[.U465])+1" office:value-type="percentage" office:value="1.03448275862069" calcext:value-type="percentage">
            <text:p>103%</text:p>
          </table:table-cell>
          <table:table-cell table:style-name="ce27" table:formula="of:=SUM([.X465:.AA465])" office:value-type="float" office:value="180" calcext:value-type="float">
            <text:p>180</text:p>
          </table:table-cell>
          <table:table-cell table:style-name="ce21" table:formula="of:=[.Q465]*[.$V465]" office:value-type="float" office:value="27.9310344827586" calcext:value-type="float">
            <text:p>28</text:p>
          </table:table-cell>
          <table:table-cell table:style-name="ce21" table:formula="of:=[.R465]*[.$V465]" office:value-type="float" office:value="3.10344827586207" calcext:value-type="float">
            <text:p>3</text:p>
          </table:table-cell>
          <table:table-cell table:style-name="ce21" table:formula="of:=[.S465]*[.$V465]" office:value-type="float" office:value="121.034482758621" calcext:value-type="float">
            <text:p>121</text:p>
          </table:table-cell>
          <table:table-cell table:style-name="ce21" table:formula="of:=[.T465]*[.$V465]" office:value-type="float" office:value="27.9310344827586" calcext:value-type="float">
            <text:p>28</text:p>
          </table:table-cell>
          <table:table-cell table:style-name="ce25" table:formula="of:=[.X465]/[.$W465]" office:value-type="percentage" office:value="0.155172413793103" calcext:value-type="percentage">
            <text:p>16%</text:p>
          </table:table-cell>
          <table:table-cell table:style-name="ce25" table:formula="of:=[.Y465]/[.$W465]" office:value-type="percentage" office:value="0.0172413793103448" calcext:value-type="percentage">
            <text:p>2%</text:p>
          </table:table-cell>
          <table:table-cell table:style-name="ce25" table:formula="of:=[.Z465]/[.$W465]" office:value-type="percentage" office:value="0.672413793103448" calcext:value-type="percentage">
            <text:p>67%</text:p>
          </table:table-cell>
          <table:table-cell table:style-name="ce25" table:formula="of:=[.AA465]/[.$W465]" office:value-type="percentage" office:value="0.155172413793103" calcext:value-type="percentage">
            <text:p>1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myrna fig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66]&lt;&gt;&quot;&quot;;MATCH([.A466];row_title;0);&quot;&quot;)" office:value-type="float" office:value="70" calcext:value-type="float">
            <text:p>7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workout</text:p>
          </table:table-cell>
          <table:table-cell table:style-name="ce18" table:formula="of:=IF(ISERROR(INDEX(table;[.$C466];[.H$2]));&quot;&quot;;INDEX(table;[.$C46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6];[.K$2])*[.$I466]*[.$J466]);&quot;&quot;;INDEX(table;[.$C466];[.K$2])*[.$I466]*[.$J466])" office:value-type="float" office:value="110" calcext:value-type="float">
            <text:p>110</text:p>
          </table:table-cell>
          <table:table-cell table:style-name="ce21" table:formula="of:=IF(ISERROR(INDEX(table;[.$C466];[.L$2])*[.$I466]*[.$J466]);&quot;&quot;;INDEX(table;[.$C466];[.L$2])*[.$I466]*[.$J466])" office:value-type="float" office:value="0" calcext:value-type="float">
            <text:p>0</text:p>
          </table:table-cell>
          <table:table-cell table:style-name="ce21" table:formula="of:=IF(ISERROR(INDEX(table;[.$C466];[.M$2])*[.$I466]*[.$J466]);&quot;&quot;;INDEX(table;[.$C466];[.M$2])*[.$I466]*[.$J466])" office:value-type="float" office:value="28" calcext:value-type="float">
            <text:p>28</text:p>
          </table:table-cell>
          <table:table-cell table:style-name="ce21" table:formula="of:=IF(ISERROR(INDEX(table;[.$C466];[.N$2])*[.$I466]*[.$J466]);&quot;&quot;;INDEX(table;[.$C466];[.N$2])*[.$I466]*[.$J466])" office:value-type="float" office:value="4" calcext:value-type="float">
            <text:p>4</text:p>
          </table:table-cell>
          <table:table-cell table:style-name="ce21" table:formula="of:=IF(ISERROR(INDEX(table;[.$C466];[.O$2])*[.$I466]*[.$J466]);&quot;&quot;;INDEX(table;[.$C466];[.O$2])*[.$I466]*[.$J466])" office:value-type="float" office:value="24" calcext:value-type="float">
            <text:p>24</text:p>
          </table:table-cell>
          <table:table-cell table:style-name="ce21" table:formula="of:=IF(ISERROR(INDEX(table;[.$C466];[.P$2])*[.$I466]*[.$J466]);&quot;&quot;;INDEX(table;[.$C466];[.P$2])*[.$I466]*[.$J466])" office:value-type="float" office:value="2" calcext:value-type="float">
            <text:p>2</text:p>
          </table:table-cell>
          <table:table-cell table:style-name="ce21" table:formula="of:=[.L466]*9" office:value-type="float" office:value="0" calcext:value-type="float">
            <text:p>0</text:p>
          </table:table-cell>
          <table:table-cell table:style-name="ce21" table:formula="of:=[.N466]*4" office:value-type="float" office:value="16" calcext:value-type="float">
            <text:p>16</text:p>
          </table:table-cell>
          <table:table-cell table:style-name="ce21" table:formula="of:=[.O466]*4" office:value-type="float" office:value="96" calcext:value-type="float">
            <text:p>96</text:p>
          </table:table-cell>
          <table:table-cell table:style-name="ce21" table:formula="of:=[.P466]*4" office:value-type="float" office:value="8" calcext:value-type="float">
            <text:p>8</text:p>
          </table:table-cell>
          <table:table-cell table:style-name="ce21" table:formula="of:=SUM([.Q466:.T466])" office:value-type="float" office:value="120" calcext:value-type="float">
            <text:p>120</text:p>
          </table:table-cell>
          <table:table-cell table:style-name="ce25" table:formula="of:=(([.K466]-[.U466])/[.U466])+1" office:value-type="percentage" office:value="0.916666666666667" calcext:value-type="percentage">
            <text:p>92%</text:p>
          </table:table-cell>
          <table:table-cell table:style-name="ce27" table:formula="of:=SUM([.X466:.AA466])" office:value-type="float" office:value="110" calcext:value-type="float">
            <text:p>110</text:p>
          </table:table-cell>
          <table:table-cell table:style-name="ce21" table:formula="of:=[.Q466]*[.$V466]" office:value-type="float" office:value="0" calcext:value-type="float">
            <text:p>0</text:p>
          </table:table-cell>
          <table:table-cell table:style-name="ce21" table:formula="of:=[.R466]*[.$V466]" office:value-type="float" office:value="14.6666666666667" calcext:value-type="float">
            <text:p>15</text:p>
          </table:table-cell>
          <table:table-cell table:style-name="ce21" table:formula="of:=[.S466]*[.$V466]" office:value-type="float" office:value="88" calcext:value-type="float">
            <text:p>88</text:p>
          </table:table-cell>
          <table:table-cell table:style-name="ce21" table:formula="of:=[.T466]*[.$V466]" office:value-type="float" office:value="7.33333333333333" calcext:value-type="float">
            <text:p>7</text:p>
          </table:table-cell>
          <table:table-cell table:style-name="ce25" table:formula="of:=[.X466]/[.$W466]" office:value-type="percentage" office:value="0" calcext:value-type="percentage">
            <text:p>0%</text:p>
          </table:table-cell>
          <table:table-cell table:style-name="ce25" table:formula="of:=[.Y466]/[.$W466]" office:value-type="percentage" office:value="0.133333333333333" calcext:value-type="percentage">
            <text:p>13%</text:p>
          </table:table-cell>
          <table:table-cell table:style-name="ce25" table:formula="of:=[.Z466]/[.$W466]" office:value-type="percentage" office:value="0.8" calcext:value-type="percentage">
            <text:p>80%</text:p>
          </table:table-cell>
          <table:table-cell table:style-name="ce25" table:formula="of:=[.AA466]/[.$W46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umpkin seeds – raw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67]&lt;&gt;&quot;&quot;;MATCH([.A467];row_title;0);&quot;&quot;)" office:value-type="float" office:value="111" calcext:value-type="float">
            <text:p>111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7];[.H$2]));&quot;&quot;;INDEX(table;[.$C4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7];[.K$2])*[.$I467]*[.$J467]);&quot;&quot;;INDEX(table;[.$C467];[.K$2])*[.$I467]*[.$J467])" office:value-type="float" office:value="340" calcext:value-type="float">
            <text:p>340</text:p>
          </table:table-cell>
          <table:table-cell table:style-name="ce21" table:formula="of:=IF(ISERROR(INDEX(table;[.$C467];[.L$2])*[.$I467]*[.$J467]);&quot;&quot;;INDEX(table;[.$C467];[.L$2])*[.$I467]*[.$J467])" office:value-type="float" office:value="30" calcext:value-type="float">
            <text:p>30</text:p>
          </table:table-cell>
          <table:table-cell table:style-name="ce21" table:formula="of:=IF(ISERROR(INDEX(table;[.$C467];[.M$2])*[.$I467]*[.$J467]);&quot;&quot;;INDEX(table;[.$C467];[.M$2])*[.$I467]*[.$J467])" office:value-type="float" office:value="6" calcext:value-type="float">
            <text:p>6</text:p>
          </table:table-cell>
          <table:table-cell table:style-name="ce21" table:formula="of:=IF(ISERROR(INDEX(table;[.$C467];[.N$2])*[.$I467]*[.$J467]);&quot;&quot;;INDEX(table;[.$C467];[.N$2])*[.$I467]*[.$J467])" office:value-type="float" office:value="4" calcext:value-type="float">
            <text:p>4</text:p>
          </table:table-cell>
          <table:table-cell table:style-name="ce21" table:formula="of:=IF(ISERROR(INDEX(table;[.$C467];[.O$2])*[.$I467]*[.$J467]);&quot;&quot;;INDEX(table;[.$C467];[.O$2])*[.$I467]*[.$J467])" office:value-type="float" office:value="2" calcext:value-type="float">
            <text:p>2</text:p>
          </table:table-cell>
          <table:table-cell table:style-name="ce21" table:formula="of:=IF(ISERROR(INDEX(table;[.$C467];[.P$2])*[.$I467]*[.$J467]);&quot;&quot;;INDEX(table;[.$C467];[.P$2])*[.$I467]*[.$J467])" office:value-type="float" office:value="18" calcext:value-type="float">
            <text:p>18</text:p>
          </table:table-cell>
          <table:table-cell table:style-name="ce21" table:formula="of:=[.L467]*9" office:value-type="float" office:value="270" calcext:value-type="float">
            <text:p>270</text:p>
          </table:table-cell>
          <table:table-cell table:style-name="ce21" table:formula="of:=[.N467]*4" office:value-type="float" office:value="16" calcext:value-type="float">
            <text:p>16</text:p>
          </table:table-cell>
          <table:table-cell table:style-name="ce21" table:formula="of:=[.O467]*4" office:value-type="float" office:value="8" calcext:value-type="float">
            <text:p>8</text:p>
          </table:table-cell>
          <table:table-cell table:style-name="ce21" table:formula="of:=[.P467]*4" office:value-type="float" office:value="72" calcext:value-type="float">
            <text:p>72</text:p>
          </table:table-cell>
          <table:table-cell table:style-name="ce21" table:formula="of:=SUM([.Q467:.T467])" office:value-type="float" office:value="366" calcext:value-type="float">
            <text:p>366</text:p>
          </table:table-cell>
          <table:table-cell table:style-name="ce25" table:formula="of:=(([.K467]-[.U467])/[.U467])+1" office:value-type="percentage" office:value="0.92896174863388" calcext:value-type="percentage">
            <text:p>93%</text:p>
          </table:table-cell>
          <table:table-cell table:style-name="ce27" table:formula="of:=SUM([.X467:.AA467])" office:value-type="float" office:value="340" calcext:value-type="float">
            <text:p>340</text:p>
          </table:table-cell>
          <table:table-cell table:style-name="ce21" table:formula="of:=[.Q467]*[.$V467]" office:value-type="float" office:value="250.819672131148" calcext:value-type="float">
            <text:p>251</text:p>
          </table:table-cell>
          <table:table-cell table:style-name="ce21" table:formula="of:=[.R467]*[.$V467]" office:value-type="float" office:value="14.8633879781421" calcext:value-type="float">
            <text:p>15</text:p>
          </table:table-cell>
          <table:table-cell table:style-name="ce21" table:formula="of:=[.S467]*[.$V467]" office:value-type="float" office:value="7.43169398907104" calcext:value-type="float">
            <text:p>7</text:p>
          </table:table-cell>
          <table:table-cell table:style-name="ce21" table:formula="of:=[.T467]*[.$V467]" office:value-type="float" office:value="66.8852459016394" calcext:value-type="float">
            <text:p>67</text:p>
          </table:table-cell>
          <table:table-cell table:style-name="ce25" table:formula="of:=[.X467]/[.$W467]" office:value-type="percentage" office:value="0.737704918032787" calcext:value-type="percentage">
            <text:p>74%</text:p>
          </table:table-cell>
          <table:table-cell table:style-name="ce25" table:formula="of:=[.Y467]/[.$W467]" office:value-type="percentage" office:value="0.0437158469945355" calcext:value-type="percentage">
            <text:p>4%</text:p>
          </table:table-cell>
          <table:table-cell table:style-name="ce25" table:formula="of:=[.Z467]/[.$W467]" office:value-type="percentage" office:value="0.0218579234972678" calcext:value-type="percentage">
            <text:p>2%</text:p>
          </table:table-cell>
          <table:table-cell table:style-name="ce25" table:formula="of:=[.AA467]/[.$W467]" office:value-type="percentage" office:value="0.19672131147541" calcext:value-type="percentage">
            <text:p>2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izza – margharita – NY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8]&lt;&gt;&quot;&quot;;MATCH([.A468];row_title;0);&quot;&quot;)" office:value-type="float" office:value="88" calcext:value-type="float">
            <text:p>88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8];[.H$2]));&quot;&quot;;INDEX(table;[.$C46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68];[.K$2])*[.$I468]*[.$J468]);&quot;&quot;;INDEX(table;[.$C468];[.K$2])*[.$I468]*[.$J468])" office:value-type="float" office:value="300" calcext:value-type="float">
            <text:p>300</text:p>
          </table:table-cell>
          <table:table-cell table:style-name="ce21" table:formula="of:=IF(ISERROR(INDEX(table;[.$C468];[.L$2])*[.$I468]*[.$J468]);&quot;&quot;;INDEX(table;[.$C468];[.L$2])*[.$I468]*[.$J468])" office:value-type="float" office:value="9" calcext:value-type="float">
            <text:p>9</text:p>
          </table:table-cell>
          <table:table-cell table:style-name="ce21" table:formula="of:=IF(ISERROR(INDEX(table;[.$C468];[.M$2])*[.$I468]*[.$J468]);&quot;&quot;;INDEX(table;[.$C468];[.M$2])*[.$I468]*[.$J468])" office:value-type="float" office:value="0" calcext:value-type="float">
            <text:p>0</text:p>
          </table:table-cell>
          <table:table-cell table:style-name="ce21" table:formula="of:=IF(ISERROR(INDEX(table;[.$C468];[.N$2])*[.$I468]*[.$J468]);&quot;&quot;;INDEX(table;[.$C468];[.N$2])*[.$I468]*[.$J468])" office:value-type="float" office:value="0" calcext:value-type="float">
            <text:p>0</text:p>
          </table:table-cell>
          <table:table-cell table:style-name="ce21" table:formula="of:=IF(ISERROR(INDEX(table;[.$C468];[.O$2])*[.$I468]*[.$J468]);&quot;&quot;;INDEX(table;[.$C468];[.O$2])*[.$I468]*[.$J468])" office:value-type="float" office:value="0" calcext:value-type="float">
            <text:p>0</text:p>
          </table:table-cell>
          <table:table-cell table:style-name="ce21" table:formula="of:=IF(ISERROR(INDEX(table;[.$C468];[.P$2])*[.$I468]*[.$J468]);&quot;&quot;;INDEX(table;[.$C468];[.P$2])*[.$I468]*[.$J468])" office:value-type="float" office:value="0" calcext:value-type="float">
            <text:p>0</text:p>
          </table:table-cell>
          <table:table-cell table:style-name="ce21" table:formula="of:=[.L468]*9" office:value-type="float" office:value="81" calcext:value-type="float">
            <text:p>81</text:p>
          </table:table-cell>
          <table:table-cell table:style-name="ce21" table:formula="of:=[.N468]*4" office:value-type="float" office:value="0" calcext:value-type="float">
            <text:p>0</text:p>
          </table:table-cell>
          <table:table-cell table:style-name="ce21" table:formula="of:=[.O468]*4" office:value-type="float" office:value="0" calcext:value-type="float">
            <text:p>0</text:p>
          </table:table-cell>
          <table:table-cell table:style-name="ce21" table:formula="of:=[.P468]*4" office:value-type="float" office:value="0" calcext:value-type="float">
            <text:p>0</text:p>
          </table:table-cell>
          <table:table-cell table:style-name="ce21" table:formula="of:=SUM([.Q468:.T468])" office:value-type="float" office:value="81" calcext:value-type="float">
            <text:p>81</text:p>
          </table:table-cell>
          <table:table-cell table:style-name="ce25" table:formula="of:=(([.K468]-[.U468])/[.U468])+1" office:value-type="percentage" office:value="3.7037037037037" calcext:value-type="percentage">
            <text:p>370%</text:p>
          </table:table-cell>
          <table:table-cell table:style-name="ce27" table:formula="of:=SUM([.X468:.AA468])" office:value-type="float" office:value="300" calcext:value-type="float">
            <text:p>300</text:p>
          </table:table-cell>
          <table:table-cell table:style-name="ce21" table:formula="of:=[.Q468]*[.$V468]" office:value-type="float" office:value="300" calcext:value-type="float">
            <text:p>300</text:p>
          </table:table-cell>
          <table:table-cell table:style-name="ce21" table:formula="of:=[.R468]*[.$V468]" office:value-type="float" office:value="0" calcext:value-type="float">
            <text:p>0</text:p>
          </table:table-cell>
          <table:table-cell table:style-name="ce21" table:formula="of:=[.S468]*[.$V468]" office:value-type="float" office:value="0" calcext:value-type="float">
            <text:p>0</text:p>
          </table:table-cell>
          <table:table-cell table:style-name="ce21" table:formula="of:=[.T468]*[.$V468]" office:value-type="float" office:value="0" calcext:value-type="float">
            <text:p>0</text:p>
          </table:table-cell>
          <table:table-cell table:style-name="ce25" table:formula="of:=[.X468]/[.$W468]" office:value-type="percentage" office:value="1" calcext:value-type="percentage">
            <text:p>100%</text:p>
          </table:table-cell>
          <table:table-cell table:style-name="ce25" table:formula="of:=[.Y468]/[.$W468]" office:value-type="percentage" office:value="0" calcext:value-type="percentage">
            <text:p>0%</text:p>
          </table:table-cell>
          <table:table-cell table:style-name="ce25" table:formula="of:=[.Z468]/[.$W468]" office:value-type="percentage" office:value="0" calcext:value-type="percentage">
            <text:p>0%</text:p>
          </table:table-cell>
          <table:table-cell table:style-name="ce25" table:formula="of:=[.AA468]/[.$W46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pple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69]&lt;&gt;&quot;&quot;;MATCH([.A469];row_title;0);&quot;&quot;)" office:value-type="float" office:value="72" calcext:value-type="float">
            <text:p>72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69];[.H$2]));&quot;&quot;;INDEX(table;[.$C469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69];[.K$2])*[.$I469]*[.$J469]);&quot;&quot;;INDEX(table;[.$C469];[.K$2])*[.$I469]*[.$J469])" office:value-type="float" office:value="84" calcext:value-type="float">
            <text:p>84</text:p>
          </table:table-cell>
          <table:table-cell table:style-name="ce21" table:formula="of:=IF(ISERROR(INDEX(table;[.$C469];[.L$2])*[.$I469]*[.$J469]);&quot;&quot;;INDEX(table;[.$C469];[.L$2])*[.$I469]*[.$J469])" office:value-type="float" office:value="0" calcext:value-type="float">
            <text:p>0</text:p>
          </table:table-cell>
          <table:table-cell table:style-name="ce21" table:formula="of:=IF(ISERROR(INDEX(table;[.$C469];[.M$2])*[.$I469]*[.$J469]);&quot;&quot;;INDEX(table;[.$C469];[.M$2])*[.$I469]*[.$J469])" office:value-type="float" office:value="21" calcext:value-type="float">
            <text:p>21</text:p>
          </table:table-cell>
          <table:table-cell table:style-name="ce21" table:formula="of:=IF(ISERROR(INDEX(table;[.$C469];[.N$2])*[.$I469]*[.$J469]);&quot;&quot;;INDEX(table;[.$C469];[.N$2])*[.$I469]*[.$J469])" office:value-type="float" office:value="3.75" calcext:value-type="float">
            <text:p>4</text:p>
          </table:table-cell>
          <table:table-cell table:style-name="ce21" table:formula="of:=IF(ISERROR(INDEX(table;[.$C469];[.O$2])*[.$I469]*[.$J469]);&quot;&quot;;INDEX(table;[.$C469];[.O$2])*[.$I469]*[.$J469])" office:value-type="float" office:value="17.25" calcext:value-type="float">
            <text:p>17</text:p>
          </table:table-cell>
          <table:table-cell table:style-name="ce21" table:formula="of:=IF(ISERROR(INDEX(table;[.$C469];[.P$2])*[.$I469]*[.$J469]);&quot;&quot;;INDEX(table;[.$C469];[.P$2])*[.$I469]*[.$J469])" office:value-type="float" office:value="0" calcext:value-type="float">
            <text:p>0</text:p>
          </table:table-cell>
          <table:table-cell table:style-name="ce21" table:formula="of:=[.L469]*9" office:value-type="float" office:value="0" calcext:value-type="float">
            <text:p>0</text:p>
          </table:table-cell>
          <table:table-cell table:style-name="ce21" table:formula="of:=[.N469]*4" office:value-type="float" office:value="15" calcext:value-type="float">
            <text:p>15</text:p>
          </table:table-cell>
          <table:table-cell table:style-name="ce21" table:formula="of:=[.O469]*4" office:value-type="float" office:value="69" calcext:value-type="float">
            <text:p>69</text:p>
          </table:table-cell>
          <table:table-cell table:style-name="ce21" table:formula="of:=[.P469]*4" office:value-type="float" office:value="0" calcext:value-type="float">
            <text:p>0</text:p>
          </table:table-cell>
          <table:table-cell table:style-name="ce21" table:formula="of:=SUM([.Q469:.T469])" office:value-type="float" office:value="84" calcext:value-type="float">
            <text:p>84</text:p>
          </table:table-cell>
          <table:table-cell table:style-name="ce25" table:formula="of:=(([.K469]-[.U469])/[.U469])+1" office:value-type="percentage" office:value="1" calcext:value-type="percentage">
            <text:p>100%</text:p>
          </table:table-cell>
          <table:table-cell table:style-name="ce27" table:formula="of:=SUM([.X469:.AA469])" office:value-type="float" office:value="84" calcext:value-type="float">
            <text:p>84</text:p>
          </table:table-cell>
          <table:table-cell table:style-name="ce21" table:formula="of:=[.Q469]*[.$V469]" office:value-type="float" office:value="0" calcext:value-type="float">
            <text:p>0</text:p>
          </table:table-cell>
          <table:table-cell table:style-name="ce21" table:formula="of:=[.R469]*[.$V469]" office:value-type="float" office:value="15" calcext:value-type="float">
            <text:p>15</text:p>
          </table:table-cell>
          <table:table-cell table:style-name="ce21" table:formula="of:=[.S469]*[.$V469]" office:value-type="float" office:value="69" calcext:value-type="float">
            <text:p>69</text:p>
          </table:table-cell>
          <table:table-cell table:style-name="ce21" table:formula="of:=[.T469]*[.$V469]" office:value-type="float" office:value="0" calcext:value-type="float">
            <text:p>0</text:p>
          </table:table-cell>
          <table:table-cell table:style-name="ce25" table:formula="of:=[.X469]/[.$W469]" office:value-type="percentage" office:value="0" calcext:value-type="percentage">
            <text:p>0%</text:p>
          </table:table-cell>
          <table:table-cell table:style-name="ce25" table:formula="of:=[.Y469]/[.$W469]" office:value-type="percentage" office:value="0.178571428571429" calcext:value-type="percentage">
            <text:p>18%</text:p>
          </table:table-cell>
          <table:table-cell table:style-name="ce25" table:formula="of:=[.Z469]/[.$W469]" office:value-type="percentage" office:value="0.821428571428571" calcext:value-type="percentage">
            <text:p>82%</text:p>
          </table:table-cell>
          <table:table-cell table:style-name="ce25" table:formula="of:=[.AA469]/[.$W46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flax seed bread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70]&lt;&gt;&quot;&quot;;MATCH([.A470];row_title;0);&quot;&quot;)" office:value-type="float" office:value="80" calcext:value-type="float">
            <text:p>80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70];[.H$2]));&quot;&quot;;INDEX(table;[.$C470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0];[.K$2])*[.$I470]*[.$J470]);&quot;&quot;;INDEX(table;[.$C470];[.K$2])*[.$I470]*[.$J470])" office:value-type="float" office:value="200" calcext:value-type="float">
            <text:p>200</text:p>
          </table:table-cell>
          <table:table-cell table:style-name="ce21" table:formula="of:=IF(ISERROR(INDEX(table;[.$C470];[.L$2])*[.$I470]*[.$J470]);&quot;&quot;;INDEX(table;[.$C470];[.L$2])*[.$I470]*[.$J470])" office:value-type="float" office:value="4" calcext:value-type="float">
            <text:p>4</text:p>
          </table:table-cell>
          <table:table-cell table:style-name="ce21" table:formula="of:=IF(ISERROR(INDEX(table;[.$C470];[.M$2])*[.$I470]*[.$J470]);&quot;&quot;;INDEX(table;[.$C470];[.M$2])*[.$I470]*[.$J470])" office:value-type="float" office:value="36" calcext:value-type="float">
            <text:p>36</text:p>
          </table:table-cell>
          <table:table-cell table:style-name="ce21" table:formula="of:=IF(ISERROR(INDEX(table;[.$C470];[.N$2])*[.$I470]*[.$J470]);&quot;&quot;;INDEX(table;[.$C470];[.N$2])*[.$I470]*[.$J470])" office:value-type="float" office:value="10" calcext:value-type="float">
            <text:p>10</text:p>
          </table:table-cell>
          <table:table-cell table:style-name="ce21" table:formula="of:=IF(ISERROR(INDEX(table;[.$C470];[.O$2])*[.$I470]*[.$J470]);&quot;&quot;;INDEX(table;[.$C470];[.O$2])*[.$I470]*[.$J470])" office:value-type="float" office:value="26" calcext:value-type="float">
            <text:p>26</text:p>
          </table:table-cell>
          <table:table-cell table:style-name="ce21" table:formula="of:=IF(ISERROR(INDEX(table;[.$C470];[.P$2])*[.$I470]*[.$J470]);&quot;&quot;;INDEX(table;[.$C470];[.P$2])*[.$I470]*[.$J470])" office:value-type="float" office:value="12" calcext:value-type="float">
            <text:p>12</text:p>
          </table:table-cell>
          <table:table-cell table:style-name="ce21" table:formula="of:=[.L470]*9" office:value-type="float" office:value="36" calcext:value-type="float">
            <text:p>36</text:p>
          </table:table-cell>
          <table:table-cell table:style-name="ce21" table:formula="of:=[.N470]*4" office:value-type="float" office:value="40" calcext:value-type="float">
            <text:p>40</text:p>
          </table:table-cell>
          <table:table-cell table:style-name="ce21" table:formula="of:=[.O470]*4" office:value-type="float" office:value="104" calcext:value-type="float">
            <text:p>104</text:p>
          </table:table-cell>
          <table:table-cell table:style-name="ce21" table:formula="of:=[.P470]*4" office:value-type="float" office:value="48" calcext:value-type="float">
            <text:p>48</text:p>
          </table:table-cell>
          <table:table-cell table:style-name="ce21" table:formula="of:=SUM([.Q470:.T470])" office:value-type="float" office:value="228" calcext:value-type="float">
            <text:p>228</text:p>
          </table:table-cell>
          <table:table-cell table:style-name="ce25" table:formula="of:=(([.K470]-[.U470])/[.U470])+1" office:value-type="percentage" office:value="0.87719298245614" calcext:value-type="percentage">
            <text:p>88%</text:p>
          </table:table-cell>
          <table:table-cell table:style-name="ce27" table:formula="of:=SUM([.X470:.AA470])" office:value-type="float" office:value="200" calcext:value-type="float">
            <text:p>200</text:p>
          </table:table-cell>
          <table:table-cell table:style-name="ce21" table:formula="of:=[.Q470]*[.$V470]" office:value-type="float" office:value="31.5789473684211" calcext:value-type="float">
            <text:p>32</text:p>
          </table:table-cell>
          <table:table-cell table:style-name="ce21" table:formula="of:=[.R470]*[.$V470]" office:value-type="float" office:value="35.0877192982456" calcext:value-type="float">
            <text:p>35</text:p>
          </table:table-cell>
          <table:table-cell table:style-name="ce21" table:formula="of:=[.S470]*[.$V470]" office:value-type="float" office:value="91.2280701754386" calcext:value-type="float">
            <text:p>91</text:p>
          </table:table-cell>
          <table:table-cell table:style-name="ce21" table:formula="of:=[.T470]*[.$V470]" office:value-type="float" office:value="42.1052631578947" calcext:value-type="float">
            <text:p>42</text:p>
          </table:table-cell>
          <table:table-cell table:style-name="ce25" table:formula="of:=[.X470]/[.$W470]" office:value-type="percentage" office:value="0.157894736842105" calcext:value-type="percentage">
            <text:p>16%</text:p>
          </table:table-cell>
          <table:table-cell table:style-name="ce25" table:formula="of:=[.Y470]/[.$W470]" office:value-type="percentage" office:value="0.175438596491228" calcext:value-type="percentage">
            <text:p>18%</text:p>
          </table:table-cell>
          <table:table-cell table:style-name="ce25" table:formula="of:=[.Z470]/[.$W470]" office:value-type="percentage" office:value="0.456140350877193" calcext:value-type="percentage">
            <text:p>46%</text:p>
          </table:table-cell>
          <table:table-cell table:style-name="ce25" table:formula="of:=[.AA470]/[.$W470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peanut butter</text:p>
          </table:table-cell>
          <table:table-cell table:style-name="ce10" office:value-type="float" office:value="110" calcext:value-type="float">
            <text:p>110</text:p>
          </table:table-cell>
          <table:table-cell table:formula="of:=IF([.A471]&lt;&gt;&quot;&quot;;MATCH([.A471];row_title;0);&quot;&quot;)" office:value-type="float" office:value="85" calcext:value-type="float">
            <text:p>85</text:p>
          </table:table-cell>
          <table:table-cell table:style-name="ce12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71];[.H$2]));&quot;&quot;;INDEX(table;[.$C47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1];[.K$2])*[.$I471]*[.$J471]);&quot;&quot;;INDEX(table;[.$C471];[.K$2])*[.$I471]*[.$J471])" office:value-type="float" office:value="200" calcext:value-type="float">
            <text:p>200</text:p>
          </table:table-cell>
          <table:table-cell table:style-name="ce21" table:formula="of:=IF(ISERROR(INDEX(table;[.$C471];[.L$2])*[.$I471]*[.$J471]);&quot;&quot;;INDEX(table;[.$C471];[.L$2])*[.$I471]*[.$J471])" office:value-type="float" office:value="18" calcext:value-type="float">
            <text:p>18</text:p>
          </table:table-cell>
          <table:table-cell table:style-name="ce21" table:formula="of:=IF(ISERROR(INDEX(table;[.$C471];[.M$2])*[.$I471]*[.$J471]);&quot;&quot;;INDEX(table;[.$C471];[.M$2])*[.$I471]*[.$J471])" office:value-type="float" office:value="6" calcext:value-type="float">
            <text:p>6</text:p>
          </table:table-cell>
          <table:table-cell table:style-name="ce21" table:formula="of:=IF(ISERROR(INDEX(table;[.$C471];[.N$2])*[.$I471]*[.$J471]);&quot;&quot;;INDEX(table;[.$C471];[.N$2])*[.$I471]*[.$J471])" office:value-type="float" office:value="2" calcext:value-type="float">
            <text:p>2</text:p>
          </table:table-cell>
          <table:table-cell table:style-name="ce21" table:formula="of:=IF(ISERROR(INDEX(table;[.$C471];[.O$2])*[.$I471]*[.$J471]);&quot;&quot;;INDEX(table;[.$C471];[.O$2])*[.$I471]*[.$J471])" office:value-type="float" office:value="4" calcext:value-type="float">
            <text:p>4</text:p>
          </table:table-cell>
          <table:table-cell table:style-name="ce21" table:formula="of:=IF(ISERROR(INDEX(table;[.$C471];[.P$2])*[.$I471]*[.$J471]);&quot;&quot;;INDEX(table;[.$C471];[.P$2])*[.$I471]*[.$J471])" office:value-type="float" office:value="7" calcext:value-type="float">
            <text:p>7</text:p>
          </table:table-cell>
          <table:table-cell table:style-name="ce21" table:formula="of:=[.L471]*9" office:value-type="float" office:value="162" calcext:value-type="float">
            <text:p>162</text:p>
          </table:table-cell>
          <table:table-cell table:style-name="ce21" table:formula="of:=[.N471]*4" office:value-type="float" office:value="8" calcext:value-type="float">
            <text:p>8</text:p>
          </table:table-cell>
          <table:table-cell table:style-name="ce21" table:formula="of:=[.O471]*4" office:value-type="float" office:value="16" calcext:value-type="float">
            <text:p>16</text:p>
          </table:table-cell>
          <table:table-cell table:style-name="ce21" table:formula="of:=[.P471]*4" office:value-type="float" office:value="28" calcext:value-type="float">
            <text:p>28</text:p>
          </table:table-cell>
          <table:table-cell table:style-name="ce21" table:formula="of:=SUM([.Q471:.T471])" office:value-type="float" office:value="214" calcext:value-type="float">
            <text:p>214</text:p>
          </table:table-cell>
          <table:table-cell table:style-name="ce25" table:formula="of:=(([.K471]-[.U471])/[.U471])+1" office:value-type="percentage" office:value="0.934579439252336" calcext:value-type="percentage">
            <text:p>93%</text:p>
          </table:table-cell>
          <table:table-cell table:style-name="ce27" table:formula="of:=SUM([.X471:.AA471])" office:value-type="float" office:value="200" calcext:value-type="float">
            <text:p>200</text:p>
          </table:table-cell>
          <table:table-cell table:style-name="ce21" table:formula="of:=[.Q471]*[.$V471]" office:value-type="float" office:value="151.401869158879" calcext:value-type="float">
            <text:p>151</text:p>
          </table:table-cell>
          <table:table-cell table:style-name="ce21" table:formula="of:=[.R471]*[.$V471]" office:value-type="float" office:value="7.47663551401869" calcext:value-type="float">
            <text:p>7</text:p>
          </table:table-cell>
          <table:table-cell table:style-name="ce21" table:formula="of:=[.S471]*[.$V471]" office:value-type="float" office:value="14.9532710280374" calcext:value-type="float">
            <text:p>15</text:p>
          </table:table-cell>
          <table:table-cell table:style-name="ce21" table:formula="of:=[.T471]*[.$V471]" office:value-type="float" office:value="26.1682242990654" calcext:value-type="float">
            <text:p>26</text:p>
          </table:table-cell>
          <table:table-cell table:style-name="ce25" table:formula="of:=[.X471]/[.$W471]" office:value-type="percentage" office:value="0.757009345794392" calcext:value-type="percentage">
            <text:p>76%</text:p>
          </table:table-cell>
          <table:table-cell table:style-name="ce25" table:formula="of:=[.Y471]/[.$W471]" office:value-type="percentage" office:value="0.0373831775700935" calcext:value-type="percentage">
            <text:p>4%</text:p>
          </table:table-cell>
          <table:table-cell table:style-name="ce25" table:formula="of:=[.Z471]/[.$W471]" office:value-type="percentage" office:value="0.0747663551401869" calcext:value-type="percentage">
            <text:p>7%</text:p>
          </table:table-cell>
          <table:table-cell table:style-name="ce25" table:formula="of:=[.AA471]/[.$W471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2]&lt;&gt;&quot;&quot;;MATCH([.A472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06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2];[.H$2]));&quot;&quot;;INDEX(table;[.$C472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2];[.K$2])*[.$I472]*[.$J472]);&quot;&quot;;INDEX(table;[.$C472];[.K$2])*[.$I472]*[.$J472])" office:value-type="float" office:value="170" calcext:value-type="float">
            <text:p>170</text:p>
          </table:table-cell>
          <table:table-cell table:style-name="ce21" table:formula="of:=IF(ISERROR(INDEX(table;[.$C472];[.L$2])*[.$I472]*[.$J472]);&quot;&quot;;INDEX(table;[.$C472];[.L$2])*[.$I472]*[.$J472])" office:value-type="float" office:value="16" calcext:value-type="float">
            <text:p>16</text:p>
          </table:table-cell>
          <table:table-cell table:style-name="ce21" table:formula="of:=IF(ISERROR(INDEX(table;[.$C472];[.M$2])*[.$I472]*[.$J472]);&quot;&quot;;INDEX(table;[.$C472];[.M$2])*[.$I472]*[.$J472])" office:value-type="float" office:value="5" calcext:value-type="float">
            <text:p>5</text:p>
          </table:table-cell>
          <table:table-cell table:style-name="ce21" table:formula="of:=IF(ISERROR(INDEX(table;[.$C472];[.N$2])*[.$I472]*[.$J472]);&quot;&quot;;INDEX(table;[.$C472];[.N$2])*[.$I472]*[.$J472])" office:value-type="float" office:value="3" calcext:value-type="float">
            <text:p>3</text:p>
          </table:table-cell>
          <table:table-cell table:style-name="ce21" table:formula="of:=IF(ISERROR(INDEX(table;[.$C472];[.O$2])*[.$I472]*[.$J472]);&quot;&quot;;INDEX(table;[.$C472];[.O$2])*[.$I472]*[.$J472])" office:value-type="float" office:value="2" calcext:value-type="float">
            <text:p>2</text:p>
          </table:table-cell>
          <table:table-cell table:style-name="ce21" table:formula="of:=IF(ISERROR(INDEX(table;[.$C472];[.P$2])*[.$I472]*[.$J472]);&quot;&quot;;INDEX(table;[.$C472];[.P$2])*[.$I472]*[.$J472])" office:value-type="float" office:value="0" calcext:value-type="float">
            <text:p>0</text:p>
          </table:table-cell>
          <table:table-cell table:style-name="ce21" table:formula="of:=[.L472]*9" office:value-type="float" office:value="144" calcext:value-type="float">
            <text:p>144</text:p>
          </table:table-cell>
          <table:table-cell table:style-name="ce21" table:formula="of:=[.N472]*4" office:value-type="float" office:value="12" calcext:value-type="float">
            <text:p>12</text:p>
          </table:table-cell>
          <table:table-cell table:style-name="ce21" table:formula="of:=[.O472]*4" office:value-type="float" office:value="8" calcext:value-type="float">
            <text:p>8</text:p>
          </table:table-cell>
          <table:table-cell table:style-name="ce21" table:formula="of:=[.P472]*4" office:value-type="float" office:value="0" calcext:value-type="float">
            <text:p>0</text:p>
          </table:table-cell>
          <table:table-cell table:style-name="ce21" table:formula="of:=SUM([.Q472:.T472])" office:value-type="float" office:value="164" calcext:value-type="float">
            <text:p>164</text:p>
          </table:table-cell>
          <table:table-cell table:style-name="ce25" table:formula="of:=(([.K472]-[.U472])/[.U472])+1" office:value-type="percentage" office:value="1.03658536585366" calcext:value-type="percentage">
            <text:p>104%</text:p>
          </table:table-cell>
          <table:table-cell table:style-name="ce27" table:formula="of:=SUM([.X472:.AA472])" office:value-type="float" office:value="170" calcext:value-type="float">
            <text:p>170</text:p>
          </table:table-cell>
          <table:table-cell table:style-name="ce21" table:formula="of:=[.Q472]*[.$V472]" office:value-type="float" office:value="149.268292682927" calcext:value-type="float">
            <text:p>149</text:p>
          </table:table-cell>
          <table:table-cell table:style-name="ce21" table:formula="of:=[.R472]*[.$V472]" office:value-type="float" office:value="12.4390243902439" calcext:value-type="float">
            <text:p>12</text:p>
          </table:table-cell>
          <table:table-cell table:style-name="ce21" table:formula="of:=[.S472]*[.$V472]" office:value-type="float" office:value="8.29268292682927" calcext:value-type="float">
            <text:p>8</text:p>
          </table:table-cell>
          <table:table-cell table:style-name="ce21" table:formula="of:=[.T472]*[.$V472]" office:value-type="float" office:value="0" calcext:value-type="float">
            <text:p>0</text:p>
          </table:table-cell>
          <table:table-cell table:style-name="ce25" table:formula="of:=[.X472]/[.$W472]" office:value-type="percentage" office:value="0.878048780487805" calcext:value-type="percentage">
            <text:p>88%</text:p>
          </table:table-cell>
          <table:table-cell table:style-name="ce25" table:formula="of:=[.Y472]/[.$W472]" office:value-type="percentage" office:value="0.0731707317073171" calcext:value-type="percentage">
            <text:p>7%</text:p>
          </table:table-cell>
          <table:table-cell table:style-name="ce25" table:formula="of:=[.Z472]/[.$W472]" office:value-type="percentage" office:value="0.0487804878048781" calcext:value-type="percentage">
            <text:p>5%</text:p>
          </table:table-cell>
          <table:table-cell table:style-name="ce25" table:formula="of:=[.AA472]/[.$W472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3]&lt;&gt;&quot;&quot;;MATCH([.A473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3];[.H$2]));&quot;&quot;;INDEX(table;[.$C47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3];[.K$2])*[.$I473]*[.$J473]);&quot;&quot;;INDEX(table;[.$C473];[.K$2])*[.$I473]*[.$J473])" office:value-type="float" office:value="300" calcext:value-type="float">
            <text:p>300</text:p>
          </table:table-cell>
          <table:table-cell table:style-name="ce21" table:formula="of:=IF(ISERROR(INDEX(table;[.$C473];[.L$2])*[.$I473]*[.$J473]);&quot;&quot;;INDEX(table;[.$C473];[.L$2])*[.$I473]*[.$J473])" office:value-type="float" office:value="1.47" calcext:value-type="float">
            <text:p>1</text:p>
          </table:table-cell>
          <table:table-cell table:style-name="ce21" table:formula="of:=IF(ISERROR(INDEX(table;[.$C473];[.M$2])*[.$I473]*[.$J473]);&quot;&quot;;INDEX(table;[.$C473];[.M$2])*[.$I473]*[.$J473])" office:value-type="float" office:value="61.33" calcext:value-type="float">
            <text:p>61</text:p>
          </table:table-cell>
          <table:table-cell table:style-name="ce21" table:formula="of:=IF(ISERROR(INDEX(table;[.$C473];[.N$2])*[.$I473]*[.$J473]);&quot;&quot;;INDEX(table;[.$C473];[.N$2])*[.$I473]*[.$J473])" office:value-type="float" office:value="0" calcext:value-type="float">
            <text:p>0</text:p>
          </table:table-cell>
          <table:table-cell table:style-name="ce21" table:formula="of:=IF(ISERROR(INDEX(table;[.$C473];[.O$2])*[.$I473]*[.$J473]);&quot;&quot;;INDEX(table;[.$C473];[.O$2])*[.$I473]*[.$J473])" office:value-type="float" office:value="61.33" calcext:value-type="float">
            <text:p>61</text:p>
          </table:table-cell>
          <table:table-cell table:style-name="ce21" table:formula="of:=IF(ISERROR(INDEX(table;[.$C473];[.P$2])*[.$I473]*[.$J473]);&quot;&quot;;INDEX(table;[.$C473];[.P$2])*[.$I473]*[.$J473])" office:value-type="float" office:value="10.9" calcext:value-type="float">
            <text:p>11</text:p>
          </table:table-cell>
          <table:table-cell table:style-name="ce21" table:formula="of:=[.L473]*9" office:value-type="float" office:value="13.23" calcext:value-type="float">
            <text:p>13</text:p>
          </table:table-cell>
          <table:table-cell table:style-name="ce21" table:formula="of:=[.N473]*4" office:value-type="float" office:value="0" calcext:value-type="float">
            <text:p>0</text:p>
          </table:table-cell>
          <table:table-cell table:style-name="ce21" table:formula="of:=[.O473]*4" office:value-type="float" office:value="245.32" calcext:value-type="float">
            <text:p>245</text:p>
          </table:table-cell>
          <table:table-cell table:style-name="ce21" table:formula="of:=[.P473]*4" office:value-type="float" office:value="43.6" calcext:value-type="float">
            <text:p>44</text:p>
          </table:table-cell>
          <table:table-cell table:style-name="ce21" table:formula="of:=SUM([.Q473:.T473])" office:value-type="float" office:value="302.15" calcext:value-type="float">
            <text:p>302</text:p>
          </table:table-cell>
          <table:table-cell table:style-name="ce25" table:formula="of:=(([.K473]-[.U473])/[.U473])+1" office:value-type="percentage" office:value="0.992884328975674" calcext:value-type="percentage">
            <text:p>99%</text:p>
          </table:table-cell>
          <table:table-cell table:style-name="ce27" table:formula="of:=SUM([.X473:.AA473])" office:value-type="float" office:value="300" calcext:value-type="float">
            <text:p>300</text:p>
          </table:table-cell>
          <table:table-cell table:style-name="ce21" table:formula="of:=[.Q473]*[.$V473]" office:value-type="float" office:value="13.1358596723482" calcext:value-type="float">
            <text:p>13</text:p>
          </table:table-cell>
          <table:table-cell table:style-name="ce21" table:formula="of:=[.R473]*[.$V473]" office:value-type="float" office:value="0" calcext:value-type="float">
            <text:p>0</text:p>
          </table:table-cell>
          <table:table-cell table:style-name="ce21" table:formula="of:=[.S473]*[.$V473]" office:value-type="float" office:value="243.574383584312" calcext:value-type="float">
            <text:p>244</text:p>
          </table:table-cell>
          <table:table-cell table:style-name="ce21" table:formula="of:=[.T473]*[.$V473]" office:value-type="float" office:value="43.2897567433394" calcext:value-type="float">
            <text:p>43</text:p>
          </table:table-cell>
          <table:table-cell table:style-name="ce25" table:formula="of:=[.X473]/[.$W473]" office:value-type="percentage" office:value="0.0437861989078272" calcext:value-type="percentage">
            <text:p>4%</text:p>
          </table:table-cell>
          <table:table-cell table:style-name="ce25" table:formula="of:=[.Y473]/[.$W473]" office:value-type="percentage" office:value="0" calcext:value-type="percentage">
            <text:p>0%</text:p>
          </table:table-cell>
          <table:table-cell table:style-name="ce25" table:formula="of:=[.Z473]/[.$W473]" office:value-type="percentage" office:value="0.811914611947708" calcext:value-type="percentage">
            <text:p>81%</text:p>
          </table:table-cell>
          <table:table-cell table:style-name="ce25" table:formula="of:=[.AA473]/[.$W47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uacamole – spicy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4]&lt;&gt;&quot;&quot;;MATCH([.A474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4];[.H$2]));&quot;&quot;;INDEX(table;[.$C474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4];[.K$2])*[.$I474]*[.$J474]);&quot;&quot;;INDEX(table;[.$C474];[.K$2])*[.$I474]*[.$J474])" office:value-type="float" office:value="80" calcext:value-type="float">
            <text:p>80</text:p>
          </table:table-cell>
          <table:table-cell table:style-name="ce21" table:formula="of:=IF(ISERROR(INDEX(table;[.$C474];[.L$2])*[.$I474]*[.$J474]);&quot;&quot;;INDEX(table;[.$C474];[.L$2])*[.$I474]*[.$J474])" office:value-type="float" office:value="8" calcext:value-type="float">
            <text:p>8</text:p>
          </table:table-cell>
          <table:table-cell table:style-name="ce21" table:formula="of:=IF(ISERROR(INDEX(table;[.$C474];[.M$2])*[.$I474]*[.$J474]);&quot;&quot;;INDEX(table;[.$C474];[.M$2])*[.$I474]*[.$J474])" office:value-type="float" office:value="6" calcext:value-type="float">
            <text:p>6</text:p>
          </table:table-cell>
          <table:table-cell table:style-name="ce21" table:formula="of:=IF(ISERROR(INDEX(table;[.$C474];[.N$2])*[.$I474]*[.$J474]);&quot;&quot;;INDEX(table;[.$C474];[.N$2])*[.$I474]*[.$J474])" office:value-type="float" office:value="4" calcext:value-type="float">
            <text:p>4</text:p>
          </table:table-cell>
          <table:table-cell table:style-name="ce21" table:formula="of:=IF(ISERROR(INDEX(table;[.$C474];[.O$2])*[.$I474]*[.$J474]);&quot;&quot;;INDEX(table;[.$C474];[.O$2])*[.$I474]*[.$J474])" office:value-type="float" office:value="2" calcext:value-type="float">
            <text:p>2</text:p>
          </table:table-cell>
          <table:table-cell table:style-name="ce21" table:formula="of:=IF(ISERROR(INDEX(table;[.$C474];[.P$2])*[.$I474]*[.$J474]);&quot;&quot;;INDEX(table;[.$C474];[.P$2])*[.$I474]*[.$J474])" office:value-type="float" office:value="2" calcext:value-type="float">
            <text:p>2</text:p>
          </table:table-cell>
          <table:table-cell table:style-name="ce21" table:formula="of:=[.L474]*9" office:value-type="float" office:value="72" calcext:value-type="float">
            <text:p>72</text:p>
          </table:table-cell>
          <table:table-cell table:style-name="ce21" table:formula="of:=[.N474]*4" office:value-type="float" office:value="16" calcext:value-type="float">
            <text:p>16</text:p>
          </table:table-cell>
          <table:table-cell table:style-name="ce21" table:formula="of:=[.O474]*4" office:value-type="float" office:value="8" calcext:value-type="float">
            <text:p>8</text:p>
          </table:table-cell>
          <table:table-cell table:style-name="ce21" table:formula="of:=[.P474]*4" office:value-type="float" office:value="8" calcext:value-type="float">
            <text:p>8</text:p>
          </table:table-cell>
          <table:table-cell table:style-name="ce21" table:formula="of:=SUM([.Q474:.T474])" office:value-type="float" office:value="104" calcext:value-type="float">
            <text:p>104</text:p>
          </table:table-cell>
          <table:table-cell table:style-name="ce25" table:formula="of:=(([.K474]-[.U474])/[.U474])+1" office:value-type="percentage" office:value="0.769230769230769" calcext:value-type="percentage">
            <text:p>77%</text:p>
          </table:table-cell>
          <table:table-cell table:style-name="ce27" table:formula="of:=SUM([.X474:.AA474])" office:value-type="float" office:value="80" calcext:value-type="float">
            <text:p>80</text:p>
          </table:table-cell>
          <table:table-cell table:style-name="ce21" table:formula="of:=[.Q474]*[.$V474]" office:value-type="float" office:value="55.3846153846154" calcext:value-type="float">
            <text:p>55</text:p>
          </table:table-cell>
          <table:table-cell table:style-name="ce21" table:formula="of:=[.R474]*[.$V474]" office:value-type="float" office:value="12.3076923076923" calcext:value-type="float">
            <text:p>12</text:p>
          </table:table-cell>
          <table:table-cell table:style-name="ce21" table:formula="of:=[.S474]*[.$V474]" office:value-type="float" office:value="6.15384615384615" calcext:value-type="float">
            <text:p>6</text:p>
          </table:table-cell>
          <table:table-cell table:style-name="ce21" table:formula="of:=[.T474]*[.$V474]" office:value-type="float" office:value="6.15384615384615" calcext:value-type="float">
            <text:p>6</text:p>
          </table:table-cell>
          <table:table-cell table:style-name="ce25" table:formula="of:=[.X474]/[.$W474]" office:value-type="percentage" office:value="0.692307692307692" calcext:value-type="percentage">
            <text:p>69%</text:p>
          </table:table-cell>
          <table:table-cell table:style-name="ce25" table:formula="of:=[.Y474]/[.$W474]" office:value-type="percentage" office:value="0.153846153846154" calcext:value-type="percentage">
            <text:p>15%</text:p>
          </table:table-cell>
          <table:table-cell table:style-name="ce25" table:formula="of:=[.Z474]/[.$W474]" office:value-type="percentage" office:value="0.0769230769230769" calcext:value-type="percentage">
            <text:p>8%</text:p>
          </table:table-cell>
          <table:table-cell table:style-name="ce25" table:formula="of:=[.AA474]/[.$W474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5]&lt;&gt;&quot;&quot;;MATCH([.A475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5];[.H$2]));&quot;&quot;;INDEX(table;[.$C475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5];[.K$2])*[.$I475]*[.$J475]);&quot;&quot;;INDEX(table;[.$C475];[.K$2])*[.$I475]*[.$J475])" office:value-type="float" office:value="197" calcext:value-type="float">
            <text:p>197</text:p>
          </table:table-cell>
          <table:table-cell table:style-name="ce21" table:formula="of:=IF(ISERROR(INDEX(table;[.$C475];[.L$2])*[.$I475]*[.$J475]);&quot;&quot;;INDEX(table;[.$C475];[.L$2])*[.$I475]*[.$J475])" office:value-type="float" office:value="15" calcext:value-type="float">
            <text:p>15</text:p>
          </table:table-cell>
          <table:table-cell table:style-name="ce21" table:formula="of:=IF(ISERROR(INDEX(table;[.$C475];[.M$2])*[.$I475]*[.$J475]);&quot;&quot;;INDEX(table;[.$C475];[.M$2])*[.$I475]*[.$J475])" office:value-type="float" office:value="0" calcext:value-type="float">
            <text:p>0</text:p>
          </table:table-cell>
          <table:table-cell table:style-name="ce21" table:formula="of:=IF(ISERROR(INDEX(table;[.$C475];[.N$2])*[.$I475]*[.$J475]);&quot;&quot;;INDEX(table;[.$C475];[.N$2])*[.$I475]*[.$J475])" office:value-type="float" office:value="0" calcext:value-type="float">
            <text:p>0</text:p>
          </table:table-cell>
          <table:table-cell table:style-name="ce21" table:formula="of:=IF(ISERROR(INDEX(table;[.$C475];[.O$2])*[.$I475]*[.$J475]);&quot;&quot;;INDEX(table;[.$C475];[.O$2])*[.$I475]*[.$J475])" office:value-type="float" office:value="0" calcext:value-type="float">
            <text:p>0</text:p>
          </table:table-cell>
          <table:table-cell table:style-name="ce21" table:formula="of:=IF(ISERROR(INDEX(table;[.$C475];[.P$2])*[.$I475]*[.$J475]);&quot;&quot;;INDEX(table;[.$C475];[.P$2])*[.$I475]*[.$J475])" office:value-type="float" office:value="13.5" calcext:value-type="float">
            <text:p>14</text:p>
          </table:table-cell>
          <table:table-cell table:style-name="ce21" table:formula="of:=[.L475]*9" office:value-type="float" office:value="135" calcext:value-type="float">
            <text:p>135</text:p>
          </table:table-cell>
          <table:table-cell table:style-name="ce21" table:formula="of:=[.N475]*4" office:value-type="float" office:value="0" calcext:value-type="float">
            <text:p>0</text:p>
          </table:table-cell>
          <table:table-cell table:style-name="ce21" table:formula="of:=[.O475]*4" office:value-type="float" office:value="0" calcext:value-type="float">
            <text:p>0</text:p>
          </table:table-cell>
          <table:table-cell table:style-name="ce21" table:formula="of:=[.P475]*4" office:value-type="float" office:value="54" calcext:value-type="float">
            <text:p>54</text:p>
          </table:table-cell>
          <table:table-cell table:style-name="ce21" table:formula="of:=SUM([.Q475:.T475])" office:value-type="float" office:value="189" calcext:value-type="float">
            <text:p>189</text:p>
          </table:table-cell>
          <table:table-cell table:style-name="ce25" table:formula="of:=(([.K475]-[.U475])/[.U475])+1" office:value-type="percentage" office:value="1.04232804232804" calcext:value-type="percentage">
            <text:p>104%</text:p>
          </table:table-cell>
          <table:table-cell table:style-name="ce27" table:formula="of:=SUM([.X475:.AA475])" office:value-type="float" office:value="197" calcext:value-type="float">
            <text:p>197</text:p>
          </table:table-cell>
          <table:table-cell table:style-name="ce21" table:formula="of:=[.Q475]*[.$V475]" office:value-type="float" office:value="140.714285714286" calcext:value-type="float">
            <text:p>141</text:p>
          </table:table-cell>
          <table:table-cell table:style-name="ce21" table:formula="of:=[.R475]*[.$V475]" office:value-type="float" office:value="0" calcext:value-type="float">
            <text:p>0</text:p>
          </table:table-cell>
          <table:table-cell table:style-name="ce21" table:formula="of:=[.S475]*[.$V475]" office:value-type="float" office:value="0" calcext:value-type="float">
            <text:p>0</text:p>
          </table:table-cell>
          <table:table-cell table:style-name="ce21" table:formula="of:=[.T475]*[.$V475]" office:value-type="float" office:value="56.2857142857143" calcext:value-type="float">
            <text:p>56</text:p>
          </table:table-cell>
          <table:table-cell table:style-name="ce25" table:formula="of:=[.X475]/[.$W475]" office:value-type="percentage" office:value="0.714285714285714" calcext:value-type="percentage">
            <text:p>71%</text:p>
          </table:table-cell>
          <table:table-cell table:style-name="ce25" table:formula="of:=[.Y475]/[.$W475]" office:value-type="percentage" office:value="0" calcext:value-type="percentage">
            <text:p>0%</text:p>
          </table:table-cell>
          <table:table-cell table:style-name="ce25" table:formula="of:=[.Z475]/[.$W475]" office:value-type="percentage" office:value="0" calcext:value-type="percentage">
            <text:p>0%</text:p>
          </table:table-cell>
          <table:table-cell table:style-name="ce25" table:formula="of:=[.AA475]/[.$W475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verything bagel</text:p>
          </table:table-cell>
          <table:table-cell table:style-name="ce10" office:value-type="float" office:value="111" calcext:value-type="float">
            <text:p>111</text:p>
          </table:table-cell>
          <table:table-cell table:formula="of:=IF([.A476]&lt;&gt;&quot;&quot;;MATCH([.A476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76];[.H$2]));&quot;&quot;;INDEX(table;[.$C476];[.H$2])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1" table:formula="of:=IF(ISERROR(INDEX(table;[.$C476];[.K$2])*[.$I476]*[.$J476]);&quot;&quot;;INDEX(table;[.$C476];[.K$2])*[.$I476]*[.$J476])">
            <text:p/>
          </table:table-cell>
          <table:table-cell table:style-name="ce21" table:formula="of:=IF(ISERROR(INDEX(table;[.$C476];[.L$2])*[.$I476]*[.$J476]);&quot;&quot;;INDEX(table;[.$C476];[.L$2])*[.$I476]*[.$J476])">
            <text:p/>
          </table:table-cell>
          <table:table-cell table:style-name="ce21" table:formula="of:=IF(ISERROR(INDEX(table;[.$C476];[.M$2])*[.$I476]*[.$J476]);&quot;&quot;;INDEX(table;[.$C476];[.M$2])*[.$I476]*[.$J476])">
            <text:p/>
          </table:table-cell>
          <table:table-cell table:style-name="ce21" table:formula="of:=IF(ISERROR(INDEX(table;[.$C476];[.N$2])*[.$I476]*[.$J476]);&quot;&quot;;INDEX(table;[.$C476];[.N$2])*[.$I476]*[.$J476])">
            <text:p/>
          </table:table-cell>
          <table:table-cell table:style-name="ce21" table:formula="of:=IF(ISERROR(INDEX(table;[.$C476];[.O$2])*[.$I476]*[.$J476]);&quot;&quot;;INDEX(table;[.$C476];[.O$2])*[.$I476]*[.$J476])">
            <text:p/>
          </table:table-cell>
          <table:table-cell table:style-name="ce21" table:formula="of:=IF(ISERROR(INDEX(table;[.$C476];[.P$2])*[.$I476]*[.$J476]);&quot;&quot;;INDEX(table;[.$C476];[.P$2])*[.$I476]*[.$J476])">
            <text:p/>
          </table:table-cell>
          <table:table-cell table:style-name="ce21" table:formula="of:=[.L476]*9" office:value-type="string" office:string-value="" calcext:value-type="error">
            <text:p>#VALUE!</text:p>
          </table:table-cell>
          <table:table-cell table:style-name="ce21" table:formula="of:=[.N476]*4" office:value-type="string" office:string-value="" calcext:value-type="error">
            <text:p>#VALUE!</text:p>
          </table:table-cell>
          <table:table-cell table:style-name="ce21" table:formula="of:=[.O476]*4" office:value-type="string" office:string-value="" calcext:value-type="error">
            <text:p>#VALUE!</text:p>
          </table:table-cell>
          <table:table-cell table:style-name="ce21" table:formula="of:=[.P476]*4" office:value-type="string" office:string-value="" calcext:value-type="error">
            <text:p>#VALUE!</text:p>
          </table:table-cell>
          <table:table-cell table:style-name="ce21" table:formula="of:=SUM([.Q476:.T476])" office:value-type="string" office:string-value="" calcext:value-type="error">
            <text:p>#VALUE!</text:p>
          </table:table-cell>
          <table:table-cell table:style-name="ce25" table:formula="of:=(([.K476]-[.U476])/[.U476])+1" office:value-type="string" office:string-value="" calcext:value-type="error">
            <text:p>#VALUE!</text:p>
          </table:table-cell>
          <table:table-cell table:style-name="ce27" table:formula="of:=SUM([.X476:.AA476])" office:value-type="string" office:string-value="" calcext:value-type="error">
            <text:p>#VALUE!</text:p>
          </table:table-cell>
          <table:table-cell table:style-name="ce21" table:formula="of:=[.Q476]*[.$V476]" office:value-type="string" office:string-value="" calcext:value-type="error">
            <text:p>#VALUE!</text:p>
          </table:table-cell>
          <table:table-cell table:style-name="ce21" table:formula="of:=[.R476]*[.$V476]" office:value-type="string" office:string-value="" calcext:value-type="error">
            <text:p>#VALUE!</text:p>
          </table:table-cell>
          <table:table-cell table:style-name="ce21" table:formula="of:=[.S476]*[.$V476]" office:value-type="string" office:string-value="" calcext:value-type="error">
            <text:p>#VALUE!</text:p>
          </table:table-cell>
          <table:table-cell table:style-name="ce21" table:formula="of:=[.T476]*[.$V476]" office:value-type="string" office:string-value="" calcext:value-type="error">
            <text:p>#VALUE!</text:p>
          </table:table-cell>
          <table:table-cell table:style-name="ce25" table:formula="of:=[.X476]/[.$W476]" office:value-type="string" office:string-value="" calcext:value-type="error">
            <text:p>#VALUE!</text:p>
          </table:table-cell>
          <table:table-cell table:style-name="ce25" table:formula="of:=[.Y476]/[.$W476]" office:value-type="string" office:string-value="" calcext:value-type="error">
            <text:p>#VALUE!</text:p>
          </table:table-cell>
          <table:table-cell table:style-name="ce25" table:formula="of:=[.Z476]/[.$W476]" office:value-type="string" office:string-value="" calcext:value-type="error">
            <text:p>#VALUE!</text:p>
          </table:table-cell>
          <table:table-cell table:style-name="ce25" table:formula="of:=[.AA476]/[.$W476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almond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77]&lt;&gt;&quot;&quot;;MATCH([.A477];row_title;0);&quot;&quot;)" office:value-type="float" office:value="32" calcext:value-type="float">
            <text:p>32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77];[.H$2]));&quot;&quot;;INDEX(table;[.$C47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7];[.K$2])*[.$I477]*[.$J477]);&quot;&quot;;INDEX(table;[.$C477];[.K$2])*[.$I477]*[.$J477])" office:value-type="float" office:value="170" calcext:value-type="float">
            <text:p>170</text:p>
          </table:table-cell>
          <table:table-cell table:style-name="ce21" table:formula="of:=IF(ISERROR(INDEX(table;[.$C477];[.L$2])*[.$I477]*[.$J477]);&quot;&quot;;INDEX(table;[.$C477];[.L$2])*[.$I477]*[.$J477])" office:value-type="float" office:value="16" calcext:value-type="float">
            <text:p>16</text:p>
          </table:table-cell>
          <table:table-cell table:style-name="ce21" table:formula="of:=IF(ISERROR(INDEX(table;[.$C477];[.M$2])*[.$I477]*[.$J477]);&quot;&quot;;INDEX(table;[.$C477];[.M$2])*[.$I477]*[.$J477])" office:value-type="float" office:value="5" calcext:value-type="float">
            <text:p>5</text:p>
          </table:table-cell>
          <table:table-cell table:style-name="ce21" table:formula="of:=IF(ISERROR(INDEX(table;[.$C477];[.N$2])*[.$I477]*[.$J477]);&quot;&quot;;INDEX(table;[.$C477];[.N$2])*[.$I477]*[.$J477])" office:value-type="float" office:value="3" calcext:value-type="float">
            <text:p>3</text:p>
          </table:table-cell>
          <table:table-cell table:style-name="ce21" table:formula="of:=IF(ISERROR(INDEX(table;[.$C477];[.O$2])*[.$I477]*[.$J477]);&quot;&quot;;INDEX(table;[.$C477];[.O$2])*[.$I477]*[.$J477])" office:value-type="float" office:value="2" calcext:value-type="float">
            <text:p>2</text:p>
          </table:table-cell>
          <table:table-cell table:style-name="ce21" table:formula="of:=IF(ISERROR(INDEX(table;[.$C477];[.P$2])*[.$I477]*[.$J477]);&quot;&quot;;INDEX(table;[.$C477];[.P$2])*[.$I477]*[.$J477])" office:value-type="float" office:value="0" calcext:value-type="float">
            <text:p>0</text:p>
          </table:table-cell>
          <table:table-cell table:style-name="ce21" table:formula="of:=[.L477]*9" office:value-type="float" office:value="144" calcext:value-type="float">
            <text:p>144</text:p>
          </table:table-cell>
          <table:table-cell table:style-name="ce21" table:formula="of:=[.N477]*4" office:value-type="float" office:value="12" calcext:value-type="float">
            <text:p>12</text:p>
          </table:table-cell>
          <table:table-cell table:style-name="ce21" table:formula="of:=[.O477]*4" office:value-type="float" office:value="8" calcext:value-type="float">
            <text:p>8</text:p>
          </table:table-cell>
          <table:table-cell table:style-name="ce21" table:formula="of:=[.P477]*4" office:value-type="float" office:value="0" calcext:value-type="float">
            <text:p>0</text:p>
          </table:table-cell>
          <table:table-cell table:style-name="ce21" table:formula="of:=SUM([.Q477:.T477])" office:value-type="float" office:value="164" calcext:value-type="float">
            <text:p>164</text:p>
          </table:table-cell>
          <table:table-cell table:style-name="ce25" table:formula="of:=(([.K477]-[.U477])/[.U477])+1" office:value-type="percentage" office:value="1.03658536585366" calcext:value-type="percentage">
            <text:p>104%</text:p>
          </table:table-cell>
          <table:table-cell table:style-name="ce27" table:formula="of:=SUM([.X477:.AA477])" office:value-type="float" office:value="170" calcext:value-type="float">
            <text:p>170</text:p>
          </table:table-cell>
          <table:table-cell table:style-name="ce21" table:formula="of:=[.Q477]*[.$V477]" office:value-type="float" office:value="149.268292682927" calcext:value-type="float">
            <text:p>149</text:p>
          </table:table-cell>
          <table:table-cell table:style-name="ce21" table:formula="of:=[.R477]*[.$V477]" office:value-type="float" office:value="12.4390243902439" calcext:value-type="float">
            <text:p>12</text:p>
          </table:table-cell>
          <table:table-cell table:style-name="ce21" table:formula="of:=[.S477]*[.$V477]" office:value-type="float" office:value="8.29268292682927" calcext:value-type="float">
            <text:p>8</text:p>
          </table:table-cell>
          <table:table-cell table:style-name="ce21" table:formula="of:=[.T477]*[.$V477]" office:value-type="float" office:value="0" calcext:value-type="float">
            <text:p>0</text:p>
          </table:table-cell>
          <table:table-cell table:style-name="ce25" table:formula="of:=[.X477]/[.$W477]" office:value-type="percentage" office:value="0.878048780487805" calcext:value-type="percentage">
            <text:p>88%</text:p>
          </table:table-cell>
          <table:table-cell table:style-name="ce25" table:formula="of:=[.Y477]/[.$W477]" office:value-type="percentage" office:value="0.0731707317073171" calcext:value-type="percentage">
            <text:p>7%</text:p>
          </table:table-cell>
          <table:table-cell table:style-name="ce25" table:formula="of:=[.Z477]/[.$W477]" office:value-type="percentage" office:value="0.0487804878048781" calcext:value-type="percentage">
            <text:p>5%</text:p>
          </table:table-cell>
          <table:table-cell table:style-name="ce25" table:formula="of:=[.AA477]/[.$W477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lack mission figs</text:p>
          </table:table-cell>
          <table:table-cell table:style-name="ce10" office:value-type="float" office:value="112" calcext:value-type="float">
            <text:p>112</text:p>
          </table:table-cell>
          <table:table-cell table:formula="of:=IF([.A478]&lt;&gt;&quot;&quot;;MATCH([.A478];row_title;0);&quot;&quot;)" office:value-type="float" office:value="67" calcext:value-type="float">
            <text:p>67</text:p>
          </table:table-cell>
          <table:table-cell table:style-name="ce12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am snack</text:p>
          </table:table-cell>
          <table:table-cell table:style-name="ce18" table:formula="of:=IF(ISERROR(INDEX(table;[.$C478];[.H$2]));&quot;&quot;;INDEX(table;[.$C478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78];[.K$2])*[.$I478]*[.$J478]);&quot;&quot;;INDEX(table;[.$C478];[.K$2])*[.$I478]*[.$J478])" office:value-type="float" office:value="110" calcext:value-type="float">
            <text:p>110</text:p>
          </table:table-cell>
          <table:table-cell table:style-name="ce21" table:formula="of:=IF(ISERROR(INDEX(table;[.$C478];[.L$2])*[.$I478]*[.$J478]);&quot;&quot;;INDEX(table;[.$C478];[.L$2])*[.$I478]*[.$J478])" office:value-type="float" office:value="0" calcext:value-type="float">
            <text:p>0</text:p>
          </table:table-cell>
          <table:table-cell table:style-name="ce21" table:formula="of:=IF(ISERROR(INDEX(table;[.$C478];[.M$2])*[.$I478]*[.$J478]);&quot;&quot;;INDEX(table;[.$C478];[.M$2])*[.$I478]*[.$J478])" office:value-type="float" office:value="26" calcext:value-type="float">
            <text:p>26</text:p>
          </table:table-cell>
          <table:table-cell table:style-name="ce21" table:formula="of:=IF(ISERROR(INDEX(table;[.$C478];[.N$2])*[.$I478]*[.$J478]);&quot;&quot;;INDEX(table;[.$C478];[.N$2])*[.$I478]*[.$J478])" office:value-type="float" office:value="6" calcext:value-type="float">
            <text:p>6</text:p>
          </table:table-cell>
          <table:table-cell table:style-name="ce21" table:formula="of:=IF(ISERROR(INDEX(table;[.$C478];[.O$2])*[.$I478]*[.$J478]);&quot;&quot;;INDEX(table;[.$C478];[.O$2])*[.$I478]*[.$J478])" office:value-type="float" office:value="26" calcext:value-type="float">
            <text:p>26</text:p>
          </table:table-cell>
          <table:table-cell table:style-name="ce21" table:formula="of:=IF(ISERROR(INDEX(table;[.$C478];[.P$2])*[.$I478]*[.$J478]);&quot;&quot;;INDEX(table;[.$C478];[.P$2])*[.$I478]*[.$J478])" office:value-type="float" office:value="1" calcext:value-type="float">
            <text:p>1</text:p>
          </table:table-cell>
          <table:table-cell table:style-name="ce21" table:formula="of:=[.L478]*9" office:value-type="float" office:value="0" calcext:value-type="float">
            <text:p>0</text:p>
          </table:table-cell>
          <table:table-cell table:style-name="ce21" table:formula="of:=[.N478]*4" office:value-type="float" office:value="24" calcext:value-type="float">
            <text:p>24</text:p>
          </table:table-cell>
          <table:table-cell table:style-name="ce21" table:formula="of:=[.O478]*4" office:value-type="float" office:value="104" calcext:value-type="float">
            <text:p>104</text:p>
          </table:table-cell>
          <table:table-cell table:style-name="ce21" table:formula="of:=[.P478]*4" office:value-type="float" office:value="4" calcext:value-type="float">
            <text:p>4</text:p>
          </table:table-cell>
          <table:table-cell table:style-name="ce21" table:formula="of:=SUM([.Q478:.T478])" office:value-type="float" office:value="132" calcext:value-type="float">
            <text:p>132</text:p>
          </table:table-cell>
          <table:table-cell table:style-name="ce25" table:formula="of:=(([.K478]-[.U478])/[.U478])+1" office:value-type="percentage" office:value="0.833333333333333" calcext:value-type="percentage">
            <text:p>83%</text:p>
          </table:table-cell>
          <table:table-cell table:style-name="ce27" table:formula="of:=SUM([.X478:.AA478])" office:value-type="float" office:value="110" calcext:value-type="float">
            <text:p>110</text:p>
          </table:table-cell>
          <table:table-cell table:style-name="ce21" table:formula="of:=[.Q478]*[.$V478]" office:value-type="float" office:value="0" calcext:value-type="float">
            <text:p>0</text:p>
          </table:table-cell>
          <table:table-cell table:style-name="ce21" table:formula="of:=[.R478]*[.$V478]" office:value-type="float" office:value="20" calcext:value-type="float">
            <text:p>20</text:p>
          </table:table-cell>
          <table:table-cell table:style-name="ce21" table:formula="of:=[.S478]*[.$V478]" office:value-type="float" office:value="86.6666666666667" calcext:value-type="float">
            <text:p>87</text:p>
          </table:table-cell>
          <table:table-cell table:style-name="ce21" table:formula="of:=[.T478]*[.$V478]" office:value-type="float" office:value="3.33333333333333" calcext:value-type="float">
            <text:p>3</text:p>
          </table:table-cell>
          <table:table-cell table:style-name="ce25" table:formula="of:=[.X478]/[.$W478]" office:value-type="percentage" office:value="0" calcext:value-type="percentage">
            <text:p>0%</text:p>
          </table:table-cell>
          <table:table-cell table:style-name="ce25" table:formula="of:=[.Y478]/[.$W478]" office:value-type="percentage" office:value="0.181818181818182" calcext:value-type="percentage">
            <text:p>18%</text:p>
          </table:table-cell>
          <table:table-cell table:style-name="ce25" table:formula="of:=[.Z478]/[.$W478]" office:value-type="percentage" office:value="0.787878787878788" calcext:value-type="percentage">
            <text:p>79%</text:p>
          </table:table-cell>
          <table:table-cell table:style-name="ce25" table:formula="of:=[.AA478]/[.$W478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sliced</text:p>
          </table:table-cell>
          <table:table-cell table:style-name="ce10" office:value-type="float" office:value="113" calcext:value-type="float">
            <text:p>113</text:p>
          </table:table-cell>
          <table:table-cell table:formula="of:=IF([.A479]&lt;&gt;&quot;&quot;;MATCH([.A479];row_title;0);&quot;&quot;)" office:value-type="float" office:value="14" calcext:value-type="float">
            <text:p>14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08" calcext:value-type="date">
            <text:p>05/08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79];[.H$2]));&quot;&quot;;INDEX(table;[.$C479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79];[.K$2])*[.$I479]*[.$J479]);&quot;&quot;;INDEX(table;[.$C479];[.K$2])*[.$I479]*[.$J479])" office:value-type="float" office:value="360" calcext:value-type="float">
            <text:p>360</text:p>
          </table:table-cell>
          <table:table-cell table:style-name="ce21" table:formula="of:=IF(ISERROR(INDEX(table;[.$C479];[.L$2])*[.$I479]*[.$J479]);&quot;&quot;;INDEX(table;[.$C479];[.L$2])*[.$I479]*[.$J479])" office:value-type="float" office:value="6" calcext:value-type="float">
            <text:p>6</text:p>
          </table:table-cell>
          <table:table-cell table:style-name="ce21" table:formula="of:=IF(ISERROR(INDEX(table;[.$C479];[.M$2])*[.$I479]*[.$J479]);&quot;&quot;;INDEX(table;[.$C479];[.M$2])*[.$I479]*[.$J479])" office:value-type="float" office:value="60" calcext:value-type="float">
            <text:p>60</text:p>
          </table:table-cell>
          <table:table-cell table:style-name="ce21" table:formula="of:=IF(ISERROR(INDEX(table;[.$C479];[.N$2])*[.$I479]*[.$J479]);&quot;&quot;;INDEX(table;[.$C479];[.N$2])*[.$I479]*[.$J479])" office:value-type="float" office:value="9" calcext:value-type="float">
            <text:p>9</text:p>
          </table:table-cell>
          <table:table-cell table:style-name="ce21" table:formula="of:=IF(ISERROR(INDEX(table;[.$C479];[.O$2])*[.$I479]*[.$J479]);&quot;&quot;;INDEX(table;[.$C479];[.O$2])*[.$I479]*[.$J479])" office:value-type="float" office:value="51" calcext:value-type="float">
            <text:p>51</text:p>
          </table:table-cell>
          <table:table-cell table:style-name="ce21" table:formula="of:=IF(ISERROR(INDEX(table;[.$C479];[.P$2])*[.$I479]*[.$J479]);&quot;&quot;;INDEX(table;[.$C479];[.P$2])*[.$I479]*[.$J479])" office:value-type="float" office:value="12" calcext:value-type="float">
            <text:p>12</text:p>
          </table:table-cell>
          <table:table-cell table:style-name="ce21" table:formula="of:=[.L479]*9" office:value-type="float" office:value="54" calcext:value-type="float">
            <text:p>54</text:p>
          </table:table-cell>
          <table:table-cell table:style-name="ce21" table:formula="of:=[.N479]*4" office:value-type="float" office:value="36" calcext:value-type="float">
            <text:p>36</text:p>
          </table:table-cell>
          <table:table-cell table:style-name="ce21" table:formula="of:=[.O479]*4" office:value-type="float" office:value="204" calcext:value-type="float">
            <text:p>204</text:p>
          </table:table-cell>
          <table:table-cell table:style-name="ce21" table:formula="of:=[.P479]*4" office:value-type="float" office:value="48" calcext:value-type="float">
            <text:p>48</text:p>
          </table:table-cell>
          <table:table-cell table:style-name="ce21" table:formula="of:=SUM([.Q479:.T479])" office:value-type="float" office:value="342" calcext:value-type="float">
            <text:p>342</text:p>
          </table:table-cell>
          <table:table-cell table:style-name="ce25" table:formula="of:=(([.K479]-[.U479])/[.U479])+1" office:value-type="percentage" office:value="1.05263157894737" calcext:value-type="percentage">
            <text:p>105%</text:p>
          </table:table-cell>
          <table:table-cell table:style-name="ce27" table:formula="of:=SUM([.X479:.AA479])" office:value-type="float" office:value="360" calcext:value-type="float">
            <text:p>360</text:p>
          </table:table-cell>
          <table:table-cell table:style-name="ce21" table:formula="of:=[.Q479]*[.$V479]" office:value-type="float" office:value="56.8421052631579" calcext:value-type="float">
            <text:p>57</text:p>
          </table:table-cell>
          <table:table-cell table:style-name="ce21" table:formula="of:=[.R479]*[.$V479]" office:value-type="float" office:value="37.8947368421053" calcext:value-type="float">
            <text:p>38</text:p>
          </table:table-cell>
          <table:table-cell table:style-name="ce21" table:formula="of:=[.S479]*[.$V479]" office:value-type="float" office:value="214.736842105263" calcext:value-type="float">
            <text:p>215</text:p>
          </table:table-cell>
          <table:table-cell table:style-name="ce21" table:formula="of:=[.T479]*[.$V479]" office:value-type="float" office:value="50.5263157894737" calcext:value-type="float">
            <text:p>51</text:p>
          </table:table-cell>
          <table:table-cell table:style-name="ce25" table:formula="of:=[.X479]/[.$W479]" office:value-type="percentage" office:value="0.157894736842105" calcext:value-type="percentage">
            <text:p>16%</text:p>
          </table:table-cell>
          <table:table-cell table:style-name="ce25" table:formula="of:=[.Y479]/[.$W479]" office:value-type="percentage" office:value="0.105263157894737" calcext:value-type="percentage">
            <text:p>11%</text:p>
          </table:table-cell>
          <table:table-cell table:style-name="ce25" table:formula="of:=[.Z479]/[.$W479]" office:value-type="percentage" office:value="0.596491228070175" calcext:value-type="percentage">
            <text:p>60%</text:p>
          </table:table-cell>
          <table:table-cell table:style-name="ce25" table:formula="of:=[.AA479]/[.$W479]" office:value-type="percentage" office:value="0.140350877192982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ham slices</text:p>
          </table:table-cell>
          <table:table-cell table:style-name="ce10" office:value-type="float" office:value="113" calcext:value-type="float">
            <text:p>113</text:p>
          </table:table-cell>
          <table:table-cell table:formula="of:=IF([.A480]&lt;&gt;&quot;&quot;;MATCH([.A480];row_title;0);&quot;&quot;)" office:value-type="float" office:value="53" calcext:value-type="float">
            <text:p>53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80];[.H$2]));&quot;&quot;;INDEX(table;[.$C480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80];[.K$2])*[.$I480]*[.$J480]);&quot;&quot;;INDEX(table;[.$C480];[.K$2])*[.$I480]*[.$J480])" office:value-type="float" office:value="100" calcext:value-type="float">
            <text:p>100</text:p>
          </table:table-cell>
          <table:table-cell table:style-name="ce21" table:formula="of:=IF(ISERROR(INDEX(table;[.$C480];[.L$2])*[.$I480]*[.$J480]);&quot;&quot;;INDEX(table;[.$C480];[.L$2])*[.$I480]*[.$J480])" office:value-type="float" office:value="3" calcext:value-type="float">
            <text:p>3</text:p>
          </table:table-cell>
          <table:table-cell table:style-name="ce21" table:formula="of:=IF(ISERROR(INDEX(table;[.$C480];[.M$2])*[.$I480]*[.$J480]);&quot;&quot;;INDEX(table;[.$C480];[.M$2])*[.$I480]*[.$J480])" office:value-type="float" office:value="2" calcext:value-type="float">
            <text:p>2</text:p>
          </table:table-cell>
          <table:table-cell table:style-name="ce21" table:formula="of:=IF(ISERROR(INDEX(table;[.$C480];[.N$2])*[.$I480]*[.$J480]);&quot;&quot;;INDEX(table;[.$C480];[.N$2])*[.$I480]*[.$J480])" office:value-type="float" office:value="0" calcext:value-type="float">
            <text:p>0</text:p>
          </table:table-cell>
          <table:table-cell table:style-name="ce21" table:formula="of:=IF(ISERROR(INDEX(table;[.$C480];[.O$2])*[.$I480]*[.$J480]);&quot;&quot;;INDEX(table;[.$C480];[.O$2])*[.$I480]*[.$J480])" office:value-type="float" office:value="0" calcext:value-type="float">
            <text:p>0</text:p>
          </table:table-cell>
          <table:table-cell table:style-name="ce21" table:formula="of:=IF(ISERROR(INDEX(table;[.$C480];[.P$2])*[.$I480]*[.$J480]);&quot;&quot;;INDEX(table;[.$C480];[.P$2])*[.$I480]*[.$J480])" office:value-type="float" office:value="16" calcext:value-type="float">
            <text:p>16</text:p>
          </table:table-cell>
          <table:table-cell table:style-name="ce21" table:formula="of:=[.L480]*9" office:value-type="float" office:value="27" calcext:value-type="float">
            <text:p>27</text:p>
          </table:table-cell>
          <table:table-cell table:style-name="ce21" table:formula="of:=[.N480]*4" office:value-type="float" office:value="0" calcext:value-type="float">
            <text:p>0</text:p>
          </table:table-cell>
          <table:table-cell table:style-name="ce21" table:formula="of:=[.O480]*4" office:value-type="float" office:value="0" calcext:value-type="float">
            <text:p>0</text:p>
          </table:table-cell>
          <table:table-cell table:style-name="ce21" table:formula="of:=[.P480]*4" office:value-type="float" office:value="64" calcext:value-type="float">
            <text:p>64</text:p>
          </table:table-cell>
          <table:table-cell table:style-name="ce21" table:formula="of:=SUM([.Q480:.T480])" office:value-type="float" office:value="91" calcext:value-type="float">
            <text:p>91</text:p>
          </table:table-cell>
          <table:table-cell table:style-name="ce25" table:formula="of:=(([.K480]-[.U480])/[.U480])+1" office:value-type="percentage" office:value="1.0989010989011" calcext:value-type="percentage">
            <text:p>110%</text:p>
          </table:table-cell>
          <table:table-cell table:style-name="ce27" table:formula="of:=SUM([.X480:.AA480])" office:value-type="float" office:value="100" calcext:value-type="float">
            <text:p>100</text:p>
          </table:table-cell>
          <table:table-cell table:style-name="ce21" table:formula="of:=[.Q480]*[.$V480]" office:value-type="float" office:value="29.6703296703297" calcext:value-type="float">
            <text:p>30</text:p>
          </table:table-cell>
          <table:table-cell table:style-name="ce21" table:formula="of:=[.R480]*[.$V480]" office:value-type="float" office:value="0" calcext:value-type="float">
            <text:p>0</text:p>
          </table:table-cell>
          <table:table-cell table:style-name="ce21" table:formula="of:=[.S480]*[.$V480]" office:value-type="float" office:value="0" calcext:value-type="float">
            <text:p>0</text:p>
          </table:table-cell>
          <table:table-cell table:style-name="ce21" table:formula="of:=[.T480]*[.$V480]" office:value-type="float" office:value="70.3296703296703" calcext:value-type="float">
            <text:p>70</text:p>
          </table:table-cell>
          <table:table-cell table:style-name="ce25" table:formula="of:=[.X480]/[.$W480]" office:value-type="percentage" office:value="0.296703296703297" calcext:value-type="percentage">
            <text:p>30%</text:p>
          </table:table-cell>
          <table:table-cell table:style-name="ce25" table:formula="of:=[.Y480]/[.$W480]" office:value-type="percentage" office:value="0" calcext:value-type="percentage">
            <text:p>0%</text:p>
          </table:table-cell>
          <table:table-cell table:style-name="ce25" table:formula="of:=[.Z480]/[.$W480]" office:value-type="percentage" office:value="0" calcext:value-type="percentage">
            <text:p>0%</text:p>
          </table:table-cell>
          <table:table-cell table:style-name="ce25" table:formula="of:=[.AA480]/[.$W480]" office:value-type="percentage" office:value="0.703296703296703" calcext:value-type="percentage">
            <text:p>70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eddar cheese</text:p>
          </table:table-cell>
          <table:table-cell table:style-name="ce10" office:value-type="float" office:value="113" calcext:value-type="float">
            <text:p>113</text:p>
          </table:table-cell>
          <table:table-cell table:formula="of:=IF([.A481]&lt;&gt;&quot;&quot;;MATCH([.A481];row_title;0);&quot;&quot;)" office:value-type="float" office:value="41" calcext:value-type="float">
            <text:p>41</text:p>
          </table:table-cell>
          <table:table-cell table:style-name="ce12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lunch</text:p>
          </table:table-cell>
          <table:table-cell table:style-name="ce18" table:formula="of:=IF(ISERROR(INDEX(table;[.$C481];[.H$2]));&quot;&quot;;INDEX(table;[.$C481];[.H$2]))" office:value-type="string" office:string-value="28g/1slice" calcext:value-type="string">
            <text:p>28g/1sl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1];[.K$2])*[.$I481]*[.$J481]);&quot;&quot;;INDEX(table;[.$C481];[.K$2])*[.$I481]*[.$J481])" office:value-type="float" office:value="113" calcext:value-type="float">
            <text:p>113</text:p>
          </table:table-cell>
          <table:table-cell table:style-name="ce21" table:formula="of:=IF(ISERROR(INDEX(table;[.$C481];[.L$2])*[.$I481]*[.$J481]);&quot;&quot;;INDEX(table;[.$C481];[.L$2])*[.$I481]*[.$J481])" office:value-type="float" office:value="9" calcext:value-type="float">
            <text:p>9</text:p>
          </table:table-cell>
          <table:table-cell table:style-name="ce21" table:formula="of:=IF(ISERROR(INDEX(table;[.$C481];[.M$2])*[.$I481]*[.$J481]);&quot;&quot;;INDEX(table;[.$C481];[.M$2])*[.$I481]*[.$J481])" office:value-type="float" office:value="0" calcext:value-type="float">
            <text:p>0</text:p>
          </table:table-cell>
          <table:table-cell table:style-name="ce21" table:formula="of:=IF(ISERROR(INDEX(table;[.$C481];[.N$2])*[.$I481]*[.$J481]);&quot;&quot;;INDEX(table;[.$C481];[.N$2])*[.$I481]*[.$J481])" office:value-type="float" office:value="0" calcext:value-type="float">
            <text:p>0</text:p>
          </table:table-cell>
          <table:table-cell table:style-name="ce21" table:formula="of:=IF(ISERROR(INDEX(table;[.$C481];[.O$2])*[.$I481]*[.$J481]);&quot;&quot;;INDEX(table;[.$C481];[.O$2])*[.$I481]*[.$J481])" office:value-type="float" office:value="0" calcext:value-type="float">
            <text:p>0</text:p>
          </table:table-cell>
          <table:table-cell table:style-name="ce21" table:formula="of:=IF(ISERROR(INDEX(table;[.$C481];[.P$2])*[.$I481]*[.$J481]);&quot;&quot;;INDEX(table;[.$C481];[.P$2])*[.$I481]*[.$J481])" office:value-type="float" office:value="7" calcext:value-type="float">
            <text:p>7</text:p>
          </table:table-cell>
          <table:table-cell table:style-name="ce21" table:formula="of:=[.L481]*9" office:value-type="float" office:value="81" calcext:value-type="float">
            <text:p>81</text:p>
          </table:table-cell>
          <table:table-cell table:style-name="ce21" table:formula="of:=[.N481]*4" office:value-type="float" office:value="0" calcext:value-type="float">
            <text:p>0</text:p>
          </table:table-cell>
          <table:table-cell table:style-name="ce21" table:formula="of:=[.O481]*4" office:value-type="float" office:value="0" calcext:value-type="float">
            <text:p>0</text:p>
          </table:table-cell>
          <table:table-cell table:style-name="ce21" table:formula="of:=[.P481]*4" office:value-type="float" office:value="28" calcext:value-type="float">
            <text:p>28</text:p>
          </table:table-cell>
          <table:table-cell table:style-name="ce21" table:formula="of:=SUM([.Q481:.T481])" office:value-type="float" office:value="109" calcext:value-type="float">
            <text:p>109</text:p>
          </table:table-cell>
          <table:table-cell table:style-name="ce25" table:formula="of:=(([.K481]-[.U481])/[.U481])+1" office:value-type="percentage" office:value="1.03669724770642" calcext:value-type="percentage">
            <text:p>104%</text:p>
          </table:table-cell>
          <table:table-cell table:style-name="ce27" table:formula="of:=SUM([.X481:.AA481])" office:value-type="float" office:value="113" calcext:value-type="float">
            <text:p>113</text:p>
          </table:table-cell>
          <table:table-cell table:style-name="ce21" table:formula="of:=[.Q481]*[.$V481]" office:value-type="float" office:value="83.9724770642202" calcext:value-type="float">
            <text:p>84</text:p>
          </table:table-cell>
          <table:table-cell table:style-name="ce21" table:formula="of:=[.R481]*[.$V481]" office:value-type="float" office:value="0" calcext:value-type="float">
            <text:p>0</text:p>
          </table:table-cell>
          <table:table-cell table:style-name="ce21" table:formula="of:=[.S481]*[.$V481]" office:value-type="float" office:value="0" calcext:value-type="float">
            <text:p>0</text:p>
          </table:table-cell>
          <table:table-cell table:style-name="ce21" table:formula="of:=[.T481]*[.$V481]" office:value-type="float" office:value="29.0275229357798" calcext:value-type="float">
            <text:p>29</text:p>
          </table:table-cell>
          <table:table-cell table:style-name="ce25" table:formula="of:=[.X481]/[.$W481]" office:value-type="percentage" office:value="0.743119266055046" calcext:value-type="percentage">
            <text:p>74%</text:p>
          </table:table-cell>
          <table:table-cell table:style-name="ce25" table:formula="of:=[.Y481]/[.$W481]" office:value-type="percentage" office:value="0" calcext:value-type="percentage">
            <text:p>0%</text:p>
          </table:table-cell>
          <table:table-cell table:style-name="ce25" table:formula="of:=[.Z481]/[.$W481]" office:value-type="percentage" office:value="0" calcext:value-type="percentage">
            <text:p>0%</text:p>
          </table:table-cell>
          <table:table-cell table:style-name="ce25" table:formula="of:=[.AA481]/[.$W481]" office:value-type="percentage" office:value="0.256880733944954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chicken thighs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2]&lt;&gt;&quot;&quot;;MATCH([.A482];row_title;0);&quot;&quot;)" office:value-type="float" office:value="50" calcext:value-type="float">
            <text:p>5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2];[.H$2]));&quot;&quot;;INDEX(table;[.$C48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2];[.K$2])*[.$I482]*[.$J482]);&quot;&quot;;INDEX(table;[.$C482];[.K$2])*[.$I482]*[.$J482])" office:value-type="float" office:value="206" calcext:value-type="float">
            <text:p>206</text:p>
          </table:table-cell>
          <table:table-cell table:style-name="ce21" table:formula="of:=IF(ISERROR(INDEX(table;[.$C482];[.L$2])*[.$I482]*[.$J482]);&quot;&quot;;INDEX(table;[.$C482];[.L$2])*[.$I482]*[.$J482])" office:value-type="float" office:value="0" calcext:value-type="float">
            <text:p>0</text:p>
          </table:table-cell>
          <table:table-cell table:style-name="ce21" table:formula="of:=IF(ISERROR(INDEX(table;[.$C482];[.M$2])*[.$I482]*[.$J482]);&quot;&quot;;INDEX(table;[.$C482];[.M$2])*[.$I482]*[.$J482])" office:value-type="float" office:value="0" calcext:value-type="float">
            <text:p>0</text:p>
          </table:table-cell>
          <table:table-cell table:style-name="ce21" table:formula="of:=IF(ISERROR(INDEX(table;[.$C482];[.N$2])*[.$I482]*[.$J482]);&quot;&quot;;INDEX(table;[.$C482];[.N$2])*[.$I482]*[.$J482])" office:value-type="float" office:value="0" calcext:value-type="float">
            <text:p>0</text:p>
          </table:table-cell>
          <table:table-cell table:style-name="ce21" table:formula="of:=IF(ISERROR(INDEX(table;[.$C482];[.O$2])*[.$I482]*[.$J482]);&quot;&quot;;INDEX(table;[.$C482];[.O$2])*[.$I482]*[.$J482])" office:value-type="float" office:value="0" calcext:value-type="float">
            <text:p>0</text:p>
          </table:table-cell>
          <table:table-cell table:style-name="ce21" table:formula="of:=IF(ISERROR(INDEX(table;[.$C482];[.P$2])*[.$I482]*[.$J482]);&quot;&quot;;INDEX(table;[.$C482];[.P$2])*[.$I482]*[.$J482])" office:value-type="float" office:value="0" calcext:value-type="float">
            <text:p>0</text:p>
          </table:table-cell>
          <table:table-cell table:style-name="ce21" table:formula="of:=[.L482]*9" office:value-type="float" office:value="0" calcext:value-type="float">
            <text:p>0</text:p>
          </table:table-cell>
          <table:table-cell table:style-name="ce21" table:formula="of:=[.N482]*4" office:value-type="float" office:value="0" calcext:value-type="float">
            <text:p>0</text:p>
          </table:table-cell>
          <table:table-cell table:style-name="ce21" table:formula="of:=[.O482]*4" office:value-type="float" office:value="0" calcext:value-type="float">
            <text:p>0</text:p>
          </table:table-cell>
          <table:table-cell table:style-name="ce21" table:formula="of:=[.P482]*4" office:value-type="float" office:value="0" calcext:value-type="float">
            <text:p>0</text:p>
          </table:table-cell>
          <table:table-cell table:style-name="ce21" table:formula="of:=SUM([.Q482:.T482])" office:value-type="float" office:value="0" calcext:value-type="float">
            <text:p>0</text:p>
          </table:table-cell>
          <table:table-cell table:style-name="ce25" table:formula="of:=(([.K482]-[.U482])/[.U482])+1" office:value-type="string" office:string-value="" calcext:value-type="error">
            <text:p>#DIV/0!</text:p>
          </table:table-cell>
          <table:table-cell table:style-name="ce27" table:formula="of:=SUM([.X482:.AA482])" office:value-type="string" office:string-value="" calcext:value-type="error">
            <text:p>#DIV/0!</text:p>
          </table:table-cell>
          <table:table-cell table:style-name="ce21" table:formula="of:=[.Q482]*[.$V482]" office:value-type="string" office:string-value="" calcext:value-type="error">
            <text:p>#DIV/0!</text:p>
          </table:table-cell>
          <table:table-cell table:style-name="ce21" table:formula="of:=[.R482]*[.$V482]" office:value-type="string" office:string-value="" calcext:value-type="error">
            <text:p>#DIV/0!</text:p>
          </table:table-cell>
          <table:table-cell table:style-name="ce21" table:formula="of:=[.S482]*[.$V482]" office:value-type="string" office:string-value="" calcext:value-type="error">
            <text:p>#DIV/0!</text:p>
          </table:table-cell>
          <table:table-cell table:style-name="ce21" table:formula="of:=[.T482]*[.$V482]" office:value-type="string" office:string-value="" calcext:value-type="error">
            <text:p>#DIV/0!</text:p>
          </table:table-cell>
          <table:table-cell table:style-name="ce25" table:formula="of:=[.X482]/[.$W482]" office:value-type="string" office:string-value="" calcext:value-type="error">
            <text:p>#DIV/0!</text:p>
          </table:table-cell>
          <table:table-cell table:style-name="ce25" table:formula="of:=[.Y482]/[.$W482]" office:value-type="string" office:string-value="" calcext:value-type="error">
            <text:p>#DIV/0!</text:p>
          </table:table-cell>
          <table:table-cell table:style-name="ce25" table:formula="of:=[.Z482]/[.$W482]" office:value-type="string" office:string-value="" calcext:value-type="error">
            <text:p>#DIV/0!</text:p>
          </table:table-cell>
          <table:table-cell table:style-name="ce25" table:formula="of:=[.AA482]/[.$W482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uliflower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3]&lt;&gt;&quot;&quot;;MATCH([.A483];row_title;0);&quot;&quot;)" office:value-type="string" office:string-value="" calcext:value-type="error">
            <text:p>#N/A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3];[.H$2]));&quot;&quot;;INDEX(table;[.$C48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3];[.K$2])*[.$I483]*[.$J483]);&quot;&quot;;INDEX(table;[.$C483];[.K$2])*[.$I483]*[.$J483])">
            <text:p/>
          </table:table-cell>
          <table:table-cell table:style-name="ce21" table:formula="of:=IF(ISERROR(INDEX(table;[.$C483];[.L$2])*[.$I483]*[.$J483]);&quot;&quot;;INDEX(table;[.$C483];[.L$2])*[.$I483]*[.$J483])">
            <text:p/>
          </table:table-cell>
          <table:table-cell table:style-name="ce21" table:formula="of:=IF(ISERROR(INDEX(table;[.$C483];[.M$2])*[.$I483]*[.$J483]);&quot;&quot;;INDEX(table;[.$C483];[.M$2])*[.$I483]*[.$J483])">
            <text:p/>
          </table:table-cell>
          <table:table-cell table:style-name="ce21" table:formula="of:=IF(ISERROR(INDEX(table;[.$C483];[.N$2])*[.$I483]*[.$J483]);&quot;&quot;;INDEX(table;[.$C483];[.N$2])*[.$I483]*[.$J483])">
            <text:p/>
          </table:table-cell>
          <table:table-cell table:style-name="ce21" table:formula="of:=IF(ISERROR(INDEX(table;[.$C483];[.O$2])*[.$I483]*[.$J483]);&quot;&quot;;INDEX(table;[.$C483];[.O$2])*[.$I483]*[.$J483])">
            <text:p/>
          </table:table-cell>
          <table:table-cell table:style-name="ce21" table:formula="of:=IF(ISERROR(INDEX(table;[.$C483];[.P$2])*[.$I483]*[.$J483]);&quot;&quot;;INDEX(table;[.$C483];[.P$2])*[.$I483]*[.$J483])">
            <text:p/>
          </table:table-cell>
          <table:table-cell table:style-name="ce21" table:formula="of:=[.L483]*9" office:value-type="string" office:string-value="" calcext:value-type="error">
            <text:p>#VALUE!</text:p>
          </table:table-cell>
          <table:table-cell table:style-name="ce21" table:formula="of:=[.N483]*4" office:value-type="string" office:string-value="" calcext:value-type="error">
            <text:p>#VALUE!</text:p>
          </table:table-cell>
          <table:table-cell table:style-name="ce21" table:formula="of:=[.O483]*4" office:value-type="string" office:string-value="" calcext:value-type="error">
            <text:p>#VALUE!</text:p>
          </table:table-cell>
          <table:table-cell table:style-name="ce21" table:formula="of:=[.P483]*4" office:value-type="string" office:string-value="" calcext:value-type="error">
            <text:p>#VALUE!</text:p>
          </table:table-cell>
          <table:table-cell table:style-name="ce21" table:formula="of:=SUM([.Q483:.T483])" office:value-type="string" office:string-value="" calcext:value-type="error">
            <text:p>#VALUE!</text:p>
          </table:table-cell>
          <table:table-cell table:style-name="ce25" table:formula="of:=(([.K483]-[.U483])/[.U483])+1" office:value-type="string" office:string-value="" calcext:value-type="error">
            <text:p>#VALUE!</text:p>
          </table:table-cell>
          <table:table-cell table:style-name="ce27" table:formula="of:=SUM([.X483:.AA483])" office:value-type="string" office:string-value="" calcext:value-type="error">
            <text:p>#VALUE!</text:p>
          </table:table-cell>
          <table:table-cell table:style-name="ce21" table:formula="of:=[.Q483]*[.$V483]" office:value-type="string" office:string-value="" calcext:value-type="error">
            <text:p>#VALUE!</text:p>
          </table:table-cell>
          <table:table-cell table:style-name="ce21" table:formula="of:=[.R483]*[.$V483]" office:value-type="string" office:string-value="" calcext:value-type="error">
            <text:p>#VALUE!</text:p>
          </table:table-cell>
          <table:table-cell table:style-name="ce21" table:formula="of:=[.S483]*[.$V483]" office:value-type="string" office:string-value="" calcext:value-type="error">
            <text:p>#VALUE!</text:p>
          </table:table-cell>
          <table:table-cell table:style-name="ce21" table:formula="of:=[.T483]*[.$V483]" office:value-type="string" office:string-value="" calcext:value-type="error">
            <text:p>#VALUE!</text:p>
          </table:table-cell>
          <table:table-cell table:style-name="ce25" table:formula="of:=[.X483]/[.$W483]" office:value-type="string" office:string-value="" calcext:value-type="error">
            <text:p>#VALUE!</text:p>
          </table:table-cell>
          <table:table-cell table:style-name="ce25" table:formula="of:=[.Y483]/[.$W483]" office:value-type="string" office:string-value="" calcext:value-type="error">
            <text:p>#VALUE!</text:p>
          </table:table-cell>
          <table:table-cell table:style-name="ce25" table:formula="of:=[.Z483]/[.$W483]" office:value-type="string" office:string-value="" calcext:value-type="error">
            <text:p>#VALUE!</text:p>
          </table:table-cell>
          <table:table-cell table:style-name="ce25" table:formula="of:=[.AA483]/[.$W483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nana bread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4]&lt;&gt;&quot;&quot;;MATCH([.A484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4];[.H$2]));&quot;&quot;;INDEX(table;[.$C484];[.H$2]))" office:value-type="string" office:string-value="30g/1slice" calcext:value-type="string">
            <text:p>30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84];[.K$2])*[.$I484]*[.$J484]);&quot;&quot;;INDEX(table;[.$C484];[.K$2])*[.$I484]*[.$J484])" office:value-type="float" office:value="200" calcext:value-type="float">
            <text:p>200</text:p>
          </table:table-cell>
          <table:table-cell table:style-name="ce21" table:formula="of:=IF(ISERROR(INDEX(table;[.$C484];[.L$2])*[.$I484]*[.$J484]);&quot;&quot;;INDEX(table;[.$C484];[.L$2])*[.$I484]*[.$J484])" office:value-type="float" office:value="6.2" calcext:value-type="float">
            <text:p>6</text:p>
          </table:table-cell>
          <table:table-cell table:style-name="ce21" table:formula="of:=IF(ISERROR(INDEX(table;[.$C484];[.M$2])*[.$I484]*[.$J484]);&quot;&quot;;INDEX(table;[.$C484];[.M$2])*[.$I484]*[.$J484])" office:value-type="float" office:value="32.6" calcext:value-type="float">
            <text:p>33</text:p>
          </table:table-cell>
          <table:table-cell table:style-name="ce21" table:formula="of:=IF(ISERROR(INDEX(table;[.$C484];[.N$2])*[.$I484]*[.$J484]);&quot;&quot;;INDEX(table;[.$C484];[.N$2])*[.$I484]*[.$J484])" office:value-type="float" office:value="0.6" calcext:value-type="float">
            <text:p>1</text:p>
          </table:table-cell>
          <table:table-cell table:style-name="ce21" table:formula="of:=IF(ISERROR(INDEX(table;[.$C484];[.O$2])*[.$I484]*[.$J484]);&quot;&quot;;INDEX(table;[.$C484];[.O$2])*[.$I484]*[.$J484])" office:value-type="float" office:value="32.6" calcext:value-type="float">
            <text:p>33</text:p>
          </table:table-cell>
          <table:table-cell table:style-name="ce21" table:formula="of:=IF(ISERROR(INDEX(table;[.$C484];[.P$2])*[.$I484]*[.$J484]);&quot;&quot;;INDEX(table;[.$C484];[.P$2])*[.$I484]*[.$J484])" office:value-type="float" office:value="2.6" calcext:value-type="float">
            <text:p>3</text:p>
          </table:table-cell>
          <table:table-cell table:style-name="ce21" table:formula="of:=[.L484]*9" office:value-type="float" office:value="55.8" calcext:value-type="float">
            <text:p>56</text:p>
          </table:table-cell>
          <table:table-cell table:style-name="ce21" table:formula="of:=[.N484]*4" office:value-type="float" office:value="2.4" calcext:value-type="float">
            <text:p>2</text:p>
          </table:table-cell>
          <table:table-cell table:style-name="ce21" table:formula="of:=[.O484]*4" office:value-type="float" office:value="130.4" calcext:value-type="float">
            <text:p>130</text:p>
          </table:table-cell>
          <table:table-cell table:style-name="ce21" table:formula="of:=[.P484]*4" office:value-type="float" office:value="10.4" calcext:value-type="float">
            <text:p>10</text:p>
          </table:table-cell>
          <table:table-cell table:style-name="ce21" table:formula="of:=SUM([.Q484:.T484])" office:value-type="float" office:value="199" calcext:value-type="float">
            <text:p>199</text:p>
          </table:table-cell>
          <table:table-cell table:style-name="ce25" table:formula="of:=(([.K484]-[.U484])/[.U484])+1" office:value-type="percentage" office:value="1.00502512562814" calcext:value-type="percentage">
            <text:p>101%</text:p>
          </table:table-cell>
          <table:table-cell table:style-name="ce27" table:formula="of:=SUM([.X484:.AA484])" office:value-type="float" office:value="200" calcext:value-type="float">
            <text:p>200</text:p>
          </table:table-cell>
          <table:table-cell table:style-name="ce21" table:formula="of:=[.Q484]*[.$V484]" office:value-type="float" office:value="56.0804020100503" calcext:value-type="float">
            <text:p>56</text:p>
          </table:table-cell>
          <table:table-cell table:style-name="ce21" table:formula="of:=[.R484]*[.$V484]" office:value-type="float" office:value="2.41206030150754" calcext:value-type="float">
            <text:p>2</text:p>
          </table:table-cell>
          <table:table-cell table:style-name="ce21" table:formula="of:=[.S484]*[.$V484]" office:value-type="float" office:value="131.05527638191" calcext:value-type="float">
            <text:p>131</text:p>
          </table:table-cell>
          <table:table-cell table:style-name="ce21" table:formula="of:=[.T484]*[.$V484]" office:value-type="float" office:value="10.4522613065327" calcext:value-type="float">
            <text:p>10</text:p>
          </table:table-cell>
          <table:table-cell table:style-name="ce25" table:formula="of:=[.X484]/[.$W484]" office:value-type="percentage" office:value="0.280402010050251" calcext:value-type="percentage">
            <text:p>28%</text:p>
          </table:table-cell>
          <table:table-cell table:style-name="ce25" table:formula="of:=[.Y484]/[.$W484]" office:value-type="percentage" office:value="0.0120603015075377" calcext:value-type="percentage">
            <text:p>1%</text:p>
          </table:table-cell>
          <table:table-cell table:style-name="ce25" table:formula="of:=[.Z484]/[.$W484]" office:value-type="percentage" office:value="0.655276381909548" calcext:value-type="percentage">
            <text:p>66%</text:p>
          </table:table-cell>
          <table:table-cell table:style-name="ce25" table:formula="of:=[.AA484]/[.$W484]" office:value-type="percentage" office:value="0.0522613065326633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orange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5]&lt;&gt;&quot;&quot;;MATCH([.A485];row_title;0);&quot;&quot;)" office:value-type="float" office:value="90" calcext:value-type="float">
            <text:p>90</text:p>
          </table:table-cell>
          <table:table-cell table:style-name="ce12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dinner</text:p>
          </table:table-cell>
          <table:table-cell table:style-name="ce18" table:formula="of:=IF(ISERROR(INDEX(table;[.$C485];[.H$2]));&quot;&quot;;INDEX(table;[.$C48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5];[.K$2])*[.$I485]*[.$J485]);&quot;&quot;;INDEX(table;[.$C485];[.K$2])*[.$I485]*[.$J485])" office:value-type="float" office:value="96" calcext:value-type="float">
            <text:p>96</text:p>
          </table:table-cell>
          <table:table-cell table:style-name="ce21" table:formula="of:=IF(ISERROR(INDEX(table;[.$C485];[.L$2])*[.$I485]*[.$J485]);&quot;&quot;;INDEX(table;[.$C485];[.L$2])*[.$I485]*[.$J485])" office:value-type="float" office:value="0" calcext:value-type="float">
            <text:p>0</text:p>
          </table:table-cell>
          <table:table-cell table:style-name="ce21" table:formula="of:=IF(ISERROR(INDEX(table;[.$C485];[.M$2])*[.$I485]*[.$J485]);&quot;&quot;;INDEX(table;[.$C485];[.M$2])*[.$I485]*[.$J485])" office:value-type="float" office:value="22" calcext:value-type="float">
            <text:p>22</text:p>
          </table:table-cell>
          <table:table-cell table:style-name="ce21" table:formula="of:=IF(ISERROR(INDEX(table;[.$C485];[.N$2])*[.$I485]*[.$J485]);&quot;&quot;;INDEX(table;[.$C485];[.N$2])*[.$I485]*[.$J485])" office:value-type="float" office:value="4" calcext:value-type="float">
            <text:p>4</text:p>
          </table:table-cell>
          <table:table-cell table:style-name="ce21" table:formula="of:=IF(ISERROR(INDEX(table;[.$C485];[.O$2])*[.$I485]*[.$J485]);&quot;&quot;;INDEX(table;[.$C485];[.O$2])*[.$I485]*[.$J485])" office:value-type="float" office:value="17" calcext:value-type="float">
            <text:p>17</text:p>
          </table:table-cell>
          <table:table-cell table:style-name="ce21" table:formula="of:=IF(ISERROR(INDEX(table;[.$C485];[.P$2])*[.$I485]*[.$J485]);&quot;&quot;;INDEX(table;[.$C485];[.P$2])*[.$I485]*[.$J485])" office:value-type="float" office:value="2" calcext:value-type="float">
            <text:p>2</text:p>
          </table:table-cell>
          <table:table-cell table:style-name="ce21" table:formula="of:=[.L485]*9" office:value-type="float" office:value="0" calcext:value-type="float">
            <text:p>0</text:p>
          </table:table-cell>
          <table:table-cell table:style-name="ce21" table:formula="of:=[.N485]*4" office:value-type="float" office:value="16" calcext:value-type="float">
            <text:p>16</text:p>
          </table:table-cell>
          <table:table-cell table:style-name="ce21" table:formula="of:=[.O485]*4" office:value-type="float" office:value="68" calcext:value-type="float">
            <text:p>68</text:p>
          </table:table-cell>
          <table:table-cell table:style-name="ce21" table:formula="of:=[.P485]*4" office:value-type="float" office:value="8" calcext:value-type="float">
            <text:p>8</text:p>
          </table:table-cell>
          <table:table-cell table:style-name="ce21" table:formula="of:=SUM([.Q485:.T485])" office:value-type="float" office:value="92" calcext:value-type="float">
            <text:p>92</text:p>
          </table:table-cell>
          <table:table-cell table:style-name="ce25" table:formula="of:=(([.K485]-[.U485])/[.U485])+1" office:value-type="percentage" office:value="1.04347826086957" calcext:value-type="percentage">
            <text:p>104%</text:p>
          </table:table-cell>
          <table:table-cell table:style-name="ce27" table:formula="of:=SUM([.X485:.AA485])" office:value-type="float" office:value="96" calcext:value-type="float">
            <text:p>96</text:p>
          </table:table-cell>
          <table:table-cell table:style-name="ce21" table:formula="of:=[.Q485]*[.$V485]" office:value-type="float" office:value="0" calcext:value-type="float">
            <text:p>0</text:p>
          </table:table-cell>
          <table:table-cell table:style-name="ce21" table:formula="of:=[.R485]*[.$V485]" office:value-type="float" office:value="16.695652173913" calcext:value-type="float">
            <text:p>17</text:p>
          </table:table-cell>
          <table:table-cell table:style-name="ce21" table:formula="of:=[.S485]*[.$V485]" office:value-type="float" office:value="70.9565217391304" calcext:value-type="float">
            <text:p>71</text:p>
          </table:table-cell>
          <table:table-cell table:style-name="ce21" table:formula="of:=[.T485]*[.$V485]" office:value-type="float" office:value="8.34782608695652" calcext:value-type="float">
            <text:p>8</text:p>
          </table:table-cell>
          <table:table-cell table:style-name="ce25" table:formula="of:=[.X485]/[.$W485]" office:value-type="percentage" office:value="0" calcext:value-type="percentage">
            <text:p>0%</text:p>
          </table:table-cell>
          <table:table-cell table:style-name="ce25" table:formula="of:=[.Y485]/[.$W485]" office:value-type="percentage" office:value="0.173913043478261" calcext:value-type="percentage">
            <text:p>17%</text:p>
          </table:table-cell>
          <table:table-cell table:style-name="ce25" table:formula="of:=[.Z485]/[.$W485]" office:value-type="percentage" office:value="0.739130434782609" calcext:value-type="percentage">
            <text:p>74%</text:p>
          </table:table-cell>
          <table:table-cell table:style-name="ce25" table:formula="of:=[.AA485]/[.$W48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banana bread</text:p>
          </table:table-cell>
          <table:table-cell table:style-name="ce10" office:value-type="float" office:value="114" calcext:value-type="float">
            <text:p>114</text:p>
          </table:table-cell>
          <table:table-cell table:formula="of:=IF([.A486]&lt;&gt;&quot;&quot;;MATCH([.A486];row_title;0);&quot;&quot;)" office:value-type="float" office:value="29" calcext:value-type="float">
            <text:p>29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86];[.H$2]));&quot;&quot;;INDEX(table;[.$C486];[.H$2]))" office:value-type="string" office:string-value="30g/1slice" calcext:value-type="string">
            <text:p>30g/1sl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6];[.K$2])*[.$I486]*[.$J486]);&quot;&quot;;INDEX(table;[.$C486];[.K$2])*[.$I486]*[.$J486])" office:value-type="float" office:value="100" calcext:value-type="float">
            <text:p>100</text:p>
          </table:table-cell>
          <table:table-cell table:style-name="ce21" table:formula="of:=IF(ISERROR(INDEX(table;[.$C486];[.L$2])*[.$I486]*[.$J486]);&quot;&quot;;INDEX(table;[.$C486];[.L$2])*[.$I486]*[.$J486])" office:value-type="float" office:value="3.1" calcext:value-type="float">
            <text:p>3</text:p>
          </table:table-cell>
          <table:table-cell table:style-name="ce21" table:formula="of:=IF(ISERROR(INDEX(table;[.$C486];[.M$2])*[.$I486]*[.$J486]);&quot;&quot;;INDEX(table;[.$C486];[.M$2])*[.$I486]*[.$J486])" office:value-type="float" office:value="16.3" calcext:value-type="float">
            <text:p>16</text:p>
          </table:table-cell>
          <table:table-cell table:style-name="ce21" table:formula="of:=IF(ISERROR(INDEX(table;[.$C486];[.N$2])*[.$I486]*[.$J486]);&quot;&quot;;INDEX(table;[.$C486];[.N$2])*[.$I486]*[.$J486])" office:value-type="float" office:value="0.3" calcext:value-type="float">
            <text:p>0</text:p>
          </table:table-cell>
          <table:table-cell table:style-name="ce21" table:formula="of:=IF(ISERROR(INDEX(table;[.$C486];[.O$2])*[.$I486]*[.$J486]);&quot;&quot;;INDEX(table;[.$C486];[.O$2])*[.$I486]*[.$J486])" office:value-type="float" office:value="16.3" calcext:value-type="float">
            <text:p>16</text:p>
          </table:table-cell>
          <table:table-cell table:style-name="ce21" table:formula="of:=IF(ISERROR(INDEX(table;[.$C486];[.P$2])*[.$I486]*[.$J486]);&quot;&quot;;INDEX(table;[.$C486];[.P$2])*[.$I486]*[.$J486])" office:value-type="float" office:value="1.3" calcext:value-type="float">
            <text:p>1</text:p>
          </table:table-cell>
          <table:table-cell table:style-name="ce21" table:formula="of:=[.L486]*9" office:value-type="float" office:value="27.9" calcext:value-type="float">
            <text:p>28</text:p>
          </table:table-cell>
          <table:table-cell table:style-name="ce21" table:formula="of:=[.N486]*4" office:value-type="float" office:value="1.2" calcext:value-type="float">
            <text:p>1</text:p>
          </table:table-cell>
          <table:table-cell table:style-name="ce21" table:formula="of:=[.O486]*4" office:value-type="float" office:value="65.2" calcext:value-type="float">
            <text:p>65</text:p>
          </table:table-cell>
          <table:table-cell table:style-name="ce21" table:formula="of:=[.P486]*4" office:value-type="float" office:value="5.2" calcext:value-type="float">
            <text:p>5</text:p>
          </table:table-cell>
          <table:table-cell table:style-name="ce21" table:formula="of:=SUM([.Q486:.T486])" office:value-type="float" office:value="99.5" calcext:value-type="float">
            <text:p>100</text:p>
          </table:table-cell>
          <table:table-cell table:style-name="ce25" table:formula="of:=(([.K486]-[.U486])/[.U486])+1" office:value-type="percentage" office:value="1.00502512562814" calcext:value-type="percentage">
            <text:p>101%</text:p>
          </table:table-cell>
          <table:table-cell table:style-name="ce27" table:formula="of:=SUM([.X486:.AA486])" office:value-type="float" office:value="100" calcext:value-type="float">
            <text:p>100</text:p>
          </table:table-cell>
          <table:table-cell table:style-name="ce21" table:formula="of:=[.Q486]*[.$V486]" office:value-type="float" office:value="28.0402010050251" calcext:value-type="float">
            <text:p>28</text:p>
          </table:table-cell>
          <table:table-cell table:style-name="ce21" table:formula="of:=[.R486]*[.$V486]" office:value-type="float" office:value="1.20603015075377" calcext:value-type="float">
            <text:p>1</text:p>
          </table:table-cell>
          <table:table-cell table:style-name="ce21" table:formula="of:=[.S486]*[.$V486]" office:value-type="float" office:value="65.5276381909548" calcext:value-type="float">
            <text:p>66</text:p>
          </table:table-cell>
          <table:table-cell table:style-name="ce21" table:formula="of:=[.T486]*[.$V486]" office:value-type="float" office:value="5.22613065326633" calcext:value-type="float">
            <text:p>5</text:p>
          </table:table-cell>
          <table:table-cell table:style-name="ce25" table:formula="of:=[.X486]/[.$W486]" office:value-type="percentage" office:value="0.280402010050251" calcext:value-type="percentage">
            <text:p>28%</text:p>
          </table:table-cell>
          <table:table-cell table:style-name="ce25" table:formula="of:=[.Y486]/[.$W486]" office:value-type="percentage" office:value="0.0120603015075377" calcext:value-type="percentage">
            <text:p>1%</text:p>
          </table:table-cell>
          <table:table-cell table:style-name="ce25" table:formula="of:=[.Z486]/[.$W486]" office:value-type="percentage" office:value="0.655276381909548" calcext:value-type="percentage">
            <text:p>66%</text:p>
          </table:table-cell>
          <table:table-cell table:style-name="ce25" table:formula="of:=[.AA486]/[.$W486]" office:value-type="percentage" office:value="0.0522613065326633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wholewheat bagel</text:p>
          </table:table-cell>
          <table:table-cell table:style-name="ce10" office:value-type="float" office:value="115" calcext:value-type="float">
            <text:p>115</text:p>
          </table:table-cell>
          <table:table-cell table:formula="of:=IF([.A487]&lt;&gt;&quot;&quot;;MATCH([.A487];row_title;0);&quot;&quot;)" office:value-type="float" office:value="68" calcext:value-type="float">
            <text:p>68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87];[.H$2]));&quot;&quot;;INDEX(table;[.$C487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87];[.K$2])*[.$I487]*[.$J487]);&quot;&quot;;INDEX(table;[.$C487];[.K$2])*[.$I487]*[.$J487])" office:value-type="float" office:value="150" calcext:value-type="float">
            <text:p>150</text:p>
          </table:table-cell>
          <table:table-cell table:style-name="ce21" table:formula="of:=IF(ISERROR(INDEX(table;[.$C487];[.L$2])*[.$I487]*[.$J487]);&quot;&quot;;INDEX(table;[.$C487];[.L$2])*[.$I487]*[.$J487])" office:value-type="float" office:value="0.735" calcext:value-type="float">
            <text:p>1</text:p>
          </table:table-cell>
          <table:table-cell table:style-name="ce21" table:formula="of:=IF(ISERROR(INDEX(table;[.$C487];[.M$2])*[.$I487]*[.$J487]);&quot;&quot;;INDEX(table;[.$C487];[.M$2])*[.$I487]*[.$J487])" office:value-type="float" office:value="30.665" calcext:value-type="float">
            <text:p>31</text:p>
          </table:table-cell>
          <table:table-cell table:style-name="ce21" table:formula="of:=IF(ISERROR(INDEX(table;[.$C487];[.N$2])*[.$I487]*[.$J487]);&quot;&quot;;INDEX(table;[.$C487];[.N$2])*[.$I487]*[.$J487])" office:value-type="float" office:value="0" calcext:value-type="float">
            <text:p>0</text:p>
          </table:table-cell>
          <table:table-cell table:style-name="ce21" table:formula="of:=IF(ISERROR(INDEX(table;[.$C487];[.O$2])*[.$I487]*[.$J487]);&quot;&quot;;INDEX(table;[.$C487];[.O$2])*[.$I487]*[.$J487])" office:value-type="float" office:value="30.665" calcext:value-type="float">
            <text:p>31</text:p>
          </table:table-cell>
          <table:table-cell table:style-name="ce21" table:formula="of:=IF(ISERROR(INDEX(table;[.$C487];[.P$2])*[.$I487]*[.$J487]);&quot;&quot;;INDEX(table;[.$C487];[.P$2])*[.$I487]*[.$J487])" office:value-type="float" office:value="5.45" calcext:value-type="float">
            <text:p>5</text:p>
          </table:table-cell>
          <table:table-cell table:style-name="ce21" table:formula="of:=[.L487]*9" office:value-type="float" office:value="6.615" calcext:value-type="float">
            <text:p>7</text:p>
          </table:table-cell>
          <table:table-cell table:style-name="ce21" table:formula="of:=[.N487]*4" office:value-type="float" office:value="0" calcext:value-type="float">
            <text:p>0</text:p>
          </table:table-cell>
          <table:table-cell table:style-name="ce21" table:formula="of:=[.O487]*4" office:value-type="float" office:value="122.66" calcext:value-type="float">
            <text:p>123</text:p>
          </table:table-cell>
          <table:table-cell table:style-name="ce21" table:formula="of:=[.P487]*4" office:value-type="float" office:value="21.8" calcext:value-type="float">
            <text:p>22</text:p>
          </table:table-cell>
          <table:table-cell table:style-name="ce21" table:formula="of:=SUM([.Q487:.T487])" office:value-type="float" office:value="151.075" calcext:value-type="float">
            <text:p>151</text:p>
          </table:table-cell>
          <table:table-cell table:style-name="ce25" table:formula="of:=(([.K487]-[.U487])/[.U487])+1" office:value-type="percentage" office:value="0.992884328975674" calcext:value-type="percentage">
            <text:p>99%</text:p>
          </table:table-cell>
          <table:table-cell table:style-name="ce27" table:formula="of:=SUM([.X487:.AA487])" office:value-type="float" office:value="150" calcext:value-type="float">
            <text:p>150</text:p>
          </table:table-cell>
          <table:table-cell table:style-name="ce21" table:formula="of:=[.Q487]*[.$V487]" office:value-type="float" office:value="6.56792983617409" calcext:value-type="float">
            <text:p>7</text:p>
          </table:table-cell>
          <table:table-cell table:style-name="ce21" table:formula="of:=[.R487]*[.$V487]" office:value-type="float" office:value="0" calcext:value-type="float">
            <text:p>0</text:p>
          </table:table-cell>
          <table:table-cell table:style-name="ce21" table:formula="of:=[.S487]*[.$V487]" office:value-type="float" office:value="121.787191792156" calcext:value-type="float">
            <text:p>122</text:p>
          </table:table-cell>
          <table:table-cell table:style-name="ce21" table:formula="of:=[.T487]*[.$V487]" office:value-type="float" office:value="21.6448783716697" calcext:value-type="float">
            <text:p>22</text:p>
          </table:table-cell>
          <table:table-cell table:style-name="ce25" table:formula="of:=[.X487]/[.$W487]" office:value-type="percentage" office:value="0.0437861989078272" calcext:value-type="percentage">
            <text:p>4%</text:p>
          </table:table-cell>
          <table:table-cell table:style-name="ce25" table:formula="of:=[.Y487]/[.$W487]" office:value-type="percentage" office:value="0" calcext:value-type="percentage">
            <text:p>0%</text:p>
          </table:table-cell>
          <table:table-cell table:style-name="ce25" table:formula="of:=[.Z487]/[.$W487]" office:value-type="percentage" office:value="0.811914611947708" calcext:value-type="percentage">
            <text:p>81%</text:p>
          </table:table-cell>
          <table:table-cell table:style-name="ce25" table:formula="of:=[.AA487]/[.$W487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rape jelly</text:p>
          </table:table-cell>
          <table:table-cell table:style-name="ce10" office:value-type="float" office:value="115" calcext:value-type="float">
            <text:p>115</text:p>
          </table:table-cell>
          <table:table-cell table:formula="of:=IF([.A488]&lt;&gt;&quot;&quot;;MATCH([.A488];row_title;0);&quot;&quot;)" office:value-type="float" office:value="15" calcext:value-type="float">
            <text:p>15</text:p>
          </table:table-cell>
          <table:table-cell table:style-name="ce12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13" office:value-type="date" office:date-value="2016-05-15" calcext:value-type="date">
            <text:p>05/15/16</text:p>
          </table:table-cell>
          <table:table-cell table:style-name="ce15" table:content-validation-name="val6" office:value-type="string" calcext:value-type="string">
            <text:p>midnight snack</text:p>
          </table:table-cell>
          <table:table-cell table:style-name="ce18" table:formula="of:=IF(ISERROR(INDEX(table;[.$C488];[.H$2]));&quot;&quot;;INDEX(table;[.$C488];[.H$2]))" office:value-type="string" office:string-value="20g/" calcext:value-type="string">
            <text:p>20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8];[.K$2])*[.$I488]*[.$J488]);&quot;&quot;;INDEX(table;[.$C488];[.K$2])*[.$I488]*[.$J488])" office:value-type="float" office:value="50" calcext:value-type="float">
            <text:p>50</text:p>
          </table:table-cell>
          <table:table-cell table:style-name="ce21" table:formula="of:=IF(ISERROR(INDEX(table;[.$C488];[.L$2])*[.$I488]*[.$J488]);&quot;&quot;;INDEX(table;[.$C488];[.L$2])*[.$I488]*[.$J488])" office:value-type="float" office:value="0" calcext:value-type="float">
            <text:p>0</text:p>
          </table:table-cell>
          <table:table-cell table:style-name="ce21" table:formula="of:=IF(ISERROR(INDEX(table;[.$C488];[.M$2])*[.$I488]*[.$J488]);&quot;&quot;;INDEX(table;[.$C488];[.M$2])*[.$I488]*[.$J488])" office:value-type="float" office:value="0" calcext:value-type="float">
            <text:p>0</text:p>
          </table:table-cell>
          <table:table-cell table:style-name="ce21" table:formula="of:=IF(ISERROR(INDEX(table;[.$C488];[.N$2])*[.$I488]*[.$J488]);&quot;&quot;;INDEX(table;[.$C488];[.N$2])*[.$I488]*[.$J488])" office:value-type="float" office:value="0" calcext:value-type="float">
            <text:p>0</text:p>
          </table:table-cell>
          <table:table-cell table:style-name="ce21" table:formula="of:=IF(ISERROR(INDEX(table;[.$C488];[.O$2])*[.$I488]*[.$J488]);&quot;&quot;;INDEX(table;[.$C488];[.O$2])*[.$I488]*[.$J488])" office:value-type="float" office:value="0" calcext:value-type="float">
            <text:p>0</text:p>
          </table:table-cell>
          <table:table-cell table:style-name="ce21" table:formula="of:=IF(ISERROR(INDEX(table;[.$C488];[.P$2])*[.$I488]*[.$J488]);&quot;&quot;;INDEX(table;[.$C488];[.P$2])*[.$I488]*[.$J488])" office:value-type="float" office:value="0" calcext:value-type="float">
            <text:p>0</text:p>
          </table:table-cell>
          <table:table-cell table:style-name="ce21" table:formula="of:=[.L488]*9" office:value-type="float" office:value="0" calcext:value-type="float">
            <text:p>0</text:p>
          </table:table-cell>
          <table:table-cell table:style-name="ce21" table:formula="of:=[.N488]*4" office:value-type="float" office:value="0" calcext:value-type="float">
            <text:p>0</text:p>
          </table:table-cell>
          <table:table-cell table:style-name="ce21" table:formula="of:=[.O488]*4" office:value-type="float" office:value="0" calcext:value-type="float">
            <text:p>0</text:p>
          </table:table-cell>
          <table:table-cell table:style-name="ce21" table:formula="of:=[.P488]*4" office:value-type="float" office:value="0" calcext:value-type="float">
            <text:p>0</text:p>
          </table:table-cell>
          <table:table-cell table:style-name="ce21" table:formula="of:=SUM([.Q488:.T488])" office:value-type="float" office:value="0" calcext:value-type="float">
            <text:p>0</text:p>
          </table:table-cell>
          <table:table-cell table:style-name="ce25" table:formula="of:=(([.K488]-[.U488])/[.U488])+1" office:value-type="string" office:string-value="" calcext:value-type="error">
            <text:p>#DIV/0!</text:p>
          </table:table-cell>
          <table:table-cell table:style-name="ce27" table:formula="of:=SUM([.X488:.AA488])" office:value-type="string" office:string-value="" calcext:value-type="error">
            <text:p>#DIV/0!</text:p>
          </table:table-cell>
          <table:table-cell table:style-name="ce21" table:formula="of:=[.Q488]*[.$V488]" office:value-type="string" office:string-value="" calcext:value-type="error">
            <text:p>#DIV/0!</text:p>
          </table:table-cell>
          <table:table-cell table:style-name="ce21" table:formula="of:=[.R488]*[.$V488]" office:value-type="string" office:string-value="" calcext:value-type="error">
            <text:p>#DIV/0!</text:p>
          </table:table-cell>
          <table:table-cell table:style-name="ce21" table:formula="of:=[.S488]*[.$V488]" office:value-type="string" office:string-value="" calcext:value-type="error">
            <text:p>#DIV/0!</text:p>
          </table:table-cell>
          <table:table-cell table:style-name="ce21" table:formula="of:=[.T488]*[.$V488]" office:value-type="string" office:string-value="" calcext:value-type="error">
            <text:p>#DIV/0!</text:p>
          </table:table-cell>
          <table:table-cell table:style-name="ce25" table:formula="of:=[.X488]/[.$W488]" office:value-type="string" office:string-value="" calcext:value-type="error">
            <text:p>#DIV/0!</text:p>
          </table:table-cell>
          <table:table-cell table:style-name="ce25" table:formula="of:=[.Y488]/[.$W488]" office:value-type="string" office:string-value="" calcext:value-type="error">
            <text:p>#DIV/0!</text:p>
          </table:table-cell>
          <table:table-cell table:style-name="ce25" table:formula="of:=[.Z488]/[.$W488]" office:value-type="string" office:string-value="" calcext:value-type="error">
            <text:p>#DIV/0!</text:p>
          </table:table-cell>
          <table:table-cell table:style-name="ce25" table:formula="of:=[.AA488]/[.$W48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sesame cracker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89]&lt;&gt;&quot;&quot;;MATCH([.A489];row_title;0);&quot;&quot;)" office:value-type="float" office:value="118" calcext:value-type="float">
            <text:p>11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89];[.H$2]));&quot;&quot;;INDEX(table;[.$C489];[.H$2]))" office:value-type="string" office:string-value="5pieces" calcext:value-type="string">
            <text:p>5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89];[.K$2])*[.$I489]*[.$J489]);&quot;&quot;;INDEX(table;[.$C489];[.K$2])*[.$I489]*[.$J489])" office:value-type="float" office:value="110" calcext:value-type="float">
            <text:p>110</text:p>
          </table:table-cell>
          <table:table-cell table:style-name="ce21" table:formula="of:=IF(ISERROR(INDEX(table;[.$C489];[.L$2])*[.$I489]*[.$J489]);&quot;&quot;;INDEX(table;[.$C489];[.L$2])*[.$I489]*[.$J489])" office:value-type="float" office:value="2" calcext:value-type="float">
            <text:p>2</text:p>
          </table:table-cell>
          <table:table-cell table:style-name="ce21" table:formula="of:=IF(ISERROR(INDEX(table;[.$C489];[.M$2])*[.$I489]*[.$J489]);&quot;&quot;;INDEX(table;[.$C489];[.M$2])*[.$I489]*[.$J489])" office:value-type="float" office:value="20" calcext:value-type="float">
            <text:p>20</text:p>
          </table:table-cell>
          <table:table-cell table:style-name="ce21" table:formula="of:=IF(ISERROR(INDEX(table;[.$C489];[.N$2])*[.$I489]*[.$J489]);&quot;&quot;;INDEX(table;[.$C489];[.N$2])*[.$I489]*[.$J489])" office:value-type="float" office:value="4" calcext:value-type="float">
            <text:p>4</text:p>
          </table:table-cell>
          <table:table-cell table:style-name="ce21" table:formula="of:=IF(ISERROR(INDEX(table;[.$C489];[.O$2])*[.$I489]*[.$J489]);&quot;&quot;;INDEX(table;[.$C489];[.O$2])*[.$I489]*[.$J489])" office:value-type="float" office:value="16" calcext:value-type="float">
            <text:p>16</text:p>
          </table:table-cell>
          <table:table-cell table:style-name="ce21" table:formula="of:=IF(ISERROR(INDEX(table;[.$C489];[.P$2])*[.$I489]*[.$J489]);&quot;&quot;;INDEX(table;[.$C489];[.P$2])*[.$I489]*[.$J489])" office:value-type="float" office:value="5" calcext:value-type="float">
            <text:p>5</text:p>
          </table:table-cell>
          <table:table-cell table:style-name="ce21" table:formula="of:=[.L489]*9" office:value-type="float" office:value="18" calcext:value-type="float">
            <text:p>18</text:p>
          </table:table-cell>
          <table:table-cell table:style-name="ce21" table:formula="of:=[.N489]*4" office:value-type="float" office:value="16" calcext:value-type="float">
            <text:p>16</text:p>
          </table:table-cell>
          <table:table-cell table:style-name="ce21" table:formula="of:=[.O489]*4" office:value-type="float" office:value="64" calcext:value-type="float">
            <text:p>64</text:p>
          </table:table-cell>
          <table:table-cell table:style-name="ce21" table:formula="of:=[.P489]*4" office:value-type="float" office:value="20" calcext:value-type="float">
            <text:p>20</text:p>
          </table:table-cell>
          <table:table-cell table:style-name="ce21" table:formula="of:=SUM([.Q489:.T489])" office:value-type="float" office:value="118" calcext:value-type="float">
            <text:p>118</text:p>
          </table:table-cell>
          <table:table-cell table:style-name="ce25" table:formula="of:=(([.K489]-[.U489])/[.U489])+1" office:value-type="percentage" office:value="0.932203389830508" calcext:value-type="percentage">
            <text:p>93%</text:p>
          </table:table-cell>
          <table:table-cell table:style-name="ce27" table:formula="of:=SUM([.X489:.AA489])" office:value-type="float" office:value="110" calcext:value-type="float">
            <text:p>110</text:p>
          </table:table-cell>
          <table:table-cell table:style-name="ce21" table:formula="of:=[.Q489]*[.$V489]" office:value-type="float" office:value="16.7796610169492" calcext:value-type="float">
            <text:p>17</text:p>
          </table:table-cell>
          <table:table-cell table:style-name="ce21" table:formula="of:=[.R489]*[.$V489]" office:value-type="float" office:value="14.9152542372881" calcext:value-type="float">
            <text:p>15</text:p>
          </table:table-cell>
          <table:table-cell table:style-name="ce21" table:formula="of:=[.S489]*[.$V489]" office:value-type="float" office:value="59.6610169491525" calcext:value-type="float">
            <text:p>60</text:p>
          </table:table-cell>
          <table:table-cell table:style-name="ce21" table:formula="of:=[.T489]*[.$V489]" office:value-type="float" office:value="18.6440677966102" calcext:value-type="float">
            <text:p>19</text:p>
          </table:table-cell>
          <table:table-cell table:style-name="ce25" table:formula="of:=[.X489]/[.$W489]" office:value-type="percentage" office:value="0.152542372881356" calcext:value-type="percentage">
            <text:p>15%</text:p>
          </table:table-cell>
          <table:table-cell table:style-name="ce25" table:formula="of:=[.Y489]/[.$W489]" office:value-type="percentage" office:value="0.135593220338983" calcext:value-type="percentage">
            <text:p>14%</text:p>
          </table:table-cell>
          <table:table-cell table:style-name="ce25" table:formula="of:=[.Z489]/[.$W489]" office:value-type="percentage" office:value="0.542372881355932" calcext:value-type="percentage">
            <text:p>54%</text:p>
          </table:table-cell>
          <table:table-cell table:style-name="ce25" table:formula="of:=[.AA489]/[.$W489]" office:value-type="percentage" office:value="0.169491525423729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egg scrambled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0]&lt;&gt;&quot;&quot;;MATCH([.A490];row_title;0);&quot;&quot;)" office:value-type="float" office:value="19" calcext:value-type="float">
            <text:p>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0];[.H$2]));&quot;&quot;;INDEX(table;[.$C490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90];[.K$2])*[.$I490]*[.$J490]);&quot;&quot;;INDEX(table;[.$C490];[.K$2])*[.$I490]*[.$J490])" office:value-type="float" office:value="246.25" calcext:value-type="float">
            <text:p>246</text:p>
          </table:table-cell>
          <table:table-cell table:style-name="ce21" table:formula="of:=IF(ISERROR(INDEX(table;[.$C490];[.L$2])*[.$I490]*[.$J490]);&quot;&quot;;INDEX(table;[.$C490];[.L$2])*[.$I490]*[.$J490])" office:value-type="float" office:value="18.75" calcext:value-type="float">
            <text:p>19</text:p>
          </table:table-cell>
          <table:table-cell table:style-name="ce21" table:formula="of:=IF(ISERROR(INDEX(table;[.$C490];[.M$2])*[.$I490]*[.$J490]);&quot;&quot;;INDEX(table;[.$C490];[.M$2])*[.$I490]*[.$J490])" office:value-type="float" office:value="0" calcext:value-type="float">
            <text:p>0</text:p>
          </table:table-cell>
          <table:table-cell table:style-name="ce21" table:formula="of:=IF(ISERROR(INDEX(table;[.$C490];[.N$2])*[.$I490]*[.$J490]);&quot;&quot;;INDEX(table;[.$C490];[.N$2])*[.$I490]*[.$J490])" office:value-type="float" office:value="0" calcext:value-type="float">
            <text:p>0</text:p>
          </table:table-cell>
          <table:table-cell table:style-name="ce21" table:formula="of:=IF(ISERROR(INDEX(table;[.$C490];[.O$2])*[.$I490]*[.$J490]);&quot;&quot;;INDEX(table;[.$C490];[.O$2])*[.$I490]*[.$J490])" office:value-type="float" office:value="0" calcext:value-type="float">
            <text:p>0</text:p>
          </table:table-cell>
          <table:table-cell table:style-name="ce21" table:formula="of:=IF(ISERROR(INDEX(table;[.$C490];[.P$2])*[.$I490]*[.$J490]);&quot;&quot;;INDEX(table;[.$C490];[.P$2])*[.$I490]*[.$J490])" office:value-type="float" office:value="16.875" calcext:value-type="float">
            <text:p>17</text:p>
          </table:table-cell>
          <table:table-cell table:style-name="ce21" table:formula="of:=[.L490]*9" office:value-type="float" office:value="168.75" calcext:value-type="float">
            <text:p>169</text:p>
          </table:table-cell>
          <table:table-cell table:style-name="ce21" table:formula="of:=[.N490]*4" office:value-type="float" office:value="0" calcext:value-type="float">
            <text:p>0</text:p>
          </table:table-cell>
          <table:table-cell table:style-name="ce21" table:formula="of:=[.O490]*4" office:value-type="float" office:value="0" calcext:value-type="float">
            <text:p>0</text:p>
          </table:table-cell>
          <table:table-cell table:style-name="ce21" table:formula="of:=[.P490]*4" office:value-type="float" office:value="67.5" calcext:value-type="float">
            <text:p>68</text:p>
          </table:table-cell>
          <table:table-cell table:style-name="ce21" table:formula="of:=SUM([.Q490:.T490])" office:value-type="float" office:value="236.25" calcext:value-type="float">
            <text:p>236</text:p>
          </table:table-cell>
          <table:table-cell table:style-name="ce25" table:formula="of:=(([.K490]-[.U490])/[.U490])+1" office:value-type="percentage" office:value="1.04232804232804" calcext:value-type="percentage">
            <text:p>104%</text:p>
          </table:table-cell>
          <table:table-cell table:style-name="ce27" table:formula="of:=SUM([.X490:.AA490])" office:value-type="float" office:value="246.25" calcext:value-type="float">
            <text:p>246.25</text:p>
          </table:table-cell>
          <table:table-cell table:style-name="ce21" table:formula="of:=[.Q490]*[.$V490]" office:value-type="float" office:value="175.892857142857" calcext:value-type="float">
            <text:p>176</text:p>
          </table:table-cell>
          <table:table-cell table:style-name="ce21" table:formula="of:=[.R490]*[.$V490]" office:value-type="float" office:value="0" calcext:value-type="float">
            <text:p>0</text:p>
          </table:table-cell>
          <table:table-cell table:style-name="ce21" table:formula="of:=[.S490]*[.$V490]" office:value-type="float" office:value="0" calcext:value-type="float">
            <text:p>0</text:p>
          </table:table-cell>
          <table:table-cell table:style-name="ce21" table:formula="of:=[.T490]*[.$V490]" office:value-type="float" office:value="70.3571428571429" calcext:value-type="float">
            <text:p>70</text:p>
          </table:table-cell>
          <table:table-cell table:style-name="ce25" table:formula="of:=[.X490]/[.$W490]" office:value-type="percentage" office:value="0.714285714285714" calcext:value-type="percentage">
            <text:p>71%</text:p>
          </table:table-cell>
          <table:table-cell table:style-name="ce25" table:formula="of:=[.Y490]/[.$W490]" office:value-type="percentage" office:value="0" calcext:value-type="percentage">
            <text:p>0%</text:p>
          </table:table-cell>
          <table:table-cell table:style-name="ce25" table:formula="of:=[.Z490]/[.$W490]" office:value-type="percentage" office:value="0" calcext:value-type="percentage">
            <text:p>0%</text:p>
          </table:table-cell>
          <table:table-cell table:style-name="ce25" table:formula="of:=[.AA490]/[.$W49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guacamole – spicy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1]&lt;&gt;&quot;&quot;;MATCH([.A491];row_title;0);&quot;&quot;)" office:value-type="float" office:value="116" calcext:value-type="float">
            <text:p>116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1];[.H$2]));&quot;&quot;;INDEX(table;[.$C491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 table:formula="of:=IF(ISERROR(INDEX(table;[.$C491];[.K$2])*[.$I491]*[.$J491]);&quot;&quot;;INDEX(table;[.$C491];[.K$2])*[.$I491]*[.$J491])" office:value-type="float" office:value="80" calcext:value-type="float">
            <text:p>80</text:p>
          </table:table-cell>
          <table:table-cell table:style-name="ce21" table:formula="of:=IF(ISERROR(INDEX(table;[.$C491];[.L$2])*[.$I491]*[.$J491]);&quot;&quot;;INDEX(table;[.$C491];[.L$2])*[.$I491]*[.$J491])" office:value-type="float" office:value="8" calcext:value-type="float">
            <text:p>8</text:p>
          </table:table-cell>
          <table:table-cell table:style-name="ce21" table:formula="of:=IF(ISERROR(INDEX(table;[.$C491];[.M$2])*[.$I491]*[.$J491]);&quot;&quot;;INDEX(table;[.$C491];[.M$2])*[.$I491]*[.$J491])" office:value-type="float" office:value="6" calcext:value-type="float">
            <text:p>6</text:p>
          </table:table-cell>
          <table:table-cell table:style-name="ce21" table:formula="of:=IF(ISERROR(INDEX(table;[.$C491];[.N$2])*[.$I491]*[.$J491]);&quot;&quot;;INDEX(table;[.$C491];[.N$2])*[.$I491]*[.$J491])" office:value-type="float" office:value="4" calcext:value-type="float">
            <text:p>4</text:p>
          </table:table-cell>
          <table:table-cell table:style-name="ce21" table:formula="of:=IF(ISERROR(INDEX(table;[.$C491];[.O$2])*[.$I491]*[.$J491]);&quot;&quot;;INDEX(table;[.$C491];[.O$2])*[.$I491]*[.$J491])" office:value-type="float" office:value="2" calcext:value-type="float">
            <text:p>2</text:p>
          </table:table-cell>
          <table:table-cell table:style-name="ce21" table:formula="of:=IF(ISERROR(INDEX(table;[.$C491];[.P$2])*[.$I491]*[.$J491]);&quot;&quot;;INDEX(table;[.$C491];[.P$2])*[.$I491]*[.$J491])" office:value-type="float" office:value="2" calcext:value-type="float">
            <text:p>2</text:p>
          </table:table-cell>
          <table:table-cell table:style-name="ce21" table:formula="of:=[.L491]*9" office:value-type="float" office:value="72" calcext:value-type="float">
            <text:p>72</text:p>
          </table:table-cell>
          <table:table-cell table:style-name="ce21" table:formula="of:=[.N491]*4" office:value-type="float" office:value="16" calcext:value-type="float">
            <text:p>16</text:p>
          </table:table-cell>
          <table:table-cell table:style-name="ce21" table:formula="of:=[.O491]*4" office:value-type="float" office:value="8" calcext:value-type="float">
            <text:p>8</text:p>
          </table:table-cell>
          <table:table-cell table:style-name="ce21" table:formula="of:=[.P491]*4" office:value-type="float" office:value="8" calcext:value-type="float">
            <text:p>8</text:p>
          </table:table-cell>
          <table:table-cell table:style-name="ce21" table:formula="of:=SUM([.Q491:.T491])" office:value-type="float" office:value="104" calcext:value-type="float">
            <text:p>104</text:p>
          </table:table-cell>
          <table:table-cell table:style-name="ce25" table:formula="of:=(([.K491]-[.U491])/[.U491])+1" office:value-type="percentage" office:value="0.769230769230769" calcext:value-type="percentage">
            <text:p>77%</text:p>
          </table:table-cell>
          <table:table-cell table:style-name="ce27" table:formula="of:=SUM([.X491:.AA491])" office:value-type="float" office:value="80" calcext:value-type="float">
            <text:p>80</text:p>
          </table:table-cell>
          <table:table-cell table:style-name="ce21" table:formula="of:=[.Q491]*[.$V491]" office:value-type="float" office:value="55.3846153846154" calcext:value-type="float">
            <text:p>55</text:p>
          </table:table-cell>
          <table:table-cell table:style-name="ce21" table:formula="of:=[.R491]*[.$V491]" office:value-type="float" office:value="12.3076923076923" calcext:value-type="float">
            <text:p>12</text:p>
          </table:table-cell>
          <table:table-cell table:style-name="ce21" table:formula="of:=[.S491]*[.$V491]" office:value-type="float" office:value="6.15384615384615" calcext:value-type="float">
            <text:p>6</text:p>
          </table:table-cell>
          <table:table-cell table:style-name="ce21" table:formula="of:=[.T491]*[.$V491]" office:value-type="float" office:value="6.15384615384615" calcext:value-type="float">
            <text:p>6</text:p>
          </table:table-cell>
          <table:table-cell table:style-name="ce25" table:formula="of:=[.X491]/[.$W491]" office:value-type="percentage" office:value="0.692307692307692" calcext:value-type="percentage">
            <text:p>69%</text:p>
          </table:table-cell>
          <table:table-cell table:style-name="ce25" table:formula="of:=[.Y491]/[.$W491]" office:value-type="percentage" office:value="0.153846153846154" calcext:value-type="percentage">
            <text:p>15%</text:p>
          </table:table-cell>
          <table:table-cell table:style-name="ce25" table:formula="of:=[.Z491]/[.$W491]" office:value-type="percentage" office:value="0.0769230769230769" calcext:value-type="percentage">
            <text:p>8%</text:p>
          </table:table-cell>
          <table:table-cell table:style-name="ce25" table:formula="of:=[.AA491]/[.$W491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tomato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2]&lt;&gt;&quot;&quot;;MATCH([.A492];row_title;0);&quot;&quot;)" office:value-type="float" office:value="78" calcext:value-type="float">
            <text:p>78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2];[.H$2]));&quot;&quot;;INDEX(table;[.$C49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92];[.K$2])*[.$I492]*[.$J492]);&quot;&quot;;INDEX(table;[.$C492];[.K$2])*[.$I492]*[.$J492])" office:value-type="float" office:value="22" calcext:value-type="float">
            <text:p>22</text:p>
          </table:table-cell>
          <table:table-cell table:style-name="ce21" table:formula="of:=IF(ISERROR(INDEX(table;[.$C492];[.L$2])*[.$I492]*[.$J492]);&quot;&quot;;INDEX(table;[.$C492];[.L$2])*[.$I492]*[.$J492])" office:value-type="float" office:value="0.2" calcext:value-type="float">
            <text:p>0</text:p>
          </table:table-cell>
          <table:table-cell table:style-name="ce21" table:formula="of:=IF(ISERROR(INDEX(table;[.$C492];[.M$2])*[.$I492]*[.$J492]);&quot;&quot;;INDEX(table;[.$C492];[.M$2])*[.$I492]*[.$J492])" office:value-type="float" office:value="5" calcext:value-type="float">
            <text:p>5</text:p>
          </table:table-cell>
          <table:table-cell table:style-name="ce21" table:formula="of:=IF(ISERROR(INDEX(table;[.$C492];[.N$2])*[.$I492]*[.$J492]);&quot;&quot;;INDEX(table;[.$C492];[.N$2])*[.$I492]*[.$J492])" office:value-type="float" office:value="1.5" calcext:value-type="float">
            <text:p>2</text:p>
          </table:table-cell>
          <table:table-cell table:style-name="ce21" table:formula="of:=IF(ISERROR(INDEX(table;[.$C492];[.O$2])*[.$I492]*[.$J492]);&quot;&quot;;INDEX(table;[.$C492];[.O$2])*[.$I492]*[.$J492])" office:value-type="float" office:value="3.5" calcext:value-type="float">
            <text:p>4</text:p>
          </table:table-cell>
          <table:table-cell table:style-name="ce21" table:formula="of:=IF(ISERROR(INDEX(table;[.$C492];[.P$2])*[.$I492]*[.$J492]);&quot;&quot;;INDEX(table;[.$C492];[.P$2])*[.$I492]*[.$J492])" office:value-type="float" office:value="1.1" calcext:value-type="float">
            <text:p>1</text:p>
          </table:table-cell>
          <table:table-cell table:style-name="ce21" table:formula="of:=[.L492]*9" office:value-type="float" office:value="1.8" calcext:value-type="float">
            <text:p>2</text:p>
          </table:table-cell>
          <table:table-cell table:style-name="ce21" table:formula="of:=[.N492]*4" office:value-type="float" office:value="6" calcext:value-type="float">
            <text:p>6</text:p>
          </table:table-cell>
          <table:table-cell table:style-name="ce21" table:formula="of:=[.O492]*4" office:value-type="float" office:value="14" calcext:value-type="float">
            <text:p>14</text:p>
          </table:table-cell>
          <table:table-cell table:style-name="ce21" table:formula="of:=[.P492]*4" office:value-type="float" office:value="4.4" calcext:value-type="float">
            <text:p>4</text:p>
          </table:table-cell>
          <table:table-cell table:style-name="ce21" table:formula="of:=SUM([.Q492:.T492])" office:value-type="float" office:value="26.2" calcext:value-type="float">
            <text:p>26</text:p>
          </table:table-cell>
          <table:table-cell table:style-name="ce25" table:formula="of:=(([.K492]-[.U492])/[.U492])+1" office:value-type="percentage" office:value="0.839694656488549" calcext:value-type="percentage">
            <text:p>84%</text:p>
          </table:table-cell>
          <table:table-cell table:style-name="ce27" table:formula="of:=SUM([.X492:.AA492])" office:value-type="float" office:value="22" calcext:value-type="float">
            <text:p>22</text:p>
          </table:table-cell>
          <table:table-cell table:style-name="ce21" table:formula="of:=[.Q492]*[.$V492]" office:value-type="float" office:value="1.51145038167939" calcext:value-type="float">
            <text:p>2</text:p>
          </table:table-cell>
          <table:table-cell table:style-name="ce21" table:formula="of:=[.R492]*[.$V492]" office:value-type="float" office:value="5.0381679389313" calcext:value-type="float">
            <text:p>5</text:p>
          </table:table-cell>
          <table:table-cell table:style-name="ce21" table:formula="of:=[.S492]*[.$V492]" office:value-type="float" office:value="11.7557251908397" calcext:value-type="float">
            <text:p>12</text:p>
          </table:table-cell>
          <table:table-cell table:style-name="ce21" table:formula="of:=[.T492]*[.$V492]" office:value-type="float" office:value="3.69465648854962" calcext:value-type="float">
            <text:p>4</text:p>
          </table:table-cell>
          <table:table-cell table:style-name="ce25" table:formula="of:=[.X492]/[.$W492]" office:value-type="percentage" office:value="0.0687022900763359" calcext:value-type="percentage">
            <text:p>7%</text:p>
          </table:table-cell>
          <table:table-cell table:style-name="ce25" table:formula="of:=[.Y492]/[.$W492]" office:value-type="percentage" office:value="0.229007633587786" calcext:value-type="percentage">
            <text:p>23%</text:p>
          </table:table-cell>
          <table:table-cell table:style-name="ce25" table:formula="of:=[.Z492]/[.$W492]" office:value-type="percentage" office:value="0.534351145038168" calcext:value-type="percentage">
            <text:p>53%</text:p>
          </table:table-cell>
          <table:table-cell table:style-name="ce25" table:formula="of:=[.AA492]/[.$W492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6" table:content-validation-name="val3" office:value-type="string" calcext:value-type="string">
            <text:p>jumbo raisin medley</text:p>
          </table:table-cell>
          <table:table-cell table:style-name="ce10" office:value-type="float" office:value="120" calcext:value-type="float">
            <text:p>120</text:p>
          </table:table-cell>
          <table:table-cell table:formula="of:=IF([.A493]&lt;&gt;&quot;&quot;;MATCH([.A493];row_title;0);&quot;&quot;)" office:value-type="float" office:value="119" calcext:value-type="float">
            <text:p>119</text:p>
          </table:table-cell>
          <table:table-cell table:style-name="ce12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13" office:value-type="date" office:date-value="2016-05-16" calcext:value-type="date">
            <text:p>05/16/16</text:p>
          </table:table-cell>
          <table:table-cell table:style-name="ce15" table:content-validation-name="val6" office:value-type="string" calcext:value-type="string">
            <text:p>breakfast</text:p>
          </table:table-cell>
          <table:table-cell table:style-name="ce18" table:formula="of:=IF(ISERROR(INDEX(table;[.$C493];[.H$2]));&quot;&quot;;INDEX(table;[.$C49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" table:formula="of:=IF(ISERROR(INDEX(table;[.$C493];[.K$2])*[.$I493]*[.$J493]);&quot;&quot;;INDEX(table;[.$C493];[.K$2])*[.$I493]*[.$J493])" office:value-type="float" office:value="130" calcext:value-type="float">
            <text:p>130</text:p>
          </table:table-cell>
          <table:table-cell table:style-name="ce21" table:formula="of:=IF(ISERROR(INDEX(table;[.$C493];[.L$2])*[.$I493]*[.$J493]);&quot;&quot;;INDEX(table;[.$C493];[.L$2])*[.$I493]*[.$J493])" office:value-type="float" office:value="0" calcext:value-type="float">
            <text:p>0</text:p>
          </table:table-cell>
          <table:table-cell table:style-name="ce21" table:formula="of:=IF(ISERROR(INDEX(table;[.$C493];[.M$2])*[.$I493]*[.$J493]);&quot;&quot;;INDEX(table;[.$C493];[.M$2])*[.$I493]*[.$J493])" office:value-type="float" office:value="31" calcext:value-type="float">
            <text:p>31</text:p>
          </table:table-cell>
          <table:table-cell table:style-name="ce21" table:formula="of:=IF(ISERROR(INDEX(table;[.$C493];[.N$2])*[.$I493]*[.$J493]);&quot;&quot;;INDEX(table;[.$C493];[.N$2])*[.$I493]*[.$J493])" office:value-type="float" office:value="2" calcext:value-type="float">
            <text:p>2</text:p>
          </table:table-cell>
          <table:table-cell table:style-name="ce21" table:formula="of:=IF(ISERROR(INDEX(table;[.$C493];[.O$2])*[.$I493]*[.$J493]);&quot;&quot;;INDEX(table;[.$C493];[.O$2])*[.$I493]*[.$J493])" office:value-type="float" office:value="0" calcext:value-type="float">
            <text:p>0</text:p>
          </table:table-cell>
          <table:table-cell table:style-name="ce21" table:formula="of:=IF(ISERROR(INDEX(table;[.$C493];[.P$2])*[.$I493]*[.$J493]);&quot;&quot;;INDEX(table;[.$C493];[.P$2])*[.$I493]*[.$J493])" office:value-type="float" office:value="1" calcext:value-type="float">
            <text:p>1</text:p>
          </table:table-cell>
          <table:table-cell table:style-name="ce21" table:formula="of:=[.L493]*9" office:value-type="float" office:value="0" calcext:value-type="float">
            <text:p>0</text:p>
          </table:table-cell>
          <table:table-cell table:style-name="ce21" table:formula="of:=[.N493]*4" office:value-type="float" office:value="8" calcext:value-type="float">
            <text:p>8</text:p>
          </table:table-cell>
          <table:table-cell table:style-name="ce21" table:formula="of:=[.O493]*4" office:value-type="float" office:value="0" calcext:value-type="float">
            <text:p>0</text:p>
          </table:table-cell>
          <table:table-cell table:style-name="ce21" table:formula="of:=[.P493]*4" office:value-type="float" office:value="4" calcext:value-type="float">
            <text:p>4</text:p>
          </table:table-cell>
          <table:table-cell table:style-name="ce21" table:formula="of:=SUM([.Q493:.T493])" office:value-type="float" office:value="12" calcext:value-type="float">
            <text:p>12</text:p>
          </table:table-cell>
          <table:table-cell table:style-name="ce25" table:formula="of:=(([.K493]-[.U493])/[.U493])+1" office:value-type="percentage" office:value="10.8333333333333" calcext:value-type="percentage">
            <text:p>1083%</text:p>
          </table:table-cell>
          <table:table-cell table:style-name="ce27" table:formula="of:=SUM([.X493:.AA493])" office:value-type="float" office:value="130" calcext:value-type="float">
            <text:p>130</text:p>
          </table:table-cell>
          <table:table-cell table:style-name="ce21" table:formula="of:=[.Q493]*[.$V493]" office:value-type="float" office:value="0" calcext:value-type="float">
            <text:p>0</text:p>
          </table:table-cell>
          <table:table-cell table:style-name="ce21" table:formula="of:=[.R493]*[.$V493]" office:value-type="float" office:value="86.6666666666667" calcext:value-type="float">
            <text:p>87</text:p>
          </table:table-cell>
          <table:table-cell table:style-name="ce21" table:formula="of:=[.S493]*[.$V493]" office:value-type="float" office:value="0" calcext:value-type="float">
            <text:p>0</text:p>
          </table:table-cell>
          <table:table-cell table:style-name="ce21" table:formula="of:=[.T493]*[.$V493]" office:value-type="float" office:value="43.3333333333333" calcext:value-type="float">
            <text:p>43</text:p>
          </table:table-cell>
          <table:table-cell table:style-name="ce25" table:formula="of:=[.X493]/[.$W493]" office:value-type="percentage" office:value="0" calcext:value-type="percentage">
            <text:p>0%</text:p>
          </table:table-cell>
          <table:table-cell table:style-name="ce25" table:formula="of:=[.Y493]/[.$W493]" office:value-type="percentage" office:value="0.666666666666667" calcext:value-type="percentage">
            <text:p>67%</text:p>
          </table:table-cell>
          <table:table-cell table:style-name="ce25" table:formula="of:=[.Z493]/[.$W493]" office:value-type="percentage" office:value="0" calcext:value-type="percentage">
            <text:p>0%</text:p>
          </table:table-cell>
          <table:table-cell table:style-name="ce25" table:formula="of:=[.AA493]/[.$W493]" office:value-type="percentage" office:value="0.333333333333333" calcext:value-type="percentage">
            <text:p>33%</text:p>
          </table:table-cell>
          <table:table-cell table:number-columns-repeated="993"/>
        </table:table-row>
        <table:table-row table:style-name="ro1">
          <table:table-cell table:style-name="ce9" table:content-validation-name="val5"/>
          <table:table-cell/>
          <table:table-cell table:formula="of:=IF([.A494]&lt;&gt;&quot;&quot;;MATCH([.A49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5]&lt;&gt;&quot;&quot;;MATCH([.A49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6]&lt;&gt;&quot;&quot;;MATCH([.A49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7]&lt;&gt;&quot;&quot;;MATCH([.A49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8]&lt;&gt;&quot;&quot;;MATCH([.A49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499]&lt;&gt;&quot;&quot;;MATCH([.A49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0]&lt;&gt;&quot;&quot;;MATCH([.A50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1]&lt;&gt;&quot;&quot;;MATCH([.A50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2]&lt;&gt;&quot;&quot;;MATCH([.A50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3]&lt;&gt;&quot;&quot;;MATCH([.A50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4]&lt;&gt;&quot;&quot;;MATCH([.A50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5]&lt;&gt;&quot;&quot;;MATCH([.A50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6]&lt;&gt;&quot;&quot;;MATCH([.A50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7]&lt;&gt;&quot;&quot;;MATCH([.A50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8]&lt;&gt;&quot;&quot;;MATCH([.A50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09]&lt;&gt;&quot;&quot;;MATCH([.A50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0]&lt;&gt;&quot;&quot;;MATCH([.A51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1]&lt;&gt;&quot;&quot;;MATCH([.A51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2]&lt;&gt;&quot;&quot;;MATCH([.A51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3]&lt;&gt;&quot;&quot;;MATCH([.A51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4]&lt;&gt;&quot;&quot;;MATCH([.A51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5]&lt;&gt;&quot;&quot;;MATCH([.A51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6]&lt;&gt;&quot;&quot;;MATCH([.A51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7]&lt;&gt;&quot;&quot;;MATCH([.A51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8]&lt;&gt;&quot;&quot;;MATCH([.A51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19]&lt;&gt;&quot;&quot;;MATCH([.A51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0]&lt;&gt;&quot;&quot;;MATCH([.A52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1]&lt;&gt;&quot;&quot;;MATCH([.A52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2]&lt;&gt;&quot;&quot;;MATCH([.A52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3]&lt;&gt;&quot;&quot;;MATCH([.A52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4]&lt;&gt;&quot;&quot;;MATCH([.A52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5]&lt;&gt;&quot;&quot;;MATCH([.A52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6]&lt;&gt;&quot;&quot;;MATCH([.A52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7]&lt;&gt;&quot;&quot;;MATCH([.A52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8]&lt;&gt;&quot;&quot;;MATCH([.A52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29]&lt;&gt;&quot;&quot;;MATCH([.A52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0]&lt;&gt;&quot;&quot;;MATCH([.A53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1]&lt;&gt;&quot;&quot;;MATCH([.A53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2]&lt;&gt;&quot;&quot;;MATCH([.A53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3]&lt;&gt;&quot;&quot;;MATCH([.A53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4]&lt;&gt;&quot;&quot;;MATCH([.A53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5]&lt;&gt;&quot;&quot;;MATCH([.A53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6]&lt;&gt;&quot;&quot;;MATCH([.A53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7]&lt;&gt;&quot;&quot;;MATCH([.A53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8]&lt;&gt;&quot;&quot;;MATCH([.A53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39]&lt;&gt;&quot;&quot;;MATCH([.A53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0]&lt;&gt;&quot;&quot;;MATCH([.A54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1]&lt;&gt;&quot;&quot;;MATCH([.A54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2]&lt;&gt;&quot;&quot;;MATCH([.A54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3]&lt;&gt;&quot;&quot;;MATCH([.A54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4]&lt;&gt;&quot;&quot;;MATCH([.A54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5]&lt;&gt;&quot;&quot;;MATCH([.A54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6]&lt;&gt;&quot;&quot;;MATCH([.A54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7]&lt;&gt;&quot;&quot;;MATCH([.A547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8]&lt;&gt;&quot;&quot;;MATCH([.A548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49]&lt;&gt;&quot;&quot;;MATCH([.A549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0]&lt;&gt;&quot;&quot;;MATCH([.A550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1]&lt;&gt;&quot;&quot;;MATCH([.A551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2]&lt;&gt;&quot;&quot;;MATCH([.A552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3]&lt;&gt;&quot;&quot;;MATCH([.A553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4]&lt;&gt;&quot;&quot;;MATCH([.A554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5]&lt;&gt;&quot;&quot;;MATCH([.A555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6]&lt;&gt;&quot;&quot;;MATCH([.A556];row_title;0);&quot;&quot;)">
            <text:p/>
          </table:table-cell>
          <table:table-cell table:number-columns-repeated="1021"/>
        </table:table-row>
        <table:table-row table:style-name="ro1">
          <table:table-cell table:style-name="ce9" table:content-validation-name="val5"/>
          <table:table-cell/>
          <table:table-cell table:formula="of:=IF([.A557]&lt;&gt;&quot;&quot;;MATCH([.A557];row_title;0);&quot;&quot;)">
            <text:p/>
          </table:table-cell>
          <table:table-cell table:number-columns-repeated="1021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d_refdata" table:style-name="ta2">
        <office:forms form:automatic-focus="false" form:apply-design-mode="false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6" table:default-cell-style-name="ce8"/>
        <table:table-column table:style-name="co12" table:default-cell-style-name="ce1"/>
        <table:table-column table:style-name="co11" table:number-columns-repeated="15" table:default-cell-style-name="ce8"/>
        <table:table-column table:style-name="co2" table:number-columns-repeated="232" table:default-cell-style-name="ce1"/>
        <table:table-column table:style-name="co2" table:number-columns-repeated="766" table:default-cell-style-name="Default"/>
        <table:table-row table:style-name="ro1" table:number-rows-repeated="4">
          <table:table-cell table:style-name="Default" table:number-columns-repeated="257"/>
          <table:table-cell table:number-columns-repeated="766"/>
        </table:table-row>
        <table:table-row table:style-name="ro3">
          <table:table-cell table:style-name="ce3" table:content-validation-name="val8" office:value-type="string" calcext:value-type="string">
            <text:p>food_id</text:p>
          </table:table-cell>
          <table:table-cell table:style-name="ce3" table:content-validation-name="val8" office:value-type="string" calcext:value-type="string">
            <text:p>food_name</text:p>
          </table:table-cell>
          <table:table-cell table:style-name="ce3" table:content-validation-name="val8" office:value-type="string" calcext:value-type="string">
            <text:p>food_type</text:p>
          </table:table-cell>
          <table:table-cell table:style-name="ce3" table:content-validation-name="val8" office:value-type="string" calcext:value-type="string">
            <text:p>serving_weight</text:p>
          </table:table-cell>
          <table:table-cell table:style-name="ce3" table:content-validation-name="val8" office:value-type="string" calcext:value-type="string">
            <text:p>serving_weight_unit</text:p>
          </table:table-cell>
          <table:table-cell table:style-name="ce3" table:content-validation-name="val8" office:value-type="string" calcext:value-type="string">
            <text:p>serving_volume</text:p>
          </table:table-cell>
          <table:table-cell table:style-name="ce3" table:content-validation-name="val8" office:value-type="string" calcext:value-type="string">
            <text:p>serving_volume_unit</text:p>
          </table:table-cell>
          <table:table-cell table:style-name="ce3" table:content-validation-name="val8" office:value-type="string" calcext:value-type="string">
            <text:p>serving_qty</text:p>
          </table:table-cell>
          <table:table-cell table:style-name="ce3" table:content-validation-name="val8" office:value-type="string" calcext:value-type="string">
            <text:p>serving_qty_unit</text:p>
          </table:table-cell>
          <table:table-cell table:style-name="ce3" table:content-validation-name="val8" office:value-type="string" calcext:value-type="string">
            <text:p>serving_summary</text:p>
          </table:table-cell>
          <table:table-cell table:style-name="ce3" table:content-validation-name="val8" office:value-type="string" calcext:value-type="string">
            <text:p>nutrition_calories_kj</text:p>
          </table:table-cell>
          <table:table-cell table:style-name="ce3" table:content-validation-name="val8" office:value-type="string" calcext:value-type="string">
            <text:p>nutrition_fat_g_total</text:p>
          </table:table-cell>
          <table:table-cell table:style-name="ce3" table:content-validation-name="val8" office:value-type="string" calcext:value-type="string">
            <text:p>nutrition_fat_g_trans</text:p>
          </table:table-cell>
          <table:table-cell table:style-name="ce3" table:content-validation-name="val8" office:value-type="string" calcext:value-type="string">
            <text:p>nutrition_fat_g_sat</text:p>
          </table:table-cell>
          <table:table-cell table:style-name="ce3" table:content-validation-name="val8" office:value-type="string" calcext:value-type="string">
            <text:p>nutrition_fat_g_other</text:p>
          </table:table-cell>
          <table:table-cell table:style-name="ce3" table:content-validation-name="val8" office:value-type="string" calcext:value-type="string">
            <text:p>nutrition_carb_g_total</text:p>
          </table:table-cell>
          <table:table-cell table:style-name="ce3" table:content-validation-name="val8" office:value-type="string" calcext:value-type="string">
            <text:p>nutrition_carb_g_not_fibre</text:p>
          </table:table-cell>
          <table:table-cell table:style-name="ce3" table:content-validation-name="val8" office:value-type="string" calcext:value-type="string">
            <text:p>nutrition_carb_g_sugar</text:p>
          </table:table-cell>
          <table:table-cell table:style-name="ce3" table:content-validation-name="val8" office:value-type="string" calcext:value-type="string">
            <text:p>nutrition_carb_g_fibre</text:p>
          </table:table-cell>
          <table:table-cell table:style-name="ce3" table:content-validation-name="val8" office:value-type="string" calcext:value-type="string">
            <text:p>nutrition_carb_g_other</text:p>
          </table:table-cell>
          <table:table-cell table:style-name="ce3" table:content-validation-name="val8" office:value-type="string" calcext:value-type="string">
            <text:p>nutrition_protein_g</text:p>
          </table:table-cell>
          <table:table-cell table:style-name="ce3" table:content-validation-name="val8" office:value-type="string" calcext:value-type="string">
            <text:p>nutrition_potassium</text:p>
          </table:table-cell>
          <table:table-cell table:style-name="ce3" table:content-validation-name="val8" office:value-type="string" calcext:value-type="string">
            <text:p>nutrition_sodium</text:p>
          </table:table-cell>
          <table:table-cell table:style-name="ce3" table:content-validation-name="val8" office:value-type="string" calcext:value-type="string">
            <text:p>nutrition_caffeine</text:p>
          </table:table-cell>
          <table:table-cell table:style-name="ce3" table:content-validation-name="val8" office:value-type="string" calcext:value-type="string">
            <text:p>nutrition_total_g</text:p>
          </table:table-cell>
          <table:table-cell table:style-name="ce40" table:number-columns-repeated="998"/>
        </table:table-row>
        <table:table-row table:style-name="ro1">
          <table:table-cell table:style-name="ce1" table:number-columns-repeated="3"/>
          <table:table-cell table:number-columns-repeated="7" table:style-name="ce4" office:value-type="string" calcext:value-type="string">
            <text:p>serving</text:p>
          </table:table-cell>
          <table:table-cell table:style-name="ce4" office:value-type="string" calcext:value-type="string">
            <text:p>calories</text:p>
          </table:table-cell>
          <table:table-cell table:number-columns-repeated="4" table:style-name="ce4" office:value-type="string" calcext:value-type="string">
            <text:p>fat</text:p>
          </table:table-cell>
          <table:table-cell table:number-columns-repeated="5" table:style-name="ce4" office:value-type="string" calcext:value-type="string">
            <text:p>carb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sodium</text:p>
          </table:table-cell>
          <table:table-cell table:style-name="ce4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3"/>
          <table:table-cell table:number-columns-repeated="2" table:style-name="ce4" office:value-type="string" calcext:value-type="string">
            <text:p>weight</text:p>
          </table:table-cell>
          <table:table-cell table:number-columns-repeated="2" table:style-name="ce4" office:value-type="string" calcext:value-type="string">
            <text:p>volume</text:p>
          </table:table-cell>
          <table:table-cell table:number-columns-repeated="2" table:style-name="ce4" office:value-type="string" calcext:value-type="string">
            <text:p>qty</text:p>
          </table:table-cell>
          <table:table-cell table:style-name="ce4" office:value-type="string" calcext:value-type="string">
            <text:p>summary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n_fibre</text:p>
          </table:table-cell>
          <table:table-cell table:style-name="ce4" office:value-type="string" calcext:value-type="string">
            <text:p>sugar</text:p>
          </table:table-cell>
          <table:table-cell table:style-name="ce4" office:value-type="string" calcext:value-type="string">
            <text:p>fibre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4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4"/>
          <table:table-cell office:value-type="string" calcext:value-type="string">
            <text:p>unit</text:p>
          </table:table-cell>
          <table:table-cell table:style-name="ce1"/>
          <table:table-cell office:value-type="string" calcext:value-type="string">
            <text:p>unit</text:p>
          </table:table-cell>
          <table:table-cell table:style-name="ce1"/>
          <table:table-cell office:value-type="string" calcext:value-type="string">
            <text:p>unit</text:p>
          </table:table-cell>
          <table:table-cell/>
          <table:table-cell table:style-name="ce1" table:number-columns-repeated="11"/>
          <table:table-cell table:style-name="ce4" table:number-columns-repeated="3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table:number-columns-repeated="7"/>
          <table:table-cell table:style-name="ce1" table:formula="of:=MATCH([.K5];meals_summary_column_title;0)" office:value-type="float" office:value="9" calcext:value-type="float">
            <text:p>9</text:p>
          </table:table-cell>
          <table:table-cell table:style-name="ce1" table:formula="of:=MATCH([.L5];meals_summary_column_title;0)" office:value-type="float" office:value="10" calcext:value-type="float">
            <text:p>10</text:p>
          </table:table-cell>
          <table:table-cell table:style-name="ce1" table:number-columns-repeated="3"/>
          <table:table-cell table:style-name="ce1" table:formula="of:=MATCH([.P5];meals_summary_column_title;0)" office:value-type="float" office:value="11" calcext:value-type="float">
            <text:p>11</text:p>
          </table:table-cell>
          <table:table-cell table:style-name="ce1" table:formula="of:=MATCH([.Q5];meals_summary_column_title;0)" office:value-type="float" office:value="13" calcext:value-type="float">
            <text:p>13</text:p>
          </table:table-cell>
          <table:table-cell table:style-name="ce1"/>
          <table:table-cell table:style-name="ce1" table:formula="of:=MATCH([.S5];meals_summary_column_title;0)" office:value-type="float" office:value="12" calcext:value-type="float">
            <text:p>12</text:p>
          </table:table-cell>
          <table:table-cell table:style-name="ce1"/>
          <table:table-cell table:style-name="ce1" table:formula="of:=MATCH([.U5];meals_summary_column_title;0)" office:value-type="float" office:value="14" calcext:value-type="float">
            <text:p>14</text:p>
          </table:table-cell>
          <table:table-cell table:style-name="ce1" table:number-columns-repeated="2"/>
          <table:table-cell table:style-name="ce4"/>
          <table:table-cell table:style-name="ce1"/>
          <table:table-cell office:value-type="string" calcext:value-type="string">
            <text:p>meal summary lookup</text:p>
          </table:table-cell>
          <table:table-cell table:number-columns-repeated="997"/>
        </table:table-row>
        <table:table-row table:style-name="ro1">
          <table:table-cell table:style-name="ce30" table:content-validation-name="val9" office:value-type="float" office:value="1" calcext:value-type="float">
            <text:p>1</text:p>
          </table:table-cell>
          <table:table-cell table:style-name="ce7" table:content-validation-name="val11" office:value-type="string" calcext:value-type="string">
            <text:p>spinach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32" table:content-validation-name="val13" office:value-type="float" office:value="85" calcext:value-type="float">
            <text:p>8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/>
          <table:table-cell table:style-name="ce38" table:content-validation-name="val16"/>
          <table:table-cell table:style-name="ce35" table:formula="of:=IF([.D10]&amp;[.E10]=&quot;&quot;;&quot;&quot;;[.D10]&amp;[.E10]&amp;&quot;/&quot;)&amp;IF([.F10]&amp;[.G10]=&quot;&quot;;&quot;&quot;;[.F10]&amp;[.G10]&amp;&quot;/&quot;)&amp;IF([.H10]&amp;[.I10]=&quot;&quot;;&quot;&quot;;[.H10]&amp;[.I10])" office:value-type="string" office:string-value="85g/3cup/" calcext:value-type="string">
            <text:p>85g/3cup/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5" table:content-validation-name="val17"/>
          <table:table-cell table:style-name="ce35" table:number-columns-repeated="3"/>
          <table:table-cell table:style-name="ce32" table:content-validation-name="val17" table:formula="of:=SUM([.R10:.T10])" office:value-type="float" office:value="3.7" calcext:value-type="float">
            <text:p>3.7</text:p>
          </table:table-cell>
          <table:table-cell table:style-name="ce32" table:content-validation-name="val13" table:formula="of:=SUM([.R10];[.T10])" office:value-type="float" office:value="1.7" calcext:value-type="float">
            <text:p>1.7</text:p>
          </table:table-cell>
          <table:table-cell table:style-name="ce35"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.7" calcext:value-type="float">
            <text:p>1.7</text:p>
          </table:table-cell>
          <table:table-cell table:style-name="ce35"/>
          <table:table-cell table:style-name="ce32" table:content-validation-name="val13" office:value-type="float" office:value="470" calcext:value-type="float">
            <text:p>470</text:p>
          </table:table-cell>
          <table:table-cell table:style-name="ce32" table:content-validation-name="val13" office:value-type="float" office:value="65" calcext:value-type="float">
            <text:p>65</text:p>
          </table:table-cell>
          <table:table-cell table:style-name="ce35"/>
          <table:table-cell table:style-name="ce32" table:content-validation-name="val17" table:formula="of:=SUM([.L10:.U10])" office:value-type="float" office:value="9.1" calcext:value-type="float">
            <text:p>9.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" calcext:value-type="float">
            <text:p>2</text:p>
          </table:table-cell>
          <table:table-cell table:style-name="ce7" table:content-validation-name="val11" office:value-type="string" calcext:value-type="string">
            <text:p>granny smiths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32" table:content-validation-name="val13"/>
          <table:table-cell table:style-name="ce33" table:content-validation-name="val14"/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fruit</text:p>
          </table:table-cell>
          <table:table-cell table:style-name="ce35" table:formula="of:=IF([.D11]&amp;[.E11]=&quot;&quot;;&quot;&quot;;[.D11]&amp;[.E11]&amp;&quot;/&quot;)&amp;IF([.F11]&amp;[.G11]=&quot;&quot;;&quot;&quot;;[.F11]&amp;[.G11]&amp;&quot;/&quot;)&amp;IF([.H11]&amp;[.I11]=&quot;&quot;;&quot;&quot;;[.H11]&amp;[.I11])" office:value-type="string" office:string-value="1fruit" calcext:value-type="string">
            <text:p>1fruit</text:p>
          </table:table-cell>
          <table:table-cell table:style-name="ce32" table:content-validation-name="val13" office:value-type="float" office:value="63" calcext:value-type="float">
            <text:p>63</text:p>
          </table:table-cell>
          <table:table-cell table:style-name="ce32" table:content-validation-name="val17" office:value-type="float" office:value="0.2" calcext:value-type="float">
            <text:p>0.2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1:.T11])" office:value-type="float" office:value="14.8" calcext:value-type="float">
            <text:p>14.8</text:p>
          </table:table-cell>
          <table:table-cell table:style-name="ce32" table:content-validation-name="val13" table:formula="of:=SUM([.R11];[.T11])" office:value-type="float" office:value="11.7" calcext:value-type="float">
            <text:p>11.7</text:p>
          </table:table-cell>
          <table:table-cell table:style-name="ce32" table:content-validation-name="val13" office:value-type="float" office:value="10.5" calcext:value-type="float">
            <text:p>10.5</text:p>
          </table:table-cell>
          <table:table-cell table:style-name="ce32" table:content-validation-name="val13" office:value-type="float" office:value="3.1" calcext:value-type="float">
            <text:p>3.1</text:p>
          </table:table-cell>
          <table:table-cell table:style-name="ce32" table:content-validation-name="val13" office:value-type="float" office:value="1.2" calcext:value-type="float">
            <text:p>1.2</text:p>
          </table:table-cell>
          <table:table-cell table:style-name="ce35"/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5"/>
          <table:table-cell table:style-name="ce32" table:content-validation-name="val17" table:formula="of:=SUM([.L11:.U11])" office:value-type="float" office:value="41.5" calcext:value-type="float">
            <text:p>41.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" calcext:value-type="float">
            <text:p>3</text:p>
          </table:table-cell>
          <table:table-cell table:style-name="ce7" table:content-validation-name="val11" office:value-type="string" calcext:value-type="string">
            <text:p>chicken breast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38" table:content-validation-name="val16"/>
          <table:table-cell table:style-name="ce35" table:formula="of:=IF([.D12]&amp;[.E12]=&quot;&quot;;&quot;&quot;;[.D12]&amp;[.E12]&amp;&quot;/&quot;)&amp;IF([.F12]&amp;[.G12]=&quot;&quot;;&quot;&quot;;[.F12]&amp;[.G12]&amp;&quot;/&quot;)&amp;IF([.H12]&amp;[.I12]=&quot;&quot;;&quot;&quot;;[.H12]&amp;[.I12])" office:value-type="string" office:string-value="0.7g/0/0" calcext:value-type="string">
            <text:p>0.7g/0/0</text:p>
          </table:table-cell>
          <table:table-cell table:style-name="ce32" table:content-validation-name="val13" office:value-type="float" office:value="280" calcext:value-type="float">
            <text:p>280</text:p>
          </table:table-cell>
          <table:table-cell table:style-name="ce35" table:content-validation-name="val17"/>
          <table:table-cell table:style-name="ce36" table:number-columns-repeated="2"/>
          <table:table-cell table:style-name="ce35" table:number-columns-repeated="3"/>
          <table:table-cell table:style-name="ce36" table:number-columns-repeated="2"/>
          <table:table-cell table:style-name="ce35"/>
          <table:table-cell table:style-name="ce32" table:content-validation-name="val13" office:value-type="float" office:value="54" calcext:value-type="float">
            <text:p>54</text:p>
          </table:table-cell>
          <table:table-cell table:style-name="ce32" table:content-validation-name="val13" office:value-type="float" office:value="440" calcext:value-type="float">
            <text:p>440</text:p>
          </table:table-cell>
          <table:table-cell table:style-name="ce35" table:number-columns-repeated="2"/>
          <table:table-cell table:style-name="ce32" table:content-validation-name="val17" table:formula="of:=SUM([.L12:.U12])" office:value-type="float" office:value="54" calcext:value-type="float">
            <text:p>54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6" calcext:value-type="float">
            <text:p>6</text:p>
          </table:table-cell>
          <table:table-cell table:style-name="ce7" table:content-validation-name="val11" office:value-type="string" calcext:value-type="string">
            <text:p>tomatoes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32" table:content-validation-name="val13" office:value-type="float" office:value="90" calcext:value-type="float">
            <text:p>9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fruit</text:p>
          </table:table-cell>
          <table:table-cell table:style-name="ce35" table:formula="of:=IF([.D13]&amp;[.E13]=&quot;&quot;;&quot;&quot;;[.D13]&amp;[.E13]&amp;&quot;/&quot;)&amp;IF([.F13]&amp;[.G13]=&quot;&quot;;&quot;&quot;;[.F13]&amp;[.G13]&amp;&quot;/&quot;)&amp;IF([.H13]&amp;[.I13]=&quot;&quot;;&quot;&quot;;[.H13]&amp;[.I13])" office:value-type="string" office:string-value="90g/0/1fruit" calcext:value-type="string">
            <text:p>90g/0/1fruit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table:formula="of:=SUM([.R13:.T13])" office:value-type="float" office:value="4" calcext:value-type="float">
            <text:p>4</text:p>
          </table:table-cell>
          <table:table-cell table:style-name="ce32" table:content-validation-name="val13" table:formula="of:=SUM([.R13];[.T13])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10" calcext:value-type="float">
            <text:p>210</text:p>
          </table:table-cell>
          <table:table-cell table:style-name="ce35" table:number-columns-repeated="2"/>
          <table:table-cell table:style-name="ce32" table:content-validation-name="val17" table:formula="of:=SUM([.L13:.U1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7" calcext:value-type="float">
            <text:p>7</text:p>
          </table:table-cell>
          <table:table-cell table:style-name="ce7" table:content-validation-name="val11" office:value-type="string" calcext:value-type="string">
            <text:p>brocolli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32" table:content-validation-name="val13" office:value-type="float" office:value="148" calcext:value-type="float">
            <text:p>148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/>
          <table:table-cell table:style-name="ce35" table:number-columns-repeated="3"/>
          <table:table-cell table:style-name="ce35" table:formula="of:=IF([.D14]&amp;[.E14]=&quot;&quot;;&quot;&quot;;[.D14]&amp;[.E14]&amp;&quot;/&quot;)&amp;IF([.F14]&amp;[.G14]=&quot;&quot;;&quot;&quot;;[.F14]&amp;[.G14]&amp;&quot;/&quot;)&amp;IF([.H14]&amp;[.I14]=&quot;&quot;;&quot;&quot;;[.H14]&amp;[.I14])" office:value-type="string" office:string-value="148g/" calcext:value-type="string">
            <text:p>148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4:.T14])" office:value-type="float" office:value="9.6" calcext:value-type="float">
            <text:p>9.6</text:p>
          </table:table-cell>
          <table:table-cell table:style-name="ce32" table:content-validation-name="val13" table:formula="of:=SUM([.R14];[.T14])" office:value-type="float" office:value="5.8" calcext:value-type="float">
            <text:p>5.8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 table:style-name="ce32" table:content-validation-name="val13" office:value-type="float" office:value="3.8" calcext:value-type="float">
            <text:p>3.8</text:p>
          </table:table-cell>
          <table:table-cell table:style-name="ce32" table:content-validation-name="val13" office:value-type="float" office:value="3.3" calcext:value-type="float">
            <text:p>3.3</text:p>
          </table:table-cell>
          <table:table-cell table:style-name="ce32" table:content-validation-name="val13" office:value-type="float" office:value="4.2" calcext:value-type="float">
            <text:p>4.2</text:p>
          </table:table-cell>
          <table:table-cell table:style-name="ce35"/>
          <table:table-cell table:style-name="ce32" table:content-validation-name="val13" office:value-type="float" office:value="49" calcext:value-type="float">
            <text:p>49</text:p>
          </table:table-cell>
          <table:table-cell table:style-name="ce35"/>
          <table:table-cell table:style-name="ce32" table:content-validation-name="val17" table:formula="of:=SUM([.L14:.U14])" office:value-type="float" office:value="29.2" calcext:value-type="float">
            <text:p>29.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8" calcext:value-type="float">
            <text:p>8</text:p>
          </table:table-cell>
          <table:table-cell table:style-name="ce7" table:content-validation-name="val11" office:value-type="string" calcext:value-type="string">
            <text:p>raisin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3" table:content-validation-name="val14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5" table:number-columns-repeated="2"/>
          <table:table-cell table:style-name="ce35" table:formula="of:=IF([.D15]&amp;[.E15]=&quot;&quot;;&quot;&quot;;[.D15]&amp;[.E15]&amp;&quot;/&quot;)&amp;IF([.F15]&amp;[.G15]=&quot;&quot;;&quot;&quot;;[.F15]&amp;[.G15]&amp;&quot;/&quot;)&amp;IF([.H15]&amp;[.I15]=&quot;&quot;;&quot;&quot;;[.H15]&amp;[.I15])" office:value-type="string" office:string-value="0/0.25cup/" calcext:value-type="string">
            <text:p>0/0.25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office:value-type="float" office:value="30" calcext:value-type="float">
            <text:p>30</text:p>
          </table:table-cell>
          <table:table-cell table:style-name="ce32" table:content-validation-name="val13" table:formula="of:=SUM([.R15];[.T15])" office:value-type="float" office:value="29" calcext:value-type="float">
            <text:p>29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5" table:number-columns-repeated="2"/>
          <table:table-cell table:style-name="ce32" table:content-validation-name="val17" table:formula="of:=SUM([.L15:.U15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9" calcext:value-type="float">
            <text:p>9</text:p>
          </table:table-cell>
          <table:table-cell table:style-name="ce7" table:content-validation-name="val11" office:value-type="string" calcext:value-type="string">
            <text:p>medjool date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3" table:content-validation-name="val14"/>
          <table:table-cell table:style-name="ce34"/>
          <table:table-cell table:style-name="ce35" table:number-columns-repeated="3"/>
          <table:table-cell table:style-name="ce35" table:formula="of:=IF([.D16]&amp;[.E16]=&quot;&quot;;&quot;&quot;;[.D16]&amp;[.E16]&amp;&quot;/&quot;)&amp;IF([.F16]&amp;[.G16]=&quot;&quot;;&quot;&quot;;[.F16]&amp;[.G16]&amp;&quot;/&quot;)&amp;IF([.H16]&amp;[.I16]=&quot;&quot;;&quot;&quot;;[.H16]&amp;[.I16])" office:value-type="string" office:string-value="0/" calcext:value-type="string">
            <text:p>0/</text:p>
          </table:table-cell>
          <table:table-cell table:style-name="ce32" table:content-validation-name="val13" office:value-type="float" office:value="66" calcext:value-type="float">
            <text:p>66</text:p>
          </table:table-cell>
          <table:table-cell table:style-name="ce35" table:content-validation-name="val17"/>
          <table:table-cell table:style-name="ce36" table:number-columns-repeated="2"/>
          <table:table-cell table:style-name="ce35"/>
          <table:table-cell table:style-name="ce32" table:content-validation-name="val17" table:formula="of:=SUM([.R16:.T16])" office:value-type="float" office:value="20" calcext:value-type="float">
            <text:p>20</text:p>
          </table:table-cell>
          <table:table-cell table:style-name="ce32" table:content-validation-name="val13" table:formula="of:=SUM([.R16];[.T16])" office:value-type="float" office:value="18" calcext:value-type="float">
            <text:p>18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number-columns-repeated="2" table:style-name="ce32" table:content-validation-name="val13" office:value-type="float" office:value="2" calcext:value-type="float">
            <text:p>2</text:p>
          </table:table-cell>
          <table:table-cell table:style-name="ce35" table:number-columns-repeated="4"/>
          <table:table-cell table:style-name="ce32" table:content-validation-name="val17" table:formula="of:=SUM([.L16:.U16])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0" calcext:value-type="float">
            <text:p>10</text:p>
          </table:table-cell>
          <table:table-cell table:style-name="ce7" table:content-validation-name="val11" office:value-type="string" calcext:value-type="string">
            <text:p>multi grain bou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57" calcext:value-type="float">
            <text:p>5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17]&amp;[.E17]=&quot;&quot;;&quot;&quot;;[.D17]&amp;[.E17]&amp;&quot;/&quot;)&amp;IF([.F17]&amp;[.G17]=&quot;&quot;;&quot;&quot;;[.F17]&amp;[.G17]&amp;&quot;/&quot;)&amp;IF([.H17]&amp;[.I17]=&quot;&quot;;&quot;&quot;;[.H17]&amp;[.I17])" office:value-type="string" office:string-value="57g/" calcext:value-type="string">
            <text:p>57g/</text:p>
          </table:table-cell>
          <table:table-cell table:style-name="ce32" table:content-validation-name="val13" office:value-type="float" office:value="150" calcext:value-type="float">
            <text:p>150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7:.T17])" office:value-type="float" office:value="30" calcext:value-type="float">
            <text:p>30</text:p>
          </table:table-cell>
          <table:table-cell table:style-name="ce32" table:content-validation-name="val13" table:formula="of:=SUM([.R17];[.T17])" office:value-type="float" office:value="26" calcext:value-type="float">
            <text:p>26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 table:style-name="ce35" table:number-columns-repeated="2"/>
          <table:table-cell table:style-name="ce32" table:content-validation-name="val13" office:value-type="float" office:value="350" calcext:value-type="float">
            <text:p>350</text:p>
          </table:table-cell>
          <table:table-cell table:style-name="ce35"/>
          <table:table-cell table:style-name="ce32" table:content-validation-name="val17" table:formula="of:=SUM([.L17:.U17])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1" calcext:value-type="float">
            <text:p>11</text:p>
          </table:table-cell>
          <table:table-cell table:style-name="ce7" table:content-validation-name="val11" office:value-type="string" calcext:value-type="string">
            <text:p>hummus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18]&amp;[.E18]=&quot;&quot;;&quot;&quot;;[.D18]&amp;[.E18]&amp;&quot;/&quot;)&amp;IF([.F18]&amp;[.G18]=&quot;&quot;;&quot;&quot;;[.F18]&amp;[.G18]&amp;&quot;/&quot;)&amp;IF([.H18]&amp;[.I18]=&quot;&quot;;&quot;&quot;;[.H18]&amp;[.I18])">
            <text:p/>
          </table:table-cell>
          <table:table-cell table:style-name="ce32" table:content-validation-name="val13" office:value-type="float" office:value="80" calcext:value-type="float">
            <text:p>80</text:p>
          </table:table-cell>
          <table:table-cell table:style-name="ce32" table:content-validation-name="val17" office:value-type="float" office:value="6" calcext:value-type="float">
            <text:p>6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18:.T18])" office:value-type="float" office:value="5" calcext:value-type="float">
            <text:p>5</text:p>
          </table:table-cell>
          <table:table-cell table:style-name="ce32" table:content-validation-name="val13" table:formula="of:=SUM([.R18];[.T18])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5"/>
          <table:table-cell table:style-name="ce32" table:content-validation-name="val13" office:value-type="float" office:value="130" calcext:value-type="float">
            <text:p>130</text:p>
          </table:table-cell>
          <table:table-cell table:style-name="ce35"/>
          <table:table-cell table:style-name="ce32" table:content-validation-name="val17" table:formula="of:=SUM([.L18:.U18])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2" calcext:value-type="float">
            <text:p>12</text:p>
          </table:table-cell>
          <table:table-cell table:style-name="ce7" table:content-validation-name="val11" office:value-type="string" calcext:value-type="string">
            <text:p>rye brea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19]&amp;[.E19]=&quot;&quot;;&quot;&quot;;[.D19]&amp;[.E19]&amp;&quot;/&quot;)&amp;IF([.F19]&amp;[.G19]=&quot;&quot;;&quot;&quot;;[.F19]&amp;[.G19]&amp;&quot;/&quot;)&amp;IF([.H19]&amp;[.I19]=&quot;&quot;;&quot;&quot;;[.H19]&amp;[.I19])">
            <text:p/>
          </table:table-cell>
          <table:table-cell table:style-name="ce35"/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19:.U1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3" calcext:value-type="float">
            <text:p>13</text:p>
          </table:table-cell>
          <table:table-cell table:style-name="ce7" table:content-validation-name="val11" office:value-type="string" calcext:value-type="string">
            <text:p>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20]&amp;[.E20]=&quot;&quot;;&quot;&quot;;[.D20]&amp;[.E20]&amp;&quot;/&quot;)&amp;IF([.F20]&amp;[.G20]=&quot;&quot;;&quot;&quot;;[.F20]&amp;[.G20]&amp;&quot;/&quot;)&amp;IF([.H20]&amp;[.I20]=&quot;&quot;;&quot;&quot;;[.H20]&amp;[.I20])" office:value-type="string" office:string-value="4g/" calcext:value-type="string">
            <text:p>4g/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20:.T20])" office:value-type="float" office:value="80" calcext:value-type="float">
            <text:p>80</text:p>
          </table:table-cell>
          <table:table-cell table:style-name="ce32" table:content-validation-name="val13" table:formula="of:=SUM([.R20];[.T20])" office:value-type="float" office:value="21" calcext:value-type="float">
            <text:p>21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59" calcext:value-type="float">
            <text:p>59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40" calcext:value-type="float">
            <text:p>240</text:p>
          </table:table-cell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2" table:content-validation-name="val17" table:formula="of:=SUM([.L20:.U20])" office:value-type="float" office:value="182" calcext:value-type="float">
            <text:p>182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4" calcext:value-type="float">
            <text:p>14</text:p>
          </table:table-cell>
          <table:table-cell table:style-name="ce7" table:content-validation-name="val11" office:value-type="string" calcext:value-type="string">
            <text:p>frozen peas</text:p>
          </table:table-cell>
          <table:table-cell table:style-name="ce31" table:content-validation-name="val12" office:value-type="string" calcext:value-type="string">
            <text:p>frozen veg</text:p>
          </table:table-cell>
          <table:table-cell table:style-name="ce32" table:content-validation-name="val13" office:value-type="float" office:value="89" calcext:value-type="float">
            <text:p>89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1]&amp;[.E21]=&quot;&quot;;&quot;&quot;;[.D21]&amp;[.E21]&amp;&quot;/&quot;)&amp;IF([.F21]&amp;[.G21]=&quot;&quot;;&quot;&quot;;[.F21]&amp;[.G21]&amp;&quot;/&quot;)&amp;IF([.H21]&amp;[.I21]=&quot;&quot;;&quot;&quot;;[.H21]&amp;[.I21])" office:value-type="string" office:string-value="89g/" calcext:value-type="string">
            <text:p>89g/</text:p>
          </table:table-cell>
          <table:table-cell table:style-name="ce32" table:content-validation-name="val13" office:value-type="float" office:value="70" calcext:value-type="float">
            <text:p>7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5" table:number-columns-repeated="3"/>
          <table:table-cell table:style-name="ce32" table:content-validation-name="val17" table:formula="of:=SUM([.R21:.T21])" office:value-type="float" office:value="12" calcext:value-type="float">
            <text:p>12</text:p>
          </table:table-cell>
          <table:table-cell table:style-name="ce32" table:content-validation-name="val13" table:formula="of:=SUM([.R21];[.T21])" office:value-type="float" office:value="8" calcext:value-type="float">
            <text:p>8</text:p>
          </table:table-cell>
          <table:table-cell table:number-columns-repeated="3"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5" table:number-columns-repeated="3"/>
          <table:table-cell table:style-name="ce32" table:content-validation-name="val17" table:formula="of:=SUM([.L21:.U21])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5" calcext:value-type="float">
            <text:p>15</text:p>
          </table:table-cell>
          <table:table-cell table:style-name="ce7" table:content-validation-name="val11" office:value-type="string" calcext:value-type="string">
            <text:p>frozen sweetcorn</text:p>
          </table:table-cell>
          <table:table-cell table:style-name="ce31" table:content-validation-name="val12" office:value-type="string" calcext:value-type="string">
            <text:p>frozen veg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2]&amp;[.E22]=&quot;&quot;;&quot;&quot;;[.D22]&amp;[.E22]&amp;&quot;/&quot;)&amp;IF([.F22]&amp;[.G22]=&quot;&quot;;&quot;&quot;;[.F22]&amp;[.G22]&amp;&quot;/&quot;)&amp;IF([.H22]&amp;[.I22]=&quot;&quot;;&quot;&quot;;[.H22]&amp;[.I22])">
            <text:p/>
          </table:table-cell>
          <table:table-cell table:style-name="ce1"/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2:.U2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6" calcext:value-type="float">
            <text:p>16</text:p>
          </table:table-cell>
          <table:table-cell table:style-name="ce7" table:content-validation-name="val11" office:value-type="string" calcext:value-type="string">
            <text:p>wholewheat slice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3]&amp;[.E23]=&quot;&quot;;&quot;&quot;;[.D23]&amp;[.E23]&amp;&quot;/&quot;)&amp;IF([.F23]&amp;[.G23]=&quot;&quot;;&quot;&quot;;[.F23]&amp;[.G23]&amp;&quot;/&quot;)&amp;IF([.H23]&amp;[.I23]=&quot;&quot;;&quot;&quot;;[.H23]&amp;[.I23])">
            <text:p/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7" table:formula="of:=SUM([.M23:.O23])" office:value-type="float" office:value="2" calcext:value-type="float">
            <text:p>2</text:p>
          </table:table-cell>
          <table:table-cell table:style-name="ce35"/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 table:style-name="ce32" table:content-validation-name="val17" table:formula="of:=SUM([.R23:.T23])" office:value-type="float" office:value="20" calcext:value-type="float">
            <text:p>20</text:p>
          </table:table-cell>
          <table:table-cell table:style-name="ce32" table:content-validation-name="val13" table:formula="of:=SUM([.R23];[.T23])" office:value-type="float" office:value="17" calcext:value-type="float">
            <text:p>17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5"/>
          <table:table-cell table:style-name="ce32" table:content-validation-name="val13" office:value-type="float" office:value="150" calcext:value-type="float">
            <text:p>150</text:p>
          </table:table-cell>
          <table:table-cell table:style-name="ce35"/>
          <table:table-cell table:style-name="ce32" table:content-validation-name="val17" table:formula="of:=SUM([.L23:.U23])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7" calcext:value-type="float">
            <text:p>17</text:p>
          </table:table-cell>
          <table:table-cell table:style-name="ce7" table:content-validation-name="val11" office:value-type="string" calcext:value-type="string">
            <text:p>grape jelly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4]&amp;[.E24]=&quot;&quot;;&quot;&quot;;[.D24]&amp;[.E24]&amp;&quot;/&quot;)&amp;IF([.F24]&amp;[.G24]=&quot;&quot;;&quot;&quot;;[.F24]&amp;[.G24]&amp;&quot;/&quot;)&amp;IF([.H24]&amp;[.I24]=&quot;&quot;;&quot;&quot;;[.H24]&amp;[.I24])" office:value-type="string" office:string-value="20g/" calcext:value-type="string">
            <text:p>20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4:.U2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8" calcext:value-type="float">
            <text:p>18</text:p>
          </table:table-cell>
          <table:table-cell table:style-name="ce7" table:content-validation-name="val11" office:value-type="string" calcext:value-type="string">
            <text:p>muesli</text:p>
          </table:table-cell>
          <table:table-cell table:style-name="ce31" table:content-validation-name="val12" office:value-type="string" calcext:value-type="string">
            <text:p>muesli</text:p>
          </table:table-cell>
          <table:table-cell table:style-name="ce32" table:content-validation-name="val13" office:value-type="float" office:value="41" calcext:value-type="float">
            <text:p>4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25]&amp;[.E25]=&quot;&quot;;&quot;&quot;;[.D25]&amp;[.E25]&amp;&quot;/&quot;)&amp;IF([.F25]&amp;[.G25]=&quot;&quot;;&quot;&quot;;[.F25]&amp;[.G25]&amp;&quot;/&quot;)&amp;IF([.H25]&amp;[.I25]=&quot;&quot;;&quot;&quot;;[.H25]&amp;[.I25])" office:value-type="string" office:string-value="41g/" calcext:value-type="string">
            <text:p>41g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7" table:formula="of:=SUM([.M25:.O25])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5.5" calcext:value-type="float">
            <text:p>5.5</text:p>
          </table:table-cell>
          <table:table-cell table:style-name="ce32" table:content-validation-name="val17" table:formula="of:=SUM([.R25:.T25])" office:value-type="float" office:value="25" calcext:value-type="float">
            <text:p>25</text:p>
          </table:table-cell>
          <table:table-cell table:style-name="ce32" table:content-validation-name="val13" table:formula="of:=SUM([.R25];[.T25])" office:value-type="float" office:value="22" calcext:value-type="float">
            <text:p>22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/>
          <table:table-cell table:style-name="ce32" table:content-validation-name="val17" table:formula="of:=SUM([.L25:.U25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19" calcext:value-type="float">
            <text:p>19</text:p>
          </table:table-cell>
          <table:table-cell table:style-name="ce7" table:content-validation-name="val11" office:value-type="string" calcext:value-type="string">
            <text:p>greek yoghurt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227" calcext:value-type="float">
            <text:p>22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6]&amp;[.E26]=&quot;&quot;;&quot;&quot;;[.D26]&amp;[.E26]&amp;&quot;/&quot;)&amp;IF([.F26]&amp;[.G26]=&quot;&quot;;&quot;&quot;;[.F26]&amp;[.G26]&amp;&quot;/&quot;)&amp;IF([.H26]&amp;[.I26]=&quot;&quot;;&quot;&quot;;[.H26]&amp;[.I26])" office:value-type="string" office:string-value="227g/" calcext:value-type="string">
            <text:p>227g/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2" table:content-validation-name="val17" table:formula="of:=SUM([.R26:.T26])" office:value-type="float" office:value="9" calcext:value-type="float">
            <text:p>9</text:p>
          </table:table-cell>
          <table:table-cell table:style-name="ce32" table:content-validation-name="val13" table:formula="of:=SUM([.R26];[.T26])" office:value-type="float" office:value="9" calcext:value-type="float">
            <text:p>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5" table:number-columns-repeated="2"/>
          <table:table-cell table:style-name="ce32" table:content-validation-name="val13" office:value-type="float" office:value="23" calcext:value-type="float">
            <text:p>23</text:p>
          </table:table-cell>
          <table:table-cell table:style-name="ce35"/>
          <table:table-cell table:style-name="ce32" table:content-validation-name="val13" office:value-type="float" office:value="85" calcext:value-type="float">
            <text:p>85</text:p>
          </table:table-cell>
          <table:table-cell table:style-name="ce35"/>
          <table:table-cell table:style-name="ce32" table:content-validation-name="val17" table:formula="of:=SUM([.L26:.U26])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0" calcext:value-type="float">
            <text:p>20</text:p>
          </table:table-cell>
          <table:table-cell table:style-name="ce7" table:content-validation-name="val11" office:value-type="string" calcext:value-type="string">
            <text:p>multi grain bagel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122" calcext:value-type="float">
            <text:p>12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7]&amp;[.E27]=&quot;&quot;;&quot;&quot;;[.D27]&amp;[.E27]&amp;&quot;/&quot;)&amp;IF([.F27]&amp;[.G27]=&quot;&quot;;&quot;&quot;;[.F27]&amp;[.G27]&amp;&quot;/&quot;)&amp;IF([.H27]&amp;[.I27]=&quot;&quot;;&quot;&quot;;[.H27]&amp;[.I27])" office:value-type="string" office:string-value="122g/" calcext:value-type="string">
            <text:p>122g/</text:p>
          </table:table-cell>
          <table:table-cell table:style-name="ce32" table:content-validation-name="val13" office:value-type="float" office:value="340" calcext:value-type="float">
            <text:p>340</text:p>
          </table:table-cell>
          <table:table-cell table:style-name="ce32" table:content-validation-name="val17" office:value-type="float" office:value="6" calcext:value-type="float">
            <text:p>6</text:p>
          </table:table-cell>
          <table:table-cell table:style-name="ce35" table:number-columns-repeated="3"/>
          <table:table-cell table:style-name="ce32" table:content-validation-name="val17" table:formula="of:=SUM([.R27:.T27])" office:value-type="float" office:value="70" calcext:value-type="float">
            <text:p>70</text:p>
          </table:table-cell>
          <table:table-cell table:style-name="ce32" table:content-validation-name="val13" table:formula="of:=SUM([.R27];[.T27])" office:value-type="float" office:value="65" calcext:value-type="float">
            <text:p>65</text:p>
          </table:table-cell>
          <table:table-cell table:number-columns-repeated="2"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5"/>
          <table:table-cell table:style-name="ce32" table:content-validation-name="val13" office:value-type="float" office:value="7" calcext:value-type="float">
            <text:p>7</text:p>
          </table:table-cell>
          <table:table-cell table:style-name="ce35"/>
          <table:table-cell table:style-name="ce32" table:content-validation-name="val17" table:formula="of:=SUM([.L27:.U27])" office:value-type="float" office:value="223" calcext:value-type="float">
            <text:p>22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1" calcext:value-type="float">
            <text:p>21</text:p>
          </table:table-cell>
          <table:table-cell table:style-name="ce7" table:content-validation-name="val11" office:value-type="string" calcext:value-type="string">
            <text:p>egg scrambled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28]&amp;[.E28]=&quot;&quot;;&quot;&quot;;[.D28]&amp;[.E28]&amp;&quot;/&quot;)&amp;IF([.F28]&amp;[.G28]=&quot;&quot;;&quot;&quot;;[.F28]&amp;[.G28]&amp;&quot;/&quot;)&amp;IF([.H28]&amp;[.I28]=&quot;&quot;;&quot;&quot;;[.H28]&amp;[.I28])">
            <text:p/>
          </table:table-cell>
          <table:table-cell table:style-name="ce32" table:content-validation-name="val13" office:value-type="float" office:value="197" calcext:value-type="float">
            <text:p>197</text:p>
          </table:table-cell>
          <table:table-cell table:style-name="ce32" table:content-validation-name="val17" table:formula="of:=SUM([.M28:.O28])" office:value-type="float" office:value="15" calcext:value-type="float">
            <text:p>15</text:p>
          </table:table-cell>
          <table:table-cell table:style-name="ce35"/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1" calcext:value-type="float">
            <text:p>11</text:p>
          </table:table-cell>
          <table:table-cell table:style-name="ce35" table:number-columns-repeated="5"/>
          <table:table-cell table:style-name="ce32" table:content-validation-name="val13" office:value-type="float" office:value="13.5" calcext:value-type="float">
            <text:p>13.5</text:p>
          </table:table-cell>
          <table:table-cell table:style-name="ce35"/>
          <table:table-cell table:style-name="ce32" table:content-validation-name="val13" office:value-type="float" office:value="150" calcext:value-type="float">
            <text:p>150</text:p>
          </table:table-cell>
          <table:table-cell table:style-name="ce35"/>
          <table:table-cell table:style-name="ce32" table:content-validation-name="val17" table:formula="of:=SUM([.L28:.U28])" office:value-type="float" office:value="43.5" calcext:value-type="float">
            <text:p>43.5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2" calcext:value-type="float">
            <text:p>22</text:p>
          </table:table-cell>
          <table:table-cell table:style-name="ce7" table:content-validation-name="val11" office:value-type="string" calcext:value-type="string">
            <text:p>spread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29]&amp;[.E29]=&quot;&quot;;&quot;&quot;;[.D29]&amp;[.E29]&amp;&quot;/&quot;)&amp;IF([.F29]&amp;[.G29]=&quot;&quot;;&quot;&quot;;[.F29]&amp;[.G29]&amp;&quot;/&quot;)&amp;IF([.H29]&amp;[.I29]=&quot;&quot;;&quot;&quot;;[.H29]&amp;[.I29])" office:value-type="string" office:string-value="14g/" calcext:value-type="string">
            <text:p>14g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5" table:content-validation-name="val17"/>
          <table:table-cell table:style-name="ce35" table:number-columns-repeated="12"/>
          <table:table-cell table:style-name="ce32" table:content-validation-name="val17" table:formula="of:=SUM([.L29:.U2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3" calcext:value-type="float">
            <text:p>23</text:p>
          </table:table-cell>
          <table:table-cell table:style-name="ce7" table:content-validation-name="val11" office:value-type="string" calcext:value-type="string">
            <text:p>apricot bar</text:p>
          </table:table-cell>
          <table:table-cell table:style-name="ce31" table:content-validation-name="val12" office:value-type="string" calcext:value-type="string">
            <text:p>bar</text:p>
          </table:table-cell>
          <table:table-cell table:style-name="ce32" table:content-validation-name="val13" office:value-type="float" office:value="51" calcext:value-type="float">
            <text:p>5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0]&amp;[.E30]=&quot;&quot;;&quot;&quot;;[.D30]&amp;[.E30]&amp;&quot;/&quot;)&amp;IF([.F30]&amp;[.G30]=&quot;&quot;;&quot;&quot;;[.F30]&amp;[.G30]&amp;&quot;/&quot;)&amp;IF([.H30]&amp;[.I30]=&quot;&quot;;&quot;&quot;;[.H30]&amp;[.I30])" office:value-type="string" office:string-value="51g/1bar" calcext:value-type="string">
            <text:p>51g/1bar</text:p>
          </table:table-cell>
          <table:table-cell table:style-name="ce32" table:content-validation-name="val13" office:value-type="float" office:value="220" calcext:value-type="float">
            <text:p>220</text:p>
          </table:table-cell>
          <table:table-cell table:style-name="ce32" table:content-validation-name="val17" table:formula="of:=SUM([.M30:.O30])" office:value-type="float" office:value="7" calcext:value-type="float">
            <text:p>7</text:p>
          </table:table-cell>
          <table:table-cell table:style-name="ce35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7" table:formula="of:=SUM([.R30:.T30])" office:value-type="float" office:value="36" calcext:value-type="float">
            <text:p>36</text:p>
          </table:table-cell>
          <table:table-cell table:style-name="ce32" table:content-validation-name="val13" table:formula="of:=SUM([.R30];[.T30])" office:value-type="float" office:value="29" calcext:value-type="float">
            <text:p>29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number-columns-repeated="2" table:style-name="ce32" table:content-validation-name="val13" office:value-type="float" office:value="5" calcext:value-type="float">
            <text:p>5</text:p>
          </table:table-cell>
          <table:table-cell table:style-name="ce35" table:number-columns-repeated="3"/>
          <table:table-cell table:style-name="ce32" table:content-validation-name="val17" table:formula="of:=SUM([.L30:.U30])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4" calcext:value-type="float">
            <text:p>24</text:p>
          </table:table-cell>
          <table:table-cell table:style-name="ce7" table:content-validation-name="val11" office:value-type="string" calcext:value-type="string">
            <text:p>banana bar</text:p>
          </table:table-cell>
          <table:table-cell table:style-name="ce31" table:content-validation-name="val12" office:value-type="string" calcext:value-type="string">
            <text:p>bar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1]&amp;[.E31]=&quot;&quot;;&quot;&quot;;[.D31]&amp;[.E31]&amp;&quot;/&quot;)&amp;IF([.F31]&amp;[.G31]=&quot;&quot;;&quot;&quot;;[.F31]&amp;[.G31]&amp;&quot;/&quot;)&amp;IF([.H31]&amp;[.I31]=&quot;&quot;;&quot;&quot;;[.H31]&amp;[.I31])" office:value-type="string" office:string-value="34g/1bar" calcext:value-type="string">
            <text:p>34g/1bar</text:p>
          </table:table-cell>
          <table:table-cell table:style-name="ce32" table:content-validation-name="val13" office:value-type="float" office:value="190" calcext:value-type="float">
            <text:p>190</text:p>
          </table:table-cell>
          <table:table-cell table:style-name="ce32" table:content-validation-name="val17" table:formula="of:=SUM([.M31:.O31])" office:value-type="float" office:value="9" calcext:value-type="float">
            <text:p>9</text:p>
          </table:table-cell>
          <table:table-cell table:style-name="ce35"/>
          <table:table-cell table:style-name="ce32" table:content-validation-name="val13" office:value-type="float" office:value="2.5" calcext:value-type="float">
            <text:p>2.5</text:p>
          </table:table-cell>
          <table:table-cell table:style-name="ce32" table:content-validation-name="val13" office:value-type="float" office:value="6.5" calcext:value-type="float">
            <text:p>6.5</text:p>
          </table:table-cell>
          <table:table-cell table:style-name="ce32" table:content-validation-name="val17" table:formula="of:=SUM([.R31:.T31])" office:value-type="float" office:value="25" calcext:value-type="float">
            <text:p>25</text:p>
          </table:table-cell>
          <table:table-cell table:style-name="ce32" table:content-validation-name="val13" table:formula="of:=SUM([.R31];[.T31])" office:value-type="float" office:value="20" calcext:value-type="float">
            <text:p>2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5" table:number-columns-repeated="3"/>
          <table:table-cell table:style-name="ce32" table:content-validation-name="val17" table:formula="of:=SUM([.L31:.U31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5" calcext:value-type="float">
            <text:p>25</text:p>
          </table:table-cell>
          <table:table-cell table:style-name="ce7" table:content-validation-name="val11" office:value-type="string" calcext:value-type="string">
            <text:p>boiled egg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egg</text:p>
          </table:table-cell>
          <table:table-cell table:style-name="ce35" table:formula="of:=IF([.D32]&amp;[.E32]=&quot;&quot;;&quot;&quot;;[.D32]&amp;[.E32]&amp;&quot;/&quot;)&amp;IF([.F32]&amp;[.G32]=&quot;&quot;;&quot;&quot;;[.F32]&amp;[.G32]&amp;&quot;/&quot;)&amp;IF([.H32]&amp;[.I32]=&quot;&quot;;&quot;&quot;;[.H32]&amp;[.I32])" office:value-type="string" office:string-value="50g/1egg" calcext:value-type="string">
            <text:p>50g/1egg</text:p>
          </table:table-cell>
          <table:table-cell table:style-name="ce32" table:content-validation-name="val13" office:value-type="float" office:value="78" calcext:value-type="float">
            <text:p>78</text:p>
          </table:table-cell>
          <table:table-cell table:style-name="ce32" table:content-validation-name="val17" table:formula="of:=SUM([.M32:.O32])" office:value-type="float" office:value="5" calcext:value-type="float">
            <text:p>5</text:p>
          </table:table-cell>
          <table:table-cell table:style-name="ce35"/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3.4" calcext:value-type="float">
            <text:p>3.4</text:p>
          </table:table-cell>
          <table:table-cell table:style-name="ce32" table:content-validation-name="val17" table:formula="of:=SUM([.R32:.T32])" office:value-type="float" office:value="0.6" calcext:value-type="float">
            <text:p>0.6</text:p>
          </table:table-cell>
          <table:table-cell table:style-name="ce32" table:content-validation-name="val13" table:formula="of:=SUM([.R32];[.T32])" office:value-type="float" office:value="0.6" calcext:value-type="float">
            <text:p>0.6</text:p>
          </table:table-cell>
          <table:table-cell table:style-name="ce32" table:content-validation-name="val13" office:value-type="float" office:value="0.6" calcext:value-type="float">
            <text:p>0.6</text:p>
          </table:table-cell>
          <table:table-cell table:style-name="ce35" table:number-columns-repeated="2"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63" calcext:value-type="float">
            <text:p>63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5"/>
          <table:table-cell table:style-name="ce32" table:content-validation-name="val17" table:formula="of:=SUM([.L32:.U32])" office:value-type="float" office:value="17.8" calcext:value-type="float">
            <text:p>17.8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6" calcext:value-type="float">
            <text:p>26</text:p>
          </table:table-cell>
          <table:table-cell table:style-name="ce7" table:content-validation-name="val11" office:value-type="string" calcext:value-type="string">
            <text:p>tomato ketchup</text:p>
          </table:table-cell>
          <table:table-cell table:style-name="ce31" table:content-validation-name="val12" office:value-type="string" calcext:value-type="string">
            <text:p>condiment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33]&amp;[.E33]=&quot;&quot;;&quot;&quot;;[.D33]&amp;[.E33]&amp;&quot;/&quot;)&amp;IF([.F33]&amp;[.G33]=&quot;&quot;;&quot;&quot;;[.F33]&amp;[.G33]&amp;&quot;/&quot;)&amp;IF([.H33]&amp;[.I33]=&quot;&quot;;&quot;&quot;;[.H33]&amp;[.I33])" office:value-type="string" office:string-value="17g/" calcext:value-type="string">
            <text:p>17g/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5" table:content-validation-name="val17" office:value-type="float" office:value="0" calcext:value-type="float">
            <text:p>0</text:p>
          </table:table-cell>
          <table:table-cell table:style-name="ce35" table:number-columns-repeated="3"/>
          <table:table-cell table:style-name="ce32" table:content-validation-name="val17" table:formula="of:=SUM([.R33:.T33])" office:value-type="float" office:value="4.5" calcext:value-type="float">
            <text:p>4.5</text:p>
          </table:table-cell>
          <table:table-cell table:style-name="ce32" table:content-validation-name="val13" table:formula="of:=SUM([.R33];[.T33])" office:value-type="float" office:value="4.4" calcext:value-type="float">
            <text:p>4.4</text:p>
          </table:table-cell>
          <table:table-cell table:style-name="ce32" table:content-validation-name="val13" office:value-type="float" office:value="3.7" calcext:value-type="float">
            <text:p>3.7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style-name="ce35" table:number-columns-repeated="3"/>
          <table:table-cell table:style-name="ce32" table:content-validation-name="val17" table:formula="of:=SUM([.L33:.U33])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7" calcext:value-type="float">
            <text:p>27</text:p>
          </table:table-cell>
          <table:table-cell table:style-name="ce7" table:content-validation-name="val11" office:value-type="string" calcext:value-type="string">
            <text:p>carrot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61" calcext:value-type="float">
            <text:p>6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4"/>
          <table:table-cell table:style-name="ce35" table:formula="of:=IF([.D34]&amp;[.E34]=&quot;&quot;;&quot;&quot;;[.D34]&amp;[.E34]&amp;&quot;/&quot;)&amp;IF([.F34]&amp;[.G34]=&quot;&quot;;&quot;&quot;;[.F34]&amp;[.G34]&amp;&quot;/&quot;)&amp;IF([.H34]&amp;[.I34]=&quot;&quot;;&quot;&quot;;[.H34]&amp;[.I34])" office:value-type="string" office:string-value="61g/" calcext:value-type="string">
            <text:p>61g/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7" office:value-type="float" office:value="0.1" calcext:value-type="float">
            <text:p>0.1</text:p>
          </table:table-cell>
          <table:table-cell table:style-name="ce35" table:number-columns-repeated="3"/>
          <table:table-cell table:style-name="ce32" table:content-validation-name="val17" table:formula="of:=SUM([.R34:.T34])" office:value-type="float" office:value="6" calcext:value-type="float">
            <text:p>6</text:p>
          </table:table-cell>
          <table:table-cell table:style-name="ce32" table:content-validation-name="val13" table:formula="of:=SUM([.R34];[.T34])" office:value-type="float" office:value="4.3" calcext:value-type="float">
            <text:p>4.3</text:p>
          </table:table-cell>
          <table:table-cell table:style-name="ce32" table:content-validation-name="val13" office:value-type="float" office:value="2.9" calcext:value-type="float">
            <text:p>2.9</text:p>
          </table:table-cell>
          <table:table-cell table:style-name="ce32" table:content-validation-name="val13" office:value-type="float" office:value="1.7" calcext:value-type="float">
            <text:p>1.7</text:p>
          </table:table-cell>
          <table:table-cell table:style-name="ce32" table:content-validation-name="val13" office:value-type="float" office:value="1.4" calcext:value-type="float">
            <text:p>1.4</text:p>
          </table:table-cell>
          <table:table-cell table:style-name="ce32" table:content-validation-name="val13" office:value-type="float" office:value="0.6" calcext:value-type="float">
            <text:p>0.6</text:p>
          </table:table-cell>
          <table:table-cell table:style-name="ce32" table:content-validation-name="val13" office:value-type="float" office:value="195" calcext:value-type="float">
            <text:p>195</text:p>
          </table:table-cell>
          <table:table-cell table:style-name="ce32" table:content-validation-name="val13" office:value-type="float" office:value="42" calcext:value-type="float">
            <text:p>42</text:p>
          </table:table-cell>
          <table:table-cell table:style-name="ce35"/>
          <table:table-cell table:style-name="ce32" table:content-validation-name="val17" table:formula="of:=SUM([.L34:.U34])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28" calcext:value-type="float">
            <text:p>28</text:p>
          </table:table-cell>
          <table:table-cell table:style-name="ce7" table:content-validation-name="val11" office:value-type="string" calcext:value-type="string">
            <text:p>power bar</text:p>
          </table:table-cell>
          <table:table-cell table:style-name="ce31" table:content-validation-name="val12" office:value-type="string" calcext:value-type="string">
            <text:p>energy bar</text:p>
          </table:table-cell>
          <table:table-cell table:style-name="ce32" table:content-validation-name="val13" office:value-type="float" office:value="65" calcext:value-type="float">
            <text:p>6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5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bar</text:p>
          </table:table-cell>
          <table:table-cell table:style-name="ce35" table:formula="of:=IF([.D35]&amp;[.E35]=&quot;&quot;;&quot;&quot;;[.D35]&amp;[.E35]&amp;&quot;/&quot;)&amp;IF([.F35]&amp;[.G35]=&quot;&quot;;&quot;&quot;;[.F35]&amp;[.G35]&amp;&quot;/&quot;)&amp;IF([.H35]&amp;[.I35]=&quot;&quot;;&quot;&quot;;[.H35]&amp;[.I35])" office:value-type="string" office:string-value="65g/1bar" calcext:value-type="string">
            <text:p>65g/1bar</text:p>
          </table:table-cell>
          <table:table-cell table:style-name="ce32" table:content-validation-name="val13" office:value-type="float" office:value="240" calcext:value-type="float">
            <text:p>240</text:p>
          </table:table-cell>
          <table:table-cell table:style-name="ce32" table:content-validation-name="val17" table:formula="of:=SUM([.M35:.O35])" office:value-type="float" office:value="4" calcext:value-type="float">
            <text:p>4</text:p>
          </table:table-cell>
          <table:table-cell table:style-name="ce35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7" table:formula="of:=SUM([.R35:.T35])" office:value-type="float" office:value="40" calcext:value-type="float">
            <text:p>40</text:p>
          </table:table-cell>
          <table:table-cell table:style-name="ce32" table:content-validation-name="val13" table:formula="of:=SUM([.R35];[.T35])" office:value-type="float" office:value="39" calcext:value-type="float">
            <text:p>39</text:p>
          </table:table-cell>
          <table:table-cell table:style-name="ce32" table:content-validation-name="val17" office:value-type="float" office:value="26" calcext:value-type="float">
            <text:p>26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2" table:content-validation-name="val17" office:value-type="float" office:value="13" calcext:value-type="float">
            <text:p>13</text:p>
          </table:table-cell>
          <table:table-cell table:style-name="ce32" table:content-validation-name="val17" office:value-type="float" office:value="9" calcext:value-type="float">
            <text:p>9</text:p>
          </table:table-cell>
          <table:table-cell table:style-name="ce32" table:content-validation-name="val17" office:value-type="float" office:value="105" calcext:value-type="float">
            <text:p>105</text:p>
          </table:table-cell>
          <table:table-cell table:style-name="ce32" table:content-validation-name="val17" office:value-type="float" office:value="200" calcext:value-type="float">
            <text:p>200</text:p>
          </table:table-cell>
          <table:table-cell table:style-name="ce35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29" calcext:value-type="float">
            <text:p>29</text:p>
          </table:table-cell>
          <table:table-cell table:style-name="ce7" table:content-validation-name="val11" office:value-type="string" calcext:value-type="string">
            <text:p>dunkin donuts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6]&amp;[.E36]=&quot;&quot;;&quot;&quot;;[.D36]&amp;[.E36]&amp;&quot;/&quot;)&amp;IF([.F36]&amp;[.G36]=&quot;&quot;;&quot;&quot;;[.F36]&amp;[.G36]&amp;&quot;/&quot;)&amp;IF([.H36]&amp;[.I36]=&quot;&quot;;&quot;&quot;;[.H36]&amp;[.I36])">
            <text:p/>
          </table:table-cell>
          <table:table-cell table:style-name="ce35" table:number-columns-repeated="14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30" calcext:value-type="float">
            <text:p>30</text:p>
          </table:table-cell>
          <table:table-cell table:style-name="ce7" table:content-validation-name="val11" office:value-type="string" calcext:value-type="string">
            <text:p>coffee machine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7]&amp;[.E37]=&quot;&quot;;&quot;&quot;;[.D37]&amp;[.E37]&amp;&quot;/&quot;)&amp;IF([.F37]&amp;[.G37]=&quot;&quot;;&quot;&quot;;[.F37]&amp;[.G37]&amp;&quot;/&quot;)&amp;IF([.H37]&amp;[.I37]=&quot;&quot;;&quot;&quot;;[.H37]&amp;[.I37])">
            <text:p/>
          </table:table-cell>
          <table:table-cell table:style-name="ce35" table:number-columns-repeated="14"/>
          <table:table-cell table:style-name="ce36"/>
          <table:table-cell table:number-columns-repeated="998"/>
        </table:table-row>
        <table:table-row table:style-name="ro1">
          <table:table-cell table:style-name="ce30" table:content-validation-name="val9" office:value-type="float" office:value="31" calcext:value-type="float">
            <text:p>31</text:p>
          </table:table-cell>
          <table:table-cell table:style-name="ce7" table:content-validation-name="val11" office:value-type="string" calcext:value-type="string">
            <text:p>banana bread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32" table:content-validation-name="val13" office:value-type="float" office:value="30" calcext:value-type="float">
            <text:p>3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6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38]&amp;[.E38]=&quot;&quot;;&quot;&quot;;[.D38]&amp;[.E38]&amp;&quot;/&quot;)&amp;IF([.F38]&amp;[.G38]=&quot;&quot;;&quot;&quot;;[.F38]&amp;[.G38]&amp;&quot;/&quot;)&amp;IF([.H38]&amp;[.I38]=&quot;&quot;;&quot;&quot;;[.H38]&amp;[.I38])" office:value-type="string" office:string-value="30g/1slice" calcext:value-type="string">
            <text:p>30g/1slice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3.1" calcext:value-type="float">
            <text:p>3.1</text:p>
          </table:table-cell>
          <table:table-cell table:style-name="ce35"/>
          <table:table-cell table:style-name="ce32" table:content-validation-name="val13" office:value-type="float" office:value="0.7" calcext:value-type="float">
            <text:p>0.7</text:p>
          </table:table-cell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7" table:formula="of:=SUM([.R38:.T38])" office:value-type="float" office:value="16.3" calcext:value-type="float">
            <text:p>16.3</text:p>
          </table:table-cell>
          <table:table-cell table:style-name="ce32" table:content-validation-name="val13" office:value-type="float" office:value="16.3" calcext:value-type="float">
            <text:p>16.3</text:p>
          </table:table-cell>
          <table:table-cell table:style-name="ce36"/>
          <table:table-cell table:style-name="ce32" table:content-validation-name="val13" office:value-type="float" office:value="0.3" calcext:value-type="float">
            <text:p>0.3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1.3" calcext:value-type="float">
            <text:p>1.3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181" calcext:value-type="float">
            <text:p>181</text:p>
          </table:table-cell>
          <table:table-cell table:style-name="ce36"/>
          <table:table-cell table:style-name="ce32" table:content-validation-name="val17" table:formula="of:=SUM([.L38:.U38])" office:value-type="float" office:value="56.3" calcext:value-type="float">
            <text:p>56.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2" calcext:value-type="float">
            <text:p>32</text:p>
          </table:table-cell>
          <table:table-cell table:style-name="ce7" table:content-validation-name="val11" office:value-type="string" calcext:value-type="string">
            <text:p>deli coffee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39]&amp;[.E39]=&quot;&quot;;&quot;&quot;;[.D39]&amp;[.E39]&amp;&quot;/&quot;)&amp;IF([.F39]&amp;[.G39]=&quot;&quot;;&quot;&quot;;[.F39]&amp;[.G39]&amp;&quot;/&quot;)&amp;IF([.H39]&amp;[.I39]=&quot;&quot;;&quot;&quot;;[.H39]&amp;[.I39])"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0" table:content-validation-name="val9" office:value-type="float" office:value="33" calcext:value-type="float">
            <text:p>33</text:p>
          </table:table-cell>
          <table:table-cell table:style-name="ce7" table:content-validation-name="val11" office:value-type="string" calcext:value-type="string">
            <text:p>Milk 1%</text:p>
          </table:table-cell>
          <table:table-cell table:style-name="ce31" table:content-validation-name="val12" office:value-type="string" calcext:value-type="string">
            <text:p>beverage</text:p>
          </table:table-cell>
          <table:table-cell table:style-name="ce32" table:content-validation-name="val13"/>
          <table:table-cell table:style-name="ce33" table:content-validation-name="val14"/>
          <table:table-cell table:style-name="ce34" table:number-columns-repeated="4"/>
          <table:table-cell table:style-name="ce35" table:formula="of:=IF([.D40]&amp;[.E40]=&quot;&quot;;&quot;&quot;;[.D40]&amp;[.E40]&amp;&quot;/&quot;)&amp;IF([.F40]&amp;[.G40]=&quot;&quot;;&quot;&quot;;[.F40]&amp;[.G40]&amp;&quot;/&quot;)&amp;IF([.H40]&amp;[.I40]=&quot;&quot;;&quot;&quot;;[.H40]&amp;[.I40])">
            <text:p/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30" table:content-validation-name="val9" office:value-type="float" office:value="34" calcext:value-type="float">
            <text:p>34</text:p>
          </table:table-cell>
          <table:table-cell table:style-name="ce7" table:content-validation-name="val11" office:value-type="string" calcext:value-type="string">
            <text:p>almond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1]&amp;[.E41]=&quot;&quot;;&quot;&quot;;[.D41]&amp;[.E41]&amp;&quot;/&quot;)&amp;IF([.F41]&amp;[.G41]=&quot;&quot;;&quot;&quot;;[.F41]&amp;[.G41]&amp;&quot;/&quot;)&amp;IF([.H41]&amp;[.I41]=&quot;&quot;;&quot;&quot;;[.H41]&amp;[.I41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220" calcext:value-type="float">
            <text:p>220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30" table:content-validation-name="val9" office:value-type="float" office:value="35" calcext:value-type="float">
            <text:p>35</text:p>
          </table:table-cell>
          <table:table-cell table:style-name="ce7" table:content-validation-name="val11" office:value-type="string" calcext:value-type="string">
            <text:p>guacamole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2]&amp;[.E42]=&quot;&quot;;&quot;&quot;;[.D42]&amp;[.E42]&amp;&quot;/&quot;)&amp;IF([.F42]&amp;[.G42]=&quot;&quot;;&quot;&quot;;[.F42]&amp;[.G42]&amp;&quot;/&quot;)&amp;IF([.H42]&amp;[.I42]=&quot;&quot;;&quot;&quot;;[.H42]&amp;[.I42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91" calcext:value-type="float">
            <text:p>91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3"/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 table:style-name="ce32" table:content-validation-name="val13" office:value-type="float" office:value="277" calcext:value-type="float">
            <text:p>277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30" table:content-validation-name="val9" office:value-type="float" office:value="36" calcext:value-type="float">
            <text:p>36</text:p>
          </table:table-cell>
          <table:table-cell table:style-name="ce7" table:content-validation-name="val11" office:value-type="string" calcext:value-type="string">
            <text:p>turkish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43]&amp;[.E43]=&quot;&quot;;&quot;&quot;;[.D43]&amp;[.E43]&amp;&quot;/&quot;)&amp;IF([.F43]&amp;[.G43]=&quot;&quot;;&quot;&quot;;[.F43]&amp;[.G43]&amp;&quot;/&quot;)&amp;IF([.H43]&amp;[.I43]=&quot;&quot;;&quot;&quot;;[.H43]&amp;[.I43])" office:value-type="string" office:string-value="40g/2pieces" calcext:value-type="string">
            <text:p>40g/2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1" table:number-columns-repeated="4"/>
          <table:table-cell table:style-name="ce32" table:content-validation-name="val13" office:value-type="float" office:value="28" calcext:value-type="float">
            <text:p>28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0" table:content-validation-name="val9" office:value-type="float" office:value="37" calcext:value-type="float">
            <text:p>37</text:p>
          </table:table-cell>
          <table:table-cell table:style-name="ce7" table:content-validation-name="val11" office:value-type="string" calcext:value-type="string">
            <text:p>burger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4"/>
          <table:table-cell table:style-name="ce35" table:formula="of:=IF([.D44]&amp;[.E44]=&quot;&quot;;&quot;&quot;;[.D44]&amp;[.E44]&amp;&quot;/&quot;)&amp;IF([.F44]&amp;[.G44]=&quot;&quot;;&quot;&quot;;[.F44]&amp;[.G44]&amp;&quot;/&quot;)&amp;IF([.H44]&amp;[.I44]=&quot;&quot;;&quot;&quot;;[.H44]&amp;[.I44])" office:value-type="string" office:string-value="4oz/" calcext:value-type="string">
            <text:p>4oz/</text:p>
          </table:table-cell>
          <table:table-cell table:style-name="ce32" table:content-validation-name="val13" office:value-type="float" office:value="243" calcext:value-type="float">
            <text:p>243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1.1" calcext:value-type="float">
            <text:p>1.1</text:p>
          </table:table-cell>
          <table:table-cell table:style-name="ce32" table:content-validation-name="val13" office:value-type="float" office:value="6.6" calcext:value-type="float">
            <text:p>6.6</text:p>
          </table:table-cell>
          <table:table-cell table:style-name="ce32" table:content-validation-name="val13" office:value-type="float" office:value="9.3" calcext:value-type="float">
            <text:p>9.3</text:p>
          </table:table-cell>
          <table:table-cell table:style-name="ce1" table:number-columns-repeated="5"/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334" calcext:value-type="float">
            <text:p>334</text:p>
          </table:table-cell>
          <table:table-cell table:style-name="ce32" table:content-validation-name="val13" office:value-type="float" office:value="75" calcext:value-type="float">
            <text:p>75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0" table:content-validation-name="val9" office:value-type="float" office:value="38" calcext:value-type="float">
            <text:p>38</text:p>
          </table:table-cell>
          <table:table-cell table:style-name="ce7" table:content-validation-name="val11" office:value-type="string" calcext:value-type="string">
            <text:p>wf hearth bou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4" table:number-columns-repeated="4"/>
          <table:table-cell table:style-name="ce35" table:formula="of:=IF([.D45]&amp;[.E45]=&quot;&quot;;&quot;&quot;;[.D45]&amp;[.E45]&amp;&quot;/&quot;)&amp;IF([.F45]&amp;[.G45]=&quot;&quot;;&quot;&quot;;[.F45]&amp;[.G45]&amp;&quot;/&quot;)&amp;IF([.H45]&amp;[.I45]=&quot;&quot;;&quot;&quot;;[.H45]&amp;[.I45])" office:value-type="string" office:string-value="50g/" calcext:value-type="string">
            <text:p>50g/</text:p>
          </table:table-cell>
          <table:table-cell table:style-name="ce32" table:content-validation-name="val13" office:value-type="float" office:value="157" calcext:value-type="float">
            <text:p>157</text:p>
          </table:table-cell>
          <table:table-cell table:style-name="ce32" table:content-validation-name="val17" office:value-type="float" office:value="1" calcext:value-type="float">
            <text:p>1</text:p>
          </table:table-cell>
          <table:table-cell table:style-name="ce36" table:number-columns-repeated="2"/>
          <table:table-cell table:style-name="ce35"/>
          <table:table-cell table:style-name="ce32" table:content-validation-name="val17" table:formula="of:=SUM([.R45:.T45])" office:value-type="float" office:value="30" calcext:value-type="float">
            <text:p>30</text:p>
          </table:table-cell>
          <table:table-cell table:style-name="ce32" table:content-validation-name="val13" table:formula="of:=SUM([.R45];[.T45])" office:value-type="float" office:value="26" calcext:value-type="float">
            <text:p>2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5"/>
          <table:table-cell table:style-name="ce32" table:content-validation-name="val13" office:value-type="float" office:value="260" calcext:value-type="float">
            <text:p>260</text:p>
          </table:table-cell>
          <table:table-cell table:style-name="ce35"/>
          <table:table-cell table:style-name="ce32" table:content-validation-name="val17" table:formula="of:=SUM([.L45:.U45])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 table:style-name="ce30" table:content-validation-name="val9" office:value-type="float" office:value="39" calcext:value-type="float">
            <text:p>39</text:p>
          </table:table-cell>
          <table:table-cell table:style-name="ce7" table:content-validation-name="val11" office:value-type="string" calcext:value-type="string">
            <text:p>kale</text:p>
          </table:table-cell>
          <table:table-cell table:style-name="ce31" table:content-validation-name="val12" office:value-type="string" calcext:value-type="string">
            <text:p>leafy green</text:p>
          </table:table-cell>
          <table:table-cell table:style-name="ce1" table:number-columns-repeated="2"/>
          <table:table-cell table:style-name="ce32" table:content-validation-name="val13" office:value-type="float" office:value="2.25" calcext:value-type="float">
            <text:p>2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46]&amp;[.E46]=&quot;&quot;;&quot;&quot;;[.D46]&amp;[.E46]&amp;&quot;/&quot;)&amp;IF([.F46]&amp;[.G46]=&quot;&quot;;&quot;&quot;;[.F46]&amp;[.G46]&amp;&quot;/&quot;)&amp;IF([.H46]&amp;[.I46]=&quot;&quot;;&quot;&quot;;[.H46]&amp;[.I46])" office:value-type="string" office:string-value="2.25cup/" calcext:value-type="string">
            <text:p>2.25cup/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2" table:content-validation-name="val17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style-name="ce32" table:content-validation-name="val17" office:value-type="float" office:value="9" calcext:value-type="float">
            <text:p>9</text:p>
          </table:table-cell>
          <table:table-cell table:style-name="ce32" table:content-validation-name="val13" table:formula="of:=SUM([.R46];[.T46])" office:value-type="float" office:value="7" calcext:value-type="float">
            <text:p>7</text:p>
          </table:table-cell>
          <table:table-cell table:style-name="ce1"/>
          <table:table-cell table:style-name="ce32" table:content-validation-name="val17" office:value-type="float" office:value="2" calcext:value-type="float">
            <text:p>2</text:p>
          </table:table-cell>
          <table:table-cell table:style-name="ce32" table:content-validation-name="val17" office:value-type="float" office:value="7" calcext:value-type="float">
            <text:p>7</text:p>
          </table:table-cell>
          <table:table-cell table:style-name="ce32" table:content-validation-name="val17" office:value-type="float" office:value="3" calcext:value-type="float">
            <text:p>3</text:p>
          </table:table-cell>
          <table:table-cell table:style-name="ce1"/>
          <table:table-cell table:style-name="ce32" table:content-validation-name="val17" office:value-type="float" office:value="35" calcext:value-type="float">
            <text:p>35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0" calcext:value-type="float">
            <text:p>40</text:p>
          </table:table-cell>
          <table:table-cell table:style-name="ce7" table:content-validation-name="val11" office:value-type="string" calcext:value-type="string">
            <text:p>chia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sp</text:p>
          </table:table-cell>
          <table:table-cell table:style-name="ce1" table:number-columns-repeated="2"/>
          <table:table-cell table:style-name="ce35" table:formula="of:=IF([.D47]&amp;[.E47]=&quot;&quot;;&quot;&quot;;[.D47]&amp;[.E47]&amp;&quot;/&quot;)&amp;IF([.F47]&amp;[.G47]=&quot;&quot;;&quot;&quot;;[.F47]&amp;[.G47]&amp;&quot;/&quot;)&amp;IF([.H47]&amp;[.I47]=&quot;&quot;;&quot;&quot;;[.H47]&amp;[.I47])" office:value-type="string" office:string-value="1tsp/" calcext:value-type="string">
            <text:p>1tsp/</text:p>
          </table:table-cell>
          <table:table-cell table:style-name="ce32" table:content-validation-name="val13" office:value-type="float" office:value="77" calcext:value-type="float">
            <text:p>77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0.4" calcext:value-type="float">
            <text:p>0.4</text:p>
          </table:table-cell>
          <table:table-cell table:style-name="ce32" table:content-validation-name="val13" office:value-type="float" office:value="4.4" calcext:value-type="float">
            <text:p>4.4</text:p>
          </table:table-cell>
          <table:table-cell table:style-name="ce32" table:content-validation-name="val13" table:formula="of:=SUM([.Q47];[.S47])" office:value-type="float" office:value="7" calcext:value-type="float">
            <text:p>7</text:p>
          </table:table-cell>
          <table:table-cell table:style-name="ce1" table:number-columns-repeated="2"/>
          <table:table-cell table:style-name="ce32" table:content-validation-name="val17" office:value-type="float" office:value="7" calcext:value-type="float">
            <text:p>7</text:p>
          </table:table-cell>
          <table:table-cell table:style-name="ce1"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41" calcext:value-type="float">
            <text:p>41</text:p>
          </table:table-cell>
          <table:table-cell table:style-name="ce7" table:content-validation-name="val11" office:value-type="string" calcext:value-type="string">
            <text:p>olive oil</text:p>
          </table:table-cell>
          <table:table-cell table:style-name="ce1"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style-name="ce1" table:number-columns-repeated="2"/>
          <table:table-cell table:style-name="ce35" table:formula="of:=IF([.D48]&amp;[.E48]=&quot;&quot;;&quot;&quot;;[.D48]&amp;[.E48]&amp;&quot;/&quot;)&amp;IF([.F48]&amp;[.G48]=&quot;&quot;;&quot;&quot;;[.F48]&amp;[.G48]&amp;&quot;/&quot;)&amp;IF([.H48]&amp;[.I48]=&quot;&quot;;&quot;&quot;;[.H48]&amp;[.I48])" office:value-type="string" office:string-value="1tbsp/" calcext:value-type="string">
            <text:p>1tbs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7" office:value-type="float" office:value="14" calcext:value-type="float">
            <text:p>14</text:p>
          </table:table-cell>
          <table:table-cell/>
          <table:table-cell table:style-name="ce32" table:content-validation-name="val17" office:value-type="float" office:value="2" calcext:value-type="float">
            <text:p>2</text:p>
          </table:table-cell>
          <table:table-cell table:style-name="ce32" table:content-validation-name="val17" office:value-type="float" office:value="12" calcext:value-type="float">
            <text:p>12</text:p>
          </table:table-cell>
          <table:table-cell table:style-name="ce1" table:number-columns-repeated="9"/>
          <table:table-cell table:number-columns-repeated="999"/>
        </table:table-row>
        <table:table-row table:style-name="ro1">
          <table:table-cell table:style-name="ce30" table:content-validation-name="val9" office:value-type="float" office:value="42" calcext:value-type="float">
            <text:p>42</text:p>
          </table:table-cell>
          <table:table-cell table:style-name="ce7" table:content-validation-name="val11" office:value-type="string" calcext:value-type="string">
            <text:p>scalions</text:p>
          </table:table-cell>
          <table:table-cell table:style-name="ce1"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49]&amp;[.E49]=&quot;&quot;;&quot;&quot;;[.D49]&amp;[.E49]&amp;&quot;/&quot;)&amp;IF([.F49]&amp;[.G49]=&quot;&quot;;&quot;&quot;;[.F49]&amp;[.G49]&amp;&quot;/&quot;)&amp;IF([.H49]&amp;[.I49]=&quot;&quot;;&quot;&quot;;[.H49]&amp;[.I4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7" office:value-type="float" office:value="1.1" calcext:value-type="float">
            <text:p>1.1</text:p>
          </table:table-cell>
          <table:table-cell table:style-name="ce32" table:content-validation-name="val13" table:formula="of:=SUM([.R49];[.T49])" office:value-type="float" office:value="0.3" calcext:value-type="float">
            <text:p>0.3</text:p>
          </table:table-cell>
          <table:table-cell table:style-name="ce32" table:content-validation-name="val17" office:value-type="float" office:value="0.3" calcext:value-type="float">
            <text:p>0.3</text:p>
          </table:table-cell>
          <table:table-cell table:style-name="ce32" table:content-validation-name="val17" office:value-type="float" office:value="0.4" calcext:value-type="float">
            <text:p>0.4</text:p>
          </table:table-cell>
          <table:table-cell table:style-name="ce1" table:number-columns-repeated="2"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3" calcext:value-type="float">
            <text:p>43</text:p>
          </table:table-cell>
          <table:table-cell table:style-name="ce7" table:content-validation-name="val11" office:value-type="string" calcext:value-type="string">
            <text:p>cheddar cheese</text:p>
          </table:table-cell>
          <table:table-cell table:style-name="ce1"/>
          <table:table-cell table:style-name="ce32" table:content-validation-name="val13" office:value-type="float" office:value="28" calcext:value-type="float">
            <text:p>28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50]&amp;[.E50]=&quot;&quot;;&quot;&quot;;[.D50]&amp;[.E50]&amp;&quot;/&quot;)&amp;IF([.F50]&amp;[.G50]=&quot;&quot;;&quot;&quot;;[.F50]&amp;[.G50]&amp;&quot;/&quot;)&amp;IF([.H50]&amp;[.I50]=&quot;&quot;;&quot;&quot;;[.H50]&amp;[.I50])" office:value-type="string" office:string-value="28g/1slice" calcext:value-type="string">
            <text:p>28g/1slice</text:p>
          </table:table-cell>
          <table:table-cell table:style-name="ce32" table:content-validation-name="val13" office:value-type="float" office:value="113" calcext:value-type="float">
            <text:p>113</text:p>
          </table:table-cell>
          <table:table-cell table:style-name="ce32" table:content-validation-name="val17" office:value-type="float" office:value="9" calcext:value-type="float">
            <text:p>9</text:p>
          </table:table-cell>
          <table:table-cell/>
          <table:table-cell table:style-name="ce32" table:content-validation-name="val17" office:value-type="float" office:value="6" calcext:value-type="float">
            <text:p>6</text:p>
          </table:table-cell>
          <table:table-cell table:style-name="ce32" table:content-validation-name="val17" office:value-type="float" office:value="3" calcext:value-type="float">
            <text:p>3</text:p>
          </table:table-cell>
          <table:table-cell table:style-name="ce1" table:number-columns-repeated="5"/>
          <table:table-cell table:style-name="ce32" table:content-validation-name="val17" office:value-type="float" office:value="7" calcext:value-type="float">
            <text:p>7</text:p>
          </table:table-cell>
          <table:table-cell table:style-name="ce32" table:content-validation-name="val13" office:value-type="float" office:value="174" calcext:value-type="float">
            <text:p>174</text:p>
          </table:table-cell>
          <table:table-cell table:style-name="ce32" table:content-validation-name="val13" office:value-type="float" office:value="27" calcext:value-type="float">
            <text:p>27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4" calcext:value-type="float">
            <text:p>44</text:p>
          </table:table-cell>
          <table:table-cell table:style-name="ce7" table:content-validation-name="val11" office:value-type="string" calcext:value-type="string">
            <text:p>tomato soup</text:p>
          </table:table-cell>
          <table:table-cell table:style-name="ce1"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1]&amp;[.E51]=&quot;&quot;;&quot;&quot;;[.D51]&amp;[.E51]&amp;&quot;/&quot;)&amp;IF([.F51]&amp;[.G51]=&quot;&quot;;&quot;&quot;;[.F51]&amp;[.G51]&amp;&quot;/&quot;)&amp;IF([.H51]&amp;[.I51]=&quot;&quot;;&quot;&quot;;[.H51]&amp;[.I51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74" calcext:value-type="float">
            <text:p>74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78" calcext:value-type="float">
            <text:p>278</text:p>
          </table:table-cell>
          <table:table-cell table:style-name="ce32" table:content-validation-name="val13" office:value-type="float" office:value="471" calcext:value-type="float">
            <text:p>47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5" calcext:value-type="float">
            <text:p>45</text:p>
          </table:table-cell>
          <table:table-cell table:style-name="ce7" table:content-validation-name="val11" office:value-type="string" calcext:value-type="string">
            <text:p>mixed nut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2]&amp;[.E52]=&quot;&quot;;&quot;&quot;;[.D52]&amp;[.E52]&amp;&quot;/&quot;)&amp;IF([.F52]&amp;[.G52]=&quot;&quot;;&quot;&quot;;[.F52]&amp;[.G52]&amp;&quot;/&quot;)&amp;IF([.H52]&amp;[.I52]=&quot;&quot;;&quot;&quot;;[.H52]&amp;[.I52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80" calcext:value-type="float">
            <text:p>180</text:p>
          </table:table-cell>
          <table:table-cell table:style-name="ce32" table:content-validation-name="val17" office:value-type="float" office:value="16" calcext:value-type="float">
            <text:p>16</text:p>
          </table:table-cell>
          <table:table-cell/>
          <table:table-cell table:style-name="ce32" table:content-validation-name="val17" office:value-type="float" office:value="2.5" calcext:value-type="float">
            <text:p>2.5</text:p>
          </table:table-cell>
          <table:table-cell table:style-name="ce32" table:content-validation-name="val17" office:value-type="float" office:value="13.5" calcext:value-type="float">
            <text:p>13.5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table:formula="of:=SUM([.R52];[.T52])" office:value-type="float" office:value="5" calcext:value-type="float">
            <text:p>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46" calcext:value-type="float">
            <text:p>46</text:p>
          </table:table-cell>
          <table:table-cell table:style-name="ce7" table:content-validation-name="val11" office:value-type="string" calcext:value-type="string">
            <text:p>pumpkin seeds</text:p>
          </table:table-cell>
          <table:table-cell table:style-name="ce31" table:content-validation-name="val12" office:value-type="string" calcext:value-type="string">
            <text:p>nu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3]&amp;[.E53]=&quot;&quot;;&quot;&quot;;[.D53]&amp;[.E53]&amp;&quot;/&quot;)&amp;IF([.F53]&amp;[.G53]=&quot;&quot;;&quot;&quot;;[.F53]&amp;[.G53]&amp;&quot;/&quot;)&amp;IF([.H53]&amp;[.I53]=&quot;&quot;;&quot;&quot;;[.H53]&amp;[.I53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285" calcext:value-type="float">
            <text:p>285</text:p>
          </table:table-cell>
          <table:table-cell table:style-name="ce32" table:content-validation-name="val13" office:value-type="float" office:value="12.3" calcext:value-type="float">
            <text:p>12.3</text:p>
          </table:table-cell>
          <table:table-cell/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 table:style-name="ce32" table:content-validation-name="val13" table:formula="of:=SUM([.R53];[.T53])" office:value-type="float" office:value="22" calcext:value-type="float">
            <text:p>22</text:p>
          </table:table-cell>
          <table:table-cell table:style-name="ce1"/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47" calcext:value-type="float">
            <text:p>47</text:p>
          </table:table-cell>
          <table:table-cell table:style-name="ce7" table:content-validation-name="val11" office:value-type="string" calcext:value-type="string">
            <text:p>marmite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tsp</text:p>
          </table:table-cell>
          <table:table-cell table:style-name="ce1" table:number-columns-repeated="2"/>
          <table:table-cell table:style-name="ce35" table:formula="of:=IF([.D54]&amp;[.E54]=&quot;&quot;;&quot;&quot;;[.D54]&amp;[.E54]&amp;&quot;/&quot;)&amp;IF([.F54]&amp;[.G54]=&quot;&quot;;&quot;&quot;;[.F54]&amp;[.G54]&amp;&quot;/&quot;)&amp;IF([.H54]&amp;[.I54]=&quot;&quot;;&quot;&quot;;[.H54]&amp;[.I54])" office:value-type="string" office:string-value="1tsp/" calcext:value-type="string">
            <text:p>1tsp/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1"/>
          <table:table-cell/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16" calcext:value-type="float">
            <text:p>216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48" calcext:value-type="float">
            <text:p>48</text:p>
          </table:table-cell>
          <table:table-cell table:style-name="ce7" table:content-validation-name="val11" office:value-type="string" calcext:value-type="string">
            <text:p>Sweetcorn &amp; tomato salad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55]&amp;[.E55]=&quot;&quot;;&quot;&quot;;[.D55]&amp;[.E55]&amp;&quot;/&quot;)&amp;IF([.F55]&amp;[.G55]=&quot;&quot;;&quot;&quot;;[.F55]&amp;[.G55]&amp;&quot;/&quot;)&amp;IF([.H55]&amp;[.I55]=&quot;&quot;;&quot;&quot;;[.H55]&amp;[.I5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27" calcext:value-type="float">
            <text:p>27</text:p>
          </table:table-cell>
          <table:table-cell table:style-name="ce1" table:number-columns-repeated="4"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350" calcext:value-type="float">
            <text:p>35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49" calcext:value-type="float">
            <text:p>49</text:p>
          </table:table-cell>
          <table:table-cell table:style-name="ce7" table:content-validation-name="val11" office:value-type="string" calcext:value-type="string">
            <text:p>dd old fashioned donut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6]&amp;[.E56]=&quot;&quot;;&quot;&quot;;[.D56]&amp;[.E56]&amp;&quot;/&quot;)&amp;IF([.F56]&amp;[.G56]=&quot;&quot;;&quot;&quot;;[.F56]&amp;[.G56]&amp;&quot;/&quot;)&amp;IF([.H56]&amp;[.I56]=&quot;&quot;;&quot;&quot;;[.H56]&amp;[.I5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20" calcext:value-type="float">
            <text:p>320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/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33" calcext:value-type="float">
            <text:p>33</text:p>
          </table:table-cell>
          <table:table-cell table:style-name="ce32" table:content-validation-name="val13" table:formula="of:=SUM([.R56];[.T56])" office:value-type="float" office:value="9" calcext:value-type="float">
            <text:p>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300" calcext:value-type="float">
            <text:p>3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0" calcext:value-type="float">
            <text:p>50</text:p>
          </table:table-cell>
          <table:table-cell table:style-name="ce7" table:content-validation-name="val11" office:value-type="string" calcext:value-type="string">
            <text:p>peach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7]&amp;[.E57]=&quot;&quot;;&quot;&quot;;[.D57]&amp;[.E57]&amp;&quot;/&quot;)&amp;IF([.F57]&amp;[.G57]=&quot;&quot;;&quot;&quot;;[.F57]&amp;[.G57]&amp;&quot;/&quot;)&amp;IF([.H57]&amp;[.I57]=&quot;&quot;;&quot;&quot;;[.H57]&amp;[.I5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9" calcext:value-type="float">
            <text:p>59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1" calcext:value-type="float">
            <text:p>51</text:p>
          </table:table-cell>
          <table:table-cell table:style-name="ce7" table:content-validation-name="val11" office:value-type="string" calcext:value-type="string">
            <text:p>pear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8]&amp;[.E58]=&quot;&quot;;&quot;&quot;;[.D58]&amp;[.E58]&amp;&quot;/&quot;)&amp;IF([.F58]&amp;[.G58]=&quot;&quot;;&quot;&quot;;[.F58]&amp;[.G58]&amp;&quot;/&quot;)&amp;IF([.H58]&amp;[.I58]=&quot;&quot;;&quot;&quot;;[.H58]&amp;[.I5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02" calcext:value-type="float">
            <text:p>102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2" calcext:value-type="float">
            <text:p>52</text:p>
          </table:table-cell>
          <table:table-cell table:style-name="ce7" table:content-validation-name="val11" office:value-type="string" calcext:value-type="string">
            <text:p>chicken thighs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59]&amp;[.E59]=&quot;&quot;;&quot;&quot;;[.D59]&amp;[.E59]&amp;&quot;/&quot;)&amp;IF([.F59]&amp;[.G59]=&quot;&quot;;&quot;&quot;;[.F59]&amp;[.G59]&amp;&quot;/&quot;)&amp;IF([.H59]&amp;[.I59]=&quot;&quot;;&quot;&quot;;[.H59]&amp;[.I5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06" calcext:value-type="float">
            <text:p>206</text:p>
          </table:table-cell>
          <table:table-cell table:style-name="ce1"/>
          <table:table-cell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30" table:content-validation-name="val9" office:value-type="float" office:value="53" calcext:value-type="float">
            <text:p>53</text:p>
          </table:table-cell>
          <table:table-cell table:style-name="ce6" table:content-validation-name="val4" office:value-type="string" calcext:value-type="string">
            <text:p>wf multigrain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43" calcext:value-type="float">
            <text:p>43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60]&amp;[.E60]=&quot;&quot;;&quot;&quot;;[.D60]&amp;[.E60]&amp;&quot;/&quot;)&amp;IF([.F60]&amp;[.G60]=&quot;&quot;;&quot;&quot;;[.F60]&amp;[.G60]&amp;&quot;/&quot;)&amp;IF([.H60]&amp;[.I60]=&quot;&quot;;&quot;&quot;;[.H60]&amp;[.I60])" office:value-type="string" office:string-value="43g/" calcext:value-type="string">
            <text:p>43g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20" calcext:value-type="float">
            <text:p>20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30" table:content-validation-name="val9" office:value-type="float" office:value="54" calcext:value-type="float">
            <text:p>54</text:p>
          </table:table-cell>
          <table:table-cell table:style-name="ce6" table:content-validation-name="val4" office:value-type="string" calcext:value-type="string">
            <text:p>shredded sharp cheddar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1" table:number-columns-repeated="2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61]&amp;[.E61]=&quot;&quot;;&quot;&quot;;[.D61]&amp;[.E61]&amp;&quot;/&quot;)&amp;IF([.F61]&amp;[.G61]=&quot;&quot;;&quot;&quot;;[.F61]&amp;[.G61]&amp;&quot;/&quot;)&amp;IF([.H61]&amp;[.I61]=&quot;&quot;;&quot;&quot;;[.H61]&amp;[.I61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table:formula="of:=SUM([.R61];[.T61])" office:value-type="float" office:value="0" calcext:value-type="float">
            <text:p>0</text:p>
          </table:table-cell>
          <table:table-cell table:style-name="ce1"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70" calcext:value-type="float">
            <text:p>17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5" calcext:value-type="float">
            <text:p>55</text:p>
          </table:table-cell>
          <table:table-cell table:style-name="ce6" table:content-validation-name="val4" office:value-type="string" calcext:value-type="string">
            <text:p>ham slice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62]&amp;[.E62]=&quot;&quot;;&quot;&quot;;[.D62]&amp;[.E62]&amp;&quot;/&quot;)&amp;IF([.F62]&amp;[.G62]=&quot;&quot;;&quot;&quot;;[.F62]&amp;[.G62]&amp;&quot;/&quot;)&amp;IF([.H62]&amp;[.I62]=&quot;&quot;;&quot;&quot;;[.H62]&amp;[.I62])" office:value-type="string" office:string-value="45g/" calcext:value-type="string">
            <text:p>45g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/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8" calcext:value-type="float">
            <text:p>8</text:p>
          </table:table-cell>
          <table:table-cell table:style-name="ce1"/>
          <table:table-cell table:style-name="ce32" table:content-validation-name="val13" office:value-type="float" office:value="410" calcext:value-type="float">
            <text:p>41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6" calcext:value-type="float">
            <text:p>56</text:p>
          </table:table-cell>
          <table:table-cell table:style-name="ce6" table:content-validation-name="val4" office:value-type="string" calcext:value-type="string">
            <text:p>yoghurt pretzels</text:p>
          </table:table-cell>
          <table:table-cell table:style-name="ce1" table:number-columns-repeated="5"/>
          <table:table-cell table:style-name="ce32" table:content-validation-name="val13" office:value-type="float" office:value="7" calcext:value-type="float">
            <text:p>7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3]&amp;[.E63]=&quot;&quot;;&quot;&quot;;[.D63]&amp;[.E63]&amp;&quot;/&quot;)&amp;IF([.F63]&amp;[.G63]=&quot;&quot;;&quot;&quot;;[.F63]&amp;[.G63]&amp;&quot;/&quot;)&amp;IF([.H63]&amp;[.I63]=&quot;&quot;;&quot;&quot;;[.H63]&amp;[.I63])" office:value-type="string" office:string-value="7pieces" calcext:value-type="string">
            <text:p>7pieces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1"/>
          <table:table-cell table:style-name="ce32" table:content-validation-name="val13" office:value-type="float" office:value="29" calcext:value-type="float">
            <text:p>29</text:p>
          </table:table-cell>
          <table:table-cell table:style-name="ce32" table:content-validation-name="val13" office:value-type="float" office:value="28" calcext:value-type="float">
            <text:p>28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263" calcext:value-type="float">
            <text:p>263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7" calcext:value-type="float">
            <text:p>57</text:p>
          </table:table-cell>
          <table:table-cell table:style-name="ce6" table:content-validation-name="val4" office:value-type="string" calcext:value-type="string">
            <text:p>yakiniku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4"/>
          <table:table-cell table:style-name="ce35" table:formula="of:=IF([.D64]&amp;[.E64]=&quot;&quot;;&quot;&quot;;[.D64]&amp;[.E64]&amp;&quot;/&quot;)&amp;IF([.F64]&amp;[.G64]=&quot;&quot;;&quot;&quot;;[.F64]&amp;[.G64]&amp;&quot;/&quot;)&amp;IF([.H64]&amp;[.I64]=&quot;&quot;;&quot;&quot;;[.H64]&amp;[.I64])" office:value-type="string" office:string-value="5oz/" calcext:value-type="string">
            <text:p>5oz/</text:p>
          </table:table-cell>
          <table:table-cell table:style-name="ce32" table:content-validation-name="val13" office:value-type="float" office:value="275" calcext:value-type="float">
            <text:p>275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1" table:number-columns-repeated="5"/>
          <table:table-cell table:style-name="ce32" table:content-validation-name="val13" office:value-type="float" office:value="28" calcext:value-type="float">
            <text:p>28</text:p>
          </table:table-cell>
          <table:table-cell table:style-name="ce1"/>
          <table:table-cell table:style-name="ce32" table:content-validation-name="val13" office:value-type="float" office:value="81" calcext:value-type="float">
            <text:p>8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8" calcext:value-type="float">
            <text:p>58</text:p>
          </table:table-cell>
          <table:table-cell table:style-name="ce6" table:content-validation-name="val4" office:value-type="string" calcext:value-type="string">
            <text:p>brocoli tempura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5]&amp;[.E65]=&quot;&quot;;&quot;&quot;;[.D65]&amp;[.E65]&amp;&quot;/&quot;)&amp;IF([.F65]&amp;[.G65]=&quot;&quot;;&quot;&quot;;[.F65]&amp;[.G65]&amp;&quot;/&quot;)&amp;IF([.H65]&amp;[.I65]=&quot;&quot;;&quot;&quot;;[.H65]&amp;[.I6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48" calcext:value-type="float">
            <text:p>348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3.5" calcext:value-type="float">
            <text:p>3.5</text:p>
          </table:table-cell>
          <table:table-cell table:style-name="ce1" table:number-columns-repeated="4"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18" calcext:value-type="float">
            <text:p>18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59" calcext:value-type="float">
            <text:p>59</text:p>
          </table:table-cell>
          <table:table-cell table:style-name="ce6" table:content-validation-name="val4" office:value-type="string" calcext:value-type="string">
            <text:p>deglet date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6]&amp;[.E66]=&quot;&quot;;&quot;&quot;;[.D66]&amp;[.E66]&amp;&quot;/&quot;)&amp;IF([.F66]&amp;[.G66]=&quot;&quot;;&quot;&quot;;[.F66]&amp;[.G66]&amp;&quot;/&quot;)&amp;IF([.H66]&amp;[.I66]=&quot;&quot;;&quot;&quot;;[.H66]&amp;[.I66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60" calcext:value-type="float">
            <text:p>60</text:p>
          </table:table-cell>
          <table:table-cell table:style-name="ce6" table:content-validation-name="val4" office:value-type="string" calcext:value-type="string">
            <text:p>smashfrie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7]&amp;[.E67]=&quot;&quot;;&quot;&quot;;[.D67]&amp;[.E67]&amp;&quot;/&quot;)&amp;IF([.F67]&amp;[.G67]=&quot;&quot;;&quot;&quot;;[.F67]&amp;[.G67]&amp;&quot;/&quot;)&amp;IF([.H67]&amp;[.I67]=&quot;&quot;;&quot;&quot;;[.H67]&amp;[.I6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680" calcext:value-type="float">
            <text:p>680</text:p>
          </table:table-cell>
          <table:table-cell table:style-name="ce32" table:content-validation-name="val13" office:value-type="float" office:value="34" calcext:value-type="float">
            <text:p>34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86" calcext:value-type="float">
            <text:p>86</text:p>
          </table:table-cell>
          <table:table-cell table:style-name="ce32" table:content-validation-name="val13" table:formula="of:=SUM([.R67];[.T67])" office:value-type="float" office:value="81" calcext:value-type="float">
            <text:p>81</text:p>
          </table:table-cell>
          <table:table-cell table:style-name="ce1"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81" calcext:value-type="float">
            <text:p>81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999"/>
        </table:table-row>
        <table:table-row table:style-name="ro1">
          <table:table-cell table:style-name="ce30" table:content-validation-name="val9" office:value-type="float" office:value="61" calcext:value-type="float">
            <text:p>61</text:p>
          </table:table-cell>
          <table:table-cell table:style-name="ce6" table:content-validation-name="val4" office:value-type="string" calcext:value-type="string">
            <text:p>classic smash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8]&amp;[.E68]=&quot;&quot;;&quot;&quot;;[.D68]&amp;[.E68]&amp;&quot;/&quot;)&amp;IF([.F68]&amp;[.G68]=&quot;&quot;;&quot;&quot;;[.F68]&amp;[.G68]&amp;&quot;/&quot;)&amp;IF([.H68]&amp;[.I68]=&quot;&quot;;&quot;&quot;;[.H68]&amp;[.I6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840" calcext:value-type="float">
            <text:p>840</text:p>
          </table:table-cell>
          <table:table-cell table:style-name="ce32" table:content-validation-name="val13" office:value-type="float" office:value="56" calcext:value-type="float">
            <text:p>56</text:p>
          </table:table-cell>
          <table:table-cell/>
          <table:table-cell table:style-name="ce32" table:content-validation-name="val13" office:value-type="float" office:value="24" calcext:value-type="float">
            <text:p>24</text:p>
          </table:table-cell>
          <table:table-cell/>
          <table:table-cell table:style-name="ce32" table:content-validation-name="val13" office:value-type="float" office:value="45" calcext:value-type="float">
            <text:p>45</text:p>
          </table:table-cell>
          <table:table-cell table:style-name="ce32" table:content-validation-name="val13" office:value-type="float" office:value="43" calcext:value-type="float">
            <text:p>43</text:p>
          </table:table-cell>
          <table:table-cell table:style-name="ce1"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1"/>
          <table:table-cell table:style-name="ce32" table:content-validation-name="val13" office:value-type="float" office:value="2000" calcext:value-type="float">
            <text:p>200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30" table:content-validation-name="val9" office:value-type="float" office:value="62" calcext:value-type="float">
            <text:p>62</text:p>
          </table:table-cell>
          <table:table-cell table:style-name="ce6" table:content-validation-name="val4" office:value-type="string" calcext:value-type="string">
            <text:p>baskin kid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69]&amp;[.E69]=&quot;&quot;;&quot;&quot;;[.D69]&amp;[.E69]&amp;&quot;/&quot;)&amp;IF([.F69]&amp;[.G69]=&quot;&quot;;&quot;&quot;;[.F69]&amp;[.G69]&amp;&quot;/&quot;)&amp;IF([.H69]&amp;[.I69]=&quot;&quot;;&quot;&quot;;[.H69]&amp;[.I6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8"/>
          <table:table-cell table:number-columns-repeated="1000"/>
        </table:table-row>
        <table:table-row table:style-name="ro1">
          <table:table-cell table:style-name="ce30" table:content-validation-name="val9" office:value-type="float" office:value="63" calcext:value-type="float">
            <text:p>63</text:p>
          </table:table-cell>
          <table:table-cell table:style-name="ce6" table:content-validation-name="val4" office:value-type="string" calcext:value-type="string">
            <text:p>smash chicken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0]&amp;[.E70]=&quot;&quot;;&quot;&quot;;[.D70]&amp;[.E70]&amp;&quot;/&quot;)&amp;IF([.F70]&amp;[.G70]=&quot;&quot;;&quot;&quot;;[.F70]&amp;[.G70]&amp;&quot;/&quot;)&amp;IF([.H70]&amp;[.I70]=&quot;&quot;;&quot;&quot;;[.H70]&amp;[.I70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30" calcext:value-type="float">
            <text:p>430</text:p>
          </table:table-cell>
          <table:table-cell table:style-name="ce32" table:content-validation-name="val13" office:value-type="float" office:value="18" calcext:value-type="float">
            <text:p>18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8" calcext:value-type="float">
            <text:p>38</text:p>
          </table:table-cell>
          <table:table-cell table:style-name="ce32" table:content-validation-name="val13" table:formula="of:=SUM([.R70];[.T70])" office:value-type="float" office:value="35" calcext:value-type="float">
            <text:p>35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32" calcext:value-type="float">
            <text:p>32</text:p>
          </table:table-cell>
          <table:table-cell table:style-name="ce32" table:content-validation-name="val13" office:value-type="float" office:value="29" calcext:value-type="float">
            <text:p>29</text:p>
          </table:table-cell>
          <table:table-cell table:style-name="ce1"/>
          <table:table-cell table:style-name="ce32" table:content-validation-name="val13" office:value-type="float" office:value="1400" calcext:value-type="float">
            <text:p>14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4" calcext:value-type="float">
            <text:p>64</text:p>
          </table:table-cell>
          <table:table-cell table:style-name="ce6" table:content-validation-name="val4" office:value-type="string" calcext:value-type="string">
            <text:p>wf italian sausage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660" calcext:value-type="float">
            <text:p>660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1]&amp;[.E71]=&quot;&quot;;&quot;&quot;;[.D71]&amp;[.E71]&amp;&quot;/&quot;)&amp;IF([.F71]&amp;[.G71]=&quot;&quot;;&quot;&quot;;[.F71]&amp;[.G71]&amp;&quot;/&quot;)&amp;IF([.H71]&amp;[.I71]=&quot;&quot;;&quot;&quot;;[.H71]&amp;[.I71])" office:value-type="string" office:string-value="660oz/0.25cup/" calcext:value-type="string">
            <text:p>660oz/0.25cup/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4"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5" calcext:value-type="float">
            <text:p>65</text:p>
          </table:table-cell>
          <table:table-cell table:style-name="ce6" table:content-validation-name="val4" office:value-type="string" calcext:value-type="string">
            <text:p>ricotta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4"/>
          <table:table-cell table:style-name="ce35" table:formula="of:=IF([.D72]&amp;[.E72]=&quot;&quot;;&quot;&quot;;[.D72]&amp;[.E72]&amp;&quot;/&quot;)&amp;IF([.F72]&amp;[.G72]=&quot;&quot;;&quot;&quot;;[.F72]&amp;[.G72]&amp;&quot;/&quot;)&amp;IF([.H72]&amp;[.I72]=&quot;&quot;;&quot;&quot;;[.H72]&amp;[.I72])" office:value-type="string" office:string-value="62g/" calcext:value-type="string">
            <text:p>62g/</text:p>
          </table:table-cell>
          <table:table-cell table:style-name="ce32" table:content-validation-name="val13" office:value-type="float" office:value="116" calcext:value-type="float">
            <text:p>116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/>
          <table:table-cell table:style-name="ce32" table:content-validation-name="val13" office:value-type="float" office:value="2" calcext:value-type="float">
            <text:p>2</text:p>
          </table:table-cell>
          <table:table-cell table:style-name="ce1" table:number-columns-repeated="2"/>
          <table:table-cell table:style-name="ce32" table:content-validation-name="val13" office:value-type="float" office:value="8" calcext:value-type="float">
            <text:p>8</text:p>
          </table:table-cell>
          <table:table-cell table:style-name="ce1"/>
          <table:table-cell table:style-name="ce32" table:content-validation-name="val13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6" calcext:value-type="float">
            <text:p>66</text:p>
          </table:table-cell>
          <table:table-cell table:style-name="ce6" table:content-validation-name="val4" office:value-type="string" calcext:value-type="string">
            <text:p>mozarella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1" table:number-columns-repeated="2"/>
          <table:table-cell table:style-name="ce32" table:content-validation-name="val13" office:value-type="float" office:value="0.5" calcext:value-type="float">
            <text:p>0.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3]&amp;[.E73]=&quot;&quot;;&quot;&quot;;[.D73]&amp;[.E73]&amp;&quot;/&quot;)&amp;IF([.F73]&amp;[.G73]=&quot;&quot;;&quot;&quot;;[.F73]&amp;[.G73]&amp;&quot;/&quot;)&amp;IF([.H73]&amp;[.I73]=&quot;&quot;;&quot;&quot;;[.H73]&amp;[.I73])" office:value-type="string" office:string-value="0.5cup/" calcext:value-type="string">
            <text:p>0.5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1" table:number-columns-repeated="5"/>
          <table:table-cell table:style-name="ce32" table:content-validation-name="val13" office:value-type="float" office:value="16" calcext:value-type="float">
            <text:p>16</text:p>
          </table:table-cell>
          <table:table-cell table:style-name="ce1"/>
          <table:table-cell table:style-name="ce32" table:content-validation-name="val13" office:value-type="float" office:value="340" calcext:value-type="float">
            <text:p>34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7" calcext:value-type="float">
            <text:p>67</text:p>
          </table:table-cell>
          <table:table-cell table:style-name="ce6" table:content-validation-name="val4" office:value-type="string" calcext:value-type="string">
            <text:p>tomato pasta sauce</text:p>
          </table:table-cell>
          <table:table-cell table:style-name="ce31" table:content-validation-name="val12" office:value-type="string" calcext:value-type="string">
            <text:p>condimen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74]&amp;[.E74]=&quot;&quot;;&quot;&quot;;[.D74]&amp;[.E74]&amp;&quot;/&quot;)&amp;IF([.F74]&amp;[.G74]=&quot;&quot;;&quot;&quot;;[.F74]&amp;[.G74]&amp;&quot;/&quot;)&amp;IF([.H74]&amp;[.I74]=&quot;&quot;;&quot;&quot;;[.H74]&amp;[.I74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number-columns-repeated="2"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"/>
          <table:table-cell table:style-name="ce32" table:content-validation-name="val13" office:value-type="float" office:value="12" calcext:value-type="float">
            <text:p>12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8" calcext:value-type="float">
            <text:p>68</text:p>
          </table:table-cell>
          <table:table-cell table:style-name="ce6" table:content-validation-name="val4" office:value-type="string" calcext:value-type="string">
            <text:p>dr turkey baguett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5]&amp;[.E75]=&quot;&quot;;&quot;&quot;;[.D75]&amp;[.E75]&amp;&quot;/&quot;)&amp;IF([.F75]&amp;[.G75]=&quot;&quot;;&quot;&quot;;[.F75]&amp;[.G75]&amp;&quot;/&quot;)&amp;IF([.H75]&amp;[.I75]=&quot;&quot;;&quot;&quot;;[.H75]&amp;[.I7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40" calcext:value-type="float">
            <text:p>440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number-columns-repeated="2" table:style-name="ce32" table:content-validation-name="val13" office:value-type="float" office:value="49" calcext:value-type="float">
            <text:p>49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1"/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26" calcext:value-type="float">
            <text:p>26</text:p>
          </table:table-cell>
          <table:table-cell table:style-name="ce1"/>
          <table:table-cell table:style-name="ce32" table:content-validation-name="val13"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69" calcext:value-type="float">
            <text:p>69</text:p>
          </table:table-cell>
          <table:table-cell table:style-name="ce6" table:content-validation-name="val4" office:value-type="string" calcext:value-type="string">
            <text:p>black mission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8" calcext:value-type="float">
            <text:p>8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6]&amp;[.E76]=&quot;&quot;;&quot;&quot;;[.D76]&amp;[.E76]&amp;&quot;/&quot;)&amp;IF([.F76]&amp;[.G76]=&quot;&quot;;&quot;&quot;;[.F76]&amp;[.G76]&amp;&quot;/&quot;)&amp;IF([.H76]&amp;[.I76]=&quot;&quot;;&quot;&quot;;[.H76]&amp;[.I76])" office:value-type="string" office:string-value="8pieces" calcext:value-type="string">
            <text:p>8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number-columns-repeated="2" table:style-name="ce32" table:content-validation-name="val13" office:value-type="float" office:value="26" calcext:value-type="float">
            <text:p>26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0" calcext:value-type="float">
            <text:p>70</text:p>
          </table:table-cell>
          <table:table-cell table:style-name="ce6" table:content-validation-name="val4" office:value-type="string" calcext:value-type="string">
            <text:p>wholewheat bagel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7]&amp;[.E77]=&quot;&quot;;&quot;&quot;;[.D77]&amp;[.E77]&amp;&quot;/&quot;)&amp;IF([.F77]&amp;[.G77]=&quot;&quot;;&quot;&quot;;[.F77]&amp;[.G77]&amp;&quot;/&quot;)&amp;IF([.H77]&amp;[.I77]=&quot;&quot;;&quot;&quot;;[.H77]&amp;[.I7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1.47" calcext:value-type="float">
            <text:p>1.47</text:p>
          </table:table-cell>
          <table:table-cell/>
          <table:table-cell table:style-name="ce32" table:content-validation-name="val13" office:value-type="float" office:value="0.225" calcext:value-type="float">
            <text:p>0.225</text:p>
          </table:table-cell>
          <table:table-cell/>
          <table:table-cell table:number-columns-repeated="2" table:style-name="ce32" table:content-validation-name="val13" office:value-type="float" office:value="61.33" calcext:value-type="float">
            <text:p>61.33</text:p>
          </table:table-cell>
          <table:table-cell table:style-name="ce32" table:content-validation-name="val13" office:value-type="float" office:value="1.9" calcext:value-type="float">
            <text:p>1.9</text:p>
          </table:table-cell>
          <table:table-cell table:style-name="ce1"/>
          <table:table-cell/>
          <table:table-cell table:style-name="ce32" table:content-validation-name="val13" office:value-type="float" office:value="10.9" calcext:value-type="float">
            <text:p>10.9</text:p>
          </table:table-cell>
          <table:table-cell table:style-name="ce32" table:content-validation-name="val13" office:value-type="float" office:value="198" calcext:value-type="float">
            <text:p>198</text:p>
          </table:table-cell>
          <table:table-cell table:style-name="ce32" table:content-validation-name="val13"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1" calcext:value-type="float">
            <text:p>71</text:p>
          </table:table-cell>
          <table:table-cell table:style-name="ce6" table:content-validation-name="val4" office:value-type="string" calcext:value-type="string">
            <text:p>provolone</text:p>
          </table:table-cell>
          <table:table-cell table:style-name="ce31" table:content-validation-name="val12" office:value-type="string" calcext:value-type="string">
            <text:p>dairy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8]&amp;[.E78]=&quot;&quot;;&quot;&quot;;[.D78]&amp;[.E78]&amp;&quot;/&quot;)&amp;IF([.F78]&amp;[.G78]=&quot;&quot;;&quot;&quot;;[.F78]&amp;[.G78]&amp;&quot;/&quot;)&amp;IF([.H78]&amp;[.I78]=&quot;&quot;;&quot;&quot;;[.H78]&amp;[.I78])" office:value-type="string" office:string-value="1oz/1pieces" calcext:value-type="string">
            <text:p>1oz/1pieces</text:p>
          </table:table-cell>
          <table:table-cell table:style-name="ce32" table:content-validation-name="val13" office:value-type="float" office:value="98" calcext:value-type="float">
            <text:p>98</text:p>
          </table:table-cell>
          <table:table-cell table:style-name="ce32" table:content-validation-name="val13" office:value-type="float" office:value="7.5" calcext:value-type="float">
            <text:p>7.5</text:p>
          </table:table-cell>
          <table:table-cell/>
          <table:table-cell table:style-name="ce32" table:content-validation-name="val13" office:value-type="float" office:value="4.8" calcext:value-type="float">
            <text:p>4.8</text:p>
          </table:table-cell>
          <table:table-cell/>
          <table:table-cell table:style-name="ce32" table:content-validation-name="val13" office:value-type="float" office:value="0.6" calcext:value-type="float">
            <text:p>0.6</text:p>
          </table:table-cell>
          <table:table-cell table:style-name="ce32" table:content-validation-name="val13" table:formula="of:=SUM([.R78];[.T78])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32" table:content-validation-name="val13" office:value-type="float" office:value="7.2" calcext:value-type="float">
            <text:p>7.2</text:p>
          </table:table-cell>
          <table:table-cell table:style-name="ce32" table:content-validation-name="val13" office:value-type="float" office:value="38.6" calcext:value-type="float">
            <text:p>38.6</text:p>
          </table:table-cell>
          <table:table-cell table:style-name="ce32" table:content-validation-name="val13" office:value-type="float" office:value="245" calcext:value-type="float">
            <text:p>24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2" calcext:value-type="float">
            <text:p>72</text:p>
          </table:table-cell>
          <table:table-cell table:style-name="ce6" table:content-validation-name="val4" office:value-type="string" calcext:value-type="string">
            <text:p>smyrna figs</text:p>
          </table:table-cell>
          <table:table-cell table:style-name="ce31" table:content-validation-name="val12" office:value-type="string" calcext:value-type="string">
            <text:p>dried fruit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79]&amp;[.E79]=&quot;&quot;;&quot;&quot;;[.D79]&amp;[.E79]&amp;&quot;/&quot;)&amp;IF([.F79]&amp;[.G79]=&quot;&quot;;&quot;&quot;;[.F79]&amp;[.G79]&amp;&quot;/&quot;)&amp;IF([.H79]&amp;[.I79]=&quot;&quot;;&quot;&quot;;[.H79]&amp;[.I79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28" calcext:value-type="float">
            <text:p>28</text:p>
          </table:table-cell>
          <table:table-cell table:number-columns-repeated="2" table:style-name="ce32" table:content-validation-name="val13" office:value-type="float" office:value="24" calcext:value-type="float">
            <text:p>24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style-name="ce1"/>
          <table:table-cell table:style-name="ce32" table:content-validation-name="val1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3" calcext:value-type="float">
            <text:p>73</text:p>
          </table:table-cell>
          <table:table-cell table:style-name="ce6" table:content-validation-name="val4" office:value-type="string" calcext:value-type="string">
            <text:p>pasta sheets</text:p>
          </table:table-cell>
          <table:table-cell table:style-name="ce1" table:number-columns-repeated="5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0]&amp;[.E80]=&quot;&quot;;&quot;&quot;;[.D80]&amp;[.E80]&amp;&quot;/&quot;)&amp;IF([.F80]&amp;[.G80]=&quot;&quot;;&quot;&quot;;[.F80]&amp;[.G80]&amp;&quot;/&quot;)&amp;IF([.H80]&amp;[.I80]=&quot;&quot;;&quot;&quot;;[.H80]&amp;[.I80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8" calcext:value-type="float">
            <text:p>3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4" calcext:value-type="float">
            <text:p>74</text:p>
          </table:table-cell>
          <table:table-cell table:style-name="ce6" table:content-validation-name="val4" office:value-type="string" calcext:value-type="string">
            <text:p>appl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1]&amp;[.E81]=&quot;&quot;;&quot;&quot;;[.D81]&amp;[.E81]&amp;&quot;/&quot;)&amp;IF([.F81]&amp;[.G81]=&quot;&quot;;&quot;&quot;;[.F81]&amp;[.G81]&amp;&quot;/&quot;)&amp;IF([.H81]&amp;[.I81]=&quot;&quot;;&quot;&quot;;[.H81]&amp;[.I81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6" calcext:value-type="float">
            <text:p>56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1.5" calcext:value-type="float">
            <text:p>11.5</text:p>
          </table:table-cell>
          <table:table-cell table:style-name="ce32" table:content-validation-name="val13" office:value-type="float" office:value="11" calcext:value-type="float">
            <text:p>11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 table:style-name="ce32" table:content-validation-name="val13" office:value-type="float" office:value="113" calcext:value-type="float">
            <text:p>11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30" table:content-validation-name="val9" office:value-type="float" office:value="75" calcext:value-type="float">
            <text:p>75</text:p>
          </table:table-cell>
          <table:table-cell table:style-name="ce6" table:content-validation-name="val4" office:value-type="string" calcext:value-type="string">
            <text:p>seven grain demi loaf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2]&amp;[.E82]=&quot;&quot;;&quot;&quot;;[.D82]&amp;[.E82]&amp;&quot;/&quot;)&amp;IF([.F82]&amp;[.G82]=&quot;&quot;;&quot;&quot;;[.F82]&amp;[.G82]&amp;&quot;/&quot;)&amp;IF([.H82]&amp;[.I82]=&quot;&quot;;&quot;&quot;;[.H82]&amp;[.I8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75" calcext:value-type="float">
            <text:p>75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7" calcext:value-type="float">
            <text:p>27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style-name="ce1"/>
          <table:table-cell table:style-name="ce32" table:content-validation-name="val13" office:value-type="float" office:value="350" calcext:value-type="float">
            <text:p>3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6" calcext:value-type="float">
            <text:p>76</text:p>
          </table:table-cell>
          <table:table-cell table:style-name="ce6" table:content-validation-name="val4" office:value-type="string" calcext:value-type="string">
            <text:p>beef franks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3]&amp;[.E83]=&quot;&quot;;&quot;&quot;;[.D83]&amp;[.E83]&amp;&quot;/&quot;)&amp;IF([.F83]&amp;[.G83]=&quot;&quot;;&quot;&quot;;[.F83]&amp;[.G83]&amp;&quot;/&quot;)&amp;IF([.H83]&amp;[.I83]=&quot;&quot;;&quot;&quot;;[.H83]&amp;[.I83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1" table:number-columns-repeated="4"/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77" calcext:value-type="float">
            <text:p>77</text:p>
          </table:table-cell>
          <table:table-cell table:style-name="ce6" table:content-validation-name="val4" office:value-type="string" calcext:value-type="string">
            <text:p>sweetcorn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2"/>
          <table:table-cell table:style-name="ce32" table:content-validation-name="val13" office:value-type="float" office:value="0.66" calcext:value-type="float">
            <text:p>0.66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84]&amp;[.E84]=&quot;&quot;;&quot;&quot;;[.D84]&amp;[.E84]&amp;&quot;/&quot;)&amp;IF([.F84]&amp;[.G84]=&quot;&quot;;&quot;&quot;;[.F84]&amp;[.G84]&amp;&quot;/&quot;)&amp;IF([.H84]&amp;[.I84]=&quot;&quot;;&quot;&quot;;[.H84]&amp;[.I84])" office:value-type="string" office:string-value="0.66cup/" calcext:value-type="string">
            <text:p>0.66cup/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78" calcext:value-type="float">
            <text:p>78</text:p>
          </table:table-cell>
          <table:table-cell table:style-name="ce6" table:content-validation-name="val4" office:value-type="string" calcext:value-type="string">
            <text:p>pineappl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85]&amp;[.E85]=&quot;&quot;;&quot;&quot;;[.D85]&amp;[.E85]&amp;&quot;/&quot;)&amp;IF([.F85]&amp;[.G85]=&quot;&quot;;&quot;&quot;;[.F85]&amp;[.G85]&amp;&quot;/&quot;)&amp;IF([.H85]&amp;[.I85]=&quot;&quot;;&quot;&quot;;[.H85]&amp;[.I8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1.5" calcext:value-type="float">
            <text:p>11.5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1.4" calcext:value-type="float">
            <text:p>1.4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109" calcext:value-type="float">
            <text:p>109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30" table:content-validation-name="val9" office:value-type="float" office:value="79" calcext:value-type="float">
            <text:p>79</text:p>
          </table:table-cell>
          <table:table-cell table:style-name="ce6" table:content-validation-name="val4" office:value-type="string" calcext:value-type="string">
            <text:p>halkidiki lives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6]&amp;[.E86]=&quot;&quot;;&quot;&quot;;[.D86]&amp;[.E86]&amp;&quot;/&quot;)&amp;IF([.F86]&amp;[.G86]=&quot;&quot;;&quot;&quot;;[.F86]&amp;[.G86]&amp;&quot;/&quot;)&amp;IF([.H86]&amp;[.I86]=&quot;&quot;;&quot;&quot;;[.H86]&amp;[.I86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280" calcext:value-type="float">
            <text:p>28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0" calcext:value-type="float">
            <text:p>80</text:p>
          </table:table-cell>
          <table:table-cell table:style-name="ce6" table:content-validation-name="val4" office:value-type="string" calcext:value-type="string">
            <text:p>tomato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7]&amp;[.E87]=&quot;&quot;;&quot;&quot;;[.D87]&amp;[.E87]&amp;&quot;/&quot;)&amp;IF([.F87]&amp;[.G87]=&quot;&quot;;&quot;&quot;;[.F87]&amp;[.G87]&amp;&quot;/&quot;)&amp;IF([.H87]&amp;[.I87]=&quot;&quot;;&quot;&quot;;[.H87]&amp;[.I8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2" table:style-name="ce32" table:content-validation-name="val13" office:value-type="float" office:value="3.5" calcext:value-type="float">
            <text:p>3.5</text:p>
          </table:table-cell>
          <table:table-cell table:style-name="ce32" table:content-validation-name="val13" office:value-type="float" office:value="1.5" calcext:value-type="float">
            <text:p>1.5</text:p>
          </table:table-cell>
          <table:table-cell/>
          <table:table-cell table:style-name="ce32" table:content-validation-name="val13" office:value-type="float" office:value="1.1" calcext:value-type="float">
            <text:p>1.1</text:p>
          </table:table-cell>
          <table:table-cell table:style-name="ce32" table:content-validation-name="val13" office:value-type="float" office:value="292" calcext:value-type="float">
            <text:p>292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1" calcext:value-type="float">
            <text:p>81</text:p>
          </table:table-cell>
          <table:table-cell table:style-name="ce6" table:content-validation-name="val4" office:value-type="string" calcext:value-type="string">
            <text:p>rye pumpernickle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41" calcext:value-type="float">
            <text:p>41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8]&amp;[.E88]=&quot;&quot;;&quot;&quot;;[.D88]&amp;[.E88]&amp;&quot;/&quot;)&amp;IF([.F88]&amp;[.G88]=&quot;&quot;;&quot;&quot;;[.F88]&amp;[.G88]&amp;&quot;/&quot;)&amp;IF([.H88]&amp;[.I88]=&quot;&quot;;&quot;&quot;;[.H88]&amp;[.I88])" office:value-type="string" office:string-value="41g/1pieces" calcext:value-type="string">
            <text:p>41g/1pieces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1"/>
          <table:table-cell table:style-name="ce32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2" calcext:value-type="float">
            <text:p>82</text:p>
          </table:table-cell>
          <table:table-cell table:style-name="ce6" table:content-validation-name="val4" office:value-type="string" calcext:value-type="string">
            <text:p>flax seed bread</text:p>
          </table:table-cell>
          <table:table-cell table:style-name="ce31" table:content-validation-name="val12" office:value-type="string" calcext:value-type="string">
            <text:p>bread</text:p>
          </table:table-cell>
          <table:table-cell table:style-name="ce32" table:content-validation-name="val13" office:value-type="float" office:value="45" calcext:value-type="float">
            <text:p>45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1"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89]&amp;[.E89]=&quot;&quot;;&quot;&quot;;[.D89]&amp;[.E89]&amp;&quot;/&quot;)&amp;IF([.F89]&amp;[.G89]=&quot;&quot;;&quot;&quot;;[.F89]&amp;[.G89]&amp;&quot;/&quot;)&amp;IF([.H89]&amp;[.I89]=&quot;&quot;;&quot;&quot;;[.H89]&amp;[.I89])" office:value-type="string" office:string-value="45g/2pieces" calcext:value-type="string">
            <text:p>45g/2pieces</text:p>
          </table:table-cell>
          <table:table-cell table:style-name="ce32" table:content-validation-name="val13" office:value-type="float" office:value="100" calcext:value-type="float">
            <text:p>10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/>
          <table:table-cell table:style-name="ce32" table:content-validation-name="val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3" calcext:value-type="float">
            <text:p>83</text:p>
          </table:table-cell>
          <table:table-cell table:style-name="ce6" table:content-validation-name="val4" office:value-type="string" calcext:value-type="string">
            <text:p>baby kale, chard, spin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0]&amp;[.E90]=&quot;&quot;;&quot;&quot;;[.D90]&amp;[.E90]&amp;&quot;/&quot;)&amp;IF([.F90]&amp;[.G90]=&quot;&quot;;&quot;&quot;;[.F90]&amp;[.G90]&amp;&quot;/&quot;)&amp;IF([.H90]&amp;[.I90]=&quot;&quot;;&quot;&quot;;[.H90]&amp;[.I90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630" calcext:value-type="float">
            <text:p>630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4" calcext:value-type="float">
            <text:p>84</text:p>
          </table:table-cell>
          <table:table-cell table:style-name="ce6" table:content-validation-name="val4" office:value-type="string" calcext:value-type="string">
            <text:p>romaine lettuce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style-name="ce1" table:number-columns-repeated="4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1]&amp;[.E91]=&quot;&quot;;&quot;&quot;;[.D91]&amp;[.E91]&amp;&quot;/&quot;)&amp;IF([.F91]&amp;[.G91]=&quot;&quot;;&quot;&quot;;[.F91]&amp;[.G91]&amp;&quot;/&quot;)&amp;IF([.H91]&amp;[.I91]=&quot;&quot;;&quot;&quot;;[.H91]&amp;[.I91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1"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5" calcext:value-type="float">
            <text:p>85</text:p>
          </table:table-cell>
          <table:table-cell table:style-name="ce6" table:content-validation-name="val4" office:value-type="string" calcext:value-type="string">
            <text:p>lentils green whole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50" calcext:value-type="float">
            <text:p>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92]&amp;[.E92]=&quot;&quot;;&quot;&quot;;[.D92]&amp;[.E92]&amp;&quot;/&quot;)&amp;IF([.F92]&amp;[.G92]=&quot;&quot;;&quot;&quot;;[.F92]&amp;[.G92]&amp;&quot;/&quot;)&amp;IF([.H92]&amp;[.I92]=&quot;&quot;;&quot;&quot;;[.H92]&amp;[.I92])" office:value-type="string" office:string-value="50g/0.25cup/" calcext:value-type="string">
            <text:p>50g/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/>
          <table:table-cell table:style-name="ce32" table:content-validation-name="val13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86" calcext:value-type="float">
            <text:p>86</text:p>
          </table:table-cell>
          <table:table-cell table:style-name="ce6" table:content-validation-name="val4" office:value-type="string" calcext:value-type="string">
            <text:p>quinoa red</text:p>
          </table:table-cell>
          <table:table-cell table:style-name="ce31" table:content-validation-name="val12" office:value-type="string" calcext:value-type="string">
            <text:p>vegetable</text:p>
          </table:table-cell>
          <table:table-cell table:style-name="ce32" table:content-validation-name="val13" office:value-type="float" office:value="42" calcext:value-type="float">
            <text:p>42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93]&amp;[.E93]=&quot;&quot;;&quot;&quot;;[.D93]&amp;[.E93]&amp;&quot;/&quot;)&amp;IF([.F93]&amp;[.G93]=&quot;&quot;;&quot;&quot;;[.F93]&amp;[.G93]&amp;&quot;/&quot;)&amp;IF([.H93]&amp;[.I93]=&quot;&quot;;&quot;&quot;;[.H93]&amp;[.I93])" office:value-type="string" office:string-value="42g/0.25cup/" calcext:value-type="string">
            <text:p>42g/0.25cup/</text:p>
          </table:table-cell>
          <table:table-cell table:style-name="ce32" table:content-validation-name="val13" office:value-type="float" office:value="160" calcext:value-type="float">
            <text:p>160</text:p>
          </table:table-cell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1"/>
          <table:table-cell/>
          <table:table-cell table:style-name="ce32" table:content-validation-name="val13" office:value-type="float" office:value="30" calcext:value-type="float">
            <text:p>30</text:p>
          </table:table-cell>
          <table:table-cell table:style-name="ce32" table:content-validation-name="val13" office:value-type="float" office:value="27" calcext:value-type="float">
            <text:p>27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style-name="ce30" table:content-validation-name="val9" office:value-type="float" office:value="87" calcext:value-type="float">
            <text:p>87</text:p>
          </table:table-cell>
          <table:table-cell table:style-name="ce6" table:content-validation-name="val4" office:value-type="string" calcext:value-type="string">
            <text:p>peanut butter</text:p>
          </table:table-cell>
          <table:table-cell table:style-name="ce31" table:content-validation-name="val12" office:value-type="string" calcext:value-type="string">
            <text:p>spread</text:p>
          </table:table-cell>
          <table:table-cell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style-name="ce1" table:number-columns-repeated="2"/>
          <table:table-cell table:style-name="ce35" table:formula="of:=IF([.D94]&amp;[.E94]=&quot;&quot;;&quot;&quot;;[.D94]&amp;[.E94]&amp;&quot;/&quot;)&amp;IF([.F94]&amp;[.G94]=&quot;&quot;;&quot;&quot;;[.F94]&amp;[.G94]&amp;&quot;/&quot;)&amp;IF([.H94]&amp;[.I94]=&quot;&quot;;&quot;&quot;;[.H94]&amp;[.I94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200" calcext:value-type="float">
            <text:p>200</text:p>
          </table:table-cell>
          <table:table-cell table:style-name="ce32" table:content-validation-name="val13" office:value-type="float" office:value="18" calcext:value-type="float">
            <text:p>18</text:p>
          </table:table-cell>
          <table:table-cell/>
          <table:table-cell table:style-name="ce32" table:content-validation-name="val13" office:value-type="float" office:value="3.5" calcext:value-type="float">
            <text:p>3.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190" calcext:value-type="float">
            <text:p>190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88" calcext:value-type="float">
            <text:p>88</text:p>
          </table:table-cell>
          <table:table-cell table:style-name="ce6" table:content-validation-name="val4" office:value-type="string" calcext:value-type="string">
            <text:p>peppers mini</text:p>
          </table:table-cell>
          <table:table-cell table:style-name="ce31" table:content-validation-name="val12" office:value-type="string" calcext:value-type="string">
            <text:p>salad</text:p>
          </table:table-cell>
          <table:table-cell table:number-columns-repeated="4"/>
          <table:table-cell table:style-name="ce32" table:content-validation-name="val13" office:value-type="float" office:value="3" calcext:value-type="float">
            <text:p>3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5]&amp;[.E95]=&quot;&quot;;&quot;&quot;;[.D95]&amp;[.E95]&amp;&quot;/&quot;)&amp;IF([.F95]&amp;[.G95]=&quot;&quot;;&quot;&quot;;[.F95]&amp;[.G95]&amp;&quot;/&quot;)&amp;IF([.H95]&amp;[.I95]=&quot;&quot;;&quot;&quot;;[.H95]&amp;[.I95])" office:value-type="string" office:string-value="3pieces" calcext:value-type="string">
            <text:p>3pieces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number-columns-repeated="4"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30" table:content-validation-name="val9" office:value-type="float" office:value="89" calcext:value-type="float">
            <text:p>89</text:p>
          </table:table-cell>
          <table:table-cell table:style-name="ce6" table:content-validation-name="val4" office:value-type="string" calcext:value-type="string">
            <text:p>chicken burger – louies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1"/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6]&amp;[.E96]=&quot;&quot;;&quot;&quot;;[.D96]&amp;[.E96]&amp;&quot;/&quot;)&amp;IF([.F96]&amp;[.G96]=&quot;&quot;;&quot;&quot;;[.F96]&amp;[.G96]&amp;&quot;/&quot;)&amp;IF([.H96]&amp;[.I96]=&quot;&quot;;&quot;&quot;;[.H96]&amp;[.I9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number-columns-repeated="2"/>
          <table:table-cell table:style-name="ce32" table:content-validation-name="val13" office:value-type="float" office:value="22" calcext:value-type="float">
            <text:p>22</text:p>
          </table:table-cell>
          <table:table-cell table:style-name="ce1"/>
          <table:table-cell table:style-name="ce32" table:content-validation-name="val13" office:value-type="float" office:value="1330" calcext:value-type="float">
            <text:p>133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0" calcext:value-type="float">
            <text:p>90</text:p>
          </table:table-cell>
          <table:table-cell table:style-name="ce6" table:content-validation-name="val4" office:value-type="string" calcext:value-type="string">
            <text:p>Pizza – margharita – NY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7]&amp;[.E97]=&quot;&quot;;&quot;&quot;;[.D97]&amp;[.E97]&amp;&quot;/&quot;)&amp;IF([.F97]&amp;[.G97]=&quot;&quot;;&quot;&quot;;[.F97]&amp;[.G97]&amp;&quot;/&quot;)&amp;IF([.H97]&amp;[.I97]=&quot;&quot;;&quot;&quot;;[.H97]&amp;[.I97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30" table:content-validation-name="val9" office:value-type="float" office:value="91" calcext:value-type="float">
            <text:p>91</text:p>
          </table:table-cell>
          <table:table-cell table:style-name="ce6" table:content-validation-name="val4" office:value-type="string" calcext:value-type="string">
            <text:p>Bday cake – Stop and Shop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8]&amp;[.E98]=&quot;&quot;;&quot;&quot;;[.D98]&amp;[.E98]&amp;&quot;/&quot;)&amp;IF([.F98]&amp;[.G98]=&quot;&quot;;&quot;&quot;;[.F98]&amp;[.G98]&amp;&quot;/&quot;)&amp;IF([.H98]&amp;[.I98]=&quot;&quot;;&quot;&quot;;[.H98]&amp;[.I9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300" calcext:value-type="float">
            <text:p>30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number-columns-repeated="2"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0" calcext:value-type="float">
            <text:p>30</text:p>
          </table:table-cell>
          <table:table-cell table:number-columns-repeated="2"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2" calcext:value-type="float">
            <text:p>92</text:p>
          </table:table-cell>
          <table:table-cell table:style-name="ce6" table:content-validation-name="val4" office:value-type="string" calcext:value-type="string">
            <text:p>orange</text:p>
          </table:table-cell>
          <table:table-cell table:style-name="ce31" table:content-validation-name="val12" office:value-type="string" calcext:value-type="string">
            <text:p>fruit</text:p>
          </table:table-cell>
          <table:table-cell table:style-name="ce32" table:content-validation-name="val13" office:value-type="float" office:value="184" calcext:value-type="float">
            <text:p>184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99]&amp;[.E99]=&quot;&quot;;&quot;&quot;;[.D99]&amp;[.E99]&amp;&quot;/&quot;)&amp;IF([.F99]&amp;[.G99]=&quot;&quot;;&quot;&quot;;[.F99]&amp;[.G99]&amp;&quot;/&quot;)&amp;IF([.H99]&amp;[.I99]=&quot;&quot;;&quot;&quot;;[.H99]&amp;[.I99])" office:value-type="string" office:string-value="184g/1pieces" calcext:value-type="string">
            <text:p>184g/1pieces</text:p>
          </table:table-cell>
          <table:table-cell table:style-name="ce32" table:content-validation-name="val13" office:value-type="float" office:value="96" calcext:value-type="float">
            <text:p>96</text:p>
          </table:table-cell>
          <table:table-cell table:style-name="ce1"/>
          <table:table-cell table:number-columns-repeated="3"/>
          <table:table-cell table:style-name="ce32" table:content-validation-name="val13" office:value-type="float" office:value="22" calcext:value-type="float">
            <text:p>22</text:p>
          </table:table-cell>
          <table:table-cell table:number-columns-repeated="2" table:style-name="ce32" table:content-validation-name="val13" office:value-type="float" office:value="17" calcext:value-type="float">
            <text:p>17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30" table:content-validation-name="val9" office:value-type="float" office:value="93" calcext:value-type="float">
            <text:p>93</text:p>
          </table:table-cell>
          <table:table-cell table:style-name="ce6" table:content-validation-name="val4" office:value-type="string" calcext:value-type="string">
            <text:p>Pretzels – Mini</text:p>
          </table:table-cell>
          <table:table-cell table:number-columns-repeated="5"/>
          <table:table-cell table:style-name="ce32" table:content-validation-name="val13" office:value-type="float" office:value="20" calcext:value-type="float">
            <text:p>20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0]&amp;[.E100]=&quot;&quot;;&quot;&quot;;[.D100]&amp;[.E100]&amp;&quot;/&quot;)&amp;IF([.F100]&amp;[.G100]=&quot;&quot;;&quot;&quot;;[.F100]&amp;[.G100]&amp;&quot;/&quot;)&amp;IF([.H100]&amp;[.I100]=&quot;&quot;;&quot;&quot;;[.H100]&amp;[.I100])" office:value-type="string" office:string-value="20pieces" calcext:value-type="string">
            <text:p>20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number-columns-repeated="4"/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4" calcext:value-type="float">
            <text:p>94</text:p>
          </table:table-cell>
          <table:table-cell table:style-name="ce6" table:content-validation-name="val4" office:value-type="string" calcext:value-type="string">
            <text:p>crackers-nature</text:p>
          </table:table-cell>
          <table:table-cell table:number-columns-repeated="5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1]&amp;[.E101]=&quot;&quot;;&quot;&quot;;[.D101]&amp;[.E101]&amp;&quot;/&quot;)&amp;IF([.F101]&amp;[.G101]=&quot;&quot;;&quot;&quot;;[.F101]&amp;[.G101]&amp;&quot;/&quot;)&amp;IF([.H101]&amp;[.I101]=&quot;&quot;;&quot;&quot;;[.H101]&amp;[.I101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 table:number-columns-repeated="3"/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5" calcext:value-type="float">
            <text:p>95</text:p>
          </table:table-cell>
          <table:table-cell table:style-name="ce6" table:content-validation-name="val4" office:value-type="string" calcext:value-type="string">
            <text:p>Chicken baguette – Deli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2]&amp;[.E102]=&quot;&quot;;&quot;&quot;;[.D102]&amp;[.E102]&amp;&quot;/&quot;)&amp;IF([.F102]&amp;[.G102]=&quot;&quot;;&quot;&quot;;[.F102]&amp;[.G102]&amp;&quot;/&quot;)&amp;IF([.H102]&amp;[.I102]=&quot;&quot;;&quot;&quot;;[.H102]&amp;[.I10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50" calcext:value-type="float">
            <text:p>250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30" table:content-validation-name="val9" office:value-type="float" office:value="96" calcext:value-type="float">
            <text:p>96</text:p>
          </table:table-cell>
          <table:table-cell table:style-name="ce6" table:content-validation-name="val4" office:value-type="string" calcext:value-type="string">
            <text:p>home made cookie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3]&amp;[.E103]=&quot;&quot;;&quot;&quot;;[.D103]&amp;[.E103]&amp;&quot;/&quot;)&amp;IF([.F103]&amp;[.G103]=&quot;&quot;;&quot;&quot;;[.F103]&amp;[.G103]&amp;&quot;/&quot;)&amp;IF([.H103]&amp;[.I103]=&quot;&quot;;&quot;&quot;;[.H103]&amp;[.I103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90" calcext:value-type="float">
            <text:p>90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12" calcext:value-type="float">
            <text:p>12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 table:style-name="ce32" table:content-validation-name="val13"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7" calcext:value-type="float">
            <text:p>97</text:p>
          </table:table-cell>
          <table:table-cell table:style-name="ce6" table:content-validation-name="val4" office:value-type="string" calcext:value-type="string">
            <text:p>wholewheat bap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4]&amp;[.E104]=&quot;&quot;;&quot;&quot;;[.D104]&amp;[.E104]&amp;&quot;/&quot;)&amp;IF([.F104]&amp;[.G104]=&quot;&quot;;&quot;&quot;;[.F104]&amp;[.G104]&amp;&quot;/&quot;)&amp;IF([.H104]&amp;[.I104]=&quot;&quot;;&quot;&quot;;[.H104]&amp;[.I104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14" calcext:value-type="float">
            <text:p>114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9" calcext:value-type="float">
            <text:p>19</text:p>
          </table:table-cell>
          <table:table-cell table:style-name="ce32" table:content-validation-name="val13" office:value-type="float" office:value="3.6" calcext:value-type="float">
            <text:p>3.6</text:p>
          </table:table-cell>
          <table:table-cell table:style-name="ce32" table:content-validation-name="val13" office:value-type="float" office:value="3.2" calcext:value-type="float">
            <text:p>3.2</text:p>
          </table:table-cell>
          <table:table-cell/>
          <table:table-cell table:style-name="ce32" table:content-validation-name="val13" office:value-type="float" office:value="3.7" calcext:value-type="float">
            <text:p>3.7</text:p>
          </table:table-cell>
          <table:table-cell table:style-name="ce32" table:content-validation-name="val13" office:value-type="float" office:value="117" calcext:value-type="float">
            <text:p>117</text:p>
          </table:table-cell>
          <table:table-cell table:style-name="ce32" table:content-validation-name="val13"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8" calcext:value-type="float">
            <text:p>98</text:p>
          </table:table-cell>
          <table:table-cell table:style-name="ce6" table:content-validation-name="val4" office:value-type="string" calcext:value-type="string">
            <text:p>mushroom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1" table:number-columns-repeated="2"/>
          <table:table-cell table:style-name="ce35" table:formula="of:=IF([.D105]&amp;[.E105]=&quot;&quot;;&quot;&quot;;[.D105]&amp;[.E105]&amp;&quot;/&quot;)&amp;IF([.F105]&amp;[.G105]=&quot;&quot;;&quot;&quot;;[.F105]&amp;[.G105]&amp;&quot;/&quot;)&amp;IF([.H105]&amp;[.I105]=&quot;&quot;;&quot;&quot;;[.H105]&amp;[.I105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32" table:content-validation-name="val13" office:value-type="float" office:value="2.3" calcext:value-type="float">
            <text:p>2.3</text:p>
          </table:table-cell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1.2" calcext:value-type="float">
            <text:p>1.2</text:p>
          </table:table-cell>
          <table:table-cell table:style-name="ce32" table:content-validation-name="val13" office:value-type="float" office:value="0.7" calcext:value-type="float">
            <text:p>0.7</text:p>
          </table:table-cell>
          <table:table-cell/>
          <table:table-cell table:style-name="ce32" table:content-validation-name="val13" office:value-type="float" office:value="2.2" calcext:value-type="float">
            <text:p>2.2</text:p>
          </table:table-cell>
          <table:table-cell table:style-name="ce32" table:content-validation-name="val13" office:value-type="float" office:value="223" calcext:value-type="float">
            <text:p>223</text:p>
          </table:table-cell>
          <table:table-cell table:style-name="ce32" table:content-validation-name="val13" office:value-type="float" office:value="3.5" calcext:value-type="float">
            <text:p>3.5</text:p>
          </table:table-cell>
          <table:table-cell table:number-columns-repeated="1000"/>
        </table:table-row>
        <table:table-row table:style-name="ro1">
          <table:table-cell table:style-name="ce30" table:content-validation-name="val9" office:value-type="float" office:value="99" calcext:value-type="float">
            <text:p>99</text:p>
          </table:table-cell>
          <table:table-cell table:style-name="ce6" table:content-validation-name="val4" office:value-type="string" calcext:value-type="string">
            <text:p>steak grilled</text:p>
          </table:table-cell>
          <table:table-cell table:style-name="ce31" table:content-validation-name="val12" office:value-type="string" calcext:value-type="string">
            <text:p>meat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number-columns-repeated="4"/>
          <table:table-cell table:style-name="ce35" table:formula="of:=IF([.D106]&amp;[.E106]=&quot;&quot;;&quot;&quot;;[.D106]&amp;[.E106]&amp;&quot;/&quot;)&amp;IF([.F106]&amp;[.G106]=&quot;&quot;;&quot;&quot;;[.F106]&amp;[.G106]&amp;&quot;/&quot;)&amp;IF([.H106]&amp;[.I106]=&quot;&quot;;&quot;&quot;;[.H106]&amp;[.I106])" office:value-type="string" office:string-value="8oz/" calcext:value-type="string">
            <text:p>8oz/</text:p>
          </table:table-cell>
          <table:table-cell table:style-name="ce32" table:content-validation-name="val13" office:value-type="float" office:value="392" calcext:value-type="float">
            <text:p>392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number-columns-repeated="8"/>
          <table:table-cell table:style-name="ce32" table:content-validation-name="val13" office:value-type="float" office:value="58.4" calcext:value-type="float">
            <text:p>58.4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00" calcext:value-type="float">
            <text:p>100</text:p>
          </table:table-cell>
          <table:table-cell table:style-name="ce6" table:content-validation-name="val4" office:value-type="string" calcext:value-type="string">
            <text:p>turkey breast grilled</text:p>
          </table:table-cell>
          <table:table-cell table:style-name="ce31" table:content-validation-name="val12" office:value-type="string" calcext:value-type="string">
            <text:p>poultry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3" table:content-validation-name="val14" office:value-type="string" calcext:value-type="string">
            <text:p>oz</text:p>
          </table:table-cell>
          <table:table-cell table:number-columns-repeated="4"/>
          <table:table-cell table:style-name="ce35" table:formula="of:=IF([.D107]&amp;[.E107]=&quot;&quot;;&quot;&quot;;[.D107]&amp;[.E107]&amp;&quot;/&quot;)&amp;IF([.F107]&amp;[.G107]=&quot;&quot;;&quot;&quot;;[.F107]&amp;[.G107]&amp;&quot;/&quot;)&amp;IF([.H107]&amp;[.I107]=&quot;&quot;;&quot;&quot;;[.H107]&amp;[.I107])" office:value-type="string" office:string-value="13oz/" calcext:value-type="string">
            <text:p>13oz/</text:p>
          </table:table-cell>
          <table:table-cell table:style-name="ce32" table:content-validation-name="val13" office:value-type="float" office:value="413" calcext:value-type="float">
            <text:p>413</text:p>
          </table:table-cell>
          <table:table-cell table:style-name="ce32" table:content-validation-name="val13" office:value-type="float" office:value="2.3" calcext:value-type="float">
            <text:p>2.3</text:p>
          </table:table-cell>
          <table:table-cell table:number-columns-repeated="8"/>
          <table:table-cell table:style-name="ce32" table:content-validation-name="val13" office:value-type="float" office:value="92" calcext:value-type="float">
            <text:p>92</text:p>
          </table:table-cell>
          <table:table-cell table:style-name="ce32" table:content-validation-name="val13" office:value-type="float" office:value="893" calcext:value-type="float">
            <text:p>893</text:p>
          </table:table-cell>
          <table:table-cell table:number-columns-repeated="1001"/>
        </table:table-row>
        <table:table-row table:style-name="ro1">
          <table:table-cell table:style-name="ce30" table:content-validation-name="val10" office:value-type="float" office:value="101" calcext:value-type="float">
            <text:p>101</text:p>
          </table:table-cell>
          <table:table-cell table:style-name="ce6" table:content-validation-name="val4" office:value-type="string" calcext:value-type="string">
            <text:p>tortilla chips thin</text:p>
          </table:table-cell>
          <table:table-cell table:number-columns-repeated="5"/>
          <table:table-cell table:style-name="ce32" table:content-validation-name="val13" office:value-type="float" office:value="15" calcext:value-type="float">
            <text:p>15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08]&amp;[.E108]=&quot;&quot;;&quot;&quot;;[.D108]&amp;[.E108]&amp;&quot;/&quot;)&amp;IF([.F108]&amp;[.G108]=&quot;&quot;;&quot;&quot;;[.F108]&amp;[.G108]&amp;&quot;/&quot;)&amp;IF([.H108]&amp;[.I108]=&quot;&quot;;&quot;&quot;;[.H108]&amp;[.I108])" office:value-type="string" office:string-value="15pieces" calcext:value-type="string">
            <text:p>15pieces</text:p>
          </table:table-cell>
          <table:table-cell table:style-name="ce32" table:content-validation-name="val13" office:value-type="float" office:value="150" calcext:value-type="float">
            <text:p>150</text:p>
          </table:table-cell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8" calcext:value-type="float">
            <text:p>18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2" calcext:value-type="float">
            <text:p>102</text:p>
          </table:table-cell>
          <table:table-cell table:style-name="ce6" table:content-validation-name="val4" office:value-type="string" calcext:value-type="string">
            <text:p>potato salad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09]&amp;[.E109]=&quot;&quot;;&quot;&quot;;[.D109]&amp;[.E109]&amp;&quot;/&quot;)&amp;IF([.F109]&amp;[.G109]=&quot;&quot;;&quot;&quot;;[.F109]&amp;[.G109]&amp;&quot;/&quot;)&amp;IF([.H109]&amp;[.I109]=&quot;&quot;;&quot;&quot;;[.H109]&amp;[.I109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358" calcext:value-type="float">
            <text:p>358</text:p>
          </table:table-cell>
          <table:table-cell table:style-name="ce32" table:content-validation-name="val13" office:value-type="float" office:value="20.5" calcext:value-type="float">
            <text:p>20.5</text:p>
          </table:table-cell>
          <table:table-cell/>
          <table:table-cell table:style-name="ce32" table:content-validation-name="val13" office:value-type="float" office:value="3.6" calcext:value-type="float">
            <text:p>3.6</text:p>
          </table:table-cell>
          <table:table-cell/>
          <table:table-cell table:style-name="ce32" table:content-validation-name="val13" office:value-type="float" office:value="27.9" calcext:value-type="float">
            <text:p>27.9</text:p>
          </table:table-cell>
          <table:table-cell table:style-name="ce32" table:content-validation-name="val13" office:value-type="float" office:value="24.6" calcext:value-type="float">
            <text:p>24.6</text:p>
          </table:table-cell>
          <table:table-cell/>
          <table:table-cell table:style-name="ce32" table:content-validation-name="val13" office:value-type="float" office:value="3.3" calcext:value-type="float">
            <text:p>3.3</text:p>
          </table:table-cell>
          <table:table-cell/>
          <table:table-cell table:style-name="ce32" table:content-validation-name="val13" office:value-type="float" office:value="6.7" calcext:value-type="float">
            <text:p>6.7</text:p>
          </table:table-cell>
          <table:table-cell table:style-name="ce32" table:content-validation-name="val13" office:value-type="float" office:value="635" calcext:value-type="float">
            <text:p>635</text:p>
          </table:table-cell>
          <table:table-cell table:style-name="ce32" table:content-validation-name="val13" office:value-type="float" office:value="1323" calcext:value-type="float">
            <text:p>1323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3" calcext:value-type="float">
            <text:p>103</text:p>
          </table:table-cell>
          <table:table-cell table:style-name="ce6" table:content-validation-name="val4" office:value-type="string" calcext:value-type="string">
            <text:p>key lime pie</text:p>
          </table:table-cell>
          <table:table-cell table:style-name="ce31" table:content-validation-name="val12" office:value-type="string" calcext:value-type="string">
            <text:p>cake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slice</text:p>
          </table:table-cell>
          <table:table-cell table:style-name="ce35" table:formula="of:=IF([.D110]&amp;[.E110]=&quot;&quot;;&quot;&quot;;[.D110]&amp;[.E110]&amp;&quot;/&quot;)&amp;IF([.F110]&amp;[.G110]=&quot;&quot;;&quot;&quot;;[.F110]&amp;[.G110]&amp;&quot;/&quot;)&amp;IF([.H110]&amp;[.I110]=&quot;&quot;;&quot;&quot;;[.H110]&amp;[.I110])" office:value-type="string" office:string-value="1slice" calcext:value-type="string">
            <text:p>1slice</text:p>
          </table:table-cell>
          <table:table-cell table:style-name="ce32" table:content-validation-name="val13" office:value-type="float" office:value="452" calcext:value-type="float">
            <text:p>452</text:p>
          </table:table-cell>
          <table:table-cell table:style-name="ce32" table:content-validation-name="val13" office:value-type="float" office:value="13.1" calcext:value-type="float">
            <text:p>13.1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/>
          <table:table-cell table:style-name="ce32" table:content-validation-name="val13" office:value-type="float" office:value="52.2" calcext:value-type="float">
            <text:p>52.2</text:p>
          </table:table-cell>
          <table:table-cell/>
          <table:table-cell table:style-name="ce32" table:content-validation-name="val13" office:value-type="float" office:value="42.2" calcext:value-type="float">
            <text:p>42.2</text:p>
          </table:table-cell>
          <table:table-cell table:number-columns-repeated="2"/>
          <table:table-cell table:style-name="ce32" table:content-validation-name="val13" office:value-type="float" office:value="6" calcext:value-type="float">
            <text:p>6</text:p>
          </table:table-cell>
          <table:table-cell/>
          <table:table-cell table:style-name="ce32" table:content-validation-name="val13" office:value-type="float" office:value="241" calcext:value-type="float">
            <text:p>241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4" calcext:value-type="float">
            <text:p>104</text:p>
          </table:table-cell>
          <table:table-cell table:style-name="ce6" table:content-validation-name="val4" office:value-type="string" calcext:value-type="string">
            <text:p>onion</text:p>
          </table:table-cell>
          <table:table-cell/>
          <table:table-cell table:style-name="ce32" table:content-validation-name="val13" office:value-type="float" office:value="150" calcext:value-type="float">
            <text:p>150</text:p>
          </table:table-cell>
          <table:table-cell table:style-name="ce33" table:content-validation-name="val14" office:value-type="string" calcext:value-type="string">
            <text:p>g</text:p>
          </table:table-cell>
          <table:table-cell table:number-columns-repeated="2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1]&amp;[.E111]=&quot;&quot;;&quot;&quot;;[.D111]&amp;[.E111]&amp;&quot;/&quot;)&amp;IF([.F111]&amp;[.G111]=&quot;&quot;;&quot;&quot;;[.F111]&amp;[.G111]&amp;&quot;/&quot;)&amp;IF([.H111]&amp;[.I111]=&quot;&quot;;&quot;&quot;;[.H111]&amp;[.I111])" office:value-type="string" office:string-value="150g/1pieces" calcext:value-type="string">
            <text:p>150g/1pieces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32" table:content-validation-name="val13" office:value-type="float" office:value="14" calcext:value-type="float">
            <text:p>14</text:p>
          </table:table-cell>
          <table:table-cell table:style-name="ce32" table:content-validation-name="val13" office:value-type="float" office:value="11.4" calcext:value-type="float">
            <text:p>11.4</text:p>
          </table:table-cell>
          <table:table-cell table:style-name="ce32" table:content-validation-name="val13" office:value-type="float" office:value="6.4" calcext:value-type="float">
            <text:p>6.4</text:p>
          </table:table-cell>
          <table:table-cell table:style-name="ce32" table:content-validation-name="val13" office:value-type="float" office:value="2.6" calcext:value-type="float">
            <text:p>2.6</text:p>
          </table:table-cell>
          <table:table-cell/>
          <table:table-cell table:style-name="ce32" table:content-validation-name="val13" office:value-type="float" office:value="1.6" calcext:value-type="float">
            <text:p>1.6</text:p>
          </table:table-cell>
          <table:table-cell table:style-name="ce32" table:content-validation-name="val13" office:value-type="float" office:value="219" calcext:value-type="float">
            <text:p>219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5" calcext:value-type="float">
            <text:p>105</text:p>
          </table:table-cell>
          <table:table-cell table:style-name="ce6" table:content-validation-name="val4" office:value-type="string" calcext:value-type="string">
            <text:p>celery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2]&amp;[.E112]=&quot;&quot;;&quot;&quot;;[.D112]&amp;[.E112]&amp;&quot;/&quot;)&amp;IF([.F112]&amp;[.G112]=&quot;&quot;;&quot;&quot;;[.F112]&amp;[.G112]&amp;&quot;/&quot;)&amp;IF([.H112]&amp;[.I112]=&quot;&quot;;&quot;&quot;;[.H112]&amp;[.I112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32" table:content-validation-name="val13" office:value-type="float" office:value="2.2" calcext:value-type="float">
            <text:p>2.2</text:p>
          </table:table-cell>
          <table:table-cell table:number-columns-repeated="2" table:style-name="ce32" table:content-validation-name="val13" office:value-type="float" office:value="1.2" calcext:value-type="float">
            <text:p>1.2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0.4" calcext:value-type="float">
            <text:p>0.4</text:p>
          </table:table-cell>
          <table:table-cell table:style-name="ce32" table:content-validation-name="val13" office:value-type="float" office:value="166" calcext:value-type="float">
            <text:p>166</text:p>
          </table:table-cell>
          <table:table-cell table:style-name="ce32" table:content-validation-name="val13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6" calcext:value-type="float">
            <text:p>106</text:p>
          </table:table-cell>
          <table:table-cell table:style-name="ce6" table:content-validation-name="val4" office:value-type="string" calcext:value-type="string">
            <text:p>chopped tomatoie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3]&amp;[.E113]=&quot;&quot;;&quot;&quot;;[.D113]&amp;[.E113]&amp;&quot;/&quot;)&amp;IF([.F113]&amp;[.G113]=&quot;&quot;;&quot;&quot;;[.F113]&amp;[.G113]&amp;&quot;/&quot;)&amp;IF([.H113]&amp;[.I113]=&quot;&quot;;&quot;&quot;;[.H113]&amp;[.I113])" office:value-type="string" office:string-value="1pieces" calcext:value-type="string">
            <text:p>1pieces</text:p>
          </table:table-cell>
          <table:table-cell table:number-columns-repeated="2" table:style-name="ce32" table:content-validation-name="val13" office:value-type="float" office:value="30" calcext:value-type="float">
            <text:p>30</text:p>
          </table:table-cell>
          <table:table-cell table:number-columns-repeated="3"/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7" calcext:value-type="float">
            <text:p>107</text:p>
          </table:table-cell>
          <table:table-cell table:style-name="ce6" table:content-validation-name="val4" office:value-type="string" calcext:value-type="string">
            <text:p>swiss chard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4]&amp;[.E114]=&quot;&quot;;&quot;&quot;;[.D114]&amp;[.E114]&amp;&quot;/&quot;)&amp;IF([.F114]&amp;[.G114]=&quot;&quot;;&quot;&quot;;[.F114]&amp;[.G114]&amp;&quot;/&quot;)&amp;IF([.H114]&amp;[.I114]=&quot;&quot;;&quot;&quot;;[.H114]&amp;[.I114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9" calcext:value-type="float">
            <text:p>9</text:p>
          </table:table-cell>
          <table:table-cell table:style-name="ce32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32" table:content-validation-name="val13" office:value-type="float" office:value="1.8" calcext:value-type="float">
            <text:p>1.8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style-name="ce32" table:content-validation-name="val13" office:value-type="float" office:value="0.8" calcext:value-type="float">
            <text:p>0.8</text:p>
          </table:table-cell>
          <table:table-cell/>
          <table:table-cell table:style-name="ce32" table:content-validation-name="val13" office:value-type="float" office:value="0.9" calcext:value-type="float">
            <text:p>0.9</text:p>
          </table:table-cell>
          <table:table-cell table:style-name="ce32" table:content-validation-name="val13" office:value-type="float" office:value="182" calcext:value-type="float">
            <text:p>182</text:p>
          </table:table-cell>
          <table:table-cell table:style-name="ce32" table:content-validation-name="val13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8" calcext:value-type="float">
            <text:p>108</text:p>
          </table:table-cell>
          <table:table-cell table:style-name="ce6" table:content-validation-name="val4" office:value-type="string" calcext:value-type="string">
            <text:p>veg boullion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5]&amp;[.E115]=&quot;&quot;;&quot;&quot;;[.D115]&amp;[.E115]&amp;&quot;/&quot;)&amp;IF([.F115]&amp;[.G115]=&quot;&quot;;&quot;&quot;;[.F115]&amp;[.G115]&amp;&quot;/&quot;)&amp;IF([.H115]&amp;[.I115]=&quot;&quot;;&quot;&quot;;[.H115]&amp;[.I115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4"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09" calcext:value-type="float">
            <text:p>109</text:p>
          </table:table-cell>
          <table:table-cell table:style-name="ce6" table:content-validation-name="val4" office:value-type="string" calcext:value-type="string">
            <text:p>water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16]&amp;[.E116]=&quot;&quot;;&quot;&quot;;[.D116]&amp;[.E116]&amp;&quot;/&quot;)&amp;IF([.F116]&amp;[.G116]=&quot;&quot;;&quot;&quot;;[.F116]&amp;[.G116]&amp;&quot;/&quot;)&amp;IF([.H116]&amp;[.I116]=&quot;&quot;;&quot;&quot;;[.H116]&amp;[.I116])" office:value-type="string" office:string-value="1cup/" calcext:value-type="string">
            <text:p>1cup/</text:p>
          </table:table-cell>
          <table:table-cell table:number-columns-repeated="2" table:style-name="ce32" table:content-validation-name="val13" office:value-type="float" office:value="0" calcext:value-type="float">
            <text:p>0</text:p>
          </table:table-cell>
          <table:table-cell/>
          <table:table-cell table:style-name="ce32" table:content-validation-name="val13" office:value-type="float" office:value="0" calcext:value-type="float">
            <text:p>0</text:p>
          </table:table-cell>
          <table:table-cell/>
          <table:table-cell table:style-name="ce32" table:content-validation-name="val13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32" table:content-validation-name="val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0" calcext:value-type="float">
            <text:p>110</text:p>
          </table:table-cell>
          <table:table-cell table:style-name="ce6" table:content-validation-name="val4" office:value-type="string" calcext:value-type="string">
            <text:p>lentil quinoa soup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17]&amp;[.E117]=&quot;&quot;;&quot;&quot;;[.D117]&amp;[.E117]&amp;&quot;/&quot;)&amp;IF([.F117]&amp;[.G117]=&quot;&quot;;&quot;&quot;;[.F117]&amp;[.G117]&amp;&quot;/&quot;)&amp;IF([.H117]&amp;[.I117]=&quot;&quot;;&quot;&quot;;[.H117]&amp;[.I117])" office:value-type="string" office:string-value="2cup/" calcext:value-type="string">
            <text:p>2cup/</text:p>
          </table:table-cell>
          <table:table-cell table:style-name="ce39" table:content-validation-name="val13" table:formula="of:=INDEX(meals_summary_table;1;[.K9])" office:value-type="float" office:value="346.285714285714" calcext:value-type="float">
            <text:p>346.2857142857</text:p>
          </table:table-cell>
          <table:table-cell table:style-name="ce39" table:content-validation-name="val13" table:formula="of:=INDEX(meals_summary_table;1;[.L9])" office:value-type="float" office:value="10.8285714285714" calcext:value-type="float">
            <text:p>10.8285714286</text:p>
          </table:table-cell>
          <table:table-cell table:number-columns-repeated="3"/>
          <table:table-cell table:style-name="ce39" table:content-validation-name="val13" table:formula="of:=INDEX(meals_summary_table;1;[.P9])" office:value-type="float" office:value="63.9428571428571" calcext:value-type="float">
            <text:p>63.9428571429</text:p>
          </table:table-cell>
          <table:table-cell table:style-name="ce39" table:content-validation-name="val13" table:formula="of:=INDEX(meals_summary_table;1;[.Q9])" office:value-type="float" office:value="42.4" calcext:value-type="float">
            <text:p>42.4</text:p>
          </table:table-cell>
          <table:table-cell/>
          <table:table-cell table:style-name="ce39" table:content-validation-name="val13" table:formula="of:=INDEX(meals_summary_table;1;[.S9])" office:value-type="float" office:value="20.9714285714286" calcext:value-type="float">
            <text:p>20.9714285714</text:p>
          </table:table-cell>
          <table:table-cell/>
          <table:table-cell table:style-name="ce39" table:content-validation-name="val13" table:formula="of:=INDEX(meals_summary_table;1;[.U9])" office:value-type="float" office:value="19.5142857142857" calcext:value-type="float">
            <text:p>19.5142857143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11" calcext:value-type="float">
            <text:p>111</text:p>
          </table:table-cell>
          <table:table-cell table:style-name="ce6" table:content-validation-name="val4" office:value-type="string" calcext:value-type="string">
            <text:p>chicken blt – starbuck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8]&amp;[.E118]=&quot;&quot;;&quot;&quot;;[.D118]&amp;[.E118]&amp;&quot;/&quot;)&amp;IF([.F118]&amp;[.G118]=&quot;&quot;;&quot;&quot;;[.F118]&amp;[.G118]&amp;&quot;/&quot;)&amp;IF([.H118]&amp;[.I118]=&quot;&quot;;&quot;&quot;;[.H118]&amp;[.I118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70" calcext:value-type="float">
            <text:p>470</text:p>
          </table:table-cell>
          <table:table-cell table:style-name="ce32" table:content-validation-name="val13" office:value-type="float" office:value="25" calcext:value-type="float">
            <text:p>25</text:p>
          </table:table-cell>
          <table:table-cell/>
          <table:table-cell table:style-name="ce32" table:content-validation-name="val13" office:value-type="float" office:value="4.5" calcext:value-type="float">
            <text:p>4.5</text:p>
          </table:table-cell>
          <table:table-cell/>
          <table:table-cell table:style-name="ce32" table:content-validation-name="val13" office:value-type="float" office:value="35" calcext:value-type="float">
            <text:p>35</text:p>
          </table:table-cell>
          <table:table-cell table:style-name="ce32" table:content-validation-name="val13" office:value-type="float" office:value="32" calcext:value-type="float">
            <text:p>32</text:p>
          </table:table-cell>
          <table:table-cell table:number-columns-repeated="2" table:style-name="ce32" table:content-validation-name="val13" office:value-type="float" office:value="3" calcext:value-type="float">
            <text:p>3</text:p>
          </table:table-cell>
          <table:table-cell/>
          <table:table-cell table:style-name="ce32" table:content-validation-name="val13" office:value-type="float" office:value="21" calcext:value-type="float">
            <text:p>21</text:p>
          </table:table-cell>
          <table:table-cell/>
          <table:table-cell table:style-name="ce32" table:content-validation-name="val13"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2" calcext:value-type="float">
            <text:p>112</text:p>
          </table:table-cell>
          <table:table-cell table:style-name="ce6" table:content-validation-name="val4" office:value-type="string" calcext:value-type="string">
            <text:p>turkey provolone – starbucks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19]&amp;[.E119]=&quot;&quot;;&quot;&quot;;[.D119]&amp;[.E119]&amp;&quot;/&quot;)&amp;IF([.F119]&amp;[.G119]=&quot;&quot;;&quot;&quot;;[.F119]&amp;[.G119]&amp;&quot;/&quot;)&amp;IF([.H119]&amp;[.I119]=&quot;&quot;;&quot;&quot;;[.H119]&amp;[.I119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460" calcext:value-type="float">
            <text:p>460</text:p>
          </table:table-cell>
          <table:table-cell table:style-name="ce32" table:content-validation-name="val13" office:value-type="float" office:value="21" calcext:value-type="float">
            <text:p>21</text:p>
          </table:table-cell>
          <table:table-cell/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31" calcext:value-type="float">
            <text:p>31</text:p>
          </table:table-cell>
          <table:table-cell table:style-name="ce32" table:content-validation-name="val13" office:value-type="float" office:value="29" calcext:value-type="float">
            <text:p>29</text:p>
          </table:table-cell>
          <table:table-cell table:number-columns-repeated="2"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9" calcext:value-type="float">
            <text:p>29</text:p>
          </table:table-cell>
          <table:table-cell/>
          <table:table-cell table:style-name="ce32" table:content-validation-name="val13"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3" calcext:value-type="float">
            <text:p>113</text:p>
          </table:table-cell>
          <table:table-cell table:style-name="ce6" table:content-validation-name="val4" office:value-type="string" calcext:value-type="string">
            <text:p>pumpkin seeds – raw</text:p>
          </table:table-cell>
          <table:table-cell table:number-columns-repeated="3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0]&amp;[.E120]=&quot;&quot;;&quot;&quot;;[.D120]&amp;[.E120]&amp;&quot;/&quot;)&amp;IF([.F120]&amp;[.G120]=&quot;&quot;;&quot;&quot;;[.F120]&amp;[.G120]&amp;&quot;/&quot;)&amp;IF([.H120]&amp;[.I120]=&quot;&quot;;&quot;&quot;;[.H120]&amp;[.I120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70" calcext:value-type="float">
            <text:p>170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/>
          <table:table-cell table:style-name="ce32" table:content-validation-name="val13" office:value-type="float" office:value="2.5" calcext:value-type="float">
            <text:p>2.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30" table:content-validation-name="val10" office:value-type="float" office:value="114" calcext:value-type="float">
            <text:p>114</text:p>
          </table:table-cell>
          <table:table-cell table:style-name="ce6" table:content-validation-name="val4" office:value-type="string" calcext:value-type="string">
            <text:p>Hummus – edamame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number-columns-repeated="2"/>
          <table:table-cell table:style-name="ce35" table:formula="of:=IF([.D121]&amp;[.E121]=&quot;&quot;;&quot;&quot;;[.D121]&amp;[.E121]&amp;&quot;/&quot;)&amp;IF([.F121]&amp;[.G121]=&quot;&quot;;&quot;&quot;;[.F121]&amp;[.G121]&amp;&quot;/&quot;)&amp;IF([.H121]&amp;[.I121]=&quot;&quot;;&quot;&quot;;[.H121]&amp;[.I121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60" calcext:value-type="float">
            <text:p>60</text:p>
          </table:table-cell>
          <table:table-cell table:style-name="ce32" table:content-validation-name="val13" office:value-type="float" office:value="4.5" calcext:value-type="float">
            <text:p>4.5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5" calcext:value-type="float">
            <text:p>115</text:p>
          </table:table-cell>
          <table:table-cell table:style-name="ce6" table:content-validation-name="val4" office:value-type="string" calcext:value-type="string">
            <text:p>refried beans</text:p>
          </table:table-cell>
          <table:table-cell table:number-columns-repeated="3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2]&amp;[.E122]=&quot;&quot;;&quot;&quot;;[.D122]&amp;[.E122]&amp;&quot;/&quot;)&amp;IF([.F122]&amp;[.G122]=&quot;&quot;;&quot;&quot;;[.F122]&amp;[.G122]&amp;&quot;/&quot;)&amp;IF([.H122]&amp;[.I122]=&quot;&quot;;&quot;&quot;;[.H122]&amp;[.I122])" office:value-type="string" office:string-value="1cup/" calcext:value-type="string">
            <text:p>1cup/</text:p>
          </table:table-cell>
          <table:table-cell table:style-name="ce32" table:content-validation-name="val13" office:value-type="float" office:value="120" calcext:value-type="float">
            <text:p>120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22" calcext:value-type="float">
            <text:p>22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8" calcext:value-type="float">
            <text:p>8</text:p>
          </table:table-cell>
          <table:table-cell/>
          <table:table-cell table:style-name="ce32" table:content-validation-name="val13" office:value-type="float" office:value="440" calcext:value-type="float">
            <text:p>44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6" calcext:value-type="float">
            <text:p>116</text:p>
          </table:table-cell>
          <table:table-cell table:style-name="ce6" table:content-validation-name="val4" office:value-type="string" calcext:value-type="string">
            <text:p>tortilla chips – multigrain</text:p>
          </table:table-cell>
          <table:table-cell table:number-columns-repeated="5"/>
          <table:table-cell table:style-name="ce32" table:content-validation-name="val13" office:value-type="float" office:value="11" calcext:value-type="float">
            <text:p>1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3]&amp;[.E123]=&quot;&quot;;&quot;&quot;;[.D123]&amp;[.E123]&amp;&quot;/&quot;)&amp;IF([.F123]&amp;[.G123]=&quot;&quot;;&quot;&quot;;[.F123]&amp;[.G123]&amp;&quot;/&quot;)&amp;IF([.H123]&amp;[.I123]=&quot;&quot;;&quot;&quot;;[.H123]&amp;[.I123])" office:value-type="string" office:string-value="11pieces" calcext:value-type="string">
            <text:p>11pieces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style-name="ce32" table:content-validation-name="val13" office:value-type="float" office:value="7" calcext:value-type="float">
            <text:p>7</text:p>
          </table:table-cell>
          <table:table-cell/>
          <table:table-cell table:style-name="ce32" table:content-validation-name="val13" office:value-type="float" office:value="0.5" calcext:value-type="float">
            <text:p>0.5</text:p>
          </table:table-cell>
          <table:table-cell/>
          <table:table-cell table:style-name="ce32" table:content-validation-name="val13" office:value-type="float" office:value="16" calcext:value-type="float">
            <text:p>16</text:p>
          </table:table-cell>
          <table:table-cell table:style-name="ce32" table:content-validation-name="val13" office:value-type="float" office:value="13" calcext:value-type="float">
            <text:p>1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7" calcext:value-type="float">
            <text:p>117</text:p>
          </table:table-cell>
          <table:table-cell table:style-name="ce6" table:content-validation-name="val4" office:value-type="string" calcext:value-type="string">
            <text:p>romaine hearts</text:p>
          </table:table-cell>
          <table:table-cell table:number-columns-repeated="5"/>
          <table:table-cell table:style-name="ce32" table:content-validation-name="val13" office:value-type="float" office:value="6" calcext:value-type="float">
            <text:p>6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4]&amp;[.E124]=&quot;&quot;;&quot;&quot;;[.D124]&amp;[.E124]&amp;&quot;/&quot;)&amp;IF([.F124]&amp;[.G124]=&quot;&quot;;&quot;&quot;;[.F124]&amp;[.G124]&amp;&quot;/&quot;)&amp;IF([.H124]&amp;[.I124]=&quot;&quot;;&quot;&quot;;[.H124]&amp;[.I124])" office:value-type="string" office:string-value="6pieces" calcext:value-type="string">
            <text:p>6pieces</text:p>
          </table:table-cell>
          <table:table-cell table:style-name="ce32" table:content-validation-name="val13" office:value-type="float" office:value="15" calcext:value-type="float">
            <text:p>15</text:p>
          </table:table-cell>
          <table:table-cell table:style-name="ce32" table:content-validation-name="val13" office:value-type="float" office:value="0.5" calcext:value-type="float">
            <text:p>0.5</text:p>
          </table:table-cell>
          <table:table-cell table:number-columns-repeated="3"/>
          <table:table-cell table:style-name="ce32" table:content-validation-name="val13" office:value-type="float" office:value="3" calcext:value-type="float">
            <text:p>3</text:p>
          </table:table-cell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8" calcext:value-type="float">
            <text:p>118</text:p>
          </table:table-cell>
          <table:table-cell table:style-name="ce6" table:content-validation-name="val4" office:value-type="string" calcext:value-type="string">
            <text:p>guacamole – spicy</text:p>
          </table:table-cell>
          <table:table-cell table:number-columns-repeated="3"/>
          <table:table-cell table:style-name="ce32" table:content-validation-name="val13" office:value-type="float" office:value="2" calcext:value-type="float">
            <text:p>2</text:p>
          </table:table-cell>
          <table:table-cell table:style-name="ce37" table:content-validation-name="val15" office:value-type="string" calcext:value-type="string">
            <text:p>tbsp</text:p>
          </table:table-cell>
          <table:table-cell table:number-columns-repeated="2"/>
          <table:table-cell table:style-name="ce35" table:formula="of:=IF([.D125]&amp;[.E125]=&quot;&quot;;&quot;&quot;;[.D125]&amp;[.E125]&amp;&quot;/&quot;)&amp;IF([.F125]&amp;[.G125]=&quot;&quot;;&quot;&quot;;[.F125]&amp;[.G125]&amp;&quot;/&quot;)&amp;IF([.H125]&amp;[.I125]=&quot;&quot;;&quot;&quot;;[.H125]&amp;[.I125])" office:value-type="string" office:string-value="2tbsp/" calcext:value-type="string">
            <text:p>2tbsp/</text:p>
          </table:table-cell>
          <table:table-cell table:style-name="ce32" table:content-validation-name="val13" office:value-type="float" office:value="40" calcext:value-type="float">
            <text:p>40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3" calcext:value-type="float">
            <text:p>3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/>
          <table:table-cell table:style-name="ce32" table:content-validation-name="val13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19" calcext:value-type="float">
            <text:p>119</text:p>
          </table:table-cell>
          <table:table-cell table:style-name="ce6" table:content-validation-name="val4" office:value-type="string" calcext:value-type="string">
            <text:p>spicy baha smash</text:p>
          </table:table-cell>
          <table:table-cell table:number-columns-repeated="5"/>
          <table:table-cell table:style-name="ce32" table:content-validation-name="val13" office:value-type="float" office:value="1" calcext:value-type="float">
            <text:p>1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6]&amp;[.E126]=&quot;&quot;;&quot;&quot;;[.D126]&amp;[.E126]&amp;&quot;/&quot;)&amp;IF([.F126]&amp;[.G126]=&quot;&quot;;&quot;&quot;;[.F126]&amp;[.G126]&amp;&quot;/&quot;)&amp;IF([.H126]&amp;[.I126]=&quot;&quot;;&quot;&quot;;[.H126]&amp;[.I126])" office:value-type="string" office:string-value="1pieces" calcext:value-type="string">
            <text:p>1pieces</text:p>
          </table:table-cell>
          <table:table-cell table:style-name="ce32" table:content-validation-name="val13" office:value-type="float" office:value="880" calcext:value-type="float">
            <text:p>880</text:p>
          </table:table-cell>
          <table:table-cell table:style-name="ce32" table:content-validation-name="val13" office:value-type="float" office:value="62" calcext:value-type="float">
            <text:p>62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style-name="ce32" table:content-validation-name="val13" office:value-type="float" office:value="23" calcext:value-type="float">
            <text:p>23</text:p>
          </table:table-cell>
          <table:table-cell/>
          <table:table-cell table:style-name="ce32" table:content-validation-name="val13" office:value-type="float" office:value="41" calcext:value-type="float">
            <text:p>41</text:p>
          </table:table-cell>
          <table:table-cell table:style-name="ce32" table:content-validation-name="val13" office:value-type="float" office:value="37" calcext:value-type="float">
            <text:p>37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40" calcext:value-type="float">
            <text:p>40</text:p>
          </table:table-cell>
          <table:table-cell/>
          <table:table-cell table:style-name="ce32" table:content-validation-name="val13" office:value-type="float" office:value="1590" calcext:value-type="float">
            <text:p>1590</text:p>
          </table:table-cell>
          <table:table-cell table:number-columns-repeated="1000"/>
        </table:table-row>
        <table:table-row table:style-name="ro1">
          <table:table-cell table:style-name="ce30" table:content-validation-name="val10" office:value-type="float" office:value="120" calcext:value-type="float">
            <text:p>120</text:p>
          </table:table-cell>
          <table:table-cell table:style-name="ce6" table:content-validation-name="val4" office:value-type="string" calcext:value-type="string">
            <text:p>sesame cracker</text:p>
          </table:table-cell>
          <table:table-cell table:number-columns-repeated="5"/>
          <table:table-cell table:style-name="ce32" table:content-validation-name="val13" office:value-type="float" office:value="5" calcext:value-type="float">
            <text:p>5</text:p>
          </table:table-cell>
          <table:table-cell table:style-name="ce38" table:content-validation-name="val16" office:value-type="string" calcext:value-type="string">
            <text:p>pieces</text:p>
          </table:table-cell>
          <table:table-cell table:style-name="ce35" table:formula="of:=IF([.D127]&amp;[.E127]=&quot;&quot;;&quot;&quot;;[.D127]&amp;[.E127]&amp;&quot;/&quot;)&amp;IF([.F127]&amp;[.G127]=&quot;&quot;;&quot;&quot;;[.F127]&amp;[.G127]&amp;&quot;/&quot;)&amp;IF([.H127]&amp;[.I127]=&quot;&quot;;&quot;&quot;;[.H127]&amp;[.I127])" office:value-type="string" office:string-value="5pieces" calcext:value-type="string">
            <text:p>5pieces</text:p>
          </table:table-cell>
          <table:table-cell table:style-name="ce32" table:content-validation-name="val13" office:value-type="float" office:value="110" calcext:value-type="float">
            <text:p>110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32" table:content-validation-name="val13" office:value-type="float" office:value="20" calcext:value-type="float">
            <text:p>20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/>
          <table:table-cell table:style-name="ce32" table:content-validation-name="val13" office:value-type="float" office:value="4" calcext:value-type="float">
            <text:p>4</text:p>
          </table:table-cell>
          <table:table-cell/>
          <table:table-cell table:style-name="ce32" table:content-validation-name="val13" office:value-type="float" office:value="5" calcext:value-type="float">
            <text:p>5</text:p>
          </table:table-cell>
          <table:table-cell table:style-name="ce32" table:content-validation-name="val13" office:value-type="float" office:value="223" calcext:value-type="float">
            <text:p>223</text:p>
          </table:table-cell>
          <table:table-cell table:number-columns-repeated="1001"/>
        </table:table-row>
        <table:table-row table:style-name="ro1">
          <table:table-cell table:style-name="ce30" table:content-validation-name="val10" office:value-type="float" office:value="121" calcext:value-type="float">
            <text:p>121</text:p>
          </table:table-cell>
          <table:table-cell table:style-name="ce6" table:content-validation-name="val4" office:value-type="string" calcext:value-type="string">
            <text:p>jumbo raisin medley</text:p>
          </table:table-cell>
          <table:table-cell table:number-columns-repeated="3"/>
          <table:table-cell table:style-name="ce32" table:content-validation-name="val13" office:value-type="float" office:value="0.25" calcext:value-type="float">
            <text:p>0.25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number-columns-repeated="2"/>
          <table:table-cell table:style-name="ce35" table:formula="of:=IF([.D128]&amp;[.E128]=&quot;&quot;;&quot;&quot;;[.D128]&amp;[.E128]&amp;&quot;/&quot;)&amp;IF([.F128]&amp;[.G128]=&quot;&quot;;&quot;&quot;;[.F128]&amp;[.G128]&amp;&quot;/&quot;)&amp;IF([.H128]&amp;[.I128]=&quot;&quot;;&quot;&quot;;[.H128]&amp;[.I128])" office:value-type="string" office:string-value="0.25cup/" calcext:value-type="string">
            <text:p>0.25cup/</text:p>
          </table:table-cell>
          <table:table-cell table:style-name="ce32" table:content-validation-name="val13" office:value-type="float" office:value="130" calcext:value-type="float">
            <text:p>130</text:p>
          </table:table-cell>
          <table:table-cell table:number-columns-repeated="4"/>
          <table:table-cell table:style-name="ce32" table:content-validation-name="val13" office:value-type="float" office:value="31" calcext:value-type="float">
            <text:p>31</text:p>
          </table:table-cell>
          <table:table-cell/>
          <table:table-cell table:style-name="ce32" table:content-validation-name="val13" office:value-type="float" office:value="29" calcext:value-type="float">
            <text:p>29</text:p>
          </table:table-cell>
          <table:table-cell table:style-name="ce32" table:content-validation-name="val13" office:value-type="float" office:value="2" calcext:value-type="float">
            <text:p>2</text:p>
          </table:table-cell>
          <table:table-cell/>
          <table:table-cell table:style-name="ce32" table:content-validation-name="val13" office:value-type="float" office:value="1" calcext:value-type="float">
            <text:p>1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104844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ily_summary" table:style-name="ta3">
        <office:forms form:automatic-focus="false" form:apply-design-mode="false"/>
        <table:table-column table:style-name="co13" table:default-cell-style-name="Default"/>
        <table:table-column table:style-name="co14" table:number-columns-repeated="9" table:default-cell-style-name="ce8"/>
        <table:table-column table:style-name="co14" table:number-columns-repeated="258" table:default-cell-style-name="ce1"/>
        <table:table-column table:style-name="co14" table:number-columns-repeated="756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"/>
          <table:table-cell table:style-name="ce1" table:formula="of:=MATCH([.C2];intake_column_title;0)" office:value-type="float" office:value="11" calcext:value-type="float">
            <text:p>11</text:p>
          </table:table-cell>
          <table:table-cell table:style-name="ce1" table:number-columns-repeated="7"/>
          <table:table-cell table:formula="of:=MATCH([.K2];intake_column_title;0)" office:value-type="float" office:value="11" calcext:value-type="float">
            <text:p>11</text:p>
          </table:table-cell>
          <table:table-cell table:formula="of:=MATCH([.L2];intake_column_title;0)" office:value-type="float" office:value="12" calcext:value-type="float">
            <text:p>12</text:p>
          </table:table-cell>
          <table:table-cell table:formula="of:=MATCH([.M2];intake_column_title;0)" office:value-type="float" office:value="14" calcext:value-type="float">
            <text:p>14</text:p>
          </table:table-cell>
          <table:table-cell table:formula="of:=MATCH([.N2];intake_column_title;0)" office:value-type="float" office:value="15" calcext:value-type="float">
            <text:p>15</text:p>
          </table:table-cell>
          <table:table-cell table:formula="of:=MATCH([.O2];intake_column_title;0)" office:value-type="float" office:value="16" calcext:value-type="float">
            <text:p>16</text:p>
          </table:table-cell>
          <table:table-cell table:formula="of:=MATCH([.P2];intake_column_title;0)" office:value-type="string" office:string-value="" calcext:value-type="error">
            <text:p>#N/A</text:p>
          </table:table-cell>
          <table:table-cell table:formula="of:=MATCH([.Q2];intake_column_title;0)" office:value-type="float" office:value="17" calcext:value-type="float">
            <text:p>17</text:p>
          </table:table-cell>
          <table:table-cell table:formula="of:=MATCH([.R2];intake_column_title;0)" office:value-type="float" office:value="18" calcext:value-type="float">
            <text:p>18</text:p>
          </table:table-cell>
          <table:table-cell table:formula="of:=MATCH([.S2];intake_column_title;0)" office:value-type="float" office:value="19" calcext:value-type="float">
            <text:p>19</text:p>
          </table:table-cell>
          <table:table-cell table:formula="of:=MATCH([.T2];intake_column_title;0)" office:value-type="float" office:value="20" calcext:value-type="float">
            <text:p>20</text:p>
          </table:table-cell>
          <table:table-cell table:formula="of:=MATCH([.U2];intake_column_title;0)" office:value-type="float" office:value="21" calcext:value-type="float">
            <text:p>21</text:p>
          </table:table-cell>
          <table:table-cell/>
          <table:table-cell table:formula="of:=MATCH([.W2];intake_column_title;0)" office:value-type="float" office:value="24" calcext:value-type="float">
            <text:p>24</text:p>
          </table:table-cell>
          <table:table-cell table:formula="of:=MATCH([.X2];intake_column_title;0)" office:value-type="float" office:value="25" calcext:value-type="float">
            <text:p>25</text:p>
          </table:table-cell>
          <table:table-cell table:formula="of:=MATCH([.Y2];intake_column_title;0)" office:value-type="float" office:value="26" calcext:value-type="float">
            <text:p>26</text:p>
          </table:table-cell>
          <table:table-cell table:formula="of:=MATCH([.Z2];intake_column_title;0)" office:value-type="float" office:value="27" calcext:value-type="float">
            <text:p>27</text:p>
          </table:table-cell>
          <table:table-cell table:formula="of:=MATCH([.AA2];intake_column_title;0)" office:value-type="float" office:value="28" calcext:value-type="float">
            <text:p>28</text:p>
          </table:table-cell>
          <table:table-cell table:formula="of:=MATCH([.AB2];intake_column_title;0)" office:value-type="float" office:value="29" calcext:value-type="float">
            <text:p>29</text:p>
          </table:table-cell>
          <table:table-cell table:formula="of:=MATCH([.AC2];intake_column_title;0)" office:value-type="float" office:value="30" calcext:value-type="float">
            <text:p>30</text:p>
          </table:table-cell>
          <table:table-cell table:formula="of:=MATCH([.AD2];intake_column_title;0)" office:value-type="float" office:value="31" calcext:value-type="float">
            <text:p>31</text:p>
          </table:table-cell>
          <table:table-cell table:number-columns-repeated="994"/>
        </table:table-row>
        <table:table-row table:style-name="ro5">
          <table:table-cell table:style-name="ce3" table:content-validation-name="val18" office:value-type="string" calcext:value-type="string">
            <text:p>week_id</text:p>
          </table:table-cell>
          <table:table-cell office:value-type="string" calcext:value-type="string">
            <text:p>meal_date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workout_calories_kj</text:p>
          </table:table-cell>
          <table:table-cell table:style-name="ce42" table:content-validation-name="val19" office:value-type="string" calcext:value-type="string">
            <text:p>body_bmr</text:p>
          </table:table-cell>
          <table:table-cell/>
          <table:table-cell table:style-name="ce3" table:content-validation-name="val18" office:value-type="string" calcext:value-type="string">
            <text:p>body_weight_lbs</text:p>
          </table:table-cell>
          <table:table-cell table:style-name="ce1"/>
          <table:table-cell table:style-name="ce3" table:content-validation-name="val18" office:value-type="string" calcext:value-type="string">
            <text:p>body_fat_%</text:p>
          </table:table-cell>
          <table:table-cell table:style-name="ce3" table:content-validation-name="val18" office:value-type="string" calcext:value-type="string">
            <text:p>body_water_%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nutrition_fat_g_total</text:p>
          </table:table-cell>
          <table:table-cell table:style-name="ce3" table:content-validation-name="val18" office:value-type="string" calcext:value-type="string">
            <text:p>nutrition_carb_g_fibre</text:p>
          </table:table-cell>
          <table:table-cell table:style-name="ce3" table:content-validation-name="val18" office:value-type="string" calcext:value-type="string">
            <text:p>nutrition_carb_g_not_fibre</text:p>
          </table:table-cell>
          <table:table-cell table:style-name="ce3" table:content-validation-name="val18" office:value-type="string" calcext:value-type="string">
            <text:p>nutrition_protein_g</text:p>
          </table:table-cell>
          <table:table-cell table:style-name="ce3" table:content-validation-name="val18" office:value-type="string" calcext:value-type="string">
            <text:p>nutrition_total_g</text:p>
          </table:table-cell>
          <table:table-cell table:style-name="ce28" table:content-validation-name="val7" office:value-type="string" calcext:value-type="string">
            <text:p>nutrition_compensated_fat_g_total</text:p>
          </table:table-cell>
          <table:table-cell table:style-name="ce28" table:content-validation-name="val7" office:value-type="string" calcext:value-type="string">
            <text:p>nutrition_compensated_carb_g_fibre</text:p>
          </table:table-cell>
          <table:table-cell table:style-name="ce28" table:content-validation-name="val7" office:value-type="string" calcext:value-type="string">
            <text:p>nutrition_compensated_carb_g_not_fibre</text:p>
          </table:table-cell>
          <table:table-cell table:style-name="ce28" table:content-validation-name="val7" office:value-type="string" calcext:value-type="string">
            <text:p>nutrition_compensated_protein_g</text:p>
          </table:table-cell>
          <table:table-cell table:style-name="ce28" table:content-validation-name="val7" office:value-type="string" calcext:value-type="string">
            <text:p>nutrition_compensated_total_g</text:p>
          </table:table-cell>
          <table:table-cell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number-columns-repeated="994"/>
        </table:table-row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1">
          <table:table-cell/>
          <table:table-cell table:formula="of:=MATCH([.B2];intake_column_title;0)" office:value-type="float" office:value="6" calcext:value-type="float">
            <text:p>6</text:p>
          </table:table-cell>
          <table:table-cell table:style-name="ce1" table:number-columns-repeated="8"/>
          <table:table-cell table:style-name="ce8" table:number-columns-repeated="20"/>
          <table:table-cell table:number-columns-repeated="994"/>
        </table:table-row>
        <table:table-row table:style-name="ro1">
          <table:table-cell table:number-columns-repeated="2"/>
          <table:table-cell table:style-name="ce1" table:number-columns-repeated="8"/>
          <table:table-cell table:style-name="ce8"/>
          <table:table-cell table:number-columns-repeated="5" table:style-name="ce8" office:value-type="string" calcext:value-type="string">
            <text:p>raw</text:p>
          </table:table-cell>
          <table:table-cell table:number-columns-repeated="5" table:style-name="ce8" office:value-type="string" calcext:value-type="string">
            <text:p>comp</text:p>
          </table:table-cell>
          <table:table-cell table:style-name="ce8"/>
          <table:table-cell table:number-columns-repeated="8" table:style-name="ce8" office:value-type="string" calcext:value-type="string">
            <text:p>adj</text:p>
          </table:table-cell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2" office:value-type="string" calcext:value-type="string">
            <text:p>kj</text:p>
          </table:table-cell>
          <table:table-cell table:style-name="ce1"/>
          <table:table-cell office:value-type="string" calcext:value-type="string">
            <text:p>kj</text:p>
          </table:table-cell>
          <table:table-cell table:number-columns-repeated="2" table:style-name="ce1" office:value-type="string" calcext:value-type="string">
            <text:p>lbs</text:p>
          </table:table-cell>
          <table:table-cell table:number-columns-repeated="2" table:style-name="ce1" office:value-type="string" calcext:value-type="string">
            <text:p>%</text:p>
          </table:table-cell>
          <table:table-cell table:style-name="ce8" office:value-type="string" calcext:value-type="string">
            <text:p>kj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style-name="ce8"/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number-columns-repeated="994"/>
        </table:table-row>
        <table:table-row table:style-name="ro1">
          <table:table-cell/>
          <table:table-cell table:style-name="ce1"/>
          <table:table-cell office:value-type="string" calcext:value-type="string">
            <text:p>nutrition</text:p>
          </table:table-cell>
          <table:table-cell table:style-name="ce1" office:value-type="string" calcext:value-type="string">
            <text:p>workout</text:p>
          </table:table-cell>
          <table:table-cell table:style-name="ce1" office:value-type="string" calcext:value-type="string">
            <text:p>body</text:p>
          </table:table-cell>
          <table:table-cell office:value-type="string" calcext:value-type="string">
            <text:p>nutrition</text:p>
          </table:table-cell>
          <table:table-cell table:number-columns-repeated="4" table:style-name="ce1" office:value-type="string" calcext:value-type="string">
            <text:p>body</text:p>
          </table:table-cell>
          <table:table-cell table:number-columns-repeated="11" table:style-name="ce8" office:value-type="string" calcext:value-type="string">
            <text:p>nutrition</text:p>
          </table:table-cell>
          <table:table-cell table:style-name="ce8"/>
          <table:table-cell table:number-columns-repeated="8" table:style-name="ce8" office:value-type="string" calcext:value-type="string">
            <text:p>nutriti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calories</text:p>
          </table:table-cell>
          <table:table-cell table:style-name="ce5" office:value-type="string" calcext:value-type="string">
            <text:p>BMR</text:p>
          </table:table-cell>
          <table:table-cell table:style-name="ce5" office:value-type="string" calcext:value-type="string">
            <text:p>Defici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Weight Loss</text:p>
          </table:table-cell>
          <table:table-cell table:style-name="ce5" office:value-type="string" calcext:value-type="string">
            <text:p>Body Fat</text:p>
          </table:table-cell>
          <table:table-cell table:style-name="ce5" office:value-type="string" calcext:value-type="string">
            <text:p>Body Water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djustment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date" office:date-value="2016-03-21" calcext:value-type="date">
            <text:p>03/21/16</text:p>
          </table:table-cell>
          <table:table-cell table:style-name="ce21" table:formula="of:=SUMIFS([$daily_food_intake.$K$8:.$K$1043];[$daily_food_intake.$F$8:.$F$1043];[$daily_summary.B9])" office:value-type="float" office:value="4111" calcext:value-type="float">
            <text:p>4111</text:p>
          </table:table-cell>
          <table:table-cell office:value-type="float" office:value="-461" calcext:value-type="float">
            <text:p>-461</text:p>
          </table:table-cell>
          <table:table-cell office:value-type="float" office:value="-2280" calcext:value-type="float">
            <text:p>-2280</text:p>
          </table:table-cell>
          <table:table-cell table:formula="of:=[.K9]+[.E9]+[.D9]" office:value-type="float" office:value="1370" calcext:value-type="float">
            <text:p>1370</text:p>
          </table:table-cell>
          <table:table-cell office:value-type="float" office:value="205.4" calcext:value-type="float">
            <text:p>205.4</text:p>
          </table:table-cell>
          <table:table-cell table:formula="of:=[.G9]-205" office:value-type="float" office:value="0.400000000000006" calcext:value-type="float">
            <text:p>0.4</text:p>
          </table:table-cell>
          <table:table-cell table:style-name="ce20" office:value-type="percentage" office:value="0.167" calcext:value-type="percentage">
            <text:p>16.7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9])" office:value-type="float" office:value="4111" calcext:value-type="float">
            <text:p>4111</text:p>
          </table:table-cell>
          <table:table-cell table:style-name="ce21" table:formula="of:=SUMIFS(INDEX(intake_table;0;[.L$1]);INDEX(intake_table;0;[.$B$4]);[.$B9])" office:value-type="float" office:value="95.2" calcext:value-type="float">
            <text:p>95</text:p>
          </table:table-cell>
          <table:table-cell table:style-name="ce21" table:formula="of:=SUMIFS(INDEX(intake_table;0;[.M$1]);INDEX(intake_table;0;[.$B$4]);[.$B9])" office:value-type="float" office:value="215.6" calcext:value-type="float">
            <text:p>216</text:p>
          </table:table-cell>
          <table:table-cell table:style-name="ce21" table:formula="of:=SUMIFS(INDEX(intake_table;0;[.N$1]);INDEX(intake_table;0;[.$B$4]);[.$B9])" office:value-type="float" office:value="430.9" calcext:value-type="float">
            <text:p>431</text:p>
          </table:table-cell>
          <table:table-cell table:style-name="ce21" table:formula="of:=SUMIFS(INDEX(intake_table;0;[.O$1]);INDEX(intake_table;0;[.$B$4]);[.$B9])" office:value-type="float" office:value="196" calcext:value-type="float">
            <text:p>196</text:p>
          </table:table-cell>
          <table:table-cell table:style-name="ce21" table:formula="of:=SUM([.L9:.O9])" office:value-type="float" office:value="937.7" calcext:value-type="float">
            <text:p>938</text:p>
          </table:table-cell>
          <table:table-cell table:style-name="ce21" table:formula="of:=[.L9]*9" office:value-type="float" office:value="856.8" calcext:value-type="float">
            <text:p>857</text:p>
          </table:table-cell>
          <table:table-cell table:style-name="ce21" table:formula="of:=[.M9]*4" office:value-type="float" office:value="862.4" calcext:value-type="float">
            <text:p>862</text:p>
          </table:table-cell>
          <table:table-cell table:style-name="ce21" table:formula="of:=[.N9]*4" office:value-type="float" office:value="1723.6" calcext:value-type="float">
            <text:p>1724</text:p>
          </table:table-cell>
          <table:table-cell table:style-name="ce21" table:formula="of:=[.O9]*4" office:value-type="float" office:value="784" calcext:value-type="float">
            <text:p>784</text:p>
          </table:table-cell>
          <table:table-cell table:style-name="ce21" table:formula="of:=SUM([.Q9:.T9])" office:value-type="float" office:value="4226.8" calcext:value-type="float">
            <text:p>4227</text:p>
          </table:table-cell>
          <table:table-cell table:style-name="ce25" table:formula="of:=(([.C9]-[.U9])/[.C9])+1" office:value-type="percentage" office:value="0.971831671126247" calcext:value-type="percentage">
            <text:p>97%</text:p>
          </table:table-cell>
          <table:table-cell table:style-name="ce21" table:formula="of:=[.Q9]*[.$V9]" office:value-type="float" office:value="832.665375820968" calcext:value-type="float">
            <text:p>833</text:p>
          </table:table-cell>
          <table:table-cell table:style-name="ce21" table:formula="of:=[.R9]*[.$V9]" office:value-type="float" office:value="838.107633179275" calcext:value-type="float">
            <text:p>838</text:p>
          </table:table-cell>
          <table:table-cell table:style-name="ce21" table:formula="of:=[.S9]*[.$V9]" office:value-type="float" office:value="1675.0490683532" calcext:value-type="float">
            <text:p>1675</text:p>
          </table:table-cell>
          <table:table-cell table:style-name="ce21" table:formula="of:=[.T9]*[.$V9]" office:value-type="float" office:value="761.916030162977" calcext:value-type="float">
            <text:p>762</text:p>
          </table:table-cell>
          <table:table-cell table:style-name="ce25" table:formula="of:=[.W9]/[.$C9]" office:value-type="percentage" office:value="0.202545700759175" calcext:value-type="percentage">
            <text:p>20%</text:p>
          </table:table-cell>
          <table:table-cell table:style-name="ce25" table:formula="of:=[.X9]/[.$C9]" office:value-type="percentage" office:value="0.203869528868712" calcext:value-type="percentage">
            <text:p>20%</text:p>
          </table:table-cell>
          <table:table-cell table:style-name="ce25" table:formula="of:=[.Y9]/[.$C9]" office:value-type="percentage" office:value="0.40745538028538" calcext:value-type="percentage">
            <text:p>41%</text:p>
          </table:table-cell>
          <table:table-cell table:style-name="ce25" table:formula="of:=[.Z9]/[.$C9]" office:value-type="percentage" office:value="0.185335935335193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date" office:date-value="2016-03-22" calcext:value-type="date">
            <text:p>03/22/16</text:p>
          </table:table-cell>
          <table:table-cell table:style-name="ce21" table:formula="of:=SUMIFS([$daily_food_intake.$K$8:.$K$1043];[$daily_food_intake.$F$8:.$F$1043];[$daily_summary.B10])" office:value-type="float" office:value="4223.16666666667" calcext:value-type="float">
            <text:p>4223</text:p>
          </table:table-cell>
          <table:table-cell office:value-type="float" office:value="-706" calcext:value-type="float">
            <text:p>-706</text:p>
          </table:table-cell>
          <table:table-cell office:value-type="float" office:value="-2280" calcext:value-type="float">
            <text:p>-2280</text:p>
          </table:table-cell>
          <table:table-cell table:formula="of:=[.K10]+[.E10]+[.D10]" office:value-type="float" office:value="1237.16666666667" calcext:value-type="float">
            <text:p>1237.1666666667</text:p>
          </table:table-cell>
          <table:table-cell office:value-type="float" office:value="204.4" calcext:value-type="float">
            <text:p>204.4</text:p>
          </table:table-cell>
          <table:table-cell table:formula="of:=[.G10]-[.G9]" office:value-type="float" office:value="-1" calcext:value-type="float">
            <text:p>-1</text:p>
          </table:table-cell>
          <table:table-cell table:style-name="ce20" office:value-type="percentage" office:value="0.154" calcext:value-type="percentage">
            <text:p>15.40%</text:p>
          </table:table-cell>
          <table:table-cell table:style-name="ce20" office:value-type="percentage" office:value="0.529" calcext:value-type="percentage">
            <text:p>52.90%</text:p>
          </table:table-cell>
          <table:table-cell table:style-name="ce21" table:formula="of:=SUMIFS(INDEX(intake_table;0;[.K$1]);INDEX(intake_table;0;[.$B$4]);[.$B10])" office:value-type="float" office:value="4223.16666666667" calcext:value-type="float">
            <text:p>4223</text:p>
          </table:table-cell>
          <table:table-cell table:style-name="ce21" table:formula="of:=SUMIFS(INDEX(intake_table;0;[.L$1]);INDEX(intake_table;0;[.$B$4]);[.$B10])" office:value-type="float" office:value="53" calcext:value-type="float">
            <text:p>53</text:p>
          </table:table-cell>
          <table:table-cell table:style-name="ce21" table:formula="of:=SUMIFS(INDEX(intake_table;0;[.M$1]);INDEX(intake_table;0;[.$B$4]);[.$B10])" office:value-type="float" office:value="116.4" calcext:value-type="float">
            <text:p>116</text:p>
          </table:table-cell>
          <table:table-cell table:style-name="ce21" table:formula="of:=SUMIFS(INDEX(intake_table;0;[.N$1]);INDEX(intake_table;0;[.$B$4]);[.$B10])" office:value-type="float" office:value="337.116666666667" calcext:value-type="float">
            <text:p>337</text:p>
          </table:table-cell>
          <table:table-cell table:style-name="ce21" table:formula="of:=SUMIFS(INDEX(intake_table;0;[.O$1]);INDEX(intake_table;0;[.$B$4]);[.$B10])" office:value-type="float" office:value="406.516666666667" calcext:value-type="float">
            <text:p>407</text:p>
          </table:table-cell>
          <table:table-cell table:style-name="ce21" table:formula="of:=SUM([.L10:.O10])" office:value-type="float" office:value="913.033333333333" calcext:value-type="float">
            <text:p>913</text:p>
          </table:table-cell>
          <table:table-cell table:style-name="ce21" table:formula="of:=[.L10]*9" office:value-type="float" office:value="477" calcext:value-type="float">
            <text:p>477</text:p>
          </table:table-cell>
          <table:table-cell table:style-name="ce21" table:formula="of:=[.M10]*4" office:value-type="float" office:value="465.6" calcext:value-type="float">
            <text:p>466</text:p>
          </table:table-cell>
          <table:table-cell table:style-name="ce21" table:formula="of:=[.N10]*4" office:value-type="float" office:value="1348.46666666667" calcext:value-type="float">
            <text:p>1348</text:p>
          </table:table-cell>
          <table:table-cell table:style-name="ce21" table:formula="of:=[.O10]*4" office:value-type="float" office:value="1626.06666666667" calcext:value-type="float">
            <text:p>1626</text:p>
          </table:table-cell>
          <table:table-cell table:style-name="ce21" table:formula="of:=SUM([.Q10:.T10])" office:value-type="float" office:value="3917.13333333333" calcext:value-type="float">
            <text:p>3917</text:p>
          </table:table-cell>
          <table:table-cell table:style-name="ce25" table:formula="of:=(([.C10]-[.U10])/[.C10])+1" office:value-type="percentage" office:value="1.07246536958838" calcext:value-type="percentage">
            <text:p>107%</text:p>
          </table:table-cell>
          <table:table-cell table:style-name="ce21" table:formula="of:=[.Q10]*[.$V10]" office:value-type="float" office:value="511.565981293658" calcext:value-type="float">
            <text:p>512</text:p>
          </table:table-cell>
          <table:table-cell table:style-name="ce21" table:formula="of:=[.R10]*[.$V10]" office:value-type="float" office:value="499.33987608035" calcext:value-type="float">
            <text:p>499</text:p>
          </table:table-cell>
          <table:table-cell table:style-name="ce21" table:formula="of:=[.S10]*[.$V10]" office:value-type="float" office:value="1446.18380204428" calcext:value-type="float">
            <text:p>1446</text:p>
          </table:table-cell>
          <table:table-cell table:style-name="ce21" table:formula="of:=[.T10]*[.$V10]" office:value-type="float" office:value="1743.90018864201" calcext:value-type="float">
            <text:p>1744</text:p>
          </table:table-cell>
          <table:table-cell table:style-name="ce25" table:formula="of:=[.W10]/[.$C10]" office:value-type="percentage" office:value="0.121133268391095" calcext:value-type="percentage">
            <text:p>12%</text:p>
          </table:table-cell>
          <table:table-cell table:style-name="ce25" table:formula="of:=[.X10]/[.$C10]" office:value-type="percentage" office:value="0.118238259460993" calcext:value-type="percentage">
            <text:p>12%</text:p>
          </table:table-cell>
          <table:table-cell table:style-name="ce25" table:formula="of:=[.Y10]/[.$C10]" office:value-type="percentage" office:value="0.34244061771442" calcext:value-type="percentage">
            <text:p>34%</text:p>
          </table:table-cell>
          <table:table-cell table:style-name="ce25" table:formula="of:=[.Z10]/[.$C10]" office:value-type="percentage" office:value="0.412936624643912" calcext:value-type="percentage">
            <text:p>4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16-03-23" calcext:value-type="date">
            <text:p>03/23/16</text:p>
          </table:table-cell>
          <table:table-cell table:style-name="ce21" table:formula="of:=SUMIFS([$daily_food_intake.$K$8:.$K$1043];[$daily_food_intake.$F$8:.$F$1043];[$daily_summary.B11])" office:value-type="float" office:value="2995.5" calcext:value-type="float">
            <text:p>2996</text:p>
          </table:table-cell>
          <table:table-cell office:value-type="float" office:value="-361" calcext:value-type="float">
            <text:p>-361</text:p>
          </table:table-cell>
          <table:table-cell office:value-type="float" office:value="-2280" calcext:value-type="float">
            <text:p>-2280</text:p>
          </table:table-cell>
          <table:table-cell table:formula="of:=[.K11]+[.E11]+[.D11]" office:value-type="float" office:value="354.5" calcext:value-type="float">
            <text:p>354.5</text:p>
          </table:table-cell>
          <table:table-cell office:value-type="float" office:value="204.4" calcext:value-type="float">
            <text:p>204.4</text:p>
          </table:table-cell>
          <table:table-cell table:formula="of:=[.G11]-[.G10]" office:value-type="float" office:value="0" calcext:value-type="float">
            <text:p>0</text:p>
          </table:table-cell>
          <table:table-cell table:style-name="ce20" office:value-type="percentage" office:value="0.148" calcext:value-type="percentage">
            <text:p>14.8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1])" office:value-type="float" office:value="2995.5" calcext:value-type="float">
            <text:p>2996</text:p>
          </table:table-cell>
          <table:table-cell table:style-name="ce21" table:formula="of:=SUMIFS(INDEX(intake_table;0;[.L$1]);INDEX(intake_table;0;[.$B$4]);[.$B11])" office:value-type="float" office:value="67.25" calcext:value-type="float">
            <text:p>67</text:p>
          </table:table-cell>
          <table:table-cell table:style-name="ce21" table:formula="of:=SUMIFS(INDEX(intake_table;0;[.M$1]);INDEX(intake_table;0;[.$B$4]);[.$B11])" office:value-type="float" office:value="107.1" calcext:value-type="float">
            <text:p>107</text:p>
          </table:table-cell>
          <table:table-cell table:style-name="ce21" table:formula="of:=SUMIFS(INDEX(intake_table;0;[.N$1]);INDEX(intake_table;0;[.$B$4]);[.$B11])" office:value-type="float" office:value="377.15" calcext:value-type="float">
            <text:p>377</text:p>
          </table:table-cell>
          <table:table-cell table:style-name="ce21" table:formula="of:=SUMIFS(INDEX(intake_table;0;[.O$1]);INDEX(intake_table;0;[.$B$4]);[.$B11])" office:value-type="float" office:value="167.05" calcext:value-type="float">
            <text:p>167</text:p>
          </table:table-cell>
          <table:table-cell table:style-name="ce21" table:formula="of:=SUM([.L11:.O11])" office:value-type="float" office:value="718.55" calcext:value-type="float">
            <text:p>719</text:p>
          </table:table-cell>
          <table:table-cell table:style-name="ce21" table:formula="of:=[.L11]*9" office:value-type="float" office:value="605.25" calcext:value-type="float">
            <text:p>605</text:p>
          </table:table-cell>
          <table:table-cell table:style-name="ce21" table:formula="of:=[.M11]*4" office:value-type="float" office:value="428.4" calcext:value-type="float">
            <text:p>428</text:p>
          </table:table-cell>
          <table:table-cell table:style-name="ce21" table:formula="of:=[.N11]*4" office:value-type="float" office:value="1508.6" calcext:value-type="float">
            <text:p>1509</text:p>
          </table:table-cell>
          <table:table-cell table:style-name="ce21" table:formula="of:=[.O11]*4" office:value-type="float" office:value="668.2" calcext:value-type="float">
            <text:p>668</text:p>
          </table:table-cell>
          <table:table-cell table:style-name="ce21" table:formula="of:=SUM([.Q11:.T11])" office:value-type="float" office:value="3210.45" calcext:value-type="float">
            <text:p>3210</text:p>
          </table:table-cell>
          <table:table-cell table:style-name="ce25" table:formula="of:=(([.C11]-[.U11])/[.C11])+1" office:value-type="percentage" office:value="0.928242363545318" calcext:value-type="percentage">
            <text:p>93%</text:p>
          </table:table-cell>
          <table:table-cell table:style-name="ce21" table:formula="of:=[.Q11]*[.$V11]" office:value-type="float" office:value="561.818690535804" calcext:value-type="float">
            <text:p>562</text:p>
          </table:table-cell>
          <table:table-cell table:style-name="ce21" table:formula="of:=[.R11]*[.$V11]" office:value-type="float" office:value="397.659028542814" calcext:value-type="float">
            <text:p>398</text:p>
          </table:table-cell>
          <table:table-cell table:style-name="ce21" table:formula="of:=[.S11]*[.$V11]" office:value-type="float" office:value="1400.34642964447" calcext:value-type="float">
            <text:p>1400</text:p>
          </table:table-cell>
          <table:table-cell table:style-name="ce21" table:formula="of:=[.T11]*[.$V11]" office:value-type="float" office:value="620.251547320981" calcext:value-type="float">
            <text:p>620</text:p>
          </table:table-cell>
          <table:table-cell table:style-name="ce25" table:formula="of:=[.W11]/[.$C11]" office:value-type="percentage" office:value="0.187554228187549" calcext:value-type="percentage">
            <text:p>19%</text:p>
          </table:table-cell>
          <table:table-cell table:style-name="ce25" table:formula="of:=[.X11]/[.$C11]" office:value-type="percentage" office:value="0.132752137720853" calcext:value-type="percentage">
            <text:p>13%</text:p>
          </table:table-cell>
          <table:table-cell table:style-name="ce25" table:formula="of:=[.Y11]/[.$C11]" office:value-type="percentage" office:value="0.467483368267223" calcext:value-type="percentage">
            <text:p>47%</text:p>
          </table:table-cell>
          <table:table-cell table:style-name="ce25" table:formula="of:=[.Z11]/[.$C11]" office:value-type="percentage" office:value="0.207061107434813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16-03-24" calcext:value-type="date">
            <text:p>03/24/16</text:p>
          </table:table-cell>
          <table:table-cell table:style-name="ce21" table:formula="of:=SUMIFS([$daily_food_intake.$K$8:.$K$1043];[$daily_food_intake.$F$8:.$F$1043];[$daily_summary.B12])" office:value-type="float" office:value="2413.38" calcext:value-type="float">
            <text:p>2413</text:p>
          </table:table-cell>
          <table:table-cell office:value-type="float" office:value="-494" calcext:value-type="float">
            <text:p>-494</text:p>
          </table:table-cell>
          <table:table-cell office:value-type="float" office:value="-2280" calcext:value-type="float">
            <text:p>-2280</text:p>
          </table:table-cell>
          <table:table-cell table:formula="of:=[.K12]+[.E12]+[.D12]" office:value-type="float" office:value="-360.62" calcext:value-type="float">
            <text:p>-360.62</text:p>
          </table:table-cell>
          <table:table-cell office:value-type="float" office:value="203" calcext:value-type="float">
            <text:p>203</text:p>
          </table:table-cell>
          <table:table-cell table:formula="of:=[.G12]-[.G11]" office:value-type="float" office:value="-1.40000000000001" calcext:value-type="float">
            <text:p>-1.4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31" calcext:value-type="percentage">
            <text:p>53.10%</text:p>
          </table:table-cell>
          <table:table-cell table:style-name="ce21" table:formula="of:=SUMIFS(INDEX(intake_table;0;[.K$1]);INDEX(intake_table;0;[.$B$4]);[.$B12])" office:value-type="float" office:value="2413.38" calcext:value-type="float">
            <text:p>2413</text:p>
          </table:table-cell>
          <table:table-cell table:style-name="ce21" table:formula="of:=SUMIFS(INDEX(intake_table;0;[.L$1]);INDEX(intake_table;0;[.$B$4]);[.$B12])" office:value-type="float" office:value="74.14" calcext:value-type="float">
            <text:p>74</text:p>
          </table:table-cell>
          <table:table-cell table:style-name="ce21" table:formula="of:=SUMIFS(INDEX(intake_table;0;[.M$1]);INDEX(intake_table;0;[.$B$4]);[.$B12])" office:value-type="float" office:value="78.75" calcext:value-type="float">
            <text:p>79</text:p>
          </table:table-cell>
          <table:table-cell table:style-name="ce21" table:formula="of:=SUMIFS(INDEX(intake_table;0;[.N$1]);INDEX(intake_table;0;[.$B$4]);[.$B12])" office:value-type="float" office:value="193.95" calcext:value-type="float">
            <text:p>194</text:p>
          </table:table-cell>
          <table:table-cell table:style-name="ce21" table:formula="of:=SUMIFS(INDEX(intake_table;0;[.O$1]);INDEX(intake_table;0;[.$B$4]);[.$B12])" office:value-type="float" office:value="161.5" calcext:value-type="float">
            <text:p>162</text:p>
          </table:table-cell>
          <table:table-cell table:style-name="ce21" table:formula="of:=SUM([.L12:.O12])" office:value-type="float" office:value="508.34" calcext:value-type="float">
            <text:p>508</text:p>
          </table:table-cell>
          <table:table-cell table:style-name="ce21" table:formula="of:=[.L12]*9" office:value-type="float" office:value="667.26" calcext:value-type="float">
            <text:p>667</text:p>
          </table:table-cell>
          <table:table-cell table:style-name="ce21" table:formula="of:=[.M12]*4" office:value-type="float" office:value="315" calcext:value-type="float">
            <text:p>315</text:p>
          </table:table-cell>
          <table:table-cell table:style-name="ce21" table:formula="of:=[.N12]*4" office:value-type="float" office:value="775.8" calcext:value-type="float">
            <text:p>776</text:p>
          </table:table-cell>
          <table:table-cell table:style-name="ce21" table:formula="of:=[.O12]*4" office:value-type="float" office:value="646" calcext:value-type="float">
            <text:p>646</text:p>
          </table:table-cell>
          <table:table-cell table:style-name="ce21" table:formula="of:=SUM([.Q12:.T12])" office:value-type="float" office:value="2404.06" calcext:value-type="float">
            <text:p>2404</text:p>
          </table:table-cell>
          <table:table-cell table:style-name="ce25" table:formula="of:=(([.C12]-[.U12])/[.C12])+1" office:value-type="percentage" office:value="1.00386180377728" calcext:value-type="percentage">
            <text:p>100%</text:p>
          </table:table-cell>
          <table:table-cell table:style-name="ce21" table:formula="of:=[.Q12]*[.$V12]" office:value-type="float" office:value="669.836827188425" calcext:value-type="float">
            <text:p>670</text:p>
          </table:table-cell>
          <table:table-cell table:style-name="ce21" table:formula="of:=[.R12]*[.$V12]" office:value-type="float" office:value="316.216468189842" calcext:value-type="float">
            <text:p>316</text:p>
          </table:table-cell>
          <table:table-cell table:style-name="ce21" table:formula="of:=[.S12]*[.$V12]" office:value-type="float" office:value="778.79598737041" calcext:value-type="float">
            <text:p>779</text:p>
          </table:table-cell>
          <table:table-cell table:style-name="ce21" table:formula="of:=[.T12]*[.$V12]" office:value-type="float" office:value="648.49472524012" calcext:value-type="float">
            <text:p>648</text:p>
          </table:table-cell>
          <table:table-cell table:style-name="ce25" table:formula="of:=[.W12]/[.$C12]" office:value-type="percentage" office:value="0.277551329334139" calcext:value-type="percentage">
            <text:p>28%</text:p>
          </table:table-cell>
          <table:table-cell table:style-name="ce25" table:formula="of:=[.X12]/[.$C12]" office:value-type="percentage" office:value="0.131026389623616" calcext:value-type="percentage">
            <text:p>13%</text:p>
          </table:table-cell>
          <table:table-cell table:style-name="ce25" table:formula="of:=[.Y12]/[.$C12]" office:value-type="percentage" office:value="0.322699279587305" calcext:value-type="percentage">
            <text:p>32%</text:p>
          </table:table-cell>
          <table:table-cell table:style-name="ce25" table:formula="of:=[.Z12]/[.$C12]" office:value-type="percentage" office:value="0.268708087926526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5" calcext:value-type="date">
            <text:p>03/25/16</text:p>
          </table:table-cell>
          <table:table-cell table:style-name="ce21" table:formula="of:=SUMIFS([$daily_food_intake.$K$8:.$K$1043];[$daily_food_intake.$F$8:.$F$1043];[$daily_summary.B13])" office:value-type="float" office:value="3521.26" calcext:value-type="float">
            <text:p>3521</text:p>
          </table:table-cell>
          <table:table-cell office:value-type="float" office:value="-400" calcext:value-type="float">
            <text:p>-400</text:p>
          </table:table-cell>
          <table:table-cell office:value-type="float" office:value="-2280" calcext:value-type="float">
            <text:p>-2280</text:p>
          </table:table-cell>
          <table:table-cell table:formula="of:=[.K13]+[.E13]+[.D13]" office:value-type="float" office:value="841.26" calcext:value-type="float">
            <text:p>841.26</text:p>
          </table:table-cell>
          <table:table-cell office:value-type="float" office:value="202.4" calcext:value-type="float">
            <text:p>202.4</text:p>
          </table:table-cell>
          <table:table-cell table:formula="of:=[.G13]-[.G12]" office:value-type="float" office:value="-0.599999999999994" calcext:value-type="float">
            <text:p>-0.6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3])" office:value-type="float" office:value="3521.26" calcext:value-type="float">
            <text:p>3521</text:p>
          </table:table-cell>
          <table:table-cell table:style-name="ce21" table:formula="of:=SUMIFS(INDEX(intake_table;0;[.L$1]);INDEX(intake_table;0;[.$B$4]);[.$B13])" office:value-type="float" office:value="95.98" calcext:value-type="float">
            <text:p>96</text:p>
          </table:table-cell>
          <table:table-cell table:style-name="ce21" table:formula="of:=SUMIFS(INDEX(intake_table;0;[.M$1]);INDEX(intake_table;0;[.$B$4]);[.$B13])" office:value-type="float" office:value="109.15" calcext:value-type="float">
            <text:p>109</text:p>
          </table:table-cell>
          <table:table-cell table:style-name="ce21" table:formula="of:=SUMIFS(INDEX(intake_table;0;[.N$1]);INDEX(intake_table;0;[.$B$4]);[.$B13])" office:value-type="float" office:value="374.35" calcext:value-type="float">
            <text:p>374</text:p>
          </table:table-cell>
          <table:table-cell table:style-name="ce21" table:formula="of:=SUMIFS(INDEX(intake_table;0;[.O$1]);INDEX(intake_table;0;[.$B$4]);[.$B13])" office:value-type="float" office:value="174.7" calcext:value-type="float">
            <text:p>175</text:p>
          </table:table-cell>
          <table:table-cell table:style-name="ce21" table:formula="of:=SUM([.L13:.O13])" office:value-type="float" office:value="754.18" calcext:value-type="float">
            <text:p>754</text:p>
          </table:table-cell>
          <table:table-cell table:style-name="ce21" table:formula="of:=[.L13]*9" office:value-type="float" office:value="863.82" calcext:value-type="float">
            <text:p>864</text:p>
          </table:table-cell>
          <table:table-cell table:style-name="ce21" table:formula="of:=[.M13]*4" office:value-type="float" office:value="436.6" calcext:value-type="float">
            <text:p>437</text:p>
          </table:table-cell>
          <table:table-cell table:style-name="ce21" table:formula="of:=[.N13]*4" office:value-type="float" office:value="1497.4" calcext:value-type="float">
            <text:p>1497</text:p>
          </table:table-cell>
          <table:table-cell table:style-name="ce21" table:formula="of:=[.O13]*4" office:value-type="float" office:value="698.8" calcext:value-type="float">
            <text:p>699</text:p>
          </table:table-cell>
          <table:table-cell table:style-name="ce21" table:formula="of:=SUM([.Q13:.T13])" office:value-type="float" office:value="3496.62" calcext:value-type="float">
            <text:p>3497</text:p>
          </table:table-cell>
          <table:table-cell table:style-name="ce25" table:formula="of:=(([.C13]-[.U13])/[.C13])+1" office:value-type="percentage" office:value="1.00699749521478" calcext:value-type="percentage">
            <text:p>101%</text:p>
          </table:table-cell>
          <table:table-cell table:style-name="ce21" table:formula="of:=[.Q13]*[.$V13]" office:value-type="float" office:value="869.864576316432" calcext:value-type="float">
            <text:p>870</text:p>
          </table:table-cell>
          <table:table-cell table:style-name="ce21" table:formula="of:=[.R13]*[.$V13]" office:value-type="float" office:value="439.655106410773" calcext:value-type="float">
            <text:p>440</text:p>
          </table:table-cell>
          <table:table-cell table:style-name="ce21" table:formula="of:=[.S13]*[.$V13]" office:value-type="float" office:value="1507.87804933461" calcext:value-type="float">
            <text:p>1508</text:p>
          </table:table-cell>
          <table:table-cell table:style-name="ce21" table:formula="of:=[.T13]*[.$V13]" office:value-type="float" office:value="703.689849656089" calcext:value-type="float">
            <text:p>704</text:p>
          </table:table-cell>
          <table:table-cell table:style-name="ce25" table:formula="of:=[.W13]/[.$C13]" office:value-type="percentage" office:value="0.247032191975722" calcext:value-type="percentage">
            <text:p>25%</text:p>
          </table:table-cell>
          <table:table-cell table:style-name="ce25" table:formula="of:=[.X13]/[.$C13]" office:value-type="percentage" office:value="0.124857325619458" calcext:value-type="percentage">
            <text:p>12%</text:p>
          </table:table-cell>
          <table:table-cell table:style-name="ce25" table:formula="of:=[.Y13]/[.$C13]" office:value-type="percentage" office:value="0.428221162122255" calcext:value-type="percentage">
            <text:p>43%</text:p>
          </table:table-cell>
          <table:table-cell table:style-name="ce25" table:formula="of:=[.Z13]/[.$C13]" office:value-type="percentage" office:value="0.199840355343283" calcext:value-type="percentage">
            <text:p>20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6" calcext:value-type="date">
            <text:p>03/26/16</text:p>
          </table:table-cell>
          <table:table-cell table:style-name="ce21" table:formula="of:=SUMIFS([$daily_food_intake.$K$8:.$K$1043];[$daily_food_intake.$F$8:.$F$1043];[$daily_summary.B14])" office:value-type="float" office:value="3093.5625" calcext:value-type="float">
            <text:p>3094</text:p>
          </table:table-cell>
          <table:table-cell office:value-type="float" office:value="-1221" calcext:value-type="float">
            <text:p>-1221</text:p>
          </table:table-cell>
          <table:table-cell office:value-type="float" office:value="-2280" calcext:value-type="float">
            <text:p>-2280</text:p>
          </table:table-cell>
          <table:table-cell table:formula="of:=[.K14]+[.E14]+[.D14]" office:value-type="float" office:value="-407.4375" calcext:value-type="float">
            <text:p>-407.4375</text:p>
          </table:table-cell>
          <table:table-cell office:value-type="float" office:value="202.2" calcext:value-type="float">
            <text:p>202.2</text:p>
          </table:table-cell>
          <table:table-cell table:formula="of:=[.G14]-[.G13]" office:value-type="float" office:value="-0.200000000000017" calcext:value-type="float">
            <text:p>-0.2</text:p>
          </table:table-cell>
          <table:table-cell table:style-name="ce20" office:value-type="percentage" office:value="0.154" calcext:value-type="percentage">
            <text:p>15.40%</text:p>
          </table:table-cell>
          <table:table-cell table:style-name="ce20" office:value-type="percentage" office:value="0.528" calcext:value-type="percentage">
            <text:p>52.80%</text:p>
          </table:table-cell>
          <table:table-cell table:style-name="ce21" table:formula="of:=SUMIFS(INDEX(intake_table;0;[.K$1]);INDEX(intake_table;0;[.$B$4]);[.$B14])" office:value-type="float" office:value="3093.5625" calcext:value-type="float">
            <text:p>3094</text:p>
          </table:table-cell>
          <table:table-cell table:style-name="ce21" table:formula="of:=SUMIFS(INDEX(intake_table;0;[.L$1]);INDEX(intake_table;0;[.$B$4]);[.$B14])" office:value-type="float" office:value="134" calcext:value-type="float">
            <text:p>134</text:p>
          </table:table-cell>
          <table:table-cell table:style-name="ce21" table:formula="of:=SUMIFS(INDEX(intake_table;0;[.M$1]);INDEX(intake_table;0;[.$B$4]);[.$B14])" office:value-type="float" office:value="43.15" calcext:value-type="float">
            <text:p>43</text:p>
          </table:table-cell>
          <table:table-cell table:style-name="ce21" table:formula="of:=SUMIFS(INDEX(intake_table;0;[.N$1]);INDEX(intake_table;0;[.$B$4]);[.$B14])" office:value-type="float" office:value="264.3" calcext:value-type="float">
            <text:p>264</text:p>
          </table:table-cell>
          <table:table-cell table:style-name="ce21" table:formula="of:=SUMIFS(INDEX(intake_table;0;[.O$1]);INDEX(intake_table;0;[.$B$4]);[.$B14])" office:value-type="float" office:value="165.75" calcext:value-type="float">
            <text:p>166</text:p>
          </table:table-cell>
          <table:table-cell table:style-name="ce21" table:formula="of:=SUM([.L14:.O14])" office:value-type="float" office:value="607.2" calcext:value-type="float">
            <text:p>607</text:p>
          </table:table-cell>
          <table:table-cell table:style-name="ce21" table:formula="of:=[.L14]*9" office:value-type="float" office:value="1206" calcext:value-type="float">
            <text:p>1206</text:p>
          </table:table-cell>
          <table:table-cell table:style-name="ce21" table:formula="of:=[.M14]*4" office:value-type="float" office:value="172.6" calcext:value-type="float">
            <text:p>173</text:p>
          </table:table-cell>
          <table:table-cell table:style-name="ce21" table:formula="of:=[.N14]*4" office:value-type="float" office:value="1057.2" calcext:value-type="float">
            <text:p>1057</text:p>
          </table:table-cell>
          <table:table-cell table:style-name="ce21" table:formula="of:=[.O14]*4" office:value-type="float" office:value="663" calcext:value-type="float">
            <text:p>663</text:p>
          </table:table-cell>
          <table:table-cell table:style-name="ce21" table:formula="of:=SUM([.Q14:.T14])" office:value-type="float" office:value="3098.8" calcext:value-type="float">
            <text:p>3099</text:p>
          </table:table-cell>
          <table:table-cell table:style-name="ce25" table:formula="of:=(([.C14]-[.U14])/[.C14])+1" office:value-type="percentage" office:value="0.998306968099077" calcext:value-type="percentage">
            <text:p>100%</text:p>
          </table:table-cell>
          <table:table-cell table:style-name="ce21" table:formula="of:=[.Q14]*[.$V14]" office:value-type="float" office:value="1203.95820352749" calcext:value-type="float">
            <text:p>1204</text:p>
          </table:table-cell>
          <table:table-cell table:style-name="ce21" table:formula="of:=[.R14]*[.$V14]" office:value-type="float" office:value="172.307782693901" calcext:value-type="float">
            <text:p>172</text:p>
          </table:table-cell>
          <table:table-cell table:style-name="ce21" table:formula="of:=[.S14]*[.$V14]" office:value-type="float" office:value="1055.41012667434" calcext:value-type="float">
            <text:p>1055</text:p>
          </table:table-cell>
          <table:table-cell table:style-name="ce21" table:formula="of:=[.T14]*[.$V14]" office:value-type="float" office:value="661.877519849688" calcext:value-type="float">
            <text:p>662</text:p>
          </table:table-cell>
          <table:table-cell table:style-name="ce25" table:formula="of:=[.W14]/[.$C14]" office:value-type="percentage" office:value="0.389181793976196" calcext:value-type="percentage">
            <text:p>39%</text:p>
          </table:table-cell>
          <table:table-cell table:style-name="ce25" table:formula="of:=[.X14]/[.$C14]" office:value-type="percentage" office:value="0.0556988205972566" calcext:value-type="percentage">
            <text:p>6%</text:p>
          </table:table-cell>
          <table:table-cell table:style-name="ce25" table:formula="of:=[.Y14]/[.$C14]" office:value-type="percentage" office:value="0.341163343774158" calcext:value-type="percentage">
            <text:p>34%</text:p>
          </table:table-cell>
          <table:table-cell table:style-name="ce25" table:formula="of:=[.Z14]/[.$C14]" office:value-type="percentage" office:value="0.21395317529537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7" calcext:value-type="date">
            <text:p>03/27/16</text:p>
          </table:table-cell>
          <table:table-cell table:style-name="ce21" table:formula="of:=SUMIFS([$daily_food_intake.$K$8:.$K$1043];[$daily_food_intake.$F$8:.$F$1043];[$daily_summary.B15])" office:value-type="float" office:value="2492.6875" calcext:value-type="float">
            <text:p>2493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5]+[.E15]+[.D15]" office:value-type="float" office:value="-387.3125" calcext:value-type="float">
            <text:p>-387.3125</text:p>
          </table:table-cell>
          <table:table-cell office:value-type="float" office:value="201.4" calcext:value-type="float">
            <text:p>201.4</text:p>
          </table:table-cell>
          <table:table-cell table:formula="of:=[.G15]-[.G14]" office:value-type="float" office:value="-0.799999999999983" calcext:value-type="float">
            <text:p>-0.8</text:p>
          </table:table-cell>
          <table:table-cell table:style-name="ce20" office:value-type="percentage" office:value="0.145" calcext:value-type="percentage">
            <text:p>14.5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15])" office:value-type="float" office:value="2492.6875" calcext:value-type="float">
            <text:p>2493</text:p>
          </table:table-cell>
          <table:table-cell table:style-name="ce21" table:formula="of:=SUMIFS(INDEX(intake_table;0;[.L$1]);INDEX(intake_table;0;[.$B$4]);[.$B15])" office:value-type="float" office:value="88.65" calcext:value-type="float">
            <text:p>89</text:p>
          </table:table-cell>
          <table:table-cell table:style-name="ce21" table:formula="of:=SUMIFS(INDEX(intake_table;0;[.M$1]);INDEX(intake_table;0;[.$B$4]);[.$B15])" office:value-type="float" office:value="43.8" calcext:value-type="float">
            <text:p>44</text:p>
          </table:table-cell>
          <table:table-cell table:style-name="ce21" table:formula="of:=SUMIFS(INDEX(intake_table;0;[.N$1]);INDEX(intake_table;0;[.$B$4]);[.$B15])" office:value-type="float" office:value="250.55" calcext:value-type="float">
            <text:p>251</text:p>
          </table:table-cell>
          <table:table-cell table:style-name="ce21" table:formula="of:=SUMIFS(INDEX(intake_table;0;[.O$1]);INDEX(intake_table;0;[.$B$4]);[.$B15])" office:value-type="float" office:value="106.25" calcext:value-type="float">
            <text:p>106</text:p>
          </table:table-cell>
          <table:table-cell table:style-name="ce21" table:formula="of:=SUM([.L15:.O15])" office:value-type="float" office:value="489.25" calcext:value-type="float">
            <text:p>489</text:p>
          </table:table-cell>
          <table:table-cell table:style-name="ce21" table:formula="of:=[.L15]*9" office:value-type="float" office:value="797.85" calcext:value-type="float">
            <text:p>798</text:p>
          </table:table-cell>
          <table:table-cell table:style-name="ce21" table:formula="of:=[.M15]*4" office:value-type="float" office:value="175.2" calcext:value-type="float">
            <text:p>175</text:p>
          </table:table-cell>
          <table:table-cell table:style-name="ce21" table:formula="of:=[.N15]*4" office:value-type="float" office:value="1002.2" calcext:value-type="float">
            <text:p>1002</text:p>
          </table:table-cell>
          <table:table-cell table:style-name="ce21" table:formula="of:=[.O15]*4" office:value-type="float" office:value="425" calcext:value-type="float">
            <text:p>425</text:p>
          </table:table-cell>
          <table:table-cell table:style-name="ce21" table:formula="of:=SUM([.Q15:.T15])" office:value-type="float" office:value="2400.25" calcext:value-type="float">
            <text:p>2400</text:p>
          </table:table-cell>
          <table:table-cell table:style-name="ce25" table:formula="of:=(([.C15]-[.U15])/[.C15])+1" office:value-type="percentage" office:value="1.03708346914726" calcext:value-type="percentage">
            <text:p>104%</text:p>
          </table:table-cell>
          <table:table-cell table:style-name="ce21" table:formula="of:=[.Q15]*[.$V15]" office:value-type="float" office:value="827.437045859138" calcext:value-type="float">
            <text:p>827</text:p>
          </table:table-cell>
          <table:table-cell table:style-name="ce21" table:formula="of:=[.R15]*[.$V15]" office:value-type="float" office:value="181.697023794599" calcext:value-type="float">
            <text:p>182</text:p>
          </table:table-cell>
          <table:table-cell table:style-name="ce21" table:formula="of:=[.S15]*[.$V15]" office:value-type="float" office:value="1039.36505277938" calcext:value-type="float">
            <text:p>1039</text:p>
          </table:table-cell>
          <table:table-cell table:style-name="ce21" table:formula="of:=[.T15]*[.$V15]" office:value-type="float" office:value="440.760474387584" calcext:value-type="float">
            <text:p>441</text:p>
          </table:table-cell>
          <table:table-cell table:style-name="ce25" table:formula="of:=[.W15]/[.$C15]" office:value-type="percentage" office:value="0.331945759690751" calcext:value-type="percentage">
            <text:p>33%</text:p>
          </table:table-cell>
          <table:table-cell table:style-name="ce25" table:formula="of:=[.X15]/[.$C15]" office:value-type="percentage" office:value="0.0728920186724566" calcext:value-type="percentage">
            <text:p>7%</text:p>
          </table:table-cell>
          <table:table-cell table:style-name="ce25" table:formula="of:=[.Y15]/[.$C15]" office:value-type="percentage" office:value="0.416965645625206" calcext:value-type="percentage">
            <text:p>42%</text:p>
          </table:table-cell>
          <table:table-cell table:style-name="ce25" table:formula="of:=[.Z15]/[.$C15]" office:value-type="percentage" office:value="0.176821392327592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8" calcext:value-type="date">
            <text:p>03/28/16</text:p>
          </table:table-cell>
          <table:table-cell table:style-name="ce21" table:formula="of:=SUMIFS([$daily_food_intake.$K$8:.$K$1043];[$daily_food_intake.$F$8:.$F$1043];[$daily_summary.B16])" office:value-type="float" office:value="3030" calcext:value-type="float">
            <text:p>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16]+[.E16]+[.D16]" office:value-type="float" office:value="-250" calcext:value-type="float">
            <text:p>-250</text:p>
          </table:table-cell>
          <table:table-cell office:value-type="float" office:value="201.8" calcext:value-type="float">
            <text:p>201.8</text:p>
          </table:table-cell>
          <table:table-cell table:formula="of:=[.G16]-[.G15]" office:value-type="float" office:value="0.400000000000006" calcext:value-type="float">
            <text:p>0.4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20" office:value-type="percentage" office:value="0.533" calcext:value-type="percentage">
            <text:p>53.30%</text:p>
          </table:table-cell>
          <table:table-cell table:style-name="ce21" table:formula="of:=SUMIFS(INDEX(intake_table;0;[.K$1]);INDEX(intake_table;0;[.$B$4]);[.$B16])" office:value-type="float" office:value="3030" calcext:value-type="float">
            <text:p>3030</text:p>
          </table:table-cell>
          <table:table-cell table:style-name="ce21" table:formula="of:=SUMIFS(INDEX(intake_table;0;[.L$1]);INDEX(intake_table;0;[.$B$4]);[.$B16])" office:value-type="float" office:value="84.8" calcext:value-type="float">
            <text:p>85</text:p>
          </table:table-cell>
          <table:table-cell table:style-name="ce21" table:formula="of:=SUMIFS(INDEX(intake_table;0;[.M$1]);INDEX(intake_table;0;[.$B$4]);[.$B16])" office:value-type="float" office:value="34.7" calcext:value-type="float">
            <text:p>35</text:p>
          </table:table-cell>
          <table:table-cell table:style-name="ce21" table:formula="of:=SUMIFS(INDEX(intake_table;0;[.N$1]);INDEX(intake_table;0;[.$B$4]);[.$B16])" office:value-type="float" office:value="118.7" calcext:value-type="float">
            <text:p>119</text:p>
          </table:table-cell>
          <table:table-cell table:style-name="ce21" table:formula="of:=SUMIFS(INDEX(intake_table;0;[.O$1]);INDEX(intake_table;0;[.$B$4]);[.$B16])" office:value-type="float" office:value="97.575" calcext:value-type="float">
            <text:p>98</text:p>
          </table:table-cell>
          <table:table-cell table:style-name="ce21" table:formula="of:=SUM([.L16:.O16])" office:value-type="float" office:value="335.775" calcext:value-type="float">
            <text:p>336</text:p>
          </table:table-cell>
          <table:table-cell table:style-name="ce21" table:formula="of:=[.L16]*9" office:value-type="float" office:value="763.2" calcext:value-type="float">
            <text:p>763</text:p>
          </table:table-cell>
          <table:table-cell table:style-name="ce21" table:formula="of:=[.M16]*4" office:value-type="float" office:value="138.8" calcext:value-type="float">
            <text:p>139</text:p>
          </table:table-cell>
          <table:table-cell table:style-name="ce21" table:formula="of:=[.N16]*4" office:value-type="float" office:value="474.8" calcext:value-type="float">
            <text:p>475</text:p>
          </table:table-cell>
          <table:table-cell table:style-name="ce21" table:formula="of:=[.O16]*4" office:value-type="float" office:value="390.3" calcext:value-type="float">
            <text:p>390</text:p>
          </table:table-cell>
          <table:table-cell table:style-name="ce21" table:formula="of:=SUM([.Q16:.T16])" office:value-type="float" office:value="1767.1" calcext:value-type="float">
            <text:p>1767</text:p>
          </table:table-cell>
          <table:table-cell table:style-name="ce25" table:formula="of:=(([.C16]-[.U16])/[.C16])+1" office:value-type="percentage" office:value="1.41679867986799" calcext:value-type="percentage">
            <text:p>142%</text:p>
          </table:table-cell>
          <table:table-cell table:style-name="ce21" table:formula="of:=[.Q16]*[.$V16]" office:value-type="float" office:value="1081.30075247525" calcext:value-type="float">
            <text:p>1081</text:p>
          </table:table-cell>
          <table:table-cell table:style-name="ce21" table:formula="of:=[.R16]*[.$V16]" office:value-type="float" office:value="196.651656765677" calcext:value-type="float">
            <text:p>197</text:p>
          </table:table-cell>
          <table:table-cell table:style-name="ce21" table:formula="of:=[.S16]*[.$V16]" office:value-type="float" office:value="672.69601320132" calcext:value-type="float">
            <text:p>673</text:p>
          </table:table-cell>
          <table:table-cell table:style-name="ce21" table:formula="of:=[.T16]*[.$V16]" office:value-type="float" office:value="552.976524752475" calcext:value-type="float">
            <text:p>553</text:p>
          </table:table-cell>
          <table:table-cell table:style-name="ce25" table:formula="of:=[.W16]/[.$C16]" office:value-type="percentage" office:value="0.356864934810313" calcext:value-type="percentage">
            <text:p>36%</text:p>
          </table:table-cell>
          <table:table-cell table:style-name="ce25" table:formula="of:=[.X16]/[.$C16]" office:value-type="percentage" office:value="0.0649015368863619" calcext:value-type="percentage">
            <text:p>6%</text:p>
          </table:table-cell>
          <table:table-cell table:style-name="ce25" table:formula="of:=[.Y16]/[.$C16]" office:value-type="percentage" office:value="0.22201188554499" calcext:value-type="percentage">
            <text:p>22%</text:p>
          </table:table-cell>
          <table:table-cell table:style-name="ce25" table:formula="of:=[.Z16]/[.$C16]" office:value-type="percentage" office:value="0.182500503218639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29" calcext:value-type="date">
            <text:p>03/29/16</text:p>
          </table:table-cell>
          <table:table-cell table:style-name="ce21" table:formula="of:=SUMIFS([$daily_food_intake.$K$8:.$K$1043];[$daily_food_intake.$F$8:.$F$1043];[$daily_summary.B17])" office:value-type="float" office:value="2579.5" calcext:value-type="float">
            <text:p>2580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7]+[.E17]+[.D17]" office:value-type="float" office:value="-300.5" calcext:value-type="float">
            <text:p>-300.5</text:p>
          </table:table-cell>
          <table:table-cell office:value-type="float" office:value="201.8" calcext:value-type="float">
            <text:p>201.8</text:p>
          </table:table-cell>
          <table:table-cell table:formula="of:=[.G17]-[.G16]" office:value-type="float" office:value="0" calcext:value-type="float">
            <text:p>0</text:p>
          </table:table-cell>
          <table:table-cell table:style-name="ce20" office:value-type="percentage" office:value="0.143" calcext:value-type="percentage">
            <text:p>14.30%</text:p>
          </table:table-cell>
          <table:table-cell table:style-name="ce20" office:value-type="percentage" office:value="0.536" calcext:value-type="percentage">
            <text:p>53.60%</text:p>
          </table:table-cell>
          <table:table-cell table:style-name="ce21" table:formula="of:=SUMIFS(INDEX(intake_table;0;[.K$1]);INDEX(intake_table;0;[.$B$4]);[.$B17])" office:value-type="float" office:value="2579.5" calcext:value-type="float">
            <text:p>2580</text:p>
          </table:table-cell>
          <table:table-cell table:style-name="ce21" table:formula="of:=SUMIFS(INDEX(intake_table;0;[.L$1]);INDEX(intake_table;0;[.$B$4]);[.$B17])" office:value-type="float" office:value="68.49" calcext:value-type="float">
            <text:p>68</text:p>
          </table:table-cell>
          <table:table-cell table:style-name="ce21" table:formula="of:=SUMIFS(INDEX(intake_table;0;[.M$1]);INDEX(intake_table;0;[.$B$4]);[.$B17])" office:value-type="float" office:value="25.15" calcext:value-type="float">
            <text:p>25</text:p>
          </table:table-cell>
          <table:table-cell table:style-name="ce21" table:formula="of:=SUMIFS(INDEX(intake_table;0;[.N$1]);INDEX(intake_table;0;[.$B$4]);[.$B17])" office:value-type="float" office:value="114.1" calcext:value-type="float">
            <text:p>114</text:p>
          </table:table-cell>
          <table:table-cell table:style-name="ce21" table:formula="of:=SUMIFS(INDEX(intake_table;0;[.O$1]);INDEX(intake_table;0;[.$B$4]);[.$B17])" office:value-type="float" office:value="111.325" calcext:value-type="float">
            <text:p>111</text:p>
          </table:table-cell>
          <table:table-cell table:style-name="ce21" table:formula="of:=SUM([.L17:.O17])" office:value-type="float" office:value="319.065" calcext:value-type="float">
            <text:p>319</text:p>
          </table:table-cell>
          <table:table-cell table:style-name="ce21" table:formula="of:=[.L17]*9" office:value-type="float" office:value="616.41" calcext:value-type="float">
            <text:p>616</text:p>
          </table:table-cell>
          <table:table-cell table:style-name="ce21" table:formula="of:=[.M17]*4" office:value-type="float" office:value="100.6" calcext:value-type="float">
            <text:p>101</text:p>
          </table:table-cell>
          <table:table-cell table:style-name="ce21" table:formula="of:=[.N17]*4" office:value-type="float" office:value="456.4" calcext:value-type="float">
            <text:p>456</text:p>
          </table:table-cell>
          <table:table-cell table:style-name="ce21" table:formula="of:=[.O17]*4" office:value-type="float" office:value="445.3" calcext:value-type="float">
            <text:p>445</text:p>
          </table:table-cell>
          <table:table-cell table:style-name="ce21" table:formula="of:=SUM([.Q17:.T17])" office:value-type="float" office:value="1618.71" calcext:value-type="float">
            <text:p>1619</text:p>
          </table:table-cell>
          <table:table-cell table:style-name="ce25" table:formula="of:=(([.C17]-[.U17])/[.C17])+1" office:value-type="percentage" office:value="1.37247140918783" calcext:value-type="percentage">
            <text:p>137%</text:p>
          </table:table-cell>
          <table:table-cell table:style-name="ce21" table:formula="of:=[.Q17]*[.$V17]" office:value-type="float" office:value="846.005101337469" calcext:value-type="float">
            <text:p>846</text:p>
          </table:table-cell>
          <table:table-cell table:style-name="ce21" table:formula="of:=[.R17]*[.$V17]" office:value-type="float" office:value="138.070623764295" calcext:value-type="float">
            <text:p>138</text:p>
          </table:table-cell>
          <table:table-cell table:style-name="ce21" table:formula="of:=[.S17]*[.$V17]" office:value-type="float" office:value="626.395951153324" calcext:value-type="float">
            <text:p>626</text:p>
          </table:table-cell>
          <table:table-cell table:style-name="ce21" table:formula="of:=[.T17]*[.$V17]" office:value-type="float" office:value="611.161518511339" calcext:value-type="float">
            <text:p>611</text:p>
          </table:table-cell>
          <table:table-cell table:style-name="ce25" table:formula="of:=[.W17]/[.$C17]" office:value-type="percentage" office:value="0.32797251457161" calcext:value-type="percentage">
            <text:p>33%</text:p>
          </table:table-cell>
          <table:table-cell table:style-name="ce25" table:formula="of:=[.X17]/[.$C17]" office:value-type="percentage" office:value="0.053526118923937" calcext:value-type="percentage">
            <text:p>5%</text:p>
          </table:table-cell>
          <table:table-cell table:style-name="ce25" table:formula="of:=[.Y17]/[.$C17]" office:value-type="percentage" office:value="0.242836189631062" calcext:value-type="percentage">
            <text:p>24%</text:p>
          </table:table-cell>
          <table:table-cell table:style-name="ce25" table:formula="of:=[.Z17]/[.$C17]" office:value-type="percentage" office:value="0.236930226211025" calcext:value-type="percentage">
            <text:p>24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30" calcext:value-type="date">
            <text:p>03/30/16</text:p>
          </table:table-cell>
          <table:table-cell table:style-name="ce21" table:formula="of:=SUMIFS([$daily_food_intake.$K$8:.$K$1043];[$daily_food_intake.$F$8:.$F$1043];[$daily_summary.B18])" office:value-type="float" office:value="3801.64" calcext:value-type="float">
            <text:p>3802</text:p>
          </table:table-cell>
          <table:table-cell office:value-type="float" office:value="-900" calcext:value-type="float">
            <text:p>-900</text:p>
          </table:table-cell>
          <table:table-cell office:value-type="float" office:value="-2280" calcext:value-type="float">
            <text:p>-2280</text:p>
          </table:table-cell>
          <table:table-cell table:formula="of:=[.K18]+[.E18]+[.D18]" office:value-type="float" office:value="621.64" calcext:value-type="float">
            <text:p>621.64</text:p>
          </table:table-cell>
          <table:table-cell office:value-type="float" office:value="202.6" calcext:value-type="float">
            <text:p>202.6</text:p>
          </table:table-cell>
          <table:table-cell table:formula="of:=[.G18]-[.G17]" office:value-type="float" office:value="0.799999999999983" calcext:value-type="float">
            <text:p>0.8</text:p>
          </table:table-cell>
          <table:table-cell table:style-name="ce20" office:value-type="percentage" office:value="0.159" calcext:value-type="percentage">
            <text:p>15.90%</text:p>
          </table:table-cell>
          <table:table-cell table:style-name="ce20" office:value-type="percentage" office:value="0.55" calcext:value-type="percentage">
            <text:p>55.00%</text:p>
          </table:table-cell>
          <table:table-cell table:style-name="ce21" table:formula="of:=SUMIFS(INDEX(intake_table;0;[.K$1]);INDEX(intake_table;0;[.$B$4]);[.$B18])" office:value-type="float" office:value="3801.64" calcext:value-type="float">
            <text:p>3802</text:p>
          </table:table-cell>
          <table:table-cell table:style-name="ce21" table:formula="of:=SUMIFS(INDEX(intake_table;0;[.L$1]);INDEX(intake_table;0;[.$B$4]);[.$B18])" office:value-type="float" office:value="196.308" calcext:value-type="float">
            <text:p>196</text:p>
          </table:table-cell>
          <table:table-cell table:style-name="ce21" table:formula="of:=SUMIFS(INDEX(intake_table;0;[.M$1]);INDEX(intake_table;0;[.$B$4]);[.$B18])" office:value-type="float" office:value="46.87" calcext:value-type="float">
            <text:p>47</text:p>
          </table:table-cell>
          <table:table-cell table:style-name="ce21" table:formula="of:=SUMIFS(INDEX(intake_table;0;[.N$1]);INDEX(intake_table;0;[.$B$4]);[.$B18])" office:value-type="float" office:value="297.11" calcext:value-type="float">
            <text:p>297</text:p>
          </table:table-cell>
          <table:table-cell table:style-name="ce21" table:formula="of:=SUMIFS(INDEX(intake_table;0;[.O$1]);INDEX(intake_table;0;[.$B$4]);[.$B18])" office:value-type="float" office:value="103.97" calcext:value-type="float">
            <text:p>104</text:p>
          </table:table-cell>
          <table:table-cell table:style-name="ce21" table:formula="of:=SUM([.L18:.O18])" office:value-type="float" office:value="644.258" calcext:value-type="float">
            <text:p>644</text:p>
          </table:table-cell>
          <table:table-cell table:style-name="ce21" table:formula="of:=[.L18]*9" office:value-type="float" office:value="1766.772" calcext:value-type="float">
            <text:p>1767</text:p>
          </table:table-cell>
          <table:table-cell table:style-name="ce21" table:formula="of:=[.M18]*4" office:value-type="float" office:value="187.48" calcext:value-type="float">
            <text:p>187</text:p>
          </table:table-cell>
          <table:table-cell table:style-name="ce21" table:formula="of:=[.N18]*4" office:value-type="float" office:value="1188.44" calcext:value-type="float">
            <text:p>1188</text:p>
          </table:table-cell>
          <table:table-cell table:style-name="ce21" table:formula="of:=[.O18]*4" office:value-type="float" office:value="415.88" calcext:value-type="float">
            <text:p>416</text:p>
          </table:table-cell>
          <table:table-cell table:style-name="ce21" table:formula="of:=SUM([.Q18:.T18])" office:value-type="float" office:value="3558.572" calcext:value-type="float">
            <text:p>3559</text:p>
          </table:table-cell>
          <table:table-cell table:style-name="ce25" table:formula="of:=(([.C18]-[.U18])/[.C18])+1" office:value-type="percentage" office:value="1.06393766900601" calcext:value-type="percentage">
            <text:p>106%</text:p>
          </table:table-cell>
          <table:table-cell table:style-name="ce21" table:formula="of:=[.Q18]*[.$V18]" office:value-type="float" office:value="1879.73528334508" calcext:value-type="float">
            <text:p>1880</text:p>
          </table:table-cell>
          <table:table-cell table:style-name="ce21" table:formula="of:=[.R18]*[.$V18]" office:value-type="float" office:value="199.467034185246" calcext:value-type="float">
            <text:p>199</text:p>
          </table:table-cell>
          <table:table-cell table:style-name="ce21" table:formula="of:=[.S18]*[.$V18]" office:value-type="float" office:value="1264.4260833535" calcext:value-type="float">
            <text:p>1264</text:p>
          </table:table-cell>
          <table:table-cell table:style-name="ce21" table:formula="of:=[.T18]*[.$V18]" office:value-type="float" office:value="442.470397786219" calcext:value-type="float">
            <text:p>442</text:p>
          </table:table-cell>
          <table:table-cell table:style-name="ce25" table:formula="of:=[.W18]/[.$C18]" office:value-type="percentage" office:value="0.494453783984039" calcext:value-type="percentage">
            <text:p>49%</text:p>
          </table:table-cell>
          <table:table-cell table:style-name="ce25" table:formula="of:=[.X18]/[.$C18]" office:value-type="percentage" office:value="0.052468680407731" calcext:value-type="percentage">
            <text:p>5%</text:p>
          </table:table-cell>
          <table:table-cell table:style-name="ce25" table:formula="of:=[.Y18]/[.$C18]" office:value-type="percentage" office:value="0.332600162917451" calcext:value-type="percentage">
            <text:p>33%</text:p>
          </table:table-cell>
          <table:table-cell table:style-name="ce25" table:formula="of:=[.Z18]/[.$C18]" office:value-type="percentage" office:value="0.116389347172857" calcext:value-type="percentage">
            <text:p>12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3-31" calcext:value-type="date">
            <text:p>03/31/16</text:p>
          </table:table-cell>
          <table:table-cell table:style-name="ce21" table:formula="of:=SUMIFS([$daily_food_intake.$K$8:.$K$1043];[$daily_food_intake.$F$8:.$F$1043];[$daily_summary.B19])" office:value-type="float" office:value="2449.25" calcext:value-type="float">
            <text:p>2449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9]+[.E19]+[.D19]" office:value-type="float" office:value="-430.75" calcext:value-type="float">
            <text:p>-430.75</text:p>
          </table:table-cell>
          <table:table-cell office:value-type="float" office:value="201" calcext:value-type="float">
            <text:p>201</text:p>
          </table:table-cell>
          <table:table-cell table:formula="of:=[.G19]-[.G18]" office:value-type="float" office:value="-1.59999999999999" calcext:value-type="float">
            <text:p>-1.6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32" calcext:value-type="percentage">
            <text:p>53.20%</text:p>
          </table:table-cell>
          <table:table-cell table:style-name="ce21" table:formula="of:=SUMIFS(INDEX(intake_table;0;[.K$1]);INDEX(intake_table;0;[.$B$4]);[.$B19])" office:value-type="float" office:value="2449.25" calcext:value-type="float">
            <text:p>2449</text:p>
          </table:table-cell>
          <table:table-cell table:style-name="ce21" table:formula="of:=SUMIFS(INDEX(intake_table;0;[.L$1]);INDEX(intake_table;0;[.$B$4]);[.$B19])" office:value-type="float" office:value="96.45" calcext:value-type="float">
            <text:p>96</text:p>
          </table:table-cell>
          <table:table-cell table:style-name="ce21" table:formula="of:=SUMIFS(INDEX(intake_table;0;[.M$1]);INDEX(intake_table;0;[.$B$4]);[.$B19])" office:value-type="float" office:value="19.5" calcext:value-type="float">
            <text:p>20</text:p>
          </table:table-cell>
          <table:table-cell table:style-name="ce21" table:formula="of:=SUMIFS(INDEX(intake_table;0;[.N$1]);INDEX(intake_table;0;[.$B$4]);[.$B19])" office:value-type="float" office:value="139" calcext:value-type="float">
            <text:p>139</text:p>
          </table:table-cell>
          <table:table-cell table:style-name="ce21" table:formula="of:=SUMIFS(INDEX(intake_table;0;[.O$1]);INDEX(intake_table;0;[.$B$4]);[.$B19])" office:value-type="float" office:value="106.375" calcext:value-type="float">
            <text:p>106</text:p>
          </table:table-cell>
          <table:table-cell table:style-name="ce21" table:formula="of:=SUM([.L19:.O19])" office:value-type="float" office:value="361.325" calcext:value-type="float">
            <text:p>361</text:p>
          </table:table-cell>
          <table:table-cell table:style-name="ce21" table:formula="of:=[.L19]*9" office:value-type="float" office:value="868.05" calcext:value-type="float">
            <text:p>868</text:p>
          </table:table-cell>
          <table:table-cell table:style-name="ce21" table:formula="of:=[.M19]*4" office:value-type="float" office:value="78" calcext:value-type="float">
            <text:p>78</text:p>
          </table:table-cell>
          <table:table-cell table:style-name="ce21" table:formula="of:=[.N19]*4" office:value-type="float" office:value="556" calcext:value-type="float">
            <text:p>556</text:p>
          </table:table-cell>
          <table:table-cell table:style-name="ce21" table:formula="of:=[.O19]*4" office:value-type="float" office:value="425.5" calcext:value-type="float">
            <text:p>426</text:p>
          </table:table-cell>
          <table:table-cell table:style-name="ce21" table:formula="of:=SUM([.Q19:.T19])" office:value-type="float" office:value="1927.55" calcext:value-type="float">
            <text:p>1928</text:p>
          </table:table-cell>
          <table:table-cell table:style-name="ce25" table:formula="of:=(([.C19]-[.U19])/[.C19])+1" office:value-type="percentage" office:value="1.21300398081045" calcext:value-type="percentage">
            <text:p>121%</text:p>
          </table:table-cell>
          <table:table-cell table:style-name="ce21" table:formula="of:=[.Q19]*[.$V19]" office:value-type="float" office:value="1052.94810554251" calcext:value-type="float">
            <text:p>1053</text:p>
          </table:table-cell>
          <table:table-cell table:style-name="ce21" table:formula="of:=[.R19]*[.$V19]" office:value-type="float" office:value="94.6143105032153" calcext:value-type="float">
            <text:p>95</text:p>
          </table:table-cell>
          <table:table-cell table:style-name="ce21" table:formula="of:=[.S19]*[.$V19]" office:value-type="float" office:value="674.430213330611" calcext:value-type="float">
            <text:p>674</text:p>
          </table:table-cell>
          <table:table-cell table:style-name="ce21" table:formula="of:=[.T19]*[.$V19]" office:value-type="float" office:value="516.133193834847" calcext:value-type="float">
            <text:p>516</text:p>
          </table:table-cell>
          <table:table-cell table:style-name="ce25" table:formula="of:=[.W19]/[.$C19]" office:value-type="percentage" office:value="0.429906340938048" calcext:value-type="percentage">
            <text:p>43%</text:p>
          </table:table-cell>
          <table:table-cell table:style-name="ce25" table:formula="of:=[.X19]/[.$C19]" office:value-type="percentage" office:value="0.0386299114027622" calcext:value-type="percentage">
            <text:p>4%</text:p>
          </table:table-cell>
          <table:table-cell table:style-name="ce25" table:formula="of:=[.Y19]/[.$C19]" office:value-type="percentage" office:value="0.275361932563279" calcext:value-type="percentage">
            <text:p>28%</text:p>
          </table:table-cell>
          <table:table-cell table:style-name="ce25" table:formula="of:=[.Z19]/[.$C19]" office:value-type="percentage" office:value="0.21073111925481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date" office:date-value="2016-04-01" calcext:value-type="date">
            <text:p>04/01/16</text:p>
          </table:table-cell>
          <table:table-cell table:style-name="ce21" table:formula="of:=SUMIFS([$daily_food_intake.$K$8:.$K$1043];[$daily_food_intake.$F$8:.$F$1043];[$daily_summary.B20])" office:value-type="float" office:value="1927.82" calcext:value-type="float">
            <text:p>1928</text:p>
          </table:table-cell>
          <table:table-cell table:style-name="ce1"/>
          <table:table-cell office:value-type="float" office:value="-2280" calcext:value-type="float">
            <text:p>-2280</text:p>
          </table:table-cell>
          <table:table-cell table:formula="of:=[.K20]+[.E20]+[.D20]" office:value-type="float" office:value="-352.18" calcext:value-type="float">
            <text:p>-352.18</text:p>
          </table:table-cell>
          <table:table-cell office:value-type="float" office:value="204.2" calcext:value-type="float">
            <text:p>204.2</text:p>
          </table:table-cell>
          <table:table-cell table:formula="of:=[.G20]-[.G19]" office:value-type="float" office:value="3.19999999999999" calcext:value-type="float">
            <text:p>3.2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32" calcext:value-type="percentage">
            <text:p>53.20%</text:p>
          </table:table-cell>
          <table:table-cell table:style-name="ce21" table:formula="of:=SUMIFS(INDEX(intake_table;0;[.K$1]);INDEX(intake_table;0;[.$B$4]);[.$B20])" office:value-type="float" office:value="1927.82" calcext:value-type="float">
            <text:p>1928</text:p>
          </table:table-cell>
          <table:table-cell table:style-name="ce21" table:formula="of:=SUMIFS(INDEX(intake_table;0;[.L$1]);INDEX(intake_table;0;[.$B$4]);[.$B20])" office:value-type="float" office:value="75.904" calcext:value-type="float">
            <text:p>76</text:p>
          </table:table-cell>
          <table:table-cell table:style-name="ce21" table:formula="of:=SUMIFS(INDEX(intake_table;0;[.M$1]);INDEX(intake_table;0;[.$B$4]);[.$B20])" office:value-type="float" office:value="25.56" calcext:value-type="float">
            <text:p>26</text:p>
          </table:table-cell>
          <table:table-cell table:style-name="ce21" table:formula="of:=SUMIFS(INDEX(intake_table;0;[.N$1]);INDEX(intake_table;0;[.$B$4]);[.$B20])" office:value-type="float" office:value="238.18" calcext:value-type="float">
            <text:p>238</text:p>
          </table:table-cell>
          <table:table-cell table:style-name="ce21" table:formula="of:=SUMIFS(INDEX(intake_table;0;[.O$1]);INDEX(intake_table;0;[.$B$4]);[.$B20])" office:value-type="float" office:value="51.41" calcext:value-type="float">
            <text:p>51</text:p>
          </table:table-cell>
          <table:table-cell table:style-name="ce21" table:formula="of:=SUM([.L20:.O20])" office:value-type="float" office:value="391.054" calcext:value-type="float">
            <text:p>391</text:p>
          </table:table-cell>
          <table:table-cell table:style-name="ce21" table:formula="of:=[.L20]*9" office:value-type="float" office:value="683.136" calcext:value-type="float">
            <text:p>683</text:p>
          </table:table-cell>
          <table:table-cell table:style-name="ce21" table:formula="of:=[.M20]*4" office:value-type="float" office:value="102.24" calcext:value-type="float">
            <text:p>102</text:p>
          </table:table-cell>
          <table:table-cell table:style-name="ce21" table:formula="of:=[.N20]*4" office:value-type="float" office:value="952.72" calcext:value-type="float">
            <text:p>953</text:p>
          </table:table-cell>
          <table:table-cell table:style-name="ce21" table:formula="of:=[.O20]*4" office:value-type="float" office:value="205.64" calcext:value-type="float">
            <text:p>206</text:p>
          </table:table-cell>
          <table:table-cell table:style-name="ce21" table:formula="of:=SUM([.Q20:.T20])" office:value-type="float" office:value="1943.736" calcext:value-type="float">
            <text:p>1944</text:p>
          </table:table-cell>
          <table:table-cell table:style-name="ce25" table:formula="of:=(([.C20]-[.U20])/[.C20])+1" office:value-type="percentage" office:value="0.991744042493594" calcext:value-type="percentage">
            <text:p>99%</text:p>
          </table:table-cell>
          <table:table-cell table:style-name="ce21" table:formula="of:=[.Q20]*[.$V20]" office:value-type="float" office:value="677.496058212904" calcext:value-type="float">
            <text:p>677</text:p>
          </table:table-cell>
          <table:table-cell table:style-name="ce21" table:formula="of:=[.R20]*[.$V20]" office:value-type="float" office:value="101.395910904545" calcext:value-type="float">
            <text:p>101</text:p>
          </table:table-cell>
          <table:table-cell table:style-name="ce21" table:formula="of:=[.S20]*[.$V20]" office:value-type="float" office:value="944.854384164497" calcext:value-type="float">
            <text:p>945</text:p>
          </table:table-cell>
          <table:table-cell table:style-name="ce21" table:formula="of:=[.T20]*[.$V20]" office:value-type="float" office:value="203.942244898383" calcext:value-type="float">
            <text:p>204</text:p>
          </table:table-cell>
          <table:table-cell table:style-name="ce25" table:formula="of:=[.W20]/[.$C20]" office:value-type="percentage" office:value="0.351431180407353" calcext:value-type="percentage">
            <text:p>35%</text:p>
          </table:table-cell>
          <table:table-cell table:style-name="ce25" table:formula="of:=[.X20]/[.$C20]" office:value-type="percentage" office:value="0.0525961505247093" calcext:value-type="percentage">
            <text:p>5%</text:p>
          </table:table-cell>
          <table:table-cell table:style-name="ce25" table:formula="of:=[.Y20]/[.$C20]" office:value-type="percentage" office:value="0.490115458997467" calcext:value-type="percentage">
            <text:p>49%</text:p>
          </table:table-cell>
          <table:table-cell table:style-name="ce25" table:formula="of:=[.Z20]/[.$C20]" office:value-type="percentage" office:value="0.105789049236123" calcext:value-type="percentage">
            <text:p>11%</text:p>
          </table:table-cell>
          <table:table-cell table:number-columns-repeated="994"/>
        </table:table-row>
        <table:table-row-group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2" calcext:value-type="date">
              <text:p>04/0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3" calcext:value-type="date">
              <text:p>04/0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4" calcext:value-type="date">
              <text:p>04/0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5" calcext:value-type="date">
              <text:p>04/0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6" calcext:value-type="date">
              <text:p>04/0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7" calcext:value-type="date">
              <text:p>04/07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8" calcext:value-type="date">
              <text:p>04/08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13" office:value-type="date" office:date-value="2016-04-09" calcext:value-type="date">
              <text:p>04/09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0" calcext:value-type="date">
              <text:p>04/10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1" calcext:value-type="date">
              <text:p>04/11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2" calcext:value-type="date">
              <text:p>04/1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3" calcext:value-type="date">
              <text:p>04/1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2" calcext:value-type="float">
              <text:p>203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4" calcext:value-type="date">
              <text:p>04/1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5" calcext:value-type="date">
              <text:p>04/1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13" office:value-type="date" office:date-value="2016-04-16" calcext:value-type="date">
              <text:p>04/1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7" calcext:value-type="date">
              <text:p>04/17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8" calcext:value-type="date">
              <text:p>04/18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19" calcext:value-type="date">
              <text:p>04/19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0" calcext:value-type="date">
              <text:p>04/20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1" calcext:value-type="date">
              <text:p>04/21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2" calcext:value-type="date">
              <text:p>04/22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1.6" calcext:value-type="float">
              <text:p>201.6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13" office:value-type="date" office:date-value="2016-04-23" calcext:value-type="date">
              <text:p>04/23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4" calcext:value-type="date">
              <text:p>04/24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"/>
            <table:table-cell table:style-name="ce20" table:number-columns-repeated="2"/>
            <table:table-cell table:style-name="ce21" table:number-columns-repeated="6"/>
            <table:table-cell table:style-name="ce20" table:number-columns-repeated="8"/>
            <table:table-cell table:style-name="ce21" table:number-columns-repeated="2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5" calcext:value-type="date">
              <text:p>04/25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13" office:value-type="date" office:date-value="2016-04-26" calcext:value-type="date">
              <text:p>04/26/16</text:p>
            </table:table-cell>
            <table:table-cell table:style-name="ce21"/>
            <table:table-cell table:style-name="ce1" table:number-columns-repeated="2"/>
            <table:table-cell/>
            <table:table-cell office:value-type="float" office:value="203" calcext:value-type="float">
              <text:p>203</text:p>
            </table:table-cell>
            <table:table-cell table:style-name="ce1"/>
            <table:table-cell table:style-name="ce20" table:number-columns-repeated="2"/>
            <table:table-cell table:style-name="ce21" table:number-columns-repeated="16"/>
            <table:table-cell table:style-name="ce25" table:number-columns-repeated="4"/>
            <table:table-cell table:number-columns-repeated="994"/>
          </table:table-row>
        </table:table-row-group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7" calcext:value-type="date">
            <text:p>04/27/16</text:p>
          </table:table-cell>
          <table:table-cell table:style-name="ce21" table:formula="of:=SUMIFS([$daily_food_intake.$K$8:.$K$1043];[$daily_food_intake.$F$8:.$F$1043];[$daily_summary.B46])" office:value-type="float" office:value="2675.71" calcext:value-type="float">
            <text:p>2676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6]+[.E46]+[.D46]" office:value-type="float" office:value="95.7099999999996" calcext:value-type="float">
            <text:p>95.71</text:p>
          </table:table-cell>
          <table:table-cell office:value-type="float" office:value="203" calcext:value-type="float">
            <text:p>203</text:p>
          </table:table-cell>
          <table:table-cell table:formula="of:=[.G46]-[.G20]" office:value-type="float" office:value="-1.19999999999999" calcext:value-type="float">
            <text:p>-1.2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6])" office:value-type="float" office:value="2675.71" calcext:value-type="float">
            <text:p>2676</text:p>
          </table:table-cell>
          <table:table-cell table:style-name="ce21" table:formula="of:=SUMIFS(INDEX(intake_table;0;[.L$1]);INDEX(intake_table;0;[.$B$4]);[.$B46])" office:value-type="float" office:value="138.42" calcext:value-type="float">
            <text:p>138</text:p>
          </table:table-cell>
          <table:table-cell table:style-name="ce21" table:formula="of:=SUMIFS(INDEX(intake_table;0;[.M$1]);INDEX(intake_table;0;[.$B$4]);[.$B46])" office:value-type="float" office:value="22.48" calcext:value-type="float">
            <text:p>22</text:p>
          </table:table-cell>
          <table:table-cell table:style-name="ce21" table:formula="of:=SUMIFS(INDEX(intake_table;0;[.N$1]);INDEX(intake_table;0;[.$B$4]);[.$B46])" office:value-type="float" office:value="199.352" calcext:value-type="float">
            <text:p>199</text:p>
          </table:table-cell>
          <table:table-cell table:style-name="ce21" table:formula="of:=SUMIFS(INDEX(intake_table;0;[.O$1]);INDEX(intake_table;0;[.$B$4]);[.$B46])" office:value-type="float" office:value="111.165" calcext:value-type="float">
            <text:p>111</text:p>
          </table:table-cell>
          <table:table-cell table:style-name="ce21" table:formula="of:=SUM([.L46:.O46])" office:value-type="float" office:value="471.417" calcext:value-type="float">
            <text:p>471</text:p>
          </table:table-cell>
          <table:table-cell table:style-name="ce21" table:formula="of:=[.L46]*9" office:value-type="float" office:value="1245.78" calcext:value-type="float">
            <text:p>1246</text:p>
          </table:table-cell>
          <table:table-cell table:style-name="ce21" table:formula="of:=[.M46]*4" office:value-type="float" office:value="89.92" calcext:value-type="float">
            <text:p>90</text:p>
          </table:table-cell>
          <table:table-cell table:style-name="ce21" table:formula="of:=[.N46]*4" office:value-type="float" office:value="797.408" calcext:value-type="float">
            <text:p>797</text:p>
          </table:table-cell>
          <table:table-cell table:style-name="ce21" table:formula="of:=[.O46]*4" office:value-type="float" office:value="444.66" calcext:value-type="float">
            <text:p>445</text:p>
          </table:table-cell>
          <table:table-cell table:style-name="ce21" table:formula="of:=SUM([.Q46:.T46])" office:value-type="float" office:value="2577.768" calcext:value-type="float">
            <text:p>2578</text:p>
          </table:table-cell>
          <table:table-cell table:style-name="ce25" table:formula="of:=(([.C46]-[.U46])/[.C46])+1" office:value-type="percentage" office:value="1.03660411629063" calcext:value-type="percentage">
            <text:p>104%</text:p>
          </table:table-cell>
          <table:table-cell table:style-name="ce21" table:formula="of:=[.Q46]*[.$V46]" office:value-type="float" office:value="1291.38067599254" calcext:value-type="float">
            <text:p>1291</text:p>
          </table:table-cell>
          <table:table-cell table:style-name="ce21" table:formula="of:=[.R46]*[.$V46]" office:value-type="float" office:value="93.2114421368534" calcext:value-type="float">
            <text:p>93</text:p>
          </table:table-cell>
          <table:table-cell table:style-name="ce21" table:formula="of:=[.S46]*[.$V46]" office:value-type="float" office:value="826.596415163078" calcext:value-type="float">
            <text:p>827</text:p>
          </table:table-cell>
          <table:table-cell table:style-name="ce21" table:formula="of:=[.T46]*[.$V46]" office:value-type="float" office:value="460.936386349791" calcext:value-type="float">
            <text:p>461</text:p>
          </table:table-cell>
          <table:table-cell table:style-name="ce25" table:formula="of:=[.W46]/[.$C46]" office:value-type="percentage" office:value="0.482631031013279" calcext:value-type="percentage">
            <text:p>48%</text:p>
          </table:table-cell>
          <table:table-cell table:style-name="ce25" table:formula="of:=[.X46]/[.$C46]" office:value-type="percentage" office:value="0.0348361526984813" calcext:value-type="percentage">
            <text:p>3%</text:p>
          </table:table-cell>
          <table:table-cell table:style-name="ce25" table:formula="of:=[.Y46]/[.$C46]" office:value-type="percentage" office:value="0.308926010353543" calcext:value-type="percentage">
            <text:p>31%</text:p>
          </table:table-cell>
          <table:table-cell table:style-name="ce25" table:formula="of:=[.Z46]/[.$C46]" office:value-type="percentage" office:value="0.172266944605279" calcext:value-type="percentage">
            <text:p>17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8" calcext:value-type="date">
            <text:p>04/28/16</text:p>
          </table:table-cell>
          <table:table-cell table:style-name="ce21" table:formula="of:=SUMIFS([$daily_food_intake.$K$8:.$K$1043];[$daily_food_intake.$F$8:.$F$1043];[$daily_summary.B47])" office:value-type="float" office:value="2992.98" calcext:value-type="float">
            <text:p>2993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7]+[.E47]+[.D47]" office:value-type="float" office:value="412.98" calcext:value-type="float">
            <text:p>412.98</text:p>
          </table:table-cell>
          <table:table-cell office:value-type="float" office:value="200.6" calcext:value-type="float">
            <text:p>200.6</text:p>
          </table:table-cell>
          <table:table-cell table:formula="of:=[.G47]-[.G46]" office:value-type="float" office:value="-2.40000000000001" calcext:value-type="float">
            <text:p>-2.4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7])" office:value-type="float" office:value="2992.98" calcext:value-type="float">
            <text:p>2993</text:p>
          </table:table-cell>
          <table:table-cell table:style-name="ce21" table:formula="of:=SUMIFS(INDEX(intake_table;0;[.L$1]);INDEX(intake_table;0;[.$B$4]);[.$B47])" office:value-type="float" office:value="126.1053" calcext:value-type="float">
            <text:p>126</text:p>
          </table:table-cell>
          <table:table-cell table:style-name="ce21" table:formula="of:=SUMIFS(INDEX(intake_table;0;[.M$1]);INDEX(intake_table;0;[.$B$4]);[.$B47])" office:value-type="float" office:value="41.45" calcext:value-type="float">
            <text:p>41</text:p>
          </table:table-cell>
          <table:table-cell table:style-name="ce21" table:formula="of:=SUMIFS(INDEX(intake_table;0;[.N$1]);INDEX(intake_table;0;[.$B$4]);[.$B47])" office:value-type="float" office:value="327.8377" calcext:value-type="float">
            <text:p>328</text:p>
          </table:table-cell>
          <table:table-cell table:style-name="ce21" table:formula="of:=SUMIFS(INDEX(intake_table;0;[.O$1]);INDEX(intake_table;0;[.$B$4]);[.$B47])" office:value-type="float" office:value="115.431" calcext:value-type="float">
            <text:p>115</text:p>
          </table:table-cell>
          <table:table-cell table:style-name="ce21" table:formula="of:=SUM([.L47:.O47])" office:value-type="float" office:value="610.824" calcext:value-type="float">
            <text:p>611</text:p>
          </table:table-cell>
          <table:table-cell table:style-name="ce21" table:formula="of:=[.L47]*9" office:value-type="float" office:value="1134.9477" calcext:value-type="float">
            <text:p>1135</text:p>
          </table:table-cell>
          <table:table-cell table:style-name="ce21" table:formula="of:=[.M47]*4" office:value-type="float" office:value="165.8" calcext:value-type="float">
            <text:p>166</text:p>
          </table:table-cell>
          <table:table-cell table:style-name="ce21" table:formula="of:=[.N47]*4" office:value-type="float" office:value="1311.3508" calcext:value-type="float">
            <text:p>1311</text:p>
          </table:table-cell>
          <table:table-cell table:style-name="ce21" table:formula="of:=[.O47]*4" office:value-type="float" office:value="461.724" calcext:value-type="float">
            <text:p>462</text:p>
          </table:table-cell>
          <table:table-cell table:style-name="ce21" table:formula="of:=SUM([.Q47:.T47])" office:value-type="float" office:value="3073.8225" calcext:value-type="float">
            <text:p>3074</text:p>
          </table:table-cell>
          <table:table-cell table:style-name="ce25" table:formula="of:=(([.C47]-[.U47])/[.C47])+1" office:value-type="percentage" office:value="0.972989294950183" calcext:value-type="percentage">
            <text:p>97%</text:p>
          </table:table-cell>
          <table:table-cell table:style-name="ce21" table:formula="of:=[.Q47]*[.$V47]" office:value-type="float" office:value="1104.29196242833" calcext:value-type="float">
            <text:p>1104</text:p>
          </table:table-cell>
          <table:table-cell table:style-name="ce21" table:formula="of:=[.R47]*[.$V47]" office:value-type="float" office:value="161.32162510274" calcext:value-type="float">
            <text:p>161</text:p>
          </table:table-cell>
          <table:table-cell table:style-name="ce21" table:formula="of:=[.S47]*[.$V47]" office:value-type="float" office:value="1275.93029032436" calcext:value-type="float">
            <text:p>1276</text:p>
          </table:table-cell>
          <table:table-cell table:style-name="ce21" table:formula="of:=[.T47]*[.$V47]" office:value-type="float" office:value="449.252509221578" calcext:value-type="float">
            <text:p>449</text:p>
          </table:table-cell>
          <table:table-cell table:style-name="ce25" table:formula="of:=[.W47]/[.$C47]" office:value-type="percentage" office:value="0.368960688821286" calcext:value-type="percentage">
            <text:p>37%</text:p>
          </table:table-cell>
          <table:table-cell table:style-name="ce25" table:formula="of:=[.X47]/[.$C47]" office:value-type="percentage" office:value="0.0539000010366726" calcext:value-type="percentage">
            <text:p>5%</text:p>
          </table:table-cell>
          <table:table-cell table:style-name="ce25" table:formula="of:=[.Y47]/[.$C47]" office:value-type="percentage" office:value="0.426307656691444" calcext:value-type="percentage">
            <text:p>43%</text:p>
          </table:table-cell>
          <table:table-cell table:style-name="ce25" table:formula="of:=[.Z47]/[.$C47]" office:value-type="percentage" office:value="0.150102075263309" calcext:value-type="percentage">
            <text:p>15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29" calcext:value-type="date">
            <text:p>04/29/16</text:p>
          </table:table-cell>
          <table:table-cell table:style-name="ce21" table:formula="of:=SUMIFS([$daily_food_intake.$K$8:.$K$1043];[$daily_food_intake.$F$8:.$F$1043];[$daily_summary.B48])" office:value-type="float" office:value="2907.01" calcext:value-type="float">
            <text:p>2907</text:p>
          </table:table-cell>
          <table:table-cell office:value-type="float" office:value="-937" calcext:value-type="float">
            <text:p>-937</text:p>
          </table:table-cell>
          <table:table-cell office:value-type="float" office:value="-2280" calcext:value-type="float">
            <text:p>-2280</text:p>
          </table:table-cell>
          <table:table-cell table:formula="of:=[.K48]+[.E48]+[.D48]" office:value-type="float" office:value="-309.99" calcext:value-type="float">
            <text:p>-309.99</text:p>
          </table:table-cell>
          <table:table-cell office:value-type="float" office:value="200.6" calcext:value-type="float">
            <text:p>200.6</text:p>
          </table:table-cell>
          <table:table-cell table:formula="of:=[.G48]-[.G47]" office:value-type="float" office:value="0" calcext:value-type="float">
            <text:p>0</text:p>
          </table:table-cell>
          <table:table-cell table:style-name="ce20" office:value-type="percentage" office:value="0.139" calcext:value-type="percentage">
            <text:p>13.90%</text:p>
          </table:table-cell>
          <table:table-cell table:style-name="ce20" office:value-type="percentage" office:value="0.53" calcext:value-type="percentage">
            <text:p>53.00%</text:p>
          </table:table-cell>
          <table:table-cell table:style-name="ce21" table:formula="of:=SUMIFS(INDEX(intake_table;0;[.K$1]);INDEX(intake_table;0;[.$B$4]);[.$B48])" office:value-type="float" office:value="2907.01" calcext:value-type="float">
            <text:p>2907</text:p>
          </table:table-cell>
          <table:table-cell table:style-name="ce21" table:formula="of:=SUMIFS(INDEX(intake_table;0;[.L$1]);INDEX(intake_table;0;[.$B$4]);[.$B48])" office:value-type="float" office:value="149.409" calcext:value-type="float">
            <text:p>149</text:p>
          </table:table-cell>
          <table:table-cell table:style-name="ce21" table:formula="of:=SUMIFS(INDEX(intake_table;0;[.M$1]);INDEX(intake_table;0;[.$B$4]);[.$B48])" office:value-type="float" office:value="49.44" calcext:value-type="float">
            <text:p>49</text:p>
          </table:table-cell>
          <table:table-cell table:style-name="ce21" table:formula="of:=SUMIFS(INDEX(intake_table;0;[.N$1]);INDEX(intake_table;0;[.$B$4]);[.$B48])" office:value-type="float" office:value="277.082" calcext:value-type="float">
            <text:p>277</text:p>
          </table:table-cell>
          <table:table-cell table:style-name="ce21" table:formula="of:=SUMIFS(INDEX(intake_table;0;[.O$1]);INDEX(intake_table;0;[.$B$4]);[.$B48])" office:value-type="float" office:value="153.35" calcext:value-type="float">
            <text:p>153</text:p>
          </table:table-cell>
          <table:table-cell table:style-name="ce21" table:formula="of:=SUM([.L48:.O48])" office:value-type="float" office:value="629.281" calcext:value-type="float">
            <text:p>629</text:p>
          </table:table-cell>
          <table:table-cell table:style-name="ce21" table:formula="of:=[.L48]*9" office:value-type="float" office:value="1344.681" calcext:value-type="float">
            <text:p>1345</text:p>
          </table:table-cell>
          <table:table-cell table:style-name="ce21" table:formula="of:=[.M48]*4" office:value-type="float" office:value="197.76" calcext:value-type="float">
            <text:p>198</text:p>
          </table:table-cell>
          <table:table-cell table:style-name="ce21" table:formula="of:=[.N48]*4" office:value-type="float" office:value="1108.328" calcext:value-type="float">
            <text:p>1108</text:p>
          </table:table-cell>
          <table:table-cell table:style-name="ce21" table:formula="of:=[.O48]*4" office:value-type="float" office:value="613.4" calcext:value-type="float">
            <text:p>613</text:p>
          </table:table-cell>
          <table:table-cell table:style-name="ce21" table:formula="of:=SUM([.Q48:.T48])" office:value-type="float" office:value="3264.169" calcext:value-type="float">
            <text:p>3264</text:p>
          </table:table-cell>
          <table:table-cell table:style-name="ce25" table:formula="of:=(([.C48]-[.U48])/[.C48])+1" office:value-type="percentage" office:value="0.877138709533163" calcext:value-type="percentage">
            <text:p>88%</text:p>
          </table:table-cell>
          <table:table-cell table:style-name="ce21" table:formula="of:=[.Q48]*[.$V48]" office:value-type="float" office:value="1179.47175707376" calcext:value-type="float">
            <text:p>1179</text:p>
          </table:table-cell>
          <table:table-cell table:style-name="ce21" table:formula="of:=[.R48]*[.$V48]" office:value-type="float" office:value="173.462951197278" calcext:value-type="float">
            <text:p>173</text:p>
          </table:table-cell>
          <table:table-cell table:style-name="ce21" table:formula="of:=[.S48]*[.$V48]" office:value-type="float" office:value="972.157391659471" calcext:value-type="float">
            <text:p>972</text:p>
          </table:table-cell>
          <table:table-cell table:style-name="ce21" table:formula="of:=[.T48]*[.$V48]" office:value-type="float" office:value="538.036884427642" calcext:value-type="float">
            <text:p>538</text:p>
          </table:table-cell>
          <table:table-cell table:style-name="ce25" table:formula="of:=[.W48]/[.$C48]" office:value-type="percentage" office:value="0.4057336428405" calcext:value-type="percentage">
            <text:p>41%</text:p>
          </table:table-cell>
          <table:table-cell table:style-name="ce25" table:formula="of:=[.X48]/[.$C48]" office:value-type="percentage" office:value="0.0596705725805134" calcext:value-type="percentage">
            <text:p>6%</text:p>
          </table:table-cell>
          <table:table-cell table:style-name="ce25" table:formula="of:=[.Y48]/[.$C48]" office:value-type="percentage" office:value="0.334418316985312" calcext:value-type="percentage">
            <text:p>33%</text:p>
          </table:table-cell>
          <table:table-cell table:style-name="ce25" table:formula="of:=[.Z48]/[.$C48]" office:value-type="percentage" office:value="0.18508257089849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date" office:date-value="2016-04-30" calcext:value-type="date">
            <text:p>04/30/16</text:p>
          </table:table-cell>
          <table:table-cell table:style-name="ce21" table:formula="of:=SUMIFS([$daily_food_intake.$K$8:.$K$1043];[$daily_food_intake.$F$8:.$F$1043];[$daily_summary.B49])" office:value-type="float" office:value="2695.16" calcext:value-type="float">
            <text:p>2695</text:p>
          </table:table-cell>
          <table:table-cell/>
          <table:table-cell office:value-type="float" office:value="-2280" calcext:value-type="float">
            <text:p>-2280</text:p>
          </table:table-cell>
          <table:table-cell table:formula="of:=[.K49]+[.E49]+[.D49]" office:value-type="float" office:value="415.16" calcext:value-type="float">
            <text:p>415.16</text:p>
          </table:table-cell>
          <table:table-cell office:value-type="float" office:value="201.4" calcext:value-type="float">
            <text:p>201.4</text:p>
          </table:table-cell>
          <table:table-cell table:formula="of:=[.G49]-[.G48]" office:value-type="float" office:value="0.800000000000011" calcext:value-type="float">
            <text:p>0.8</text:p>
          </table:table-cell>
          <table:table-cell table:style-name="ce20" office:value-type="percentage" office:value="0.153" calcext:value-type="percentage">
            <text:p>15.30%</text:p>
          </table:table-cell>
          <table:table-cell table:style-name="ce20" office:value-type="percentage" office:value="0.537" calcext:value-type="percentage">
            <text:p>53.70%</text:p>
          </table:table-cell>
          <table:table-cell table:style-name="ce21" table:formula="of:=SUMIFS(INDEX(intake_table;0;[.K$1]);INDEX(intake_table;0;[.$B$4]);[.$B49])" office:value-type="float" office:value="2695.16" calcext:value-type="float">
            <text:p>2695</text:p>
          </table:table-cell>
          <table:table-cell table:style-name="ce21" table:formula="of:=SUMIFS(INDEX(intake_table;0;[.L$1]);INDEX(intake_table;0;[.$B$4]);[.$B49])" office:value-type="float" office:value="103.4" calcext:value-type="float">
            <text:p>103</text:p>
          </table:table-cell>
          <table:table-cell table:style-name="ce21" table:formula="of:=SUMIFS(INDEX(intake_table;0;[.M$1]);INDEX(intake_table;0;[.$B$4]);[.$B49])" office:value-type="float" office:value="47.766" calcext:value-type="float">
            <text:p>48</text:p>
          </table:table-cell>
          <table:table-cell table:style-name="ce21" table:formula="of:=SUMIFS(INDEX(intake_table;0;[.N$1]);INDEX(intake_table;0;[.$B$4]);[.$B49])" office:value-type="float" office:value="234.4161" calcext:value-type="float">
            <text:p>234</text:p>
          </table:table-cell>
          <table:table-cell table:style-name="ce21" table:formula="of:=SUMIFS(INDEX(intake_table;0;[.O$1]);INDEX(intake_table;0;[.$B$4]);[.$B49])" office:value-type="float" office:value="88" calcext:value-type="float">
            <text:p>88</text:p>
          </table:table-cell>
          <table:table-cell table:style-name="ce21" table:formula="of:=SUM([.L49:.O49])" office:value-type="float" office:value="473.5821" calcext:value-type="float">
            <text:p>474</text:p>
          </table:table-cell>
          <table:table-cell table:style-name="ce21" table:formula="of:=[.L49]*9" office:value-type="float" office:value="930.6" calcext:value-type="float">
            <text:p>931</text:p>
          </table:table-cell>
          <table:table-cell table:style-name="ce21" table:formula="of:=[.M49]*4" office:value-type="float" office:value="191.064" calcext:value-type="float">
            <text:p>191</text:p>
          </table:table-cell>
          <table:table-cell table:style-name="ce21" table:formula="of:=[.N49]*4" office:value-type="float" office:value="937.6644" calcext:value-type="float">
            <text:p>938</text:p>
          </table:table-cell>
          <table:table-cell table:style-name="ce21" table:formula="of:=[.O49]*4" office:value-type="float" office:value="352" calcext:value-type="float">
            <text:p>352</text:p>
          </table:table-cell>
          <table:table-cell table:style-name="ce21" table:formula="of:=SUM([.Q49:.T49])" office:value-type="float" office:value="2411.3284" calcext:value-type="float">
            <text:p>2411</text:p>
          </table:table-cell>
          <table:table-cell table:style-name="ce25" table:formula="of:=(([.C49]-[.U49])/[.C49])+1" office:value-type="percentage" office:value="1.105311595601" calcext:value-type="percentage">
            <text:p>111%</text:p>
          </table:table-cell>
          <table:table-cell table:style-name="ce21" table:formula="of:=[.Q49]*[.$V49]" office:value-type="float" office:value="1028.60297086629" calcext:value-type="float">
            <text:p>1029</text:p>
          </table:table-cell>
          <table:table-cell table:style-name="ce21" table:formula="of:=[.R49]*[.$V49]" office:value-type="float" office:value="211.18525470191" calcext:value-type="float">
            <text:p>211</text:p>
          </table:table-cell>
          <table:table-cell table:style-name="ce21" table:formula="of:=[.S49]*[.$V49]" office:value-type="float" office:value="1036.41133410226" calcext:value-type="float">
            <text:p>1036</text:p>
          </table:table-cell>
          <table:table-cell table:style-name="ce21" table:formula="of:=[.T49]*[.$V49]" office:value-type="float" office:value="389.069681651553" calcext:value-type="float">
            <text:p>389</text:p>
          </table:table-cell>
          <table:table-cell table:style-name="ce25" table:formula="of:=[.W49]/[.$C49]" office:value-type="percentage" office:value="0.381648203025532" calcext:value-type="percentage">
            <text:p>38%</text:p>
          </table:table-cell>
          <table:table-cell table:style-name="ce25" table:formula="of:=[.X49]/[.$C49]" office:value-type="percentage" office:value="0.0783572235792718" calcext:value-type="percentage">
            <text:p>8%</text:p>
          </table:table-cell>
          <table:table-cell table:style-name="ce25" table:formula="of:=[.Y49]/[.$C49]" office:value-type="percentage" office:value="0.384545382872355" calcext:value-type="percentage">
            <text:p>38%</text:p>
          </table:table-cell>
          <table:table-cell table:style-name="ce25" table:formula="of:=[.Z49]/[.$C49]" office:value-type="percentage" office:value="0.144358658354811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1" calcext:value-type="date">
            <text:p>05/01/16</text:p>
          </table:table-cell>
          <table:table-cell table:style-name="ce21" table:formula="of:=SUMIFS([$daily_food_intake.$K$8:.$K$1043];[$daily_food_intake.$F$8:.$F$1043];[$daily_summary.B50])" office:value-type="float" office:value="3667" calcext:value-type="float">
            <text:p>3667</text:p>
          </table:table-cell>
          <table:table-cell office:value-type="float" office:value="-1879" calcext:value-type="float">
            <text:p>-1879</text:p>
          </table:table-cell>
          <table:table-cell office:value-type="float" office:value="-2280" calcext:value-type="float">
            <text:p>-2280</text:p>
          </table:table-cell>
          <table:table-cell table:formula="of:=[.K50]+[.E50]+[.D50]" office:value-type="float" office:value="-492" calcext:value-type="float">
            <text:p>-492</text:p>
          </table:table-cell>
          <table:table-cell office:value-type="float" office:value="203" calcext:value-type="float">
            <text:p>203</text:p>
          </table:table-cell>
          <table:table-cell table:formula="of:=[.G50]-[.G49]" office:value-type="float" office:value="1.59999999999999" calcext:value-type="float">
            <text:p>1.6</text:p>
          </table:table-cell>
          <table:table-cell table:style-name="ce20" office:value-type="percentage" office:value="0.147" calcext:value-type="percentage">
            <text:p>14.70%</text:p>
          </table:table-cell>
          <table:table-cell table:style-name="ce20" office:value-type="percentage" office:value="0.538" calcext:value-type="percentage">
            <text:p>53.80%</text:p>
          </table:table-cell>
          <table:table-cell table:style-name="ce21" table:formula="of:=SUMIFS(INDEX(intake_table;0;[.K$1]);INDEX(intake_table;0;[.$B$4]);[.$B50])" office:value-type="float" office:value="3667" calcext:value-type="float">
            <text:p>3667</text:p>
          </table:table-cell>
          <table:table-cell table:style-name="ce21" table:formula="of:=SUMIFS(INDEX(intake_table;0;[.L$1]);INDEX(intake_table;0;[.$B$4]);[.$B50])" office:value-type="float" office:value="158.35" calcext:value-type="float">
            <text:p>158</text:p>
          </table:table-cell>
          <table:table-cell table:style-name="ce21" table:formula="of:=SUMIFS(INDEX(intake_table;0;[.M$1]);INDEX(intake_table;0;[.$B$4]);[.$B50])" office:value-type="float" office:value="26.8" calcext:value-type="float">
            <text:p>27</text:p>
          </table:table-cell>
          <table:table-cell table:style-name="ce21" table:formula="of:=SUMIFS(INDEX(intake_table;0;[.N$1]);INDEX(intake_table;0;[.$B$4]);[.$B50])" office:value-type="float" office:value="240.7" calcext:value-type="float">
            <text:p>241</text:p>
          </table:table-cell>
          <table:table-cell table:style-name="ce21" table:formula="of:=SUMIFS(INDEX(intake_table;0;[.O$1]);INDEX(intake_table;0;[.$B$4]);[.$B50])" office:value-type="float" office:value="234.1" calcext:value-type="float">
            <text:p>234</text:p>
          </table:table-cell>
          <table:table-cell table:style-name="ce21" table:formula="of:=SUM([.L50:.O50])" office:value-type="float" office:value="659.95" calcext:value-type="float">
            <text:p>660</text:p>
          </table:table-cell>
          <table:table-cell table:style-name="ce21" table:formula="of:=[.L50]*9" office:value-type="float" office:value="1425.15" calcext:value-type="float">
            <text:p>1425</text:p>
          </table:table-cell>
          <table:table-cell table:style-name="ce21" table:formula="of:=[.M50]*4" office:value-type="float" office:value="107.2" calcext:value-type="float">
            <text:p>107</text:p>
          </table:table-cell>
          <table:table-cell table:style-name="ce21" table:formula="of:=[.N50]*4" office:value-type="float" office:value="962.8" calcext:value-type="float">
            <text:p>963</text:p>
          </table:table-cell>
          <table:table-cell table:style-name="ce21" table:formula="of:=[.O50]*4" office:value-type="float" office:value="936.4" calcext:value-type="float">
            <text:p>936</text:p>
          </table:table-cell>
          <table:table-cell table:style-name="ce21" table:formula="of:=SUM([.Q50:.T50])" office:value-type="float" office:value="3431.55" calcext:value-type="float">
            <text:p>3432</text:p>
          </table:table-cell>
          <table:table-cell table:style-name="ce25" table:formula="of:=(([.C50]-[.U50])/[.C50])+1" office:value-type="percentage" office:value="1.06420779929097" calcext:value-type="percentage">
            <text:p>106%</text:p>
          </table:table-cell>
          <table:table-cell table:style-name="ce21" table:formula="of:=[.Q50]*[.$V50]" office:value-type="float" office:value="1516.65574515953" calcext:value-type="float">
            <text:p>1517</text:p>
          </table:table-cell>
          <table:table-cell table:style-name="ce21" table:formula="of:=[.R50]*[.$V50]" office:value-type="float" office:value="114.083076083992" calcext:value-type="float">
            <text:p>114</text:p>
          </table:table-cell>
          <table:table-cell table:style-name="ce21" table:formula="of:=[.S50]*[.$V50]" office:value-type="float" office:value="1024.61926915735" calcext:value-type="float">
            <text:p>1025</text:p>
          </table:table-cell>
          <table:table-cell table:style-name="ce21" table:formula="of:=[.T50]*[.$V50]" office:value-type="float" office:value="996.524183256068" calcext:value-type="float">
            <text:p>997</text:p>
          </table:table-cell>
          <table:table-cell table:style-name="ce25" table:formula="of:=[.W50]/[.$C50]" office:value-type="percentage" office:value="0.413595785426652" calcext:value-type="percentage">
            <text:p>41%</text:p>
          </table:table-cell>
          <table:table-cell table:style-name="ce25" table:formula="of:=[.X50]/[.$C50]" office:value-type="percentage" office:value="0.0311107379558201" calcext:value-type="percentage">
            <text:p>3%</text:p>
          </table:table-cell>
          <table:table-cell table:style-name="ce25" table:formula="of:=[.Y50]/[.$C50]" office:value-type="percentage" office:value="0.279416217386787" calcext:value-type="percentage">
            <text:p>28%</text:p>
          </table:table-cell>
          <table:table-cell table:style-name="ce25" table:formula="of:=[.Z50]/[.$C50]" office:value-type="percentage" office:value="0.271754617740951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2" calcext:value-type="date">
            <text:p>05/02/16</text:p>
          </table:table-cell>
          <table:table-cell table:style-name="ce21" table:formula="of:=SUMIFS([$daily_food_intake.$K$8:.$K$1043];[$daily_food_intake.$F$8:.$F$1043];[$daily_summary.B51])" office:value-type="float" office:value="3850.21428571429" calcext:value-type="float">
            <text:p>385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1]+[.E51]+[.D51]" office:value-type="float" office:value="570.214285714286" calcext:value-type="float">
            <text:p>570.2142857143</text:p>
          </table:table-cell>
          <table:table-cell office:value-type="float" office:value="201" calcext:value-type="float">
            <text:p>201</text:p>
          </table:table-cell>
          <table:table-cell table:formula="of:=[.G51]-[.G50]" office:value-type="float" office:value="-2" calcext:value-type="float">
            <text:p>-2</text:p>
          </table:table-cell>
          <table:table-cell table:style-name="ce20" office:value-type="percentage" office:value="0.149" calcext:value-type="percentage">
            <text:p>14.90%</text:p>
          </table:table-cell>
          <table:table-cell table:style-name="ce20" office:value-type="percentage" office:value="0.535" calcext:value-type="percentage">
            <text:p>53.50%</text:p>
          </table:table-cell>
          <table:table-cell table:style-name="ce21" table:formula="of:=SUMIFS(INDEX(intake_table;0;[.K$1]);INDEX(intake_table;0;[.$B$4]);[.$B51])" office:value-type="float" office:value="3850.21428571429" calcext:value-type="float">
            <text:p>3850</text:p>
          </table:table-cell>
          <table:table-cell table:style-name="ce21" table:formula="of:=SUMIFS(INDEX(intake_table;0;[.L$1]);INDEX(intake_table;0;[.$B$4]);[.$B51])" office:value-type="float" office:value="203.571428571429" calcext:value-type="float">
            <text:p>204</text:p>
          </table:table-cell>
          <table:table-cell table:style-name="ce21" table:formula="of:=SUMIFS(INDEX(intake_table;0;[.M$1]);INDEX(intake_table;0;[.$B$4]);[.$B51])" office:value-type="float" office:value="93.4285714285714" calcext:value-type="float">
            <text:p>93</text:p>
          </table:table-cell>
          <table:table-cell table:style-name="ce21" table:formula="of:=SUMIFS(INDEX(intake_table;0;[.N$1]);INDEX(intake_table;0;[.$B$4]);[.$B51])" office:value-type="float" office:value="297.5" calcext:value-type="float">
            <text:p>298</text:p>
          </table:table-cell>
          <table:table-cell table:style-name="ce21" table:formula="of:=SUMIFS(INDEX(intake_table;0;[.O$1]);INDEX(intake_table;0;[.$B$4]);[.$B51])" office:value-type="float" office:value="181.885714285714" calcext:value-type="float">
            <text:p>182</text:p>
          </table:table-cell>
          <table:table-cell table:style-name="ce21" table:formula="of:=SUM([.L51:.O51])" office:value-type="float" office:value="776.385714285714" calcext:value-type="float">
            <text:p>776</text:p>
          </table:table-cell>
          <table:table-cell table:style-name="ce21" table:formula="of:=[.L51]*9" office:value-type="float" office:value="1832.14285714286" calcext:value-type="float">
            <text:p>1832</text:p>
          </table:table-cell>
          <table:table-cell table:style-name="ce21" table:formula="of:=[.M51]*4" office:value-type="float" office:value="373.714285714286" calcext:value-type="float">
            <text:p>374</text:p>
          </table:table-cell>
          <table:table-cell table:style-name="ce21" table:formula="of:=[.N51]*4" office:value-type="float" office:value="1190" calcext:value-type="float">
            <text:p>1190</text:p>
          </table:table-cell>
          <table:table-cell table:style-name="ce21" table:formula="of:=[.O51]*4" office:value-type="float" office:value="727.542857142857" calcext:value-type="float">
            <text:p>728</text:p>
          </table:table-cell>
          <table:table-cell table:style-name="ce21" table:formula="of:=SUM([.Q51:.T51])" office:value-type="float" office:value="4123.4" calcext:value-type="float">
            <text:p>4123</text:p>
          </table:table-cell>
          <table:table-cell table:style-name="ce25" table:formula="of:=(([.C51]-[.U51])/[.C51])+1" office:value-type="percentage" office:value="0.929046620781775" calcext:value-type="percentage">
            <text:p>93%</text:p>
          </table:table-cell>
          <table:table-cell table:style-name="ce21" table:formula="of:=[.Q51]*[.$V51]" office:value-type="float" office:value="1702.14613021804" calcext:value-type="float">
            <text:p>1702</text:p>
          </table:table-cell>
          <table:table-cell table:style-name="ce21" table:formula="of:=[.R51]*[.$V51]" office:value-type="float" office:value="347.197994280732" calcext:value-type="float">
            <text:p>347</text:p>
          </table:table-cell>
          <table:table-cell table:style-name="ce21" table:formula="of:=[.S51]*[.$V51]" office:value-type="float" office:value="1105.56547873031" calcext:value-type="float">
            <text:p>1106</text:p>
          </table:table-cell>
          <table:table-cell table:style-name="ce21" table:formula="of:=[.T51]*[.$V51]" office:value-type="float" office:value="675.921232902489" calcext:value-type="float">
            <text:p>676</text:p>
          </table:table-cell>
          <table:table-cell table:style-name="ce25" table:formula="of:=[.W51]/[.$C51]" office:value-type="percentage" office:value="0.442091271785476" calcext:value-type="percentage">
            <text:p>44%</text:p>
          </table:table-cell>
          <table:table-cell table:style-name="ce25" table:formula="of:=[.X51]/[.$C51]" office:value-type="percentage" office:value="0.0901762781279381" calcext:value-type="percentage">
            <text:p>9%</text:p>
          </table:table-cell>
          <table:table-cell table:style-name="ce25" table:formula="of:=[.Y51]/[.$C51]" office:value-type="percentage" office:value="0.287143882570995" calcext:value-type="percentage">
            <text:p>29%</text:p>
          </table:table-cell>
          <table:table-cell table:style-name="ce25" table:formula="of:=[.Z51]/[.$C51]" office:value-type="percentage" office:value="0.175554185493105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3" calcext:value-type="date">
            <text:p>05/03/16</text:p>
          </table:table-cell>
          <table:table-cell table:style-name="ce21" table:formula="of:=SUMIFS([$daily_food_intake.$K$8:.$K$1043];[$daily_food_intake.$F$8:.$F$1043];[$daily_summary.B52])" office:value-type="float" office:value="3098.28571428571" calcext:value-type="float">
            <text:p>3098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2]+[.E52]+[.D52]" office:value-type="float" office:value="-181.714285714286" calcext:value-type="float">
            <text:p>-181.7142857143</text:p>
          </table:table-cell>
          <table:table-cell office:value-type="float" office:value="200.8" calcext:value-type="float">
            <text:p>200.8</text:p>
          </table:table-cell>
          <table:table-cell table:formula="of:=[.G52]-[.G51]" office:value-type="float" office:value="-0.199999999999989" calcext:value-type="float">
            <text:p>-0.2</text:p>
          </table:table-cell>
          <table:table-cell table:style-name="ce20" office:value-type="percentage" office:value="0.151" calcext:value-type="percentage">
            <text:p>15.10%</text:p>
          </table:table-cell>
          <table:table-cell table:style-name="ce20" office:value-type="percentage" office:value="0.54" calcext:value-type="percentage">
            <text:p>54.00%</text:p>
          </table:table-cell>
          <table:table-cell table:style-name="ce21" table:formula="of:=SUMIFS(INDEX(intake_table;0;[.K$1]);INDEX(intake_table;0;[.$B$4]);[.$B52])" office:value-type="float" office:value="3098.28571428571" calcext:value-type="float">
            <text:p>3098</text:p>
          </table:table-cell>
          <table:table-cell table:style-name="ce21" table:formula="of:=SUMIFS(INDEX(intake_table;0;[.L$1]);INDEX(intake_table;0;[.$B$4]);[.$B52])" office:value-type="float" office:value="141.328571428571" calcext:value-type="float">
            <text:p>141</text:p>
          </table:table-cell>
          <table:table-cell table:style-name="ce21" table:formula="of:=SUMIFS(INDEX(intake_table;0;[.M$1]);INDEX(intake_table;0;[.$B$4]);[.$B52])" office:value-type="float" office:value="119.971428571429" calcext:value-type="float">
            <text:p>120</text:p>
          </table:table-cell>
          <table:table-cell table:style-name="ce21" table:formula="of:=SUMIFS(INDEX(intake_table;0;[.N$1]);INDEX(intake_table;0;[.$B$4]);[.$B52])" office:value-type="float" office:value="233.4" calcext:value-type="float">
            <text:p>233</text:p>
          </table:table-cell>
          <table:table-cell table:style-name="ce21" table:formula="of:=SUMIFS(INDEX(intake_table;0;[.O$1]);INDEX(intake_table;0;[.$B$4]);[.$B52])" office:value-type="float" office:value="156.514285714286" calcext:value-type="float">
            <text:p>157</text:p>
          </table:table-cell>
          <table:table-cell table:style-name="ce21" table:formula="of:=SUM([.L52:.O52])" office:value-type="float" office:value="651.214285714286" calcext:value-type="float">
            <text:p>651</text:p>
          </table:table-cell>
          <table:table-cell table:style-name="ce21" table:formula="of:=[.L52]*9" office:value-type="float" office:value="1271.95714285714" calcext:value-type="float">
            <text:p>1272</text:p>
          </table:table-cell>
          <table:table-cell table:style-name="ce21" table:formula="of:=[.M52]*4" office:value-type="float" office:value="479.885714285714" calcext:value-type="float">
            <text:p>480</text:p>
          </table:table-cell>
          <table:table-cell table:style-name="ce21" table:formula="of:=[.N52]*4" office:value-type="float" office:value="933.6" calcext:value-type="float">
            <text:p>934</text:p>
          </table:table-cell>
          <table:table-cell table:style-name="ce21" table:formula="of:=[.O52]*4" office:value-type="float" office:value="626.057142857143" calcext:value-type="float">
            <text:p>626</text:p>
          </table:table-cell>
          <table:table-cell table:style-name="ce21" table:formula="of:=SUM([.Q52:.T52])" office:value-type="float" office:value="3311.5" calcext:value-type="float">
            <text:p>3312</text:p>
          </table:table-cell>
          <table:table-cell table:style-name="ce25" table:formula="of:=(([.C52]-[.U52])/[.C52])+1" office:value-type="percentage" office:value="0.931183142751752" calcext:value-type="percentage">
            <text:p>93%</text:p>
          </table:table-cell>
          <table:table-cell table:style-name="ce21" table:formula="of:=[.Q52]*[.$V52]" office:value-type="float" office:value="1184.42504973125" calcext:value-type="float">
            <text:p>1184</text:p>
          </table:table-cell>
          <table:table-cell table:style-name="ce21" table:formula="of:=[.R52]*[.$V52]" office:value-type="float" office:value="446.861487590241" calcext:value-type="float">
            <text:p>447</text:p>
          </table:table-cell>
          <table:table-cell table:style-name="ce21" table:formula="of:=[.S52]*[.$V52]" office:value-type="float" office:value="869.352582073036" calcext:value-type="float">
            <text:p>869</text:p>
          </table:table-cell>
          <table:table-cell table:style-name="ce21" table:formula="of:=[.T52]*[.$V52]" office:value-type="float" office:value="582.973857827897" calcext:value-type="float">
            <text:p>583</text:p>
          </table:table-cell>
          <table:table-cell table:style-name="ce25" table:formula="of:=[.W52]/[.$C52]" office:value-type="percentage" office:value="0.382283997976705" calcext:value-type="percentage">
            <text:p>38%</text:p>
          </table:table-cell>
          <table:table-cell table:style-name="ce25" table:formula="of:=[.X52]/[.$C52]" office:value-type="percentage" office:value="0.144228624729421" calcext:value-type="percentage">
            <text:p>14%</text:p>
          </table:table-cell>
          <table:table-cell table:style-name="ce25" table:formula="of:=[.Y52]/[.$C52]" office:value-type="percentage" office:value="0.28059148259458" calcext:value-type="percentage">
            <text:p>28%</text:p>
          </table:table-cell>
          <table:table-cell table:style-name="ce25" table:formula="of:=[.Z52]/[.$C52]" office:value-type="percentage" office:value="0.18816013485776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4" calcext:value-type="date">
            <text:p>05/04/16</text:p>
          </table:table-cell>
          <table:table-cell table:style-name="ce21" table:formula="of:=SUMIFS([$daily_food_intake.$K$8:.$K$1043];[$daily_food_intake.$F$8:.$F$1043];[$daily_summary.B53])" office:value-type="float" office:value="3246" calcext:value-type="float">
            <text:p>3246</text:p>
          </table:table-cell>
          <table:table-cell office:value-type="float" office:value="-719" calcext:value-type="float">
            <text:p>-719</text:p>
          </table:table-cell>
          <table:table-cell office:value-type="float" office:value="-2280" calcext:value-type="float">
            <text:p>-2280</text:p>
          </table:table-cell>
          <table:table-cell table:formula="of:=[.K53]+[.E53]+[.D53]" office:value-type="float" office:value="247" calcext:value-type="float">
            <text:p>247</text:p>
          </table:table-cell>
          <table:table-cell office:value-type="float" office:value="200.4" calcext:value-type="float">
            <text:p>200.4</text:p>
          </table:table-cell>
          <table:table-cell table:formula="of:=[.G53]-[.G52]" office:value-type="float" office:value="-0.400000000000006" calcext:value-type="float">
            <text:p>-0.4</text:p>
          </table:table-cell>
          <table:table-cell table:style-name="ce20" office:value-type="percentage" office:value="0.143" calcext:value-type="percentage">
            <text:p>14.30%</text:p>
          </table:table-cell>
          <table:table-cell table:style-name="ce20" office:value-type="percentage" office:value="0.538" calcext:value-type="percentage">
            <text:p>53.80%</text:p>
          </table:table-cell>
          <table:table-cell table:style-name="ce21" table:formula="of:=SUMIFS(INDEX(intake_table;0;[.K$1]);INDEX(intake_table;0;[.$B$4]);[.$B53])" office:value-type="float" office:value="3246" calcext:value-type="float">
            <text:p>3246</text:p>
          </table:table-cell>
          <table:table-cell table:style-name="ce21" table:formula="of:=SUMIFS(INDEX(intake_table;0;[.L$1]);INDEX(intake_table;0;[.$B$4]);[.$B53])" office:value-type="float" office:value="135.235" calcext:value-type="float">
            <text:p>135</text:p>
          </table:table-cell>
          <table:table-cell table:style-name="ce21" table:formula="of:=SUMIFS(INDEX(intake_table;0;[.M$1]);INDEX(intake_table;0;[.$B$4]);[.$B53])" office:value-type="float" office:value="42.8" calcext:value-type="float">
            <text:p>43</text:p>
          </table:table-cell>
          <table:table-cell table:style-name="ce21" table:formula="of:=SUMIFS(INDEX(intake_table;0;[.N$1]);INDEX(intake_table;0;[.$B$4]);[.$B53])" office:value-type="float" office:value="246.465" calcext:value-type="float">
            <text:p>246</text:p>
          </table:table-cell>
          <table:table-cell table:style-name="ce21" table:formula="of:=SUMIFS(INDEX(intake_table;0;[.O$1]);INDEX(intake_table;0;[.$B$4]);[.$B53])" office:value-type="float" office:value="198.05" calcext:value-type="float">
            <text:p>198</text:p>
          </table:table-cell>
          <table:table-cell table:style-name="ce21" table:formula="of:=SUM([.L53:.O53])" office:value-type="float" office:value="622.55" calcext:value-type="float">
            <text:p>623</text:p>
          </table:table-cell>
          <table:table-cell table:style-name="ce21" table:formula="of:=[.L53]*9" office:value-type="float" office:value="1217.115" calcext:value-type="float">
            <text:p>1217</text:p>
          </table:table-cell>
          <table:table-cell table:style-name="ce21" table:formula="of:=[.M53]*4" office:value-type="float" office:value="171.2" calcext:value-type="float">
            <text:p>171</text:p>
          </table:table-cell>
          <table:table-cell table:style-name="ce21" table:formula="of:=[.N53]*4" office:value-type="float" office:value="985.86" calcext:value-type="float">
            <text:p>986</text:p>
          </table:table-cell>
          <table:table-cell table:style-name="ce21" table:formula="of:=[.O53]*4" office:value-type="float" office:value="792.2" calcext:value-type="float">
            <text:p>792</text:p>
          </table:table-cell>
          <table:table-cell table:style-name="ce21" table:formula="of:=SUM([.Q53:.T53])" office:value-type="float" office:value="3166.375" calcext:value-type="float">
            <text:p>3166</text:p>
          </table:table-cell>
          <table:table-cell table:style-name="ce25" table:formula="of:=(([.C53]-[.U53])/[.C53])+1" office:value-type="percentage" office:value="1.02453019100431" calcext:value-type="percentage">
            <text:p>102%</text:p>
          </table:table-cell>
          <table:table-cell table:style-name="ce21" table:formula="of:=[.Q53]*[.$V53]" office:value-type="float" office:value="1246.97106342421" calcext:value-type="float">
            <text:p>1247</text:p>
          </table:table-cell>
          <table:table-cell table:style-name="ce21" table:formula="of:=[.R53]*[.$V53]" office:value-type="float" office:value="175.399568699938" calcext:value-type="float">
            <text:p>175</text:p>
          </table:table-cell>
          <table:table-cell table:style-name="ce21" table:formula="of:=[.S53]*[.$V53]" office:value-type="float" office:value="1010.04333410351" calcext:value-type="float">
            <text:p>1010</text:p>
          </table:table-cell>
          <table:table-cell table:style-name="ce21" table:formula="of:=[.T53]*[.$V53]" office:value-type="float" office:value="811.632817313617" calcext:value-type="float">
            <text:p>812</text:p>
          </table:table-cell>
          <table:table-cell table:style-name="ce25" table:formula="of:=[.W53]/[.$C53]" office:value-type="percentage" office:value="0.38415621177579" calcext:value-type="percentage">
            <text:p>38%</text:p>
          </table:table-cell>
          <table:table-cell table:style-name="ce25" table:formula="of:=[.X53]/[.$C53]" office:value-type="percentage" office:value="0.0540356034195744" calcext:value-type="percentage">
            <text:p>5%</text:p>
          </table:table-cell>
          <table:table-cell table:style-name="ce25" table:formula="of:=[.Y53]/[.$C53]" office:value-type="percentage" office:value="0.311165537308537" calcext:value-type="percentage">
            <text:p>31%</text:p>
          </table:table-cell>
          <table:table-cell table:style-name="ce25" table:formula="of:=[.Z53]/[.$C53]" office:value-type="percentage" office:value="0.25004091722539" calcext:value-type="percentage">
            <text:p>25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5" calcext:value-type="date">
            <text:p>05/05/16</text:p>
          </table:table-cell>
          <table:table-cell table:style-name="ce21" table:formula="of:=SUMIFS([$daily_food_intake.$K$8:.$K$1043];[$daily_food_intake.$F$8:.$F$1043];[$daily_summary.B54])" office:value-type="float" office:value="3641.5" calcext:value-type="float">
            <text:p>3642</text:p>
          </table:table-cell>
          <table:table-cell office:value-type="float" office:value="-747" calcext:value-type="float">
            <text:p>-747</text:p>
          </table:table-cell>
          <table:table-cell office:value-type="float" office:value="-2280" calcext:value-type="float">
            <text:p>-2280</text:p>
          </table:table-cell>
          <table:table-cell table:formula="of:=[.K54]+[.E54]+[.D54]" office:value-type="float" office:value="614.5" calcext:value-type="float">
            <text:p>614.5</text:p>
          </table:table-cell>
          <table:table-cell office:value-type="float" office:value="200.6" calcext:value-type="float">
            <text:p>200.6</text:p>
          </table:table-cell>
          <table:table-cell table:formula="of:=[.G54]-[.G53]" office:value-type="float" office:value="0.199999999999989" calcext:value-type="float">
            <text:p>0.2</text:p>
          </table:table-cell>
          <table:table-cell table:style-name="ce20" office:value-type="percentage" office:value="0.146" calcext:value-type="percentage">
            <text:p>14.60%</text:p>
          </table:table-cell>
          <table:table-cell table:style-name="ce20" office:value-type="percentage" office:value="0.541" calcext:value-type="percentage">
            <text:p>54.10%</text:p>
          </table:table-cell>
          <table:table-cell table:style-name="ce21" table:formula="of:=SUMIFS(INDEX(intake_table;0;[.K$1]);INDEX(intake_table;0;[.$B$4]);[.$B54])" office:value-type="float" office:value="3641.5" calcext:value-type="float">
            <text:p>3642</text:p>
          </table:table-cell>
          <table:table-cell table:style-name="ce21" table:formula="of:=SUMIFS(INDEX(intake_table;0;[.L$1]);INDEX(intake_table;0;[.$B$4]);[.$B54])" office:value-type="float" office:value="148.6025" calcext:value-type="float">
            <text:p>149</text:p>
          </table:table-cell>
          <table:table-cell table:style-name="ce21" table:formula="of:=SUMIFS(INDEX(intake_table;0;[.M$1]);INDEX(intake_table;0;[.$B$4]);[.$B54])" office:value-type="float" office:value="88.5" calcext:value-type="float">
            <text:p>89</text:p>
          </table:table-cell>
          <table:table-cell table:style-name="ce21" table:formula="of:=SUMIFS(INDEX(intake_table;0;[.N$1]);INDEX(intake_table;0;[.$B$4]);[.$B54])" office:value-type="float" office:value="372.0975" calcext:value-type="float">
            <text:p>372</text:p>
          </table:table-cell>
          <table:table-cell table:style-name="ce21" table:formula="of:=SUMIFS(INDEX(intake_table;0;[.O$1]);INDEX(intake_table;0;[.$B$4]);[.$B54])" office:value-type="float" office:value="134.625" calcext:value-type="float">
            <text:p>135</text:p>
          </table:table-cell>
          <table:table-cell table:style-name="ce21" table:formula="of:=SUM([.L54:.O54])" office:value-type="float" office:value="743.825" calcext:value-type="float">
            <text:p>744</text:p>
          </table:table-cell>
          <table:table-cell table:style-name="ce21" table:formula="of:=[.L54]*9" office:value-type="float" office:value="1337.4225" calcext:value-type="float">
            <text:p>1337</text:p>
          </table:table-cell>
          <table:table-cell table:style-name="ce21" table:formula="of:=[.M54]*4" office:value-type="float" office:value="354" calcext:value-type="float">
            <text:p>354</text:p>
          </table:table-cell>
          <table:table-cell table:style-name="ce21" table:formula="of:=[.N54]*4" office:value-type="float" office:value="1488.39" calcext:value-type="float">
            <text:p>1488</text:p>
          </table:table-cell>
          <table:table-cell table:style-name="ce21" table:formula="of:=[.O54]*4" office:value-type="float" office:value="538.5" calcext:value-type="float">
            <text:p>539</text:p>
          </table:table-cell>
          <table:table-cell table:style-name="ce21" table:formula="of:=SUM([.Q54:.T54])" office:value-type="float" office:value="3718.3125" calcext:value-type="float">
            <text:p>3718</text:p>
          </table:table-cell>
          <table:table-cell table:style-name="ce25" table:formula="of:=(([.C54]-[.U54])/[.C54])+1" office:value-type="percentage" office:value="0.978906357270355" calcext:value-type="percentage">
            <text:p>98%</text:p>
          </table:table-cell>
          <table:table-cell table:style-name="ce21" table:formula="of:=[.Q54]*[.$V54]" office:value-type="float" office:value="1309.21138760641" calcext:value-type="float">
            <text:p>1309</text:p>
          </table:table-cell>
          <table:table-cell table:style-name="ce21" table:formula="of:=[.R54]*[.$V54]" office:value-type="float" office:value="346.532850473706" calcext:value-type="float">
            <text:p>347</text:p>
          </table:table-cell>
          <table:table-cell table:style-name="ce21" table:formula="of:=[.S54]*[.$V54]" office:value-type="float" office:value="1456.99443309762" calcext:value-type="float">
            <text:p>1457</text:p>
          </table:table-cell>
          <table:table-cell table:style-name="ce21" table:formula="of:=[.T54]*[.$V54]" office:value-type="float" office:value="527.141073390087" calcext:value-type="float">
            <text:p>527</text:p>
          </table:table-cell>
          <table:table-cell table:style-name="ce25" table:formula="of:=[.W54]/[.$C54]" office:value-type="percentage" office:value="0.359525302102544" calcext:value-type="percentage">
            <text:p>36%</text:p>
          </table:table-cell>
          <table:table-cell table:style-name="ce25" table:formula="of:=[.X54]/[.$C54]" office:value-type="percentage" office:value="0.0951621173894565" calcext:value-type="percentage">
            <text:p>10%</text:p>
          </table:table-cell>
          <table:table-cell table:style-name="ce25" table:formula="of:=[.Y54]/[.$C54]" office:value-type="percentage" office:value="0.400108316105348" calcext:value-type="percentage">
            <text:p>40%</text:p>
          </table:table-cell>
          <table:table-cell table:style-name="ce25" table:formula="of:=[.Z54]/[.$C54]" office:value-type="percentage" office:value="0.144759322639046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6" calcext:value-type="date">
            <text:p>05/06/16</text:p>
          </table:table-cell>
          <table:table-cell table:style-name="ce21" table:formula="of:=SUMIFS([$daily_food_intake.$K$8:.$K$1043];[$daily_food_intake.$F$8:.$F$1043];[$daily_summary.B55])" office:value-type="float" office:value="3340.28571428571" calcext:value-type="float">
            <text:p>334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5]+[.E55]+[.D55]" office:value-type="float" office:value="60.2857142857142" calcext:value-type="float">
            <text:p>60.2857142857</text:p>
          </table:table-cell>
          <table:table-cell office:value-type="float" office:value="201" calcext:value-type="float">
            <text:p>201</text:p>
          </table:table-cell>
          <table:table-cell table:formula="of:=[.G55]-[.G54]" office:value-type="float" office:value="0.400000000000006" calcext:value-type="float">
            <text:p>0.4</text:p>
          </table:table-cell>
          <table:table-cell table:style-name="ce20" office:value-type="percentage" office:value="0.151" calcext:value-type="percentage">
            <text:p>15.10%</text:p>
          </table:table-cell>
          <table:table-cell table:style-name="ce20" office:value-type="percentage" office:value="0.542" calcext:value-type="percentage">
            <text:p>54.20%</text:p>
          </table:table-cell>
          <table:table-cell table:style-name="ce21" table:formula="of:=SUMIFS(INDEX(intake_table;0;[.K$1]);INDEX(intake_table;0;[.$B$4]);[.$B55])" office:value-type="float" office:value="3340.28571428571" calcext:value-type="float">
            <text:p>3340</text:p>
          </table:table-cell>
          <table:table-cell table:style-name="ce21" table:formula="of:=SUMIFS(INDEX(intake_table;0;[.L$1]);INDEX(intake_table;0;[.$B$4]);[.$B55])" office:value-type="float" office:value="173.736571428571" calcext:value-type="float">
            <text:p>174</text:p>
          </table:table-cell>
          <table:table-cell table:style-name="ce21" table:formula="of:=SUMIFS(INDEX(intake_table;0;[.M$1]);INDEX(intake_table;0;[.$B$4]);[.$B55])" office:value-type="float" office:value="59.3214285714286" calcext:value-type="float">
            <text:p>59</text:p>
          </table:table-cell>
          <table:table-cell table:style-name="ce21" table:formula="of:=SUMIFS(INDEX(intake_table;0;[.N$1]);INDEX(intake_table;0;[.$B$4]);[.$B55])" office:value-type="float" office:value="270.712" calcext:value-type="float">
            <text:p>271</text:p>
          </table:table-cell>
          <table:table-cell table:style-name="ce21" table:formula="of:=SUMIFS(INDEX(intake_table;0;[.O$1]);INDEX(intake_table;0;[.$B$4]);[.$B55])" office:value-type="float" office:value="116.224285714286" calcext:value-type="float">
            <text:p>116</text:p>
          </table:table-cell>
          <table:table-cell table:style-name="ce21" table:formula="of:=SUM([.L55:.O55])" office:value-type="float" office:value="619.994285714286" calcext:value-type="float">
            <text:p>620</text:p>
          </table:table-cell>
          <table:table-cell table:style-name="ce21" table:formula="of:=[.L55]*9" office:value-type="float" office:value="1563.62914285714" calcext:value-type="float">
            <text:p>1564</text:p>
          </table:table-cell>
          <table:table-cell table:style-name="ce21" table:formula="of:=[.M55]*4" office:value-type="float" office:value="237.285714285714" calcext:value-type="float">
            <text:p>237</text:p>
          </table:table-cell>
          <table:table-cell table:style-name="ce21" table:formula="of:=[.N55]*4" office:value-type="float" office:value="1082.848" calcext:value-type="float">
            <text:p>1083</text:p>
          </table:table-cell>
          <table:table-cell table:style-name="ce21" table:formula="of:=[.O55]*4" office:value-type="float" office:value="464.897142857143" calcext:value-type="float">
            <text:p>465</text:p>
          </table:table-cell>
          <table:table-cell table:style-name="ce21" table:formula="of:=SUM([.Q55:.T55])" office:value-type="float" office:value="3348.66" calcext:value-type="float">
            <text:p>3349</text:p>
          </table:table-cell>
          <table:table-cell table:style-name="ce25" table:formula="of:=(([.C55]-[.U55])/[.C55])+1" office:value-type="percentage" office:value="0.99749294328971" calcext:value-type="percentage">
            <text:p>100%</text:p>
          </table:table-cell>
          <table:table-cell table:style-name="ce21" table:formula="of:=[.Q55]*[.$V55]" office:value-type="float" office:value="1559.70903592214" calcext:value-type="float">
            <text:p>1560</text:p>
          </table:table-cell>
          <table:table-cell table:style-name="ce21" table:formula="of:=[.R55]*[.$V55]" office:value-type="float" office:value="236.690825543458" calcext:value-type="float">
            <text:p>237</text:p>
          </table:table-cell>
          <table:table-cell table:style-name="ce21" table:formula="of:=[.S55]*[.$V55]" office:value-type="float" office:value="1080.13323865538" calcext:value-type="float">
            <text:p>1080</text:p>
          </table:table-cell>
          <table:table-cell table:style-name="ce21" table:formula="of:=[.T55]*[.$V55]" office:value-type="float" office:value="463.731619355548" calcext:value-type="float">
            <text:p>464</text:p>
          </table:table-cell>
          <table:table-cell table:style-name="ce25" table:formula="of:=[.W55]/[.$C55]" office:value-type="percentage" office:value="0.466938809830424" calcext:value-type="percentage">
            <text:p>47%</text:p>
          </table:table-cell>
          <table:table-cell table:style-name="ce25" table:formula="of:=[.X55]/[.$C55]" office:value-type="percentage" office:value="0.0708594550852882" calcext:value-type="percentage">
            <text:p>7%</text:p>
          </table:table-cell>
          <table:table-cell table:style-name="ce25" table:formula="of:=[.Y55]/[.$C55]" office:value-type="percentage" office:value="0.323365523504731" calcext:value-type="percentage">
            <text:p>32%</text:p>
          </table:table-cell>
          <table:table-cell table:style-name="ce25" table:formula="of:=[.Z55]/[.$C55]" office:value-type="percentage" office:value="0.138829926246208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[$daily_food_intake.$K$8:.$K$1043];[$daily_food_intake.$F$8:.$F$1043];[$daily_summary.B56])" office:value-type="float" office:value="2879" calcext:value-type="float">
            <text:p>2879</text:p>
          </table:table-cell>
          <table:table-cell office:value-type="float" office:value="-980" calcext:value-type="float">
            <text:p>-980</text:p>
          </table:table-cell>
          <table:table-cell office:value-type="float" office:value="-2280" calcext:value-type="float">
            <text:p>-2280</text:p>
          </table:table-cell>
          <table:table-cell table:formula="of:=[.K56]+[.E56]+[.D56]" office:value-type="float" office:value="-381" calcext:value-type="float">
            <text:p>-381</text:p>
          </table:table-cell>
          <table:table-cell office:value-type="float" office:value="200.6" calcext:value-type="float">
            <text:p>200.6</text:p>
          </table:table-cell>
          <table:table-cell table:formula="of:=[.G56]-[.G55]" office:value-type="float" office:value="-0.400000000000006" calcext:value-type="float">
            <text:p>-0.4</text:p>
          </table:table-cell>
          <table:table-cell table:style-name="ce20" office:value-type="percentage" office:value="0.152" calcext:value-type="percentage">
            <text:p>15.20%</text:p>
          </table:table-cell>
          <table:table-cell table:style-name="ce20" office:value-type="percentage" office:value="0.542" calcext:value-type="percentage">
            <text:p>54.20%</text:p>
          </table:table-cell>
          <table:table-cell table:style-name="ce21" table:formula="of:=SUMIFS(INDEX(intake_table;0;[.K$1]);INDEX(intake_table;0;[.$B$4]);[.$B56])" office:value-type="float" office:value="2879" calcext:value-type="float">
            <text:p>2879</text:p>
          </table:table-cell>
          <table:table-cell table:style-name="ce21" table:formula="of:=SUMIFS(INDEX(intake_table;0;[.L$1]);INDEX(intake_table;0;[.$B$4]);[.$B56])" office:value-type="float" office:value="119.055" calcext:value-type="float">
            <text:p>119</text:p>
          </table:table-cell>
          <table:table-cell table:style-name="ce21" table:formula="of:=SUMIFS(INDEX(intake_table;0;[.M$1]);INDEX(intake_table;0;[.$B$4]);[.$B56])" office:value-type="float" office:value="57.4" calcext:value-type="float">
            <text:p>57</text:p>
          </table:table-cell>
          <table:table-cell table:style-name="ce21" table:formula="of:=SUMIFS(INDEX(intake_table;0;[.N$1]);INDEX(intake_table;0;[.$B$4]);[.$B56])" office:value-type="float" office:value="288.495" calcext:value-type="float">
            <text:p>288</text:p>
          </table:table-cell>
          <table:table-cell table:style-name="ce21" table:formula="of:=SUMIFS(INDEX(intake_table;0;[.O$1]);INDEX(intake_table;0;[.$B$4]);[.$B56])" office:value-type="float" office:value="127.55" calcext:value-type="float">
            <text:p>128</text:p>
          </table:table-cell>
          <table:table-cell table:style-name="ce21" table:formula="of:=SUM([.L56:.O56])" office:value-type="float" office:value="592.5" calcext:value-type="float">
            <text:p>593</text:p>
          </table:table-cell>
          <table:table-cell table:style-name="ce21" table:formula="of:=[.L56]*9" office:value-type="float" office:value="1071.495" calcext:value-type="float">
            <text:p>1071</text:p>
          </table:table-cell>
          <table:table-cell table:style-name="ce21" table:formula="of:=[.M56]*4" office:value-type="float" office:value="229.6" calcext:value-type="float">
            <text:p>230</text:p>
          </table:table-cell>
          <table:table-cell table:style-name="ce21" table:formula="of:=[.N56]*4" office:value-type="float" office:value="1153.98" calcext:value-type="float">
            <text:p>1154</text:p>
          </table:table-cell>
          <table:table-cell table:style-name="ce21" table:formula="of:=[.O56]*4" office:value-type="float" office:value="510.2" calcext:value-type="float">
            <text:p>510</text:p>
          </table:table-cell>
          <table:table-cell table:style-name="ce21" table:formula="of:=SUM([.Q56:.T56])" office:value-type="float" office:value="2965.275" calcext:value-type="float">
            <text:p>2965</text:p>
          </table:table-cell>
          <table:table-cell table:style-name="ce25" table:formula="of:=(([.C56]-[.U56])/[.C56])+1" office:value-type="percentage" office:value="0.9700329975686" calcext:value-type="percentage">
            <text:p>97%</text:p>
          </table:table-cell>
          <table:table-cell table:style-name="ce21" table:formula="of:=[.Q56]*[.$V56]" office:value-type="float" office:value="1039.38550672977" calcext:value-type="float">
            <text:p>1039</text:p>
          </table:table-cell>
          <table:table-cell table:style-name="ce21" table:formula="of:=[.R56]*[.$V56]" office:value-type="float" office:value="222.719576241751" calcext:value-type="float">
            <text:p>223</text:p>
          </table:table-cell>
          <table:table-cell table:style-name="ce21" table:formula="of:=[.S56]*[.$V56]" office:value-type="float" office:value="1119.39867853421" calcext:value-type="float">
            <text:p>1119</text:p>
          </table:table-cell>
          <table:table-cell table:style-name="ce21" table:formula="of:=[.T56]*[.$V56]" office:value-type="float" office:value="494.9108353595" calcext:value-type="float">
            <text:p>495</text:p>
          </table:table-cell>
          <table:table-cell table:style-name="ce25" table:formula="of:=[.W56]/[.$C56]" office:value-type="percentage" office:value="0.361023100635557" calcext:value-type="percentage">
            <text:p>36%</text:p>
          </table:table-cell>
          <table:table-cell table:style-name="ce25" table:formula="of:=[.X56]/[.$C56]" office:value-type="percentage" office:value="0.0773600473225949" calcext:value-type="percentage">
            <text:p>8%</text:p>
          </table:table-cell>
          <table:table-cell table:style-name="ce25" table:formula="of:=[.Y56]/[.$C56]" office:value-type="percentage" office:value="0.388815101957004" calcext:value-type="percentage">
            <text:p>39%</text:p>
          </table:table-cell>
          <table:table-cell table:style-name="ce25" table:formula="of:=[.Z56]/[.$C56]" office:value-type="percentage" office:value="0.171903728850122" calcext:value-type="percentage">
            <text:p>17%</text:p>
          </table:table-cell>
          <table:table-cell table:number-columns-repeated="994"/>
        </table:table-row>
        <table:table-row table:style-name="ro1">
          <table:table-cell/>
          <table:table-cell table:style-name="ce13" office:value-type="date" office:date-value="2016-05-08" calcext:value-type="date">
            <text:p>05/08/16</text:p>
          </table:table-cell>
          <table:table-cell table:number-columns-repeated="4"/>
          <table:table-cell office:value-type="float" office:value="199.6" calcext:value-type="float">
            <text:p>199.6</text:p>
          </table:table-cell>
          <table:table-cell table:formula="of:=[.G57]-[.G56]" office:value-type="float" office:value="-1" calcext:value-type="float">
            <text:p>-1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09" calcext:value-type="date">
            <text:p>05/09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0" calcext:value-type="date">
            <text:p>05/10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1" calcext:value-type="date">
            <text:p>05/11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2" calcext:value-type="date">
            <text:p>05/12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3" calcext:value-type="date">
            <text:p>05/13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4" calcext:value-type="date">
            <text:p>05/14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13" office:value-type="date" office:date-value="2016-05-15" calcext:value-type="date">
            <text:p>05/15/16</text:p>
          </table:table-cell>
          <table:table-cell table:number-columns-repeated="12"/>
          <table:table-cell table:style-name="ce8" table:number-columns-repeated="20"/>
          <table:table-cell table:number-columns-repeated="990"/>
        </table:table-row>
        <table:table-row table:style-name="ro1">
          <table:table-cell/>
          <table:table-cell table:style-name="ce13" office:value-type="date" office:date-value="2016-05-16" calcext:value-type="date">
            <text:p>05/16/16</text:p>
          </table:table-cell>
          <table:table-cell table:number-columns-repeated="12"/>
          <table:table-cell table:style-name="ce8"/>
          <table:table-cell table:style-name="ce43" table:number-columns-repeated="11"/>
          <table:table-cell table:style-name="ce8" table:number-columns-repeated="8"/>
          <table:table-cell table:number-columns-repeated="990"/>
        </table:table-row>
        <table:table-row table:style-name="ro1">
          <table:table-cell/>
          <table:table-cell table:style-name="ce13" office:value-type="date" office:date-value="2016-05-17" calcext:value-type="date">
            <text:p>05/17/16</text:p>
          </table:table-cell>
          <table:table-cell table:number-columns-repeated="11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13" office:value-type="date" office:date-value="2016-05-18" calcext:value-type="date">
            <text:p>05/18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13" office:value-type="date" office:date-value="2016-05-19" calcext:value-type="date">
            <text:p>05/19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 table:number-rows-repeated="2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>
          <table:table-cell table:number-columns-repeated="13"/>
          <table:table-cell table:style-name="Default" table:number-columns-repeated="24"/>
          <table:table-cell table:number-columns-repeated="4"/>
          <table:table-cell table:style-name="ce25" table:formula="of:=IF(ISERROR([.X6]/[.$Q6]);0;[.X6]/[.$Q6])" office:value-type="percentage" office:value="0" calcext:value-type="percentage">
            <text:p>0%</text:p>
          </table:table-cell>
          <table:table-cell table:number-columns-repeated="982"/>
        </table:table-row>
        <table:table-row table:style-name="ro1" table:number-rows-repeated="28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 table:number-rows-repeated="238">
          <table:table-cell table:number-columns-repeated="1024"/>
        </table:table-row>
        <table:table-row table:style-name="ro1">
          <table:table-cell>
            <draw:frame table:end-cell-address="daily_summary.I350" table:end-x="0.8512in" table:end-y="0.1933in" draw:z-index="1" draw:name="Chart 2" draw:style-name="gr1" draw:text-style-name="P1" svg:width="6.8791in" svg:height="2.6614in" svg:x="0.322in" svg:y="0.1654in">
              <draw:object draw:notify-on-update-of-ranges="daily_summary.B9:daily_summary.B64 daily_summary.AC8:daily_summary.AC8 daily_summary.AC9:daily_summary.AC64 daily_summary.AB8:daily_summary.AB8 daily_summary.AB9:daily_summary.AB64 daily_summary.AA8:daily_summary.AA8 daily_summary.AA9:daily_summary.AA64 daily_summary.AD8:daily_summary.AD8 daily_summary.AD9:daily_summary.AD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daily_summary.S349" table:end-x="0.6953in" table:end-y="0.2165in" draw:z-index="0" draw:name="Chart 1" draw:style-name="gr1" draw:text-style-name="P1" svg:width="7.5843in" svg:height="2.3461in" svg:x="0.861in" svg:y="0.0657in">
              <draw:object draw:notify-on-update-of-ranges="daily_summary.B9:daily_summary.B64 daily_summary.F8:daily_summary.F8 daily_summary.F9:daily_summary.F64 daily_summary.G8:daily_summary.G8 daily_summary.G9:daily_summary.G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raday_summary" table:style-name="ta4">
        <table:table-column table:style-name="co2" table:number-columns-repeated="24" table:default-cell-style-name="ce1"/>
        <table:table-row table:style-name="ro6">
          <table:table-cell/>
          <table:table-cell table:style-name="ce8" table:number-columns-repeated="12"/>
          <table:table-cell table:style-name="ce11" office:value-type="string" calcext:value-type="string">
            <text:p> </text:p>
          </table:table-cell>
          <table:table-cell table:style-name="ce8" table:number-columns-repeated="7"/>
          <table:table-cell table:number-columns-repeated="3"/>
        </table:table-row>
        <table:table-row table:style-name="ro6">
          <table:table-cell/>
          <table:table-cell table:style-name="ce8" table:number-columns-repeated="13"/>
          <table:table-cell table:style-name="ce11" office:value-type="string" calcext:value-type="string">
            <text:p> </text:p>
          </table:table-cell>
          <table:table-cell table:style-name="ce8" table:number-columns-repeated="6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8" office:value-type="string" calcext:value-type="string">
            <text:p>kj</text:p>
          </table:table-cell>
          <table:table-cell table:style-name="ce8" office:value-type="string" calcext:value-type="string">
            <text:p>g</text:p>
          </table:table-cell>
          <table:table-cell table:style-name="ce8" table:number-columns-repeated="10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4" office:value-type="date" office:date-value="2016-05-07" calcext:value-type="date">
            <text:p>05/07/16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table:number-columns-repeated="10"/>
          <table:table-cell table:style-name="ce5" office:value-type="string" calcext:value-type="string">
            <text:p>carb-fibre</text:p>
          </table:table-cell>
          <table:table-cell table:style-name="ce5" office:value-type="string" calcext:value-type="string">
            <text:p>carb-not_fibre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carb-fibre</text:p>
          </table:table-cell>
          <table:table-cell table:style-name="ce5" office:value-type="string" calcext:value-type="string">
            <text:p>carb-not_fibre</text:p>
          </table:table-cell>
          <table:table-cell table:style-name="ce5" office:value-type="string" calcext:value-type="string">
            <text:p>protein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breakfast</text:p>
          </table:table-cell>
          <table:table-cell table:style-name="ce46" table:formula="of:=SUMIFS(INDEX(intake_table;0;[daily_summary.K$1]);INDEX(intake_table;0;[daily_summary.$B$4]);[intraday_summary.$A$5];INDEX(intake_table;0;7);[intraday_summary.$A6])" office:value-type="float" office:value="717" calcext:value-type="float">
            <text:p>717</text:p>
          </table:table-cell>
          <table:table-cell table:style-name="ce46" table:formula="of:=SUMIFS(INDEX(intake_table;0;[daily_summary.L$1]);INDEX(intake_table;0;[daily_summary.$B$4]);[intraday_summary.$A$5];INDEX(intake_table;0;7);[intraday_summary.$A6])" office:value-type="float" office:value="28.47" calcext:value-type="float">
            <text:p>28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6])" office:value-type="float" office:value="13.6" calcext:value-type="float">
            <text:p>14</text:p>
          </table:table-cell>
          <table:table-cell table:style-name="ce46" table:formula="of:=SUMIFS(INDEX(intake_table;0;[daily_summary.N$1]);INDEX(intake_table;0;[daily_summary.$B$4]);[intraday_summary.$A$5];INDEX(intake_table;0;7);[intraday_summary.$A6])" office:value-type="float" office:value="75.93" calcext:value-type="float">
            <text:p>76</text:p>
          </table:table-cell>
          <table:table-cell table:style-name="ce46" table:formula="of:=SUMIFS(INDEX(intake_table;0;[daily_summary.O$1]);INDEX(intake_table;0;[daily_summary.$B$4]);[intraday_summary.$A$5];INDEX(intake_table;0;7);[intraday_summary.$A6])" office:value-type="float" office:value="35.8" calcext:value-type="float">
            <text:p>36</text:p>
          </table:table-cell>
          <table:table-cell table:style-name="ce21" table:formula="of:=SUM([intraday_summary.C6:.P6])" office:value-type="float" office:value="153.8" calcext:value-type="float">
            <text:p>154</text:p>
          </table:table-cell>
          <table:table-cell table:style-name="ce25" table:formula="of:=IF(ISERROR([intraday_summary.C6]/[intraday_summary.$Q6]);0;[intraday_summary.C6]/[intraday_summary.$Q6])" office:value-type="percentage" office:value="0.185110533159948" calcext:value-type="percentage">
            <text:p>19%</text:p>
          </table:table-cell>
          <table:table-cell table:style-name="ce25" table:formula="of:=IF(ISERROR([intraday_summary.N6]/[intraday_summary.$Q6]);0;[intraday_summary.N6]/[intraday_summary.$Q6])" office:value-type="percentage" office:value="0.0884265279583875" calcext:value-type="percentage">
            <text:p>9%</text:p>
          </table:table-cell>
          <table:table-cell table:style-name="ce25" table:formula="of:=IF(ISERROR([intraday_summary.O6]/[intraday_summary.$Q6]);0;[intraday_summary.O6]/[intraday_summary.$Q6])" office:value-type="percentage" office:value="0.49369310793238" calcext:value-type="percentage">
            <text:p>49%</text:p>
          </table:table-cell>
          <table:table-cell table:style-name="ce25" table:formula="of:=IF(ISERROR([intraday_summary.P6]/[intraday_summary.$Q6]);0;[intraday_summary.P6]/[intraday_summary.$Q6])" office:value-type="percentage" office:value="0.232769830949285" calcext:value-type="percentage">
            <text:p>23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am snack</text:p>
          </table:table-cell>
          <table:table-cell table:style-name="ce46" table:formula="of:=SUMIFS(INDEX(intake_table;0;[daily_summary.K$1]);INDEX(intake_table;0;[daily_summary.$B$4]);[intraday_summary.$A$5];INDEX(intake_table;0;7);[intraday_summary.$A7])" office:value-type="float" office:value="273" calcext:value-type="float">
            <text:p>273</text:p>
          </table:table-cell>
          <table:table-cell table:style-name="ce46" table:formula="of:=SUMIFS(INDEX(intake_table;0;[daily_summary.L$1]);INDEX(intake_table;0;[daily_summary.$B$4]);[intraday_summary.$A$5];INDEX(intake_table;0;7);[intraday_summary.$A7])" office:value-type="float" office:value="5.435" calcext:value-type="float">
            <text:p>5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7])" office:value-type="float" office:value="4.1" calcext:value-type="float">
            <text:p>4</text:p>
          </table:table-cell>
          <table:table-cell table:style-name="ce46" table:formula="of:=SUMIFS(INDEX(intake_table;0;[daily_summary.N$1]);INDEX(intake_table;0;[daily_summary.$B$4]);[intraday_summary.$A$5];INDEX(intake_table;0;7);[intraday_summary.$A7])" office:value-type="float" office:value="44.365" calcext:value-type="float">
            <text:p>44</text:p>
          </table:table-cell>
          <table:table-cell table:style-name="ce46" table:formula="of:=SUMIFS(INDEX(intake_table;0;[daily_summary.O$1]);INDEX(intake_table;0;[daily_summary.$B$4]);[intraday_summary.$A$5];INDEX(intake_table;0;7);[intraday_summary.$A7])" office:value-type="float" office:value="7.45" calcext:value-type="float">
            <text:p>7</text:p>
          </table:table-cell>
          <table:table-cell table:style-name="ce21" table:formula="of:=SUM([intraday_summary.C7:.P7])" office:value-type="float" office:value="61.35" calcext:value-type="float">
            <text:p>61</text:p>
          </table:table-cell>
          <table:table-cell table:style-name="ce25" table:formula="of:=IF(ISERROR([intraday_summary.C7]/[intraday_summary.$Q7]);0;[intraday_summary.C7]/[intraday_summary.$Q7])" office:value-type="percentage" office:value="0.0885900570497148" calcext:value-type="percentage">
            <text:p>9%</text:p>
          </table:table-cell>
          <table:table-cell table:style-name="ce25" table:formula="of:=IF(ISERROR([intraday_summary.N7]/[intraday_summary.$Q7]);0;[intraday_summary.N7]/[intraday_summary.$Q7])" office:value-type="percentage" office:value="0.0668296658516707" calcext:value-type="percentage">
            <text:p>7%</text:p>
          </table:table-cell>
          <table:table-cell table:style-name="ce25" table:formula="of:=IF(ISERROR([intraday_summary.O7]/[intraday_summary.$Q7]);0;[intraday_summary.O7]/[intraday_summary.$Q7])" office:value-type="percentage" office:value="0.723145884270579" calcext:value-type="percentage">
            <text:p>72%</text:p>
          </table:table-cell>
          <table:table-cell table:style-name="ce25" table:formula="of:=IF(ISERROR([intraday_summary.P7]/[intraday_summary.$Q7]);0;[intraday_summary.P7]/[intraday_summary.$Q7])" office:value-type="percentage" office:value="0.121434392828036" calcext:value-type="percentage">
            <text:p>12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lunch</text:p>
          </table:table-cell>
          <table:table-cell table:style-name="ce46" table:formula="of:=SUMIFS(INDEX(intake_table;0;[daily_summary.K$1]);INDEX(intake_table;0;[daily_summary.$B$4]);[intraday_summary.$A$5];INDEX(intake_table;0;7);[intraday_summary.$A8])" office:value-type="float" office:value="840" calcext:value-type="float">
            <text:p>840</text:p>
          </table:table-cell>
          <table:table-cell table:style-name="ce46" table:formula="of:=SUMIFS(INDEX(intake_table;0;[daily_summary.L$1]);INDEX(intake_table;0;[daily_summary.$B$4]);[intraday_summary.$A$5];INDEX(intake_table;0;7);[intraday_summary.$A8])" office:value-type="float" office:value="43" calcext:value-type="float">
            <text:p>43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8])" office:value-type="float" office:value="22" calcext:value-type="float">
            <text:p>22</text:p>
          </table:table-cell>
          <table:table-cell table:style-name="ce46" table:formula="of:=SUMIFS(INDEX(intake_table;0;[daily_summary.N$1]);INDEX(intake_table;0;[daily_summary.$B$4]);[intraday_summary.$A$5];INDEX(intake_table;0;7);[intraday_summary.$A8])" office:value-type="float" office:value="69" calcext:value-type="float">
            <text:p>69</text:p>
          </table:table-cell>
          <table:table-cell table:style-name="ce46" table:formula="of:=SUMIFS(INDEX(intake_table;0;[daily_summary.O$1]);INDEX(intake_table;0;[daily_summary.$B$4]);[intraday_summary.$A$5];INDEX(intake_table;0;7);[intraday_summary.$A8])" office:value-type="float" office:value="28" calcext:value-type="float">
            <text:p>28</text:p>
          </table:table-cell>
          <table:table-cell table:style-name="ce21" table:formula="of:=SUM([intraday_summary.C8:.P8])" office:value-type="float" office:value="162" calcext:value-type="float">
            <text:p>162</text:p>
          </table:table-cell>
          <table:table-cell table:style-name="ce25" table:formula="of:=IF(ISERROR([intraday_summary.C8]/[intraday_summary.$Q8]);0;[intraday_summary.C8]/[intraday_summary.$Q8])" office:value-type="percentage" office:value="0.265432098765432" calcext:value-type="percentage">
            <text:p>27%</text:p>
          </table:table-cell>
          <table:table-cell table:style-name="ce25" table:formula="of:=IF(ISERROR([intraday_summary.N8]/[intraday_summary.$Q8]);0;[intraday_summary.N8]/[intraday_summary.$Q8])" office:value-type="percentage" office:value="0.135802469135802" calcext:value-type="percentage">
            <text:p>14%</text:p>
          </table:table-cell>
          <table:table-cell table:style-name="ce25" table:formula="of:=IF(ISERROR([intraday_summary.O8]/[intraday_summary.$Q8]);0;[intraday_summary.O8]/[intraday_summary.$Q8])" office:value-type="percentage" office:value="0.425925925925926" calcext:value-type="percentage">
            <text:p>43%</text:p>
          </table:table-cell>
          <table:table-cell table:style-name="ce25" table:formula="of:=IF(ISERROR([intraday_summary.P8]/[intraday_summary.$Q8]);0;[intraday_summary.P8]/[intraday_summary.$Q8])" office:value-type="percentage" office:value="0.17283950617284" calcext:value-type="percentage">
            <text:p>17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pm snack</text:p>
          </table:table-cell>
          <table:table-cell table:style-name="ce46" table:formula="of:=SUMIFS(INDEX(intake_table;0;[daily_summary.K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21" table:formula="of:=SUM([intraday_summary.C9:.P9])" office:value-type="float" office:value="0" calcext:value-type="float">
            <text:p>0</text:p>
          </table:table-cell>
          <table:table-cell table:style-name="ce25" table:formula="of:=IF(ISERROR([intraday_summary.C9]/[intraday_summary.$Q9]);0;[intraday_summary.C9]/[intraday_summary.$Q9])" office:value-type="percentage" office:value="0" calcext:value-type="percentage">
            <text:p>0%</text:p>
          </table:table-cell>
          <table:table-cell table:style-name="ce25" table:formula="of:=IF(ISERROR([intraday_summary.N9]/[intraday_summary.$Q9]);0;[intraday_summary.N9]/[intraday_summary.$Q9])" office:value-type="percentage" office:value="0" calcext:value-type="percentage">
            <text:p>0%</text:p>
          </table:table-cell>
          <table:table-cell table:style-name="ce25" table:formula="of:=IF(ISERROR([intraday_summary.O9]/[intraday_summary.$Q9]);0;[intraday_summary.O9]/[intraday_summary.$Q9])" office:value-type="percentage" office:value="0" calcext:value-type="percentage">
            <text:p>0%</text:p>
          </table:table-cell>
          <table:table-cell table:style-name="ce25" table:formula="of:=IF(ISERROR([intraday_summary.P9]/[intraday_summary.$Q9]);0;[intraday_summary.P9]/[intraday_summary.$Q9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workout</text:p>
          </table:table-cell>
          <table:table-cell table:style-name="ce46" table:formula="of:=SUMIFS(INDEX(intake_table;0;[daily_summary.K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21" table:formula="of:=SUM([intraday_summary.C10:.P10])" office:value-type="float" office:value="0" calcext:value-type="float">
            <text:p>0</text:p>
          </table:table-cell>
          <table:table-cell table:style-name="ce25" table:formula="of:=IF(ISERROR([intraday_summary.C10]/[intraday_summary.$Q10]);0;[intraday_summary.C10]/[intraday_summary.$Q10])" office:value-type="percentage" office:value="0" calcext:value-type="percentage">
            <text:p>0%</text:p>
          </table:table-cell>
          <table:table-cell table:style-name="ce25" table:formula="of:=IF(ISERROR([intraday_summary.N10]/[intraday_summary.$Q10]);0;[intraday_summary.N10]/[intraday_summary.$Q10])" office:value-type="percentage" office:value="0" calcext:value-type="percentage">
            <text:p>0%</text:p>
          </table:table-cell>
          <table:table-cell table:style-name="ce25" table:formula="of:=IF(ISERROR([intraday_summary.O10]/[intraday_summary.$Q10]);0;[intraday_summary.O10]/[intraday_summary.$Q10])" office:value-type="percentage" office:value="0" calcext:value-type="percentage">
            <text:p>0%</text:p>
          </table:table-cell>
          <table:table-cell table:style-name="ce25" table:formula="of:=IF(ISERROR([intraday_summary.P10]/[intraday_summary.$Q10]);0;[intraday_summary.P10]/[intraday_summary.$Q10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dinner</text:p>
          </table:table-cell>
          <table:table-cell table:style-name="ce46" table:formula="of:=SUMIFS(INDEX(intake_table;0;[daily_summary.K$1]);INDEX(intake_table;0;[daily_summary.$B$4]);[intraday_summary.$A$5];INDEX(intake_table;0;7);[intraday_summary.$A11])" office:value-type="float" office:value="869" calcext:value-type="float">
            <text:p>869</text:p>
          </table:table-cell>
          <table:table-cell table:style-name="ce46" table:formula="of:=SUMIFS(INDEX(intake_table;0;[daily_summary.L$1]);INDEX(intake_table;0;[daily_summary.$B$4]);[intraday_summary.$A$5];INDEX(intake_table;0;7);[intraday_summary.$A11])" office:value-type="float" office:value="35.4" calcext:value-type="float">
            <text:p>35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1])" office:value-type="float" office:value="13.2" calcext:value-type="float">
            <text:p>13</text:p>
          </table:table-cell>
          <table:table-cell table:style-name="ce46" table:formula="of:=SUMIFS(INDEX(intake_table;0;[daily_summary.N$1]);INDEX(intake_table;0;[daily_summary.$B$4]);[intraday_summary.$A$5];INDEX(intake_table;0;7);[intraday_summary.$A11])" office:value-type="float" office:value="75.2" calcext:value-type="float">
            <text:p>75</text:p>
          </table:table-cell>
          <table:table-cell table:style-name="ce46" table:formula="of:=SUMIFS(INDEX(intake_table;0;[daily_summary.O$1]);INDEX(intake_table;0;[daily_summary.$B$4]);[intraday_summary.$A$5];INDEX(intake_table;0;7);[intraday_summary.$A11])" office:value-type="float" office:value="51.8" calcext:value-type="float">
            <text:p>52</text:p>
          </table:table-cell>
          <table:table-cell table:style-name="ce21" table:formula="of:=SUM([intraday_summary.C11:.P11])" office:value-type="float" office:value="175.6" calcext:value-type="float">
            <text:p>176</text:p>
          </table:table-cell>
          <table:table-cell table:style-name="ce25" table:formula="of:=IF(ISERROR([intraday_summary.C11]/[intraday_summary.$Q11]);0;[intraday_summary.C11]/[intraday_summary.$Q11])" office:value-type="percentage" office:value="0.201594533029613" calcext:value-type="percentage">
            <text:p>20%</text:p>
          </table:table-cell>
          <table:table-cell table:style-name="ce25" table:formula="of:=IF(ISERROR([intraday_summary.N11]/[intraday_summary.$Q11]);0;[intraday_summary.N11]/[intraday_summary.$Q11])" office:value-type="percentage" office:value="0.0751708428246014" calcext:value-type="percentage">
            <text:p>8%</text:p>
          </table:table-cell>
          <table:table-cell table:style-name="ce25" table:formula="of:=IF(ISERROR([intraday_summary.O11]/[intraday_summary.$Q11]);0;[intraday_summary.O11]/[intraday_summary.$Q11])" office:value-type="percentage" office:value="0.428246013667426" calcext:value-type="percentage">
            <text:p>43%</text:p>
          </table:table-cell>
          <table:table-cell table:style-name="ce25" table:formula="of:=IF(ISERROR([intraday_summary.P11]/[intraday_summary.$Q11]);0;[intraday_summary.P11]/[intraday_summary.$Q11])" office:value-type="percentage" office:value="0.29498861047836" calcext:value-type="percentage">
            <text:p>29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evening snack</text:p>
          </table:table-cell>
          <table:table-cell table:style-name="ce46" table:formula="of:=SUMIFS(INDEX(intake_table;0;[daily_summary.K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L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N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46" table:formula="of:=SUMIFS(INDEX(intake_table;0;[daily_summary.O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21" table:formula="of:=SUM([intraday_summary.C12:.P12])" office:value-type="float" office:value="0" calcext:value-type="float">
            <text:p>0</text:p>
          </table:table-cell>
          <table:table-cell table:style-name="ce25" table:formula="of:=IF(ISERROR([intraday_summary.C12]/[intraday_summary.$Q12]);0;[intraday_summary.C12]/[intraday_summary.$Q12])" office:value-type="percentage" office:value="0" calcext:value-type="percentage">
            <text:p>0%</text:p>
          </table:table-cell>
          <table:table-cell table:style-name="ce25" table:formula="of:=IF(ISERROR([intraday_summary.N12]/[intraday_summary.$Q12]);0;[intraday_summary.N12]/[intraday_summary.$Q12])" office:value-type="percentage" office:value="0" calcext:value-type="percentage">
            <text:p>0%</text:p>
          </table:table-cell>
          <table:table-cell table:style-name="ce25" table:formula="of:=IF(ISERROR([intraday_summary.O12]/[intraday_summary.$Q12]);0;[intraday_summary.O12]/[intraday_summary.$Q12])" office:value-type="percentage" office:value="0" calcext:value-type="percentage">
            <text:p>0%</text:p>
          </table:table-cell>
          <table:table-cell table:style-name="ce25" table:formula="of:=IF(ISERROR([intraday_summary.P12]/[intraday_summary.$Q12]);0;[intraday_summary.P12]/[intraday_summary.$Q12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16" table:content-validation-name="val20" office:value-type="string" calcext:value-type="string">
            <text:p>midnight snack</text:p>
          </table:table-cell>
          <table:table-cell table:style-name="ce46" table:formula="of:=SUMIFS(INDEX(intake_table;0;[daily_summary.K$1]);INDEX(intake_table;0;[daily_summary.$B$4]);[intraday_summary.$A$5];INDEX(intake_table;0;7);[intraday_summary.$A13])" office:value-type="float" office:value="180" calcext:value-type="float">
            <text:p>180</text:p>
          </table:table-cell>
          <table:table-cell table:style-name="ce46" table:formula="of:=SUMIFS(INDEX(intake_table;0;[daily_summary.L$1]);INDEX(intake_table;0;[daily_summary.$B$4]);[intraday_summary.$A$5];INDEX(intake_table;0;7);[intraday_summary.$A13])" office:value-type="float" office:value="6.75" calcext:value-type="float">
            <text:p>7</text:p>
          </table:table-cell>
          <table:table-cell table:style-name="ce46" table:number-columns-repeated="10"/>
          <table:table-cell table:style-name="ce46" table:formula="of:=SUMIFS(INDEX(intake_table;0;[daily_summary.M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46" table:formula="of:=SUMIFS(INDEX(intake_table;0;[daily_summary.N$1]);INDEX(intake_table;0;[daily_summary.$B$4]);[intraday_summary.$A$5];INDEX(intake_table;0;7);[intraday_summary.$A13])" office:value-type="float" office:value="24" calcext:value-type="float">
            <text:p>24</text:p>
          </table:table-cell>
          <table:table-cell table:style-name="ce46" table:formula="of:=SUMIFS(INDEX(intake_table;0;[daily_summary.O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21" table:formula="of:=SUM([intraday_summary.C13:.P13])" office:value-type="float" office:value="39.75" calcext:value-type="float">
            <text:p>40</text:p>
          </table:table-cell>
          <table:table-cell table:style-name="ce25" table:formula="of:=IF(ISERROR([intraday_summary.C13]/[intraday_summary.$Q13]);0;[intraday_summary.C13]/[intraday_summary.$Q13])" office:value-type="percentage" office:value="0.169811320754717" calcext:value-type="percentage">
            <text:p>17%</text:p>
          </table:table-cell>
          <table:table-cell table:style-name="ce25" table:formula="of:=IF(ISERROR([intraday_summary.N13]/[intraday_summary.$Q13]);0;[intraday_summary.N13]/[intraday_summary.$Q13])" office:value-type="percentage" office:value="0.113207547169811" calcext:value-type="percentage">
            <text:p>11%</text:p>
          </table:table-cell>
          <table:table-cell table:style-name="ce25" table:formula="of:=IF(ISERROR([intraday_summary.O13]/[intraday_summary.$Q13]);0;[intraday_summary.O13]/[intraday_summary.$Q13])" office:value-type="percentage" office:value="0.60377358490566" calcext:value-type="percentage">
            <text:p>60%</text:p>
          </table:table-cell>
          <table:table-cell table:style-name="ce25" table:formula="of:=IF(ISERROR([intraday_summary.P13]/[intraday_summary.$Q13]);0;[intraday_summary.P13]/[intraday_summary.$Q13])" office:value-type="percentage" office:value="0.113207547169811" calcext:value-type="percentage">
            <text:p>11%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Total</text:p>
          </table:table-cell>
          <table:table-cell table:style-name="ce47" table:formula="of:=SUM([intraday_summary.B6:.N11])" office:value-type="float" office:value="2864.205" calcext:value-type="float">
            <text:p>2864</text:p>
          </table:table-cell>
          <table:table-cell table:style-name="ce47" table:formula="of:=SUM([intraday_summary.C6:.C10])" office:value-type="float" office:value="76.905" calcext:value-type="float">
            <text:p>77</text:p>
          </table:table-cell>
          <table:table-cell table:style-name="ce47" table:number-columns-repeated="10"/>
          <table:table-cell table:style-name="ce47" table:formula="of:=SUM([intraday_summary.N6:.N10])" office:value-type="float" office:value="39.7" calcext:value-type="float">
            <text:p>40</text:p>
          </table:table-cell>
          <table:table-cell table:style-name="ce47" table:formula="of:=SUM([intraday_summary.O6:.O10])" office:value-type="float" office:value="189.295" calcext:value-type="float">
            <text:p>189</text:p>
          </table:table-cell>
          <table:table-cell table:style-name="ce47" table:formula="of:=SUM([intraday_summary.P6:.P10])" office:value-type="float" office:value="71.25" calcext:value-type="float">
            <text:p>71</text:p>
          </table:table-cell>
          <table:table-cell table:style-name="ce47" table:formula="of:=SUM([intraday_summary.C14:.P14])" office:value-type="float" office:value="377.15" calcext:value-type="float">
            <text:p>377</text:p>
          </table:table-cell>
          <table:table-cell table:style-name="ce48" table:formula="of:=[intraday_summary.C14]/[intraday_summary.$Q14]" office:value-type="percentage" office:value="0.203910910778205" calcext:value-type="percentage">
            <text:p>20%</text:p>
          </table:table-cell>
          <table:table-cell table:style-name="ce48" table:formula="of:=[intraday_summary.N14]/[intraday_summary.$Q14]" office:value-type="percentage" office:value="0.105263157894737" calcext:value-type="percentage">
            <text:p>11%</text:p>
          </table:table-cell>
          <table:table-cell table:style-name="ce48" table:formula="of:=[intraday_summary.O14]/[intraday_summary.$Q14]" office:value-type="percentage" office:value="0.501909054752751" calcext:value-type="percentage">
            <text:p>50%</text:p>
          </table:table-cell>
          <table:table-cell table:style-name="ce48" table:formula="of:=[intraday_summary.P14]/[intraday_summary.$Q14]" office:value-type="percentage" office:value="0.188916876574307" calcext:value-type="percentage">
            <text:p>19%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>
            <draw:frame table:end-cell-address="intraday_summary.T31" table:end-x="0.7606in" table:end-y="0.0933in" draw:z-index="0" draw:name="Chart 4" draw:style-name="gr1" draw:text-style-name="P1" svg:width="16.8799in" svg:height="2.5654in" svg:x="0.7701in" svg:y="0.1614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intraday_summary.AA43" table:end-x="0.111in" table:end-y="0.0354in" draw:z-index="1" draw:name="Chart 3" draw:style-name="gr1" draw:text-style-name="P1" svg:width="17in" svg:height="2.5516in" svg:x="0in" svg:y="0.0035in">
              <draw:object draw:notify-on-update-of-ranges="intraday_summary.A6:intraday_summary.A10 intraday_summary.R5:intraday_summary.R5 intraday_summary.R6:intraday_summary.R10 intraday_summary.S5:intraday_summary.S5 intraday_summary.S6:intraday_summary.S10 intraday_summary.T5:intraday_summary.T5 intraday_summary.T6:intraday_summary.T10 intraday_summary.U5:intraday_summary.U5 intraday_summary.U6:intraday_summary.U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ekly summary" table:style-name="ta4">
        <office:forms form:automatic-focus="false" form:apply-design-mode="false"/>
        <table:table-column table:style-name="co15" table:default-cell-style-name="Default"/>
        <table:table-column table:style-name="co2" table:number-columns-repeated="267" table:default-cell-style-name="Default"/>
        <table:table-row table:style-name="ro1">
          <table:table-cell/>
          <table:table-cell table:style-name="ce1"/>
          <table:table-cell table:style-name="ce1" table:formula="of:=MATCH([.C2];intake_column_title;0)" office:value-type="float" office:value="11" calcext:value-type="float">
            <text:p>11</text:p>
          </table:table-cell>
          <table:table-cell table:style-name="ce1" table:number-columns-repeated="5"/>
          <table:table-cell table:number-columns-repeated="2"/>
          <table:table-cell table:style-name="ce1" table:formula="of:=MATCH([.K2];intake_column_title;0)" office:value-type="float" office:value="11" calcext:value-type="float">
            <text:p>11</text:p>
          </table:table-cell>
          <table:table-cell table:style-name="ce1" table:formula="of:=MATCH([.L2];intake_column_title;0)" office:value-type="float" office:value="12" calcext:value-type="float">
            <text:p>12</text:p>
          </table:table-cell>
          <table:table-cell table:style-name="ce1" table:formula="of:=MATCH([.M2];intake_column_title;0)" office:value-type="float" office:value="14" calcext:value-type="float">
            <text:p>14</text:p>
          </table:table-cell>
          <table:table-cell table:style-name="ce1" table:formula="of:=MATCH([.N2];intake_column_title;0)" office:value-type="float" office:value="15" calcext:value-type="float">
            <text:p>15</text:p>
          </table:table-cell>
          <table:table-cell table:style-name="ce1" table:formula="of:=MATCH([.O2];intake_column_title;0)" office:value-type="float" office:value="16" calcext:value-type="float">
            <text:p>16</text:p>
          </table:table-cell>
          <table:table-cell table:style-name="ce1" table:formula="of:=MATCH([.P2];intake_column_title;0)" office:value-type="string" office:string-value="" calcext:value-type="error">
            <text:p>#N/A</text:p>
          </table:table-cell>
          <table:table-cell table:style-name="ce1" table:formula="of:=MATCH([.Q2];intake_column_title;0)" office:value-type="float" office:value="17" calcext:value-type="float">
            <text:p>17</text:p>
          </table:table-cell>
          <table:table-cell table:style-name="ce1" table:formula="of:=MATCH([.R2];intake_column_title;0)" office:value-type="float" office:value="18" calcext:value-type="float">
            <text:p>18</text:p>
          </table:table-cell>
          <table:table-cell table:style-name="ce1" table:formula="of:=MATCH([.S2];intake_column_title;0)" office:value-type="float" office:value="19" calcext:value-type="float">
            <text:p>19</text:p>
          </table:table-cell>
          <table:table-cell table:style-name="ce1" table:formula="of:=MATCH([.T2];intake_column_title;0)" office:value-type="float" office:value="20" calcext:value-type="float">
            <text:p>20</text:p>
          </table:table-cell>
          <table:table-cell table:style-name="ce1" table:formula="of:=MATCH([.U2];intake_column_title;0)" office:value-type="float" office:value="21" calcext:value-type="float">
            <text:p>21</text:p>
          </table:table-cell>
          <table:table-cell table:style-name="ce1"/>
          <table:table-cell table:style-name="ce1" table:formula="of:=MATCH([.W2];intake_column_title;0)" office:value-type="float" office:value="24" calcext:value-type="float">
            <text:p>24</text:p>
          </table:table-cell>
          <table:table-cell table:style-name="ce1" table:formula="of:=MATCH([.X2];intake_column_title;0)" office:value-type="float" office:value="25" calcext:value-type="float">
            <text:p>25</text:p>
          </table:table-cell>
          <table:table-cell table:style-name="ce1" table:formula="of:=MATCH([.Y2];intake_column_title;0)" office:value-type="float" office:value="26" calcext:value-type="float">
            <text:p>26</text:p>
          </table:table-cell>
          <table:table-cell table:style-name="ce1" table:formula="of:=MATCH([.Z2];intake_column_title;0)" office:value-type="float" office:value="27" calcext:value-type="float">
            <text:p>27</text:p>
          </table:table-cell>
          <table:table-cell table:style-name="ce1" table:formula="of:=MATCH([.AA2];intake_column_title;0)" office:value-type="float" office:value="28" calcext:value-type="float">
            <text:p>28</text:p>
          </table:table-cell>
          <table:table-cell table:style-name="ce1" table:formula="of:=MATCH([.AB2];intake_column_title;0)" office:value-type="float" office:value="29" calcext:value-type="float">
            <text:p>29</text:p>
          </table:table-cell>
          <table:table-cell table:style-name="ce1" table:formula="of:=MATCH([.AC2];intake_column_title;0)" office:value-type="float" office:value="30" calcext:value-type="float">
            <text:p>30</text:p>
          </table:table-cell>
          <table:table-cell table:style-name="ce1" table:formula="of:=MATCH([.AD2];intake_column_title;0)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intake_column_title</text:p>
          </table:table-cell>
          <table:table-cell table:style-name="ce1" table:number-columns-repeated="234"/>
          <table:table-cell table:number-columns-repeated="2"/>
        </table:table-row>
        <table:table-row table:style-name="ro2">
          <table:table-cell table:style-name="ce42" table:content-validation-name="val19" office:value-type="string" calcext:value-type="string">
            <text:p>week_id</text:p>
          </table:table-cell>
          <table:table-cell table:style-name="ce1"/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workout_calories_kj</text:p>
          </table:table-cell>
          <table:table-cell table:style-name="ce42" table:content-validation-name="val19" office:value-type="string" calcext:value-type="string">
            <text:p>body_bmr</text:p>
          </table:table-cell>
          <table:table-cell table:style-name="ce8"/>
          <table:table-cell table:style-name="ce3" table:content-validation-name="val18" office:value-type="string" calcext:value-type="string">
            <text:p>body_weight_lbs</text:p>
          </table:table-cell>
          <table:table-cell table:style-name="ce1"/>
          <table:table-cell table:style-name="ce3" table:content-validation-name="val18" office:value-type="string" calcext:value-type="string">
            <text:p>body_fat_%</text:p>
          </table:table-cell>
          <table:table-cell table:style-name="ce3" table:content-validation-name="val18" office:value-type="string" calcext:value-type="string">
            <text:p>body_water_%</text:p>
          </table:table-cell>
          <table:table-cell table:style-name="ce3" table:content-validation-name="val18" office:value-type="string" calcext:value-type="string">
            <text:p>nutrition_calories_kj</text:p>
          </table:table-cell>
          <table:table-cell table:style-name="ce3" table:content-validation-name="val18" office:value-type="string" calcext:value-type="string">
            <text:p>nutrition_fat_g_total</text:p>
          </table:table-cell>
          <table:table-cell table:style-name="ce3" table:content-validation-name="val18" office:value-type="string" calcext:value-type="string">
            <text:p>nutrition_carb_g_fibre</text:p>
          </table:table-cell>
          <table:table-cell table:style-name="ce3" table:content-validation-name="val18" office:value-type="string" calcext:value-type="string">
            <text:p>nutrition_carb_g_not_fibre</text:p>
          </table:table-cell>
          <table:table-cell table:style-name="ce3" table:content-validation-name="val18" office:value-type="string" calcext:value-type="string">
            <text:p>nutrition_protein_g</text:p>
          </table:table-cell>
          <table:table-cell table:style-name="ce3" table:content-validation-name="val18" office:value-type="string" calcext:value-type="string">
            <text:p>nutrition_total_g</text:p>
          </table:table-cell>
          <table:table-cell table:style-name="ce28" table:content-validation-name="val7" office:value-type="string" calcext:value-type="string">
            <text:p>nutrition_compensated_fat_g_total</text:p>
          </table:table-cell>
          <table:table-cell table:style-name="ce28" table:content-validation-name="val7" office:value-type="string" calcext:value-type="string">
            <text:p>nutrition_compensated_carb_g_fibre</text:p>
          </table:table-cell>
          <table:table-cell table:style-name="ce28" table:content-validation-name="val7" office:value-type="string" calcext:value-type="string">
            <text:p>nutrition_compensated_carb_g_not_fibre</text:p>
          </table:table-cell>
          <table:table-cell table:style-name="ce28" table:content-validation-name="val7" office:value-type="string" calcext:value-type="string">
            <text:p>nutrition_compensated_protein_g</text:p>
          </table:table-cell>
          <table:table-cell table:style-name="ce28" table:content-validation-name="val7" office:value-type="string" calcext:value-type="string">
            <text:p>nutrition_compensated_total_g</text:p>
          </table:table-cell>
          <table:table-cell table:style-name="ce1"/>
          <table:table-cell table:style-name="ce28" table:content-validation-name="val7" office:value-type="string" calcext:value-type="string">
            <text:p>nutrition_adjusted_fat_g_total</text:p>
          </table:table-cell>
          <table:table-cell table:style-name="ce28" table:content-validation-name="val7" office:value-type="string" calcext:value-type="string">
            <text:p>nutrition_adjusted_carb_g_fibre</text:p>
          </table:table-cell>
          <table:table-cell table:style-name="ce28" table:content-validation-name="val7" office:value-type="string" calcext:value-type="string">
            <text:p>nutrition_adjusted_carb_g_not_fibre</text:p>
          </table:table-cell>
          <table:table-cell table:style-name="ce28" table:content-validation-name="val7" office:value-type="string" calcext:value-type="string">
            <text:p>nutrition_adjusted_protein_g</text:p>
          </table:table-cell>
          <table:table-cell table:style-name="ce28" table:content-validation-name="val7" office:value-type="string" calcext:value-type="string">
            <text:p>nutrition_adjusted_fat_%</text:p>
          </table:table-cell>
          <table:table-cell table:style-name="ce28" table:content-validation-name="val7" office:value-type="string" calcext:value-type="string">
            <text:p>nutrition_adjusted_carb_fibre_%</text:p>
          </table:table-cell>
          <table:table-cell table:style-name="ce28" table:content-validation-name="val7" office:value-type="string" calcext:value-type="string">
            <text:p>nutrition_adjusted_carb_nonfibre_%</text:p>
          </table:table-cell>
          <table:table-cell table:style-name="ce28" table:content-validation-name="val7" office:value-type="string" calcext:value-type="string">
            <text:p>nutrition_adjusted_protein_%</text:p>
          </table:table-cell>
          <table:table-cell table:style-name="ce1" table:number-columns-repeated="236"/>
          <table:table-cell table:number-columns-repeated="2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" table:number-columns-repeated="21"/>
          <table:table-cell table:style-name="ce1" office:value-type="string" calcext:value-type="string">
            <text:p>daily_summary_column_title</text:p>
          </table:table-cell>
          <table:table-cell table:style-name="ce1" table:number-columns-repeated="234"/>
          <table:table-cell table:number-columns-repeated="2"/>
        </table:table-row>
        <table:table-row table:style-name="ro1">
          <table:table-cell table:style-name="ce1" table:formula="of:=MATCH([.A2];daily_summary_column_title;0)" office:value-type="float" office:value="1" calcext:value-type="float">
            <text:p>1</text:p>
          </table:table-cell>
          <table:table-cell table:style-name="ce1"/>
          <table:table-cell table:style-name="ce1" table:formula="of:=MATCH([.C2];daily_summary_column_title;0)" office:value-type="float" office:value="3" calcext:value-type="float">
            <text:p>3</text:p>
          </table:table-cell>
          <table:table-cell table:style-name="ce1" table:formula="of:=MATCH([.D2];daily_summary_column_title;0)" office:value-type="float" office:value="4" calcext:value-type="float">
            <text:p>4</text:p>
          </table:table-cell>
          <table:table-cell table:style-name="ce1" table:number-columns-repeated="4"/>
          <table:table-cell/>
          <table:table-cell table:style-name="ce8"/>
          <table:table-cell table:style-name="ce1" table:formula="of:=MATCH([.K2];daily_summary_column_title;0)" office:value-type="float" office:value="3" calcext:value-type="float">
            <text:p>3</text:p>
          </table:table-cell>
          <table:table-cell table:style-name="ce1" table:formula="of:=MATCH([.L2];daily_summary_column_title;0)" office:value-type="float" office:value="12" calcext:value-type="float">
            <text:p>12</text:p>
          </table:table-cell>
          <table:table-cell table:style-name="ce1" table:formula="of:=MATCH([.M2];daily_summary_column_title;0)" office:value-type="float" office:value="13" calcext:value-type="float">
            <text:p>13</text:p>
          </table:table-cell>
          <table:table-cell table:style-name="ce1" table:formula="of:=MATCH([.N2];daily_summary_column_title;0)" office:value-type="float" office:value="14" calcext:value-type="float">
            <text:p>14</text:p>
          </table:table-cell>
          <table:table-cell table:style-name="ce1" table:formula="of:=MATCH([.O2];daily_summary_column_title;0)" office:value-type="float" office:value="15" calcext:value-type="float">
            <text:p>15</text:p>
          </table:table-cell>
          <table:table-cell table:style-name="ce1" table:formula="of:=MATCH([.P2];daily_summary_column_title;0)" office:value-type="float" office:value="16" calcext:value-type="float">
            <text:p>16</text:p>
          </table:table-cell>
          <table:table-cell table:style-name="ce1" table:formula="of:=MATCH([.Q2];daily_summary_column_title;0)" office:value-type="float" office:value="17" calcext:value-type="float">
            <text:p>17</text:p>
          </table:table-cell>
          <table:table-cell table:style-name="ce1" table:formula="of:=MATCH([.R2];daily_summary_column_title;0)" office:value-type="float" office:value="18" calcext:value-type="float">
            <text:p>18</text:p>
          </table:table-cell>
          <table:table-cell table:style-name="ce1" table:formula="of:=MATCH([.S2];daily_summary_column_title;0)" office:value-type="float" office:value="19" calcext:value-type="float">
            <text:p>19</text:p>
          </table:table-cell>
          <table:table-cell table:style-name="ce1" table:formula="of:=MATCH([.T2];daily_summary_column_title;0)" office:value-type="float" office:value="20" calcext:value-type="float">
            <text:p>20</text:p>
          </table:table-cell>
          <table:table-cell table:style-name="ce1" table:formula="of:=MATCH([.U2];daily_summary_column_title;0)" office:value-type="float" office:value="21" calcext:value-type="float">
            <text:p>21</text:p>
          </table:table-cell>
          <table:table-cell table:style-name="ce1" table:formula="of:=MATCH([.V2];daily_summary_column_title;0)" office:value-type="string" office:string-value="" calcext:value-type="error">
            <text:p>#N/A</text:p>
          </table:table-cell>
          <table:table-cell table:style-name="ce1" table:formula="of:=MATCH([.W2];daily_summary_column_title;0)" office:value-type="float" office:value="23" calcext:value-type="float">
            <text:p>23</text:p>
          </table:table-cell>
          <table:table-cell table:style-name="ce1" table:formula="of:=MATCH([.X2];daily_summary_column_title;0)" office:value-type="float" office:value="24" calcext:value-type="float">
            <text:p>24</text:p>
          </table:table-cell>
          <table:table-cell table:style-name="ce1" table:formula="of:=MATCH([.Y2];daily_summary_column_title;0)" office:value-type="float" office:value="25" calcext:value-type="float">
            <text:p>25</text:p>
          </table:table-cell>
          <table:table-cell table:style-name="ce1" table:formula="of:=MATCH([.Z2];daily_summary_column_title;0)" office:value-type="float" office:value="26" calcext:value-type="float">
            <text:p>26</text:p>
          </table:table-cell>
          <table:table-cell table:style-name="ce1" table:formula="of:=MATCH([.AA2];daily_summary_column_title;0)" office:value-type="float" office:value="27" calcext:value-type="float">
            <text:p>27</text:p>
          </table:table-cell>
          <table:table-cell table:style-name="ce1" table:formula="of:=MATCH([.AB2];daily_summary_column_title;0)" office:value-type="float" office:value="28" calcext:value-type="float">
            <text:p>28</text:p>
          </table:table-cell>
          <table:table-cell table:style-name="ce1" table:formula="of:=MATCH([.AC2];daily_summary_column_title;0)" office:value-type="float" office:value="29" calcext:value-type="float">
            <text:p>29</text:p>
          </table:table-cell>
          <table:table-cell table:style-name="ce1" table:formula="of:=MATCH([.AD2];daily_summary_column_title;0)" office:value-type="float" office:value="30" calcext:value-type="float">
            <text:p>30</text:p>
          </table:table-cell>
          <table:table-cell table:style-name="ce1" table:number-columns-repeated="236"/>
          <table:table-cell table:number-columns-repeated="2"/>
        </table:table-row>
        <table:table-row table:style-name="ro1">
          <table:table-cell/>
          <table:table-cell table:style-name="ce8"/>
          <table:table-cell table:style-name="ce1" table:number-columns-repeated="8"/>
          <table:table-cell table:style-name="ce8"/>
          <table:table-cell table:number-columns-repeated="5" table:style-name="ce8" office:value-type="string" calcext:value-type="string">
            <text:p>raw</text:p>
          </table:table-cell>
          <table:table-cell table:number-columns-repeated="5" table:style-name="ce8" office:value-type="string" calcext:value-type="string">
            <text:p>comp</text:p>
          </table:table-cell>
          <table:table-cell table:style-name="ce8"/>
          <table:table-cell table:number-columns-repeated="8" table:style-name="ce8" office:value-type="string" calcext:value-type="string">
            <text:p>adj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kj</text:p>
          </table:table-cell>
          <table:table-cell table:style-name="ce1" table:number-columns-repeated="7"/>
          <table:table-cell table:style-name="ce8" office:value-type="string" calcext:value-type="string">
            <text:p>kj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style-name="ce8"/>
          <table:table-cell table:number-columns-repeated="2" table:style-name="ce8" office:value-type="string" calcext:value-type="string">
            <text:p>g</text:p>
          </table:table-cell>
          <table:table-cell table:style-name="ce8"/>
          <table:table-cell table:number-columns-repeated="4" table:style-name="ce8" office:value-type="string" calcext:value-type="string">
            <text:p>g</text:p>
          </table:table-cell>
          <table:table-cell table:number-columns-repeated="4" table:style-name="ce8" office:value-type="string" calcext:value-type="string">
            <text:p>%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nutrition</text:p>
          </table:table-cell>
          <table:table-cell table:style-name="ce1" table:number-columns-repeated="7"/>
          <table:table-cell table:number-columns-repeated="11" table:style-name="ce8" office:value-type="string" calcext:value-type="string">
            <text:p>nutrition</text:p>
          </table:table-cell>
          <table:table-cell table:style-name="ce8"/>
          <table:table-cell table:number-columns-repeated="8" table:style-name="ce8" office:value-type="string" calcext:value-type="string">
            <text:p>nutritio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8" office:value-type="string" calcext:value-type="string">
            <text:p>Date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Exercise</text:p>
          </table:table-cell>
          <table:table-cell table:style-name="ce5" office:value-type="string" calcext:value-type="string">
            <text:p>BMR</text:p>
          </table:table-cell>
          <table:table-cell table:style-name="ce5" office:value-type="string" calcext:value-type="string">
            <text:p>Defici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Weight Loss</text:p>
          </table:table-cell>
          <table:table-cell table:style-name="ce5" office:value-type="string" calcext:value-type="string">
            <text:p>Body Fat</text:p>
          </table:table-cell>
          <table:table-cell table:style-name="ce5" office:value-type="string" calcext:value-type="string">
            <text:p>Body Water</text:p>
          </table:table-cell>
          <table:table-cell table:style-name="ce5" office:value-type="string" calcext:value-type="string">
            <text:p>calories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djustment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5" office:value-type="string" calcext:value-type="string">
            <text:p>fat</text:p>
          </table:table-cell>
          <table:table-cell table:style-name="ce5" office:value-type="string" calcext:value-type="string">
            <text:p>fibre</text:p>
          </table:table-cell>
          <table:table-cell table:style-name="ce5" office:value-type="string" calcext:value-type="string">
            <text:p>carb_nf</text:p>
          </table:table-cell>
          <table:table-cell table:style-name="ce5" office:value-type="string" calcext:value-type="string">
            <text:p>protein</text:p>
          </table:table-cell>
          <table:table-cell table:style-name="ce1" table:number-columns-repeated="238"/>
        </table:table-row>
        <table:table-row table:style-name="ro1">
          <table:table-cell/>
          <table:table-cell table:style-name="ce8"/>
          <table:table-cell table:style-name="ce5" table:number-columns-repeated="28"/>
          <table:table-cell table:style-name="ce1" table:number-columns-repeated="2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INDEX(daily_summary_table;0;[.C$4]);INDEX(daily_summary_table;0;[.$A$4]);[.$A10])/7" office:value-type="float" office:value="2995.41428571429" calcext:value-type="float">
            <text:p>2995</text:p>
          </table:table-cell>
          <table:table-cell table:style-name="ce21" table:formula="of:=SUMIFS(INDEX(daily_summary_table;0;[.D$4]);INDEX(daily_summary_table;0;[.$A$4]);[.$A10])/7" office:value-type="float" office:value="-760.142857142857" calcext:value-type="float">
            <text:p>-760</text:p>
          </table:table-cell>
          <table:table-cell table:style-name="ce8" table:number-columns-repeated="4"/>
          <table:table-cell table:style-name="ce20" table:number-columns-repeated="2"/>
          <table:table-cell table:style-name="ce21" table:formula="of:=SUMIFS(INDEX(daily_summary_table;0;[.K$4]);INDEX(daily_summary_table;0;[.$A$4]);[.$A10])/7" office:value-type="float" office:value="2995.41428571429" calcext:value-type="float">
            <text:p>2995</text:p>
          </table:table-cell>
          <table:table-cell table:style-name="ce21" table:formula="of:=SUMIFS(INDEX(daily_summary_table;0;[.L$4]);INDEX(daily_summary_table;0;[.$A$4]);[.$A10])/7" office:value-type="float" office:value="109.239714285714" calcext:value-type="float">
            <text:p>109</text:p>
          </table:table-cell>
          <table:table-cell table:style-name="ce21" table:formula="of:=SUMIFS(INDEX(daily_summary_table;0;[.M$4]);INDEX(daily_summary_table;0;[.$A$4]);[.$A10])/7" office:value-type="float" office:value="46.0457142857143" calcext:value-type="float">
            <text:p>46</text:p>
          </table:table-cell>
          <table:table-cell table:style-name="ce21" table:formula="of:=SUMIFS(INDEX(daily_summary_table;0;[.N$4]);INDEX(daily_summary_table;0;[.$A$4]);[.$A10])/7" office:value-type="float" office:value="222.587142857143" calcext:value-type="float">
            <text:p>223</text:p>
          </table:table-cell>
          <table:table-cell table:style-name="ce21" table:formula="of:=SUMIFS(INDEX(daily_summary_table;0;[.O$4]);INDEX(daily_summary_table;0;[.$A$4]);[.$A10])/7" office:value-type="float" office:value="123.706428571429" calcext:value-type="float">
            <text:p>124</text:p>
          </table:table-cell>
          <table:table-cell table:style-name="ce21" table:formula="of:=SUMIFS(INDEX(daily_summary_table;0;[.P$4]);INDEX(daily_summary_table;0;[.$A$4]);[.$A10])/7" office:value-type="float" office:value="501.579" calcext:value-type="float">
            <text:p>502</text:p>
          </table:table-cell>
          <table:table-cell table:style-name="ce21" table:formula="of:=SUMIFS(INDEX(daily_summary_table;0;[.Q$4]);INDEX(daily_summary_table;0;[.$A$4]);[.$A10])/7" office:value-type="float" office:value="983.157428571429" calcext:value-type="float">
            <text:p>983</text:p>
          </table:table-cell>
          <table:table-cell table:style-name="ce21" table:formula="of:=SUMIFS(INDEX(daily_summary_table;0;[.R$4]);INDEX(daily_summary_table;0;[.$A$4]);[.$A10])/7" office:value-type="float" office:value="184.182857142857" calcext:value-type="float">
            <text:p>184</text:p>
          </table:table-cell>
          <table:table-cell table:style-name="ce21" table:formula="of:=SUMIFS(INDEX(daily_summary_table;0;[.S$4]);INDEX(daily_summary_table;0;[.$A$4]);[.$A10])/7" office:value-type="float" office:value="890.348571428572" calcext:value-type="float">
            <text:p>890</text:p>
          </table:table-cell>
          <table:table-cell table:style-name="ce21" table:formula="of:=SUMIFS(INDEX(daily_summary_table;0;[.T$4]);INDEX(daily_summary_table;0;[.$A$4]);[.$A10])/7" office:value-type="float" office:value="494.825714285714" calcext:value-type="float">
            <text:p>495</text:p>
          </table:table-cell>
          <table:table-cell table:style-name="ce21" table:formula="of:=SUMIFS(INDEX(daily_summary_table;0;[.U$4]);INDEX(daily_summary_table;0;[.$A$4]);[.$A10])/7" office:value-type="float" office:value="2552.51457142857" calcext:value-type="float">
            <text:p>2553</text:p>
          </table:table-cell>
          <table:table-cell table:style-name="ce25"/>
          <table:table-cell table:style-name="ce21" table:formula="of:=SUMIFS(INDEX(daily_summary_table;0;[.W$4]);INDEX(daily_summary_table;0;[.$A$4]);[.$A10])/7" office:value-type="float" office:value="1108.74986691477" calcext:value-type="float">
            <text:p>1109</text:p>
          </table:table-cell>
          <table:table-cell table:style-name="ce21" table:formula="of:=SUMIFS(INDEX(daily_summary_table;0;[.X$4]);INDEX(daily_summary_table;0;[.$A$4]);[.$A10])/7" office:value-type="float" office:value="203.209076873958" calcext:value-type="float">
            <text:p>203</text:p>
          </table:table-cell>
          <table:table-cell table:style-name="ce21" table:formula="of:=SUMIFS(INDEX(daily_summary_table;0;[.Y$4]);INDEX(daily_summary_table;0;[.$A$4]);[.$A10])/7" office:value-type="float" office:value="977.228784261013" calcext:value-type="float">
            <text:p>977</text:p>
          </table:table-cell>
          <table:table-cell table:style-name="ce21" table:formula="of:=SUMIFS(INDEX(daily_summary_table;0;[.Z$4]);INDEX(daily_summary_table;0;[.$A$4]);[.$A10])/7" office:value-type="float" office:value="561.295639825463" calcext:value-type="float">
            <text:p>561</text:p>
          </table:table-cell>
          <table:table-cell table:style-name="ce25" table:formula="of:=[.W10]/[.$C10]" office:value-type="percentage" office:value="0.370149088292264" calcext:value-type="percentage">
            <text:p>37%</text:p>
          </table:table-cell>
          <table:table-cell table:style-name="ce25" table:formula="of:=[.X10]/[.$C10]" office:value-type="percentage" office:value="0.0678400573313354" calcext:value-type="percentage">
            <text:p>7%</text:p>
          </table:table-cell>
          <table:table-cell table:style-name="ce25" table:formula="of:=[.Y10]/[.$C10]" office:value-type="percentage" office:value="0.32624161169345" calcext:value-type="percentage">
            <text:p>33%</text:p>
          </table:table-cell>
          <table:table-cell table:style-name="ce25" table:formula="of:=[.Z10]/[.$C10]" office:value-type="percentage" office:value="0.187384977931898" calcext:value-type="percentage">
            <text:p>19%</text:p>
          </table:table-cell>
          <table:table-cell table:style-name="ce1" table:number-columns-repeated="23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date" office:date-value="2016-05-07" calcext:value-type="date">
            <text:p>05/07/16</text:p>
          </table:table-cell>
          <table:table-cell table:style-name="ce21" table:formula="of:=SUMIFS(INDEX(daily_summary_table;0;[.C$4]);INDEX(daily_summary_table;0;[.$A$4]);[.$A11])/7" office:value-type="float" office:value="3388.89795918367" calcext:value-type="float">
            <text:p>3389</text:p>
          </table:table-cell>
          <table:table-cell table:style-name="ce21" table:formula="of:=SUMIFS(INDEX(daily_summary_table;0;[.D$4]);INDEX(daily_summary_table;0;[.$A$4]);[.$A11])/7" office:value-type="float" office:value="-1046.42857142857" calcext:value-type="float">
            <text:p>-1046</text:p>
          </table:table-cell>
          <table:table-cell table:style-name="ce8" table:number-columns-repeated="4"/>
          <table:table-cell table:style-name="ce20" table:number-columns-repeated="2"/>
          <table:table-cell table:style-name="ce21" table:formula="of:=SUMIFS(INDEX(daily_summary_table;0;[.K$4]);INDEX(daily_summary_table;0;[.$A$4]);[.$A11])/7" office:value-type="float" office:value="3388.89795918367" calcext:value-type="float">
            <text:p>3389</text:p>
          </table:table-cell>
          <table:table-cell table:style-name="ce21" table:formula="of:=SUMIFS(INDEX(daily_summary_table;0;[.L$4]);INDEX(daily_summary_table;0;[.$A$4]);[.$A11])/7" office:value-type="float" office:value="154.26843877551" calcext:value-type="float">
            <text:p>154</text:p>
          </table:table-cell>
          <table:table-cell table:style-name="ce21" table:formula="of:=SUMIFS(INDEX(daily_summary_table;0;[.M$4]);INDEX(daily_summary_table;0;[.$A$4]);[.$A11])/7" office:value-type="float" office:value="69.7459183673469" calcext:value-type="float">
            <text:p>70</text:p>
          </table:table-cell>
          <table:table-cell table:style-name="ce21" table:formula="of:=SUMIFS(INDEX(daily_summary_table;0;[.N$4]);INDEX(daily_summary_table;0;[.$A$4]);[.$A11])/7" office:value-type="float" office:value="278.481357142857" calcext:value-type="float">
            <text:p>278</text:p>
          </table:table-cell>
          <table:table-cell table:style-name="ce21" table:formula="of:=SUMIFS(INDEX(daily_summary_table;0;[.O$4]);INDEX(daily_summary_table;0;[.$A$4]);[.$A11])/7" office:value-type="float" office:value="164.135612244898" calcext:value-type="float">
            <text:p>164</text:p>
          </table:table-cell>
          <table:table-cell table:style-name="ce21" table:formula="of:=SUMIFS(INDEX(daily_summary_table;0;[.P$4]);INDEX(daily_summary_table;0;[.$A$4]);[.$A11])/7" office:value-type="float" office:value="666.631326530612" calcext:value-type="float">
            <text:p>667</text:p>
          </table:table-cell>
          <table:table-cell table:style-name="ce21" table:formula="of:=SUMIFS(INDEX(daily_summary_table;0;[.Q$4]);INDEX(daily_summary_table;0;[.$A$4]);[.$A11])/7" office:value-type="float" office:value="1388.41594897959" calcext:value-type="float">
            <text:p>1388</text:p>
          </table:table-cell>
          <table:table-cell table:style-name="ce21" table:formula="of:=SUMIFS(INDEX(daily_summary_table;0;[.R$4]);INDEX(daily_summary_table;0;[.$A$4]);[.$A11])/7" office:value-type="float" office:value="278.983673469388" calcext:value-type="float">
            <text:p>279</text:p>
          </table:table-cell>
          <table:table-cell table:style-name="ce21" table:formula="of:=SUMIFS(INDEX(daily_summary_table;0;[.S$4]);INDEX(daily_summary_table;0;[.$A$4]);[.$A11])/7" office:value-type="float" office:value="1113.92542857143" calcext:value-type="float">
            <text:p>1114</text:p>
          </table:table-cell>
          <table:table-cell table:style-name="ce21" table:formula="of:=SUMIFS(INDEX(daily_summary_table;0;[.T$4]);INDEX(daily_summary_table;0;[.$A$4]);[.$A11])/7" office:value-type="float" office:value="656.542448979592" calcext:value-type="float">
            <text:p>657</text:p>
          </table:table-cell>
          <table:table-cell table:style-name="ce21" table:formula="of:=SUMIFS(INDEX(daily_summary_table;0;[.U$4]);INDEX(daily_summary_table;0;[.$A$4]);[.$A11])/7" office:value-type="float" office:value="3437.8675" calcext:value-type="float">
            <text:p>3438</text:p>
          </table:table-cell>
          <table:table-cell table:style-name="ce25"/>
          <table:table-cell table:style-name="ce21" table:formula="of:=SUMIFS(INDEX(daily_summary_table;0;[.W$4]);INDEX(daily_summary_table;0;[.$A$4]);[.$A11])/7" office:value-type="float" office:value="1365.50055982734" calcext:value-type="float">
            <text:p>1366</text:p>
          </table:table-cell>
          <table:table-cell table:style-name="ce21" table:formula="of:=SUMIFS(INDEX(daily_summary_table;0;[.X$4]);INDEX(daily_summary_table;0;[.$A$4]);[.$A11])/7" office:value-type="float" office:value="269.926482701974" calcext:value-type="float">
            <text:p>270</text:p>
          </table:table-cell>
          <table:table-cell table:style-name="ce21" table:formula="of:=SUMIFS(INDEX(daily_summary_table;0;[.Y$4]);INDEX(daily_summary_table;0;[.$A$4]);[.$A11])/7" office:value-type="float" office:value="1095.15814490735" calcext:value-type="float">
            <text:p>1095</text:p>
          </table:table-cell>
          <table:table-cell table:style-name="ce21" table:formula="of:=SUMIFS(INDEX(daily_summary_table;0;[.Z$4]);INDEX(daily_summary_table;0;[.$A$4]);[.$A11])/7" office:value-type="float" office:value="650.405088486458" calcext:value-type="float">
            <text:p>650</text:p>
          </table:table-cell>
          <table:table-cell table:style-name="ce25" table:formula="of:=[.W11]/[.$C11]" office:value-type="percentage" office:value="0.402933512980799" calcext:value-type="percentage">
            <text:p>40%</text:p>
          </table:table-cell>
          <table:table-cell table:style-name="ce25" table:formula="of:=[.X11]/[.$C11]" office:value-type="percentage" office:value="0.0796502243363488" calcext:value-type="percentage">
            <text:p>8%</text:p>
          </table:table-cell>
          <table:table-cell table:style-name="ce25" table:formula="of:=[.Y11]/[.$C11]" office:value-type="percentage" office:value="0.323160554875825" calcext:value-type="percentage">
            <text:p>32%</text:p>
          </table:table-cell>
          <table:table-cell table:style-name="ce25" table:formula="of:=[.Z11]/[.$C11]" office:value-type="percentage" office:value="0.191922299319726" calcext:value-type="percentage">
            <text:p>19%</text:p>
          </table:table-cell>
          <table:table-cell table:style-name="ce1" table:number-columns-repeated="238"/>
        </table:table-row>
        <table:table-row table:style-name="ro1" table:number-rows-repeated="7">
          <table:table-cell table:number-columns-repeated="268"/>
        </table:table-row>
        <table:table-row table:style-name="ro1">
          <table:table-cell table:style-name="ce45"/>
          <table:table-cell table:style-name="ce47" table:formula="of:=SUM(['weekly summary'.B11:.N16])" office:value-type="float" office:value="48730.8630612245" calcext:value-type="float">
            <text:p>48731</text:p>
          </table:table-cell>
          <table:table-cell table:style-name="ce47" table:formula="of:=SUM(['weekly summary'.C11:.C15])" office:value-type="float" office:value="3388.89795918367" calcext:value-type="float">
            <text:p>3389</text:p>
          </table:table-cell>
          <table:table-cell table:style-name="ce47" table:number-columns-repeated="10"/>
          <table:table-cell table:style-name="ce47" table:formula="of:=SUM(['weekly summary'.N11:.N15])" office:value-type="float" office:value="278.481357142857" calcext:value-type="float">
            <text:p>278</text:p>
          </table:table-cell>
          <table:table-cell table:style-name="ce47" table:formula="of:=SUM(['weekly summary'.O11:.O15])" office:value-type="float" office:value="164.135612244898" calcext:value-type="float">
            <text:p>164</text:p>
          </table:table-cell>
          <table:table-cell table:style-name="ce47" table:formula="of:=SUM(['weekly summary'.P11:.P15])" office:value-type="float" office:value="666.631326530612" calcext:value-type="float">
            <text:p>667</text:p>
          </table:table-cell>
          <table:table-cell table:style-name="ce47" table:formula="of:=SUM(['weekly summary'.C19:.P19])" office:value-type="float" office:value="4498.14625510204" calcext:value-type="float">
            <text:p>4498</text:p>
          </table:table-cell>
          <table:table-cell table:style-name="ce48" table:formula="of:=['weekly summary'.C19]/['weekly summary'.$Q19]" office:value-type="percentage" office:value="0.75339879296717" calcext:value-type="percentage">
            <text:p>75%</text:p>
          </table:table-cell>
          <table:table-cell table:style-name="ce48" table:formula="of:=['weekly summary'.N19]/['weekly summary'.$Q19]" office:value-type="percentage" office:value="0.0619102495449072" calcext:value-type="percentage">
            <text:p>6%</text:p>
          </table:table-cell>
          <table:table-cell table:style-name="ce48" table:formula="of:=['weekly summary'.O19]/['weekly summary'.$Q19]" office:value-type="percentage" office:value="0.0364896121505001" calcext:value-type="percentage">
            <text:p>4%</text:p>
          </table:table-cell>
          <table:table-cell table:style-name="ce48" table:formula="of:=['weekly summary'.P19]/['weekly summary'.$Q19]" office:value-type="percentage" office:value="0.148201345337423" calcext:value-type="percentage">
            <text:p>15%</text:p>
          </table:table-cell>
          <table:table-cell table:style-name="ce1" table:number-columns-repeated="3"/>
          <table:table-cell table:number-columns-repeated="244"/>
        </table:table-row>
        <table:table-row table:style-name="ro1">
          <table:table-cell table:style-name="ce1" table:number-columns-repeated="24"/>
          <table:table-cell table:number-columns-repeated="244"/>
        </table:table-row>
        <table:table-row table:style-name="ro1" table:number-rows-repeated="1048555">
          <table:table-cell table:number-columns-repeated="268"/>
        </table:table-row>
        <table:table-row table:style-name="ro1">
          <table:table-cell table:number-columns-repeated="268"/>
        </table:table-row>
      </table:table>
      <table:table table:name="data_types" table:style-name="ta5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6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49" table:default-cell-style-name="ce1"/>
        <table:table-row table:style-name="ro1">
          <table:table-cell table:number-columns-repeated="5"/>
          <table:table-cell table:style-name="ce42" table:content-validation-name="val19" office:value-type="string" calcext:value-type="string">
            <text:p>serving_weight_unit</text:p>
          </table:table-cell>
          <table:table-cell table:number-columns-repeated="2"/>
          <table:table-cell table:style-name="ce30" table:content-validation-name="val9" office:value-type="float" office:value="3" calcext:value-type="float">
            <text:p>3</text:p>
          </table:table-cell>
          <table:table-cell table:style-name="ce67" table:content-validation-name="val22" office:value-type="string" calcext:value-type="string">
            <text:p>carrots</text:p>
          </table:table-cell>
          <table:table-cell table:style-name="ce68" table:content-validation-name="val23" office:value-type="string" calcext:value-type="string">
            <text:p>spread</text:p>
          </table:table-cell>
          <table:table-cell table:style-name="ce69" table:content-validation-name="val24"/>
          <table:table-cell table:style-name="ce70" table:content-validation-name="val25"/>
          <table:table-cell table:style-name="ce71" table:content-validation-name="val26"/>
          <table:table-cell table:style-name="ce72" table:content-validation-name="val13"/>
          <table:table-cell table:style-name="ce73" table:content-validation-name="val27"/>
          <table:table-cell table:style-name="ce74" table:content-validation-name="val28"/>
          <table:table-cell table:style-name="ce75" table:content-validation-name="val29"/>
          <table:table-cell table:style-name="ce61" table:content-validation-name="val30"/>
          <table:table-cell table:style-name="ce76" table:content-validation-name="val31"/>
          <table:table-cell table:number-columns-repeated="239"/>
        </table:table-row>
        <table:table-row table:style-name="ro1">
          <table:table-cell office:value-type="string" calcext:value-type="string">
            <text:p>quick_cod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uper_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ub_tag</text:p>
          </table:table-cell>
          <table:table-cell table:style-name="ce49"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ula</text:p>
          </table:table-cell>
          <table:table-cell table:style-name="ce50" table:content-validation-name="val21" office:value-type="string" calcext:value-type="string">
            <text:p>food_id</text:p>
          </table:table-cell>
          <table:table-cell table:style-name="ce51" table:content-validation-name="val21" office:value-type="string" calcext:value-type="string">
            <text:p>food_name</text:p>
          </table:table-cell>
          <table:table-cell table:style-name="ce53" table:content-validation-name="val21" office:value-type="string" calcext:value-type="string">
            <text:p>food_type</text:p>
          </table:table-cell>
          <table:table-cell table:style-name="ce55" table:content-validation-name="val21" office:value-type="string" calcext:value-type="string">
            <text:p>weight_units</text:p>
          </table:table-cell>
          <table:table-cell table:style-name="ce56" table:content-validation-name="val21" office:value-type="string" calcext:value-type="string">
            <text:p>volume_units</text:p>
          </table:table-cell>
          <table:table-cell table:style-name="ce57" office:value-type="string" calcext:value-type="string">
            <text:p>qty_units</text:p>
          </table:table-cell>
          <table:table-cell table:style-name="ce54" office:value-type="string" calcext:value-type="string">
            <text:p>integer</text:p>
          </table:table-cell>
          <table:table-cell table:style-name="ce58" office:value-type="string" calcext:value-type="string">
            <text:p>date</text:p>
          </table:table-cell>
          <table:table-cell table:style-name="ce59" office:value-type="string" calcext:value-type="string">
            <text:p>currency</text:p>
          </table:table-cell>
          <table:table-cell table:style-name="ce52" office:value-type="string" calcext:value-type="string">
            <text:p>text</text:p>
          </table:table-cell>
          <table:table-cell table:style-name="ce61" office:value-type="string" calcext:value-type="string">
            <text:p>percent</text:p>
          </table:table-cell>
          <table:table-cell table:style-name="ce64" office:value-type="string" calcext:value-type="string">
            <text:p>meal_type</text:p>
          </table:table-cell>
          <table:table-cell table:style-name="ce77" office:value-type="string" calcext:value-type="string">
            <text:p>time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3]&amp;&quot;_&quot;&amp;[.D3]" office:value-type="string" office:string-value="food_id" calcext:value-type="string">
            <text:p>food_id</text:p>
          </table:table-cell>
          <table:table-cell table:style-name="ce50" office:value-type="string" calcext:value-type="string">
            <text:p>food_id</text:p>
          </table:table-cell>
          <table:table-cell/>
          <table:table-cell table:content-validation-name="val17" office:value-type="float" office:value="1" calcext:value-type="float">
            <text:p>1</text:p>
          </table:table-cell>
          <table:table-cell table:style-name="ce29" table:content-validation-name="val17" office:value-type="string" calcext:value-type="string">
            <text:p>spinach</text:p>
          </table:table-cell>
          <table:table-cell table:style-name="ce29" table:content-validation-name="val17" office:value-type="string" calcext:value-type="string">
            <text:p>leafy green</text:p>
          </table:table-cell>
          <table:table-cell table:style-name="ce29" table:content-validation-name="val17" office:value-type="string" calcext:value-type="string">
            <text:p>lb</text:p>
          </table:table-cell>
          <table:table-cell table:style-name="ce29" table:content-validation-name="val17" office:value-type="string" calcext:value-type="string">
            <text:p>cup</text:p>
          </table:table-cell>
          <table:table-cell office:value-type="string" calcext:value-type="string">
            <text:p>crown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]&amp;&quot;_&quot;&amp;[.D4]" office:value-type="string" office:string-value="food_name" calcext:value-type="string">
            <text:p>food_name</text:p>
          </table:table-cell>
          <table:table-cell table:style-name="ce51" office:value-type="string" calcext:value-type="string">
            <text:p>food_name</text:p>
          </table:table-cell>
          <table:table-cell/>
          <table:table-cell table:content-validation-name="val17" office:value-type="float" office:value="2" calcext:value-type="float">
            <text:p>2</text:p>
          </table:table-cell>
          <table:table-cell table:style-name="ce29" table:content-validation-name="val17" office:value-type="string" calcext:value-type="string">
            <text:p>granny smiths</text:p>
          </table:table-cell>
          <table:table-cell table:style-name="ce29" table:content-validation-name="val17" office:value-type="string" calcext:value-type="string">
            <text:p>fruit</text:p>
          </table:table-cell>
          <table:table-cell table:style-name="ce29" table:content-validation-name="val17" office:value-type="string" calcext:value-type="string">
            <text:p>oz</text:p>
          </table:table-cell>
          <table:table-cell table:style-name="ce29" table:content-validation-name="val17" office:value-type="string" calcext:value-type="string">
            <text:p>tbsp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table:formula="of:=[.B5]&amp;&quot;_&quot;&amp;[.D5]" office:value-type="string" office:string-value="food_description" calcext:value-type="string">
            <text:p>food_description</text:p>
          </table:table-cell>
          <table:table-cell table:style-name="ce52" office:value-type="string" calcext:value-type="string">
            <text:p>text</text:p>
          </table:table-cell>
          <table:table-cell/>
          <table:table-cell table:content-validation-name="val17" office:value-type="float" office:value="3" calcext:value-type="float">
            <text:p>3</text:p>
          </table:table-cell>
          <table:table-cell table:style-name="ce29" table:content-validation-name="val17" office:value-type="string" calcext:value-type="string">
            <text:p>chicken breast</text:p>
          </table:table-cell>
          <table:table-cell table:style-name="ce29" table:content-validation-name="val17" office:value-type="string" calcext:value-type="string">
            <text:p>poultry</text:p>
          </table:table-cell>
          <table:table-cell table:style-name="ce29" table:content-validation-name="val17" office:value-type="string" calcext:value-type="string">
            <text:p>g</text:p>
          </table:table-cell>
          <table:table-cell table:style-name="ce29" table:content-validation-name="val17" office:value-type="string" calcext:value-type="string">
            <text:p>tsp</text:p>
          </table:table-cell>
          <table:table-cell table:style-name="ce29" table:content-validation-name="val17" office:value-type="string" calcext:value-type="string">
            <text:p>bar</text:p>
          </table:table-cell>
          <table:table-cell table:number-columns-repeated="5"/>
          <table:table-cell office:value-type="string" calcext:value-type="string">
            <text:p>dinner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6]&amp;&quot;_&quot;&amp;[.D6]" office:value-type="string" office:string-value="food_type" calcext:value-type="string">
            <text:p>food_type</text:p>
          </table:table-cell>
          <table:table-cell table:style-name="ce53" office:value-type="string" calcext:value-type="string">
            <text:p>food_type</text:p>
          </table:table-cell>
          <table:table-cell/>
          <table:table-cell table:content-validation-name="val17" office:value-type="float" office:value="6" calcext:value-type="float">
            <text:p>6</text:p>
          </table:table-cell>
          <table:table-cell table:style-name="ce29" table:content-validation-name="val17" office:value-type="string" calcext:value-type="string">
            <text:p>tomatoes</text:p>
          </table:table-cell>
          <table:table-cell table:style-name="ce29" table:content-validation-name="val17" office:value-type="string" calcext:value-type="string">
            <text:p>salad</text:p>
          </table:table-cell>
          <table:table-cell table:number-columns-repeated="2" table:style-name="ce29" table:content-validation-name="val17" office:value-type="string" calcext:value-type="string">
            <text:p>n/a</text:p>
          </table:table-cell>
          <table:table-cell office:value-type="string" calcext:value-type="string">
            <text:p>egg</text:p>
          </table:table-cell>
          <table:table-cell table:number-columns-repeated="5"/>
          <table:table-cell office:value-type="string" calcext:value-type="string">
            <text:p>am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7]&amp;&quot;_&quot;&amp;[.D7]" office:value-type="string" office:string-value="purchase_weight" calcext:value-type="string">
            <text:p>purchase_weigh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7" calcext:value-type="float">
            <text:p>7</text:p>
          </table:table-cell>
          <table:table-cell table:style-name="ce29" table:content-validation-name="val17" office:value-type="string" calcext:value-type="string">
            <text:p>brocolli</text:p>
          </table:table-cell>
          <table:table-cell table:style-name="ce29" table:content-validation-name="val17" office:value-type="string" calcext:value-type="string">
            <text:p>dried fruit</text:p>
          </table:table-cell>
          <table:table-cell table:style-name="ce29" table:content-validation-name="val17" table:number-columns-repeated="2"/>
          <table:table-cell table:style-name="ce29" table:content-validation-name="val17"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pm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W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8]&amp;&quot;_&quot;&amp;[.D8]" office:value-type="string" office:string-value="purchase_weight_unit" calcext:value-type="string">
            <text:p>purchase_weight_unit</text:p>
          </table:table-cell>
          <table:table-cell table:style-name="ce55" office:value-type="string" calcext:value-type="string">
            <text:p>weight_units</text:p>
          </table:table-cell>
          <table:table-cell/>
          <table:table-cell table:content-validation-name="val17" office:value-type="float" office:value="8" calcext:value-type="float">
            <text:p>8</text:p>
          </table:table-cell>
          <table:table-cell table:style-name="ce29" table:content-validation-name="val17" office:value-type="string" calcext:value-type="string">
            <text:p>raisins</text:p>
          </table:table-cell>
          <table:table-cell table:style-name="ce29" table:content-validation-name="val17" office:value-type="string" calcext:value-type="string">
            <text:p>bread</text:p>
          </table:table-cell>
          <table:table-cell table:style-name="ce29" table:content-validation-name="val17" table:number-columns-repeated="2"/>
          <table:table-cell office:value-type="string" calcext:value-type="string">
            <text:p>slice</text:p>
          </table:table-cell>
          <table:table-cell table:number-columns-repeated="5"/>
          <table:table-cell office:value-type="string" calcext:value-type="string">
            <text:p>midnight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9]&amp;&quot;_&quot;&amp;[.D9]" office:value-type="string" office:string-value="purchase_volume" calcext:value-type="string">
            <text:p>purchase_volume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9" calcext:value-type="float">
            <text:p>9</text:p>
          </table:table-cell>
          <table:table-cell table:style-name="ce29" table:content-validation-name="val17" office:value-type="string" calcext:value-type="string">
            <text:p>Medjool dates</text:p>
          </table:table-cell>
          <table:table-cell table:style-name="ce29" table:content-validation-name="val17" office:value-type="string" calcext:value-type="string">
            <text:p>frozen veg</text:p>
          </table:table-cell>
          <table:table-cell table:style-name="ce29" table:content-validation-name="val17" table:number-columns-repeated="2"/>
          <table:table-cell office:value-type="string" calcext:value-type="string">
            <text:p>pieces</text:p>
          </table:table-cell>
          <table:table-cell table:number-columns-repeated="5"/>
          <table:table-cell office:value-type="string" calcext:value-type="string">
            <text:p>workout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V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10]&amp;&quot;_&quot;&amp;[.D10]" office:value-type="string" office:string-value="purchase_volume_unit" calcext:value-type="string">
            <text:p>purchase_volume_unit</text:p>
          </table:table-cell>
          <table:table-cell table:style-name="ce56" table:content-validation-name="val21" office:value-type="string" calcext:value-type="string">
            <text:p>volume_units</text:p>
          </table:table-cell>
          <table:table-cell/>
          <table:table-cell table:content-validation-name="val17" office:value-type="float" office:value="10" calcext:value-type="float">
            <text:p>10</text:p>
          </table:table-cell>
          <table:table-cell table:style-name="ce29" table:content-validation-name="val17" office:value-type="string" calcext:value-type="string">
            <text:p>multi grain boule</text:p>
          </table:table-cell>
          <table:table-cell table:style-name="ce29" table:content-validation-name="val17" office:value-type="string" calcext:value-type="string">
            <text:p>spread</text:p>
          </table:table-cell>
          <table:table-cell table:style-name="ce29" table:content-validation-name="val17" table:number-columns-repeated="2"/>
          <table:table-cell table:number-columns-repeated="6"/>
          <table:table-cell office:value-type="string" calcext:value-type="string">
            <text:p>evening snack</text:p>
          </table:table-cell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Q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11]&amp;&quot;_&quot;&amp;[.D11]" office:value-type="string" office:string-value="purchase_qty" calcext:value-type="string">
            <text:p>purchase_qty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1" calcext:value-type="float">
            <text:p>11</text:p>
          </table:table-cell>
          <table:table-cell table:style-name="ce29" table:content-validation-name="val17" office:value-type="string" calcext:value-type="string">
            <text:p>hummus</text:p>
          </table:table-cell>
          <table:table-cell table:style-name="ce29" table:content-validation-name="val17" office:value-type="string" calcext:value-type="string">
            <text:p>muesli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12]&amp;&quot;_&quot;&amp;[.D12]" office:value-type="string" office:string-value="purchase_qty_unit" calcext:value-type="string">
            <text:p>purchase_qty_unit</text:p>
          </table:table-cell>
          <table:table-cell table:style-name="ce57" office:value-type="string" calcext:value-type="string">
            <text:p>qty_units</text:p>
          </table:table-cell>
          <table:table-cell/>
          <table:table-cell table:content-validation-name="val17" office:value-type="float" office:value="12" calcext:value-type="float">
            <text:p>12</text:p>
          </table:table-cell>
          <table:table-cell table:style-name="ce29" table:content-validation-name="val17" office:value-type="string" calcext:value-type="string">
            <text:p>rye bread</text:p>
          </table:table-cell>
          <table:table-cell table:style-name="ce29" table:content-validation-name="val17" office:value-type="string" calcext:value-type="string">
            <text:p>dairy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formula="of:=[.B13]&amp;&quot;_&quot;&amp;[.D13]" office:value-type="string" office:string-value="purchase_date" calcext:value-type="string">
            <text:p>purchase_date</text:p>
          </table:table-cell>
          <table:table-cell table:style-name="ce58" office:value-type="string" calcext:value-type="string">
            <text:p>date</text:p>
          </table:table-cell>
          <table:table-cell/>
          <table:table-cell table:content-validation-name="val17" office:value-type="float" office:value="13" calcext:value-type="float">
            <text:p>13</text:p>
          </table:table-cell>
          <table:table-cell table:style-name="ce29" table:content-validation-name="val17" office:value-type="string" calcext:value-type="string">
            <text:p>figs</text:p>
          </table:table-cell>
          <table:table-cell table:style-name="ce29" table:content-validation-name="val17" office:value-type="string" calcext:value-type="string">
            <text:p>bar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B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sell_by</text:p>
          </table:table-cell>
          <table:table-cell/>
          <table:table-cell table:formula="of:=[.B14]&amp;&quot;_&quot;&amp;[.D14]" office:value-type="string" office:string-value="purchase_sell_by" calcext:value-type="string">
            <text:p>purchase_sell_by</text:p>
          </table:table-cell>
          <table:table-cell table:style-name="ce58" office:value-type="string" calcext:value-type="string">
            <text:p>date</text:p>
          </table:table-cell>
          <table:table-cell/>
          <table:table-cell table:style-name="ce29" table:content-validation-name="val17" office:value-type="float" office:value="14" calcext:value-type="float">
            <text:p>14</text:p>
          </table:table-cell>
          <table:table-cell table:style-name="ce29" table:content-validation-name="val17" office:value-type="string" calcext:value-type="string">
            <text:p>frozen peas</text:p>
          </table:table-cell>
          <table:table-cell table:style-name="ce29" table:content-validation-name="val17" office:value-type="string" calcext:value-type="string">
            <text:p>condiment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C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cost</text:p>
          </table:table-cell>
          <table:table-cell/>
          <table:table-cell table:formula="of:=[.B15]&amp;&quot;_&quot;&amp;[.D15]" office:value-type="string" office:string-value="purchase_cost" calcext:value-type="string">
            <text:p>purchase_cost</text:p>
          </table:table-cell>
          <table:table-cell table:style-name="ce59" office:value-type="string" calcext:value-type="string">
            <text:p>currency</text:p>
          </table:table-cell>
          <table:table-cell/>
          <table:table-cell table:content-validation-name="val17" office:value-type="float" office:value="15" calcext:value-type="float">
            <text:p>15</text:p>
          </table:table-cell>
          <table:table-cell table:style-name="ce29" table:content-validation-name="val17" office:value-type="string" calcext:value-type="string">
            <text:p>frozen sweetcorn</text:p>
          </table:table-cell>
          <table:table-cell table:style-name="ce29" table:content-validation-name="val17" office:value-type="string" calcext:value-type="string">
            <text:p>vegetable</text:p>
          </table:table-cell>
          <table:table-cell table:style-name="ce29" table:content-validation-name="val17" table:number-columns-repeated="2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PSN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notes</text:p>
          </table:table-cell>
          <table:table-cell/>
          <table:table-cell table:formula="of:=[.B16]&amp;&quot;_&quot;&amp;[.D16]" office:value-type="string" office:string-value="purchase_notes" calcext:value-type="string">
            <text:p>purchase_notes</text:p>
          </table:table-cell>
          <table:table-cell table:style-name="ce52" office:value-type="string" calcext:value-type="string">
            <text:p>text</text:p>
          </table:table-cell>
          <table:table-cell/>
          <table:table-cell table:content-validation-name="val17" office:value-type="float" office:value="16" calcext:value-type="float">
            <text:p>16</text:p>
          </table:table-cell>
          <table:table-cell table:style-name="ce29" table:content-validation-name="val17" office:value-type="string" calcext:value-type="string">
            <text:p>wholewheat sliced</text:p>
          </table:table-cell>
          <table:table-cell table:style-name="ce29" table:content-validation-name="val17" office:value-type="string" calcext:value-type="string">
            <text:p>beverage</text:p>
          </table:table-cell>
          <table:table-cell table:style-name="ce29" table:content-validation-name="val17"/>
          <table:table-cell table:content-validation-name="val21"/>
          <table:table-cell table:number-columns-repeated="7"/>
          <table:table-cell table:style-name="ce78"/>
          <table:table-cell table:number-columns-repeated="238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17]&amp;&quot;_&quot;&amp;[.D17]" office:value-type="string" office:string-value="serving_weight" calcext:value-type="string">
            <text:p>serving_weigh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7" calcext:value-type="float">
            <text:p>17</text:p>
          </table:table-cell>
          <table:table-cell table:style-name="ce29" table:content-validation-name="val17" office:value-type="string" calcext:value-type="string">
            <text:p>grape jelly</text:p>
          </table:table-cell>
          <table:table-cell table:style-name="ce29" table:content-validation-name="val17" office:value-type="string" calcext:value-type="string">
            <text:p>energy bar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W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18]&amp;&quot;_&quot;&amp;[.D18]" office:value-type="string" office:string-value="serving_weight_unit" calcext:value-type="string">
            <text:p>serving_weight_unit</text:p>
          </table:table-cell>
          <table:table-cell table:style-name="ce55" office:value-type="string" calcext:value-type="string">
            <text:p>weight_units</text:p>
          </table:table-cell>
          <table:table-cell/>
          <table:table-cell table:content-validation-name="val17" office:value-type="float" office:value="18" calcext:value-type="float">
            <text:p>18</text:p>
          </table:table-cell>
          <table:table-cell table:style-name="ce29" table:content-validation-name="val17" office:value-type="string" calcext:value-type="string">
            <text:p>muesli</text:p>
          </table:table-cell>
          <table:table-cell table:style-name="ce29" table:content-validation-name="val17" office:value-type="string" calcext:value-type="string">
            <text:p>cake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19]&amp;&quot;_&quot;&amp;[.D19]" office:value-type="string" office:string-value="serving_volume" calcext:value-type="string">
            <text:p>serving_volume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19" calcext:value-type="float">
            <text:p>19</text:p>
          </table:table-cell>
          <table:table-cell table:style-name="ce29" table:content-validation-name="val17" office:value-type="string" calcext:value-type="string">
            <text:p>greek yoghurt</text:p>
          </table:table-cell>
          <table:table-cell table:style-name="ce29" table:content-validation-name="val17" office:value-type="string" calcext:value-type="string">
            <text:p>nut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20]&amp;&quot;_&quot;&amp;[.D20]" office:value-type="string" office:string-value="serving_volume_unit" calcext:value-type="string">
            <text:p>serving_volume_unit</text:p>
          </table:table-cell>
          <table:table-cell table:style-name="ce56" office:value-type="string" calcext:value-type="string">
            <text:p>volume_units</text:p>
          </table:table-cell>
          <table:table-cell/>
          <table:table-cell table:content-validation-name="val17" office:value-type="float" office:value="20" calcext:value-type="float">
            <text:p>20</text:p>
          </table:table-cell>
          <table:table-cell table:style-name="ce29" table:content-validation-name="val17" office:value-type="string" calcext:value-type="string">
            <text:p>multi grain bagel</text:p>
          </table:table-cell>
          <table:table-cell table:style-name="ce29" table:content-validation-name="val17" office:value-type="string" calcext:value-type="string">
            <text:p>meat</text:p>
          </table:table-cell>
          <table:table-cell table:style-name="ce29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21]&amp;&quot;_&quot;&amp;[.D21]" office:value-type="string" office:string-value="serving_qty" calcext:value-type="string">
            <text:p>serving_qty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1" calcext:value-type="float">
            <text:p>21</text:p>
          </table:table-cell>
          <table:table-cell table:style-name="ce29" table:content-validation-name="val17" office:value-type="string" calcext:value-type="string">
            <text:p>egg scrambled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22]&amp;&quot;_&quot;&amp;[.D22]" office:value-type="string" office:string-value="serving_qty_unit" calcext:value-type="string">
            <text:p>serving_qty_unit</text:p>
          </table:table-cell>
          <table:table-cell table:style-name="ce57" office:value-type="string" calcext:value-type="string">
            <text:p>qty_units</text:p>
          </table:table-cell>
          <table:table-cell/>
          <table:table-cell table:content-validation-name="val17" office:value-type="float" office:value="22" calcext:value-type="float">
            <text:p>22</text:p>
          </table:table-cell>
          <table:table-cell table:style-name="ce29" table:content-validation-name="val17" office:value-type="string" calcext:value-type="string">
            <text:p>spread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formula="of:=[.B23]&amp;&quot;_&quot;&amp;[.D23]" office:value-type="string" office:string-value="serving_amount" calcext:value-type="string">
            <text:p>serving_amount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3" calcext:value-type="float">
            <text:p>23</text:p>
          </table:table-cell>
          <table:table-cell table:style-name="ce29" table:content-validation-name="val17" office:value-type="string" calcext:value-type="string">
            <text:p>apricot bar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[.B24]&amp;&quot;_&quot;&amp;[.D24]" office:value-type="string" office:string-value="serving_summary" calcext:value-type="string">
            <text:p>serving_summary</text:p>
          </table:table-cell>
          <table:table-cell table:style-name="ce60" office:value-type="string" calcext:value-type="string">
            <text:p>serving_summary</text:p>
          </table:table-cell>
          <table:table-cell/>
          <table:table-cell table:content-validation-name="val17" office:value-type="float" office:value="24" calcext:value-type="float">
            <text:p>24</text:p>
          </table:table-cell>
          <table:table-cell table:style-name="ce29" table:content-validation-name="val17" office:value-type="string" calcext:value-type="string">
            <text:p>banana bar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number</text:p>
          </table:table-cell>
          <table:table-cell/>
          <table:table-cell table:formula="of:=[.B25]&amp;&quot;_&quot;&amp;[.D25]" office:value-type="string" office:string-value="serving_number" calcext:value-type="string">
            <text:p>serving_number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5" calcext:value-type="float">
            <text:p>25</text:p>
          </table:table-cell>
          <table:table-cell table:style-name="ce29" table:content-validation-name="val17" office:value-type="string" calcext:value-type="string">
            <text:p>boiled egg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eaten</text:p>
          </table:table-cell>
          <table:table-cell/>
          <table:table-cell table:formula="of:=[.B26]&amp;&quot;_&quot;&amp;[.D26]" office:value-type="string" office:string-value="serving_eaten" calcext:value-type="string">
            <text:p>serving_eaten</text:p>
          </table:table-cell>
          <table:table-cell table:style-name="ce61" office:value-type="string" calcext:value-type="string">
            <text:p>percent</text:p>
          </table:table-cell>
          <table:table-cell/>
          <table:table-cell table:content-validation-name="val17" office:value-type="float" office:value="26" calcext:value-type="float">
            <text:p>26</text:p>
          </table:table-cell>
          <table:table-cell table:style-name="ce29" table:content-validation-name="val17" office:value-type="string" calcext:value-type="string">
            <text:p>tomato ketchup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CKJ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lories_kj</text:p>
          </table:table-cell>
          <table:table-cell/>
          <table:table-cell table:formula="of:=[.B27]&amp;&quot;_&quot;&amp;[.C27]&amp;&quot;_&quot;&amp;[.D27]&amp;&quot;_&quot;&amp;[.E27]" office:value-type="string" office:string-value="nutrition_raw_calories_kj_" calcext:value-type="string">
            <text:p>nutrition_raw_calories_kj_</text:p>
          </table:table-cell>
          <table:table-cell table:style-name="ce54" office:value-type="string" calcext:value-type="string">
            <text:p>integer</text:p>
          </table:table-cell>
          <table:table-cell/>
          <table:table-cell table:content-validation-name="val17" office:value-type="float" office:value="27" calcext:value-type="float">
            <text:p>27</text:p>
          </table:table-cell>
          <table:table-cell table:style-name="ce29" table:content-validation-name="val17" office:value-type="string" calcext:value-type="string">
            <text:p>carrots</text:p>
          </table:table-cell>
          <table:table-cell table:style-name="ce29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FGT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28]&amp;&quot;_&quot;&amp;[.C28]&amp;&quot;_&quot;&amp;[.D28]&amp;&quot;_&quot;&amp;[.E28]" office:value-type="string" office:string-value="nutrition_raw_fat_g_trans" calcext:value-type="string">
            <text:p>nutrition_raw_fat_g_trans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8" calcext:value-type="float">
            <text:p>28</text:p>
          </table:table-cell>
          <table:table-cell table:style-name="ce29" table:content-validation-name="val17" office:value-type="string" calcext:value-type="string">
            <text:p>power bar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29]&amp;&quot;_&quot;&amp;[.C29]&amp;&quot;_&quot;&amp;[.D29]&amp;&quot;_&quot;&amp;[.E29]" office:value-type="string" office:string-value="nutrition_raw_fat_g_sat" calcext:value-type="string">
            <text:p>nutrition_raw_fat_g_sat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9" calcext:value-type="float">
            <text:p>29</text:p>
          </table:table-cell>
          <table:table-cell table:style-name="ce29" table:content-validation-name="val17" office:value-type="string" calcext:value-type="string">
            <text:p>dunkin donuts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30]&amp;&quot;_&quot;&amp;[.C30]&amp;&quot;_&quot;&amp;[.D30]&amp;&quot;_&quot;&amp;[.E30]" office:value-type="string" office:string-value="nutrition_raw_fat_g_total" calcext:value-type="string">
            <text:p>nutrition_raw_fat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30" calcext:value-type="float">
            <text:p>30</text:p>
          </table:table-cell>
          <table:table-cell table:style-name="ce29" table:content-validation-name="val17" office:value-type="string" calcext:value-type="string">
            <text:p>coffee machine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31]&amp;&quot;_&quot;&amp;[.C31]&amp;&quot;_&quot;&amp;[.D31]&amp;&quot;_&quot;&amp;[.E31]" office:value-type="string" office:string-value="nutrition_raw_fat_g_other" calcext:value-type="string">
            <text:p>nutrition_raw_fat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NRFG[TO-sum(T,S)]</text:p>
          </table:table-cell>
          <table:table-cell table:content-validation-name="val17" office:value-type="float" office:value="31" calcext:value-type="float">
            <text:p>31</text:p>
          </table:table-cell>
          <table:table-cell table:style-name="ce29" table:content-validation-name="val17" office:value-type="string" calcext:value-type="string">
            <text:p>banana bread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32]&amp;&quot;_&quot;&amp;[.C32]&amp;&quot;_&quot;&amp;[.D32]&amp;&quot;_&quot;&amp;[.E32]" office:value-type="string" office:string-value="nutrition_raw_carb_g_total" calcext:value-type="string">
            <text:p>nutrition_raw_carb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style-name="ce29" table:content-validation-name="val17" office:value-type="float" office:value="32" calcext:value-type="float">
            <text:p>32</text:p>
          </table:table-cell>
          <table:table-cell table:style-name="ce29" table:content-validation-name="val17" office:value-type="string" calcext:value-type="string">
            <text:p>deli coffee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33]&amp;&quot;_&quot;&amp;[.C33]&amp;&quot;_&quot;&amp;[.D33]&amp;&quot;_&quot;&amp;[.E33]" office:value-type="string" office:string-value="nutrition_raw_carb_g_sugar" calcext:value-type="string">
            <text:p>nutrition_raw_carb_g_suga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3" calcext:value-type="float">
            <text:p>33</text:p>
          </table:table-cell>
          <table:table-cell table:style-name="ce29" table:content-validation-name="val17" office:value-type="string" calcext:value-type="string">
            <text:p>milk 1%</text:p>
          </table:table-cell>
          <table:table-cell table:style-name="ce29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34]&amp;&quot;_&quot;&amp;[.C34]&amp;&quot;_&quot;&amp;[.D34]&amp;&quot;_&quot;&amp;[.E34]" office:value-type="string" office:string-value="nutrition_raw_carb_g_fibre" calcext:value-type="string">
            <text:p>nutrition_raw_carb_g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mond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35]&amp;&quot;_&quot;&amp;[.C35]&amp;&quot;_&quot;&amp;[.D35]&amp;&quot;_&quot;&amp;[.E35]" office:value-type="string" office:string-value="nutrition_raw_carb_g_other" calcext:value-type="string">
            <text:p>nutrition_raw_carb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uacamo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N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36]&amp;&quot;_&quot;&amp;[.C36]&amp;&quot;_&quot;&amp;[.D36]&amp;&quot;_&quot;&amp;[.E36]" office:value-type="string" office:string-value="nutrition_raw_carb_g_not_fibre" calcext:value-type="string">
            <text:p>nutrition_raw_carb_g_not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rkish figs</text:p>
          </table:table-cell>
          <table:table-cell table:style-name="ce29" table:content-validation-name="val17"/>
          <table:table-cell table:number-columns-repeated="248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g</text:p>
          </table:table-cell>
          <table:table-cell/>
          <table:table-cell table:formula="of:=[.B37]&amp;&quot;_&quot;&amp;[.C37]&amp;&quot;_&quot;&amp;[.D37]" office:value-type="string" office:string-value="nutrition_raw_protein_g" calcext:value-type="string">
            <text:p>nutrition_raw_protein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urger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otassium</text:p>
          </table:table-cell>
          <table:table-cell/>
          <table:table-cell table:formula="of:=[.B38]&amp;&quot;_&quot;&amp;[.C38]&amp;&quot;_&quot;&amp;[.D38]" office:value-type="string" office:string-value="nutrition_raw_potassium" calcext:value-type="string">
            <text:p>nutrition_raw_potassium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wf hearth bou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odium</text:p>
          </table:table-cell>
          <table:table-cell/>
          <table:table-cell table:formula="of:=[.B39]&amp;&quot;_&quot;&amp;[.C39]&amp;&quot;_&quot;&amp;[.D39]" office:value-type="string" office:string-value="nutrition_raw_sodium" calcext:value-type="string">
            <text:p>nutrition_raw_sodium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ka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ffeine</text:p>
          </table:table-cell>
          <table:table-cell/>
          <table:table-cell table:formula="of:=[.B40]&amp;&quot;_&quot;&amp;[.C40]&amp;&quot;_&quot;&amp;[.D40]" office:value-type="string" office:string-value="nutrition_raw_caffeine" calcext:value-type="string">
            <text:p>nutrition_raw_caffein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9" office:value-type="string" calcext:value-type="string">
            <text:p>olive oi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tal_g</text:p>
          </table:table-cell>
          <table:table-cell/>
          <table:table-cell table:formula="of:=[.B41]&amp;&quot;_&quot;&amp;[.C41]&amp;&quot;_&quot;&amp;[.D41]" office:value-type="string" office:string-value="nutrition_raw_total_g" calcext:value-type="string">
            <text:p>nutrition_raw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9" office:value-type="string" calcext:value-type="string">
            <text:p>chi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fibre_%</text:p>
          </table:table-cell>
          <table:table-cell/>
          <table:table-cell table:formula="of:=[.B42]&amp;&quot;_&quot;&amp;[.C42]&amp;&quot;_&quot;&amp;[.D42]" office:value-type="string" office:string-value="nutrition_raw_carb_fibre_%" calcext:value-type="string">
            <text:p>nutrition_raw_carb_fibre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9" office:value-type="string" calcext:value-type="string">
            <text:p>scalio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nonfibre_%</text:p>
          </table:table-cell>
          <table:table-cell/>
          <table:table-cell table:formula="of:=[.B43]&amp;&quot;_&quot;&amp;[.C43]&amp;&quot;_&quot;&amp;[.D43]" office:value-type="string" office:string-value="nutrition_raw_carb_nonfibre_%" calcext:value-type="string">
            <text:p>nutrition_raw_carb_nonfibre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heddar chees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%</text:p>
          </table:table-cell>
          <table:table-cell/>
          <table:table-cell table:formula="of:=[.B44]&amp;&quot;_&quot;&amp;[.C44]&amp;&quot;_&quot;&amp;[.D44]" office:value-type="string" office:string-value="nutrition_raw_protein_%" calcext:value-type="string">
            <text:p>nutrition_raw_protein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omato soup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%</text:p>
          </table:table-cell>
          <table:table-cell/>
          <table:table-cell table:formula="of:=[.B45]&amp;&quot;_&quot;&amp;[.C45]&amp;&quot;_&quot;&amp;[.D45]" office:value-type="string" office:string-value="nutrition_raw_fat_%" calcext:value-type="string">
            <text:p>nutrition_raw_fat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xed nu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6]&amp;&quot;_&quot;&amp;[.D46]" office:value-type="string" office:string-value="meal_id" calcext:value-type="string">
            <text:p>meal_id</text:p>
          </table:table-cell>
          <table:table-cell table:style-name="ce62" office:value-type="string" calcext:value-type="string">
            <text:p>meal_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umpkin see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7]&amp;&quot;_&quot;&amp;[.D47]" office:value-type="string" office:string-value="meal_name" calcext:value-type="string">
            <text:p>meal_name</text:p>
          </table:table-cell>
          <table:table-cell table:style-name="ce63" office:value-type="string" calcext:value-type="string">
            <text:p>meal_name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rmi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48]&amp;&quot;_&quot;&amp;[.D48]" office:value-type="string" office:string-value="meal_type" calcext:value-type="string">
            <text:p>meal_type</text:p>
          </table:table-cell>
          <table:table-cell table:style-name="ce64" office:value-type="string" calcext:value-type="string">
            <text:p>meal_typ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weetcorn &amp; tomato sal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9]&amp;&quot;_&quot;&amp;[.D49]" office:value-type="string" office:string-value="recipe_id" calcext:value-type="string">
            <text:p>recipe_id</text:p>
          </table:table-cell>
          <table:table-cell table:style-name="ce65" office:value-type="string" calcext:value-type="string">
            <text:p>recipe_id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d old fashioned donu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50]&amp;&quot;_&quot;&amp;[.D50]" office:value-type="string" office:string-value="recipe_name" calcext:value-type="string">
            <text:p>recipe_name</text:p>
          </table:table-cell>
          <table:table-cell table:style-name="ce66" office:value-type="string" calcext:value-type="string">
            <text:p>recipe_nam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eac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lories_kj</text:p>
          </table:table-cell>
          <table:table-cell/>
          <table:table-cell table:formula="of:=[.B51]&amp;&quot;_&quot;&amp;[.C51]&amp;&quot;_&quot;&amp;[.D51]" office:value-type="string" office:string-value="nutrition_compensated_calories_kj" calcext:value-type="string">
            <text:p>nutrition_compensated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52]&amp;&quot;_&quot;&amp;[.C52]&amp;&quot;_&quot;&amp;[.D52]&amp;&quot;_&quot;&amp;[.E52]" office:value-type="string" office:string-value="nutrition_compensated_fat_g_trans" calcext:value-type="string">
            <text:p>nutrition_compensated_fat_g_trans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icken thigh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53]&amp;&quot;_&quot;&amp;[.C53]&amp;&quot;_&quot;&amp;[.D53]&amp;&quot;_&quot;&amp;[.E53]" office:value-type="string" office:string-value="nutrition_compensated_fat_g_sat" calcext:value-type="string">
            <text:p>nutrition_compensated_fat_g_sat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isin b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54]&amp;&quot;_&quot;&amp;[.C54]&amp;&quot;_&quot;&amp;[.D54]&amp;&quot;_&quot;&amp;[.E54]" office:value-type="string" office:string-value="nutrition_compensated_fat_g_total" calcext:value-type="string">
            <text:p>nutrition_compensated_fat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T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f multigra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55]&amp;&quot;_&quot;&amp;[.C55]&amp;&quot;_&quot;&amp;[.D55]&amp;&quot;_&quot;&amp;[.E55]" office:value-type="string" office:string-value="nutrition_compensated_fat_g_other" calcext:value-type="string">
            <text:p>nutrition_compensated_fat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9*NRF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redded sharp chedd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56]&amp;&quot;_&quot;&amp;[.C56]&amp;&quot;_&quot;&amp;[.D56]&amp;&quot;_&quot;&amp;[.E56]" office:value-type="string" office:string-value="nutrition_compensated_carb_g_total" calcext:value-type="string">
            <text:p>nutrition_compensated_carb_g_total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to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m slic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57]&amp;&quot;_&quot;&amp;[.C57]&amp;&quot;_&quot;&amp;[.D57]&amp;&quot;_&quot;&amp;[.E57]" office:value-type="string" office:string-value="nutrition_compensated_carb_g_sugar" calcext:value-type="string">
            <text:p>nutrition_compensated_carb_g_suga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suga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oghurt pretzel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58]&amp;&quot;_&quot;&amp;[.C58]&amp;&quot;_&quot;&amp;[.D58]&amp;&quot;_&quot;&amp;[.E58]" office:value-type="string" office:string-value="nutrition_compensated_carb_g_fibre" calcext:value-type="string">
            <text:p>nutrition_compensated_carb_g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fi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akinik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59]&amp;&quot;_&quot;&amp;[.C59]&amp;&quot;_&quot;&amp;[.D59]&amp;&quot;_&quot;&amp;[.E59]" office:value-type="string" office:string-value="nutrition_compensated_carb_g_other" calcext:value-type="string">
            <text:p>nutrition_compensated_carb_g_other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ocoli tempu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60]&amp;&quot;_&quot;&amp;[.C60]&amp;&quot;_&quot;&amp;[.D60]&amp;&quot;_&quot;&amp;[.E60]" office:value-type="string" office:string-value="nutrition_compensated_carb_g_not_fibre" calcext:value-type="string">
            <text:p>nutrition_compensated_carb_g_not_fibre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carb_g_not_fib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glet dat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g</text:p>
          </table:table-cell>
          <table:table-cell/>
          <table:table-cell table:formula="of:=[.B61]&amp;&quot;_&quot;&amp;[.C61]&amp;&quot;_&quot;&amp;[.D61]" office:value-type="string" office:string-value="nutrition_compensated_protein_g" calcext:value-type="string">
            <text:p>nutrition_compensated_protein_g</text:p>
          </table:table-cell>
          <table:table-cell table:style-name="ce54" office:value-type="string" calcext:value-type="string">
            <text:p>integer</text:p>
          </table:table-cell>
          <table:table-cell office:value-type="string" calcext:value-type="string">
            <text:p>'=4*nutrition_raw_protein_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kin ki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total_g</text:p>
          </table:table-cell>
          <table:table-cell/>
          <table:table-cell table:formula="of:=[.B62]&amp;&quot;_&quot;&amp;[.C62]&amp;&quot;_&quot;&amp;[.D62]" office:value-type="string" office:string-value="nutrition_compensated_total_g" calcext:value-type="string">
            <text:p>nutrition_compensated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mashfri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lories_kj</text:p>
          </table:table-cell>
          <table:table-cell/>
          <table:table-cell table:formula="of:=[.B63]&amp;&quot;_&quot;&amp;[.C63]&amp;&quot;_&quot;&amp;[.D63]" office:value-type="string" office:string-value="nutrition_adjusted_calories_kj" calcext:value-type="string">
            <text:p>nutrition_adjusted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lassic smas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64]&amp;&quot;_&quot;&amp;[.C64]&amp;&quot;_&quot;&amp;[.D64]&amp;&quot;_&quot;&amp;[.E64]" office:value-type="string" office:string-value="nutrition_adjusted_fat_g_trans" calcext:value-type="string">
            <text:p>nutrition_adjusted_fat_g_trans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mash chicke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65]&amp;&quot;_&quot;&amp;[.C65]&amp;&quot;_&quot;&amp;[.D65]&amp;&quot;_&quot;&amp;[.E65]" office:value-type="string" office:string-value="nutrition_adjusted_fat_g_sat" calcext:value-type="string">
            <text:p>nutrition_adjusted_fat_g_sat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f italian sausag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66]&amp;&quot;_&quot;&amp;[.C66]&amp;&quot;_&quot;&amp;[.D66]&amp;&quot;_&quot;&amp;[.E66]" office:value-type="string" office:string-value="nutrition_adjusted_fat_g_total" calcext:value-type="string">
            <text:p>nutrition_adjusted_fat_g_total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icott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67]&amp;&quot;_&quot;&amp;[.C67]&amp;&quot;_&quot;&amp;[.D67]&amp;&quot;_&quot;&amp;[.E67]" office:value-type="string" office:string-value="nutrition_adjusted_fat_g_other" calcext:value-type="string">
            <text:p>nutrition_adjusted_fat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ozarell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68]&amp;&quot;_&quot;&amp;[.C68]&amp;&quot;_&quot;&amp;[.D68]&amp;&quot;_&quot;&amp;[.E68]" office:value-type="string" office:string-value="nutrition_adjusted_carb_g_total" calcext:value-type="string">
            <text:p>nutrition_adjusted_carb_g_total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omato pasta sa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69]&amp;&quot;_&quot;&amp;[.C69]&amp;&quot;_&quot;&amp;[.D69]&amp;&quot;_&quot;&amp;[.E69]" office:value-type="string" office:string-value="nutrition_adjusted_carb_g_sugar" calcext:value-type="string">
            <text:p>nutrition_adjusted_carb_g_suga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 turkey baguet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70]&amp;&quot;_&quot;&amp;[.C70]&amp;&quot;_&quot;&amp;[.D70]&amp;&quot;_&quot;&amp;[.E70]" office:value-type="string" office:string-value="nutrition_adjusted_carb_g_fibre" calcext:value-type="string">
            <text:p>nutrition_adjusted_carb_g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black mission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71]&amp;&quot;_&quot;&amp;[.C71]&amp;&quot;_&quot;&amp;[.D71]&amp;&quot;_&quot;&amp;[.E71]" office:value-type="string" office:string-value="nutrition_adjusted_carb_g_other" calcext:value-type="string">
            <text:p>nutrition_adjusted_carb_g_othe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holewheat bage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72]&amp;&quot;_&quot;&amp;[.C72]&amp;&quot;_&quot;&amp;[.D72]&amp;&quot;_&quot;&amp;[.E72]" office:value-type="string" office:string-value="nutrition_adjusted_carb_g_not_fibre" calcext:value-type="string">
            <text:p>nutrition_adjusted_carb_g_not_fibre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rovolon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g</text:p>
          </table:table-cell>
          <table:table-cell/>
          <table:table-cell table:formula="of:=[.B73]&amp;&quot;_&quot;&amp;[.C73]&amp;&quot;_&quot;&amp;[.D73]" office:value-type="string" office:string-value="nutrition_adjusted_protein_g" calcext:value-type="string">
            <text:p>nutrition_adjusted_protein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myrna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total_g</text:p>
          </table:table-cell>
          <table:table-cell/>
          <table:table-cell table:formula="of:=[.B74]&amp;&quot;_&quot;&amp;[.C74]&amp;&quot;_&quot;&amp;[.D74]" office:value-type="string" office:string-value="nutrition_adjusted_total_g" calcext:value-type="string">
            <text:p>nutrition_adjusted_total_g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asta shee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5]&amp;&quot;_&quot;&amp;[.C75]&amp;&quot;_&quot;&amp;[.D75]" office:value-type="string" office:string-value="nutrition_compensated_carb_fibre_%" calcext:value-type="string">
            <text:p>nutrition_compensated_carb_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76]&amp;&quot;_&quot;&amp;[.C76]&amp;&quot;_&quot;&amp;[.D76]" office:value-type="string" office:string-value="nutrition_compensated_carb_nonfibre_%" calcext:value-type="string">
            <text:p>nutrition_compensated_carb_non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eef frank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%</text:p>
          </table:table-cell>
          <table:table-cell/>
          <table:table-cell table:formula="of:=[.B77]&amp;&quot;_&quot;&amp;[.C77]&amp;&quot;_&quot;&amp;[.D77]" office:value-type="string" office:string-value="nutrition_compensated_protein_%" calcext:value-type="string">
            <text:p>nutrition_compensated_protein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weetcor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%</text:p>
          </table:table-cell>
          <table:table-cell/>
          <table:table-cell table:formula="of:=[.B78]&amp;&quot;_&quot;&amp;[.C78]&amp;&quot;_&quot;&amp;[.D78]" office:value-type="string" office:string-value="nutrition_compensated_fat_%" calcext:value-type="string">
            <text:p>nutrition_compensated_fat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even grain demi loaf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9]&amp;&quot;_&quot;&amp;[.C79]&amp;&quot;_&quot;&amp;[.D79]" office:value-type="string" office:string-value="nutrition_adjusted_carb_fibre_%" calcext:value-type="string">
            <text:p>nutrition_adjusted_carb_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ine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80]&amp;&quot;_&quot;&amp;[.C80]&amp;&quot;_&quot;&amp;[.D80]" office:value-type="string" office:string-value="nutrition_adjusted_carb_nonfibre_%" calcext:value-type="string">
            <text:p>nutrition_adjusted_carb_nonfibre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alkidiki liv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%</text:p>
          </table:table-cell>
          <table:table-cell/>
          <table:table-cell table:formula="of:=[.B81]&amp;&quot;_&quot;&amp;[.C81]&amp;&quot;_&quot;&amp;[.D81]" office:value-type="string" office:string-value="nutrition_adjusted_protein_%" calcext:value-type="string">
            <text:p>nutrition_adjusted_protein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omato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%</text:p>
          </table:table-cell>
          <table:table-cell/>
          <table:table-cell table:formula="of:=[.B82]&amp;&quot;_&quot;&amp;[.C82]&amp;&quot;_&quot;&amp;[.D82]" office:value-type="string" office:string-value="nutrition_adjusted_fat_%" calcext:value-type="string">
            <text:p>nutrition_adjusted_fat_%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ye pumpernick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83]&amp;&quot;_&quot;&amp;[.D83]" office:value-type="string" office:string-value="week_id" calcext:value-type="string">
            <text:p>week_id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flax seed bre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orkout</text:p>
          </table:table-cell>
          <table:table-cell/>
          <table:table-cell office:value-type="string" calcext:value-type="string">
            <text:p>calories_kj</text:p>
          </table:table-cell>
          <table:table-cell/>
          <table:table-cell table:formula="of:=[.B84]&amp;&quot;_&quot;&amp;[.D84]" office:value-type="string" office:string-value="workout_calories_kj" calcext:value-type="string">
            <text:p>workout_calories_kj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omaine lett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bmr</text:p>
          </table:table-cell>
          <table:table-cell/>
          <table:table-cell table:formula="of:=[.B85]&amp;&quot;_&quot;&amp;[.D85]" office:value-type="string" office:string-value="body_bmr" calcext:value-type="string">
            <text:p>body_bmr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aby kale, chard, sp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eight_lbs</text:p>
          </table:table-cell>
          <table:table-cell/>
          <table:table-cell table:formula="of:=[.B86]&amp;&quot;_&quot;&amp;[.D86]" office:value-type="string" office:string-value="body_weight_lbs" calcext:value-type="string">
            <text:p>body_weight_lbs</text:p>
          </table:table-cell>
          <table:table-cell table:style-name="ce54" office:value-type="string" calcext:value-type="string">
            <text:p>integ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quinoa re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fat_%</text:p>
          </table:table-cell>
          <table:table-cell/>
          <table:table-cell table:formula="of:=[.B87]&amp;&quot;_&quot;&amp;[.D87]" office:value-type="string" office:string-value="body_fat_%" calcext:value-type="string">
            <text:p>body_fat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entils green who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ater_%</text:p>
          </table:table-cell>
          <table:table-cell/>
          <table:table-cell table:formula="of:=[.B88]&amp;&quot;_&quot;&amp;[.D88]" office:value-type="string" office:string-value="body_water_%" calcext:value-type="string">
            <text:p>body_water_%</text:p>
          </table:table-cell>
          <table:table-cell table:style-name="ce61" office:value-type="string" calcext:value-type="string">
            <text:p>percent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eanut but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string" calcext:value-type="string">
            <text:p>peppers min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string" calcext:value-type="string">
            <text:p>chicken burger – lou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Pizza – margharita – N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string" calcext:value-type="string">
            <text:p>Bday cake – Stop and Sho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string" calcext:value-type="string">
            <text:p>Orang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string" calcext:value-type="string">
            <text:p>crackers-natur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string" calcext:value-type="string">
            <text:p>Chicken baguette – Del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string" calcext:value-type="string">
            <text:p>home made cook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string" calcext:value-type="string">
            <text:p>wholewheat ba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string" calcext:value-type="string">
            <text:p>mushroom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string" calcext:value-type="string">
            <text:p>steak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string" calcext:value-type="string">
            <text:p>turkey breast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string" calcext:value-type="string">
            <text:p>tortilla chips th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string" calcext:value-type="string">
            <text:p>potato sala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string" calcext:value-type="string">
            <text:p>key lime p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string" calcext:value-type="string">
            <text:p>on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string" calcext:value-type="string">
            <text:p>celer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string" calcext:value-type="string">
            <text:p>chopped tomato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string" calcext:value-type="string">
            <text:p>swiss char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string" calcext:value-type="string">
            <text:p>veg boull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string" calcext:value-type="string">
            <text:p>wa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string" calcext:value-type="string">
            <text:p>lentil quinoa sou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string" calcext:value-type="string">
            <text:p>chicken blt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string" calcext:value-type="string">
            <text:p>turkey provolone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string" calcext:value-type="string">
            <text:p>pumpkin seeds – raw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string" calcext:value-type="string">
            <text:p>Hummus – edamam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refried bean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tortilla chips – multigra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string" calcext:value-type="string">
            <text:p>romaine heart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string" calcext:value-type="string">
            <text:p>guacamole – spic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office:value-type="string" calcext:value-type="string">
            <text:p>spicy baha smash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9" calcext:value-type="float">
            <text:p>129</text:p>
          </table:table-cell>
          <table:table-cell office:value-type="string" calcext:value-type="string">
            <text:p>water bottl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0" calcext:value-type="float">
            <text:p>130</text:p>
          </table:table-cell>
          <table:table-cell office:value-type="string" calcext:value-type="string">
            <text:p>sesame crack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1" calcext:value-type="float">
            <text:p>131</text:p>
          </table:table-cell>
          <table:table-cell office:value-type="string" calcext:value-type="string">
            <text:p>jumbo raisin medley</text:p>
          </table:table-cell>
          <table:table-cell table:number-columns-repeated="249"/>
        </table:table-row>
        <table:table-row table:style-name="ro1" table:number-rows-repeated="1048453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volume_conversion" table:style-name="ta6">
        <office:forms form:automatic-focus="false" form:apply-design-mode="false"/>
        <table:table-column table:style-name="co2" table:number-columns-repeated="9" table:default-cell-style-name="ce1"/>
        <table:table-column table:style-name="co19" table:default-cell-style-name="ce1"/>
        <table:table-column table:style-name="co20" table:default-cell-style-name="ce1"/>
        <table:table-column table:style-name="co2" table:number-columns-repeated="246" table:default-cell-style-name="ce1"/>
        <table:table-row table:style-name="ro7">
          <table:table-cell table:number-columns-repeated="2"/>
          <table:table-cell office:value-type="string" calcext:value-type="string">
            <text:p>cup</text:p>
          </table:table-cell>
          <table:table-cell office:value-type="string" calcext:value-type="string">
            <text:p>oz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tbsp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tsp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sp</text:p>
          </table:table-cell>
          <table:table-cell office:value-type="string" calcext:value-type="string">
            <text:p>mm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51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cup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tbsp</text:p>
          </table:table-cell>
          <table:table-cell table:style-name="ce81" office:value-type="string" calcext:value-type="string">
            <text:p>tsp</text:p>
          </table:table-cell>
          <table:table-cell table:style-name="ce81" office:value-type="string" calcext:value-type="string">
            <text:p>mm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cup</text:p>
          </table:table-cell>
          <table:table-cell table:style-name="ce82" table:formula="of:=MATCH([.D6];[.$C$1:.$C$4];0)" office:value-type="float" office:value="1" calcext:value-type="float">
            <text:p>1</text:p>
          </table:table-cell>
          <table:table-cell table:style-name="ce82" table:formula="of:=[.D7]/INDEX([.$C$1:.$E$4];MATCH([.D$6];[.$C$1:.$C$4];0);3)" office:value-type="float" office:value="8" calcext:value-type="float">
            <text:p>8</text:p>
          </table:table-cell>
          <table:table-cell table:style-name="ce82" table:formula="of:=[.E7]/INDEX([.$C$1:.$E$4];MATCH([.E6];[.$C$1:.$C$4];0);3)" office:value-type="float" office:value="16" calcext:value-type="float">
            <text:p>16</text:p>
          </table:table-cell>
          <table:table-cell table:style-name="ce82" table:formula="of:=[.F7]/INDEX([.$C$1:.$E$4];MATCH([.F6];[.$C$1:.$C$4];0);3)" office:value-type="float" office:value="48" calcext:value-type="float">
            <text:p>48</text:p>
          </table:table-cell>
          <table:table-cell table:style-name="ce82" table:formula="of:=[.G7]/INDEX([.$C$1:.$E$4];MATCH([.G6];[.$C$1:.$C$4];0);3)" office:value-type="float" office:value="240" calcext:value-type="float">
            <text:p>24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7]*INDEX([.$C$1:.$E$4];MATCH([.C7];[.$C$1:.$C$4];0);3)" office:value-type="float" office:value="0.125" calcext:value-type="float">
            <text:p>0.125</text:p>
          </table:table-cell>
          <table:table-cell table:style-name="ce82" table:formula="of:=[.D8]/INDEX([.$C$1:.$E$4];MATCH([.D$6];[.$C$1:.$C$4];0);3)" office:value-type="float" office:value="1" calcext:value-type="float">
            <text:p>1</text:p>
          </table:table-cell>
          <table:table-cell table:style-name="ce82" table:formula="of:=[.E8]/INDEX([.$C$1:.$E$4];MATCH([.E$6];[.$C$1:.$C$4];0);3)" office:value-type="float" office:value="2" calcext:value-type="float">
            <text:p>2</text:p>
          </table:table-cell>
          <table:table-cell table:style-name="ce82" table:formula="of:=[.F8]/INDEX([.$C$1:.$E$4];MATCH([.F$6];[.$C$1:.$C$4];0);3)" office:value-type="float" office:value="6" calcext:value-type="float">
            <text:p>6</text:p>
          </table:table-cell>
          <table:table-cell table:style-name="ce82" table:formula="of:=[.G8]/INDEX([.$C$1:.$E$4];MATCH([.G$6];[.$C$1:.$C$4];0);3)" office:value-type="float" office:value="30" calcext:value-type="float">
            <text:p>3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bsp</text:p>
          </table:table-cell>
          <table:table-cell table:style-name="ce83" table:formula="of:=[.D8]*INDEX([.$C$1:.$E$4];MATCH([.C8];[.$C$1:.$C$4];0);3)" office:value-type="float" office:value="0.0625" calcext:value-type="float">
            <text:p>0.063</text:p>
          </table:table-cell>
          <table:table-cell table:style-name="ce84" table:formula="of:=[.D9]/INDEX([.$C$1:.$E$4];MATCH([.D$6];[.$C$1:.$C$4];0);3)" office:value-type="float" office:value="0.5" calcext:value-type="float">
            <text:p>0.5</text:p>
          </table:table-cell>
          <table:table-cell table:style-name="ce82" table:formula="of:=[.E9]/INDEX([.$C$1:.$E$4];MATCH([.E$6];[.$C$1:.$C$4];0);3)" office:value-type="float" office:value="1" calcext:value-type="float">
            <text:p>1</text:p>
          </table:table-cell>
          <table:table-cell table:style-name="ce82" table:formula="of:=[.F9]/INDEX([.$C$1:.$E$4];MATCH([.F$6];[.$C$1:.$C$4];0);3)" office:value-type="float" office:value="3" calcext:value-type="float">
            <text:p>3</text:p>
          </table:table-cell>
          <table:table-cell table:style-name="ce82" table:formula="of:=[.G9]/INDEX([.$C$1:.$E$4];MATCH([.G$6];[.$C$1:.$C$4];0);3)" office:value-type="float" office:value="15" calcext:value-type="float">
            <text:p>1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sp</text:p>
          </table:table-cell>
          <table:table-cell table:style-name="ce83" table:formula="of:=[.D9]*INDEX([.$C$1:.$E$4];MATCH([.C9];[.$C$1:.$C$4];0);3)" office:value-type="float" office:value="0.0208333333333333" calcext:value-type="float">
            <text:p>0.021</text:p>
          </table:table-cell>
          <table:table-cell table:style-name="ce83" table:formula="of:=[.D10]/INDEX([.$C$1:.$E$4];MATCH([.D$6];[.$C$1:.$C$4];0);3)" office:value-type="float" office:value="0.166666666666667" calcext:value-type="float">
            <text:p>0.167</text:p>
          </table:table-cell>
          <table:table-cell table:style-name="ce83" table:formula="of:=[.E10]/INDEX([.$C$1:.$E$4];MATCH([.E$6];[.$C$1:.$C$4];0);3)" office:value-type="float" office:value="0.333333333333333" calcext:value-type="float">
            <text:p>0.333</text:p>
          </table:table-cell>
          <table:table-cell table:style-name="ce82" table:formula="of:=[.F10]/INDEX([.$C$1:.$E$4];MATCH([.F$6];[.$C$1:.$C$4];0);3)" office:value-type="float" office:value="1" calcext:value-type="float">
            <text:p>1</text:p>
          </table:table-cell>
          <table:table-cell table:style-name="ce82" table:formula="of:=[.G10]/INDEX([.$C$1:.$E$4];MATCH([.G$6];[.$C$1:.$C$4];0);3)" office:value-type="float" office:value="5" calcext:value-type="float">
            <text:p>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mm</text:p>
          </table:table-cell>
          <table:table-cell table:style-name="ce83" table:formula="of:=[.D10]*INDEX([.$C$1:.$E$4];MATCH([.C10];[.$C$1:.$C$4];0);3)" office:value-type="float" office:value="0.00416666666666667" calcext:value-type="float">
            <text:p>0.004</text:p>
          </table:table-cell>
          <table:table-cell table:style-name="ce83" table:formula="of:=[.D11]/INDEX([.$C$1:.$E$4];MATCH([.D$6];[.$C$1:.$C$4];0);3)" office:value-type="float" office:value="0.0333333333333333" calcext:value-type="float">
            <text:p>0.033</text:p>
          </table:table-cell>
          <table:table-cell table:style-name="ce83" table:formula="of:=[.E11]/INDEX([.$C$1:.$E$4];MATCH([.E$6];[.$C$1:.$C$4];0);3)" office:value-type="float" office:value="0.0666666666666667" calcext:value-type="float">
            <text:p>0.067</text:p>
          </table:table-cell>
          <table:table-cell table:style-name="ce84" table:formula="of:=[.F11]/INDEX([.$C$1:.$E$4];MATCH([.F$6];[.$C$1:.$C$4];0);3)" office:value-type="float" office:value="0.2" calcext:value-type="float">
            <text:p>0.2</text:p>
          </table:table-cell>
          <table:table-cell table:style-name="ce82" table:formula="of:=[.G11]/INDEX([.$C$1:.$E$4];MATCH([.G$6];[.$C$1:.$C$4];0);3)" office:value-type="float" office:value="1" calcext:value-type="float">
            <text:p>1</text:p>
          </table:table-cell>
          <table:table-cell table:number-columns-repeated="249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m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1" calcext:value-type="float">
            <text:p>1</text:p>
          </table:table-cell>
          <table:table-cell table:formula="of:=(1/INDEX([.D7:.H11];MATCH([.D13];[.D6:.H6];0);MATCH([.C13];[.C7:.C11];0)))*[.C14]" office:value-type="float" office:value="15" calcext:value-type="float">
            <text:p>15</text:p>
          </table:table-cell>
          <table:table-cell table:number-columns-repeated="253"/>
        </table:table-row>
        <table:table-row table:style-name="ro7">
          <table:table-cell table:number-columns-repeated="10"/>
          <table:table-cell table:formula="of:=[.K14]*[.K13]*[.K12]*[.K11]" office:value-type="float" office:value="0" calcext:value-type="float">
            <text:p>0</text:p>
          </table:table-cell>
          <table:table-cell table:number-columns-repeated="246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weight_conversion" table:style-name="ta7">
        <table:table-column table:style-name="co2" table:number-columns-repeated="257" table:default-cell-style-name="ce1"/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g</text:p>
          </table:table-cell>
          <table:table-cell table:formula="of:=1/[.F2]" office:value-type="float" office:value="0.0353200883002207" calcext:value-type="float">
            <text:p>0.0353200883</text:p>
          </table:table-cell>
          <table:table-cell office:value-type="float" office:value="28.3125" calcext:value-type="float">
            <text:p>28.3125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formula="of:=1/[.F3]"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table:number-columns-repeated="251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pound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g</text:p>
          </table:table-cell>
          <table:table-cell table:number-columns-repeated="251"/>
        </table:table-row>
        <table:table-row table:style-name="ro7">
          <table:table-cell table:number-columns-repeated="2"/>
          <table:table-cell table:style-name="ce81" office:value-type="string" calcext:value-type="string">
            <text:p>pound</text:p>
          </table:table-cell>
          <table:table-cell table:style-name="ce82" table:formula="of:=MATCH([.D7];[.$C$2:.$C$5];0)" office:value-type="float" office:value="2" calcext:value-type="float">
            <text:p>2</text:p>
          </table:table-cell>
          <table:table-cell table:style-name="ce82" table:formula="of:=[.D8]/INDEX([.$C$2:.$E$5];MATCH([.D$7];[.$C$2:.$C$5];0);3)" office:value-type="float" office:value="32" calcext:value-type="float">
            <text:p>32</text:p>
          </table:table-cell>
          <table:table-cell table:style-name="ce82" table:formula="of:=[.E8]/INDEX([.$C$2:.$E$5];MATCH([.E7];[.$C$2:.$C$5];0);3)" office:value-type="float" office:value="906" calcext:value-type="float">
            <text:p>906</text:p>
          </table:table-cell>
          <table:table-cell table:style-name="ce82" table:number-columns-repeated="2"/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8]*INDEX([.$C$2:.$E$5];MATCH([.C8];[.$C$2:.$C$5];0);3)" office:value-type="float" office:value="0.125" calcext:value-type="float">
            <text:p>0.125</text:p>
          </table:table-cell>
          <table:table-cell table:style-name="ce82" table:formula="of:=[.D9]/INDEX([.$C$2:.$E$5];MATCH([.D$7];[.$C$2:.$C$5];0);3)" office:value-type="float" office:value="2" calcext:value-type="float">
            <text:p>2</text:p>
          </table:table-cell>
          <table:table-cell table:style-name="ce82" table:formula="of:=[.E9]/INDEX([.$C$2:.$E$5];MATCH([.E$7];[.$C$2:.$C$5];0);3)" office:value-type="float" office:value="56.625" calcext:value-type="float">
            <text:p>57</text:p>
          </table:table-cell>
          <table:table-cell table:style-name="ce82" table:number-columns-repeated="2"/>
          <table:table-cell table:number-columns-repeated="4"/>
          <table:table-cell table:style-name="ce8"/>
          <table:table-cell table:number-columns-repeated="244"/>
        </table:table-row>
        <table:table-row table:style-name="ro7">
          <table:table-cell table:number-columns-repeated="2"/>
          <table:table-cell table:style-name="ce80" office:value-type="string" calcext:value-type="string">
            <text:p>g</text:p>
          </table:table-cell>
          <table:table-cell table:style-name="ce83" table:formula="of:=[.D9]*INDEX([.$C$2:.$E$5];MATCH([.C9];[.$C$2:.$C$5];0);3)" office:value-type="float" office:value="0.00441501103752759" calcext:value-type="float">
            <text:p>0.004</text:p>
          </table:table-cell>
          <table:table-cell table:style-name="ce84" table:formula="of:=[.D10]/INDEX([.$C$2:.$E$5];MATCH([.D$7];[.$C$2:.$C$5];0);3)" office:value-type="float" office:value="0.0706401766004415" calcext:value-type="float">
            <text:p>0.1</text:p>
          </table:table-cell>
          <table:table-cell table:style-name="ce82" table:formula="of:=[.E10]/INDEX([.$C$2:.$E$5];MATCH([.E$7];[.$C$2:.$C$5];0);3)" office:value-type="float" office:value="2" calcext:value-type="float">
            <text:p>2</text:p>
          </table:table-cell>
          <table:table-cell table:style-name="ce82" table:number-columns-repeated="2"/>
          <table:table-cell table:number-columns-repeated="2"/>
          <table:table-cell table:style-name="ce8" table:number-columns-repeated="2"/>
          <table:table-cell table:style-name="ce82"/>
          <table:table-cell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2" table:number-columns-repeated="2"/>
          <table:table-cell table:number-columns-repeated="2"/>
          <table:table-cell table:style-name="ce8"/>
          <table:table-cell table:style-name="ce82"/>
          <table:table-cell table:style-name="ce8"/>
          <table:table-cell table:style-name="ce82"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4"/>
          <table:table-cell table:style-name="ce82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24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5]*(1/INDEX([.D8:.H12];MATCH([.D14];[.D7:.H7];0);MATCH([.C14];[.C8:.C12];0)))" office:value-type="float" office:value="4" calcext:value-type="float">
            <text:p>4</text:p>
          </table:table-cell>
          <table:table-cell table:number-columns-repeated="253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guidelines" table:style-name="ta8">
        <table:table-column table:style-name="co2" table:number-columns-repeated="6" table:default-cell-style-name="ce1"/>
        <table:table-column table:style-name="co21" table:default-cell-style-name="ce1"/>
        <table:table-column table:style-name="co2" table:number-columns-repeated="250" table:default-cell-style-name="ce1"/>
        <table:table-row table:style-name="ro4" table:number-rows-repeated="10">
          <table:table-cell table:number-columns-repeated="257"/>
        </table:table-row>
        <table:table-row table:style-name="ro4">
          <table:table-cell table:number-columns-repeated="4"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 carb / high protein</text:p>
          </table:table-cell>
          <table:table-cell office:value-type="string" calcext:value-type="string">
            <text:p>low carb/fat / high protein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carbs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85" office:value-type="percentage" office:value="0.45" calcext:value-type="percentage">
            <text:p>45.00%</text:p>
          </table:table-cell>
          <table:table-cell office:value-type="string" calcext:value-type="string">
            <text:p>130g needed daily to fuel the brain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string" calcext:value-type="string">
            <text:p>fa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protei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4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ood inventory" table:style-name="ta9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1" table:number-columns-repeated="10" table:default-cell-style-name="ce8"/>
        <table:table-column table:style-name="co2" table:number-columns-repeated="243" table:default-cell-style-name="ce1"/>
        <table:table-row table:style-name="ro7">
          <table:table-cell table:style-name="ce1" table:number-columns-repeated="11"/>
          <table:table-cell table:style-name="ce87"/>
          <table:table-cell table:style-name="ce88" table:number-columns-repeated="2"/>
          <table:table-cell table:number-columns-repeated="243"/>
        </table:table-row>
        <table:table-row table:style-name="ro8">
          <table:table-cell table:style-name="ce3" table:content-validation-name="val32" office:value-type="string" calcext:value-type="string">
            <text:p>food_name</text:p>
          </table:table-cell>
          <table:table-cell table:style-name="ce1" table:number-columns-repeated="2"/>
          <table:table-cell table:style-name="ce3" table:content-validation-name="val32" office:value-type="string" calcext:value-type="string">
            <text:p>food_type</text:p>
          </table:table-cell>
          <table:table-cell table:style-name="ce3" table:content-validation-name="val32" office:value-type="string" calcext:value-type="string">
            <text:p>purchase_weight</text:p>
          </table:table-cell>
          <table:table-cell table:style-name="ce3" table:content-validation-name="val32" office:value-type="string" calcext:value-type="string">
            <text:p>purchase_weight_unit</text:p>
          </table:table-cell>
          <table:table-cell table:style-name="ce3" table:content-validation-name="val32" office:value-type="string" calcext:value-type="string">
            <text:p>purchase_volume</text:p>
          </table:table-cell>
          <table:table-cell table:style-name="ce3" table:content-validation-name="val32" office:value-type="string" calcext:value-type="string">
            <text:p>purchase_volume_unit</text:p>
          </table:table-cell>
          <table:table-cell table:style-name="ce3" table:content-validation-name="val32" office:value-type="string" calcext:value-type="string">
            <text:p>purchase_qty</text:p>
          </table:table-cell>
          <table:table-cell table:style-name="ce3" table:content-validation-name="val32" office:value-type="string" calcext:value-type="string">
            <text:p>serving_qty_unit</text:p>
          </table:table-cell>
          <table:table-cell table:style-name="ce3" table:content-validation-name="val32" office:value-type="string" calcext:value-type="string">
            <text:p>purchase_date</text:p>
          </table:table-cell>
          <table:table-cell table:style-name="ce3" table:content-validation-name="val32" office:value-type="string" calcext:value-type="string">
            <text:p>purchase_sell_by</text:p>
          </table:table-cell>
          <table:table-cell table:style-name="ce3" table:content-validation-name="val32" office:value-type="string" calcext:value-type="string">
            <text:p>purchase_cost</text:p>
          </table:table-cell>
          <table:table-cell table:style-name="ce3" table:content-validation-name="val32" office:value-type="string" calcext:value-type="string">
            <text:p>purchase_note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rand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chicken breast</text:p>
          </table:table-cell>
          <table:table-cell table:style-name="ce6" table:content-validation-name="val33"/>
          <table:table-cell table:formula="of:=IF([.A3]&lt;&gt;&quot;&quot;;MATCH([.A3];row_title;0);&quot;&quot;)" office:value-type="float" office:value="3" calcext:value-type="float">
            <text:p>3</text:p>
          </table:table-cell>
          <table:table-cell table:style-name="ce31" table:content-validation-name="val34" office:value-type="string" calcext:value-type="string">
            <text:p>poultry</text:p>
          </table:table-cell>
          <table:table-cell table:style-name="ce32" table:content-validation-name="val13" office:value-type="float" office:value="3.15" calcext:value-type="float">
            <text:p>3.15</text:p>
          </table:table-cell>
          <table:table-cell table:style-name="ce33" table:content-validation-name="val35" office:value-type="string" calcext:value-type="string">
            <text:p>lb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15.71" calcext:value-type="float">
            <text:p>15.71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guacamole</text:p>
          </table:table-cell>
          <table:table-cell table:style-name="ce6" table:content-validation-name="val33"/>
          <table:table-cell table:formula="of:=IF([.A4]&lt;&gt;&quot;&quot;;MATCH([.A4];row_title;0);&quot;&quot;)" office:value-type="float" office:value="33" calcext:value-type="float">
            <text:p>33</text:p>
          </table:table-cell>
          <table:table-cell table:style-name="ce31" table:content-validation-name="val34" office:value-type="string" calcext:value-type="string">
            <text:p>spread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8.97" calcext:value-type="float">
            <text:p>8.97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hummus</text:p>
          </table:table-cell>
          <table:table-cell table:style-name="ce6" table:content-validation-name="val33"/>
          <table:table-cell table:formula="of:=IF([.A5]&lt;&gt;&quot;&quot;;MATCH([.A5];row_title;0);&quot;&quot;)" office:value-type="float" office:value="9" calcext:value-type="float">
            <text:p>9</text:p>
          </table:table-cell>
          <table:table-cell table:style-name="ce31" table:content-validation-name="val34" office:value-type="string" calcext:value-type="string">
            <text:p>spread</text:p>
          </table:table-cell>
          <table:table-cell table:style-name="ce1" table:number-columns-repeated="6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2.99" calcext:value-type="float">
            <text:p>2.9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greek yoghurt</text:p>
          </table:table-cell>
          <table:table-cell table:style-name="ce6" table:content-validation-name="val33"/>
          <table:table-cell table:formula="of:=IF([.A6]&lt;&gt;&quot;&quot;;MATCH([.A6];row_title;0);&quot;&quot;)" office:value-type="float" office:value="17" calcext:value-type="float">
            <text:p>17</text:p>
          </table:table-cell>
          <table:table-cell table:style-name="ce31" table:content-validation-name="val34" office:value-type="string" calcext:value-type="string">
            <text:p>dairy</text:p>
          </table:table-cell>
          <table:table-cell table:style-name="ce32" table:content-validation-name="val13" office:value-type="float" office:value="3" calcext:value-type="float">
            <text:p>3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7.47" calcext:value-type="float">
            <text:p>7.47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lentils green whole</text:p>
          </table:table-cell>
          <table:table-cell table:style-name="ce6" table:content-validation-name="val33"/>
          <table:table-cell table:formula="of:=IF([.A7]&lt;&gt;&quot;&quot;;MATCH([.A7];row_title;0);&quot;&quot;)" office:value-type="float" office:value="83" calcext:value-type="float">
            <text:p>83</text:p>
          </table:table-cell>
          <table:table-cell table:style-name="ce1"/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1.69" calcext:value-type="float">
            <text:p>1.69</text:p>
          </table:table-cell>
          <table:table-cell table:style-name="ce1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quinoa red</text:p>
          </table:table-cell>
          <table:table-cell table:style-name="ce6" table:content-validation-name="val33"/>
          <table:table-cell table:formula="of:=IF([.A8]&lt;&gt;&quot;&quot;;MATCH([.A8];row_title;0);&quot;&quot;)" office:value-type="float" office:value="84" calcext:value-type="float">
            <text:p>84</text:p>
          </table:table-cell>
          <table:table-cell table:style-name="ce1"/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5.99" calcext:value-type="float">
            <text:p>5.99</text:p>
          </table:table-cell>
          <table:table-cell table:style-name="ce1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6" table:content-validation-name="val33" office:value-type="string" calcext:value-type="string">
            <text:p>black mission figs</text:p>
          </table:table-cell>
          <table:table-cell table:style-name="ce6" table:content-validation-name="val33"/>
          <table:table-cell table:formula="of:=IF([.A9]&lt;&gt;&quot;&quot;;MATCH([.A9];row_title;0);&quot;&quot;)" office:value-type="float" office:value="67" calcext:value-type="float">
            <text:p>67</text:p>
          </table:table-cell>
          <table:table-cell table:style-name="ce31" table:content-validation-name="val34" office:value-type="string" calcext:value-type="string">
            <text:p>dried fruit</text:p>
          </table:table-cell>
          <table:table-cell table:style-name="ce32" table:content-validation-name="val13" office:value-type="float" office:value="12" calcext:value-type="float">
            <text:p>12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4.49" calcext:value-type="float">
            <text:p>4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smyrna figs</text:p>
          </table:table-cell>
          <table:table-cell table:style-name="ce6" table:content-validation-name="val33"/>
          <table:table-cell table:formula="of:=IF([.A10]&lt;&gt;&quot;&quot;;MATCH([.A10];row_title;0);&quot;&quot;)" office:value-type="float" office:value="70" calcext:value-type="float">
            <text:p>70</text:p>
          </table:table-cell>
          <table:table-cell table:style-name="ce31" table:content-validation-name="val34" office:value-type="string" calcext:value-type="string">
            <text:p>dried fruit</text:p>
          </table:table-cell>
          <table:table-cell table:style-name="ce32" table:content-validation-name="val13" office:value-type="float" office:value="280" calcext:value-type="float">
            <text:p>28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ieces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3.49" calcext:value-type="float">
            <text:p>3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apple</text:p>
          </table:table-cell>
          <table:table-cell table:style-name="ce6" table:content-validation-name="val33"/>
          <table:table-cell table:formula="of:=IF([.A11]&lt;&gt;&quot;&quot;;MATCH([.A11];row_title;0);&quot;&quot;)" office:value-type="float" office:value="72" calcext:value-type="float">
            <text:p>72</text:p>
          </table:table-cell>
          <table:table-cell table:style-name="ce31" table:content-validation-name="val34" office:value-type="string" calcext:value-type="string">
            <text:p>fruit</text:p>
          </table:table-cell>
          <table:table-cell table:style-name="ce32" table:content-validation-name="val13" office:value-type="float" office:value="4" calcext:value-type="float">
            <text:p>4</text:p>
          </table:table-cell>
          <table:table-cell table:style-name="ce33" table:content-validation-name="val35" office:value-type="string" calcext:value-type="string">
            <text:p>lb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3.99" calcext:value-type="float">
            <text:p>3.9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seven grain demi loaf</text:p>
          </table:table-cell>
          <table:table-cell table:style-name="ce6" table:content-validation-name="val33"/>
          <table:table-cell table:formula="of:=IF([.A12]&lt;&gt;&quot;&quot;;MATCH([.A12];row_title;0);&quot;&quot;)" office:value-type="float" office:value="73" calcext:value-type="float">
            <text:p>73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2.29" calcext:value-type="float">
            <text:p>2.2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pumpkin seeds</text:p>
          </table:table-cell>
          <table:table-cell table:style-name="ce6" table:content-validation-name="val33"/>
          <table:table-cell table:formula="of:=IF([.A13]&lt;&gt;&quot;&quot;;MATCH([.A13];row_title;0);&quot;&quot;)" office:value-type="float" office:value="44" calcext:value-type="float">
            <text:p>44</text:p>
          </table:table-cell>
          <table:table-cell table:style-name="ce31" table:content-validation-name="val34" office:value-type="string" calcext:value-type="string">
            <text:p>nut</text:p>
          </table:table-cell>
          <table:table-cell table:style-name="ce32" table:content-validation-name="val13" office:value-type="float" office:value="450" calcext:value-type="float">
            <text:p>450</text:p>
          </table:table-cell>
          <table:table-cell table:style-name="ce33" table:content-validation-name="val35" office:value-type="string" calcext:value-type="string">
            <text:p>g</text:p>
          </table:table-cell>
          <table:table-cell table:style-name="ce1" table:number-columns-repeated="4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1"/>
          <table:table-cell office:value-type="float" office:value="6.49" calcext:value-type="float">
            <text:p>6.49</text:p>
          </table:table-cell>
          <table:table-cell table:style-name="ce1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rye pumpernickle</text:p>
          </table:table-cell>
          <table:table-cell table:style-name="ce6" table:content-validation-name="val33"/>
          <table:table-cell table:formula="of:=IF([.A14]&lt;&gt;&quot;&quot;;MATCH([.A14];row_title;0);&quot;&quot;)" office:value-type="float" office:value="79" calcext:value-type="float">
            <text:p>79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36" office:value-type="string" calcext:value-type="string">
            <text:p>n/a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8" table:content-validation-name="val37" office:value-type="string" calcext:value-type="string">
            <text:p>n/a</text:p>
          </table:table-cell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86" table:content-validation-name="val27" office:value-type="date" office:date-value="2016-05-01" calcext:value-type="date">
            <text:p>05/01/16</text:p>
          </table:table-cell>
          <table:table-cell table:style-name="ce89" table:content-validation-name="val28" office:value-type="float" office:value="2.5" calcext:value-type="float">
            <text:p>2.5</text:p>
          </table:table-cell>
          <table:table-cell table:style-name="ce90" table:content-validation-name="val29"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flax seed bread</text:p>
          </table:table-cell>
          <table:table-cell table:style-name="ce6" table:content-validation-name="val33"/>
          <table:table-cell table:formula="of:=IF([.A15]&lt;&gt;&quot;&quot;;MATCH([.A15];row_title;0);&quot;&quot;)" office:value-type="float" office:value="80" calcext:value-type="float">
            <text:p>80</text:p>
          </table:table-cell>
          <table:table-cell table:style-name="ce31" table:content-validation-name="val34" office:value-type="string" calcext:value-type="string">
            <text:p>bread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7" calcext:value-type="date">
            <text:p>04/27/16</text:p>
          </table:table-cell>
          <table:table-cell table:style-name="ce86" table:content-validation-name="val27" office:value-type="date" office:date-value="2016-05-04" calcext:value-type="date">
            <text:p>05/04/16</text:p>
          </table:table-cell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baby kale, chard, spin</text:p>
          </table:table-cell>
          <table:table-cell table:style-name="ce6" table:content-validation-name="val33"/>
          <table:table-cell table:formula="of:=IF([.A16]&lt;&gt;&quot;&quot;;MATCH([.A16];row_title;0);&quot;&quot;)" office:value-type="float" office:value="81" calcext:value-type="float">
            <text:p>81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romaine lettuce</text:p>
          </table:table-cell>
          <table:table-cell table:style-name="ce6" table:content-validation-name="val33"/>
          <table:table-cell table:formula="of:=IF([.A17]&lt;&gt;&quot;&quot;;MATCH([.A17];row_title;0);&quot;&quot;)" office:value-type="float" office:value="82" calcext:value-type="float">
            <text:p>82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32" table:content-validation-name="val13" office:value-type="float" office:value="6" calcext:value-type="float">
            <text:p>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6" table:content-validation-name="val33" office:value-type="string" calcext:value-type="string">
            <text:p>pineapple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8" calcext:value-type="date">
            <text:p>04/28/16</text:p>
          </table:table-cell>
          <table:table-cell/>
          <table:table-cell table:style-name="ce1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office:value-type="string" calcext:value-type="string">
            <text:p>smith breakfast ham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krft shredded fine cheese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flax bread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 table:number-rows-repeated="2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sweetcorn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office:value-type="string" calcext:value-type="string">
            <text:p>franks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 table:number-rows-repeated="2"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44"/>
        </table:table-row>
        <table:table-row table:style-name="ro7">
          <table:table-cell table:style-name="ce6" table:content-validation-name="val33" office:value-type="string" calcext:value-type="string">
            <text:p>peanut butter</text:p>
          </table:table-cell>
          <table:table-cell/>
          <table:table-cell table:formula="of:=IF([.A31]&lt;&gt;&quot;&quot;;MATCH([.A31];row_title;0);&quot;&quot;)" office:value-type="float" office:value="85" calcext:value-type="float">
            <text:p>85</text:p>
          </table:table-cell>
          <table:table-cell table:style-name="ce31" table:content-validation-name="val34" office:value-type="string" calcext:value-type="string">
            <text:p>leafy green</text:p>
          </table:table-cell>
          <table:table-cell table:style-name="ce32" table:content-validation-name="val13" office:value-type="float" office:value="16" calcext:value-type="float">
            <text:p>16</text:p>
          </table:table-cell>
          <table:table-cell table:style-name="ce33" table:content-validation-name="val35" office:value-type="string" calcext:value-type="string">
            <text:p>oz</text:p>
          </table:table-cell>
          <table:table-cell/>
          <table:table-cell table:style-name="ce1"/>
          <table:table-cell table:number-columns-repeated="2"/>
          <table:table-cell table:style-name="ce86" table:content-validation-name="val27" office:value-type="date" office:date-value="2016-04-29" calcext:value-type="date">
            <text:p>04/29/16</text:p>
          </table:table-cell>
          <table:table-cell/>
          <table:table-cell office:value-type="float" office:value="3.99" calcext:value-type="float">
            <text:p>3.99</text:p>
          </table:table-cell>
          <table:table-cell/>
          <table:table-cell office:value-type="string" calcext:value-type="string">
            <text:p>Whole Foods</text:p>
          </table:table-cell>
          <table:table-cell office:value-type="float" office:value="365" calcext:value-type="float">
            <text:p>365</text:p>
          </table:table-cell>
          <table:table-cell table:number-columns-repeated="241"/>
        </table:table-row>
        <table:table-row table:style-name="ro7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30" table:content-validation-name="val9" office:value-type="float" office:value="11" calcext:value-type="float">
            <text:p>11</text:p>
          </table:table-cell>
          <table:table-cell table:style-name="ce7" table:content-validation-name="val38" office:value-type="string" calcext:value-type="string">
            <text:p>hummus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7" table:content-validation-name="val38" office:value-type="string" calcext:value-type="string">
            <text:p>chicken breast</text:p>
          </table:table-cell>
          <table:table-cell office:value-type="float" office:value="3" calcext:value-type="float">
            <text:p>3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7" table:content-validation-name="val38" office:value-type="string" calcext:value-type="string">
            <text:p>guacamole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 table:number-rows-repeated="4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table:number-columns-repeated="240"/>
        </table:table-row>
        <table:table-row table:style-name="ro7" table:number-rows-repeated="104852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meals" table:style-name="ta10">
        <office:forms form:automatic-focus="false" form:apply-design-mode="false"/>
        <table:table-column table:style-name="co22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14" table:formula="of:=MATCH([.D$3];column_title;0)" office:value-type="float" office:value="10" calcext:value-type="float">
            <text:p>10</text:p>
          </table:table-cell>
          <table:table-cell table:style-name="ce2"/>
          <table:table-cell table:style-name="ce14"/>
          <table:table-cell table:style-name="ce14" table:formula="of:=MATCH([.F$3];column_title;0)" office:value-type="float" office:value="11" calcext:value-type="float">
            <text:p>11</text:p>
          </table:table-cell>
          <table:table-cell table:style-name="ce14" table:formula="of:=MATCH([.G$3];column_title;0)" office:value-type="float" office:value="12" calcext:value-type="float">
            <text:p>12</text:p>
          </table:table-cell>
          <table:table-cell table:style-name="ce14" table:formula="of:=MATCH([.H$3];column_title;0)" office:value-type="float" office:value="16" calcext:value-type="float">
            <text:p>16</text:p>
          </table:table-cell>
          <table:table-cell table:style-name="ce14" table:formula="of:=MATCH([.I$3];column_title;0)" office:value-type="float" office:value="19" calcext:value-type="float">
            <text:p>19</text:p>
          </table:table-cell>
          <table:table-cell table:style-name="ce14" table:formula="of:=MATCH([.J$3];column_title;0)" office:value-type="float" office:value="17" calcext:value-type="float">
            <text:p>17</text:p>
          </table:table-cell>
          <table:table-cell table:style-name="ce14" table:formula="of:=MATCH([.K$3];column_title;0)" office:value-type="float" office:value="21" calcext:value-type="float">
            <text:p>21</text:p>
          </table:table-cell>
          <table:table-cell table:style-name="ce2" table:number-columns-repeated="1012"/>
        </table:table-row>
        <table:table-row table:style-name="ro9">
          <table:table-cell table:style-name="ce3" table:content-validation-name="val39" office:value-type="string" calcext:value-type="string">
            <text:p>food_name</text:p>
          </table:table-cell>
          <table:table-cell table:style-name="ce3" table:content-validation-name="val39" office:value-type="string" calcext:value-type="string">
            <text:p>recipe_id</text:p>
          </table:table-cell>
          <table:table-cell table:style-name="ce11" office:value-type="string" calcext:value-type="string">
            <text:p>food_refdata_row</text:p>
          </table:table-cell>
          <table:table-cell table:style-name="ce3" table:content-validation-name="val39" office:value-type="string" calcext:value-type="string">
            <text:p>serving_summary</text:p>
          </table:table-cell>
          <table:table-cell table:style-name="ce3" table:content-validation-name="val39" office:value-type="string" calcext:value-type="string">
            <text:p>serving_number</text:p>
          </table:table-cell>
          <table:table-cell table:style-name="ce3" table:content-validation-name="val39" office:value-type="string" calcext:value-type="string">
            <text:p>nutrition_calories_kj</text:p>
          </table:table-cell>
          <table:table-cell table:style-name="ce3" table:content-validation-name="val39" office:value-type="string" calcext:value-type="string">
            <text:p>nutrition_fat_g_total</text:p>
          </table:table-cell>
          <table:table-cell table:style-name="ce3" table:content-validation-name="val39" office:value-type="string" calcext:value-type="string">
            <text:p>nutrition_carb_g_total</text:p>
          </table:table-cell>
          <table:table-cell table:style-name="ce3" table:content-validation-name="val39" office:value-type="string" calcext:value-type="string">
            <text:p>nutrition_carb_g_fibre</text:p>
          </table:table-cell>
          <table:table-cell table:style-name="ce3" table:content-validation-name="val39" office:value-type="string" calcext:value-type="string">
            <text:p>nutrition_carb_g_not_fibre</text:p>
          </table:table-cell>
          <table:table-cell table:style-name="ce3" table:content-validation-name="val39" office:value-type="string" calcext:value-type="string">
            <text:p>nutrition_protein_g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6" table:content-validation-name="val40" office:value-type="string" calcext:value-type="string">
            <text:p>quinoa red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4]&lt;&gt;&quot;&quot;;MATCH([.A4];row_title;0);&quot;&quot;)" office:value-type="float" office:value="84" calcext:value-type="float">
            <text:p>84</text:p>
          </table:table-cell>
          <table:table-cell table:style-name="ce18" table:formula="of:=IF(ISERROR(INDEX(table;[.$C4];[.D$2]));&quot;&quot;;INDEX(table;[.$C4];[.D$2]))" office:value-type="string" office:string-value="42g/0.25cup/" calcext:value-type="string">
            <text:p>42g/0.25cup/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4];[.G$2])*[.$E4]" office:value-type="float" office:value="640" calcext:value-type="float">
            <text:p>640</text:p>
          </table:table-cell>
          <table:table-cell table:style-name="ce8" table:formula="of:=INDEX(table;[.$C4];[.H$2])*[.$E4]" office:value-type="float" office:value="10" calcext:value-type="float">
            <text:p>10</text:p>
          </table:table-cell>
          <table:table-cell table:style-name="ce8" table:formula="of:=INDEX(table;[.$C4];[.I$2])*[.$E4]" office:value-type="float" office:value="120" calcext:value-type="float">
            <text:p>120</text:p>
          </table:table-cell>
          <table:table-cell table:style-name="ce8" table:formula="of:=INDEX(table;[.$C4];[.J$2])*[.$E4]" office:value-type="float" office:value="12" calcext:value-type="float">
            <text:p>12</text:p>
          </table:table-cell>
          <table:table-cell table:style-name="ce8" table:formula="of:=INDEX(table;[.$C4];[.K$2])*[.$E4]" office:value-type="float" office:value="108" calcext:value-type="float">
            <text:p>108</text:p>
          </table:table-cell>
          <table:table-cell table:style-name="ce8" table:formula="of:=INDEX(table;[.$C4];[.L$2])*[.$E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lentils green whole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5]&lt;&gt;&quot;&quot;;MATCH([.A5];row_title;0);&quot;&quot;)" office:value-type="float" office:value="83" calcext:value-type="float">
            <text:p>83</text:p>
          </table:table-cell>
          <table:table-cell table:style-name="ce18" table:formula="of:=IF(ISERROR(INDEX(table;[.$C5];[.D$2]));&quot;&quot;;INDEX(table;[.$C5];[.D$2]))" office:value-type="string" office:string-value="50g/0.25cup/" calcext:value-type="string">
            <text:p>50g/0.25cup/</text:p>
          </table:table-cell>
          <table:table-cell table:style-name="ce93" office:value-type="float" office:value="8" calcext:value-type="float">
            <text:p>8</text:p>
          </table:table-cell>
          <table:table-cell table:style-name="ce8" table:formula="of:=INDEX(table;[.$C5];[.G$2])*[.$E5]" office:value-type="float" office:value="1360" calcext:value-type="float">
            <text:p>1360</text:p>
          </table:table-cell>
          <table:table-cell table:style-name="ce8" table:formula="of:=INDEX(table;[.$C5];[.H$2])*[.$E5]" office:value-type="float" office:value="0" calcext:value-type="float">
            <text:p>0</text:p>
          </table:table-cell>
          <table:table-cell table:style-name="ce8" table:formula="of:=INDEX(table;[.$C5];[.I$2])*[.$E5]" office:value-type="float" office:value="240" calcext:value-type="float">
            <text:p>240</text:p>
          </table:table-cell>
          <table:table-cell table:style-name="ce8" table:formula="of:=INDEX(table;[.$C5];[.J$2])*[.$E5]" office:value-type="float" office:value="112" calcext:value-type="float">
            <text:p>112</text:p>
          </table:table-cell>
          <table:table-cell table:style-name="ce8" table:formula="of:=INDEX(table;[.$C5];[.K$2])*[.$E5]" office:value-type="float" office:value="128" calcext:value-type="float">
            <text:p>128</text:p>
          </table:table-cell>
          <table:table-cell table:style-name="ce8" table:formula="of:=INDEX(table;[.$C5];[.L$2])*[.$E5]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hopped tomatoies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6]&lt;&gt;&quot;&quot;;MATCH([.A6];row_title;0);&quot;&quot;)" office:value-type="float" office:value="104" calcext:value-type="float">
            <text:p>104</text:p>
          </table:table-cell>
          <table:table-cell table:style-name="ce18" table:formula="of:=IF(ISERROR(INDEX(table;[.$C6];[.D$2]));&quot;&quot;;INDEX(table;[.$C6];[.D$2]))" office:value-type="string" office:string-value="1pieces" calcext:value-type="string">
            <text:p>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6];[.G$2])*[.$E6]" office:value-type="float" office:value="60" calcext:value-type="float">
            <text:p>60</text:p>
          </table:table-cell>
          <table:table-cell table:style-name="ce8" table:formula="of:=INDEX(table;[.$C6];[.H$2])*[.$E6]" office:value-type="float" office:value="60" calcext:value-type="float">
            <text:p>60</text:p>
          </table:table-cell>
          <table:table-cell table:style-name="ce8" table:formula="of:=INDEX(table;[.$C6];[.I$2])*[.$E6]" office:value-type="float" office:value="12" calcext:value-type="float">
            <text:p>12</text:p>
          </table:table-cell>
          <table:table-cell table:style-name="ce8" table:formula="of:=INDEX(table;[.$C6];[.J$2])*[.$E6]" office:value-type="float" office:value="2" calcext:value-type="float">
            <text:p>2</text:p>
          </table:table-cell>
          <table:table-cell table:style-name="ce8" table:formula="of:=INDEX(table;[.$C6];[.K$2])*[.$E6]" office:value-type="float" office:value="10" calcext:value-type="float">
            <text:p>10</text:p>
          </table:table-cell>
          <table:table-cell table:style-name="ce8" table:formula="of:=INDEX(table;[.$C6];[.L$2])*[.$E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swiss chard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7]&lt;&gt;&quot;&quot;;MATCH([.A7];row_title;0);&quot;&quot;)" office:value-type="float" office:value="105" calcext:value-type="float">
            <text:p>105</text:p>
          </table:table-cell>
          <table:table-cell table:style-name="ce18" table:formula="of:=IF(ISERROR(INDEX(table;[.$C7];[.D$2]));&quot;&quot;;INDEX(table;[.$C7];[.D$2]))" office:value-type="string" office:string-value="1pieces" calcext:value-type="string">
            <text:p>1pieces</text:p>
          </table:table-cell>
          <table:table-cell table:style-name="ce93" office:value-type="float" office:value="6" calcext:value-type="float">
            <text:p>6</text:p>
          </table:table-cell>
          <table:table-cell table:style-name="ce8" table:formula="of:=INDEX(table;[.$C7];[.G$2])*[.$E7]" office:value-type="float" office:value="54" calcext:value-type="float">
            <text:p>54</text:p>
          </table:table-cell>
          <table:table-cell table:style-name="ce8" table:formula="of:=INDEX(table;[.$C7];[.H$2])*[.$E7]" office:value-type="float" office:value="0.6" calcext:value-type="float">
            <text:p>0.6</text:p>
          </table:table-cell>
          <table:table-cell table:style-name="ce8" table:formula="of:=INDEX(table;[.$C7];[.I$2])*[.$E7]" office:value-type="float" office:value="10.8" calcext:value-type="float">
            <text:p>10.8</text:p>
          </table:table-cell>
          <table:table-cell table:style-name="ce8" table:formula="of:=INDEX(table;[.$C7];[.J$2])*[.$E7]" office:value-type="float" office:value="4.8" calcext:value-type="float">
            <text:p>4.8</text:p>
          </table:table-cell>
          <table:table-cell table:style-name="ce8" table:formula="of:=INDEX(table;[.$C7];[.K$2])*[.$E7]" office:value-type="float" office:value="6" calcext:value-type="float">
            <text:p>6</text:p>
          </table:table-cell>
          <table:table-cell table:style-name="ce8" table:formula="of:=INDEX(table;[.$C7];[.L$2])*[.$E7]" office:value-type="float" office:value="5.4" calcext:value-type="float">
            <text:p>5.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onion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8]&lt;&gt;&quot;&quot;;MATCH([.A8];row_title;0);&quot;&quot;)" office:value-type="float" office:value="102" calcext:value-type="float">
            <text:p>102</text:p>
          </table:table-cell>
          <table:table-cell table:style-name="ce18" table:formula="of:=IF(ISERROR(INDEX(table;[.$C8];[.D$2]));&quot;&quot;;INDEX(table;[.$C8];[.D$2]))" office:value-type="string" office:string-value="150g/1pieces" calcext:value-type="string">
            <text:p>150g/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8];[.G$2])*[.$E8]" office:value-type="float" office:value="120" calcext:value-type="float">
            <text:p>120</text:p>
          </table:table-cell>
          <table:table-cell table:style-name="ce8" table:formula="of:=INDEX(table;[.$C8];[.H$2])*[.$E8]" office:value-type="float" office:value="0.4" calcext:value-type="float">
            <text:p>0.4</text:p>
          </table:table-cell>
          <table:table-cell table:style-name="ce8" table:formula="of:=INDEX(table;[.$C8];[.I$2])*[.$E8]" office:value-type="float" office:value="28" calcext:value-type="float">
            <text:p>28</text:p>
          </table:table-cell>
          <table:table-cell table:style-name="ce8" table:formula="of:=INDEX(table;[.$C8];[.J$2])*[.$E8]" office:value-type="float" office:value="5.2" calcext:value-type="float">
            <text:p>5.2</text:p>
          </table:table-cell>
          <table:table-cell table:style-name="ce8" table:formula="of:=INDEX(table;[.$C8];[.K$2])*[.$E8]" office:value-type="float" office:value="22.8" calcext:value-type="float">
            <text:p>22.8</text:p>
          </table:table-cell>
          <table:table-cell table:style-name="ce8" table:formula="of:=INDEX(table;[.$C8];[.L$2])*[.$E8]"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elery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9]&lt;&gt;&quot;&quot;;MATCH([.A9];row_title;0);&quot;&quot;)" office:value-type="float" office:value="103" calcext:value-type="float">
            <text:p>103</text:p>
          </table:table-cell>
          <table:table-cell table:style-name="ce18" table:formula="of:=IF(ISERROR(INDEX(table;[.$C9];[.D$2]));&quot;&quot;;INDEX(table;[.$C9];[.D$2]))" office:value-type="string" office:string-value="1pieces" calcext:value-type="string">
            <text:p>1pieces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9];[.G$2])*[.$E9]" office:value-type="float" office:value="40" calcext:value-type="float">
            <text:p>40</text:p>
          </table:table-cell>
          <table:table-cell table:style-name="ce8" table:formula="of:=INDEX(table;[.$C9];[.H$2])*[.$E9]" office:value-type="float" office:value="0.4" calcext:value-type="float">
            <text:p>0.4</text:p>
          </table:table-cell>
          <table:table-cell table:style-name="ce8" table:formula="of:=INDEX(table;[.$C9];[.I$2])*[.$E9]" office:value-type="float" office:value="8.8" calcext:value-type="float">
            <text:p>8.8</text:p>
          </table:table-cell>
          <table:table-cell table:style-name="ce8" table:formula="of:=INDEX(table;[.$C9];[.J$2])*[.$E9]" office:value-type="float" office:value="4" calcext:value-type="float">
            <text:p>4</text:p>
          </table:table-cell>
          <table:table-cell table:style-name="ce8" table:formula="of:=INDEX(table;[.$C9];[.K$2])*[.$E9]" office:value-type="float" office:value="4.8" calcext:value-type="float">
            <text:p>4.8</text:p>
          </table:table-cell>
          <table:table-cell table:style-name="ce8" table:formula="of:=INDEX(table;[.$C9];[.L$2])*[.$E9]" office:value-type="float" office:value="1.6" calcext:value-type="float">
            <text:p>1.6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carrots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0]&lt;&gt;&quot;&quot;;MATCH([.A10];row_title;0);&quot;&quot;)" office:value-type="float" office:value="25" calcext:value-type="float">
            <text:p>25</text:p>
          </table:table-cell>
          <table:table-cell table:style-name="ce18" table:formula="of:=IF(ISERROR(INDEX(table;[.$C10];[.D$2]));&quot;&quot;;INDEX(table;[.$C10];[.D$2]))" office:value-type="string" office:string-value="61g/" calcext:value-type="string">
            <text:p>61g/</text:p>
          </table:table-cell>
          <table:table-cell table:style-name="ce93" office:value-type="float" office:value="4" calcext:value-type="float">
            <text:p>4</text:p>
          </table:table-cell>
          <table:table-cell table:style-name="ce8" table:formula="of:=INDEX(table;[.$C10];[.G$2])*[.$E10]" office:value-type="float" office:value="100" calcext:value-type="float">
            <text:p>100</text:p>
          </table:table-cell>
          <table:table-cell table:style-name="ce8" table:formula="of:=INDEX(table;[.$C10];[.H$2])*[.$E10]" office:value-type="float" office:value="0.4" calcext:value-type="float">
            <text:p>0.4</text:p>
          </table:table-cell>
          <table:table-cell table:style-name="ce8" table:formula="of:=INDEX(table;[.$C10];[.I$2])*[.$E10]" office:value-type="float" office:value="24" calcext:value-type="float">
            <text:p>24</text:p>
          </table:table-cell>
          <table:table-cell table:style-name="ce8" table:formula="of:=INDEX(table;[.$C10];[.J$2])*[.$E10]" office:value-type="float" office:value="6.8" calcext:value-type="float">
            <text:p>6.8</text:p>
          </table:table-cell>
          <table:table-cell table:style-name="ce8" table:formula="of:=INDEX(table;[.$C10];[.K$2])*[.$E10]" office:value-type="float" office:value="17.2" calcext:value-type="float">
            <text:p>17.2</text:p>
          </table:table-cell>
          <table:table-cell table:style-name="ce8" table:formula="of:=INDEX(table;[.$C10];[.L$2])*[.$E10]" office:value-type="float" office:value="2.4" calcext:value-type="float">
            <text:p>2.4</text:p>
          </table:table-cell>
          <table:table-cell table:number-columns-repeated="1013"/>
        </table:table-row>
        <table:table-row table:style-name="ro1">
          <table:table-cell table:style-name="ce6" table:content-validation-name="val40" office:value-type="string" calcext:value-type="string">
            <text:p>veg boullion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1]&lt;&gt;&quot;&quot;;MATCH([.A11];row_title;0);&quot;&quot;)" office:value-type="float" office:value="106" calcext:value-type="float">
            <text:p>106</text:p>
          </table:table-cell>
          <table:table-cell table:style-name="ce18" table:formula="of:=IF(ISERROR(INDEX(table;[.$C11];[.D$2]));&quot;&quot;;INDEX(table;[.$C11];[.D$2]))" office:value-type="string" office:string-value="1pieces" calcext:value-type="string">
            <text:p>1pieces</text:p>
          </table:table-cell>
          <table:table-cell table:style-name="ce93" office:value-type="float" office:value="2" calcext:value-type="float">
            <text:p>2</text:p>
          </table:table-cell>
          <table:table-cell table:style-name="ce8" table:formula="of:=INDEX(table;[.$C11];[.G$2])*[.$E11]" office:value-type="float" office:value="50" calcext:value-type="float">
            <text:p>50</text:p>
          </table:table-cell>
          <table:table-cell table:style-name="ce8" table:formula="of:=INDEX(table;[.$C11];[.H$2])*[.$E11]" office:value-type="float" office:value="4" calcext:value-type="float">
            <text:p>4</text:p>
          </table:table-cell>
          <table:table-cell table:style-name="ce8" table:formula="of:=INDEX(table;[.$C11];[.I$2])*[.$E11]" office:value-type="float" office:value="4" calcext:value-type="float">
            <text:p>4</text:p>
          </table:table-cell>
          <table:table-cell table:style-name="ce8" table:formula="of:=INDEX(table;[.$C11];[.J$2])*[.$E11]" office:value-type="float" office:value="0" calcext:value-type="float">
            <text:p>0</text:p>
          </table:table-cell>
          <table:table-cell table:style-name="ce8" table:formula="of:=INDEX(table;[.$C11];[.K$2])*[.$E11]" office:value-type="float" office:value="0" calcext:value-type="float">
            <text:p>0</text:p>
          </table:table-cell>
          <table:table-cell table:style-name="ce8" table:formula="of:=INDEX(table;[.$C11];[.L$2])*[.$E11]" office:value-type="float" office:value="2" calcext:value-type="float">
            <text:p>2</text:p>
          </table:table-cell>
          <table:table-cell table:style-name="ce8" table:formula="of:=IF(ISERROR(INDEX(table;[.$C11];[.L$2])*[.$E11]*[.$F11]);&quot;&quot;;INDEX(table;[.$C11];[.L$2])*[.$E11]*[.$F11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table:content-validation-name="val40" office:value-type="string" calcext:value-type="string">
            <text:p>water</text:p>
          </table:table-cell>
          <table:table-cell table:style-name="ce91" office:value-type="float" office:value="1" calcext:value-type="float">
            <text:p>1</text:p>
          </table:table-cell>
          <table:table-cell table:style-name="ce8" table:formula="of:=IF([.A12]&lt;&gt;&quot;&quot;;MATCH([.A12];row_title;0);&quot;&quot;)" office:value-type="float" office:value="107" calcext:value-type="float">
            <text:p>107</text:p>
          </table:table-cell>
          <table:table-cell table:style-name="ce18" table:formula="of:=IF(ISERROR(INDEX(table;[.$C12];[.D$2]));&quot;&quot;;INDEX(table;[.$C12];[.D$2]))" office:value-type="string" office:string-value="1cup/" calcext:value-type="string">
            <text:p>1cup/</text:p>
          </table:table-cell>
          <table:table-cell table:style-name="ce9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IF(ISERROR(INDEX(table;[.$C12];[.G$2])*[.$E12]*[.$F12]);&quot;&quot;;INDEX(table;[.$C12];[.G$2])*[.$E12]*[.$F12])" office:value-type="float" office:value="0" calcext:value-type="float">
            <text:p>0</text:p>
          </table:table-cell>
          <table:table-cell table:style-name="ce8" table:formula="of:=IF(ISERROR(INDEX(table;[.$C12];[.H$2])*[.$E12]*[.$F12]);&quot;&quot;;INDEX(table;[.$C12];[.H$2])*[.$E12]*[.$F12])" office:value-type="float" office:value="0" calcext:value-type="float">
            <text:p>0</text:p>
          </table:table-cell>
          <table:table-cell table:style-name="ce8" table:formula="of:=IF(ISERROR(INDEX(table;[.$C12];[.I$2])*[.$E12]*[.$F12]);&quot;&quot;;INDEX(table;[.$C12];[.I$2])*[.$E12]*[.$F12])" office:value-type="float" office:value="0" calcext:value-type="float">
            <text:p>0</text:p>
          </table:table-cell>
          <table:table-cell table:style-name="ce8" table:formula="of:=IF(ISERROR(INDEX(table;[.$C12];[.J$2])*[.$E12]*[.$F12]);&quot;&quot;;INDEX(table;[.$C12];[.J$2])*[.$E12]*[.$F12])" office:value-type="float" office:value="0" calcext:value-type="float">
            <text:p>0</text:p>
          </table:table-cell>
          <table:table-cell table:style-name="ce8" table:formula="of:=IF(ISERROR(INDEX(table;[.$C12];[.K$2])*[.$E12]*[.$F12]);&quot;&quot;;INDEX(table;[.$C12];[.K$2])*[.$E12]*[.$F12])" office:value-type="float" office:value="0" calcext:value-type="float">
            <text:p>0</text:p>
          </table:table-cell>
          <table:table-cell table:style-name="ce8" table:formula="of:=IF(ISERROR(INDEX(table;[.$C12];[.L$2])*[.$E12]*[.$F12]);&quot;&quot;;INDEX(table;[.$C12];[.L$2])*[.$E12]*[.$F1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style-name="ce6" table:content-validation-name="val40"/>
          <table:table-cell table:style-name="ce92" table:content-validation-name="val9"/>
          <table:table-cell table:style-name="ce8"/>
          <table:table-cell table:style-name="ce18"/>
          <table:table-cell table:style-name="ce93"/>
          <table:table-cell/>
          <table:table-cell table:style-name="ce8" table:number-columns-repeated="6"/>
          <table:table-cell table:number-columns-repeated="1012"/>
        </table:table-row>
        <table:table-row table:style-name="ro1" table:number-rows-repeated="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7" table:number-rows-repeated="153">
          <table:table-cell table:number-columns-repeated="1024"/>
        </table:table-row>
        <table:table-row table:style-name="ro1" table:number-rows-repeated="60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l_summary" table:style-name="ta11">
        <table:table-column table:style-name="co22" table:default-cell-style-name="ce1"/>
        <table:table-column table:style-name="co2" table:number-columns-repeated="244" table:default-cell-style-name="ce1"/>
        <table:table-column table:style-name="co2" table:number-columns-repeated="759" table:default-cell-style-name="Default"/>
        <table:table-row table:style-name="ro1">
          <table:table-cell/>
          <table:table-cell table:formula="of:=MATCH([.B3];meals_column_title;0)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3"/>
          <table:table-cell table:style-name="ce8"/>
          <table:table-cell table:formula="of:=MATCH([.T3];meals_column_title;0)" office:value-type="float" office:value="6" calcext:value-type="float">
            <text:p>6</text:p>
          </table:table-cell>
          <table:table-cell table:formula="of:=MATCH([.U3];meals_column_title;0)" office:value-type="float" office:value="7" calcext:value-type="float">
            <text:p>7</text:p>
          </table:table-cell>
          <table:table-cell table:formula="of:=MATCH([.V3];meals_column_title;0)" office:value-type="float" office:value="8" calcext:value-type="float">
            <text:p>8</text:p>
          </table:table-cell>
          <table:table-cell table:formula="of:=MATCH([.W3];meals_column_title;0)" office:value-type="float" office:value="9" calcext:value-type="float">
            <text:p>9</text:p>
          </table:table-cell>
          <table:table-cell table:formula="of:=MATCH([.X3];meals_column_title;0)" office:value-type="float" office:value="10" calcext:value-type="float">
            <text:p>10</text:p>
          </table:table-cell>
          <table:table-cell table:formula="of:=MATCH([.Y3];meals_column_title;0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table:style-name="ce2" table:number-columns-repeated="2"/>
          <table:table-cell table:number-columns-repeated="12" table:style-name="ce88" office:value-type="string" calcext:value-type="string">
            <text:p>serving</text:p>
          </table:table-cell>
          <table:table-cell table:style-name="ce2" table:number-columns-repeated="4"/>
          <table:table-cell table:style-name="ce14"/>
          <table:table-cell table:number-columns-repeated="6" table:style-name="ce88" office:value-type="string" calcext:value-type="string">
            <text:p>recipe</text:p>
          </table:table-cell>
          <table:table-cell table:style-name="ce2" table:number-columns-repeated="979"/>
        </table:table-row>
        <table:table-row table:style-name="ro3">
          <table:table-cell table:style-name="ce3" table:content-validation-name="val41"/>
          <table:table-cell table:style-name="ce3" table:content-validation-name="val41" office:value-type="string" calcext:value-type="string">
            <text:p>recipe_id</text:p>
          </table:table-cell>
          <table:table-cell table:style-name="ce3" table:content-validation-name="val41" office:value-type="string" calcext:value-type="string">
            <text:p>serving_volume</text:p>
          </table:table-cell>
          <table:table-cell table:style-name="ce3" table:content-validation-name="val41" office:value-type="string" calcext:value-type="string">
            <text:p>serving_volume_unit</text:p>
          </table:table-cell>
          <table:table-cell table:style-name="ce3" table:content-validation-name="val41" office:value-type="string" calcext:value-type="string">
            <text:p>serving_weight</text:p>
          </table:table-cell>
          <table:table-cell table:style-name="ce3" table:content-validation-name="val41" office:value-type="string" calcext:value-type="string">
            <text:p>serving_weight_unit</text:p>
          </table:table-cell>
          <table:table-cell table:style-name="ce3" table:content-validation-name="val41" office:value-type="string" calcext:value-type="string">
            <text:p>serving_qty</text:p>
          </table:table-cell>
          <table:table-cell table:style-name="ce3" table:content-validation-name="val41" office:value-type="string" calcext:value-type="string">
            <text:p>serving_qty_unit</text:p>
          </table:table-cell>
          <table:table-cell table:style-name="ce3" table:content-validation-name="val41" office:value-type="string" calcext:value-type="string">
            <text:p>nutrition_calories_kj</text:p>
          </table:table-cell>
          <table:table-cell table:style-name="ce3" table:content-validation-name="val41" office:value-type="string" calcext:value-type="string">
            <text:p>nutrition_fat_g_total</text:p>
          </table:table-cell>
          <table:table-cell table:style-name="ce3" table:content-validation-name="val41" office:value-type="string" calcext:value-type="string">
            <text:p>nutrition_carb_g_total</text:p>
          </table:table-cell>
          <table:table-cell table:style-name="ce3" table:content-validation-name="val41" office:value-type="string" calcext:value-type="string">
            <text:p>nutrition_carb_g_fibre</text:p>
          </table:table-cell>
          <table:table-cell table:style-name="ce3" table:content-validation-name="val41" office:value-type="string" calcext:value-type="string">
            <text:p>nutrition_carb_g_not_fibre</text:p>
          </table:table-cell>
          <table:table-cell table:style-name="ce3" table:content-validation-name="val41" office:value-type="string" calcext:value-type="string">
            <text:p>nutrition_protein_g</text:p>
          </table:table-cell>
          <table:table-cell/>
          <table:table-cell table:style-name="ce8" office:value-type="string" calcext:value-type="string">
            <text:p>recipe_volume</text:p>
          </table:table-cell>
          <table:table-cell table:style-name="ce8" office:value-type="string" calcext:value-type="string">
            <text:p>recipe_volume_units</text:p>
          </table:table-cell>
          <table:table-cell table:style-name="ce8" office:value-type="string" calcext:value-type="string">
            <text:p>recipe_url</text:p>
          </table:table-cell>
          <table:table-cell table:style-name="ce8" office:value-type="string" calcext:value-type="string">
            <text:p>meal_type</text:p>
          </table:table-cell>
          <table:table-cell table:style-name="ce11" office:value-type="string" calcext:value-type="string">
            <text:p>nutrition_calories_kj</text:p>
          </table:table-cell>
          <table:table-cell table:style-name="ce95" office:value-type="string" calcext:value-type="string">
            <text:p>nutrition_fat_g_total</text:p>
          </table:table-cell>
          <table:table-cell table:style-name="ce95" office:value-type="string" calcext:value-type="string">
            <text:p>nutrition_carb_g_total</text:p>
          </table:table-cell>
          <table:table-cell table:style-name="ce95" office:value-type="string" calcext:value-type="string">
            <text:p>nutrition_carb_g_fibre</text:p>
          </table:table-cell>
          <table:table-cell table:style-name="ce95" office:value-type="string" calcext:value-type="string">
            <text:p>nutrition_carb_g_not_fibre</text:p>
          </table:table-cell>
          <table:table-cell table:style-name="ce95" office:value-type="string" calcext:value-type="string">
            <text:p>nutrition_protein_g</text:p>
          </table:table-cell>
          <table:table-cell table:number-columns-repeated="979"/>
        </table:table-row>
        <table:table-row table:style-name="ro1">
          <table:table-cell table:style-name="ce66" office:value-type="string" calcext:value-type="string">
            <text:p>lentil and quinoa soup</text:p>
          </table:table-cell>
          <table:table-cell table:style-name="ce92" table:content-validation-name="val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s</text:p>
          </table:table-cell>
          <table:table-cell/>
          <table:table-cell table:style-name="ce8" table:number-columns-repeated="2"/>
          <table:table-cell/>
          <table:table-cell table:formula="of:=[.T4]*([.$C4]/[.$P4])" office:value-type="float" office:value="346.285714285714" calcext:value-type="float">
            <text:p>346.2857142857</text:p>
          </table:table-cell>
          <table:table-cell table:formula="of:=[.U4]*([.$C4]/[.$P4])" office:value-type="float" office:value="10.8285714285714" calcext:value-type="float">
            <text:p>10.8285714286</text:p>
          </table:table-cell>
          <table:table-cell table:formula="of:=[.V4]*([.$C4]/[.$P4])" office:value-type="float" office:value="63.9428571428571" calcext:value-type="float">
            <text:p>63.9428571429</text:p>
          </table:table-cell>
          <table:table-cell table:formula="of:=[.W4]*([.$C4]/[.$P4])" office:value-type="float" office:value="20.9714285714286" calcext:value-type="float">
            <text:p>20.9714285714</text:p>
          </table:table-cell>
          <table:table-cell table:formula="of:=[.X4]*([.$C4]/[.$P4])" office:value-type="float" office:value="42.4" calcext:value-type="float">
            <text:p>42.4</text:p>
          </table:table-cell>
          <table:table-cell table:formula="of:=[.Y4]*([.$C4]/[.$P4])" office:value-type="float" office:value="19.5142857142857" calcext:value-type="float">
            <text:p>19.514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ps</text:p>
          </table:table-cell>
          <table:table-cell table:number-columns-repeated="2"/>
          <table:table-cell table:style-name="ce21" table:formula="of:=SUMIFS(INDEX(meals_table;0;[.T$1]);INDEX(meals_table;0;[.$B$1]);[.$B4])" office:value-type="float" office:value="2424" calcext:value-type="float">
            <text:p>2424</text:p>
          </table:table-cell>
          <table:table-cell table:style-name="ce21" table:formula="of:=SUMIFS(INDEX(meals_table;0;[.U$1]);INDEX(meals_table;0;[.$B$1]);[.$B4])" office:value-type="float" office:value="75.8" calcext:value-type="float">
            <text:p>76</text:p>
          </table:table-cell>
          <table:table-cell table:style-name="ce21" table:formula="of:=SUMIFS(INDEX(meals_table;0;[.V$1]);INDEX(meals_table;0;[.$B$1]);[.$B4])" office:value-type="float" office:value="447.6" calcext:value-type="float">
            <text:p>448</text:p>
          </table:table-cell>
          <table:table-cell table:style-name="ce21" table:formula="of:=SUMIFS(INDEX(meals_table;0;[.W$1]);INDEX(meals_table;0;[.$B$1]);[.$B4])" office:value-type="float" office:value="146.8" calcext:value-type="float">
            <text:p>147</text:p>
          </table:table-cell>
          <table:table-cell table:style-name="ce21" table:formula="of:=SUMIFS(INDEX(meals_table;0;[.X$1]);INDEX(meals_table;0;[.$B$1]);[.$B4])" office:value-type="float" office:value="296.8" calcext:value-type="float">
            <text:p>297</text:p>
          </table:table-cell>
          <table:table-cell table:style-name="ce21" table:formula="of:=SUMIFS(INDEX(meals_table;0;[.Y$1]);INDEX(meals_table;0;[.$B$1]);[.$B4])" office:value-type="float" office:value="136.6" calcext:value-type="float">
            <text:p>137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18"/>
          <table:table-cell table:style-name="ce8" table:number-columns-repeated="5"/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4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66"/>
          <table:table-cell table:style-name="ce92" table:content-validation-name="val9"/>
          <table:table-cell table:number-columns-repeated="3"/>
          <table:table-cell table:style-name="ce8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94" table:formula="of:=IF(ISERROR(INDEX(table;$#REF!6,T$2)*$G6*$H6),&quot;&quot;,INDEX(table,$#REF!6,T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U$2)*$G6*$H6),&quot;&quot;,INDEX(table,$#REF!6,U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V$2)*$G6*$H6),&quot;&quot;,INDEX(table,$#REF!6,V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W$2)*$G6*$H6),&quot;&quot;,INDEX(table,$#REF!6,W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X$2)*$G6*$H6),&quot;&quot;,INDEX(table,$#REF!6,X$2)*$G6*$H6))))))))))))))))))))))))))))))))))))))))" office:value-type="boolean" office:boolean-value="true" calcext:value-type="boolean">
            <text:p>TRUE</text:p>
          </table:table-cell>
          <table:table-cell table:style-name="ce94" table:formula="of:=IF(ISERROR(INDEX(table;$#REF!6,Y$2)*$G6*$H6),&quot;&quot;,INDEX(table,$#REF!6,Y$2)*$G6*$H6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 table:number-rows-repeated="1048561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daily_drinks_intake" table:style-name="ta4">
        <office:forms form:automatic-focus="false" form:apply-design-mode="false"/>
        <table:table-column table:style-name="co2" table:default-cell-style-name="Default"/>
        <table:table-column table:style-name="co23" table:default-cell-style-name="Default"/>
        <table:table-column table:style-name="co2" table:number-columns-repeated="5" table:default-cell-style-name="Default"/>
        <table:table-column table:style-name="co24" table:default-cell-style-name="Default"/>
        <table:table-column table:style-name="co2" table:number-columns-repeated="7" table:default-cell-style-name="Default"/>
        <table:table-column table:style-name="co25" table:default-cell-style-name="Default"/>
        <table:table-row table:style-name="ro1" table:number-rows-repeated="2">
          <table:table-cell table:number-columns-repeated="4"/>
          <table:table-cell table:style-name="ce8"/>
          <table:table-cell table:number-columns-repeated="11"/>
        </table:table-row>
        <table:table-row table:style-name="ro1">
          <table:table-cell/>
          <table:table-cell table:style-name="ce96" table:content-validation-name="val42" office:value-type="string" calcext:value-type="string">
            <text:p>drink_name</text:p>
          </table:table-cell>
          <table:table-cell table:style-name="ce96" table:content-validation-name="val42" office:value-type="string" calcext:value-type="string">
            <text:p>meal_time</text:p>
          </table:table-cell>
          <table:table-cell table:style-name="ce96" table:content-validation-name="val42" office:value-type="string" calcext:value-type="string">
            <text:p>meal_day</text:p>
          </table:table-cell>
          <table:table-cell table:style-name="ce8" office:value-type="string" calcext:value-type="string">
            <text:p>meal_date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3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7:28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7:28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9:33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2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5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canister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fri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louies coffe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dunkin small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3:2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9:30</text:p>
          </table:table-cell>
          <table:table-cell table:style-name="ce98" table:content-validation-name="val43" office:value-type="string" calcext:value-type="string">
            <text:p>sat</text:p>
          </table:table-cell>
          <table:table-cell table:style-name="ce9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8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2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4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canister</text:p>
          </table:table-cell>
          <table:table-cell table:style-name="ce12" office:value-type="string" calcext:value-type="string">
            <text:p>16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4:0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oc full a nuts</text:p>
          </table:table-cell>
          <table:table-cell table:style-name="ce12" office:value-type="string" calcext:value-type="string">
            <text:p>05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15" calcext:value-type="date">
            <text:p>05/15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sun</text:p>
          </table:table-cell>
          <table:table-cell table:style-name="ce99" office:value-type="date" office:date-value="2016-05-15" calcext:value-type="date">
            <text:p>05/15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breakfast blend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dunkin medium</text:p>
          </table:table-cell>
          <table:table-cell table:style-name="ce12" office:value-type="string" calcext:value-type="string">
            <text:p>06:3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97" table:content-validation-name="val17" office:value-type="string" calcext:value-type="string">
            <text:p>water bottle</text:p>
          </table:table-cell>
          <table:table-cell table:style-name="ce12" office:value-type="string" calcext:value-type="string">
            <text:p>11:00</text:p>
          </table:table-cell>
          <table:table-cell table:style-name="ce98" table:content-validation-name="val43" office:value-type="string" calcext:value-type="string">
            <text:p>mon</text:p>
          </table:table-cell>
          <table:table-cell table:style-name="ce9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rinks_data_types" table:style-name="ta4">
        <office:forms form:automatic-focus="false" form:apply-design-mode="false"/>
        <table:table-column table:style-name="co2" table:number-columns-repeated="21" table:default-cell-style-name="Default"/>
        <table:table-row table:style-name="ro1">
          <table:table-cell table:style-name="ce1" table:number-columns-repeated="4"/>
          <table:table-cell table:style-name="ce96" table:content-validation-name="val42"/>
          <table:table-cell table:style-name="ce1"/>
          <table:table-cell table:number-columns-repeated="2"/>
          <table:table-cell table:style-name="ce1" table:number-columns-repeated="3"/>
          <table:table-cell table:style-name="ce4" table:number-columns-repeated="9"/>
          <table:table-cell/>
        </table:table-row>
        <table:table-row table:style-name="ro1">
          <table:table-cell table:style-name="ce1" table:number-columns-repeated="4"/>
          <table:table-cell table:style-name="ce96" table:content-validation-name="val42" office:value-type="string" calcext:value-type="string">
            <text:p>serving_weight_unit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7" table:style-name="ce4" office:value-type="string" calcext:value-type="string">
            <text:p>serving</text:p>
          </table:table-cell>
          <table:table-cell table:style-name="ce4" office:value-type="string" calcext:value-type="string">
            <text:p>calories</text:p>
          </table:table-cell>
          <table:table-cell table:style-name="ce4" office:value-type="string" calcext:value-type="string">
            <text:p>fat</text:p>
          </table:table-cell>
          <table:table-cell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uper_tag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sub_tag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ype</text:p>
          </table:table-cell>
          <table:table-cell table:number-columns-repeated="2"/>
          <table:table-cell table:style-name="ce1" table:number-columns-repeated="3"/>
          <table:table-cell table:number-columns-repeated="2" table:style-name="ce4" office:value-type="string" calcext:value-type="string">
            <text:p>weight</text:p>
          </table:table-cell>
          <table:table-cell table:number-columns-repeated="2" table:style-name="ce4" office:value-type="string" calcext:value-type="string">
            <text:p>volume</text:p>
          </table:table-cell>
          <table:table-cell table:number-columns-repeated="2" table:style-name="ce4" office:value-type="string" calcext:value-type="string">
            <text:p>qty</text:p>
          </table:table-cell>
          <table:table-cell table:style-name="ce4" office:value-type="string" calcext:value-type="string">
            <text:p>summary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id</text:p>
          </table:table-cell>
          <table:table-cell table:style-name="ce1"/>
          <table:table-cell table:style-name="ce1" table:formula="of:=[drinks_data_types.A4]&amp;&quot;_&quot;&amp;[drinks_data_types.C4]" office:value-type="string" office:string-value="drink_id" calcext:value-type="string">
            <text:p>drink_id</text:p>
          </table:table-cell>
          <table:table-cell table:style-name="ce100" office:value-type="string" calcext:value-type="string">
            <text:p>drink_id</text:p>
          </table:table-cell>
          <table:table-cell table:number-columns-repeated="2"/>
          <table:table-cell table:style-name="ce1" table:number-columns-repeated="4"/>
          <table:table-cell table:style-name="ce8" office:value-type="string" calcext:value-type="string">
            <text:p>unit</text:p>
          </table:table-cell>
          <table:table-cell table:style-name="ce1"/>
          <table:table-cell table:style-name="ce8" office:value-type="string" calcext:value-type="string">
            <text:p>unit</text:p>
          </table:table-cell>
          <table:table-cell table:style-name="ce1"/>
          <table:table-cell table:style-name="ce8" office:value-type="string" calcext:value-type="string">
            <text:p>unit</text:p>
          </table:table-cell>
          <table:table-cell table:style-name="ce1" table:number-columns-repeated="3"/>
          <table:table-cell/>
        </table:table-row>
        <table:table-row table:style-name="ro10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/>
          <table:table-cell table:style-name="ce1" table:formula="of:=[drinks_data_types.A5]&amp;&quot;_&quot;&amp;[drinks_data_types.C5]" office:value-type="string" office:string-value="drink_type" calcext:value-type="string">
            <text:p>drink_type</text:p>
          </table:table-cell>
          <table:table-cell table:style-name="ce101" office:value-type="string" calcext:value-type="string">
            <text:p>drink_type</text:p>
          </table:table-cell>
          <table:table-cell table:number-columns-repeated="2"/>
          <table:table-cell table:style-name="ce105" table:content-validation-name="val8" office:value-type="string" calcext:value-type="string">
            <text:p>drink_name</text:p>
          </table:table-cell>
          <table:table-cell table:style-name="ce3" table:content-validation-name="val8" office:value-type="string" calcext:value-type="string">
            <text:p>drink_name</text:p>
          </table:table-cell>
          <table:table-cell table:style-name="ce3" table:content-validation-name="val8" office:value-type="string" calcext:value-type="string">
            <text:p>drink_type</text:p>
          </table:table-cell>
          <table:table-cell table:style-name="ce105" table:content-validation-name="val8" office:value-type="string" calcext:value-type="string">
            <text:p>serving_weight</text:p>
          </table:table-cell>
          <table:table-cell table:style-name="ce105" table:content-validation-name="val8" office:value-type="string" calcext:value-type="string">
            <text:p>serving_weight_unit</text:p>
          </table:table-cell>
          <table:table-cell table:style-name="ce105" table:content-validation-name="val8" office:value-type="string" calcext:value-type="string">
            <text:p>serving_volume</text:p>
          </table:table-cell>
          <table:table-cell table:style-name="ce105" table:content-validation-name="val8" office:value-type="string" calcext:value-type="string">
            <text:p>serving_volume_unit</text:p>
          </table:table-cell>
          <table:table-cell table:style-name="ce105" table:content-validation-name="val8" office:value-type="string" calcext:value-type="string">
            <text:p>serving_qty</text:p>
          </table:table-cell>
          <table:table-cell table:style-name="ce105" table:content-validation-name="val8" office:value-type="string" calcext:value-type="string">
            <text:p>serving_qty_unit</text:p>
          </table:table-cell>
          <table:table-cell table:style-name="ce105" table:content-validation-name="val8" office:value-type="string" calcext:value-type="string">
            <text:p>serving_summary</text:p>
          </table:table-cell>
          <table:table-cell table:style-name="ce105" table:content-validation-name="val8" office:value-type="string" calcext:value-type="string">
            <text:p>nutrition_calories_kj</text:p>
          </table:table-cell>
          <table:table-cell table:style-name="ce105" table:content-validation-name="val8" office:value-type="string" calcext:value-type="string">
            <text:p>nutrition_fat_g_total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table:formula="of:=[drinks_data_types.A6]&amp;&quot;_&quot;&amp;[drinks_data_types.C6]" office:value-type="string" office:string-value="drink_name" calcext:value-type="string">
            <text:p>drink_name</text:p>
          </table:table-cell>
          <table:table-cell table:style-name="ce97" table:content-validation-name="val44" office:value-type="string" calcext:value-type="string">
            <text:p>drink_name</text:p>
          </table:table-cell>
          <table:table-cell table:number-columns-repeated="2"/>
          <table:table-cell table:style-name="ce30" table:content-validation-name="val9" office:value-type="float" office:value="1" calcext:value-type="float">
            <text:p>1</text:p>
          </table:table-cell>
          <table:table-cell table:style-name="ce67" table:content-validation-name="val46" office:value-type="string" calcext:value-type="string">
            <text:p>water canister</text:p>
          </table:table-cell>
          <table:table-cell table:style-name="ce68" table:content-validation-name="val44" office:value-type="string" calcext:value-type="string">
            <text:p>water</text:p>
          </table:table-cell>
          <table:table-cell table:style-name="ce32" table:content-validation-name="val13"/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canister</text:p>
          </table:table-cell>
          <table:table-cell table:style-name="ce35" table:formula="of:=IF([drinks_data_types.L6]&amp;[drinks_data_types.M6]=&quot;&quot;;&quot;&quot;;[drinks_data_types.L6]&amp;[drinks_data_types.M6]&amp;&quot;/&quot;)&amp;IF([drinks_data_types.N6]&amp;[drinks_data_types.O6]=&quot;&quot;;&quot;&quot;;[drinks_data_types.N6]&amp;[drinks_data_types.O6]&amp;&quot;/&quot;)&amp;IF([drinks_data_types.P6]&amp;[drinks_data_types.Q6]=&quot;&quot;;&quot;&quot;;[drinks_data_types.P6]&amp;[drinks_data_types.Q6])" office:value-type="string" office:string-value="floz/1canister" calcext:value-type="string">
            <text:p>floz/1canister</text:p>
          </table:table-cell>
          <table:table-cell table:style-name="ce32" table:content-validation-name="val13"/>
          <table:table-cell table:style-name="ce35" table:content-validation-name="val17"/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s</text:p>
          </table:table-cell>
          <table:table-cell table:style-name="ce1" table:formula="of:=[drinks_data_types.A7]&amp;&quot;_&quot;&amp;[drinks_data_types.C7]&amp;&quot;_&quot;&amp;[drinks_data_types.D7]" office:value-type="string" office:string-value="drink_qty_units" calcext:value-type="string">
            <text:p>drink_qty_units</text:p>
          </table:table-cell>
          <table:table-cell table:style-name="ce102" office:value-type="string" calcext:value-type="string">
            <text:p>qty_units</text:p>
          </table:table-cell>
          <table:table-cell table:number-columns-repeated="2"/>
          <table:table-cell table:style-name="ce30" table:content-validation-name="val9" office:value-type="float" office:value="2" calcext:value-type="float">
            <text:p>2</text:p>
          </table:table-cell>
          <table:table-cell table:style-name="ce67" table:content-validation-name="val46" office:value-type="string" calcext:value-type="string">
            <text:p>water bottle</text:p>
          </table:table-cell>
          <table:table-cell table:style-name="ce68" table:content-validation-name="val44" office:value-type="string" calcext:value-type="string">
            <text:p>water</text:p>
          </table:table-cell>
          <table:table-cell table:style-name="ce32" table:content-validation-name="val13" office:value-type="float" office:value="24" calcext:value-type="float">
            <text:p>2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/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bottle</text:p>
          </table:table-cell>
          <table:table-cell table:style-name="ce35" table:formula="of:=IF([drinks_data_types.L7]&amp;[drinks_data_types.M7]=&quot;&quot;;&quot;&quot;;[drinks_data_types.L7]&amp;[drinks_data_types.M7]&amp;&quot;/&quot;)&amp;IF([drinks_data_types.N7]&amp;[drinks_data_types.O7]=&quot;&quot;;&quot;&quot;;[drinks_data_types.N7]&amp;[drinks_data_types.O7]&amp;&quot;/&quot;)&amp;IF([drinks_data_types.P7]&amp;[drinks_data_types.Q7]=&quot;&quot;;&quot;&quot;;[drinks_data_types.P7]&amp;[drinks_data_types.Q7])" office:value-type="string" office:string-value="24floz/1bottle" calcext:value-type="string">
            <text:p>24floz/1bottle</text:p>
          </table:table-cell>
          <table:table-cell table:style-name="ce32" table:content-validation-name="val13"/>
          <table:table-cell table:style-name="ce32" table:content-validation-name="val17"/>
          <table:table-cell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units</text:p>
          </table:table-cell>
          <table:table-cell table:style-name="ce1" table:formula="of:=[drinks_data_types.A8]&amp;&quot;_&quot;&amp;[drinks_data_types.C8]&amp;&quot;_&quot;&amp;[drinks_data_types.D8]" office:value-type="string" office:string-value="drink_weight_units" calcext:value-type="string">
            <text:p>drink_weight_units</text:p>
          </table:table-cell>
          <table:table-cell table:style-name="ce103" table:content-validation-name="val44" office:value-type="string" calcext:value-type="string">
            <text:p>weight_units</text:p>
          </table:table-cell>
          <table:table-cell table:number-columns-repeated="2"/>
          <table:table-cell table:style-name="ce30" table:content-validation-name="val9" office:value-type="float" office:value="3" calcext:value-type="float">
            <text:p>3</text:p>
          </table:table-cell>
          <table:table-cell table:style-name="ce67" table:content-validation-name="val46" office:value-type="string" calcext:value-type="string">
            <text:p>dunkin larg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8]&amp;[drinks_data_types.M8]=&quot;&quot;;&quot;&quot;;[drinks_data_types.L8]&amp;[drinks_data_types.M8]&amp;&quot;/&quot;)&amp;IF([drinks_data_types.N8]&amp;[drinks_data_types.O8]=&quot;&quot;;&quot;&quot;;[drinks_data_types.N8]&amp;[drinks_data_types.O8]&amp;&quot;/&quot;)&amp;IF([drinks_data_types.P8]&amp;[drinks_data_types.Q8]=&quot;&quot;;&quot;&quot;;[drinks_data_types.P8]&amp;[drinks_data_types.Q8])" office:value-type="string" office:string-value="10floz/0/0" calcext:value-type="string">
            <text:p>10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/>
          <table:table-cell table:style-name="ce1" table:formula="of:=[drinks_data_types.A9]&amp;&quot;_&quot;&amp;[drinks_data_types.C9]" office:value-type="string" office:string-value="drink_weight" calcext:value-type="string">
            <text:p>drink_weight</text:p>
          </table:table-cell>
          <table:table-cell table:style-name="ce54" office:value-type="string" calcext:value-type="string">
            <text:p>integer</text:p>
          </table:table-cell>
          <table:table-cell table:number-columns-repeated="2"/>
          <table:table-cell table:style-name="ce30" table:content-validation-name="val9" office:value-type="float" office:value="6" calcext:value-type="float">
            <text:p>6</text:p>
          </table:table-cell>
          <table:table-cell table:style-name="ce67" table:content-validation-name="val46" office:value-type="string" calcext:value-type="string">
            <text:p>dunkin small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/>
          <table:table-cell table:style-name="ce35" table:formula="of:=IF([drinks_data_types.L9]&amp;[drinks_data_types.M9]=&quot;&quot;;&quot;&quot;;[drinks_data_types.L9]&amp;[drinks_data_types.M9]&amp;&quot;/&quot;)&amp;IF([drinks_data_types.N9]&amp;[drinks_data_types.O9]=&quot;&quot;;&quot;&quot;;[drinks_data_types.N9]&amp;[drinks_data_types.O9]&amp;&quot;/&quot;)&amp;IF([drinks_data_types.P9]&amp;[drinks_data_types.Q9]=&quot;&quot;;&quot;&quot;;[drinks_data_types.P9]&amp;[drinks_data_types.Q9])" office:value-type="string" office:string-value="14floz/0/1" calcext:value-type="string">
            <text:p>14floz/0/1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1"/>
          <table:table-cell table:style-name="ce1" table:formula="of:=[drinks_data_types.A10]&amp;&quot;_&quot;&amp;[drinks_data_types.C10]" office:value-type="string" office:string-value="drink_qty" calcext:value-type="string">
            <text:p>drink_qty</text:p>
          </table:table-cell>
          <table:table-cell table:style-name="ce54" office:value-type="string" calcext:value-type="string">
            <text:p>integer</text:p>
          </table:table-cell>
          <table:table-cell table:number-columns-repeated="2"/>
          <table:table-cell table:style-name="ce30" table:content-validation-name="val9" office:value-type="float" office:value="7" calcext:value-type="float">
            <text:p>7</text:p>
          </table:table-cell>
          <table:table-cell table:style-name="ce67" table:content-validation-name="val46" office:value-type="string" calcext:value-type="string">
            <text:p>dunkin medium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0]&amp;[drinks_data_types.M10]=&quot;&quot;;&quot;&quot;;[drinks_data_types.L10]&amp;[drinks_data_types.M10]&amp;&quot;/&quot;)&amp;IF([drinks_data_types.N10]&amp;[drinks_data_types.O10]=&quot;&quot;;&quot;&quot;;[drinks_data_types.N10]&amp;[drinks_data_types.O10]&amp;&quot;/&quot;)&amp;IF([drinks_data_types.P10]&amp;[drinks_data_types.Q10]=&quot;&quot;;&quot;&quot;;[drinks_data_types.P10]&amp;[drinks_data_types.Q10])" office:value-type="string" office:string-value="20floz/0/0" calcext:value-type="string">
            <text:p>20floz/0/0</text:p>
          </table:table-cell>
          <table:table-cell table:style-name="ce32" table:content-validation-name="val13"/>
          <table:table-cell table:style-name="ce35" table:content-validation-name="val17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/>
          <table:table-cell table:style-name="ce1" table:formula="of:=[drinks_data_types.A11]&amp;&quot;_&quot;&amp;[drinks_data_types.C11]" office:value-type="string" office:string-value="meal_time" calcext:value-type="string">
            <text:p>meal_time</text:p>
          </table:table-cell>
          <table:table-cell table:style-name="ce77" office:value-type="string" calcext:value-type="string">
            <text:p>time</text:p>
          </table:table-cell>
          <table:table-cell table:number-columns-repeated="2"/>
          <table:table-cell table:style-name="ce30" table:content-validation-name="val9" office:value-type="float" office:value="8" calcext:value-type="float">
            <text:p>8</text:p>
          </table:table-cell>
          <table:table-cell table:style-name="ce67" table:content-validation-name="val46" office:value-type="string" calcext:value-type="string">
            <text:p>dunkin decaf larg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0" calcext:value-type="float">
            <text:p>1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1]&amp;[drinks_data_types.M11]=&quot;&quot;;&quot;&quot;;[drinks_data_types.L11]&amp;[drinks_data_types.M11]&amp;&quot;/&quot;)&amp;IF([drinks_data_types.N11]&amp;[drinks_data_types.O11]=&quot;&quot;;&quot;&quot;;[drinks_data_types.N11]&amp;[drinks_data_types.O11]&amp;&quot;/&quot;)&amp;IF([drinks_data_types.P11]&amp;[drinks_data_types.Q11]=&quot;&quot;;&quot;&quot;;[drinks_data_types.P11]&amp;[drinks_data_types.Q11])" office:value-type="string" office:string-value="10floz/0/0" calcext:value-type="string">
            <text:p>10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day</text:p>
          </table:table-cell>
          <table:table-cell table:style-name="ce1"/>
          <table:table-cell table:style-name="ce1" table:formula="of:=[drinks_data_types.A12]&amp;&quot;_&quot;&amp;[drinks_data_types.C12]" office:value-type="string" office:string-value="meal_day" calcext:value-type="string">
            <text:p>meal_day</text:p>
          </table:table-cell>
          <table:table-cell table:style-name="ce104" table:content-validation-name="val45" office:value-type="string" calcext:value-type="string">
            <text:p>meal_day</text:p>
          </table:table-cell>
          <table:table-cell table:number-columns-repeated="2"/>
          <table:table-cell table:style-name="ce30" table:content-validation-name="val9" office:value-type="float" office:value="9" calcext:value-type="float">
            <text:p>9</text:p>
          </table:table-cell>
          <table:table-cell table:style-name="ce67" table:content-validation-name="val46" office:value-type="string" calcext:value-type="string">
            <text:p>dunkin decaf small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14" calcext:value-type="float">
            <text:p>14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2]&amp;[drinks_data_types.M12]=&quot;&quot;;&quot;&quot;;[drinks_data_types.L12]&amp;[drinks_data_types.M12]&amp;&quot;/&quot;)&amp;IF([drinks_data_types.N12]&amp;[drinks_data_types.O12]=&quot;&quot;;&quot;&quot;;[drinks_data_types.N12]&amp;[drinks_data_types.O12]&amp;&quot;/&quot;)&amp;IF([drinks_data_types.P12]&amp;[drinks_data_types.Q12]=&quot;&quot;;&quot;&quot;;[drinks_data_types.P12]&amp;[drinks_data_types.Q12])" office:value-type="string" office:string-value="14floz/0/0" calcext:value-type="string">
            <text:p>14floz/0/0</text:p>
          </table:table-cell>
          <table:table-cell table:style-name="ce32" table:content-validation-name="val13"/>
          <table:table-cell table:style-name="ce35" table:content-validation-name="val17"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  <table:table-cell table:style-name="ce1"/>
          <table:table-cell table:style-name="ce1" office:value-type="string" calcext:value-type="string">
            <text:p>date</text:p>
          </table:table-cell>
          <table:table-cell table:style-name="ce1"/>
          <table:table-cell table:style-name="ce1" table:formula="of:=[drinks_data_types.A13]&amp;&quot;_&quot;&amp;[drinks_data_types.C13]" office:value-type="string" office:string-value="meal_date" calcext:value-type="string">
            <text:p>meal_date</text:p>
          </table:table-cell>
          <table:table-cell table:style-name="ce58" office:value-type="string" calcext:value-type="string">
            <text:p>date</text:p>
          </table:table-cell>
          <table:table-cell table:number-columns-repeated="2"/>
          <table:table-cell table:style-name="ce30" table:content-validation-name="val9" office:value-type="float" office:value="10" calcext:value-type="float">
            <text:p>10</text:p>
          </table:table-cell>
          <table:table-cell table:style-name="ce67" table:content-validation-name="val46" office:value-type="string" calcext:value-type="string">
            <text:p>dunkin decaf medium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 office:value-type="float" office:value="20" calcext:value-type="float">
            <text:p>20</text:p>
          </table:table-cell>
          <table:table-cell table:style-name="ce103" table:content-validation-name="val47" office:value-type="string" calcext:value-type="string">
            <text:p>floz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3]&amp;[drinks_data_types.M13]=&quot;&quot;;&quot;&quot;;[drinks_data_types.L13]&amp;[drinks_data_types.M13]&amp;&quot;/&quot;)&amp;IF([drinks_data_types.N13]&amp;[drinks_data_types.O13]=&quot;&quot;;&quot;&quot;;[drinks_data_types.N13]&amp;[drinks_data_types.O13]&amp;&quot;/&quot;)&amp;IF([drinks_data_types.P13]&amp;[drinks_data_types.Q13]=&quot;&quot;;&quot;&quot;;[drinks_data_types.P13]&amp;[drinks_data_types.Q13])" office:value-type="string" office:string-value="20floz/0/0" calcext:value-type="string">
            <text:p>20floz/0/0</text:p>
          </table:table-cell>
          <table:table-cell table:style-name="ce32" table:content-validation-name="val13"/>
          <table:table-cell table:style-name="ce32" table:content-validation-name="val17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30" table:content-validation-name="val9" office:value-type="float" office:value="11" calcext:value-type="float">
            <text:p>11</text:p>
          </table:table-cell>
          <table:table-cell table:style-name="ce67" table:content-validation-name="val46" office:value-type="string" calcext:value-type="string">
            <text:p>breakfast blend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 office:value-type="float" office:value="1" calcext:value-type="float">
            <text:p>1</text:p>
          </table:table-cell>
          <table:table-cell table:style-name="ce102" table:content-validation-name="val48" office:value-type="string" calcext:value-type="string">
            <text:p>kcup</text:p>
          </table:table-cell>
          <table:table-cell table:style-name="ce35" table:formula="of:=IF([drinks_data_types.L14]&amp;[drinks_data_types.M14]=&quot;&quot;;&quot;&quot;;[drinks_data_types.L14]&amp;[drinks_data_types.M14]&amp;&quot;/&quot;)&amp;IF([drinks_data_types.N14]&amp;[drinks_data_types.O14]=&quot;&quot;;&quot;&quot;;[drinks_data_types.N14]&amp;[drinks_data_types.O14]&amp;&quot;/&quot;)&amp;IF([drinks_data_types.P14]&amp;[drinks_data_types.Q14]=&quot;&quot;;&quot;&quot;;[drinks_data_types.P14]&amp;[drinks_data_types.Q14])" office:value-type="string" office:string-value="1cup/1kcup" calcext:value-type="string">
            <text:p>1cup/1kcup</text:p>
          </table:table-cell>
          <table:table-cell table:style-name="ce32" table:content-validation-name="val13"/>
          <table:table-cell table:style-name="ce32" table:content-validation-name="val17"/>
          <table:table-cell/>
        </table:table-row>
        <table:table-row table:style-name="ro1">
          <table:table-cell table:number-columns-repeated="8"/>
          <table:table-cell table:style-name="ce30" table:content-validation-name="val9" office:value-type="float" office:value="12" calcext:value-type="float">
            <text:p>12</text:p>
          </table:table-cell>
          <table:table-cell table:style-name="ce67" table:content-validation-name="val46" office:value-type="string" calcext:value-type="string">
            <text:p>louies coffee</text:p>
          </table:table-cell>
          <table:table-cell table:style-name="ce68" table:content-validation-name="val44" office:value-type="string" calcext:value-type="string">
            <text:p>coffee</text:p>
          </table:table-cell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1" calcext:value-type="float">
            <text:p>1</text:p>
          </table:table-cell>
          <table:table-cell table:style-name="ce37" table:content-validation-name="val15" office:value-type="string" calcext:value-type="string">
            <text:p>cup</text:p>
          </table:table-cell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5]&amp;[drinks_data_types.M15]=&quot;&quot;;&quot;&quot;;[drinks_data_types.L15]&amp;[drinks_data_types.M15]&amp;&quot;/&quot;)&amp;IF([drinks_data_types.N15]&amp;[drinks_data_types.O15]=&quot;&quot;;&quot;&quot;;[drinks_data_types.N15]&amp;[drinks_data_types.O15]&amp;&quot;/&quot;)&amp;IF([drinks_data_types.P15]&amp;[drinks_data_types.Q15]=&quot;&quot;;&quot;&quot;;[drinks_data_types.P15]&amp;[drinks_data_types.Q15])" office:value-type="string" office:string-value="1cup/0" calcext:value-type="string">
            <text:p>1cup/0</text:p>
          </table:table-cell>
          <table:table-cell table:style-name="ce35"/>
          <table:table-cell table:style-name="ce35" table:content-validation-name="val17"/>
          <table:table-cell/>
        </table:table-row>
        <table:table-row table:style-name="ro1">
          <table:table-cell table:number-columns-repeated="8"/>
          <table:table-cell table:style-name="ce30" table:content-validation-name="val9" office:value-type="float" office:value="13" calcext:value-type="float">
            <text:p>13</text:p>
          </table:table-cell>
          <table:table-cell table:style-name="ce67" table:content-validation-name="val46"/>
          <table:table-cell table:style-name="ce68" table:content-validation-name="val44"/>
          <table:table-cell table:style-name="ce32" table:content-validation-name="val13"/>
          <table:table-cell table:style-name="ce103" table:content-validation-name="val47"/>
          <table:table-cell table:style-name="ce32" table:content-validation-name="val13" office:value-type="float" office:value="0" calcext:value-type="float">
            <text:p>0</text:p>
          </table:table-cell>
          <table:table-cell table:style-name="ce37" table:content-validation-name="val15"/>
          <table:table-cell table:style-name="ce32" table:content-validation-name="val13" office:value-type="float" office:value="0" calcext:value-type="float">
            <text:p>0</text:p>
          </table:table-cell>
          <table:table-cell table:style-name="ce102" table:content-validation-name="val48"/>
          <table:table-cell table:style-name="ce35" table:formula="of:=IF([drinks_data_types.L16]&amp;[drinks_data_types.M16]=&quot;&quot;;&quot;&quot;;[drinks_data_types.L16]&amp;[drinks_data_types.M16]&amp;&quot;/&quot;)&amp;IF([drinks_data_types.N16]&amp;[drinks_data_types.O16]=&quot;&quot;;&quot;&quot;;[drinks_data_types.N16]&amp;[drinks_data_types.O16]&amp;&quot;/&quot;)&amp;IF([drinks_data_types.P16]&amp;[drinks_data_types.Q16]=&quot;&quot;;&quot;&quot;;[drinks_data_types.P16]&amp;[drinks_data_types.Q16])" office:value-type="string" office:string-value="0/0" calcext:value-type="string">
            <text:p>0/0</text:p>
          </table:table-cell>
          <table:table-cell table:style-name="ce32" table:content-validation-name="val13"/>
          <table:table-cell table:style-name="ce35" table:content-validation-name="val17" office:value-type="float" office:value="0" calcext:value-type="float">
            <text:p>0</text:p>
          </table:table-cell>
          <table:table-cell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repeated="8"/>
          <table:table-cell table:style-name="ce106" table:content-validation-name="val44" office:value-type="string" calcext:value-type="string">
            <text:p>drink_id</text:p>
          </table:table-cell>
          <table:table-cell table:style-name="ce97" table:content-validation-name="val44" office:value-type="string" calcext:value-type="string">
            <text:p>drink_name</text:p>
          </table:table-cell>
          <table:table-cell table:style-name="ce101" office:value-type="string" calcext:value-type="string">
            <text:p>drink_type</text:p>
          </table:table-cell>
          <table:table-cell table:style-name="ce103" table:content-validation-name="val47" office:value-type="string" calcext:value-type="string">
            <text:p>weight_units</text:p>
          </table:table-cell>
          <table:table-cell table:style-name="ce56" table:content-validation-name="val44" office:value-type="string" calcext:value-type="string">
            <text:p>volume_units</text:p>
          </table:table-cell>
          <table:table-cell table:style-name="ce102" table:content-validation-name="val48" office:value-type="string" calcext:value-type="string">
            <text:p>qty_units</text:p>
          </table:table-cell>
          <table:table-cell table:style-name="ce104" table:content-validation-name="val45" office:value-type="string" calcext:value-type="string">
            <text:p>meal_day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1" calcext:value-type="float">
            <text:p>1</text:p>
          </table:table-cell>
          <table:table-cell office:value-type="string" calcext:value-type="string">
            <text:p>water bott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loz</text:p>
          </table:table-cell>
          <table:table-cell table:style-name="ce29" table:content-validation-name="val44" office:value-type="string" calcext:value-type="string">
            <text:p>cup</text:p>
          </table:table-cell>
          <table:table-cell table:style-name="ce1" office:value-type="string" calcext:value-type="string">
            <text:p>bottle</text:p>
          </table:table-cell>
          <table:table-cell office:value-type="string" calcext:value-type="string">
            <text:p>mo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2" calcext:value-type="float">
            <text:p>2</text:p>
          </table:table-cell>
          <table:table-cell office:value-type="string" calcext:value-type="string">
            <text:p>water canister</text:p>
          </table:table-cell>
          <table:table-cell office:value-type="string" calcext:value-type="string">
            <text:p>water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tbsp</text:p>
          </table:table-cell>
          <table:table-cell table:style-name="ce1" office:value-type="string" calcext:value-type="string">
            <text:p>kcup</text:p>
          </table:table-cell>
          <table:table-cell office:value-type="string" calcext:value-type="string">
            <text:p>tue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3" calcext:value-type="float">
            <text:p>3</text:p>
          </table:table-cell>
          <table:table-cell office:value-type="string" calcext:value-type="string">
            <text:p>dunkin small</text:p>
          </table:table-cell>
          <table:table-cell office:value-type="string" calcext:value-type="string">
            <text:p>wine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tsp</text:p>
          </table:table-cell>
          <table:table-cell table:style-name="ce1" office:value-type="string" calcext:value-type="string">
            <text:p>canister</text:p>
          </table:table-cell>
          <table:table-cell office:value-type="string" calcext:value-type="string">
            <text:p>we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6" calcext:value-type="float">
            <text:p>6</text:p>
          </table:table-cell>
          <table:table-cell office:value-type="string" calcext:value-type="string">
            <text:p>dunkin medium</text:p>
          </table:table-cell>
          <table:table-cell office:value-type="string" calcext:value-type="string">
            <text:p>beer</text:p>
          </table:table-cell>
          <table:table-cell table:style-name="ce29" table:content-validation-name="val44"/>
          <table:table-cell table:style-name="ce29" table:content-validation-name="val44" office:value-type="string" calcext:value-type="string">
            <text:p>n/a</text:p>
          </table:table-cell>
          <table:table-cell table:style-name="ce1"/>
          <table:table-cell office:value-type="string" calcext:value-type="string">
            <text:p>thur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7" calcext:value-type="float">
            <text:p>7</text:p>
          </table:table-cell>
          <table:table-cell office:value-type="string" calcext:value-type="string">
            <text:p>dunkin large</text:p>
          </table:table-cell>
          <table:table-cell table:style-name="ce29" table:content-validation-name="val44" table:number-columns-repeated="3"/>
          <table:table-cell table:style-name="ce29" table:content-validation-name="val17"/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8" calcext:value-type="float">
            <text:p>8</text:p>
          </table:table-cell>
          <table:table-cell office:value-type="string" calcext:value-type="string">
            <text:p>dunkin decaf small</text:p>
          </table:table-cell>
          <table:table-cell table:style-name="ce29" table:content-validation-name="val44" table:number-columns-repeated="3"/>
          <table:table-cell table:style-name="ce1"/>
          <table:table-cell office:value-type="string" calcext:value-type="string">
            <text:p>sat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9" calcext:value-type="float">
            <text:p>9</text:p>
          </table:table-cell>
          <table:table-cell office:value-type="string" calcext:value-type="string">
            <text:p>dunkin decaf large</text:p>
          </table:table-cell>
          <table:table-cell table:style-name="ce29" table:content-validation-name="val44" table:number-columns-repeated="3"/>
          <table:table-cell table:style-name="ce1"/>
          <table:table-cell office:value-type="string" calcext:value-type="string">
            <text:p>su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" table:content-validation-name="val44" office:value-type="float" office:value="10" calcext:value-type="float">
            <text:p>10</text:p>
          </table:table-cell>
          <table:table-cell office:value-type="string" calcext:value-type="string">
            <text:p>dunkin decaf medium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1" calcext:value-type="float">
            <text:p>11</text:p>
          </table:table-cell>
          <table:table-cell office:value-type="string" calcext:value-type="string">
            <text:p>breakfast blend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2" calcext:value-type="float">
            <text:p>12</text:p>
          </table:table-cell>
          <table:table-cell office:value-type="string" calcext:value-type="string">
            <text:p>louies coffee</text:p>
          </table:table-cell>
          <table:table-cell table:style-name="ce29" table:content-validation-name="val44"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3" calcext:value-type="float">
            <text:p>13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29" table:content-validation-name="val44" office:value-type="float" office:value="14" calcext:value-type="float">
            <text:p>14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8"/>
          <table:table-cell table:style-name="ce1" table:content-validation-name="val44" office:value-type="float" office:value="15" calcext:value-type="float">
            <text:p>15</text:p>
          </table:table-cell>
          <table:table-cell table:style-name="ce29" table:content-validation-name="val44"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otes" table:style-name="ta4">
        <table:table-column table:style-name="co2" table:default-cell-style-name="ce1"/>
        <table:table-row table:style-name="ro1">
          <table:table-cell office:value-type="string" calcext:value-type="string">
            <text:p>micro nutrient</text:p>
          </table:table-cell>
        </table:table-row>
        <table:table-row table:style-name="ro1">
          <table:table-cell office:value-type="string" calcext:value-type="string">
            <text:p>what beneficit</text:p>
          </table:table-cell>
        </table:table-row>
        <table:table-row table:style-name="ro1">
          <table:table-cell office:value-type="string" calcext:value-type="string">
            <text:p>add calcium/iron</text:p>
          </table:table-cell>
        </table:table-row>
        <table:table-row table:style-name="ro1">
          <table:table-cell office:value-type="string" calcext:value-type="string">
            <text:p>omega fatty 3/6</text:p>
          </table:table-cell>
        </table:table-row>
        <table:table-row table:style-name="ro1">
          <table:table-cell office:value-type="string" calcext:value-type="string">
            <text:p>rich body fat</text:p>
          </table:table-cell>
        </table:table-row>
        <table:table-row table:style-name="ro1">
          <table:table-cell office:value-type="string" calcext:value-type="string">
            <text:p>excess coffee</text:p>
          </table:table-cell>
        </table:table-row>
        <table:table-row table:style-name="ro1">
          <table:table-cell office:value-type="string" calcext:value-type="string">
            <text:p>rich weill</text:p>
          </table:table-cell>
        </table:table-row>
      </table:table>
      <table:table table:name="sleep" table:style-name="ta4">
        <table:table-column table:style-name="co2" table:number-columns-repeated="4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4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office:value-type="string" calcext:value-type="string">
            <text:p>woke up around 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20M00S" calcext:value-type="time">
            <text:p>05:20:00 AM</text:p>
          </table:table-cell>
        </table:table-row>
        <table:table-row table:style-name="ro4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30M00S" calcext:value-type="time">
            <text:p>05:30:00 AM</text:p>
          </table:table-cell>
        </table:table-row>
      </table:table>
      <table:table table:name="bowels" table:style-name="ta4">
        <table:table-column table:style-name="co2" table:number-columns-repeated="4" table:default-cell-style-name="Default"/>
        <table:table-column table:style-name="co27" table:default-cell-style-name="Default"/>
        <table:table-column table:style-name="co2" table:default-cell-style-name="Default"/>
        <table:table-row table:style-name="ro4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everything before loose, convulsiony; unsatisying</text:p>
          </table:table-cell>
          <table:table-cell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table:style-name="ce108" office:value-type="time" office:time-value="PT10H00M00S" calcext:value-type="time">
            <text:p>10:00:00 AM</text:p>
          </table:table-cell>
          <table:table-cell office:value-type="string" calcext:value-type="string">
            <text:p>not easy to push; convulsiony; loose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table:style-name="ce108" office:value-type="time" office:time-value="PT06H30M00S" calcext:value-type="time">
            <text:p>06:30:00 AM</text:p>
          </table:table-cell>
          <table:table-cell office:value-type="string" calcext:value-type="string">
            <text:p>easier to push; more normal solid; more smelly; more satisfying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table:number-columns-repeated="2"/>
        </table:table-row>
      </table:table>
      <table:table table:name="workouts" table:style-name="ta4">
        <table:table-column table:style-name="co2" table:number-columns-repeated="6" table:default-cell-style-name="Default"/>
        <table:table-column table:style-name="co28" table:default-cell-style-name="Default"/>
        <table:table-row table:style-name="ro4" table:number-rows-repeated="20">
          <table:table-cell table:number-columns-repeated="7"/>
        </table:table-row>
        <table:table-row table:style-name="ro4">
          <table:table-cell table:number-columns-repeated="5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didnt drink water for about an hour after working out maybe 90mins and pee was bright yellow – caught up tho</text:p>
          </table:table-cell>
        </table:table-row>
      </table:table>
      <table:named-expressions>
        <table:named-range table:name="column_title" table:base-cell-address="$daily_food_intake.$A$1" table:cell-range-address="$food_refdata.$A$5:.$Y$5"/>
        <table:named-range table:name="daily_summary_column_title" table:base-cell-address="$daily_summary.$AD$2" table:cell-range-address="$daily_summary.$A$2:.$AD$2"/>
        <table:named-range table:name="daily_summary_table" table:base-cell-address="$daily_summary.$A$9" table:cell-range-address="$daily_summary.$A$9:.$AI$182"/>
        <table:named-range table:name="intake_column_title" table:base-cell-address="$daily_summary.$B$3" table:cell-range-address="$daily_food_intake.$A$3:.$AE$3"/>
        <table:named-range table:name="intake_table" table:base-cell-address="$daily_food_intake.$A$1" table:cell-range-address="$daily_food_intake.$A$8:.$P$557"/>
        <table:named-range table:name="meals_column_title" table:base-cell-address="$meals.$A$3" table:cell-range-address="$meals.$A$3:.$K$3"/>
        <table:named-range table:name="meals_summary_column_title" table:base-cell-address="$meal_summary.$G$22" table:cell-range-address="$meal_summary.$A$3:.$N$3"/>
        <table:named-range table:name="meals_summary_table" table:base-cell-address="$meal_summary.$A$4" table:cell-range-address="$meal_summary.$A$4:.$N$134"/>
        <table:named-range table:name="meals_table" table:base-cell-address="$meals.$A$4" table:cell-range-address="$meals.$A$4:.$K$155"/>
        <table:named-range table:name="row_id" table:base-cell-address="$daily_food_intake.$A$1" table:cell-range-address="$food_refdata.$A$10:.$A$100"/>
        <table:named-range table:name="row_title" table:base-cell-address="$daily_food_intake.$C$382" table:cell-range-address="$food_refdata.$B$10:.$B$204"/>
        <table:named-range table:name="table" table:base-cell-address="$daily_food_intake.$A$1" table:cell-range-address="$food_refdata.$A$10:.$Y$203"/>
        <table:named-range table:name="_xlfn_SUMIFS" table:base-cell-address="$daily_summary.$B$3" table:cell-range-address="$daily_summary.$D$9"/>
      </table:named-expressions>
      <table:database-ranges>
        <table:database-range table:name="__Anonymous_DB__1" table:target-range-address="drinks_data_types.I29:drinks_data_types.M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15:11.97867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5f_food_5f_intake" style:display-name="PageStyle_daily_food_intak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5f_refdata" style:display-name="PageStyle_food_ref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ily_5f_summary" style:display-name="PageStyle_daily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5f_types" style:display-name="PageStyle_data_typ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olume_5f_conversion" style:display-name="PageStyle_volume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ight_5f_conversion" style:display-name="PageStyle_weight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uidelines" style:display-name="PageStyle_guideli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20_inventory" style:display-name="PageStyle_food invento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s" style:display-name="PageStyle_mea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_5f_summary" style:display-name="PageStyle_meal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Butler</meta:initial-creator>
    <meta:creation-date>2016-03-09T13:21:11</meta:creation-date>
    <dc:date>2016-05-16T11:33:57.616478991</dc:date>
    <meta:editing-cycles>44</meta:editing-cycles>
    <meta:editing-duration>P7DT14H43M52S</meta:editing-duration>
    <meta:generator>LibreOffice/4.2.8.2$Linux_X86_64 LibreOffice_project/420m0$Build-2</meta:generator>
    <meta:document-statistic meta:table-count="18" meta:cell-count="131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726cm" svg:height="5.952cm" xlink:href=".." xlink:type="simple" chart:class="chart:line" chart:style-name="ch1">
        <chart:subtitle svg:x="9.118cm" svg:y="0.119cm" chart:style-name="ch2">
          <text:p>sub-title</text:p>
        </chart:subtitle>
        <chart:legend chart:legend-position="end" svg:x="17.35cm" svg:y="2.428cm" style:legend-expansion="high" chart:style-name="ch3"/>
        <chart:plot-area chart:style-name="ch4" table:cell-range-address="daily_summary.B9:daily_summary.B64 daily_summary.F8:daily_summary.G64" chart:data-source-has-labels="both" svg:x="0.394cm" svg:y="0.947cm" svg:width="16.562cm" svg:height="4.886cm">
          <chartooo:coordinate-region svg:x="1.201cm" svg:y="1.147cm" svg:width="14.656cm" svg:height="4.487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daily_summary.F9:daily_summary.F64" chart:label-cell-address="daily_summary.F8:daily_summary.F8" chart:class="chart:line">
            <chart:data-point chart:style-name="ch9" chart:repeated="31"/>
            <chart:data-point chart:repeated="25"/>
          </chart:series>
          <chart:series chart:attached-axis="secondary-y" chart:style-name="ch10" chart:values-cell-range-address="daily_summary.G9:daily_summary.G64" chart:label-cell-address="daily_summary.G8:daily_summary.G8" chart:class="chart:line">
            <chart:data-point chart:style-name="ch9" chart:repeated="31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icit</text:p>
                <draw:g>
                  <svg:desc>daily_summary.F8:daily_summary.F8</svg:desc>
                </draw:g>
              </table:table-cell>
              <table:table-cell office:value-type="string">
                <text:p>Weight</text:p>
                <draw:g>
                  <svg:desc>daily_summary.G8:daily_summary.G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1370">
                <text:p>1370</text:p>
                <draw:g>
                  <svg:desc>daily_summary.F9:daily_summary.F64</svg:desc>
                </draw:g>
              </table:table-cell>
              <table:table-cell office:value-type="float" office:value="205.4">
                <text:p>205.4</text:p>
                <draw:g>
                  <svg:desc>daily_summary.G9:daily_summary.G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237.16666666667">
                <text:p>1237.16666666667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354.5">
                <text:p>354.5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-360.62">
                <text:p>-360.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841.26">
                <text:p>841.26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-407.4375">
                <text:p>-407.4375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-387.3125">
                <text:p>-387.312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-250">
                <text:p>-250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-300.5">
                <text:p>-300.5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621.64">
                <text:p>621.64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430.75">
                <text:p>-430.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-352.18">
                <text:p>-352.18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95.7099999999996">
                <text:p>95.70999999999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412.98">
                <text:p>412.9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-309.99">
                <text:p>-309.99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415.16">
                <text:p>415.16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-492">
                <text:p>-4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570.214285714286">
                <text:p>570.2142857142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-181.714285714286">
                <text:p>-181.714285714286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247">
                <text:p>247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614.5">
                <text:p>614.5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60.2857142857142">
                <text:p>60.28571428571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-381">
                <text:p>-381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9.66cm" svg:height="6.752cm" xlink:href=".." xlink:type="simple" chart:class="chart:bar" chart:column-mapping="2 1 0 3" chart:style-name="ch1">
        <chart:subtitle svg:x="9.085cm" svg:y="0.135cm" chart:style-name="ch2">
          <text:p>sub-title</text:p>
        </chart:subtitle>
        <chart:legend chart:legend-position="end" svg:x="17.767cm" svg:y="2.33cm" style:legend-expansion="high" chart:style-name="ch3"/>
        <chart:plot-area chart:style-name="ch4" table:cell-range-address="daily_summary.B9:daily_summary.B64 daily_summary.AA8:daily_summary.AD64" chart:data-source-has-labels="both" svg:x="0.393cm" svg:y="0.979cm" svg:width="16.981cm" svg:height="5.638cm">
          <chartooo:coordinate-region svg:x="1.517cm" svg:y="1.179cm" svg:width="15.857cm" svg:height="4.791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ily_summary.AC9:daily_summary.AC64" chart:label-cell-address="daily_summary.AC8:daily_summary.AC8" chart:class="chart:bar">
            <chart:data-point chart:repeated="56"/>
          </chart:series>
          <chart:series chart:style-name="ch9" chart:values-cell-range-address="daily_summary.AB9:daily_summary.AB64" chart:label-cell-address="daily_summary.AB8:daily_summary.AB8" chart:class="chart:bar">
            <chart:data-point chart:repeated="56"/>
          </chart:series>
          <chart:series chart:style-name="ch10" chart:values-cell-range-address="daily_summary.AA9:daily_summary.AA64" chart:label-cell-address="daily_summary.AA8:daily_summary.AA8" chart:class="chart:bar">
            <chart:data-point chart:repeated="56"/>
          </chart:series>
          <chart:series chart:style-name="ch11" chart:values-cell-range-address="daily_summary.AD9:daily_summary.AD64" chart:label-cell-address="daily_summary.AD8:daily_summary.AD8" chart:class="chart:bar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b_nf</text:p>
                <draw:g>
                  <svg:desc>daily_summary.AC8:daily_summary.AC8</svg:desc>
                </draw:g>
              </table:table-cell>
              <table:table-cell office:value-type="string">
                <text:p>fibre</text:p>
                <draw:g>
                  <svg:desc>daily_summary.AB8:daily_summary.AB8</svg:desc>
                </draw:g>
              </table:table-cell>
              <table:table-cell office:value-type="string">
                <text:p>fat</text:p>
                <draw:g>
                  <svg:desc>daily_summary.AA8:daily_summary.AA8</svg:desc>
                </draw:g>
              </table:table-cell>
              <table:table-cell office:value-type="string">
                <text:p>protein</text:p>
                <draw:g>
                  <svg:desc>daily_summary.AD8:daily_summary.AD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0.40745538028538">
                <text:p>0.40745538028538</text:p>
                <draw:g>
                  <svg:desc>daily_summary.AC9:daily_summary.AC64</svg:desc>
                </draw:g>
              </table:table-cell>
              <table:table-cell office:value-type="float" office:value="0.203869528868712">
                <text:p>0.203869528868712</text:p>
                <draw:g>
                  <svg:desc>daily_summary.AB9:daily_summary.AB64</svg:desc>
                </draw:g>
              </table:table-cell>
              <table:table-cell office:value-type="float" office:value="0.202545700759175">
                <text:p>0.202545700759175</text:p>
                <draw:g>
                  <svg:desc>daily_summary.AA9:daily_summary.AA64</svg:desc>
                </draw:g>
              </table:table-cell>
              <table:table-cell office:value-type="float" office:value="0.185335935335193">
                <text:p>0.185335935335193</text:p>
                <draw:g>
                  <svg:desc>daily_summary.AD9:daily_summary.AD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34244061771442">
                <text:p>0.34244061771442</text:p>
              </table:table-cell>
              <table:table-cell office:value-type="float" office:value="0.118238259460993">
                <text:p>0.118238259460993</text:p>
              </table:table-cell>
              <table:table-cell office:value-type="float" office:value="0.121133268391095">
                <text:p>0.121133268391095</text:p>
              </table:table-cell>
              <table:table-cell office:value-type="float" office:value="0.412936624643912">
                <text:p>0.412936624643912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467483368267223">
                <text:p>0.467483368267223</text:p>
              </table:table-cell>
              <table:table-cell office:value-type="float" office:value="0.132752137720853">
                <text:p>0.132752137720853</text:p>
              </table:table-cell>
              <table:table-cell office:value-type="float" office:value="0.187554228187549">
                <text:p>0.187554228187549</text:p>
              </table:table-cell>
              <table:table-cell office:value-type="float" office:value="0.207061107434813">
                <text:p>0.207061107434813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0.322699279587305">
                <text:p>0.322699279587305</text:p>
              </table:table-cell>
              <table:table-cell office:value-type="float" office:value="0.131026389623616">
                <text:p>0.131026389623616</text:p>
              </table:table-cell>
              <table:table-cell office:value-type="float" office:value="0.277551329334139">
                <text:p>0.277551329334139</text:p>
              </table:table-cell>
              <table:table-cell office:value-type="float" office:value="0.268708087926526">
                <text:p>0.268708087926526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0.428221162122255">
                <text:p>0.428221162122255</text:p>
              </table:table-cell>
              <table:table-cell office:value-type="float" office:value="0.124857325619458">
                <text:p>0.124857325619458</text:p>
              </table:table-cell>
              <table:table-cell office:value-type="float" office:value="0.247032191975722">
                <text:p>0.247032191975722</text:p>
              </table:table-cell>
              <table:table-cell office:value-type="float" office:value="0.199840355343283">
                <text:p>0.199840355343283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0.341163343774158">
                <text:p>0.341163343774158</text:p>
              </table:table-cell>
              <table:table-cell office:value-type="float" office:value="0.0556988205972566">
                <text:p>0.0556988205972566</text:p>
              </table:table-cell>
              <table:table-cell office:value-type="float" office:value="0.389181793976196">
                <text:p>0.389181793976196</text:p>
              </table:table-cell>
              <table:table-cell office:value-type="float" office:value="0.213953175295372">
                <text:p>0.21395317529537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0.416965645625206">
                <text:p>0.416965645625206</text:p>
              </table:table-cell>
              <table:table-cell office:value-type="float" office:value="0.0728920186724566">
                <text:p>0.0728920186724566</text:p>
              </table:table-cell>
              <table:table-cell office:value-type="float" office:value="0.331945759690751">
                <text:p>0.331945759690751</text:p>
              </table:table-cell>
              <table:table-cell office:value-type="float" office:value="0.176821392327592">
                <text:p>0.176821392327592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0.22201188554499">
                <text:p>0.22201188554499</text:p>
              </table:table-cell>
              <table:table-cell office:value-type="float" office:value="0.0649015368863619">
                <text:p>0.0649015368863619</text:p>
              </table:table-cell>
              <table:table-cell office:value-type="float" office:value="0.356864934810313">
                <text:p>0.356864934810313</text:p>
              </table:table-cell>
              <table:table-cell office:value-type="float" office:value="0.182500503218639">
                <text:p>0.182500503218639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0.242836189631062">
                <text:p>0.242836189631062</text:p>
              </table:table-cell>
              <table:table-cell office:value-type="float" office:value="0.053526118923937">
                <text:p>0.053526118923937</text:p>
              </table:table-cell>
              <table:table-cell office:value-type="float" office:value="0.32797251457161">
                <text:p>0.32797251457161</text:p>
              </table:table-cell>
              <table:table-cell office:value-type="float" office:value="0.236930226211025">
                <text:p>0.236930226211025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0.332600162917451">
                <text:p>0.332600162917451</text:p>
              </table:table-cell>
              <table:table-cell office:value-type="float" office:value="0.052468680407731">
                <text:p>0.052468680407731</text:p>
              </table:table-cell>
              <table:table-cell office:value-type="float" office:value="0.494453783984039">
                <text:p>0.494453783984039</text:p>
              </table:table-cell>
              <table:table-cell office:value-type="float" office:value="0.116389347172857">
                <text:p>0.11638934717285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.275361932563279">
                <text:p>0.275361932563279</text:p>
              </table:table-cell>
              <table:table-cell office:value-type="float" office:value="0.0386299114027622">
                <text:p>0.0386299114027622</text:p>
              </table:table-cell>
              <table:table-cell office:value-type="float" office:value="0.429906340938048">
                <text:p>0.429906340938048</text:p>
              </table:table-cell>
              <table:table-cell office:value-type="float" office:value="0.210731119254812">
                <text:p>0.210731119254812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0.490115458997467">
                <text:p>0.490115458997467</text:p>
              </table:table-cell>
              <table:table-cell office:value-type="float" office:value="0.0525961505247093">
                <text:p>0.0525961505247093</text:p>
              </table:table-cell>
              <table:table-cell office:value-type="float" office:value="0.351431180407353">
                <text:p>0.351431180407353</text:p>
              </table:table-cell>
              <table:table-cell office:value-type="float" office:value="0.105789049236123">
                <text:p>0.105789049236123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0.308926010353543">
                <text:p>0.308926010353543</text:p>
              </table:table-cell>
              <table:table-cell office:value-type="float" office:value="0.0348361526984813">
                <text:p>0.0348361526984813</text:p>
              </table:table-cell>
              <table:table-cell office:value-type="float" office:value="0.482631031013279">
                <text:p>0.482631031013279</text:p>
              </table:table-cell>
              <table:table-cell office:value-type="float" office:value="0.172266944605279">
                <text:p>0.172266944605279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0.426307656691444">
                <text:p>0.426307656691444</text:p>
              </table:table-cell>
              <table:table-cell office:value-type="float" office:value="0.0539000010366726">
                <text:p>0.0539000010366726</text:p>
              </table:table-cell>
              <table:table-cell office:value-type="float" office:value="0.368960688821286">
                <text:p>0.368960688821286</text:p>
              </table:table-cell>
              <table:table-cell office:value-type="float" office:value="0.150102075263309">
                <text:p>0.150102075263309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0.334418316985312">
                <text:p>0.334418316985312</text:p>
              </table:table-cell>
              <table:table-cell office:value-type="float" office:value="0.0596705725805134">
                <text:p>0.0596705725805134</text:p>
              </table:table-cell>
              <table:table-cell office:value-type="float" office:value="0.4057336428405">
                <text:p>0.4057336428405</text:p>
              </table:table-cell>
              <table:table-cell office:value-type="float" office:value="0.185082570898498">
                <text:p>0.185082570898498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.384545382872355">
                <text:p>0.384545382872355</text:p>
              </table:table-cell>
              <table:table-cell office:value-type="float" office:value="0.0783572235792718">
                <text:p>0.0783572235792718</text:p>
              </table:table-cell>
              <table:table-cell office:value-type="float" office:value="0.381648203025532">
                <text:p>0.381648203025532</text:p>
              </table:table-cell>
              <table:table-cell office:value-type="float" office:value="0.144358658354811">
                <text:p>0.144358658354811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0.279416217386787">
                <text:p>0.279416217386787</text:p>
              </table:table-cell>
              <table:table-cell office:value-type="float" office:value="0.0311107379558201">
                <text:p>0.0311107379558201</text:p>
              </table:table-cell>
              <table:table-cell office:value-type="float" office:value="0.413595785426652">
                <text:p>0.413595785426652</text:p>
              </table:table-cell>
              <table:table-cell office:value-type="float" office:value="0.271754617740951">
                <text:p>0.271754617740951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0.287143882570995">
                <text:p>0.287143882570995</text:p>
              </table:table-cell>
              <table:table-cell office:value-type="float" office:value="0.0901762781279381">
                <text:p>0.0901762781279381</text:p>
              </table:table-cell>
              <table:table-cell office:value-type="float" office:value="0.442091271785476">
                <text:p>0.442091271785476</text:p>
              </table:table-cell>
              <table:table-cell office:value-type="float" office:value="0.175554185493105">
                <text:p>0.175554185493105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0.28059148259458">
                <text:p>0.28059148259458</text:p>
              </table:table-cell>
              <table:table-cell office:value-type="float" office:value="0.144228624729421">
                <text:p>0.144228624729421</text:p>
              </table:table-cell>
              <table:table-cell office:value-type="float" office:value="0.382283997976705">
                <text:p>0.382283997976705</text:p>
              </table:table-cell>
              <table:table-cell office:value-type="float" office:value="0.188160134857768">
                <text:p>0.18816013485776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0.311165537308537">
                <text:p>0.311165537308537</text:p>
              </table:table-cell>
              <table:table-cell office:value-type="float" office:value="0.0540356034195744">
                <text:p>0.0540356034195744</text:p>
              </table:table-cell>
              <table:table-cell office:value-type="float" office:value="0.38415621177579">
                <text:p>0.38415621177579</text:p>
              </table:table-cell>
              <table:table-cell office:value-type="float" office:value="0.25004091722539">
                <text:p>0.25004091722539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400108316105348">
                <text:p>0.400108316105348</text:p>
              </table:table-cell>
              <table:table-cell office:value-type="float" office:value="0.0951621173894565">
                <text:p>0.0951621173894565</text:p>
              </table:table-cell>
              <table:table-cell office:value-type="float" office:value="0.359525302102544">
                <text:p>0.359525302102544</text:p>
              </table:table-cell>
              <table:table-cell office:value-type="float" office:value="0.144759322639046">
                <text:p>0.14475932263904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0.323365523504731">
                <text:p>0.323365523504731</text:p>
              </table:table-cell>
              <table:table-cell office:value-type="float" office:value="0.0708594550852882">
                <text:p>0.0708594550852882</text:p>
              </table:table-cell>
              <table:table-cell office:value-type="float" office:value="0.466938809830424">
                <text:p>0.466938809830424</text:p>
              </table:table-cell>
              <table:table-cell office:value-type="float" office:value="0.138829926246208">
                <text:p>0.138829926246208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0.388815101957004">
                <text:p>0.388815101957004</text:p>
              </table:table-cell>
              <table:table-cell office:value-type="float" office:value="0.0773600473225949">
                <text:p>0.0773600473225949</text:p>
              </table:table-cell>
              <table:table-cell office:value-type="float" office:value="0.361023100635557">
                <text:p>0.361023100635557</text:p>
              </table:table-cell>
              <table:table-cell office:value-type="float" office:value="0.171903728850122">
                <text:p>0.171903728850122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43.181cm" svg:height="6.484cm" xlink:href=".." xlink:type="simple" chart:class="chart:bar" chart:style-name="ch1">
        <chart:subtitle svg:x="20.845cm" svg:y="0.129cm" chart:style-name="ch2">
          <text:p>sub-title</text:p>
        </chart:subtitle>
        <chart:legend chart:legend-position="end" svg:x="40.336cm" svg:y="2.196cm" style:legend-expansion="high" chart:style-name="ch3"/>
        <chart:plot-area chart:style-name="ch4" table:cell-range-address="intraday_summary.A6:intraday_summary.A10 intraday_summary.R5:intraday_summary.U10" chart:data-source-has-labels="both" svg:x="0.863cm" svg:y="0.967cm" svg:width="38.61cm" svg:height="5.388cm">
          <chartooo:coordinate-region svg:x="1.802cm" svg:y="1.166cm" svg:width="37.671cm" svg:height="4.542cm"/>
          <chart:axis chart:dimension="x" chart:name="primary-x" chart:style-name="ch5" chartooo:axis-type="auto">
            <chartooo:date-scale/>
            <chart:categories table:cell-range-address="intraday_summary.A6:intraday_summary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raday_summary.R6:intraday_summary.R10" chart:label-cell-address="intraday_summary.R5:intraday_summary.R5" chart:class="chart:bar">
            <chart:data-point chart:repeated="5"/>
          </chart:series>
          <chart:series chart:style-name="ch9" chart:values-cell-range-address="intraday_summary.S6:intraday_summary.S10" chart:label-cell-address="intraday_summary.S5:intraday_summary.S5" chart:class="chart:bar">
            <chart:data-point chart:repeated="5"/>
          </chart:series>
          <chart:series chart:style-name="ch10" chart:values-cell-range-address="intraday_summary.T6:intraday_summary.T10" chart:label-cell-address="intraday_summary.T5:intraday_summary.T5" chart:class="chart:bar">
            <chart:data-point chart:repeated="5"/>
          </chart:series>
          <chart:series chart:style-name="ch11" chart:values-cell-range-address="intraday_summary.U6:intraday_summary.U10" chart:label-cell-address="intraday_summary.U5:intraday_summary.U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</text:p>
                <draw:g>
                  <svg:desc>intraday_summary.R5:intraday_summary.R5</svg:desc>
                </draw:g>
              </table:table-cell>
              <table:table-cell office:value-type="string">
                <text:p>carb-fibre</text:p>
                <draw:g>
                  <svg:desc>intraday_summary.S5:intraday_summary.S5</svg:desc>
                </draw:g>
              </table:table-cell>
              <table:table-cell office:value-type="string">
                <text:p>carb-not_fibre</text:p>
                <draw:g>
                  <svg:desc>intraday_summary.T5:intraday_summary.T5</svg:desc>
                </draw:g>
              </table:table-cell>
              <table:table-cell office:value-type="string">
                <text:p>protein</text:p>
                <draw:g>
                  <svg:desc>intraday_summary.U5:intraday_summary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  <draw:g>
                  <svg:desc>intraday_summary.A6:intraday_summary.A10</svg:desc>
                </draw:g>
              </table:table-cell>
              <table:table-cell office:value-type="float" office:value="0.185110533159948">
                <text:p>0.185110533159948</text:p>
                <draw:g>
                  <svg:desc>intraday_summary.R6:intraday_summary.R10</svg:desc>
                </draw:g>
              </table:table-cell>
              <table:table-cell office:value-type="float" office:value="0.0884265279583875">
                <text:p>0.0884265279583875</text:p>
                <draw:g>
                  <svg:desc>intraday_summary.S6:intraday_summary.S10</svg:desc>
                </draw:g>
              </table:table-cell>
              <table:table-cell office:value-type="float" office:value="0.49369310793238">
                <text:p>0.49369310793238</text:p>
                <draw:g>
                  <svg:desc>intraday_summary.T6:intraday_summary.T10</svg:desc>
                </draw:g>
              </table:table-cell>
              <table:table-cell office:value-type="float" office:value="0.232769830949285">
                <text:p>0.232769830949285</text:p>
                <draw:g>
                  <svg:desc>intraday_summary.U6:intraday_summary.U10</svg:desc>
                </draw:g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0.0885900570497148">
                <text:p>0.0885900570497148</text:p>
              </table:table-cell>
              <table:table-cell office:value-type="float" office:value="0.0668296658516707">
                <text:p>0.0668296658516707</text:p>
              </table:table-cell>
              <table:table-cell office:value-type="float" office:value="0.723145884270579">
                <text:p>0.723145884270579</text:p>
              </table:table-cell>
              <table:table-cell office:value-type="float" office:value="0.121434392828036">
                <text:p>0.121434392828036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verlap="100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42.874cm" svg:height="6.517cm" xlink:href="." xlink:type="simple" chart:class="chart:bar" chart:style-name="ch1">
        <chart:subtitle svg:x="20.692cm" svg:y="0.13cm" chart:style-name="ch2">
          <text:p>sub-title</text:p>
        </chart:subtitle>
        <chart:legend chart:legend-position="end" svg:x="39.44cm" svg:y="1.963cm" style:legend-expansion="high" chart:style-name="ch3"/>
        <chart:plot-area chart:style-name="ch4" chart:data-source-has-labels="both" svg:x="0.857cm" svg:y="0.969cm" svg:width="37.726cm" svg:height="5.418cm">
          <chartooo:coordinate-region svg:x="1.849cm" svg:y="1.168cm" svg:width="35.741cm" svg:height="4.57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8" chart:label-cell-address="local-table.$B$1" chart:class="chart:bar">
            <chart:data-point chart:repeated="7"/>
          </chart:series>
          <chart:series chart:attached-axis="primary-y" chart:style-name="ch10" chart:values-cell-range-address="local-table.$C$2:.$C$8" chart:label-cell-address="local-table.$C$1" chart:class="chart:bar">
            <chart:data-point chart:repeated="7"/>
          </chart:series>
          <chart:series chart:attached-axis="primary-y" chart:style-name="ch11" chart:values-cell-range-address="local-table.$D$2:.$D$8" chart:label-cell-address="local-table.$D$1" chart:class="chart:bar">
            <chart:data-point chart:repeated="7"/>
          </chart:series>
          <chart:series chart:attached-axis="primary-y" chart:style-name="ch12" chart:values-cell-range-address="local-table.$E$2:.$E$8" chart:label-cell-address="local-table.$E$1" chart:class="chart:bar">
            <chart:data-point chart:repeated="7"/>
          </chart:series>
          <chart:series chart:attached-axis="primary-y" chart:style-name="ch13" chart:values-cell-range-address="local-table.$F$2:.$F$8" chart:label-cell-address="local-table.$F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ories</text:p>
              </table:table-cell>
              <table:table-cell office:value-type="string">
                <text:p>fat</text:p>
              </table:table-cell>
              <table:table-cell office:value-type="string">
                <text:p>carb-fibre</text:p>
              </table:table-cell>
              <table:table-cell office:value-type="string">
                <text:p>carb-not_fibre</text:p>
              </table:table-cell>
              <table:table-cell office:value-type="string">
                <text:p>protein</text:p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</table:table-cell>
              <table:table-cell office:value-type="float" office:value="717">
                <text:p>717</text:p>
              </table:table-cell>
              <table:table-cell office:value-type="float" office:value="28.47">
                <text:p>28.47</text:p>
              </table:table-cell>
              <table:table-cell office:value-type="float" office:value="13.6">
                <text:p>13.6</text:p>
              </table:table-cell>
              <table:table-cell office:value-type="float" office:value="75.93">
                <text:p>75.9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273">
                <text:p>273</text:p>
              </table:table-cell>
              <table:table-cell office:value-type="float" office:value="5.435">
                <text:p>5.435</text:p>
              </table:table-cell>
              <table:table-cell office:value-type="float" office:value="4.1">
                <text:p>4.1</text:p>
              </table:table-cell>
              <table:table-cell office:value-type="float" office:value="44.365">
                <text:p>44.36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840">
                <text:p>84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nner</text:p>
              </table:table-cell>
              <table:table-cell office:value-type="float" office:value="869">
                <text:p>869</text:p>
              </table:table-cell>
              <table:table-cell office:value-type="float" office:value="35.4">
                <text:p>35.4</text:p>
              </table:table-cell>
              <table:table-cell office:value-type="float" office:value="13.2">
                <text:p>13.2</text:p>
              </table:table-cell>
              <table:table-cell office:value-type="float" office:value="75.2">
                <text:p>75.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evening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